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Monospace" svg:font-family="Monospace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PageStyle_5f_Feuille_20_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88038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t</text:p>
          </table:table-cell>
          <table:table-cell table:style-name="ce2" office:value-type="string" calcext:value-type="string">
            <text:p>h = h0-(g*t^2)<text:span text:style-name="T1">/2</text:span>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string" calcext:value-type="string">
            <text:p>a (m/s/s)</text:p>
          </table:table-cell>
          <table:table-cell table:style-name="ce1" office:value-type="float" office:value="-9.807" calcext:value-type="float">
            <text:p>-9.807</text:p>
          </table:table-cell>
          <table:table-cell table:style-name="ce1" office:value-type="string" calcext:value-type="string">
            <text:p>con questa formula l'altezza non dipende dalla velocità ?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lascia questa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  <table:table-cell table:style-name="ce1" office:value-type="string" calcext:value-type="string">
            <text:p>no l'altezza iniziale e' un dato del problema, puoi lasciar cadere da un metro o da cento</text:p>
          </table:table-cell>
          <table:table-cell table:number-columns-repeated="4"/>
          <table:table-cell table:style-name="ce1" office:value-type="string" calcext:value-type="string">
            <text:p>si ma voglio dire che guardando il grafico non sembra accelare 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 (s)</text:p>
          </table:table-cell>
          <table:table-cell table:style-name="ce2" office:value-type="string" calcext:value-type="string">
            <text:p>h (m)</text:p>
          </table:table-cell>
          <table:table-cell table:style-name="ce2" office:value-type="string" calcext:value-type="string">
            <text:p>v (m/s)</text:p>
          </table:table-cell>
          <table:table-cell table:style-name="ce2" office:value-type="string" calcext:value-type="string">
            <text:p>h (m)</text:p>
          </table:table-cell>
          <table:table-cell table:style-name="ce1" office:value-type="string" calcext:value-type="string">
            <text:p>ciao alphonse!</text:p>
          </table:table-cell>
          <table:table-cell table:number-columns-repeated="5"/>
          <table:table-cell>
            <draw:frame table:end-cell-address="'Feuille 1'.P20" table:end-x="73.25pt" table:end-y="10.49pt" draw:z-index="0" draw:name="Chart 1" draw:style-name="gr1" draw:text-style-name="P1" svg:width="449.97pt" svg:height="278.22pt" svg:x="24.01pt" svg:y="0pt">
              <draw:object draw:notify-on-update-of-ranges="'Feuille 1'.A2:'Feuille 1'.A1000 'Feuille 1'.C1:'Feuille 1'.C1 'Feuille 1'.C2:'Feuille 1'.C100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[.$C$2]-(9.807*[.A4])/2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C2]" office:value-type="float" office:value="10" calcext:value-type="float">
            <text:p>10</text:p>
          </table:table-cell>
          <table:table-cell table:style-name="ce1" office:value-type="string" calcext:value-type="string">
            <text:p>&lt;- questa e' l'altezza iniziale</text:p>
          </table:table-cell>
          <table:table-cell/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ma non puo essere giusto cosi </text:p>
          </table:table-cell>
          <table:table-cell table:number-columns-repeated="1016"/>
        </table:table-row>
        <table:table-row table:style-name="ro1">
          <table:table-cell table:style-name="ce1" table:formula="of:=[.A4]+[.$C$1]" office:value-type="float" office:value="0.001" calcext:value-type="float">
            <text:p>0.001</text:p>
          </table:table-cell>
          <table:table-cell table:style-name="ce1" table:formula="of:=[.$C$2]-(9.807*POWER([.A5];2))/2" office:value-type="float" office:value="9.9999950965" calcext:value-type="float">
            <text:p>9.9999950965</text:p>
          </table:table-cell>
          <table:table-cell table:style-name="ce1" table:formula="of:=[.C4]+([.A5]-[.A4])*[.$E$1]" office:value-type="float" office:value="-0.009807" calcext:value-type="float">
            <text:p>-0.009807</text:p>
          </table:table-cell>
          <table:table-cell table:style-name="ce1" table:formula="of:=[.$C$2]+[.$E$1]*POWER([.A5];2)" office:value-type="float" office:value="9.999990193" calcext:value-type="float">
            <text:p>9.999990193</text:p>
          </table:table-cell>
          <table:table-cell table:style-name="ce1" office:value-type="string" calcext:value-type="string">
            <text:p>&lt;- t_1 = t_0 + dt</text:p>
          </table:table-cell>
          <table:table-cell table:number-columns-repeated="1019"/>
        </table:table-row>
        <table:table-row table:style-name="ro1">
          <table:table-cell table:style-name="ce1" table:formula="of:=[.A5]+[.$C$1]" office:value-type="float" office:value="0.002" calcext:value-type="float">
            <text:p>0.002</text:p>
          </table:table-cell>
          <table:table-cell table:style-name="ce1" table:formula="of:=[.$C$2]-(9.807*POWER([.A6];2))/2" office:value-type="float" office:value="9.999980386" calcext:value-type="float">
            <text:p>9.999980386</text:p>
          </table:table-cell>
          <table:table-cell table:style-name="ce1" table:formula="of:=[.C5]+([.A6]-[.A5])*[.$E$1]" office:value-type="float" office:value="-0.019614" calcext:value-type="float">
            <text:p>-0.019614</text:p>
          </table:table-cell>
          <table:table-cell table:style-name="ce1" table:formula="of:=[.$C$2]+[.$E$1]*POWER([.A6];2)" office:value-type="float" office:value="9.999960772" calcext:value-type="float">
            <text:p>9.999960772</text:p>
          </table:table-cell>
          <table:table-cell table:style-name="ce1" office:value-type="string" calcext:value-type="string">
            <text:p>per fissare un valore lo devi scrivere cosi'</text:p>
          </table:table-cell>
          <table:table-cell table:number-columns-repeated="2"/>
          <table:table-cell table:style-name="ce1" office:value-type="string" calcext:value-type="string">
            <text:p>beh la velocita' e' negativa</text:p>
          </table:table-cell>
          <table:table-cell table:number-columns-repeated="1016"/>
        </table:table-row>
        <table:table-row table:style-name="ro1">
          <table:table-cell table:style-name="ce1" table:formula="of:=[.A6]+[.$C$1]" office:value-type="float" office:value="0.003" calcext:value-type="float">
            <text:p>0.003</text:p>
          </table:table-cell>
          <table:table-cell table:style-name="ce1" table:formula="of:=[.$C$2]-(9.807*POWER([.A7];2))/2" office:value-type="float" office:value="9.9999558685" calcext:value-type="float">
            <text:p>9.9999558685</text:p>
          </table:table-cell>
          <table:table-cell table:style-name="ce1" table:formula="of:=[.C6]+([.A7]-[.A6])*[.$E$1]" office:value-type="float" office:value="-0.029421" calcext:value-type="float">
            <text:p>-0.029421</text:p>
          </table:table-cell>
          <table:table-cell table:style-name="ce1" table:formula="of:=[.$C$2]+[.$E$1]*POWER([.A7];2)" office:value-type="float" office:value="9.999911737" calcext:value-type="float">
            <text:p>9.999911737</text:p>
          </table:table-cell>
          <table:table-cell table:style-name="ce1" office:value-type="string" calcext:value-type="string">
            <text:p>"B4 + $C$1"</text:p>
          </table:table-cell>
          <table:table-cell table:number-columns-repeated="1019"/>
        </table:table-row>
        <table:table-row table:style-name="ro1">
          <table:table-cell table:style-name="ce1" table:formula="of:=[.A7]+[.$C$1]" office:value-type="float" office:value="0.004" calcext:value-type="float">
            <text:p>0.004</text:p>
          </table:table-cell>
          <table:table-cell table:style-name="ce1" table:formula="of:=[.$C$2]-(9.807*POWER([.A8];2))/2" office:value-type="float" office:value="9.999921544" calcext:value-type="float">
            <text:p>9.999921544</text:p>
          </table:table-cell>
          <table:table-cell table:style-name="ce1" table:formula="of:=[.C7]+([.A8]-[.A7])*[.$E$1]" office:value-type="float" office:value="-0.039228" calcext:value-type="float">
            <text:p>-0.039228</text:p>
          </table:table-cell>
          <table:table-cell table:style-name="ce1" table:formula="of:=[.$C$2]+[.$E$1]*POWER([.A8];2)" office:value-type="float" office:value="9.999843088" calcext:value-type="float">
            <text:p>9.999843088</text:p>
          </table:table-cell>
          <table:table-cell table:style-name="ce1" office:value-type="string" calcext:value-type="string">
            <text:p>ah grazie ho sempre avuto il rpoblema e coopiavo 100 volte la stessa cella</text:p>
          </table:table-cell>
          <table:table-cell table:number-columns-repeated="1019"/>
        </table:table-row>
        <table:table-row table:style-name="ro1">
          <table:table-cell table:style-name="ce1" table:formula="of:=[.A8]+[.$C$1]" office:value-type="float" office:value="0.005" calcext:value-type="float">
            <text:p>0.005</text:p>
          </table:table-cell>
          <table:table-cell table:style-name="ce1" table:formula="of:=[.$C$2]-(9.807*POWER([.A9];2))/2" office:value-type="float" office:value="9.9998774125" calcext:value-type="float">
            <text:p>9.9998774125</text:p>
          </table:table-cell>
          <table:table-cell table:style-name="ce1" table:formula="of:=[.C8]+([.A9]-[.A8])*[.$E$1]" office:value-type="float" office:value="-0.049035" calcext:value-type="float">
            <text:p>-0.049035</text:p>
          </table:table-cell>
          <table:table-cell table:style-name="ce1" table:formula="of:=[.$C$2]+[.$E$1]*POWER([.A9];2)" office:value-type="float" office:value="9.999754825" calcext:value-type="float">
            <text:p>9.999754825</text:p>
          </table:table-cell>
          <table:table-cell table:style-name="ce1" office:value-type="string" calcext:value-type="string">
            <text:p>Perfetto, ora abbiamo la colonna della velocita'</text:p>
          </table:table-cell>
          <table:table-cell table:number-columns-repeated="1019"/>
        </table:table-row>
        <table:table-row table:style-name="ro1">
          <table:table-cell table:style-name="ce1" table:formula="of:=[.A9]+[.$C$1]" office:value-type="float" office:value="0.006" calcext:value-type="float">
            <text:p>0.006</text:p>
          </table:table-cell>
          <table:table-cell table:style-name="ce1" table:formula="of:=[.$C$2]-(9.807*POWER([.A10];2))/2" office:value-type="float" office:value="9.999823474" calcext:value-type="float">
            <text:p>9.999823474</text:p>
          </table:table-cell>
          <table:table-cell table:style-name="ce1" table:formula="of:=[.C9]+([.A10]-[.A9])*[.$E$1]" office:value-type="float" office:value="-0.058842" calcext:value-type="float">
            <text:p>-0.058842</text:p>
          </table:table-cell>
          <table:table-cell table:style-name="ce1" table:formula="of:=[.$C$2]+[.$E$1]*POWER([.A10];2)" office:value-type="float" office:value="9.999646948" calcext:value-type="float">
            <text:p>9.999646948</text:p>
          </table:table-cell>
          <table:table-cell table:style-name="ce1" office:value-type="string" calcext:value-type="string">
            <text:p>ci serve quella dell'altezza</text:p>
          </table:table-cell>
          <table:table-cell table:number-columns-repeated="1019"/>
        </table:table-row>
        <table:table-row table:style-name="ro1">
          <table:table-cell table:style-name="ce1" table:formula="of:=[.A10]+[.$C$1]" office:value-type="float" office:value="0.007" calcext:value-type="float">
            <text:p>0.007</text:p>
          </table:table-cell>
          <table:table-cell table:style-name="ce1" table:formula="of:=[.$C$2]-(9.807*POWER([.A11];2))/2" office:value-type="float" office:value="9.9997597285" calcext:value-type="float">
            <text:p>9.9997597285</text:p>
          </table:table-cell>
          <table:table-cell table:style-name="ce1" table:formula="of:=[.C10]+([.A11]-[.A10])*[.$E$1]" office:value-type="float" office:value="-0.068649" calcext:value-type="float">
            <text:p>-0.068649</text:p>
          </table:table-cell>
          <table:table-cell table:style-name="ce1" table:formula="of:=[.$C$2]+[.$E$1]*POWER([.A11];2)" office:value-type="float" office:value="9.999519457" calcext:value-type="float">
            <text:p>9.999519457</text:p>
          </table:table-cell>
          <table:table-cell table:style-name="ce1" office:value-type="string" calcext:value-type="string">
            <text:p>dx = v * dt</text:p>
          </table:table-cell>
          <table:table-cell table:number-columns-repeated="1019"/>
        </table:table-row>
        <table:table-row table:style-name="ro1">
          <table:table-cell table:style-name="ce1" table:formula="of:=[.A11]+[.$C$1]" office:value-type="float" office:value="0.008" calcext:value-type="float">
            <text:p>0.008</text:p>
          </table:table-cell>
          <table:table-cell table:style-name="ce1" table:formula="of:=[.$C$2]-(9.807*POWER([.A12];2))/2" office:value-type="float" office:value="9.999686176" calcext:value-type="float">
            <text:p>9.999686176</text:p>
          </table:table-cell>
          <table:table-cell table:style-name="ce1" table:formula="of:=[.C11]+([.A12]-[.A11])*[.$E$1]" office:value-type="float" office:value="-0.078456" calcext:value-type="float">
            <text:p>-0.078456</text:p>
          </table:table-cell>
          <table:table-cell table:style-name="ce1" table:formula="of:=[.$C$2]+[.$E$1]*POWER([.A12];2)" office:value-type="float" office:value="9.999372352" calcext:value-type="float">
            <text:p>9.999372352</text:p>
          </table:table-cell>
          <table:table-cell table:style-name="ce1" office:value-type="string" calcext:value-type="string">
            <text:p>quindi...</text:p>
          </table:table-cell>
          <table:table-cell table:number-columns-repeated="1019"/>
        </table:table-row>
        <table:table-row table:style-name="ro1">
          <table:table-cell table:style-name="ce1" table:formula="of:=[.A12]+[.$C$1]" office:value-type="float" office:value="0.009" calcext:value-type="float">
            <text:p>0.009</text:p>
          </table:table-cell>
          <table:table-cell table:style-name="ce1" table:formula="of:=[.$C$2]-(9.807*POWER([.A13];2))/2" office:value-type="float" office:value="9.9996028165" calcext:value-type="float">
            <text:p>9.9996028165</text:p>
          </table:table-cell>
          <table:table-cell table:style-name="ce1" table:formula="of:=[.C12]+([.A13]-[.A12])*[.$E$1]" office:value-type="float" office:value="-0.088263" calcext:value-type="float">
            <text:p>-0.088263</text:p>
          </table:table-cell>
          <table:table-cell table:style-name="ce1" table:formula="of:=[.$C$2]+[.$E$1]*POWER([.A13];2)" office:value-type="float" office:value="9.999205633" calcext:value-type="float">
            <text:p>9.999205633</text:p>
          </table:table-cell>
          <table:table-cell table:style-name="ce2" office:value-type="string" calcext:value-type="string">
            <text:p>x_i = x_(i-1) + v * dt</text:p>
          </table:table-cell>
          <table:table-cell/>
          <table:table-cell table:style-name="ce1" office:value-type="string" calcext:value-type="string">
            <text:p>&lt;- a questo, e' esattamente come per la colonna della velocita'</text:p>
          </table:table-cell>
          <table:table-cell/>
          <table:table-cell table:style-name="ce1" office:value-type="string" calcext:value-type="string">
            <text:p>ah si io ho usato A1</text:p>
          </table:table-cell>
          <table:table-cell table:number-columns-repeated="1015"/>
        </table:table-row>
        <table:table-row table:style-name="ro1">
          <table:table-cell table:style-name="ce1" table:formula="of:=[.A13]+[.$C$1]" office:value-type="float" office:value="0.01" calcext:value-type="float">
            <text:p>0.01</text:p>
          </table:table-cell>
          <table:table-cell table:style-name="ce1" table:formula="of:=[.$C$2]-(9.807*POWER([.A14];2))/2" office:value-type="float" office:value="9.99950965" calcext:value-type="float">
            <text:p>9.99950965</text:p>
          </table:table-cell>
          <table:table-cell table:style-name="ce1" table:formula="of:=[.C13]+([.A14]-[.A13])*[.$E$1]" office:value-type="float" office:value="-0.09807" calcext:value-type="float">
            <text:p>-0.09807</text:p>
          </table:table-cell>
          <table:table-cell table:style-name="ce1" table:formula="of:=[.$C$2]+[.$E$1]*POWER([.A14];2)" office:value-type="float" office:value="9.9990193" calcext:value-type="float">
            <text:p>9.9990193</text:p>
          </table:table-cell>
          <table:table-cell table:number-columns-repeated="2"/>
          <table:table-cell table:style-name="ce1" office:value-type="string" calcext:value-type="string">
            <text:p>&lt;- solo che, invece di a = -9.807, ci metti v=v_(i-1)</text:p>
          </table:table-cell>
          <table:table-cell table:number-columns-repeated="1017"/>
        </table:table-row>
        <table:table-row table:style-name="ro1">
          <table:table-cell table:style-name="ce1" table:formula="of:=[.A14]+[.$C$1]" office:value-type="float" office:value="0.011" calcext:value-type="float">
            <text:p>0.011</text:p>
          </table:table-cell>
          <table:table-cell table:style-name="ce1" table:formula="of:=[.$C$2]-(9.807*POWER([.A15];2))/2" office:value-type="float" office:value="9.9994066765" calcext:value-type="float">
            <text:p>9.9994066765</text:p>
          </table:table-cell>
          <table:table-cell table:style-name="ce1" table:formula="of:=[.C14]+([.A15]-[.A14])*[.$E$1]" office:value-type="float" office:value="-0.107877" calcext:value-type="float">
            <text:p>-0.107877</text:p>
          </table:table-cell>
          <table:table-cell table:style-name="ce1" table:formula="of:=[.$C$2]+[.$E$1]*POWER([.A15];2)" office:value-type="float" office:value="9.998813353" calcext:value-type="float">
            <text:p>9.998813353</text:p>
          </table:table-cell>
          <table:table-cell table:style-name="ce2" office:value-type="string" calcext:value-type="string">
            <text:p>x_i = x_(i-1) + a * dt^2 ?</text:p>
          </table:table-cell>
          <table:table-cell/>
          <table:table-cell table:style-name="ce1" office:value-type="string" calcext:value-type="string">
            <text:p>perche' la velocita' varia</text:p>
          </table:table-cell>
          <table:table-cell table:number-columns-repeated="1017"/>
        </table:table-row>
        <table:table-row table:style-name="ro1">
          <table:table-cell table:style-name="ce1" table:formula="of:=[.A15]+[.$C$1]" office:value-type="float" office:value="0.012" calcext:value-type="float">
            <text:p>0.012</text:p>
          </table:table-cell>
          <table:table-cell table:style-name="ce1" table:formula="of:=[.$C$2]-(9.807*POWER([.A16];2))/2" office:value-type="float" office:value="9.999293896" calcext:value-type="float">
            <text:p>9.999293896</text:p>
          </table:table-cell>
          <table:table-cell table:style-name="ce1" table:formula="of:=[.C15]+([.A16]-[.A15])*[.$E$1]" office:value-type="float" office:value="-0.117684" calcext:value-type="float">
            <text:p>-0.117684</text:p>
          </table:table-cell>
          <table:table-cell table:style-name="ce1" table:formula="of:=[.$C$2]+[.$E$1]*POWER([.A16];2)" office:value-type="float" office:value="9.998587792" calcext:value-type="float">
            <text:p>9.998587792</text:p>
          </table:table-cell>
          <table:table-cell table:number-columns-repeated="2"/>
          <table:table-cell table:style-name="ce1" office:value-type="string" calcext:value-type="string">
            <text:p>lascia stare quella colonna</text:p>
          </table:table-cell>
          <table:table-cell table:number-columns-repeated="1017"/>
        </table:table-row>
        <table:table-row table:style-name="ro1">
          <table:table-cell table:style-name="ce1" table:formula="of:=[.A16]+[.$C$1]" office:value-type="float" office:value="0.013" calcext:value-type="float">
            <text:p>0.013</text:p>
          </table:table-cell>
          <table:table-cell table:style-name="ce1" table:formula="of:=[.$C$2]-(9.807*POWER([.A17];2))/2" office:value-type="float" office:value="9.9991713085" calcext:value-type="float">
            <text:p>9.9991713085</text:p>
          </table:table-cell>
          <table:table-cell table:style-name="ce1" table:formula="of:=[.C16]+([.A17]-[.A16])*[.$E$1]" office:value-type="float" office:value="-0.127491" calcext:value-type="float">
            <text:p>-0.127491</text:p>
          </table:table-cell>
          <table:table-cell table:style-name="ce1" table:formula="of:=[.$C$2]+[.$E$1]*POWER([.A17];2)" office:value-type="float" office:value="9.998342617" calcext:value-type="float">
            <text:p>9.998342617</text:p>
          </table:table-cell>
          <table:table-cell table:number-columns-repeated="2"/>
          <table:table-cell table:style-name="ce1" office:value-type="string" calcext:value-type="string">
            <text:p>lavora sulla colonna D</text:p>
          </table:table-cell>
          <table:table-cell table:number-columns-repeated="1017"/>
        </table:table-row>
        <table:table-row table:style-name="ro1">
          <table:table-cell table:style-name="ce1" table:formula="of:=[.A17]+[.$C$1]" office:value-type="float" office:value="0.014" calcext:value-type="float">
            <text:p>0.014</text:p>
          </table:table-cell>
          <table:table-cell table:style-name="ce1" table:formula="of:=[.$C$2]-(9.807*POWER([.A18];2))/2" office:value-type="float" office:value="9.999038914" calcext:value-type="float">
            <text:p>9.999038914</text:p>
          </table:table-cell>
          <table:table-cell table:style-name="ce1" table:formula="of:=[.C17]+([.A18]-[.A17])*[.$E$1]" office:value-type="float" office:value="-0.137298" calcext:value-type="float">
            <text:p>-0.137298</text:p>
          </table:table-cell>
          <table:table-cell table:style-name="ce1" table:formula="of:=[.$C$2]+[.$E$1]*POWER([.A18];2)" office:value-type="float" office:value="9.998077828" calcext:value-type="float">
            <text:p>9.998077828</text:p>
          </table:table-cell>
          <table:table-cell table:number-columns-repeated="2"/>
          <table:table-cell table:style-name="ce1" office:value-type="string" calcext:value-type="string">
            <text:p>cosi' la colonna A la teniamo di verifica</text:p>
          </table:table-cell>
          <table:table-cell table:number-columns-repeated="1017"/>
        </table:table-row>
        <table:table-row table:style-name="ro1">
          <table:table-cell table:style-name="ce1" table:formula="of:=[.A18]+[.$C$1]" office:value-type="float" office:value="0.015" calcext:value-type="float">
            <text:p>0.015</text:p>
          </table:table-cell>
          <table:table-cell table:style-name="ce1" table:formula="of:=[.$C$2]-(9.807*POWER([.A19];2))/2" office:value-type="float" office:value="9.9988967125" calcext:value-type="float">
            <text:p>9.9988967125</text:p>
          </table:table-cell>
          <table:table-cell table:style-name="ce1" table:formula="of:=[.C18]+([.A19]-[.A18])*[.$E$1]" office:value-type="float" office:value="-0.147105" calcext:value-type="float">
            <text:p>-0.147105</text:p>
          </table:table-cell>
          <table:table-cell table:style-name="ce1" table:formula="of:=[.$C$2]+[.$E$1]*POWER([.A19];2)" office:value-type="float" office:value="9.997793425" calcext:value-type="float">
            <text:p>9.997793425</text:p>
          </table:table-cell>
          <table:table-cell table:number-columns-repeated="2"/>
          <table:table-cell table:style-name="ce1" office:value-type="string" calcext:value-type="string">
            <text:p>ora vado sul serio</text:p>
          </table:table-cell>
          <table:table-cell table:number-columns-repeated="1017"/>
        </table:table-row>
        <table:table-row table:style-name="ro1">
          <table:table-cell table:style-name="ce1" table:formula="of:=[.A19]+[.$C$1]" office:value-type="float" office:value="0.016" calcext:value-type="float">
            <text:p>0.016</text:p>
          </table:table-cell>
          <table:table-cell table:style-name="ce1" table:formula="of:=[.$C$2]-(9.807*POWER([.A20];2))/2" office:value-type="float" office:value="9.998744704" calcext:value-type="float">
            <text:p>9.998744704</text:p>
          </table:table-cell>
          <table:table-cell table:style-name="ce1" table:formula="of:=[.C19]+([.A20]-[.A19])*[.$E$1]" office:value-type="float" office:value="-0.156912" calcext:value-type="float">
            <text:p>-0.156912</text:p>
          </table:table-cell>
          <table:table-cell table:style-name="ce1" table:formula="of:=[.$C$2]+[.$E$1]*POWER([.A20];2)" office:value-type="float" office:value="9.997489408" calcext:value-type="float">
            <text:p>9.997489408</text:p>
          </table:table-cell>
          <table:table-cell table:number-columns-repeated="2"/>
          <table:table-cell table:style-name="ce1" office:value-type="string" calcext:value-type="string">
            <text:p>ciao</text:p>
          </table:table-cell>
          <table:table-cell table:number-columns-repeated="3"/>
          <table:table-cell>
            <draw:frame table:end-cell-address="'Feuille 1'.P38" table:end-x="73.25pt" table:end-y="5.95pt" draw:z-index="1" draw:name="Chart 2" draw:style-name="gr1" draw:text-style-name="P1" svg:width="449.97pt" svg:height="278.22pt" svg:x="24.01pt" svg:y="11.25pt">
              <draw:object draw:notify-on-update-of-ranges="'Feuille 1'.A4:'Feuille 1'.A1000 'Feuille 1'.D3:'Feuille 1'.D3 'Feuille 1'.D4:'Feuille 1'.D100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'Feuille 1'.V38" table:end-x="68.74pt" table:end-y="5.95pt" draw:z-index="2" draw:name="Chart 3" draw:style-name="gr1" draw:text-style-name="P1" svg:width="449.97pt" svg:height="278.22pt" svg:x="19.5pt" svg:y="11.25pt">
              <draw:object draw:notify-on-update-of-ranges="'Feuille 1'.A4:'Feuille 1'.A1000 'Feuille 1'.B3:'Feuille 1'.B3 'Feuille 1'.B4:'Feuille 1'.B100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style-name="ce1" table:formula="of:=[.A20]+[.$C$1]" office:value-type="float" office:value="0.017" calcext:value-type="float">
            <text:p>0.017</text:p>
          </table:table-cell>
          <table:table-cell table:style-name="ce1" table:formula="of:=[.$C$2]-(9.807*POWER([.A21];2))/2" office:value-type="float" office:value="9.9985828885" calcext:value-type="float">
            <text:p>9.9985828885</text:p>
          </table:table-cell>
          <table:table-cell table:style-name="ce1" table:formula="of:=[.C20]+([.A21]-[.A20])*[.$E$1]" office:value-type="float" office:value="-0.166719" calcext:value-type="float">
            <text:p>-0.166719</text:p>
          </table:table-cell>
          <table:table-cell table:style-name="ce1" table:formula="of:=[.$C$2]+[.$E$1]*POWER([.A21];2)" office:value-type="float" office:value="9.997165777" calcext:value-type="float">
            <text:p>9.997165777</text:p>
          </table:table-cell>
          <table:table-cell table:number-columns-repeated="2"/>
          <table:table-cell table:style-name="ce1" office:value-type="string" calcext:value-type="string">
            <text:p>arriverderci</text:p>
          </table:table-cell>
          <table:table-cell table:number-columns-repeated="1017"/>
        </table:table-row>
        <table:table-row table:style-name="ro1">
          <table:table-cell table:style-name="ce1" table:formula="of:=[.A21]+[.$C$1]" office:value-type="float" office:value="0.018" calcext:value-type="float">
            <text:p>0.018</text:p>
          </table:table-cell>
          <table:table-cell table:style-name="ce1" table:formula="of:=[.$C$2]-(9.807*POWER([.A22];2))/2" office:value-type="float" office:value="9.998411266" calcext:value-type="float">
            <text:p>9.998411266</text:p>
          </table:table-cell>
          <table:table-cell table:style-name="ce1" table:formula="of:=[.C21]+([.A22]-[.A21])*[.$E$1]" office:value-type="float" office:value="-0.176526" calcext:value-type="float">
            <text:p>-0.176526</text:p>
          </table:table-cell>
          <table:table-cell table:style-name="ce1" table:formula="of:=[.$C$2]+[.$E$1]*POWER([.A22];2)" office:value-type="float" office:value="9.996822532" calcext:value-type="float">
            <text:p>9.996822532</text:p>
          </table:table-cell>
          <table:table-cell table:style-name="ce1" office:value-type="string" calcext:value-type="string">
            <text:p>Buongiorno</text:p>
          </table:table-cell>
          <table:table-cell table:number-columns-repeated="1019"/>
        </table:table-row>
        <table:table-row table:style-name="ro1">
          <table:table-cell table:style-name="ce1" table:formula="of:=[.A22]+[.$C$1]" office:value-type="float" office:value="0.019" calcext:value-type="float">
            <text:p>0.019</text:p>
          </table:table-cell>
          <table:table-cell table:style-name="ce1" table:formula="of:=[.$C$2]-(9.807*POWER([.A23];2))/2" office:value-type="float" office:value="9.9982298365" calcext:value-type="float">
            <text:p>9.9982298365</text:p>
          </table:table-cell>
          <table:table-cell table:style-name="ce1" table:formula="of:=[.C22]+([.A23]-[.A22])*[.$E$1]" office:value-type="float" office:value="-0.186333" calcext:value-type="float">
            <text:p>-0.186333</text:p>
          </table:table-cell>
          <table:table-cell table:style-name="ce1" table:formula="of:=[.$C$2]+[.$E$1]*POWER([.A23];2)" office:value-type="float" office:value="9.996459673" calcext:value-type="float">
            <text:p>9.996459673</text:p>
          </table:table-cell>
          <table:table-cell table:number-columns-repeated="1020"/>
        </table:table-row>
        <table:table-row table:style-name="ro1">
          <table:table-cell table:style-name="ce1" table:formula="of:=[.A23]+[.$C$1]" office:value-type="float" office:value="0.02" calcext:value-type="float">
            <text:p>0.02</text:p>
          </table:table-cell>
          <table:table-cell table:style-name="ce1" table:formula="of:=[.$C$2]-(9.807*POWER([.A24];2))/2" office:value-type="float" office:value="9.9980386" calcext:value-type="float">
            <text:p>9.9980386</text:p>
          </table:table-cell>
          <table:table-cell table:style-name="ce1" table:formula="of:=[.C23]+([.A24]-[.A23])*[.$E$1]" office:value-type="float" office:value="-0.19614" calcext:value-type="float">
            <text:p>-0.19614</text:p>
          </table:table-cell>
          <table:table-cell table:style-name="ce1" table:formula="of:=[.$C$2]+[.$E$1]*POWER([.A24];2)" office:value-type="float" office:value="9.9960772" calcext:value-type="float">
            <text:p>9.9960772</text:p>
          </table:table-cell>
          <table:table-cell table:number-columns-repeated="1020"/>
        </table:table-row>
        <table:table-row table:style-name="ro1">
          <table:table-cell table:style-name="ce1" table:formula="of:=[.A24]+[.$C$1]" office:value-type="float" office:value="0.021" calcext:value-type="float">
            <text:p>0.021</text:p>
          </table:table-cell>
          <table:table-cell table:style-name="ce1" table:formula="of:=[.$C$2]-(9.807*POWER([.A25];2))/2" office:value-type="float" office:value="9.9978375565" calcext:value-type="float">
            <text:p>9.9978375565</text:p>
          </table:table-cell>
          <table:table-cell table:style-name="ce1" table:formula="of:=[.C24]+([.A25]-[.A24])*[.$E$1]" office:value-type="float" office:value="-0.205947" calcext:value-type="float">
            <text:p>-0.205947</text:p>
          </table:table-cell>
          <table:table-cell table:style-name="ce1" table:formula="of:=[.$C$2]+[.$E$1]*POWER([.A25];2)" office:value-type="float" office:value="9.995675113" calcext:value-type="float">
            <text:p>9.995675113</text:p>
          </table:table-cell>
          <table:table-cell table:number-columns-repeated="1020"/>
        </table:table-row>
        <table:table-row table:style-name="ro1">
          <table:table-cell table:style-name="ce1" table:formula="of:=[.A25]+[.$C$1]" office:value-type="float" office:value="0.022" calcext:value-type="float">
            <text:p>0.022</text:p>
          </table:table-cell>
          <table:table-cell table:style-name="ce1" table:formula="of:=[.$C$2]-(9.807*POWER([.A26];2))/2" office:value-type="float" office:value="9.997626706" calcext:value-type="float">
            <text:p>9.997626706</text:p>
          </table:table-cell>
          <table:table-cell table:style-name="ce1" table:formula="of:=[.C25]+([.A26]-[.A25])*[.$E$1]" office:value-type="float" office:value="-0.215754" calcext:value-type="float">
            <text:p>-0.215754</text:p>
          </table:table-cell>
          <table:table-cell table:style-name="ce1" table:formula="of:=[.$C$2]+[.$E$1]*POWER([.A26];2)" office:value-type="float" office:value="9.995253412" calcext:value-type="float">
            <text:p>9.995253412</text:p>
          </table:table-cell>
          <table:table-cell table:number-columns-repeated="1020"/>
        </table:table-row>
        <table:table-row table:style-name="ro1">
          <table:table-cell table:style-name="ce1" table:formula="of:=[.A26]+[.$C$1]" office:value-type="float" office:value="0.023" calcext:value-type="float">
            <text:p>0.023</text:p>
          </table:table-cell>
          <table:table-cell table:style-name="ce1" table:formula="of:=[.$C$2]-(9.807*POWER([.A27];2))/2" office:value-type="float" office:value="9.9974060485" calcext:value-type="float">
            <text:p>9.9974060485</text:p>
          </table:table-cell>
          <table:table-cell table:style-name="ce1" table:formula="of:=[.C26]+([.A27]-[.A26])*[.$E$1]" office:value-type="float" office:value="-0.225561" calcext:value-type="float">
            <text:p>-0.225561</text:p>
          </table:table-cell>
          <table:table-cell table:style-name="ce1" table:formula="of:=[.$C$2]+[.$E$1]*POWER([.A27];2)" office:value-type="float" office:value="9.994812097" calcext:value-type="float">
            <text:p>9.994812097</text:p>
          </table:table-cell>
          <table:table-cell table:style-name="ce1" office:value-type="string" calcext:value-type="string">
            <text:p>aspetta, lo stai facendo all'inverso ...</text:p>
          </table:table-cell>
          <table:table-cell table:number-columns-repeated="1019"/>
        </table:table-row>
        <table:table-row table:style-name="ro1">
          <table:table-cell table:style-name="ce1" table:formula="of:=[.A27]+[.$C$1]" office:value-type="float" office:value="0.024" calcext:value-type="float">
            <text:p>0.024</text:p>
          </table:table-cell>
          <table:table-cell table:style-name="ce1" table:formula="of:=[.$C$2]-(9.807*POWER([.A28];2))/2" office:value-type="float" office:value="9.997175584" calcext:value-type="float">
            <text:p>9.997175584</text:p>
          </table:table-cell>
          <table:table-cell table:style-name="ce1" table:formula="of:=[.C27]+([.A28]-[.A27])*[.$E$1]" office:value-type="float" office:value="-0.235368" calcext:value-type="float">
            <text:p>-0.235368</text:p>
          </table:table-cell>
          <table:table-cell table:style-name="ce1" table:formula="of:=[.$C$2]+[.$E$1]*POWER([.A28];2)" office:value-type="float" office:value="9.994351168" calcext:value-type="float">
            <text:p>9.994351168</text:p>
          </table:table-cell>
          <table:table-cell table:style-name="ce1" office:value-type="string" calcext:value-type="string">
            <text:p>la colonna h(m) e' quella calcolata con la formula della caduta libera</text:p>
          </table:table-cell>
          <table:table-cell table:number-columns-repeated="1019"/>
        </table:table-row>
        <table:table-row table:style-name="ro1">
          <table:table-cell table:style-name="ce1" table:formula="of:=[.A28]+[.$C$1]" office:value-type="float" office:value="0.025" calcext:value-type="float">
            <text:p>0.025</text:p>
          </table:table-cell>
          <table:table-cell table:style-name="ce1" table:formula="of:=[.$C$2]-(9.807*POWER([.A29];2))/2" office:value-type="float" office:value="9.9969353125" calcext:value-type="float">
            <text:p>9.9969353125</text:p>
          </table:table-cell>
          <table:table-cell table:style-name="ce1" table:formula="of:=[.C28]+([.A29]-[.A28])*[.$E$1]" office:value-type="float" office:value="-0.245175" calcext:value-type="float">
            <text:p>-0.245175</text:p>
          </table:table-cell>
          <table:table-cell table:style-name="ce1" table:formula="of:=[.$C$2]+[.$E$1]*POWER([.A29];2)" office:value-type="float" office:value="9.993870625" calcext:value-type="float">
            <text:p>9.993870625</text:p>
          </table:table-cell>
          <table:table-cell table:style-name="ce1" office:value-type="string" calcext:value-type="string">
            <text:p>quella la teniamo per verificare che stiamo facendo le cose bene</text:p>
          </table:table-cell>
          <table:table-cell table:number-columns-repeated="1019"/>
        </table:table-row>
        <table:table-row table:style-name="ro1">
          <table:table-cell table:style-name="ce1" table:formula="of:=[.A29]+[.$C$1]" office:value-type="float" office:value="0.026" calcext:value-type="float">
            <text:p>0.026</text:p>
          </table:table-cell>
          <table:table-cell table:style-name="ce1" table:formula="of:=[.$C$2]-(9.807*POWER([.A30];2))/2" office:value-type="float" office:value="9.996685234" calcext:value-type="float">
            <text:p>9.996685234</text:p>
          </table:table-cell>
          <table:table-cell table:style-name="ce1" table:formula="of:=[.C29]+([.A30]-[.A29])*[.$E$1]" office:value-type="float" office:value="-0.254982" calcext:value-type="float">
            <text:p>-0.254982</text:p>
          </table:table-cell>
          <table:table-cell table:style-name="ce1" table:formula="of:=[.$C$2]+[.$E$1]*POWER([.A30];2)" office:value-type="float" office:value="9.993370468" calcext:value-type="float">
            <text:p>9.993370468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Quindi 1m - (g*t^2) /2</text:p>
          </table:table-cell>
          <table:table-cell table:number-columns-repeated="1018"/>
        </table:table-row>
        <table:table-row table:style-name="ro1">
          <table:table-cell table:style-name="ce1" table:formula="of:=[.A30]+[.$C$1]" office:value-type="float" office:value="0.027" calcext:value-type="float">
            <text:p>0.027</text:p>
          </table:table-cell>
          <table:table-cell table:style-name="ce1" table:formula="of:=[.$C$2]-(9.807*POWER([.A31];2))/2" office:value-type="float" office:value="9.9964253485" calcext:value-type="float">
            <text:p>9.9964253485</text:p>
          </table:table-cell>
          <table:table-cell table:style-name="ce1" table:formula="of:=[.C30]+([.A31]-[.A30])*[.$E$1]" office:value-type="float" office:value="-0.264789" calcext:value-type="float">
            <text:p>-0.264789</text:p>
          </table:table-cell>
          <table:table-cell table:style-name="ce1" table:formula="of:=[.$C$2]+[.$E$1]*POWER([.A31];2)" office:value-type="float" office:value="9.992850697" calcext:value-type="float">
            <text:p>9.992850697</text:p>
          </table:table-cell>
          <table:table-cell table:style-name="ce1" office:value-type="string" calcext:value-type="string">
            <text:p>Cominciamo con la velocita', ok?</text:p>
          </table:table-cell>
          <table:table-cell/>
          <table:table-cell table:style-name="ce1"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1" table:formula="of:=[.A31]+[.$C$1]" office:value-type="float" office:value="0.028" calcext:value-type="float">
            <text:p>0.028</text:p>
          </table:table-cell>
          <table:table-cell table:style-name="ce1" table:formula="of:=[.$C$2]-(9.807*POWER([.A32];2))/2" office:value-type="float" office:value="9.996155656" calcext:value-type="float">
            <text:p>9.996155656</text:p>
          </table:table-cell>
          <table:table-cell table:style-name="ce1" table:formula="of:=[.C31]+([.A32]-[.A31])*[.$E$1]" office:value-type="float" office:value="-0.274596" calcext:value-type="float">
            <text:p>-0.274596</text:p>
          </table:table-cell>
          <table:table-cell table:style-name="ce1" table:formula="of:=[.$C$2]+[.$E$1]*POWER([.A32];2)" office:value-type="float" office:value="9.992311312" calcext:value-type="float">
            <text:p>9.992311312</text:p>
          </table:table-cell>
          <table:table-cell table:style-name="ce1" office:value-type="string" calcext:value-type="string">
            <text:p>e' vero che v = dx/dt come hai scritto</text:p>
          </table:table-cell>
          <table:table-cell table:number-columns-repeated="1019"/>
        </table:table-row>
        <table:table-row table:style-name="ro1">
          <table:table-cell table:style-name="ce1" table:formula="of:=[.A32]+[.$C$1]" office:value-type="float" office:value="0.029" calcext:value-type="float">
            <text:p>0.029</text:p>
          </table:table-cell>
          <table:table-cell table:style-name="ce1" table:formula="of:=[.$C$2]-(9.807*POWER([.A33];2))/2" office:value-type="float" office:value="9.9958761565" calcext:value-type="float">
            <text:p>9.9958761565</text:p>
          </table:table-cell>
          <table:table-cell table:style-name="ce1" table:formula="of:=[.C32]+([.A33]-[.A32])*[.$E$1]" office:value-type="float" office:value="-0.284403" calcext:value-type="float">
            <text:p>-0.284403</text:p>
          </table:table-cell>
          <table:table-cell table:style-name="ce1" table:formula="of:=[.$C$2]+[.$E$1]*POWER([.A33];2)" office:value-type="float" office:value="9.991752313" calcext:value-type="float">
            <text:p>9.991752313</text:p>
          </table:table-cell>
          <table:table-cell table:style-name="ce1" office:value-type="string" calcext:value-type="string">
            <text:p>partiamo dal tempo</text:p>
          </table:table-cell>
          <table:table-cell/>
          <table:table-cell table:style-name="ce1" office:value-type="string" calcext:value-type="string">
            <text:p>Ho fatto intervalli di 0,001s al posto di 1s</text:p>
          </table:table-cell>
          <table:table-cell table:number-columns-repeated="1017"/>
        </table:table-row>
        <table:table-row table:style-name="ro1">
          <table:table-cell table:style-name="ce1" table:formula="of:=[.A33]+[.$C$1]" office:value-type="float" office:value="0.03" calcext:value-type="float">
            <text:p>0.03</text:p>
          </table:table-cell>
          <table:table-cell table:style-name="ce1" table:formula="of:=[.$C$2]-(9.807*POWER([.A34];2))/2" office:value-type="float" office:value="9.99558685" calcext:value-type="float">
            <text:p>9.99558685</text:p>
          </table:table-cell>
          <table:table-cell table:style-name="ce1" table:formula="of:=[.C33]+([.A34]-[.A33])*[.$E$1]" office:value-type="float" office:value="-0.29421" calcext:value-type="float">
            <text:p>-0.29421</text:p>
          </table:table-cell>
          <table:table-cell table:style-name="ce1" table:formula="of:=[.$C$2]+[.$E$1]*POWER([.A34];2)" office:value-type="float" office:value="9.9911737" calcext:value-type="float">
            <text:p>9.9911737</text:p>
          </table:table-cell>
          <table:table-cell table:style-name="ce1" office:value-type="string" calcext:value-type="string">
            <text:p>e dall'accelerazione</text:p>
          </table:table-cell>
          <table:table-cell table:number-columns-repeated="1019"/>
        </table:table-row>
        <table:table-row table:style-name="ro1">
          <table:table-cell table:style-name="ce1" table:formula="of:=[.A34]+[.$C$1]" office:value-type="float" office:value="0.031" calcext:value-type="float">
            <text:p>0.031</text:p>
          </table:table-cell>
          <table:table-cell table:style-name="ce1" table:formula="of:=[.$C$2]-(9.807*POWER([.A35];2))/2" office:value-type="float" office:value="9.9952877365" calcext:value-type="float">
            <text:p>9.9952877365</text:p>
          </table:table-cell>
          <table:table-cell table:style-name="ce1" table:formula="of:=[.C34]+([.A35]-[.A34])*[.$E$1]" office:value-type="float" office:value="-0.304017" calcext:value-type="float">
            <text:p>-0.304017</text:p>
          </table:table-cell>
          <table:table-cell table:style-name="ce1" table:formula="of:=[.$C$2]+[.$E$1]*POWER([.A35];2)" office:value-type="float" office:value="9.990575473" calcext:value-type="float">
            <text:p>9.990575473</text:p>
          </table:table-cell>
          <table:table-cell table:style-name="ce1" office:value-type="string" calcext:value-type="string">
            <text:p>gli intervalli vanno bene</text:p>
          </table:table-cell>
          <table:table-cell table:number-columns-repeated="1019"/>
        </table:table-row>
        <table:table-row table:style-name="ro1">
          <table:table-cell table:style-name="ce1" table:formula="of:=[.A35]+[.$C$1]" office:value-type="float" office:value="0.032" calcext:value-type="float">
            <text:p>0.032</text:p>
          </table:table-cell>
          <table:table-cell table:style-name="ce1" table:formula="of:=[.$C$2]-(9.807*POWER([.A36];2))/2" office:value-type="float" office:value="9.994978816" calcext:value-type="float">
            <text:p>9.994978816</text:p>
          </table:table-cell>
          <table:table-cell table:style-name="ce1" table:formula="of:=[.C35]+([.A36]-[.A35])*[.$E$1]" office:value-type="float" office:value="-0.313824" calcext:value-type="float">
            <text:p>-0.313824</text:p>
          </table:table-cell>
          <table:table-cell table:style-name="ce1" table:formula="of:=[.$C$2]+[.$E$1]*POWER([.A36];2)" office:value-type="float" office:value="9.989957632" calcext:value-type="float">
            <text:p>9.989957632</text:p>
          </table:table-cell>
          <table:table-cell table:style-name="ce1" office:value-type="string" calcext:value-type="string">
            <text:p>ma il calcolo che voglio farti fare e' un integrale, che e' l'inverso della derivata</text:p>
          </table:table-cell>
          <table:table-cell table:number-columns-repeated="1019"/>
        </table:table-row>
        <table:table-row table:style-name="ro1">
          <table:table-cell table:style-name="ce1" table:formula="of:=[.A36]+[.$C$1]" office:value-type="float" office:value="0.033" calcext:value-type="float">
            <text:p>0.033</text:p>
          </table:table-cell>
          <table:table-cell table:style-name="ce1" table:formula="of:=[.$C$2]-(9.807*POWER([.A37];2))/2" office:value-type="float" office:value="9.9946600885" calcext:value-type="float">
            <text:p>9.9946600885</text:p>
          </table:table-cell>
          <table:table-cell table:style-name="ce1" table:formula="of:=[.C36]+([.A37]-[.A36])*[.$E$1]" office:value-type="float" office:value="-0.323631" calcext:value-type="float">
            <text:p>-0.323631</text:p>
          </table:table-cell>
          <table:table-cell table:style-name="ce1" table:formula="of:=[.$C$2]+[.$E$1]*POWER([.A37];2)" office:value-type="float" office:value="9.989320177" calcext:value-type="float">
            <text:p>9.989320177</text:p>
          </table:table-cell>
          <table:table-cell table:style-name="ce1" office:value-type="string" calcext:value-type="string">
            <text:p>quindi l'accelerazione e' costante</text:p>
          </table:table-cell>
          <table:table-cell/>
          <table:table-cell table:style-name="ce1"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1" table:formula="of:=[.A37]+[.$C$1]" office:value-type="float" office:value="0.034" calcext:value-type="float">
            <text:p>0.034</text:p>
          </table:table-cell>
          <table:table-cell table:style-name="ce1" table:formula="of:=[.$C$2]-(9.807*POWER([.A38];2))/2" office:value-type="float" office:value="9.994331554" calcext:value-type="float">
            <text:p>9.994331554</text:p>
          </table:table-cell>
          <table:table-cell table:style-name="ce1" table:formula="of:=[.C37]+([.A38]-[.A37])*[.$E$1]" office:value-type="float" office:value="-0.333438" calcext:value-type="float">
            <text:p>-0.333438</text:p>
          </table:table-cell>
          <table:table-cell table:style-name="ce1" table:formula="of:=[.$C$2]+[.$E$1]*POWER([.A38];2)" office:value-type="float" office:value="9.988663108" calcext:value-type="float">
            <text:p>9.988663108</text:p>
          </table:table-cell>
          <table:table-cell table:style-name="ce1" office:value-type="string" calcext:value-type="string">
            <text:p>la velocita' e' uguale a v = a * t</text:p>
          </table:table-cell>
          <table:table-cell table:number-columns-repeated="1019"/>
        </table:table-row>
        <table:table-row table:style-name="ro1">
          <table:table-cell table:style-name="ce1" table:formula="of:=[.A38]+[.$C$1]" office:value-type="float" office:value="0.035" calcext:value-type="float">
            <text:p>0.035</text:p>
          </table:table-cell>
          <table:table-cell table:style-name="ce1" table:formula="of:=[.$C$2]-(9.807*POWER([.A39];2))/2" office:value-type="float" office:value="9.9939932125" calcext:value-type="float">
            <text:p>9.9939932125</text:p>
          </table:table-cell>
          <table:table-cell table:style-name="ce1" table:formula="of:=[.C38]+([.A39]-[.A38])*[.$E$1]" office:value-type="float" office:value="-0.343245" calcext:value-type="float">
            <text:p>-0.343245</text:p>
          </table:table-cell>
          <table:table-cell table:style-name="ce1" table:formula="of:=[.$C$2]+[.$E$1]*POWER([.A39];2)" office:value-type="float" office:value="9.987986425" calcext:value-type="float">
            <text:p>9.987986425</text:p>
          </table:table-cell>
          <table:table-cell table:style-name="ce1" office:value-type="string" calcext:value-type="string">
            <text:p>per intervall piccoli la possiamo scrivere dv = a *dt. </text:p>
          </table:table-cell>
          <table:table-cell table:number-columns-repeated="2"/>
          <table:table-cell table:style-name="ce1" office:value-type="string" calcext:value-type="string">
            <text:p>ok quindi v di prima più dv?</text:p>
          </table:table-cell>
          <table:table-cell table:number-columns-repeated="1016"/>
        </table:table-row>
        <table:table-row table:style-name="ro1">
          <table:table-cell table:style-name="ce1" table:formula="of:=[.A39]+[.$C$1]" office:value-type="float" office:value="0.036" calcext:value-type="float">
            <text:p>0.036</text:p>
          </table:table-cell>
          <table:table-cell table:style-name="ce1" table:formula="of:=[.$C$2]-(9.807*POWER([.A40];2))/2" office:value-type="float" office:value="9.993645064" calcext:value-type="float">
            <text:p>9.993645064</text:p>
          </table:table-cell>
          <table:table-cell table:style-name="ce1" table:formula="of:=[.C39]+([.A40]-[.A39])*[.$E$1]" office:value-type="float" office:value="-0.353052" calcext:value-type="float">
            <text:p>-0.353052</text:p>
          </table:table-cell>
          <table:table-cell table:style-name="ce1" table:formula="of:=[.$C$2]+[.$E$1]*POWER([.A40];2)" office:value-type="float" office:value="9.987290128" calcext:value-type="float">
            <text:p>9.987290128</text:p>
          </table:table-cell>
          <table:table-cell table:style-name="ce3" office:value-type="string" calcext:value-type="string">
            <text:p>esatto</text:p>
          </table:table-cell>
          <table:table-cell table:number-columns-repeated="1019"/>
        </table:table-row>
        <table:table-row table:style-name="ro1">
          <table:table-cell table:style-name="ce1" table:formula="of:=[.A40]+[.$C$1]" office:value-type="float" office:value="0.037" calcext:value-type="float">
            <text:p>0.037</text:p>
          </table:table-cell>
          <table:table-cell table:style-name="ce1" table:formula="of:=[.$C$2]-(9.807*POWER([.A41];2))/2" office:value-type="float" office:value="9.9932871085" calcext:value-type="float">
            <text:p>9.9932871085</text:p>
          </table:table-cell>
          <table:table-cell table:style-name="ce1" table:formula="of:=[.C40]+([.A41]-[.A40])*[.$E$1]" office:value-type="float" office:value="-0.362859" calcext:value-type="float">
            <text:p>-0.362859</text:p>
          </table:table-cell>
          <table:table-cell table:style-name="ce1" table:formula="of:=[.$C$2]+[.$E$1]*POWER([.A41];2)" office:value-type="float" office:value="9.986574217" calcext:value-type="float">
            <text:p>9.986574217</text:p>
          </table:table-cell>
          <table:table-cell table:style-name="ce2" office:value-type="string" calcext:value-type="string">
            <text:p>dv = v_i - v_(i-1)</text:p>
          </table:table-cell>
          <table:table-cell table:number-columns-repeated="15"/>
          <table:table-cell table:style-name="ce2"/>
          <table:table-cell table:number-columns-repeated="1003"/>
        </table:table-row>
        <table:table-row table:style-name="ro1">
          <table:table-cell table:style-name="ce1" table:formula="of:=[.A41]+[.$C$1]" office:value-type="float" office:value="0.038" calcext:value-type="float">
            <text:p>0.038</text:p>
          </table:table-cell>
          <table:table-cell table:style-name="ce1" table:formula="of:=[.$C$2]-(9.807*POWER([.A42];2))/2" office:value-type="float" office:value="9.992919346" calcext:value-type="float">
            <text:p>9.992919346</text:p>
          </table:table-cell>
          <table:table-cell table:style-name="ce1" table:formula="of:=[.C41]+([.A42]-[.A41])*[.$E$1]" office:value-type="float" office:value="-0.372666" calcext:value-type="float">
            <text:p>-0.372666</text:p>
          </table:table-cell>
          <table:table-cell table:style-name="ce1" table:formula="of:=[.$C$2]+[.$E$1]*POWER([.A42];2)" office:value-type="float" office:value="9.985838692" calcext:value-type="float">
            <text:p>9.985838692</text:p>
          </table:table-cell>
          <table:table-cell table:style-name="ce1" office:value-type="string" calcext:value-type="string">
            <text:p>dt = t_i - t_(v-1)</text:p>
          </table:table-cell>
          <table:table-cell table:number-columns-repeated="1019"/>
        </table:table-row>
        <table:table-row table:style-name="ro1">
          <table:table-cell table:style-name="ce1" table:formula="of:=[.A42]+[.$C$1]" office:value-type="float" office:value="0.039" calcext:value-type="float">
            <text:p>0.039</text:p>
          </table:table-cell>
          <table:table-cell table:style-name="ce1" table:formula="of:=[.$C$2]-(9.807*POWER([.A43];2))/2" office:value-type="float" office:value="9.9925417765" calcext:value-type="float">
            <text:p>9.9925417765</text:p>
          </table:table-cell>
          <table:table-cell table:style-name="ce1" table:formula="of:=[.C42]+([.A43]-[.A42])*[.$E$1]" office:value-type="float" office:value="-0.382473" calcext:value-type="float">
            <text:p>-0.382473</text:p>
          </table:table-cell>
          <table:table-cell table:style-name="ce1" table:formula="of:=[.$C$2]+[.$E$1]*POWER([.A43];2)" office:value-type="float" office:value="9.985083553" calcext:value-type="float">
            <text:p>9.985083553</text:p>
          </table:table-cell>
          <table:table-cell table:style-name="ce1" office:value-type="string" calcext:value-type="string">
            <text:p>torniamo su all'inizio della colonna e proviamo</text:p>
          </table:table-cell>
          <table:table-cell table:number-columns-repeated="1019"/>
        </table:table-row>
        <table:table-row table:style-name="ro1">
          <table:table-cell table:style-name="ce1" table:formula="of:=[.A43]+[.$C$1]" office:value-type="float" office:value="0.04" calcext:value-type="float">
            <text:p>0.04</text:p>
          </table:table-cell>
          <table:table-cell table:style-name="ce1" table:formula="of:=[.$C$2]-(9.807*POWER([.A44];2))/2" office:value-type="float" office:value="9.9921544" calcext:value-type="float">
            <text:p>9.9921544</text:p>
          </table:table-cell>
          <table:table-cell table:style-name="ce1" table:formula="of:=[.C43]+([.A44]-[.A43])*[.$E$1]" office:value-type="float" office:value="-0.39228" calcext:value-type="float">
            <text:p>-0.39228</text:p>
          </table:table-cell>
          <table:table-cell table:style-name="ce1" table:formula="of:=[.$C$2]+[.$E$1]*POWER([.A44];2)" office:value-type="float" office:value="9.9843088" calcext:value-type="float">
            <text:p>9.9843088</text:p>
          </table:table-cell>
          <table:table-cell table:style-name="ce1" office:value-type="string" calcext:value-type="string">
            <text:p>perfetto</text:p>
          </table:table-cell>
          <table:table-cell table:number-columns-repeated="1019"/>
        </table:table-row>
        <table:table-row table:style-name="ro1">
          <table:table-cell table:style-name="ce1" table:formula="of:=[.A44]+[.$C$1]" office:value-type="float" office:value="0.041" calcext:value-type="float">
            <text:p>0.041</text:p>
          </table:table-cell>
          <table:table-cell table:style-name="ce1" table:formula="of:=[.$C$2]-(9.807*POWER([.A45];2))/2" office:value-type="float" office:value="9.9917572165" calcext:value-type="float">
            <text:p>9.9917572165</text:p>
          </table:table-cell>
          <table:table-cell table:style-name="ce1" table:formula="of:=[.C44]+([.A45]-[.A44])*[.$E$1]" office:value-type="float" office:value="-0.402087" calcext:value-type="float">
            <text:p>-0.402087</text:p>
          </table:table-cell>
          <table:table-cell table:style-name="ce1" table:formula="of:=[.$C$2]+[.$E$1]*POWER([.A45];2)" office:value-type="float" office:value="9.983514433" calcext:value-type="float">
            <text:p>9.983514433</text:p>
          </table:table-cell>
          <table:table-cell table:style-name="ce1" office:value-type="string" calcext:value-type="string">
            <text:p>Per t non posso fare semplicemente 0,000; 0,001; ... ?</text:p>
          </table:table-cell>
          <table:table-cell table:number-columns-repeated="3"/>
          <table:table-cell table:style-name="ce2" office:value-type="string" calcext:value-type="string">
            <text:p>t_i = t_(i-1) + dt</text:p>
          </table:table-cell>
          <table:table-cell/>
          <table:table-cell table:style-name="ce1" office:value-type="string" calcext:value-type="string">
            <text:p>t(i-1)?</text:p>
          </table:table-cell>
          <table:table-cell table:style-name="ce1" office:value-type="string" calcext:value-type="string">
            <text:p>t_(i-1) </text:p>
          </table:table-cell>
          <table:table-cell table:number-columns-repeated="1012"/>
        </table:table-row>
        <table:table-row table:style-name="ro1">
          <table:table-cell table:style-name="ce1" table:formula="of:=[.A45]+[.$C$1]" office:value-type="float" office:value="0.042" calcext:value-type="float">
            <text:p>0.042</text:p>
          </table:table-cell>
          <table:table-cell table:style-name="ce1" table:formula="of:=[.$C$2]-(9.807*POWER([.A46];2))/2" office:value-type="float" office:value="9.991350226" calcext:value-type="float">
            <text:p>9.991350226</text:p>
          </table:table-cell>
          <table:table-cell table:style-name="ce1" table:formula="of:=[.C45]+([.A46]-[.A45])*[.$E$1]" office:value-type="float" office:value="-0.411894" calcext:value-type="float">
            <text:p>-0.411894</text:p>
          </table:table-cell>
          <table:table-cell table:style-name="ce1" table:formula="of:=[.$C$2]+[.$E$1]*POWER([.A46];2)" office:value-type="float" office:value="9.982700452" calcext:value-type="float">
            <text:p>9.982700452</text:p>
          </table:table-cell>
          <table:table-cell table:style-name="ce1" office:value-type="string" calcext:value-type="string">
            <text:p>hai gia' capito</text:p>
          </table:table-cell>
          <table:table-cell table:number-columns-repeated="3"/>
          <table:table-cell table:style-name="ce1" office:value-type="string" calcext:value-type="string">
            <text:p>con dt costante a 0,001</text:p>
          </table:table-cell>
          <table:table-cell table:number-columns-repeated="2"/>
          <table:table-cell table:style-name="ce1" office:value-type="string" calcext:value-type="string">
            <text:p>_ significa "indice"</text:p>
          </table:table-cell>
          <table:table-cell table:number-columns-repeated="1012"/>
        </table:table-row>
        <table:table-row table:style-name="ro1">
          <table:table-cell table:style-name="ce1" table:formula="of:=[.A46]+[.$C$1]" office:value-type="float" office:value="0.043" calcext:value-type="float">
            <text:p>0.043</text:p>
          </table:table-cell>
          <table:table-cell table:style-name="ce1" table:formula="of:=[.$C$2]-(9.807*POWER([.A47];2))/2" office:value-type="float" office:value="9.9909334285" calcext:value-type="float">
            <text:p>9.9909334285</text:p>
          </table:table-cell>
          <table:table-cell table:style-name="ce1" table:formula="of:=[.C46]+([.A47]-[.A46])*[.$E$1]" office:value-type="float" office:value="-0.421701" calcext:value-type="float">
            <text:p>-0.421701</text:p>
          </table:table-cell>
          <table:table-cell table:style-name="ce1" table:formula="of:=[.$C$2]+[.$E$1]*POWER([.A47];2)" office:value-type="float" office:value="9.981866857" calcext:value-type="float">
            <text:p>9.981866857</text:p>
          </table:table-cell>
          <table:table-cell table:number-columns-repeated="4"/>
          <table:table-cell table:style-name="ce1" office:value-type="string" calcext:value-type="string">
            <text:p>o quel che ti pare</text:p>
          </table:table-cell>
          <table:table-cell table:number-columns-repeated="1015"/>
        </table:table-row>
        <table:table-row table:style-name="ro1">
          <table:table-cell table:style-name="ce1" table:formula="of:=[.A47]+[.$C$1]" office:value-type="float" office:value="0.044" calcext:value-type="float">
            <text:p>0.044</text:p>
          </table:table-cell>
          <table:table-cell table:style-name="ce1" table:formula="of:=[.$C$2]-(9.807*POWER([.A48];2))/2" office:value-type="float" office:value="9.990506824" calcext:value-type="float">
            <text:p>9.990506824</text:p>
          </table:table-cell>
          <table:table-cell table:style-name="ce1" table:formula="of:=[.C47]+([.A48]-[.A47])*[.$E$1]" office:value-type="float" office:value="-0.431508" calcext:value-type="float">
            <text:p>-0.431508</text:p>
          </table:table-cell>
          <table:table-cell table:style-name="ce1" table:formula="of:=[.$C$2]+[.$E$1]*POWER([.A48];2)" office:value-type="float" office:value="9.981013648" calcext:value-type="float">
            <text:p>9.981013648</text:p>
          </table:table-cell>
          <table:table-cell table:number-columns-repeated="4"/>
          <table:table-cell table:style-name="ce1" office:value-type="string" calcext:value-type="string">
            <text:p>definisci il dt in una cella</text:p>
          </table:table-cell>
          <table:table-cell table:number-columns-repeated="2"/>
          <table:table-cell table:style-name="ce1" office:value-type="string" calcext:value-type="string">
            <text:p>ah si ho capito</text:p>
          </table:table-cell>
          <table:table-cell table:number-columns-repeated="1012"/>
        </table:table-row>
        <table:table-row table:style-name="ro1">
          <table:table-cell table:style-name="ce1" table:formula="of:=[.A48]+[.$C$1]" office:value-type="float" office:value="0.045" calcext:value-type="float">
            <text:p>0.045</text:p>
          </table:table-cell>
          <table:table-cell table:style-name="ce1" table:formula="of:=[.$C$2]-(9.807*POWER([.A49];2))/2" office:value-type="float" office:value="9.9900704125" calcext:value-type="float">
            <text:p>9.9900704125</text:p>
          </table:table-cell>
          <table:table-cell table:style-name="ce1" table:formula="of:=[.C48]+([.A49]-[.A48])*[.$E$1]" office:value-type="float" office:value="-0.441315" calcext:value-type="float">
            <text:p>-0.441315</text:p>
          </table:table-cell>
          <table:table-cell table:style-name="ce1" table:formula="of:=[.$C$2]+[.$E$1]*POWER([.A49];2)" office:value-type="float" office:value="9.980140825" calcext:value-type="float">
            <text:p>9.980140825</text:p>
          </table:table-cell>
          <table:table-cell table:number-columns-repeated="4"/>
          <table:table-cell table:style-name="ce1" office:value-type="string" calcext:value-type="string">
            <text:p>all'inizio</text:p>
          </table:table-cell>
          <table:table-cell table:number-columns-repeated="1015"/>
        </table:table-row>
        <table:table-row table:style-name="ro1">
          <table:table-cell table:style-name="ce1" table:formula="of:=[.A49]+[.$C$1]" office:value-type="float" office:value="0.046" calcext:value-type="float">
            <text:p>0.046</text:p>
          </table:table-cell>
          <table:table-cell table:style-name="ce1" table:formula="of:=[.$C$2]-(9.807*POWER([.A50];2))/2" office:value-type="float" office:value="9.989624194" calcext:value-type="float">
            <text:p>9.989624194</text:p>
          </table:table-cell>
          <table:table-cell table:style-name="ce1" table:formula="of:=[.C49]+([.A50]-[.A49])*[.$E$1]" office:value-type="float" office:value="-0.451122" calcext:value-type="float">
            <text:p>-0.451122</text:p>
          </table:table-cell>
          <table:table-cell table:style-name="ce1" table:formula="of:=[.$C$2]+[.$E$1]*POWER([.A50];2)" office:value-type="float" office:value="9.979248388" calcext:value-type="float">
            <text:p>9.979248388</text:p>
          </table:table-cell>
          <table:table-cell table:number-columns-repeated="4"/>
          <table:table-cell table:style-name="ce1" office:value-type="string" calcext:value-type="string">
            <text:p>cosi' lo puoi cambiare poi piu' facilmente</text:p>
          </table:table-cell>
          <table:table-cell table:number-columns-repeated="1015"/>
        </table:table-row>
        <table:table-row table:style-name="ro1">
          <table:table-cell table:style-name="ce1" table:formula="of:=[.A50]+[.$C$1]" office:value-type="float" office:value="0.047" calcext:value-type="float">
            <text:p>0.047</text:p>
          </table:table-cell>
          <table:table-cell table:style-name="ce1" table:formula="of:=[.$C$2]-(9.807*POWER([.A51];2))/2" office:value-type="float" office:value="9.9891681685" calcext:value-type="float">
            <text:p>9.9891681685</text:p>
          </table:table-cell>
          <table:table-cell table:style-name="ce1" table:formula="of:=[.C50]+([.A51]-[.A50])*[.$E$1]" office:value-type="float" office:value="-0.460929" calcext:value-type="float">
            <text:p>-0.460929</text:p>
          </table:table-cell>
          <table:table-cell table:style-name="ce1" table:formula="of:=[.$C$2]+[.$E$1]*POWER([.A51];2)" office:value-type="float" office:value="9.978336337" calcext:value-type="float">
            <text:p>9.978336337</text:p>
          </table:table-cell>
          <table:table-cell table:number-columns-repeated="1020"/>
        </table:table-row>
        <table:table-row table:style-name="ro1">
          <table:table-cell table:style-name="ce1" table:formula="of:=[.A51]+[.$C$1]" office:value-type="float" office:value="0.048" calcext:value-type="float">
            <text:p>0.048</text:p>
          </table:table-cell>
          <table:table-cell table:style-name="ce1" table:formula="of:=[.$C$2]-(9.807*POWER([.A52];2))/2" office:value-type="float" office:value="9.988702336" calcext:value-type="float">
            <text:p>9.988702336</text:p>
          </table:table-cell>
          <table:table-cell table:style-name="ce1" table:formula="of:=[.C51]+([.A52]-[.A51])*[.$E$1]" office:value-type="float" office:value="-0.470736" calcext:value-type="float">
            <text:p>-0.470736</text:p>
          </table:table-cell>
          <table:table-cell table:style-name="ce1" table:formula="of:=[.$C$2]+[.$E$1]*POWER([.A52];2)" office:value-type="float" office:value="9.977404672" calcext:value-type="float">
            <text:p>9.977404672</text:p>
          </table:table-cell>
          <table:table-cell table:number-columns-repeated="1020"/>
        </table:table-row>
        <table:table-row table:style-name="ro1">
          <table:table-cell table:style-name="ce1" table:formula="of:=[.A52]+[.$C$1]" office:value-type="float" office:value="0.049" calcext:value-type="float">
            <text:p>0.049</text:p>
          </table:table-cell>
          <table:table-cell table:style-name="ce1" table:formula="of:=[.$C$2]-(9.807*POWER([.A53];2))/2" office:value-type="float" office:value="9.9882266965" calcext:value-type="float">
            <text:p>9.9882266965</text:p>
          </table:table-cell>
          <table:table-cell table:style-name="ce1" table:formula="of:=[.C52]+([.A53]-[.A52])*[.$E$1]" office:value-type="float" office:value="-0.480543" calcext:value-type="float">
            <text:p>-0.480543</text:p>
          </table:table-cell>
          <table:table-cell table:style-name="ce1" table:formula="of:=[.$C$2]+[.$E$1]*POWER([.A53];2)" office:value-type="float" office:value="9.976453393" calcext:value-type="float">
            <text:p>9.976453393</text:p>
          </table:table-cell>
          <table:table-cell table:number-columns-repeated="1020"/>
        </table:table-row>
        <table:table-row table:style-name="ro1">
          <table:table-cell table:style-name="ce1" table:formula="of:=[.A53]+[.$C$1]" office:value-type="float" office:value="0.05" calcext:value-type="float">
            <text:p>0.05</text:p>
          </table:table-cell>
          <table:table-cell table:style-name="ce1" table:formula="of:=[.$C$2]-(9.807*POWER([.A54];2))/2" office:value-type="float" office:value="9.98774125" calcext:value-type="float">
            <text:p>9.98774125</text:p>
          </table:table-cell>
          <table:table-cell table:style-name="ce1" table:formula="of:=[.C53]+([.A54]-[.A53])*[.$E$1]" office:value-type="float" office:value="-0.49035" calcext:value-type="float">
            <text:p>-0.49035</text:p>
          </table:table-cell>
          <table:table-cell table:style-name="ce1" table:formula="of:=[.$C$2]+[.$E$1]*POWER([.A54];2)" office:value-type="float" office:value="9.9754825" calcext:value-type="float">
            <text:p>9.9754825</text:p>
          </table:table-cell>
          <table:table-cell table:number-columns-repeated="1020"/>
        </table:table-row>
        <table:table-row table:style-name="ro1">
          <table:table-cell table:style-name="ce1" table:formula="of:=[.A54]+[.$C$1]" office:value-type="float" office:value="0.051" calcext:value-type="float">
            <text:p>0.051</text:p>
          </table:table-cell>
          <table:table-cell table:style-name="ce1" table:formula="of:=[.$C$2]-(9.807*POWER([.A55];2))/2" office:value-type="float" office:value="9.9872459965" calcext:value-type="float">
            <text:p>9.9872459965</text:p>
          </table:table-cell>
          <table:table-cell table:style-name="ce1" table:formula="of:=[.C54]+([.A55]-[.A54])*[.$E$1]" office:value-type="float" office:value="-0.500157" calcext:value-type="float">
            <text:p>-0.500157</text:p>
          </table:table-cell>
          <table:table-cell table:style-name="ce1" table:formula="of:=[.$C$2]+[.$E$1]*POWER([.A55];2)" office:value-type="float" office:value="9.974491993" calcext:value-type="float">
            <text:p>9.974491993</text:p>
          </table:table-cell>
          <table:table-cell table:number-columns-repeated="1020"/>
        </table:table-row>
        <table:table-row table:style-name="ro1">
          <table:table-cell table:style-name="ce1" table:formula="of:=[.A55]+[.$C$1]" office:value-type="float" office:value="0.052" calcext:value-type="float">
            <text:p>0.052</text:p>
          </table:table-cell>
          <table:table-cell table:style-name="ce1" table:formula="of:=[.$C$2]-(9.807*POWER([.A56];2))/2" office:value-type="float" office:value="9.986740936" calcext:value-type="float">
            <text:p>9.986740936</text:p>
          </table:table-cell>
          <table:table-cell table:style-name="ce1" table:formula="of:=[.C55]+([.A56]-[.A55])*[.$E$1]" office:value-type="float" office:value="-0.509964" calcext:value-type="float">
            <text:p>-0.509964</text:p>
          </table:table-cell>
          <table:table-cell table:style-name="ce1" table:formula="of:=[.$C$2]+[.$E$1]*POWER([.A56];2)" office:value-type="float" office:value="9.973481872" calcext:value-type="float">
            <text:p>9.973481872</text:p>
          </table:table-cell>
          <table:table-cell table:number-columns-repeated="1020"/>
        </table:table-row>
        <table:table-row table:style-name="ro1">
          <table:table-cell table:style-name="ce1" table:formula="of:=[.A56]+[.$C$1]" office:value-type="float" office:value="0.053" calcext:value-type="float">
            <text:p>0.053</text:p>
          </table:table-cell>
          <table:table-cell table:style-name="ce1" table:formula="of:=[.$C$2]-(9.807*POWER([.A57];2))/2" office:value-type="float" office:value="9.9862260685" calcext:value-type="float">
            <text:p>9.9862260685</text:p>
          </table:table-cell>
          <table:table-cell table:style-name="ce1" table:formula="of:=[.C56]+([.A57]-[.A56])*[.$E$1]" office:value-type="float" office:value="-0.519771" calcext:value-type="float">
            <text:p>-0.519771</text:p>
          </table:table-cell>
          <table:table-cell table:style-name="ce1" table:formula="of:=[.$C$2]+[.$E$1]*POWER([.A57];2)" office:value-type="float" office:value="9.972452137" calcext:value-type="float">
            <text:p>9.972452137</text:p>
          </table:table-cell>
          <table:table-cell table:number-columns-repeated="1020"/>
        </table:table-row>
        <table:table-row table:style-name="ro1">
          <table:table-cell table:style-name="ce1" table:formula="of:=[.A57]+[.$C$1]" office:value-type="float" office:value="0.054" calcext:value-type="float">
            <text:p>0.054</text:p>
          </table:table-cell>
          <table:table-cell table:style-name="ce1" table:formula="of:=[.$C$2]-(9.807*POWER([.A58];2))/2" office:value-type="float" office:value="9.985701394" calcext:value-type="float">
            <text:p>9.985701394</text:p>
          </table:table-cell>
          <table:table-cell table:style-name="ce1" table:formula="of:=[.C57]+([.A58]-[.A57])*[.$E$1]" office:value-type="float" office:value="-0.529578" calcext:value-type="float">
            <text:p>-0.529578</text:p>
          </table:table-cell>
          <table:table-cell table:style-name="ce1" table:formula="of:=[.$C$2]+[.$E$1]*POWER([.A58];2)" office:value-type="float" office:value="9.971402788" calcext:value-type="float">
            <text:p>9.971402788</text:p>
          </table:table-cell>
          <table:table-cell table:number-columns-repeated="13"/>
          <table:table-cell table:style-name="ce2"/>
          <table:table-cell table:number-columns-repeated="1006"/>
        </table:table-row>
        <table:table-row table:style-name="ro1">
          <table:table-cell table:style-name="ce1" table:formula="of:=[.A58]+[.$C$1]" office:value-type="float" office:value="0.055" calcext:value-type="float">
            <text:p>0.055</text:p>
          </table:table-cell>
          <table:table-cell table:style-name="ce1" table:formula="of:=[.$C$2]-(9.807*POWER([.A59];2))/2" office:value-type="float" office:value="9.9851669125" calcext:value-type="float">
            <text:p>9.9851669125</text:p>
          </table:table-cell>
          <table:table-cell table:style-name="ce1" table:formula="of:=[.C58]+([.A59]-[.A58])*[.$E$1]" office:value-type="float" office:value="-0.539385" calcext:value-type="float">
            <text:p>-0.539385</text:p>
          </table:table-cell>
          <table:table-cell table:style-name="ce1" table:formula="of:=[.$C$2]+[.$E$1]*POWER([.A59];2)" office:value-type="float" office:value="9.970333825" calcext:value-type="float">
            <text:p>9.970333825</text:p>
          </table:table-cell>
          <table:table-cell table:number-columns-repeated="1020"/>
        </table:table-row>
        <table:table-row table:style-name="ro1">
          <table:table-cell table:style-name="ce1" table:formula="of:=[.A59]+[.$C$1]" office:value-type="float" office:value="0.056" calcext:value-type="float">
            <text:p>0.056</text:p>
          </table:table-cell>
          <table:table-cell table:style-name="ce1" table:formula="of:=[.$C$2]-(9.807*POWER([.A60];2))/2" office:value-type="float" office:value="9.984622624" calcext:value-type="float">
            <text:p>9.984622624</text:p>
          </table:table-cell>
          <table:table-cell table:style-name="ce1" table:formula="of:=[.C59]+([.A60]-[.A59])*[.$E$1]" office:value-type="float" office:value="-0.549192" calcext:value-type="float">
            <text:p>-0.549192</text:p>
          </table:table-cell>
          <table:table-cell table:style-name="ce1" table:formula="of:=[.$C$2]+[.$E$1]*POWER([.A60];2)" office:value-type="float" office:value="9.969245248" calcext:value-type="float">
            <text:p>9.969245248</text:p>
          </table:table-cell>
          <table:table-cell table:number-columns-repeated="1020"/>
        </table:table-row>
        <table:table-row table:style-name="ro1">
          <table:table-cell table:style-name="ce1" table:formula="of:=[.A60]+[.$C$1]" office:value-type="float" office:value="0.057" calcext:value-type="float">
            <text:p>0.057</text:p>
          </table:table-cell>
          <table:table-cell table:style-name="ce1" table:formula="of:=[.$C$2]-(9.807*POWER([.A61];2))/2" office:value-type="float" office:value="9.9840685285" calcext:value-type="float">
            <text:p>9.9840685285</text:p>
          </table:table-cell>
          <table:table-cell table:style-name="ce1" table:formula="of:=[.C60]+([.A61]-[.A60])*[.$E$1]" office:value-type="float" office:value="-0.558999000000001" calcext:value-type="float">
            <text:p>-0.558999000000001</text:p>
          </table:table-cell>
          <table:table-cell table:style-name="ce1" table:formula="of:=[.$C$2]+[.$E$1]*POWER([.A61];2)" office:value-type="float" office:value="9.968137057" calcext:value-type="float">
            <text:p>9.968137057</text:p>
          </table:table-cell>
          <table:table-cell table:number-columns-repeated="1020"/>
        </table:table-row>
        <table:table-row table:style-name="ro1">
          <table:table-cell table:style-name="ce1" table:formula="of:=[.A61]+[.$C$1]" office:value-type="float" office:value="0.058" calcext:value-type="float">
            <text:p>0.058</text:p>
          </table:table-cell>
          <table:table-cell table:style-name="ce1" table:formula="of:=[.$C$2]-(9.807*POWER([.A62];2))/2" office:value-type="float" office:value="9.983504626" calcext:value-type="float">
            <text:p>9.983504626</text:p>
          </table:table-cell>
          <table:table-cell table:style-name="ce1" table:formula="of:=[.C61]+([.A62]-[.A61])*[.$E$1]" office:value-type="float" office:value="-0.568806" calcext:value-type="float">
            <text:p>-0.568806</text:p>
          </table:table-cell>
          <table:table-cell table:style-name="ce1" table:formula="of:=[.$C$2]+[.$E$1]*POWER([.A62];2)" office:value-type="float" office:value="9.967009252" calcext:value-type="float">
            <text:p>9.967009252</text:p>
          </table:table-cell>
          <table:table-cell table:number-columns-repeated="1020"/>
        </table:table-row>
        <table:table-row table:style-name="ro1">
          <table:table-cell table:style-name="ce1" table:formula="of:=[.A62]+[.$C$1]" office:value-type="float" office:value="0.0590000000000001" calcext:value-type="float">
            <text:p>0.059</text:p>
          </table:table-cell>
          <table:table-cell table:style-name="ce1" table:formula="of:=[.$C$2]-(9.807*POWER([.A63];2))/2" office:value-type="float" office:value="9.9829309165" calcext:value-type="float">
            <text:p>9.9829309165</text:p>
          </table:table-cell>
          <table:table-cell table:style-name="ce1" table:formula="of:=[.C62]+([.A63]-[.A62])*[.$E$1]" office:value-type="float" office:value="-0.578613" calcext:value-type="float">
            <text:p>-0.578613</text:p>
          </table:table-cell>
          <table:table-cell table:style-name="ce1" table:formula="of:=[.$C$2]+[.$E$1]*POWER([.A63];2)" office:value-type="float" office:value="9.965861833" calcext:value-type="float">
            <text:p>9.965861833</text:p>
          </table:table-cell>
          <table:table-cell table:number-columns-repeated="1020"/>
        </table:table-row>
        <table:table-row table:style-name="ro1">
          <table:table-cell table:style-name="ce1" table:formula="of:=[.A63]+[.$C$1]" office:value-type="float" office:value="0.06" calcext:value-type="float">
            <text:p>0.06</text:p>
          </table:table-cell>
          <table:table-cell table:style-name="ce1" table:formula="of:=[.$C$2]-(9.807*POWER([.A64];2))/2" office:value-type="float" office:value="9.9823474" calcext:value-type="float">
            <text:p>9.9823474</text:p>
          </table:table-cell>
          <table:table-cell table:style-name="ce1" table:formula="of:=[.C63]+([.A64]-[.A63])*[.$E$1]" office:value-type="float" office:value="-0.58842" calcext:value-type="float">
            <text:p>-0.58842</text:p>
          </table:table-cell>
          <table:table-cell table:style-name="ce1" table:formula="of:=[.$C$2]+[.$E$1]*POWER([.A64];2)" office:value-type="float" office:value="9.9646948" calcext:value-type="float">
            <text:p>9.9646948</text:p>
          </table:table-cell>
          <table:table-cell table:number-columns-repeated="1020"/>
        </table:table-row>
        <table:table-row table:style-name="ro1">
          <table:table-cell table:style-name="ce1" table:formula="of:=[.A64]+[.$C$1]" office:value-type="float" office:value="0.0610000000000001" calcext:value-type="float">
            <text:p>0.061</text:p>
          </table:table-cell>
          <table:table-cell table:style-name="ce1" table:formula="of:=[.$C$2]-(9.807*POWER([.A65];2))/2" office:value-type="float" office:value="9.9817540765" calcext:value-type="float">
            <text:p>9.9817540765</text:p>
          </table:table-cell>
          <table:table-cell table:style-name="ce1" table:formula="of:=[.C64]+([.A65]-[.A64])*[.$E$1]" office:value-type="float" office:value="-0.598227000000001" calcext:value-type="float">
            <text:p>-0.598227000000001</text:p>
          </table:table-cell>
          <table:table-cell table:style-name="ce1" table:formula="of:=[.$C$2]+[.$E$1]*POWER([.A65];2)" office:value-type="float" office:value="9.963508153" calcext:value-type="float">
            <text:p>9.963508153</text:p>
          </table:table-cell>
          <table:table-cell table:number-columns-repeated="1020"/>
        </table:table-row>
        <table:table-row table:style-name="ro1">
          <table:table-cell table:style-name="ce1" table:formula="of:=[.A65]+[.$C$1]" office:value-type="float" office:value="0.062" calcext:value-type="float">
            <text:p>0.062</text:p>
          </table:table-cell>
          <table:table-cell table:style-name="ce1" table:formula="of:=[.$C$2]-(9.807*POWER([.A66];2))/2" office:value-type="float" office:value="9.981150946" calcext:value-type="float">
            <text:p>9.981150946</text:p>
          </table:table-cell>
          <table:table-cell table:style-name="ce1" table:formula="of:=[.C65]+([.A66]-[.A65])*[.$E$1]" office:value-type="float" office:value="-0.608034000000001" calcext:value-type="float">
            <text:p>-0.608034000000001</text:p>
          </table:table-cell>
          <table:table-cell table:style-name="ce1" table:formula="of:=[.$C$2]+[.$E$1]*POWER([.A66];2)" office:value-type="float" office:value="9.962301892" calcext:value-type="float">
            <text:p>9.962301892</text:p>
          </table:table-cell>
          <table:table-cell table:number-columns-repeated="1020"/>
        </table:table-row>
        <table:table-row table:style-name="ro1">
          <table:table-cell table:style-name="ce1" table:formula="of:=[.A66]+[.$C$1]" office:value-type="float" office:value="0.063" calcext:value-type="float">
            <text:p>0.063</text:p>
          </table:table-cell>
          <table:table-cell table:style-name="ce1" table:formula="of:=[.$C$2]-(9.807*POWER([.A67];2))/2" office:value-type="float" office:value="9.9805380085" calcext:value-type="float">
            <text:p>9.9805380085</text:p>
          </table:table-cell>
          <table:table-cell table:style-name="ce1" table:formula="of:=[.C66]+([.A67]-[.A66])*[.$E$1]" office:value-type="float" office:value="-0.617841" calcext:value-type="float">
            <text:p>-0.617841</text:p>
          </table:table-cell>
          <table:table-cell table:style-name="ce1" table:formula="of:=[.$C$2]+[.$E$1]*POWER([.A67];2)" office:value-type="float" office:value="9.961076017" calcext:value-type="float">
            <text:p>9.961076017</text:p>
          </table:table-cell>
          <table:table-cell table:number-columns-repeated="1020"/>
        </table:table-row>
        <table:table-row table:style-name="ro1">
          <table:table-cell table:style-name="ce1" table:formula="of:=[.A67]+[.$C$1]" office:value-type="float" office:value="0.064" calcext:value-type="float">
            <text:p>0.064</text:p>
          </table:table-cell>
          <table:table-cell table:style-name="ce1" table:formula="of:=[.$C$2]-(9.807*POWER([.A68];2))/2" office:value-type="float" office:value="9.979915264" calcext:value-type="float">
            <text:p>9.979915264</text:p>
          </table:table-cell>
          <table:table-cell table:style-name="ce1" table:formula="of:=[.C67]+([.A68]-[.A67])*[.$E$1]" office:value-type="float" office:value="-0.627648" calcext:value-type="float">
            <text:p>-0.627648</text:p>
          </table:table-cell>
          <table:table-cell table:style-name="ce1" table:formula="of:=[.$C$2]+[.$E$1]*POWER([.A68];2)" office:value-type="float" office:value="9.959830528" calcext:value-type="float">
            <text:p>9.959830528</text:p>
          </table:table-cell>
          <table:table-cell table:number-columns-repeated="1020"/>
        </table:table-row>
        <table:table-row table:style-name="ro1">
          <table:table-cell table:style-name="ce1" table:formula="of:=[.A68]+[.$C$1]" office:value-type="float" office:value="0.065" calcext:value-type="float">
            <text:p>0.065</text:p>
          </table:table-cell>
          <table:table-cell table:style-name="ce1" table:formula="of:=[.$C$2]-(9.807*POWER([.A69];2))/2" office:value-type="float" office:value="9.9792827125" calcext:value-type="float">
            <text:p>9.9792827125</text:p>
          </table:table-cell>
          <table:table-cell table:style-name="ce1" table:formula="of:=[.C68]+([.A69]-[.A68])*[.$E$1]" office:value-type="float" office:value="-0.637455" calcext:value-type="float">
            <text:p>-0.637455</text:p>
          </table:table-cell>
          <table:table-cell table:style-name="ce1" table:formula="of:=[.$C$2]+[.$E$1]*POWER([.A69];2)" office:value-type="float" office:value="9.958565425" calcext:value-type="float">
            <text:p>9.958565425</text:p>
          </table:table-cell>
          <table:table-cell table:number-columns-repeated="1020"/>
        </table:table-row>
        <table:table-row table:style-name="ro1">
          <table:table-cell table:style-name="ce1" table:formula="of:=[.A69]+[.$C$1]" office:value-type="float" office:value="0.066" calcext:value-type="float">
            <text:p>0.066</text:p>
          </table:table-cell>
          <table:table-cell table:style-name="ce1" table:formula="of:=[.$C$2]-(9.807*POWER([.A70];2))/2" office:value-type="float" office:value="9.978640354" calcext:value-type="float">
            <text:p>9.978640354</text:p>
          </table:table-cell>
          <table:table-cell table:style-name="ce1" table:formula="of:=[.C69]+([.A70]-[.A69])*[.$E$1]" office:value-type="float" office:value="-0.647262" calcext:value-type="float">
            <text:p>-0.647262</text:p>
          </table:table-cell>
          <table:table-cell table:style-name="ce1" table:formula="of:=[.$C$2]+[.$E$1]*POWER([.A70];2)" office:value-type="float" office:value="9.957280708" calcext:value-type="float">
            <text:p>9.957280708</text:p>
          </table:table-cell>
          <table:table-cell table:number-columns-repeated="1020"/>
        </table:table-row>
        <table:table-row table:style-name="ro1">
          <table:table-cell table:style-name="ce1" table:formula="of:=[.A70]+[.$C$1]" office:value-type="float" office:value="0.067" calcext:value-type="float">
            <text:p>0.067</text:p>
          </table:table-cell>
          <table:table-cell table:style-name="ce1" table:formula="of:=[.$C$2]-(9.807*POWER([.A71];2))/2" office:value-type="float" office:value="9.9779881885" calcext:value-type="float">
            <text:p>9.9779881885</text:p>
          </table:table-cell>
          <table:table-cell table:style-name="ce1" table:formula="of:=[.C70]+([.A71]-[.A70])*[.$E$1]" office:value-type="float" office:value="-0.657069" calcext:value-type="float">
            <text:p>-0.657069</text:p>
          </table:table-cell>
          <table:table-cell table:style-name="ce1" table:formula="of:=[.$C$2]+[.$E$1]*POWER([.A71];2)" office:value-type="float" office:value="9.955976377" calcext:value-type="float">
            <text:p>9.955976377</text:p>
          </table:table-cell>
          <table:table-cell table:number-columns-repeated="1020"/>
        </table:table-row>
        <table:table-row table:style-name="ro1">
          <table:table-cell table:style-name="ce1" table:formula="of:=[.A71]+[.$C$1]" office:value-type="float" office:value="0.068" calcext:value-type="float">
            <text:p>0.068</text:p>
          </table:table-cell>
          <table:table-cell table:style-name="ce1" table:formula="of:=[.$C$2]-(9.807*POWER([.A72];2))/2" office:value-type="float" office:value="9.977326216" calcext:value-type="float">
            <text:p>9.977326216</text:p>
          </table:table-cell>
          <table:table-cell table:style-name="ce1" table:formula="of:=[.C71]+([.A72]-[.A71])*[.$E$1]" office:value-type="float" office:value="-0.666876" calcext:value-type="float">
            <text:p>-0.666876</text:p>
          </table:table-cell>
          <table:table-cell table:style-name="ce1" table:formula="of:=[.$C$2]+[.$E$1]*POWER([.A72];2)" office:value-type="float" office:value="9.954652432" calcext:value-type="float">
            <text:p>9.954652432</text:p>
          </table:table-cell>
          <table:table-cell table:number-columns-repeated="1020"/>
        </table:table-row>
        <table:table-row table:style-name="ro1">
          <table:table-cell table:style-name="ce1" table:formula="of:=[.A72]+[.$C$1]" office:value-type="float" office:value="0.0690000000000001" calcext:value-type="float">
            <text:p>0.069</text:p>
          </table:table-cell>
          <table:table-cell table:style-name="ce1" table:formula="of:=[.$C$2]-(9.807*POWER([.A73];2))/2" office:value-type="float" office:value="9.9766544365" calcext:value-type="float">
            <text:p>9.9766544365</text:p>
          </table:table-cell>
          <table:table-cell table:style-name="ce1" table:formula="of:=[.C72]+([.A73]-[.A72])*[.$E$1]" office:value-type="float" office:value="-0.676683" calcext:value-type="float">
            <text:p>-0.676683</text:p>
          </table:table-cell>
          <table:table-cell table:style-name="ce1" table:formula="of:=[.$C$2]+[.$E$1]*POWER([.A73];2)" office:value-type="float" office:value="9.953308873" calcext:value-type="float">
            <text:p>9.953308873</text:p>
          </table:table-cell>
          <table:table-cell table:number-columns-repeated="1020"/>
        </table:table-row>
        <table:table-row table:style-name="ro1">
          <table:table-cell table:style-name="ce1" table:formula="of:=[.A73]+[.$C$1]" office:value-type="float" office:value="0.07" calcext:value-type="float">
            <text:p>0.07</text:p>
          </table:table-cell>
          <table:table-cell table:style-name="ce1" table:formula="of:=[.$C$2]-(9.807*POWER([.A74];2))/2" office:value-type="float" office:value="9.97597285" calcext:value-type="float">
            <text:p>9.97597285</text:p>
          </table:table-cell>
          <table:table-cell table:style-name="ce1" table:formula="of:=[.C73]+([.A74]-[.A73])*[.$E$1]" office:value-type="float" office:value="-0.686490000000001" calcext:value-type="float">
            <text:p>-0.686490000000001</text:p>
          </table:table-cell>
          <table:table-cell table:style-name="ce1" table:formula="of:=[.$C$2]+[.$E$1]*POWER([.A74];2)" office:value-type="float" office:value="9.9519457" calcext:value-type="float">
            <text:p>9.9519457</text:p>
          </table:table-cell>
          <table:table-cell table:number-columns-repeated="1020"/>
        </table:table-row>
        <table:table-row table:style-name="ro1">
          <table:table-cell table:style-name="ce1" table:formula="of:=[.A74]+[.$C$1]" office:value-type="float" office:value="0.0710000000000001" calcext:value-type="float">
            <text:p>0.071</text:p>
          </table:table-cell>
          <table:table-cell table:style-name="ce1" table:formula="of:=[.$C$2]-(9.807*POWER([.A75];2))/2" office:value-type="float" office:value="9.9752814565" calcext:value-type="float">
            <text:p>9.9752814565</text:p>
          </table:table-cell>
          <table:table-cell table:style-name="ce1" table:formula="of:=[.C74]+([.A75]-[.A74])*[.$E$1]" office:value-type="float" office:value="-0.696297000000001" calcext:value-type="float">
            <text:p>-0.696297000000001</text:p>
          </table:table-cell>
          <table:table-cell table:style-name="ce1" table:formula="of:=[.$C$2]+[.$E$1]*POWER([.A75];2)" office:value-type="float" office:value="9.950562913" calcext:value-type="float">
            <text:p>9.950562913</text:p>
          </table:table-cell>
          <table:table-cell table:number-columns-repeated="1020"/>
        </table:table-row>
        <table:table-row table:style-name="ro1">
          <table:table-cell table:style-name="ce1" table:formula="of:=[.A75]+[.$C$1]" office:value-type="float" office:value="0.072" calcext:value-type="float">
            <text:p>0.072</text:p>
          </table:table-cell>
          <table:table-cell table:style-name="ce1" table:formula="of:=[.$C$2]-(9.807*POWER([.A76];2))/2" office:value-type="float" office:value="9.974580256" calcext:value-type="float">
            <text:p>9.974580256</text:p>
          </table:table-cell>
          <table:table-cell table:style-name="ce1" table:formula="of:=[.C75]+([.A76]-[.A75])*[.$E$1]" office:value-type="float" office:value="-0.706104" calcext:value-type="float">
            <text:p>-0.706104</text:p>
          </table:table-cell>
          <table:table-cell table:style-name="ce1" table:formula="of:=[.$C$2]+[.$E$1]*POWER([.A76];2)" office:value-type="float" office:value="9.949160512" calcext:value-type="float">
            <text:p>9.949160512</text:p>
          </table:table-cell>
          <table:table-cell table:number-columns-repeated="1020"/>
        </table:table-row>
        <table:table-row table:style-name="ro1">
          <table:table-cell table:style-name="ce1" table:formula="of:=[.A76]+[.$C$1]" office:value-type="float" office:value="0.0730000000000001" calcext:value-type="float">
            <text:p>0.073</text:p>
          </table:table-cell>
          <table:table-cell table:style-name="ce1" table:formula="of:=[.$C$2]-(9.807*POWER([.A77];2))/2" office:value-type="float" office:value="9.9738692485" calcext:value-type="float">
            <text:p>9.9738692485</text:p>
          </table:table-cell>
          <table:table-cell table:style-name="ce1" table:formula="of:=[.C76]+([.A77]-[.A76])*[.$E$1]" office:value-type="float" office:value="-0.715911" calcext:value-type="float">
            <text:p>-0.715911</text:p>
          </table:table-cell>
          <table:table-cell table:style-name="ce1" table:formula="of:=[.$C$2]+[.$E$1]*POWER([.A77];2)" office:value-type="float" office:value="9.947738497" calcext:value-type="float">
            <text:p>9.947738497</text:p>
          </table:table-cell>
          <table:table-cell table:number-columns-repeated="1020"/>
        </table:table-row>
        <table:table-row table:style-name="ro1">
          <table:table-cell table:style-name="ce1" table:formula="of:=[.A77]+[.$C$1]" office:value-type="float" office:value="0.0740000000000001" calcext:value-type="float">
            <text:p>0.074</text:p>
          </table:table-cell>
          <table:table-cell table:style-name="ce1" table:formula="of:=[.$C$2]-(9.807*POWER([.A78];2))/2" office:value-type="float" office:value="9.973148434" calcext:value-type="float">
            <text:p>9.973148434</text:p>
          </table:table-cell>
          <table:table-cell table:style-name="ce1" table:formula="of:=[.C77]+([.A78]-[.A77])*[.$E$1]" office:value-type="float" office:value="-0.725718000000001" calcext:value-type="float">
            <text:p>-0.725718000000001</text:p>
          </table:table-cell>
          <table:table-cell table:style-name="ce1" table:formula="of:=[.$C$2]+[.$E$1]*POWER([.A78];2)" office:value-type="float" office:value="9.946296868" calcext:value-type="float">
            <text:p>9.946296868</text:p>
          </table:table-cell>
          <table:table-cell table:number-columns-repeated="1020"/>
        </table:table-row>
        <table:table-row table:style-name="ro1">
          <table:table-cell table:style-name="ce1" table:formula="of:=[.A78]+[.$C$1]" office:value-type="float" office:value="0.0750000000000001" calcext:value-type="float">
            <text:p>0.075</text:p>
          </table:table-cell>
          <table:table-cell table:style-name="ce1" table:formula="of:=[.$C$2]-(9.807*POWER([.A79];2))/2" office:value-type="float" office:value="9.9724178125" calcext:value-type="float">
            <text:p>9.9724178125</text:p>
          </table:table-cell>
          <table:table-cell table:style-name="ce1" table:formula="of:=[.C78]+([.A79]-[.A78])*[.$E$1]" office:value-type="float" office:value="-0.735525000000001" calcext:value-type="float">
            <text:p>-0.735525000000001</text:p>
          </table:table-cell>
          <table:table-cell table:style-name="ce1" table:formula="of:=[.$C$2]+[.$E$1]*POWER([.A79];2)" office:value-type="float" office:value="9.944835625" calcext:value-type="float">
            <text:p>9.944835625</text:p>
          </table:table-cell>
          <table:table-cell table:number-columns-repeated="1020"/>
        </table:table-row>
        <table:table-row table:style-name="ro1">
          <table:table-cell table:style-name="ce1" table:formula="of:=[.A79]+[.$C$1]" office:value-type="float" office:value="0.0760000000000001" calcext:value-type="float">
            <text:p>0.076</text:p>
          </table:table-cell>
          <table:table-cell table:style-name="ce1" table:formula="of:=[.$C$2]-(9.807*POWER([.A80];2))/2" office:value-type="float" office:value="9.971677384" calcext:value-type="float">
            <text:p>9.971677384</text:p>
          </table:table-cell>
          <table:table-cell table:style-name="ce1" table:formula="of:=[.C79]+([.A80]-[.A79])*[.$E$1]" office:value-type="float" office:value="-0.745332000000001" calcext:value-type="float">
            <text:p>-0.745332000000001</text:p>
          </table:table-cell>
          <table:table-cell table:style-name="ce1" table:formula="of:=[.$C$2]+[.$E$1]*POWER([.A80];2)" office:value-type="float" office:value="9.943354768" calcext:value-type="float">
            <text:p>9.943354768</text:p>
          </table:table-cell>
          <table:table-cell table:number-columns-repeated="1020"/>
        </table:table-row>
        <table:table-row table:style-name="ro1">
          <table:table-cell table:style-name="ce1" table:formula="of:=[.A80]+[.$C$1]" office:value-type="float" office:value="0.0770000000000001" calcext:value-type="float">
            <text:p>0.077</text:p>
          </table:table-cell>
          <table:table-cell table:style-name="ce1" table:formula="of:=[.$C$2]-(9.807*POWER([.A81];2))/2" office:value-type="float" office:value="9.9709271485" calcext:value-type="float">
            <text:p>9.9709271485</text:p>
          </table:table-cell>
          <table:table-cell table:style-name="ce1" table:formula="of:=[.C80]+([.A81]-[.A80])*[.$E$1]" office:value-type="float" office:value="-0.755139000000001" calcext:value-type="float">
            <text:p>-0.755139000000001</text:p>
          </table:table-cell>
          <table:table-cell table:style-name="ce1" table:formula="of:=[.$C$2]+[.$E$1]*POWER([.A81];2)" office:value-type="float" office:value="9.941854297" calcext:value-type="float">
            <text:p>9.941854297</text:p>
          </table:table-cell>
          <table:table-cell table:number-columns-repeated="1020"/>
        </table:table-row>
        <table:table-row table:style-name="ro1">
          <table:table-cell table:style-name="ce1" table:formula="of:=[.A81]+[.$C$1]" office:value-type="float" office:value="0.0780000000000001" calcext:value-type="float">
            <text:p>0.078</text:p>
          </table:table-cell>
          <table:table-cell table:style-name="ce1" table:formula="of:=[.$C$2]-(9.807*POWER([.A82];2))/2" office:value-type="float" office:value="9.970167106" calcext:value-type="float">
            <text:p>9.970167106</text:p>
          </table:table-cell>
          <table:table-cell table:style-name="ce1" table:formula="of:=[.C81]+([.A82]-[.A81])*[.$E$1]" office:value-type="float" office:value="-0.764946000000001" calcext:value-type="float">
            <text:p>-0.764946000000001</text:p>
          </table:table-cell>
          <table:table-cell table:style-name="ce1" table:formula="of:=[.$C$2]+[.$E$1]*POWER([.A82];2)" office:value-type="float" office:value="9.940334212" calcext:value-type="float">
            <text:p>9.940334212</text:p>
          </table:table-cell>
          <table:table-cell table:number-columns-repeated="1020"/>
        </table:table-row>
        <table:table-row table:style-name="ro1">
          <table:table-cell table:style-name="ce1" table:formula="of:=[.A82]+[.$C$1]" office:value-type="float" office:value="0.0790000000000001" calcext:value-type="float">
            <text:p>0.079</text:p>
          </table:table-cell>
          <table:table-cell table:style-name="ce1" table:formula="of:=[.$C$2]-(9.807*POWER([.A83];2))/2" office:value-type="float" office:value="9.9693972565" calcext:value-type="float">
            <text:p>9.9693972565</text:p>
          </table:table-cell>
          <table:table-cell table:style-name="ce1" table:formula="of:=[.C82]+([.A83]-[.A82])*[.$E$1]" office:value-type="float" office:value="-0.774753000000001" calcext:value-type="float">
            <text:p>-0.774753000000001</text:p>
          </table:table-cell>
          <table:table-cell table:style-name="ce1" table:formula="of:=[.$C$2]+[.$E$1]*POWER([.A83];2)" office:value-type="float" office:value="9.938794513" calcext:value-type="float">
            <text:p>9.938794513</text:p>
          </table:table-cell>
          <table:table-cell table:number-columns-repeated="1020"/>
        </table:table-row>
        <table:table-row table:style-name="ro1">
          <table:table-cell table:style-name="ce1" table:formula="of:=[.A83]+[.$C$1]" office:value-type="float" office:value="0.0800000000000001" calcext:value-type="float">
            <text:p>0.08</text:p>
          </table:table-cell>
          <table:table-cell table:style-name="ce1" table:formula="of:=[.$C$2]-(9.807*POWER([.A84];2))/2" office:value-type="float" office:value="9.9686176" calcext:value-type="float">
            <text:p>9.9686176</text:p>
          </table:table-cell>
          <table:table-cell table:style-name="ce1" table:formula="of:=[.C83]+([.A84]-[.A83])*[.$E$1]" office:value-type="float" office:value="-0.784560000000001" calcext:value-type="float">
            <text:p>-0.784560000000001</text:p>
          </table:table-cell>
          <table:table-cell table:style-name="ce1" table:formula="of:=[.$C$2]+[.$E$1]*POWER([.A84];2)" office:value-type="float" office:value="9.9372352" calcext:value-type="float">
            <text:p>9.9372352</text:p>
          </table:table-cell>
          <table:table-cell table:number-columns-repeated="1020"/>
        </table:table-row>
        <table:table-row table:style-name="ro1">
          <table:table-cell table:style-name="ce1" table:formula="of:=[.A84]+[.$C$1]" office:value-type="float" office:value="0.0810000000000001" calcext:value-type="float">
            <text:p>0.081</text:p>
          </table:table-cell>
          <table:table-cell table:style-name="ce1" table:formula="of:=[.$C$2]-(9.807*POWER([.A85];2))/2" office:value-type="float" office:value="9.9678281365" calcext:value-type="float">
            <text:p>9.9678281365</text:p>
          </table:table-cell>
          <table:table-cell table:style-name="ce1" table:formula="of:=[.C84]+([.A85]-[.A84])*[.$E$1]" office:value-type="float" office:value="-0.794367000000001" calcext:value-type="float">
            <text:p>-0.794367000000001</text:p>
          </table:table-cell>
          <table:table-cell table:style-name="ce1" table:formula="of:=[.$C$2]+[.$E$1]*POWER([.A85];2)" office:value-type="float" office:value="9.935656273" calcext:value-type="float">
            <text:p>9.935656273</text:p>
          </table:table-cell>
          <table:table-cell table:number-columns-repeated="1020"/>
        </table:table-row>
        <table:table-row table:style-name="ro1">
          <table:table-cell table:style-name="ce1" table:formula="of:=[.A85]+[.$C$1]" office:value-type="float" office:value="0.0820000000000001" calcext:value-type="float">
            <text:p>0.082</text:p>
          </table:table-cell>
          <table:table-cell table:style-name="ce1" table:formula="of:=[.$C$2]-(9.807*POWER([.A86];2))/2" office:value-type="float" office:value="9.967028866" calcext:value-type="float">
            <text:p>9.967028866</text:p>
          </table:table-cell>
          <table:table-cell table:style-name="ce1" table:formula="of:=[.C85]+([.A86]-[.A85])*[.$E$1]" office:value-type="float" office:value="-0.804174000000001" calcext:value-type="float">
            <text:p>-0.804174000000001</text:p>
          </table:table-cell>
          <table:table-cell table:style-name="ce1" table:formula="of:=[.$C$2]+[.$E$1]*POWER([.A86];2)" office:value-type="float" office:value="9.934057732" calcext:value-type="float">
            <text:p>9.934057732</text:p>
          </table:table-cell>
          <table:table-cell table:number-columns-repeated="1020"/>
        </table:table-row>
        <table:table-row table:style-name="ro1">
          <table:table-cell table:style-name="ce1" table:formula="of:=[.A86]+[.$C$1]" office:value-type="float" office:value="0.0830000000000001" calcext:value-type="float">
            <text:p>0.083</text:p>
          </table:table-cell>
          <table:table-cell table:style-name="ce1" table:formula="of:=[.$C$2]-(9.807*POWER([.A87];2))/2" office:value-type="float" office:value="9.9662197885" calcext:value-type="float">
            <text:p>9.9662197885</text:p>
          </table:table-cell>
          <table:table-cell table:style-name="ce1" table:formula="of:=[.C86]+([.A87]-[.A86])*[.$E$1]" office:value-type="float" office:value="-0.813981000000001" calcext:value-type="float">
            <text:p>-0.813981000000001</text:p>
          </table:table-cell>
          <table:table-cell table:style-name="ce1" table:formula="of:=[.$C$2]+[.$E$1]*POWER([.A87];2)" office:value-type="float" office:value="9.932439577" calcext:value-type="float">
            <text:p>9.932439577</text:p>
          </table:table-cell>
          <table:table-cell table:number-columns-repeated="1020"/>
        </table:table-row>
        <table:table-row table:style-name="ro1">
          <table:table-cell table:style-name="ce1" table:formula="of:=[.A87]+[.$C$1]" office:value-type="float" office:value="0.0840000000000001" calcext:value-type="float">
            <text:p>0.084</text:p>
          </table:table-cell>
          <table:table-cell table:style-name="ce1" table:formula="of:=[.$C$2]-(9.807*POWER([.A88];2))/2" office:value-type="float" office:value="9.965400904" calcext:value-type="float">
            <text:p>9.965400904</text:p>
          </table:table-cell>
          <table:table-cell table:style-name="ce1" table:formula="of:=[.C87]+([.A88]-[.A87])*[.$E$1]" office:value-type="float" office:value="-0.823788000000001" calcext:value-type="float">
            <text:p>-0.823788000000001</text:p>
          </table:table-cell>
          <table:table-cell table:style-name="ce1" table:formula="of:=[.$C$2]+[.$E$1]*POWER([.A88];2)" office:value-type="float" office:value="9.930801808" calcext:value-type="float">
            <text:p>9.930801808</text:p>
          </table:table-cell>
          <table:table-cell table:number-columns-repeated="1020"/>
        </table:table-row>
        <table:table-row table:style-name="ro1">
          <table:table-cell table:style-name="ce1" table:formula="of:=[.A88]+[.$C$1]" office:value-type="float" office:value="0.0850000000000001" calcext:value-type="float">
            <text:p>0.085</text:p>
          </table:table-cell>
          <table:table-cell table:style-name="ce1" table:formula="of:=[.$C$2]-(9.807*POWER([.A89];2))/2" office:value-type="float" office:value="9.9645722125" calcext:value-type="float">
            <text:p>9.9645722125</text:p>
          </table:table-cell>
          <table:table-cell table:style-name="ce1" table:formula="of:=[.C88]+([.A89]-[.A88])*[.$E$1]" office:value-type="float" office:value="-0.833595000000001" calcext:value-type="float">
            <text:p>-0.833595000000001</text:p>
          </table:table-cell>
          <table:table-cell table:style-name="ce1" table:formula="of:=[.$C$2]+[.$E$1]*POWER([.A89];2)" office:value-type="float" office:value="9.929144425" calcext:value-type="float">
            <text:p>9.929144425</text:p>
          </table:table-cell>
          <table:table-cell table:number-columns-repeated="1020"/>
        </table:table-row>
        <table:table-row table:style-name="ro1">
          <table:table-cell table:style-name="ce1" table:formula="of:=[.A89]+[.$C$1]" office:value-type="float" office:value="0.0860000000000001" calcext:value-type="float">
            <text:p>0.086</text:p>
          </table:table-cell>
          <table:table-cell table:style-name="ce1" table:formula="of:=[.$C$2]-(9.807*POWER([.A90];2))/2" office:value-type="float" office:value="9.963733714" calcext:value-type="float">
            <text:p>9.963733714</text:p>
          </table:table-cell>
          <table:table-cell table:style-name="ce1" table:formula="of:=[.C89]+([.A90]-[.A89])*[.$E$1]" office:value-type="float" office:value="-0.843402000000001" calcext:value-type="float">
            <text:p>-0.843402000000001</text:p>
          </table:table-cell>
          <table:table-cell table:style-name="ce1" table:formula="of:=[.$C$2]+[.$E$1]*POWER([.A90];2)" office:value-type="float" office:value="9.927467428" calcext:value-type="float">
            <text:p>9.927467428</text:p>
          </table:table-cell>
          <table:table-cell table:number-columns-repeated="1020"/>
        </table:table-row>
        <table:table-row table:style-name="ro1">
          <table:table-cell table:style-name="ce1" table:formula="of:=[.A90]+[.$C$1]" office:value-type="float" office:value="0.0870000000000001" calcext:value-type="float">
            <text:p>0.087</text:p>
          </table:table-cell>
          <table:table-cell table:style-name="ce1" table:formula="of:=[.$C$2]-(9.807*POWER([.A91];2))/2" office:value-type="float" office:value="9.9628854085" calcext:value-type="float">
            <text:p>9.9628854085</text:p>
          </table:table-cell>
          <table:table-cell table:style-name="ce1" table:formula="of:=[.C90]+([.A91]-[.A90])*[.$E$1]" office:value-type="float" office:value="-0.853209000000001" calcext:value-type="float">
            <text:p>-0.853209000000001</text:p>
          </table:table-cell>
          <table:table-cell table:style-name="ce1" table:formula="of:=[.$C$2]+[.$E$1]*POWER([.A91];2)" office:value-type="float" office:value="9.925770817" calcext:value-type="float">
            <text:p>9.925770817</text:p>
          </table:table-cell>
          <table:table-cell table:number-columns-repeated="1020"/>
        </table:table-row>
        <table:table-row table:style-name="ro1">
          <table:table-cell table:style-name="ce1" table:formula="of:=[.A91]+[.$C$1]" office:value-type="float" office:value="0.0880000000000001" calcext:value-type="float">
            <text:p>0.088</text:p>
          </table:table-cell>
          <table:table-cell table:style-name="ce1" table:formula="of:=[.$C$2]-(9.807*POWER([.A92];2))/2" office:value-type="float" office:value="9.962027296" calcext:value-type="float">
            <text:p>9.962027296</text:p>
          </table:table-cell>
          <table:table-cell table:style-name="ce1" table:formula="of:=[.C91]+([.A92]-[.A91])*[.$E$1]" office:value-type="float" office:value="-0.863016000000001" calcext:value-type="float">
            <text:p>-0.863016000000001</text:p>
          </table:table-cell>
          <table:table-cell table:style-name="ce1" table:formula="of:=[.$C$2]+[.$E$1]*POWER([.A92];2)" office:value-type="float" office:value="9.924054592" calcext:value-type="float">
            <text:p>9.924054592</text:p>
          </table:table-cell>
          <table:table-cell table:number-columns-repeated="1020"/>
        </table:table-row>
        <table:table-row table:style-name="ro1">
          <table:table-cell table:style-name="ce1" table:formula="of:=[.A92]+[.$C$1]" office:value-type="float" office:value="0.0890000000000001" calcext:value-type="float">
            <text:p>0.089</text:p>
          </table:table-cell>
          <table:table-cell table:style-name="ce1" table:formula="of:=[.$C$2]-(9.807*POWER([.A93];2))/2" office:value-type="float" office:value="9.9611593765" calcext:value-type="float">
            <text:p>9.9611593765</text:p>
          </table:table-cell>
          <table:table-cell table:style-name="ce1" table:formula="of:=[.C92]+([.A93]-[.A92])*[.$E$1]" office:value-type="float" office:value="-0.872823000000001" calcext:value-type="float">
            <text:p>-0.872823000000001</text:p>
          </table:table-cell>
          <table:table-cell table:style-name="ce1" table:formula="of:=[.$C$2]+[.$E$1]*POWER([.A93];2)" office:value-type="float" office:value="9.922318753" calcext:value-type="float">
            <text:p>9.922318753</text:p>
          </table:table-cell>
          <table:table-cell table:number-columns-repeated="1020"/>
        </table:table-row>
        <table:table-row table:style-name="ro1">
          <table:table-cell table:style-name="ce1" table:formula="of:=[.A93]+[.$C$1]" office:value-type="float" office:value="0.0900000000000001" calcext:value-type="float">
            <text:p>0.09</text:p>
          </table:table-cell>
          <table:table-cell table:style-name="ce1" table:formula="of:=[.$C$2]-(9.807*POWER([.A94];2))/2" office:value-type="float" office:value="9.96028165" calcext:value-type="float">
            <text:p>9.96028165</text:p>
          </table:table-cell>
          <table:table-cell table:style-name="ce1" table:formula="of:=[.C93]+([.A94]-[.A93])*[.$E$1]" office:value-type="float" office:value="-0.882630000000001" calcext:value-type="float">
            <text:p>-0.882630000000001</text:p>
          </table:table-cell>
          <table:table-cell table:style-name="ce1" table:formula="of:=[.$C$2]+[.$E$1]*POWER([.A94];2)" office:value-type="float" office:value="9.9205633" calcext:value-type="float">
            <text:p>9.9205633</text:p>
          </table:table-cell>
          <table:table-cell table:number-columns-repeated="1020"/>
        </table:table-row>
        <table:table-row table:style-name="ro1">
          <table:table-cell table:style-name="ce1" table:formula="of:=[.A94]+[.$C$1]" office:value-type="float" office:value="0.0910000000000001" calcext:value-type="float">
            <text:p>0.091</text:p>
          </table:table-cell>
          <table:table-cell table:style-name="ce1" table:formula="of:=[.$C$2]-(9.807*POWER([.A95];2))/2" office:value-type="float" office:value="9.9593941165" calcext:value-type="float">
            <text:p>9.9593941165</text:p>
          </table:table-cell>
          <table:table-cell table:style-name="ce1" table:formula="of:=[.C94]+([.A95]-[.A94])*[.$E$1]" office:value-type="float" office:value="-0.892437000000001" calcext:value-type="float">
            <text:p>-0.892437000000001</text:p>
          </table:table-cell>
          <table:table-cell table:style-name="ce1" table:formula="of:=[.$C$2]+[.$E$1]*POWER([.A95];2)" office:value-type="float" office:value="9.918788233" calcext:value-type="float">
            <text:p>9.918788233</text:p>
          </table:table-cell>
          <table:table-cell table:number-columns-repeated="1020"/>
        </table:table-row>
        <table:table-row table:style-name="ro1">
          <table:table-cell table:style-name="ce1" table:formula="of:=[.A95]+[.$C$1]" office:value-type="float" office:value="0.0920000000000001" calcext:value-type="float">
            <text:p>0.092</text:p>
          </table:table-cell>
          <table:table-cell table:style-name="ce1" table:formula="of:=[.$C$2]-(9.807*POWER([.A96];2))/2" office:value-type="float" office:value="9.958496776" calcext:value-type="float">
            <text:p>9.958496776</text:p>
          </table:table-cell>
          <table:table-cell table:style-name="ce1" table:formula="of:=[.C95]+([.A96]-[.A95])*[.$E$1]" office:value-type="float" office:value="-0.902244000000001" calcext:value-type="float">
            <text:p>-0.902244000000001</text:p>
          </table:table-cell>
          <table:table-cell table:style-name="ce1" table:formula="of:=[.$C$2]+[.$E$1]*POWER([.A96];2)" office:value-type="float" office:value="9.916993552" calcext:value-type="float">
            <text:p>9.916993552</text:p>
          </table:table-cell>
          <table:table-cell table:number-columns-repeated="1020"/>
        </table:table-row>
        <table:table-row table:style-name="ro1">
          <table:table-cell table:style-name="ce1" table:formula="of:=[.A96]+[.$C$1]" office:value-type="float" office:value="0.0930000000000001" calcext:value-type="float">
            <text:p>0.093</text:p>
          </table:table-cell>
          <table:table-cell table:style-name="ce1" table:formula="of:=[.$C$2]-(9.807*POWER([.A97];2))/2" office:value-type="float" office:value="9.9575896285" calcext:value-type="float">
            <text:p>9.9575896285</text:p>
          </table:table-cell>
          <table:table-cell table:style-name="ce1" table:formula="of:=[.C96]+([.A97]-[.A96])*[.$E$1]" office:value-type="float" office:value="-0.912051000000001" calcext:value-type="float">
            <text:p>-0.912051000000001</text:p>
          </table:table-cell>
          <table:table-cell table:style-name="ce1" table:formula="of:=[.$C$2]+[.$E$1]*POWER([.A97];2)" office:value-type="float" office:value="9.915179257" calcext:value-type="float">
            <text:p>9.915179257</text:p>
          </table:table-cell>
          <table:table-cell table:number-columns-repeated="1020"/>
        </table:table-row>
        <table:table-row table:style-name="ro1">
          <table:table-cell table:style-name="ce1" table:formula="of:=[.A97]+[.$C$1]" office:value-type="float" office:value="0.0940000000000001" calcext:value-type="float">
            <text:p>0.094</text:p>
          </table:table-cell>
          <table:table-cell table:style-name="ce1" table:formula="of:=[.$C$2]-(9.807*POWER([.A98];2))/2" office:value-type="float" office:value="9.956672674" calcext:value-type="float">
            <text:p>9.956672674</text:p>
          </table:table-cell>
          <table:table-cell table:style-name="ce1" table:formula="of:=[.C97]+([.A98]-[.A97])*[.$E$1]" office:value-type="float" office:value="-0.921858000000001" calcext:value-type="float">
            <text:p>-0.921858000000001</text:p>
          </table:table-cell>
          <table:table-cell table:style-name="ce1" table:formula="of:=[.$C$2]+[.$E$1]*POWER([.A98];2)" office:value-type="float" office:value="9.913345348" calcext:value-type="float">
            <text:p>9.913345348</text:p>
          </table:table-cell>
          <table:table-cell table:number-columns-repeated="1020"/>
        </table:table-row>
        <table:table-row table:style-name="ro1">
          <table:table-cell table:style-name="ce1" table:formula="of:=[.A98]+[.$C$1]" office:value-type="float" office:value="0.0950000000000001" calcext:value-type="float">
            <text:p>0.095</text:p>
          </table:table-cell>
          <table:table-cell table:style-name="ce1" table:formula="of:=[.$C$2]-(9.807*POWER([.A99];2))/2" office:value-type="float" office:value="9.9557459125" calcext:value-type="float">
            <text:p>9.9557459125</text:p>
          </table:table-cell>
          <table:table-cell table:style-name="ce1" table:formula="of:=[.C98]+([.A99]-[.A98])*[.$E$1]" office:value-type="float" office:value="-0.931665000000001" calcext:value-type="float">
            <text:p>-0.931665000000001</text:p>
          </table:table-cell>
          <table:table-cell table:style-name="ce1" table:formula="of:=[.$C$2]+[.$E$1]*POWER([.A99];2)" office:value-type="float" office:value="9.911491825" calcext:value-type="float">
            <text:p>9.911491825</text:p>
          </table:table-cell>
          <table:table-cell table:number-columns-repeated="1020"/>
        </table:table-row>
        <table:table-row table:style-name="ro1">
          <table:table-cell table:style-name="ce1" table:formula="of:=[.A99]+[.$C$1]" office:value-type="float" office:value="0.0960000000000001" calcext:value-type="float">
            <text:p>0.096</text:p>
          </table:table-cell>
          <table:table-cell table:style-name="ce1" table:formula="of:=[.$C$2]-(9.807*POWER([.A100];2))/2" office:value-type="float" office:value="9.954809344" calcext:value-type="float">
            <text:p>9.954809344</text:p>
          </table:table-cell>
          <table:table-cell table:style-name="ce1" table:formula="of:=[.C99]+([.A100]-[.A99])*[.$E$1]" office:value-type="float" office:value="-0.941472000000001" calcext:value-type="float">
            <text:p>-0.941472000000001</text:p>
          </table:table-cell>
          <table:table-cell table:style-name="ce1" table:formula="of:=[.$C$2]+[.$E$1]*POWER([.A100];2)" office:value-type="float" office:value="9.909618688" calcext:value-type="float">
            <text:p>9.909618688</text:p>
          </table:table-cell>
          <table:table-cell table:number-columns-repeated="1020"/>
        </table:table-row>
        <table:table-row table:style-name="ro1">
          <table:table-cell table:style-name="ce1" table:formula="of:=[.A100]+[.$C$1]" office:value-type="float" office:value="0.0970000000000001" calcext:value-type="float">
            <text:p>0.097</text:p>
          </table:table-cell>
          <table:table-cell table:style-name="ce1" table:formula="of:=[.$C$2]-(9.807*POWER([.A101];2))/2" office:value-type="float" office:value="9.9538629685" calcext:value-type="float">
            <text:p>9.9538629685</text:p>
          </table:table-cell>
          <table:table-cell table:style-name="ce1" table:formula="of:=[.C100]+([.A101]-[.A100])*[.$E$1]" office:value-type="float" office:value="-0.951279000000001" calcext:value-type="float">
            <text:p>-0.951279000000001</text:p>
          </table:table-cell>
          <table:table-cell table:style-name="ce1" table:formula="of:=[.$C$2]+[.$E$1]*POWER([.A101];2)" office:value-type="float" office:value="9.907725937" calcext:value-type="float">
            <text:p>9.907725937</text:p>
          </table:table-cell>
          <table:table-cell table:number-columns-repeated="1020"/>
        </table:table-row>
        <table:table-row table:style-name="ro1">
          <table:table-cell table:style-name="ce1" table:formula="of:=[.A101]+[.$C$1]" office:value-type="float" office:value="0.0980000000000001" calcext:value-type="float">
            <text:p>0.098</text:p>
          </table:table-cell>
          <table:table-cell table:style-name="ce1" table:formula="of:=[.$C$2]-(9.807*POWER([.A102];2))/2" office:value-type="float" office:value="9.952906786" calcext:value-type="float">
            <text:p>9.952906786</text:p>
          </table:table-cell>
          <table:table-cell table:style-name="ce1" table:formula="of:=[.C101]+([.A102]-[.A101])*[.$E$1]" office:value-type="float" office:value="-0.961086000000001" calcext:value-type="float">
            <text:p>-0.961086000000001</text:p>
          </table:table-cell>
          <table:table-cell table:style-name="ce1" table:formula="of:=[.$C$2]+[.$E$1]*POWER([.A102];2)" office:value-type="float" office:value="9.905813572" calcext:value-type="float">
            <text:p>9.905813572</text:p>
          </table:table-cell>
          <table:table-cell table:number-columns-repeated="1020"/>
        </table:table-row>
        <table:table-row table:style-name="ro1">
          <table:table-cell table:style-name="ce1" table:formula="of:=[.A102]+[.$C$1]" office:value-type="float" office:value="0.0990000000000001" calcext:value-type="float">
            <text:p>0.099</text:p>
          </table:table-cell>
          <table:table-cell table:style-name="ce1" table:formula="of:=[.$C$2]-(9.807*POWER([.A103];2))/2" office:value-type="float" office:value="9.9519407965" calcext:value-type="float">
            <text:p>9.9519407965</text:p>
          </table:table-cell>
          <table:table-cell table:style-name="ce1" table:formula="of:=[.C102]+([.A103]-[.A102])*[.$E$1]" office:value-type="float" office:value="-0.970893000000001" calcext:value-type="float">
            <text:p>-0.970893000000001</text:p>
          </table:table-cell>
          <table:table-cell table:style-name="ce1" table:formula="of:=[.$C$2]+[.$E$1]*POWER([.A103];2)" office:value-type="float" office:value="9.903881593" calcext:value-type="float">
            <text:p>9.903881593</text:p>
          </table:table-cell>
          <table:table-cell table:number-columns-repeated="1020"/>
        </table:table-row>
        <table:table-row table:style-name="ro1">
          <table:table-cell table:style-name="ce1" table:formula="of:=[.A103]+[.$C$1]" office:value-type="float" office:value="0.1" calcext:value-type="float">
            <text:p>0.1</text:p>
          </table:table-cell>
          <table:table-cell table:style-name="ce1" table:formula="of:=[.$C$2]-(9.807*POWER([.A104];2))/2" office:value-type="float" office:value="9.950965" calcext:value-type="float">
            <text:p>9.950965</text:p>
          </table:table-cell>
          <table:table-cell table:style-name="ce1" table:formula="of:=[.C103]+([.A104]-[.A103])*[.$E$1]" office:value-type="float" office:value="-0.980700000000001" calcext:value-type="float">
            <text:p>-0.980700000000001</text:p>
          </table:table-cell>
          <table:table-cell table:style-name="ce1" table:formula="of:=[.$C$2]+[.$E$1]*POWER([.A104];2)" office:value-type="float" office:value="9.90193" calcext:value-type="float">
            <text:p>9.90193</text:p>
          </table:table-cell>
          <table:table-cell table:number-columns-repeated="1020"/>
        </table:table-row>
        <table:table-row table:style-name="ro1">
          <table:table-cell table:style-name="ce1" table:formula="of:=[.A104]+[.$C$1]" office:value-type="float" office:value="0.101" calcext:value-type="float">
            <text:p>0.101</text:p>
          </table:table-cell>
          <table:table-cell table:style-name="ce1" table:formula="of:=[.$C$2]-(9.807*POWER([.A105];2))/2" office:value-type="float" office:value="9.9499793965" calcext:value-type="float">
            <text:p>9.9499793965</text:p>
          </table:table-cell>
          <table:table-cell table:style-name="ce1" table:formula="of:=[.C104]+([.A105]-[.A104])*[.$E$1]" office:value-type="float" office:value="-0.990507000000001" calcext:value-type="float">
            <text:p>-0.990507000000001</text:p>
          </table:table-cell>
          <table:table-cell table:style-name="ce1" table:formula="of:=[.$C$2]+[.$E$1]*POWER([.A105];2)" office:value-type="float" office:value="9.899958793" calcext:value-type="float">
            <text:p>9.899958793</text:p>
          </table:table-cell>
          <table:table-cell table:number-columns-repeated="1020"/>
        </table:table-row>
        <table:table-row table:style-name="ro1">
          <table:table-cell table:style-name="ce1" table:formula="of:=[.A105]+[.$C$1]" office:value-type="float" office:value="0.102" calcext:value-type="float">
            <text:p>0.102</text:p>
          </table:table-cell>
          <table:table-cell table:style-name="ce1" table:formula="of:=[.$C$2]-(9.807*POWER([.A106];2))/2" office:value-type="float" office:value="9.948983986" calcext:value-type="float">
            <text:p>9.948983986</text:p>
          </table:table-cell>
          <table:table-cell table:style-name="ce1" table:formula="of:=[.C105]+([.A106]-[.A105])*[.$E$1]" office:value-type="float" office:value="-1.000314" calcext:value-type="float">
            <text:p>-1.000314</text:p>
          </table:table-cell>
          <table:table-cell table:style-name="ce1" table:formula="of:=[.$C$2]+[.$E$1]*POWER([.A106];2)" office:value-type="float" office:value="9.897967972" calcext:value-type="float">
            <text:p>9.897967972</text:p>
          </table:table-cell>
          <table:table-cell table:number-columns-repeated="1020"/>
        </table:table-row>
        <table:table-row table:style-name="ro1">
          <table:table-cell table:style-name="ce1" table:formula="of:=[.A106]+[.$C$1]" office:value-type="float" office:value="0.103" calcext:value-type="float">
            <text:p>0.103</text:p>
          </table:table-cell>
          <table:table-cell table:style-name="ce1" table:formula="of:=[.$C$2]-(9.807*POWER([.A107];2))/2" office:value-type="float" office:value="9.9479787685" calcext:value-type="float">
            <text:p>9.9479787685</text:p>
          </table:table-cell>
          <table:table-cell table:style-name="ce1" table:formula="of:=[.C106]+([.A107]-[.A106])*[.$E$1]" office:value-type="float" office:value="-1.010121" calcext:value-type="float">
            <text:p>-1.010121</text:p>
          </table:table-cell>
          <table:table-cell table:style-name="ce1" table:formula="of:=[.$C$2]+[.$E$1]*POWER([.A107];2)" office:value-type="float" office:value="9.895957537" calcext:value-type="float">
            <text:p>9.895957537</text:p>
          </table:table-cell>
          <table:table-cell table:number-columns-repeated="1020"/>
        </table:table-row>
        <table:table-row table:style-name="ro1">
          <table:table-cell table:style-name="ce1" table:formula="of:=[.A107]+[.$C$1]" office:value-type="float" office:value="0.104" calcext:value-type="float">
            <text:p>0.104</text:p>
          </table:table-cell>
          <table:table-cell table:style-name="ce1" table:formula="of:=[.$C$2]-(9.807*POWER([.A108];2))/2" office:value-type="float" office:value="9.946963744" calcext:value-type="float">
            <text:p>9.946963744</text:p>
          </table:table-cell>
          <table:table-cell table:style-name="ce1" table:formula="of:=[.C107]+([.A108]-[.A107])*[.$E$1]" office:value-type="float" office:value="-1.019928" calcext:value-type="float">
            <text:p>-1.019928</text:p>
          </table:table-cell>
          <table:table-cell table:style-name="ce1" table:formula="of:=[.$C$2]+[.$E$1]*POWER([.A108];2)" office:value-type="float" office:value="9.893927488" calcext:value-type="float">
            <text:p>9.893927488</text:p>
          </table:table-cell>
          <table:table-cell table:number-columns-repeated="1020"/>
        </table:table-row>
        <table:table-row table:style-name="ro1">
          <table:table-cell table:style-name="ce1" table:formula="of:=[.A108]+[.$C$1]" office:value-type="float" office:value="0.105" calcext:value-type="float">
            <text:p>0.105</text:p>
          </table:table-cell>
          <table:table-cell table:style-name="ce1" table:formula="of:=[.$C$2]-(9.807*POWER([.A109];2))/2" office:value-type="float" office:value="9.9459389125" calcext:value-type="float">
            <text:p>9.9459389125</text:p>
          </table:table-cell>
          <table:table-cell table:style-name="ce1" table:formula="of:=[.C108]+([.A109]-[.A108])*[.$E$1]" office:value-type="float" office:value="-1.029735" calcext:value-type="float">
            <text:p>-1.029735</text:p>
          </table:table-cell>
          <table:table-cell table:style-name="ce1" table:formula="of:=[.$C$2]+[.$E$1]*POWER([.A109];2)" office:value-type="float" office:value="9.891877825" calcext:value-type="float">
            <text:p>9.891877825</text:p>
          </table:table-cell>
          <table:table-cell table:number-columns-repeated="1020"/>
        </table:table-row>
        <table:table-row table:style-name="ro1">
          <table:table-cell table:style-name="ce1" table:formula="of:=[.A109]+[.$C$1]" office:value-type="float" office:value="0.106" calcext:value-type="float">
            <text:p>0.106</text:p>
          </table:table-cell>
          <table:table-cell table:style-name="ce1" table:formula="of:=[.$C$2]-(9.807*POWER([.A110];2))/2" office:value-type="float" office:value="9.944904274" calcext:value-type="float">
            <text:p>9.944904274</text:p>
          </table:table-cell>
          <table:table-cell table:style-name="ce1" table:formula="of:=[.C109]+([.A110]-[.A109])*[.$E$1]" office:value-type="float" office:value="-1.039542" calcext:value-type="float">
            <text:p>-1.039542</text:p>
          </table:table-cell>
          <table:table-cell table:style-name="ce1" table:formula="of:=[.$C$2]+[.$E$1]*POWER([.A110];2)" office:value-type="float" office:value="9.889808548" calcext:value-type="float">
            <text:p>9.889808548</text:p>
          </table:table-cell>
          <table:table-cell table:number-columns-repeated="1020"/>
        </table:table-row>
        <table:table-row table:style-name="ro1">
          <table:table-cell table:style-name="ce1" table:formula="of:=[.A110]+[.$C$1]" office:value-type="float" office:value="0.107" calcext:value-type="float">
            <text:p>0.107</text:p>
          </table:table-cell>
          <table:table-cell table:style-name="ce1" table:formula="of:=[.$C$2]-(9.807*POWER([.A111];2))/2" office:value-type="float" office:value="9.9438598285" calcext:value-type="float">
            <text:p>9.9438598285</text:p>
          </table:table-cell>
          <table:table-cell table:style-name="ce1" table:formula="of:=[.C110]+([.A111]-[.A110])*[.$E$1]" office:value-type="float" office:value="-1.049349" calcext:value-type="float">
            <text:p>-1.049349</text:p>
          </table:table-cell>
          <table:table-cell table:style-name="ce1" table:formula="of:=[.$C$2]+[.$E$1]*POWER([.A111];2)" office:value-type="float" office:value="9.887719657" calcext:value-type="float">
            <text:p>9.887719657</text:p>
          </table:table-cell>
          <table:table-cell table:number-columns-repeated="1020"/>
        </table:table-row>
        <table:table-row table:style-name="ro1">
          <table:table-cell table:style-name="ce1" table:formula="of:=[.A111]+[.$C$1]" office:value-type="float" office:value="0.108" calcext:value-type="float">
            <text:p>0.108</text:p>
          </table:table-cell>
          <table:table-cell table:style-name="ce1" table:formula="of:=[.$C$2]-(9.807*POWER([.A112];2))/2" office:value-type="float" office:value="9.942805576" calcext:value-type="float">
            <text:p>9.942805576</text:p>
          </table:table-cell>
          <table:table-cell table:style-name="ce1" table:formula="of:=[.C111]+([.A112]-[.A111])*[.$E$1]" office:value-type="float" office:value="-1.059156" calcext:value-type="float">
            <text:p>-1.059156</text:p>
          </table:table-cell>
          <table:table-cell table:style-name="ce1" table:formula="of:=[.$C$2]+[.$E$1]*POWER([.A112];2)" office:value-type="float" office:value="9.885611152" calcext:value-type="float">
            <text:p>9.885611152</text:p>
          </table:table-cell>
          <table:table-cell table:number-columns-repeated="1020"/>
        </table:table-row>
        <table:table-row table:style-name="ro1">
          <table:table-cell table:style-name="ce1" table:formula="of:=[.A112]+[.$C$1]" office:value-type="float" office:value="0.109" calcext:value-type="float">
            <text:p>0.109</text:p>
          </table:table-cell>
          <table:table-cell table:style-name="ce1" table:formula="of:=[.$C$2]-(9.807*POWER([.A113];2))/2" office:value-type="float" office:value="9.9417415165" calcext:value-type="float">
            <text:p>9.9417415165</text:p>
          </table:table-cell>
          <table:table-cell table:style-name="ce1" table:formula="of:=[.C112]+([.A113]-[.A112])*[.$E$1]" office:value-type="float" office:value="-1.068963" calcext:value-type="float">
            <text:p>-1.068963</text:p>
          </table:table-cell>
          <table:table-cell table:style-name="ce1" table:formula="of:=[.$C$2]+[.$E$1]*POWER([.A113];2)" office:value-type="float" office:value="9.883483033" calcext:value-type="float">
            <text:p>9.883483033</text:p>
          </table:table-cell>
          <table:table-cell table:number-columns-repeated="1020"/>
        </table:table-row>
        <table:table-row table:style-name="ro1">
          <table:table-cell table:style-name="ce1" table:formula="of:=[.A113]+[.$C$1]" office:value-type="float" office:value="0.11" calcext:value-type="float">
            <text:p>0.11</text:p>
          </table:table-cell>
          <table:table-cell table:style-name="ce1" table:formula="of:=[.$C$2]-(9.807*POWER([.A114];2))/2" office:value-type="float" office:value="9.94066765" calcext:value-type="float">
            <text:p>9.94066765</text:p>
          </table:table-cell>
          <table:table-cell table:style-name="ce1" table:formula="of:=[.C113]+([.A114]-[.A113])*[.$E$1]" office:value-type="float" office:value="-1.07877" calcext:value-type="float">
            <text:p>-1.07877</text:p>
          </table:table-cell>
          <table:table-cell table:style-name="ce1" table:formula="of:=[.$C$2]+[.$E$1]*POWER([.A114];2)" office:value-type="float" office:value="9.8813353" calcext:value-type="float">
            <text:p>9.8813353</text:p>
          </table:table-cell>
          <table:table-cell table:number-columns-repeated="1020"/>
        </table:table-row>
        <table:table-row table:style-name="ro1">
          <table:table-cell table:style-name="ce1" table:formula="of:=[.A114]+[.$C$1]" office:value-type="float" office:value="0.111" calcext:value-type="float">
            <text:p>0.111</text:p>
          </table:table-cell>
          <table:table-cell table:style-name="ce1" table:formula="of:=[.$C$2]-(9.807*POWER([.A115];2))/2" office:value-type="float" office:value="9.9395839765" calcext:value-type="float">
            <text:p>9.9395839765</text:p>
          </table:table-cell>
          <table:table-cell table:style-name="ce1" table:formula="of:=[.C114]+([.A115]-[.A114])*[.$E$1]" office:value-type="float" office:value="-1.088577" calcext:value-type="float">
            <text:p>-1.088577</text:p>
          </table:table-cell>
          <table:table-cell table:style-name="ce1" table:formula="of:=[.$C$2]+[.$E$1]*POWER([.A115];2)" office:value-type="float" office:value="9.879167953" calcext:value-type="float">
            <text:p>9.879167953</text:p>
          </table:table-cell>
          <table:table-cell table:number-columns-repeated="1020"/>
        </table:table-row>
        <table:table-row table:style-name="ro1">
          <table:table-cell table:style-name="ce1" table:formula="of:=[.A115]+[.$C$1]" office:value-type="float" office:value="0.112" calcext:value-type="float">
            <text:p>0.112</text:p>
          </table:table-cell>
          <table:table-cell table:style-name="ce1" table:formula="of:=[.$C$2]-(9.807*POWER([.A116];2))/2" office:value-type="float" office:value="9.938490496" calcext:value-type="float">
            <text:p>9.938490496</text:p>
          </table:table-cell>
          <table:table-cell table:style-name="ce1" table:formula="of:=[.C115]+([.A116]-[.A115])*[.$E$1]" office:value-type="float" office:value="-1.098384" calcext:value-type="float">
            <text:p>-1.098384</text:p>
          </table:table-cell>
          <table:table-cell table:style-name="ce1" table:formula="of:=[.$C$2]+[.$E$1]*POWER([.A116];2)" office:value-type="float" office:value="9.876980992" calcext:value-type="float">
            <text:p>9.876980992</text:p>
          </table:table-cell>
          <table:table-cell table:number-columns-repeated="1020"/>
        </table:table-row>
        <table:table-row table:style-name="ro1">
          <table:table-cell table:style-name="ce1" table:formula="of:=[.A116]+[.$C$1]" office:value-type="float" office:value="0.113" calcext:value-type="float">
            <text:p>0.113</text:p>
          </table:table-cell>
          <table:table-cell table:style-name="ce1" table:formula="of:=[.$C$2]-(9.807*POWER([.A117];2))/2" office:value-type="float" office:value="9.9373872085" calcext:value-type="float">
            <text:p>9.9373872085</text:p>
          </table:table-cell>
          <table:table-cell table:style-name="ce1" table:formula="of:=[.C116]+([.A117]-[.A116])*[.$E$1]" office:value-type="float" office:value="-1.108191" calcext:value-type="float">
            <text:p>-1.108191</text:p>
          </table:table-cell>
          <table:table-cell table:style-name="ce1" table:formula="of:=[.$C$2]+[.$E$1]*POWER([.A117];2)" office:value-type="float" office:value="9.874774417" calcext:value-type="float">
            <text:p>9.874774417</text:p>
          </table:table-cell>
          <table:table-cell table:number-columns-repeated="1020"/>
        </table:table-row>
        <table:table-row table:style-name="ro1">
          <table:table-cell table:style-name="ce1" table:formula="of:=[.A117]+[.$C$1]" office:value-type="float" office:value="0.114" calcext:value-type="float">
            <text:p>0.114</text:p>
          </table:table-cell>
          <table:table-cell table:style-name="ce1" table:formula="of:=[.$C$2]-(9.807*POWER([.A118];2))/2" office:value-type="float" office:value="9.936274114" calcext:value-type="float">
            <text:p>9.936274114</text:p>
          </table:table-cell>
          <table:table-cell table:style-name="ce1" table:formula="of:=[.C117]+([.A118]-[.A117])*[.$E$1]" office:value-type="float" office:value="-1.117998" calcext:value-type="float">
            <text:p>-1.117998</text:p>
          </table:table-cell>
          <table:table-cell table:style-name="ce1" table:formula="of:=[.$C$2]+[.$E$1]*POWER([.A118];2)" office:value-type="float" office:value="9.872548228" calcext:value-type="float">
            <text:p>9.872548228</text:p>
          </table:table-cell>
          <table:table-cell table:number-columns-repeated="1020"/>
        </table:table-row>
        <table:table-row table:style-name="ro1">
          <table:table-cell table:style-name="ce1" table:formula="of:=[.A118]+[.$C$1]" office:value-type="float" office:value="0.115" calcext:value-type="float">
            <text:p>0.115</text:p>
          </table:table-cell>
          <table:table-cell table:style-name="ce1" table:formula="of:=[.$C$2]-(9.807*POWER([.A119];2))/2" office:value-type="float" office:value="9.9351512125" calcext:value-type="float">
            <text:p>9.9351512125</text:p>
          </table:table-cell>
          <table:table-cell table:style-name="ce1" table:formula="of:=[.C118]+([.A119]-[.A118])*[.$E$1]" office:value-type="float" office:value="-1.127805" calcext:value-type="float">
            <text:p>-1.127805</text:p>
          </table:table-cell>
          <table:table-cell table:style-name="ce1" table:formula="of:=[.$C$2]+[.$E$1]*POWER([.A119];2)" office:value-type="float" office:value="9.870302425" calcext:value-type="float">
            <text:p>9.870302425</text:p>
          </table:table-cell>
          <table:table-cell table:number-columns-repeated="1020"/>
        </table:table-row>
        <table:table-row table:style-name="ro1">
          <table:table-cell table:style-name="ce1" table:formula="of:=[.A119]+[.$C$1]" office:value-type="float" office:value="0.116" calcext:value-type="float">
            <text:p>0.116</text:p>
          </table:table-cell>
          <table:table-cell table:style-name="ce1" table:formula="of:=[.$C$2]-(9.807*POWER([.A120];2))/2" office:value-type="float" office:value="9.934018504" calcext:value-type="float">
            <text:p>9.934018504</text:p>
          </table:table-cell>
          <table:table-cell table:style-name="ce1" table:formula="of:=[.C119]+([.A120]-[.A119])*[.$E$1]" office:value-type="float" office:value="-1.137612" calcext:value-type="float">
            <text:p>-1.137612</text:p>
          </table:table-cell>
          <table:table-cell table:style-name="ce1" table:formula="of:=[.$C$2]+[.$E$1]*POWER([.A120];2)" office:value-type="float" office:value="9.868037008" calcext:value-type="float">
            <text:p>9.868037008</text:p>
          </table:table-cell>
          <table:table-cell table:number-columns-repeated="1020"/>
        </table:table-row>
        <table:table-row table:style-name="ro1">
          <table:table-cell table:style-name="ce1" table:formula="of:=[.A120]+[.$C$1]" office:value-type="float" office:value="0.117" calcext:value-type="float">
            <text:p>0.117</text:p>
          </table:table-cell>
          <table:table-cell table:style-name="ce1" table:formula="of:=[.$C$2]-(9.807*POWER([.A121];2))/2" office:value-type="float" office:value="9.9328759885" calcext:value-type="float">
            <text:p>9.9328759885</text:p>
          </table:table-cell>
          <table:table-cell table:style-name="ce1" table:formula="of:=[.C120]+([.A121]-[.A120])*[.$E$1]" office:value-type="float" office:value="-1.147419" calcext:value-type="float">
            <text:p>-1.147419</text:p>
          </table:table-cell>
          <table:table-cell table:style-name="ce1" table:formula="of:=[.$C$2]+[.$E$1]*POWER([.A121];2)" office:value-type="float" office:value="9.865751977" calcext:value-type="float">
            <text:p>9.865751977</text:p>
          </table:table-cell>
          <table:table-cell table:number-columns-repeated="1020"/>
        </table:table-row>
        <table:table-row table:style-name="ro1">
          <table:table-cell table:style-name="ce1" table:formula="of:=[.A121]+[.$C$1]" office:value-type="float" office:value="0.118" calcext:value-type="float">
            <text:p>0.118</text:p>
          </table:table-cell>
          <table:table-cell table:style-name="ce1" table:formula="of:=[.$C$2]-(9.807*POWER([.A122];2))/2" office:value-type="float" office:value="9.931723666" calcext:value-type="float">
            <text:p>9.931723666</text:p>
          </table:table-cell>
          <table:table-cell table:style-name="ce1" table:formula="of:=[.C121]+([.A122]-[.A121])*[.$E$1]" office:value-type="float" office:value="-1.157226" calcext:value-type="float">
            <text:p>-1.157226</text:p>
          </table:table-cell>
          <table:table-cell table:style-name="ce1" table:formula="of:=[.$C$2]+[.$E$1]*POWER([.A122];2)" office:value-type="float" office:value="9.863447332" calcext:value-type="float">
            <text:p>9.863447332</text:p>
          </table:table-cell>
          <table:table-cell table:number-columns-repeated="1020"/>
        </table:table-row>
        <table:table-row table:style-name="ro1">
          <table:table-cell table:style-name="ce1" table:formula="of:=[.A122]+[.$C$1]" office:value-type="float" office:value="0.119" calcext:value-type="float">
            <text:p>0.119</text:p>
          </table:table-cell>
          <table:table-cell table:style-name="ce1" table:formula="of:=[.$C$2]-(9.807*POWER([.A123];2))/2" office:value-type="float" office:value="9.9305615365" calcext:value-type="float">
            <text:p>9.9305615365</text:p>
          </table:table-cell>
          <table:table-cell table:style-name="ce1" table:formula="of:=[.C122]+([.A123]-[.A122])*[.$E$1]" office:value-type="float" office:value="-1.167033" calcext:value-type="float">
            <text:p>-1.167033</text:p>
          </table:table-cell>
          <table:table-cell table:style-name="ce1" table:formula="of:=[.$C$2]+[.$E$1]*POWER([.A123];2)" office:value-type="float" office:value="9.861123073" calcext:value-type="float">
            <text:p>9.861123073</text:p>
          </table:table-cell>
          <table:table-cell table:number-columns-repeated="1020"/>
        </table:table-row>
        <table:table-row table:style-name="ro1">
          <table:table-cell table:style-name="ce1" table:formula="of:=[.A123]+[.$C$1]" office:value-type="float" office:value="0.12" calcext:value-type="float">
            <text:p>0.12</text:p>
          </table:table-cell>
          <table:table-cell table:style-name="ce1" table:formula="of:=[.$C$2]-(9.807*POWER([.A124];2))/2" office:value-type="float" office:value="9.9293896" calcext:value-type="float">
            <text:p>9.9293896</text:p>
          </table:table-cell>
          <table:table-cell table:style-name="ce1" table:formula="of:=[.C123]+([.A124]-[.A123])*[.$E$1]" office:value-type="float" office:value="-1.17684" calcext:value-type="float">
            <text:p>-1.17684</text:p>
          </table:table-cell>
          <table:table-cell table:style-name="ce1" table:formula="of:=[.$C$2]+[.$E$1]*POWER([.A124];2)" office:value-type="float" office:value="9.8587792" calcext:value-type="float">
            <text:p>9.8587792</text:p>
          </table:table-cell>
          <table:table-cell table:number-columns-repeated="1020"/>
        </table:table-row>
        <table:table-row table:style-name="ro1">
          <table:table-cell table:style-name="ce1" table:formula="of:=[.A124]+[.$C$1]" office:value-type="float" office:value="0.121" calcext:value-type="float">
            <text:p>0.121</text:p>
          </table:table-cell>
          <table:table-cell table:style-name="ce1" table:formula="of:=[.$C$2]-(9.807*POWER([.A125];2))/2" office:value-type="float" office:value="9.9282078565" calcext:value-type="float">
            <text:p>9.9282078565</text:p>
          </table:table-cell>
          <table:table-cell table:style-name="ce1" table:formula="of:=[.C124]+([.A125]-[.A124])*[.$E$1]" office:value-type="float" office:value="-1.186647" calcext:value-type="float">
            <text:p>-1.186647</text:p>
          </table:table-cell>
          <table:table-cell table:style-name="ce1" table:formula="of:=[.$C$2]+[.$E$1]*POWER([.A125];2)" office:value-type="float" office:value="9.856415713" calcext:value-type="float">
            <text:p>9.856415713</text:p>
          </table:table-cell>
          <table:table-cell table:number-columns-repeated="1020"/>
        </table:table-row>
        <table:table-row table:style-name="ro1">
          <table:table-cell table:style-name="ce1" table:formula="of:=[.A125]+[.$C$1]" office:value-type="float" office:value="0.122" calcext:value-type="float">
            <text:p>0.122</text:p>
          </table:table-cell>
          <table:table-cell table:style-name="ce1" table:formula="of:=[.$C$2]-(9.807*POWER([.A126];2))/2" office:value-type="float" office:value="9.927016306" calcext:value-type="float">
            <text:p>9.927016306</text:p>
          </table:table-cell>
          <table:table-cell table:style-name="ce1" table:formula="of:=[.C125]+([.A126]-[.A125])*[.$E$1]" office:value-type="float" office:value="-1.196454" calcext:value-type="float">
            <text:p>-1.196454</text:p>
          </table:table-cell>
          <table:table-cell table:style-name="ce1" table:formula="of:=[.$C$2]+[.$E$1]*POWER([.A126];2)" office:value-type="float" office:value="9.854032612" calcext:value-type="float">
            <text:p>9.854032612</text:p>
          </table:table-cell>
          <table:table-cell table:number-columns-repeated="1020"/>
        </table:table-row>
        <table:table-row table:style-name="ro1">
          <table:table-cell table:style-name="ce1" table:formula="of:=[.A126]+[.$C$1]" office:value-type="float" office:value="0.123" calcext:value-type="float">
            <text:p>0.123</text:p>
          </table:table-cell>
          <table:table-cell table:style-name="ce1" table:formula="of:=[.$C$2]-(9.807*POWER([.A127];2))/2" office:value-type="float" office:value="9.9258149485" calcext:value-type="float">
            <text:p>9.9258149485</text:p>
          </table:table-cell>
          <table:table-cell table:style-name="ce1" table:formula="of:=[.C126]+([.A127]-[.A126])*[.$E$1]" office:value-type="float" office:value="-1.206261" calcext:value-type="float">
            <text:p>-1.206261</text:p>
          </table:table-cell>
          <table:table-cell table:style-name="ce1" table:formula="of:=[.$C$2]+[.$E$1]*POWER([.A127];2)" office:value-type="float" office:value="9.851629897" calcext:value-type="float">
            <text:p>9.851629897</text:p>
          </table:table-cell>
          <table:table-cell table:number-columns-repeated="1020"/>
        </table:table-row>
        <table:table-row table:style-name="ro1">
          <table:table-cell table:style-name="ce1" table:formula="of:=[.A127]+[.$C$1]" office:value-type="float" office:value="0.124" calcext:value-type="float">
            <text:p>0.124</text:p>
          </table:table-cell>
          <table:table-cell table:style-name="ce1" table:formula="of:=[.$C$2]-(9.807*POWER([.A128];2))/2" office:value-type="float" office:value="9.924603784" calcext:value-type="float">
            <text:p>9.924603784</text:p>
          </table:table-cell>
          <table:table-cell table:style-name="ce1" table:formula="of:=[.C127]+([.A128]-[.A127])*[.$E$1]" office:value-type="float" office:value="-1.216068" calcext:value-type="float">
            <text:p>-1.216068</text:p>
          </table:table-cell>
          <table:table-cell table:style-name="ce1" table:formula="of:=[.$C$2]+[.$E$1]*POWER([.A128];2)" office:value-type="float" office:value="9.849207568" calcext:value-type="float">
            <text:p>9.849207568</text:p>
          </table:table-cell>
          <table:table-cell table:number-columns-repeated="1020"/>
        </table:table-row>
        <table:table-row table:style-name="ro1">
          <table:table-cell table:style-name="ce1" table:formula="of:=[.A128]+[.$C$1]" office:value-type="float" office:value="0.125" calcext:value-type="float">
            <text:p>0.125</text:p>
          </table:table-cell>
          <table:table-cell table:style-name="ce1" table:formula="of:=[.$C$2]-(9.807*POWER([.A129];2))/2" office:value-type="float" office:value="9.9233828125" calcext:value-type="float">
            <text:p>9.9233828125</text:p>
          </table:table-cell>
          <table:table-cell table:style-name="ce1" table:formula="of:=[.C128]+([.A129]-[.A128])*[.$E$1]" office:value-type="float" office:value="-1.225875" calcext:value-type="float">
            <text:p>-1.225875</text:p>
          </table:table-cell>
          <table:table-cell table:style-name="ce1" table:formula="of:=[.$C$2]+[.$E$1]*POWER([.A129];2)" office:value-type="float" office:value="9.846765625" calcext:value-type="float">
            <text:p>9.846765625</text:p>
          </table:table-cell>
          <table:table-cell table:number-columns-repeated="1020"/>
        </table:table-row>
        <table:table-row table:style-name="ro1">
          <table:table-cell table:style-name="ce1" table:formula="of:=[.A129]+[.$C$1]" office:value-type="float" office:value="0.126" calcext:value-type="float">
            <text:p>0.126</text:p>
          </table:table-cell>
          <table:table-cell table:style-name="ce1" table:formula="of:=[.$C$2]-(9.807*POWER([.A130];2))/2" office:value-type="float" office:value="9.922152034" calcext:value-type="float">
            <text:p>9.922152034</text:p>
          </table:table-cell>
          <table:table-cell table:style-name="ce1" table:formula="of:=[.C129]+([.A130]-[.A129])*[.$E$1]" office:value-type="float" office:value="-1.235682" calcext:value-type="float">
            <text:p>-1.235682</text:p>
          </table:table-cell>
          <table:table-cell table:style-name="ce1" table:formula="of:=[.$C$2]+[.$E$1]*POWER([.A130];2)" office:value-type="float" office:value="9.844304068" calcext:value-type="float">
            <text:p>9.844304068</text:p>
          </table:table-cell>
          <table:table-cell table:number-columns-repeated="1020"/>
        </table:table-row>
        <table:table-row table:style-name="ro1">
          <table:table-cell table:style-name="ce1" table:formula="of:=[.A130]+[.$C$1]" office:value-type="float" office:value="0.127" calcext:value-type="float">
            <text:p>0.127</text:p>
          </table:table-cell>
          <table:table-cell table:style-name="ce1" table:formula="of:=[.$C$2]-(9.807*POWER([.A131];2))/2" office:value-type="float" office:value="9.9209114485" calcext:value-type="float">
            <text:p>9.9209114485</text:p>
          </table:table-cell>
          <table:table-cell table:style-name="ce1" table:formula="of:=[.C130]+([.A131]-[.A130])*[.$E$1]" office:value-type="float" office:value="-1.245489" calcext:value-type="float">
            <text:p>-1.245489</text:p>
          </table:table-cell>
          <table:table-cell table:style-name="ce1" table:formula="of:=[.$C$2]+[.$E$1]*POWER([.A131];2)" office:value-type="float" office:value="9.841822897" calcext:value-type="float">
            <text:p>9.841822897</text:p>
          </table:table-cell>
          <table:table-cell table:number-columns-repeated="1020"/>
        </table:table-row>
        <table:table-row table:style-name="ro1">
          <table:table-cell table:style-name="ce1" table:formula="of:=[.A131]+[.$C$1]" office:value-type="float" office:value="0.128" calcext:value-type="float">
            <text:p>0.128</text:p>
          </table:table-cell>
          <table:table-cell table:style-name="ce1" table:formula="of:=[.$C$2]-(9.807*POWER([.A132];2))/2" office:value-type="float" office:value="9.919661056" calcext:value-type="float">
            <text:p>9.919661056</text:p>
          </table:table-cell>
          <table:table-cell table:style-name="ce1" table:formula="of:=[.C131]+([.A132]-[.A131])*[.$E$1]" office:value-type="float" office:value="-1.255296" calcext:value-type="float">
            <text:p>-1.255296</text:p>
          </table:table-cell>
          <table:table-cell table:style-name="ce1" table:formula="of:=[.$C$2]+[.$E$1]*POWER([.A132];2)" office:value-type="float" office:value="9.839322112" calcext:value-type="float">
            <text:p>9.839322112</text:p>
          </table:table-cell>
          <table:table-cell table:number-columns-repeated="1020"/>
        </table:table-row>
        <table:table-row table:style-name="ro1">
          <table:table-cell table:style-name="ce1" table:formula="of:=[.A132]+[.$C$1]" office:value-type="float" office:value="0.129" calcext:value-type="float">
            <text:p>0.129</text:p>
          </table:table-cell>
          <table:table-cell table:style-name="ce1" table:formula="of:=[.$C$2]-(9.807*POWER([.A133];2))/2" office:value-type="float" office:value="9.9184008565" calcext:value-type="float">
            <text:p>9.9184008565</text:p>
          </table:table-cell>
          <table:table-cell table:style-name="ce1" table:formula="of:=[.C132]+([.A133]-[.A132])*[.$E$1]" office:value-type="float" office:value="-1.265103" calcext:value-type="float">
            <text:p>-1.265103</text:p>
          </table:table-cell>
          <table:table-cell table:style-name="ce1" table:formula="of:=[.$C$2]+[.$E$1]*POWER([.A133];2)" office:value-type="float" office:value="9.836801713" calcext:value-type="float">
            <text:p>9.836801713</text:p>
          </table:table-cell>
          <table:table-cell table:number-columns-repeated="1020"/>
        </table:table-row>
        <table:table-row table:style-name="ro1">
          <table:table-cell table:style-name="ce1" table:formula="of:=[.A133]+[.$C$1]" office:value-type="float" office:value="0.13" calcext:value-type="float">
            <text:p>0.13</text:p>
          </table:table-cell>
          <table:table-cell table:style-name="ce1" table:formula="of:=[.$C$2]-(9.807*POWER([.A134];2))/2" office:value-type="float" office:value="9.91713085" calcext:value-type="float">
            <text:p>9.91713085</text:p>
          </table:table-cell>
          <table:table-cell table:style-name="ce1" table:formula="of:=[.C133]+([.A134]-[.A133])*[.$E$1]" office:value-type="float" office:value="-1.27491" calcext:value-type="float">
            <text:p>-1.27491</text:p>
          </table:table-cell>
          <table:table-cell table:style-name="ce1" table:formula="of:=[.$C$2]+[.$E$1]*POWER([.A134];2)" office:value-type="float" office:value="9.8342617" calcext:value-type="float">
            <text:p>9.8342617</text:p>
          </table:table-cell>
          <table:table-cell table:number-columns-repeated="1020"/>
        </table:table-row>
        <table:table-row table:style-name="ro1">
          <table:table-cell table:style-name="ce1" table:formula="of:=[.A134]+[.$C$1]" office:value-type="float" office:value="0.131" calcext:value-type="float">
            <text:p>0.131</text:p>
          </table:table-cell>
          <table:table-cell table:style-name="ce1" table:formula="of:=[.$C$2]-(9.807*POWER([.A135];2))/2" office:value-type="float" office:value="9.9158510365" calcext:value-type="float">
            <text:p>9.9158510365</text:p>
          </table:table-cell>
          <table:table-cell table:style-name="ce1" table:formula="of:=[.C134]+([.A135]-[.A134])*[.$E$1]" office:value-type="float" office:value="-1.284717" calcext:value-type="float">
            <text:p>-1.284717</text:p>
          </table:table-cell>
          <table:table-cell table:style-name="ce1" table:formula="of:=[.$C$2]+[.$E$1]*POWER([.A135];2)" office:value-type="float" office:value="9.831702073" calcext:value-type="float">
            <text:p>9.831702073</text:p>
          </table:table-cell>
          <table:table-cell table:number-columns-repeated="1020"/>
        </table:table-row>
        <table:table-row table:style-name="ro1">
          <table:table-cell table:style-name="ce1" table:formula="of:=[.A135]+[.$C$1]" office:value-type="float" office:value="0.132" calcext:value-type="float">
            <text:p>0.132</text:p>
          </table:table-cell>
          <table:table-cell table:style-name="ce1" table:formula="of:=[.$C$2]-(9.807*POWER([.A136];2))/2" office:value-type="float" office:value="9.914561416" calcext:value-type="float">
            <text:p>9.914561416</text:p>
          </table:table-cell>
          <table:table-cell table:style-name="ce1" table:formula="of:=[.C135]+([.A136]-[.A135])*[.$E$1]" office:value-type="float" office:value="-1.294524" calcext:value-type="float">
            <text:p>-1.294524</text:p>
          </table:table-cell>
          <table:table-cell table:style-name="ce1" table:formula="of:=[.$C$2]+[.$E$1]*POWER([.A136];2)" office:value-type="float" office:value="9.829122832" calcext:value-type="float">
            <text:p>9.829122832</text:p>
          </table:table-cell>
          <table:table-cell table:number-columns-repeated="1020"/>
        </table:table-row>
        <table:table-row table:style-name="ro1">
          <table:table-cell table:style-name="ce1" table:formula="of:=[.A136]+[.$C$1]" office:value-type="float" office:value="0.133" calcext:value-type="float">
            <text:p>0.133</text:p>
          </table:table-cell>
          <table:table-cell table:style-name="ce1" table:formula="of:=[.$C$2]-(9.807*POWER([.A137];2))/2" office:value-type="float" office:value="9.9132619885" calcext:value-type="float">
            <text:p>9.9132619885</text:p>
          </table:table-cell>
          <table:table-cell table:style-name="ce1" table:formula="of:=[.C136]+([.A137]-[.A136])*[.$E$1]" office:value-type="float" office:value="-1.304331" calcext:value-type="float">
            <text:p>-1.304331</text:p>
          </table:table-cell>
          <table:table-cell table:style-name="ce1" table:formula="of:=[.$C$2]+[.$E$1]*POWER([.A137];2)" office:value-type="float" office:value="9.826523977" calcext:value-type="float">
            <text:p>9.826523977</text:p>
          </table:table-cell>
          <table:table-cell table:number-columns-repeated="1020"/>
        </table:table-row>
        <table:table-row table:style-name="ro1">
          <table:table-cell table:style-name="ce1" table:formula="of:=[.A137]+[.$C$1]" office:value-type="float" office:value="0.134" calcext:value-type="float">
            <text:p>0.134</text:p>
          </table:table-cell>
          <table:table-cell table:style-name="ce1" table:formula="of:=[.$C$2]-(9.807*POWER([.A138];2))/2" office:value-type="float" office:value="9.911952754" calcext:value-type="float">
            <text:p>9.911952754</text:p>
          </table:table-cell>
          <table:table-cell table:style-name="ce1" table:formula="of:=[.C137]+([.A138]-[.A137])*[.$E$1]" office:value-type="float" office:value="-1.314138" calcext:value-type="float">
            <text:p>-1.314138</text:p>
          </table:table-cell>
          <table:table-cell table:style-name="ce1" table:formula="of:=[.$C$2]+[.$E$1]*POWER([.A138];2)" office:value-type="float" office:value="9.823905508" calcext:value-type="float">
            <text:p>9.823905508</text:p>
          </table:table-cell>
          <table:table-cell table:number-columns-repeated="1020"/>
        </table:table-row>
        <table:table-row table:style-name="ro1">
          <table:table-cell table:style-name="ce1" table:formula="of:=[.A138]+[.$C$1]" office:value-type="float" office:value="0.135" calcext:value-type="float">
            <text:p>0.135</text:p>
          </table:table-cell>
          <table:table-cell table:style-name="ce1" table:formula="of:=[.$C$2]-(9.807*POWER([.A139];2))/2" office:value-type="float" office:value="9.9106337125" calcext:value-type="float">
            <text:p>9.9106337125</text:p>
          </table:table-cell>
          <table:table-cell table:style-name="ce1" table:formula="of:=[.C138]+([.A139]-[.A138])*[.$E$1]" office:value-type="float" office:value="-1.323945" calcext:value-type="float">
            <text:p>-1.323945</text:p>
          </table:table-cell>
          <table:table-cell table:style-name="ce1" table:formula="of:=[.$C$2]+[.$E$1]*POWER([.A139];2)" office:value-type="float" office:value="9.821267425" calcext:value-type="float">
            <text:p>9.821267425</text:p>
          </table:table-cell>
          <table:table-cell table:number-columns-repeated="1020"/>
        </table:table-row>
        <table:table-row table:style-name="ro1">
          <table:table-cell table:style-name="ce1" table:formula="of:=[.A139]+[.$C$1]" office:value-type="float" office:value="0.136" calcext:value-type="float">
            <text:p>0.136</text:p>
          </table:table-cell>
          <table:table-cell table:style-name="ce1" table:formula="of:=[.$C$2]-(9.807*POWER([.A140];2))/2" office:value-type="float" office:value="9.909304864" calcext:value-type="float">
            <text:p>9.909304864</text:p>
          </table:table-cell>
          <table:table-cell table:style-name="ce1" table:formula="of:=[.C139]+([.A140]-[.A139])*[.$E$1]" office:value-type="float" office:value="-1.333752" calcext:value-type="float">
            <text:p>-1.333752</text:p>
          </table:table-cell>
          <table:table-cell table:style-name="ce1" table:formula="of:=[.$C$2]+[.$E$1]*POWER([.A140];2)" office:value-type="float" office:value="9.818609728" calcext:value-type="float">
            <text:p>9.818609728</text:p>
          </table:table-cell>
          <table:table-cell table:number-columns-repeated="1020"/>
        </table:table-row>
        <table:table-row table:style-name="ro1">
          <table:table-cell table:style-name="ce1" table:formula="of:=[.A140]+[.$C$1]" office:value-type="float" office:value="0.137" calcext:value-type="float">
            <text:p>0.137</text:p>
          </table:table-cell>
          <table:table-cell table:style-name="ce1" table:formula="of:=[.$C$2]-(9.807*POWER([.A141];2))/2" office:value-type="float" office:value="9.9079662085" calcext:value-type="float">
            <text:p>9.9079662085</text:p>
          </table:table-cell>
          <table:table-cell table:style-name="ce1" table:formula="of:=[.C140]+([.A141]-[.A140])*[.$E$1]" office:value-type="float" office:value="-1.343559" calcext:value-type="float">
            <text:p>-1.343559</text:p>
          </table:table-cell>
          <table:table-cell table:style-name="ce1" table:formula="of:=[.$C$2]+[.$E$1]*POWER([.A141];2)" office:value-type="float" office:value="9.815932417" calcext:value-type="float">
            <text:p>9.815932417</text:p>
          </table:table-cell>
          <table:table-cell table:number-columns-repeated="1020"/>
        </table:table-row>
        <table:table-row table:style-name="ro1">
          <table:table-cell table:style-name="ce1" table:formula="of:=[.A141]+[.$C$1]" office:value-type="float" office:value="0.138" calcext:value-type="float">
            <text:p>0.138</text:p>
          </table:table-cell>
          <table:table-cell table:style-name="ce1" table:formula="of:=[.$C$2]-(9.807*POWER([.A142];2))/2" office:value-type="float" office:value="9.906617746" calcext:value-type="float">
            <text:p>9.906617746</text:p>
          </table:table-cell>
          <table:table-cell table:style-name="ce1" table:formula="of:=[.C141]+([.A142]-[.A141])*[.$E$1]" office:value-type="float" office:value="-1.353366" calcext:value-type="float">
            <text:p>-1.353366</text:p>
          </table:table-cell>
          <table:table-cell table:style-name="ce1" table:formula="of:=[.$C$2]+[.$E$1]*POWER([.A142];2)" office:value-type="float" office:value="9.813235492" calcext:value-type="float">
            <text:p>9.813235492</text:p>
          </table:table-cell>
          <table:table-cell table:number-columns-repeated="1020"/>
        </table:table-row>
        <table:table-row table:style-name="ro1">
          <table:table-cell table:style-name="ce1" table:formula="of:=[.A142]+[.$C$1]" office:value-type="float" office:value="0.139" calcext:value-type="float">
            <text:p>0.139</text:p>
          </table:table-cell>
          <table:table-cell table:style-name="ce1" table:formula="of:=[.$C$2]-(9.807*POWER([.A143];2))/2" office:value-type="float" office:value="9.9052594765" calcext:value-type="float">
            <text:p>9.9052594765</text:p>
          </table:table-cell>
          <table:table-cell table:style-name="ce1" table:formula="of:=[.C142]+([.A143]-[.A142])*[.$E$1]" office:value-type="float" office:value="-1.363173" calcext:value-type="float">
            <text:p>-1.363173</text:p>
          </table:table-cell>
          <table:table-cell table:style-name="ce1" table:formula="of:=[.$C$2]+[.$E$1]*POWER([.A143];2)" office:value-type="float" office:value="9.810518953" calcext:value-type="float">
            <text:p>9.810518953</text:p>
          </table:table-cell>
          <table:table-cell table:number-columns-repeated="1020"/>
        </table:table-row>
        <table:table-row table:style-name="ro1">
          <table:table-cell table:style-name="ce1" table:formula="of:=[.A143]+[.$C$1]" office:value-type="float" office:value="0.14" calcext:value-type="float">
            <text:p>0.14</text:p>
          </table:table-cell>
          <table:table-cell table:style-name="ce1" table:formula="of:=[.$C$2]-(9.807*POWER([.A144];2))/2" office:value-type="float" office:value="9.9038914" calcext:value-type="float">
            <text:p>9.9038914</text:p>
          </table:table-cell>
          <table:table-cell table:style-name="ce1" table:formula="of:=[.C143]+([.A144]-[.A143])*[.$E$1]" office:value-type="float" office:value="-1.37298" calcext:value-type="float">
            <text:p>-1.37298</text:p>
          </table:table-cell>
          <table:table-cell table:style-name="ce1" table:formula="of:=[.$C$2]+[.$E$1]*POWER([.A144];2)" office:value-type="float" office:value="9.8077828" calcext:value-type="float">
            <text:p>9.8077828</text:p>
          </table:table-cell>
          <table:table-cell table:number-columns-repeated="1020"/>
        </table:table-row>
        <table:table-row table:style-name="ro1">
          <table:table-cell table:style-name="ce1" table:formula="of:=[.A144]+[.$C$1]" office:value-type="float" office:value="0.141" calcext:value-type="float">
            <text:p>0.141</text:p>
          </table:table-cell>
          <table:table-cell table:style-name="ce1" table:formula="of:=[.$C$2]-(9.807*POWER([.A145];2))/2" office:value-type="float" office:value="9.9025135165" calcext:value-type="float">
            <text:p>9.9025135165</text:p>
          </table:table-cell>
          <table:table-cell table:style-name="ce1" table:formula="of:=[.C144]+([.A145]-[.A144])*[.$E$1]" office:value-type="float" office:value="-1.382787" calcext:value-type="float">
            <text:p>-1.382787</text:p>
          </table:table-cell>
          <table:table-cell table:style-name="ce1" table:formula="of:=[.$C$2]+[.$E$1]*POWER([.A145];2)" office:value-type="float" office:value="9.805027033" calcext:value-type="float">
            <text:p>9.805027033</text:p>
          </table:table-cell>
          <table:table-cell table:number-columns-repeated="1020"/>
        </table:table-row>
        <table:table-row table:style-name="ro1">
          <table:table-cell table:style-name="ce1" table:formula="of:=[.A145]+[.$C$1]" office:value-type="float" office:value="0.142" calcext:value-type="float">
            <text:p>0.142</text:p>
          </table:table-cell>
          <table:table-cell table:style-name="ce1" table:formula="of:=[.$C$2]-(9.807*POWER([.A146];2))/2" office:value-type="float" office:value="9.901125826" calcext:value-type="float">
            <text:p>9.901125826</text:p>
          </table:table-cell>
          <table:table-cell table:style-name="ce1" table:formula="of:=[.C145]+([.A146]-[.A145])*[.$E$1]" office:value-type="float" office:value="-1.392594" calcext:value-type="float">
            <text:p>-1.392594</text:p>
          </table:table-cell>
          <table:table-cell table:style-name="ce1" table:formula="of:=[.$C$2]+[.$E$1]*POWER([.A146];2)" office:value-type="float" office:value="9.802251652" calcext:value-type="float">
            <text:p>9.802251652</text:p>
          </table:table-cell>
          <table:table-cell table:number-columns-repeated="1020"/>
        </table:table-row>
        <table:table-row table:style-name="ro1">
          <table:table-cell table:style-name="ce1" table:formula="of:=[.A146]+[.$C$1]" office:value-type="float" office:value="0.143" calcext:value-type="float">
            <text:p>0.143</text:p>
          </table:table-cell>
          <table:table-cell table:style-name="ce1" table:formula="of:=[.$C$2]-(9.807*POWER([.A147];2))/2" office:value-type="float" office:value="9.8997283285" calcext:value-type="float">
            <text:p>9.8997283285</text:p>
          </table:table-cell>
          <table:table-cell table:style-name="ce1" table:formula="of:=[.C146]+([.A147]-[.A146])*[.$E$1]" office:value-type="float" office:value="-1.402401" calcext:value-type="float">
            <text:p>-1.402401</text:p>
          </table:table-cell>
          <table:table-cell table:style-name="ce1" table:formula="of:=[.$C$2]+[.$E$1]*POWER([.A147];2)" office:value-type="float" office:value="9.799456657" calcext:value-type="float">
            <text:p>9.799456657</text:p>
          </table:table-cell>
          <table:table-cell table:number-columns-repeated="1020"/>
        </table:table-row>
        <table:table-row table:style-name="ro1">
          <table:table-cell table:style-name="ce1" table:formula="of:=[.A147]+[.$C$1]" office:value-type="float" office:value="0.144" calcext:value-type="float">
            <text:p>0.144</text:p>
          </table:table-cell>
          <table:table-cell table:style-name="ce1" table:formula="of:=[.$C$2]-(9.807*POWER([.A148];2))/2" office:value-type="float" office:value="9.898321024" calcext:value-type="float">
            <text:p>9.898321024</text:p>
          </table:table-cell>
          <table:table-cell table:style-name="ce1" table:formula="of:=[.C147]+([.A148]-[.A147])*[.$E$1]" office:value-type="float" office:value="-1.412208" calcext:value-type="float">
            <text:p>-1.412208</text:p>
          </table:table-cell>
          <table:table-cell table:style-name="ce1" table:formula="of:=[.$C$2]+[.$E$1]*POWER([.A148];2)" office:value-type="float" office:value="9.796642048" calcext:value-type="float">
            <text:p>9.796642048</text:p>
          </table:table-cell>
          <table:table-cell table:number-columns-repeated="1020"/>
        </table:table-row>
        <table:table-row table:style-name="ro1">
          <table:table-cell table:style-name="ce1" table:formula="of:=[.A148]+[.$C$1]" office:value-type="float" office:value="0.145" calcext:value-type="float">
            <text:p>0.145</text:p>
          </table:table-cell>
          <table:table-cell table:style-name="ce1" table:formula="of:=[.$C$2]-(9.807*POWER([.A149];2))/2" office:value-type="float" office:value="9.8969039125" calcext:value-type="float">
            <text:p>9.8969039125</text:p>
          </table:table-cell>
          <table:table-cell table:style-name="ce1" table:formula="of:=[.C148]+([.A149]-[.A148])*[.$E$1]" office:value-type="float" office:value="-1.422015" calcext:value-type="float">
            <text:p>-1.422015</text:p>
          </table:table-cell>
          <table:table-cell table:style-name="ce1" table:formula="of:=[.$C$2]+[.$E$1]*POWER([.A149];2)" office:value-type="float" office:value="9.793807825" calcext:value-type="float">
            <text:p>9.793807825</text:p>
          </table:table-cell>
          <table:table-cell table:number-columns-repeated="1020"/>
        </table:table-row>
        <table:table-row table:style-name="ro1">
          <table:table-cell table:style-name="ce1" table:formula="of:=[.A149]+[.$C$1]" office:value-type="float" office:value="0.146" calcext:value-type="float">
            <text:p>0.146</text:p>
          </table:table-cell>
          <table:table-cell table:style-name="ce1" table:formula="of:=[.$C$2]-(9.807*POWER([.A150];2))/2" office:value-type="float" office:value="9.895476994" calcext:value-type="float">
            <text:p>9.895476994</text:p>
          </table:table-cell>
          <table:table-cell table:style-name="ce1" table:formula="of:=[.C149]+([.A150]-[.A149])*[.$E$1]" office:value-type="float" office:value="-1.431822" calcext:value-type="float">
            <text:p>-1.431822</text:p>
          </table:table-cell>
          <table:table-cell table:style-name="ce1" table:formula="of:=[.$C$2]+[.$E$1]*POWER([.A150];2)" office:value-type="float" office:value="9.790953988" calcext:value-type="float">
            <text:p>9.790953988</text:p>
          </table:table-cell>
          <table:table-cell table:number-columns-repeated="1020"/>
        </table:table-row>
        <table:table-row table:style-name="ro1">
          <table:table-cell table:style-name="ce1" table:formula="of:=[.A150]+[.$C$1]" office:value-type="float" office:value="0.147" calcext:value-type="float">
            <text:p>0.147</text:p>
          </table:table-cell>
          <table:table-cell table:style-name="ce1" table:formula="of:=[.$C$2]-(9.807*POWER([.A151];2))/2" office:value-type="float" office:value="9.8940402685" calcext:value-type="float">
            <text:p>9.8940402685</text:p>
          </table:table-cell>
          <table:table-cell table:style-name="ce1" table:formula="of:=[.C150]+([.A151]-[.A150])*[.$E$1]" office:value-type="float" office:value="-1.441629" calcext:value-type="float">
            <text:p>-1.441629</text:p>
          </table:table-cell>
          <table:table-cell table:style-name="ce1" table:formula="of:=[.$C$2]+[.$E$1]*POWER([.A151];2)" office:value-type="float" office:value="9.788080537" calcext:value-type="float">
            <text:p>9.788080537</text:p>
          </table:table-cell>
          <table:table-cell table:number-columns-repeated="1020"/>
        </table:table-row>
        <table:table-row table:style-name="ro1">
          <table:table-cell table:style-name="ce1" table:formula="of:=[.A151]+[.$C$1]" office:value-type="float" office:value="0.148" calcext:value-type="float">
            <text:p>0.148</text:p>
          </table:table-cell>
          <table:table-cell table:style-name="ce1" table:formula="of:=[.$C$2]-(9.807*POWER([.A152];2))/2" office:value-type="float" office:value="9.892593736" calcext:value-type="float">
            <text:p>9.892593736</text:p>
          </table:table-cell>
          <table:table-cell table:style-name="ce1" table:formula="of:=[.C151]+([.A152]-[.A151])*[.$E$1]" office:value-type="float" office:value="-1.451436" calcext:value-type="float">
            <text:p>-1.451436</text:p>
          </table:table-cell>
          <table:table-cell table:style-name="ce1" table:formula="of:=[.$C$2]+[.$E$1]*POWER([.A152];2)" office:value-type="float" office:value="9.785187472" calcext:value-type="float">
            <text:p>9.785187472</text:p>
          </table:table-cell>
          <table:table-cell table:number-columns-repeated="1020"/>
        </table:table-row>
        <table:table-row table:style-name="ro1">
          <table:table-cell table:style-name="ce1" table:formula="of:=[.A152]+[.$C$1]" office:value-type="float" office:value="0.149" calcext:value-type="float">
            <text:p>0.149</text:p>
          </table:table-cell>
          <table:table-cell table:style-name="ce1" table:formula="of:=[.$C$2]-(9.807*POWER([.A153];2))/2" office:value-type="float" office:value="9.8911373965" calcext:value-type="float">
            <text:p>9.8911373965</text:p>
          </table:table-cell>
          <table:table-cell table:style-name="ce1" table:formula="of:=[.C152]+([.A153]-[.A152])*[.$E$1]" office:value-type="float" office:value="-1.461243" calcext:value-type="float">
            <text:p>-1.461243</text:p>
          </table:table-cell>
          <table:table-cell table:style-name="ce1" table:formula="of:=[.$C$2]+[.$E$1]*POWER([.A153];2)" office:value-type="float" office:value="9.782274793" calcext:value-type="float">
            <text:p>9.782274793</text:p>
          </table:table-cell>
          <table:table-cell table:number-columns-repeated="1020"/>
        </table:table-row>
        <table:table-row table:style-name="ro1">
          <table:table-cell table:style-name="ce1" table:formula="of:=[.A153]+[.$C$1]" office:value-type="float" office:value="0.15" calcext:value-type="float">
            <text:p>0.15</text:p>
          </table:table-cell>
          <table:table-cell table:style-name="ce1" table:formula="of:=[.$C$2]-(9.807*POWER([.A154];2))/2" office:value-type="float" office:value="9.88967125" calcext:value-type="float">
            <text:p>9.88967125</text:p>
          </table:table-cell>
          <table:table-cell table:style-name="ce1" table:formula="of:=[.C153]+([.A154]-[.A153])*[.$E$1]" office:value-type="float" office:value="-1.47105" calcext:value-type="float">
            <text:p>-1.47105</text:p>
          </table:table-cell>
          <table:table-cell table:style-name="ce1" table:formula="of:=[.$C$2]+[.$E$1]*POWER([.A154];2)" office:value-type="float" office:value="9.7793425" calcext:value-type="float">
            <text:p>9.7793425</text:p>
          </table:table-cell>
          <table:table-cell table:number-columns-repeated="1020"/>
        </table:table-row>
        <table:table-row table:style-name="ro1">
          <table:table-cell table:style-name="ce1" table:formula="of:=[.A154]+[.$C$1]" office:value-type="float" office:value="0.151" calcext:value-type="float">
            <text:p>0.151</text:p>
          </table:table-cell>
          <table:table-cell table:style-name="ce1" table:formula="of:=[.$C$2]-(9.807*POWER([.A155];2))/2" office:value-type="float" office:value="9.8881952965" calcext:value-type="float">
            <text:p>9.8881952965</text:p>
          </table:table-cell>
          <table:table-cell table:style-name="ce1" table:formula="of:=[.C154]+([.A155]-[.A154])*[.$E$1]" office:value-type="float" office:value="-1.480857" calcext:value-type="float">
            <text:p>-1.480857</text:p>
          </table:table-cell>
          <table:table-cell table:style-name="ce1" table:formula="of:=[.$C$2]+[.$E$1]*POWER([.A155];2)" office:value-type="float" office:value="9.776390593" calcext:value-type="float">
            <text:p>9.776390593</text:p>
          </table:table-cell>
          <table:table-cell table:number-columns-repeated="1020"/>
        </table:table-row>
        <table:table-row table:style-name="ro1">
          <table:table-cell table:style-name="ce1" table:formula="of:=[.A155]+[.$C$1]" office:value-type="float" office:value="0.152" calcext:value-type="float">
            <text:p>0.152</text:p>
          </table:table-cell>
          <table:table-cell table:style-name="ce1" table:formula="of:=[.$C$2]-(9.807*POWER([.A156];2))/2" office:value-type="float" office:value="9.886709536" calcext:value-type="float">
            <text:p>9.886709536</text:p>
          </table:table-cell>
          <table:table-cell table:style-name="ce1" table:formula="of:=[.C155]+([.A156]-[.A155])*[.$E$1]" office:value-type="float" office:value="-1.490664" calcext:value-type="float">
            <text:p>-1.490664</text:p>
          </table:table-cell>
          <table:table-cell table:style-name="ce1" table:formula="of:=[.$C$2]+[.$E$1]*POWER([.A156];2)" office:value-type="float" office:value="9.773419072" calcext:value-type="float">
            <text:p>9.773419072</text:p>
          </table:table-cell>
          <table:table-cell table:number-columns-repeated="1020"/>
        </table:table-row>
        <table:table-row table:style-name="ro1">
          <table:table-cell table:style-name="ce1" table:formula="of:=[.A156]+[.$C$1]" office:value-type="float" office:value="0.153" calcext:value-type="float">
            <text:p>0.153</text:p>
          </table:table-cell>
          <table:table-cell table:style-name="ce1" table:formula="of:=[.$C$2]-(9.807*POWER([.A157];2))/2" office:value-type="float" office:value="9.8852139685" calcext:value-type="float">
            <text:p>9.8852139685</text:p>
          </table:table-cell>
          <table:table-cell table:style-name="ce1" table:formula="of:=[.C156]+([.A157]-[.A156])*[.$E$1]" office:value-type="float" office:value="-1.500471" calcext:value-type="float">
            <text:p>-1.500471</text:p>
          </table:table-cell>
          <table:table-cell table:style-name="ce1" table:formula="of:=[.$C$2]+[.$E$1]*POWER([.A157];2)" office:value-type="float" office:value="9.770427937" calcext:value-type="float">
            <text:p>9.770427937</text:p>
          </table:table-cell>
          <table:table-cell table:number-columns-repeated="1020"/>
        </table:table-row>
        <table:table-row table:style-name="ro1">
          <table:table-cell table:style-name="ce1" table:formula="of:=[.A157]+[.$C$1]" office:value-type="float" office:value="0.154" calcext:value-type="float">
            <text:p>0.154</text:p>
          </table:table-cell>
          <table:table-cell table:style-name="ce1" table:formula="of:=[.$C$2]-(9.807*POWER([.A158];2))/2" office:value-type="float" office:value="9.883708594" calcext:value-type="float">
            <text:p>9.883708594</text:p>
          </table:table-cell>
          <table:table-cell table:style-name="ce1" table:formula="of:=[.C157]+([.A158]-[.A157])*[.$E$1]" office:value-type="float" office:value="-1.510278" calcext:value-type="float">
            <text:p>-1.510278</text:p>
          </table:table-cell>
          <table:table-cell table:style-name="ce1" table:formula="of:=[.$C$2]+[.$E$1]*POWER([.A158];2)" office:value-type="float" office:value="9.767417188" calcext:value-type="float">
            <text:p>9.767417188</text:p>
          </table:table-cell>
          <table:table-cell table:number-columns-repeated="1020"/>
        </table:table-row>
        <table:table-row table:style-name="ro1">
          <table:table-cell table:style-name="ce1" table:formula="of:=[.A158]+[.$C$1]" office:value-type="float" office:value="0.155" calcext:value-type="float">
            <text:p>0.155</text:p>
          </table:table-cell>
          <table:table-cell table:style-name="ce1" table:formula="of:=[.$C$2]-(9.807*POWER([.A159];2))/2" office:value-type="float" office:value="9.8821934125" calcext:value-type="float">
            <text:p>9.8821934125</text:p>
          </table:table-cell>
          <table:table-cell table:style-name="ce1" table:formula="of:=[.C158]+([.A159]-[.A158])*[.$E$1]" office:value-type="float" office:value="-1.520085" calcext:value-type="float">
            <text:p>-1.520085</text:p>
          </table:table-cell>
          <table:table-cell table:style-name="ce1" table:formula="of:=[.$C$2]+[.$E$1]*POWER([.A159];2)" office:value-type="float" office:value="9.764386825" calcext:value-type="float">
            <text:p>9.764386825</text:p>
          </table:table-cell>
          <table:table-cell table:number-columns-repeated="1020"/>
        </table:table-row>
        <table:table-row table:style-name="ro1">
          <table:table-cell table:style-name="ce1" table:formula="of:=[.A159]+[.$C$1]" office:value-type="float" office:value="0.156" calcext:value-type="float">
            <text:p>0.156</text:p>
          </table:table-cell>
          <table:table-cell table:style-name="ce1" table:formula="of:=[.$C$2]-(9.807*POWER([.A160];2))/2" office:value-type="float" office:value="9.880668424" calcext:value-type="float">
            <text:p>9.880668424</text:p>
          </table:table-cell>
          <table:table-cell table:style-name="ce1" table:formula="of:=[.C159]+([.A160]-[.A159])*[.$E$1]" office:value-type="float" office:value="-1.529892" calcext:value-type="float">
            <text:p>-1.529892</text:p>
          </table:table-cell>
          <table:table-cell table:style-name="ce1" table:formula="of:=[.$C$2]+[.$E$1]*POWER([.A160];2)" office:value-type="float" office:value="9.761336848" calcext:value-type="float">
            <text:p>9.761336848</text:p>
          </table:table-cell>
          <table:table-cell table:number-columns-repeated="1020"/>
        </table:table-row>
        <table:table-row table:style-name="ro1">
          <table:table-cell table:style-name="ce1" table:formula="of:=[.A160]+[.$C$1]" office:value-type="float" office:value="0.157" calcext:value-type="float">
            <text:p>0.157</text:p>
          </table:table-cell>
          <table:table-cell table:style-name="ce1" table:formula="of:=[.$C$2]-(9.807*POWER([.A161];2))/2" office:value-type="float" office:value="9.8791336285" calcext:value-type="float">
            <text:p>9.8791336285</text:p>
          </table:table-cell>
          <table:table-cell table:style-name="ce1" table:formula="of:=[.C160]+([.A161]-[.A160])*[.$E$1]" office:value-type="float" office:value="-1.539699" calcext:value-type="float">
            <text:p>-1.539699</text:p>
          </table:table-cell>
          <table:table-cell table:style-name="ce1" table:formula="of:=[.$C$2]+[.$E$1]*POWER([.A161];2)" office:value-type="float" office:value="9.758267257" calcext:value-type="float">
            <text:p>9.758267257</text:p>
          </table:table-cell>
          <table:table-cell table:number-columns-repeated="1020"/>
        </table:table-row>
        <table:table-row table:style-name="ro1">
          <table:table-cell table:style-name="ce1" table:formula="of:=[.A161]+[.$C$1]" office:value-type="float" office:value="0.158" calcext:value-type="float">
            <text:p>0.158</text:p>
          </table:table-cell>
          <table:table-cell table:style-name="ce1" table:formula="of:=[.$C$2]-(9.807*POWER([.A162];2))/2" office:value-type="float" office:value="9.877589026" calcext:value-type="float">
            <text:p>9.877589026</text:p>
          </table:table-cell>
          <table:table-cell table:style-name="ce1" table:formula="of:=[.C161]+([.A162]-[.A161])*[.$E$1]" office:value-type="float" office:value="-1.549506" calcext:value-type="float">
            <text:p>-1.549506</text:p>
          </table:table-cell>
          <table:table-cell table:style-name="ce1" table:formula="of:=[.$C$2]+[.$E$1]*POWER([.A162];2)" office:value-type="float" office:value="9.755178052" calcext:value-type="float">
            <text:p>9.755178052</text:p>
          </table:table-cell>
          <table:table-cell table:number-columns-repeated="1020"/>
        </table:table-row>
        <table:table-row table:style-name="ro1">
          <table:table-cell table:style-name="ce1" table:formula="of:=[.A162]+[.$C$1]" office:value-type="float" office:value="0.159" calcext:value-type="float">
            <text:p>0.159</text:p>
          </table:table-cell>
          <table:table-cell table:style-name="ce1" table:formula="of:=[.$C$2]-(9.807*POWER([.A163];2))/2" office:value-type="float" office:value="9.8760346165" calcext:value-type="float">
            <text:p>9.8760346165</text:p>
          </table:table-cell>
          <table:table-cell table:style-name="ce1" table:formula="of:=[.C162]+([.A163]-[.A162])*[.$E$1]" office:value-type="float" office:value="-1.559313" calcext:value-type="float">
            <text:p>-1.559313</text:p>
          </table:table-cell>
          <table:table-cell table:style-name="ce1" table:formula="of:=[.$C$2]+[.$E$1]*POWER([.A163];2)" office:value-type="float" office:value="9.752069233" calcext:value-type="float">
            <text:p>9.752069233</text:p>
          </table:table-cell>
          <table:table-cell table:number-columns-repeated="1020"/>
        </table:table-row>
        <table:table-row table:style-name="ro1">
          <table:table-cell table:style-name="ce1" table:formula="of:=[.A163]+[.$C$1]" office:value-type="float" office:value="0.16" calcext:value-type="float">
            <text:p>0.16</text:p>
          </table:table-cell>
          <table:table-cell table:style-name="ce1" table:formula="of:=[.$C$2]-(9.807*POWER([.A164];2))/2" office:value-type="float" office:value="9.8744704" calcext:value-type="float">
            <text:p>9.8744704</text:p>
          </table:table-cell>
          <table:table-cell table:style-name="ce1" table:formula="of:=[.C163]+([.A164]-[.A163])*[.$E$1]" office:value-type="float" office:value="-1.56912" calcext:value-type="float">
            <text:p>-1.56912</text:p>
          </table:table-cell>
          <table:table-cell table:style-name="ce1" table:formula="of:=[.$C$2]+[.$E$1]*POWER([.A164];2)" office:value-type="float" office:value="9.7489408" calcext:value-type="float">
            <text:p>9.7489408</text:p>
          </table:table-cell>
          <table:table-cell table:number-columns-repeated="1020"/>
        </table:table-row>
        <table:table-row table:style-name="ro1">
          <table:table-cell table:style-name="ce1" table:formula="of:=[.A164]+[.$C$1]" office:value-type="float" office:value="0.161" calcext:value-type="float">
            <text:p>0.161</text:p>
          </table:table-cell>
          <table:table-cell table:style-name="ce1" table:formula="of:=[.$C$2]-(9.807*POWER([.A165];2))/2" office:value-type="float" office:value="9.8728963765" calcext:value-type="float">
            <text:p>9.8728963765</text:p>
          </table:table-cell>
          <table:table-cell table:style-name="ce1" table:formula="of:=[.C164]+([.A165]-[.A164])*[.$E$1]" office:value-type="float" office:value="-1.578927" calcext:value-type="float">
            <text:p>-1.578927</text:p>
          </table:table-cell>
          <table:table-cell table:style-name="ce1" table:formula="of:=[.$C$2]+[.$E$1]*POWER([.A165];2)" office:value-type="float" office:value="9.745792753" calcext:value-type="float">
            <text:p>9.745792753</text:p>
          </table:table-cell>
          <table:table-cell table:number-columns-repeated="1020"/>
        </table:table-row>
        <table:table-row table:style-name="ro1">
          <table:table-cell table:style-name="ce1" table:formula="of:=[.A165]+[.$C$1]" office:value-type="float" office:value="0.162" calcext:value-type="float">
            <text:p>0.162</text:p>
          </table:table-cell>
          <table:table-cell table:style-name="ce1" table:formula="of:=[.$C$2]-(9.807*POWER([.A166];2))/2" office:value-type="float" office:value="9.871312546" calcext:value-type="float">
            <text:p>9.871312546</text:p>
          </table:table-cell>
          <table:table-cell table:style-name="ce1" table:formula="of:=[.C165]+([.A166]-[.A165])*[.$E$1]" office:value-type="float" office:value="-1.58873399999999" calcext:value-type="float">
            <text:p>-1.58873399999999</text:p>
          </table:table-cell>
          <table:table-cell table:style-name="ce1" table:formula="of:=[.$C$2]+[.$E$1]*POWER([.A166];2)" office:value-type="float" office:value="9.742625092" calcext:value-type="float">
            <text:p>9.742625092</text:p>
          </table:table-cell>
          <table:table-cell table:number-columns-repeated="1020"/>
        </table:table-row>
        <table:table-row table:style-name="ro1">
          <table:table-cell table:style-name="ce1" table:formula="of:=[.A166]+[.$C$1]" office:value-type="float" office:value="0.163" calcext:value-type="float">
            <text:p>0.163</text:p>
          </table:table-cell>
          <table:table-cell table:style-name="ce1" table:formula="of:=[.$C$2]-(9.807*POWER([.A167];2))/2" office:value-type="float" office:value="9.8697189085" calcext:value-type="float">
            <text:p>9.8697189085</text:p>
          </table:table-cell>
          <table:table-cell table:style-name="ce1" table:formula="of:=[.C166]+([.A167]-[.A166])*[.$E$1]" office:value-type="float" office:value="-1.59854099999999" calcext:value-type="float">
            <text:p>-1.59854099999999</text:p>
          </table:table-cell>
          <table:table-cell table:style-name="ce1" table:formula="of:=[.$C$2]+[.$E$1]*POWER([.A167];2)" office:value-type="float" office:value="9.739437817" calcext:value-type="float">
            <text:p>9.739437817</text:p>
          </table:table-cell>
          <table:table-cell table:number-columns-repeated="1020"/>
        </table:table-row>
        <table:table-row table:style-name="ro1">
          <table:table-cell table:style-name="ce1" table:formula="of:=[.A167]+[.$C$1]" office:value-type="float" office:value="0.164" calcext:value-type="float">
            <text:p>0.164</text:p>
          </table:table-cell>
          <table:table-cell table:style-name="ce1" table:formula="of:=[.$C$2]-(9.807*POWER([.A168];2))/2" office:value-type="float" office:value="9.868115464" calcext:value-type="float">
            <text:p>9.868115464</text:p>
          </table:table-cell>
          <table:table-cell table:style-name="ce1" table:formula="of:=[.C167]+([.A168]-[.A167])*[.$E$1]" office:value-type="float" office:value="-1.60834799999999" calcext:value-type="float">
            <text:p>-1.60834799999999</text:p>
          </table:table-cell>
          <table:table-cell table:style-name="ce1" table:formula="of:=[.$C$2]+[.$E$1]*POWER([.A168];2)" office:value-type="float" office:value="9.736230928" calcext:value-type="float">
            <text:p>9.736230928</text:p>
          </table:table-cell>
          <table:table-cell table:number-columns-repeated="1020"/>
        </table:table-row>
        <table:table-row table:style-name="ro1">
          <table:table-cell table:style-name="ce1" table:formula="of:=[.A168]+[.$C$1]" office:value-type="float" office:value="0.165" calcext:value-type="float">
            <text:p>0.165</text:p>
          </table:table-cell>
          <table:table-cell table:style-name="ce1" table:formula="of:=[.$C$2]-(9.807*POWER([.A169];2))/2" office:value-type="float" office:value="9.8665022125" calcext:value-type="float">
            <text:p>9.8665022125</text:p>
          </table:table-cell>
          <table:table-cell table:style-name="ce1" table:formula="of:=[.C168]+([.A169]-[.A168])*[.$E$1]" office:value-type="float" office:value="-1.61815499999999" calcext:value-type="float">
            <text:p>-1.61815499999999</text:p>
          </table:table-cell>
          <table:table-cell table:style-name="ce1" table:formula="of:=[.$C$2]+[.$E$1]*POWER([.A169];2)" office:value-type="float" office:value="9.733004425" calcext:value-type="float">
            <text:p>9.733004425</text:p>
          </table:table-cell>
          <table:table-cell table:number-columns-repeated="1020"/>
        </table:table-row>
        <table:table-row table:style-name="ro1">
          <table:table-cell table:style-name="ce1" table:formula="of:=[.A169]+[.$C$1]" office:value-type="float" office:value="0.166" calcext:value-type="float">
            <text:p>0.166</text:p>
          </table:table-cell>
          <table:table-cell table:style-name="ce1" table:formula="of:=[.$C$2]-(9.807*POWER([.A170];2))/2" office:value-type="float" office:value="9.864879154" calcext:value-type="float">
            <text:p>9.864879154</text:p>
          </table:table-cell>
          <table:table-cell table:style-name="ce1" table:formula="of:=[.C169]+([.A170]-[.A169])*[.$E$1]" office:value-type="float" office:value="-1.62796199999999" calcext:value-type="float">
            <text:p>-1.62796199999999</text:p>
          </table:table-cell>
          <table:table-cell table:style-name="ce1" table:formula="of:=[.$C$2]+[.$E$1]*POWER([.A170];2)" office:value-type="float" office:value="9.729758308" calcext:value-type="float">
            <text:p>9.729758308</text:p>
          </table:table-cell>
          <table:table-cell table:number-columns-repeated="1020"/>
        </table:table-row>
        <table:table-row table:style-name="ro1">
          <table:table-cell table:style-name="ce1" table:formula="of:=[.A170]+[.$C$1]" office:value-type="float" office:value="0.167" calcext:value-type="float">
            <text:p>0.167</text:p>
          </table:table-cell>
          <table:table-cell table:style-name="ce1" table:formula="of:=[.$C$2]-(9.807*POWER([.A171];2))/2" office:value-type="float" office:value="9.8632462885" calcext:value-type="float">
            <text:p>9.8632462885</text:p>
          </table:table-cell>
          <table:table-cell table:style-name="ce1" table:formula="of:=[.C170]+([.A171]-[.A170])*[.$E$1]" office:value-type="float" office:value="-1.63776899999999" calcext:value-type="float">
            <text:p>-1.63776899999999</text:p>
          </table:table-cell>
          <table:table-cell table:style-name="ce1" table:formula="of:=[.$C$2]+[.$E$1]*POWER([.A171];2)" office:value-type="float" office:value="9.726492577" calcext:value-type="float">
            <text:p>9.726492577</text:p>
          </table:table-cell>
          <table:table-cell table:number-columns-repeated="1020"/>
        </table:table-row>
        <table:table-row table:style-name="ro1">
          <table:table-cell table:style-name="ce1" table:formula="of:=[.A171]+[.$C$1]" office:value-type="float" office:value="0.168" calcext:value-type="float">
            <text:p>0.168</text:p>
          </table:table-cell>
          <table:table-cell table:style-name="ce1" table:formula="of:=[.$C$2]-(9.807*POWER([.A172];2))/2" office:value-type="float" office:value="9.861603616" calcext:value-type="float">
            <text:p>9.861603616</text:p>
          </table:table-cell>
          <table:table-cell table:style-name="ce1" table:formula="of:=[.C171]+([.A172]-[.A171])*[.$E$1]" office:value-type="float" office:value="-1.64757599999999" calcext:value-type="float">
            <text:p>-1.64757599999999</text:p>
          </table:table-cell>
          <table:table-cell table:style-name="ce1" table:formula="of:=[.$C$2]+[.$E$1]*POWER([.A172];2)" office:value-type="float" office:value="9.723207232" calcext:value-type="float">
            <text:p>9.723207232</text:p>
          </table:table-cell>
          <table:table-cell table:number-columns-repeated="1020"/>
        </table:table-row>
        <table:table-row table:style-name="ro1">
          <table:table-cell table:style-name="ce1" table:formula="of:=[.A172]+[.$C$1]" office:value-type="float" office:value="0.169" calcext:value-type="float">
            <text:p>0.169</text:p>
          </table:table-cell>
          <table:table-cell table:style-name="ce1" table:formula="of:=[.$C$2]-(9.807*POWER([.A173];2))/2" office:value-type="float" office:value="9.8599511365" calcext:value-type="float">
            <text:p>9.8599511365</text:p>
          </table:table-cell>
          <table:table-cell table:style-name="ce1" table:formula="of:=[.C172]+([.A173]-[.A172])*[.$E$1]" office:value-type="float" office:value="-1.65738299999999" calcext:value-type="float">
            <text:p>-1.65738299999999</text:p>
          </table:table-cell>
          <table:table-cell table:style-name="ce1" table:formula="of:=[.$C$2]+[.$E$1]*POWER([.A173];2)" office:value-type="float" office:value="9.719902273" calcext:value-type="float">
            <text:p>9.719902273</text:p>
          </table:table-cell>
          <table:table-cell table:number-columns-repeated="1020"/>
        </table:table-row>
        <table:table-row table:style-name="ro1">
          <table:table-cell table:style-name="ce1" table:formula="of:=[.A173]+[.$C$1]" office:value-type="float" office:value="0.17" calcext:value-type="float">
            <text:p>0.17</text:p>
          </table:table-cell>
          <table:table-cell table:style-name="ce1" table:formula="of:=[.$C$2]-(9.807*POWER([.A174];2))/2" office:value-type="float" office:value="9.85828885" calcext:value-type="float">
            <text:p>9.85828885</text:p>
          </table:table-cell>
          <table:table-cell table:style-name="ce1" table:formula="of:=[.C173]+([.A174]-[.A173])*[.$E$1]" office:value-type="float" office:value="-1.66718999999999" calcext:value-type="float">
            <text:p>-1.66718999999999</text:p>
          </table:table-cell>
          <table:table-cell table:style-name="ce1" table:formula="of:=[.$C$2]+[.$E$1]*POWER([.A174];2)" office:value-type="float" office:value="9.7165777" calcext:value-type="float">
            <text:p>9.7165777</text:p>
          </table:table-cell>
          <table:table-cell table:number-columns-repeated="1020"/>
        </table:table-row>
        <table:table-row table:style-name="ro1">
          <table:table-cell table:style-name="ce1" table:formula="of:=[.A174]+[.$C$1]" office:value-type="float" office:value="0.171" calcext:value-type="float">
            <text:p>0.171</text:p>
          </table:table-cell>
          <table:table-cell table:style-name="ce1" table:formula="of:=[.$C$2]-(9.807*POWER([.A175];2))/2" office:value-type="float" office:value="9.8566167565" calcext:value-type="float">
            <text:p>9.8566167565</text:p>
          </table:table-cell>
          <table:table-cell table:style-name="ce1" table:formula="of:=[.C174]+([.A175]-[.A174])*[.$E$1]" office:value-type="float" office:value="-1.67699699999999" calcext:value-type="float">
            <text:p>-1.67699699999999</text:p>
          </table:table-cell>
          <table:table-cell table:style-name="ce1" table:formula="of:=[.$C$2]+[.$E$1]*POWER([.A175];2)" office:value-type="float" office:value="9.713233513" calcext:value-type="float">
            <text:p>9.713233513</text:p>
          </table:table-cell>
          <table:table-cell table:number-columns-repeated="1020"/>
        </table:table-row>
        <table:table-row table:style-name="ro1">
          <table:table-cell table:style-name="ce1" table:formula="of:=[.A175]+[.$C$1]" office:value-type="float" office:value="0.172" calcext:value-type="float">
            <text:p>0.172</text:p>
          </table:table-cell>
          <table:table-cell table:style-name="ce1" table:formula="of:=[.$C$2]-(9.807*POWER([.A176];2))/2" office:value-type="float" office:value="9.854934856" calcext:value-type="float">
            <text:p>9.854934856</text:p>
          </table:table-cell>
          <table:table-cell table:style-name="ce1" table:formula="of:=[.C175]+([.A176]-[.A175])*[.$E$1]" office:value-type="float" office:value="-1.68680399999999" calcext:value-type="float">
            <text:p>-1.68680399999999</text:p>
          </table:table-cell>
          <table:table-cell table:style-name="ce1" table:formula="of:=[.$C$2]+[.$E$1]*POWER([.A176];2)" office:value-type="float" office:value="9.709869712" calcext:value-type="float">
            <text:p>9.709869712</text:p>
          </table:table-cell>
          <table:table-cell table:number-columns-repeated="1020"/>
        </table:table-row>
        <table:table-row table:style-name="ro1">
          <table:table-cell table:style-name="ce1" table:formula="of:=[.A176]+[.$C$1]" office:value-type="float" office:value="0.173" calcext:value-type="float">
            <text:p>0.173</text:p>
          </table:table-cell>
          <table:table-cell table:style-name="ce1" table:formula="of:=[.$C$2]-(9.807*POWER([.A177];2))/2" office:value-type="float" office:value="9.8532431485" calcext:value-type="float">
            <text:p>9.8532431485</text:p>
          </table:table-cell>
          <table:table-cell table:style-name="ce1" table:formula="of:=[.C176]+([.A177]-[.A176])*[.$E$1]" office:value-type="float" office:value="-1.69661099999999" calcext:value-type="float">
            <text:p>-1.69661099999999</text:p>
          </table:table-cell>
          <table:table-cell table:style-name="ce1" table:formula="of:=[.$C$2]+[.$E$1]*POWER([.A177];2)" office:value-type="float" office:value="9.706486297" calcext:value-type="float">
            <text:p>9.706486297</text:p>
          </table:table-cell>
          <table:table-cell table:number-columns-repeated="1020"/>
        </table:table-row>
        <table:table-row table:style-name="ro1">
          <table:table-cell table:style-name="ce1" table:formula="of:=[.A177]+[.$C$1]" office:value-type="float" office:value="0.174" calcext:value-type="float">
            <text:p>0.174</text:p>
          </table:table-cell>
          <table:table-cell table:style-name="ce1" table:formula="of:=[.$C$2]-(9.807*POWER([.A178];2))/2" office:value-type="float" office:value="9.851541634" calcext:value-type="float">
            <text:p>9.851541634</text:p>
          </table:table-cell>
          <table:table-cell table:style-name="ce1" table:formula="of:=[.C177]+([.A178]-[.A177])*[.$E$1]" office:value-type="float" office:value="-1.70641799999999" calcext:value-type="float">
            <text:p>-1.70641799999999</text:p>
          </table:table-cell>
          <table:table-cell table:style-name="ce1" table:formula="of:=[.$C$2]+[.$E$1]*POWER([.A178];2)" office:value-type="float" office:value="9.703083268" calcext:value-type="float">
            <text:p>9.703083268</text:p>
          </table:table-cell>
          <table:table-cell table:number-columns-repeated="1020"/>
        </table:table-row>
        <table:table-row table:style-name="ro1">
          <table:table-cell table:style-name="ce1" table:formula="of:=[.A178]+[.$C$1]" office:value-type="float" office:value="0.175" calcext:value-type="float">
            <text:p>0.175</text:p>
          </table:table-cell>
          <table:table-cell table:style-name="ce1" table:formula="of:=[.$C$2]-(9.807*POWER([.A179];2))/2" office:value-type="float" office:value="9.8498303125" calcext:value-type="float">
            <text:p>9.8498303125</text:p>
          </table:table-cell>
          <table:table-cell table:style-name="ce1" table:formula="of:=[.C178]+([.A179]-[.A178])*[.$E$1]" office:value-type="float" office:value="-1.71622499999999" calcext:value-type="float">
            <text:p>-1.71622499999999</text:p>
          </table:table-cell>
          <table:table-cell table:style-name="ce1" table:formula="of:=[.$C$2]+[.$E$1]*POWER([.A179];2)" office:value-type="float" office:value="9.699660625" calcext:value-type="float">
            <text:p>9.699660625</text:p>
          </table:table-cell>
          <table:table-cell table:number-columns-repeated="1020"/>
        </table:table-row>
        <table:table-row table:style-name="ro1">
          <table:table-cell table:style-name="ce1" table:formula="of:=[.A179]+[.$C$1]" office:value-type="float" office:value="0.176" calcext:value-type="float">
            <text:p>0.176</text:p>
          </table:table-cell>
          <table:table-cell table:style-name="ce1" table:formula="of:=[.$C$2]-(9.807*POWER([.A180];2))/2" office:value-type="float" office:value="9.848109184" calcext:value-type="float">
            <text:p>9.848109184</text:p>
          </table:table-cell>
          <table:table-cell table:style-name="ce1" table:formula="of:=[.C179]+([.A180]-[.A179])*[.$E$1]" office:value-type="float" office:value="-1.72603199999999" calcext:value-type="float">
            <text:p>-1.72603199999999</text:p>
          </table:table-cell>
          <table:table-cell table:style-name="ce1" table:formula="of:=[.$C$2]+[.$E$1]*POWER([.A180];2)" office:value-type="float" office:value="9.696218368" calcext:value-type="float">
            <text:p>9.696218368</text:p>
          </table:table-cell>
          <table:table-cell table:number-columns-repeated="1020"/>
        </table:table-row>
        <table:table-row table:style-name="ro1">
          <table:table-cell table:style-name="ce1" table:formula="of:=[.A180]+[.$C$1]" office:value-type="float" office:value="0.177" calcext:value-type="float">
            <text:p>0.177</text:p>
          </table:table-cell>
          <table:table-cell table:style-name="ce1" table:formula="of:=[.$C$2]-(9.807*POWER([.A181];2))/2" office:value-type="float" office:value="9.8463782485" calcext:value-type="float">
            <text:p>9.8463782485</text:p>
          </table:table-cell>
          <table:table-cell table:style-name="ce1" table:formula="of:=[.C180]+([.A181]-[.A180])*[.$E$1]" office:value-type="float" office:value="-1.73583899999999" calcext:value-type="float">
            <text:p>-1.73583899999999</text:p>
          </table:table-cell>
          <table:table-cell table:style-name="ce1" table:formula="of:=[.$C$2]+[.$E$1]*POWER([.A181];2)" office:value-type="float" office:value="9.692756497" calcext:value-type="float">
            <text:p>9.692756497</text:p>
          </table:table-cell>
          <table:table-cell table:number-columns-repeated="1020"/>
        </table:table-row>
        <table:table-row table:style-name="ro1">
          <table:table-cell table:style-name="ce1" table:formula="of:=[.A181]+[.$C$1]" office:value-type="float" office:value="0.178" calcext:value-type="float">
            <text:p>0.178</text:p>
          </table:table-cell>
          <table:table-cell table:style-name="ce1" table:formula="of:=[.$C$2]-(9.807*POWER([.A182];2))/2" office:value-type="float" office:value="9.844637506" calcext:value-type="float">
            <text:p>9.844637506</text:p>
          </table:table-cell>
          <table:table-cell table:style-name="ce1" table:formula="of:=[.C181]+([.A182]-[.A181])*[.$E$1]" office:value-type="float" office:value="-1.74564599999999" calcext:value-type="float">
            <text:p>-1.74564599999999</text:p>
          </table:table-cell>
          <table:table-cell table:style-name="ce1" table:formula="of:=[.$C$2]+[.$E$1]*POWER([.A182];2)" office:value-type="float" office:value="9.689275012" calcext:value-type="float">
            <text:p>9.689275012</text:p>
          </table:table-cell>
          <table:table-cell table:number-columns-repeated="1020"/>
        </table:table-row>
        <table:table-row table:style-name="ro1">
          <table:table-cell table:style-name="ce1" table:formula="of:=[.A182]+[.$C$1]" office:value-type="float" office:value="0.179" calcext:value-type="float">
            <text:p>0.179</text:p>
          </table:table-cell>
          <table:table-cell table:style-name="ce1" table:formula="of:=[.$C$2]-(9.807*POWER([.A183];2))/2" office:value-type="float" office:value="9.8428869565" calcext:value-type="float">
            <text:p>9.8428869565</text:p>
          </table:table-cell>
          <table:table-cell table:style-name="ce1" table:formula="of:=[.C182]+([.A183]-[.A182])*[.$E$1]" office:value-type="float" office:value="-1.75545299999999" calcext:value-type="float">
            <text:p>-1.75545299999999</text:p>
          </table:table-cell>
          <table:table-cell table:style-name="ce1" table:formula="of:=[.$C$2]+[.$E$1]*POWER([.A183];2)" office:value-type="float" office:value="9.685773913" calcext:value-type="float">
            <text:p>9.685773913</text:p>
          </table:table-cell>
          <table:table-cell table:number-columns-repeated="1020"/>
        </table:table-row>
        <table:table-row table:style-name="ro1">
          <table:table-cell table:style-name="ce1" table:formula="of:=[.A183]+[.$C$1]" office:value-type="float" office:value="0.18" calcext:value-type="float">
            <text:p>0.18</text:p>
          </table:table-cell>
          <table:table-cell table:style-name="ce1" table:formula="of:=[.$C$2]-(9.807*POWER([.A184];2))/2" office:value-type="float" office:value="9.8411266" calcext:value-type="float">
            <text:p>9.8411266</text:p>
          </table:table-cell>
          <table:table-cell table:style-name="ce1" table:formula="of:=[.C183]+([.A184]-[.A183])*[.$E$1]" office:value-type="float" office:value="-1.76525999999999" calcext:value-type="float">
            <text:p>-1.76525999999999</text:p>
          </table:table-cell>
          <table:table-cell table:style-name="ce1" table:formula="of:=[.$C$2]+[.$E$1]*POWER([.A184];2)" office:value-type="float" office:value="9.6822532" calcext:value-type="float">
            <text:p>9.6822532</text:p>
          </table:table-cell>
          <table:table-cell table:number-columns-repeated="1020"/>
        </table:table-row>
        <table:table-row table:style-name="ro1">
          <table:table-cell table:style-name="ce1" table:formula="of:=[.A184]+[.$C$1]" office:value-type="float" office:value="0.181" calcext:value-type="float">
            <text:p>0.181</text:p>
          </table:table-cell>
          <table:table-cell table:style-name="ce1" table:formula="of:=[.$C$2]-(9.807*POWER([.A185];2))/2" office:value-type="float" office:value="9.8393564365" calcext:value-type="float">
            <text:p>9.8393564365</text:p>
          </table:table-cell>
          <table:table-cell table:style-name="ce1" table:formula="of:=[.C184]+([.A185]-[.A184])*[.$E$1]" office:value-type="float" office:value="-1.77506699999999" calcext:value-type="float">
            <text:p>-1.77506699999999</text:p>
          </table:table-cell>
          <table:table-cell table:style-name="ce1" table:formula="of:=[.$C$2]+[.$E$1]*POWER([.A185];2)" office:value-type="float" office:value="9.678712873" calcext:value-type="float">
            <text:p>9.678712873</text:p>
          </table:table-cell>
          <table:table-cell table:number-columns-repeated="1020"/>
        </table:table-row>
        <table:table-row table:style-name="ro1">
          <table:table-cell table:style-name="ce1" table:formula="of:=[.A185]+[.$C$1]" office:value-type="float" office:value="0.182" calcext:value-type="float">
            <text:p>0.182</text:p>
          </table:table-cell>
          <table:table-cell table:style-name="ce1" table:formula="of:=[.$C$2]-(9.807*POWER([.A186];2))/2" office:value-type="float" office:value="9.837576466" calcext:value-type="float">
            <text:p>9.837576466</text:p>
          </table:table-cell>
          <table:table-cell table:style-name="ce1" table:formula="of:=[.C185]+([.A186]-[.A185])*[.$E$1]" office:value-type="float" office:value="-1.78487399999999" calcext:value-type="float">
            <text:p>-1.78487399999999</text:p>
          </table:table-cell>
          <table:table-cell table:style-name="ce1" table:formula="of:=[.$C$2]+[.$E$1]*POWER([.A186];2)" office:value-type="float" office:value="9.675152932" calcext:value-type="float">
            <text:p>9.675152932</text:p>
          </table:table-cell>
          <table:table-cell table:number-columns-repeated="1020"/>
        </table:table-row>
        <table:table-row table:style-name="ro1">
          <table:table-cell table:style-name="ce1" table:formula="of:=[.A186]+[.$C$1]" office:value-type="float" office:value="0.183" calcext:value-type="float">
            <text:p>0.183</text:p>
          </table:table-cell>
          <table:table-cell table:style-name="ce1" table:formula="of:=[.$C$2]-(9.807*POWER([.A187];2))/2" office:value-type="float" office:value="9.8357866885" calcext:value-type="float">
            <text:p>9.8357866885</text:p>
          </table:table-cell>
          <table:table-cell table:style-name="ce1" table:formula="of:=[.C186]+([.A187]-[.A186])*[.$E$1]" office:value-type="float" office:value="-1.79468099999999" calcext:value-type="float">
            <text:p>-1.79468099999999</text:p>
          </table:table-cell>
          <table:table-cell table:style-name="ce1" table:formula="of:=[.$C$2]+[.$E$1]*POWER([.A187];2)" office:value-type="float" office:value="9.671573377" calcext:value-type="float">
            <text:p>9.671573377</text:p>
          </table:table-cell>
          <table:table-cell table:number-columns-repeated="1020"/>
        </table:table-row>
        <table:table-row table:style-name="ro1">
          <table:table-cell table:style-name="ce1" table:formula="of:=[.A187]+[.$C$1]" office:value-type="float" office:value="0.184" calcext:value-type="float">
            <text:p>0.184</text:p>
          </table:table-cell>
          <table:table-cell table:style-name="ce1" table:formula="of:=[.$C$2]-(9.807*POWER([.A188];2))/2" office:value-type="float" office:value="9.833987104" calcext:value-type="float">
            <text:p>9.833987104</text:p>
          </table:table-cell>
          <table:table-cell table:style-name="ce1" table:formula="of:=[.C187]+([.A188]-[.A187])*[.$E$1]" office:value-type="float" office:value="-1.80448799999999" calcext:value-type="float">
            <text:p>-1.80448799999999</text:p>
          </table:table-cell>
          <table:table-cell table:style-name="ce1" table:formula="of:=[.$C$2]+[.$E$1]*POWER([.A188];2)" office:value-type="float" office:value="9.667974208" calcext:value-type="float">
            <text:p>9.667974208</text:p>
          </table:table-cell>
          <table:table-cell table:number-columns-repeated="1020"/>
        </table:table-row>
        <table:table-row table:style-name="ro1">
          <table:table-cell table:style-name="ce1" table:formula="of:=[.A188]+[.$C$1]" office:value-type="float" office:value="0.185" calcext:value-type="float">
            <text:p>0.185</text:p>
          </table:table-cell>
          <table:table-cell table:style-name="ce1" table:formula="of:=[.$C$2]-(9.807*POWER([.A189];2))/2" office:value-type="float" office:value="9.8321777125" calcext:value-type="float">
            <text:p>9.8321777125</text:p>
          </table:table-cell>
          <table:table-cell table:style-name="ce1" table:formula="of:=[.C188]+([.A189]-[.A188])*[.$E$1]" office:value-type="float" office:value="-1.81429499999999" calcext:value-type="float">
            <text:p>-1.81429499999999</text:p>
          </table:table-cell>
          <table:table-cell table:style-name="ce1" table:formula="of:=[.$C$2]+[.$E$1]*POWER([.A189];2)" office:value-type="float" office:value="9.664355425" calcext:value-type="float">
            <text:p>9.664355425</text:p>
          </table:table-cell>
          <table:table-cell table:number-columns-repeated="1020"/>
        </table:table-row>
        <table:table-row table:style-name="ro1">
          <table:table-cell table:style-name="ce1" table:formula="of:=[.A189]+[.$C$1]" office:value-type="float" office:value="0.186" calcext:value-type="float">
            <text:p>0.186</text:p>
          </table:table-cell>
          <table:table-cell table:style-name="ce1" table:formula="of:=[.$C$2]-(9.807*POWER([.A190];2))/2" office:value-type="float" office:value="9.830358514" calcext:value-type="float">
            <text:p>9.830358514</text:p>
          </table:table-cell>
          <table:table-cell table:style-name="ce1" table:formula="of:=[.C189]+([.A190]-[.A189])*[.$E$1]" office:value-type="float" office:value="-1.82410199999999" calcext:value-type="float">
            <text:p>-1.82410199999999</text:p>
          </table:table-cell>
          <table:table-cell table:style-name="ce1" table:formula="of:=[.$C$2]+[.$E$1]*POWER([.A190];2)" office:value-type="float" office:value="9.660717028" calcext:value-type="float">
            <text:p>9.660717028</text:p>
          </table:table-cell>
          <table:table-cell table:number-columns-repeated="1020"/>
        </table:table-row>
        <table:table-row table:style-name="ro1">
          <table:table-cell table:style-name="ce1" table:formula="of:=[.A190]+[.$C$1]" office:value-type="float" office:value="0.187" calcext:value-type="float">
            <text:p>0.187</text:p>
          </table:table-cell>
          <table:table-cell table:style-name="ce1" table:formula="of:=[.$C$2]-(9.807*POWER([.A191];2))/2" office:value-type="float" office:value="9.8285295085" calcext:value-type="float">
            <text:p>9.8285295085</text:p>
          </table:table-cell>
          <table:table-cell table:style-name="ce1" table:formula="of:=[.C190]+([.A191]-[.A190])*[.$E$1]" office:value-type="float" office:value="-1.83390899999999" calcext:value-type="float">
            <text:p>-1.83390899999999</text:p>
          </table:table-cell>
          <table:table-cell table:style-name="ce1" table:formula="of:=[.$C$2]+[.$E$1]*POWER([.A191];2)" office:value-type="float" office:value="9.657059017" calcext:value-type="float">
            <text:p>9.657059017</text:p>
          </table:table-cell>
          <table:table-cell table:number-columns-repeated="1020"/>
        </table:table-row>
        <table:table-row table:style-name="ro1">
          <table:table-cell table:style-name="ce1" table:formula="of:=[.A191]+[.$C$1]" office:value-type="float" office:value="0.188" calcext:value-type="float">
            <text:p>0.188</text:p>
          </table:table-cell>
          <table:table-cell table:style-name="ce1" table:formula="of:=[.$C$2]-(9.807*POWER([.A192];2))/2" office:value-type="float" office:value="9.826690696" calcext:value-type="float">
            <text:p>9.826690696</text:p>
          </table:table-cell>
          <table:table-cell table:style-name="ce1" table:formula="of:=[.C191]+([.A192]-[.A191])*[.$E$1]" office:value-type="float" office:value="-1.84371599999999" calcext:value-type="float">
            <text:p>-1.84371599999999</text:p>
          </table:table-cell>
          <table:table-cell table:style-name="ce1" table:formula="of:=[.$C$2]+[.$E$1]*POWER([.A192];2)" office:value-type="float" office:value="9.653381392" calcext:value-type="float">
            <text:p>9.653381392</text:p>
          </table:table-cell>
          <table:table-cell table:number-columns-repeated="1020"/>
        </table:table-row>
        <table:table-row table:style-name="ro1">
          <table:table-cell table:style-name="ce1" table:formula="of:=[.A192]+[.$C$1]" office:value-type="float" office:value="0.189" calcext:value-type="float">
            <text:p>0.189</text:p>
          </table:table-cell>
          <table:table-cell table:style-name="ce1" table:formula="of:=[.$C$2]-(9.807*POWER([.A193];2))/2" office:value-type="float" office:value="9.8248420765" calcext:value-type="float">
            <text:p>9.8248420765</text:p>
          </table:table-cell>
          <table:table-cell table:style-name="ce1" table:formula="of:=[.C192]+([.A193]-[.A192])*[.$E$1]" office:value-type="float" office:value="-1.85352299999999" calcext:value-type="float">
            <text:p>-1.85352299999999</text:p>
          </table:table-cell>
          <table:table-cell table:style-name="ce1" table:formula="of:=[.$C$2]+[.$E$1]*POWER([.A193];2)" office:value-type="float" office:value="9.649684153" calcext:value-type="float">
            <text:p>9.649684153</text:p>
          </table:table-cell>
          <table:table-cell table:number-columns-repeated="1020"/>
        </table:table-row>
        <table:table-row table:style-name="ro1">
          <table:table-cell table:style-name="ce1" table:formula="of:=[.A193]+[.$C$1]" office:value-type="float" office:value="0.19" calcext:value-type="float">
            <text:p>0.19</text:p>
          </table:table-cell>
          <table:table-cell table:style-name="ce1" table:formula="of:=[.$C$2]-(9.807*POWER([.A194];2))/2" office:value-type="float" office:value="9.82298365" calcext:value-type="float">
            <text:p>9.82298365</text:p>
          </table:table-cell>
          <table:table-cell table:style-name="ce1" table:formula="of:=[.C193]+([.A194]-[.A193])*[.$E$1]" office:value-type="float" office:value="-1.86332999999999" calcext:value-type="float">
            <text:p>-1.86332999999999</text:p>
          </table:table-cell>
          <table:table-cell table:style-name="ce1" table:formula="of:=[.$C$2]+[.$E$1]*POWER([.A194];2)" office:value-type="float" office:value="9.6459673" calcext:value-type="float">
            <text:p>9.6459673</text:p>
          </table:table-cell>
          <table:table-cell table:number-columns-repeated="1020"/>
        </table:table-row>
        <table:table-row table:style-name="ro1">
          <table:table-cell table:style-name="ce1" table:formula="of:=[.A194]+[.$C$1]" office:value-type="float" office:value="0.191" calcext:value-type="float">
            <text:p>0.191</text:p>
          </table:table-cell>
          <table:table-cell table:style-name="ce1" table:formula="of:=[.$C$2]-(9.807*POWER([.A195];2))/2" office:value-type="float" office:value="9.8211154165" calcext:value-type="float">
            <text:p>9.8211154165</text:p>
          </table:table-cell>
          <table:table-cell table:style-name="ce1" table:formula="of:=[.C194]+([.A195]-[.A194])*[.$E$1]" office:value-type="float" office:value="-1.87313699999999" calcext:value-type="float">
            <text:p>-1.87313699999999</text:p>
          </table:table-cell>
          <table:table-cell table:style-name="ce1" table:formula="of:=[.$C$2]+[.$E$1]*POWER([.A195];2)" office:value-type="float" office:value="9.642230833" calcext:value-type="float">
            <text:p>9.642230833</text:p>
          </table:table-cell>
          <table:table-cell table:number-columns-repeated="1020"/>
        </table:table-row>
        <table:table-row table:style-name="ro1">
          <table:table-cell table:style-name="ce1" table:formula="of:=[.A195]+[.$C$1]" office:value-type="float" office:value="0.192" calcext:value-type="float">
            <text:p>0.192</text:p>
          </table:table-cell>
          <table:table-cell table:style-name="ce1" table:formula="of:=[.$C$2]-(9.807*POWER([.A196];2))/2" office:value-type="float" office:value="9.819237376" calcext:value-type="float">
            <text:p>9.819237376</text:p>
          </table:table-cell>
          <table:table-cell table:style-name="ce1" table:formula="of:=[.C195]+([.A196]-[.A195])*[.$E$1]" office:value-type="float" office:value="-1.88294399999999" calcext:value-type="float">
            <text:p>-1.88294399999999</text:p>
          </table:table-cell>
          <table:table-cell table:style-name="ce1" table:formula="of:=[.$C$2]+[.$E$1]*POWER([.A196];2)" office:value-type="float" office:value="9.638474752" calcext:value-type="float">
            <text:p>9.638474752</text:p>
          </table:table-cell>
          <table:table-cell table:number-columns-repeated="1020"/>
        </table:table-row>
        <table:table-row table:style-name="ro1">
          <table:table-cell table:style-name="ce1" table:formula="of:=[.A196]+[.$C$1]" office:value-type="float" office:value="0.193" calcext:value-type="float">
            <text:p>0.193</text:p>
          </table:table-cell>
          <table:table-cell table:style-name="ce1" table:formula="of:=[.$C$2]-(9.807*POWER([.A197];2))/2" office:value-type="float" office:value="9.8173495285" calcext:value-type="float">
            <text:p>9.8173495285</text:p>
          </table:table-cell>
          <table:table-cell table:style-name="ce1" table:formula="of:=[.C196]+([.A197]-[.A196])*[.$E$1]" office:value-type="float" office:value="-1.89275099999999" calcext:value-type="float">
            <text:p>-1.89275099999999</text:p>
          </table:table-cell>
          <table:table-cell table:style-name="ce1" table:formula="of:=[.$C$2]+[.$E$1]*POWER([.A197];2)" office:value-type="float" office:value="9.634699057" calcext:value-type="float">
            <text:p>9.634699057</text:p>
          </table:table-cell>
          <table:table-cell table:number-columns-repeated="1020"/>
        </table:table-row>
        <table:table-row table:style-name="ro1">
          <table:table-cell table:style-name="ce1" table:formula="of:=[.A197]+[.$C$1]" office:value-type="float" office:value="0.194" calcext:value-type="float">
            <text:p>0.194</text:p>
          </table:table-cell>
          <table:table-cell table:style-name="ce1" table:formula="of:=[.$C$2]-(9.807*POWER([.A198];2))/2" office:value-type="float" office:value="9.815451874" calcext:value-type="float">
            <text:p>9.815451874</text:p>
          </table:table-cell>
          <table:table-cell table:style-name="ce1" table:formula="of:=[.C197]+([.A198]-[.A197])*[.$E$1]" office:value-type="float" office:value="-1.90255799999999" calcext:value-type="float">
            <text:p>-1.90255799999999</text:p>
          </table:table-cell>
          <table:table-cell table:style-name="ce1" table:formula="of:=[.$C$2]+[.$E$1]*POWER([.A198];2)" office:value-type="float" office:value="9.630903748" calcext:value-type="float">
            <text:p>9.630903748</text:p>
          </table:table-cell>
          <table:table-cell table:number-columns-repeated="1020"/>
        </table:table-row>
        <table:table-row table:style-name="ro1">
          <table:table-cell table:style-name="ce1" table:formula="of:=[.A198]+[.$C$1]" office:value-type="float" office:value="0.195" calcext:value-type="float">
            <text:p>0.195</text:p>
          </table:table-cell>
          <table:table-cell table:style-name="ce1" table:formula="of:=[.$C$2]-(9.807*POWER([.A199];2))/2" office:value-type="float" office:value="9.8135444125" calcext:value-type="float">
            <text:p>9.8135444125</text:p>
          </table:table-cell>
          <table:table-cell table:style-name="ce1" table:formula="of:=[.C198]+([.A199]-[.A198])*[.$E$1]" office:value-type="float" office:value="-1.91236499999999" calcext:value-type="float">
            <text:p>-1.91236499999999</text:p>
          </table:table-cell>
          <table:table-cell table:style-name="ce1" table:formula="of:=[.$C$2]+[.$E$1]*POWER([.A199];2)" office:value-type="float" office:value="9.627088825" calcext:value-type="float">
            <text:p>9.627088825</text:p>
          </table:table-cell>
          <table:table-cell table:number-columns-repeated="1020"/>
        </table:table-row>
        <table:table-row table:style-name="ro1">
          <table:table-cell table:style-name="ce1" table:formula="of:=[.A199]+[.$C$1]" office:value-type="float" office:value="0.196" calcext:value-type="float">
            <text:p>0.196</text:p>
          </table:table-cell>
          <table:table-cell table:style-name="ce1" table:formula="of:=[.$C$2]-(9.807*POWER([.A200];2))/2" office:value-type="float" office:value="9.811627144" calcext:value-type="float">
            <text:p>9.811627144</text:p>
          </table:table-cell>
          <table:table-cell table:style-name="ce1" table:formula="of:=[.C199]+([.A200]-[.A199])*[.$E$1]" office:value-type="float" office:value="-1.92217199999999" calcext:value-type="float">
            <text:p>-1.92217199999999</text:p>
          </table:table-cell>
          <table:table-cell table:style-name="ce1" table:formula="of:=[.$C$2]+[.$E$1]*POWER([.A200];2)" office:value-type="float" office:value="9.623254288" calcext:value-type="float">
            <text:p>9.623254288</text:p>
          </table:table-cell>
          <table:table-cell table:number-columns-repeated="1020"/>
        </table:table-row>
        <table:table-row table:style-name="ro1">
          <table:table-cell table:style-name="ce1" table:formula="of:=[.A200]+[.$C$1]" office:value-type="float" office:value="0.197" calcext:value-type="float">
            <text:p>0.197</text:p>
          </table:table-cell>
          <table:table-cell table:style-name="ce1" table:formula="of:=[.$C$2]-(9.807*POWER([.A201];2))/2" office:value-type="float" office:value="9.8097000685" calcext:value-type="float">
            <text:p>9.8097000685</text:p>
          </table:table-cell>
          <table:table-cell table:style-name="ce1" table:formula="of:=[.C200]+([.A201]-[.A200])*[.$E$1]" office:value-type="float" office:value="-1.93197899999999" calcext:value-type="float">
            <text:p>-1.93197899999999</text:p>
          </table:table-cell>
          <table:table-cell table:style-name="ce1" table:formula="of:=[.$C$2]+[.$E$1]*POWER([.A201];2)" office:value-type="float" office:value="9.619400137" calcext:value-type="float">
            <text:p>9.619400137</text:p>
          </table:table-cell>
          <table:table-cell table:number-columns-repeated="1020"/>
        </table:table-row>
        <table:table-row table:style-name="ro1">
          <table:table-cell table:style-name="ce1" table:formula="of:=[.A201]+[.$C$1]" office:value-type="float" office:value="0.198" calcext:value-type="float">
            <text:p>0.198</text:p>
          </table:table-cell>
          <table:table-cell table:style-name="ce1" table:formula="of:=[.$C$2]-(9.807*POWER([.A202];2))/2" office:value-type="float" office:value="9.807763186" calcext:value-type="float">
            <text:p>9.807763186</text:p>
          </table:table-cell>
          <table:table-cell table:style-name="ce1" table:formula="of:=[.C201]+([.A202]-[.A201])*[.$E$1]" office:value-type="float" office:value="-1.94178599999999" calcext:value-type="float">
            <text:p>-1.94178599999999</text:p>
          </table:table-cell>
          <table:table-cell table:style-name="ce1" table:formula="of:=[.$C$2]+[.$E$1]*POWER([.A202];2)" office:value-type="float" office:value="9.615526372" calcext:value-type="float">
            <text:p>9.615526372</text:p>
          </table:table-cell>
          <table:table-cell table:number-columns-repeated="1020"/>
        </table:table-row>
        <table:table-row table:style-name="ro1">
          <table:table-cell table:style-name="ce1" table:formula="of:=[.A202]+[.$C$1]" office:value-type="float" office:value="0.199" calcext:value-type="float">
            <text:p>0.199</text:p>
          </table:table-cell>
          <table:table-cell table:style-name="ce1" table:formula="of:=[.$C$2]-(9.807*POWER([.A203];2))/2" office:value-type="float" office:value="9.8058164965" calcext:value-type="float">
            <text:p>9.8058164965</text:p>
          </table:table-cell>
          <table:table-cell table:style-name="ce1" table:formula="of:=[.C202]+([.A203]-[.A202])*[.$E$1]" office:value-type="float" office:value="-1.95159299999999" calcext:value-type="float">
            <text:p>-1.95159299999999</text:p>
          </table:table-cell>
          <table:table-cell table:style-name="ce1" table:formula="of:=[.$C$2]+[.$E$1]*POWER([.A203];2)" office:value-type="float" office:value="9.611632993" calcext:value-type="float">
            <text:p>9.611632993</text:p>
          </table:table-cell>
          <table:table-cell table:number-columns-repeated="1020"/>
        </table:table-row>
        <table:table-row table:style-name="ro1">
          <table:table-cell table:style-name="ce1" table:formula="of:=[.A203]+[.$C$1]" office:value-type="float" office:value="0.2" calcext:value-type="float">
            <text:p>0.2</text:p>
          </table:table-cell>
          <table:table-cell table:style-name="ce1" table:formula="of:=[.$C$2]-(9.807*POWER([.A204];2))/2" office:value-type="float" office:value="9.80386" calcext:value-type="float">
            <text:p>9.80386</text:p>
          </table:table-cell>
          <table:table-cell table:style-name="ce1" table:formula="of:=[.C203]+([.A204]-[.A203])*[.$E$1]" office:value-type="float" office:value="-1.96139999999999" calcext:value-type="float">
            <text:p>-1.96139999999999</text:p>
          </table:table-cell>
          <table:table-cell table:style-name="ce1" table:formula="of:=[.$C$2]+[.$E$1]*POWER([.A204];2)" office:value-type="float" office:value="9.60772" calcext:value-type="float">
            <text:p>9.60772</text:p>
          </table:table-cell>
          <table:table-cell table:number-columns-repeated="1020"/>
        </table:table-row>
        <table:table-row table:style-name="ro1">
          <table:table-cell table:style-name="ce1" table:formula="of:=[.A204]+[.$C$1]" office:value-type="float" office:value="0.201" calcext:value-type="float">
            <text:p>0.201</text:p>
          </table:table-cell>
          <table:table-cell table:style-name="ce1" table:formula="of:=[.$C$2]-(9.807*POWER([.A205];2))/2" office:value-type="float" office:value="9.8018936965" calcext:value-type="float">
            <text:p>9.8018936965</text:p>
          </table:table-cell>
          <table:table-cell table:style-name="ce1" table:formula="of:=[.C204]+([.A205]-[.A204])*[.$E$1]" office:value-type="float" office:value="-1.97120699999999" calcext:value-type="float">
            <text:p>-1.97120699999999</text:p>
          </table:table-cell>
          <table:table-cell table:style-name="ce1" table:formula="of:=[.$C$2]+[.$E$1]*POWER([.A205];2)" office:value-type="float" office:value="9.603787393" calcext:value-type="float">
            <text:p>9.603787393</text:p>
          </table:table-cell>
          <table:table-cell table:number-columns-repeated="1020"/>
        </table:table-row>
        <table:table-row table:style-name="ro1">
          <table:table-cell table:style-name="ce1" table:formula="of:=[.A205]+[.$C$1]" office:value-type="float" office:value="0.202" calcext:value-type="float">
            <text:p>0.202</text:p>
          </table:table-cell>
          <table:table-cell table:style-name="ce1" table:formula="of:=[.$C$2]-(9.807*POWER([.A206];2))/2" office:value-type="float" office:value="9.799917586" calcext:value-type="float">
            <text:p>9.799917586</text:p>
          </table:table-cell>
          <table:table-cell table:style-name="ce1" table:formula="of:=[.C205]+([.A206]-[.A205])*[.$E$1]" office:value-type="float" office:value="-1.98101399999999" calcext:value-type="float">
            <text:p>-1.98101399999999</text:p>
          </table:table-cell>
          <table:table-cell table:style-name="ce1" table:formula="of:=[.$C$2]+[.$E$1]*POWER([.A206];2)" office:value-type="float" office:value="9.599835172" calcext:value-type="float">
            <text:p>9.599835172</text:p>
          </table:table-cell>
          <table:table-cell table:number-columns-repeated="1020"/>
        </table:table-row>
        <table:table-row table:style-name="ro1">
          <table:table-cell table:style-name="ce1" table:formula="of:=[.A206]+[.$C$1]" office:value-type="float" office:value="0.203" calcext:value-type="float">
            <text:p>0.203</text:p>
          </table:table-cell>
          <table:table-cell table:style-name="ce1" table:formula="of:=[.$C$2]-(9.807*POWER([.A207];2))/2" office:value-type="float" office:value="9.7979316685" calcext:value-type="float">
            <text:p>9.7979316685</text:p>
          </table:table-cell>
          <table:table-cell table:style-name="ce1" table:formula="of:=[.C206]+([.A207]-[.A206])*[.$E$1]" office:value-type="float" office:value="-1.99082099999999" calcext:value-type="float">
            <text:p>-1.99082099999999</text:p>
          </table:table-cell>
          <table:table-cell table:style-name="ce1" table:formula="of:=[.$C$2]+[.$E$1]*POWER([.A207];2)" office:value-type="float" office:value="9.595863337" calcext:value-type="float">
            <text:p>9.595863337</text:p>
          </table:table-cell>
          <table:table-cell table:number-columns-repeated="1020"/>
        </table:table-row>
        <table:table-row table:style-name="ro1">
          <table:table-cell table:style-name="ce1" table:formula="of:=[.A207]+[.$C$1]" office:value-type="float" office:value="0.204" calcext:value-type="float">
            <text:p>0.204</text:p>
          </table:table-cell>
          <table:table-cell table:style-name="ce1" table:formula="of:=[.$C$2]-(9.807*POWER([.A208];2))/2" office:value-type="float" office:value="9.795935944" calcext:value-type="float">
            <text:p>9.795935944</text:p>
          </table:table-cell>
          <table:table-cell table:style-name="ce1" table:formula="of:=[.C207]+([.A208]-[.A207])*[.$E$1]" office:value-type="float" office:value="-2.00062799999999" calcext:value-type="float">
            <text:p>-2.00062799999999</text:p>
          </table:table-cell>
          <table:table-cell table:style-name="ce1" table:formula="of:=[.$C$2]+[.$E$1]*POWER([.A208];2)" office:value-type="float" office:value="9.591871888" calcext:value-type="float">
            <text:p>9.591871888</text:p>
          </table:table-cell>
          <table:table-cell table:number-columns-repeated="1020"/>
        </table:table-row>
        <table:table-row table:style-name="ro1">
          <table:table-cell table:style-name="ce1" table:formula="of:=[.A208]+[.$C$1]" office:value-type="float" office:value="0.205" calcext:value-type="float">
            <text:p>0.205</text:p>
          </table:table-cell>
          <table:table-cell table:style-name="ce1" table:formula="of:=[.$C$2]-(9.807*POWER([.A209];2))/2" office:value-type="float" office:value="9.7939304125" calcext:value-type="float">
            <text:p>9.7939304125</text:p>
          </table:table-cell>
          <table:table-cell table:style-name="ce1" table:formula="of:=[.C208]+([.A209]-[.A208])*[.$E$1]" office:value-type="float" office:value="-2.01043499999999" calcext:value-type="float">
            <text:p>-2.01043499999999</text:p>
          </table:table-cell>
          <table:table-cell table:style-name="ce1" table:formula="of:=[.$C$2]+[.$E$1]*POWER([.A209];2)" office:value-type="float" office:value="9.587860825" calcext:value-type="float">
            <text:p>9.587860825</text:p>
          </table:table-cell>
          <table:table-cell table:number-columns-repeated="1020"/>
        </table:table-row>
        <table:table-row table:style-name="ro1">
          <table:table-cell table:style-name="ce1" table:formula="of:=[.A209]+[.$C$1]" office:value-type="float" office:value="0.206" calcext:value-type="float">
            <text:p>0.206</text:p>
          </table:table-cell>
          <table:table-cell table:style-name="ce1" table:formula="of:=[.$C$2]-(9.807*POWER([.A210];2))/2" office:value-type="float" office:value="9.791915074" calcext:value-type="float">
            <text:p>9.791915074</text:p>
          </table:table-cell>
          <table:table-cell table:style-name="ce1" table:formula="of:=[.C209]+([.A210]-[.A209])*[.$E$1]" office:value-type="float" office:value="-2.02024199999999" calcext:value-type="float">
            <text:p>-2.02024199999999</text:p>
          </table:table-cell>
          <table:table-cell table:style-name="ce1" table:formula="of:=[.$C$2]+[.$E$1]*POWER([.A210];2)" office:value-type="float" office:value="9.583830148" calcext:value-type="float">
            <text:p>9.583830148</text:p>
          </table:table-cell>
          <table:table-cell table:number-columns-repeated="1020"/>
        </table:table-row>
        <table:table-row table:style-name="ro1">
          <table:table-cell table:style-name="ce1" table:formula="of:=[.A210]+[.$C$1]" office:value-type="float" office:value="0.207" calcext:value-type="float">
            <text:p>0.207</text:p>
          </table:table-cell>
          <table:table-cell table:style-name="ce1" table:formula="of:=[.$C$2]-(9.807*POWER([.A211];2))/2" office:value-type="float" office:value="9.7898899285" calcext:value-type="float">
            <text:p>9.7898899285</text:p>
          </table:table-cell>
          <table:table-cell table:style-name="ce1" table:formula="of:=[.C210]+([.A211]-[.A210])*[.$E$1]" office:value-type="float" office:value="-2.03004899999999" calcext:value-type="float">
            <text:p>-2.03004899999999</text:p>
          </table:table-cell>
          <table:table-cell table:style-name="ce1" table:formula="of:=[.$C$2]+[.$E$1]*POWER([.A211];2)" office:value-type="float" office:value="9.579779857" calcext:value-type="float">
            <text:p>9.579779857</text:p>
          </table:table-cell>
          <table:table-cell table:number-columns-repeated="1020"/>
        </table:table-row>
        <table:table-row table:style-name="ro1">
          <table:table-cell table:style-name="ce1" table:formula="of:=[.A211]+[.$C$1]" office:value-type="float" office:value="0.208" calcext:value-type="float">
            <text:p>0.208</text:p>
          </table:table-cell>
          <table:table-cell table:style-name="ce1" table:formula="of:=[.$C$2]-(9.807*POWER([.A212];2))/2" office:value-type="float" office:value="9.787854976" calcext:value-type="float">
            <text:p>9.787854976</text:p>
          </table:table-cell>
          <table:table-cell table:style-name="ce1" table:formula="of:=[.C211]+([.A212]-[.A211])*[.$E$1]" office:value-type="float" office:value="-2.03985599999999" calcext:value-type="float">
            <text:p>-2.03985599999999</text:p>
          </table:table-cell>
          <table:table-cell table:style-name="ce1" table:formula="of:=[.$C$2]+[.$E$1]*POWER([.A212];2)" office:value-type="float" office:value="9.575709952" calcext:value-type="float">
            <text:p>9.575709952</text:p>
          </table:table-cell>
          <table:table-cell table:number-columns-repeated="1020"/>
        </table:table-row>
        <table:table-row table:style-name="ro1">
          <table:table-cell table:style-name="ce1" table:formula="of:=[.A212]+[.$C$1]" office:value-type="float" office:value="0.209" calcext:value-type="float">
            <text:p>0.209</text:p>
          </table:table-cell>
          <table:table-cell table:style-name="ce1" table:formula="of:=[.$C$2]-(9.807*POWER([.A213];2))/2" office:value-type="float" office:value="9.7858102165" calcext:value-type="float">
            <text:p>9.7858102165</text:p>
          </table:table-cell>
          <table:table-cell table:style-name="ce1" table:formula="of:=[.C212]+([.A213]-[.A212])*[.$E$1]" office:value-type="float" office:value="-2.04966299999999" calcext:value-type="float">
            <text:p>-2.04966299999999</text:p>
          </table:table-cell>
          <table:table-cell table:style-name="ce1" table:formula="of:=[.$C$2]+[.$E$1]*POWER([.A213];2)" office:value-type="float" office:value="9.571620433" calcext:value-type="float">
            <text:p>9.571620433</text:p>
          </table:table-cell>
          <table:table-cell table:number-columns-repeated="1020"/>
        </table:table-row>
        <table:table-row table:style-name="ro1">
          <table:table-cell table:style-name="ce1" table:formula="of:=[.A213]+[.$C$1]" office:value-type="float" office:value="0.21" calcext:value-type="float">
            <text:p>0.21</text:p>
          </table:table-cell>
          <table:table-cell table:style-name="ce1" table:formula="of:=[.$C$2]-(9.807*POWER([.A214];2))/2" office:value-type="float" office:value="9.78375565" calcext:value-type="float">
            <text:p>9.78375565</text:p>
          </table:table-cell>
          <table:table-cell table:style-name="ce1" table:formula="of:=[.C213]+([.A214]-[.A213])*[.$E$1]" office:value-type="float" office:value="-2.05946999999999" calcext:value-type="float">
            <text:p>-2.05946999999999</text:p>
          </table:table-cell>
          <table:table-cell table:style-name="ce1" table:formula="of:=[.$C$2]+[.$E$1]*POWER([.A214];2)" office:value-type="float" office:value="9.5675113" calcext:value-type="float">
            <text:p>9.5675113</text:p>
          </table:table-cell>
          <table:table-cell table:number-columns-repeated="1020"/>
        </table:table-row>
        <table:table-row table:style-name="ro1">
          <table:table-cell table:style-name="ce1" table:formula="of:=[.A214]+[.$C$1]" office:value-type="float" office:value="0.211" calcext:value-type="float">
            <text:p>0.211</text:p>
          </table:table-cell>
          <table:table-cell table:style-name="ce1" table:formula="of:=[.$C$2]-(9.807*POWER([.A215];2))/2" office:value-type="float" office:value="9.7816912765" calcext:value-type="float">
            <text:p>9.7816912765</text:p>
          </table:table-cell>
          <table:table-cell table:style-name="ce1" table:formula="of:=[.C214]+([.A215]-[.A214])*[.$E$1]" office:value-type="float" office:value="-2.06927699999999" calcext:value-type="float">
            <text:p>-2.06927699999999</text:p>
          </table:table-cell>
          <table:table-cell table:style-name="ce1" table:formula="of:=[.$C$2]+[.$E$1]*POWER([.A215];2)" office:value-type="float" office:value="9.563382553" calcext:value-type="float">
            <text:p>9.563382553</text:p>
          </table:table-cell>
          <table:table-cell table:number-columns-repeated="1020"/>
        </table:table-row>
        <table:table-row table:style-name="ro1">
          <table:table-cell table:style-name="ce1" table:formula="of:=[.A215]+[.$C$1]" office:value-type="float" office:value="0.212" calcext:value-type="float">
            <text:p>0.212</text:p>
          </table:table-cell>
          <table:table-cell table:style-name="ce1" table:formula="of:=[.$C$2]-(9.807*POWER([.A216];2))/2" office:value-type="float" office:value="9.779617096" calcext:value-type="float">
            <text:p>9.779617096</text:p>
          </table:table-cell>
          <table:table-cell table:style-name="ce1" table:formula="of:=[.C215]+([.A216]-[.A215])*[.$E$1]" office:value-type="float" office:value="-2.07908399999999" calcext:value-type="float">
            <text:p>-2.07908399999999</text:p>
          </table:table-cell>
          <table:table-cell table:style-name="ce1" table:formula="of:=[.$C$2]+[.$E$1]*POWER([.A216];2)" office:value-type="float" office:value="9.559234192" calcext:value-type="float">
            <text:p>9.559234192</text:p>
          </table:table-cell>
          <table:table-cell table:number-columns-repeated="1020"/>
        </table:table-row>
        <table:table-row table:style-name="ro1">
          <table:table-cell table:style-name="ce1" table:formula="of:=[.A216]+[.$C$1]" office:value-type="float" office:value="0.213" calcext:value-type="float">
            <text:p>0.213</text:p>
          </table:table-cell>
          <table:table-cell table:style-name="ce1" table:formula="of:=[.$C$2]-(9.807*POWER([.A217];2))/2" office:value-type="float" office:value="9.7775331085" calcext:value-type="float">
            <text:p>9.7775331085</text:p>
          </table:table-cell>
          <table:table-cell table:style-name="ce1" table:formula="of:=[.C216]+([.A217]-[.A216])*[.$E$1]" office:value-type="float" office:value="-2.08889099999999" calcext:value-type="float">
            <text:p>-2.08889099999999</text:p>
          </table:table-cell>
          <table:table-cell table:style-name="ce1" table:formula="of:=[.$C$2]+[.$E$1]*POWER([.A217];2)" office:value-type="float" office:value="9.555066217" calcext:value-type="float">
            <text:p>9.555066217</text:p>
          </table:table-cell>
          <table:table-cell table:number-columns-repeated="1020"/>
        </table:table-row>
        <table:table-row table:style-name="ro1">
          <table:table-cell table:style-name="ce1" table:formula="of:=[.A217]+[.$C$1]" office:value-type="float" office:value="0.214" calcext:value-type="float">
            <text:p>0.214</text:p>
          </table:table-cell>
          <table:table-cell table:style-name="ce1" table:formula="of:=[.$C$2]-(9.807*POWER([.A218];2))/2" office:value-type="float" office:value="9.775439314" calcext:value-type="float">
            <text:p>9.775439314</text:p>
          </table:table-cell>
          <table:table-cell table:style-name="ce1" table:formula="of:=[.C217]+([.A218]-[.A217])*[.$E$1]" office:value-type="float" office:value="-2.09869799999999" calcext:value-type="float">
            <text:p>-2.09869799999999</text:p>
          </table:table-cell>
          <table:table-cell table:style-name="ce1" table:formula="of:=[.$C$2]+[.$E$1]*POWER([.A218];2)" office:value-type="float" office:value="9.550878628" calcext:value-type="float">
            <text:p>9.550878628</text:p>
          </table:table-cell>
          <table:table-cell table:number-columns-repeated="1020"/>
        </table:table-row>
        <table:table-row table:style-name="ro1">
          <table:table-cell table:style-name="ce1" table:formula="of:=[.A218]+[.$C$1]" office:value-type="float" office:value="0.215" calcext:value-type="float">
            <text:p>0.215</text:p>
          </table:table-cell>
          <table:table-cell table:style-name="ce1" table:formula="of:=[.$C$2]-(9.807*POWER([.A219];2))/2" office:value-type="float" office:value="9.7733357125" calcext:value-type="float">
            <text:p>9.7733357125</text:p>
          </table:table-cell>
          <table:table-cell table:style-name="ce1" table:formula="of:=[.C218]+([.A219]-[.A218])*[.$E$1]" office:value-type="float" office:value="-2.10850499999999" calcext:value-type="float">
            <text:p>-2.10850499999999</text:p>
          </table:table-cell>
          <table:table-cell table:style-name="ce1" table:formula="of:=[.$C$2]+[.$E$1]*POWER([.A219];2)" office:value-type="float" office:value="9.546671425" calcext:value-type="float">
            <text:p>9.546671425</text:p>
          </table:table-cell>
          <table:table-cell table:number-columns-repeated="1020"/>
        </table:table-row>
        <table:table-row table:style-name="ro1">
          <table:table-cell table:style-name="ce1" table:formula="of:=[.A219]+[.$C$1]" office:value-type="float" office:value="0.216" calcext:value-type="float">
            <text:p>0.216</text:p>
          </table:table-cell>
          <table:table-cell table:style-name="ce1" table:formula="of:=[.$C$2]-(9.807*POWER([.A220];2))/2" office:value-type="float" office:value="9.771222304" calcext:value-type="float">
            <text:p>9.771222304</text:p>
          </table:table-cell>
          <table:table-cell table:style-name="ce1" table:formula="of:=[.C219]+([.A220]-[.A219])*[.$E$1]" office:value-type="float" office:value="-2.11831199999999" calcext:value-type="float">
            <text:p>-2.11831199999999</text:p>
          </table:table-cell>
          <table:table-cell table:style-name="ce1" table:formula="of:=[.$C$2]+[.$E$1]*POWER([.A220];2)" office:value-type="float" office:value="9.542444608" calcext:value-type="float">
            <text:p>9.542444608</text:p>
          </table:table-cell>
          <table:table-cell table:number-columns-repeated="1020"/>
        </table:table-row>
        <table:table-row table:style-name="ro1">
          <table:table-cell table:style-name="ce1" table:formula="of:=[.A220]+[.$C$1]" office:value-type="float" office:value="0.217" calcext:value-type="float">
            <text:p>0.217</text:p>
          </table:table-cell>
          <table:table-cell table:style-name="ce1" table:formula="of:=[.$C$2]-(9.807*POWER([.A221];2))/2" office:value-type="float" office:value="9.7690990885" calcext:value-type="float">
            <text:p>9.7690990885</text:p>
          </table:table-cell>
          <table:table-cell table:style-name="ce1" table:formula="of:=[.C220]+([.A221]-[.A220])*[.$E$1]" office:value-type="float" office:value="-2.12811899999999" calcext:value-type="float">
            <text:p>-2.12811899999999</text:p>
          </table:table-cell>
          <table:table-cell table:style-name="ce1" table:formula="of:=[.$C$2]+[.$E$1]*POWER([.A221];2)" office:value-type="float" office:value="9.538198177" calcext:value-type="float">
            <text:p>9.538198177</text:p>
          </table:table-cell>
          <table:table-cell table:number-columns-repeated="1020"/>
        </table:table-row>
        <table:table-row table:style-name="ro1">
          <table:table-cell table:style-name="ce1" table:formula="of:=[.A221]+[.$C$1]" office:value-type="float" office:value="0.218" calcext:value-type="float">
            <text:p>0.218</text:p>
          </table:table-cell>
          <table:table-cell table:style-name="ce1" table:formula="of:=[.$C$2]-(9.807*POWER([.A222];2))/2" office:value-type="float" office:value="9.766966066" calcext:value-type="float">
            <text:p>9.766966066</text:p>
          </table:table-cell>
          <table:table-cell table:style-name="ce1" table:formula="of:=[.C221]+([.A222]-[.A221])*[.$E$1]" office:value-type="float" office:value="-2.13792599999999" calcext:value-type="float">
            <text:p>-2.13792599999999</text:p>
          </table:table-cell>
          <table:table-cell table:style-name="ce1" table:formula="of:=[.$C$2]+[.$E$1]*POWER([.A222];2)" office:value-type="float" office:value="9.533932132" calcext:value-type="float">
            <text:p>9.533932132</text:p>
          </table:table-cell>
          <table:table-cell table:number-columns-repeated="1020"/>
        </table:table-row>
        <table:table-row table:style-name="ro1">
          <table:table-cell table:style-name="ce1" table:formula="of:=[.A222]+[.$C$1]" office:value-type="float" office:value="0.219" calcext:value-type="float">
            <text:p>0.219</text:p>
          </table:table-cell>
          <table:table-cell table:style-name="ce1" table:formula="of:=[.$C$2]-(9.807*POWER([.A223];2))/2" office:value-type="float" office:value="9.7648232365" calcext:value-type="float">
            <text:p>9.7648232365</text:p>
          </table:table-cell>
          <table:table-cell table:style-name="ce1" table:formula="of:=[.C222]+([.A223]-[.A222])*[.$E$1]" office:value-type="float" office:value="-2.14773299999999" calcext:value-type="float">
            <text:p>-2.14773299999999</text:p>
          </table:table-cell>
          <table:table-cell table:style-name="ce1" table:formula="of:=[.$C$2]+[.$E$1]*POWER([.A223];2)" office:value-type="float" office:value="9.529646473" calcext:value-type="float">
            <text:p>9.529646473</text:p>
          </table:table-cell>
          <table:table-cell table:number-columns-repeated="1020"/>
        </table:table-row>
        <table:table-row table:style-name="ro1">
          <table:table-cell table:style-name="ce1" table:formula="of:=[.A223]+[.$C$1]" office:value-type="float" office:value="0.22" calcext:value-type="float">
            <text:p>0.22</text:p>
          </table:table-cell>
          <table:table-cell table:style-name="ce1" table:formula="of:=[.$C$2]-(9.807*POWER([.A224];2))/2" office:value-type="float" office:value="9.7626706" calcext:value-type="float">
            <text:p>9.7626706</text:p>
          </table:table-cell>
          <table:table-cell table:style-name="ce1" table:formula="of:=[.C223]+([.A224]-[.A223])*[.$E$1]" office:value-type="float" office:value="-2.15753999999999" calcext:value-type="float">
            <text:p>-2.15753999999999</text:p>
          </table:table-cell>
          <table:table-cell table:style-name="ce1" table:formula="of:=[.$C$2]+[.$E$1]*POWER([.A224];2)" office:value-type="float" office:value="9.5253412" calcext:value-type="float">
            <text:p>9.5253412</text:p>
          </table:table-cell>
          <table:table-cell table:number-columns-repeated="1020"/>
        </table:table-row>
        <table:table-row table:style-name="ro1">
          <table:table-cell table:style-name="ce1" table:formula="of:=[.A224]+[.$C$1]" office:value-type="float" office:value="0.221" calcext:value-type="float">
            <text:p>0.221</text:p>
          </table:table-cell>
          <table:table-cell table:style-name="ce1" table:formula="of:=[.$C$2]-(9.807*POWER([.A225];2))/2" office:value-type="float" office:value="9.7605081565" calcext:value-type="float">
            <text:p>9.7605081565</text:p>
          </table:table-cell>
          <table:table-cell table:style-name="ce1" table:formula="of:=[.C224]+([.A225]-[.A224])*[.$E$1]" office:value-type="float" office:value="-2.16734699999999" calcext:value-type="float">
            <text:p>-2.16734699999999</text:p>
          </table:table-cell>
          <table:table-cell table:style-name="ce1" table:formula="of:=[.$C$2]+[.$E$1]*POWER([.A225];2)" office:value-type="float" office:value="9.521016313" calcext:value-type="float">
            <text:p>9.521016313</text:p>
          </table:table-cell>
          <table:table-cell table:number-columns-repeated="1020"/>
        </table:table-row>
        <table:table-row table:style-name="ro1">
          <table:table-cell table:style-name="ce1" table:formula="of:=[.A225]+[.$C$1]" office:value-type="float" office:value="0.222" calcext:value-type="float">
            <text:p>0.222</text:p>
          </table:table-cell>
          <table:table-cell table:style-name="ce1" table:formula="of:=[.$C$2]-(9.807*POWER([.A226];2))/2" office:value-type="float" office:value="9.758335906" calcext:value-type="float">
            <text:p>9.758335906</text:p>
          </table:table-cell>
          <table:table-cell table:style-name="ce1" table:formula="of:=[.C225]+([.A226]-[.A225])*[.$E$1]" office:value-type="float" office:value="-2.17715399999999" calcext:value-type="float">
            <text:p>-2.17715399999999</text:p>
          </table:table-cell>
          <table:table-cell table:style-name="ce1" table:formula="of:=[.$C$2]+[.$E$1]*POWER([.A226];2)" office:value-type="float" office:value="9.516671812" calcext:value-type="float">
            <text:p>9.516671812</text:p>
          </table:table-cell>
          <table:table-cell table:number-columns-repeated="1020"/>
        </table:table-row>
        <table:table-row table:style-name="ro1">
          <table:table-cell table:style-name="ce1" table:formula="of:=[.A226]+[.$C$1]" office:value-type="float" office:value="0.223" calcext:value-type="float">
            <text:p>0.223</text:p>
          </table:table-cell>
          <table:table-cell table:style-name="ce1" table:formula="of:=[.$C$2]-(9.807*POWER([.A227];2))/2" office:value-type="float" office:value="9.7561538485" calcext:value-type="float">
            <text:p>9.7561538485</text:p>
          </table:table-cell>
          <table:table-cell table:style-name="ce1" table:formula="of:=[.C226]+([.A227]-[.A226])*[.$E$1]" office:value-type="float" office:value="-2.18696099999999" calcext:value-type="float">
            <text:p>-2.18696099999999</text:p>
          </table:table-cell>
          <table:table-cell table:style-name="ce1" table:formula="of:=[.$C$2]+[.$E$1]*POWER([.A227];2)" office:value-type="float" office:value="9.512307697" calcext:value-type="float">
            <text:p>9.512307697</text:p>
          </table:table-cell>
          <table:table-cell table:number-columns-repeated="1020"/>
        </table:table-row>
        <table:table-row table:style-name="ro1">
          <table:table-cell table:style-name="ce1" table:formula="of:=[.A227]+[.$C$1]" office:value-type="float" office:value="0.224" calcext:value-type="float">
            <text:p>0.224</text:p>
          </table:table-cell>
          <table:table-cell table:style-name="ce1" table:formula="of:=[.$C$2]-(9.807*POWER([.A228];2))/2" office:value-type="float" office:value="9.753961984" calcext:value-type="float">
            <text:p>9.753961984</text:p>
          </table:table-cell>
          <table:table-cell table:style-name="ce1" table:formula="of:=[.C227]+([.A228]-[.A227])*[.$E$1]" office:value-type="float" office:value="-2.19676799999999" calcext:value-type="float">
            <text:p>-2.19676799999999</text:p>
          </table:table-cell>
          <table:table-cell table:style-name="ce1" table:formula="of:=[.$C$2]+[.$E$1]*POWER([.A228];2)" office:value-type="float" office:value="9.507923968" calcext:value-type="float">
            <text:p>9.507923968</text:p>
          </table:table-cell>
          <table:table-cell table:number-columns-repeated="1020"/>
        </table:table-row>
        <table:table-row table:style-name="ro1">
          <table:table-cell table:style-name="ce1" table:formula="of:=[.A228]+[.$C$1]" office:value-type="float" office:value="0.225" calcext:value-type="float">
            <text:p>0.225</text:p>
          </table:table-cell>
          <table:table-cell table:style-name="ce1" table:formula="of:=[.$C$2]-(9.807*POWER([.A229];2))/2" office:value-type="float" office:value="9.7517603125" calcext:value-type="float">
            <text:p>9.7517603125</text:p>
          </table:table-cell>
          <table:table-cell table:style-name="ce1" table:formula="of:=[.C228]+([.A229]-[.A228])*[.$E$1]" office:value-type="float" office:value="-2.20657499999999" calcext:value-type="float">
            <text:p>-2.20657499999999</text:p>
          </table:table-cell>
          <table:table-cell table:style-name="ce1" table:formula="of:=[.$C$2]+[.$E$1]*POWER([.A229];2)" office:value-type="float" office:value="9.503520625" calcext:value-type="float">
            <text:p>9.503520625</text:p>
          </table:table-cell>
          <table:table-cell table:number-columns-repeated="1020"/>
        </table:table-row>
        <table:table-row table:style-name="ro1">
          <table:table-cell table:style-name="ce1" table:formula="of:=[.A229]+[.$C$1]" office:value-type="float" office:value="0.226" calcext:value-type="float">
            <text:p>0.226</text:p>
          </table:table-cell>
          <table:table-cell table:style-name="ce1" table:formula="of:=[.$C$2]-(9.807*POWER([.A230];2))/2" office:value-type="float" office:value="9.749548834" calcext:value-type="float">
            <text:p>9.749548834</text:p>
          </table:table-cell>
          <table:table-cell table:style-name="ce1" table:formula="of:=[.C229]+([.A230]-[.A229])*[.$E$1]" office:value-type="float" office:value="-2.21638199999999" calcext:value-type="float">
            <text:p>-2.21638199999999</text:p>
          </table:table-cell>
          <table:table-cell table:style-name="ce1" table:formula="of:=[.$C$2]+[.$E$1]*POWER([.A230];2)" office:value-type="float" office:value="9.499097668" calcext:value-type="float">
            <text:p>9.499097668</text:p>
          </table:table-cell>
          <table:table-cell table:number-columns-repeated="1020"/>
        </table:table-row>
        <table:table-row table:style-name="ro1">
          <table:table-cell table:style-name="ce1" table:formula="of:=[.A230]+[.$C$1]" office:value-type="float" office:value="0.227" calcext:value-type="float">
            <text:p>0.227</text:p>
          </table:table-cell>
          <table:table-cell table:style-name="ce1" table:formula="of:=[.$C$2]-(9.807*POWER([.A231];2))/2" office:value-type="float" office:value="9.7473275485" calcext:value-type="float">
            <text:p>9.7473275485</text:p>
          </table:table-cell>
          <table:table-cell table:style-name="ce1" table:formula="of:=[.C230]+([.A231]-[.A230])*[.$E$1]" office:value-type="float" office:value="-2.22618899999999" calcext:value-type="float">
            <text:p>-2.22618899999999</text:p>
          </table:table-cell>
          <table:table-cell table:style-name="ce1" table:formula="of:=[.$C$2]+[.$E$1]*POWER([.A231];2)" office:value-type="float" office:value="9.494655097" calcext:value-type="float">
            <text:p>9.494655097</text:p>
          </table:table-cell>
          <table:table-cell table:number-columns-repeated="1020"/>
        </table:table-row>
        <table:table-row table:style-name="ro1">
          <table:table-cell table:style-name="ce1" table:formula="of:=[.A231]+[.$C$1]" office:value-type="float" office:value="0.228" calcext:value-type="float">
            <text:p>0.228</text:p>
          </table:table-cell>
          <table:table-cell table:style-name="ce1" table:formula="of:=[.$C$2]-(9.807*POWER([.A232];2))/2" office:value-type="float" office:value="9.745096456" calcext:value-type="float">
            <text:p>9.745096456</text:p>
          </table:table-cell>
          <table:table-cell table:style-name="ce1" table:formula="of:=[.C231]+([.A232]-[.A231])*[.$E$1]" office:value-type="float" office:value="-2.23599599999999" calcext:value-type="float">
            <text:p>-2.23599599999999</text:p>
          </table:table-cell>
          <table:table-cell table:style-name="ce1" table:formula="of:=[.$C$2]+[.$E$1]*POWER([.A232];2)" office:value-type="float" office:value="9.490192912" calcext:value-type="float">
            <text:p>9.490192912</text:p>
          </table:table-cell>
          <table:table-cell table:number-columns-repeated="1020"/>
        </table:table-row>
        <table:table-row table:style-name="ro1">
          <table:table-cell table:style-name="ce1" table:formula="of:=[.A232]+[.$C$1]" office:value-type="float" office:value="0.229" calcext:value-type="float">
            <text:p>0.229</text:p>
          </table:table-cell>
          <table:table-cell table:style-name="ce1" table:formula="of:=[.$C$2]-(9.807*POWER([.A233];2))/2" office:value-type="float" office:value="9.7428555565" calcext:value-type="float">
            <text:p>9.7428555565</text:p>
          </table:table-cell>
          <table:table-cell table:style-name="ce1" table:formula="of:=[.C232]+([.A233]-[.A232])*[.$E$1]" office:value-type="float" office:value="-2.24580299999999" calcext:value-type="float">
            <text:p>-2.24580299999999</text:p>
          </table:table-cell>
          <table:table-cell table:style-name="ce1" table:formula="of:=[.$C$2]+[.$E$1]*POWER([.A233];2)" office:value-type="float" office:value="9.485711113" calcext:value-type="float">
            <text:p>9.485711113</text:p>
          </table:table-cell>
          <table:table-cell table:number-columns-repeated="1020"/>
        </table:table-row>
        <table:table-row table:style-name="ro1">
          <table:table-cell table:style-name="ce1" table:formula="of:=[.A233]+[.$C$1]" office:value-type="float" office:value="0.23" calcext:value-type="float">
            <text:p>0.23</text:p>
          </table:table-cell>
          <table:table-cell table:style-name="ce1" table:formula="of:=[.$C$2]-(9.807*POWER([.A234];2))/2" office:value-type="float" office:value="9.74060485" calcext:value-type="float">
            <text:p>9.74060485</text:p>
          </table:table-cell>
          <table:table-cell table:style-name="ce1" table:formula="of:=[.C233]+([.A234]-[.A233])*[.$E$1]" office:value-type="float" office:value="-2.25560999999999" calcext:value-type="float">
            <text:p>-2.25560999999999</text:p>
          </table:table-cell>
          <table:table-cell table:style-name="ce1" table:formula="of:=[.$C$2]+[.$E$1]*POWER([.A234];2)" office:value-type="float" office:value="9.4812097" calcext:value-type="float">
            <text:p>9.4812097</text:p>
          </table:table-cell>
          <table:table-cell table:number-columns-repeated="1020"/>
        </table:table-row>
        <table:table-row table:style-name="ro1">
          <table:table-cell table:style-name="ce1" table:formula="of:=[.A234]+[.$C$1]" office:value-type="float" office:value="0.231" calcext:value-type="float">
            <text:p>0.231</text:p>
          </table:table-cell>
          <table:table-cell table:style-name="ce1" table:formula="of:=[.$C$2]-(9.807*POWER([.A235];2))/2" office:value-type="float" office:value="9.7383443365" calcext:value-type="float">
            <text:p>9.7383443365</text:p>
          </table:table-cell>
          <table:table-cell table:style-name="ce1" table:formula="of:=[.C234]+([.A235]-[.A234])*[.$E$1]" office:value-type="float" office:value="-2.26541699999999" calcext:value-type="float">
            <text:p>-2.26541699999999</text:p>
          </table:table-cell>
          <table:table-cell table:style-name="ce1" table:formula="of:=[.$C$2]+[.$E$1]*POWER([.A235];2)" office:value-type="float" office:value="9.476688673" calcext:value-type="float">
            <text:p>9.476688673</text:p>
          </table:table-cell>
          <table:table-cell table:number-columns-repeated="1020"/>
        </table:table-row>
        <table:table-row table:style-name="ro1">
          <table:table-cell table:style-name="ce1" table:formula="of:=[.A235]+[.$C$1]" office:value-type="float" office:value="0.232" calcext:value-type="float">
            <text:p>0.232</text:p>
          </table:table-cell>
          <table:table-cell table:style-name="ce1" table:formula="of:=[.$C$2]-(9.807*POWER([.A236];2))/2" office:value-type="float" office:value="9.736074016" calcext:value-type="float">
            <text:p>9.736074016</text:p>
          </table:table-cell>
          <table:table-cell table:style-name="ce1" table:formula="of:=[.C235]+([.A236]-[.A235])*[.$E$1]" office:value-type="float" office:value="-2.27522399999999" calcext:value-type="float">
            <text:p>-2.27522399999999</text:p>
          </table:table-cell>
          <table:table-cell table:style-name="ce1" table:formula="of:=[.$C$2]+[.$E$1]*POWER([.A236];2)" office:value-type="float" office:value="9.472148032" calcext:value-type="float">
            <text:p>9.472148032</text:p>
          </table:table-cell>
          <table:table-cell table:number-columns-repeated="1020"/>
        </table:table-row>
        <table:table-row table:style-name="ro1">
          <table:table-cell table:style-name="ce1" table:formula="of:=[.A236]+[.$C$1]" office:value-type="float" office:value="0.233" calcext:value-type="float">
            <text:p>0.233</text:p>
          </table:table-cell>
          <table:table-cell table:style-name="ce1" table:formula="of:=[.$C$2]-(9.807*POWER([.A237];2))/2" office:value-type="float" office:value="9.7337938885" calcext:value-type="float">
            <text:p>9.7337938885</text:p>
          </table:table-cell>
          <table:table-cell table:style-name="ce1" table:formula="of:=[.C236]+([.A237]-[.A236])*[.$E$1]" office:value-type="float" office:value="-2.28503099999999" calcext:value-type="float">
            <text:p>-2.28503099999999</text:p>
          </table:table-cell>
          <table:table-cell table:style-name="ce1" table:formula="of:=[.$C$2]+[.$E$1]*POWER([.A237];2)" office:value-type="float" office:value="9.467587777" calcext:value-type="float">
            <text:p>9.467587777</text:p>
          </table:table-cell>
          <table:table-cell table:number-columns-repeated="1020"/>
        </table:table-row>
        <table:table-row table:style-name="ro1">
          <table:table-cell table:style-name="ce1" table:formula="of:=[.A237]+[.$C$1]" office:value-type="float" office:value="0.234" calcext:value-type="float">
            <text:p>0.234</text:p>
          </table:table-cell>
          <table:table-cell table:style-name="ce1" table:formula="of:=[.$C$2]-(9.807*POWER([.A238];2))/2" office:value-type="float" office:value="9.731503954" calcext:value-type="float">
            <text:p>9.731503954</text:p>
          </table:table-cell>
          <table:table-cell table:style-name="ce1" table:formula="of:=[.C237]+([.A238]-[.A237])*[.$E$1]" office:value-type="float" office:value="-2.29483799999999" calcext:value-type="float">
            <text:p>-2.29483799999999</text:p>
          </table:table-cell>
          <table:table-cell table:style-name="ce1" table:formula="of:=[.$C$2]+[.$E$1]*POWER([.A238];2)" office:value-type="float" office:value="9.463007908" calcext:value-type="float">
            <text:p>9.463007908</text:p>
          </table:table-cell>
          <table:table-cell table:number-columns-repeated="1020"/>
        </table:table-row>
        <table:table-row table:style-name="ro1">
          <table:table-cell table:style-name="ce1" table:formula="of:=[.A238]+[.$C$1]" office:value-type="float" office:value="0.235" calcext:value-type="float">
            <text:p>0.235</text:p>
          </table:table-cell>
          <table:table-cell table:style-name="ce1" table:formula="of:=[.$C$2]-(9.807*POWER([.A239];2))/2" office:value-type="float" office:value="9.7292042125" calcext:value-type="float">
            <text:p>9.7292042125</text:p>
          </table:table-cell>
          <table:table-cell table:style-name="ce1" table:formula="of:=[.C238]+([.A239]-[.A238])*[.$E$1]" office:value-type="float" office:value="-2.30464499999999" calcext:value-type="float">
            <text:p>-2.30464499999999</text:p>
          </table:table-cell>
          <table:table-cell table:style-name="ce1" table:formula="of:=[.$C$2]+[.$E$1]*POWER([.A239];2)" office:value-type="float" office:value="9.458408425" calcext:value-type="float">
            <text:p>9.458408425</text:p>
          </table:table-cell>
          <table:table-cell table:number-columns-repeated="1020"/>
        </table:table-row>
        <table:table-row table:style-name="ro1">
          <table:table-cell table:style-name="ce1" table:formula="of:=[.A239]+[.$C$1]" office:value-type="float" office:value="0.236" calcext:value-type="float">
            <text:p>0.236</text:p>
          </table:table-cell>
          <table:table-cell table:style-name="ce1" table:formula="of:=[.$C$2]-(9.807*POWER([.A240];2))/2" office:value-type="float" office:value="9.726894664" calcext:value-type="float">
            <text:p>9.726894664</text:p>
          </table:table-cell>
          <table:table-cell table:style-name="ce1" table:formula="of:=[.C239]+([.A240]-[.A239])*[.$E$1]" office:value-type="float" office:value="-2.31445199999999" calcext:value-type="float">
            <text:p>-2.31445199999999</text:p>
          </table:table-cell>
          <table:table-cell table:style-name="ce1" table:formula="of:=[.$C$2]+[.$E$1]*POWER([.A240];2)" office:value-type="float" office:value="9.453789328" calcext:value-type="float">
            <text:p>9.453789328</text:p>
          </table:table-cell>
          <table:table-cell table:number-columns-repeated="1020"/>
        </table:table-row>
        <table:table-row table:style-name="ro1">
          <table:table-cell table:style-name="ce1" table:formula="of:=[.A240]+[.$C$1]" office:value-type="float" office:value="0.237" calcext:value-type="float">
            <text:p>0.237</text:p>
          </table:table-cell>
          <table:table-cell table:style-name="ce1" table:formula="of:=[.$C$2]-(9.807*POWER([.A241];2))/2" office:value-type="float" office:value="9.7245753085" calcext:value-type="float">
            <text:p>9.7245753085</text:p>
          </table:table-cell>
          <table:table-cell table:style-name="ce1" table:formula="of:=[.C240]+([.A241]-[.A240])*[.$E$1]" office:value-type="float" office:value="-2.32425899999999" calcext:value-type="float">
            <text:p>-2.32425899999999</text:p>
          </table:table-cell>
          <table:table-cell table:style-name="ce1" table:formula="of:=[.$C$2]+[.$E$1]*POWER([.A241];2)" office:value-type="float" office:value="9.449150617" calcext:value-type="float">
            <text:p>9.449150617</text:p>
          </table:table-cell>
          <table:table-cell table:number-columns-repeated="1020"/>
        </table:table-row>
        <table:table-row table:style-name="ro1">
          <table:table-cell table:style-name="ce1" table:formula="of:=[.A241]+[.$C$1]" office:value-type="float" office:value="0.238" calcext:value-type="float">
            <text:p>0.238</text:p>
          </table:table-cell>
          <table:table-cell table:style-name="ce1" table:formula="of:=[.$C$2]-(9.807*POWER([.A242];2))/2" office:value-type="float" office:value="9.722246146" calcext:value-type="float">
            <text:p>9.722246146</text:p>
          </table:table-cell>
          <table:table-cell table:style-name="ce1" table:formula="of:=[.C241]+([.A242]-[.A241])*[.$E$1]" office:value-type="float" office:value="-2.33406599999999" calcext:value-type="float">
            <text:p>-2.33406599999999</text:p>
          </table:table-cell>
          <table:table-cell table:style-name="ce1" table:formula="of:=[.$C$2]+[.$E$1]*POWER([.A242];2)" office:value-type="float" office:value="9.444492292" calcext:value-type="float">
            <text:p>9.444492292</text:p>
          </table:table-cell>
          <table:table-cell table:number-columns-repeated="1020"/>
        </table:table-row>
        <table:table-row table:style-name="ro1">
          <table:table-cell table:style-name="ce1" table:formula="of:=[.A242]+[.$C$1]" office:value-type="float" office:value="0.239" calcext:value-type="float">
            <text:p>0.239</text:p>
          </table:table-cell>
          <table:table-cell table:style-name="ce1" table:formula="of:=[.$C$2]-(9.807*POWER([.A243];2))/2" office:value-type="float" office:value="9.7199071765" calcext:value-type="float">
            <text:p>9.7199071765</text:p>
          </table:table-cell>
          <table:table-cell table:style-name="ce1" table:formula="of:=[.C242]+([.A243]-[.A242])*[.$E$1]" office:value-type="float" office:value="-2.34387299999999" calcext:value-type="float">
            <text:p>-2.34387299999999</text:p>
          </table:table-cell>
          <table:table-cell table:style-name="ce1" table:formula="of:=[.$C$2]+[.$E$1]*POWER([.A243];2)" office:value-type="float" office:value="9.439814353" calcext:value-type="float">
            <text:p>9.439814353</text:p>
          </table:table-cell>
          <table:table-cell table:number-columns-repeated="1020"/>
        </table:table-row>
        <table:table-row table:style-name="ro1">
          <table:table-cell table:style-name="ce1" table:formula="of:=[.A243]+[.$C$1]" office:value-type="float" office:value="0.24" calcext:value-type="float">
            <text:p>0.24</text:p>
          </table:table-cell>
          <table:table-cell table:style-name="ce1" table:formula="of:=[.$C$2]-(9.807*POWER([.A244];2))/2" office:value-type="float" office:value="9.7175584" calcext:value-type="float">
            <text:p>9.7175584</text:p>
          </table:table-cell>
          <table:table-cell table:style-name="ce1" table:formula="of:=[.C243]+([.A244]-[.A243])*[.$E$1]" office:value-type="float" office:value="-2.35367999999999" calcext:value-type="float">
            <text:p>-2.35367999999999</text:p>
          </table:table-cell>
          <table:table-cell table:style-name="ce1" table:formula="of:=[.$C$2]+[.$E$1]*POWER([.A244];2)" office:value-type="float" office:value="9.4351168" calcext:value-type="float">
            <text:p>9.4351168</text:p>
          </table:table-cell>
          <table:table-cell table:number-columns-repeated="1020"/>
        </table:table-row>
        <table:table-row table:style-name="ro1">
          <table:table-cell table:style-name="ce1" table:formula="of:=[.A244]+[.$C$1]" office:value-type="float" office:value="0.241" calcext:value-type="float">
            <text:p>0.241</text:p>
          </table:table-cell>
          <table:table-cell table:style-name="ce1" table:formula="of:=[.$C$2]-(9.807*POWER([.A245];2))/2" office:value-type="float" office:value="9.7151998165" calcext:value-type="float">
            <text:p>9.7151998165</text:p>
          </table:table-cell>
          <table:table-cell table:style-name="ce1" table:formula="of:=[.C244]+([.A245]-[.A244])*[.$E$1]" office:value-type="float" office:value="-2.36348699999999" calcext:value-type="float">
            <text:p>-2.36348699999999</text:p>
          </table:table-cell>
          <table:table-cell table:style-name="ce1" table:formula="of:=[.$C$2]+[.$E$1]*POWER([.A245];2)" office:value-type="float" office:value="9.430399633" calcext:value-type="float">
            <text:p>9.430399633</text:p>
          </table:table-cell>
          <table:table-cell table:number-columns-repeated="1020"/>
        </table:table-row>
        <table:table-row table:style-name="ro1">
          <table:table-cell table:style-name="ce1" table:formula="of:=[.A245]+[.$C$1]" office:value-type="float" office:value="0.242" calcext:value-type="float">
            <text:p>0.242</text:p>
          </table:table-cell>
          <table:table-cell table:style-name="ce1" table:formula="of:=[.$C$2]-(9.807*POWER([.A246];2))/2" office:value-type="float" office:value="9.712831426" calcext:value-type="float">
            <text:p>9.712831426</text:p>
          </table:table-cell>
          <table:table-cell table:style-name="ce1" table:formula="of:=[.C245]+([.A246]-[.A245])*[.$E$1]" office:value-type="float" office:value="-2.37329399999999" calcext:value-type="float">
            <text:p>-2.37329399999999</text:p>
          </table:table-cell>
          <table:table-cell table:style-name="ce1" table:formula="of:=[.$C$2]+[.$E$1]*POWER([.A246];2)" office:value-type="float" office:value="9.425662852" calcext:value-type="float">
            <text:p>9.425662852</text:p>
          </table:table-cell>
          <table:table-cell table:number-columns-repeated="1020"/>
        </table:table-row>
        <table:table-row table:style-name="ro1">
          <table:table-cell table:style-name="ce1" table:formula="of:=[.A246]+[.$C$1]" office:value-type="float" office:value="0.243" calcext:value-type="float">
            <text:p>0.243</text:p>
          </table:table-cell>
          <table:table-cell table:style-name="ce1" table:formula="of:=[.$C$2]-(9.807*POWER([.A247];2))/2" office:value-type="float" office:value="9.7104532285" calcext:value-type="float">
            <text:p>9.7104532285</text:p>
          </table:table-cell>
          <table:table-cell table:style-name="ce1" table:formula="of:=[.C246]+([.A247]-[.A246])*[.$E$1]" office:value-type="float" office:value="-2.38310099999999" calcext:value-type="float">
            <text:p>-2.38310099999999</text:p>
          </table:table-cell>
          <table:table-cell table:style-name="ce1" table:formula="of:=[.$C$2]+[.$E$1]*POWER([.A247];2)" office:value-type="float" office:value="9.420906457" calcext:value-type="float">
            <text:p>9.420906457</text:p>
          </table:table-cell>
          <table:table-cell table:number-columns-repeated="1020"/>
        </table:table-row>
        <table:table-row table:style-name="ro1">
          <table:table-cell table:style-name="ce1" table:formula="of:=[.A247]+[.$C$1]" office:value-type="float" office:value="0.244" calcext:value-type="float">
            <text:p>0.244</text:p>
          </table:table-cell>
          <table:table-cell table:style-name="ce1" table:formula="of:=[.$C$2]-(9.807*POWER([.A248];2))/2" office:value-type="float" office:value="9.708065224" calcext:value-type="float">
            <text:p>9.708065224</text:p>
          </table:table-cell>
          <table:table-cell table:style-name="ce1" table:formula="of:=[.C247]+([.A248]-[.A247])*[.$E$1]" office:value-type="float" office:value="-2.39290799999999" calcext:value-type="float">
            <text:p>-2.39290799999999</text:p>
          </table:table-cell>
          <table:table-cell table:style-name="ce1" table:formula="of:=[.$C$2]+[.$E$1]*POWER([.A248];2)" office:value-type="float" office:value="9.416130448" calcext:value-type="float">
            <text:p>9.416130448</text:p>
          </table:table-cell>
          <table:table-cell table:number-columns-repeated="1020"/>
        </table:table-row>
        <table:table-row table:style-name="ro1">
          <table:table-cell table:style-name="ce1" table:formula="of:=[.A248]+[.$C$1]" office:value-type="float" office:value="0.245" calcext:value-type="float">
            <text:p>0.245</text:p>
          </table:table-cell>
          <table:table-cell table:style-name="ce1" table:formula="of:=[.$C$2]-(9.807*POWER([.A249];2))/2" office:value-type="float" office:value="9.7056674125" calcext:value-type="float">
            <text:p>9.7056674125</text:p>
          </table:table-cell>
          <table:table-cell table:style-name="ce1" table:formula="of:=[.C248]+([.A249]-[.A248])*[.$E$1]" office:value-type="float" office:value="-2.40271499999999" calcext:value-type="float">
            <text:p>-2.40271499999999</text:p>
          </table:table-cell>
          <table:table-cell table:style-name="ce1" table:formula="of:=[.$C$2]+[.$E$1]*POWER([.A249];2)" office:value-type="float" office:value="9.411334825" calcext:value-type="float">
            <text:p>9.411334825</text:p>
          </table:table-cell>
          <table:table-cell table:number-columns-repeated="1020"/>
        </table:table-row>
        <table:table-row table:style-name="ro1">
          <table:table-cell table:style-name="ce1" table:formula="of:=[.A249]+[.$C$1]" office:value-type="float" office:value="0.246" calcext:value-type="float">
            <text:p>0.246</text:p>
          </table:table-cell>
          <table:table-cell table:style-name="ce1" table:formula="of:=[.$C$2]-(9.807*POWER([.A250];2))/2" office:value-type="float" office:value="9.703259794" calcext:value-type="float">
            <text:p>9.703259794</text:p>
          </table:table-cell>
          <table:table-cell table:style-name="ce1" table:formula="of:=[.C249]+([.A250]-[.A249])*[.$E$1]" office:value-type="float" office:value="-2.41252199999999" calcext:value-type="float">
            <text:p>-2.41252199999999</text:p>
          </table:table-cell>
          <table:table-cell table:style-name="ce1" table:formula="of:=[.$C$2]+[.$E$1]*POWER([.A250];2)" office:value-type="float" office:value="9.406519588" calcext:value-type="float">
            <text:p>9.406519588</text:p>
          </table:table-cell>
          <table:table-cell table:number-columns-repeated="1020"/>
        </table:table-row>
        <table:table-row table:style-name="ro1">
          <table:table-cell table:style-name="ce1" table:formula="of:=[.A250]+[.$C$1]" office:value-type="float" office:value="0.247" calcext:value-type="float">
            <text:p>0.247</text:p>
          </table:table-cell>
          <table:table-cell table:style-name="ce1" table:formula="of:=[.$C$2]-(9.807*POWER([.A251];2))/2" office:value-type="float" office:value="9.7008423685" calcext:value-type="float">
            <text:p>9.7008423685</text:p>
          </table:table-cell>
          <table:table-cell table:style-name="ce1" table:formula="of:=[.C250]+([.A251]-[.A250])*[.$E$1]" office:value-type="float" office:value="-2.42232899999999" calcext:value-type="float">
            <text:p>-2.42232899999999</text:p>
          </table:table-cell>
          <table:table-cell table:style-name="ce1" table:formula="of:=[.$C$2]+[.$E$1]*POWER([.A251];2)" office:value-type="float" office:value="9.401684737" calcext:value-type="float">
            <text:p>9.401684737</text:p>
          </table:table-cell>
          <table:table-cell table:number-columns-repeated="1020"/>
        </table:table-row>
        <table:table-row table:style-name="ro1">
          <table:table-cell table:style-name="ce1" table:formula="of:=[.A251]+[.$C$1]" office:value-type="float" office:value="0.248" calcext:value-type="float">
            <text:p>0.248</text:p>
          </table:table-cell>
          <table:table-cell table:style-name="ce1" table:formula="of:=[.$C$2]-(9.807*POWER([.A252];2))/2" office:value-type="float" office:value="9.698415136" calcext:value-type="float">
            <text:p>9.698415136</text:p>
          </table:table-cell>
          <table:table-cell table:style-name="ce1" table:formula="of:=[.C251]+([.A252]-[.A251])*[.$E$1]" office:value-type="float" office:value="-2.43213599999999" calcext:value-type="float">
            <text:p>-2.43213599999999</text:p>
          </table:table-cell>
          <table:table-cell table:style-name="ce1" table:formula="of:=[.$C$2]+[.$E$1]*POWER([.A252];2)" office:value-type="float" office:value="9.396830272" calcext:value-type="float">
            <text:p>9.396830272</text:p>
          </table:table-cell>
          <table:table-cell table:number-columns-repeated="1020"/>
        </table:table-row>
        <table:table-row table:style-name="ro1">
          <table:table-cell table:style-name="ce1" table:formula="of:=[.A252]+[.$C$1]" office:value-type="float" office:value="0.249" calcext:value-type="float">
            <text:p>0.249</text:p>
          </table:table-cell>
          <table:table-cell table:style-name="ce1" table:formula="of:=[.$C$2]-(9.807*POWER([.A253];2))/2" office:value-type="float" office:value="9.6959780965" calcext:value-type="float">
            <text:p>9.6959780965</text:p>
          </table:table-cell>
          <table:table-cell table:style-name="ce1" table:formula="of:=[.C252]+([.A253]-[.A252])*[.$E$1]" office:value-type="float" office:value="-2.44194299999999" calcext:value-type="float">
            <text:p>-2.44194299999999</text:p>
          </table:table-cell>
          <table:table-cell table:style-name="ce1" table:formula="of:=[.$C$2]+[.$E$1]*POWER([.A253];2)" office:value-type="float" office:value="9.391956193" calcext:value-type="float">
            <text:p>9.391956193</text:p>
          </table:table-cell>
          <table:table-cell table:number-columns-repeated="1020"/>
        </table:table-row>
        <table:table-row table:style-name="ro1">
          <table:table-cell table:style-name="ce1" table:formula="of:=[.A253]+[.$C$1]" office:value-type="float" office:value="0.25" calcext:value-type="float">
            <text:p>0.25</text:p>
          </table:table-cell>
          <table:table-cell table:style-name="ce1" table:formula="of:=[.$C$2]-(9.807*POWER([.A254];2))/2" office:value-type="float" office:value="9.69353125" calcext:value-type="float">
            <text:p>9.69353125</text:p>
          </table:table-cell>
          <table:table-cell table:style-name="ce1" table:formula="of:=[.C253]+([.A254]-[.A253])*[.$E$1]" office:value-type="float" office:value="-2.45174999999999" calcext:value-type="float">
            <text:p>-2.45174999999999</text:p>
          </table:table-cell>
          <table:table-cell table:style-name="ce1" table:formula="of:=[.$C$2]+[.$E$1]*POWER([.A254];2)" office:value-type="float" office:value="9.3870625" calcext:value-type="float">
            <text:p>9.3870625</text:p>
          </table:table-cell>
          <table:table-cell table:number-columns-repeated="1020"/>
        </table:table-row>
        <table:table-row table:style-name="ro1">
          <table:table-cell table:style-name="ce1" table:formula="of:=[.A254]+[.$C$1]" office:value-type="float" office:value="0.251" calcext:value-type="float">
            <text:p>0.251</text:p>
          </table:table-cell>
          <table:table-cell table:style-name="ce1" table:formula="of:=[.$C$2]-(9.807*POWER([.A255];2))/2" office:value-type="float" office:value="9.6910745965" calcext:value-type="float">
            <text:p>9.6910745965</text:p>
          </table:table-cell>
          <table:table-cell table:style-name="ce1" table:formula="of:=[.C254]+([.A255]-[.A254])*[.$E$1]" office:value-type="float" office:value="-2.46155699999999" calcext:value-type="float">
            <text:p>-2.46155699999999</text:p>
          </table:table-cell>
          <table:table-cell table:style-name="ce1" table:formula="of:=[.$C$2]+[.$E$1]*POWER([.A255];2)" office:value-type="float" office:value="9.382149193" calcext:value-type="float">
            <text:p>9.382149193</text:p>
          </table:table-cell>
          <table:table-cell table:number-columns-repeated="1020"/>
        </table:table-row>
        <table:table-row table:style-name="ro1">
          <table:table-cell table:style-name="ce1" table:formula="of:=[.A255]+[.$C$1]" office:value-type="float" office:value="0.252" calcext:value-type="float">
            <text:p>0.252</text:p>
          </table:table-cell>
          <table:table-cell table:style-name="ce1" table:formula="of:=[.$C$2]-(9.807*POWER([.A256];2))/2" office:value-type="float" office:value="9.688608136" calcext:value-type="float">
            <text:p>9.688608136</text:p>
          </table:table-cell>
          <table:table-cell table:style-name="ce1" table:formula="of:=[.C255]+([.A256]-[.A255])*[.$E$1]" office:value-type="float" office:value="-2.47136399999999" calcext:value-type="float">
            <text:p>-2.47136399999999</text:p>
          </table:table-cell>
          <table:table-cell table:style-name="ce1" table:formula="of:=[.$C$2]+[.$E$1]*POWER([.A256];2)" office:value-type="float" office:value="9.377216272" calcext:value-type="float">
            <text:p>9.377216272</text:p>
          </table:table-cell>
          <table:table-cell table:number-columns-repeated="1020"/>
        </table:table-row>
        <table:table-row table:style-name="ro1">
          <table:table-cell table:style-name="ce1" table:formula="of:=[.A256]+[.$C$1]" office:value-type="float" office:value="0.253" calcext:value-type="float">
            <text:p>0.253</text:p>
          </table:table-cell>
          <table:table-cell table:style-name="ce1" table:formula="of:=[.$C$2]-(9.807*POWER([.A257];2))/2" office:value-type="float" office:value="9.6861318685" calcext:value-type="float">
            <text:p>9.6861318685</text:p>
          </table:table-cell>
          <table:table-cell table:style-name="ce1" table:formula="of:=[.C256]+([.A257]-[.A256])*[.$E$1]" office:value-type="float" office:value="-2.48117099999999" calcext:value-type="float">
            <text:p>-2.48117099999999</text:p>
          </table:table-cell>
          <table:table-cell table:style-name="ce1" table:formula="of:=[.$C$2]+[.$E$1]*POWER([.A257];2)" office:value-type="float" office:value="9.372263737" calcext:value-type="float">
            <text:p>9.372263737</text:p>
          </table:table-cell>
          <table:table-cell table:number-columns-repeated="1020"/>
        </table:table-row>
        <table:table-row table:style-name="ro1">
          <table:table-cell table:style-name="ce1" table:formula="of:=[.A257]+[.$C$1]" office:value-type="float" office:value="0.254" calcext:value-type="float">
            <text:p>0.254</text:p>
          </table:table-cell>
          <table:table-cell table:style-name="ce1" table:formula="of:=[.$C$2]-(9.807*POWER([.A258];2))/2" office:value-type="float" office:value="9.683645794" calcext:value-type="float">
            <text:p>9.683645794</text:p>
          </table:table-cell>
          <table:table-cell table:style-name="ce1" table:formula="of:=[.C257]+([.A258]-[.A257])*[.$E$1]" office:value-type="float" office:value="-2.49097799999999" calcext:value-type="float">
            <text:p>-2.49097799999999</text:p>
          </table:table-cell>
          <table:table-cell table:style-name="ce1" table:formula="of:=[.$C$2]+[.$E$1]*POWER([.A258];2)" office:value-type="float" office:value="9.367291588" calcext:value-type="float">
            <text:p>9.367291588</text:p>
          </table:table-cell>
          <table:table-cell table:number-columns-repeated="1020"/>
        </table:table-row>
        <table:table-row table:style-name="ro1">
          <table:table-cell table:style-name="ce1" table:formula="of:=[.A258]+[.$C$1]" office:value-type="float" office:value="0.255" calcext:value-type="float">
            <text:p>0.255</text:p>
          </table:table-cell>
          <table:table-cell table:style-name="ce1" table:formula="of:=[.$C$2]-(9.807*POWER([.A259];2))/2" office:value-type="float" office:value="9.6811499125" calcext:value-type="float">
            <text:p>9.6811499125</text:p>
          </table:table-cell>
          <table:table-cell table:style-name="ce1" table:formula="of:=[.C258]+([.A259]-[.A258])*[.$E$1]" office:value-type="float" office:value="-2.50078499999999" calcext:value-type="float">
            <text:p>-2.50078499999999</text:p>
          </table:table-cell>
          <table:table-cell table:style-name="ce1" table:formula="of:=[.$C$2]+[.$E$1]*POWER([.A259];2)" office:value-type="float" office:value="9.362299825" calcext:value-type="float">
            <text:p>9.362299825</text:p>
          </table:table-cell>
          <table:table-cell table:number-columns-repeated="1020"/>
        </table:table-row>
        <table:table-row table:style-name="ro1">
          <table:table-cell table:style-name="ce1" table:formula="of:=[.A259]+[.$C$1]" office:value-type="float" office:value="0.256" calcext:value-type="float">
            <text:p>0.256</text:p>
          </table:table-cell>
          <table:table-cell table:style-name="ce1" table:formula="of:=[.$C$2]-(9.807*POWER([.A260];2))/2" office:value-type="float" office:value="9.678644224" calcext:value-type="float">
            <text:p>9.678644224</text:p>
          </table:table-cell>
          <table:table-cell table:style-name="ce1" table:formula="of:=[.C259]+([.A260]-[.A259])*[.$E$1]" office:value-type="float" office:value="-2.51059199999999" calcext:value-type="float">
            <text:p>-2.51059199999999</text:p>
          </table:table-cell>
          <table:table-cell table:style-name="ce1" table:formula="of:=[.$C$2]+[.$E$1]*POWER([.A260];2)" office:value-type="float" office:value="9.357288448" calcext:value-type="float">
            <text:p>9.357288448</text:p>
          </table:table-cell>
          <table:table-cell table:number-columns-repeated="1020"/>
        </table:table-row>
        <table:table-row table:style-name="ro1">
          <table:table-cell table:style-name="ce1" table:formula="of:=[.A260]+[.$C$1]" office:value-type="float" office:value="0.257" calcext:value-type="float">
            <text:p>0.257</text:p>
          </table:table-cell>
          <table:table-cell table:style-name="ce1" table:formula="of:=[.$C$2]-(9.807*POWER([.A261];2))/2" office:value-type="float" office:value="9.6761287285" calcext:value-type="float">
            <text:p>9.6761287285</text:p>
          </table:table-cell>
          <table:table-cell table:style-name="ce1" table:formula="of:=[.C260]+([.A261]-[.A260])*[.$E$1]" office:value-type="float" office:value="-2.52039899999999" calcext:value-type="float">
            <text:p>-2.52039899999999</text:p>
          </table:table-cell>
          <table:table-cell table:style-name="ce1" table:formula="of:=[.$C$2]+[.$E$1]*POWER([.A261];2)" office:value-type="float" office:value="9.352257457" calcext:value-type="float">
            <text:p>9.352257457</text:p>
          </table:table-cell>
          <table:table-cell table:number-columns-repeated="1020"/>
        </table:table-row>
        <table:table-row table:style-name="ro1">
          <table:table-cell table:style-name="ce1" table:formula="of:=[.A261]+[.$C$1]" office:value-type="float" office:value="0.258" calcext:value-type="float">
            <text:p>0.258</text:p>
          </table:table-cell>
          <table:table-cell table:style-name="ce1" table:formula="of:=[.$C$2]-(9.807*POWER([.A262];2))/2" office:value-type="float" office:value="9.673603426" calcext:value-type="float">
            <text:p>9.673603426</text:p>
          </table:table-cell>
          <table:table-cell table:style-name="ce1" table:formula="of:=[.C261]+([.A262]-[.A261])*[.$E$1]" office:value-type="float" office:value="-2.53020599999998" calcext:value-type="float">
            <text:p>-2.53020599999998</text:p>
          </table:table-cell>
          <table:table-cell table:style-name="ce1" table:formula="of:=[.$C$2]+[.$E$1]*POWER([.A262];2)" office:value-type="float" office:value="9.347206852" calcext:value-type="float">
            <text:p>9.347206852</text:p>
          </table:table-cell>
          <table:table-cell table:number-columns-repeated="1020"/>
        </table:table-row>
        <table:table-row table:style-name="ro1">
          <table:table-cell table:style-name="ce1" table:formula="of:=[.A262]+[.$C$1]" office:value-type="float" office:value="0.259" calcext:value-type="float">
            <text:p>0.259</text:p>
          </table:table-cell>
          <table:table-cell table:style-name="ce1" table:formula="of:=[.$C$2]-(9.807*POWER([.A263];2))/2" office:value-type="float" office:value="9.6710683165" calcext:value-type="float">
            <text:p>9.6710683165</text:p>
          </table:table-cell>
          <table:table-cell table:style-name="ce1" table:formula="of:=[.C262]+([.A263]-[.A262])*[.$E$1]" office:value-type="float" office:value="-2.54001299999998" calcext:value-type="float">
            <text:p>-2.54001299999998</text:p>
          </table:table-cell>
          <table:table-cell table:style-name="ce1" table:formula="of:=[.$C$2]+[.$E$1]*POWER([.A263];2)" office:value-type="float" office:value="9.342136633" calcext:value-type="float">
            <text:p>9.342136633</text:p>
          </table:table-cell>
          <table:table-cell table:number-columns-repeated="1020"/>
        </table:table-row>
        <table:table-row table:style-name="ro1">
          <table:table-cell table:style-name="ce1" table:formula="of:=[.A263]+[.$C$1]" office:value-type="float" office:value="0.26" calcext:value-type="float">
            <text:p>0.26</text:p>
          </table:table-cell>
          <table:table-cell table:style-name="ce1" table:formula="of:=[.$C$2]-(9.807*POWER([.A264];2))/2" office:value-type="float" office:value="9.6685234" calcext:value-type="float">
            <text:p>9.6685234</text:p>
          </table:table-cell>
          <table:table-cell table:style-name="ce1" table:formula="of:=[.C263]+([.A264]-[.A263])*[.$E$1]" office:value-type="float" office:value="-2.54981999999998" calcext:value-type="float">
            <text:p>-2.54981999999998</text:p>
          </table:table-cell>
          <table:table-cell table:style-name="ce1" table:formula="of:=[.$C$2]+[.$E$1]*POWER([.A264];2)" office:value-type="float" office:value="9.3370468" calcext:value-type="float">
            <text:p>9.3370468</text:p>
          </table:table-cell>
          <table:table-cell table:number-columns-repeated="1020"/>
        </table:table-row>
        <table:table-row table:style-name="ro1">
          <table:table-cell table:style-name="ce1" table:formula="of:=[.A264]+[.$C$1]" office:value-type="float" office:value="0.261" calcext:value-type="float">
            <text:p>0.261</text:p>
          </table:table-cell>
          <table:table-cell table:style-name="ce1" table:formula="of:=[.$C$2]-(9.807*POWER([.A265];2))/2" office:value-type="float" office:value="9.6659686765" calcext:value-type="float">
            <text:p>9.6659686765</text:p>
          </table:table-cell>
          <table:table-cell table:style-name="ce1" table:formula="of:=[.C264]+([.A265]-[.A264])*[.$E$1]" office:value-type="float" office:value="-2.55962699999998" calcext:value-type="float">
            <text:p>-2.55962699999998</text:p>
          </table:table-cell>
          <table:table-cell table:style-name="ce1" table:formula="of:=[.$C$2]+[.$E$1]*POWER([.A265];2)" office:value-type="float" office:value="9.331937353" calcext:value-type="float">
            <text:p>9.331937353</text:p>
          </table:table-cell>
          <table:table-cell table:number-columns-repeated="1020"/>
        </table:table-row>
        <table:table-row table:style-name="ro1">
          <table:table-cell table:style-name="ce1" table:formula="of:=[.A265]+[.$C$1]" office:value-type="float" office:value="0.262" calcext:value-type="float">
            <text:p>0.262</text:p>
          </table:table-cell>
          <table:table-cell table:style-name="ce1" table:formula="of:=[.$C$2]-(9.807*POWER([.A266];2))/2" office:value-type="float" office:value="9.663404146" calcext:value-type="float">
            <text:p>9.663404146</text:p>
          </table:table-cell>
          <table:table-cell table:style-name="ce1" table:formula="of:=[.C265]+([.A266]-[.A265])*[.$E$1]" office:value-type="float" office:value="-2.56943399999998" calcext:value-type="float">
            <text:p>-2.56943399999998</text:p>
          </table:table-cell>
          <table:table-cell table:style-name="ce1" table:formula="of:=[.$C$2]+[.$E$1]*POWER([.A266];2)" office:value-type="float" office:value="9.326808292" calcext:value-type="float">
            <text:p>9.326808292</text:p>
          </table:table-cell>
          <table:table-cell table:number-columns-repeated="1020"/>
        </table:table-row>
        <table:table-row table:style-name="ro1">
          <table:table-cell table:style-name="ce1" table:formula="of:=[.A266]+[.$C$1]" office:value-type="float" office:value="0.263" calcext:value-type="float">
            <text:p>0.263</text:p>
          </table:table-cell>
          <table:table-cell table:style-name="ce1" table:formula="of:=[.$C$2]-(9.807*POWER([.A267];2))/2" office:value-type="float" office:value="9.6608298085" calcext:value-type="float">
            <text:p>9.6608298085</text:p>
          </table:table-cell>
          <table:table-cell table:style-name="ce1" table:formula="of:=[.C266]+([.A267]-[.A266])*[.$E$1]" office:value-type="float" office:value="-2.57924099999998" calcext:value-type="float">
            <text:p>-2.57924099999998</text:p>
          </table:table-cell>
          <table:table-cell table:style-name="ce1" table:formula="of:=[.$C$2]+[.$E$1]*POWER([.A267];2)" office:value-type="float" office:value="9.321659617" calcext:value-type="float">
            <text:p>9.321659617</text:p>
          </table:table-cell>
          <table:table-cell table:number-columns-repeated="1020"/>
        </table:table-row>
        <table:table-row table:style-name="ro1">
          <table:table-cell table:style-name="ce1" table:formula="of:=[.A267]+[.$C$1]" office:value-type="float" office:value="0.264" calcext:value-type="float">
            <text:p>0.264</text:p>
          </table:table-cell>
          <table:table-cell table:style-name="ce1" table:formula="of:=[.$C$2]-(9.807*POWER([.A268];2))/2" office:value-type="float" office:value="9.658245664" calcext:value-type="float">
            <text:p>9.658245664</text:p>
          </table:table-cell>
          <table:table-cell table:style-name="ce1" table:formula="of:=[.C267]+([.A268]-[.A267])*[.$E$1]" office:value-type="float" office:value="-2.58904799999998" calcext:value-type="float">
            <text:p>-2.58904799999998</text:p>
          </table:table-cell>
          <table:table-cell table:style-name="ce1" table:formula="of:=[.$C$2]+[.$E$1]*POWER([.A268];2)" office:value-type="float" office:value="9.316491328" calcext:value-type="float">
            <text:p>9.316491328</text:p>
          </table:table-cell>
          <table:table-cell table:number-columns-repeated="1020"/>
        </table:table-row>
        <table:table-row table:style-name="ro1">
          <table:table-cell table:style-name="ce1" table:formula="of:=[.A268]+[.$C$1]" office:value-type="float" office:value="0.265" calcext:value-type="float">
            <text:p>0.265</text:p>
          </table:table-cell>
          <table:table-cell table:style-name="ce1" table:formula="of:=[.$C$2]-(9.807*POWER([.A269];2))/2" office:value-type="float" office:value="9.6556517125" calcext:value-type="float">
            <text:p>9.6556517125</text:p>
          </table:table-cell>
          <table:table-cell table:style-name="ce1" table:formula="of:=[.C268]+([.A269]-[.A268])*[.$E$1]" office:value-type="float" office:value="-2.59885499999998" calcext:value-type="float">
            <text:p>-2.59885499999998</text:p>
          </table:table-cell>
          <table:table-cell table:style-name="ce1" table:formula="of:=[.$C$2]+[.$E$1]*POWER([.A269];2)" office:value-type="float" office:value="9.311303425" calcext:value-type="float">
            <text:p>9.311303425</text:p>
          </table:table-cell>
          <table:table-cell table:number-columns-repeated="1020"/>
        </table:table-row>
        <table:table-row table:style-name="ro1">
          <table:table-cell table:style-name="ce1" table:formula="of:=[.A269]+[.$C$1]" office:value-type="float" office:value="0.266" calcext:value-type="float">
            <text:p>0.266</text:p>
          </table:table-cell>
          <table:table-cell table:style-name="ce1" table:formula="of:=[.$C$2]-(9.807*POWER([.A270];2))/2" office:value-type="float" office:value="9.653047954" calcext:value-type="float">
            <text:p>9.653047954</text:p>
          </table:table-cell>
          <table:table-cell table:style-name="ce1" table:formula="of:=[.C269]+([.A270]-[.A269])*[.$E$1]" office:value-type="float" office:value="-2.60866199999998" calcext:value-type="float">
            <text:p>-2.60866199999998</text:p>
          </table:table-cell>
          <table:table-cell table:style-name="ce1" table:formula="of:=[.$C$2]+[.$E$1]*POWER([.A270];2)" office:value-type="float" office:value="9.306095908" calcext:value-type="float">
            <text:p>9.306095908</text:p>
          </table:table-cell>
          <table:table-cell table:number-columns-repeated="1020"/>
        </table:table-row>
        <table:table-row table:style-name="ro1">
          <table:table-cell table:style-name="ce1" table:formula="of:=[.A270]+[.$C$1]" office:value-type="float" office:value="0.267" calcext:value-type="float">
            <text:p>0.267</text:p>
          </table:table-cell>
          <table:table-cell table:style-name="ce1" table:formula="of:=[.$C$2]-(9.807*POWER([.A271];2))/2" office:value-type="float" office:value="9.6504343885" calcext:value-type="float">
            <text:p>9.6504343885</text:p>
          </table:table-cell>
          <table:table-cell table:style-name="ce1" table:formula="of:=[.C270]+([.A271]-[.A270])*[.$E$1]" office:value-type="float" office:value="-2.61846899999998" calcext:value-type="float">
            <text:p>-2.61846899999998</text:p>
          </table:table-cell>
          <table:table-cell table:style-name="ce1" table:formula="of:=[.$C$2]+[.$E$1]*POWER([.A271];2)" office:value-type="float" office:value="9.300868777" calcext:value-type="float">
            <text:p>9.300868777</text:p>
          </table:table-cell>
          <table:table-cell table:number-columns-repeated="1020"/>
        </table:table-row>
        <table:table-row table:style-name="ro1">
          <table:table-cell table:style-name="ce1" table:formula="of:=[.A271]+[.$C$1]" office:value-type="float" office:value="0.268" calcext:value-type="float">
            <text:p>0.268</text:p>
          </table:table-cell>
          <table:table-cell table:style-name="ce1" table:formula="of:=[.$C$2]-(9.807*POWER([.A272];2))/2" office:value-type="float" office:value="9.647811016" calcext:value-type="float">
            <text:p>9.647811016</text:p>
          </table:table-cell>
          <table:table-cell table:style-name="ce1" table:formula="of:=[.C271]+([.A272]-[.A271])*[.$E$1]" office:value-type="float" office:value="-2.62827599999998" calcext:value-type="float">
            <text:p>-2.62827599999998</text:p>
          </table:table-cell>
          <table:table-cell table:style-name="ce1" table:formula="of:=[.$C$2]+[.$E$1]*POWER([.A272];2)" office:value-type="float" office:value="9.295622032" calcext:value-type="float">
            <text:p>9.295622032</text:p>
          </table:table-cell>
          <table:table-cell table:number-columns-repeated="1020"/>
        </table:table-row>
        <table:table-row table:style-name="ro1">
          <table:table-cell table:style-name="ce1" table:formula="of:=[.A272]+[.$C$1]" office:value-type="float" office:value="0.269" calcext:value-type="float">
            <text:p>0.269</text:p>
          </table:table-cell>
          <table:table-cell table:style-name="ce1" table:formula="of:=[.$C$2]-(9.807*POWER([.A273];2))/2" office:value-type="float" office:value="9.6451778365" calcext:value-type="float">
            <text:p>9.6451778365</text:p>
          </table:table-cell>
          <table:table-cell table:style-name="ce1" table:formula="of:=[.C272]+([.A273]-[.A272])*[.$E$1]" office:value-type="float" office:value="-2.63808299999998" calcext:value-type="float">
            <text:p>-2.63808299999998</text:p>
          </table:table-cell>
          <table:table-cell table:style-name="ce1" table:formula="of:=[.$C$2]+[.$E$1]*POWER([.A273];2)" office:value-type="float" office:value="9.290355673" calcext:value-type="float">
            <text:p>9.290355673</text:p>
          </table:table-cell>
          <table:table-cell table:number-columns-repeated="1020"/>
        </table:table-row>
        <table:table-row table:style-name="ro1">
          <table:table-cell table:style-name="ce1" table:formula="of:=[.A273]+[.$C$1]" office:value-type="float" office:value="0.27" calcext:value-type="float">
            <text:p>0.27</text:p>
          </table:table-cell>
          <table:table-cell table:style-name="ce1" table:formula="of:=[.$C$2]-(9.807*POWER([.A274];2))/2" office:value-type="float" office:value="9.64253485" calcext:value-type="float">
            <text:p>9.64253485</text:p>
          </table:table-cell>
          <table:table-cell table:style-name="ce1" table:formula="of:=[.C273]+([.A274]-[.A273])*[.$E$1]" office:value-type="float" office:value="-2.64788999999998" calcext:value-type="float">
            <text:p>-2.64788999999998</text:p>
          </table:table-cell>
          <table:table-cell table:style-name="ce1" table:formula="of:=[.$C$2]+[.$E$1]*POWER([.A274];2)" office:value-type="float" office:value="9.2850697" calcext:value-type="float">
            <text:p>9.2850697</text:p>
          </table:table-cell>
          <table:table-cell table:number-columns-repeated="1020"/>
        </table:table-row>
        <table:table-row table:style-name="ro1">
          <table:table-cell table:style-name="ce1" table:formula="of:=[.A274]+[.$C$1]" office:value-type="float" office:value="0.271" calcext:value-type="float">
            <text:p>0.271</text:p>
          </table:table-cell>
          <table:table-cell table:style-name="ce1" table:formula="of:=[.$C$2]-(9.807*POWER([.A275];2))/2" office:value-type="float" office:value="9.6398820565" calcext:value-type="float">
            <text:p>9.6398820565</text:p>
          </table:table-cell>
          <table:table-cell table:style-name="ce1" table:formula="of:=[.C274]+([.A275]-[.A274])*[.$E$1]" office:value-type="float" office:value="-2.65769699999998" calcext:value-type="float">
            <text:p>-2.65769699999998</text:p>
          </table:table-cell>
          <table:table-cell table:style-name="ce1" table:formula="of:=[.$C$2]+[.$E$1]*POWER([.A275];2)" office:value-type="float" office:value="9.279764113" calcext:value-type="float">
            <text:p>9.279764113</text:p>
          </table:table-cell>
          <table:table-cell table:number-columns-repeated="1020"/>
        </table:table-row>
        <table:table-row table:style-name="ro1">
          <table:table-cell table:style-name="ce1" table:formula="of:=[.A275]+[.$C$1]" office:value-type="float" office:value="0.272" calcext:value-type="float">
            <text:p>0.272</text:p>
          </table:table-cell>
          <table:table-cell table:style-name="ce1" table:formula="of:=[.$C$2]-(9.807*POWER([.A276];2))/2" office:value-type="float" office:value="9.637219456" calcext:value-type="float">
            <text:p>9.637219456</text:p>
          </table:table-cell>
          <table:table-cell table:style-name="ce1" table:formula="of:=[.C275]+([.A276]-[.A275])*[.$E$1]" office:value-type="float" office:value="-2.66750399999998" calcext:value-type="float">
            <text:p>-2.66750399999998</text:p>
          </table:table-cell>
          <table:table-cell table:style-name="ce1" table:formula="of:=[.$C$2]+[.$E$1]*POWER([.A276];2)" office:value-type="float" office:value="9.274438912" calcext:value-type="float">
            <text:p>9.274438912</text:p>
          </table:table-cell>
          <table:table-cell table:number-columns-repeated="1020"/>
        </table:table-row>
        <table:table-row table:style-name="ro1">
          <table:table-cell table:style-name="ce1" table:formula="of:=[.A276]+[.$C$1]" office:value-type="float" office:value="0.273" calcext:value-type="float">
            <text:p>0.273</text:p>
          </table:table-cell>
          <table:table-cell table:style-name="ce1" table:formula="of:=[.$C$2]-(9.807*POWER([.A277];2))/2" office:value-type="float" office:value="9.6345470485" calcext:value-type="float">
            <text:p>9.6345470485</text:p>
          </table:table-cell>
          <table:table-cell table:style-name="ce1" table:formula="of:=[.C276]+([.A277]-[.A276])*[.$E$1]" office:value-type="float" office:value="-2.67731099999998" calcext:value-type="float">
            <text:p>-2.67731099999998</text:p>
          </table:table-cell>
          <table:table-cell table:style-name="ce1" table:formula="of:=[.$C$2]+[.$E$1]*POWER([.A277];2)" office:value-type="float" office:value="9.269094097" calcext:value-type="float">
            <text:p>9.269094097</text:p>
          </table:table-cell>
          <table:table-cell table:number-columns-repeated="1020"/>
        </table:table-row>
        <table:table-row table:style-name="ro1">
          <table:table-cell table:style-name="ce1" table:formula="of:=[.A277]+[.$C$1]" office:value-type="float" office:value="0.274" calcext:value-type="float">
            <text:p>0.274</text:p>
          </table:table-cell>
          <table:table-cell table:style-name="ce1" table:formula="of:=[.$C$2]-(9.807*POWER([.A278];2))/2" office:value-type="float" office:value="9.631864834" calcext:value-type="float">
            <text:p>9.631864834</text:p>
          </table:table-cell>
          <table:table-cell table:style-name="ce1" table:formula="of:=[.C277]+([.A278]-[.A277])*[.$E$1]" office:value-type="float" office:value="-2.68711799999998" calcext:value-type="float">
            <text:p>-2.68711799999998</text:p>
          </table:table-cell>
          <table:table-cell table:style-name="ce1" table:formula="of:=[.$C$2]+[.$E$1]*POWER([.A278];2)" office:value-type="float" office:value="9.263729668" calcext:value-type="float">
            <text:p>9.263729668</text:p>
          </table:table-cell>
          <table:table-cell table:number-columns-repeated="1020"/>
        </table:table-row>
        <table:table-row table:style-name="ro1">
          <table:table-cell table:style-name="ce1" table:formula="of:=[.A278]+[.$C$1]" office:value-type="float" office:value="0.275" calcext:value-type="float">
            <text:p>0.275</text:p>
          </table:table-cell>
          <table:table-cell table:style-name="ce1" table:formula="of:=[.$C$2]-(9.807*POWER([.A279];2))/2" office:value-type="float" office:value="9.6291728125" calcext:value-type="float">
            <text:p>9.6291728125</text:p>
          </table:table-cell>
          <table:table-cell table:style-name="ce1" table:formula="of:=[.C278]+([.A279]-[.A278])*[.$E$1]" office:value-type="float" office:value="-2.69692499999998" calcext:value-type="float">
            <text:p>-2.69692499999998</text:p>
          </table:table-cell>
          <table:table-cell table:style-name="ce1" table:formula="of:=[.$C$2]+[.$E$1]*POWER([.A279];2)" office:value-type="float" office:value="9.258345625" calcext:value-type="float">
            <text:p>9.258345625</text:p>
          </table:table-cell>
          <table:table-cell table:number-columns-repeated="1020"/>
        </table:table-row>
        <table:table-row table:style-name="ro1">
          <table:table-cell table:style-name="ce1" table:formula="of:=[.A279]+[.$C$1]" office:value-type="float" office:value="0.276" calcext:value-type="float">
            <text:p>0.276</text:p>
          </table:table-cell>
          <table:table-cell table:style-name="ce1" table:formula="of:=[.$C$2]-(9.807*POWER([.A280];2))/2" office:value-type="float" office:value="9.626470984" calcext:value-type="float">
            <text:p>9.626470984</text:p>
          </table:table-cell>
          <table:table-cell table:style-name="ce1" table:formula="of:=[.C279]+([.A280]-[.A279])*[.$E$1]" office:value-type="float" office:value="-2.70673199999998" calcext:value-type="float">
            <text:p>-2.70673199999998</text:p>
          </table:table-cell>
          <table:table-cell table:style-name="ce1" table:formula="of:=[.$C$2]+[.$E$1]*POWER([.A280];2)" office:value-type="float" office:value="9.252941968" calcext:value-type="float">
            <text:p>9.252941968</text:p>
          </table:table-cell>
          <table:table-cell table:number-columns-repeated="1020"/>
        </table:table-row>
        <table:table-row table:style-name="ro1">
          <table:table-cell table:style-name="ce1" table:formula="of:=[.A280]+[.$C$1]" office:value-type="float" office:value="0.277" calcext:value-type="float">
            <text:p>0.277</text:p>
          </table:table-cell>
          <table:table-cell table:style-name="ce1" table:formula="of:=[.$C$2]-(9.807*POWER([.A281];2))/2" office:value-type="float" office:value="9.6237593485" calcext:value-type="float">
            <text:p>9.6237593485</text:p>
          </table:table-cell>
          <table:table-cell table:style-name="ce1" table:formula="of:=[.C280]+([.A281]-[.A280])*[.$E$1]" office:value-type="float" office:value="-2.71653899999998" calcext:value-type="float">
            <text:p>-2.71653899999998</text:p>
          </table:table-cell>
          <table:table-cell table:style-name="ce1" table:formula="of:=[.$C$2]+[.$E$1]*POWER([.A281];2)" office:value-type="float" office:value="9.247518697" calcext:value-type="float">
            <text:p>9.247518697</text:p>
          </table:table-cell>
          <table:table-cell table:number-columns-repeated="1020"/>
        </table:table-row>
        <table:table-row table:style-name="ro1">
          <table:table-cell table:style-name="ce1" table:formula="of:=[.A281]+[.$C$1]" office:value-type="float" office:value="0.278" calcext:value-type="float">
            <text:p>0.278</text:p>
          </table:table-cell>
          <table:table-cell table:style-name="ce1" table:formula="of:=[.$C$2]-(9.807*POWER([.A282];2))/2" office:value-type="float" office:value="9.621037906" calcext:value-type="float">
            <text:p>9.621037906</text:p>
          </table:table-cell>
          <table:table-cell table:style-name="ce1" table:formula="of:=[.C281]+([.A282]-[.A281])*[.$E$1]" office:value-type="float" office:value="-2.72634599999998" calcext:value-type="float">
            <text:p>-2.72634599999998</text:p>
          </table:table-cell>
          <table:table-cell table:style-name="ce1" table:formula="of:=[.$C$2]+[.$E$1]*POWER([.A282];2)" office:value-type="float" office:value="9.242075812" calcext:value-type="float">
            <text:p>9.242075812</text:p>
          </table:table-cell>
          <table:table-cell table:number-columns-repeated="1020"/>
        </table:table-row>
        <table:table-row table:style-name="ro1">
          <table:table-cell table:style-name="ce1" table:formula="of:=[.A282]+[.$C$1]" office:value-type="float" office:value="0.279" calcext:value-type="float">
            <text:p>0.279</text:p>
          </table:table-cell>
          <table:table-cell table:style-name="ce1" table:formula="of:=[.$C$2]-(9.807*POWER([.A283];2))/2" office:value-type="float" office:value="9.6183066565" calcext:value-type="float">
            <text:p>9.6183066565</text:p>
          </table:table-cell>
          <table:table-cell table:style-name="ce1" table:formula="of:=[.C282]+([.A283]-[.A282])*[.$E$1]" office:value-type="float" office:value="-2.73615299999998" calcext:value-type="float">
            <text:p>-2.73615299999998</text:p>
          </table:table-cell>
          <table:table-cell table:style-name="ce1" table:formula="of:=[.$C$2]+[.$E$1]*POWER([.A283];2)" office:value-type="float" office:value="9.236613313" calcext:value-type="float">
            <text:p>9.236613313</text:p>
          </table:table-cell>
          <table:table-cell table:number-columns-repeated="1020"/>
        </table:table-row>
        <table:table-row table:style-name="ro1">
          <table:table-cell table:style-name="ce1" table:formula="of:=[.A283]+[.$C$1]" office:value-type="float" office:value="0.28" calcext:value-type="float">
            <text:p>0.28</text:p>
          </table:table-cell>
          <table:table-cell table:style-name="ce1" table:formula="of:=[.$C$2]-(9.807*POWER([.A284];2))/2" office:value-type="float" office:value="9.6155656" calcext:value-type="float">
            <text:p>9.6155656</text:p>
          </table:table-cell>
          <table:table-cell table:style-name="ce1" table:formula="of:=[.C283]+([.A284]-[.A283])*[.$E$1]" office:value-type="float" office:value="-2.74595999999998" calcext:value-type="float">
            <text:p>-2.74595999999998</text:p>
          </table:table-cell>
          <table:table-cell table:style-name="ce1" table:formula="of:=[.$C$2]+[.$E$1]*POWER([.A284];2)" office:value-type="float" office:value="9.2311312" calcext:value-type="float">
            <text:p>9.2311312</text:p>
          </table:table-cell>
          <table:table-cell table:number-columns-repeated="1020"/>
        </table:table-row>
        <table:table-row table:style-name="ro1">
          <table:table-cell table:style-name="ce1" table:formula="of:=[.A284]+[.$C$1]" office:value-type="float" office:value="0.281" calcext:value-type="float">
            <text:p>0.281</text:p>
          </table:table-cell>
          <table:table-cell table:style-name="ce1" table:formula="of:=[.$C$2]-(9.807*POWER([.A285];2))/2" office:value-type="float" office:value="9.6128147365" calcext:value-type="float">
            <text:p>9.6128147365</text:p>
          </table:table-cell>
          <table:table-cell table:style-name="ce1" table:formula="of:=[.C284]+([.A285]-[.A284])*[.$E$1]" office:value-type="float" office:value="-2.75576699999998" calcext:value-type="float">
            <text:p>-2.75576699999998</text:p>
          </table:table-cell>
          <table:table-cell table:style-name="ce1" table:formula="of:=[.$C$2]+[.$E$1]*POWER([.A285];2)" office:value-type="float" office:value="9.225629473" calcext:value-type="float">
            <text:p>9.225629473</text:p>
          </table:table-cell>
          <table:table-cell table:number-columns-repeated="1020"/>
        </table:table-row>
        <table:table-row table:style-name="ro1">
          <table:table-cell table:style-name="ce1" table:formula="of:=[.A285]+[.$C$1]" office:value-type="float" office:value="0.282" calcext:value-type="float">
            <text:p>0.282</text:p>
          </table:table-cell>
          <table:table-cell table:style-name="ce1" table:formula="of:=[.$C$2]-(9.807*POWER([.A286];2))/2" office:value-type="float" office:value="9.610054066" calcext:value-type="float">
            <text:p>9.610054066</text:p>
          </table:table-cell>
          <table:table-cell table:style-name="ce1" table:formula="of:=[.C285]+([.A286]-[.A285])*[.$E$1]" office:value-type="float" office:value="-2.76557399999998" calcext:value-type="float">
            <text:p>-2.76557399999998</text:p>
          </table:table-cell>
          <table:table-cell table:style-name="ce1" table:formula="of:=[.$C$2]+[.$E$1]*POWER([.A286];2)" office:value-type="float" office:value="9.220108132" calcext:value-type="float">
            <text:p>9.220108132</text:p>
          </table:table-cell>
          <table:table-cell table:number-columns-repeated="1020"/>
        </table:table-row>
        <table:table-row table:style-name="ro1">
          <table:table-cell table:style-name="ce1" table:formula="of:=[.A286]+[.$C$1]" office:value-type="float" office:value="0.283" calcext:value-type="float">
            <text:p>0.283</text:p>
          </table:table-cell>
          <table:table-cell table:style-name="ce1" table:formula="of:=[.$C$2]-(9.807*POWER([.A287];2))/2" office:value-type="float" office:value="9.6072835885" calcext:value-type="float">
            <text:p>9.6072835885</text:p>
          </table:table-cell>
          <table:table-cell table:style-name="ce1" table:formula="of:=[.C286]+([.A287]-[.A286])*[.$E$1]" office:value-type="float" office:value="-2.77538099999998" calcext:value-type="float">
            <text:p>-2.77538099999998</text:p>
          </table:table-cell>
          <table:table-cell table:style-name="ce1" table:formula="of:=[.$C$2]+[.$E$1]*POWER([.A287];2)" office:value-type="float" office:value="9.214567177" calcext:value-type="float">
            <text:p>9.214567177</text:p>
          </table:table-cell>
          <table:table-cell table:number-columns-repeated="1020"/>
        </table:table-row>
        <table:table-row table:style-name="ro1">
          <table:table-cell table:style-name="ce1" table:formula="of:=[.A287]+[.$C$1]" office:value-type="float" office:value="0.284" calcext:value-type="float">
            <text:p>0.284</text:p>
          </table:table-cell>
          <table:table-cell table:style-name="ce1" table:formula="of:=[.$C$2]-(9.807*POWER([.A288];2))/2" office:value-type="float" office:value="9.604503304" calcext:value-type="float">
            <text:p>9.604503304</text:p>
          </table:table-cell>
          <table:table-cell table:style-name="ce1" table:formula="of:=[.C287]+([.A288]-[.A287])*[.$E$1]" office:value-type="float" office:value="-2.78518799999998" calcext:value-type="float">
            <text:p>-2.78518799999998</text:p>
          </table:table-cell>
          <table:table-cell table:style-name="ce1" table:formula="of:=[.$C$2]+[.$E$1]*POWER([.A288];2)" office:value-type="float" office:value="9.209006608" calcext:value-type="float">
            <text:p>9.209006608</text:p>
          </table:table-cell>
          <table:table-cell table:number-columns-repeated="1020"/>
        </table:table-row>
        <table:table-row table:style-name="ro1">
          <table:table-cell table:style-name="ce1" table:formula="of:=[.A288]+[.$C$1]" office:value-type="float" office:value="0.285" calcext:value-type="float">
            <text:p>0.285</text:p>
          </table:table-cell>
          <table:table-cell table:style-name="ce1" table:formula="of:=[.$C$2]-(9.807*POWER([.A289];2))/2" office:value-type="float" office:value="9.6017132125" calcext:value-type="float">
            <text:p>9.6017132125</text:p>
          </table:table-cell>
          <table:table-cell table:style-name="ce1" table:formula="of:=[.C288]+([.A289]-[.A288])*[.$E$1]" office:value-type="float" office:value="-2.79499499999998" calcext:value-type="float">
            <text:p>-2.79499499999998</text:p>
          </table:table-cell>
          <table:table-cell table:style-name="ce1" table:formula="of:=[.$C$2]+[.$E$1]*POWER([.A289];2)" office:value-type="float" office:value="9.203426425" calcext:value-type="float">
            <text:p>9.203426425</text:p>
          </table:table-cell>
          <table:table-cell table:number-columns-repeated="1020"/>
        </table:table-row>
        <table:table-row table:style-name="ro1">
          <table:table-cell table:style-name="ce1" table:formula="of:=[.A289]+[.$C$1]" office:value-type="float" office:value="0.286" calcext:value-type="float">
            <text:p>0.286</text:p>
          </table:table-cell>
          <table:table-cell table:style-name="ce1" table:formula="of:=[.$C$2]-(9.807*POWER([.A290];2))/2" office:value-type="float" office:value="9.598913314" calcext:value-type="float">
            <text:p>9.598913314</text:p>
          </table:table-cell>
          <table:table-cell table:style-name="ce1" table:formula="of:=[.C289]+([.A290]-[.A289])*[.$E$1]" office:value-type="float" office:value="-2.80480199999998" calcext:value-type="float">
            <text:p>-2.80480199999998</text:p>
          </table:table-cell>
          <table:table-cell table:style-name="ce1" table:formula="of:=[.$C$2]+[.$E$1]*POWER([.A290];2)" office:value-type="float" office:value="9.197826628" calcext:value-type="float">
            <text:p>9.197826628</text:p>
          </table:table-cell>
          <table:table-cell table:number-columns-repeated="1020"/>
        </table:table-row>
        <table:table-row table:style-name="ro1">
          <table:table-cell table:style-name="ce1" table:formula="of:=[.A290]+[.$C$1]" office:value-type="float" office:value="0.287" calcext:value-type="float">
            <text:p>0.287</text:p>
          </table:table-cell>
          <table:table-cell table:style-name="ce1" table:formula="of:=[.$C$2]-(9.807*POWER([.A291];2))/2" office:value-type="float" office:value="9.5961036085" calcext:value-type="float">
            <text:p>9.5961036085</text:p>
          </table:table-cell>
          <table:table-cell table:style-name="ce1" table:formula="of:=[.C290]+([.A291]-[.A290])*[.$E$1]" office:value-type="float" office:value="-2.81460899999998" calcext:value-type="float">
            <text:p>-2.81460899999998</text:p>
          </table:table-cell>
          <table:table-cell table:style-name="ce1" table:formula="of:=[.$C$2]+[.$E$1]*POWER([.A291];2)" office:value-type="float" office:value="9.192207217" calcext:value-type="float">
            <text:p>9.192207217</text:p>
          </table:table-cell>
          <table:table-cell table:number-columns-repeated="1020"/>
        </table:table-row>
        <table:table-row table:style-name="ro1">
          <table:table-cell table:style-name="ce1" table:formula="of:=[.A291]+[.$C$1]" office:value-type="float" office:value="0.288" calcext:value-type="float">
            <text:p>0.288</text:p>
          </table:table-cell>
          <table:table-cell table:style-name="ce1" table:formula="of:=[.$C$2]-(9.807*POWER([.A292];2))/2" office:value-type="float" office:value="9.593284096" calcext:value-type="float">
            <text:p>9.593284096</text:p>
          </table:table-cell>
          <table:table-cell table:style-name="ce1" table:formula="of:=[.C291]+([.A292]-[.A291])*[.$E$1]" office:value-type="float" office:value="-2.82441599999998" calcext:value-type="float">
            <text:p>-2.82441599999998</text:p>
          </table:table-cell>
          <table:table-cell table:style-name="ce1" table:formula="of:=[.$C$2]+[.$E$1]*POWER([.A292];2)" office:value-type="float" office:value="9.186568192" calcext:value-type="float">
            <text:p>9.186568192</text:p>
          </table:table-cell>
          <table:table-cell table:number-columns-repeated="1020"/>
        </table:table-row>
        <table:table-row table:style-name="ro1">
          <table:table-cell table:style-name="ce1" table:formula="of:=[.A292]+[.$C$1]" office:value-type="float" office:value="0.289" calcext:value-type="float">
            <text:p>0.289</text:p>
          </table:table-cell>
          <table:table-cell table:style-name="ce1" table:formula="of:=[.$C$2]-(9.807*POWER([.A293];2))/2" office:value-type="float" office:value="9.5904547765" calcext:value-type="float">
            <text:p>9.5904547765</text:p>
          </table:table-cell>
          <table:table-cell table:style-name="ce1" table:formula="of:=[.C292]+([.A293]-[.A292])*[.$E$1]" office:value-type="float" office:value="-2.83422299999998" calcext:value-type="float">
            <text:p>-2.83422299999998</text:p>
          </table:table-cell>
          <table:table-cell table:style-name="ce1" table:formula="of:=[.$C$2]+[.$E$1]*POWER([.A293];2)" office:value-type="float" office:value="9.180909553" calcext:value-type="float">
            <text:p>9.180909553</text:p>
          </table:table-cell>
          <table:table-cell table:number-columns-repeated="1020"/>
        </table:table-row>
        <table:table-row table:style-name="ro1">
          <table:table-cell table:style-name="ce1" table:formula="of:=[.A293]+[.$C$1]" office:value-type="float" office:value="0.29" calcext:value-type="float">
            <text:p>0.29</text:p>
          </table:table-cell>
          <table:table-cell table:style-name="ce1" table:formula="of:=[.$C$2]-(9.807*POWER([.A294];2))/2" office:value-type="float" office:value="9.58761565" calcext:value-type="float">
            <text:p>9.58761565</text:p>
          </table:table-cell>
          <table:table-cell table:style-name="ce1" table:formula="of:=[.C293]+([.A294]-[.A293])*[.$E$1]" office:value-type="float" office:value="-2.84402999999998" calcext:value-type="float">
            <text:p>-2.84402999999998</text:p>
          </table:table-cell>
          <table:table-cell table:style-name="ce1" table:formula="of:=[.$C$2]+[.$E$1]*POWER([.A294];2)" office:value-type="float" office:value="9.1752313" calcext:value-type="float">
            <text:p>9.1752313</text:p>
          </table:table-cell>
          <table:table-cell table:number-columns-repeated="1020"/>
        </table:table-row>
        <table:table-row table:style-name="ro1">
          <table:table-cell table:style-name="ce1" table:formula="of:=[.A294]+[.$C$1]" office:value-type="float" office:value="0.291" calcext:value-type="float">
            <text:p>0.291</text:p>
          </table:table-cell>
          <table:table-cell table:style-name="ce1" table:formula="of:=[.$C$2]-(9.807*POWER([.A295];2))/2" office:value-type="float" office:value="9.5847667165" calcext:value-type="float">
            <text:p>9.5847667165</text:p>
          </table:table-cell>
          <table:table-cell table:style-name="ce1" table:formula="of:=[.C294]+([.A295]-[.A294])*[.$E$1]" office:value-type="float" office:value="-2.85383699999998" calcext:value-type="float">
            <text:p>-2.85383699999998</text:p>
          </table:table-cell>
          <table:table-cell table:style-name="ce1" table:formula="of:=[.$C$2]+[.$E$1]*POWER([.A295];2)" office:value-type="float" office:value="9.169533433" calcext:value-type="float">
            <text:p>9.169533433</text:p>
          </table:table-cell>
          <table:table-cell table:number-columns-repeated="1020"/>
        </table:table-row>
        <table:table-row table:style-name="ro1">
          <table:table-cell table:style-name="ce1" table:formula="of:=[.A295]+[.$C$1]" office:value-type="float" office:value="0.292" calcext:value-type="float">
            <text:p>0.292</text:p>
          </table:table-cell>
          <table:table-cell table:style-name="ce1" table:formula="of:=[.$C$2]-(9.807*POWER([.A296];2))/2" office:value-type="float" office:value="9.581907976" calcext:value-type="float">
            <text:p>9.581907976</text:p>
          </table:table-cell>
          <table:table-cell table:style-name="ce1" table:formula="of:=[.C295]+([.A296]-[.A295])*[.$E$1]" office:value-type="float" office:value="-2.86364399999998" calcext:value-type="float">
            <text:p>-2.86364399999998</text:p>
          </table:table-cell>
          <table:table-cell table:style-name="ce1" table:formula="of:=[.$C$2]+[.$E$1]*POWER([.A296];2)" office:value-type="float" office:value="9.163815952" calcext:value-type="float">
            <text:p>9.163815952</text:p>
          </table:table-cell>
          <table:table-cell table:number-columns-repeated="1020"/>
        </table:table-row>
        <table:table-row table:style-name="ro1">
          <table:table-cell table:style-name="ce1" table:formula="of:=[.A296]+[.$C$1]" office:value-type="float" office:value="0.293" calcext:value-type="float">
            <text:p>0.293</text:p>
          </table:table-cell>
          <table:table-cell table:style-name="ce1" table:formula="of:=[.$C$2]-(9.807*POWER([.A297];2))/2" office:value-type="float" office:value="9.5790394285" calcext:value-type="float">
            <text:p>9.5790394285</text:p>
          </table:table-cell>
          <table:table-cell table:style-name="ce1" table:formula="of:=[.C296]+([.A297]-[.A296])*[.$E$1]" office:value-type="float" office:value="-2.87345099999998" calcext:value-type="float">
            <text:p>-2.87345099999998</text:p>
          </table:table-cell>
          <table:table-cell table:style-name="ce1" table:formula="of:=[.$C$2]+[.$E$1]*POWER([.A297];2)" office:value-type="float" office:value="9.158078857" calcext:value-type="float">
            <text:p>9.158078857</text:p>
          </table:table-cell>
          <table:table-cell table:number-columns-repeated="1020"/>
        </table:table-row>
        <table:table-row table:style-name="ro1">
          <table:table-cell table:style-name="ce1" table:formula="of:=[.A297]+[.$C$1]" office:value-type="float" office:value="0.294" calcext:value-type="float">
            <text:p>0.294</text:p>
          </table:table-cell>
          <table:table-cell table:style-name="ce1" table:formula="of:=[.$C$2]-(9.807*POWER([.A298];2))/2" office:value-type="float" office:value="9.576161074" calcext:value-type="float">
            <text:p>9.576161074</text:p>
          </table:table-cell>
          <table:table-cell table:style-name="ce1" table:formula="of:=[.C297]+([.A298]-[.A297])*[.$E$1]" office:value-type="float" office:value="-2.88325799999998" calcext:value-type="float">
            <text:p>-2.88325799999998</text:p>
          </table:table-cell>
          <table:table-cell table:style-name="ce1" table:formula="of:=[.$C$2]+[.$E$1]*POWER([.A298];2)" office:value-type="float" office:value="9.152322148" calcext:value-type="float">
            <text:p>9.152322148</text:p>
          </table:table-cell>
          <table:table-cell table:number-columns-repeated="1020"/>
        </table:table-row>
        <table:table-row table:style-name="ro1">
          <table:table-cell table:style-name="ce1" table:formula="of:=[.A298]+[.$C$1]" office:value-type="float" office:value="0.295" calcext:value-type="float">
            <text:p>0.295</text:p>
          </table:table-cell>
          <table:table-cell table:style-name="ce1" table:formula="of:=[.$C$2]-(9.807*POWER([.A299];2))/2" office:value-type="float" office:value="9.5732729125" calcext:value-type="float">
            <text:p>9.5732729125</text:p>
          </table:table-cell>
          <table:table-cell table:style-name="ce1" table:formula="of:=[.C298]+([.A299]-[.A298])*[.$E$1]" office:value-type="float" office:value="-2.89306499999998" calcext:value-type="float">
            <text:p>-2.89306499999998</text:p>
          </table:table-cell>
          <table:table-cell table:style-name="ce1" table:formula="of:=[.$C$2]+[.$E$1]*POWER([.A299];2)" office:value-type="float" office:value="9.146545825" calcext:value-type="float">
            <text:p>9.146545825</text:p>
          </table:table-cell>
          <table:table-cell table:number-columns-repeated="1020"/>
        </table:table-row>
        <table:table-row table:style-name="ro1">
          <table:table-cell table:style-name="ce1" table:formula="of:=[.A299]+[.$C$1]" office:value-type="float" office:value="0.296" calcext:value-type="float">
            <text:p>0.296</text:p>
          </table:table-cell>
          <table:table-cell table:style-name="ce1" table:formula="of:=[.$C$2]-(9.807*POWER([.A300];2))/2" office:value-type="float" office:value="9.570374944" calcext:value-type="float">
            <text:p>9.570374944</text:p>
          </table:table-cell>
          <table:table-cell table:style-name="ce1" table:formula="of:=[.C299]+([.A300]-[.A299])*[.$E$1]" office:value-type="float" office:value="-2.90287199999998" calcext:value-type="float">
            <text:p>-2.90287199999998</text:p>
          </table:table-cell>
          <table:table-cell table:style-name="ce1" table:formula="of:=[.$C$2]+[.$E$1]*POWER([.A300];2)" office:value-type="float" office:value="9.140749888" calcext:value-type="float">
            <text:p>9.140749888</text:p>
          </table:table-cell>
          <table:table-cell table:number-columns-repeated="1020"/>
        </table:table-row>
        <table:table-row table:style-name="ro1">
          <table:table-cell table:style-name="ce1" table:formula="of:=[.A300]+[.$C$1]" office:value-type="float" office:value="0.297" calcext:value-type="float">
            <text:p>0.297</text:p>
          </table:table-cell>
          <table:table-cell table:style-name="ce1" table:formula="of:=[.$C$2]-(9.807*POWER([.A301];2))/2" office:value-type="float" office:value="9.5674671685" calcext:value-type="float">
            <text:p>9.5674671685</text:p>
          </table:table-cell>
          <table:table-cell table:style-name="ce1" table:formula="of:=[.C300]+([.A301]-[.A300])*[.$E$1]" office:value-type="float" office:value="-2.91267899999998" calcext:value-type="float">
            <text:p>-2.91267899999998</text:p>
          </table:table-cell>
          <table:table-cell table:style-name="ce1" table:formula="of:=[.$C$2]+[.$E$1]*POWER([.A301];2)" office:value-type="float" office:value="9.134934337" calcext:value-type="float">
            <text:p>9.134934337</text:p>
          </table:table-cell>
          <table:table-cell table:number-columns-repeated="1020"/>
        </table:table-row>
        <table:table-row table:style-name="ro1">
          <table:table-cell table:style-name="ce1" table:formula="of:=[.A301]+[.$C$1]" office:value-type="float" office:value="0.298" calcext:value-type="float">
            <text:p>0.298</text:p>
          </table:table-cell>
          <table:table-cell table:style-name="ce1" table:formula="of:=[.$C$2]-(9.807*POWER([.A302];2))/2" office:value-type="float" office:value="9.564549586" calcext:value-type="float">
            <text:p>9.564549586</text:p>
          </table:table-cell>
          <table:table-cell table:style-name="ce1" table:formula="of:=[.C301]+([.A302]-[.A301])*[.$E$1]" office:value-type="float" office:value="-2.92248599999998" calcext:value-type="float">
            <text:p>-2.92248599999998</text:p>
          </table:table-cell>
          <table:table-cell table:style-name="ce1" table:formula="of:=[.$C$2]+[.$E$1]*POWER([.A302];2)" office:value-type="float" office:value="9.129099172" calcext:value-type="float">
            <text:p>9.129099172</text:p>
          </table:table-cell>
          <table:table-cell table:number-columns-repeated="1020"/>
        </table:table-row>
        <table:table-row table:style-name="ro1">
          <table:table-cell table:style-name="ce1" table:formula="of:=[.A302]+[.$C$1]" office:value-type="float" office:value="0.299" calcext:value-type="float">
            <text:p>0.299</text:p>
          </table:table-cell>
          <table:table-cell table:style-name="ce1" table:formula="of:=[.$C$2]-(9.807*POWER([.A303];2))/2" office:value-type="float" office:value="9.5616221965" calcext:value-type="float">
            <text:p>9.5616221965</text:p>
          </table:table-cell>
          <table:table-cell table:style-name="ce1" table:formula="of:=[.C302]+([.A303]-[.A302])*[.$E$1]" office:value-type="float" office:value="-2.93229299999998" calcext:value-type="float">
            <text:p>-2.93229299999998</text:p>
          </table:table-cell>
          <table:table-cell table:style-name="ce1" table:formula="of:=[.$C$2]+[.$E$1]*POWER([.A303];2)" office:value-type="float" office:value="9.123244393" calcext:value-type="float">
            <text:p>9.123244393</text:p>
          </table:table-cell>
          <table:table-cell table:number-columns-repeated="1020"/>
        </table:table-row>
        <table:table-row table:style-name="ro1">
          <table:table-cell table:style-name="ce1" table:formula="of:=[.A303]+[.$C$1]" office:value-type="float" office:value="0.3" calcext:value-type="float">
            <text:p>0.3</text:p>
          </table:table-cell>
          <table:table-cell table:style-name="ce1" table:formula="of:=[.$C$2]-(9.807*POWER([.A304];2))/2" office:value-type="float" office:value="9.558685" calcext:value-type="float">
            <text:p>9.558685</text:p>
          </table:table-cell>
          <table:table-cell table:style-name="ce1" table:formula="of:=[.C303]+([.A304]-[.A303])*[.$E$1]" office:value-type="float" office:value="-2.94209999999998" calcext:value-type="float">
            <text:p>-2.94209999999998</text:p>
          </table:table-cell>
          <table:table-cell table:style-name="ce1" table:formula="of:=[.$C$2]+[.$E$1]*POWER([.A304];2)" office:value-type="float" office:value="9.11737" calcext:value-type="float">
            <text:p>9.11737</text:p>
          </table:table-cell>
          <table:table-cell table:number-columns-repeated="1020"/>
        </table:table-row>
        <table:table-row table:style-name="ro1">
          <table:table-cell table:style-name="ce1" table:formula="of:=[.A304]+[.$C$1]" office:value-type="float" office:value="0.301" calcext:value-type="float">
            <text:p>0.301</text:p>
          </table:table-cell>
          <table:table-cell table:style-name="ce1" table:formula="of:=[.$C$2]-(9.807*POWER([.A305];2))/2" office:value-type="float" office:value="9.5557379965" calcext:value-type="float">
            <text:p>9.5557379965</text:p>
          </table:table-cell>
          <table:table-cell table:style-name="ce1" table:formula="of:=[.C304]+([.A305]-[.A304])*[.$E$1]" office:value-type="float" office:value="-2.95190699999998" calcext:value-type="float">
            <text:p>-2.95190699999998</text:p>
          </table:table-cell>
          <table:table-cell table:style-name="ce1" table:formula="of:=[.$C$2]+[.$E$1]*POWER([.A305];2)" office:value-type="float" office:value="9.111475993" calcext:value-type="float">
            <text:p>9.111475993</text:p>
          </table:table-cell>
          <table:table-cell table:number-columns-repeated="1020"/>
        </table:table-row>
        <table:table-row table:style-name="ro1">
          <table:table-cell table:style-name="ce1" table:formula="of:=[.A305]+[.$C$1]" office:value-type="float" office:value="0.302" calcext:value-type="float">
            <text:p>0.302</text:p>
          </table:table-cell>
          <table:table-cell table:style-name="ce1" table:formula="of:=[.$C$2]-(9.807*POWER([.A306];2))/2" office:value-type="float" office:value="9.552781186" calcext:value-type="float">
            <text:p>9.552781186</text:p>
          </table:table-cell>
          <table:table-cell table:style-name="ce1" table:formula="of:=[.C305]+([.A306]-[.A305])*[.$E$1]" office:value-type="float" office:value="-2.96171399999998" calcext:value-type="float">
            <text:p>-2.96171399999998</text:p>
          </table:table-cell>
          <table:table-cell table:style-name="ce1" table:formula="of:=[.$C$2]+[.$E$1]*POWER([.A306];2)" office:value-type="float" office:value="9.105562372" calcext:value-type="float">
            <text:p>9.105562372</text:p>
          </table:table-cell>
          <table:table-cell table:number-columns-repeated="1020"/>
        </table:table-row>
        <table:table-row table:style-name="ro1">
          <table:table-cell table:style-name="ce1" table:formula="of:=[.A306]+[.$C$1]" office:value-type="float" office:value="0.303" calcext:value-type="float">
            <text:p>0.303</text:p>
          </table:table-cell>
          <table:table-cell table:style-name="ce1" table:formula="of:=[.$C$2]-(9.807*POWER([.A307];2))/2" office:value-type="float" office:value="9.5498145685" calcext:value-type="float">
            <text:p>9.5498145685</text:p>
          </table:table-cell>
          <table:table-cell table:style-name="ce1" table:formula="of:=[.C306]+([.A307]-[.A306])*[.$E$1]" office:value-type="float" office:value="-2.97152099999998" calcext:value-type="float">
            <text:p>-2.97152099999998</text:p>
          </table:table-cell>
          <table:table-cell table:style-name="ce1" table:formula="of:=[.$C$2]+[.$E$1]*POWER([.A307];2)" office:value-type="float" office:value="9.099629137" calcext:value-type="float">
            <text:p>9.099629137</text:p>
          </table:table-cell>
          <table:table-cell table:number-columns-repeated="1020"/>
        </table:table-row>
        <table:table-row table:style-name="ro1">
          <table:table-cell table:style-name="ce1" table:formula="of:=[.A307]+[.$C$1]" office:value-type="float" office:value="0.304" calcext:value-type="float">
            <text:p>0.304</text:p>
          </table:table-cell>
          <table:table-cell table:style-name="ce1" table:formula="of:=[.$C$2]-(9.807*POWER([.A308];2))/2" office:value-type="float" office:value="9.546838144" calcext:value-type="float">
            <text:p>9.546838144</text:p>
          </table:table-cell>
          <table:table-cell table:style-name="ce1" table:formula="of:=[.C307]+([.A308]-[.A307])*[.$E$1]" office:value-type="float" office:value="-2.98132799999998" calcext:value-type="float">
            <text:p>-2.98132799999998</text:p>
          </table:table-cell>
          <table:table-cell table:style-name="ce1" table:formula="of:=[.$C$2]+[.$E$1]*POWER([.A308];2)" office:value-type="float" office:value="9.093676288" calcext:value-type="float">
            <text:p>9.093676288</text:p>
          </table:table-cell>
          <table:table-cell table:number-columns-repeated="1020"/>
        </table:table-row>
        <table:table-row table:style-name="ro1">
          <table:table-cell table:style-name="ce1" table:formula="of:=[.A308]+[.$C$1]" office:value-type="float" office:value="0.305" calcext:value-type="float">
            <text:p>0.305</text:p>
          </table:table-cell>
          <table:table-cell table:style-name="ce1" table:formula="of:=[.$C$2]-(9.807*POWER([.A309];2))/2" office:value-type="float" office:value="9.5438519125" calcext:value-type="float">
            <text:p>9.5438519125</text:p>
          </table:table-cell>
          <table:table-cell table:style-name="ce1" table:formula="of:=[.C308]+([.A309]-[.A308])*[.$E$1]" office:value-type="float" office:value="-2.99113499999998" calcext:value-type="float">
            <text:p>-2.99113499999998</text:p>
          </table:table-cell>
          <table:table-cell table:style-name="ce1" table:formula="of:=[.$C$2]+[.$E$1]*POWER([.A309];2)" office:value-type="float" office:value="9.087703825" calcext:value-type="float">
            <text:p>9.087703825</text:p>
          </table:table-cell>
          <table:table-cell table:number-columns-repeated="1020"/>
        </table:table-row>
        <table:table-row table:style-name="ro1">
          <table:table-cell table:style-name="ce1" table:formula="of:=[.A309]+[.$C$1]" office:value-type="float" office:value="0.306" calcext:value-type="float">
            <text:p>0.306</text:p>
          </table:table-cell>
          <table:table-cell table:style-name="ce1" table:formula="of:=[.$C$2]-(9.807*POWER([.A310];2))/2" office:value-type="float" office:value="9.540855874" calcext:value-type="float">
            <text:p>9.540855874</text:p>
          </table:table-cell>
          <table:table-cell table:style-name="ce1" table:formula="of:=[.C309]+([.A310]-[.A309])*[.$E$1]" office:value-type="float" office:value="-3.00094199999998" calcext:value-type="float">
            <text:p>-3.00094199999998</text:p>
          </table:table-cell>
          <table:table-cell table:style-name="ce1" table:formula="of:=[.$C$2]+[.$E$1]*POWER([.A310];2)" office:value-type="float" office:value="9.081711748" calcext:value-type="float">
            <text:p>9.081711748</text:p>
          </table:table-cell>
          <table:table-cell table:number-columns-repeated="1020"/>
        </table:table-row>
        <table:table-row table:style-name="ro1">
          <table:table-cell table:style-name="ce1" table:formula="of:=[.A310]+[.$C$1]" office:value-type="float" office:value="0.307" calcext:value-type="float">
            <text:p>0.307</text:p>
          </table:table-cell>
          <table:table-cell table:style-name="ce1" table:formula="of:=[.$C$2]-(9.807*POWER([.A311];2))/2" office:value-type="float" office:value="9.5378500285" calcext:value-type="float">
            <text:p>9.5378500285</text:p>
          </table:table-cell>
          <table:table-cell table:style-name="ce1" table:formula="of:=[.C310]+([.A311]-[.A310])*[.$E$1]" office:value-type="float" office:value="-3.01074899999998" calcext:value-type="float">
            <text:p>-3.01074899999998</text:p>
          </table:table-cell>
          <table:table-cell table:style-name="ce1" table:formula="of:=[.$C$2]+[.$E$1]*POWER([.A311];2)" office:value-type="float" office:value="9.075700057" calcext:value-type="float">
            <text:p>9.075700057</text:p>
          </table:table-cell>
          <table:table-cell table:number-columns-repeated="1020"/>
        </table:table-row>
        <table:table-row table:style-name="ro1">
          <table:table-cell table:style-name="ce1" table:formula="of:=[.A311]+[.$C$1]" office:value-type="float" office:value="0.308" calcext:value-type="float">
            <text:p>0.308</text:p>
          </table:table-cell>
          <table:table-cell table:style-name="ce1" table:formula="of:=[.$C$2]-(9.807*POWER([.A312];2))/2" office:value-type="float" office:value="9.534834376" calcext:value-type="float">
            <text:p>9.534834376</text:p>
          </table:table-cell>
          <table:table-cell table:style-name="ce1" table:formula="of:=[.C311]+([.A312]-[.A311])*[.$E$1]" office:value-type="float" office:value="-3.02055599999998" calcext:value-type="float">
            <text:p>-3.02055599999998</text:p>
          </table:table-cell>
          <table:table-cell table:style-name="ce1" table:formula="of:=[.$C$2]+[.$E$1]*POWER([.A312];2)" office:value-type="float" office:value="9.069668752" calcext:value-type="float">
            <text:p>9.069668752</text:p>
          </table:table-cell>
          <table:table-cell table:number-columns-repeated="1020"/>
        </table:table-row>
        <table:table-row table:style-name="ro1">
          <table:table-cell table:style-name="ce1" table:formula="of:=[.A312]+[.$C$1]" office:value-type="float" office:value="0.309" calcext:value-type="float">
            <text:p>0.309</text:p>
          </table:table-cell>
          <table:table-cell table:style-name="ce1" table:formula="of:=[.$C$2]-(9.807*POWER([.A313];2))/2" office:value-type="float" office:value="9.5318089165" calcext:value-type="float">
            <text:p>9.5318089165</text:p>
          </table:table-cell>
          <table:table-cell table:style-name="ce1" table:formula="of:=[.C312]+([.A313]-[.A312])*[.$E$1]" office:value-type="float" office:value="-3.03036299999998" calcext:value-type="float">
            <text:p>-3.03036299999998</text:p>
          </table:table-cell>
          <table:table-cell table:style-name="ce1" table:formula="of:=[.$C$2]+[.$E$1]*POWER([.A313];2)" office:value-type="float" office:value="9.063617833" calcext:value-type="float">
            <text:p>9.063617833</text:p>
          </table:table-cell>
          <table:table-cell table:number-columns-repeated="1020"/>
        </table:table-row>
        <table:table-row table:style-name="ro1">
          <table:table-cell table:style-name="ce1" table:formula="of:=[.A313]+[.$C$1]" office:value-type="float" office:value="0.31" calcext:value-type="float">
            <text:p>0.31</text:p>
          </table:table-cell>
          <table:table-cell table:style-name="ce1" table:formula="of:=[.$C$2]-(9.807*POWER([.A314];2))/2" office:value-type="float" office:value="9.52877365" calcext:value-type="float">
            <text:p>9.52877365</text:p>
          </table:table-cell>
          <table:table-cell table:style-name="ce1" table:formula="of:=[.C313]+([.A314]-[.A313])*[.$E$1]" office:value-type="float" office:value="-3.04016999999998" calcext:value-type="float">
            <text:p>-3.04016999999998</text:p>
          </table:table-cell>
          <table:table-cell table:style-name="ce1" table:formula="of:=[.$C$2]+[.$E$1]*POWER([.A314];2)" office:value-type="float" office:value="9.0575473" calcext:value-type="float">
            <text:p>9.0575473</text:p>
          </table:table-cell>
          <table:table-cell table:number-columns-repeated="1020"/>
        </table:table-row>
        <table:table-row table:style-name="ro1">
          <table:table-cell table:style-name="ce1" table:formula="of:=[.A314]+[.$C$1]" office:value-type="float" office:value="0.311" calcext:value-type="float">
            <text:p>0.311</text:p>
          </table:table-cell>
          <table:table-cell table:style-name="ce1" table:formula="of:=[.$C$2]-(9.807*POWER([.A315];2))/2" office:value-type="float" office:value="9.5257285765" calcext:value-type="float">
            <text:p>9.5257285765</text:p>
          </table:table-cell>
          <table:table-cell table:style-name="ce1" table:formula="of:=[.C314]+([.A315]-[.A314])*[.$E$1]" office:value-type="float" office:value="-3.04997699999998" calcext:value-type="float">
            <text:p>-3.04997699999998</text:p>
          </table:table-cell>
          <table:table-cell table:style-name="ce1" table:formula="of:=[.$C$2]+[.$E$1]*POWER([.A315];2)" office:value-type="float" office:value="9.051457153" calcext:value-type="float">
            <text:p>9.051457153</text:p>
          </table:table-cell>
          <table:table-cell table:number-columns-repeated="1020"/>
        </table:table-row>
        <table:table-row table:style-name="ro1">
          <table:table-cell table:style-name="ce1" table:formula="of:=[.A315]+[.$C$1]" office:value-type="float" office:value="0.312" calcext:value-type="float">
            <text:p>0.312</text:p>
          </table:table-cell>
          <table:table-cell table:style-name="ce1" table:formula="of:=[.$C$2]-(9.807*POWER([.A316];2))/2" office:value-type="float" office:value="9.522673696" calcext:value-type="float">
            <text:p>9.522673696</text:p>
          </table:table-cell>
          <table:table-cell table:style-name="ce1" table:formula="of:=[.C315]+([.A316]-[.A315])*[.$E$1]" office:value-type="float" office:value="-3.05978399999998" calcext:value-type="float">
            <text:p>-3.05978399999998</text:p>
          </table:table-cell>
          <table:table-cell table:style-name="ce1" table:formula="of:=[.$C$2]+[.$E$1]*POWER([.A316];2)" office:value-type="float" office:value="9.045347392" calcext:value-type="float">
            <text:p>9.045347392</text:p>
          </table:table-cell>
          <table:table-cell table:number-columns-repeated="1020"/>
        </table:table-row>
        <table:table-row table:style-name="ro1">
          <table:table-cell table:style-name="ce1" table:formula="of:=[.A316]+[.$C$1]" office:value-type="float" office:value="0.313" calcext:value-type="float">
            <text:p>0.313</text:p>
          </table:table-cell>
          <table:table-cell table:style-name="ce1" table:formula="of:=[.$C$2]-(9.807*POWER([.A317];2))/2" office:value-type="float" office:value="9.5196090085" calcext:value-type="float">
            <text:p>9.5196090085</text:p>
          </table:table-cell>
          <table:table-cell table:style-name="ce1" table:formula="of:=[.C316]+([.A317]-[.A316])*[.$E$1]" office:value-type="float" office:value="-3.06959099999998" calcext:value-type="float">
            <text:p>-3.06959099999998</text:p>
          </table:table-cell>
          <table:table-cell table:style-name="ce1" table:formula="of:=[.$C$2]+[.$E$1]*POWER([.A317];2)" office:value-type="float" office:value="9.039218017" calcext:value-type="float">
            <text:p>9.039218017</text:p>
          </table:table-cell>
          <table:table-cell table:number-columns-repeated="1020"/>
        </table:table-row>
        <table:table-row table:style-name="ro1">
          <table:table-cell table:style-name="ce1" table:formula="of:=[.A317]+[.$C$1]" office:value-type="float" office:value="0.314" calcext:value-type="float">
            <text:p>0.314</text:p>
          </table:table-cell>
          <table:table-cell table:style-name="ce1" table:formula="of:=[.$C$2]-(9.807*POWER([.A318];2))/2" office:value-type="float" office:value="9.516534514" calcext:value-type="float">
            <text:p>9.516534514</text:p>
          </table:table-cell>
          <table:table-cell table:style-name="ce1" table:formula="of:=[.C317]+([.A318]-[.A317])*[.$E$1]" office:value-type="float" office:value="-3.07939799999998" calcext:value-type="float">
            <text:p>-3.07939799999998</text:p>
          </table:table-cell>
          <table:table-cell table:style-name="ce1" table:formula="of:=[.$C$2]+[.$E$1]*POWER([.A318];2)" office:value-type="float" office:value="9.033069028" calcext:value-type="float">
            <text:p>9.033069028</text:p>
          </table:table-cell>
          <table:table-cell table:number-columns-repeated="1020"/>
        </table:table-row>
        <table:table-row table:style-name="ro1">
          <table:table-cell table:style-name="ce1" table:formula="of:=[.A318]+[.$C$1]" office:value-type="float" office:value="0.315" calcext:value-type="float">
            <text:p>0.315</text:p>
          </table:table-cell>
          <table:table-cell table:style-name="ce1" table:formula="of:=[.$C$2]-(9.807*POWER([.A319];2))/2" office:value-type="float" office:value="9.5134502125" calcext:value-type="float">
            <text:p>9.5134502125</text:p>
          </table:table-cell>
          <table:table-cell table:style-name="ce1" table:formula="of:=[.C318]+([.A319]-[.A318])*[.$E$1]" office:value-type="float" office:value="-3.08920499999998" calcext:value-type="float">
            <text:p>-3.08920499999998</text:p>
          </table:table-cell>
          <table:table-cell table:style-name="ce1" table:formula="of:=[.$C$2]+[.$E$1]*POWER([.A319];2)" office:value-type="float" office:value="9.026900425" calcext:value-type="float">
            <text:p>9.026900425</text:p>
          </table:table-cell>
          <table:table-cell table:number-columns-repeated="1020"/>
        </table:table-row>
        <table:table-row table:style-name="ro1">
          <table:table-cell table:style-name="ce1" table:formula="of:=[.A319]+[.$C$1]" office:value-type="float" office:value="0.316" calcext:value-type="float">
            <text:p>0.316</text:p>
          </table:table-cell>
          <table:table-cell table:style-name="ce1" table:formula="of:=[.$C$2]-(9.807*POWER([.A320];2))/2" office:value-type="float" office:value="9.510356104" calcext:value-type="float">
            <text:p>9.510356104</text:p>
          </table:table-cell>
          <table:table-cell table:style-name="ce1" table:formula="of:=[.C319]+([.A320]-[.A319])*[.$E$1]" office:value-type="float" office:value="-3.09901199999998" calcext:value-type="float">
            <text:p>-3.09901199999998</text:p>
          </table:table-cell>
          <table:table-cell table:style-name="ce1" table:formula="of:=[.$C$2]+[.$E$1]*POWER([.A320];2)" office:value-type="float" office:value="9.020712208" calcext:value-type="float">
            <text:p>9.020712208</text:p>
          </table:table-cell>
          <table:table-cell table:number-columns-repeated="1020"/>
        </table:table-row>
        <table:table-row table:style-name="ro1">
          <table:table-cell table:style-name="ce1" table:formula="of:=[.A320]+[.$C$1]" office:value-type="float" office:value="0.317" calcext:value-type="float">
            <text:p>0.317</text:p>
          </table:table-cell>
          <table:table-cell table:style-name="ce1" table:formula="of:=[.$C$2]-(9.807*POWER([.A321];2))/2" office:value-type="float" office:value="9.5072521885" calcext:value-type="float">
            <text:p>9.5072521885</text:p>
          </table:table-cell>
          <table:table-cell table:style-name="ce1" table:formula="of:=[.C320]+([.A321]-[.A320])*[.$E$1]" office:value-type="float" office:value="-3.10881899999998" calcext:value-type="float">
            <text:p>-3.10881899999998</text:p>
          </table:table-cell>
          <table:table-cell table:style-name="ce1" table:formula="of:=[.$C$2]+[.$E$1]*POWER([.A321];2)" office:value-type="float" office:value="9.014504377" calcext:value-type="float">
            <text:p>9.014504377</text:p>
          </table:table-cell>
          <table:table-cell table:number-columns-repeated="1020"/>
        </table:table-row>
        <table:table-row table:style-name="ro1">
          <table:table-cell table:style-name="ce1" table:formula="of:=[.A321]+[.$C$1]" office:value-type="float" office:value="0.318" calcext:value-type="float">
            <text:p>0.318</text:p>
          </table:table-cell>
          <table:table-cell table:style-name="ce1" table:formula="of:=[.$C$2]-(9.807*POWER([.A322];2))/2" office:value-type="float" office:value="9.504138466" calcext:value-type="float">
            <text:p>9.504138466</text:p>
          </table:table-cell>
          <table:table-cell table:style-name="ce1" table:formula="of:=[.C321]+([.A322]-[.A321])*[.$E$1]" office:value-type="float" office:value="-3.11862599999998" calcext:value-type="float">
            <text:p>-3.11862599999998</text:p>
          </table:table-cell>
          <table:table-cell table:style-name="ce1" table:formula="of:=[.$C$2]+[.$E$1]*POWER([.A322];2)" office:value-type="float" office:value="9.008276932" calcext:value-type="float">
            <text:p>9.008276932</text:p>
          </table:table-cell>
          <table:table-cell table:number-columns-repeated="1020"/>
        </table:table-row>
        <table:table-row table:style-name="ro1">
          <table:table-cell table:style-name="ce1" table:formula="of:=[.A322]+[.$C$1]" office:value-type="float" office:value="0.319" calcext:value-type="float">
            <text:p>0.319</text:p>
          </table:table-cell>
          <table:table-cell table:style-name="ce1" table:formula="of:=[.$C$2]-(9.807*POWER([.A323];2))/2" office:value-type="float" office:value="9.5010149365" calcext:value-type="float">
            <text:p>9.5010149365</text:p>
          </table:table-cell>
          <table:table-cell table:style-name="ce1" table:formula="of:=[.C322]+([.A323]-[.A322])*[.$E$1]" office:value-type="float" office:value="-3.12843299999998" calcext:value-type="float">
            <text:p>-3.12843299999998</text:p>
          </table:table-cell>
          <table:table-cell table:style-name="ce1" table:formula="of:=[.$C$2]+[.$E$1]*POWER([.A323];2)" office:value-type="float" office:value="9.002029873" calcext:value-type="float">
            <text:p>9.002029873</text:p>
          </table:table-cell>
          <table:table-cell table:number-columns-repeated="1020"/>
        </table:table-row>
        <table:table-row table:style-name="ro1">
          <table:table-cell table:style-name="ce1" table:formula="of:=[.A323]+[.$C$1]" office:value-type="float" office:value="0.32" calcext:value-type="float">
            <text:p>0.32</text:p>
          </table:table-cell>
          <table:table-cell table:style-name="ce1" table:formula="of:=[.$C$2]-(9.807*POWER([.A324];2))/2" office:value-type="float" office:value="9.4978816" calcext:value-type="float">
            <text:p>9.4978816</text:p>
          </table:table-cell>
          <table:table-cell table:style-name="ce1" table:formula="of:=[.C323]+([.A324]-[.A323])*[.$E$1]" office:value-type="float" office:value="-3.13823999999998" calcext:value-type="float">
            <text:p>-3.13823999999998</text:p>
          </table:table-cell>
          <table:table-cell table:style-name="ce1" table:formula="of:=[.$C$2]+[.$E$1]*POWER([.A324];2)" office:value-type="float" office:value="8.9957632" calcext:value-type="float">
            <text:p>8.9957632</text:p>
          </table:table-cell>
          <table:table-cell table:number-columns-repeated="1020"/>
        </table:table-row>
        <table:table-row table:style-name="ro1">
          <table:table-cell table:style-name="ce1" table:formula="of:=[.A324]+[.$C$1]" office:value-type="float" office:value="0.321" calcext:value-type="float">
            <text:p>0.321</text:p>
          </table:table-cell>
          <table:table-cell table:style-name="ce1" table:formula="of:=[.$C$2]-(9.807*POWER([.A325];2))/2" office:value-type="float" office:value="9.4947384565" calcext:value-type="float">
            <text:p>9.4947384565</text:p>
          </table:table-cell>
          <table:table-cell table:style-name="ce1" table:formula="of:=[.C324]+([.A325]-[.A324])*[.$E$1]" office:value-type="float" office:value="-3.14804699999998" calcext:value-type="float">
            <text:p>-3.14804699999998</text:p>
          </table:table-cell>
          <table:table-cell table:style-name="ce1" table:formula="of:=[.$C$2]+[.$E$1]*POWER([.A325];2)" office:value-type="float" office:value="8.989476913" calcext:value-type="float">
            <text:p>8.989476913</text:p>
          </table:table-cell>
          <table:table-cell table:number-columns-repeated="1020"/>
        </table:table-row>
        <table:table-row table:style-name="ro1">
          <table:table-cell table:style-name="ce1" table:formula="of:=[.A325]+[.$C$1]" office:value-type="float" office:value="0.322" calcext:value-type="float">
            <text:p>0.322</text:p>
          </table:table-cell>
          <table:table-cell table:style-name="ce1" table:formula="of:=[.$C$2]-(9.807*POWER([.A326];2))/2" office:value-type="float" office:value="9.491585506" calcext:value-type="float">
            <text:p>9.491585506</text:p>
          </table:table-cell>
          <table:table-cell table:style-name="ce1" table:formula="of:=[.C325]+([.A326]-[.A325])*[.$E$1]" office:value-type="float" office:value="-3.15785399999998" calcext:value-type="float">
            <text:p>-3.15785399999998</text:p>
          </table:table-cell>
          <table:table-cell table:style-name="ce1" table:formula="of:=[.$C$2]+[.$E$1]*POWER([.A326];2)" office:value-type="float" office:value="8.983171012" calcext:value-type="float">
            <text:p>8.983171012</text:p>
          </table:table-cell>
          <table:table-cell table:number-columns-repeated="1020"/>
        </table:table-row>
        <table:table-row table:style-name="ro1">
          <table:table-cell table:style-name="ce1" table:formula="of:=[.A326]+[.$C$1]" office:value-type="float" office:value="0.323" calcext:value-type="float">
            <text:p>0.323</text:p>
          </table:table-cell>
          <table:table-cell table:style-name="ce1" table:formula="of:=[.$C$2]-(9.807*POWER([.A327];2))/2" office:value-type="float" office:value="9.4884227485" calcext:value-type="float">
            <text:p>9.4884227485</text:p>
          </table:table-cell>
          <table:table-cell table:style-name="ce1" table:formula="of:=[.C326]+([.A327]-[.A326])*[.$E$1]" office:value-type="float" office:value="-3.16766099999998" calcext:value-type="float">
            <text:p>-3.16766099999998</text:p>
          </table:table-cell>
          <table:table-cell table:style-name="ce1" table:formula="of:=[.$C$2]+[.$E$1]*POWER([.A327];2)" office:value-type="float" office:value="8.976845497" calcext:value-type="float">
            <text:p>8.976845497</text:p>
          </table:table-cell>
          <table:table-cell table:number-columns-repeated="1020"/>
        </table:table-row>
        <table:table-row table:style-name="ro1">
          <table:table-cell table:style-name="ce1" table:formula="of:=[.A327]+[.$C$1]" office:value-type="float" office:value="0.324" calcext:value-type="float">
            <text:p>0.324</text:p>
          </table:table-cell>
          <table:table-cell table:style-name="ce1" table:formula="of:=[.$C$2]-(9.807*POWER([.A328];2))/2" office:value-type="float" office:value="9.485250184" calcext:value-type="float">
            <text:p>9.485250184</text:p>
          </table:table-cell>
          <table:table-cell table:style-name="ce1" table:formula="of:=[.C327]+([.A328]-[.A327])*[.$E$1]" office:value-type="float" office:value="-3.17746799999998" calcext:value-type="float">
            <text:p>-3.17746799999998</text:p>
          </table:table-cell>
          <table:table-cell table:style-name="ce1" table:formula="of:=[.$C$2]+[.$E$1]*POWER([.A328];2)" office:value-type="float" office:value="8.970500368" calcext:value-type="float">
            <text:p>8.970500368</text:p>
          </table:table-cell>
          <table:table-cell table:number-columns-repeated="1020"/>
        </table:table-row>
        <table:table-row table:style-name="ro1">
          <table:table-cell table:style-name="ce1" table:formula="of:=[.A328]+[.$C$1]" office:value-type="float" office:value="0.325" calcext:value-type="float">
            <text:p>0.325</text:p>
          </table:table-cell>
          <table:table-cell table:style-name="ce1" table:formula="of:=[.$C$2]-(9.807*POWER([.A329];2))/2" office:value-type="float" office:value="9.4820678125" calcext:value-type="float">
            <text:p>9.4820678125</text:p>
          </table:table-cell>
          <table:table-cell table:style-name="ce1" table:formula="of:=[.C328]+([.A329]-[.A328])*[.$E$1]" office:value-type="float" office:value="-3.18727499999998" calcext:value-type="float">
            <text:p>-3.18727499999998</text:p>
          </table:table-cell>
          <table:table-cell table:style-name="ce1" table:formula="of:=[.$C$2]+[.$E$1]*POWER([.A329];2)" office:value-type="float" office:value="8.964135625" calcext:value-type="float">
            <text:p>8.964135625</text:p>
          </table:table-cell>
          <table:table-cell table:number-columns-repeated="1020"/>
        </table:table-row>
        <table:table-row table:style-name="ro1">
          <table:table-cell table:style-name="ce1" table:formula="of:=[.A329]+[.$C$1]" office:value-type="float" office:value="0.326" calcext:value-type="float">
            <text:p>0.326</text:p>
          </table:table-cell>
          <table:table-cell table:style-name="ce1" table:formula="of:=[.$C$2]-(9.807*POWER([.A330];2))/2" office:value-type="float" office:value="9.478875634" calcext:value-type="float">
            <text:p>9.478875634</text:p>
          </table:table-cell>
          <table:table-cell table:style-name="ce1" table:formula="of:=[.C329]+([.A330]-[.A329])*[.$E$1]" office:value-type="float" office:value="-3.19708199999998" calcext:value-type="float">
            <text:p>-3.19708199999998</text:p>
          </table:table-cell>
          <table:table-cell table:style-name="ce1" table:formula="of:=[.$C$2]+[.$E$1]*POWER([.A330];2)" office:value-type="float" office:value="8.957751268" calcext:value-type="float">
            <text:p>8.957751268</text:p>
          </table:table-cell>
          <table:table-cell table:number-columns-repeated="1020"/>
        </table:table-row>
        <table:table-row table:style-name="ro1">
          <table:table-cell table:style-name="ce1" table:formula="of:=[.A330]+[.$C$1]" office:value-type="float" office:value="0.327" calcext:value-type="float">
            <text:p>0.327</text:p>
          </table:table-cell>
          <table:table-cell table:style-name="ce1" table:formula="of:=[.$C$2]-(9.807*POWER([.A331];2))/2" office:value-type="float" office:value="9.4756736485" calcext:value-type="float">
            <text:p>9.4756736485</text:p>
          </table:table-cell>
          <table:table-cell table:style-name="ce1" table:formula="of:=[.C330]+([.A331]-[.A330])*[.$E$1]" office:value-type="float" office:value="-3.20688899999998" calcext:value-type="float">
            <text:p>-3.20688899999998</text:p>
          </table:table-cell>
          <table:table-cell table:style-name="ce1" table:formula="of:=[.$C$2]+[.$E$1]*POWER([.A331];2)" office:value-type="float" office:value="8.951347297" calcext:value-type="float">
            <text:p>8.951347297</text:p>
          </table:table-cell>
          <table:table-cell table:number-columns-repeated="1020"/>
        </table:table-row>
        <table:table-row table:style-name="ro1">
          <table:table-cell table:style-name="ce1" table:formula="of:=[.A331]+[.$C$1]" office:value-type="float" office:value="0.328" calcext:value-type="float">
            <text:p>0.328</text:p>
          </table:table-cell>
          <table:table-cell table:style-name="ce1" table:formula="of:=[.$C$2]-(9.807*POWER([.A332];2))/2" office:value-type="float" office:value="9.472461856" calcext:value-type="float">
            <text:p>9.472461856</text:p>
          </table:table-cell>
          <table:table-cell table:style-name="ce1" table:formula="of:=[.C331]+([.A332]-[.A331])*[.$E$1]" office:value-type="float" office:value="-3.21669599999998" calcext:value-type="float">
            <text:p>-3.21669599999998</text:p>
          </table:table-cell>
          <table:table-cell table:style-name="ce1" table:formula="of:=[.$C$2]+[.$E$1]*POWER([.A332];2)" office:value-type="float" office:value="8.944923712" calcext:value-type="float">
            <text:p>8.944923712</text:p>
          </table:table-cell>
          <table:table-cell table:number-columns-repeated="1020"/>
        </table:table-row>
        <table:table-row table:style-name="ro1">
          <table:table-cell table:style-name="ce1" table:formula="of:=[.A332]+[.$C$1]" office:value-type="float" office:value="0.329" calcext:value-type="float">
            <text:p>0.329</text:p>
          </table:table-cell>
          <table:table-cell table:style-name="ce1" table:formula="of:=[.$C$2]-(9.807*POWER([.A333];2))/2" office:value-type="float" office:value="9.4692402565" calcext:value-type="float">
            <text:p>9.4692402565</text:p>
          </table:table-cell>
          <table:table-cell table:style-name="ce1" table:formula="of:=[.C332]+([.A333]-[.A332])*[.$E$1]" office:value-type="float" office:value="-3.22650299999998" calcext:value-type="float">
            <text:p>-3.22650299999998</text:p>
          </table:table-cell>
          <table:table-cell table:style-name="ce1" table:formula="of:=[.$C$2]+[.$E$1]*POWER([.A333];2)" office:value-type="float" office:value="8.938480513" calcext:value-type="float">
            <text:p>8.938480513</text:p>
          </table:table-cell>
          <table:table-cell table:number-columns-repeated="1020"/>
        </table:table-row>
        <table:table-row table:style-name="ro1">
          <table:table-cell table:style-name="ce1" table:formula="of:=[.A333]+[.$C$1]" office:value-type="float" office:value="0.33" calcext:value-type="float">
            <text:p>0.33</text:p>
          </table:table-cell>
          <table:table-cell table:style-name="ce1" table:formula="of:=[.$C$2]-(9.807*POWER([.A334];2))/2" office:value-type="float" office:value="9.46600885" calcext:value-type="float">
            <text:p>9.46600885</text:p>
          </table:table-cell>
          <table:table-cell table:style-name="ce1" table:formula="of:=[.C333]+([.A334]-[.A333])*[.$E$1]" office:value-type="float" office:value="-3.23630999999998" calcext:value-type="float">
            <text:p>-3.23630999999998</text:p>
          </table:table-cell>
          <table:table-cell table:style-name="ce1" table:formula="of:=[.$C$2]+[.$E$1]*POWER([.A334];2)" office:value-type="float" office:value="8.9320177" calcext:value-type="float">
            <text:p>8.9320177</text:p>
          </table:table-cell>
          <table:table-cell table:number-columns-repeated="1020"/>
        </table:table-row>
        <table:table-row table:style-name="ro1">
          <table:table-cell table:style-name="ce1" table:formula="of:=[.A334]+[.$C$1]" office:value-type="float" office:value="0.331" calcext:value-type="float">
            <text:p>0.331</text:p>
          </table:table-cell>
          <table:table-cell table:style-name="ce1" table:formula="of:=[.$C$2]-(9.807*POWER([.A335];2))/2" office:value-type="float" office:value="9.4627676365" calcext:value-type="float">
            <text:p>9.4627676365</text:p>
          </table:table-cell>
          <table:table-cell table:style-name="ce1" table:formula="of:=[.C334]+([.A335]-[.A334])*[.$E$1]" office:value-type="float" office:value="-3.24611699999998" calcext:value-type="float">
            <text:p>-3.24611699999998</text:p>
          </table:table-cell>
          <table:table-cell table:style-name="ce1" table:formula="of:=[.$C$2]+[.$E$1]*POWER([.A335];2)" office:value-type="float" office:value="8.925535273" calcext:value-type="float">
            <text:p>8.925535273</text:p>
          </table:table-cell>
          <table:table-cell table:number-columns-repeated="1020"/>
        </table:table-row>
        <table:table-row table:style-name="ro1">
          <table:table-cell table:style-name="ce1" table:formula="of:=[.A335]+[.$C$1]" office:value-type="float" office:value="0.332" calcext:value-type="float">
            <text:p>0.332</text:p>
          </table:table-cell>
          <table:table-cell table:style-name="ce1" table:formula="of:=[.$C$2]-(9.807*POWER([.A336];2))/2" office:value-type="float" office:value="9.459516616" calcext:value-type="float">
            <text:p>9.459516616</text:p>
          </table:table-cell>
          <table:table-cell table:style-name="ce1" table:formula="of:=[.C335]+([.A336]-[.A335])*[.$E$1]" office:value-type="float" office:value="-3.25592399999998" calcext:value-type="float">
            <text:p>-3.25592399999998</text:p>
          </table:table-cell>
          <table:table-cell table:style-name="ce1" table:formula="of:=[.$C$2]+[.$E$1]*POWER([.A336];2)" office:value-type="float" office:value="8.919033232" calcext:value-type="float">
            <text:p>8.919033232</text:p>
          </table:table-cell>
          <table:table-cell table:number-columns-repeated="1020"/>
        </table:table-row>
        <table:table-row table:style-name="ro1">
          <table:table-cell table:style-name="ce1" table:formula="of:=[.A336]+[.$C$1]" office:value-type="float" office:value="0.333" calcext:value-type="float">
            <text:p>0.333</text:p>
          </table:table-cell>
          <table:table-cell table:style-name="ce1" table:formula="of:=[.$C$2]-(9.807*POWER([.A337];2))/2" office:value-type="float" office:value="9.4562557885" calcext:value-type="float">
            <text:p>9.4562557885</text:p>
          </table:table-cell>
          <table:table-cell table:style-name="ce1" table:formula="of:=[.C336]+([.A337]-[.A336])*[.$E$1]" office:value-type="float" office:value="-3.26573099999998" calcext:value-type="float">
            <text:p>-3.26573099999998</text:p>
          </table:table-cell>
          <table:table-cell table:style-name="ce1" table:formula="of:=[.$C$2]+[.$E$1]*POWER([.A337];2)" office:value-type="float" office:value="8.912511577" calcext:value-type="float">
            <text:p>8.912511577</text:p>
          </table:table-cell>
          <table:table-cell table:number-columns-repeated="1020"/>
        </table:table-row>
        <table:table-row table:style-name="ro1">
          <table:table-cell table:style-name="ce1" table:formula="of:=[.A337]+[.$C$1]" office:value-type="float" office:value="0.334" calcext:value-type="float">
            <text:p>0.334</text:p>
          </table:table-cell>
          <table:table-cell table:style-name="ce1" table:formula="of:=[.$C$2]-(9.807*POWER([.A338];2))/2" office:value-type="float" office:value="9.452985154" calcext:value-type="float">
            <text:p>9.452985154</text:p>
          </table:table-cell>
          <table:table-cell table:style-name="ce1" table:formula="of:=[.C337]+([.A338]-[.A337])*[.$E$1]" office:value-type="float" office:value="-3.27553799999998" calcext:value-type="float">
            <text:p>-3.27553799999998</text:p>
          </table:table-cell>
          <table:table-cell table:style-name="ce1" table:formula="of:=[.$C$2]+[.$E$1]*POWER([.A338];2)" office:value-type="float" office:value="8.905970308" calcext:value-type="float">
            <text:p>8.905970308</text:p>
          </table:table-cell>
          <table:table-cell table:number-columns-repeated="1020"/>
        </table:table-row>
        <table:table-row table:style-name="ro1">
          <table:table-cell table:style-name="ce1" table:formula="of:=[.A338]+[.$C$1]" office:value-type="float" office:value="0.335" calcext:value-type="float">
            <text:p>0.335</text:p>
          </table:table-cell>
          <table:table-cell table:style-name="ce1" table:formula="of:=[.$C$2]-(9.807*POWER([.A339];2))/2" office:value-type="float" office:value="9.4497047125" calcext:value-type="float">
            <text:p>9.4497047125</text:p>
          </table:table-cell>
          <table:table-cell table:style-name="ce1" table:formula="of:=[.C338]+([.A339]-[.A338])*[.$E$1]" office:value-type="float" office:value="-3.28534499999998" calcext:value-type="float">
            <text:p>-3.28534499999998</text:p>
          </table:table-cell>
          <table:table-cell table:style-name="ce1" table:formula="of:=[.$C$2]+[.$E$1]*POWER([.A339];2)" office:value-type="float" office:value="8.899409425" calcext:value-type="float">
            <text:p>8.899409425</text:p>
          </table:table-cell>
          <table:table-cell table:number-columns-repeated="1020"/>
        </table:table-row>
        <table:table-row table:style-name="ro1">
          <table:table-cell table:style-name="ce1" table:formula="of:=[.A339]+[.$C$1]" office:value-type="float" office:value="0.336" calcext:value-type="float">
            <text:p>0.336</text:p>
          </table:table-cell>
          <table:table-cell table:style-name="ce1" table:formula="of:=[.$C$2]-(9.807*POWER([.A340];2))/2" office:value-type="float" office:value="9.446414464" calcext:value-type="float">
            <text:p>9.446414464</text:p>
          </table:table-cell>
          <table:table-cell table:style-name="ce1" table:formula="of:=[.C339]+([.A340]-[.A339])*[.$E$1]" office:value-type="float" office:value="-3.29515199999998" calcext:value-type="float">
            <text:p>-3.29515199999998</text:p>
          </table:table-cell>
          <table:table-cell table:style-name="ce1" table:formula="of:=[.$C$2]+[.$E$1]*POWER([.A340];2)" office:value-type="float" office:value="8.892828928" calcext:value-type="float">
            <text:p>8.892828928</text:p>
          </table:table-cell>
          <table:table-cell table:number-columns-repeated="1020"/>
        </table:table-row>
        <table:table-row table:style-name="ro1">
          <table:table-cell table:style-name="ce1" table:formula="of:=[.A340]+[.$C$1]" office:value-type="float" office:value="0.337" calcext:value-type="float">
            <text:p>0.337</text:p>
          </table:table-cell>
          <table:table-cell table:style-name="ce1" table:formula="of:=[.$C$2]-(9.807*POWER([.A341];2))/2" office:value-type="float" office:value="9.4431144085" calcext:value-type="float">
            <text:p>9.4431144085</text:p>
          </table:table-cell>
          <table:table-cell table:style-name="ce1" table:formula="of:=[.C340]+([.A341]-[.A340])*[.$E$1]" office:value-type="float" office:value="-3.30495899999998" calcext:value-type="float">
            <text:p>-3.30495899999998</text:p>
          </table:table-cell>
          <table:table-cell table:style-name="ce1" table:formula="of:=[.$C$2]+[.$E$1]*POWER([.A341];2)" office:value-type="float" office:value="8.886228817" calcext:value-type="float">
            <text:p>8.886228817</text:p>
          </table:table-cell>
          <table:table-cell table:number-columns-repeated="1020"/>
        </table:table-row>
        <table:table-row table:style-name="ro1">
          <table:table-cell table:style-name="ce1" table:formula="of:=[.A341]+[.$C$1]" office:value-type="float" office:value="0.338" calcext:value-type="float">
            <text:p>0.338</text:p>
          </table:table-cell>
          <table:table-cell table:style-name="ce1" table:formula="of:=[.$C$2]-(9.807*POWER([.A342];2))/2" office:value-type="float" office:value="9.439804546" calcext:value-type="float">
            <text:p>9.439804546</text:p>
          </table:table-cell>
          <table:table-cell table:style-name="ce1" table:formula="of:=[.C341]+([.A342]-[.A341])*[.$E$1]" office:value-type="float" office:value="-3.31476599999998" calcext:value-type="float">
            <text:p>-3.31476599999998</text:p>
          </table:table-cell>
          <table:table-cell table:style-name="ce1" table:formula="of:=[.$C$2]+[.$E$1]*POWER([.A342];2)" office:value-type="float" office:value="8.879609092" calcext:value-type="float">
            <text:p>8.879609092</text:p>
          </table:table-cell>
          <table:table-cell table:number-columns-repeated="1020"/>
        </table:table-row>
        <table:table-row table:style-name="ro1">
          <table:table-cell table:style-name="ce1" table:formula="of:=[.A342]+[.$C$1]" office:value-type="float" office:value="0.339" calcext:value-type="float">
            <text:p>0.339</text:p>
          </table:table-cell>
          <table:table-cell table:style-name="ce1" table:formula="of:=[.$C$2]-(9.807*POWER([.A343];2))/2" office:value-type="float" office:value="9.4364848765" calcext:value-type="float">
            <text:p>9.4364848765</text:p>
          </table:table-cell>
          <table:table-cell table:style-name="ce1" table:formula="of:=[.C342]+([.A343]-[.A342])*[.$E$1]" office:value-type="float" office:value="-3.32457299999998" calcext:value-type="float">
            <text:p>-3.32457299999998</text:p>
          </table:table-cell>
          <table:table-cell table:style-name="ce1" table:formula="of:=[.$C$2]+[.$E$1]*POWER([.A343];2)" office:value-type="float" office:value="8.872969753" calcext:value-type="float">
            <text:p>8.872969753</text:p>
          </table:table-cell>
          <table:table-cell table:number-columns-repeated="1020"/>
        </table:table-row>
        <table:table-row table:style-name="ro1">
          <table:table-cell table:style-name="ce1" table:formula="of:=[.A343]+[.$C$1]" office:value-type="float" office:value="0.34" calcext:value-type="float">
            <text:p>0.34</text:p>
          </table:table-cell>
          <table:table-cell table:style-name="ce1" table:formula="of:=[.$C$2]-(9.807*POWER([.A344];2))/2" office:value-type="float" office:value="9.4331554" calcext:value-type="float">
            <text:p>9.4331554</text:p>
          </table:table-cell>
          <table:table-cell table:style-name="ce1" table:formula="of:=[.C343]+([.A344]-[.A343])*[.$E$1]" office:value-type="float" office:value="-3.33437999999998" calcext:value-type="float">
            <text:p>-3.33437999999998</text:p>
          </table:table-cell>
          <table:table-cell table:style-name="ce1" table:formula="of:=[.$C$2]+[.$E$1]*POWER([.A344];2)" office:value-type="float" office:value="8.8663108" calcext:value-type="float">
            <text:p>8.8663108</text:p>
          </table:table-cell>
          <table:table-cell table:number-columns-repeated="1020"/>
        </table:table-row>
        <table:table-row table:style-name="ro1">
          <table:table-cell table:style-name="ce1" table:formula="of:=[.A344]+[.$C$1]" office:value-type="float" office:value="0.341" calcext:value-type="float">
            <text:p>0.341</text:p>
          </table:table-cell>
          <table:table-cell table:style-name="ce1" table:formula="of:=[.$C$2]-(9.807*POWER([.A345];2))/2" office:value-type="float" office:value="9.4298161165" calcext:value-type="float">
            <text:p>9.4298161165</text:p>
          </table:table-cell>
          <table:table-cell table:style-name="ce1" table:formula="of:=[.C344]+([.A345]-[.A344])*[.$E$1]" office:value-type="float" office:value="-3.34418699999998" calcext:value-type="float">
            <text:p>-3.34418699999998</text:p>
          </table:table-cell>
          <table:table-cell table:style-name="ce1" table:formula="of:=[.$C$2]+[.$E$1]*POWER([.A345];2)" office:value-type="float" office:value="8.859632233" calcext:value-type="float">
            <text:p>8.859632233</text:p>
          </table:table-cell>
          <table:table-cell table:number-columns-repeated="1020"/>
        </table:table-row>
        <table:table-row table:style-name="ro1">
          <table:table-cell table:style-name="ce1" table:formula="of:=[.A345]+[.$C$1]" office:value-type="float" office:value="0.342" calcext:value-type="float">
            <text:p>0.342</text:p>
          </table:table-cell>
          <table:table-cell table:style-name="ce1" table:formula="of:=[.$C$2]-(9.807*POWER([.A346];2))/2" office:value-type="float" office:value="9.426467026" calcext:value-type="float">
            <text:p>9.426467026</text:p>
          </table:table-cell>
          <table:table-cell table:style-name="ce1" table:formula="of:=[.C345]+([.A346]-[.A345])*[.$E$1]" office:value-type="float" office:value="-3.35399399999998" calcext:value-type="float">
            <text:p>-3.35399399999998</text:p>
          </table:table-cell>
          <table:table-cell table:style-name="ce1" table:formula="of:=[.$C$2]+[.$E$1]*POWER([.A346];2)" office:value-type="float" office:value="8.852934052" calcext:value-type="float">
            <text:p>8.852934052</text:p>
          </table:table-cell>
          <table:table-cell table:number-columns-repeated="1020"/>
        </table:table-row>
        <table:table-row table:style-name="ro1">
          <table:table-cell table:style-name="ce1" table:formula="of:=[.A346]+[.$C$1]" office:value-type="float" office:value="0.343" calcext:value-type="float">
            <text:p>0.343</text:p>
          </table:table-cell>
          <table:table-cell table:style-name="ce1" table:formula="of:=[.$C$2]-(9.807*POWER([.A347];2))/2" office:value-type="float" office:value="9.4231081285" calcext:value-type="float">
            <text:p>9.4231081285</text:p>
          </table:table-cell>
          <table:table-cell table:style-name="ce1" table:formula="of:=[.C346]+([.A347]-[.A346])*[.$E$1]" office:value-type="float" office:value="-3.36380099999998" calcext:value-type="float">
            <text:p>-3.36380099999998</text:p>
          </table:table-cell>
          <table:table-cell table:style-name="ce1" table:formula="of:=[.$C$2]+[.$E$1]*POWER([.A347];2)" office:value-type="float" office:value="8.846216257" calcext:value-type="float">
            <text:p>8.846216257</text:p>
          </table:table-cell>
          <table:table-cell table:number-columns-repeated="1020"/>
        </table:table-row>
        <table:table-row table:style-name="ro1">
          <table:table-cell table:style-name="ce1" table:formula="of:=[.A347]+[.$C$1]" office:value-type="float" office:value="0.344" calcext:value-type="float">
            <text:p>0.344</text:p>
          </table:table-cell>
          <table:table-cell table:style-name="ce1" table:formula="of:=[.$C$2]-(9.807*POWER([.A348];2))/2" office:value-type="float" office:value="9.419739424" calcext:value-type="float">
            <text:p>9.419739424</text:p>
          </table:table-cell>
          <table:table-cell table:style-name="ce1" table:formula="of:=[.C347]+([.A348]-[.A347])*[.$E$1]" office:value-type="float" office:value="-3.37360799999998" calcext:value-type="float">
            <text:p>-3.37360799999998</text:p>
          </table:table-cell>
          <table:table-cell table:style-name="ce1" table:formula="of:=[.$C$2]+[.$E$1]*POWER([.A348];2)" office:value-type="float" office:value="8.839478848" calcext:value-type="float">
            <text:p>8.839478848</text:p>
          </table:table-cell>
          <table:table-cell table:number-columns-repeated="1020"/>
        </table:table-row>
        <table:table-row table:style-name="ro1">
          <table:table-cell table:style-name="ce1" table:formula="of:=[.A348]+[.$C$1]" office:value-type="float" office:value="0.345" calcext:value-type="float">
            <text:p>0.345</text:p>
          </table:table-cell>
          <table:table-cell table:style-name="ce1" table:formula="of:=[.$C$2]-(9.807*POWER([.A349];2))/2" office:value-type="float" office:value="9.4163609125" calcext:value-type="float">
            <text:p>9.4163609125</text:p>
          </table:table-cell>
          <table:table-cell table:style-name="ce1" table:formula="of:=[.C348]+([.A349]-[.A348])*[.$E$1]" office:value-type="float" office:value="-3.38341499999998" calcext:value-type="float">
            <text:p>-3.38341499999998</text:p>
          </table:table-cell>
          <table:table-cell table:style-name="ce1" table:formula="of:=[.$C$2]+[.$E$1]*POWER([.A349];2)" office:value-type="float" office:value="8.832721825" calcext:value-type="float">
            <text:p>8.832721825</text:p>
          </table:table-cell>
          <table:table-cell table:number-columns-repeated="1020"/>
        </table:table-row>
        <table:table-row table:style-name="ro1">
          <table:table-cell table:style-name="ce1" table:formula="of:=[.A349]+[.$C$1]" office:value-type="float" office:value="0.346" calcext:value-type="float">
            <text:p>0.346</text:p>
          </table:table-cell>
          <table:table-cell table:style-name="ce1" table:formula="of:=[.$C$2]-(9.807*POWER([.A350];2))/2" office:value-type="float" office:value="9.412972594" calcext:value-type="float">
            <text:p>9.412972594</text:p>
          </table:table-cell>
          <table:table-cell table:style-name="ce1" table:formula="of:=[.C349]+([.A350]-[.A349])*[.$E$1]" office:value-type="float" office:value="-3.39322199999998" calcext:value-type="float">
            <text:p>-3.39322199999998</text:p>
          </table:table-cell>
          <table:table-cell table:style-name="ce1" table:formula="of:=[.$C$2]+[.$E$1]*POWER([.A350];2)" office:value-type="float" office:value="8.825945188" calcext:value-type="float">
            <text:p>8.825945188</text:p>
          </table:table-cell>
          <table:table-cell table:number-columns-repeated="1020"/>
        </table:table-row>
        <table:table-row table:style-name="ro1">
          <table:table-cell table:style-name="ce1" table:formula="of:=[.A350]+[.$C$1]" office:value-type="float" office:value="0.347" calcext:value-type="float">
            <text:p>0.347</text:p>
          </table:table-cell>
          <table:table-cell table:style-name="ce1" table:formula="of:=[.$C$2]-(9.807*POWER([.A351];2))/2" office:value-type="float" office:value="9.4095744685" calcext:value-type="float">
            <text:p>9.4095744685</text:p>
          </table:table-cell>
          <table:table-cell table:style-name="ce1" table:formula="of:=[.C350]+([.A351]-[.A350])*[.$E$1]" office:value-type="float" office:value="-3.40302899999998" calcext:value-type="float">
            <text:p>-3.40302899999998</text:p>
          </table:table-cell>
          <table:table-cell table:style-name="ce1" table:formula="of:=[.$C$2]+[.$E$1]*POWER([.A351];2)" office:value-type="float" office:value="8.819148937" calcext:value-type="float">
            <text:p>8.819148937</text:p>
          </table:table-cell>
          <table:table-cell table:number-columns-repeated="1020"/>
        </table:table-row>
        <table:table-row table:style-name="ro1">
          <table:table-cell table:style-name="ce1" table:formula="of:=[.A351]+[.$C$1]" office:value-type="float" office:value="0.348" calcext:value-type="float">
            <text:p>0.348</text:p>
          </table:table-cell>
          <table:table-cell table:style-name="ce1" table:formula="of:=[.$C$2]-(9.807*POWER([.A352];2))/2" office:value-type="float" office:value="9.406166536" calcext:value-type="float">
            <text:p>9.406166536</text:p>
          </table:table-cell>
          <table:table-cell table:style-name="ce1" table:formula="of:=[.C351]+([.A352]-[.A351])*[.$E$1]" office:value-type="float" office:value="-3.41283599999998" calcext:value-type="float">
            <text:p>-3.41283599999998</text:p>
          </table:table-cell>
          <table:table-cell table:style-name="ce1" table:formula="of:=[.$C$2]+[.$E$1]*POWER([.A352];2)" office:value-type="float" office:value="8.812333072" calcext:value-type="float">
            <text:p>8.812333072</text:p>
          </table:table-cell>
          <table:table-cell table:number-columns-repeated="1020"/>
        </table:table-row>
        <table:table-row table:style-name="ro1">
          <table:table-cell table:style-name="ce1" table:formula="of:=[.A352]+[.$C$1]" office:value-type="float" office:value="0.349" calcext:value-type="float">
            <text:p>0.349</text:p>
          </table:table-cell>
          <table:table-cell table:style-name="ce1" table:formula="of:=[.$C$2]-(9.807*POWER([.A353];2))/2" office:value-type="float" office:value="9.4027487965" calcext:value-type="float">
            <text:p>9.4027487965</text:p>
          </table:table-cell>
          <table:table-cell table:style-name="ce1" table:formula="of:=[.C352]+([.A353]-[.A352])*[.$E$1]" office:value-type="float" office:value="-3.42264299999998" calcext:value-type="float">
            <text:p>-3.42264299999998</text:p>
          </table:table-cell>
          <table:table-cell table:style-name="ce1" table:formula="of:=[.$C$2]+[.$E$1]*POWER([.A353];2)" office:value-type="float" office:value="8.805497593" calcext:value-type="float">
            <text:p>8.805497593</text:p>
          </table:table-cell>
          <table:table-cell table:number-columns-repeated="1020"/>
        </table:table-row>
        <table:table-row table:style-name="ro1">
          <table:table-cell table:style-name="ce1" table:formula="of:=[.A353]+[.$C$1]" office:value-type="float" office:value="0.35" calcext:value-type="float">
            <text:p>0.35</text:p>
          </table:table-cell>
          <table:table-cell table:style-name="ce1" table:formula="of:=[.$C$2]-(9.807*POWER([.A354];2))/2" office:value-type="float" office:value="9.39932125" calcext:value-type="float">
            <text:p>9.39932125</text:p>
          </table:table-cell>
          <table:table-cell table:style-name="ce1" table:formula="of:=[.C353]+([.A354]-[.A353])*[.$E$1]" office:value-type="float" office:value="-3.43244999999998" calcext:value-type="float">
            <text:p>-3.43244999999998</text:p>
          </table:table-cell>
          <table:table-cell table:style-name="ce1" table:formula="of:=[.$C$2]+[.$E$1]*POWER([.A354];2)" office:value-type="float" office:value="8.7986425" calcext:value-type="float">
            <text:p>8.7986425</text:p>
          </table:table-cell>
          <table:table-cell table:number-columns-repeated="1020"/>
        </table:table-row>
        <table:table-row table:style-name="ro1">
          <table:table-cell table:style-name="ce1" table:formula="of:=[.A354]+[.$C$1]" office:value-type="float" office:value="0.351" calcext:value-type="float">
            <text:p>0.351</text:p>
          </table:table-cell>
          <table:table-cell table:style-name="ce1" table:formula="of:=[.$C$2]-(9.807*POWER([.A355];2))/2" office:value-type="float" office:value="9.3958838965" calcext:value-type="float">
            <text:p>9.3958838965</text:p>
          </table:table-cell>
          <table:table-cell table:style-name="ce1" table:formula="of:=[.C354]+([.A355]-[.A354])*[.$E$1]" office:value-type="float" office:value="-3.44225699999998" calcext:value-type="float">
            <text:p>-3.44225699999998</text:p>
          </table:table-cell>
          <table:table-cell table:style-name="ce1" table:formula="of:=[.$C$2]+[.$E$1]*POWER([.A355];2)" office:value-type="float" office:value="8.791767793" calcext:value-type="float">
            <text:p>8.791767793</text:p>
          </table:table-cell>
          <table:table-cell table:number-columns-repeated="1020"/>
        </table:table-row>
        <table:table-row table:style-name="ro1">
          <table:table-cell table:style-name="ce1" table:formula="of:=[.A355]+[.$C$1]" office:value-type="float" office:value="0.352" calcext:value-type="float">
            <text:p>0.352</text:p>
          </table:table-cell>
          <table:table-cell table:style-name="ce1" table:formula="of:=[.$C$2]-(9.807*POWER([.A356];2))/2" office:value-type="float" office:value="9.392436736" calcext:value-type="float">
            <text:p>9.392436736</text:p>
          </table:table-cell>
          <table:table-cell table:style-name="ce1" table:formula="of:=[.C355]+([.A356]-[.A355])*[.$E$1]" office:value-type="float" office:value="-3.45206399999998" calcext:value-type="float">
            <text:p>-3.45206399999998</text:p>
          </table:table-cell>
          <table:table-cell table:style-name="ce1" table:formula="of:=[.$C$2]+[.$E$1]*POWER([.A356];2)" office:value-type="float" office:value="8.784873472" calcext:value-type="float">
            <text:p>8.784873472</text:p>
          </table:table-cell>
          <table:table-cell table:number-columns-repeated="1020"/>
        </table:table-row>
        <table:table-row table:style-name="ro1">
          <table:table-cell table:style-name="ce1" table:formula="of:=[.A356]+[.$C$1]" office:value-type="float" office:value="0.353" calcext:value-type="float">
            <text:p>0.353</text:p>
          </table:table-cell>
          <table:table-cell table:style-name="ce1" table:formula="of:=[.$C$2]-(9.807*POWER([.A357];2))/2" office:value-type="float" office:value="9.3889797685" calcext:value-type="float">
            <text:p>9.3889797685</text:p>
          </table:table-cell>
          <table:table-cell table:style-name="ce1" table:formula="of:=[.C356]+([.A357]-[.A356])*[.$E$1]" office:value-type="float" office:value="-3.46187099999998" calcext:value-type="float">
            <text:p>-3.46187099999998</text:p>
          </table:table-cell>
          <table:table-cell table:style-name="ce1" table:formula="of:=[.$C$2]+[.$E$1]*POWER([.A357];2)" office:value-type="float" office:value="8.777959537" calcext:value-type="float">
            <text:p>8.777959537</text:p>
          </table:table-cell>
          <table:table-cell table:number-columns-repeated="1020"/>
        </table:table-row>
        <table:table-row table:style-name="ro1">
          <table:table-cell table:style-name="ce1" table:formula="of:=[.A357]+[.$C$1]" office:value-type="float" office:value="0.354" calcext:value-type="float">
            <text:p>0.354</text:p>
          </table:table-cell>
          <table:table-cell table:style-name="ce1" table:formula="of:=[.$C$2]-(9.807*POWER([.A358];2))/2" office:value-type="float" office:value="9.385512994" calcext:value-type="float">
            <text:p>9.385512994</text:p>
          </table:table-cell>
          <table:table-cell table:style-name="ce1" table:formula="of:=[.C357]+([.A358]-[.A357])*[.$E$1]" office:value-type="float" office:value="-3.47167799999998" calcext:value-type="float">
            <text:p>-3.47167799999998</text:p>
          </table:table-cell>
          <table:table-cell table:style-name="ce1" table:formula="of:=[.$C$2]+[.$E$1]*POWER([.A358];2)" office:value-type="float" office:value="8.771025988" calcext:value-type="float">
            <text:p>8.771025988</text:p>
          </table:table-cell>
          <table:table-cell table:number-columns-repeated="1020"/>
        </table:table-row>
        <table:table-row table:style-name="ro1">
          <table:table-cell table:style-name="ce1" table:formula="of:=[.A358]+[.$C$1]" office:value-type="float" office:value="0.355" calcext:value-type="float">
            <text:p>0.355</text:p>
          </table:table-cell>
          <table:table-cell table:style-name="ce1" table:formula="of:=[.$C$2]-(9.807*POWER([.A359];2))/2" office:value-type="float" office:value="9.3820364125" calcext:value-type="float">
            <text:p>9.3820364125</text:p>
          </table:table-cell>
          <table:table-cell table:style-name="ce1" table:formula="of:=[.C358]+([.A359]-[.A358])*[.$E$1]" office:value-type="float" office:value="-3.48148499999998" calcext:value-type="float">
            <text:p>-3.48148499999998</text:p>
          </table:table-cell>
          <table:table-cell table:style-name="ce1" table:formula="of:=[.$C$2]+[.$E$1]*POWER([.A359];2)" office:value-type="float" office:value="8.764072825" calcext:value-type="float">
            <text:p>8.764072825</text:p>
          </table:table-cell>
          <table:table-cell table:number-columns-repeated="1020"/>
        </table:table-row>
        <table:table-row table:style-name="ro1">
          <table:table-cell table:style-name="ce1" table:formula="of:=[.A359]+[.$C$1]" office:value-type="float" office:value="0.356" calcext:value-type="float">
            <text:p>0.356</text:p>
          </table:table-cell>
          <table:table-cell table:style-name="ce1" table:formula="of:=[.$C$2]-(9.807*POWER([.A360];2))/2" office:value-type="float" office:value="9.378550024" calcext:value-type="float">
            <text:p>9.378550024</text:p>
          </table:table-cell>
          <table:table-cell table:style-name="ce1" table:formula="of:=[.C359]+([.A360]-[.A359])*[.$E$1]" office:value-type="float" office:value="-3.49129199999998" calcext:value-type="float">
            <text:p>-3.49129199999998</text:p>
          </table:table-cell>
          <table:table-cell table:style-name="ce1" table:formula="of:=[.$C$2]+[.$E$1]*POWER([.A360];2)" office:value-type="float" office:value="8.757100048" calcext:value-type="float">
            <text:p>8.757100048</text:p>
          </table:table-cell>
          <table:table-cell table:number-columns-repeated="1020"/>
        </table:table-row>
        <table:table-row table:style-name="ro1">
          <table:table-cell table:style-name="ce1" table:formula="of:=[.A360]+[.$C$1]" office:value-type="float" office:value="0.357" calcext:value-type="float">
            <text:p>0.357</text:p>
          </table:table-cell>
          <table:table-cell table:style-name="ce1" table:formula="of:=[.$C$2]-(9.807*POWER([.A361];2))/2" office:value-type="float" office:value="9.3750538285" calcext:value-type="float">
            <text:p>9.3750538285</text:p>
          </table:table-cell>
          <table:table-cell table:style-name="ce1" table:formula="of:=[.C360]+([.A361]-[.A360])*[.$E$1]" office:value-type="float" office:value="-3.50109899999997" calcext:value-type="float">
            <text:p>-3.50109899999997</text:p>
          </table:table-cell>
          <table:table-cell table:style-name="ce1" table:formula="of:=[.$C$2]+[.$E$1]*POWER([.A361];2)" office:value-type="float" office:value="8.750107657" calcext:value-type="float">
            <text:p>8.750107657</text:p>
          </table:table-cell>
          <table:table-cell table:number-columns-repeated="1020"/>
        </table:table-row>
        <table:table-row table:style-name="ro1">
          <table:table-cell table:style-name="ce1" table:formula="of:=[.A361]+[.$C$1]" office:value-type="float" office:value="0.358" calcext:value-type="float">
            <text:p>0.358</text:p>
          </table:table-cell>
          <table:table-cell table:style-name="ce1" table:formula="of:=[.$C$2]-(9.807*POWER([.A362];2))/2" office:value-type="float" office:value="9.371547826" calcext:value-type="float">
            <text:p>9.371547826</text:p>
          </table:table-cell>
          <table:table-cell table:style-name="ce1" table:formula="of:=[.C361]+([.A362]-[.A361])*[.$E$1]" office:value-type="float" office:value="-3.51090599999997" calcext:value-type="float">
            <text:p>-3.51090599999997</text:p>
          </table:table-cell>
          <table:table-cell table:style-name="ce1" table:formula="of:=[.$C$2]+[.$E$1]*POWER([.A362];2)" office:value-type="float" office:value="8.743095652" calcext:value-type="float">
            <text:p>8.743095652</text:p>
          </table:table-cell>
          <table:table-cell table:number-columns-repeated="1020"/>
        </table:table-row>
        <table:table-row table:style-name="ro1">
          <table:table-cell table:style-name="ce1" table:formula="of:=[.A362]+[.$C$1]" office:value-type="float" office:value="0.359" calcext:value-type="float">
            <text:p>0.359</text:p>
          </table:table-cell>
          <table:table-cell table:style-name="ce1" table:formula="of:=[.$C$2]-(9.807*POWER([.A363];2))/2" office:value-type="float" office:value="9.3680320165" calcext:value-type="float">
            <text:p>9.3680320165</text:p>
          </table:table-cell>
          <table:table-cell table:style-name="ce1" table:formula="of:=[.C362]+([.A363]-[.A362])*[.$E$1]" office:value-type="float" office:value="-3.52071299999997" calcext:value-type="float">
            <text:p>-3.52071299999997</text:p>
          </table:table-cell>
          <table:table-cell table:style-name="ce1" table:formula="of:=[.$C$2]+[.$E$1]*POWER([.A363];2)" office:value-type="float" office:value="8.736064033" calcext:value-type="float">
            <text:p>8.736064033</text:p>
          </table:table-cell>
          <table:table-cell table:number-columns-repeated="1020"/>
        </table:table-row>
        <table:table-row table:style-name="ro1">
          <table:table-cell table:style-name="ce1" table:formula="of:=[.A363]+[.$C$1]" office:value-type="float" office:value="0.36" calcext:value-type="float">
            <text:p>0.36</text:p>
          </table:table-cell>
          <table:table-cell table:style-name="ce1" table:formula="of:=[.$C$2]-(9.807*POWER([.A364];2))/2" office:value-type="float" office:value="9.3645064" calcext:value-type="float">
            <text:p>9.3645064</text:p>
          </table:table-cell>
          <table:table-cell table:style-name="ce1" table:formula="of:=[.C363]+([.A364]-[.A363])*[.$E$1]" office:value-type="float" office:value="-3.53051999999997" calcext:value-type="float">
            <text:p>-3.53051999999997</text:p>
          </table:table-cell>
          <table:table-cell table:style-name="ce1" table:formula="of:=[.$C$2]+[.$E$1]*POWER([.A364];2)" office:value-type="float" office:value="8.7290128" calcext:value-type="float">
            <text:p>8.7290128</text:p>
          </table:table-cell>
          <table:table-cell table:number-columns-repeated="1020"/>
        </table:table-row>
        <table:table-row table:style-name="ro1">
          <table:table-cell table:style-name="ce1" table:formula="of:=[.A364]+[.$C$1]" office:value-type="float" office:value="0.361" calcext:value-type="float">
            <text:p>0.361</text:p>
          </table:table-cell>
          <table:table-cell table:style-name="ce1" table:formula="of:=[.$C$2]-(9.807*POWER([.A365];2))/2" office:value-type="float" office:value="9.3609709765" calcext:value-type="float">
            <text:p>9.3609709765</text:p>
          </table:table-cell>
          <table:table-cell table:style-name="ce1" table:formula="of:=[.C364]+([.A365]-[.A364])*[.$E$1]" office:value-type="float" office:value="-3.54032699999997" calcext:value-type="float">
            <text:p>-3.54032699999997</text:p>
          </table:table-cell>
          <table:table-cell table:style-name="ce1" table:formula="of:=[.$C$2]+[.$E$1]*POWER([.A365];2)" office:value-type="float" office:value="8.721941953" calcext:value-type="float">
            <text:p>8.721941953</text:p>
          </table:table-cell>
          <table:table-cell table:number-columns-repeated="1020"/>
        </table:table-row>
        <table:table-row table:style-name="ro1">
          <table:table-cell table:style-name="ce1" table:formula="of:=[.A365]+[.$C$1]" office:value-type="float" office:value="0.362" calcext:value-type="float">
            <text:p>0.362</text:p>
          </table:table-cell>
          <table:table-cell table:style-name="ce1" table:formula="of:=[.$C$2]-(9.807*POWER([.A366];2))/2" office:value-type="float" office:value="9.357425746" calcext:value-type="float">
            <text:p>9.357425746</text:p>
          </table:table-cell>
          <table:table-cell table:style-name="ce1" table:formula="of:=[.C365]+([.A366]-[.A365])*[.$E$1]" office:value-type="float" office:value="-3.55013399999997" calcext:value-type="float">
            <text:p>-3.55013399999997</text:p>
          </table:table-cell>
          <table:table-cell table:style-name="ce1" table:formula="of:=[.$C$2]+[.$E$1]*POWER([.A366];2)" office:value-type="float" office:value="8.714851492" calcext:value-type="float">
            <text:p>8.714851492</text:p>
          </table:table-cell>
          <table:table-cell table:number-columns-repeated="1020"/>
        </table:table-row>
        <table:table-row table:style-name="ro1">
          <table:table-cell table:style-name="ce1" table:formula="of:=[.A366]+[.$C$1]" office:value-type="float" office:value="0.363" calcext:value-type="float">
            <text:p>0.363</text:p>
          </table:table-cell>
          <table:table-cell table:style-name="ce1" table:formula="of:=[.$C$2]-(9.807*POWER([.A367];2))/2" office:value-type="float" office:value="9.3538707085" calcext:value-type="float">
            <text:p>9.3538707085</text:p>
          </table:table-cell>
          <table:table-cell table:style-name="ce1" table:formula="of:=[.C366]+([.A367]-[.A366])*[.$E$1]" office:value-type="float" office:value="-3.55994099999997" calcext:value-type="float">
            <text:p>-3.55994099999997</text:p>
          </table:table-cell>
          <table:table-cell table:style-name="ce1" table:formula="of:=[.$C$2]+[.$E$1]*POWER([.A367];2)" office:value-type="float" office:value="8.707741417" calcext:value-type="float">
            <text:p>8.707741417</text:p>
          </table:table-cell>
          <table:table-cell table:number-columns-repeated="1020"/>
        </table:table-row>
        <table:table-row table:style-name="ro1">
          <table:table-cell table:style-name="ce1" table:formula="of:=[.A367]+[.$C$1]" office:value-type="float" office:value="0.364" calcext:value-type="float">
            <text:p>0.364</text:p>
          </table:table-cell>
          <table:table-cell table:style-name="ce1" table:formula="of:=[.$C$2]-(9.807*POWER([.A368];2))/2" office:value-type="float" office:value="9.350305864" calcext:value-type="float">
            <text:p>9.350305864</text:p>
          </table:table-cell>
          <table:table-cell table:style-name="ce1" table:formula="of:=[.C367]+([.A368]-[.A367])*[.$E$1]" office:value-type="float" office:value="-3.56974799999997" calcext:value-type="float">
            <text:p>-3.56974799999997</text:p>
          </table:table-cell>
          <table:table-cell table:style-name="ce1" table:formula="of:=[.$C$2]+[.$E$1]*POWER([.A368];2)" office:value-type="float" office:value="8.700611728" calcext:value-type="float">
            <text:p>8.700611728</text:p>
          </table:table-cell>
          <table:table-cell table:number-columns-repeated="1020"/>
        </table:table-row>
        <table:table-row table:style-name="ro1">
          <table:table-cell table:style-name="ce1" table:formula="of:=[.A368]+[.$C$1]" office:value-type="float" office:value="0.365" calcext:value-type="float">
            <text:p>0.365</text:p>
          </table:table-cell>
          <table:table-cell table:style-name="ce1" table:formula="of:=[.$C$2]-(9.807*POWER([.A369];2))/2" office:value-type="float" office:value="9.3467312125" calcext:value-type="float">
            <text:p>9.3467312125</text:p>
          </table:table-cell>
          <table:table-cell table:style-name="ce1" table:formula="of:=[.C368]+([.A369]-[.A368])*[.$E$1]" office:value-type="float" office:value="-3.57955499999997" calcext:value-type="float">
            <text:p>-3.57955499999997</text:p>
          </table:table-cell>
          <table:table-cell table:style-name="ce1" table:formula="of:=[.$C$2]+[.$E$1]*POWER([.A369];2)" office:value-type="float" office:value="8.693462425" calcext:value-type="float">
            <text:p>8.693462425</text:p>
          </table:table-cell>
          <table:table-cell table:number-columns-repeated="1020"/>
        </table:table-row>
        <table:table-row table:style-name="ro1">
          <table:table-cell table:style-name="ce1" table:formula="of:=[.A369]+[.$C$1]" office:value-type="float" office:value="0.366" calcext:value-type="float">
            <text:p>0.366</text:p>
          </table:table-cell>
          <table:table-cell table:style-name="ce1" table:formula="of:=[.$C$2]-(9.807*POWER([.A370];2))/2" office:value-type="float" office:value="9.343146754" calcext:value-type="float">
            <text:p>9.343146754</text:p>
          </table:table-cell>
          <table:table-cell table:style-name="ce1" table:formula="of:=[.C369]+([.A370]-[.A369])*[.$E$1]" office:value-type="float" office:value="-3.58936199999997" calcext:value-type="float">
            <text:p>-3.58936199999997</text:p>
          </table:table-cell>
          <table:table-cell table:style-name="ce1" table:formula="of:=[.$C$2]+[.$E$1]*POWER([.A370];2)" office:value-type="float" office:value="8.686293508" calcext:value-type="float">
            <text:p>8.686293508</text:p>
          </table:table-cell>
          <table:table-cell table:number-columns-repeated="1020"/>
        </table:table-row>
        <table:table-row table:style-name="ro1">
          <table:table-cell table:style-name="ce1" table:formula="of:=[.A370]+[.$C$1]" office:value-type="float" office:value="0.367" calcext:value-type="float">
            <text:p>0.367</text:p>
          </table:table-cell>
          <table:table-cell table:style-name="ce1" table:formula="of:=[.$C$2]-(9.807*POWER([.A371];2))/2" office:value-type="float" office:value="9.3395524885" calcext:value-type="float">
            <text:p>9.3395524885</text:p>
          </table:table-cell>
          <table:table-cell table:style-name="ce1" table:formula="of:=[.C370]+([.A371]-[.A370])*[.$E$1]" office:value-type="float" office:value="-3.59916899999997" calcext:value-type="float">
            <text:p>-3.59916899999997</text:p>
          </table:table-cell>
          <table:table-cell table:style-name="ce1" table:formula="of:=[.$C$2]+[.$E$1]*POWER([.A371];2)" office:value-type="float" office:value="8.679104977" calcext:value-type="float">
            <text:p>8.679104977</text:p>
          </table:table-cell>
          <table:table-cell table:number-columns-repeated="1020"/>
        </table:table-row>
        <table:table-row table:style-name="ro1">
          <table:table-cell table:style-name="ce1" table:formula="of:=[.A371]+[.$C$1]" office:value-type="float" office:value="0.368" calcext:value-type="float">
            <text:p>0.368</text:p>
          </table:table-cell>
          <table:table-cell table:style-name="ce1" table:formula="of:=[.$C$2]-(9.807*POWER([.A372];2))/2" office:value-type="float" office:value="9.335948416" calcext:value-type="float">
            <text:p>9.335948416</text:p>
          </table:table-cell>
          <table:table-cell table:style-name="ce1" table:formula="of:=[.C371]+([.A372]-[.A371])*[.$E$1]" office:value-type="float" office:value="-3.60897599999997" calcext:value-type="float">
            <text:p>-3.60897599999997</text:p>
          </table:table-cell>
          <table:table-cell table:style-name="ce1" table:formula="of:=[.$C$2]+[.$E$1]*POWER([.A372];2)" office:value-type="float" office:value="8.671896832" calcext:value-type="float">
            <text:p>8.671896832</text:p>
          </table:table-cell>
          <table:table-cell table:number-columns-repeated="1020"/>
        </table:table-row>
        <table:table-row table:style-name="ro1">
          <table:table-cell table:style-name="ce1" table:formula="of:=[.A372]+[.$C$1]" office:value-type="float" office:value="0.369" calcext:value-type="float">
            <text:p>0.369</text:p>
          </table:table-cell>
          <table:table-cell table:style-name="ce1" table:formula="of:=[.$C$2]-(9.807*POWER([.A373];2))/2" office:value-type="float" office:value="9.3323345365" calcext:value-type="float">
            <text:p>9.3323345365</text:p>
          </table:table-cell>
          <table:table-cell table:style-name="ce1" table:formula="of:=[.C372]+([.A373]-[.A372])*[.$E$1]" office:value-type="float" office:value="-3.61878299999997" calcext:value-type="float">
            <text:p>-3.61878299999997</text:p>
          </table:table-cell>
          <table:table-cell table:style-name="ce1" table:formula="of:=[.$C$2]+[.$E$1]*POWER([.A373];2)" office:value-type="float" office:value="8.664669073" calcext:value-type="float">
            <text:p>8.664669073</text:p>
          </table:table-cell>
          <table:table-cell table:number-columns-repeated="1020"/>
        </table:table-row>
        <table:table-row table:style-name="ro1">
          <table:table-cell table:style-name="ce1" table:formula="of:=[.A373]+[.$C$1]" office:value-type="float" office:value="0.37" calcext:value-type="float">
            <text:p>0.37</text:p>
          </table:table-cell>
          <table:table-cell table:style-name="ce1" table:formula="of:=[.$C$2]-(9.807*POWER([.A374];2))/2" office:value-type="float" office:value="9.32871085" calcext:value-type="float">
            <text:p>9.32871085</text:p>
          </table:table-cell>
          <table:table-cell table:style-name="ce1" table:formula="of:=[.C373]+([.A374]-[.A373])*[.$E$1]" office:value-type="float" office:value="-3.62858999999997" calcext:value-type="float">
            <text:p>-3.62858999999997</text:p>
          </table:table-cell>
          <table:table-cell table:style-name="ce1" table:formula="of:=[.$C$2]+[.$E$1]*POWER([.A374];2)" office:value-type="float" office:value="8.6574217" calcext:value-type="float">
            <text:p>8.6574217</text:p>
          </table:table-cell>
          <table:table-cell table:number-columns-repeated="1020"/>
        </table:table-row>
        <table:table-row table:style-name="ro1">
          <table:table-cell table:style-name="ce1" table:formula="of:=[.A374]+[.$C$1]" office:value-type="float" office:value="0.371" calcext:value-type="float">
            <text:p>0.371</text:p>
          </table:table-cell>
          <table:table-cell table:style-name="ce1" table:formula="of:=[.$C$2]-(9.807*POWER([.A375];2))/2" office:value-type="float" office:value="9.3250773565" calcext:value-type="float">
            <text:p>9.3250773565</text:p>
          </table:table-cell>
          <table:table-cell table:style-name="ce1" table:formula="of:=[.C374]+([.A375]-[.A374])*[.$E$1]" office:value-type="float" office:value="-3.63839699999997" calcext:value-type="float">
            <text:p>-3.63839699999997</text:p>
          </table:table-cell>
          <table:table-cell table:style-name="ce1" table:formula="of:=[.$C$2]+[.$E$1]*POWER([.A375];2)" office:value-type="float" office:value="8.650154713" calcext:value-type="float">
            <text:p>8.650154713</text:p>
          </table:table-cell>
          <table:table-cell table:number-columns-repeated="1020"/>
        </table:table-row>
        <table:table-row table:style-name="ro1">
          <table:table-cell table:style-name="ce1" table:formula="of:=[.A375]+[.$C$1]" office:value-type="float" office:value="0.372" calcext:value-type="float">
            <text:p>0.372</text:p>
          </table:table-cell>
          <table:table-cell table:style-name="ce1" table:formula="of:=[.$C$2]-(9.807*POWER([.A376];2))/2" office:value-type="float" office:value="9.321434056" calcext:value-type="float">
            <text:p>9.321434056</text:p>
          </table:table-cell>
          <table:table-cell table:style-name="ce1" table:formula="of:=[.C375]+([.A376]-[.A375])*[.$E$1]" office:value-type="float" office:value="-3.64820399999997" calcext:value-type="float">
            <text:p>-3.64820399999997</text:p>
          </table:table-cell>
          <table:table-cell table:style-name="ce1" table:formula="of:=[.$C$2]+[.$E$1]*POWER([.A376];2)" office:value-type="float" office:value="8.642868112" calcext:value-type="float">
            <text:p>8.642868112</text:p>
          </table:table-cell>
          <table:table-cell table:number-columns-repeated="1020"/>
        </table:table-row>
        <table:table-row table:style-name="ro1">
          <table:table-cell table:style-name="ce1" table:formula="of:=[.A376]+[.$C$1]" office:value-type="float" office:value="0.373" calcext:value-type="float">
            <text:p>0.373</text:p>
          </table:table-cell>
          <table:table-cell table:style-name="ce1" table:formula="of:=[.$C$2]-(9.807*POWER([.A377];2))/2" office:value-type="float" office:value="9.3177809485" calcext:value-type="float">
            <text:p>9.3177809485</text:p>
          </table:table-cell>
          <table:table-cell table:style-name="ce1" table:formula="of:=[.C376]+([.A377]-[.A376])*[.$E$1]" office:value-type="float" office:value="-3.65801099999997" calcext:value-type="float">
            <text:p>-3.65801099999997</text:p>
          </table:table-cell>
          <table:table-cell table:style-name="ce1" table:formula="of:=[.$C$2]+[.$E$1]*POWER([.A377];2)" office:value-type="float" office:value="8.635561897" calcext:value-type="float">
            <text:p>8.635561897</text:p>
          </table:table-cell>
          <table:table-cell table:number-columns-repeated="1020"/>
        </table:table-row>
        <table:table-row table:style-name="ro1">
          <table:table-cell table:style-name="ce1" table:formula="of:=[.A377]+[.$C$1]" office:value-type="float" office:value="0.374" calcext:value-type="float">
            <text:p>0.374</text:p>
          </table:table-cell>
          <table:table-cell table:style-name="ce1" table:formula="of:=[.$C$2]-(9.807*POWER([.A378];2))/2" office:value-type="float" office:value="9.314118034" calcext:value-type="float">
            <text:p>9.314118034</text:p>
          </table:table-cell>
          <table:table-cell table:style-name="ce1" table:formula="of:=[.C377]+([.A378]-[.A377])*[.$E$1]" office:value-type="float" office:value="-3.66781799999997" calcext:value-type="float">
            <text:p>-3.66781799999997</text:p>
          </table:table-cell>
          <table:table-cell table:style-name="ce1" table:formula="of:=[.$C$2]+[.$E$1]*POWER([.A378];2)" office:value-type="float" office:value="8.628236068" calcext:value-type="float">
            <text:p>8.628236068</text:p>
          </table:table-cell>
          <table:table-cell table:number-columns-repeated="1020"/>
        </table:table-row>
        <table:table-row table:style-name="ro1">
          <table:table-cell table:style-name="ce1" table:formula="of:=[.A378]+[.$C$1]" office:value-type="float" office:value="0.375" calcext:value-type="float">
            <text:p>0.375</text:p>
          </table:table-cell>
          <table:table-cell table:style-name="ce1" table:formula="of:=[.$C$2]-(9.807*POWER([.A379];2))/2" office:value-type="float" office:value="9.3104453125" calcext:value-type="float">
            <text:p>9.3104453125</text:p>
          </table:table-cell>
          <table:table-cell table:style-name="ce1" table:formula="of:=[.C378]+([.A379]-[.A378])*[.$E$1]" office:value-type="float" office:value="-3.67762499999997" calcext:value-type="float">
            <text:p>-3.67762499999997</text:p>
          </table:table-cell>
          <table:table-cell table:style-name="ce1" table:formula="of:=[.$C$2]+[.$E$1]*POWER([.A379];2)" office:value-type="float" office:value="8.620890625" calcext:value-type="float">
            <text:p>8.620890625</text:p>
          </table:table-cell>
          <table:table-cell table:number-columns-repeated="1020"/>
        </table:table-row>
        <table:table-row table:style-name="ro1">
          <table:table-cell table:style-name="ce1" table:formula="of:=[.A379]+[.$C$1]" office:value-type="float" office:value="0.376" calcext:value-type="float">
            <text:p>0.376</text:p>
          </table:table-cell>
          <table:table-cell table:style-name="ce1" table:formula="of:=[.$C$2]-(9.807*POWER([.A380];2))/2" office:value-type="float" office:value="9.306762784" calcext:value-type="float">
            <text:p>9.306762784</text:p>
          </table:table-cell>
          <table:table-cell table:style-name="ce1" table:formula="of:=[.C379]+([.A380]-[.A379])*[.$E$1]" office:value-type="float" office:value="-3.68743199999997" calcext:value-type="float">
            <text:p>-3.68743199999997</text:p>
          </table:table-cell>
          <table:table-cell table:style-name="ce1" table:formula="of:=[.$C$2]+[.$E$1]*POWER([.A380];2)" office:value-type="float" office:value="8.613525568" calcext:value-type="float">
            <text:p>8.613525568</text:p>
          </table:table-cell>
          <table:table-cell table:number-columns-repeated="1020"/>
        </table:table-row>
        <table:table-row table:style-name="ro1">
          <table:table-cell table:style-name="ce1" table:formula="of:=[.A380]+[.$C$1]" office:value-type="float" office:value="0.377" calcext:value-type="float">
            <text:p>0.377</text:p>
          </table:table-cell>
          <table:table-cell table:style-name="ce1" table:formula="of:=[.$C$2]-(9.807*POWER([.A381];2))/2" office:value-type="float" office:value="9.3030704485" calcext:value-type="float">
            <text:p>9.3030704485</text:p>
          </table:table-cell>
          <table:table-cell table:style-name="ce1" table:formula="of:=[.C380]+([.A381]-[.A380])*[.$E$1]" office:value-type="float" office:value="-3.69723899999997" calcext:value-type="float">
            <text:p>-3.69723899999997</text:p>
          </table:table-cell>
          <table:table-cell table:style-name="ce1" table:formula="of:=[.$C$2]+[.$E$1]*POWER([.A381];2)" office:value-type="float" office:value="8.606140897" calcext:value-type="float">
            <text:p>8.606140897</text:p>
          </table:table-cell>
          <table:table-cell table:number-columns-repeated="1020"/>
        </table:table-row>
        <table:table-row table:style-name="ro1">
          <table:table-cell table:style-name="ce1" table:formula="of:=[.A381]+[.$C$1]" office:value-type="float" office:value="0.378" calcext:value-type="float">
            <text:p>0.378</text:p>
          </table:table-cell>
          <table:table-cell table:style-name="ce1" table:formula="of:=[.$C$2]-(9.807*POWER([.A382];2))/2" office:value-type="float" office:value="9.299368306" calcext:value-type="float">
            <text:p>9.299368306</text:p>
          </table:table-cell>
          <table:table-cell table:style-name="ce1" table:formula="of:=[.C381]+([.A382]-[.A381])*[.$E$1]" office:value-type="float" office:value="-3.70704599999997" calcext:value-type="float">
            <text:p>-3.70704599999997</text:p>
          </table:table-cell>
          <table:table-cell table:style-name="ce1" table:formula="of:=[.$C$2]+[.$E$1]*POWER([.A382];2)" office:value-type="float" office:value="8.598736612" calcext:value-type="float">
            <text:p>8.598736612</text:p>
          </table:table-cell>
          <table:table-cell table:number-columns-repeated="1020"/>
        </table:table-row>
        <table:table-row table:style-name="ro1">
          <table:table-cell table:style-name="ce1" table:formula="of:=[.A382]+[.$C$1]" office:value-type="float" office:value="0.379" calcext:value-type="float">
            <text:p>0.379</text:p>
          </table:table-cell>
          <table:table-cell table:style-name="ce1" table:formula="of:=[.$C$2]-(9.807*POWER([.A383];2))/2" office:value-type="float" office:value="9.2956563565" calcext:value-type="float">
            <text:p>9.2956563565</text:p>
          </table:table-cell>
          <table:table-cell table:style-name="ce1" table:formula="of:=[.C382]+([.A383]-[.A382])*[.$E$1]" office:value-type="float" office:value="-3.71685299999997" calcext:value-type="float">
            <text:p>-3.71685299999997</text:p>
          </table:table-cell>
          <table:table-cell table:style-name="ce1" table:formula="of:=[.$C$2]+[.$E$1]*POWER([.A383];2)" office:value-type="float" office:value="8.591312713" calcext:value-type="float">
            <text:p>8.591312713</text:p>
          </table:table-cell>
          <table:table-cell table:number-columns-repeated="1020"/>
        </table:table-row>
        <table:table-row table:style-name="ro1">
          <table:table-cell table:style-name="ce1" table:formula="of:=[.A383]+[.$C$1]" office:value-type="float" office:value="0.38" calcext:value-type="float">
            <text:p>0.38</text:p>
          </table:table-cell>
          <table:table-cell table:style-name="ce1" table:formula="of:=[.$C$2]-(9.807*POWER([.A384];2))/2" office:value-type="float" office:value="9.2919346" calcext:value-type="float">
            <text:p>9.2919346</text:p>
          </table:table-cell>
          <table:table-cell table:style-name="ce1" table:formula="of:=[.C383]+([.A384]-[.A383])*[.$E$1]" office:value-type="float" office:value="-3.72665999999997" calcext:value-type="float">
            <text:p>-3.72665999999997</text:p>
          </table:table-cell>
          <table:table-cell table:style-name="ce1" table:formula="of:=[.$C$2]+[.$E$1]*POWER([.A384];2)" office:value-type="float" office:value="8.5838692" calcext:value-type="float">
            <text:p>8.5838692</text:p>
          </table:table-cell>
          <table:table-cell table:number-columns-repeated="1020"/>
        </table:table-row>
        <table:table-row table:style-name="ro1">
          <table:table-cell table:style-name="ce1" table:formula="of:=[.A384]+[.$C$1]" office:value-type="float" office:value="0.381" calcext:value-type="float">
            <text:p>0.381</text:p>
          </table:table-cell>
          <table:table-cell table:style-name="ce1" table:formula="of:=[.$C$2]-(9.807*POWER([.A385];2))/2" office:value-type="float" office:value="9.2882030365" calcext:value-type="float">
            <text:p>9.2882030365</text:p>
          </table:table-cell>
          <table:table-cell table:style-name="ce1" table:formula="of:=[.C384]+([.A385]-[.A384])*[.$E$1]" office:value-type="float" office:value="-3.73646699999997" calcext:value-type="float">
            <text:p>-3.73646699999997</text:p>
          </table:table-cell>
          <table:table-cell table:style-name="ce1" table:formula="of:=[.$C$2]+[.$E$1]*POWER([.A385];2)" office:value-type="float" office:value="8.576406073" calcext:value-type="float">
            <text:p>8.576406073</text:p>
          </table:table-cell>
          <table:table-cell table:number-columns-repeated="1020"/>
        </table:table-row>
        <table:table-row table:style-name="ro1">
          <table:table-cell table:style-name="ce1" table:formula="of:=[.A385]+[.$C$1]" office:value-type="float" office:value="0.382" calcext:value-type="float">
            <text:p>0.382</text:p>
          </table:table-cell>
          <table:table-cell table:style-name="ce1" table:formula="of:=[.$C$2]-(9.807*POWER([.A386];2))/2" office:value-type="float" office:value="9.284461666" calcext:value-type="float">
            <text:p>9.284461666</text:p>
          </table:table-cell>
          <table:table-cell table:style-name="ce1" table:formula="of:=[.C385]+([.A386]-[.A385])*[.$E$1]" office:value-type="float" office:value="-3.74627399999997" calcext:value-type="float">
            <text:p>-3.74627399999997</text:p>
          </table:table-cell>
          <table:table-cell table:style-name="ce1" table:formula="of:=[.$C$2]+[.$E$1]*POWER([.A386];2)" office:value-type="float" office:value="8.568923332" calcext:value-type="float">
            <text:p>8.568923332</text:p>
          </table:table-cell>
          <table:table-cell table:number-columns-repeated="1020"/>
        </table:table-row>
        <table:table-row table:style-name="ro1">
          <table:table-cell table:style-name="ce1" table:formula="of:=[.A386]+[.$C$1]" office:value-type="float" office:value="0.383" calcext:value-type="float">
            <text:p>0.383</text:p>
          </table:table-cell>
          <table:table-cell table:style-name="ce1" table:formula="of:=[.$C$2]-(9.807*POWER([.A387];2))/2" office:value-type="float" office:value="9.2807104885" calcext:value-type="float">
            <text:p>9.2807104885</text:p>
          </table:table-cell>
          <table:table-cell table:style-name="ce1" table:formula="of:=[.C386]+([.A387]-[.A386])*[.$E$1]" office:value-type="float" office:value="-3.75608099999997" calcext:value-type="float">
            <text:p>-3.75608099999997</text:p>
          </table:table-cell>
          <table:table-cell table:style-name="ce1" table:formula="of:=[.$C$2]+[.$E$1]*POWER([.A387];2)" office:value-type="float" office:value="8.561420977" calcext:value-type="float">
            <text:p>8.561420977</text:p>
          </table:table-cell>
          <table:table-cell table:number-columns-repeated="1020"/>
        </table:table-row>
        <table:table-row table:style-name="ro1">
          <table:table-cell table:style-name="ce1" table:formula="of:=[.A387]+[.$C$1]" office:value-type="float" office:value="0.384" calcext:value-type="float">
            <text:p>0.384</text:p>
          </table:table-cell>
          <table:table-cell table:style-name="ce1" table:formula="of:=[.$C$2]-(9.807*POWER([.A388];2))/2" office:value-type="float" office:value="9.276949504" calcext:value-type="float">
            <text:p>9.276949504</text:p>
          </table:table-cell>
          <table:table-cell table:style-name="ce1" table:formula="of:=[.C387]+([.A388]-[.A387])*[.$E$1]" office:value-type="float" office:value="-3.76588799999997" calcext:value-type="float">
            <text:p>-3.76588799999997</text:p>
          </table:table-cell>
          <table:table-cell table:style-name="ce1" table:formula="of:=[.$C$2]+[.$E$1]*POWER([.A388];2)" office:value-type="float" office:value="8.553899008" calcext:value-type="float">
            <text:p>8.553899008</text:p>
          </table:table-cell>
          <table:table-cell table:number-columns-repeated="1020"/>
        </table:table-row>
        <table:table-row table:style-name="ro1">
          <table:table-cell table:style-name="ce1" table:formula="of:=[.A388]+[.$C$1]" office:value-type="float" office:value="0.385" calcext:value-type="float">
            <text:p>0.385</text:p>
          </table:table-cell>
          <table:table-cell table:style-name="ce1" table:formula="of:=[.$C$2]-(9.807*POWER([.A389];2))/2" office:value-type="float" office:value="9.2731787125" calcext:value-type="float">
            <text:p>9.2731787125</text:p>
          </table:table-cell>
          <table:table-cell table:style-name="ce1" table:formula="of:=[.C388]+([.A389]-[.A388])*[.$E$1]" office:value-type="float" office:value="-3.77569499999997" calcext:value-type="float">
            <text:p>-3.77569499999997</text:p>
          </table:table-cell>
          <table:table-cell table:style-name="ce1" table:formula="of:=[.$C$2]+[.$E$1]*POWER([.A389];2)" office:value-type="float" office:value="8.546357425" calcext:value-type="float">
            <text:p>8.546357425</text:p>
          </table:table-cell>
          <table:table-cell table:number-columns-repeated="1020"/>
        </table:table-row>
        <table:table-row table:style-name="ro1">
          <table:table-cell table:style-name="ce1" table:formula="of:=[.A389]+[.$C$1]" office:value-type="float" office:value="0.386" calcext:value-type="float">
            <text:p>0.386</text:p>
          </table:table-cell>
          <table:table-cell table:style-name="ce1" table:formula="of:=[.$C$2]-(9.807*POWER([.A390];2))/2" office:value-type="float" office:value="9.269398114" calcext:value-type="float">
            <text:p>9.269398114</text:p>
          </table:table-cell>
          <table:table-cell table:style-name="ce1" table:formula="of:=[.C389]+([.A390]-[.A389])*[.$E$1]" office:value-type="float" office:value="-3.78550199999997" calcext:value-type="float">
            <text:p>-3.78550199999997</text:p>
          </table:table-cell>
          <table:table-cell table:style-name="ce1" table:formula="of:=[.$C$2]+[.$E$1]*POWER([.A390];2)" office:value-type="float" office:value="8.538796228" calcext:value-type="float">
            <text:p>8.538796228</text:p>
          </table:table-cell>
          <table:table-cell table:number-columns-repeated="1020"/>
        </table:table-row>
        <table:table-row table:style-name="ro1">
          <table:table-cell table:style-name="ce1" table:formula="of:=[.A390]+[.$C$1]" office:value-type="float" office:value="0.387" calcext:value-type="float">
            <text:p>0.387</text:p>
          </table:table-cell>
          <table:table-cell table:style-name="ce1" table:formula="of:=[.$C$2]-(9.807*POWER([.A391];2))/2" office:value-type="float" office:value="9.2656077085" calcext:value-type="float">
            <text:p>9.2656077085</text:p>
          </table:table-cell>
          <table:table-cell table:style-name="ce1" table:formula="of:=[.C390]+([.A391]-[.A390])*[.$E$1]" office:value-type="float" office:value="-3.79530899999997" calcext:value-type="float">
            <text:p>-3.79530899999997</text:p>
          </table:table-cell>
          <table:table-cell table:style-name="ce1" table:formula="of:=[.$C$2]+[.$E$1]*POWER([.A391];2)" office:value-type="float" office:value="8.531215417" calcext:value-type="float">
            <text:p>8.531215417</text:p>
          </table:table-cell>
          <table:table-cell table:number-columns-repeated="1020"/>
        </table:table-row>
        <table:table-row table:style-name="ro1">
          <table:table-cell table:style-name="ce1" table:formula="of:=[.A391]+[.$C$1]" office:value-type="float" office:value="0.388" calcext:value-type="float">
            <text:p>0.388</text:p>
          </table:table-cell>
          <table:table-cell table:style-name="ce1" table:formula="of:=[.$C$2]-(9.807*POWER([.A392];2))/2" office:value-type="float" office:value="9.261807496" calcext:value-type="float">
            <text:p>9.261807496</text:p>
          </table:table-cell>
          <table:table-cell table:style-name="ce1" table:formula="of:=[.C391]+([.A392]-[.A391])*[.$E$1]" office:value-type="float" office:value="-3.80511599999997" calcext:value-type="float">
            <text:p>-3.80511599999997</text:p>
          </table:table-cell>
          <table:table-cell table:style-name="ce1" table:formula="of:=[.$C$2]+[.$E$1]*POWER([.A392];2)" office:value-type="float" office:value="8.523614992" calcext:value-type="float">
            <text:p>8.523614992</text:p>
          </table:table-cell>
          <table:table-cell table:number-columns-repeated="1020"/>
        </table:table-row>
        <table:table-row table:style-name="ro1">
          <table:table-cell table:style-name="ce1" table:formula="of:=[.A392]+[.$C$1]" office:value-type="float" office:value="0.389" calcext:value-type="float">
            <text:p>0.389</text:p>
          </table:table-cell>
          <table:table-cell table:style-name="ce1" table:formula="of:=[.$C$2]-(9.807*POWER([.A393];2))/2" office:value-type="float" office:value="9.2579974765" calcext:value-type="float">
            <text:p>9.2579974765</text:p>
          </table:table-cell>
          <table:table-cell table:style-name="ce1" table:formula="of:=[.C392]+([.A393]-[.A392])*[.$E$1]" office:value-type="float" office:value="-3.81492299999997" calcext:value-type="float">
            <text:p>-3.81492299999997</text:p>
          </table:table-cell>
          <table:table-cell table:style-name="ce1" table:formula="of:=[.$C$2]+[.$E$1]*POWER([.A393];2)" office:value-type="float" office:value="8.515994953" calcext:value-type="float">
            <text:p>8.515994953</text:p>
          </table:table-cell>
          <table:table-cell table:number-columns-repeated="1020"/>
        </table:table-row>
        <table:table-row table:style-name="ro1">
          <table:table-cell table:style-name="ce1" table:formula="of:=[.A393]+[.$C$1]" office:value-type="float" office:value="0.39" calcext:value-type="float">
            <text:p>0.39</text:p>
          </table:table-cell>
          <table:table-cell table:style-name="ce1" table:formula="of:=[.$C$2]-(9.807*POWER([.A394];2))/2" office:value-type="float" office:value="9.25417765" calcext:value-type="float">
            <text:p>9.25417765</text:p>
          </table:table-cell>
          <table:table-cell table:style-name="ce1" table:formula="of:=[.C393]+([.A394]-[.A393])*[.$E$1]" office:value-type="float" office:value="-3.82472999999997" calcext:value-type="float">
            <text:p>-3.82472999999997</text:p>
          </table:table-cell>
          <table:table-cell table:style-name="ce1" table:formula="of:=[.$C$2]+[.$E$1]*POWER([.A394];2)" office:value-type="float" office:value="8.5083553" calcext:value-type="float">
            <text:p>8.5083553</text:p>
          </table:table-cell>
          <table:table-cell table:number-columns-repeated="1020"/>
        </table:table-row>
        <table:table-row table:style-name="ro1">
          <table:table-cell table:style-name="ce1" table:formula="of:=[.A394]+[.$C$1]" office:value-type="float" office:value="0.391" calcext:value-type="float">
            <text:p>0.391</text:p>
          </table:table-cell>
          <table:table-cell table:style-name="ce1" table:formula="of:=[.$C$2]-(9.807*POWER([.A395];2))/2" office:value-type="float" office:value="9.2503480165" calcext:value-type="float">
            <text:p>9.2503480165</text:p>
          </table:table-cell>
          <table:table-cell table:style-name="ce1" table:formula="of:=[.C394]+([.A395]-[.A394])*[.$E$1]" office:value-type="float" office:value="-3.83453699999997" calcext:value-type="float">
            <text:p>-3.83453699999997</text:p>
          </table:table-cell>
          <table:table-cell table:style-name="ce1" table:formula="of:=[.$C$2]+[.$E$1]*POWER([.A395];2)" office:value-type="float" office:value="8.500696033" calcext:value-type="float">
            <text:p>8.500696033</text:p>
          </table:table-cell>
          <table:table-cell table:number-columns-repeated="1020"/>
        </table:table-row>
        <table:table-row table:style-name="ro1">
          <table:table-cell table:style-name="ce1" table:formula="of:=[.A395]+[.$C$1]" office:value-type="float" office:value="0.392" calcext:value-type="float">
            <text:p>0.392</text:p>
          </table:table-cell>
          <table:table-cell table:style-name="ce1" table:formula="of:=[.$C$2]-(9.807*POWER([.A396];2))/2" office:value-type="float" office:value="9.246508576" calcext:value-type="float">
            <text:p>9.246508576</text:p>
          </table:table-cell>
          <table:table-cell table:style-name="ce1" table:formula="of:=[.C395]+([.A396]-[.A395])*[.$E$1]" office:value-type="float" office:value="-3.84434399999997" calcext:value-type="float">
            <text:p>-3.84434399999997</text:p>
          </table:table-cell>
          <table:table-cell table:style-name="ce1" table:formula="of:=[.$C$2]+[.$E$1]*POWER([.A396];2)" office:value-type="float" office:value="8.493017152" calcext:value-type="float">
            <text:p>8.493017152</text:p>
          </table:table-cell>
          <table:table-cell table:number-columns-repeated="1020"/>
        </table:table-row>
        <table:table-row table:style-name="ro1">
          <table:table-cell table:style-name="ce1" table:formula="of:=[.A396]+[.$C$1]" office:value-type="float" office:value="0.393" calcext:value-type="float">
            <text:p>0.393</text:p>
          </table:table-cell>
          <table:table-cell table:style-name="ce1" table:formula="of:=[.$C$2]-(9.807*POWER([.A397];2))/2" office:value-type="float" office:value="9.2426593285" calcext:value-type="float">
            <text:p>9.2426593285</text:p>
          </table:table-cell>
          <table:table-cell table:style-name="ce1" table:formula="of:=[.C396]+([.A397]-[.A396])*[.$E$1]" office:value-type="float" office:value="-3.85415099999997" calcext:value-type="float">
            <text:p>-3.85415099999997</text:p>
          </table:table-cell>
          <table:table-cell table:style-name="ce1" table:formula="of:=[.$C$2]+[.$E$1]*POWER([.A397];2)" office:value-type="float" office:value="8.485318657" calcext:value-type="float">
            <text:p>8.485318657</text:p>
          </table:table-cell>
          <table:table-cell table:number-columns-repeated="1020"/>
        </table:table-row>
        <table:table-row table:style-name="ro1">
          <table:table-cell table:style-name="ce1" table:formula="of:=[.A397]+[.$C$1]" office:value-type="float" office:value="0.394" calcext:value-type="float">
            <text:p>0.394</text:p>
          </table:table-cell>
          <table:table-cell table:style-name="ce1" table:formula="of:=[.$C$2]-(9.807*POWER([.A398];2))/2" office:value-type="float" office:value="9.238800274" calcext:value-type="float">
            <text:p>9.238800274</text:p>
          </table:table-cell>
          <table:table-cell table:style-name="ce1" table:formula="of:=[.C397]+([.A398]-[.A397])*[.$E$1]" office:value-type="float" office:value="-3.86395799999997" calcext:value-type="float">
            <text:p>-3.86395799999997</text:p>
          </table:table-cell>
          <table:table-cell table:style-name="ce1" table:formula="of:=[.$C$2]+[.$E$1]*POWER([.A398];2)" office:value-type="float" office:value="8.477600548" calcext:value-type="float">
            <text:p>8.477600548</text:p>
          </table:table-cell>
          <table:table-cell table:number-columns-repeated="1020"/>
        </table:table-row>
        <table:table-row table:style-name="ro1">
          <table:table-cell table:style-name="ce1" table:formula="of:=[.A398]+[.$C$1]" office:value-type="float" office:value="0.395" calcext:value-type="float">
            <text:p>0.395</text:p>
          </table:table-cell>
          <table:table-cell table:style-name="ce1" table:formula="of:=[.$C$2]-(9.807*POWER([.A399];2))/2" office:value-type="float" office:value="9.2349314125" calcext:value-type="float">
            <text:p>9.2349314125</text:p>
          </table:table-cell>
          <table:table-cell table:style-name="ce1" table:formula="of:=[.C398]+([.A399]-[.A398])*[.$E$1]" office:value-type="float" office:value="-3.87376499999997" calcext:value-type="float">
            <text:p>-3.87376499999997</text:p>
          </table:table-cell>
          <table:table-cell table:style-name="ce1" table:formula="of:=[.$C$2]+[.$E$1]*POWER([.A399];2)" office:value-type="float" office:value="8.469862825" calcext:value-type="float">
            <text:p>8.469862825</text:p>
          </table:table-cell>
          <table:table-cell table:number-columns-repeated="1020"/>
        </table:table-row>
        <table:table-row table:style-name="ro1">
          <table:table-cell table:style-name="ce1" table:formula="of:=[.A399]+[.$C$1]" office:value-type="float" office:value="0.396" calcext:value-type="float">
            <text:p>0.396</text:p>
          </table:table-cell>
          <table:table-cell table:style-name="ce1" table:formula="of:=[.$C$2]-(9.807*POWER([.A400];2))/2" office:value-type="float" office:value="9.231052744" calcext:value-type="float">
            <text:p>9.231052744</text:p>
          </table:table-cell>
          <table:table-cell table:style-name="ce1" table:formula="of:=[.C399]+([.A400]-[.A399])*[.$E$1]" office:value-type="float" office:value="-3.88357199999997" calcext:value-type="float">
            <text:p>-3.88357199999997</text:p>
          </table:table-cell>
          <table:table-cell table:style-name="ce1" table:formula="of:=[.$C$2]+[.$E$1]*POWER([.A400];2)" office:value-type="float" office:value="8.462105488" calcext:value-type="float">
            <text:p>8.462105488</text:p>
          </table:table-cell>
          <table:table-cell table:number-columns-repeated="1020"/>
        </table:table-row>
        <table:table-row table:style-name="ro1">
          <table:table-cell table:style-name="ce1" table:formula="of:=[.A400]+[.$C$1]" office:value-type="float" office:value="0.397" calcext:value-type="float">
            <text:p>0.397</text:p>
          </table:table-cell>
          <table:table-cell table:style-name="ce1" table:formula="of:=[.$C$2]-(9.807*POWER([.A401];2))/2" office:value-type="float" office:value="9.2271642685" calcext:value-type="float">
            <text:p>9.2271642685</text:p>
          </table:table-cell>
          <table:table-cell table:style-name="ce1" table:formula="of:=[.C400]+([.A401]-[.A400])*[.$E$1]" office:value-type="float" office:value="-3.89337899999997" calcext:value-type="float">
            <text:p>-3.89337899999997</text:p>
          </table:table-cell>
          <table:table-cell table:style-name="ce1" table:formula="of:=[.$C$2]+[.$E$1]*POWER([.A401];2)" office:value-type="float" office:value="8.454328537" calcext:value-type="float">
            <text:p>8.454328537</text:p>
          </table:table-cell>
          <table:table-cell table:number-columns-repeated="1020"/>
        </table:table-row>
        <table:table-row table:style-name="ro1">
          <table:table-cell table:style-name="ce1" table:formula="of:=[.A401]+[.$C$1]" office:value-type="float" office:value="0.398" calcext:value-type="float">
            <text:p>0.398</text:p>
          </table:table-cell>
          <table:table-cell table:style-name="ce1" table:formula="of:=[.$C$2]-(9.807*POWER([.A402];2))/2" office:value-type="float" office:value="9.223265986" calcext:value-type="float">
            <text:p>9.223265986</text:p>
          </table:table-cell>
          <table:table-cell table:style-name="ce1" table:formula="of:=[.C401]+([.A402]-[.A401])*[.$E$1]" office:value-type="float" office:value="-3.90318599999997" calcext:value-type="float">
            <text:p>-3.90318599999997</text:p>
          </table:table-cell>
          <table:table-cell table:style-name="ce1" table:formula="of:=[.$C$2]+[.$E$1]*POWER([.A402];2)" office:value-type="float" office:value="8.446531972" calcext:value-type="float">
            <text:p>8.446531972</text:p>
          </table:table-cell>
          <table:table-cell table:number-columns-repeated="1020"/>
        </table:table-row>
        <table:table-row table:style-name="ro1">
          <table:table-cell table:style-name="ce1" table:formula="of:=[.A402]+[.$C$1]" office:value-type="float" office:value="0.399" calcext:value-type="float">
            <text:p>0.399</text:p>
          </table:table-cell>
          <table:table-cell table:style-name="ce1" table:formula="of:=[.$C$2]-(9.807*POWER([.A403];2))/2" office:value-type="float" office:value="9.2193578965" calcext:value-type="float">
            <text:p>9.2193578965</text:p>
          </table:table-cell>
          <table:table-cell table:style-name="ce1" table:formula="of:=[.C402]+([.A403]-[.A402])*[.$E$1]" office:value-type="float" office:value="-3.91299299999997" calcext:value-type="float">
            <text:p>-3.91299299999997</text:p>
          </table:table-cell>
          <table:table-cell table:style-name="ce1" table:formula="of:=[.$C$2]+[.$E$1]*POWER([.A403];2)" office:value-type="float" office:value="8.438715793" calcext:value-type="float">
            <text:p>8.438715793</text:p>
          </table:table-cell>
          <table:table-cell table:number-columns-repeated="1020"/>
        </table:table-row>
        <table:table-row table:style-name="ro1">
          <table:table-cell table:style-name="ce1" table:formula="of:=[.A403]+[.$C$1]" office:value-type="float" office:value="0.4" calcext:value-type="float">
            <text:p>0.4</text:p>
          </table:table-cell>
          <table:table-cell table:style-name="ce1" table:formula="of:=[.$C$2]-(9.807*POWER([.A404];2))/2" office:value-type="float" office:value="9.21544" calcext:value-type="float">
            <text:p>9.21544</text:p>
          </table:table-cell>
          <table:table-cell table:style-name="ce1" table:formula="of:=[.C403]+([.A404]-[.A403])*[.$E$1]" office:value-type="float" office:value="-3.92279999999997" calcext:value-type="float">
            <text:p>-3.92279999999997</text:p>
          </table:table-cell>
          <table:table-cell table:style-name="ce1" table:formula="of:=[.$C$2]+[.$E$1]*POWER([.A404];2)" office:value-type="float" office:value="8.43088" calcext:value-type="float">
            <text:p>8.43088</text:p>
          </table:table-cell>
          <table:table-cell table:number-columns-repeated="1020"/>
        </table:table-row>
        <table:table-row table:style-name="ro1">
          <table:table-cell table:style-name="ce1" table:formula="of:=[.A404]+[.$C$1]" office:value-type="float" office:value="0.401" calcext:value-type="float">
            <text:p>0.401</text:p>
          </table:table-cell>
          <table:table-cell table:style-name="ce1" table:formula="of:=[.$C$2]-(9.807*POWER([.A405];2))/2" office:value-type="float" office:value="9.2115122965" calcext:value-type="float">
            <text:p>9.2115122965</text:p>
          </table:table-cell>
          <table:table-cell table:style-name="ce1" table:formula="of:=[.C404]+([.A405]-[.A404])*[.$E$1]" office:value-type="float" office:value="-3.93260699999997" calcext:value-type="float">
            <text:p>-3.93260699999997</text:p>
          </table:table-cell>
          <table:table-cell table:style-name="ce1" table:formula="of:=[.$C$2]+[.$E$1]*POWER([.A405];2)" office:value-type="float" office:value="8.423024593" calcext:value-type="float">
            <text:p>8.423024593</text:p>
          </table:table-cell>
          <table:table-cell table:number-columns-repeated="1020"/>
        </table:table-row>
        <table:table-row table:style-name="ro1">
          <table:table-cell table:style-name="ce1" table:formula="of:=[.A405]+[.$C$1]" office:value-type="float" office:value="0.402" calcext:value-type="float">
            <text:p>0.402</text:p>
          </table:table-cell>
          <table:table-cell table:style-name="ce1" table:formula="of:=[.$C$2]-(9.807*POWER([.A406];2))/2" office:value-type="float" office:value="9.207574786" calcext:value-type="float">
            <text:p>9.207574786</text:p>
          </table:table-cell>
          <table:table-cell table:style-name="ce1" table:formula="of:=[.C405]+([.A406]-[.A405])*[.$E$1]" office:value-type="float" office:value="-3.94241399999997" calcext:value-type="float">
            <text:p>-3.94241399999997</text:p>
          </table:table-cell>
          <table:table-cell table:style-name="ce1" table:formula="of:=[.$C$2]+[.$E$1]*POWER([.A406];2)" office:value-type="float" office:value="8.415149572" calcext:value-type="float">
            <text:p>8.415149572</text:p>
          </table:table-cell>
          <table:table-cell table:number-columns-repeated="1020"/>
        </table:table-row>
        <table:table-row table:style-name="ro1">
          <table:table-cell table:style-name="ce1" table:formula="of:=[.A406]+[.$C$1]" office:value-type="float" office:value="0.403" calcext:value-type="float">
            <text:p>0.403</text:p>
          </table:table-cell>
          <table:table-cell table:style-name="ce1" table:formula="of:=[.$C$2]-(9.807*POWER([.A407];2))/2" office:value-type="float" office:value="9.2036274685" calcext:value-type="float">
            <text:p>9.2036274685</text:p>
          </table:table-cell>
          <table:table-cell table:style-name="ce1" table:formula="of:=[.C406]+([.A407]-[.A406])*[.$E$1]" office:value-type="float" office:value="-3.95222099999997" calcext:value-type="float">
            <text:p>-3.95222099999997</text:p>
          </table:table-cell>
          <table:table-cell table:style-name="ce1" table:formula="of:=[.$C$2]+[.$E$1]*POWER([.A407];2)" office:value-type="float" office:value="8.407254937" calcext:value-type="float">
            <text:p>8.407254937</text:p>
          </table:table-cell>
          <table:table-cell table:number-columns-repeated="1020"/>
        </table:table-row>
        <table:table-row table:style-name="ro1">
          <table:table-cell table:style-name="ce1" table:formula="of:=[.A407]+[.$C$1]" office:value-type="float" office:value="0.404" calcext:value-type="float">
            <text:p>0.404</text:p>
          </table:table-cell>
          <table:table-cell table:style-name="ce1" table:formula="of:=[.$C$2]-(9.807*POWER([.A408];2))/2" office:value-type="float" office:value="9.199670344" calcext:value-type="float">
            <text:p>9.199670344</text:p>
          </table:table-cell>
          <table:table-cell table:style-name="ce1" table:formula="of:=[.C407]+([.A408]-[.A407])*[.$E$1]" office:value-type="float" office:value="-3.96202799999997" calcext:value-type="float">
            <text:p>-3.96202799999997</text:p>
          </table:table-cell>
          <table:table-cell table:style-name="ce1" table:formula="of:=[.$C$2]+[.$E$1]*POWER([.A408];2)" office:value-type="float" office:value="8.399340688" calcext:value-type="float">
            <text:p>8.399340688</text:p>
          </table:table-cell>
          <table:table-cell table:number-columns-repeated="1020"/>
        </table:table-row>
        <table:table-row table:style-name="ro1">
          <table:table-cell table:style-name="ce1" table:formula="of:=[.A408]+[.$C$1]" office:value-type="float" office:value="0.405" calcext:value-type="float">
            <text:p>0.405</text:p>
          </table:table-cell>
          <table:table-cell table:style-name="ce1" table:formula="of:=[.$C$2]-(9.807*POWER([.A409];2))/2" office:value-type="float" office:value="9.1957034125" calcext:value-type="float">
            <text:p>9.1957034125</text:p>
          </table:table-cell>
          <table:table-cell table:style-name="ce1" table:formula="of:=[.C408]+([.A409]-[.A408])*[.$E$1]" office:value-type="float" office:value="-3.97183499999997" calcext:value-type="float">
            <text:p>-3.97183499999997</text:p>
          </table:table-cell>
          <table:table-cell table:style-name="ce1" table:formula="of:=[.$C$2]+[.$E$1]*POWER([.A409];2)" office:value-type="float" office:value="8.391406825" calcext:value-type="float">
            <text:p>8.391406825</text:p>
          </table:table-cell>
          <table:table-cell table:number-columns-repeated="1020"/>
        </table:table-row>
        <table:table-row table:style-name="ro1">
          <table:table-cell table:style-name="ce1" table:formula="of:=[.A409]+[.$C$1]" office:value-type="float" office:value="0.406" calcext:value-type="float">
            <text:p>0.406</text:p>
          </table:table-cell>
          <table:table-cell table:style-name="ce1" table:formula="of:=[.$C$2]-(9.807*POWER([.A410];2))/2" office:value-type="float" office:value="9.191726674" calcext:value-type="float">
            <text:p>9.191726674</text:p>
          </table:table-cell>
          <table:table-cell table:style-name="ce1" table:formula="of:=[.C409]+([.A410]-[.A409])*[.$E$1]" office:value-type="float" office:value="-3.98164199999997" calcext:value-type="float">
            <text:p>-3.98164199999997</text:p>
          </table:table-cell>
          <table:table-cell table:style-name="ce1" table:formula="of:=[.$C$2]+[.$E$1]*POWER([.A410];2)" office:value-type="float" office:value="8.383453348" calcext:value-type="float">
            <text:p>8.383453348</text:p>
          </table:table-cell>
          <table:table-cell table:number-columns-repeated="1020"/>
        </table:table-row>
        <table:table-row table:style-name="ro1">
          <table:table-cell table:style-name="ce1" table:formula="of:=[.A410]+[.$C$1]" office:value-type="float" office:value="0.407" calcext:value-type="float">
            <text:p>0.407</text:p>
          </table:table-cell>
          <table:table-cell table:style-name="ce1" table:formula="of:=[.$C$2]-(9.807*POWER([.A411];2))/2" office:value-type="float" office:value="9.1877401285" calcext:value-type="float">
            <text:p>9.1877401285</text:p>
          </table:table-cell>
          <table:table-cell table:style-name="ce1" table:formula="of:=[.C410]+([.A411]-[.A410])*[.$E$1]" office:value-type="float" office:value="-3.99144899999997" calcext:value-type="float">
            <text:p>-3.99144899999997</text:p>
          </table:table-cell>
          <table:table-cell table:style-name="ce1" table:formula="of:=[.$C$2]+[.$E$1]*POWER([.A411];2)" office:value-type="float" office:value="8.375480257" calcext:value-type="float">
            <text:p>8.375480257</text:p>
          </table:table-cell>
          <table:table-cell table:number-columns-repeated="1020"/>
        </table:table-row>
        <table:table-row table:style-name="ro1">
          <table:table-cell table:style-name="ce1" table:formula="of:=[.A411]+[.$C$1]" office:value-type="float" office:value="0.408" calcext:value-type="float">
            <text:p>0.408</text:p>
          </table:table-cell>
          <table:table-cell table:style-name="ce1" table:formula="of:=[.$C$2]-(9.807*POWER([.A412];2))/2" office:value-type="float" office:value="9.183743776" calcext:value-type="float">
            <text:p>9.183743776</text:p>
          </table:table-cell>
          <table:table-cell table:style-name="ce1" table:formula="of:=[.C411]+([.A412]-[.A411])*[.$E$1]" office:value-type="float" office:value="-4.00125599999997" calcext:value-type="float">
            <text:p>-4.00125599999997</text:p>
          </table:table-cell>
          <table:table-cell table:style-name="ce1" table:formula="of:=[.$C$2]+[.$E$1]*POWER([.A412];2)" office:value-type="float" office:value="8.367487552" calcext:value-type="float">
            <text:p>8.367487552</text:p>
          </table:table-cell>
          <table:table-cell table:number-columns-repeated="1020"/>
        </table:table-row>
        <table:table-row table:style-name="ro1">
          <table:table-cell table:style-name="ce1" table:formula="of:=[.A412]+[.$C$1]" office:value-type="float" office:value="0.409" calcext:value-type="float">
            <text:p>0.409</text:p>
          </table:table-cell>
          <table:table-cell table:style-name="ce1" table:formula="of:=[.$C$2]-(9.807*POWER([.A413];2))/2" office:value-type="float" office:value="9.1797376165" calcext:value-type="float">
            <text:p>9.1797376165</text:p>
          </table:table-cell>
          <table:table-cell table:style-name="ce1" table:formula="of:=[.C412]+([.A413]-[.A412])*[.$E$1]" office:value-type="float" office:value="-4.01106299999997" calcext:value-type="float">
            <text:p>-4.01106299999997</text:p>
          </table:table-cell>
          <table:table-cell table:style-name="ce1" table:formula="of:=[.$C$2]+[.$E$1]*POWER([.A413];2)" office:value-type="float" office:value="8.359475233" calcext:value-type="float">
            <text:p>8.359475233</text:p>
          </table:table-cell>
          <table:table-cell table:number-columns-repeated="1020"/>
        </table:table-row>
        <table:table-row table:style-name="ro1">
          <table:table-cell table:style-name="ce1" table:formula="of:=[.A413]+[.$C$1]" office:value-type="float" office:value="0.41" calcext:value-type="float">
            <text:p>0.41</text:p>
          </table:table-cell>
          <table:table-cell table:style-name="ce1" table:formula="of:=[.$C$2]-(9.807*POWER([.A414];2))/2" office:value-type="float" office:value="9.17572165" calcext:value-type="float">
            <text:p>9.17572165</text:p>
          </table:table-cell>
          <table:table-cell table:style-name="ce1" table:formula="of:=[.C413]+([.A414]-[.A413])*[.$E$1]" office:value-type="float" office:value="-4.02086999999997" calcext:value-type="float">
            <text:p>-4.02086999999997</text:p>
          </table:table-cell>
          <table:table-cell table:style-name="ce1" table:formula="of:=[.$C$2]+[.$E$1]*POWER([.A414];2)" office:value-type="float" office:value="8.3514433" calcext:value-type="float">
            <text:p>8.3514433</text:p>
          </table:table-cell>
          <table:table-cell table:number-columns-repeated="1020"/>
        </table:table-row>
        <table:table-row table:style-name="ro1">
          <table:table-cell table:style-name="ce1" table:formula="of:=[.A414]+[.$C$1]" office:value-type="float" office:value="0.411" calcext:value-type="float">
            <text:p>0.411</text:p>
          </table:table-cell>
          <table:table-cell table:style-name="ce1" table:formula="of:=[.$C$2]-(9.807*POWER([.A415];2))/2" office:value-type="float" office:value="9.1716958765" calcext:value-type="float">
            <text:p>9.1716958765</text:p>
          </table:table-cell>
          <table:table-cell table:style-name="ce1" table:formula="of:=[.C414]+([.A415]-[.A414])*[.$E$1]" office:value-type="float" office:value="-4.03067699999997" calcext:value-type="float">
            <text:p>-4.03067699999997</text:p>
          </table:table-cell>
          <table:table-cell table:style-name="ce1" table:formula="of:=[.$C$2]+[.$E$1]*POWER([.A415];2)" office:value-type="float" office:value="8.343391753" calcext:value-type="float">
            <text:p>8.343391753</text:p>
          </table:table-cell>
          <table:table-cell table:number-columns-repeated="1020"/>
        </table:table-row>
        <table:table-row table:style-name="ro1">
          <table:table-cell table:style-name="ce1" table:formula="of:=[.A415]+[.$C$1]" office:value-type="float" office:value="0.412" calcext:value-type="float">
            <text:p>0.412</text:p>
          </table:table-cell>
          <table:table-cell table:style-name="ce1" table:formula="of:=[.$C$2]-(9.807*POWER([.A416];2))/2" office:value-type="float" office:value="9.167660296" calcext:value-type="float">
            <text:p>9.167660296</text:p>
          </table:table-cell>
          <table:table-cell table:style-name="ce1" table:formula="of:=[.C415]+([.A416]-[.A415])*[.$E$1]" office:value-type="float" office:value="-4.04048399999997" calcext:value-type="float">
            <text:p>-4.04048399999997</text:p>
          </table:table-cell>
          <table:table-cell table:style-name="ce1" table:formula="of:=[.$C$2]+[.$E$1]*POWER([.A416];2)" office:value-type="float" office:value="8.335320592" calcext:value-type="float">
            <text:p>8.335320592</text:p>
          </table:table-cell>
          <table:table-cell table:number-columns-repeated="1020"/>
        </table:table-row>
        <table:table-row table:style-name="ro1">
          <table:table-cell table:style-name="ce1" table:formula="of:=[.A416]+[.$C$1]" office:value-type="float" office:value="0.413" calcext:value-type="float">
            <text:p>0.413</text:p>
          </table:table-cell>
          <table:table-cell table:style-name="ce1" table:formula="of:=[.$C$2]-(9.807*POWER([.A417];2))/2" office:value-type="float" office:value="9.1636149085" calcext:value-type="float">
            <text:p>9.1636149085</text:p>
          </table:table-cell>
          <table:table-cell table:style-name="ce1" table:formula="of:=[.C416]+([.A417]-[.A416])*[.$E$1]" office:value-type="float" office:value="-4.05029099999997" calcext:value-type="float">
            <text:p>-4.05029099999997</text:p>
          </table:table-cell>
          <table:table-cell table:style-name="ce1" table:formula="of:=[.$C$2]+[.$E$1]*POWER([.A417];2)" office:value-type="float" office:value="8.327229817" calcext:value-type="float">
            <text:p>8.327229817</text:p>
          </table:table-cell>
          <table:table-cell table:number-columns-repeated="1020"/>
        </table:table-row>
        <table:table-row table:style-name="ro1">
          <table:table-cell table:style-name="ce1" table:formula="of:=[.A417]+[.$C$1]" office:value-type="float" office:value="0.414" calcext:value-type="float">
            <text:p>0.414</text:p>
          </table:table-cell>
          <table:table-cell table:style-name="ce1" table:formula="of:=[.$C$2]-(9.807*POWER([.A418];2))/2" office:value-type="float" office:value="9.159559714" calcext:value-type="float">
            <text:p>9.159559714</text:p>
          </table:table-cell>
          <table:table-cell table:style-name="ce1" table:formula="of:=[.C417]+([.A418]-[.A417])*[.$E$1]" office:value-type="float" office:value="-4.06009799999997" calcext:value-type="float">
            <text:p>-4.06009799999997</text:p>
          </table:table-cell>
          <table:table-cell table:style-name="ce1" table:formula="of:=[.$C$2]+[.$E$1]*POWER([.A418];2)" office:value-type="float" office:value="8.319119428" calcext:value-type="float">
            <text:p>8.319119428</text:p>
          </table:table-cell>
          <table:table-cell table:number-columns-repeated="1020"/>
        </table:table-row>
        <table:table-row table:style-name="ro1">
          <table:table-cell table:style-name="ce1" table:formula="of:=[.A418]+[.$C$1]" office:value-type="float" office:value="0.415" calcext:value-type="float">
            <text:p>0.415</text:p>
          </table:table-cell>
          <table:table-cell table:style-name="ce1" table:formula="of:=[.$C$2]-(9.807*POWER([.A419];2))/2" office:value-type="float" office:value="9.1554947125" calcext:value-type="float">
            <text:p>9.1554947125</text:p>
          </table:table-cell>
          <table:table-cell table:style-name="ce1" table:formula="of:=[.C418]+([.A419]-[.A418])*[.$E$1]" office:value-type="float" office:value="-4.06990499999997" calcext:value-type="float">
            <text:p>-4.06990499999997</text:p>
          </table:table-cell>
          <table:table-cell table:style-name="ce1" table:formula="of:=[.$C$2]+[.$E$1]*POWER([.A419];2)" office:value-type="float" office:value="8.310989425" calcext:value-type="float">
            <text:p>8.310989425</text:p>
          </table:table-cell>
          <table:table-cell table:number-columns-repeated="1020"/>
        </table:table-row>
        <table:table-row table:style-name="ro1">
          <table:table-cell table:style-name="ce1" table:formula="of:=[.A419]+[.$C$1]" office:value-type="float" office:value="0.416" calcext:value-type="float">
            <text:p>0.416</text:p>
          </table:table-cell>
          <table:table-cell table:style-name="ce1" table:formula="of:=[.$C$2]-(9.807*POWER([.A420];2))/2" office:value-type="float" office:value="9.151419904" calcext:value-type="float">
            <text:p>9.151419904</text:p>
          </table:table-cell>
          <table:table-cell table:style-name="ce1" table:formula="of:=[.C419]+([.A420]-[.A419])*[.$E$1]" office:value-type="float" office:value="-4.07971199999997" calcext:value-type="float">
            <text:p>-4.07971199999997</text:p>
          </table:table-cell>
          <table:table-cell table:style-name="ce1" table:formula="of:=[.$C$2]+[.$E$1]*POWER([.A420];2)" office:value-type="float" office:value="8.302839808" calcext:value-type="float">
            <text:p>8.302839808</text:p>
          </table:table-cell>
          <table:table-cell table:number-columns-repeated="1020"/>
        </table:table-row>
        <table:table-row table:style-name="ro1">
          <table:table-cell table:style-name="ce1" table:formula="of:=[.A420]+[.$C$1]" office:value-type="float" office:value="0.417" calcext:value-type="float">
            <text:p>0.417</text:p>
          </table:table-cell>
          <table:table-cell table:style-name="ce1" table:formula="of:=[.$C$2]-(9.807*POWER([.A421];2))/2" office:value-type="float" office:value="9.1473352885" calcext:value-type="float">
            <text:p>9.1473352885</text:p>
          </table:table-cell>
          <table:table-cell table:style-name="ce1" table:formula="of:=[.C420]+([.A421]-[.A420])*[.$E$1]" office:value-type="float" office:value="-4.08951899999997" calcext:value-type="float">
            <text:p>-4.08951899999997</text:p>
          </table:table-cell>
          <table:table-cell table:style-name="ce1" table:formula="of:=[.$C$2]+[.$E$1]*POWER([.A421];2)" office:value-type="float" office:value="8.294670577" calcext:value-type="float">
            <text:p>8.294670577</text:p>
          </table:table-cell>
          <table:table-cell table:number-columns-repeated="1020"/>
        </table:table-row>
        <table:table-row table:style-name="ro1">
          <table:table-cell table:style-name="ce1" table:formula="of:=[.A421]+[.$C$1]" office:value-type="float" office:value="0.418" calcext:value-type="float">
            <text:p>0.418</text:p>
          </table:table-cell>
          <table:table-cell table:style-name="ce1" table:formula="of:=[.$C$2]-(9.807*POWER([.A422];2))/2" office:value-type="float" office:value="9.143240866" calcext:value-type="float">
            <text:p>9.143240866</text:p>
          </table:table-cell>
          <table:table-cell table:style-name="ce1" table:formula="of:=[.C421]+([.A422]-[.A421])*[.$E$1]" office:value-type="float" office:value="-4.09932599999997" calcext:value-type="float">
            <text:p>-4.09932599999997</text:p>
          </table:table-cell>
          <table:table-cell table:style-name="ce1" table:formula="of:=[.$C$2]+[.$E$1]*POWER([.A422];2)" office:value-type="float" office:value="8.286481732" calcext:value-type="float">
            <text:p>8.286481732</text:p>
          </table:table-cell>
          <table:table-cell table:number-columns-repeated="1020"/>
        </table:table-row>
        <table:table-row table:style-name="ro1">
          <table:table-cell table:style-name="ce1" table:formula="of:=[.A422]+[.$C$1]" office:value-type="float" office:value="0.419" calcext:value-type="float">
            <text:p>0.419</text:p>
          </table:table-cell>
          <table:table-cell table:style-name="ce1" table:formula="of:=[.$C$2]-(9.807*POWER([.A423];2))/2" office:value-type="float" office:value="9.1391366365" calcext:value-type="float">
            <text:p>9.1391366365</text:p>
          </table:table-cell>
          <table:table-cell table:style-name="ce1" table:formula="of:=[.C422]+([.A423]-[.A422])*[.$E$1]" office:value-type="float" office:value="-4.10913299999997" calcext:value-type="float">
            <text:p>-4.10913299999997</text:p>
          </table:table-cell>
          <table:table-cell table:style-name="ce1" table:formula="of:=[.$C$2]+[.$E$1]*POWER([.A423];2)" office:value-type="float" office:value="8.278273273" calcext:value-type="float">
            <text:p>8.278273273</text:p>
          </table:table-cell>
          <table:table-cell table:number-columns-repeated="1020"/>
        </table:table-row>
        <table:table-row table:style-name="ro1">
          <table:table-cell table:style-name="ce1" table:formula="of:=[.A423]+[.$C$1]" office:value-type="float" office:value="0.42" calcext:value-type="float">
            <text:p>0.42</text:p>
          </table:table-cell>
          <table:table-cell table:style-name="ce1" table:formula="of:=[.$C$2]-(9.807*POWER([.A424];2))/2" office:value-type="float" office:value="9.1350226" calcext:value-type="float">
            <text:p>9.1350226</text:p>
          </table:table-cell>
          <table:table-cell table:style-name="ce1" table:formula="of:=[.C423]+([.A424]-[.A423])*[.$E$1]" office:value-type="float" office:value="-4.11893999999997" calcext:value-type="float">
            <text:p>-4.11893999999997</text:p>
          </table:table-cell>
          <table:table-cell table:style-name="ce1" table:formula="of:=[.$C$2]+[.$E$1]*POWER([.A424];2)" office:value-type="float" office:value="8.2700452" calcext:value-type="float">
            <text:p>8.2700452</text:p>
          </table:table-cell>
          <table:table-cell table:number-columns-repeated="1020"/>
        </table:table-row>
        <table:table-row table:style-name="ro1">
          <table:table-cell table:style-name="ce1" table:formula="of:=[.A424]+[.$C$1]" office:value-type="float" office:value="0.421" calcext:value-type="float">
            <text:p>0.421</text:p>
          </table:table-cell>
          <table:table-cell table:style-name="ce1" table:formula="of:=[.$C$2]-(9.807*POWER([.A425];2))/2" office:value-type="float" office:value="9.1308987565" calcext:value-type="float">
            <text:p>9.1308987565</text:p>
          </table:table-cell>
          <table:table-cell table:style-name="ce1" table:formula="of:=[.C424]+([.A425]-[.A424])*[.$E$1]" office:value-type="float" office:value="-4.12874699999998" calcext:value-type="float">
            <text:p>-4.12874699999998</text:p>
          </table:table-cell>
          <table:table-cell table:style-name="ce1" table:formula="of:=[.$C$2]+[.$E$1]*POWER([.A425];2)" office:value-type="float" office:value="8.261797513" calcext:value-type="float">
            <text:p>8.261797513</text:p>
          </table:table-cell>
          <table:table-cell table:number-columns-repeated="1020"/>
        </table:table-row>
        <table:table-row table:style-name="ro1">
          <table:table-cell table:style-name="ce1" table:formula="of:=[.A425]+[.$C$1]" office:value-type="float" office:value="0.422" calcext:value-type="float">
            <text:p>0.422</text:p>
          </table:table-cell>
          <table:table-cell table:style-name="ce1" table:formula="of:=[.$C$2]-(9.807*POWER([.A426];2))/2" office:value-type="float" office:value="9.126765106" calcext:value-type="float">
            <text:p>9.126765106</text:p>
          </table:table-cell>
          <table:table-cell table:style-name="ce1" table:formula="of:=[.C425]+([.A426]-[.A425])*[.$E$1]" office:value-type="float" office:value="-4.13855399999998" calcext:value-type="float">
            <text:p>-4.13855399999998</text:p>
          </table:table-cell>
          <table:table-cell table:style-name="ce1" table:formula="of:=[.$C$2]+[.$E$1]*POWER([.A426];2)" office:value-type="float" office:value="8.253530212" calcext:value-type="float">
            <text:p>8.253530212</text:p>
          </table:table-cell>
          <table:table-cell table:number-columns-repeated="1020"/>
        </table:table-row>
        <table:table-row table:style-name="ro1">
          <table:table-cell table:style-name="ce1" table:formula="of:=[.A426]+[.$C$1]" office:value-type="float" office:value="0.423" calcext:value-type="float">
            <text:p>0.423</text:p>
          </table:table-cell>
          <table:table-cell table:style-name="ce1" table:formula="of:=[.$C$2]-(9.807*POWER([.A427];2))/2" office:value-type="float" office:value="9.1226216485" calcext:value-type="float">
            <text:p>9.1226216485</text:p>
          </table:table-cell>
          <table:table-cell table:style-name="ce1" table:formula="of:=[.C426]+([.A427]-[.A426])*[.$E$1]" office:value-type="float" office:value="-4.14836099999998" calcext:value-type="float">
            <text:p>-4.14836099999998</text:p>
          </table:table-cell>
          <table:table-cell table:style-name="ce1" table:formula="of:=[.$C$2]+[.$E$1]*POWER([.A427];2)" office:value-type="float" office:value="8.245243297" calcext:value-type="float">
            <text:p>8.245243297</text:p>
          </table:table-cell>
          <table:table-cell table:number-columns-repeated="1020"/>
        </table:table-row>
        <table:table-row table:style-name="ro1">
          <table:table-cell table:style-name="ce1" table:formula="of:=[.A427]+[.$C$1]" office:value-type="float" office:value="0.424" calcext:value-type="float">
            <text:p>0.424</text:p>
          </table:table-cell>
          <table:table-cell table:style-name="ce1" table:formula="of:=[.$C$2]-(9.807*POWER([.A428];2))/2" office:value-type="float" office:value="9.118468384" calcext:value-type="float">
            <text:p>9.118468384</text:p>
          </table:table-cell>
          <table:table-cell table:style-name="ce1" table:formula="of:=[.C427]+([.A428]-[.A427])*[.$E$1]" office:value-type="float" office:value="-4.15816799999998" calcext:value-type="float">
            <text:p>-4.15816799999998</text:p>
          </table:table-cell>
          <table:table-cell table:style-name="ce1" table:formula="of:=[.$C$2]+[.$E$1]*POWER([.A428];2)" office:value-type="float" office:value="8.236936768" calcext:value-type="float">
            <text:p>8.236936768</text:p>
          </table:table-cell>
          <table:table-cell table:number-columns-repeated="1020"/>
        </table:table-row>
        <table:table-row table:style-name="ro1">
          <table:table-cell table:style-name="ce1" table:formula="of:=[.A428]+[.$C$1]" office:value-type="float" office:value="0.425" calcext:value-type="float">
            <text:p>0.425</text:p>
          </table:table-cell>
          <table:table-cell table:style-name="ce1" table:formula="of:=[.$C$2]-(9.807*POWER([.A429];2))/2" office:value-type="float" office:value="9.1143053125" calcext:value-type="float">
            <text:p>9.1143053125</text:p>
          </table:table-cell>
          <table:table-cell table:style-name="ce1" table:formula="of:=[.C428]+([.A429]-[.A428])*[.$E$1]" office:value-type="float" office:value="-4.16797499999998" calcext:value-type="float">
            <text:p>-4.16797499999998</text:p>
          </table:table-cell>
          <table:table-cell table:style-name="ce1" table:formula="of:=[.$C$2]+[.$E$1]*POWER([.A429];2)" office:value-type="float" office:value="8.228610625" calcext:value-type="float">
            <text:p>8.228610625</text:p>
          </table:table-cell>
          <table:table-cell table:number-columns-repeated="1020"/>
        </table:table-row>
        <table:table-row table:style-name="ro1">
          <table:table-cell table:style-name="ce1" table:formula="of:=[.A429]+[.$C$1]" office:value-type="float" office:value="0.426" calcext:value-type="float">
            <text:p>0.426</text:p>
          </table:table-cell>
          <table:table-cell table:style-name="ce1" table:formula="of:=[.$C$2]-(9.807*POWER([.A430];2))/2" office:value-type="float" office:value="9.110132434" calcext:value-type="float">
            <text:p>9.110132434</text:p>
          </table:table-cell>
          <table:table-cell table:style-name="ce1" table:formula="of:=[.C429]+([.A430]-[.A429])*[.$E$1]" office:value-type="float" office:value="-4.17778199999998" calcext:value-type="float">
            <text:p>-4.17778199999998</text:p>
          </table:table-cell>
          <table:table-cell table:style-name="ce1" table:formula="of:=[.$C$2]+[.$E$1]*POWER([.A430];2)" office:value-type="float" office:value="8.220264868" calcext:value-type="float">
            <text:p>8.220264868</text:p>
          </table:table-cell>
          <table:table-cell table:number-columns-repeated="1020"/>
        </table:table-row>
        <table:table-row table:style-name="ro1">
          <table:table-cell table:style-name="ce1" table:formula="of:=[.A430]+[.$C$1]" office:value-type="float" office:value="0.427" calcext:value-type="float">
            <text:p>0.427</text:p>
          </table:table-cell>
          <table:table-cell table:style-name="ce1" table:formula="of:=[.$C$2]-(9.807*POWER([.A431];2))/2" office:value-type="float" office:value="9.1059497485" calcext:value-type="float">
            <text:p>9.1059497485</text:p>
          </table:table-cell>
          <table:table-cell table:style-name="ce1" table:formula="of:=[.C430]+([.A431]-[.A430])*[.$E$1]" office:value-type="float" office:value="-4.18758899999998" calcext:value-type="float">
            <text:p>-4.18758899999998</text:p>
          </table:table-cell>
          <table:table-cell table:style-name="ce1" table:formula="of:=[.$C$2]+[.$E$1]*POWER([.A431];2)" office:value-type="float" office:value="8.211899497" calcext:value-type="float">
            <text:p>8.211899497</text:p>
          </table:table-cell>
          <table:table-cell table:number-columns-repeated="1020"/>
        </table:table-row>
        <table:table-row table:style-name="ro1">
          <table:table-cell table:style-name="ce1" table:formula="of:=[.A431]+[.$C$1]" office:value-type="float" office:value="0.428" calcext:value-type="float">
            <text:p>0.428</text:p>
          </table:table-cell>
          <table:table-cell table:style-name="ce1" table:formula="of:=[.$C$2]-(9.807*POWER([.A432];2))/2" office:value-type="float" office:value="9.101757256" calcext:value-type="float">
            <text:p>9.101757256</text:p>
          </table:table-cell>
          <table:table-cell table:style-name="ce1" table:formula="of:=[.C431]+([.A432]-[.A431])*[.$E$1]" office:value-type="float" office:value="-4.19739599999998" calcext:value-type="float">
            <text:p>-4.19739599999998</text:p>
          </table:table-cell>
          <table:table-cell table:style-name="ce1" table:formula="of:=[.$C$2]+[.$E$1]*POWER([.A432];2)" office:value-type="float" office:value="8.203514512" calcext:value-type="float">
            <text:p>8.203514512</text:p>
          </table:table-cell>
          <table:table-cell table:number-columns-repeated="1020"/>
        </table:table-row>
        <table:table-row table:style-name="ro1">
          <table:table-cell table:style-name="ce1" table:formula="of:=[.A432]+[.$C$1]" office:value-type="float" office:value="0.429" calcext:value-type="float">
            <text:p>0.429</text:p>
          </table:table-cell>
          <table:table-cell table:style-name="ce1" table:formula="of:=[.$C$2]-(9.807*POWER([.A433];2))/2" office:value-type="float" office:value="9.0975549565" calcext:value-type="float">
            <text:p>9.0975549565</text:p>
          </table:table-cell>
          <table:table-cell table:style-name="ce1" table:formula="of:=[.C432]+([.A433]-[.A432])*[.$E$1]" office:value-type="float" office:value="-4.20720299999998" calcext:value-type="float">
            <text:p>-4.20720299999998</text:p>
          </table:table-cell>
          <table:table-cell table:style-name="ce1" table:formula="of:=[.$C$2]+[.$E$1]*POWER([.A433];2)" office:value-type="float" office:value="8.195109913" calcext:value-type="float">
            <text:p>8.195109913</text:p>
          </table:table-cell>
          <table:table-cell table:number-columns-repeated="1020"/>
        </table:table-row>
        <table:table-row table:style-name="ro1">
          <table:table-cell table:style-name="ce1" table:formula="of:=[.A433]+[.$C$1]" office:value-type="float" office:value="0.43" calcext:value-type="float">
            <text:p>0.43</text:p>
          </table:table-cell>
          <table:table-cell table:style-name="ce1" table:formula="of:=[.$C$2]-(9.807*POWER([.A434];2))/2" office:value-type="float" office:value="9.09334285" calcext:value-type="float">
            <text:p>9.09334285</text:p>
          </table:table-cell>
          <table:table-cell table:style-name="ce1" table:formula="of:=[.C433]+([.A434]-[.A433])*[.$E$1]" office:value-type="float" office:value="-4.21700999999998" calcext:value-type="float">
            <text:p>-4.21700999999998</text:p>
          </table:table-cell>
          <table:table-cell table:style-name="ce1" table:formula="of:=[.$C$2]+[.$E$1]*POWER([.A434];2)" office:value-type="float" office:value="8.1866857" calcext:value-type="float">
            <text:p>8.1866857</text:p>
          </table:table-cell>
          <table:table-cell table:number-columns-repeated="1020"/>
        </table:table-row>
        <table:table-row table:style-name="ro1">
          <table:table-cell table:style-name="ce1" table:formula="of:=[.A434]+[.$C$1]" office:value-type="float" office:value="0.431" calcext:value-type="float">
            <text:p>0.431</text:p>
          </table:table-cell>
          <table:table-cell table:style-name="ce1" table:formula="of:=[.$C$2]-(9.807*POWER([.A435];2))/2" office:value-type="float" office:value="9.0891209365" calcext:value-type="float">
            <text:p>9.0891209365</text:p>
          </table:table-cell>
          <table:table-cell table:style-name="ce1" table:formula="of:=[.C434]+([.A435]-[.A434])*[.$E$1]" office:value-type="float" office:value="-4.22681699999998" calcext:value-type="float">
            <text:p>-4.22681699999998</text:p>
          </table:table-cell>
          <table:table-cell table:style-name="ce1" table:formula="of:=[.$C$2]+[.$E$1]*POWER([.A435];2)" office:value-type="float" office:value="8.178241873" calcext:value-type="float">
            <text:p>8.178241873</text:p>
          </table:table-cell>
          <table:table-cell table:number-columns-repeated="1020"/>
        </table:table-row>
        <table:table-row table:style-name="ro1">
          <table:table-cell table:style-name="ce1" table:formula="of:=[.A435]+[.$C$1]" office:value-type="float" office:value="0.432" calcext:value-type="float">
            <text:p>0.432</text:p>
          </table:table-cell>
          <table:table-cell table:style-name="ce1" table:formula="of:=[.$C$2]-(9.807*POWER([.A436];2))/2" office:value-type="float" office:value="9.084889216" calcext:value-type="float">
            <text:p>9.084889216</text:p>
          </table:table-cell>
          <table:table-cell table:style-name="ce1" table:formula="of:=[.C435]+([.A436]-[.A435])*[.$E$1]" office:value-type="float" office:value="-4.23662399999998" calcext:value-type="float">
            <text:p>-4.23662399999998</text:p>
          </table:table-cell>
          <table:table-cell table:style-name="ce1" table:formula="of:=[.$C$2]+[.$E$1]*POWER([.A436];2)" office:value-type="float" office:value="8.169778432" calcext:value-type="float">
            <text:p>8.169778432</text:p>
          </table:table-cell>
          <table:table-cell table:number-columns-repeated="1020"/>
        </table:table-row>
        <table:table-row table:style-name="ro1">
          <table:table-cell table:style-name="ce1" table:formula="of:=[.A436]+[.$C$1]" office:value-type="float" office:value="0.433" calcext:value-type="float">
            <text:p>0.433</text:p>
          </table:table-cell>
          <table:table-cell table:style-name="ce1" table:formula="of:=[.$C$2]-(9.807*POWER([.A437];2))/2" office:value-type="float" office:value="9.0806476885" calcext:value-type="float">
            <text:p>9.0806476885</text:p>
          </table:table-cell>
          <table:table-cell table:style-name="ce1" table:formula="of:=[.C436]+([.A437]-[.A436])*[.$E$1]" office:value-type="float" office:value="-4.24643099999998" calcext:value-type="float">
            <text:p>-4.24643099999998</text:p>
          </table:table-cell>
          <table:table-cell table:style-name="ce1" table:formula="of:=[.$C$2]+[.$E$1]*POWER([.A437];2)" office:value-type="float" office:value="8.161295377" calcext:value-type="float">
            <text:p>8.161295377</text:p>
          </table:table-cell>
          <table:table-cell table:number-columns-repeated="1020"/>
        </table:table-row>
        <table:table-row table:style-name="ro1">
          <table:table-cell table:style-name="ce1" table:formula="of:=[.A437]+[.$C$1]" office:value-type="float" office:value="0.434" calcext:value-type="float">
            <text:p>0.434</text:p>
          </table:table-cell>
          <table:table-cell table:style-name="ce1" table:formula="of:=[.$C$2]-(9.807*POWER([.A438];2))/2" office:value-type="float" office:value="9.076396354" calcext:value-type="float">
            <text:p>9.076396354</text:p>
          </table:table-cell>
          <table:table-cell table:style-name="ce1" table:formula="of:=[.C437]+([.A438]-[.A437])*[.$E$1]" office:value-type="float" office:value="-4.25623799999998" calcext:value-type="float">
            <text:p>-4.25623799999998</text:p>
          </table:table-cell>
          <table:table-cell table:style-name="ce1" table:formula="of:=[.$C$2]+[.$E$1]*POWER([.A438];2)" office:value-type="float" office:value="8.152792708" calcext:value-type="float">
            <text:p>8.152792708</text:p>
          </table:table-cell>
          <table:table-cell table:number-columns-repeated="1020"/>
        </table:table-row>
        <table:table-row table:style-name="ro1">
          <table:table-cell table:style-name="ce1" table:formula="of:=[.A438]+[.$C$1]" office:value-type="float" office:value="0.435" calcext:value-type="float">
            <text:p>0.435</text:p>
          </table:table-cell>
          <table:table-cell table:style-name="ce1" table:formula="of:=[.$C$2]-(9.807*POWER([.A439];2))/2" office:value-type="float" office:value="9.0721352125" calcext:value-type="float">
            <text:p>9.0721352125</text:p>
          </table:table-cell>
          <table:table-cell table:style-name="ce1" table:formula="of:=[.C438]+([.A439]-[.A438])*[.$E$1]" office:value-type="float" office:value="-4.26604499999998" calcext:value-type="float">
            <text:p>-4.26604499999998</text:p>
          </table:table-cell>
          <table:table-cell table:style-name="ce1" table:formula="of:=[.$C$2]+[.$E$1]*POWER([.A439];2)" office:value-type="float" office:value="8.144270425" calcext:value-type="float">
            <text:p>8.144270425</text:p>
          </table:table-cell>
          <table:table-cell table:number-columns-repeated="1020"/>
        </table:table-row>
        <table:table-row table:style-name="ro1">
          <table:table-cell table:style-name="ce1" table:formula="of:=[.A439]+[.$C$1]" office:value-type="float" office:value="0.436" calcext:value-type="float">
            <text:p>0.436</text:p>
          </table:table-cell>
          <table:table-cell table:style-name="ce1" table:formula="of:=[.$C$2]-(9.807*POWER([.A440];2))/2" office:value-type="float" office:value="9.067864264" calcext:value-type="float">
            <text:p>9.067864264</text:p>
          </table:table-cell>
          <table:table-cell table:style-name="ce1" table:formula="of:=[.C439]+([.A440]-[.A439])*[.$E$1]" office:value-type="float" office:value="-4.27585199999998" calcext:value-type="float">
            <text:p>-4.27585199999998</text:p>
          </table:table-cell>
          <table:table-cell table:style-name="ce1" table:formula="of:=[.$C$2]+[.$E$1]*POWER([.A440];2)" office:value-type="float" office:value="8.135728528" calcext:value-type="float">
            <text:p>8.135728528</text:p>
          </table:table-cell>
          <table:table-cell table:number-columns-repeated="1020"/>
        </table:table-row>
        <table:table-row table:style-name="ro1">
          <table:table-cell table:style-name="ce1" table:formula="of:=[.A440]+[.$C$1]" office:value-type="float" office:value="0.437" calcext:value-type="float">
            <text:p>0.437</text:p>
          </table:table-cell>
          <table:table-cell table:style-name="ce1" table:formula="of:=[.$C$2]-(9.807*POWER([.A441];2))/2" office:value-type="float" office:value="9.0635835085" calcext:value-type="float">
            <text:p>9.0635835085</text:p>
          </table:table-cell>
          <table:table-cell table:style-name="ce1" table:formula="of:=[.C440]+([.A441]-[.A440])*[.$E$1]" office:value-type="float" office:value="-4.28565899999998" calcext:value-type="float">
            <text:p>-4.28565899999998</text:p>
          </table:table-cell>
          <table:table-cell table:style-name="ce1" table:formula="of:=[.$C$2]+[.$E$1]*POWER([.A441];2)" office:value-type="float" office:value="8.127167017" calcext:value-type="float">
            <text:p>8.127167017</text:p>
          </table:table-cell>
          <table:table-cell table:number-columns-repeated="1020"/>
        </table:table-row>
        <table:table-row table:style-name="ro1">
          <table:table-cell table:style-name="ce1" table:formula="of:=[.A441]+[.$C$1]" office:value-type="float" office:value="0.438" calcext:value-type="float">
            <text:p>0.438</text:p>
          </table:table-cell>
          <table:table-cell table:style-name="ce1" table:formula="of:=[.$C$2]-(9.807*POWER([.A442];2))/2" office:value-type="float" office:value="9.059292946" calcext:value-type="float">
            <text:p>9.059292946</text:p>
          </table:table-cell>
          <table:table-cell table:style-name="ce1" table:formula="of:=[.C441]+([.A442]-[.A441])*[.$E$1]" office:value-type="float" office:value="-4.29546599999998" calcext:value-type="float">
            <text:p>-4.29546599999998</text:p>
          </table:table-cell>
          <table:table-cell table:style-name="ce1" table:formula="of:=[.$C$2]+[.$E$1]*POWER([.A442];2)" office:value-type="float" office:value="8.118585892" calcext:value-type="float">
            <text:p>8.118585892</text:p>
          </table:table-cell>
          <table:table-cell table:number-columns-repeated="1020"/>
        </table:table-row>
        <table:table-row table:style-name="ro1">
          <table:table-cell table:style-name="ce1" table:formula="of:=[.A442]+[.$C$1]" office:value-type="float" office:value="0.439" calcext:value-type="float">
            <text:p>0.439</text:p>
          </table:table-cell>
          <table:table-cell table:style-name="ce1" table:formula="of:=[.$C$2]-(9.807*POWER([.A443];2))/2" office:value-type="float" office:value="9.0549925765" calcext:value-type="float">
            <text:p>9.0549925765</text:p>
          </table:table-cell>
          <table:table-cell table:style-name="ce1" table:formula="of:=[.C442]+([.A443]-[.A442])*[.$E$1]" office:value-type="float" office:value="-4.30527299999998" calcext:value-type="float">
            <text:p>-4.30527299999998</text:p>
          </table:table-cell>
          <table:table-cell table:style-name="ce1" table:formula="of:=[.$C$2]+[.$E$1]*POWER([.A443];2)" office:value-type="float" office:value="8.109985153" calcext:value-type="float">
            <text:p>8.109985153</text:p>
          </table:table-cell>
          <table:table-cell table:number-columns-repeated="1020"/>
        </table:table-row>
        <table:table-row table:style-name="ro1">
          <table:table-cell table:style-name="ce1" table:formula="of:=[.A443]+[.$C$1]" office:value-type="float" office:value="0.44" calcext:value-type="float">
            <text:p>0.44</text:p>
          </table:table-cell>
          <table:table-cell table:style-name="ce1" table:formula="of:=[.$C$2]-(9.807*POWER([.A444];2))/2" office:value-type="float" office:value="9.0506824" calcext:value-type="float">
            <text:p>9.0506824</text:p>
          </table:table-cell>
          <table:table-cell table:style-name="ce1" table:formula="of:=[.C443]+([.A444]-[.A443])*[.$E$1]" office:value-type="float" office:value="-4.31507999999998" calcext:value-type="float">
            <text:p>-4.31507999999998</text:p>
          </table:table-cell>
          <table:table-cell table:style-name="ce1" table:formula="of:=[.$C$2]+[.$E$1]*POWER([.A444];2)" office:value-type="float" office:value="8.1013648" calcext:value-type="float">
            <text:p>8.1013648</text:p>
          </table:table-cell>
          <table:table-cell table:number-columns-repeated="1020"/>
        </table:table-row>
        <table:table-row table:style-name="ro1">
          <table:table-cell table:style-name="ce1" table:formula="of:=[.A444]+[.$C$1]" office:value-type="float" office:value="0.441" calcext:value-type="float">
            <text:p>0.441</text:p>
          </table:table-cell>
          <table:table-cell table:style-name="ce1" table:formula="of:=[.$C$2]-(9.807*POWER([.A445];2))/2" office:value-type="float" office:value="9.0463624165" calcext:value-type="float">
            <text:p>9.0463624165</text:p>
          </table:table-cell>
          <table:table-cell table:style-name="ce1" table:formula="of:=[.C444]+([.A445]-[.A444])*[.$E$1]" office:value-type="float" office:value="-4.32488699999998" calcext:value-type="float">
            <text:p>-4.32488699999998</text:p>
          </table:table-cell>
          <table:table-cell table:style-name="ce1" table:formula="of:=[.$C$2]+[.$E$1]*POWER([.A445];2)" office:value-type="float" office:value="8.092724833" calcext:value-type="float">
            <text:p>8.092724833</text:p>
          </table:table-cell>
          <table:table-cell table:number-columns-repeated="1020"/>
        </table:table-row>
        <table:table-row table:style-name="ro1">
          <table:table-cell table:style-name="ce1" table:formula="of:=[.A445]+[.$C$1]" office:value-type="float" office:value="0.442" calcext:value-type="float">
            <text:p>0.442</text:p>
          </table:table-cell>
          <table:table-cell table:style-name="ce1" table:formula="of:=[.$C$2]-(9.807*POWER([.A446];2))/2" office:value-type="float" office:value="9.042032626" calcext:value-type="float">
            <text:p>9.042032626</text:p>
          </table:table-cell>
          <table:table-cell table:style-name="ce1" table:formula="of:=[.C445]+([.A446]-[.A445])*[.$E$1]" office:value-type="float" office:value="-4.33469399999998" calcext:value-type="float">
            <text:p>-4.33469399999998</text:p>
          </table:table-cell>
          <table:table-cell table:style-name="ce1" table:formula="of:=[.$C$2]+[.$E$1]*POWER([.A446];2)" office:value-type="float" office:value="8.084065252" calcext:value-type="float">
            <text:p>8.084065252</text:p>
          </table:table-cell>
          <table:table-cell table:number-columns-repeated="1020"/>
        </table:table-row>
        <table:table-row table:style-name="ro1">
          <table:table-cell table:style-name="ce1" table:formula="of:=[.A446]+[.$C$1]" office:value-type="float" office:value="0.443" calcext:value-type="float">
            <text:p>0.443</text:p>
          </table:table-cell>
          <table:table-cell table:style-name="ce1" table:formula="of:=[.$C$2]-(9.807*POWER([.A447];2))/2" office:value-type="float" office:value="9.0376930285" calcext:value-type="float">
            <text:p>9.0376930285</text:p>
          </table:table-cell>
          <table:table-cell table:style-name="ce1" table:formula="of:=[.C446]+([.A447]-[.A446])*[.$E$1]" office:value-type="float" office:value="-4.34450099999998" calcext:value-type="float">
            <text:p>-4.34450099999998</text:p>
          </table:table-cell>
          <table:table-cell table:style-name="ce1" table:formula="of:=[.$C$2]+[.$E$1]*POWER([.A447];2)" office:value-type="float" office:value="8.075386057" calcext:value-type="float">
            <text:p>8.075386057</text:p>
          </table:table-cell>
          <table:table-cell table:number-columns-repeated="1020"/>
        </table:table-row>
        <table:table-row table:style-name="ro1">
          <table:table-cell table:style-name="ce1" table:formula="of:=[.A447]+[.$C$1]" office:value-type="float" office:value="0.444" calcext:value-type="float">
            <text:p>0.444</text:p>
          </table:table-cell>
          <table:table-cell table:style-name="ce1" table:formula="of:=[.$C$2]-(9.807*POWER([.A448];2))/2" office:value-type="float" office:value="9.033343624" calcext:value-type="float">
            <text:p>9.033343624</text:p>
          </table:table-cell>
          <table:table-cell table:style-name="ce1" table:formula="of:=[.C447]+([.A448]-[.A447])*[.$E$1]" office:value-type="float" office:value="-4.35430799999998" calcext:value-type="float">
            <text:p>-4.35430799999998</text:p>
          </table:table-cell>
          <table:table-cell table:style-name="ce1" table:formula="of:=[.$C$2]+[.$E$1]*POWER([.A448];2)" office:value-type="float" office:value="8.066687248" calcext:value-type="float">
            <text:p>8.066687248</text:p>
          </table:table-cell>
          <table:table-cell table:number-columns-repeated="1020"/>
        </table:table-row>
        <table:table-row table:style-name="ro1">
          <table:table-cell table:style-name="ce1" table:formula="of:=[.A448]+[.$C$1]" office:value-type="float" office:value="0.445" calcext:value-type="float">
            <text:p>0.445</text:p>
          </table:table-cell>
          <table:table-cell table:style-name="ce1" table:formula="of:=[.$C$2]-(9.807*POWER([.A449];2))/2" office:value-type="float" office:value="9.0289844125" calcext:value-type="float">
            <text:p>9.0289844125</text:p>
          </table:table-cell>
          <table:table-cell table:style-name="ce1" table:formula="of:=[.C448]+([.A449]-[.A448])*[.$E$1]" office:value-type="float" office:value="-4.36411499999998" calcext:value-type="float">
            <text:p>-4.36411499999998</text:p>
          </table:table-cell>
          <table:table-cell table:style-name="ce1" table:formula="of:=[.$C$2]+[.$E$1]*POWER([.A449];2)" office:value-type="float" office:value="8.057968825" calcext:value-type="float">
            <text:p>8.057968825</text:p>
          </table:table-cell>
          <table:table-cell table:number-columns-repeated="1020"/>
        </table:table-row>
        <table:table-row table:style-name="ro1">
          <table:table-cell table:style-name="ce1" table:formula="of:=[.A449]+[.$C$1]" office:value-type="float" office:value="0.446" calcext:value-type="float">
            <text:p>0.446</text:p>
          </table:table-cell>
          <table:table-cell table:style-name="ce1" table:formula="of:=[.$C$2]-(9.807*POWER([.A450];2))/2" office:value-type="float" office:value="9.024615394" calcext:value-type="float">
            <text:p>9.024615394</text:p>
          </table:table-cell>
          <table:table-cell table:style-name="ce1" table:formula="of:=[.C449]+([.A450]-[.A449])*[.$E$1]" office:value-type="float" office:value="-4.37392199999998" calcext:value-type="float">
            <text:p>-4.37392199999998</text:p>
          </table:table-cell>
          <table:table-cell table:style-name="ce1" table:formula="of:=[.$C$2]+[.$E$1]*POWER([.A450];2)" office:value-type="float" office:value="8.049230788" calcext:value-type="float">
            <text:p>8.049230788</text:p>
          </table:table-cell>
          <table:table-cell table:number-columns-repeated="1020"/>
        </table:table-row>
        <table:table-row table:style-name="ro1">
          <table:table-cell table:style-name="ce1" table:formula="of:=[.A450]+[.$C$1]" office:value-type="float" office:value="0.447" calcext:value-type="float">
            <text:p>0.447</text:p>
          </table:table-cell>
          <table:table-cell table:style-name="ce1" table:formula="of:=[.$C$2]-(9.807*POWER([.A451];2))/2" office:value-type="float" office:value="9.0202365685" calcext:value-type="float">
            <text:p>9.0202365685</text:p>
          </table:table-cell>
          <table:table-cell table:style-name="ce1" table:formula="of:=[.C450]+([.A451]-[.A450])*[.$E$1]" office:value-type="float" office:value="-4.38372899999998" calcext:value-type="float">
            <text:p>-4.38372899999998</text:p>
          </table:table-cell>
          <table:table-cell table:style-name="ce1" table:formula="of:=[.$C$2]+[.$E$1]*POWER([.A451];2)" office:value-type="float" office:value="8.040473137" calcext:value-type="float">
            <text:p>8.040473137</text:p>
          </table:table-cell>
          <table:table-cell table:number-columns-repeated="1020"/>
        </table:table-row>
        <table:table-row table:style-name="ro1">
          <table:table-cell table:style-name="ce1" table:formula="of:=[.A451]+[.$C$1]" office:value-type="float" office:value="0.448" calcext:value-type="float">
            <text:p>0.448</text:p>
          </table:table-cell>
          <table:table-cell table:style-name="ce1" table:formula="of:=[.$C$2]-(9.807*POWER([.A452];2))/2" office:value-type="float" office:value="9.015847936" calcext:value-type="float">
            <text:p>9.015847936</text:p>
          </table:table-cell>
          <table:table-cell table:style-name="ce1" table:formula="of:=[.C451]+([.A452]-[.A451])*[.$E$1]" office:value-type="float" office:value="-4.39353599999998" calcext:value-type="float">
            <text:p>-4.39353599999998</text:p>
          </table:table-cell>
          <table:table-cell table:style-name="ce1" table:formula="of:=[.$C$2]+[.$E$1]*POWER([.A452];2)" office:value-type="float" office:value="8.031695872" calcext:value-type="float">
            <text:p>8.031695872</text:p>
          </table:table-cell>
          <table:table-cell table:number-columns-repeated="1020"/>
        </table:table-row>
        <table:table-row table:style-name="ro1">
          <table:table-cell table:style-name="ce1" table:formula="of:=[.A452]+[.$C$1]" office:value-type="float" office:value="0.449" calcext:value-type="float">
            <text:p>0.449</text:p>
          </table:table-cell>
          <table:table-cell table:style-name="ce1" table:formula="of:=[.$C$2]-(9.807*POWER([.A453];2))/2" office:value-type="float" office:value="9.0114494965" calcext:value-type="float">
            <text:p>9.0114494965</text:p>
          </table:table-cell>
          <table:table-cell table:style-name="ce1" table:formula="of:=[.C452]+([.A453]-[.A452])*[.$E$1]" office:value-type="float" office:value="-4.40334299999998" calcext:value-type="float">
            <text:p>-4.40334299999998</text:p>
          </table:table-cell>
          <table:table-cell table:style-name="ce1" table:formula="of:=[.$C$2]+[.$E$1]*POWER([.A453];2)" office:value-type="float" office:value="8.022898993" calcext:value-type="float">
            <text:p>8.022898993</text:p>
          </table:table-cell>
          <table:table-cell table:number-columns-repeated="1020"/>
        </table:table-row>
        <table:table-row table:style-name="ro1">
          <table:table-cell table:style-name="ce1" table:formula="of:=[.A453]+[.$C$1]" office:value-type="float" office:value="0.45" calcext:value-type="float">
            <text:p>0.45</text:p>
          </table:table-cell>
          <table:table-cell table:style-name="ce1" table:formula="of:=[.$C$2]-(9.807*POWER([.A454];2))/2" office:value-type="float" office:value="9.00704125" calcext:value-type="float">
            <text:p>9.00704125</text:p>
          </table:table-cell>
          <table:table-cell table:style-name="ce1" table:formula="of:=[.C453]+([.A454]-[.A453])*[.$E$1]" office:value-type="float" office:value="-4.41314999999999" calcext:value-type="float">
            <text:p>-4.41314999999999</text:p>
          </table:table-cell>
          <table:table-cell table:style-name="ce1" table:formula="of:=[.$C$2]+[.$E$1]*POWER([.A454];2)" office:value-type="float" office:value="8.0140825" calcext:value-type="float">
            <text:p>8.0140825</text:p>
          </table:table-cell>
          <table:table-cell table:number-columns-repeated="1020"/>
        </table:table-row>
        <table:table-row table:style-name="ro1">
          <table:table-cell table:style-name="ce1" table:formula="of:=[.A454]+[.$C$1]" office:value-type="float" office:value="0.451" calcext:value-type="float">
            <text:p>0.451</text:p>
          </table:table-cell>
          <table:table-cell table:style-name="ce1" table:formula="of:=[.$C$2]-(9.807*POWER([.A455];2))/2" office:value-type="float" office:value="9.0026231965" calcext:value-type="float">
            <text:p>9.0026231965</text:p>
          </table:table-cell>
          <table:table-cell table:style-name="ce1" table:formula="of:=[.C454]+([.A455]-[.A454])*[.$E$1]" office:value-type="float" office:value="-4.42295699999999" calcext:value-type="float">
            <text:p>-4.42295699999999</text:p>
          </table:table-cell>
          <table:table-cell table:style-name="ce1" table:formula="of:=[.$C$2]+[.$E$1]*POWER([.A455];2)" office:value-type="float" office:value="8.005246393" calcext:value-type="float">
            <text:p>8.005246393</text:p>
          </table:table-cell>
          <table:table-cell table:number-columns-repeated="1020"/>
        </table:table-row>
        <table:table-row table:style-name="ro1">
          <table:table-cell table:style-name="ce1" table:formula="of:=[.A455]+[.$C$1]" office:value-type="float" office:value="0.452" calcext:value-type="float">
            <text:p>0.452</text:p>
          </table:table-cell>
          <table:table-cell table:style-name="ce1" table:formula="of:=[.$C$2]-(9.807*POWER([.A456];2))/2" office:value-type="float" office:value="8.998195336" calcext:value-type="float">
            <text:p>8.998195336</text:p>
          </table:table-cell>
          <table:table-cell table:style-name="ce1" table:formula="of:=[.C455]+([.A456]-[.A455])*[.$E$1]" office:value-type="float" office:value="-4.43276399999999" calcext:value-type="float">
            <text:p>-4.43276399999999</text:p>
          </table:table-cell>
          <table:table-cell table:style-name="ce1" table:formula="of:=[.$C$2]+[.$E$1]*POWER([.A456];2)" office:value-type="float" office:value="7.996390672" calcext:value-type="float">
            <text:p>7.996390672</text:p>
          </table:table-cell>
          <table:table-cell table:number-columns-repeated="1020"/>
        </table:table-row>
        <table:table-row table:style-name="ro1">
          <table:table-cell table:style-name="ce1" table:formula="of:=[.A456]+[.$C$1]" office:value-type="float" office:value="0.453" calcext:value-type="float">
            <text:p>0.453</text:p>
          </table:table-cell>
          <table:table-cell table:style-name="ce1" table:formula="of:=[.$C$2]-(9.807*POWER([.A457];2))/2" office:value-type="float" office:value="8.9937576685" calcext:value-type="float">
            <text:p>8.9937576685</text:p>
          </table:table-cell>
          <table:table-cell table:style-name="ce1" table:formula="of:=[.C456]+([.A457]-[.A456])*[.$E$1]" office:value-type="float" office:value="-4.44257099999999" calcext:value-type="float">
            <text:p>-4.44257099999999</text:p>
          </table:table-cell>
          <table:table-cell table:style-name="ce1" table:formula="of:=[.$C$2]+[.$E$1]*POWER([.A457];2)" office:value-type="float" office:value="7.987515337" calcext:value-type="float">
            <text:p>7.987515337</text:p>
          </table:table-cell>
          <table:table-cell table:number-columns-repeated="1020"/>
        </table:table-row>
        <table:table-row table:style-name="ro1">
          <table:table-cell table:style-name="ce1" table:formula="of:=[.A457]+[.$C$1]" office:value-type="float" office:value="0.454" calcext:value-type="float">
            <text:p>0.454</text:p>
          </table:table-cell>
          <table:table-cell table:style-name="ce1" table:formula="of:=[.$C$2]-(9.807*POWER([.A458];2))/2" office:value-type="float" office:value="8.989310194" calcext:value-type="float">
            <text:p>8.989310194</text:p>
          </table:table-cell>
          <table:table-cell table:style-name="ce1" table:formula="of:=[.C457]+([.A458]-[.A457])*[.$E$1]" office:value-type="float" office:value="-4.45237799999999" calcext:value-type="float">
            <text:p>-4.45237799999999</text:p>
          </table:table-cell>
          <table:table-cell table:style-name="ce1" table:formula="of:=[.$C$2]+[.$E$1]*POWER([.A458];2)" office:value-type="float" office:value="7.978620388" calcext:value-type="float">
            <text:p>7.978620388</text:p>
          </table:table-cell>
          <table:table-cell table:number-columns-repeated="1020"/>
        </table:table-row>
        <table:table-row table:style-name="ro1">
          <table:table-cell table:style-name="ce1" table:formula="of:=[.A458]+[.$C$1]" office:value-type="float" office:value="0.455" calcext:value-type="float">
            <text:p>0.455</text:p>
          </table:table-cell>
          <table:table-cell table:style-name="ce1" table:formula="of:=[.$C$2]-(9.807*POWER([.A459];2))/2" office:value-type="float" office:value="8.9848529125" calcext:value-type="float">
            <text:p>8.9848529125</text:p>
          </table:table-cell>
          <table:table-cell table:style-name="ce1" table:formula="of:=[.C458]+([.A459]-[.A458])*[.$E$1]" office:value-type="float" office:value="-4.46218499999999" calcext:value-type="float">
            <text:p>-4.46218499999999</text:p>
          </table:table-cell>
          <table:table-cell table:style-name="ce1" table:formula="of:=[.$C$2]+[.$E$1]*POWER([.A459];2)" office:value-type="float" office:value="7.969705825" calcext:value-type="float">
            <text:p>7.969705825</text:p>
          </table:table-cell>
          <table:table-cell table:number-columns-repeated="1020"/>
        </table:table-row>
        <table:table-row table:style-name="ro1">
          <table:table-cell table:style-name="ce1" table:formula="of:=[.A459]+[.$C$1]" office:value-type="float" office:value="0.456" calcext:value-type="float">
            <text:p>0.456</text:p>
          </table:table-cell>
          <table:table-cell table:style-name="ce1" table:formula="of:=[.$C$2]-(9.807*POWER([.A460];2))/2" office:value-type="float" office:value="8.980385824" calcext:value-type="float">
            <text:p>8.980385824</text:p>
          </table:table-cell>
          <table:table-cell table:style-name="ce1" table:formula="of:=[.C459]+([.A460]-[.A459])*[.$E$1]" office:value-type="float" office:value="-4.47199199999999" calcext:value-type="float">
            <text:p>-4.47199199999999</text:p>
          </table:table-cell>
          <table:table-cell table:style-name="ce1" table:formula="of:=[.$C$2]+[.$E$1]*POWER([.A460];2)" office:value-type="float" office:value="7.960771648" calcext:value-type="float">
            <text:p>7.960771648</text:p>
          </table:table-cell>
          <table:table-cell table:number-columns-repeated="1020"/>
        </table:table-row>
        <table:table-row table:style-name="ro1">
          <table:table-cell table:style-name="ce1" table:formula="of:=[.A460]+[.$C$1]" office:value-type="float" office:value="0.457" calcext:value-type="float">
            <text:p>0.457</text:p>
          </table:table-cell>
          <table:table-cell table:style-name="ce1" table:formula="of:=[.$C$2]-(9.807*POWER([.A461];2))/2" office:value-type="float" office:value="8.9759089285" calcext:value-type="float">
            <text:p>8.9759089285</text:p>
          </table:table-cell>
          <table:table-cell table:style-name="ce1" table:formula="of:=[.C460]+([.A461]-[.A460])*[.$E$1]" office:value-type="float" office:value="-4.48179899999999" calcext:value-type="float">
            <text:p>-4.48179899999999</text:p>
          </table:table-cell>
          <table:table-cell table:style-name="ce1" table:formula="of:=[.$C$2]+[.$E$1]*POWER([.A461];2)" office:value-type="float" office:value="7.951817857" calcext:value-type="float">
            <text:p>7.951817857</text:p>
          </table:table-cell>
          <table:table-cell table:number-columns-repeated="1020"/>
        </table:table-row>
        <table:table-row table:style-name="ro1">
          <table:table-cell table:style-name="ce1" table:formula="of:=[.A461]+[.$C$1]" office:value-type="float" office:value="0.458" calcext:value-type="float">
            <text:p>0.458</text:p>
          </table:table-cell>
          <table:table-cell table:style-name="ce1" table:formula="of:=[.$C$2]-(9.807*POWER([.A462];2))/2" office:value-type="float" office:value="8.971422226" calcext:value-type="float">
            <text:p>8.971422226</text:p>
          </table:table-cell>
          <table:table-cell table:style-name="ce1" table:formula="of:=[.C461]+([.A462]-[.A461])*[.$E$1]" office:value-type="float" office:value="-4.49160599999999" calcext:value-type="float">
            <text:p>-4.49160599999999</text:p>
          </table:table-cell>
          <table:table-cell table:style-name="ce1" table:formula="of:=[.$C$2]+[.$E$1]*POWER([.A462];2)" office:value-type="float" office:value="7.942844452" calcext:value-type="float">
            <text:p>7.942844452</text:p>
          </table:table-cell>
          <table:table-cell table:number-columns-repeated="1020"/>
        </table:table-row>
        <table:table-row table:style-name="ro1">
          <table:table-cell table:style-name="ce1" table:formula="of:=[.A462]+[.$C$1]" office:value-type="float" office:value="0.459" calcext:value-type="float">
            <text:p>0.459</text:p>
          </table:table-cell>
          <table:table-cell table:style-name="ce1" table:formula="of:=[.$C$2]-(9.807*POWER([.A463];2))/2" office:value-type="float" office:value="8.9669257165" calcext:value-type="float">
            <text:p>8.9669257165</text:p>
          </table:table-cell>
          <table:table-cell table:style-name="ce1" table:formula="of:=[.C462]+([.A463]-[.A462])*[.$E$1]" office:value-type="float" office:value="-4.50141299999999" calcext:value-type="float">
            <text:p>-4.50141299999999</text:p>
          </table:table-cell>
          <table:table-cell table:style-name="ce1" table:formula="of:=[.$C$2]+[.$E$1]*POWER([.A463];2)" office:value-type="float" office:value="7.933851433" calcext:value-type="float">
            <text:p>7.933851433</text:p>
          </table:table-cell>
          <table:table-cell table:number-columns-repeated="1020"/>
        </table:table-row>
        <table:table-row table:style-name="ro1">
          <table:table-cell table:style-name="ce1" table:formula="of:=[.A463]+[.$C$1]" office:value-type="float" office:value="0.46" calcext:value-type="float">
            <text:p>0.46</text:p>
          </table:table-cell>
          <table:table-cell table:style-name="ce1" table:formula="of:=[.$C$2]-(9.807*POWER([.A464];2))/2" office:value-type="float" office:value="8.9624194" calcext:value-type="float">
            <text:p>8.9624194</text:p>
          </table:table-cell>
          <table:table-cell table:style-name="ce1" table:formula="of:=[.C463]+([.A464]-[.A463])*[.$E$1]" office:value-type="float" office:value="-4.51121999999999" calcext:value-type="float">
            <text:p>-4.51121999999999</text:p>
          </table:table-cell>
          <table:table-cell table:style-name="ce1" table:formula="of:=[.$C$2]+[.$E$1]*POWER([.A464];2)" office:value-type="float" office:value="7.9248388" calcext:value-type="float">
            <text:p>7.9248388</text:p>
          </table:table-cell>
          <table:table-cell table:number-columns-repeated="1020"/>
        </table:table-row>
        <table:table-row table:style-name="ro1">
          <table:table-cell table:style-name="ce1" table:formula="of:=[.A464]+[.$C$1]" office:value-type="float" office:value="0.461" calcext:value-type="float">
            <text:p>0.461</text:p>
          </table:table-cell>
          <table:table-cell table:style-name="ce1" table:formula="of:=[.$C$2]-(9.807*POWER([.A465];2))/2" office:value-type="float" office:value="8.9579032765" calcext:value-type="float">
            <text:p>8.9579032765</text:p>
          </table:table-cell>
          <table:table-cell table:style-name="ce1" table:formula="of:=[.C464]+([.A465]-[.A464])*[.$E$1]" office:value-type="float" office:value="-4.52102699999999" calcext:value-type="float">
            <text:p>-4.52102699999999</text:p>
          </table:table-cell>
          <table:table-cell table:style-name="ce1" table:formula="of:=[.$C$2]+[.$E$1]*POWER([.A465];2)" office:value-type="float" office:value="7.915806553" calcext:value-type="float">
            <text:p>7.915806553</text:p>
          </table:table-cell>
          <table:table-cell table:number-columns-repeated="1020"/>
        </table:table-row>
        <table:table-row table:style-name="ro1">
          <table:table-cell table:style-name="ce1" table:formula="of:=[.A465]+[.$C$1]" office:value-type="float" office:value="0.462" calcext:value-type="float">
            <text:p>0.462</text:p>
          </table:table-cell>
          <table:table-cell table:style-name="ce1" table:formula="of:=[.$C$2]-(9.807*POWER([.A466];2))/2" office:value-type="float" office:value="8.953377346" calcext:value-type="float">
            <text:p>8.953377346</text:p>
          </table:table-cell>
          <table:table-cell table:style-name="ce1" table:formula="of:=[.C465]+([.A466]-[.A465])*[.$E$1]" office:value-type="float" office:value="-4.53083399999999" calcext:value-type="float">
            <text:p>-4.53083399999999</text:p>
          </table:table-cell>
          <table:table-cell table:style-name="ce1" table:formula="of:=[.$C$2]+[.$E$1]*POWER([.A466];2)" office:value-type="float" office:value="7.906754692" calcext:value-type="float">
            <text:p>7.906754692</text:p>
          </table:table-cell>
          <table:table-cell table:number-columns-repeated="1020"/>
        </table:table-row>
        <table:table-row table:style-name="ro1">
          <table:table-cell table:style-name="ce1" table:formula="of:=[.A466]+[.$C$1]" office:value-type="float" office:value="0.463" calcext:value-type="float">
            <text:p>0.463</text:p>
          </table:table-cell>
          <table:table-cell table:style-name="ce1" table:formula="of:=[.$C$2]-(9.807*POWER([.A467];2))/2" office:value-type="float" office:value="8.9488416085" calcext:value-type="float">
            <text:p>8.9488416085</text:p>
          </table:table-cell>
          <table:table-cell table:style-name="ce1" table:formula="of:=[.C466]+([.A467]-[.A466])*[.$E$1]" office:value-type="float" office:value="-4.54064099999999" calcext:value-type="float">
            <text:p>-4.54064099999999</text:p>
          </table:table-cell>
          <table:table-cell table:style-name="ce1" table:formula="of:=[.$C$2]+[.$E$1]*POWER([.A467];2)" office:value-type="float" office:value="7.897683217" calcext:value-type="float">
            <text:p>7.897683217</text:p>
          </table:table-cell>
          <table:table-cell table:number-columns-repeated="1020"/>
        </table:table-row>
        <table:table-row table:style-name="ro1">
          <table:table-cell table:style-name="ce1" table:formula="of:=[.A467]+[.$C$1]" office:value-type="float" office:value="0.464" calcext:value-type="float">
            <text:p>0.464</text:p>
          </table:table-cell>
          <table:table-cell table:style-name="ce1" table:formula="of:=[.$C$2]-(9.807*POWER([.A468];2))/2" office:value-type="float" office:value="8.944296064" calcext:value-type="float">
            <text:p>8.944296064</text:p>
          </table:table-cell>
          <table:table-cell table:style-name="ce1" table:formula="of:=[.C467]+([.A468]-[.A467])*[.$E$1]" office:value-type="float" office:value="-4.55044799999999" calcext:value-type="float">
            <text:p>-4.55044799999999</text:p>
          </table:table-cell>
          <table:table-cell table:style-name="ce1" table:formula="of:=[.$C$2]+[.$E$1]*POWER([.A468];2)" office:value-type="float" office:value="7.888592128" calcext:value-type="float">
            <text:p>7.888592128</text:p>
          </table:table-cell>
          <table:table-cell table:number-columns-repeated="1020"/>
        </table:table-row>
        <table:table-row table:style-name="ro1">
          <table:table-cell table:style-name="ce1" table:formula="of:=[.A468]+[.$C$1]" office:value-type="float" office:value="0.465" calcext:value-type="float">
            <text:p>0.465</text:p>
          </table:table-cell>
          <table:table-cell table:style-name="ce1" table:formula="of:=[.$C$2]-(9.807*POWER([.A469];2))/2" office:value-type="float" office:value="8.9397407125" calcext:value-type="float">
            <text:p>8.9397407125</text:p>
          </table:table-cell>
          <table:table-cell table:style-name="ce1" table:formula="of:=[.C468]+([.A469]-[.A468])*[.$E$1]" office:value-type="float" office:value="-4.56025499999999" calcext:value-type="float">
            <text:p>-4.56025499999999</text:p>
          </table:table-cell>
          <table:table-cell table:style-name="ce1" table:formula="of:=[.$C$2]+[.$E$1]*POWER([.A469];2)" office:value-type="float" office:value="7.879481425" calcext:value-type="float">
            <text:p>7.879481425</text:p>
          </table:table-cell>
          <table:table-cell table:number-columns-repeated="1020"/>
        </table:table-row>
        <table:table-row table:style-name="ro1">
          <table:table-cell table:style-name="ce1" table:formula="of:=[.A469]+[.$C$1]" office:value-type="float" office:value="0.466" calcext:value-type="float">
            <text:p>0.466</text:p>
          </table:table-cell>
          <table:table-cell table:style-name="ce1" table:formula="of:=[.$C$2]-(9.807*POWER([.A470];2))/2" office:value-type="float" office:value="8.935175554" calcext:value-type="float">
            <text:p>8.935175554</text:p>
          </table:table-cell>
          <table:table-cell table:style-name="ce1" table:formula="of:=[.C469]+([.A470]-[.A469])*[.$E$1]" office:value-type="float" office:value="-4.57006199999999" calcext:value-type="float">
            <text:p>-4.57006199999999</text:p>
          </table:table-cell>
          <table:table-cell table:style-name="ce1" table:formula="of:=[.$C$2]+[.$E$1]*POWER([.A470];2)" office:value-type="float" office:value="7.870351108" calcext:value-type="float">
            <text:p>7.870351108</text:p>
          </table:table-cell>
          <table:table-cell table:number-columns-repeated="1020"/>
        </table:table-row>
        <table:table-row table:style-name="ro1">
          <table:table-cell table:style-name="ce1" table:formula="of:=[.A470]+[.$C$1]" office:value-type="float" office:value="0.467" calcext:value-type="float">
            <text:p>0.467</text:p>
          </table:table-cell>
          <table:table-cell table:style-name="ce1" table:formula="of:=[.$C$2]-(9.807*POWER([.A471];2))/2" office:value-type="float" office:value="8.9306005885" calcext:value-type="float">
            <text:p>8.9306005885</text:p>
          </table:table-cell>
          <table:table-cell table:style-name="ce1" table:formula="of:=[.C470]+([.A471]-[.A470])*[.$E$1]" office:value-type="float" office:value="-4.57986899999999" calcext:value-type="float">
            <text:p>-4.57986899999999</text:p>
          </table:table-cell>
          <table:table-cell table:style-name="ce1" table:formula="of:=[.$C$2]+[.$E$1]*POWER([.A471];2)" office:value-type="float" office:value="7.861201177" calcext:value-type="float">
            <text:p>7.861201177</text:p>
          </table:table-cell>
          <table:table-cell table:number-columns-repeated="1020"/>
        </table:table-row>
        <table:table-row table:style-name="ro1">
          <table:table-cell table:style-name="ce1" table:formula="of:=[.A471]+[.$C$1]" office:value-type="float" office:value="0.468" calcext:value-type="float">
            <text:p>0.468</text:p>
          </table:table-cell>
          <table:table-cell table:style-name="ce1" table:formula="of:=[.$C$2]-(9.807*POWER([.A472];2))/2" office:value-type="float" office:value="8.926015816" calcext:value-type="float">
            <text:p>8.926015816</text:p>
          </table:table-cell>
          <table:table-cell table:style-name="ce1" table:formula="of:=[.C471]+([.A472]-[.A471])*[.$E$1]" office:value-type="float" office:value="-4.58967599999999" calcext:value-type="float">
            <text:p>-4.58967599999999</text:p>
          </table:table-cell>
          <table:table-cell table:style-name="ce1" table:formula="of:=[.$C$2]+[.$E$1]*POWER([.A472];2)" office:value-type="float" office:value="7.852031632" calcext:value-type="float">
            <text:p>7.852031632</text:p>
          </table:table-cell>
          <table:table-cell table:number-columns-repeated="1020"/>
        </table:table-row>
        <table:table-row table:style-name="ro1">
          <table:table-cell table:style-name="ce1" table:formula="of:=[.A472]+[.$C$1]" office:value-type="float" office:value="0.469" calcext:value-type="float">
            <text:p>0.469</text:p>
          </table:table-cell>
          <table:table-cell table:style-name="ce1" table:formula="of:=[.$C$2]-(9.807*POWER([.A473];2))/2" office:value-type="float" office:value="8.9214212365" calcext:value-type="float">
            <text:p>8.9214212365</text:p>
          </table:table-cell>
          <table:table-cell table:style-name="ce1" table:formula="of:=[.C472]+([.A473]-[.A472])*[.$E$1]" office:value-type="float" office:value="-4.59948299999999" calcext:value-type="float">
            <text:p>-4.59948299999999</text:p>
          </table:table-cell>
          <table:table-cell table:style-name="ce1" table:formula="of:=[.$C$2]+[.$E$1]*POWER([.A473];2)" office:value-type="float" office:value="7.842842473" calcext:value-type="float">
            <text:p>7.842842473</text:p>
          </table:table-cell>
          <table:table-cell table:number-columns-repeated="1020"/>
        </table:table-row>
        <table:table-row table:style-name="ro1">
          <table:table-cell table:style-name="ce1" table:formula="of:=[.A473]+[.$C$1]" office:value-type="float" office:value="0.47" calcext:value-type="float">
            <text:p>0.47</text:p>
          </table:table-cell>
          <table:table-cell table:style-name="ce1" table:formula="of:=[.$C$2]-(9.807*POWER([.A474];2))/2" office:value-type="float" office:value="8.91681685" calcext:value-type="float">
            <text:p>8.91681685</text:p>
          </table:table-cell>
          <table:table-cell table:style-name="ce1" table:formula="of:=[.C473]+([.A474]-[.A473])*[.$E$1]" office:value-type="float" office:value="-4.60928999999999" calcext:value-type="float">
            <text:p>-4.60928999999999</text:p>
          </table:table-cell>
          <table:table-cell table:style-name="ce1" table:formula="of:=[.$C$2]+[.$E$1]*POWER([.A474];2)" office:value-type="float" office:value="7.8336337" calcext:value-type="float">
            <text:p>7.8336337</text:p>
          </table:table-cell>
          <table:table-cell table:number-columns-repeated="1020"/>
        </table:table-row>
        <table:table-row table:style-name="ro1">
          <table:table-cell table:style-name="ce1" table:formula="of:=[.A474]+[.$C$1]" office:value-type="float" office:value="0.471" calcext:value-type="float">
            <text:p>0.471</text:p>
          </table:table-cell>
          <table:table-cell table:style-name="ce1" table:formula="of:=[.$C$2]-(9.807*POWER([.A475];2))/2" office:value-type="float" office:value="8.9122026565" calcext:value-type="float">
            <text:p>8.9122026565</text:p>
          </table:table-cell>
          <table:table-cell table:style-name="ce1" table:formula="of:=[.C474]+([.A475]-[.A474])*[.$E$1]" office:value-type="float" office:value="-4.61909699999999" calcext:value-type="float">
            <text:p>-4.61909699999999</text:p>
          </table:table-cell>
          <table:table-cell table:style-name="ce1" table:formula="of:=[.$C$2]+[.$E$1]*POWER([.A475];2)" office:value-type="float" office:value="7.824405313" calcext:value-type="float">
            <text:p>7.824405313</text:p>
          </table:table-cell>
          <table:table-cell table:number-columns-repeated="1020"/>
        </table:table-row>
        <table:table-row table:style-name="ro1">
          <table:table-cell table:style-name="ce1" table:formula="of:=[.A475]+[.$C$1]" office:value-type="float" office:value="0.472" calcext:value-type="float">
            <text:p>0.472</text:p>
          </table:table-cell>
          <table:table-cell table:style-name="ce1" table:formula="of:=[.$C$2]-(9.807*POWER([.A476];2))/2" office:value-type="float" office:value="8.907578656" calcext:value-type="float">
            <text:p>8.907578656</text:p>
          </table:table-cell>
          <table:table-cell table:style-name="ce1" table:formula="of:=[.C475]+([.A476]-[.A475])*[.$E$1]" office:value-type="float" office:value="-4.62890399999999" calcext:value-type="float">
            <text:p>-4.62890399999999</text:p>
          </table:table-cell>
          <table:table-cell table:style-name="ce1" table:formula="of:=[.$C$2]+[.$E$1]*POWER([.A476];2)" office:value-type="float" office:value="7.815157312" calcext:value-type="float">
            <text:p>7.815157312</text:p>
          </table:table-cell>
          <table:table-cell table:number-columns-repeated="1020"/>
        </table:table-row>
        <table:table-row table:style-name="ro1">
          <table:table-cell table:style-name="ce1" table:formula="of:=[.A476]+[.$C$1]" office:value-type="float" office:value="0.473" calcext:value-type="float">
            <text:p>0.473</text:p>
          </table:table-cell>
          <table:table-cell table:style-name="ce1" table:formula="of:=[.$C$2]-(9.807*POWER([.A477];2))/2" office:value-type="float" office:value="8.9029448485" calcext:value-type="float">
            <text:p>8.9029448485</text:p>
          </table:table-cell>
          <table:table-cell table:style-name="ce1" table:formula="of:=[.C476]+([.A477]-[.A476])*[.$E$1]" office:value-type="float" office:value="-4.63871099999999" calcext:value-type="float">
            <text:p>-4.63871099999999</text:p>
          </table:table-cell>
          <table:table-cell table:style-name="ce1" table:formula="of:=[.$C$2]+[.$E$1]*POWER([.A477];2)" office:value-type="float" office:value="7.805889697" calcext:value-type="float">
            <text:p>7.805889697</text:p>
          </table:table-cell>
          <table:table-cell table:number-columns-repeated="1020"/>
        </table:table-row>
        <table:table-row table:style-name="ro1">
          <table:table-cell table:style-name="ce1" table:formula="of:=[.A477]+[.$C$1]" office:value-type="float" office:value="0.474" calcext:value-type="float">
            <text:p>0.474</text:p>
          </table:table-cell>
          <table:table-cell table:style-name="ce1" table:formula="of:=[.$C$2]-(9.807*POWER([.A478];2))/2" office:value-type="float" office:value="8.898301234" calcext:value-type="float">
            <text:p>8.898301234</text:p>
          </table:table-cell>
          <table:table-cell table:style-name="ce1" table:formula="of:=[.C477]+([.A478]-[.A477])*[.$E$1]" office:value-type="float" office:value="-4.64851799999999" calcext:value-type="float">
            <text:p>-4.64851799999999</text:p>
          </table:table-cell>
          <table:table-cell table:style-name="ce1" table:formula="of:=[.$C$2]+[.$E$1]*POWER([.A478];2)" office:value-type="float" office:value="7.796602468" calcext:value-type="float">
            <text:p>7.796602468</text:p>
          </table:table-cell>
          <table:table-cell table:number-columns-repeated="1020"/>
        </table:table-row>
        <table:table-row table:style-name="ro1">
          <table:table-cell table:style-name="ce1" table:formula="of:=[.A478]+[.$C$1]" office:value-type="float" office:value="0.475" calcext:value-type="float">
            <text:p>0.475</text:p>
          </table:table-cell>
          <table:table-cell table:style-name="ce1" table:formula="of:=[.$C$2]-(9.807*POWER([.A479];2))/2" office:value-type="float" office:value="8.8936478125" calcext:value-type="float">
            <text:p>8.8936478125</text:p>
          </table:table-cell>
          <table:table-cell table:style-name="ce1" table:formula="of:=[.C478]+([.A479]-[.A478])*[.$E$1]" office:value-type="float" office:value="-4.65832499999999" calcext:value-type="float">
            <text:p>-4.65832499999999</text:p>
          </table:table-cell>
          <table:table-cell table:style-name="ce1" table:formula="of:=[.$C$2]+[.$E$1]*POWER([.A479];2)" office:value-type="float" office:value="7.787295625" calcext:value-type="float">
            <text:p>7.787295625</text:p>
          </table:table-cell>
          <table:table-cell table:number-columns-repeated="1020"/>
        </table:table-row>
        <table:table-row table:style-name="ro1">
          <table:table-cell table:style-name="ce1" table:formula="of:=[.A479]+[.$C$1]" office:value-type="float" office:value="0.476" calcext:value-type="float">
            <text:p>0.476</text:p>
          </table:table-cell>
          <table:table-cell table:style-name="ce1" table:formula="of:=[.$C$2]-(9.807*POWER([.A480];2))/2" office:value-type="float" office:value="8.888984584" calcext:value-type="float">
            <text:p>8.888984584</text:p>
          </table:table-cell>
          <table:table-cell table:style-name="ce1" table:formula="of:=[.C479]+([.A480]-[.A479])*[.$E$1]" office:value-type="float" office:value="-4.66813199999999" calcext:value-type="float">
            <text:p>-4.66813199999999</text:p>
          </table:table-cell>
          <table:table-cell table:style-name="ce1" table:formula="of:=[.$C$2]+[.$E$1]*POWER([.A480];2)" office:value-type="float" office:value="7.777969168" calcext:value-type="float">
            <text:p>7.777969168</text:p>
          </table:table-cell>
          <table:table-cell table:number-columns-repeated="1020"/>
        </table:table-row>
        <table:table-row table:style-name="ro1">
          <table:table-cell table:style-name="ce1" table:formula="of:=[.A480]+[.$C$1]" office:value-type="float" office:value="0.477" calcext:value-type="float">
            <text:p>0.477</text:p>
          </table:table-cell>
          <table:table-cell table:style-name="ce1" table:formula="of:=[.$C$2]-(9.807*POWER([.A481];2))/2" office:value-type="float" office:value="8.8843115485" calcext:value-type="float">
            <text:p>8.8843115485</text:p>
          </table:table-cell>
          <table:table-cell table:style-name="ce1" table:formula="of:=[.C480]+([.A481]-[.A480])*[.$E$1]" office:value-type="float" office:value="-4.67793899999999" calcext:value-type="float">
            <text:p>-4.67793899999999</text:p>
          </table:table-cell>
          <table:table-cell table:style-name="ce1" table:formula="of:=[.$C$2]+[.$E$1]*POWER([.A481];2)" office:value-type="float" office:value="7.768623097" calcext:value-type="float">
            <text:p>7.768623097</text:p>
          </table:table-cell>
          <table:table-cell table:number-columns-repeated="1020"/>
        </table:table-row>
        <table:table-row table:style-name="ro1">
          <table:table-cell table:style-name="ce1" table:formula="of:=[.A481]+[.$C$1]" office:value-type="float" office:value="0.478" calcext:value-type="float">
            <text:p>0.478</text:p>
          </table:table-cell>
          <table:table-cell table:style-name="ce1" table:formula="of:=[.$C$2]-(9.807*POWER([.A482];2))/2" office:value-type="float" office:value="8.879628706" calcext:value-type="float">
            <text:p>8.879628706</text:p>
          </table:table-cell>
          <table:table-cell table:style-name="ce1" table:formula="of:=[.C481]+([.A482]-[.A481])*[.$E$1]" office:value-type="float" office:value="-4.68774599999999" calcext:value-type="float">
            <text:p>-4.68774599999999</text:p>
          </table:table-cell>
          <table:table-cell table:style-name="ce1" table:formula="of:=[.$C$2]+[.$E$1]*POWER([.A482];2)" office:value-type="float" office:value="7.759257412" calcext:value-type="float">
            <text:p>7.759257412</text:p>
          </table:table-cell>
          <table:table-cell table:number-columns-repeated="1020"/>
        </table:table-row>
        <table:table-row table:style-name="ro1">
          <table:table-cell table:style-name="ce1" table:formula="of:=[.A482]+[.$C$1]" office:value-type="float" office:value="0.479" calcext:value-type="float">
            <text:p>0.479</text:p>
          </table:table-cell>
          <table:table-cell table:style-name="ce1" table:formula="of:=[.$C$2]-(9.807*POWER([.A483];2))/2" office:value-type="float" office:value="8.8749360565" calcext:value-type="float">
            <text:p>8.8749360565</text:p>
          </table:table-cell>
          <table:table-cell table:style-name="ce1" table:formula="of:=[.C482]+([.A483]-[.A482])*[.$E$1]" office:value-type="float" office:value="-4.697553" calcext:value-type="float">
            <text:p>-4.697553</text:p>
          </table:table-cell>
          <table:table-cell table:style-name="ce1" table:formula="of:=[.$C$2]+[.$E$1]*POWER([.A483];2)" office:value-type="float" office:value="7.749872113" calcext:value-type="float">
            <text:p>7.749872113</text:p>
          </table:table-cell>
          <table:table-cell table:number-columns-repeated="1020"/>
        </table:table-row>
        <table:table-row table:style-name="ro1">
          <table:table-cell table:style-name="ce1" table:formula="of:=[.A483]+[.$C$1]" office:value-type="float" office:value="0.48" calcext:value-type="float">
            <text:p>0.48</text:p>
          </table:table-cell>
          <table:table-cell table:style-name="ce1" table:formula="of:=[.$C$2]-(9.807*POWER([.A484];2))/2" office:value-type="float" office:value="8.8702336" calcext:value-type="float">
            <text:p>8.8702336</text:p>
          </table:table-cell>
          <table:table-cell table:style-name="ce1" table:formula="of:=[.C483]+([.A484]-[.A483])*[.$E$1]" office:value-type="float" office:value="-4.70736" calcext:value-type="float">
            <text:p>-4.70736</text:p>
          </table:table-cell>
          <table:table-cell table:style-name="ce1" table:formula="of:=[.$C$2]+[.$E$1]*POWER([.A484];2)" office:value-type="float" office:value="7.7404672" calcext:value-type="float">
            <text:p>7.7404672</text:p>
          </table:table-cell>
          <table:table-cell table:number-columns-repeated="1020"/>
        </table:table-row>
        <table:table-row table:style-name="ro1">
          <table:table-cell table:style-name="ce1" table:formula="of:=[.A484]+[.$C$1]" office:value-type="float" office:value="0.481" calcext:value-type="float">
            <text:p>0.481</text:p>
          </table:table-cell>
          <table:table-cell table:style-name="ce1" table:formula="of:=[.$C$2]-(9.807*POWER([.A485];2))/2" office:value-type="float" office:value="8.8655213365" calcext:value-type="float">
            <text:p>8.8655213365</text:p>
          </table:table-cell>
          <table:table-cell table:style-name="ce1" table:formula="of:=[.C484]+([.A485]-[.A484])*[.$E$1]" office:value-type="float" office:value="-4.717167" calcext:value-type="float">
            <text:p>-4.717167</text:p>
          </table:table-cell>
          <table:table-cell table:style-name="ce1" table:formula="of:=[.$C$2]+[.$E$1]*POWER([.A485];2)" office:value-type="float" office:value="7.731042673" calcext:value-type="float">
            <text:p>7.731042673</text:p>
          </table:table-cell>
          <table:table-cell table:number-columns-repeated="1020"/>
        </table:table-row>
        <table:table-row table:style-name="ro1">
          <table:table-cell table:style-name="ce1" table:formula="of:=[.A485]+[.$C$1]" office:value-type="float" office:value="0.482" calcext:value-type="float">
            <text:p>0.482</text:p>
          </table:table-cell>
          <table:table-cell table:style-name="ce1" table:formula="of:=[.$C$2]-(9.807*POWER([.A486];2))/2" office:value-type="float" office:value="8.860799266" calcext:value-type="float">
            <text:p>8.860799266</text:p>
          </table:table-cell>
          <table:table-cell table:style-name="ce1" table:formula="of:=[.C485]+([.A486]-[.A485])*[.$E$1]" office:value-type="float" office:value="-4.726974" calcext:value-type="float">
            <text:p>-4.726974</text:p>
          </table:table-cell>
          <table:table-cell table:style-name="ce1" table:formula="of:=[.$C$2]+[.$E$1]*POWER([.A486];2)" office:value-type="float" office:value="7.721598532" calcext:value-type="float">
            <text:p>7.721598532</text:p>
          </table:table-cell>
          <table:table-cell table:number-columns-repeated="1020"/>
        </table:table-row>
        <table:table-row table:style-name="ro1">
          <table:table-cell table:style-name="ce1" table:formula="of:=[.A486]+[.$C$1]" office:value-type="float" office:value="0.483" calcext:value-type="float">
            <text:p>0.483</text:p>
          </table:table-cell>
          <table:table-cell table:style-name="ce1" table:formula="of:=[.$C$2]-(9.807*POWER([.A487];2))/2" office:value-type="float" office:value="8.8560673885" calcext:value-type="float">
            <text:p>8.8560673885</text:p>
          </table:table-cell>
          <table:table-cell table:style-name="ce1" table:formula="of:=[.C486]+([.A487]-[.A486])*[.$E$1]" office:value-type="float" office:value="-4.736781" calcext:value-type="float">
            <text:p>-4.736781</text:p>
          </table:table-cell>
          <table:table-cell table:style-name="ce1" table:formula="of:=[.$C$2]+[.$E$1]*POWER([.A487];2)" office:value-type="float" office:value="7.712134777" calcext:value-type="float">
            <text:p>7.712134777</text:p>
          </table:table-cell>
          <table:table-cell table:number-columns-repeated="1020"/>
        </table:table-row>
        <table:table-row table:style-name="ro1">
          <table:table-cell table:style-name="ce1" table:formula="of:=[.A487]+[.$C$1]" office:value-type="float" office:value="0.484" calcext:value-type="float">
            <text:p>0.484</text:p>
          </table:table-cell>
          <table:table-cell table:style-name="ce1" table:formula="of:=[.$C$2]-(9.807*POWER([.A488];2))/2" office:value-type="float" office:value="8.851325704" calcext:value-type="float">
            <text:p>8.851325704</text:p>
          </table:table-cell>
          <table:table-cell table:style-name="ce1" table:formula="of:=[.C487]+([.A488]-[.A487])*[.$E$1]" office:value-type="float" office:value="-4.746588" calcext:value-type="float">
            <text:p>-4.746588</text:p>
          </table:table-cell>
          <table:table-cell table:style-name="ce1" table:formula="of:=[.$C$2]+[.$E$1]*POWER([.A488];2)" office:value-type="float" office:value="7.702651408" calcext:value-type="float">
            <text:p>7.702651408</text:p>
          </table:table-cell>
          <table:table-cell table:number-columns-repeated="1020"/>
        </table:table-row>
        <table:table-row table:style-name="ro1">
          <table:table-cell table:style-name="ce1" table:formula="of:=[.A488]+[.$C$1]" office:value-type="float" office:value="0.485" calcext:value-type="float">
            <text:p>0.485</text:p>
          </table:table-cell>
          <table:table-cell table:style-name="ce1" table:formula="of:=[.$C$2]-(9.807*POWER([.A489];2))/2" office:value-type="float" office:value="8.8465742125" calcext:value-type="float">
            <text:p>8.8465742125</text:p>
          </table:table-cell>
          <table:table-cell table:style-name="ce1" table:formula="of:=[.C488]+([.A489]-[.A488])*[.$E$1]" office:value-type="float" office:value="-4.756395" calcext:value-type="float">
            <text:p>-4.756395</text:p>
          </table:table-cell>
          <table:table-cell table:style-name="ce1" table:formula="of:=[.$C$2]+[.$E$1]*POWER([.A489];2)" office:value-type="float" office:value="7.693148425" calcext:value-type="float">
            <text:p>7.693148425</text:p>
          </table:table-cell>
          <table:table-cell table:number-columns-repeated="1020"/>
        </table:table-row>
        <table:table-row table:style-name="ro1">
          <table:table-cell table:style-name="ce1" table:formula="of:=[.A489]+[.$C$1]" office:value-type="float" office:value="0.486" calcext:value-type="float">
            <text:p>0.486</text:p>
          </table:table-cell>
          <table:table-cell table:style-name="ce1" table:formula="of:=[.$C$2]-(9.807*POWER([.A490];2))/2" office:value-type="float" office:value="8.841812914" calcext:value-type="float">
            <text:p>8.841812914</text:p>
          </table:table-cell>
          <table:table-cell table:style-name="ce1" table:formula="of:=[.C489]+([.A490]-[.A489])*[.$E$1]" office:value-type="float" office:value="-4.766202" calcext:value-type="float">
            <text:p>-4.766202</text:p>
          </table:table-cell>
          <table:table-cell table:style-name="ce1" table:formula="of:=[.$C$2]+[.$E$1]*POWER([.A490];2)" office:value-type="float" office:value="7.683625828" calcext:value-type="float">
            <text:p>7.683625828</text:p>
          </table:table-cell>
          <table:table-cell table:number-columns-repeated="1020"/>
        </table:table-row>
        <table:table-row table:style-name="ro1">
          <table:table-cell table:style-name="ce1" table:formula="of:=[.A490]+[.$C$1]" office:value-type="float" office:value="0.487" calcext:value-type="float">
            <text:p>0.487</text:p>
          </table:table-cell>
          <table:table-cell table:style-name="ce1" table:formula="of:=[.$C$2]-(9.807*POWER([.A491];2))/2" office:value-type="float" office:value="8.8370418085" calcext:value-type="float">
            <text:p>8.8370418085</text:p>
          </table:table-cell>
          <table:table-cell table:style-name="ce1" table:formula="of:=[.C490]+([.A491]-[.A490])*[.$E$1]" office:value-type="float" office:value="-4.776009" calcext:value-type="float">
            <text:p>-4.776009</text:p>
          </table:table-cell>
          <table:table-cell table:style-name="ce1" table:formula="of:=[.$C$2]+[.$E$1]*POWER([.A491];2)" office:value-type="float" office:value="7.674083617" calcext:value-type="float">
            <text:p>7.674083617</text:p>
          </table:table-cell>
          <table:table-cell table:number-columns-repeated="1020"/>
        </table:table-row>
        <table:table-row table:style-name="ro1">
          <table:table-cell table:style-name="ce1" table:formula="of:=[.A491]+[.$C$1]" office:value-type="float" office:value="0.488" calcext:value-type="float">
            <text:p>0.488</text:p>
          </table:table-cell>
          <table:table-cell table:style-name="ce1" table:formula="of:=[.$C$2]-(9.807*POWER([.A492];2))/2" office:value-type="float" office:value="8.832260896" calcext:value-type="float">
            <text:p>8.832260896</text:p>
          </table:table-cell>
          <table:table-cell table:style-name="ce1" table:formula="of:=[.C491]+([.A492]-[.A491])*[.$E$1]" office:value-type="float" office:value="-4.785816" calcext:value-type="float">
            <text:p>-4.785816</text:p>
          </table:table-cell>
          <table:table-cell table:style-name="ce1" table:formula="of:=[.$C$2]+[.$E$1]*POWER([.A492];2)" office:value-type="float" office:value="7.664521792" calcext:value-type="float">
            <text:p>7.664521792</text:p>
          </table:table-cell>
          <table:table-cell table:number-columns-repeated="1020"/>
        </table:table-row>
        <table:table-row table:style-name="ro1">
          <table:table-cell table:style-name="ce1" table:formula="of:=[.A492]+[.$C$1]" office:value-type="float" office:value="0.489" calcext:value-type="float">
            <text:p>0.489</text:p>
          </table:table-cell>
          <table:table-cell table:style-name="ce1" table:formula="of:=[.$C$2]-(9.807*POWER([.A493];2))/2" office:value-type="float" office:value="8.8274701765" calcext:value-type="float">
            <text:p>8.8274701765</text:p>
          </table:table-cell>
          <table:table-cell table:style-name="ce1" table:formula="of:=[.C492]+([.A493]-[.A492])*[.$E$1]" office:value-type="float" office:value="-4.795623" calcext:value-type="float">
            <text:p>-4.795623</text:p>
          </table:table-cell>
          <table:table-cell table:style-name="ce1" table:formula="of:=[.$C$2]+[.$E$1]*POWER([.A493];2)" office:value-type="float" office:value="7.654940353" calcext:value-type="float">
            <text:p>7.654940353</text:p>
          </table:table-cell>
          <table:table-cell table:number-columns-repeated="1020"/>
        </table:table-row>
        <table:table-row table:style-name="ro1">
          <table:table-cell table:style-name="ce1" table:formula="of:=[.A493]+[.$C$1]" office:value-type="float" office:value="0.49" calcext:value-type="float">
            <text:p>0.49</text:p>
          </table:table-cell>
          <table:table-cell table:style-name="ce1" table:formula="of:=[.$C$2]-(9.807*POWER([.A494];2))/2" office:value-type="float" office:value="8.82266965" calcext:value-type="float">
            <text:p>8.82266965</text:p>
          </table:table-cell>
          <table:table-cell table:style-name="ce1" table:formula="of:=[.C493]+([.A494]-[.A493])*[.$E$1]" office:value-type="float" office:value="-4.80543" calcext:value-type="float">
            <text:p>-4.80543</text:p>
          </table:table-cell>
          <table:table-cell table:style-name="ce1" table:formula="of:=[.$C$2]+[.$E$1]*POWER([.A494];2)" office:value-type="float" office:value="7.6453393" calcext:value-type="float">
            <text:p>7.6453393</text:p>
          </table:table-cell>
          <table:table-cell table:number-columns-repeated="1020"/>
        </table:table-row>
        <table:table-row table:style-name="ro1">
          <table:table-cell table:style-name="ce1" table:formula="of:=[.A494]+[.$C$1]" office:value-type="float" office:value="0.491" calcext:value-type="float">
            <text:p>0.491</text:p>
          </table:table-cell>
          <table:table-cell table:style-name="ce1" table:formula="of:=[.$C$2]-(9.807*POWER([.A495];2))/2" office:value-type="float" office:value="8.8178593165" calcext:value-type="float">
            <text:p>8.8178593165</text:p>
          </table:table-cell>
          <table:table-cell table:style-name="ce1" table:formula="of:=[.C494]+([.A495]-[.A494])*[.$E$1]" office:value-type="float" office:value="-4.815237" calcext:value-type="float">
            <text:p>-4.815237</text:p>
          </table:table-cell>
          <table:table-cell table:style-name="ce1" table:formula="of:=[.$C$2]+[.$E$1]*POWER([.A495];2)" office:value-type="float" office:value="7.635718633" calcext:value-type="float">
            <text:p>7.635718633</text:p>
          </table:table-cell>
          <table:table-cell table:number-columns-repeated="1020"/>
        </table:table-row>
        <table:table-row table:style-name="ro1">
          <table:table-cell table:style-name="ce1" table:formula="of:=[.A495]+[.$C$1]" office:value-type="float" office:value="0.492" calcext:value-type="float">
            <text:p>0.492</text:p>
          </table:table-cell>
          <table:table-cell table:style-name="ce1" table:formula="of:=[.$C$2]-(9.807*POWER([.A496];2))/2" office:value-type="float" office:value="8.813039176" calcext:value-type="float">
            <text:p>8.813039176</text:p>
          </table:table-cell>
          <table:table-cell table:style-name="ce1" table:formula="of:=[.C495]+([.A496]-[.A495])*[.$E$1]" office:value-type="float" office:value="-4.825044" calcext:value-type="float">
            <text:p>-4.825044</text:p>
          </table:table-cell>
          <table:table-cell table:style-name="ce1" table:formula="of:=[.$C$2]+[.$E$1]*POWER([.A496];2)" office:value-type="float" office:value="7.626078352" calcext:value-type="float">
            <text:p>7.626078352</text:p>
          </table:table-cell>
          <table:table-cell table:number-columns-repeated="1020"/>
        </table:table-row>
        <table:table-row table:style-name="ro1">
          <table:table-cell table:style-name="ce1" table:formula="of:=[.A496]+[.$C$1]" office:value-type="float" office:value="0.493" calcext:value-type="float">
            <text:p>0.493</text:p>
          </table:table-cell>
          <table:table-cell table:style-name="ce1" table:formula="of:=[.$C$2]-(9.807*POWER([.A497];2))/2" office:value-type="float" office:value="8.8082092285" calcext:value-type="float">
            <text:p>8.8082092285</text:p>
          </table:table-cell>
          <table:table-cell table:style-name="ce1" table:formula="of:=[.C496]+([.A497]-[.A496])*[.$E$1]" office:value-type="float" office:value="-4.834851" calcext:value-type="float">
            <text:p>-4.834851</text:p>
          </table:table-cell>
          <table:table-cell table:style-name="ce1" table:formula="of:=[.$C$2]+[.$E$1]*POWER([.A497];2)" office:value-type="float" office:value="7.616418457" calcext:value-type="float">
            <text:p>7.616418457</text:p>
          </table:table-cell>
          <table:table-cell table:number-columns-repeated="1020"/>
        </table:table-row>
        <table:table-row table:style-name="ro1">
          <table:table-cell table:style-name="ce1" table:formula="of:=[.A497]+[.$C$1]" office:value-type="float" office:value="0.494" calcext:value-type="float">
            <text:p>0.494</text:p>
          </table:table-cell>
          <table:table-cell table:style-name="ce1" table:formula="of:=[.$C$2]-(9.807*POWER([.A498];2))/2" office:value-type="float" office:value="8.803369474" calcext:value-type="float">
            <text:p>8.803369474</text:p>
          </table:table-cell>
          <table:table-cell table:style-name="ce1" table:formula="of:=[.C497]+([.A498]-[.A497])*[.$E$1]" office:value-type="float" office:value="-4.844658" calcext:value-type="float">
            <text:p>-4.844658</text:p>
          </table:table-cell>
          <table:table-cell table:style-name="ce1" table:formula="of:=[.$C$2]+[.$E$1]*POWER([.A498];2)" office:value-type="float" office:value="7.606738948" calcext:value-type="float">
            <text:p>7.606738948</text:p>
          </table:table-cell>
          <table:table-cell table:number-columns-repeated="1020"/>
        </table:table-row>
        <table:table-row table:style-name="ro1">
          <table:table-cell table:style-name="ce1" table:formula="of:=[.A498]+[.$C$1]" office:value-type="float" office:value="0.495" calcext:value-type="float">
            <text:p>0.495</text:p>
          </table:table-cell>
          <table:table-cell table:style-name="ce1" table:formula="of:=[.$C$2]-(9.807*POWER([.A499];2))/2" office:value-type="float" office:value="8.7985199125" calcext:value-type="float">
            <text:p>8.7985199125</text:p>
          </table:table-cell>
          <table:table-cell table:style-name="ce1" table:formula="of:=[.C498]+([.A499]-[.A498])*[.$E$1]" office:value-type="float" office:value="-4.854465" calcext:value-type="float">
            <text:p>-4.854465</text:p>
          </table:table-cell>
          <table:table-cell table:style-name="ce1" table:formula="of:=[.$C$2]+[.$E$1]*POWER([.A499];2)" office:value-type="float" office:value="7.597039825" calcext:value-type="float">
            <text:p>7.597039825</text:p>
          </table:table-cell>
          <table:table-cell table:number-columns-repeated="1020"/>
        </table:table-row>
        <table:table-row table:style-name="ro1">
          <table:table-cell table:style-name="ce1" table:formula="of:=[.A499]+[.$C$1]" office:value-type="float" office:value="0.496" calcext:value-type="float">
            <text:p>0.496</text:p>
          </table:table-cell>
          <table:table-cell table:style-name="ce1" table:formula="of:=[.$C$2]-(9.807*POWER([.A500];2))/2" office:value-type="float" office:value="8.793660544" calcext:value-type="float">
            <text:p>8.793660544</text:p>
          </table:table-cell>
          <table:table-cell table:style-name="ce1" table:formula="of:=[.C499]+([.A500]-[.A499])*[.$E$1]" office:value-type="float" office:value="-4.864272" calcext:value-type="float">
            <text:p>-4.864272</text:p>
          </table:table-cell>
          <table:table-cell table:style-name="ce1" table:formula="of:=[.$C$2]+[.$E$1]*POWER([.A500];2)" office:value-type="float" office:value="7.587321088" calcext:value-type="float">
            <text:p>7.587321088</text:p>
          </table:table-cell>
          <table:table-cell table:number-columns-repeated="1020"/>
        </table:table-row>
        <table:table-row table:style-name="ro1">
          <table:table-cell table:style-name="ce1" table:formula="of:=[.A500]+[.$C$1]" office:value-type="float" office:value="0.497" calcext:value-type="float">
            <text:p>0.497</text:p>
          </table:table-cell>
          <table:table-cell table:style-name="ce1" table:formula="of:=[.$C$2]-(9.807*POWER([.A501];2))/2" office:value-type="float" office:value="8.7887913685" calcext:value-type="float">
            <text:p>8.7887913685</text:p>
          </table:table-cell>
          <table:table-cell table:style-name="ce1" table:formula="of:=[.C500]+([.A501]-[.A500])*[.$E$1]" office:value-type="float" office:value="-4.874079" calcext:value-type="float">
            <text:p>-4.874079</text:p>
          </table:table-cell>
          <table:table-cell table:style-name="ce1" table:formula="of:=[.$C$2]+[.$E$1]*POWER([.A501];2)" office:value-type="float" office:value="7.577582737" calcext:value-type="float">
            <text:p>7.577582737</text:p>
          </table:table-cell>
          <table:table-cell table:number-columns-repeated="1020"/>
        </table:table-row>
        <table:table-row table:style-name="ro1">
          <table:table-cell table:style-name="ce1" table:formula="of:=[.A501]+[.$C$1]" office:value-type="float" office:value="0.498" calcext:value-type="float">
            <text:p>0.498</text:p>
          </table:table-cell>
          <table:table-cell table:style-name="ce1" table:formula="of:=[.$C$2]-(9.807*POWER([.A502];2))/2" office:value-type="float" office:value="8.783912386" calcext:value-type="float">
            <text:p>8.783912386</text:p>
          </table:table-cell>
          <table:table-cell table:style-name="ce1" table:formula="of:=[.C501]+([.A502]-[.A501])*[.$E$1]" office:value-type="float" office:value="-4.883886" calcext:value-type="float">
            <text:p>-4.883886</text:p>
          </table:table-cell>
          <table:table-cell table:style-name="ce1" table:formula="of:=[.$C$2]+[.$E$1]*POWER([.A502];2)" office:value-type="float" office:value="7.567824772" calcext:value-type="float">
            <text:p>7.567824772</text:p>
          </table:table-cell>
          <table:table-cell table:number-columns-repeated="1020"/>
        </table:table-row>
        <table:table-row table:style-name="ro1">
          <table:table-cell table:style-name="ce1" table:formula="of:=[.A502]+[.$C$1]" office:value-type="float" office:value="0.499" calcext:value-type="float">
            <text:p>0.499</text:p>
          </table:table-cell>
          <table:table-cell table:style-name="ce1" table:formula="of:=[.$C$2]-(9.807*POWER([.A503];2))/2" office:value-type="float" office:value="8.7790235965" calcext:value-type="float">
            <text:p>8.7790235965</text:p>
          </table:table-cell>
          <table:table-cell table:style-name="ce1" table:formula="of:=[.C502]+([.A503]-[.A502])*[.$E$1]" office:value-type="float" office:value="-4.893693" calcext:value-type="float">
            <text:p>-4.893693</text:p>
          </table:table-cell>
          <table:table-cell table:style-name="ce1" table:formula="of:=[.$C$2]+[.$E$1]*POWER([.A503];2)" office:value-type="float" office:value="7.558047193" calcext:value-type="float">
            <text:p>7.558047193</text:p>
          </table:table-cell>
          <table:table-cell table:number-columns-repeated="1020"/>
        </table:table-row>
        <table:table-row table:style-name="ro1">
          <table:table-cell table:style-name="ce1" table:formula="of:=[.A503]+[.$C$1]" office:value-type="float" office:value="0.5" calcext:value-type="float">
            <text:p>0.5</text:p>
          </table:table-cell>
          <table:table-cell table:style-name="ce1" table:formula="of:=[.$C$2]-(9.807*POWER([.A504];2))/2" office:value-type="float" office:value="8.774125" calcext:value-type="float">
            <text:p>8.774125</text:p>
          </table:table-cell>
          <table:table-cell table:style-name="ce1" table:formula="of:=[.C503]+([.A504]-[.A503])*[.$E$1]" office:value-type="float" office:value="-4.9035" calcext:value-type="float">
            <text:p>-4.9035</text:p>
          </table:table-cell>
          <table:table-cell table:style-name="ce1" table:formula="of:=[.$C$2]+[.$E$1]*POWER([.A504];2)" office:value-type="float" office:value="7.54825" calcext:value-type="float">
            <text:p>7.54825</text:p>
          </table:table-cell>
          <table:table-cell table:number-columns-repeated="1020"/>
        </table:table-row>
        <table:table-row table:style-name="ro1">
          <table:table-cell table:style-name="ce1" table:formula="of:=[.A504]+[.$C$1]" office:value-type="float" office:value="0.501" calcext:value-type="float">
            <text:p>0.501</text:p>
          </table:table-cell>
          <table:table-cell table:style-name="ce1" table:formula="of:=[.$C$2]-(9.807*POWER([.A505];2))/2" office:value-type="float" office:value="8.7692165965" calcext:value-type="float">
            <text:p>8.7692165965</text:p>
          </table:table-cell>
          <table:table-cell table:style-name="ce1" table:formula="of:=[.C504]+([.A505]-[.A504])*[.$E$1]" office:value-type="float" office:value="-4.913307" calcext:value-type="float">
            <text:p>-4.913307</text:p>
          </table:table-cell>
          <table:table-cell table:style-name="ce1" table:formula="of:=[.$C$2]+[.$E$1]*POWER([.A505];2)" office:value-type="float" office:value="7.538433193" calcext:value-type="float">
            <text:p>7.538433193</text:p>
          </table:table-cell>
          <table:table-cell table:number-columns-repeated="1020"/>
        </table:table-row>
        <table:table-row table:style-name="ro1">
          <table:table-cell table:style-name="ce1" table:formula="of:=[.A505]+[.$C$1]" office:value-type="float" office:value="0.502" calcext:value-type="float">
            <text:p>0.502</text:p>
          </table:table-cell>
          <table:table-cell table:style-name="ce1" table:formula="of:=[.$C$2]-(9.807*POWER([.A506];2))/2" office:value-type="float" office:value="8.764298386" calcext:value-type="float">
            <text:p>8.764298386</text:p>
          </table:table-cell>
          <table:table-cell table:style-name="ce1" table:formula="of:=[.C505]+([.A506]-[.A505])*[.$E$1]" office:value-type="float" office:value="-4.923114" calcext:value-type="float">
            <text:p>-4.923114</text:p>
          </table:table-cell>
          <table:table-cell table:style-name="ce1" table:formula="of:=[.$C$2]+[.$E$1]*POWER([.A506];2)" office:value-type="float" office:value="7.528596772" calcext:value-type="float">
            <text:p>7.528596772</text:p>
          </table:table-cell>
          <table:table-cell table:number-columns-repeated="1020"/>
        </table:table-row>
        <table:table-row table:style-name="ro1">
          <table:table-cell table:style-name="ce1" table:formula="of:=[.A506]+[.$C$1]" office:value-type="float" office:value="0.503" calcext:value-type="float">
            <text:p>0.503</text:p>
          </table:table-cell>
          <table:table-cell table:style-name="ce1" table:formula="of:=[.$C$2]-(9.807*POWER([.A507];2))/2" office:value-type="float" office:value="8.7593703685" calcext:value-type="float">
            <text:p>8.7593703685</text:p>
          </table:table-cell>
          <table:table-cell table:style-name="ce1" table:formula="of:=[.C506]+([.A507]-[.A506])*[.$E$1]" office:value-type="float" office:value="-4.932921" calcext:value-type="float">
            <text:p>-4.932921</text:p>
          </table:table-cell>
          <table:table-cell table:style-name="ce1" table:formula="of:=[.$C$2]+[.$E$1]*POWER([.A507];2)" office:value-type="float" office:value="7.518740737" calcext:value-type="float">
            <text:p>7.518740737</text:p>
          </table:table-cell>
          <table:table-cell table:number-columns-repeated="1020"/>
        </table:table-row>
        <table:table-row table:style-name="ro1">
          <table:table-cell table:style-name="ce1" table:formula="of:=[.A507]+[.$C$1]" office:value-type="float" office:value="0.504" calcext:value-type="float">
            <text:p>0.504</text:p>
          </table:table-cell>
          <table:table-cell table:style-name="ce1" table:formula="of:=[.$C$2]-(9.807*POWER([.A508];2))/2" office:value-type="float" office:value="8.754432544" calcext:value-type="float">
            <text:p>8.754432544</text:p>
          </table:table-cell>
          <table:table-cell table:style-name="ce1" table:formula="of:=[.C507]+([.A508]-[.A507])*[.$E$1]" office:value-type="float" office:value="-4.942728" calcext:value-type="float">
            <text:p>-4.942728</text:p>
          </table:table-cell>
          <table:table-cell table:style-name="ce1" table:formula="of:=[.$C$2]+[.$E$1]*POWER([.A508];2)" office:value-type="float" office:value="7.508865088" calcext:value-type="float">
            <text:p>7.508865088</text:p>
          </table:table-cell>
          <table:table-cell table:number-columns-repeated="1020"/>
        </table:table-row>
        <table:table-row table:style-name="ro1">
          <table:table-cell table:style-name="ce1" table:formula="of:=[.A508]+[.$C$1]" office:value-type="float" office:value="0.505" calcext:value-type="float">
            <text:p>0.505</text:p>
          </table:table-cell>
          <table:table-cell table:style-name="ce1" table:formula="of:=[.$C$2]-(9.807*POWER([.A509];2))/2" office:value-type="float" office:value="8.7494849125" calcext:value-type="float">
            <text:p>8.7494849125</text:p>
          </table:table-cell>
          <table:table-cell table:style-name="ce1" table:formula="of:=[.C508]+([.A509]-[.A508])*[.$E$1]" office:value-type="float" office:value="-4.952535" calcext:value-type="float">
            <text:p>-4.952535</text:p>
          </table:table-cell>
          <table:table-cell table:style-name="ce1" table:formula="of:=[.$C$2]+[.$E$1]*POWER([.A509];2)" office:value-type="float" office:value="7.498969825" calcext:value-type="float">
            <text:p>7.498969825</text:p>
          </table:table-cell>
          <table:table-cell table:number-columns-repeated="1020"/>
        </table:table-row>
        <table:table-row table:style-name="ro1">
          <table:table-cell table:style-name="ce1" table:formula="of:=[.A509]+[.$C$1]" office:value-type="float" office:value="0.506" calcext:value-type="float">
            <text:p>0.506</text:p>
          </table:table-cell>
          <table:table-cell table:style-name="ce1" table:formula="of:=[.$C$2]-(9.807*POWER([.A510];2))/2" office:value-type="float" office:value="8.744527474" calcext:value-type="float">
            <text:p>8.744527474</text:p>
          </table:table-cell>
          <table:table-cell table:style-name="ce1" table:formula="of:=[.C509]+([.A510]-[.A509])*[.$E$1]" office:value-type="float" office:value="-4.962342" calcext:value-type="float">
            <text:p>-4.962342</text:p>
          </table:table-cell>
          <table:table-cell table:style-name="ce1" table:formula="of:=[.$C$2]+[.$E$1]*POWER([.A510];2)" office:value-type="float" office:value="7.489054948" calcext:value-type="float">
            <text:p>7.489054948</text:p>
          </table:table-cell>
          <table:table-cell table:number-columns-repeated="1020"/>
        </table:table-row>
        <table:table-row table:style-name="ro1">
          <table:table-cell table:style-name="ce1" table:formula="of:=[.A510]+[.$C$1]" office:value-type="float" office:value="0.507" calcext:value-type="float">
            <text:p>0.507</text:p>
          </table:table-cell>
          <table:table-cell table:style-name="ce1" table:formula="of:=[.$C$2]-(9.807*POWER([.A511];2))/2" office:value-type="float" office:value="8.7395602285" calcext:value-type="float">
            <text:p>8.7395602285</text:p>
          </table:table-cell>
          <table:table-cell table:style-name="ce1" table:formula="of:=[.C510]+([.A511]-[.A510])*[.$E$1]" office:value-type="float" office:value="-4.972149" calcext:value-type="float">
            <text:p>-4.972149</text:p>
          </table:table-cell>
          <table:table-cell table:style-name="ce1" table:formula="of:=[.$C$2]+[.$E$1]*POWER([.A511];2)" office:value-type="float" office:value="7.479120457" calcext:value-type="float">
            <text:p>7.479120457</text:p>
          </table:table-cell>
          <table:table-cell table:number-columns-repeated="1020"/>
        </table:table-row>
        <table:table-row table:style-name="ro1">
          <table:table-cell table:style-name="ce1" table:formula="of:=[.A511]+[.$C$1]" office:value-type="float" office:value="0.508" calcext:value-type="float">
            <text:p>0.508</text:p>
          </table:table-cell>
          <table:table-cell table:style-name="ce1" table:formula="of:=[.$C$2]-(9.807*POWER([.A512];2))/2" office:value-type="float" office:value="8.734583176" calcext:value-type="float">
            <text:p>8.734583176</text:p>
          </table:table-cell>
          <table:table-cell table:style-name="ce1" table:formula="of:=[.C511]+([.A512]-[.A511])*[.$E$1]" office:value-type="float" office:value="-4.981956" calcext:value-type="float">
            <text:p>-4.981956</text:p>
          </table:table-cell>
          <table:table-cell table:style-name="ce1" table:formula="of:=[.$C$2]+[.$E$1]*POWER([.A512];2)" office:value-type="float" office:value="7.469166352" calcext:value-type="float">
            <text:p>7.469166352</text:p>
          </table:table-cell>
          <table:table-cell table:number-columns-repeated="1020"/>
        </table:table-row>
        <table:table-row table:style-name="ro1">
          <table:table-cell table:style-name="ce1" table:formula="of:=[.A512]+[.$C$1]" office:value-type="float" office:value="0.509" calcext:value-type="float">
            <text:p>0.509</text:p>
          </table:table-cell>
          <table:table-cell table:style-name="ce1" table:formula="of:=[.$C$2]-(9.807*POWER([.A513];2))/2" office:value-type="float" office:value="8.7295963165" calcext:value-type="float">
            <text:p>8.7295963165</text:p>
          </table:table-cell>
          <table:table-cell table:style-name="ce1" table:formula="of:=[.C512]+([.A513]-[.A512])*[.$E$1]" office:value-type="float" office:value="-4.991763" calcext:value-type="float">
            <text:p>-4.991763</text:p>
          </table:table-cell>
          <table:table-cell table:style-name="ce1" table:formula="of:=[.$C$2]+[.$E$1]*POWER([.A513];2)" office:value-type="float" office:value="7.459192633" calcext:value-type="float">
            <text:p>7.459192633</text:p>
          </table:table-cell>
          <table:table-cell table:number-columns-repeated="1020"/>
        </table:table-row>
        <table:table-row table:style-name="ro1">
          <table:table-cell table:style-name="ce1" table:formula="of:=[.A513]+[.$C$1]" office:value-type="float" office:value="0.51" calcext:value-type="float">
            <text:p>0.51</text:p>
          </table:table-cell>
          <table:table-cell table:style-name="ce1" table:formula="of:=[.$C$2]-(9.807*POWER([.A514];2))/2" office:value-type="float" office:value="8.72459965" calcext:value-type="float">
            <text:p>8.72459965</text:p>
          </table:table-cell>
          <table:table-cell table:style-name="ce1" table:formula="of:=[.C513]+([.A514]-[.A513])*[.$E$1]" office:value-type="float" office:value="-5.00157" calcext:value-type="float">
            <text:p>-5.00157</text:p>
          </table:table-cell>
          <table:table-cell table:style-name="ce1" table:formula="of:=[.$C$2]+[.$E$1]*POWER([.A514];2)" office:value-type="float" office:value="7.4491993" calcext:value-type="float">
            <text:p>7.4491993</text:p>
          </table:table-cell>
          <table:table-cell table:number-columns-repeated="1020"/>
        </table:table-row>
        <table:table-row table:style-name="ro1">
          <table:table-cell table:style-name="ce1" table:formula="of:=[.A514]+[.$C$1]" office:value-type="float" office:value="0.511" calcext:value-type="float">
            <text:p>0.511</text:p>
          </table:table-cell>
          <table:table-cell table:style-name="ce1" table:formula="of:=[.$C$2]-(9.807*POWER([.A515];2))/2" office:value-type="float" office:value="8.7195931765" calcext:value-type="float">
            <text:p>8.7195931765</text:p>
          </table:table-cell>
          <table:table-cell table:style-name="ce1" table:formula="of:=[.C514]+([.A515]-[.A514])*[.$E$1]" office:value-type="float" office:value="-5.01137700000001" calcext:value-type="float">
            <text:p>-5.01137700000001</text:p>
          </table:table-cell>
          <table:table-cell table:style-name="ce1" table:formula="of:=[.$C$2]+[.$E$1]*POWER([.A515];2)" office:value-type="float" office:value="7.439186353" calcext:value-type="float">
            <text:p>7.439186353</text:p>
          </table:table-cell>
          <table:table-cell table:number-columns-repeated="1020"/>
        </table:table-row>
        <table:table-row table:style-name="ro1">
          <table:table-cell table:style-name="ce1" table:formula="of:=[.A515]+[.$C$1]" office:value-type="float" office:value="0.512" calcext:value-type="float">
            <text:p>0.512</text:p>
          </table:table-cell>
          <table:table-cell table:style-name="ce1" table:formula="of:=[.$C$2]-(9.807*POWER([.A516];2))/2" office:value-type="float" office:value="8.714576896" calcext:value-type="float">
            <text:p>8.714576896</text:p>
          </table:table-cell>
          <table:table-cell table:style-name="ce1" table:formula="of:=[.C515]+([.A516]-[.A515])*[.$E$1]" office:value-type="float" office:value="-5.02118400000001" calcext:value-type="float">
            <text:p>-5.02118400000001</text:p>
          </table:table-cell>
          <table:table-cell table:style-name="ce1" table:formula="of:=[.$C$2]+[.$E$1]*POWER([.A516];2)" office:value-type="float" office:value="7.429153792" calcext:value-type="float">
            <text:p>7.429153792</text:p>
          </table:table-cell>
          <table:table-cell table:number-columns-repeated="1020"/>
        </table:table-row>
        <table:table-row table:style-name="ro1">
          <table:table-cell table:style-name="ce1" table:formula="of:=[.A516]+[.$C$1]" office:value-type="float" office:value="0.513" calcext:value-type="float">
            <text:p>0.513</text:p>
          </table:table-cell>
          <table:table-cell table:style-name="ce1" table:formula="of:=[.$C$2]-(9.807*POWER([.A517];2))/2" office:value-type="float" office:value="8.7095508085" calcext:value-type="float">
            <text:p>8.7095508085</text:p>
          </table:table-cell>
          <table:table-cell table:style-name="ce1" table:formula="of:=[.C516]+([.A517]-[.A516])*[.$E$1]" office:value-type="float" office:value="-5.03099100000001" calcext:value-type="float">
            <text:p>-5.03099100000001</text:p>
          </table:table-cell>
          <table:table-cell table:style-name="ce1" table:formula="of:=[.$C$2]+[.$E$1]*POWER([.A517];2)" office:value-type="float" office:value="7.419101617" calcext:value-type="float">
            <text:p>7.419101617</text:p>
          </table:table-cell>
          <table:table-cell table:number-columns-repeated="1020"/>
        </table:table-row>
        <table:table-row table:style-name="ro1">
          <table:table-cell table:style-name="ce1" table:formula="of:=[.A517]+[.$C$1]" office:value-type="float" office:value="0.514" calcext:value-type="float">
            <text:p>0.514</text:p>
          </table:table-cell>
          <table:table-cell table:style-name="ce1" table:formula="of:=[.$C$2]-(9.807*POWER([.A518];2))/2" office:value-type="float" office:value="8.704514914" calcext:value-type="float">
            <text:p>8.704514914</text:p>
          </table:table-cell>
          <table:table-cell table:style-name="ce1" table:formula="of:=[.C517]+([.A518]-[.A517])*[.$E$1]" office:value-type="float" office:value="-5.04079800000001" calcext:value-type="float">
            <text:p>-5.04079800000001</text:p>
          </table:table-cell>
          <table:table-cell table:style-name="ce1" table:formula="of:=[.$C$2]+[.$E$1]*POWER([.A518];2)" office:value-type="float" office:value="7.409029828" calcext:value-type="float">
            <text:p>7.409029828</text:p>
          </table:table-cell>
          <table:table-cell table:number-columns-repeated="1020"/>
        </table:table-row>
        <table:table-row table:style-name="ro1">
          <table:table-cell table:style-name="ce1" table:formula="of:=[.A518]+[.$C$1]" office:value-type="float" office:value="0.515" calcext:value-type="float">
            <text:p>0.515</text:p>
          </table:table-cell>
          <table:table-cell table:style-name="ce1" table:formula="of:=[.$C$2]-(9.807*POWER([.A519];2))/2" office:value-type="float" office:value="8.6994692125" calcext:value-type="float">
            <text:p>8.6994692125</text:p>
          </table:table-cell>
          <table:table-cell table:style-name="ce1" table:formula="of:=[.C518]+([.A519]-[.A518])*[.$E$1]" office:value-type="float" office:value="-5.05060500000001" calcext:value-type="float">
            <text:p>-5.05060500000001</text:p>
          </table:table-cell>
          <table:table-cell table:style-name="ce1" table:formula="of:=[.$C$2]+[.$E$1]*POWER([.A519];2)" office:value-type="float" office:value="7.398938425" calcext:value-type="float">
            <text:p>7.398938425</text:p>
          </table:table-cell>
          <table:table-cell table:number-columns-repeated="1020"/>
        </table:table-row>
        <table:table-row table:style-name="ro1">
          <table:table-cell table:style-name="ce1" table:formula="of:=[.A519]+[.$C$1]" office:value-type="float" office:value="0.516" calcext:value-type="float">
            <text:p>0.516</text:p>
          </table:table-cell>
          <table:table-cell table:style-name="ce1" table:formula="of:=[.$C$2]-(9.807*POWER([.A520];2))/2" office:value-type="float" office:value="8.694413704" calcext:value-type="float">
            <text:p>8.694413704</text:p>
          </table:table-cell>
          <table:table-cell table:style-name="ce1" table:formula="of:=[.C519]+([.A520]-[.A519])*[.$E$1]" office:value-type="float" office:value="-5.06041200000001" calcext:value-type="float">
            <text:p>-5.06041200000001</text:p>
          </table:table-cell>
          <table:table-cell table:style-name="ce1" table:formula="of:=[.$C$2]+[.$E$1]*POWER([.A520];2)" office:value-type="float" office:value="7.388827408" calcext:value-type="float">
            <text:p>7.388827408</text:p>
          </table:table-cell>
          <table:table-cell table:number-columns-repeated="1020"/>
        </table:table-row>
        <table:table-row table:style-name="ro1">
          <table:table-cell table:style-name="ce1" table:formula="of:=[.A520]+[.$C$1]" office:value-type="float" office:value="0.517" calcext:value-type="float">
            <text:p>0.517</text:p>
          </table:table-cell>
          <table:table-cell table:style-name="ce1" table:formula="of:=[.$C$2]-(9.807*POWER([.A521];2))/2" office:value-type="float" office:value="8.6893483885" calcext:value-type="float">
            <text:p>8.6893483885</text:p>
          </table:table-cell>
          <table:table-cell table:style-name="ce1" table:formula="of:=[.C520]+([.A521]-[.A520])*[.$E$1]" office:value-type="float" office:value="-5.07021900000001" calcext:value-type="float">
            <text:p>-5.07021900000001</text:p>
          </table:table-cell>
          <table:table-cell table:style-name="ce1" table:formula="of:=[.$C$2]+[.$E$1]*POWER([.A521];2)" office:value-type="float" office:value="7.378696777" calcext:value-type="float">
            <text:p>7.378696777</text:p>
          </table:table-cell>
          <table:table-cell table:number-columns-repeated="1020"/>
        </table:table-row>
        <table:table-row table:style-name="ro1">
          <table:table-cell table:style-name="ce1" table:formula="of:=[.A521]+[.$C$1]" office:value-type="float" office:value="0.518" calcext:value-type="float">
            <text:p>0.518</text:p>
          </table:table-cell>
          <table:table-cell table:style-name="ce1" table:formula="of:=[.$C$2]-(9.807*POWER([.A522];2))/2" office:value-type="float" office:value="8.684273266" calcext:value-type="float">
            <text:p>8.684273266</text:p>
          </table:table-cell>
          <table:table-cell table:style-name="ce1" table:formula="of:=[.C521]+([.A522]-[.A521])*[.$E$1]" office:value-type="float" office:value="-5.08002600000001" calcext:value-type="float">
            <text:p>-5.08002600000001</text:p>
          </table:table-cell>
          <table:table-cell table:style-name="ce1" table:formula="of:=[.$C$2]+[.$E$1]*POWER([.A522];2)" office:value-type="float" office:value="7.368546532" calcext:value-type="float">
            <text:p>7.368546532</text:p>
          </table:table-cell>
          <table:table-cell table:number-columns-repeated="1020"/>
        </table:table-row>
        <table:table-row table:style-name="ro1">
          <table:table-cell table:style-name="ce1" table:formula="of:=[.A522]+[.$C$1]" office:value-type="float" office:value="0.519" calcext:value-type="float">
            <text:p>0.519</text:p>
          </table:table-cell>
          <table:table-cell table:style-name="ce1" table:formula="of:=[.$C$2]-(9.807*POWER([.A523];2))/2" office:value-type="float" office:value="8.6791883365" calcext:value-type="float">
            <text:p>8.6791883365</text:p>
          </table:table-cell>
          <table:table-cell table:style-name="ce1" table:formula="of:=[.C522]+([.A523]-[.A522])*[.$E$1]" office:value-type="float" office:value="-5.08983300000001" calcext:value-type="float">
            <text:p>-5.08983300000001</text:p>
          </table:table-cell>
          <table:table-cell table:style-name="ce1" table:formula="of:=[.$C$2]+[.$E$1]*POWER([.A523];2)" office:value-type="float" office:value="7.358376673" calcext:value-type="float">
            <text:p>7.358376673</text:p>
          </table:table-cell>
          <table:table-cell table:number-columns-repeated="1020"/>
        </table:table-row>
        <table:table-row table:style-name="ro1">
          <table:table-cell table:style-name="ce1" table:formula="of:=[.A523]+[.$C$1]" office:value-type="float" office:value="0.52" calcext:value-type="float">
            <text:p>0.52</text:p>
          </table:table-cell>
          <table:table-cell table:style-name="ce1" table:formula="of:=[.$C$2]-(9.807*POWER([.A524];2))/2" office:value-type="float" office:value="8.6740936" calcext:value-type="float">
            <text:p>8.6740936</text:p>
          </table:table-cell>
          <table:table-cell table:style-name="ce1" table:formula="of:=[.C523]+([.A524]-[.A523])*[.$E$1]" office:value-type="float" office:value="-5.09964000000001" calcext:value-type="float">
            <text:p>-5.09964000000001</text:p>
          </table:table-cell>
          <table:table-cell table:style-name="ce1" table:formula="of:=[.$C$2]+[.$E$1]*POWER([.A524];2)" office:value-type="float" office:value="7.3481872" calcext:value-type="float">
            <text:p>7.3481872</text:p>
          </table:table-cell>
          <table:table-cell table:number-columns-repeated="1020"/>
        </table:table-row>
        <table:table-row table:style-name="ro1">
          <table:table-cell table:style-name="ce1" table:formula="of:=[.A524]+[.$C$1]" office:value-type="float" office:value="0.521" calcext:value-type="float">
            <text:p>0.521</text:p>
          </table:table-cell>
          <table:table-cell table:style-name="ce1" table:formula="of:=[.$C$2]-(9.807*POWER([.A525];2))/2" office:value-type="float" office:value="8.6689890565" calcext:value-type="float">
            <text:p>8.6689890565</text:p>
          </table:table-cell>
          <table:table-cell table:style-name="ce1" table:formula="of:=[.C524]+([.A525]-[.A524])*[.$E$1]" office:value-type="float" office:value="-5.10944700000001" calcext:value-type="float">
            <text:p>-5.10944700000001</text:p>
          </table:table-cell>
          <table:table-cell table:style-name="ce1" table:formula="of:=[.$C$2]+[.$E$1]*POWER([.A525];2)" office:value-type="float" office:value="7.337978113" calcext:value-type="float">
            <text:p>7.337978113</text:p>
          </table:table-cell>
          <table:table-cell table:number-columns-repeated="1020"/>
        </table:table-row>
        <table:table-row table:style-name="ro1">
          <table:table-cell table:style-name="ce1" table:formula="of:=[.A525]+[.$C$1]" office:value-type="float" office:value="0.522" calcext:value-type="float">
            <text:p>0.522</text:p>
          </table:table-cell>
          <table:table-cell table:style-name="ce1" table:formula="of:=[.$C$2]-(9.807*POWER([.A526];2))/2" office:value-type="float" office:value="8.663874706" calcext:value-type="float">
            <text:p>8.663874706</text:p>
          </table:table-cell>
          <table:table-cell table:style-name="ce1" table:formula="of:=[.C525]+([.A526]-[.A525])*[.$E$1]" office:value-type="float" office:value="-5.11925400000001" calcext:value-type="float">
            <text:p>-5.11925400000001</text:p>
          </table:table-cell>
          <table:table-cell table:style-name="ce1" table:formula="of:=[.$C$2]+[.$E$1]*POWER([.A526];2)" office:value-type="float" office:value="7.327749412" calcext:value-type="float">
            <text:p>7.327749412</text:p>
          </table:table-cell>
          <table:table-cell table:number-columns-repeated="1020"/>
        </table:table-row>
        <table:table-row table:style-name="ro1">
          <table:table-cell table:style-name="ce1" table:formula="of:=[.A526]+[.$C$1]" office:value-type="float" office:value="0.523" calcext:value-type="float">
            <text:p>0.523</text:p>
          </table:table-cell>
          <table:table-cell table:style-name="ce1" table:formula="of:=[.$C$2]-(9.807*POWER([.A527];2))/2" office:value-type="float" office:value="8.6587505485" calcext:value-type="float">
            <text:p>8.6587505485</text:p>
          </table:table-cell>
          <table:table-cell table:style-name="ce1" table:formula="of:=[.C526]+([.A527]-[.A526])*[.$E$1]" office:value-type="float" office:value="-5.12906100000001" calcext:value-type="float">
            <text:p>-5.12906100000001</text:p>
          </table:table-cell>
          <table:table-cell table:style-name="ce1" table:formula="of:=[.$C$2]+[.$E$1]*POWER([.A527];2)" office:value-type="float" office:value="7.317501097" calcext:value-type="float">
            <text:p>7.317501097</text:p>
          </table:table-cell>
          <table:table-cell table:number-columns-repeated="1020"/>
        </table:table-row>
        <table:table-row table:style-name="ro1">
          <table:table-cell table:style-name="ce1" table:formula="of:=[.A527]+[.$C$1]" office:value-type="float" office:value="0.524" calcext:value-type="float">
            <text:p>0.524</text:p>
          </table:table-cell>
          <table:table-cell table:style-name="ce1" table:formula="of:=[.$C$2]-(9.807*POWER([.A528];2))/2" office:value-type="float" office:value="8.653616584" calcext:value-type="float">
            <text:p>8.653616584</text:p>
          </table:table-cell>
          <table:table-cell table:style-name="ce1" table:formula="of:=[.C527]+([.A528]-[.A527])*[.$E$1]" office:value-type="float" office:value="-5.13886800000001" calcext:value-type="float">
            <text:p>-5.13886800000001</text:p>
          </table:table-cell>
          <table:table-cell table:style-name="ce1" table:formula="of:=[.$C$2]+[.$E$1]*POWER([.A528];2)" office:value-type="float" office:value="7.307233168" calcext:value-type="float">
            <text:p>7.307233168</text:p>
          </table:table-cell>
          <table:table-cell table:number-columns-repeated="1020"/>
        </table:table-row>
        <table:table-row table:style-name="ro1">
          <table:table-cell table:style-name="ce1" table:formula="of:=[.A528]+[.$C$1]" office:value-type="float" office:value="0.525" calcext:value-type="float">
            <text:p>0.525</text:p>
          </table:table-cell>
          <table:table-cell table:style-name="ce1" table:formula="of:=[.$C$2]-(9.807*POWER([.A529];2))/2" office:value-type="float" office:value="8.6484728125" calcext:value-type="float">
            <text:p>8.6484728125</text:p>
          </table:table-cell>
          <table:table-cell table:style-name="ce1" table:formula="of:=[.C528]+([.A529]-[.A528])*[.$E$1]" office:value-type="float" office:value="-5.14867500000001" calcext:value-type="float">
            <text:p>-5.14867500000001</text:p>
          </table:table-cell>
          <table:table-cell table:style-name="ce1" table:formula="of:=[.$C$2]+[.$E$1]*POWER([.A529];2)" office:value-type="float" office:value="7.296945625" calcext:value-type="float">
            <text:p>7.296945625</text:p>
          </table:table-cell>
          <table:table-cell table:number-columns-repeated="1020"/>
        </table:table-row>
        <table:table-row table:style-name="ro1">
          <table:table-cell table:style-name="ce1" table:formula="of:=[.A529]+[.$C$1]" office:value-type="float" office:value="0.526" calcext:value-type="float">
            <text:p>0.526</text:p>
          </table:table-cell>
          <table:table-cell table:style-name="ce1" table:formula="of:=[.$C$2]-(9.807*POWER([.A530];2))/2" office:value-type="float" office:value="8.643319234" calcext:value-type="float">
            <text:p>8.643319234</text:p>
          </table:table-cell>
          <table:table-cell table:style-name="ce1" table:formula="of:=[.C529]+([.A530]-[.A529])*[.$E$1]" office:value-type="float" office:value="-5.15848200000001" calcext:value-type="float">
            <text:p>-5.15848200000001</text:p>
          </table:table-cell>
          <table:table-cell table:style-name="ce1" table:formula="of:=[.$C$2]+[.$E$1]*POWER([.A530];2)" office:value-type="float" office:value="7.286638468" calcext:value-type="float">
            <text:p>7.286638468</text:p>
          </table:table-cell>
          <table:table-cell table:number-columns-repeated="1020"/>
        </table:table-row>
        <table:table-row table:style-name="ro1">
          <table:table-cell table:style-name="ce1" table:formula="of:=[.A530]+[.$C$1]" office:value-type="float" office:value="0.527" calcext:value-type="float">
            <text:p>0.527</text:p>
          </table:table-cell>
          <table:table-cell table:style-name="ce1" table:formula="of:=[.$C$2]-(9.807*POWER([.A531];2))/2" office:value-type="float" office:value="8.6381558485" calcext:value-type="float">
            <text:p>8.6381558485</text:p>
          </table:table-cell>
          <table:table-cell table:style-name="ce1" table:formula="of:=[.C530]+([.A531]-[.A530])*[.$E$1]" office:value-type="float" office:value="-5.16828900000001" calcext:value-type="float">
            <text:p>-5.16828900000001</text:p>
          </table:table-cell>
          <table:table-cell table:style-name="ce1" table:formula="of:=[.$C$2]+[.$E$1]*POWER([.A531];2)" office:value-type="float" office:value="7.276311697" calcext:value-type="float">
            <text:p>7.276311697</text:p>
          </table:table-cell>
          <table:table-cell table:number-columns-repeated="1020"/>
        </table:table-row>
        <table:table-row table:style-name="ro1">
          <table:table-cell table:style-name="ce1" table:formula="of:=[.A531]+[.$C$1]" office:value-type="float" office:value="0.528" calcext:value-type="float">
            <text:p>0.528</text:p>
          </table:table-cell>
          <table:table-cell table:style-name="ce1" table:formula="of:=[.$C$2]-(9.807*POWER([.A532];2))/2" office:value-type="float" office:value="8.632982656" calcext:value-type="float">
            <text:p>8.632982656</text:p>
          </table:table-cell>
          <table:table-cell table:style-name="ce1" table:formula="of:=[.C531]+([.A532]-[.A531])*[.$E$1]" office:value-type="float" office:value="-5.17809600000001" calcext:value-type="float">
            <text:p>-5.17809600000001</text:p>
          </table:table-cell>
          <table:table-cell table:style-name="ce1" table:formula="of:=[.$C$2]+[.$E$1]*POWER([.A532];2)" office:value-type="float" office:value="7.265965312" calcext:value-type="float">
            <text:p>7.265965312</text:p>
          </table:table-cell>
          <table:table-cell table:number-columns-repeated="1020"/>
        </table:table-row>
        <table:table-row table:style-name="ro1">
          <table:table-cell table:style-name="ce1" table:formula="of:=[.A532]+[.$C$1]" office:value-type="float" office:value="0.529" calcext:value-type="float">
            <text:p>0.529</text:p>
          </table:table-cell>
          <table:table-cell table:style-name="ce1" table:formula="of:=[.$C$2]-(9.807*POWER([.A533];2))/2" office:value-type="float" office:value="8.6277996565" calcext:value-type="float">
            <text:p>8.6277996565</text:p>
          </table:table-cell>
          <table:table-cell table:style-name="ce1" table:formula="of:=[.C532]+([.A533]-[.A532])*[.$E$1]" office:value-type="float" office:value="-5.18790300000001" calcext:value-type="float">
            <text:p>-5.18790300000001</text:p>
          </table:table-cell>
          <table:table-cell table:style-name="ce1" table:formula="of:=[.$C$2]+[.$E$1]*POWER([.A533];2)" office:value-type="float" office:value="7.255599313" calcext:value-type="float">
            <text:p>7.255599313</text:p>
          </table:table-cell>
          <table:table-cell table:number-columns-repeated="1020"/>
        </table:table-row>
        <table:table-row table:style-name="ro1">
          <table:table-cell table:style-name="ce1" table:formula="of:=[.A533]+[.$C$1]" office:value-type="float" office:value="0.53" calcext:value-type="float">
            <text:p>0.53</text:p>
          </table:table-cell>
          <table:table-cell table:style-name="ce1" table:formula="of:=[.$C$2]-(9.807*POWER([.A534];2))/2" office:value-type="float" office:value="8.62260685" calcext:value-type="float">
            <text:p>8.62260685</text:p>
          </table:table-cell>
          <table:table-cell table:style-name="ce1" table:formula="of:=[.C533]+([.A534]-[.A533])*[.$E$1]" office:value-type="float" office:value="-5.19771000000001" calcext:value-type="float">
            <text:p>-5.19771000000001</text:p>
          </table:table-cell>
          <table:table-cell table:style-name="ce1" table:formula="of:=[.$C$2]+[.$E$1]*POWER([.A534];2)" office:value-type="float" office:value="7.2452137" calcext:value-type="float">
            <text:p>7.2452137</text:p>
          </table:table-cell>
          <table:table-cell table:number-columns-repeated="1020"/>
        </table:table-row>
        <table:table-row table:style-name="ro1">
          <table:table-cell table:style-name="ce1" table:formula="of:=[.A534]+[.$C$1]" office:value-type="float" office:value="0.531" calcext:value-type="float">
            <text:p>0.531</text:p>
          </table:table-cell>
          <table:table-cell table:style-name="ce1" table:formula="of:=[.$C$2]-(9.807*POWER([.A535];2))/2" office:value-type="float" office:value="8.6174042365" calcext:value-type="float">
            <text:p>8.6174042365</text:p>
          </table:table-cell>
          <table:table-cell table:style-name="ce1" table:formula="of:=[.C534]+([.A535]-[.A534])*[.$E$1]" office:value-type="float" office:value="-5.20751700000001" calcext:value-type="float">
            <text:p>-5.20751700000001</text:p>
          </table:table-cell>
          <table:table-cell table:style-name="ce1" table:formula="of:=[.$C$2]+[.$E$1]*POWER([.A535];2)" office:value-type="float" office:value="7.234808473" calcext:value-type="float">
            <text:p>7.234808473</text:p>
          </table:table-cell>
          <table:table-cell table:number-columns-repeated="1020"/>
        </table:table-row>
        <table:table-row table:style-name="ro1">
          <table:table-cell table:style-name="ce1" table:formula="of:=[.A535]+[.$C$1]" office:value-type="float" office:value="0.532" calcext:value-type="float">
            <text:p>0.532</text:p>
          </table:table-cell>
          <table:table-cell table:style-name="ce1" table:formula="of:=[.$C$2]-(9.807*POWER([.A536];2))/2" office:value-type="float" office:value="8.612191816" calcext:value-type="float">
            <text:p>8.612191816</text:p>
          </table:table-cell>
          <table:table-cell table:style-name="ce1" table:formula="of:=[.C535]+([.A536]-[.A535])*[.$E$1]" office:value-type="float" office:value="-5.21732400000001" calcext:value-type="float">
            <text:p>-5.21732400000001</text:p>
          </table:table-cell>
          <table:table-cell table:style-name="ce1" table:formula="of:=[.$C$2]+[.$E$1]*POWER([.A536];2)" office:value-type="float" office:value="7.224383632" calcext:value-type="float">
            <text:p>7.224383632</text:p>
          </table:table-cell>
          <table:table-cell table:number-columns-repeated="1020"/>
        </table:table-row>
        <table:table-row table:style-name="ro1">
          <table:table-cell table:style-name="ce1" table:formula="of:=[.A536]+[.$C$1]" office:value-type="float" office:value="0.533" calcext:value-type="float">
            <text:p>0.533</text:p>
          </table:table-cell>
          <table:table-cell table:style-name="ce1" table:formula="of:=[.$C$2]-(9.807*POWER([.A537];2))/2" office:value-type="float" office:value="8.6069695885" calcext:value-type="float">
            <text:p>8.6069695885</text:p>
          </table:table-cell>
          <table:table-cell table:style-name="ce1" table:formula="of:=[.C536]+([.A537]-[.A536])*[.$E$1]" office:value-type="float" office:value="-5.22713100000001" calcext:value-type="float">
            <text:p>-5.22713100000001</text:p>
          </table:table-cell>
          <table:table-cell table:style-name="ce1" table:formula="of:=[.$C$2]+[.$E$1]*POWER([.A537];2)" office:value-type="float" office:value="7.213939177" calcext:value-type="float">
            <text:p>7.213939177</text:p>
          </table:table-cell>
          <table:table-cell table:number-columns-repeated="1020"/>
        </table:table-row>
        <table:table-row table:style-name="ro1">
          <table:table-cell table:style-name="ce1" table:formula="of:=[.A537]+[.$C$1]" office:value-type="float" office:value="0.534" calcext:value-type="float">
            <text:p>0.534</text:p>
          </table:table-cell>
          <table:table-cell table:style-name="ce1" table:formula="of:=[.$C$2]-(9.807*POWER([.A538];2))/2" office:value-type="float" office:value="8.601737554" calcext:value-type="float">
            <text:p>8.601737554</text:p>
          </table:table-cell>
          <table:table-cell table:style-name="ce1" table:formula="of:=[.C537]+([.A538]-[.A537])*[.$E$1]" office:value-type="float" office:value="-5.23693800000001" calcext:value-type="float">
            <text:p>-5.23693800000001</text:p>
          </table:table-cell>
          <table:table-cell table:style-name="ce1" table:formula="of:=[.$C$2]+[.$E$1]*POWER([.A538];2)" office:value-type="float" office:value="7.203475108" calcext:value-type="float">
            <text:p>7.203475108</text:p>
          </table:table-cell>
          <table:table-cell table:number-columns-repeated="1020"/>
        </table:table-row>
        <table:table-row table:style-name="ro1">
          <table:table-cell table:style-name="ce1" table:formula="of:=[.A538]+[.$C$1]" office:value-type="float" office:value="0.535" calcext:value-type="float">
            <text:p>0.535</text:p>
          </table:table-cell>
          <table:table-cell table:style-name="ce1" table:formula="of:=[.$C$2]-(9.807*POWER([.A539];2))/2" office:value-type="float" office:value="8.5964957125" calcext:value-type="float">
            <text:p>8.5964957125</text:p>
          </table:table-cell>
          <table:table-cell table:style-name="ce1" table:formula="of:=[.C538]+([.A539]-[.A538])*[.$E$1]" office:value-type="float" office:value="-5.24674500000001" calcext:value-type="float">
            <text:p>-5.24674500000001</text:p>
          </table:table-cell>
          <table:table-cell table:style-name="ce1" table:formula="of:=[.$C$2]+[.$E$1]*POWER([.A539];2)" office:value-type="float" office:value="7.192991425" calcext:value-type="float">
            <text:p>7.192991425</text:p>
          </table:table-cell>
          <table:table-cell table:number-columns-repeated="1020"/>
        </table:table-row>
        <table:table-row table:style-name="ro1">
          <table:table-cell table:style-name="ce1" table:formula="of:=[.A539]+[.$C$1]" office:value-type="float" office:value="0.536" calcext:value-type="float">
            <text:p>0.536</text:p>
          </table:table-cell>
          <table:table-cell table:style-name="ce1" table:formula="of:=[.$C$2]-(9.807*POWER([.A540];2))/2" office:value-type="float" office:value="8.591244064" calcext:value-type="float">
            <text:p>8.591244064</text:p>
          </table:table-cell>
          <table:table-cell table:style-name="ce1" table:formula="of:=[.C539]+([.A540]-[.A539])*[.$E$1]" office:value-type="float" office:value="-5.25655200000001" calcext:value-type="float">
            <text:p>-5.25655200000001</text:p>
          </table:table-cell>
          <table:table-cell table:style-name="ce1" table:formula="of:=[.$C$2]+[.$E$1]*POWER([.A540];2)" office:value-type="float" office:value="7.182488128" calcext:value-type="float">
            <text:p>7.182488128</text:p>
          </table:table-cell>
          <table:table-cell table:number-columns-repeated="1020"/>
        </table:table-row>
        <table:table-row table:style-name="ro1">
          <table:table-cell table:style-name="ce1" table:formula="of:=[.A540]+[.$C$1]" office:value-type="float" office:value="0.537" calcext:value-type="float">
            <text:p>0.537</text:p>
          </table:table-cell>
          <table:table-cell table:style-name="ce1" table:formula="of:=[.$C$2]-(9.807*POWER([.A541];2))/2" office:value-type="float" office:value="8.5859826085" calcext:value-type="float">
            <text:p>8.5859826085</text:p>
          </table:table-cell>
          <table:table-cell table:style-name="ce1" table:formula="of:=[.C540]+([.A541]-[.A540])*[.$E$1]" office:value-type="float" office:value="-5.26635900000001" calcext:value-type="float">
            <text:p>-5.26635900000001</text:p>
          </table:table-cell>
          <table:table-cell table:style-name="ce1" table:formula="of:=[.$C$2]+[.$E$1]*POWER([.A541];2)" office:value-type="float" office:value="7.171965217" calcext:value-type="float">
            <text:p>7.171965217</text:p>
          </table:table-cell>
          <table:table-cell table:number-columns-repeated="1020"/>
        </table:table-row>
        <table:table-row table:style-name="ro1">
          <table:table-cell table:style-name="ce1" table:formula="of:=[.A541]+[.$C$1]" office:value-type="float" office:value="0.538" calcext:value-type="float">
            <text:p>0.538</text:p>
          </table:table-cell>
          <table:table-cell table:style-name="ce1" table:formula="of:=[.$C$2]-(9.807*POWER([.A542];2))/2" office:value-type="float" office:value="8.580711346" calcext:value-type="float">
            <text:p>8.580711346</text:p>
          </table:table-cell>
          <table:table-cell table:style-name="ce1" table:formula="of:=[.C541]+([.A542]-[.A541])*[.$E$1]" office:value-type="float" office:value="-5.27616600000001" calcext:value-type="float">
            <text:p>-5.27616600000001</text:p>
          </table:table-cell>
          <table:table-cell table:style-name="ce1" table:formula="of:=[.$C$2]+[.$E$1]*POWER([.A542];2)" office:value-type="float" office:value="7.161422692" calcext:value-type="float">
            <text:p>7.161422692</text:p>
          </table:table-cell>
          <table:table-cell table:number-columns-repeated="1020"/>
        </table:table-row>
        <table:table-row table:style-name="ro1">
          <table:table-cell table:style-name="ce1" table:formula="of:=[.A542]+[.$C$1]" office:value-type="float" office:value="0.539" calcext:value-type="float">
            <text:p>0.539</text:p>
          </table:table-cell>
          <table:table-cell table:style-name="ce1" table:formula="of:=[.$C$2]-(9.807*POWER([.A543];2))/2" office:value-type="float" office:value="8.5754302765" calcext:value-type="float">
            <text:p>8.5754302765</text:p>
          </table:table-cell>
          <table:table-cell table:style-name="ce1" table:formula="of:=[.C542]+([.A543]-[.A542])*[.$E$1]" office:value-type="float" office:value="-5.28597300000001" calcext:value-type="float">
            <text:p>-5.28597300000001</text:p>
          </table:table-cell>
          <table:table-cell table:style-name="ce1" table:formula="of:=[.$C$2]+[.$E$1]*POWER([.A543];2)" office:value-type="float" office:value="7.150860553" calcext:value-type="float">
            <text:p>7.150860553</text:p>
          </table:table-cell>
          <table:table-cell table:number-columns-repeated="1020"/>
        </table:table-row>
        <table:table-row table:style-name="ro1">
          <table:table-cell table:style-name="ce1" table:formula="of:=[.A543]+[.$C$1]" office:value-type="float" office:value="0.54" calcext:value-type="float">
            <text:p>0.54</text:p>
          </table:table-cell>
          <table:table-cell table:style-name="ce1" table:formula="of:=[.$C$2]-(9.807*POWER([.A544];2))/2" office:value-type="float" office:value="8.5701394" calcext:value-type="float">
            <text:p>8.5701394</text:p>
          </table:table-cell>
          <table:table-cell table:style-name="ce1" table:formula="of:=[.C543]+([.A544]-[.A543])*[.$E$1]" office:value-type="float" office:value="-5.29578000000002" calcext:value-type="float">
            <text:p>-5.29578000000002</text:p>
          </table:table-cell>
          <table:table-cell table:style-name="ce1" table:formula="of:=[.$C$2]+[.$E$1]*POWER([.A544];2)" office:value-type="float" office:value="7.1402788" calcext:value-type="float">
            <text:p>7.1402788</text:p>
          </table:table-cell>
          <table:table-cell table:number-columns-repeated="1020"/>
        </table:table-row>
        <table:table-row table:style-name="ro1">
          <table:table-cell table:style-name="ce1" table:formula="of:=[.A544]+[.$C$1]" office:value-type="float" office:value="0.541" calcext:value-type="float">
            <text:p>0.541</text:p>
          </table:table-cell>
          <table:table-cell table:style-name="ce1" table:formula="of:=[.$C$2]-(9.807*POWER([.A545];2))/2" office:value-type="float" office:value="8.5648387165" calcext:value-type="float">
            <text:p>8.5648387165</text:p>
          </table:table-cell>
          <table:table-cell table:style-name="ce1" table:formula="of:=[.C544]+([.A545]-[.A544])*[.$E$1]" office:value-type="float" office:value="-5.30558700000002" calcext:value-type="float">
            <text:p>-5.30558700000002</text:p>
          </table:table-cell>
          <table:table-cell table:style-name="ce1" table:formula="of:=[.$C$2]+[.$E$1]*POWER([.A545];2)" office:value-type="float" office:value="7.129677433" calcext:value-type="float">
            <text:p>7.129677433</text:p>
          </table:table-cell>
          <table:table-cell table:number-columns-repeated="1020"/>
        </table:table-row>
        <table:table-row table:style-name="ro1">
          <table:table-cell table:style-name="ce1" table:formula="of:=[.A545]+[.$C$1]" office:value-type="float" office:value="0.542" calcext:value-type="float">
            <text:p>0.542</text:p>
          </table:table-cell>
          <table:table-cell table:style-name="ce1" table:formula="of:=[.$C$2]-(9.807*POWER([.A546];2))/2" office:value-type="float" office:value="8.559528226" calcext:value-type="float">
            <text:p>8.559528226</text:p>
          </table:table-cell>
          <table:table-cell table:style-name="ce1" table:formula="of:=[.C545]+([.A546]-[.A545])*[.$E$1]" office:value-type="float" office:value="-5.31539400000002" calcext:value-type="float">
            <text:p>-5.31539400000002</text:p>
          </table:table-cell>
          <table:table-cell table:style-name="ce1" table:formula="of:=[.$C$2]+[.$E$1]*POWER([.A546];2)" office:value-type="float" office:value="7.119056452" calcext:value-type="float">
            <text:p>7.119056452</text:p>
          </table:table-cell>
          <table:table-cell table:number-columns-repeated="1020"/>
        </table:table-row>
        <table:table-row table:style-name="ro1">
          <table:table-cell table:style-name="ce1" table:formula="of:=[.A546]+[.$C$1]" office:value-type="float" office:value="0.543" calcext:value-type="float">
            <text:p>0.543</text:p>
          </table:table-cell>
          <table:table-cell table:style-name="ce1" table:formula="of:=[.$C$2]-(9.807*POWER([.A547];2))/2" office:value-type="float" office:value="8.5542079285" calcext:value-type="float">
            <text:p>8.5542079285</text:p>
          </table:table-cell>
          <table:table-cell table:style-name="ce1" table:formula="of:=[.C546]+([.A547]-[.A546])*[.$E$1]" office:value-type="float" office:value="-5.32520100000002" calcext:value-type="float">
            <text:p>-5.32520100000002</text:p>
          </table:table-cell>
          <table:table-cell table:style-name="ce1" table:formula="of:=[.$C$2]+[.$E$1]*POWER([.A547];2)" office:value-type="float" office:value="7.108415857" calcext:value-type="float">
            <text:p>7.108415857</text:p>
          </table:table-cell>
          <table:table-cell table:number-columns-repeated="1020"/>
        </table:table-row>
        <table:table-row table:style-name="ro1">
          <table:table-cell table:style-name="ce1" table:formula="of:=[.A547]+[.$C$1]" office:value-type="float" office:value="0.544" calcext:value-type="float">
            <text:p>0.544</text:p>
          </table:table-cell>
          <table:table-cell table:style-name="ce1" table:formula="of:=[.$C$2]-(9.807*POWER([.A548];2))/2" office:value-type="float" office:value="8.548877824" calcext:value-type="float">
            <text:p>8.548877824</text:p>
          </table:table-cell>
          <table:table-cell table:style-name="ce1" table:formula="of:=[.C547]+([.A548]-[.A547])*[.$E$1]" office:value-type="float" office:value="-5.33500800000002" calcext:value-type="float">
            <text:p>-5.33500800000002</text:p>
          </table:table-cell>
          <table:table-cell table:style-name="ce1" table:formula="of:=[.$C$2]+[.$E$1]*POWER([.A548];2)" office:value-type="float" office:value="7.097755648" calcext:value-type="float">
            <text:p>7.097755648</text:p>
          </table:table-cell>
          <table:table-cell table:number-columns-repeated="1020"/>
        </table:table-row>
        <table:table-row table:style-name="ro1">
          <table:table-cell table:style-name="ce1" table:formula="of:=[.A548]+[.$C$1]" office:value-type="float" office:value="0.545" calcext:value-type="float">
            <text:p>0.545</text:p>
          </table:table-cell>
          <table:table-cell table:style-name="ce1" table:formula="of:=[.$C$2]-(9.807*POWER([.A549];2))/2" office:value-type="float" office:value="8.5435379125" calcext:value-type="float">
            <text:p>8.5435379125</text:p>
          </table:table-cell>
          <table:table-cell table:style-name="ce1" table:formula="of:=[.C548]+([.A549]-[.A548])*[.$E$1]" office:value-type="float" office:value="-5.34481500000002" calcext:value-type="float">
            <text:p>-5.34481500000002</text:p>
          </table:table-cell>
          <table:table-cell table:style-name="ce1" table:formula="of:=[.$C$2]+[.$E$1]*POWER([.A549];2)" office:value-type="float" office:value="7.087075825" calcext:value-type="float">
            <text:p>7.087075825</text:p>
          </table:table-cell>
          <table:table-cell table:number-columns-repeated="1020"/>
        </table:table-row>
        <table:table-row table:style-name="ro1">
          <table:table-cell table:style-name="ce1" table:formula="of:=[.A549]+[.$C$1]" office:value-type="float" office:value="0.546" calcext:value-type="float">
            <text:p>0.546</text:p>
          </table:table-cell>
          <table:table-cell table:style-name="ce1" table:formula="of:=[.$C$2]-(9.807*POWER([.A550];2))/2" office:value-type="float" office:value="8.538188194" calcext:value-type="float">
            <text:p>8.538188194</text:p>
          </table:table-cell>
          <table:table-cell table:style-name="ce1" table:formula="of:=[.C549]+([.A550]-[.A549])*[.$E$1]" office:value-type="float" office:value="-5.35462200000002" calcext:value-type="float">
            <text:p>-5.35462200000002</text:p>
          </table:table-cell>
          <table:table-cell table:style-name="ce1" table:formula="of:=[.$C$2]+[.$E$1]*POWER([.A550];2)" office:value-type="float" office:value="7.076376388" calcext:value-type="float">
            <text:p>7.076376388</text:p>
          </table:table-cell>
          <table:table-cell table:number-columns-repeated="1020"/>
        </table:table-row>
        <table:table-row table:style-name="ro1">
          <table:table-cell table:style-name="ce1" table:formula="of:=[.A550]+[.$C$1]" office:value-type="float" office:value="0.547" calcext:value-type="float">
            <text:p>0.547</text:p>
          </table:table-cell>
          <table:table-cell table:style-name="ce1" table:formula="of:=[.$C$2]-(9.807*POWER([.A551];2))/2" office:value-type="float" office:value="8.5328286685" calcext:value-type="float">
            <text:p>8.5328286685</text:p>
          </table:table-cell>
          <table:table-cell table:style-name="ce1" table:formula="of:=[.C550]+([.A551]-[.A550])*[.$E$1]" office:value-type="float" office:value="-5.36442900000002" calcext:value-type="float">
            <text:p>-5.36442900000002</text:p>
          </table:table-cell>
          <table:table-cell table:style-name="ce1" table:formula="of:=[.$C$2]+[.$E$1]*POWER([.A551];2)" office:value-type="float" office:value="7.065657337" calcext:value-type="float">
            <text:p>7.065657337</text:p>
          </table:table-cell>
          <table:table-cell table:number-columns-repeated="1020"/>
        </table:table-row>
        <table:table-row table:style-name="ro1">
          <table:table-cell table:style-name="ce1" table:formula="of:=[.A551]+[.$C$1]" office:value-type="float" office:value="0.548" calcext:value-type="float">
            <text:p>0.548</text:p>
          </table:table-cell>
          <table:table-cell table:style-name="ce1" table:formula="of:=[.$C$2]-(9.807*POWER([.A552];2))/2" office:value-type="float" office:value="8.527459336" calcext:value-type="float">
            <text:p>8.527459336</text:p>
          </table:table-cell>
          <table:table-cell table:style-name="ce1" table:formula="of:=[.C551]+([.A552]-[.A551])*[.$E$1]" office:value-type="float" office:value="-5.37423600000002" calcext:value-type="float">
            <text:p>-5.37423600000002</text:p>
          </table:table-cell>
          <table:table-cell table:style-name="ce1" table:formula="of:=[.$C$2]+[.$E$1]*POWER([.A552];2)" office:value-type="float" office:value="7.054918672" calcext:value-type="float">
            <text:p>7.054918672</text:p>
          </table:table-cell>
          <table:table-cell table:number-columns-repeated="1020"/>
        </table:table-row>
        <table:table-row table:style-name="ro1">
          <table:table-cell table:style-name="ce1" table:formula="of:=[.A552]+[.$C$1]" office:value-type="float" office:value="0.549" calcext:value-type="float">
            <text:p>0.549</text:p>
          </table:table-cell>
          <table:table-cell table:style-name="ce1" table:formula="of:=[.$C$2]-(9.807*POWER([.A553];2))/2" office:value-type="float" office:value="8.5220801965" calcext:value-type="float">
            <text:p>8.5220801965</text:p>
          </table:table-cell>
          <table:table-cell table:style-name="ce1" table:formula="of:=[.C552]+([.A553]-[.A552])*[.$E$1]" office:value-type="float" office:value="-5.38404300000002" calcext:value-type="float">
            <text:p>-5.38404300000002</text:p>
          </table:table-cell>
          <table:table-cell table:style-name="ce1" table:formula="of:=[.$C$2]+[.$E$1]*POWER([.A553];2)" office:value-type="float" office:value="7.044160393" calcext:value-type="float">
            <text:p>7.044160393</text:p>
          </table:table-cell>
          <table:table-cell table:number-columns-repeated="1020"/>
        </table:table-row>
        <table:table-row table:style-name="ro1">
          <table:table-cell table:style-name="ce1" table:formula="of:=[.A553]+[.$C$1]" office:value-type="float" office:value="0.55" calcext:value-type="float">
            <text:p>0.55</text:p>
          </table:table-cell>
          <table:table-cell table:style-name="ce1" table:formula="of:=[.$C$2]-(9.807*POWER([.A554];2))/2" office:value-type="float" office:value="8.51669125" calcext:value-type="float">
            <text:p>8.51669125</text:p>
          </table:table-cell>
          <table:table-cell table:style-name="ce1" table:formula="of:=[.C553]+([.A554]-[.A553])*[.$E$1]" office:value-type="float" office:value="-5.39385000000002" calcext:value-type="float">
            <text:p>-5.39385000000002</text:p>
          </table:table-cell>
          <table:table-cell table:style-name="ce1" table:formula="of:=[.$C$2]+[.$E$1]*POWER([.A554];2)" office:value-type="float" office:value="7.0333825" calcext:value-type="float">
            <text:p>7.0333825</text:p>
          </table:table-cell>
          <table:table-cell table:number-columns-repeated="1020"/>
        </table:table-row>
        <table:table-row table:style-name="ro1">
          <table:table-cell table:style-name="ce1" table:formula="of:=[.A554]+[.$C$1]" office:value-type="float" office:value="0.551" calcext:value-type="float">
            <text:p>0.551</text:p>
          </table:table-cell>
          <table:table-cell table:style-name="ce1" table:formula="of:=[.$C$2]-(9.807*POWER([.A555];2))/2" office:value-type="float" office:value="8.5112924965" calcext:value-type="float">
            <text:p>8.5112924965</text:p>
          </table:table-cell>
          <table:table-cell table:style-name="ce1" table:formula="of:=[.C554]+([.A555]-[.A554])*[.$E$1]" office:value-type="float" office:value="-5.40365700000002" calcext:value-type="float">
            <text:p>-5.40365700000002</text:p>
          </table:table-cell>
          <table:table-cell table:style-name="ce1" table:formula="of:=[.$C$2]+[.$E$1]*POWER([.A555];2)" office:value-type="float" office:value="7.022584993" calcext:value-type="float">
            <text:p>7.022584993</text:p>
          </table:table-cell>
          <table:table-cell table:number-columns-repeated="1020"/>
        </table:table-row>
        <table:table-row table:style-name="ro1">
          <table:table-cell table:style-name="ce1" table:formula="of:=[.A555]+[.$C$1]" office:value-type="float" office:value="0.552" calcext:value-type="float">
            <text:p>0.552</text:p>
          </table:table-cell>
          <table:table-cell table:style-name="ce1" table:formula="of:=[.$C$2]-(9.807*POWER([.A556];2))/2" office:value-type="float" office:value="8.505883936" calcext:value-type="float">
            <text:p>8.505883936</text:p>
          </table:table-cell>
          <table:table-cell table:style-name="ce1" table:formula="of:=[.C555]+([.A556]-[.A555])*[.$E$1]" office:value-type="float" office:value="-5.41346400000002" calcext:value-type="float">
            <text:p>-5.41346400000002</text:p>
          </table:table-cell>
          <table:table-cell table:style-name="ce1" table:formula="of:=[.$C$2]+[.$E$1]*POWER([.A556];2)" office:value-type="float" office:value="7.011767872" calcext:value-type="float">
            <text:p>7.011767872</text:p>
          </table:table-cell>
          <table:table-cell table:number-columns-repeated="1020"/>
        </table:table-row>
        <table:table-row table:style-name="ro1">
          <table:table-cell table:style-name="ce1" table:formula="of:=[.A556]+[.$C$1]" office:value-type="float" office:value="0.553" calcext:value-type="float">
            <text:p>0.553</text:p>
          </table:table-cell>
          <table:table-cell table:style-name="ce1" table:formula="of:=[.$C$2]-(9.807*POWER([.A557];2))/2" office:value-type="float" office:value="8.5004655685" calcext:value-type="float">
            <text:p>8.5004655685</text:p>
          </table:table-cell>
          <table:table-cell table:style-name="ce1" table:formula="of:=[.C556]+([.A557]-[.A556])*[.$E$1]" office:value-type="float" office:value="-5.42327100000002" calcext:value-type="float">
            <text:p>-5.42327100000002</text:p>
          </table:table-cell>
          <table:table-cell table:style-name="ce1" table:formula="of:=[.$C$2]+[.$E$1]*POWER([.A557];2)" office:value-type="float" office:value="7.000931137" calcext:value-type="float">
            <text:p>7.000931137</text:p>
          </table:table-cell>
          <table:table-cell table:number-columns-repeated="1020"/>
        </table:table-row>
        <table:table-row table:style-name="ro1">
          <table:table-cell table:style-name="ce1" table:formula="of:=[.A557]+[.$C$1]" office:value-type="float" office:value="0.554" calcext:value-type="float">
            <text:p>0.554</text:p>
          </table:table-cell>
          <table:table-cell table:style-name="ce1" table:formula="of:=[.$C$2]-(9.807*POWER([.A558];2))/2" office:value-type="float" office:value="8.495037394" calcext:value-type="float">
            <text:p>8.495037394</text:p>
          </table:table-cell>
          <table:table-cell table:style-name="ce1" table:formula="of:=[.C557]+([.A558]-[.A557])*[.$E$1]" office:value-type="float" office:value="-5.43307800000002" calcext:value-type="float">
            <text:p>-5.43307800000002</text:p>
          </table:table-cell>
          <table:table-cell table:style-name="ce1" table:formula="of:=[.$C$2]+[.$E$1]*POWER([.A558];2)" office:value-type="float" office:value="6.990074788" calcext:value-type="float">
            <text:p>6.990074788</text:p>
          </table:table-cell>
          <table:table-cell table:number-columns-repeated="1020"/>
        </table:table-row>
        <table:table-row table:style-name="ro1">
          <table:table-cell table:style-name="ce1" table:formula="of:=[.A558]+[.$C$1]" office:value-type="float" office:value="0.555" calcext:value-type="float">
            <text:p>0.555</text:p>
          </table:table-cell>
          <table:table-cell table:style-name="ce1" table:formula="of:=[.$C$2]-(9.807*POWER([.A559];2))/2" office:value-type="float" office:value="8.4895994125" calcext:value-type="float">
            <text:p>8.4895994125</text:p>
          </table:table-cell>
          <table:table-cell table:style-name="ce1" table:formula="of:=[.C558]+([.A559]-[.A558])*[.$E$1]" office:value-type="float" office:value="-5.44288500000002" calcext:value-type="float">
            <text:p>-5.44288500000002</text:p>
          </table:table-cell>
          <table:table-cell table:style-name="ce1" table:formula="of:=[.$C$2]+[.$E$1]*POWER([.A559];2)" office:value-type="float" office:value="6.979198825" calcext:value-type="float">
            <text:p>6.979198825</text:p>
          </table:table-cell>
          <table:table-cell table:number-columns-repeated="1020"/>
        </table:table-row>
        <table:table-row table:style-name="ro1">
          <table:table-cell table:style-name="ce1" table:formula="of:=[.A559]+[.$C$1]" office:value-type="float" office:value="0.556" calcext:value-type="float">
            <text:p>0.556</text:p>
          </table:table-cell>
          <table:table-cell table:style-name="ce1" table:formula="of:=[.$C$2]-(9.807*POWER([.A560];2))/2" office:value-type="float" office:value="8.484151624" calcext:value-type="float">
            <text:p>8.484151624</text:p>
          </table:table-cell>
          <table:table-cell table:style-name="ce1" table:formula="of:=[.C559]+([.A560]-[.A559])*[.$E$1]" office:value-type="float" office:value="-5.45269200000002" calcext:value-type="float">
            <text:p>-5.45269200000002</text:p>
          </table:table-cell>
          <table:table-cell table:style-name="ce1" table:formula="of:=[.$C$2]+[.$E$1]*POWER([.A560];2)" office:value-type="float" office:value="6.968303248" calcext:value-type="float">
            <text:p>6.968303248</text:p>
          </table:table-cell>
          <table:table-cell table:number-columns-repeated="1020"/>
        </table:table-row>
        <table:table-row table:style-name="ro1">
          <table:table-cell table:style-name="ce1" table:formula="of:=[.A560]+[.$C$1]" office:value-type="float" office:value="0.557" calcext:value-type="float">
            <text:p>0.557</text:p>
          </table:table-cell>
          <table:table-cell table:style-name="ce1" table:formula="of:=[.$C$2]-(9.807*POWER([.A561];2))/2" office:value-type="float" office:value="8.4786940285" calcext:value-type="float">
            <text:p>8.4786940285</text:p>
          </table:table-cell>
          <table:table-cell table:style-name="ce1" table:formula="of:=[.C560]+([.A561]-[.A560])*[.$E$1]" office:value-type="float" office:value="-5.46249900000002" calcext:value-type="float">
            <text:p>-5.46249900000002</text:p>
          </table:table-cell>
          <table:table-cell table:style-name="ce1" table:formula="of:=[.$C$2]+[.$E$1]*POWER([.A561];2)" office:value-type="float" office:value="6.957388057" calcext:value-type="float">
            <text:p>6.957388057</text:p>
          </table:table-cell>
          <table:table-cell table:number-columns-repeated="1020"/>
        </table:table-row>
        <table:table-row table:style-name="ro1">
          <table:table-cell table:style-name="ce1" table:formula="of:=[.A561]+[.$C$1]" office:value-type="float" office:value="0.558" calcext:value-type="float">
            <text:p>0.558</text:p>
          </table:table-cell>
          <table:table-cell table:style-name="ce1" table:formula="of:=[.$C$2]-(9.807*POWER([.A562];2))/2" office:value-type="float" office:value="8.473226626" calcext:value-type="float">
            <text:p>8.473226626</text:p>
          </table:table-cell>
          <table:table-cell table:style-name="ce1" table:formula="of:=[.C561]+([.A562]-[.A561])*[.$E$1]" office:value-type="float" office:value="-5.47230600000002" calcext:value-type="float">
            <text:p>-5.47230600000002</text:p>
          </table:table-cell>
          <table:table-cell table:style-name="ce1" table:formula="of:=[.$C$2]+[.$E$1]*POWER([.A562];2)" office:value-type="float" office:value="6.946453252" calcext:value-type="float">
            <text:p>6.946453252</text:p>
          </table:table-cell>
          <table:table-cell table:number-columns-repeated="1020"/>
        </table:table-row>
        <table:table-row table:style-name="ro1">
          <table:table-cell table:style-name="ce1" table:formula="of:=[.A562]+[.$C$1]" office:value-type="float" office:value="0.559" calcext:value-type="float">
            <text:p>0.559</text:p>
          </table:table-cell>
          <table:table-cell table:style-name="ce1" table:formula="of:=[.$C$2]-(9.807*POWER([.A563];2))/2" office:value-type="float" office:value="8.4677494165" calcext:value-type="float">
            <text:p>8.4677494165</text:p>
          </table:table-cell>
          <table:table-cell table:style-name="ce1" table:formula="of:=[.C562]+([.A563]-[.A562])*[.$E$1]" office:value-type="float" office:value="-5.48211300000002" calcext:value-type="float">
            <text:p>-5.48211300000002</text:p>
          </table:table-cell>
          <table:table-cell table:style-name="ce1" table:formula="of:=[.$C$2]+[.$E$1]*POWER([.A563];2)" office:value-type="float" office:value="6.935498833" calcext:value-type="float">
            <text:p>6.935498833</text:p>
          </table:table-cell>
          <table:table-cell table:number-columns-repeated="1020"/>
        </table:table-row>
        <table:table-row table:style-name="ro1">
          <table:table-cell table:style-name="ce1" table:formula="of:=[.A563]+[.$C$1]" office:value-type="float" office:value="0.56" calcext:value-type="float">
            <text:p>0.56</text:p>
          </table:table-cell>
          <table:table-cell table:style-name="ce1" table:formula="of:=[.$C$2]-(9.807*POWER([.A564];2))/2" office:value-type="float" office:value="8.4622624" calcext:value-type="float">
            <text:p>8.4622624</text:p>
          </table:table-cell>
          <table:table-cell table:style-name="ce1" table:formula="of:=[.C563]+([.A564]-[.A563])*[.$E$1]" office:value-type="float" office:value="-5.49192000000002" calcext:value-type="float">
            <text:p>-5.49192000000002</text:p>
          </table:table-cell>
          <table:table-cell table:style-name="ce1" table:formula="of:=[.$C$2]+[.$E$1]*POWER([.A564];2)" office:value-type="float" office:value="6.9245248" calcext:value-type="float">
            <text:p>6.9245248</text:p>
          </table:table-cell>
          <table:table-cell table:number-columns-repeated="1020"/>
        </table:table-row>
        <table:table-row table:style-name="ro1">
          <table:table-cell table:style-name="ce1" table:formula="of:=[.A564]+[.$C$1]" office:value-type="float" office:value="0.561" calcext:value-type="float">
            <text:p>0.561</text:p>
          </table:table-cell>
          <table:table-cell table:style-name="ce1" table:formula="of:=[.$C$2]-(9.807*POWER([.A565];2))/2" office:value-type="float" office:value="8.4567655765" calcext:value-type="float">
            <text:p>8.4567655765</text:p>
          </table:table-cell>
          <table:table-cell table:style-name="ce1" table:formula="of:=[.C564]+([.A565]-[.A564])*[.$E$1]" office:value-type="float" office:value="-5.50172700000002" calcext:value-type="float">
            <text:p>-5.50172700000002</text:p>
          </table:table-cell>
          <table:table-cell table:style-name="ce1" table:formula="of:=[.$C$2]+[.$E$1]*POWER([.A565];2)" office:value-type="float" office:value="6.913531153" calcext:value-type="float">
            <text:p>6.913531153</text:p>
          </table:table-cell>
          <table:table-cell table:number-columns-repeated="1020"/>
        </table:table-row>
        <table:table-row table:style-name="ro1">
          <table:table-cell table:style-name="ce1" table:formula="of:=[.A565]+[.$C$1]" office:value-type="float" office:value="0.562" calcext:value-type="float">
            <text:p>0.562</text:p>
          </table:table-cell>
          <table:table-cell table:style-name="ce1" table:formula="of:=[.$C$2]-(9.807*POWER([.A566];2))/2" office:value-type="float" office:value="8.451258946" calcext:value-type="float">
            <text:p>8.451258946</text:p>
          </table:table-cell>
          <table:table-cell table:style-name="ce1" table:formula="of:=[.C565]+([.A566]-[.A565])*[.$E$1]" office:value-type="float" office:value="-5.51153400000002" calcext:value-type="float">
            <text:p>-5.51153400000002</text:p>
          </table:table-cell>
          <table:table-cell table:style-name="ce1" table:formula="of:=[.$C$2]+[.$E$1]*POWER([.A566];2)" office:value-type="float" office:value="6.902517892" calcext:value-type="float">
            <text:p>6.902517892</text:p>
          </table:table-cell>
          <table:table-cell table:number-columns-repeated="1020"/>
        </table:table-row>
        <table:table-row table:style-name="ro1">
          <table:table-cell table:style-name="ce1" table:formula="of:=[.A566]+[.$C$1]" office:value-type="float" office:value="0.563" calcext:value-type="float">
            <text:p>0.563</text:p>
          </table:table-cell>
          <table:table-cell table:style-name="ce1" table:formula="of:=[.$C$2]-(9.807*POWER([.A567];2))/2" office:value-type="float" office:value="8.4457425085" calcext:value-type="float">
            <text:p>8.4457425085</text:p>
          </table:table-cell>
          <table:table-cell table:style-name="ce1" table:formula="of:=[.C566]+([.A567]-[.A566])*[.$E$1]" office:value-type="float" office:value="-5.52134100000002" calcext:value-type="float">
            <text:p>-5.52134100000002</text:p>
          </table:table-cell>
          <table:table-cell table:style-name="ce1" table:formula="of:=[.$C$2]+[.$E$1]*POWER([.A567];2)" office:value-type="float" office:value="6.891485017" calcext:value-type="float">
            <text:p>6.891485017</text:p>
          </table:table-cell>
          <table:table-cell table:number-columns-repeated="1020"/>
        </table:table-row>
        <table:table-row table:style-name="ro1">
          <table:table-cell table:style-name="ce1" table:formula="of:=[.A567]+[.$C$1]" office:value-type="float" office:value="0.564" calcext:value-type="float">
            <text:p>0.564</text:p>
          </table:table-cell>
          <table:table-cell table:style-name="ce1" table:formula="of:=[.$C$2]-(9.807*POWER([.A568];2))/2" office:value-type="float" office:value="8.440216264" calcext:value-type="float">
            <text:p>8.440216264</text:p>
          </table:table-cell>
          <table:table-cell table:style-name="ce1" table:formula="of:=[.C567]+([.A568]-[.A567])*[.$E$1]" office:value-type="float" office:value="-5.53114800000002" calcext:value-type="float">
            <text:p>-5.53114800000002</text:p>
          </table:table-cell>
          <table:table-cell table:style-name="ce1" table:formula="of:=[.$C$2]+[.$E$1]*POWER([.A568];2)" office:value-type="float" office:value="6.880432528" calcext:value-type="float">
            <text:p>6.880432528</text:p>
          </table:table-cell>
          <table:table-cell table:number-columns-repeated="1020"/>
        </table:table-row>
        <table:table-row table:style-name="ro1">
          <table:table-cell table:style-name="ce1" table:formula="of:=[.A568]+[.$C$1]" office:value-type="float" office:value="0.565" calcext:value-type="float">
            <text:p>0.565</text:p>
          </table:table-cell>
          <table:table-cell table:style-name="ce1" table:formula="of:=[.$C$2]-(9.807*POWER([.A569];2))/2" office:value-type="float" office:value="8.4346802125" calcext:value-type="float">
            <text:p>8.4346802125</text:p>
          </table:table-cell>
          <table:table-cell table:style-name="ce1" table:formula="of:=[.C568]+([.A569]-[.A568])*[.$E$1]" office:value-type="float" office:value="-5.54095500000002" calcext:value-type="float">
            <text:p>-5.54095500000002</text:p>
          </table:table-cell>
          <table:table-cell table:style-name="ce1" table:formula="of:=[.$C$2]+[.$E$1]*POWER([.A569];2)" office:value-type="float" office:value="6.869360425" calcext:value-type="float">
            <text:p>6.869360425</text:p>
          </table:table-cell>
          <table:table-cell table:number-columns-repeated="1020"/>
        </table:table-row>
        <table:table-row table:style-name="ro1">
          <table:table-cell table:style-name="ce1" table:formula="of:=[.A569]+[.$C$1]" office:value-type="float" office:value="0.566" calcext:value-type="float">
            <text:p>0.566</text:p>
          </table:table-cell>
          <table:table-cell table:style-name="ce1" table:formula="of:=[.$C$2]-(9.807*POWER([.A570];2))/2" office:value-type="float" office:value="8.429134354" calcext:value-type="float">
            <text:p>8.429134354</text:p>
          </table:table-cell>
          <table:table-cell table:style-name="ce1" table:formula="of:=[.C569]+([.A570]-[.A569])*[.$E$1]" office:value-type="float" office:value="-5.55076200000002" calcext:value-type="float">
            <text:p>-5.55076200000002</text:p>
          </table:table-cell>
          <table:table-cell table:style-name="ce1" table:formula="of:=[.$C$2]+[.$E$1]*POWER([.A570];2)" office:value-type="float" office:value="6.858268708" calcext:value-type="float">
            <text:p>6.858268708</text:p>
          </table:table-cell>
          <table:table-cell table:number-columns-repeated="1020"/>
        </table:table-row>
        <table:table-row table:style-name="ro1">
          <table:table-cell table:style-name="ce1" table:formula="of:=[.A570]+[.$C$1]" office:value-type="float" office:value="0.567" calcext:value-type="float">
            <text:p>0.567</text:p>
          </table:table-cell>
          <table:table-cell table:style-name="ce1" table:formula="of:=[.$C$2]-(9.807*POWER([.A571];2))/2" office:value-type="float" office:value="8.4235786885" calcext:value-type="float">
            <text:p>8.4235786885</text:p>
          </table:table-cell>
          <table:table-cell table:style-name="ce1" table:formula="of:=[.C570]+([.A571]-[.A570])*[.$E$1]" office:value-type="float" office:value="-5.56056900000002" calcext:value-type="float">
            <text:p>-5.56056900000002</text:p>
          </table:table-cell>
          <table:table-cell table:style-name="ce1" table:formula="of:=[.$C$2]+[.$E$1]*POWER([.A571];2)" office:value-type="float" office:value="6.847157377" calcext:value-type="float">
            <text:p>6.847157377</text:p>
          </table:table-cell>
          <table:table-cell table:number-columns-repeated="1020"/>
        </table:table-row>
        <table:table-row table:style-name="ro1">
          <table:table-cell table:style-name="ce1" table:formula="of:=[.A571]+[.$C$1]" office:value-type="float" office:value="0.568" calcext:value-type="float">
            <text:p>0.568</text:p>
          </table:table-cell>
          <table:table-cell table:style-name="ce1" table:formula="of:=[.$C$2]-(9.807*POWER([.A572];2))/2" office:value-type="float" office:value="8.418013216" calcext:value-type="float">
            <text:p>8.418013216</text:p>
          </table:table-cell>
          <table:table-cell table:style-name="ce1" table:formula="of:=[.C571]+([.A572]-[.A571])*[.$E$1]" office:value-type="float" office:value="-5.57037600000002" calcext:value-type="float">
            <text:p>-5.57037600000002</text:p>
          </table:table-cell>
          <table:table-cell table:style-name="ce1" table:formula="of:=[.$C$2]+[.$E$1]*POWER([.A572];2)" office:value-type="float" office:value="6.836026432" calcext:value-type="float">
            <text:p>6.836026432</text:p>
          </table:table-cell>
          <table:table-cell table:number-columns-repeated="1020"/>
        </table:table-row>
        <table:table-row table:style-name="ro1">
          <table:table-cell table:style-name="ce1" table:formula="of:=[.A572]+[.$C$1]" office:value-type="float" office:value="0.569" calcext:value-type="float">
            <text:p>0.569</text:p>
          </table:table-cell>
          <table:table-cell table:style-name="ce1" table:formula="of:=[.$C$2]-(9.807*POWER([.A573];2))/2" office:value-type="float" office:value="8.4124379365" calcext:value-type="float">
            <text:p>8.4124379365</text:p>
          </table:table-cell>
          <table:table-cell table:style-name="ce1" table:formula="of:=[.C572]+([.A573]-[.A572])*[.$E$1]" office:value-type="float" office:value="-5.58018300000003" calcext:value-type="float">
            <text:p>-5.58018300000003</text:p>
          </table:table-cell>
          <table:table-cell table:style-name="ce1" table:formula="of:=[.$C$2]+[.$E$1]*POWER([.A573];2)" office:value-type="float" office:value="6.824875873" calcext:value-type="float">
            <text:p>6.824875873</text:p>
          </table:table-cell>
          <table:table-cell table:number-columns-repeated="1020"/>
        </table:table-row>
        <table:table-row table:style-name="ro1">
          <table:table-cell table:style-name="ce1" table:formula="of:=[.A573]+[.$C$1]" office:value-type="float" office:value="0.57" calcext:value-type="float">
            <text:p>0.57</text:p>
          </table:table-cell>
          <table:table-cell table:style-name="ce1" table:formula="of:=[.$C$2]-(9.807*POWER([.A574];2))/2" office:value-type="float" office:value="8.40685285" calcext:value-type="float">
            <text:p>8.40685285</text:p>
          </table:table-cell>
          <table:table-cell table:style-name="ce1" table:formula="of:=[.C573]+([.A574]-[.A573])*[.$E$1]" office:value-type="float" office:value="-5.58999000000003" calcext:value-type="float">
            <text:p>-5.58999000000003</text:p>
          </table:table-cell>
          <table:table-cell table:style-name="ce1" table:formula="of:=[.$C$2]+[.$E$1]*POWER([.A574];2)" office:value-type="float" office:value="6.8137057" calcext:value-type="float">
            <text:p>6.8137057</text:p>
          </table:table-cell>
          <table:table-cell table:number-columns-repeated="1020"/>
        </table:table-row>
        <table:table-row table:style-name="ro1">
          <table:table-cell table:style-name="ce1" table:formula="of:=[.A574]+[.$C$1]" office:value-type="float" office:value="0.571" calcext:value-type="float">
            <text:p>0.571</text:p>
          </table:table-cell>
          <table:table-cell table:style-name="ce1" table:formula="of:=[.$C$2]-(9.807*POWER([.A575];2))/2" office:value-type="float" office:value="8.4012579565" calcext:value-type="float">
            <text:p>8.4012579565</text:p>
          </table:table-cell>
          <table:table-cell table:style-name="ce1" table:formula="of:=[.C574]+([.A575]-[.A574])*[.$E$1]" office:value-type="float" office:value="-5.59979700000003" calcext:value-type="float">
            <text:p>-5.59979700000003</text:p>
          </table:table-cell>
          <table:table-cell table:style-name="ce1" table:formula="of:=[.$C$2]+[.$E$1]*POWER([.A575];2)" office:value-type="float" office:value="6.802515913" calcext:value-type="float">
            <text:p>6.802515913</text:p>
          </table:table-cell>
          <table:table-cell table:number-columns-repeated="1020"/>
        </table:table-row>
        <table:table-row table:style-name="ro1">
          <table:table-cell table:style-name="ce1" table:formula="of:=[.A575]+[.$C$1]" office:value-type="float" office:value="0.572" calcext:value-type="float">
            <text:p>0.572</text:p>
          </table:table-cell>
          <table:table-cell table:style-name="ce1" table:formula="of:=[.$C$2]-(9.807*POWER([.A576];2))/2" office:value-type="float" office:value="8.395653256" calcext:value-type="float">
            <text:p>8.395653256</text:p>
          </table:table-cell>
          <table:table-cell table:style-name="ce1" table:formula="of:=[.C575]+([.A576]-[.A575])*[.$E$1]" office:value-type="float" office:value="-5.60960400000003" calcext:value-type="float">
            <text:p>-5.60960400000003</text:p>
          </table:table-cell>
          <table:table-cell table:style-name="ce1" table:formula="of:=[.$C$2]+[.$E$1]*POWER([.A576];2)" office:value-type="float" office:value="6.791306512" calcext:value-type="float">
            <text:p>6.791306512</text:p>
          </table:table-cell>
          <table:table-cell table:number-columns-repeated="1020"/>
        </table:table-row>
        <table:table-row table:style-name="ro1">
          <table:table-cell table:style-name="ce1" table:formula="of:=[.A576]+[.$C$1]" office:value-type="float" office:value="0.573" calcext:value-type="float">
            <text:p>0.573</text:p>
          </table:table-cell>
          <table:table-cell table:style-name="ce1" table:formula="of:=[.$C$2]-(9.807*POWER([.A577];2))/2" office:value-type="float" office:value="8.3900387485" calcext:value-type="float">
            <text:p>8.3900387485</text:p>
          </table:table-cell>
          <table:table-cell table:style-name="ce1" table:formula="of:=[.C576]+([.A577]-[.A576])*[.$E$1]" office:value-type="float" office:value="-5.61941100000003" calcext:value-type="float">
            <text:p>-5.61941100000003</text:p>
          </table:table-cell>
          <table:table-cell table:style-name="ce1" table:formula="of:=[.$C$2]+[.$E$1]*POWER([.A577];2)" office:value-type="float" office:value="6.780077497" calcext:value-type="float">
            <text:p>6.780077497</text:p>
          </table:table-cell>
          <table:table-cell table:number-columns-repeated="1020"/>
        </table:table-row>
        <table:table-row table:style-name="ro1">
          <table:table-cell table:style-name="ce1" table:formula="of:=[.A577]+[.$C$1]" office:value-type="float" office:value="0.574" calcext:value-type="float">
            <text:p>0.574</text:p>
          </table:table-cell>
          <table:table-cell table:style-name="ce1" table:formula="of:=[.$C$2]-(9.807*POWER([.A578];2))/2" office:value-type="float" office:value="8.384414434" calcext:value-type="float">
            <text:p>8.384414434</text:p>
          </table:table-cell>
          <table:table-cell table:style-name="ce1" table:formula="of:=[.C577]+([.A578]-[.A577])*[.$E$1]" office:value-type="float" office:value="-5.62921800000003" calcext:value-type="float">
            <text:p>-5.62921800000003</text:p>
          </table:table-cell>
          <table:table-cell table:style-name="ce1" table:formula="of:=[.$C$2]+[.$E$1]*POWER([.A578];2)" office:value-type="float" office:value="6.768828868" calcext:value-type="float">
            <text:p>6.768828868</text:p>
          </table:table-cell>
          <table:table-cell table:number-columns-repeated="1020"/>
        </table:table-row>
        <table:table-row table:style-name="ro1">
          <table:table-cell table:style-name="ce1" table:formula="of:=[.A578]+[.$C$1]" office:value-type="float" office:value="0.575" calcext:value-type="float">
            <text:p>0.575</text:p>
          </table:table-cell>
          <table:table-cell table:style-name="ce1" table:formula="of:=[.$C$2]-(9.807*POWER([.A579];2))/2" office:value-type="float" office:value="8.3787803125" calcext:value-type="float">
            <text:p>8.3787803125</text:p>
          </table:table-cell>
          <table:table-cell table:style-name="ce1" table:formula="of:=[.C578]+([.A579]-[.A578])*[.$E$1]" office:value-type="float" office:value="-5.63902500000003" calcext:value-type="float">
            <text:p>-5.63902500000003</text:p>
          </table:table-cell>
          <table:table-cell table:style-name="ce1" table:formula="of:=[.$C$2]+[.$E$1]*POWER([.A579];2)" office:value-type="float" office:value="6.757560625" calcext:value-type="float">
            <text:p>6.757560625</text:p>
          </table:table-cell>
          <table:table-cell table:number-columns-repeated="1020"/>
        </table:table-row>
        <table:table-row table:style-name="ro1">
          <table:table-cell table:style-name="ce1" table:formula="of:=[.A579]+[.$C$1]" office:value-type="float" office:value="0.576" calcext:value-type="float">
            <text:p>0.576</text:p>
          </table:table-cell>
          <table:table-cell table:style-name="ce1" table:formula="of:=[.$C$2]-(9.807*POWER([.A580];2))/2" office:value-type="float" office:value="8.373136384" calcext:value-type="float">
            <text:p>8.373136384</text:p>
          </table:table-cell>
          <table:table-cell table:style-name="ce1" table:formula="of:=[.C579]+([.A580]-[.A579])*[.$E$1]" office:value-type="float" office:value="-5.64883200000003" calcext:value-type="float">
            <text:p>-5.64883200000003</text:p>
          </table:table-cell>
          <table:table-cell table:style-name="ce1" table:formula="of:=[.$C$2]+[.$E$1]*POWER([.A580];2)" office:value-type="float" office:value="6.746272768" calcext:value-type="float">
            <text:p>6.746272768</text:p>
          </table:table-cell>
          <table:table-cell table:number-columns-repeated="1020"/>
        </table:table-row>
        <table:table-row table:style-name="ro1">
          <table:table-cell table:style-name="ce1" table:formula="of:=[.A580]+[.$C$1]" office:value-type="float" office:value="0.577" calcext:value-type="float">
            <text:p>0.577</text:p>
          </table:table-cell>
          <table:table-cell table:style-name="ce1" table:formula="of:=[.$C$2]-(9.807*POWER([.A581];2))/2" office:value-type="float" office:value="8.3674826485" calcext:value-type="float">
            <text:p>8.3674826485</text:p>
          </table:table-cell>
          <table:table-cell table:style-name="ce1" table:formula="of:=[.C580]+([.A581]-[.A580])*[.$E$1]" office:value-type="float" office:value="-5.65863900000003" calcext:value-type="float">
            <text:p>-5.65863900000003</text:p>
          </table:table-cell>
          <table:table-cell table:style-name="ce1" table:formula="of:=[.$C$2]+[.$E$1]*POWER([.A581];2)" office:value-type="float" office:value="6.734965297" calcext:value-type="float">
            <text:p>6.734965297</text:p>
          </table:table-cell>
          <table:table-cell table:number-columns-repeated="1020"/>
        </table:table-row>
        <table:table-row table:style-name="ro1">
          <table:table-cell table:style-name="ce1" table:formula="of:=[.A581]+[.$C$1]" office:value-type="float" office:value="0.578" calcext:value-type="float">
            <text:p>0.578</text:p>
          </table:table-cell>
          <table:table-cell table:style-name="ce1" table:formula="of:=[.$C$2]-(9.807*POWER([.A582];2))/2" office:value-type="float" office:value="8.361819106" calcext:value-type="float">
            <text:p>8.361819106</text:p>
          </table:table-cell>
          <table:table-cell table:style-name="ce1" table:formula="of:=[.C581]+([.A582]-[.A581])*[.$E$1]" office:value-type="float" office:value="-5.66844600000003" calcext:value-type="float">
            <text:p>-5.66844600000003</text:p>
          </table:table-cell>
          <table:table-cell table:style-name="ce1" table:formula="of:=[.$C$2]+[.$E$1]*POWER([.A582];2)" office:value-type="float" office:value="6.723638212" calcext:value-type="float">
            <text:p>6.723638212</text:p>
          </table:table-cell>
          <table:table-cell table:number-columns-repeated="1020"/>
        </table:table-row>
        <table:table-row table:style-name="ro1">
          <table:table-cell table:style-name="ce1" table:formula="of:=[.A582]+[.$C$1]" office:value-type="float" office:value="0.579" calcext:value-type="float">
            <text:p>0.579</text:p>
          </table:table-cell>
          <table:table-cell table:style-name="ce1" table:formula="of:=[.$C$2]-(9.807*POWER([.A583];2))/2" office:value-type="float" office:value="8.3561457565" calcext:value-type="float">
            <text:p>8.3561457565</text:p>
          </table:table-cell>
          <table:table-cell table:style-name="ce1" table:formula="of:=[.C582]+([.A583]-[.A582])*[.$E$1]" office:value-type="float" office:value="-5.67825300000003" calcext:value-type="float">
            <text:p>-5.67825300000003</text:p>
          </table:table-cell>
          <table:table-cell table:style-name="ce1" table:formula="of:=[.$C$2]+[.$E$1]*POWER([.A583];2)" office:value-type="float" office:value="6.712291513" calcext:value-type="float">
            <text:p>6.712291513</text:p>
          </table:table-cell>
          <table:table-cell table:number-columns-repeated="1020"/>
        </table:table-row>
        <table:table-row table:style-name="ro1">
          <table:table-cell table:style-name="ce1" table:formula="of:=[.A583]+[.$C$1]" office:value-type="float" office:value="0.58" calcext:value-type="float">
            <text:p>0.58</text:p>
          </table:table-cell>
          <table:table-cell table:style-name="ce1" table:formula="of:=[.$C$2]-(9.807*POWER([.A584];2))/2" office:value-type="float" office:value="8.3504626" calcext:value-type="float">
            <text:p>8.3504626</text:p>
          </table:table-cell>
          <table:table-cell table:style-name="ce1" table:formula="of:=[.C583]+([.A584]-[.A583])*[.$E$1]" office:value-type="float" office:value="-5.68806000000003" calcext:value-type="float">
            <text:p>-5.68806000000003</text:p>
          </table:table-cell>
          <table:table-cell table:style-name="ce1" table:formula="of:=[.$C$2]+[.$E$1]*POWER([.A584];2)" office:value-type="float" office:value="6.7009252" calcext:value-type="float">
            <text:p>6.7009252</text:p>
          </table:table-cell>
          <table:table-cell table:number-columns-repeated="1020"/>
        </table:table-row>
        <table:table-row table:style-name="ro1">
          <table:table-cell table:style-name="ce1" table:formula="of:=[.A584]+[.$C$1]" office:value-type="float" office:value="0.581" calcext:value-type="float">
            <text:p>0.581</text:p>
          </table:table-cell>
          <table:table-cell table:style-name="ce1" table:formula="of:=[.$C$2]-(9.807*POWER([.A585];2))/2" office:value-type="float" office:value="8.3447696365" calcext:value-type="float">
            <text:p>8.3447696365</text:p>
          </table:table-cell>
          <table:table-cell table:style-name="ce1" table:formula="of:=[.C584]+([.A585]-[.A584])*[.$E$1]" office:value-type="float" office:value="-5.69786700000003" calcext:value-type="float">
            <text:p>-5.69786700000003</text:p>
          </table:table-cell>
          <table:table-cell table:style-name="ce1" table:formula="of:=[.$C$2]+[.$E$1]*POWER([.A585];2)" office:value-type="float" office:value="6.689539273" calcext:value-type="float">
            <text:p>6.689539273</text:p>
          </table:table-cell>
          <table:table-cell table:number-columns-repeated="1020"/>
        </table:table-row>
        <table:table-row table:style-name="ro1">
          <table:table-cell table:style-name="ce1" table:formula="of:=[.A585]+[.$C$1]" office:value-type="float" office:value="0.582" calcext:value-type="float">
            <text:p>0.582</text:p>
          </table:table-cell>
          <table:table-cell table:style-name="ce1" table:formula="of:=[.$C$2]-(9.807*POWER([.A586];2))/2" office:value-type="float" office:value="8.339066866" calcext:value-type="float">
            <text:p>8.339066866</text:p>
          </table:table-cell>
          <table:table-cell table:style-name="ce1" table:formula="of:=[.C585]+([.A586]-[.A585])*[.$E$1]" office:value-type="float" office:value="-5.70767400000003" calcext:value-type="float">
            <text:p>-5.70767400000003</text:p>
          </table:table-cell>
          <table:table-cell table:style-name="ce1" table:formula="of:=[.$C$2]+[.$E$1]*POWER([.A586];2)" office:value-type="float" office:value="6.678133732" calcext:value-type="float">
            <text:p>6.678133732</text:p>
          </table:table-cell>
          <table:table-cell table:number-columns-repeated="1020"/>
        </table:table-row>
        <table:table-row table:style-name="ro1">
          <table:table-cell table:style-name="ce1" table:formula="of:=[.A586]+[.$C$1]" office:value-type="float" office:value="0.583" calcext:value-type="float">
            <text:p>0.583</text:p>
          </table:table-cell>
          <table:table-cell table:style-name="ce1" table:formula="of:=[.$C$2]-(9.807*POWER([.A587];2))/2" office:value-type="float" office:value="8.3333542885" calcext:value-type="float">
            <text:p>8.3333542885</text:p>
          </table:table-cell>
          <table:table-cell table:style-name="ce1" table:formula="of:=[.C586]+([.A587]-[.A586])*[.$E$1]" office:value-type="float" office:value="-5.71748100000003" calcext:value-type="float">
            <text:p>-5.71748100000003</text:p>
          </table:table-cell>
          <table:table-cell table:style-name="ce1" table:formula="of:=[.$C$2]+[.$E$1]*POWER([.A587];2)" office:value-type="float" office:value="6.666708577" calcext:value-type="float">
            <text:p>6.666708577</text:p>
          </table:table-cell>
          <table:table-cell table:number-columns-repeated="1020"/>
        </table:table-row>
        <table:table-row table:style-name="ro1">
          <table:table-cell table:style-name="ce1" table:formula="of:=[.A587]+[.$C$1]" office:value-type="float" office:value="0.584" calcext:value-type="float">
            <text:p>0.584</text:p>
          </table:table-cell>
          <table:table-cell table:style-name="ce1" table:formula="of:=[.$C$2]-(9.807*POWER([.A588];2))/2" office:value-type="float" office:value="8.327631904" calcext:value-type="float">
            <text:p>8.327631904</text:p>
          </table:table-cell>
          <table:table-cell table:style-name="ce1" table:formula="of:=[.C587]+([.A588]-[.A587])*[.$E$1]" office:value-type="float" office:value="-5.72728800000003" calcext:value-type="float">
            <text:p>-5.72728800000003</text:p>
          </table:table-cell>
          <table:table-cell table:style-name="ce1" table:formula="of:=[.$C$2]+[.$E$1]*POWER([.A588];2)" office:value-type="float" office:value="6.655263808" calcext:value-type="float">
            <text:p>6.655263808</text:p>
          </table:table-cell>
          <table:table-cell table:number-columns-repeated="1020"/>
        </table:table-row>
        <table:table-row table:style-name="ro1">
          <table:table-cell table:style-name="ce1" table:formula="of:=[.A588]+[.$C$1]" office:value-type="float" office:value="0.585" calcext:value-type="float">
            <text:p>0.585</text:p>
          </table:table-cell>
          <table:table-cell table:style-name="ce1" table:formula="of:=[.$C$2]-(9.807*POWER([.A589];2))/2" office:value-type="float" office:value="8.3218997125" calcext:value-type="float">
            <text:p>8.3218997125</text:p>
          </table:table-cell>
          <table:table-cell table:style-name="ce1" table:formula="of:=[.C588]+([.A589]-[.A588])*[.$E$1]" office:value-type="float" office:value="-5.73709500000003" calcext:value-type="float">
            <text:p>-5.73709500000003</text:p>
          </table:table-cell>
          <table:table-cell table:style-name="ce1" table:formula="of:=[.$C$2]+[.$E$1]*POWER([.A589];2)" office:value-type="float" office:value="6.643799425" calcext:value-type="float">
            <text:p>6.643799425</text:p>
          </table:table-cell>
          <table:table-cell table:number-columns-repeated="1020"/>
        </table:table-row>
        <table:table-row table:style-name="ro1">
          <table:table-cell table:style-name="ce1" table:formula="of:=[.A589]+[.$C$1]" office:value-type="float" office:value="0.586" calcext:value-type="float">
            <text:p>0.586</text:p>
          </table:table-cell>
          <table:table-cell table:style-name="ce1" table:formula="of:=[.$C$2]-(9.807*POWER([.A590];2))/2" office:value-type="float" office:value="8.316157714" calcext:value-type="float">
            <text:p>8.316157714</text:p>
          </table:table-cell>
          <table:table-cell table:style-name="ce1" table:formula="of:=[.C589]+([.A590]-[.A589])*[.$E$1]" office:value-type="float" office:value="-5.74690200000003" calcext:value-type="float">
            <text:p>-5.74690200000003</text:p>
          </table:table-cell>
          <table:table-cell table:style-name="ce1" table:formula="of:=[.$C$2]+[.$E$1]*POWER([.A590];2)" office:value-type="float" office:value="6.632315428" calcext:value-type="float">
            <text:p>6.632315428</text:p>
          </table:table-cell>
          <table:table-cell table:number-columns-repeated="1020"/>
        </table:table-row>
        <table:table-row table:style-name="ro1">
          <table:table-cell table:style-name="ce1" table:formula="of:=[.A590]+[.$C$1]" office:value-type="float" office:value="0.587" calcext:value-type="float">
            <text:p>0.587</text:p>
          </table:table-cell>
          <table:table-cell table:style-name="ce1" table:formula="of:=[.$C$2]-(9.807*POWER([.A591];2))/2" office:value-type="float" office:value="8.3104059085" calcext:value-type="float">
            <text:p>8.3104059085</text:p>
          </table:table-cell>
          <table:table-cell table:style-name="ce1" table:formula="of:=[.C590]+([.A591]-[.A590])*[.$E$1]" office:value-type="float" office:value="-5.75670900000003" calcext:value-type="float">
            <text:p>-5.75670900000003</text:p>
          </table:table-cell>
          <table:table-cell table:style-name="ce1" table:formula="of:=[.$C$2]+[.$E$1]*POWER([.A591];2)" office:value-type="float" office:value="6.620811817" calcext:value-type="float">
            <text:p>6.620811817</text:p>
          </table:table-cell>
          <table:table-cell table:number-columns-repeated="1020"/>
        </table:table-row>
        <table:table-row table:style-name="ro1">
          <table:table-cell table:style-name="ce1" table:formula="of:=[.A591]+[.$C$1]" office:value-type="float" office:value="0.588" calcext:value-type="float">
            <text:p>0.588</text:p>
          </table:table-cell>
          <table:table-cell table:style-name="ce1" table:formula="of:=[.$C$2]-(9.807*POWER([.A592];2))/2" office:value-type="float" office:value="8.304644296" calcext:value-type="float">
            <text:p>8.304644296</text:p>
          </table:table-cell>
          <table:table-cell table:style-name="ce1" table:formula="of:=[.C591]+([.A592]-[.A591])*[.$E$1]" office:value-type="float" office:value="-5.76651600000003" calcext:value-type="float">
            <text:p>-5.76651600000003</text:p>
          </table:table-cell>
          <table:table-cell table:style-name="ce1" table:formula="of:=[.$C$2]+[.$E$1]*POWER([.A592];2)" office:value-type="float" office:value="6.609288592" calcext:value-type="float">
            <text:p>6.609288592</text:p>
          </table:table-cell>
          <table:table-cell table:number-columns-repeated="1020"/>
        </table:table-row>
        <table:table-row table:style-name="ro1">
          <table:table-cell table:style-name="ce1" table:formula="of:=[.A592]+[.$C$1]" office:value-type="float" office:value="0.589" calcext:value-type="float">
            <text:p>0.589</text:p>
          </table:table-cell>
          <table:table-cell table:style-name="ce1" table:formula="of:=[.$C$2]-(9.807*POWER([.A593];2))/2" office:value-type="float" office:value="8.2988728765" calcext:value-type="float">
            <text:p>8.2988728765</text:p>
          </table:table-cell>
          <table:table-cell table:style-name="ce1" table:formula="of:=[.C592]+([.A593]-[.A592])*[.$E$1]" office:value-type="float" office:value="-5.77632300000003" calcext:value-type="float">
            <text:p>-5.77632300000003</text:p>
          </table:table-cell>
          <table:table-cell table:style-name="ce1" table:formula="of:=[.$C$2]+[.$E$1]*POWER([.A593];2)" office:value-type="float" office:value="6.59774575299999" calcext:value-type="float">
            <text:p>6.59774575299999</text:p>
          </table:table-cell>
          <table:table-cell table:number-columns-repeated="1020"/>
        </table:table-row>
        <table:table-row table:style-name="ro1">
          <table:table-cell table:style-name="ce1" table:formula="of:=[.A593]+[.$C$1]" office:value-type="float" office:value="0.59" calcext:value-type="float">
            <text:p>0.59</text:p>
          </table:table-cell>
          <table:table-cell table:style-name="ce1" table:formula="of:=[.$C$2]-(9.807*POWER([.A594];2))/2" office:value-type="float" office:value="8.29309165" calcext:value-type="float">
            <text:p>8.29309165</text:p>
          </table:table-cell>
          <table:table-cell table:style-name="ce1" table:formula="of:=[.C593]+([.A594]-[.A593])*[.$E$1]" office:value-type="float" office:value="-5.78613000000003" calcext:value-type="float">
            <text:p>-5.78613000000003</text:p>
          </table:table-cell>
          <table:table-cell table:style-name="ce1" table:formula="of:=[.$C$2]+[.$E$1]*POWER([.A594];2)" office:value-type="float" office:value="6.5861833" calcext:value-type="float">
            <text:p>6.5861833</text:p>
          </table:table-cell>
          <table:table-cell table:number-columns-repeated="1020"/>
        </table:table-row>
        <table:table-row table:style-name="ro1">
          <table:table-cell table:style-name="ce1" table:formula="of:=[.A594]+[.$C$1]" office:value-type="float" office:value="0.591" calcext:value-type="float">
            <text:p>0.591</text:p>
          </table:table-cell>
          <table:table-cell table:style-name="ce1" table:formula="of:=[.$C$2]-(9.807*POWER([.A595];2))/2" office:value-type="float" office:value="8.2873006165" calcext:value-type="float">
            <text:p>8.2873006165</text:p>
          </table:table-cell>
          <table:table-cell table:style-name="ce1" table:formula="of:=[.C594]+([.A595]-[.A594])*[.$E$1]" office:value-type="float" office:value="-5.79593700000003" calcext:value-type="float">
            <text:p>-5.79593700000003</text:p>
          </table:table-cell>
          <table:table-cell table:style-name="ce1" table:formula="of:=[.$C$2]+[.$E$1]*POWER([.A595];2)" office:value-type="float" office:value="6.574601233" calcext:value-type="float">
            <text:p>6.574601233</text:p>
          </table:table-cell>
          <table:table-cell table:number-columns-repeated="1020"/>
        </table:table-row>
        <table:table-row table:style-name="ro1">
          <table:table-cell table:style-name="ce1" table:formula="of:=[.A595]+[.$C$1]" office:value-type="float" office:value="0.592" calcext:value-type="float">
            <text:p>0.592</text:p>
          </table:table-cell>
          <table:table-cell table:style-name="ce1" table:formula="of:=[.$C$2]-(9.807*POWER([.A596];2))/2" office:value-type="float" office:value="8.281499776" calcext:value-type="float">
            <text:p>8.281499776</text:p>
          </table:table-cell>
          <table:table-cell table:style-name="ce1" table:formula="of:=[.C595]+([.A596]-[.A595])*[.$E$1]" office:value-type="float" office:value="-5.80574400000003" calcext:value-type="float">
            <text:p>-5.80574400000003</text:p>
          </table:table-cell>
          <table:table-cell table:style-name="ce1" table:formula="of:=[.$C$2]+[.$E$1]*POWER([.A596];2)" office:value-type="float" office:value="6.562999552" calcext:value-type="float">
            <text:p>6.562999552</text:p>
          </table:table-cell>
          <table:table-cell table:number-columns-repeated="1020"/>
        </table:table-row>
        <table:table-row table:style-name="ro1">
          <table:table-cell table:style-name="ce1" table:formula="of:=[.A596]+[.$C$1]" office:value-type="float" office:value="0.593" calcext:value-type="float">
            <text:p>0.593</text:p>
          </table:table-cell>
          <table:table-cell table:style-name="ce1" table:formula="of:=[.$C$2]-(9.807*POWER([.A597];2))/2" office:value-type="float" office:value="8.2756891285" calcext:value-type="float">
            <text:p>8.2756891285</text:p>
          </table:table-cell>
          <table:table-cell table:style-name="ce1" table:formula="of:=[.C596]+([.A597]-[.A596])*[.$E$1]" office:value-type="float" office:value="-5.81555100000003" calcext:value-type="float">
            <text:p>-5.81555100000003</text:p>
          </table:table-cell>
          <table:table-cell table:style-name="ce1" table:formula="of:=[.$C$2]+[.$E$1]*POWER([.A597];2)" office:value-type="float" office:value="6.551378257" calcext:value-type="float">
            <text:p>6.551378257</text:p>
          </table:table-cell>
          <table:table-cell table:number-columns-repeated="1020"/>
        </table:table-row>
        <table:table-row table:style-name="ro1">
          <table:table-cell table:style-name="ce1" table:formula="of:=[.A597]+[.$C$1]" office:value-type="float" office:value="0.594" calcext:value-type="float">
            <text:p>0.594</text:p>
          </table:table-cell>
          <table:table-cell table:style-name="ce1" table:formula="of:=[.$C$2]-(9.807*POWER([.A598];2))/2" office:value-type="float" office:value="8.269868674" calcext:value-type="float">
            <text:p>8.269868674</text:p>
          </table:table-cell>
          <table:table-cell table:style-name="ce1" table:formula="of:=[.C597]+([.A598]-[.A597])*[.$E$1]" office:value-type="float" office:value="-5.82535800000003" calcext:value-type="float">
            <text:p>-5.82535800000003</text:p>
          </table:table-cell>
          <table:table-cell table:style-name="ce1" table:formula="of:=[.$C$2]+[.$E$1]*POWER([.A598];2)" office:value-type="float" office:value="6.539737348" calcext:value-type="float">
            <text:p>6.539737348</text:p>
          </table:table-cell>
          <table:table-cell table:number-columns-repeated="1020"/>
        </table:table-row>
        <table:table-row table:style-name="ro1">
          <table:table-cell table:style-name="ce1" table:formula="of:=[.A598]+[.$C$1]" office:value-type="float" office:value="0.595" calcext:value-type="float">
            <text:p>0.595</text:p>
          </table:table-cell>
          <table:table-cell table:style-name="ce1" table:formula="of:=[.$C$2]-(9.807*POWER([.A599];2))/2" office:value-type="float" office:value="8.2640384125" calcext:value-type="float">
            <text:p>8.2640384125</text:p>
          </table:table-cell>
          <table:table-cell table:style-name="ce1" table:formula="of:=[.C598]+([.A599]-[.A598])*[.$E$1]" office:value-type="float" office:value="-5.83516500000003" calcext:value-type="float">
            <text:p>-5.83516500000003</text:p>
          </table:table-cell>
          <table:table-cell table:style-name="ce1" table:formula="of:=[.$C$2]+[.$E$1]*POWER([.A599];2)" office:value-type="float" office:value="6.528076825" calcext:value-type="float">
            <text:p>6.528076825</text:p>
          </table:table-cell>
          <table:table-cell table:number-columns-repeated="1020"/>
        </table:table-row>
        <table:table-row table:style-name="ro1">
          <table:table-cell table:style-name="ce1" table:formula="of:=[.A599]+[.$C$1]" office:value-type="float" office:value="0.596" calcext:value-type="float">
            <text:p>0.596</text:p>
          </table:table-cell>
          <table:table-cell table:style-name="ce1" table:formula="of:=[.$C$2]-(9.807*POWER([.A600];2))/2" office:value-type="float" office:value="8.258198344" calcext:value-type="float">
            <text:p>8.258198344</text:p>
          </table:table-cell>
          <table:table-cell table:style-name="ce1" table:formula="of:=[.C599]+([.A600]-[.A599])*[.$E$1]" office:value-type="float" office:value="-5.84497200000003" calcext:value-type="float">
            <text:p>-5.84497200000003</text:p>
          </table:table-cell>
          <table:table-cell table:style-name="ce1" table:formula="of:=[.$C$2]+[.$E$1]*POWER([.A600];2)" office:value-type="float" office:value="6.516396688" calcext:value-type="float">
            <text:p>6.516396688</text:p>
          </table:table-cell>
          <table:table-cell table:number-columns-repeated="1020"/>
        </table:table-row>
        <table:table-row table:style-name="ro1">
          <table:table-cell table:style-name="ce1" table:formula="of:=[.A600]+[.$C$1]" office:value-type="float" office:value="0.597" calcext:value-type="float">
            <text:p>0.597</text:p>
          </table:table-cell>
          <table:table-cell table:style-name="ce1" table:formula="of:=[.$C$2]-(9.807*POWER([.A601];2))/2" office:value-type="float" office:value="8.2523484685" calcext:value-type="float">
            <text:p>8.2523484685</text:p>
          </table:table-cell>
          <table:table-cell table:style-name="ce1" table:formula="of:=[.C600]+([.A601]-[.A600])*[.$E$1]" office:value-type="float" office:value="-5.85477900000003" calcext:value-type="float">
            <text:p>-5.85477900000003</text:p>
          </table:table-cell>
          <table:table-cell table:style-name="ce1" table:formula="of:=[.$C$2]+[.$E$1]*POWER([.A601];2)" office:value-type="float" office:value="6.504696937" calcext:value-type="float">
            <text:p>6.504696937</text:p>
          </table:table-cell>
          <table:table-cell table:number-columns-repeated="1020"/>
        </table:table-row>
        <table:table-row table:style-name="ro1">
          <table:table-cell table:style-name="ce1" table:formula="of:=[.A601]+[.$C$1]" office:value-type="float" office:value="0.598" calcext:value-type="float">
            <text:p>0.598</text:p>
          </table:table-cell>
          <table:table-cell table:style-name="ce1" table:formula="of:=[.$C$2]-(9.807*POWER([.A602];2))/2" office:value-type="float" office:value="8.246488786" calcext:value-type="float">
            <text:p>8.246488786</text:p>
          </table:table-cell>
          <table:table-cell table:style-name="ce1" table:formula="of:=[.C601]+([.A602]-[.A601])*[.$E$1]" office:value-type="float" office:value="-5.86458600000004" calcext:value-type="float">
            <text:p>-5.86458600000004</text:p>
          </table:table-cell>
          <table:table-cell table:style-name="ce1" table:formula="of:=[.$C$2]+[.$E$1]*POWER([.A602];2)" office:value-type="float" office:value="6.492977572" calcext:value-type="float">
            <text:p>6.492977572</text:p>
          </table:table-cell>
          <table:table-cell table:number-columns-repeated="1020"/>
        </table:table-row>
        <table:table-row table:style-name="ro1">
          <table:table-cell table:style-name="ce1" table:formula="of:=[.A602]+[.$C$1]" office:value-type="float" office:value="0.599" calcext:value-type="float">
            <text:p>0.599</text:p>
          </table:table-cell>
          <table:table-cell table:style-name="ce1" table:formula="of:=[.$C$2]-(9.807*POWER([.A603];2))/2" office:value-type="float" office:value="8.2406192965" calcext:value-type="float">
            <text:p>8.2406192965</text:p>
          </table:table-cell>
          <table:table-cell table:style-name="ce1" table:formula="of:=[.C602]+([.A603]-[.A602])*[.$E$1]" office:value-type="float" office:value="-5.87439300000004" calcext:value-type="float">
            <text:p>-5.87439300000004</text:p>
          </table:table-cell>
          <table:table-cell table:style-name="ce1" table:formula="of:=[.$C$2]+[.$E$1]*POWER([.A603];2)" office:value-type="float" office:value="6.481238593" calcext:value-type="float">
            <text:p>6.481238593</text:p>
          </table:table-cell>
          <table:table-cell table:number-columns-repeated="1020"/>
        </table:table-row>
        <table:table-row table:style-name="ro1">
          <table:table-cell table:style-name="ce1" table:formula="of:=[.A603]+[.$C$1]" office:value-type="float" office:value="0.6" calcext:value-type="float">
            <text:p>0.6</text:p>
          </table:table-cell>
          <table:table-cell table:style-name="ce1" table:formula="of:=[.$C$2]-(9.807*POWER([.A604];2))/2" office:value-type="float" office:value="8.23474" calcext:value-type="float">
            <text:p>8.23474</text:p>
          </table:table-cell>
          <table:table-cell table:style-name="ce1" table:formula="of:=[.C603]+([.A604]-[.A603])*[.$E$1]" office:value-type="float" office:value="-5.88420000000004" calcext:value-type="float">
            <text:p>-5.88420000000004</text:p>
          </table:table-cell>
          <table:table-cell table:style-name="ce1" table:formula="of:=[.$C$2]+[.$E$1]*POWER([.A604];2)" office:value-type="float" office:value="6.46948" calcext:value-type="float">
            <text:p>6.46948</text:p>
          </table:table-cell>
          <table:table-cell table:number-columns-repeated="1020"/>
        </table:table-row>
        <table:table-row table:style-name="ro1">
          <table:table-cell table:style-name="ce1" table:formula="of:=[.A604]+[.$C$1]" office:value-type="float" office:value="0.601" calcext:value-type="float">
            <text:p>0.601</text:p>
          </table:table-cell>
          <table:table-cell table:style-name="ce1" table:formula="of:=[.$C$2]-(9.807*POWER([.A605];2))/2" office:value-type="float" office:value="8.2288508965" calcext:value-type="float">
            <text:p>8.2288508965</text:p>
          </table:table-cell>
          <table:table-cell table:style-name="ce1" table:formula="of:=[.C604]+([.A605]-[.A604])*[.$E$1]" office:value-type="float" office:value="-5.89400700000004" calcext:value-type="float">
            <text:p>-5.89400700000004</text:p>
          </table:table-cell>
          <table:table-cell table:style-name="ce1" table:formula="of:=[.$C$2]+[.$E$1]*POWER([.A605];2)" office:value-type="float" office:value="6.457701793" calcext:value-type="float">
            <text:p>6.457701793</text:p>
          </table:table-cell>
          <table:table-cell table:number-columns-repeated="1020"/>
        </table:table-row>
        <table:table-row table:style-name="ro1">
          <table:table-cell table:style-name="ce1" table:formula="of:=[.A605]+[.$C$1]" office:value-type="float" office:value="0.602" calcext:value-type="float">
            <text:p>0.602</text:p>
          </table:table-cell>
          <table:table-cell table:style-name="ce1" table:formula="of:=[.$C$2]-(9.807*POWER([.A606];2))/2" office:value-type="float" office:value="8.222951986" calcext:value-type="float">
            <text:p>8.222951986</text:p>
          </table:table-cell>
          <table:table-cell table:style-name="ce1" table:formula="of:=[.C605]+([.A606]-[.A605])*[.$E$1]" office:value-type="float" office:value="-5.90381400000004" calcext:value-type="float">
            <text:p>-5.90381400000004</text:p>
          </table:table-cell>
          <table:table-cell table:style-name="ce1" table:formula="of:=[.$C$2]+[.$E$1]*POWER([.A606];2)" office:value-type="float" office:value="6.44590397199999" calcext:value-type="float">
            <text:p>6.44590397199999</text:p>
          </table:table-cell>
          <table:table-cell table:number-columns-repeated="1020"/>
        </table:table-row>
        <table:table-row table:style-name="ro1">
          <table:table-cell table:style-name="ce1" table:formula="of:=[.A606]+[.$C$1]" office:value-type="float" office:value="0.603" calcext:value-type="float">
            <text:p>0.603</text:p>
          </table:table-cell>
          <table:table-cell table:style-name="ce1" table:formula="of:=[.$C$2]-(9.807*POWER([.A607];2))/2" office:value-type="float" office:value="8.2170432685" calcext:value-type="float">
            <text:p>8.2170432685</text:p>
          </table:table-cell>
          <table:table-cell table:style-name="ce1" table:formula="of:=[.C606]+([.A607]-[.A606])*[.$E$1]" office:value-type="float" office:value="-5.91362100000004" calcext:value-type="float">
            <text:p>-5.91362100000004</text:p>
          </table:table-cell>
          <table:table-cell table:style-name="ce1" table:formula="of:=[.$C$2]+[.$E$1]*POWER([.A607];2)" office:value-type="float" office:value="6.434086537" calcext:value-type="float">
            <text:p>6.434086537</text:p>
          </table:table-cell>
          <table:table-cell table:number-columns-repeated="1020"/>
        </table:table-row>
        <table:table-row table:style-name="ro1">
          <table:table-cell table:style-name="ce1" table:formula="of:=[.A607]+[.$C$1]" office:value-type="float" office:value="0.604" calcext:value-type="float">
            <text:p>0.604</text:p>
          </table:table-cell>
          <table:table-cell table:style-name="ce1" table:formula="of:=[.$C$2]-(9.807*POWER([.A608];2))/2" office:value-type="float" office:value="8.211124744" calcext:value-type="float">
            <text:p>8.211124744</text:p>
          </table:table-cell>
          <table:table-cell table:style-name="ce1" table:formula="of:=[.C607]+([.A608]-[.A607])*[.$E$1]" office:value-type="float" office:value="-5.92342800000004" calcext:value-type="float">
            <text:p>-5.92342800000004</text:p>
          </table:table-cell>
          <table:table-cell table:style-name="ce1" table:formula="of:=[.$C$2]+[.$E$1]*POWER([.A608];2)" office:value-type="float" office:value="6.422249488" calcext:value-type="float">
            <text:p>6.422249488</text:p>
          </table:table-cell>
          <table:table-cell table:number-columns-repeated="1020"/>
        </table:table-row>
        <table:table-row table:style-name="ro1">
          <table:table-cell table:style-name="ce1" table:formula="of:=[.A608]+[.$C$1]" office:value-type="float" office:value="0.605" calcext:value-type="float">
            <text:p>0.605</text:p>
          </table:table-cell>
          <table:table-cell table:style-name="ce1" table:formula="of:=[.$C$2]-(9.807*POWER([.A609];2))/2" office:value-type="float" office:value="8.2051964125" calcext:value-type="float">
            <text:p>8.2051964125</text:p>
          </table:table-cell>
          <table:table-cell table:style-name="ce1" table:formula="of:=[.C608]+([.A609]-[.A608])*[.$E$1]" office:value-type="float" office:value="-5.93323500000004" calcext:value-type="float">
            <text:p>-5.93323500000004</text:p>
          </table:table-cell>
          <table:table-cell table:style-name="ce1" table:formula="of:=[.$C$2]+[.$E$1]*POWER([.A609];2)" office:value-type="float" office:value="6.410392825" calcext:value-type="float">
            <text:p>6.410392825</text:p>
          </table:table-cell>
          <table:table-cell table:number-columns-repeated="1020"/>
        </table:table-row>
        <table:table-row table:style-name="ro1">
          <table:table-cell table:style-name="ce1" table:formula="of:=[.A609]+[.$C$1]" office:value-type="float" office:value="0.606" calcext:value-type="float">
            <text:p>0.606</text:p>
          </table:table-cell>
          <table:table-cell table:style-name="ce1" table:formula="of:=[.$C$2]-(9.807*POWER([.A610];2))/2" office:value-type="float" office:value="8.199258274" calcext:value-type="float">
            <text:p>8.199258274</text:p>
          </table:table-cell>
          <table:table-cell table:style-name="ce1" table:formula="of:=[.C609]+([.A610]-[.A609])*[.$E$1]" office:value-type="float" office:value="-5.94304200000004" calcext:value-type="float">
            <text:p>-5.94304200000004</text:p>
          </table:table-cell>
          <table:table-cell table:style-name="ce1" table:formula="of:=[.$C$2]+[.$E$1]*POWER([.A610];2)" office:value-type="float" office:value="6.39851654799999" calcext:value-type="float">
            <text:p>6.39851654799999</text:p>
          </table:table-cell>
          <table:table-cell table:number-columns-repeated="1020"/>
        </table:table-row>
        <table:table-row table:style-name="ro1">
          <table:table-cell table:style-name="ce1" table:formula="of:=[.A610]+[.$C$1]" office:value-type="float" office:value="0.607" calcext:value-type="float">
            <text:p>0.607</text:p>
          </table:table-cell>
          <table:table-cell table:style-name="ce1" table:formula="of:=[.$C$2]-(9.807*POWER([.A611];2))/2" office:value-type="float" office:value="8.1933103285" calcext:value-type="float">
            <text:p>8.1933103285</text:p>
          </table:table-cell>
          <table:table-cell table:style-name="ce1" table:formula="of:=[.C610]+([.A611]-[.A610])*[.$E$1]" office:value-type="float" office:value="-5.95284900000004" calcext:value-type="float">
            <text:p>-5.95284900000004</text:p>
          </table:table-cell>
          <table:table-cell table:style-name="ce1" table:formula="of:=[.$C$2]+[.$E$1]*POWER([.A611];2)" office:value-type="float" office:value="6.38662065699999" calcext:value-type="float">
            <text:p>6.38662065699999</text:p>
          </table:table-cell>
          <table:table-cell table:number-columns-repeated="1020"/>
        </table:table-row>
        <table:table-row table:style-name="ro1">
          <table:table-cell table:style-name="ce1" table:formula="of:=[.A611]+[.$C$1]" office:value-type="float" office:value="0.608" calcext:value-type="float">
            <text:p>0.608</text:p>
          </table:table-cell>
          <table:table-cell table:style-name="ce1" table:formula="of:=[.$C$2]-(9.807*POWER([.A612];2))/2" office:value-type="float" office:value="8.187352576" calcext:value-type="float">
            <text:p>8.187352576</text:p>
          </table:table-cell>
          <table:table-cell table:style-name="ce1" table:formula="of:=[.C611]+([.A612]-[.A611])*[.$E$1]" office:value-type="float" office:value="-5.96265600000004" calcext:value-type="float">
            <text:p>-5.96265600000004</text:p>
          </table:table-cell>
          <table:table-cell table:style-name="ce1" table:formula="of:=[.$C$2]+[.$E$1]*POWER([.A612];2)" office:value-type="float" office:value="6.37470515199999" calcext:value-type="float">
            <text:p>6.37470515199999</text:p>
          </table:table-cell>
          <table:table-cell table:number-columns-repeated="1020"/>
        </table:table-row>
        <table:table-row table:style-name="ro1">
          <table:table-cell table:style-name="ce1" table:formula="of:=[.A612]+[.$C$1]" office:value-type="float" office:value="0.609" calcext:value-type="float">
            <text:p>0.609</text:p>
          </table:table-cell>
          <table:table-cell table:style-name="ce1" table:formula="of:=[.$C$2]-(9.807*POWER([.A613];2))/2" office:value-type="float" office:value="8.1813850165" calcext:value-type="float">
            <text:p>8.1813850165</text:p>
          </table:table-cell>
          <table:table-cell table:style-name="ce1" table:formula="of:=[.C612]+([.A613]-[.A612])*[.$E$1]" office:value-type="float" office:value="-5.97246300000004" calcext:value-type="float">
            <text:p>-5.97246300000004</text:p>
          </table:table-cell>
          <table:table-cell table:style-name="ce1" table:formula="of:=[.$C$2]+[.$E$1]*POWER([.A613];2)" office:value-type="float" office:value="6.362770033" calcext:value-type="float">
            <text:p>6.362770033</text:p>
          </table:table-cell>
          <table:table-cell table:number-columns-repeated="1020"/>
        </table:table-row>
        <table:table-row table:style-name="ro1">
          <table:table-cell table:style-name="ce1" table:formula="of:=[.A613]+[.$C$1]" office:value-type="float" office:value="0.61" calcext:value-type="float">
            <text:p>0.61</text:p>
          </table:table-cell>
          <table:table-cell table:style-name="ce1" table:formula="of:=[.$C$2]-(9.807*POWER([.A614];2))/2" office:value-type="float" office:value="8.17540765" calcext:value-type="float">
            <text:p>8.17540765</text:p>
          </table:table-cell>
          <table:table-cell table:style-name="ce1" table:formula="of:=[.C613]+([.A614]-[.A613])*[.$E$1]" office:value-type="float" office:value="-5.98227000000004" calcext:value-type="float">
            <text:p>-5.98227000000004</text:p>
          </table:table-cell>
          <table:table-cell table:style-name="ce1" table:formula="of:=[.$C$2]+[.$E$1]*POWER([.A614];2)" office:value-type="float" office:value="6.35081529999999" calcext:value-type="float">
            <text:p>6.35081529999999</text:p>
          </table:table-cell>
          <table:table-cell table:number-columns-repeated="1020"/>
        </table:table-row>
        <table:table-row table:style-name="ro1">
          <table:table-cell table:style-name="ce1" table:formula="of:=[.A614]+[.$C$1]" office:value-type="float" office:value="0.611" calcext:value-type="float">
            <text:p>0.611</text:p>
          </table:table-cell>
          <table:table-cell table:style-name="ce1" table:formula="of:=[.$C$2]-(9.807*POWER([.A615];2))/2" office:value-type="float" office:value="8.1694204765" calcext:value-type="float">
            <text:p>8.1694204765</text:p>
          </table:table-cell>
          <table:table-cell table:style-name="ce1" table:formula="of:=[.C614]+([.A615]-[.A614])*[.$E$1]" office:value-type="float" office:value="-5.99207700000004" calcext:value-type="float">
            <text:p>-5.99207700000004</text:p>
          </table:table-cell>
          <table:table-cell table:style-name="ce1" table:formula="of:=[.$C$2]+[.$E$1]*POWER([.A615];2)" office:value-type="float" office:value="6.338840953" calcext:value-type="float">
            <text:p>6.338840953</text:p>
          </table:table-cell>
          <table:table-cell table:number-columns-repeated="1020"/>
        </table:table-row>
        <table:table-row table:style-name="ro1">
          <table:table-cell table:style-name="ce1" table:formula="of:=[.A615]+[.$C$1]" office:value-type="float" office:value="0.612" calcext:value-type="float">
            <text:p>0.612</text:p>
          </table:table-cell>
          <table:table-cell table:style-name="ce1" table:formula="of:=[.$C$2]-(9.807*POWER([.A616];2))/2" office:value-type="float" office:value="8.163423496" calcext:value-type="float">
            <text:p>8.163423496</text:p>
          </table:table-cell>
          <table:table-cell table:style-name="ce1" table:formula="of:=[.C615]+([.A616]-[.A615])*[.$E$1]" office:value-type="float" office:value="-6.00188400000004" calcext:value-type="float">
            <text:p>-6.00188400000004</text:p>
          </table:table-cell>
          <table:table-cell table:style-name="ce1" table:formula="of:=[.$C$2]+[.$E$1]*POWER([.A616];2)" office:value-type="float" office:value="6.326846992" calcext:value-type="float">
            <text:p>6.326846992</text:p>
          </table:table-cell>
          <table:table-cell table:number-columns-repeated="1020"/>
        </table:table-row>
        <table:table-row table:style-name="ro1">
          <table:table-cell table:style-name="ce1" table:formula="of:=[.A616]+[.$C$1]" office:value-type="float" office:value="0.613" calcext:value-type="float">
            <text:p>0.613</text:p>
          </table:table-cell>
          <table:table-cell table:style-name="ce1" table:formula="of:=[.$C$2]-(9.807*POWER([.A617];2))/2" office:value-type="float" office:value="8.1574167085" calcext:value-type="float">
            <text:p>8.1574167085</text:p>
          </table:table-cell>
          <table:table-cell table:style-name="ce1" table:formula="of:=[.C616]+([.A617]-[.A616])*[.$E$1]" office:value-type="float" office:value="-6.01169100000004" calcext:value-type="float">
            <text:p>-6.01169100000004</text:p>
          </table:table-cell>
          <table:table-cell table:style-name="ce1" table:formula="of:=[.$C$2]+[.$E$1]*POWER([.A617];2)" office:value-type="float" office:value="6.314833417" calcext:value-type="float">
            <text:p>6.314833417</text:p>
          </table:table-cell>
          <table:table-cell table:number-columns-repeated="1020"/>
        </table:table-row>
        <table:table-row table:style-name="ro1">
          <table:table-cell table:style-name="ce1" table:formula="of:=[.A617]+[.$C$1]" office:value-type="float" office:value="0.614" calcext:value-type="float">
            <text:p>0.614</text:p>
          </table:table-cell>
          <table:table-cell table:style-name="ce1" table:formula="of:=[.$C$2]-(9.807*POWER([.A618];2))/2" office:value-type="float" office:value="8.151400114" calcext:value-type="float">
            <text:p>8.151400114</text:p>
          </table:table-cell>
          <table:table-cell table:style-name="ce1" table:formula="of:=[.C617]+([.A618]-[.A617])*[.$E$1]" office:value-type="float" office:value="-6.02149800000004" calcext:value-type="float">
            <text:p>-6.02149800000004</text:p>
          </table:table-cell>
          <table:table-cell table:style-name="ce1" table:formula="of:=[.$C$2]+[.$E$1]*POWER([.A618];2)" office:value-type="float" office:value="6.30280022799999" calcext:value-type="float">
            <text:p>6.30280022799999</text:p>
          </table:table-cell>
          <table:table-cell table:number-columns-repeated="1020"/>
        </table:table-row>
        <table:table-row table:style-name="ro1">
          <table:table-cell table:style-name="ce1" table:formula="of:=[.A618]+[.$C$1]" office:value-type="float" office:value="0.615" calcext:value-type="float">
            <text:p>0.615</text:p>
          </table:table-cell>
          <table:table-cell table:style-name="ce1" table:formula="of:=[.$C$2]-(9.807*POWER([.A619];2))/2" office:value-type="float" office:value="8.1453737125" calcext:value-type="float">
            <text:p>8.1453737125</text:p>
          </table:table-cell>
          <table:table-cell table:style-name="ce1" table:formula="of:=[.C618]+([.A619]-[.A618])*[.$E$1]" office:value-type="float" office:value="-6.03130500000004" calcext:value-type="float">
            <text:p>-6.03130500000004</text:p>
          </table:table-cell>
          <table:table-cell table:style-name="ce1" table:formula="of:=[.$C$2]+[.$E$1]*POWER([.A619];2)" office:value-type="float" office:value="6.290747425" calcext:value-type="float">
            <text:p>6.290747425</text:p>
          </table:table-cell>
          <table:table-cell table:number-columns-repeated="1020"/>
        </table:table-row>
        <table:table-row table:style-name="ro1">
          <table:table-cell table:style-name="ce1" table:formula="of:=[.A619]+[.$C$1]" office:value-type="float" office:value="0.616" calcext:value-type="float">
            <text:p>0.616</text:p>
          </table:table-cell>
          <table:table-cell table:style-name="ce1" table:formula="of:=[.$C$2]-(9.807*POWER([.A620];2))/2" office:value-type="float" office:value="8.139337504" calcext:value-type="float">
            <text:p>8.139337504</text:p>
          </table:table-cell>
          <table:table-cell table:style-name="ce1" table:formula="of:=[.C619]+([.A620]-[.A619])*[.$E$1]" office:value-type="float" office:value="-6.04111200000004" calcext:value-type="float">
            <text:p>-6.04111200000004</text:p>
          </table:table-cell>
          <table:table-cell table:style-name="ce1" table:formula="of:=[.$C$2]+[.$E$1]*POWER([.A620];2)" office:value-type="float" office:value="6.278675008" calcext:value-type="float">
            <text:p>6.278675008</text:p>
          </table:table-cell>
          <table:table-cell table:number-columns-repeated="1020"/>
        </table:table-row>
        <table:table-row table:style-name="ro1">
          <table:table-cell table:style-name="ce1" table:formula="of:=[.A620]+[.$C$1]" office:value-type="float" office:value="0.617" calcext:value-type="float">
            <text:p>0.617</text:p>
          </table:table-cell>
          <table:table-cell table:style-name="ce1" table:formula="of:=[.$C$2]-(9.807*POWER([.A621];2))/2" office:value-type="float" office:value="8.1332914885" calcext:value-type="float">
            <text:p>8.1332914885</text:p>
          </table:table-cell>
          <table:table-cell table:style-name="ce1" table:formula="of:=[.C620]+([.A621]-[.A620])*[.$E$1]" office:value-type="float" office:value="-6.05091900000004" calcext:value-type="float">
            <text:p>-6.05091900000004</text:p>
          </table:table-cell>
          <table:table-cell table:style-name="ce1" table:formula="of:=[.$C$2]+[.$E$1]*POWER([.A621];2)" office:value-type="float" office:value="6.26658297699999" calcext:value-type="float">
            <text:p>6.26658297699999</text:p>
          </table:table-cell>
          <table:table-cell table:number-columns-repeated="1020"/>
        </table:table-row>
        <table:table-row table:style-name="ro1">
          <table:table-cell table:style-name="ce1" table:formula="of:=[.A621]+[.$C$1]" office:value-type="float" office:value="0.618" calcext:value-type="float">
            <text:p>0.618</text:p>
          </table:table-cell>
          <table:table-cell table:style-name="ce1" table:formula="of:=[.$C$2]-(9.807*POWER([.A622];2))/2" office:value-type="float" office:value="8.127235666" calcext:value-type="float">
            <text:p>8.127235666</text:p>
          </table:table-cell>
          <table:table-cell table:style-name="ce1" table:formula="of:=[.C621]+([.A622]-[.A621])*[.$E$1]" office:value-type="float" office:value="-6.06072600000004" calcext:value-type="float">
            <text:p>-6.06072600000004</text:p>
          </table:table-cell>
          <table:table-cell table:style-name="ce1" table:formula="of:=[.$C$2]+[.$E$1]*POWER([.A622];2)" office:value-type="float" office:value="6.25447133199999" calcext:value-type="float">
            <text:p>6.25447133199999</text:p>
          </table:table-cell>
          <table:table-cell table:number-columns-repeated="1020"/>
        </table:table-row>
        <table:table-row table:style-name="ro1">
          <table:table-cell table:style-name="ce1" table:formula="of:=[.A622]+[.$C$1]" office:value-type="float" office:value="0.619" calcext:value-type="float">
            <text:p>0.619</text:p>
          </table:table-cell>
          <table:table-cell table:style-name="ce1" table:formula="of:=[.$C$2]-(9.807*POWER([.A623];2))/2" office:value-type="float" office:value="8.1211700365" calcext:value-type="float">
            <text:p>8.1211700365</text:p>
          </table:table-cell>
          <table:table-cell table:style-name="ce1" table:formula="of:=[.C622]+([.A623]-[.A622])*[.$E$1]" office:value-type="float" office:value="-6.07053300000004" calcext:value-type="float">
            <text:p>-6.07053300000004</text:p>
          </table:table-cell>
          <table:table-cell table:style-name="ce1" table:formula="of:=[.$C$2]+[.$E$1]*POWER([.A623];2)" office:value-type="float" office:value="6.24234007299999" calcext:value-type="float">
            <text:p>6.24234007299999</text:p>
          </table:table-cell>
          <table:table-cell table:number-columns-repeated="1020"/>
        </table:table-row>
        <table:table-row table:style-name="ro1">
          <table:table-cell table:style-name="ce1" table:formula="of:=[.A623]+[.$C$1]" office:value-type="float" office:value="0.62" calcext:value-type="float">
            <text:p>0.62</text:p>
          </table:table-cell>
          <table:table-cell table:style-name="ce1" table:formula="of:=[.$C$2]-(9.807*POWER([.A624];2))/2" office:value-type="float" office:value="8.1150946" calcext:value-type="float">
            <text:p>8.1150946</text:p>
          </table:table-cell>
          <table:table-cell table:style-name="ce1" table:formula="of:=[.C623]+([.A624]-[.A623])*[.$E$1]" office:value-type="float" office:value="-6.08034000000004" calcext:value-type="float">
            <text:p>-6.08034000000004</text:p>
          </table:table-cell>
          <table:table-cell table:style-name="ce1" table:formula="of:=[.$C$2]+[.$E$1]*POWER([.A624];2)" office:value-type="float" office:value="6.23018919999999" calcext:value-type="float">
            <text:p>6.23018919999999</text:p>
          </table:table-cell>
          <table:table-cell table:number-columns-repeated="1020"/>
        </table:table-row>
        <table:table-row table:style-name="ro1">
          <table:table-cell table:style-name="ce1" table:formula="of:=[.A624]+[.$C$1]" office:value-type="float" office:value="0.621" calcext:value-type="float">
            <text:p>0.621</text:p>
          </table:table-cell>
          <table:table-cell table:style-name="ce1" table:formula="of:=[.$C$2]-(9.807*POWER([.A625];2))/2" office:value-type="float" office:value="8.1090093565" calcext:value-type="float">
            <text:p>8.1090093565</text:p>
          </table:table-cell>
          <table:table-cell table:style-name="ce1" table:formula="of:=[.C624]+([.A625]-[.A624])*[.$E$1]" office:value-type="float" office:value="-6.09014700000004" calcext:value-type="float">
            <text:p>-6.09014700000004</text:p>
          </table:table-cell>
          <table:table-cell table:style-name="ce1" table:formula="of:=[.$C$2]+[.$E$1]*POWER([.A625];2)" office:value-type="float" office:value="6.21801871299999" calcext:value-type="float">
            <text:p>6.21801871299999</text:p>
          </table:table-cell>
          <table:table-cell table:number-columns-repeated="1020"/>
        </table:table-row>
        <table:table-row table:style-name="ro1">
          <table:table-cell table:style-name="ce1" table:formula="of:=[.A625]+[.$C$1]" office:value-type="float" office:value="0.622" calcext:value-type="float">
            <text:p>0.622</text:p>
          </table:table-cell>
          <table:table-cell table:style-name="ce1" table:formula="of:=[.$C$2]-(9.807*POWER([.A626];2))/2" office:value-type="float" office:value="8.102914306" calcext:value-type="float">
            <text:p>8.102914306</text:p>
          </table:table-cell>
          <table:table-cell table:style-name="ce1" table:formula="of:=[.C625]+([.A626]-[.A625])*[.$E$1]" office:value-type="float" office:value="-6.09995400000004" calcext:value-type="float">
            <text:p>-6.09995400000004</text:p>
          </table:table-cell>
          <table:table-cell table:style-name="ce1" table:formula="of:=[.$C$2]+[.$E$1]*POWER([.A626];2)" office:value-type="float" office:value="6.20582861199999" calcext:value-type="float">
            <text:p>6.20582861199999</text:p>
          </table:table-cell>
          <table:table-cell table:number-columns-repeated="1020"/>
        </table:table-row>
        <table:table-row table:style-name="ro1">
          <table:table-cell table:style-name="ce1" table:formula="of:=[.A626]+[.$C$1]" office:value-type="float" office:value="0.623" calcext:value-type="float">
            <text:p>0.623</text:p>
          </table:table-cell>
          <table:table-cell table:style-name="ce1" table:formula="of:=[.$C$2]-(9.807*POWER([.A627];2))/2" office:value-type="float" office:value="8.0968094485" calcext:value-type="float">
            <text:p>8.0968094485</text:p>
          </table:table-cell>
          <table:table-cell table:style-name="ce1" table:formula="of:=[.C626]+([.A627]-[.A626])*[.$E$1]" office:value-type="float" office:value="-6.10976100000004" calcext:value-type="float">
            <text:p>-6.10976100000004</text:p>
          </table:table-cell>
          <table:table-cell table:style-name="ce1" table:formula="of:=[.$C$2]+[.$E$1]*POWER([.A627];2)" office:value-type="float" office:value="6.193618897" calcext:value-type="float">
            <text:p>6.193618897</text:p>
          </table:table-cell>
          <table:table-cell table:number-columns-repeated="1020"/>
        </table:table-row>
        <table:table-row table:style-name="ro1">
          <table:table-cell table:style-name="ce1" table:formula="of:=[.A627]+[.$C$1]" office:value-type="float" office:value="0.624" calcext:value-type="float">
            <text:p>0.624</text:p>
          </table:table-cell>
          <table:table-cell table:style-name="ce1" table:formula="of:=[.$C$2]-(9.807*POWER([.A628];2))/2" office:value-type="float" office:value="8.090694784" calcext:value-type="float">
            <text:p>8.090694784</text:p>
          </table:table-cell>
          <table:table-cell table:style-name="ce1" table:formula="of:=[.C627]+([.A628]-[.A627])*[.$E$1]" office:value-type="float" office:value="-6.11956800000004" calcext:value-type="float">
            <text:p>-6.11956800000004</text:p>
          </table:table-cell>
          <table:table-cell table:style-name="ce1" table:formula="of:=[.$C$2]+[.$E$1]*POWER([.A628];2)" office:value-type="float" office:value="6.181389568" calcext:value-type="float">
            <text:p>6.181389568</text:p>
          </table:table-cell>
          <table:table-cell table:number-columns-repeated="1020"/>
        </table:table-row>
        <table:table-row table:style-name="ro1">
          <table:table-cell table:style-name="ce1" table:formula="of:=[.A628]+[.$C$1]" office:value-type="float" office:value="0.625" calcext:value-type="float">
            <text:p>0.625</text:p>
          </table:table-cell>
          <table:table-cell table:style-name="ce1" table:formula="of:=[.$C$2]-(9.807*POWER([.A629];2))/2" office:value-type="float" office:value="8.0845703125" calcext:value-type="float">
            <text:p>8.0845703125</text:p>
          </table:table-cell>
          <table:table-cell table:style-name="ce1" table:formula="of:=[.C628]+([.A629]-[.A628])*[.$E$1]" office:value-type="float" office:value="-6.12937500000004" calcext:value-type="float">
            <text:p>-6.12937500000004</text:p>
          </table:table-cell>
          <table:table-cell table:style-name="ce1" table:formula="of:=[.$C$2]+[.$E$1]*POWER([.A629];2)" office:value-type="float" office:value="6.16914062499999" calcext:value-type="float">
            <text:p>6.16914062499999</text:p>
          </table:table-cell>
          <table:table-cell table:number-columns-repeated="1020"/>
        </table:table-row>
        <table:table-row table:style-name="ro1">
          <table:table-cell table:style-name="ce1" table:formula="of:=[.A629]+[.$C$1]" office:value-type="float" office:value="0.626" calcext:value-type="float">
            <text:p>0.626</text:p>
          </table:table-cell>
          <table:table-cell table:style-name="ce1" table:formula="of:=[.$C$2]-(9.807*POWER([.A630];2))/2" office:value-type="float" office:value="8.078436034" calcext:value-type="float">
            <text:p>8.078436034</text:p>
          </table:table-cell>
          <table:table-cell table:style-name="ce1" table:formula="of:=[.C629]+([.A630]-[.A629])*[.$E$1]" office:value-type="float" office:value="-6.13918200000004" calcext:value-type="float">
            <text:p>-6.13918200000004</text:p>
          </table:table-cell>
          <table:table-cell table:style-name="ce1" table:formula="of:=[.$C$2]+[.$E$1]*POWER([.A630];2)" office:value-type="float" office:value="6.156872068" calcext:value-type="float">
            <text:p>6.156872068</text:p>
          </table:table-cell>
          <table:table-cell table:number-columns-repeated="1020"/>
        </table:table-row>
        <table:table-row table:style-name="ro1">
          <table:table-cell table:style-name="ce1" table:formula="of:=[.A630]+[.$C$1]" office:value-type="float" office:value="0.627" calcext:value-type="float">
            <text:p>0.627</text:p>
          </table:table-cell>
          <table:table-cell table:style-name="ce1" table:formula="of:=[.$C$2]-(9.807*POWER([.A631];2))/2" office:value-type="float" office:value="8.0722919485" calcext:value-type="float">
            <text:p>8.0722919485</text:p>
          </table:table-cell>
          <table:table-cell table:style-name="ce1" table:formula="of:=[.C630]+([.A631]-[.A630])*[.$E$1]" office:value-type="float" office:value="-6.14898900000004" calcext:value-type="float">
            <text:p>-6.14898900000004</text:p>
          </table:table-cell>
          <table:table-cell table:style-name="ce1" table:formula="of:=[.$C$2]+[.$E$1]*POWER([.A631];2)" office:value-type="float" office:value="6.14458389699999" calcext:value-type="float">
            <text:p>6.14458389699999</text:p>
          </table:table-cell>
          <table:table-cell table:number-columns-repeated="1020"/>
        </table:table-row>
        <table:table-row table:style-name="ro1">
          <table:table-cell table:style-name="ce1" table:formula="of:=[.A631]+[.$C$1]" office:value-type="float" office:value="0.628" calcext:value-type="float">
            <text:p>0.628</text:p>
          </table:table-cell>
          <table:table-cell table:style-name="ce1" table:formula="of:=[.$C$2]-(9.807*POWER([.A632];2))/2" office:value-type="float" office:value="8.066138056" calcext:value-type="float">
            <text:p>8.066138056</text:p>
          </table:table-cell>
          <table:table-cell table:style-name="ce1" table:formula="of:=[.C631]+([.A632]-[.A631])*[.$E$1]" office:value-type="float" office:value="-6.15879600000005" calcext:value-type="float">
            <text:p>-6.15879600000005</text:p>
          </table:table-cell>
          <table:table-cell table:style-name="ce1" table:formula="of:=[.$C$2]+[.$E$1]*POWER([.A632];2)" office:value-type="float" office:value="6.13227611199999" calcext:value-type="float">
            <text:p>6.13227611199999</text:p>
          </table:table-cell>
          <table:table-cell table:number-columns-repeated="1020"/>
        </table:table-row>
        <table:table-row table:style-name="ro1">
          <table:table-cell table:style-name="ce1" table:formula="of:=[.A632]+[.$C$1]" office:value-type="float" office:value="0.629" calcext:value-type="float">
            <text:p>0.629</text:p>
          </table:table-cell>
          <table:table-cell table:style-name="ce1" table:formula="of:=[.$C$2]-(9.807*POWER([.A633];2))/2" office:value-type="float" office:value="8.0599743565" calcext:value-type="float">
            <text:p>8.0599743565</text:p>
          </table:table-cell>
          <table:table-cell table:style-name="ce1" table:formula="of:=[.C632]+([.A633]-[.A632])*[.$E$1]" office:value-type="float" office:value="-6.16860300000005" calcext:value-type="float">
            <text:p>-6.16860300000005</text:p>
          </table:table-cell>
          <table:table-cell table:style-name="ce1" table:formula="of:=[.$C$2]+[.$E$1]*POWER([.A633];2)" office:value-type="float" office:value="6.11994871299999" calcext:value-type="float">
            <text:p>6.11994871299999</text:p>
          </table:table-cell>
          <table:table-cell table:number-columns-repeated="1020"/>
        </table:table-row>
        <table:table-row table:style-name="ro1">
          <table:table-cell table:style-name="ce1" table:formula="of:=[.A633]+[.$C$1]" office:value-type="float" office:value="0.63" calcext:value-type="float">
            <text:p>0.63</text:p>
          </table:table-cell>
          <table:table-cell table:style-name="ce1" table:formula="of:=[.$C$2]-(9.807*POWER([.A634];2))/2" office:value-type="float" office:value="8.05380085" calcext:value-type="float">
            <text:p>8.05380085</text:p>
          </table:table-cell>
          <table:table-cell table:style-name="ce1" table:formula="of:=[.C633]+([.A634]-[.A633])*[.$E$1]" office:value-type="float" office:value="-6.17841000000005" calcext:value-type="float">
            <text:p>-6.17841000000005</text:p>
          </table:table-cell>
          <table:table-cell table:style-name="ce1" table:formula="of:=[.$C$2]+[.$E$1]*POWER([.A634];2)" office:value-type="float" office:value="6.1076017" calcext:value-type="float">
            <text:p>6.1076017</text:p>
          </table:table-cell>
          <table:table-cell table:number-columns-repeated="1020"/>
        </table:table-row>
        <table:table-row table:style-name="ro1">
          <table:table-cell table:style-name="ce1" table:formula="of:=[.A634]+[.$C$1]" office:value-type="float" office:value="0.631" calcext:value-type="float">
            <text:p>0.631</text:p>
          </table:table-cell>
          <table:table-cell table:style-name="ce1" table:formula="of:=[.$C$2]-(9.807*POWER([.A635];2))/2" office:value-type="float" office:value="8.0476175365" calcext:value-type="float">
            <text:p>8.0476175365</text:p>
          </table:table-cell>
          <table:table-cell table:style-name="ce1" table:formula="of:=[.C634]+([.A635]-[.A634])*[.$E$1]" office:value-type="float" office:value="-6.18821700000005" calcext:value-type="float">
            <text:p>-6.18821700000005</text:p>
          </table:table-cell>
          <table:table-cell table:style-name="ce1" table:formula="of:=[.$C$2]+[.$E$1]*POWER([.A635];2)" office:value-type="float" office:value="6.09523507299999" calcext:value-type="float">
            <text:p>6.09523507299999</text:p>
          </table:table-cell>
          <table:table-cell table:number-columns-repeated="1020"/>
        </table:table-row>
        <table:table-row table:style-name="ro1">
          <table:table-cell table:style-name="ce1" table:formula="of:=[.A635]+[.$C$1]" office:value-type="float" office:value="0.632" calcext:value-type="float">
            <text:p>0.632</text:p>
          </table:table-cell>
          <table:table-cell table:style-name="ce1" table:formula="of:=[.$C$2]-(9.807*POWER([.A636];2))/2" office:value-type="float" office:value="8.041424416" calcext:value-type="float">
            <text:p>8.041424416</text:p>
          </table:table-cell>
          <table:table-cell table:style-name="ce1" table:formula="of:=[.C635]+([.A636]-[.A635])*[.$E$1]" office:value-type="float" office:value="-6.19802400000005" calcext:value-type="float">
            <text:p>-6.19802400000005</text:p>
          </table:table-cell>
          <table:table-cell table:style-name="ce1" table:formula="of:=[.$C$2]+[.$E$1]*POWER([.A636];2)" office:value-type="float" office:value="6.08284883199999" calcext:value-type="float">
            <text:p>6.08284883199999</text:p>
          </table:table-cell>
          <table:table-cell table:number-columns-repeated="1020"/>
        </table:table-row>
        <table:table-row table:style-name="ro1">
          <table:table-cell table:style-name="ce1" table:formula="of:=[.A636]+[.$C$1]" office:value-type="float" office:value="0.633" calcext:value-type="float">
            <text:p>0.633</text:p>
          </table:table-cell>
          <table:table-cell table:style-name="ce1" table:formula="of:=[.$C$2]-(9.807*POWER([.A637];2))/2" office:value-type="float" office:value="8.0352214885" calcext:value-type="float">
            <text:p>8.0352214885</text:p>
          </table:table-cell>
          <table:table-cell table:style-name="ce1" table:formula="of:=[.C636]+([.A637]-[.A636])*[.$E$1]" office:value-type="float" office:value="-6.20783100000005" calcext:value-type="float">
            <text:p>-6.20783100000005</text:p>
          </table:table-cell>
          <table:table-cell table:style-name="ce1" table:formula="of:=[.$C$2]+[.$E$1]*POWER([.A637];2)" office:value-type="float" office:value="6.07044297699999" calcext:value-type="float">
            <text:p>6.07044297699999</text:p>
          </table:table-cell>
          <table:table-cell table:number-columns-repeated="1020"/>
        </table:table-row>
        <table:table-row table:style-name="ro1">
          <table:table-cell table:style-name="ce1" table:formula="of:=[.A637]+[.$C$1]" office:value-type="float" office:value="0.634" calcext:value-type="float">
            <text:p>0.634</text:p>
          </table:table-cell>
          <table:table-cell table:style-name="ce1" table:formula="of:=[.$C$2]-(9.807*POWER([.A638];2))/2" office:value-type="float" office:value="8.029008754" calcext:value-type="float">
            <text:p>8.029008754</text:p>
          </table:table-cell>
          <table:table-cell table:style-name="ce1" table:formula="of:=[.C637]+([.A638]-[.A637])*[.$E$1]" office:value-type="float" office:value="-6.21763800000005" calcext:value-type="float">
            <text:p>-6.21763800000005</text:p>
          </table:table-cell>
          <table:table-cell table:style-name="ce1" table:formula="of:=[.$C$2]+[.$E$1]*POWER([.A638];2)" office:value-type="float" office:value="6.05801750799999" calcext:value-type="float">
            <text:p>6.05801750799999</text:p>
          </table:table-cell>
          <table:table-cell table:number-columns-repeated="1020"/>
        </table:table-row>
        <table:table-row table:style-name="ro1">
          <table:table-cell table:style-name="ce1" table:formula="of:=[.A638]+[.$C$1]" office:value-type="float" office:value="0.635" calcext:value-type="float">
            <text:p>0.635</text:p>
          </table:table-cell>
          <table:table-cell table:style-name="ce1" table:formula="of:=[.$C$2]-(9.807*POWER([.A639];2))/2" office:value-type="float" office:value="8.0227862125" calcext:value-type="float">
            <text:p>8.0227862125</text:p>
          </table:table-cell>
          <table:table-cell table:style-name="ce1" table:formula="of:=[.C638]+([.A639]-[.A638])*[.$E$1]" office:value-type="float" office:value="-6.22744500000005" calcext:value-type="float">
            <text:p>-6.22744500000005</text:p>
          </table:table-cell>
          <table:table-cell table:style-name="ce1" table:formula="of:=[.$C$2]+[.$E$1]*POWER([.A639];2)" office:value-type="float" office:value="6.04557242499999" calcext:value-type="float">
            <text:p>6.04557242499999</text:p>
          </table:table-cell>
          <table:table-cell table:number-columns-repeated="1020"/>
        </table:table-row>
        <table:table-row table:style-name="ro1">
          <table:table-cell table:style-name="ce1" table:formula="of:=[.A639]+[.$C$1]" office:value-type="float" office:value="0.636" calcext:value-type="float">
            <text:p>0.636</text:p>
          </table:table-cell>
          <table:table-cell table:style-name="ce1" table:formula="of:=[.$C$2]-(9.807*POWER([.A640];2))/2" office:value-type="float" office:value="8.016553864" calcext:value-type="float">
            <text:p>8.016553864</text:p>
          </table:table-cell>
          <table:table-cell table:style-name="ce1" table:formula="of:=[.C639]+([.A640]-[.A639])*[.$E$1]" office:value-type="float" office:value="-6.23725200000005" calcext:value-type="float">
            <text:p>-6.23725200000005</text:p>
          </table:table-cell>
          <table:table-cell table:style-name="ce1" table:formula="of:=[.$C$2]+[.$E$1]*POWER([.A640];2)" office:value-type="float" office:value="6.03310772799999" calcext:value-type="float">
            <text:p>6.03310772799999</text:p>
          </table:table-cell>
          <table:table-cell table:number-columns-repeated="1020"/>
        </table:table-row>
        <table:table-row table:style-name="ro1">
          <table:table-cell table:style-name="ce1" table:formula="of:=[.A640]+[.$C$1]" office:value-type="float" office:value="0.637" calcext:value-type="float">
            <text:p>0.637</text:p>
          </table:table-cell>
          <table:table-cell table:style-name="ce1" table:formula="of:=[.$C$2]-(9.807*POWER([.A641];2))/2" office:value-type="float" office:value="8.0103117085" calcext:value-type="float">
            <text:p>8.0103117085</text:p>
          </table:table-cell>
          <table:table-cell table:style-name="ce1" table:formula="of:=[.C640]+([.A641]-[.A640])*[.$E$1]" office:value-type="float" office:value="-6.24705900000005" calcext:value-type="float">
            <text:p>-6.24705900000005</text:p>
          </table:table-cell>
          <table:table-cell table:style-name="ce1" table:formula="of:=[.$C$2]+[.$E$1]*POWER([.A641];2)" office:value-type="float" office:value="6.02062341699999" calcext:value-type="float">
            <text:p>6.02062341699999</text:p>
          </table:table-cell>
          <table:table-cell table:number-columns-repeated="1020"/>
        </table:table-row>
        <table:table-row table:style-name="ro1">
          <table:table-cell table:style-name="ce1" table:formula="of:=[.A641]+[.$C$1]" office:value-type="float" office:value="0.638" calcext:value-type="float">
            <text:p>0.638</text:p>
          </table:table-cell>
          <table:table-cell table:style-name="ce1" table:formula="of:=[.$C$2]-(9.807*POWER([.A642];2))/2" office:value-type="float" office:value="8.004059746" calcext:value-type="float">
            <text:p>8.004059746</text:p>
          </table:table-cell>
          <table:table-cell table:style-name="ce1" table:formula="of:=[.C641]+([.A642]-[.A641])*[.$E$1]" office:value-type="float" office:value="-6.25686600000005" calcext:value-type="float">
            <text:p>-6.25686600000005</text:p>
          </table:table-cell>
          <table:table-cell table:style-name="ce1" table:formula="of:=[.$C$2]+[.$E$1]*POWER([.A642];2)" office:value-type="float" office:value="6.00811949199999" calcext:value-type="float">
            <text:p>6.00811949199999</text:p>
          </table:table-cell>
          <table:table-cell table:number-columns-repeated="1020"/>
        </table:table-row>
        <table:table-row table:style-name="ro1">
          <table:table-cell table:style-name="ce1" table:formula="of:=[.A642]+[.$C$1]" office:value-type="float" office:value="0.639" calcext:value-type="float">
            <text:p>0.639</text:p>
          </table:table-cell>
          <table:table-cell table:style-name="ce1" table:formula="of:=[.$C$2]-(9.807*POWER([.A643];2))/2" office:value-type="float" office:value="7.9977979765" calcext:value-type="float">
            <text:p>7.9977979765</text:p>
          </table:table-cell>
          <table:table-cell table:style-name="ce1" table:formula="of:=[.C642]+([.A643]-[.A642])*[.$E$1]" office:value-type="float" office:value="-6.26667300000005" calcext:value-type="float">
            <text:p>-6.26667300000005</text:p>
          </table:table-cell>
          <table:table-cell table:style-name="ce1" table:formula="of:=[.$C$2]+[.$E$1]*POWER([.A643];2)" office:value-type="float" office:value="5.99559595299999" calcext:value-type="float">
            <text:p>5.99559595299999</text:p>
          </table:table-cell>
          <table:table-cell table:number-columns-repeated="1020"/>
        </table:table-row>
        <table:table-row table:style-name="ro1">
          <table:table-cell table:style-name="ce1" table:formula="of:=[.A643]+[.$C$1]" office:value-type="float" office:value="0.64" calcext:value-type="float">
            <text:p>0.64</text:p>
          </table:table-cell>
          <table:table-cell table:style-name="ce1" table:formula="of:=[.$C$2]-(9.807*POWER([.A644];2))/2" office:value-type="float" office:value="7.9915264" calcext:value-type="float">
            <text:p>7.9915264</text:p>
          </table:table-cell>
          <table:table-cell table:style-name="ce1" table:formula="of:=[.C643]+([.A644]-[.A643])*[.$E$1]" office:value-type="float" office:value="-6.27648000000005" calcext:value-type="float">
            <text:p>-6.27648000000005</text:p>
          </table:table-cell>
          <table:table-cell table:style-name="ce1" table:formula="of:=[.$C$2]+[.$E$1]*POWER([.A644];2)" office:value-type="float" office:value="5.98305279999999" calcext:value-type="float">
            <text:p>5.98305279999999</text:p>
          </table:table-cell>
          <table:table-cell table:number-columns-repeated="1020"/>
        </table:table-row>
        <table:table-row table:style-name="ro1">
          <table:table-cell table:style-name="ce1" table:formula="of:=[.A644]+[.$C$1]" office:value-type="float" office:value="0.641" calcext:value-type="float">
            <text:p>0.641</text:p>
          </table:table-cell>
          <table:table-cell table:style-name="ce1" table:formula="of:=[.$C$2]-(9.807*POWER([.A645];2))/2" office:value-type="float" office:value="7.9852450165" calcext:value-type="float">
            <text:p>7.9852450165</text:p>
          </table:table-cell>
          <table:table-cell table:style-name="ce1" table:formula="of:=[.C644]+([.A645]-[.A644])*[.$E$1]" office:value-type="float" office:value="-6.28628700000005" calcext:value-type="float">
            <text:p>-6.28628700000005</text:p>
          </table:table-cell>
          <table:table-cell table:style-name="ce1" table:formula="of:=[.$C$2]+[.$E$1]*POWER([.A645];2)" office:value-type="float" office:value="5.97049003299999" calcext:value-type="float">
            <text:p>5.97049003299999</text:p>
          </table:table-cell>
          <table:table-cell table:number-columns-repeated="1020"/>
        </table:table-row>
        <table:table-row table:style-name="ro1">
          <table:table-cell table:style-name="ce1" table:formula="of:=[.A645]+[.$C$1]" office:value-type="float" office:value="0.642" calcext:value-type="float">
            <text:p>0.642</text:p>
          </table:table-cell>
          <table:table-cell table:style-name="ce1" table:formula="of:=[.$C$2]-(9.807*POWER([.A646];2))/2" office:value-type="float" office:value="7.978953826" calcext:value-type="float">
            <text:p>7.978953826</text:p>
          </table:table-cell>
          <table:table-cell table:style-name="ce1" table:formula="of:=[.C645]+([.A646]-[.A645])*[.$E$1]" office:value-type="float" office:value="-6.29609400000005" calcext:value-type="float">
            <text:p>-6.29609400000005</text:p>
          </table:table-cell>
          <table:table-cell table:style-name="ce1" table:formula="of:=[.$C$2]+[.$E$1]*POWER([.A646];2)" office:value-type="float" office:value="5.95790765199999" calcext:value-type="float">
            <text:p>5.95790765199999</text:p>
          </table:table-cell>
          <table:table-cell table:number-columns-repeated="1020"/>
        </table:table-row>
        <table:table-row table:style-name="ro1">
          <table:table-cell table:style-name="ce1" table:formula="of:=[.A646]+[.$C$1]" office:value-type="float" office:value="0.643" calcext:value-type="float">
            <text:p>0.643</text:p>
          </table:table-cell>
          <table:table-cell table:style-name="ce1" table:formula="of:=[.$C$2]-(9.807*POWER([.A647];2))/2" office:value-type="float" office:value="7.9726528285" calcext:value-type="float">
            <text:p>7.9726528285</text:p>
          </table:table-cell>
          <table:table-cell table:style-name="ce1" table:formula="of:=[.C646]+([.A647]-[.A646])*[.$E$1]" office:value-type="float" office:value="-6.30590100000005" calcext:value-type="float">
            <text:p>-6.30590100000005</text:p>
          </table:table-cell>
          <table:table-cell table:style-name="ce1" table:formula="of:=[.$C$2]+[.$E$1]*POWER([.A647];2)" office:value-type="float" office:value="5.94530565699999" calcext:value-type="float">
            <text:p>5.94530565699999</text:p>
          </table:table-cell>
          <table:table-cell table:number-columns-repeated="1020"/>
        </table:table-row>
        <table:table-row table:style-name="ro1">
          <table:table-cell table:style-name="ce1" table:formula="of:=[.A647]+[.$C$1]" office:value-type="float" office:value="0.644" calcext:value-type="float">
            <text:p>0.644</text:p>
          </table:table-cell>
          <table:table-cell table:style-name="ce1" table:formula="of:=[.$C$2]-(9.807*POWER([.A648];2))/2" office:value-type="float" office:value="7.966342024" calcext:value-type="float">
            <text:p>7.966342024</text:p>
          </table:table-cell>
          <table:table-cell table:style-name="ce1" table:formula="of:=[.C647]+([.A648]-[.A647])*[.$E$1]" office:value-type="float" office:value="-6.31570800000005" calcext:value-type="float">
            <text:p>-6.31570800000005</text:p>
          </table:table-cell>
          <table:table-cell table:style-name="ce1" table:formula="of:=[.$C$2]+[.$E$1]*POWER([.A648];2)" office:value-type="float" office:value="5.93268404799999" calcext:value-type="float">
            <text:p>5.93268404799999</text:p>
          </table:table-cell>
          <table:table-cell table:number-columns-repeated="1020"/>
        </table:table-row>
        <table:table-row table:style-name="ro1">
          <table:table-cell table:style-name="ce1" table:formula="of:=[.A648]+[.$C$1]" office:value-type="float" office:value="0.645" calcext:value-type="float">
            <text:p>0.645</text:p>
          </table:table-cell>
          <table:table-cell table:style-name="ce1" table:formula="of:=[.$C$2]-(9.807*POWER([.A649];2))/2" office:value-type="float" office:value="7.9600214125" calcext:value-type="float">
            <text:p>7.9600214125</text:p>
          </table:table-cell>
          <table:table-cell table:style-name="ce1" table:formula="of:=[.C648]+([.A649]-[.A648])*[.$E$1]" office:value-type="float" office:value="-6.32551500000005" calcext:value-type="float">
            <text:p>-6.32551500000005</text:p>
          </table:table-cell>
          <table:table-cell table:style-name="ce1" table:formula="of:=[.$C$2]+[.$E$1]*POWER([.A649];2)" office:value-type="float" office:value="5.92004282499999" calcext:value-type="float">
            <text:p>5.92004282499999</text:p>
          </table:table-cell>
          <table:table-cell table:number-columns-repeated="1020"/>
        </table:table-row>
        <table:table-row table:style-name="ro1">
          <table:table-cell table:style-name="ce1" table:formula="of:=[.A649]+[.$C$1]" office:value-type="float" office:value="0.646" calcext:value-type="float">
            <text:p>0.646</text:p>
          </table:table-cell>
          <table:table-cell table:style-name="ce1" table:formula="of:=[.$C$2]-(9.807*POWER([.A650];2))/2" office:value-type="float" office:value="7.953690994" calcext:value-type="float">
            <text:p>7.953690994</text:p>
          </table:table-cell>
          <table:table-cell table:style-name="ce1" table:formula="of:=[.C649]+([.A650]-[.A649])*[.$E$1]" office:value-type="float" office:value="-6.33532200000005" calcext:value-type="float">
            <text:p>-6.33532200000005</text:p>
          </table:table-cell>
          <table:table-cell table:style-name="ce1" table:formula="of:=[.$C$2]+[.$E$1]*POWER([.A650];2)" office:value-type="float" office:value="5.90738198799999" calcext:value-type="float">
            <text:p>5.90738198799999</text:p>
          </table:table-cell>
          <table:table-cell table:number-columns-repeated="1020"/>
        </table:table-row>
        <table:table-row table:style-name="ro1">
          <table:table-cell table:style-name="ce1" table:formula="of:=[.A650]+[.$C$1]" office:value-type="float" office:value="0.647" calcext:value-type="float">
            <text:p>0.647</text:p>
          </table:table-cell>
          <table:table-cell table:style-name="ce1" table:formula="of:=[.$C$2]-(9.807*POWER([.A651];2))/2" office:value-type="float" office:value="7.9473507685" calcext:value-type="float">
            <text:p>7.9473507685</text:p>
          </table:table-cell>
          <table:table-cell table:style-name="ce1" table:formula="of:=[.C650]+([.A651]-[.A650])*[.$E$1]" office:value-type="float" office:value="-6.34512900000005" calcext:value-type="float">
            <text:p>-6.34512900000005</text:p>
          </table:table-cell>
          <table:table-cell table:style-name="ce1" table:formula="of:=[.$C$2]+[.$E$1]*POWER([.A651];2)" office:value-type="float" office:value="5.89470153699999" calcext:value-type="float">
            <text:p>5.89470153699999</text:p>
          </table:table-cell>
          <table:table-cell table:number-columns-repeated="1020"/>
        </table:table-row>
        <table:table-row table:style-name="ro1">
          <table:table-cell table:style-name="ce1" table:formula="of:=[.A651]+[.$C$1]" office:value-type="float" office:value="0.648" calcext:value-type="float">
            <text:p>0.648</text:p>
          </table:table-cell>
          <table:table-cell table:style-name="ce1" table:formula="of:=[.$C$2]-(9.807*POWER([.A652];2))/2" office:value-type="float" office:value="7.941000736" calcext:value-type="float">
            <text:p>7.941000736</text:p>
          </table:table-cell>
          <table:table-cell table:style-name="ce1" table:formula="of:=[.C651]+([.A652]-[.A651])*[.$E$1]" office:value-type="float" office:value="-6.35493600000005" calcext:value-type="float">
            <text:p>-6.35493600000005</text:p>
          </table:table-cell>
          <table:table-cell table:style-name="ce1" table:formula="of:=[.$C$2]+[.$E$1]*POWER([.A652];2)" office:value-type="float" office:value="5.88200147199999" calcext:value-type="float">
            <text:p>5.88200147199999</text:p>
          </table:table-cell>
          <table:table-cell table:number-columns-repeated="1020"/>
        </table:table-row>
        <table:table-row table:style-name="ro1">
          <table:table-cell table:style-name="ce1" table:formula="of:=[.A652]+[.$C$1]" office:value-type="float" office:value="0.649" calcext:value-type="float">
            <text:p>0.649</text:p>
          </table:table-cell>
          <table:table-cell table:style-name="ce1" table:formula="of:=[.$C$2]-(9.807*POWER([.A653];2))/2" office:value-type="float" office:value="7.9346408965" calcext:value-type="float">
            <text:p>7.9346408965</text:p>
          </table:table-cell>
          <table:table-cell table:style-name="ce1" table:formula="of:=[.C652]+([.A653]-[.A652])*[.$E$1]" office:value-type="float" office:value="-6.36474300000005" calcext:value-type="float">
            <text:p>-6.36474300000005</text:p>
          </table:table-cell>
          <table:table-cell table:style-name="ce1" table:formula="of:=[.$C$2]+[.$E$1]*POWER([.A653];2)" office:value-type="float" office:value="5.86928179299999" calcext:value-type="float">
            <text:p>5.86928179299999</text:p>
          </table:table-cell>
          <table:table-cell table:number-columns-repeated="1020"/>
        </table:table-row>
        <table:table-row table:style-name="ro1">
          <table:table-cell table:style-name="ce1" table:formula="of:=[.A653]+[.$C$1]" office:value-type="float" office:value="0.65" calcext:value-type="float">
            <text:p>0.65</text:p>
          </table:table-cell>
          <table:table-cell table:style-name="ce1" table:formula="of:=[.$C$2]-(9.807*POWER([.A654];2))/2" office:value-type="float" office:value="7.92827125" calcext:value-type="float">
            <text:p>7.92827125</text:p>
          </table:table-cell>
          <table:table-cell table:style-name="ce1" table:formula="of:=[.C653]+([.A654]-[.A653])*[.$E$1]" office:value-type="float" office:value="-6.37455000000005" calcext:value-type="float">
            <text:p>-6.37455000000005</text:p>
          </table:table-cell>
          <table:table-cell table:style-name="ce1" table:formula="of:=[.$C$2]+[.$E$1]*POWER([.A654];2)" office:value-type="float" office:value="5.85654249999999" calcext:value-type="float">
            <text:p>5.85654249999999</text:p>
          </table:table-cell>
          <table:table-cell table:number-columns-repeated="1020"/>
        </table:table-row>
        <table:table-row table:style-name="ro1">
          <table:table-cell table:style-name="ce1" table:formula="of:=[.A654]+[.$C$1]" office:value-type="float" office:value="0.651" calcext:value-type="float">
            <text:p>0.651</text:p>
          </table:table-cell>
          <table:table-cell table:style-name="ce1" table:formula="of:=[.$C$2]-(9.807*POWER([.A655];2))/2" office:value-type="float" office:value="7.9218917965" calcext:value-type="float">
            <text:p>7.9218917965</text:p>
          </table:table-cell>
          <table:table-cell table:style-name="ce1" table:formula="of:=[.C654]+([.A655]-[.A654])*[.$E$1]" office:value-type="float" office:value="-6.38435700000005" calcext:value-type="float">
            <text:p>-6.38435700000005</text:p>
          </table:table-cell>
          <table:table-cell table:style-name="ce1" table:formula="of:=[.$C$2]+[.$E$1]*POWER([.A655];2)" office:value-type="float" office:value="5.84378359299999" calcext:value-type="float">
            <text:p>5.84378359299999</text:p>
          </table:table-cell>
          <table:table-cell table:number-columns-repeated="1020"/>
        </table:table-row>
        <table:table-row table:style-name="ro1">
          <table:table-cell table:style-name="ce1" table:formula="of:=[.A655]+[.$C$1]" office:value-type="float" office:value="0.652" calcext:value-type="float">
            <text:p>0.652</text:p>
          </table:table-cell>
          <table:table-cell table:style-name="ce1" table:formula="of:=[.$C$2]-(9.807*POWER([.A656];2))/2" office:value-type="float" office:value="7.915502536" calcext:value-type="float">
            <text:p>7.915502536</text:p>
          </table:table-cell>
          <table:table-cell table:style-name="ce1" table:formula="of:=[.C655]+([.A656]-[.A655])*[.$E$1]" office:value-type="float" office:value="-6.39416400000005" calcext:value-type="float">
            <text:p>-6.39416400000005</text:p>
          </table:table-cell>
          <table:table-cell table:style-name="ce1" table:formula="of:=[.$C$2]+[.$E$1]*POWER([.A656];2)" office:value-type="float" office:value="5.83100507199999" calcext:value-type="float">
            <text:p>5.83100507199999</text:p>
          </table:table-cell>
          <table:table-cell table:number-columns-repeated="1020"/>
        </table:table-row>
        <table:table-row table:style-name="ro1">
          <table:table-cell table:style-name="ce1" table:formula="of:=[.A656]+[.$C$1]" office:value-type="float" office:value="0.653000000000001" calcext:value-type="float">
            <text:p>0.653000000000001</text:p>
          </table:table-cell>
          <table:table-cell table:style-name="ce1" table:formula="of:=[.$C$2]-(9.807*POWER([.A657];2))/2" office:value-type="float" office:value="7.9091034685" calcext:value-type="float">
            <text:p>7.9091034685</text:p>
          </table:table-cell>
          <table:table-cell table:style-name="ce1" table:formula="of:=[.C656]+([.A657]-[.A656])*[.$E$1]" office:value-type="float" office:value="-6.40397100000005" calcext:value-type="float">
            <text:p>-6.40397100000005</text:p>
          </table:table-cell>
          <table:table-cell table:style-name="ce1" table:formula="of:=[.$C$2]+[.$E$1]*POWER([.A657];2)" office:value-type="float" office:value="5.81820693699999" calcext:value-type="float">
            <text:p>5.81820693699999</text:p>
          </table:table-cell>
          <table:table-cell table:number-columns-repeated="1020"/>
        </table:table-row>
        <table:table-row table:style-name="ro1">
          <table:table-cell table:style-name="ce1" table:formula="of:=[.A657]+[.$C$1]" office:value-type="float" office:value="0.654" calcext:value-type="float">
            <text:p>0.654</text:p>
          </table:table-cell>
          <table:table-cell table:style-name="ce1" table:formula="of:=[.$C$2]-(9.807*POWER([.A658];2))/2" office:value-type="float" office:value="7.902694594" calcext:value-type="float">
            <text:p>7.902694594</text:p>
          </table:table-cell>
          <table:table-cell table:style-name="ce1" table:formula="of:=[.C657]+([.A658]-[.A657])*[.$E$1]" office:value-type="float" office:value="-6.41377800000005" calcext:value-type="float">
            <text:p>-6.41377800000005</text:p>
          </table:table-cell>
          <table:table-cell table:style-name="ce1" table:formula="of:=[.$C$2]+[.$E$1]*POWER([.A658];2)" office:value-type="float" office:value="5.80538918799999" calcext:value-type="float">
            <text:p>5.80538918799999</text:p>
          </table:table-cell>
          <table:table-cell table:number-columns-repeated="1020"/>
        </table:table-row>
        <table:table-row table:style-name="ro1">
          <table:table-cell table:style-name="ce1" table:formula="of:=[.A658]+[.$C$1]" office:value-type="float" office:value="0.655" calcext:value-type="float">
            <text:p>0.655</text:p>
          </table:table-cell>
          <table:table-cell table:style-name="ce1" table:formula="of:=[.$C$2]-(9.807*POWER([.A659];2))/2" office:value-type="float" office:value="7.8962759125" calcext:value-type="float">
            <text:p>7.8962759125</text:p>
          </table:table-cell>
          <table:table-cell table:style-name="ce1" table:formula="of:=[.C658]+([.A659]-[.A658])*[.$E$1]" office:value-type="float" office:value="-6.42358500000005" calcext:value-type="float">
            <text:p>-6.42358500000005</text:p>
          </table:table-cell>
          <table:table-cell table:style-name="ce1" table:formula="of:=[.$C$2]+[.$E$1]*POWER([.A659];2)" office:value-type="float" office:value="5.79255182499999" calcext:value-type="float">
            <text:p>5.79255182499999</text:p>
          </table:table-cell>
          <table:table-cell table:number-columns-repeated="1020"/>
        </table:table-row>
        <table:table-row table:style-name="ro1">
          <table:table-cell table:style-name="ce1" table:formula="of:=[.A659]+[.$C$1]" office:value-type="float" office:value="0.656" calcext:value-type="float">
            <text:p>0.656</text:p>
          </table:table-cell>
          <table:table-cell table:style-name="ce1" table:formula="of:=[.$C$2]-(9.807*POWER([.A660];2))/2" office:value-type="float" office:value="7.889847424" calcext:value-type="float">
            <text:p>7.889847424</text:p>
          </table:table-cell>
          <table:table-cell table:style-name="ce1" table:formula="of:=[.C659]+([.A660]-[.A659])*[.$E$1]" office:value-type="float" office:value="-6.43339200000005" calcext:value-type="float">
            <text:p>-6.43339200000005</text:p>
          </table:table-cell>
          <table:table-cell table:style-name="ce1" table:formula="of:=[.$C$2]+[.$E$1]*POWER([.A660];2)" office:value-type="float" office:value="5.77969484799999" calcext:value-type="float">
            <text:p>5.77969484799999</text:p>
          </table:table-cell>
          <table:table-cell table:number-columns-repeated="1020"/>
        </table:table-row>
        <table:table-row table:style-name="ro1">
          <table:table-cell table:style-name="ce1" table:formula="of:=[.A660]+[.$C$1]" office:value-type="float" office:value="0.657000000000001" calcext:value-type="float">
            <text:p>0.657000000000001</text:p>
          </table:table-cell>
          <table:table-cell table:style-name="ce1" table:formula="of:=[.$C$2]-(9.807*POWER([.A661];2))/2" office:value-type="float" office:value="7.8834091285" calcext:value-type="float">
            <text:p>7.8834091285</text:p>
          </table:table-cell>
          <table:table-cell table:style-name="ce1" table:formula="of:=[.C660]+([.A661]-[.A660])*[.$E$1]" office:value-type="float" office:value="-6.44319900000006" calcext:value-type="float">
            <text:p>-6.44319900000006</text:p>
          </table:table-cell>
          <table:table-cell table:style-name="ce1" table:formula="of:=[.$C$2]+[.$E$1]*POWER([.A661];2)" office:value-type="float" office:value="5.76681825699999" calcext:value-type="float">
            <text:p>5.76681825699999</text:p>
          </table:table-cell>
          <table:table-cell table:number-columns-repeated="1020"/>
        </table:table-row>
        <table:table-row table:style-name="ro1">
          <table:table-cell table:style-name="ce1" table:formula="of:=[.A661]+[.$C$1]" office:value-type="float" office:value="0.658" calcext:value-type="float">
            <text:p>0.658</text:p>
          </table:table-cell>
          <table:table-cell table:style-name="ce1" table:formula="of:=[.$C$2]-(9.807*POWER([.A662];2))/2" office:value-type="float" office:value="7.876961026" calcext:value-type="float">
            <text:p>7.876961026</text:p>
          </table:table-cell>
          <table:table-cell table:style-name="ce1" table:formula="of:=[.C661]+([.A662]-[.A661])*[.$E$1]" office:value-type="float" office:value="-6.45300600000006" calcext:value-type="float">
            <text:p>-6.45300600000006</text:p>
          </table:table-cell>
          <table:table-cell table:style-name="ce1" table:formula="of:=[.$C$2]+[.$E$1]*POWER([.A662];2)" office:value-type="float" office:value="5.75392205199999" calcext:value-type="float">
            <text:p>5.75392205199999</text:p>
          </table:table-cell>
          <table:table-cell table:number-columns-repeated="1020"/>
        </table:table-row>
        <table:table-row table:style-name="ro1">
          <table:table-cell table:style-name="ce1" table:formula="of:=[.A662]+[.$C$1]" office:value-type="float" office:value="0.659" calcext:value-type="float">
            <text:p>0.659</text:p>
          </table:table-cell>
          <table:table-cell table:style-name="ce1" table:formula="of:=[.$C$2]-(9.807*POWER([.A663];2))/2" office:value-type="float" office:value="7.8705031165" calcext:value-type="float">
            <text:p>7.8705031165</text:p>
          </table:table-cell>
          <table:table-cell table:style-name="ce1" table:formula="of:=[.C662]+([.A663]-[.A662])*[.$E$1]" office:value-type="float" office:value="-6.46281300000006" calcext:value-type="float">
            <text:p>-6.46281300000006</text:p>
          </table:table-cell>
          <table:table-cell table:style-name="ce1" table:formula="of:=[.$C$2]+[.$E$1]*POWER([.A663];2)" office:value-type="float" office:value="5.74100623299999" calcext:value-type="float">
            <text:p>5.74100623299999</text:p>
          </table:table-cell>
          <table:table-cell table:number-columns-repeated="1020"/>
        </table:table-row>
        <table:table-row table:style-name="ro1">
          <table:table-cell table:style-name="ce1" table:formula="of:=[.A663]+[.$C$1]" office:value-type="float" office:value="0.66" calcext:value-type="float">
            <text:p>0.66</text:p>
          </table:table-cell>
          <table:table-cell table:style-name="ce1" table:formula="of:=[.$C$2]-(9.807*POWER([.A664];2))/2" office:value-type="float" office:value="7.8640354" calcext:value-type="float">
            <text:p>7.8640354</text:p>
          </table:table-cell>
          <table:table-cell table:style-name="ce1" table:formula="of:=[.C663]+([.A664]-[.A663])*[.$E$1]" office:value-type="float" office:value="-6.47262000000006" calcext:value-type="float">
            <text:p>-6.47262000000006</text:p>
          </table:table-cell>
          <table:table-cell table:style-name="ce1" table:formula="of:=[.$C$2]+[.$E$1]*POWER([.A664];2)" office:value-type="float" office:value="5.72807079999999" calcext:value-type="float">
            <text:p>5.72807079999999</text:p>
          </table:table-cell>
          <table:table-cell table:number-columns-repeated="1020"/>
        </table:table-row>
        <table:table-row table:style-name="ro1">
          <table:table-cell table:style-name="ce1" table:formula="of:=[.A664]+[.$C$1]" office:value-type="float" office:value="0.661000000000001" calcext:value-type="float">
            <text:p>0.661000000000001</text:p>
          </table:table-cell>
          <table:table-cell table:style-name="ce1" table:formula="of:=[.$C$2]-(9.807*POWER([.A665];2))/2" office:value-type="float" office:value="7.8575578765" calcext:value-type="float">
            <text:p>7.8575578765</text:p>
          </table:table-cell>
          <table:table-cell table:style-name="ce1" table:formula="of:=[.C664]+([.A665]-[.A664])*[.$E$1]" office:value-type="float" office:value="-6.48242700000006" calcext:value-type="float">
            <text:p>-6.48242700000006</text:p>
          </table:table-cell>
          <table:table-cell table:style-name="ce1" table:formula="of:=[.$C$2]+[.$E$1]*POWER([.A665];2)" office:value-type="float" office:value="5.71511575299999" calcext:value-type="float">
            <text:p>5.71511575299999</text:p>
          </table:table-cell>
          <table:table-cell table:number-columns-repeated="1020"/>
        </table:table-row>
        <table:table-row table:style-name="ro1">
          <table:table-cell table:style-name="ce1" table:formula="of:=[.A665]+[.$C$1]" office:value-type="float" office:value="0.662" calcext:value-type="float">
            <text:p>0.662</text:p>
          </table:table-cell>
          <table:table-cell table:style-name="ce1" table:formula="of:=[.$C$2]-(9.807*POWER([.A666];2))/2" office:value-type="float" office:value="7.851070546" calcext:value-type="float">
            <text:p>7.851070546</text:p>
          </table:table-cell>
          <table:table-cell table:style-name="ce1" table:formula="of:=[.C665]+([.A666]-[.A665])*[.$E$1]" office:value-type="float" office:value="-6.49223400000006" calcext:value-type="float">
            <text:p>-6.49223400000006</text:p>
          </table:table-cell>
          <table:table-cell table:style-name="ce1" table:formula="of:=[.$C$2]+[.$E$1]*POWER([.A666];2)" office:value-type="float" office:value="5.70214109199999" calcext:value-type="float">
            <text:p>5.70214109199999</text:p>
          </table:table-cell>
          <table:table-cell table:number-columns-repeated="1020"/>
        </table:table-row>
        <table:table-row table:style-name="ro1">
          <table:table-cell table:style-name="ce1" table:formula="of:=[.A666]+[.$C$1]" office:value-type="float" office:value="0.663" calcext:value-type="float">
            <text:p>0.663</text:p>
          </table:table-cell>
          <table:table-cell table:style-name="ce1" table:formula="of:=[.$C$2]-(9.807*POWER([.A667];2))/2" office:value-type="float" office:value="7.8445734085" calcext:value-type="float">
            <text:p>7.8445734085</text:p>
          </table:table-cell>
          <table:table-cell table:style-name="ce1" table:formula="of:=[.C666]+([.A667]-[.A666])*[.$E$1]" office:value-type="float" office:value="-6.50204100000006" calcext:value-type="float">
            <text:p>-6.50204100000006</text:p>
          </table:table-cell>
          <table:table-cell table:style-name="ce1" table:formula="of:=[.$C$2]+[.$E$1]*POWER([.A667];2)" office:value-type="float" office:value="5.68914681699999" calcext:value-type="float">
            <text:p>5.68914681699999</text:p>
          </table:table-cell>
          <table:table-cell table:number-columns-repeated="1020"/>
        </table:table-row>
        <table:table-row table:style-name="ro1">
          <table:table-cell table:style-name="ce1" table:formula="of:=[.A667]+[.$C$1]" office:value-type="float" office:value="0.664" calcext:value-type="float">
            <text:p>0.664</text:p>
          </table:table-cell>
          <table:table-cell table:style-name="ce1" table:formula="of:=[.$C$2]-(9.807*POWER([.A668];2))/2" office:value-type="float" office:value="7.838066464" calcext:value-type="float">
            <text:p>7.838066464</text:p>
          </table:table-cell>
          <table:table-cell table:style-name="ce1" table:formula="of:=[.C667]+([.A668]-[.A667])*[.$E$1]" office:value-type="float" office:value="-6.51184800000006" calcext:value-type="float">
            <text:p>-6.51184800000006</text:p>
          </table:table-cell>
          <table:table-cell table:style-name="ce1" table:formula="of:=[.$C$2]+[.$E$1]*POWER([.A668];2)" office:value-type="float" office:value="5.67613292799999" calcext:value-type="float">
            <text:p>5.67613292799999</text:p>
          </table:table-cell>
          <table:table-cell table:number-columns-repeated="1020"/>
        </table:table-row>
        <table:table-row table:style-name="ro1">
          <table:table-cell table:style-name="ce1" table:formula="of:=[.A668]+[.$C$1]" office:value-type="float" office:value="0.665000000000001" calcext:value-type="float">
            <text:p>0.665000000000001</text:p>
          </table:table-cell>
          <table:table-cell table:style-name="ce1" table:formula="of:=[.$C$2]-(9.807*POWER([.A669];2))/2" office:value-type="float" office:value="7.8315497125" calcext:value-type="float">
            <text:p>7.8315497125</text:p>
          </table:table-cell>
          <table:table-cell table:style-name="ce1" table:formula="of:=[.C668]+([.A669]-[.A668])*[.$E$1]" office:value-type="float" office:value="-6.52165500000006" calcext:value-type="float">
            <text:p>-6.52165500000006</text:p>
          </table:table-cell>
          <table:table-cell table:style-name="ce1" table:formula="of:=[.$C$2]+[.$E$1]*POWER([.A669];2)" office:value-type="float" office:value="5.66309942499999" calcext:value-type="float">
            <text:p>5.66309942499999</text:p>
          </table:table-cell>
          <table:table-cell table:number-columns-repeated="1020"/>
        </table:table-row>
        <table:table-row table:style-name="ro1">
          <table:table-cell table:style-name="ce1" table:formula="of:=[.A669]+[.$C$1]" office:value-type="float" office:value="0.666" calcext:value-type="float">
            <text:p>0.666</text:p>
          </table:table-cell>
          <table:table-cell table:style-name="ce1" table:formula="of:=[.$C$2]-(9.807*POWER([.A670];2))/2" office:value-type="float" office:value="7.825023154" calcext:value-type="float">
            <text:p>7.825023154</text:p>
          </table:table-cell>
          <table:table-cell table:style-name="ce1" table:formula="of:=[.C669]+([.A670]-[.A669])*[.$E$1]" office:value-type="float" office:value="-6.53146200000006" calcext:value-type="float">
            <text:p>-6.53146200000006</text:p>
          </table:table-cell>
          <table:table-cell table:style-name="ce1" table:formula="of:=[.$C$2]+[.$E$1]*POWER([.A670];2)" office:value-type="float" office:value="5.65004630799999" calcext:value-type="float">
            <text:p>5.65004630799999</text:p>
          </table:table-cell>
          <table:table-cell table:number-columns-repeated="1020"/>
        </table:table-row>
        <table:table-row table:style-name="ro1">
          <table:table-cell table:style-name="ce1" table:formula="of:=[.A670]+[.$C$1]" office:value-type="float" office:value="0.667" calcext:value-type="float">
            <text:p>0.667</text:p>
          </table:table-cell>
          <table:table-cell table:style-name="ce1" table:formula="of:=[.$C$2]-(9.807*POWER([.A671];2))/2" office:value-type="float" office:value="7.8184867885" calcext:value-type="float">
            <text:p>7.8184867885</text:p>
          </table:table-cell>
          <table:table-cell table:style-name="ce1" table:formula="of:=[.C670]+([.A671]-[.A670])*[.$E$1]" office:value-type="float" office:value="-6.54126900000006" calcext:value-type="float">
            <text:p>-6.54126900000006</text:p>
          </table:table-cell>
          <table:table-cell table:style-name="ce1" table:formula="of:=[.$C$2]+[.$E$1]*POWER([.A671];2)" office:value-type="float" office:value="5.63697357699999" calcext:value-type="float">
            <text:p>5.63697357699999</text:p>
          </table:table-cell>
          <table:table-cell table:number-columns-repeated="1020"/>
        </table:table-row>
        <table:table-row table:style-name="ro1">
          <table:table-cell table:style-name="ce1" table:formula="of:=[.A671]+[.$C$1]" office:value-type="float" office:value="0.668" calcext:value-type="float">
            <text:p>0.668</text:p>
          </table:table-cell>
          <table:table-cell table:style-name="ce1" table:formula="of:=[.$C$2]-(9.807*POWER([.A672];2))/2" office:value-type="float" office:value="7.811940616" calcext:value-type="float">
            <text:p>7.811940616</text:p>
          </table:table-cell>
          <table:table-cell table:style-name="ce1" table:formula="of:=[.C671]+([.A672]-[.A671])*[.$E$1]" office:value-type="float" office:value="-6.55107600000006" calcext:value-type="float">
            <text:p>-6.55107600000006</text:p>
          </table:table-cell>
          <table:table-cell table:style-name="ce1" table:formula="of:=[.$C$2]+[.$E$1]*POWER([.A672];2)" office:value-type="float" office:value="5.62388123199999" calcext:value-type="float">
            <text:p>5.62388123199999</text:p>
          </table:table-cell>
          <table:table-cell table:number-columns-repeated="1020"/>
        </table:table-row>
        <table:table-row table:style-name="ro1">
          <table:table-cell table:style-name="ce1" table:formula="of:=[.A672]+[.$C$1]" office:value-type="float" office:value="0.669000000000001" calcext:value-type="float">
            <text:p>0.669000000000001</text:p>
          </table:table-cell>
          <table:table-cell table:style-name="ce1" table:formula="of:=[.$C$2]-(9.807*POWER([.A673];2))/2" office:value-type="float" office:value="7.8053846365" calcext:value-type="float">
            <text:p>7.8053846365</text:p>
          </table:table-cell>
          <table:table-cell table:style-name="ce1" table:formula="of:=[.C672]+([.A673]-[.A672])*[.$E$1]" office:value-type="float" office:value="-6.56088300000006" calcext:value-type="float">
            <text:p>-6.56088300000006</text:p>
          </table:table-cell>
          <table:table-cell table:style-name="ce1" table:formula="of:=[.$C$2]+[.$E$1]*POWER([.A673];2)" office:value-type="float" office:value="5.61076927299999" calcext:value-type="float">
            <text:p>5.61076927299999</text:p>
          </table:table-cell>
          <table:table-cell table:number-columns-repeated="1020"/>
        </table:table-row>
        <table:table-row table:style-name="ro1">
          <table:table-cell table:style-name="ce1" table:formula="of:=[.A673]+[.$C$1]" office:value-type="float" office:value="0.67" calcext:value-type="float">
            <text:p>0.67</text:p>
          </table:table-cell>
          <table:table-cell table:style-name="ce1" table:formula="of:=[.$C$2]-(9.807*POWER([.A674];2))/2" office:value-type="float" office:value="7.79881885" calcext:value-type="float">
            <text:p>7.79881885</text:p>
          </table:table-cell>
          <table:table-cell table:style-name="ce1" table:formula="of:=[.C673]+([.A674]-[.A673])*[.$E$1]" office:value-type="float" office:value="-6.57069000000006" calcext:value-type="float">
            <text:p>-6.57069000000006</text:p>
          </table:table-cell>
          <table:table-cell table:style-name="ce1" table:formula="of:=[.$C$2]+[.$E$1]*POWER([.A674];2)" office:value-type="float" office:value="5.59763769999999" calcext:value-type="float">
            <text:p>5.59763769999999</text:p>
          </table:table-cell>
          <table:table-cell table:number-columns-repeated="1020"/>
        </table:table-row>
        <table:table-row table:style-name="ro1">
          <table:table-cell table:style-name="ce1" table:formula="of:=[.A674]+[.$C$1]" office:value-type="float" office:value="0.671" calcext:value-type="float">
            <text:p>0.671</text:p>
          </table:table-cell>
          <table:table-cell table:style-name="ce1" table:formula="of:=[.$C$2]-(9.807*POWER([.A675];2))/2" office:value-type="float" office:value="7.7922432565" calcext:value-type="float">
            <text:p>7.7922432565</text:p>
          </table:table-cell>
          <table:table-cell table:style-name="ce1" table:formula="of:=[.C674]+([.A675]-[.A674])*[.$E$1]" office:value-type="float" office:value="-6.58049700000006" calcext:value-type="float">
            <text:p>-6.58049700000006</text:p>
          </table:table-cell>
          <table:table-cell table:style-name="ce1" table:formula="of:=[.$C$2]+[.$E$1]*POWER([.A675];2)" office:value-type="float" office:value="5.58448651299999" calcext:value-type="float">
            <text:p>5.58448651299999</text:p>
          </table:table-cell>
          <table:table-cell table:number-columns-repeated="1020"/>
        </table:table-row>
        <table:table-row table:style-name="ro1">
          <table:table-cell table:style-name="ce1" table:formula="of:=[.A675]+[.$C$1]" office:value-type="float" office:value="0.672" calcext:value-type="float">
            <text:p>0.672</text:p>
          </table:table-cell>
          <table:table-cell table:style-name="ce1" table:formula="of:=[.$C$2]-(9.807*POWER([.A676];2))/2" office:value-type="float" office:value="7.785657856" calcext:value-type="float">
            <text:p>7.785657856</text:p>
          </table:table-cell>
          <table:table-cell table:style-name="ce1" table:formula="of:=[.C675]+([.A676]-[.A675])*[.$E$1]" office:value-type="float" office:value="-6.59030400000006" calcext:value-type="float">
            <text:p>-6.59030400000006</text:p>
          </table:table-cell>
          <table:table-cell table:style-name="ce1" table:formula="of:=[.$C$2]+[.$E$1]*POWER([.A676];2)" office:value-type="float" office:value="5.57131571199999" calcext:value-type="float">
            <text:p>5.57131571199999</text:p>
          </table:table-cell>
          <table:table-cell table:number-columns-repeated="1020"/>
        </table:table-row>
        <table:table-row table:style-name="ro1">
          <table:table-cell table:style-name="ce1" table:formula="of:=[.A676]+[.$C$1]" office:value-type="float" office:value="0.673000000000001" calcext:value-type="float">
            <text:p>0.673000000000001</text:p>
          </table:table-cell>
          <table:table-cell table:style-name="ce1" table:formula="of:=[.$C$2]-(9.807*POWER([.A677];2))/2" office:value-type="float" office:value="7.7790626485" calcext:value-type="float">
            <text:p>7.7790626485</text:p>
          </table:table-cell>
          <table:table-cell table:style-name="ce1" table:formula="of:=[.C676]+([.A677]-[.A676])*[.$E$1]" office:value-type="float" office:value="-6.60011100000006" calcext:value-type="float">
            <text:p>-6.60011100000006</text:p>
          </table:table-cell>
          <table:table-cell table:style-name="ce1" table:formula="of:=[.$C$2]+[.$E$1]*POWER([.A677];2)" office:value-type="float" office:value="5.55812529699999" calcext:value-type="float">
            <text:p>5.55812529699999</text:p>
          </table:table-cell>
          <table:table-cell table:number-columns-repeated="1020"/>
        </table:table-row>
        <table:table-row table:style-name="ro1">
          <table:table-cell table:style-name="ce1" table:formula="of:=[.A677]+[.$C$1]" office:value-type="float" office:value="0.674" calcext:value-type="float">
            <text:p>0.674</text:p>
          </table:table-cell>
          <table:table-cell table:style-name="ce1" table:formula="of:=[.$C$2]-(9.807*POWER([.A678];2))/2" office:value-type="float" office:value="7.772457634" calcext:value-type="float">
            <text:p>7.772457634</text:p>
          </table:table-cell>
          <table:table-cell table:style-name="ce1" table:formula="of:=[.C677]+([.A678]-[.A677])*[.$E$1]" office:value-type="float" office:value="-6.60991800000006" calcext:value-type="float">
            <text:p>-6.60991800000006</text:p>
          </table:table-cell>
          <table:table-cell table:style-name="ce1" table:formula="of:=[.$C$2]+[.$E$1]*POWER([.A678];2)" office:value-type="float" office:value="5.54491526799999" calcext:value-type="float">
            <text:p>5.54491526799999</text:p>
          </table:table-cell>
          <table:table-cell table:number-columns-repeated="1020"/>
        </table:table-row>
        <table:table-row table:style-name="ro1">
          <table:table-cell table:style-name="ce1" table:formula="of:=[.A678]+[.$C$1]" office:value-type="float" office:value="0.675" calcext:value-type="float">
            <text:p>0.675</text:p>
          </table:table-cell>
          <table:table-cell table:style-name="ce1" table:formula="of:=[.$C$2]-(9.807*POWER([.A679];2))/2" office:value-type="float" office:value="7.7658428125" calcext:value-type="float">
            <text:p>7.7658428125</text:p>
          </table:table-cell>
          <table:table-cell table:style-name="ce1" table:formula="of:=[.C678]+([.A679]-[.A678])*[.$E$1]" office:value-type="float" office:value="-6.61972500000006" calcext:value-type="float">
            <text:p>-6.61972500000006</text:p>
          </table:table-cell>
          <table:table-cell table:style-name="ce1" table:formula="of:=[.$C$2]+[.$E$1]*POWER([.A679];2)" office:value-type="float" office:value="5.53168562499999" calcext:value-type="float">
            <text:p>5.53168562499999</text:p>
          </table:table-cell>
          <table:table-cell table:number-columns-repeated="1020"/>
        </table:table-row>
        <table:table-row table:style-name="ro1">
          <table:table-cell table:style-name="ce1" table:formula="of:=[.A679]+[.$C$1]" office:value-type="float" office:value="0.676" calcext:value-type="float">
            <text:p>0.676</text:p>
          </table:table-cell>
          <table:table-cell table:style-name="ce1" table:formula="of:=[.$C$2]-(9.807*POWER([.A680];2))/2" office:value-type="float" office:value="7.759218184" calcext:value-type="float">
            <text:p>7.759218184</text:p>
          </table:table-cell>
          <table:table-cell table:style-name="ce1" table:formula="of:=[.C679]+([.A680]-[.A679])*[.$E$1]" office:value-type="float" office:value="-6.62953200000006" calcext:value-type="float">
            <text:p>-6.62953200000006</text:p>
          </table:table-cell>
          <table:table-cell table:style-name="ce1" table:formula="of:=[.$C$2]+[.$E$1]*POWER([.A680];2)" office:value-type="float" office:value="5.51843636799999" calcext:value-type="float">
            <text:p>5.51843636799999</text:p>
          </table:table-cell>
          <table:table-cell table:number-columns-repeated="1020"/>
        </table:table-row>
        <table:table-row table:style-name="ro1">
          <table:table-cell table:style-name="ce1" table:formula="of:=[.A680]+[.$C$1]" office:value-type="float" office:value="0.677000000000001" calcext:value-type="float">
            <text:p>0.677000000000001</text:p>
          </table:table-cell>
          <table:table-cell table:style-name="ce1" table:formula="of:=[.$C$2]-(9.807*POWER([.A681];2))/2" office:value-type="float" office:value="7.7525837485" calcext:value-type="float">
            <text:p>7.7525837485</text:p>
          </table:table-cell>
          <table:table-cell table:style-name="ce1" table:formula="of:=[.C680]+([.A681]-[.A680])*[.$E$1]" office:value-type="float" office:value="-6.63933900000006" calcext:value-type="float">
            <text:p>-6.63933900000006</text:p>
          </table:table-cell>
          <table:table-cell table:style-name="ce1" table:formula="of:=[.$C$2]+[.$E$1]*POWER([.A681];2)" office:value-type="float" office:value="5.50516749699999" calcext:value-type="float">
            <text:p>5.50516749699999</text:p>
          </table:table-cell>
          <table:table-cell table:number-columns-repeated="1020"/>
        </table:table-row>
        <table:table-row table:style-name="ro1">
          <table:table-cell table:style-name="ce1" table:formula="of:=[.A681]+[.$C$1]" office:value-type="float" office:value="0.678000000000001" calcext:value-type="float">
            <text:p>0.678000000000001</text:p>
          </table:table-cell>
          <table:table-cell table:style-name="ce1" table:formula="of:=[.$C$2]-(9.807*POWER([.A682];2))/2" office:value-type="float" office:value="7.745939506" calcext:value-type="float">
            <text:p>7.745939506</text:p>
          </table:table-cell>
          <table:table-cell table:style-name="ce1" table:formula="of:=[.C681]+([.A682]-[.A681])*[.$E$1]" office:value-type="float" office:value="-6.64914600000006" calcext:value-type="float">
            <text:p>-6.64914600000006</text:p>
          </table:table-cell>
          <table:table-cell table:style-name="ce1" table:formula="of:=[.$C$2]+[.$E$1]*POWER([.A682];2)" office:value-type="float" office:value="5.49187901199999" calcext:value-type="float">
            <text:p>5.49187901199999</text:p>
          </table:table-cell>
          <table:table-cell table:number-columns-repeated="1020"/>
        </table:table-row>
        <table:table-row table:style-name="ro1">
          <table:table-cell table:style-name="ce1" table:formula="of:=[.A682]+[.$C$1]" office:value-type="float" office:value="0.679" calcext:value-type="float">
            <text:p>0.679</text:p>
          </table:table-cell>
          <table:table-cell table:style-name="ce1" table:formula="of:=[.$C$2]-(9.807*POWER([.A683];2))/2" office:value-type="float" office:value="7.7392854565" calcext:value-type="float">
            <text:p>7.7392854565</text:p>
          </table:table-cell>
          <table:table-cell table:style-name="ce1" table:formula="of:=[.C682]+([.A683]-[.A682])*[.$E$1]" office:value-type="float" office:value="-6.65895300000006" calcext:value-type="float">
            <text:p>-6.65895300000006</text:p>
          </table:table-cell>
          <table:table-cell table:style-name="ce1" table:formula="of:=[.$C$2]+[.$E$1]*POWER([.A683];2)" office:value-type="float" office:value="5.47857091299999" calcext:value-type="float">
            <text:p>5.47857091299999</text:p>
          </table:table-cell>
          <table:table-cell table:number-columns-repeated="1020"/>
        </table:table-row>
        <table:table-row table:style-name="ro1">
          <table:table-cell table:style-name="ce1" table:formula="of:=[.A683]+[.$C$1]" office:value-type="float" office:value="0.68" calcext:value-type="float">
            <text:p>0.68</text:p>
          </table:table-cell>
          <table:table-cell table:style-name="ce1" table:formula="of:=[.$C$2]-(9.807*POWER([.A684];2))/2" office:value-type="float" office:value="7.7326216" calcext:value-type="float">
            <text:p>7.7326216</text:p>
          </table:table-cell>
          <table:table-cell table:style-name="ce1" table:formula="of:=[.C683]+([.A684]-[.A683])*[.$E$1]" office:value-type="float" office:value="-6.66876000000006" calcext:value-type="float">
            <text:p>-6.66876000000006</text:p>
          </table:table-cell>
          <table:table-cell table:style-name="ce1" table:formula="of:=[.$C$2]+[.$E$1]*POWER([.A684];2)" office:value-type="float" office:value="5.46524319999999" calcext:value-type="float">
            <text:p>5.46524319999999</text:p>
          </table:table-cell>
          <table:table-cell table:number-columns-repeated="1020"/>
        </table:table-row>
        <table:table-row table:style-name="ro1">
          <table:table-cell table:style-name="ce1" table:formula="of:=[.A684]+[.$C$1]" office:value-type="float" office:value="0.681000000000001" calcext:value-type="float">
            <text:p>0.681000000000001</text:p>
          </table:table-cell>
          <table:table-cell table:style-name="ce1" table:formula="of:=[.$C$2]-(9.807*POWER([.A685];2))/2" office:value-type="float" office:value="7.7259479365" calcext:value-type="float">
            <text:p>7.7259479365</text:p>
          </table:table-cell>
          <table:table-cell table:style-name="ce1" table:formula="of:=[.C684]+([.A685]-[.A684])*[.$E$1]" office:value-type="float" office:value="-6.67856700000006" calcext:value-type="float">
            <text:p>-6.67856700000006</text:p>
          </table:table-cell>
          <table:table-cell table:style-name="ce1" table:formula="of:=[.$C$2]+[.$E$1]*POWER([.A685];2)" office:value-type="float" office:value="5.45189587299999" calcext:value-type="float">
            <text:p>5.45189587299999</text:p>
          </table:table-cell>
          <table:table-cell table:number-columns-repeated="1020"/>
        </table:table-row>
        <table:table-row table:style-name="ro1">
          <table:table-cell table:style-name="ce1" table:formula="of:=[.A685]+[.$C$1]" office:value-type="float" office:value="0.682000000000001" calcext:value-type="float">
            <text:p>0.682000000000001</text:p>
          </table:table-cell>
          <table:table-cell table:style-name="ce1" table:formula="of:=[.$C$2]-(9.807*POWER([.A686];2))/2" office:value-type="float" office:value="7.719264466" calcext:value-type="float">
            <text:p>7.719264466</text:p>
          </table:table-cell>
          <table:table-cell table:style-name="ce1" table:formula="of:=[.C685]+([.A686]-[.A685])*[.$E$1]" office:value-type="float" office:value="-6.68837400000006" calcext:value-type="float">
            <text:p>-6.68837400000006</text:p>
          </table:table-cell>
          <table:table-cell table:style-name="ce1" table:formula="of:=[.$C$2]+[.$E$1]*POWER([.A686];2)" office:value-type="float" office:value="5.43852893199999" calcext:value-type="float">
            <text:p>5.43852893199999</text:p>
          </table:table-cell>
          <table:table-cell table:number-columns-repeated="1020"/>
        </table:table-row>
        <table:table-row table:style-name="ro1">
          <table:table-cell table:style-name="ce1" table:formula="of:=[.A686]+[.$C$1]" office:value-type="float" office:value="0.683" calcext:value-type="float">
            <text:p>0.683</text:p>
          </table:table-cell>
          <table:table-cell table:style-name="ce1" table:formula="of:=[.$C$2]-(9.807*POWER([.A687];2))/2" office:value-type="float" office:value="7.7125711885" calcext:value-type="float">
            <text:p>7.7125711885</text:p>
          </table:table-cell>
          <table:table-cell table:style-name="ce1" table:formula="of:=[.C686]+([.A687]-[.A686])*[.$E$1]" office:value-type="float" office:value="-6.69818100000006" calcext:value-type="float">
            <text:p>-6.69818100000006</text:p>
          </table:table-cell>
          <table:table-cell table:style-name="ce1" table:formula="of:=[.$C$2]+[.$E$1]*POWER([.A687];2)" office:value-type="float" office:value="5.42514237699999" calcext:value-type="float">
            <text:p>5.42514237699999</text:p>
          </table:table-cell>
          <table:table-cell table:number-columns-repeated="1020"/>
        </table:table-row>
        <table:table-row table:style-name="ro1">
          <table:table-cell table:style-name="ce1" table:formula="of:=[.A687]+[.$C$1]" office:value-type="float" office:value="0.684" calcext:value-type="float">
            <text:p>0.684</text:p>
          </table:table-cell>
          <table:table-cell table:style-name="ce1" table:formula="of:=[.$C$2]-(9.807*POWER([.A688];2))/2" office:value-type="float" office:value="7.705868104" calcext:value-type="float">
            <text:p>7.705868104</text:p>
          </table:table-cell>
          <table:table-cell table:style-name="ce1" table:formula="of:=[.C687]+([.A688]-[.A687])*[.$E$1]" office:value-type="float" office:value="-6.70798800000006" calcext:value-type="float">
            <text:p>-6.70798800000006</text:p>
          </table:table-cell>
          <table:table-cell table:style-name="ce1" table:formula="of:=[.$C$2]+[.$E$1]*POWER([.A688];2)" office:value-type="float" office:value="5.41173620799999" calcext:value-type="float">
            <text:p>5.41173620799999</text:p>
          </table:table-cell>
          <table:table-cell table:number-columns-repeated="1020"/>
        </table:table-row>
        <table:table-row table:style-name="ro1">
          <table:table-cell table:style-name="ce1" table:formula="of:=[.A688]+[.$C$1]" office:value-type="float" office:value="0.685000000000001" calcext:value-type="float">
            <text:p>0.685000000000001</text:p>
          </table:table-cell>
          <table:table-cell table:style-name="ce1" table:formula="of:=[.$C$2]-(9.807*POWER([.A689];2))/2" office:value-type="float" office:value="7.6991552125" calcext:value-type="float">
            <text:p>7.6991552125</text:p>
          </table:table-cell>
          <table:table-cell table:style-name="ce1" table:formula="of:=[.C688]+([.A689]-[.A688])*[.$E$1]" office:value-type="float" office:value="-6.71779500000006" calcext:value-type="float">
            <text:p>-6.71779500000006</text:p>
          </table:table-cell>
          <table:table-cell table:style-name="ce1" table:formula="of:=[.$C$2]+[.$E$1]*POWER([.A689];2)" office:value-type="float" office:value="5.39831042499999" calcext:value-type="float">
            <text:p>5.39831042499999</text:p>
          </table:table-cell>
          <table:table-cell table:number-columns-repeated="1020"/>
        </table:table-row>
        <table:table-row table:style-name="ro1">
          <table:table-cell table:style-name="ce1" table:formula="of:=[.A689]+[.$C$1]" office:value-type="float" office:value="0.686000000000001" calcext:value-type="float">
            <text:p>0.686000000000001</text:p>
          </table:table-cell>
          <table:table-cell table:style-name="ce1" table:formula="of:=[.$C$2]-(9.807*POWER([.A690];2))/2" office:value-type="float" office:value="7.692432514" calcext:value-type="float">
            <text:p>7.692432514</text:p>
          </table:table-cell>
          <table:table-cell table:style-name="ce1" table:formula="of:=[.C689]+([.A690]-[.A689])*[.$E$1]" office:value-type="float" office:value="-6.72760200000007" calcext:value-type="float">
            <text:p>-6.72760200000007</text:p>
          </table:table-cell>
          <table:table-cell table:style-name="ce1" table:formula="of:=[.$C$2]+[.$E$1]*POWER([.A690];2)" office:value-type="float" office:value="5.38486502799999" calcext:value-type="float">
            <text:p>5.38486502799999</text:p>
          </table:table-cell>
          <table:table-cell table:number-columns-repeated="1020"/>
        </table:table-row>
        <table:table-row table:style-name="ro1">
          <table:table-cell table:style-name="ce1" table:formula="of:=[.A690]+[.$C$1]" office:value-type="float" office:value="0.687" calcext:value-type="float">
            <text:p>0.687</text:p>
          </table:table-cell>
          <table:table-cell table:style-name="ce1" table:formula="of:=[.$C$2]-(9.807*POWER([.A691];2))/2" office:value-type="float" office:value="7.6857000085" calcext:value-type="float">
            <text:p>7.6857000085</text:p>
          </table:table-cell>
          <table:table-cell table:style-name="ce1" table:formula="of:=[.C690]+([.A691]-[.A690])*[.$E$1]" office:value-type="float" office:value="-6.73740900000007" calcext:value-type="float">
            <text:p>-6.73740900000007</text:p>
          </table:table-cell>
          <table:table-cell table:style-name="ce1" table:formula="of:=[.$C$2]+[.$E$1]*POWER([.A691];2)" office:value-type="float" office:value="5.37140001699999" calcext:value-type="float">
            <text:p>5.37140001699999</text:p>
          </table:table-cell>
          <table:table-cell table:number-columns-repeated="1020"/>
        </table:table-row>
        <table:table-row table:style-name="ro1">
          <table:table-cell table:style-name="ce1" table:formula="of:=[.A691]+[.$C$1]" office:value-type="float" office:value="0.688" calcext:value-type="float">
            <text:p>0.688</text:p>
          </table:table-cell>
          <table:table-cell table:style-name="ce1" table:formula="of:=[.$C$2]-(9.807*POWER([.A692];2))/2" office:value-type="float" office:value="7.678957696" calcext:value-type="float">
            <text:p>7.678957696</text:p>
          </table:table-cell>
          <table:table-cell table:style-name="ce1" table:formula="of:=[.C691]+([.A692]-[.A691])*[.$E$1]" office:value-type="float" office:value="-6.74721600000007" calcext:value-type="float">
            <text:p>-6.74721600000007</text:p>
          </table:table-cell>
          <table:table-cell table:style-name="ce1" table:formula="of:=[.$C$2]+[.$E$1]*POWER([.A692];2)" office:value-type="float" office:value="5.35791539199999" calcext:value-type="float">
            <text:p>5.35791539199999</text:p>
          </table:table-cell>
          <table:table-cell table:number-columns-repeated="1020"/>
        </table:table-row>
        <table:table-row table:style-name="ro1">
          <table:table-cell table:style-name="ce1" table:formula="of:=[.A692]+[.$C$1]" office:value-type="float" office:value="0.689000000000001" calcext:value-type="float">
            <text:p>0.689000000000001</text:p>
          </table:table-cell>
          <table:table-cell table:style-name="ce1" table:formula="of:=[.$C$2]-(9.807*POWER([.A693];2))/2" office:value-type="float" office:value="7.6722055765" calcext:value-type="float">
            <text:p>7.6722055765</text:p>
          </table:table-cell>
          <table:table-cell table:style-name="ce1" table:formula="of:=[.C692]+([.A693]-[.A692])*[.$E$1]" office:value-type="float" office:value="-6.75702300000007" calcext:value-type="float">
            <text:p>-6.75702300000007</text:p>
          </table:table-cell>
          <table:table-cell table:style-name="ce1" table:formula="of:=[.$C$2]+[.$E$1]*POWER([.A693];2)" office:value-type="float" office:value="5.34441115299999" calcext:value-type="float">
            <text:p>5.34441115299999</text:p>
          </table:table-cell>
          <table:table-cell table:number-columns-repeated="1020"/>
        </table:table-row>
        <table:table-row table:style-name="ro1">
          <table:table-cell table:style-name="ce1" table:formula="of:=[.A693]+[.$C$1]" office:value-type="float" office:value="0.690000000000001" calcext:value-type="float">
            <text:p>0.690000000000001</text:p>
          </table:table-cell>
          <table:table-cell table:style-name="ce1" table:formula="of:=[.$C$2]-(9.807*POWER([.A694];2))/2" office:value-type="float" office:value="7.66544365" calcext:value-type="float">
            <text:p>7.66544365</text:p>
          </table:table-cell>
          <table:table-cell table:style-name="ce1" table:formula="of:=[.C693]+([.A694]-[.A693])*[.$E$1]" office:value-type="float" office:value="-6.76683000000007" calcext:value-type="float">
            <text:p>-6.76683000000007</text:p>
          </table:table-cell>
          <table:table-cell table:style-name="ce1" table:formula="of:=[.$C$2]+[.$E$1]*POWER([.A694];2)" office:value-type="float" office:value="5.33088729999999" calcext:value-type="float">
            <text:p>5.33088729999999</text:p>
          </table:table-cell>
          <table:table-cell table:number-columns-repeated="1020"/>
        </table:table-row>
        <table:table-row table:style-name="ro1">
          <table:table-cell table:style-name="ce1" table:formula="of:=[.A694]+[.$C$1]" office:value-type="float" office:value="0.691" calcext:value-type="float">
            <text:p>0.691</text:p>
          </table:table-cell>
          <table:table-cell table:style-name="ce1" table:formula="of:=[.$C$2]-(9.807*POWER([.A695];2))/2" office:value-type="float" office:value="7.6586719165" calcext:value-type="float">
            <text:p>7.6586719165</text:p>
          </table:table-cell>
          <table:table-cell table:style-name="ce1" table:formula="of:=[.C694]+([.A695]-[.A694])*[.$E$1]" office:value-type="float" office:value="-6.77663700000007" calcext:value-type="float">
            <text:p>-6.77663700000007</text:p>
          </table:table-cell>
          <table:table-cell table:style-name="ce1" table:formula="of:=[.$C$2]+[.$E$1]*POWER([.A695];2)" office:value-type="float" office:value="5.31734383299999" calcext:value-type="float">
            <text:p>5.31734383299999</text:p>
          </table:table-cell>
          <table:table-cell table:number-columns-repeated="1020"/>
        </table:table-row>
        <table:table-row table:style-name="ro1">
          <table:table-cell table:style-name="ce1" table:formula="of:=[.A695]+[.$C$1]" office:value-type="float" office:value="0.692" calcext:value-type="float">
            <text:p>0.692</text:p>
          </table:table-cell>
          <table:table-cell table:style-name="ce1" table:formula="of:=[.$C$2]-(9.807*POWER([.A696];2))/2" office:value-type="float" office:value="7.651890376" calcext:value-type="float">
            <text:p>7.651890376</text:p>
          </table:table-cell>
          <table:table-cell table:style-name="ce1" table:formula="of:=[.C695]+([.A696]-[.A695])*[.$E$1]" office:value-type="float" office:value="-6.78644400000007" calcext:value-type="float">
            <text:p>-6.78644400000007</text:p>
          </table:table-cell>
          <table:table-cell table:style-name="ce1" table:formula="of:=[.$C$2]+[.$E$1]*POWER([.A696];2)" office:value-type="float" office:value="5.30378075199999" calcext:value-type="float">
            <text:p>5.30378075199999</text:p>
          </table:table-cell>
          <table:table-cell table:number-columns-repeated="1020"/>
        </table:table-row>
        <table:table-row table:style-name="ro1">
          <table:table-cell table:style-name="ce1" table:formula="of:=[.A696]+[.$C$1]" office:value-type="float" office:value="0.693000000000001" calcext:value-type="float">
            <text:p>0.693000000000001</text:p>
          </table:table-cell>
          <table:table-cell table:style-name="ce1" table:formula="of:=[.$C$2]-(9.807*POWER([.A697];2))/2" office:value-type="float" office:value="7.6450990285" calcext:value-type="float">
            <text:p>7.6450990285</text:p>
          </table:table-cell>
          <table:table-cell table:style-name="ce1" table:formula="of:=[.C696]+([.A697]-[.A696])*[.$E$1]" office:value-type="float" office:value="-6.79625100000007" calcext:value-type="float">
            <text:p>-6.79625100000007</text:p>
          </table:table-cell>
          <table:table-cell table:style-name="ce1" table:formula="of:=[.$C$2]+[.$E$1]*POWER([.A697];2)" office:value-type="float" office:value="5.29019805699999" calcext:value-type="float">
            <text:p>5.29019805699999</text:p>
          </table:table-cell>
          <table:table-cell table:number-columns-repeated="1020"/>
        </table:table-row>
        <table:table-row table:style-name="ro1">
          <table:table-cell table:style-name="ce1" table:formula="of:=[.A697]+[.$C$1]" office:value-type="float" office:value="0.694000000000001" calcext:value-type="float">
            <text:p>0.694000000000001</text:p>
          </table:table-cell>
          <table:table-cell table:style-name="ce1" table:formula="of:=[.$C$2]-(9.807*POWER([.A698];2))/2" office:value-type="float" office:value="7.638297874" calcext:value-type="float">
            <text:p>7.638297874</text:p>
          </table:table-cell>
          <table:table-cell table:style-name="ce1" table:formula="of:=[.C697]+([.A698]-[.A697])*[.$E$1]" office:value-type="float" office:value="-6.80605800000007" calcext:value-type="float">
            <text:p>-6.80605800000007</text:p>
          </table:table-cell>
          <table:table-cell table:style-name="ce1" table:formula="of:=[.$C$2]+[.$E$1]*POWER([.A698];2)" office:value-type="float" office:value="5.27659574799999" calcext:value-type="float">
            <text:p>5.27659574799999</text:p>
          </table:table-cell>
          <table:table-cell table:number-columns-repeated="1020"/>
        </table:table-row>
        <table:table-row table:style-name="ro1">
          <table:table-cell table:style-name="ce1" table:formula="of:=[.A698]+[.$C$1]" office:value-type="float" office:value="0.695" calcext:value-type="float">
            <text:p>0.695</text:p>
          </table:table-cell>
          <table:table-cell table:style-name="ce1" table:formula="of:=[.$C$2]-(9.807*POWER([.A699];2))/2" office:value-type="float" office:value="7.6314869125" calcext:value-type="float">
            <text:p>7.6314869125</text:p>
          </table:table-cell>
          <table:table-cell table:style-name="ce1" table:formula="of:=[.C698]+([.A699]-[.A698])*[.$E$1]" office:value-type="float" office:value="-6.81586500000007" calcext:value-type="float">
            <text:p>-6.81586500000007</text:p>
          </table:table-cell>
          <table:table-cell table:style-name="ce1" table:formula="of:=[.$C$2]+[.$E$1]*POWER([.A699];2)" office:value-type="float" office:value="5.26297382499999" calcext:value-type="float">
            <text:p>5.26297382499999</text:p>
          </table:table-cell>
          <table:table-cell table:number-columns-repeated="1020"/>
        </table:table-row>
        <table:table-row table:style-name="ro1">
          <table:table-cell table:style-name="ce1" table:formula="of:=[.A699]+[.$C$1]" office:value-type="float" office:value="0.696" calcext:value-type="float">
            <text:p>0.696</text:p>
          </table:table-cell>
          <table:table-cell table:style-name="ce1" table:formula="of:=[.$C$2]-(9.807*POWER([.A700];2))/2" office:value-type="float" office:value="7.624666144" calcext:value-type="float">
            <text:p>7.624666144</text:p>
          </table:table-cell>
          <table:table-cell table:style-name="ce1" table:formula="of:=[.C699]+([.A700]-[.A699])*[.$E$1]" office:value-type="float" office:value="-6.82567200000007" calcext:value-type="float">
            <text:p>-6.82567200000007</text:p>
          </table:table-cell>
          <table:table-cell table:style-name="ce1" table:formula="of:=[.$C$2]+[.$E$1]*POWER([.A700];2)" office:value-type="float" office:value="5.24933228799999" calcext:value-type="float">
            <text:p>5.24933228799999</text:p>
          </table:table-cell>
          <table:table-cell table:number-columns-repeated="1020"/>
        </table:table-row>
        <table:table-row table:style-name="ro1">
          <table:table-cell table:style-name="ce1" table:formula="of:=[.A700]+[.$C$1]" office:value-type="float" office:value="0.697000000000001" calcext:value-type="float">
            <text:p>0.697000000000001</text:p>
          </table:table-cell>
          <table:table-cell table:style-name="ce1" table:formula="of:=[.$C$2]-(9.807*POWER([.A701];2))/2" office:value-type="float" office:value="7.6178355685" calcext:value-type="float">
            <text:p>7.6178355685</text:p>
          </table:table-cell>
          <table:table-cell table:style-name="ce1" table:formula="of:=[.C700]+([.A701]-[.A700])*[.$E$1]" office:value-type="float" office:value="-6.83547900000007" calcext:value-type="float">
            <text:p>-6.83547900000007</text:p>
          </table:table-cell>
          <table:table-cell table:style-name="ce1" table:formula="of:=[.$C$2]+[.$E$1]*POWER([.A701];2)" office:value-type="float" office:value="5.23567113699999" calcext:value-type="float">
            <text:p>5.23567113699999</text:p>
          </table:table-cell>
          <table:table-cell table:number-columns-repeated="1020"/>
        </table:table-row>
        <table:table-row table:style-name="ro1">
          <table:table-cell table:style-name="ce1" table:formula="of:=[.A701]+[.$C$1]" office:value-type="float" office:value="0.698000000000001" calcext:value-type="float">
            <text:p>0.698000000000001</text:p>
          </table:table-cell>
          <table:table-cell table:style-name="ce1" table:formula="of:=[.$C$2]-(9.807*POWER([.A702];2))/2" office:value-type="float" office:value="7.610995186" calcext:value-type="float">
            <text:p>7.610995186</text:p>
          </table:table-cell>
          <table:table-cell table:style-name="ce1" table:formula="of:=[.C701]+([.A702]-[.A701])*[.$E$1]" office:value-type="float" office:value="-6.84528600000007" calcext:value-type="float">
            <text:p>-6.84528600000007</text:p>
          </table:table-cell>
          <table:table-cell table:style-name="ce1" table:formula="of:=[.$C$2]+[.$E$1]*POWER([.A702];2)" office:value-type="float" office:value="5.22199037199999" calcext:value-type="float">
            <text:p>5.22199037199999</text:p>
          </table:table-cell>
          <table:table-cell table:number-columns-repeated="1020"/>
        </table:table-row>
        <table:table-row table:style-name="ro1">
          <table:table-cell table:style-name="ce1" table:formula="of:=[.A702]+[.$C$1]" office:value-type="float" office:value="0.699" calcext:value-type="float">
            <text:p>0.699</text:p>
          </table:table-cell>
          <table:table-cell table:style-name="ce1" table:formula="of:=[.$C$2]-(9.807*POWER([.A703];2))/2" office:value-type="float" office:value="7.6041449965" calcext:value-type="float">
            <text:p>7.6041449965</text:p>
          </table:table-cell>
          <table:table-cell table:style-name="ce1" table:formula="of:=[.C702]+([.A703]-[.A702])*[.$E$1]" office:value-type="float" office:value="-6.85509300000007" calcext:value-type="float">
            <text:p>-6.85509300000007</text:p>
          </table:table-cell>
          <table:table-cell table:style-name="ce1" table:formula="of:=[.$C$2]+[.$E$1]*POWER([.A703];2)" office:value-type="float" office:value="5.20828999299999" calcext:value-type="float">
            <text:p>5.20828999299999</text:p>
          </table:table-cell>
          <table:table-cell table:number-columns-repeated="1020"/>
        </table:table-row>
        <table:table-row table:style-name="ro1">
          <table:table-cell table:style-name="ce1" table:formula="of:=[.A703]+[.$C$1]" office:value-type="float" office:value="0.7" calcext:value-type="float">
            <text:p>0.7</text:p>
          </table:table-cell>
          <table:table-cell table:style-name="ce1" table:formula="of:=[.$C$2]-(9.807*POWER([.A704];2))/2" office:value-type="float" office:value="7.597285" calcext:value-type="float">
            <text:p>7.597285</text:p>
          </table:table-cell>
          <table:table-cell table:style-name="ce1" table:formula="of:=[.C703]+([.A704]-[.A703])*[.$E$1]" office:value-type="float" office:value="-6.86490000000007" calcext:value-type="float">
            <text:p>-6.86490000000007</text:p>
          </table:table-cell>
          <table:table-cell table:style-name="ce1" table:formula="of:=[.$C$2]+[.$E$1]*POWER([.A704];2)" office:value-type="float" office:value="5.19456999999999" calcext:value-type="float">
            <text:p>5.19456999999999</text:p>
          </table:table-cell>
          <table:table-cell table:number-columns-repeated="1020"/>
        </table:table-row>
        <table:table-row table:style-name="ro1">
          <table:table-cell table:style-name="ce1" table:formula="of:=[.A704]+[.$C$1]" office:value-type="float" office:value="0.701000000000001" calcext:value-type="float">
            <text:p>0.701000000000001</text:p>
          </table:table-cell>
          <table:table-cell table:style-name="ce1" table:formula="of:=[.$C$2]-(9.807*POWER([.A705];2))/2" office:value-type="float" office:value="7.5904151965" calcext:value-type="float">
            <text:p>7.5904151965</text:p>
          </table:table-cell>
          <table:table-cell table:style-name="ce1" table:formula="of:=[.C704]+([.A705]-[.A704])*[.$E$1]" office:value-type="float" office:value="-6.87470700000007" calcext:value-type="float">
            <text:p>-6.87470700000007</text:p>
          </table:table-cell>
          <table:table-cell table:style-name="ce1" table:formula="of:=[.$C$2]+[.$E$1]*POWER([.A705];2)" office:value-type="float" office:value="5.18083039299999" calcext:value-type="float">
            <text:p>5.18083039299999</text:p>
          </table:table-cell>
          <table:table-cell table:number-columns-repeated="1020"/>
        </table:table-row>
        <table:table-row table:style-name="ro1">
          <table:table-cell table:style-name="ce1" table:formula="of:=[.A705]+[.$C$1]" office:value-type="float" office:value="0.702000000000001" calcext:value-type="float">
            <text:p>0.702000000000001</text:p>
          </table:table-cell>
          <table:table-cell table:style-name="ce1" table:formula="of:=[.$C$2]-(9.807*POWER([.A706];2))/2" office:value-type="float" office:value="7.583535586" calcext:value-type="float">
            <text:p>7.583535586</text:p>
          </table:table-cell>
          <table:table-cell table:style-name="ce1" table:formula="of:=[.C705]+([.A706]-[.A705])*[.$E$1]" office:value-type="float" office:value="-6.88451400000007" calcext:value-type="float">
            <text:p>-6.88451400000007</text:p>
          </table:table-cell>
          <table:table-cell table:style-name="ce1" table:formula="of:=[.$C$2]+[.$E$1]*POWER([.A706];2)" office:value-type="float" office:value="5.16707117199999" calcext:value-type="float">
            <text:p>5.16707117199999</text:p>
          </table:table-cell>
          <table:table-cell table:number-columns-repeated="1020"/>
        </table:table-row>
        <table:table-row table:style-name="ro1">
          <table:table-cell table:style-name="ce1" table:formula="of:=[.A706]+[.$C$1]" office:value-type="float" office:value="0.703000000000001" calcext:value-type="float">
            <text:p>0.703000000000001</text:p>
          </table:table-cell>
          <table:table-cell table:style-name="ce1" table:formula="of:=[.$C$2]-(9.807*POWER([.A707];2))/2" office:value-type="float" office:value="7.5766461685" calcext:value-type="float">
            <text:p>7.5766461685</text:p>
          </table:table-cell>
          <table:table-cell table:style-name="ce1" table:formula="of:=[.C706]+([.A707]-[.A706])*[.$E$1]" office:value-type="float" office:value="-6.89432100000007" calcext:value-type="float">
            <text:p>-6.89432100000007</text:p>
          </table:table-cell>
          <table:table-cell table:style-name="ce1" table:formula="of:=[.$C$2]+[.$E$1]*POWER([.A707];2)" office:value-type="float" office:value="5.15329233699999" calcext:value-type="float">
            <text:p>5.15329233699999</text:p>
          </table:table-cell>
          <table:table-cell table:number-columns-repeated="1020"/>
        </table:table-row>
        <table:table-row table:style-name="ro1">
          <table:table-cell table:style-name="ce1" table:formula="of:=[.A707]+[.$C$1]" office:value-type="float" office:value="0.704" calcext:value-type="float">
            <text:p>0.704</text:p>
          </table:table-cell>
          <table:table-cell table:style-name="ce1" table:formula="of:=[.$C$2]-(9.807*POWER([.A708];2))/2" office:value-type="float" office:value="7.569746944" calcext:value-type="float">
            <text:p>7.569746944</text:p>
          </table:table-cell>
          <table:table-cell table:style-name="ce1" table:formula="of:=[.C707]+([.A708]-[.A707])*[.$E$1]" office:value-type="float" office:value="-6.90412800000007" calcext:value-type="float">
            <text:p>-6.90412800000007</text:p>
          </table:table-cell>
          <table:table-cell table:style-name="ce1" table:formula="of:=[.$C$2]+[.$E$1]*POWER([.A708];2)" office:value-type="float" office:value="5.13949388799999" calcext:value-type="float">
            <text:p>5.13949388799999</text:p>
          </table:table-cell>
          <table:table-cell table:number-columns-repeated="1020"/>
        </table:table-row>
        <table:table-row table:style-name="ro1">
          <table:table-cell table:style-name="ce1" table:formula="of:=[.A708]+[.$C$1]" office:value-type="float" office:value="0.705000000000001" calcext:value-type="float">
            <text:p>0.705000000000001</text:p>
          </table:table-cell>
          <table:table-cell table:style-name="ce1" table:formula="of:=[.$C$2]-(9.807*POWER([.A709];2))/2" office:value-type="float" office:value="7.5628379125" calcext:value-type="float">
            <text:p>7.5628379125</text:p>
          </table:table-cell>
          <table:table-cell table:style-name="ce1" table:formula="of:=[.C708]+([.A709]-[.A708])*[.$E$1]" office:value-type="float" office:value="-6.91393500000007" calcext:value-type="float">
            <text:p>-6.91393500000007</text:p>
          </table:table-cell>
          <table:table-cell table:style-name="ce1" table:formula="of:=[.$C$2]+[.$E$1]*POWER([.A709];2)" office:value-type="float" office:value="5.12567582499999" calcext:value-type="float">
            <text:p>5.12567582499999</text:p>
          </table:table-cell>
          <table:table-cell table:number-columns-repeated="1020"/>
        </table:table-row>
        <table:table-row table:style-name="ro1">
          <table:table-cell table:style-name="ce1" table:formula="of:=[.A709]+[.$C$1]" office:value-type="float" office:value="0.706000000000001" calcext:value-type="float">
            <text:p>0.706000000000001</text:p>
          </table:table-cell>
          <table:table-cell table:style-name="ce1" table:formula="of:=[.$C$2]-(9.807*POWER([.A710];2))/2" office:value-type="float" office:value="7.555919074" calcext:value-type="float">
            <text:p>7.555919074</text:p>
          </table:table-cell>
          <table:table-cell table:style-name="ce1" table:formula="of:=[.C709]+([.A710]-[.A709])*[.$E$1]" office:value-type="float" office:value="-6.92374200000007" calcext:value-type="float">
            <text:p>-6.92374200000007</text:p>
          </table:table-cell>
          <table:table-cell table:style-name="ce1" table:formula="of:=[.$C$2]+[.$E$1]*POWER([.A710];2)" office:value-type="float" office:value="5.11183814799999" calcext:value-type="float">
            <text:p>5.11183814799999</text:p>
          </table:table-cell>
          <table:table-cell table:number-columns-repeated="1020"/>
        </table:table-row>
        <table:table-row table:style-name="ro1">
          <table:table-cell table:style-name="ce1" table:formula="of:=[.A710]+[.$C$1]" office:value-type="float" office:value="0.707000000000001" calcext:value-type="float">
            <text:p>0.707000000000001</text:p>
          </table:table-cell>
          <table:table-cell table:style-name="ce1" table:formula="of:=[.$C$2]-(9.807*POWER([.A711];2))/2" office:value-type="float" office:value="7.5489904285" calcext:value-type="float">
            <text:p>7.5489904285</text:p>
          </table:table-cell>
          <table:table-cell table:style-name="ce1" table:formula="of:=[.C710]+([.A711]-[.A710])*[.$E$1]" office:value-type="float" office:value="-6.93354900000007" calcext:value-type="float">
            <text:p>-6.93354900000007</text:p>
          </table:table-cell>
          <table:table-cell table:style-name="ce1" table:formula="of:=[.$C$2]+[.$E$1]*POWER([.A711];2)" office:value-type="float" office:value="5.09798085699999" calcext:value-type="float">
            <text:p>5.09798085699999</text:p>
          </table:table-cell>
          <table:table-cell table:number-columns-repeated="1020"/>
        </table:table-row>
        <table:table-row table:style-name="ro1">
          <table:table-cell table:style-name="ce1" table:formula="of:=[.A711]+[.$C$1]" office:value-type="float" office:value="0.708" calcext:value-type="float">
            <text:p>0.708</text:p>
          </table:table-cell>
          <table:table-cell table:style-name="ce1" table:formula="of:=[.$C$2]-(9.807*POWER([.A712];2))/2" office:value-type="float" office:value="7.542051976" calcext:value-type="float">
            <text:p>7.542051976</text:p>
          </table:table-cell>
          <table:table-cell table:style-name="ce1" table:formula="of:=[.C711]+([.A712]-[.A711])*[.$E$1]" office:value-type="float" office:value="-6.94335600000007" calcext:value-type="float">
            <text:p>-6.94335600000007</text:p>
          </table:table-cell>
          <table:table-cell table:style-name="ce1" table:formula="of:=[.$C$2]+[.$E$1]*POWER([.A712];2)" office:value-type="float" office:value="5.08410395199999" calcext:value-type="float">
            <text:p>5.08410395199999</text:p>
          </table:table-cell>
          <table:table-cell table:number-columns-repeated="1020"/>
        </table:table-row>
        <table:table-row table:style-name="ro1">
          <table:table-cell table:style-name="ce1" table:formula="of:=[.A712]+[.$C$1]" office:value-type="float" office:value="0.709000000000001" calcext:value-type="float">
            <text:p>0.709000000000001</text:p>
          </table:table-cell>
          <table:table-cell table:style-name="ce1" table:formula="of:=[.$C$2]-(9.807*POWER([.A713];2))/2" office:value-type="float" office:value="7.5351037165" calcext:value-type="float">
            <text:p>7.5351037165</text:p>
          </table:table-cell>
          <table:table-cell table:style-name="ce1" table:formula="of:=[.C712]+([.A713]-[.A712])*[.$E$1]" office:value-type="float" office:value="-6.95316300000007" calcext:value-type="float">
            <text:p>-6.95316300000007</text:p>
          </table:table-cell>
          <table:table-cell table:style-name="ce1" table:formula="of:=[.$C$2]+[.$E$1]*POWER([.A713];2)" office:value-type="float" office:value="5.07020743299999" calcext:value-type="float">
            <text:p>5.07020743299999</text:p>
          </table:table-cell>
          <table:table-cell table:number-columns-repeated="1020"/>
        </table:table-row>
        <table:table-row table:style-name="ro1">
          <table:table-cell table:style-name="ce1" table:formula="of:=[.A713]+[.$C$1]" office:value-type="float" office:value="0.710000000000001" calcext:value-type="float">
            <text:p>0.710000000000001</text:p>
          </table:table-cell>
          <table:table-cell table:style-name="ce1" table:formula="of:=[.$C$2]-(9.807*POWER([.A714];2))/2" office:value-type="float" office:value="7.52814565" calcext:value-type="float">
            <text:p>7.52814565</text:p>
          </table:table-cell>
          <table:table-cell table:style-name="ce1" table:formula="of:=[.C713]+([.A714]-[.A713])*[.$E$1]" office:value-type="float" office:value="-6.96297000000007" calcext:value-type="float">
            <text:p>-6.96297000000007</text:p>
          </table:table-cell>
          <table:table-cell table:style-name="ce1" table:formula="of:=[.$C$2]+[.$E$1]*POWER([.A714];2)" office:value-type="float" office:value="5.05629129999999" calcext:value-type="float">
            <text:p>5.05629129999999</text:p>
          </table:table-cell>
          <table:table-cell table:number-columns-repeated="1020"/>
        </table:table-row>
        <table:table-row table:style-name="ro1">
          <table:table-cell table:style-name="ce1" table:formula="of:=[.A714]+[.$C$1]" office:value-type="float" office:value="0.711000000000001" calcext:value-type="float">
            <text:p>0.711000000000001</text:p>
          </table:table-cell>
          <table:table-cell table:style-name="ce1" table:formula="of:=[.$C$2]-(9.807*POWER([.A715];2))/2" office:value-type="float" office:value="7.5211777765" calcext:value-type="float">
            <text:p>7.5211777765</text:p>
          </table:table-cell>
          <table:table-cell table:style-name="ce1" table:formula="of:=[.C714]+([.A715]-[.A714])*[.$E$1]" office:value-type="float" office:value="-6.97277700000007" calcext:value-type="float">
            <text:p>-6.97277700000007</text:p>
          </table:table-cell>
          <table:table-cell table:style-name="ce1" table:formula="of:=[.$C$2]+[.$E$1]*POWER([.A715];2)" office:value-type="float" office:value="5.04235555299999" calcext:value-type="float">
            <text:p>5.04235555299999</text:p>
          </table:table-cell>
          <table:table-cell table:number-columns-repeated="1020"/>
        </table:table-row>
        <table:table-row table:style-name="ro1">
          <table:table-cell table:style-name="ce1" table:formula="of:=[.A715]+[.$C$1]" office:value-type="float" office:value="0.712" calcext:value-type="float">
            <text:p>0.712</text:p>
          </table:table-cell>
          <table:table-cell table:style-name="ce1" table:formula="of:=[.$C$2]-(9.807*POWER([.A716];2))/2" office:value-type="float" office:value="7.514200096" calcext:value-type="float">
            <text:p>7.514200096</text:p>
          </table:table-cell>
          <table:table-cell table:style-name="ce1" table:formula="of:=[.C715]+([.A716]-[.A715])*[.$E$1]" office:value-type="float" office:value="-6.98258400000007" calcext:value-type="float">
            <text:p>-6.98258400000007</text:p>
          </table:table-cell>
          <table:table-cell table:style-name="ce1" table:formula="of:=[.$C$2]+[.$E$1]*POWER([.A716];2)" office:value-type="float" office:value="5.02840019199999" calcext:value-type="float">
            <text:p>5.02840019199999</text:p>
          </table:table-cell>
          <table:table-cell table:number-columns-repeated="1020"/>
        </table:table-row>
        <table:table-row table:style-name="ro1">
          <table:table-cell table:style-name="ce1" table:formula="of:=[.A716]+[.$C$1]" office:value-type="float" office:value="0.713000000000001" calcext:value-type="float">
            <text:p>0.713000000000001</text:p>
          </table:table-cell>
          <table:table-cell table:style-name="ce1" table:formula="of:=[.$C$2]-(9.807*POWER([.A717];2))/2" office:value-type="float" office:value="7.5072126085" calcext:value-type="float">
            <text:p>7.5072126085</text:p>
          </table:table-cell>
          <table:table-cell table:style-name="ce1" table:formula="of:=[.C716]+([.A717]-[.A716])*[.$E$1]" office:value-type="float" office:value="-6.99239100000007" calcext:value-type="float">
            <text:p>-6.99239100000007</text:p>
          </table:table-cell>
          <table:table-cell table:style-name="ce1" table:formula="of:=[.$C$2]+[.$E$1]*POWER([.A717];2)" office:value-type="float" office:value="5.01442521699999" calcext:value-type="float">
            <text:p>5.01442521699999</text:p>
          </table:table-cell>
          <table:table-cell table:number-columns-repeated="1020"/>
        </table:table-row>
        <table:table-row table:style-name="ro1">
          <table:table-cell table:style-name="ce1" table:formula="of:=[.A717]+[.$C$1]" office:value-type="float" office:value="0.714000000000001" calcext:value-type="float">
            <text:p>0.714000000000001</text:p>
          </table:table-cell>
          <table:table-cell table:style-name="ce1" table:formula="of:=[.$C$2]-(9.807*POWER([.A718];2))/2" office:value-type="float" office:value="7.500215314" calcext:value-type="float">
            <text:p>7.500215314</text:p>
          </table:table-cell>
          <table:table-cell table:style-name="ce1" table:formula="of:=[.C717]+([.A718]-[.A717])*[.$E$1]" office:value-type="float" office:value="-7.00219800000007" calcext:value-type="float">
            <text:p>-7.00219800000007</text:p>
          </table:table-cell>
          <table:table-cell table:style-name="ce1" table:formula="of:=[.$C$2]+[.$E$1]*POWER([.A718];2)" office:value-type="float" office:value="5.00043062799999" calcext:value-type="float">
            <text:p>5.00043062799999</text:p>
          </table:table-cell>
          <table:table-cell table:number-columns-repeated="1020"/>
        </table:table-row>
        <table:table-row table:style-name="ro1">
          <table:table-cell table:style-name="ce1" table:formula="of:=[.A718]+[.$C$1]" office:value-type="float" office:value="0.715000000000001" calcext:value-type="float">
            <text:p>0.715000000000001</text:p>
          </table:table-cell>
          <table:table-cell table:style-name="ce1" table:formula="of:=[.$C$2]-(9.807*POWER([.A719];2))/2" office:value-type="float" office:value="7.4932082125" calcext:value-type="float">
            <text:p>7.4932082125</text:p>
          </table:table-cell>
          <table:table-cell table:style-name="ce1" table:formula="of:=[.C718]+([.A719]-[.A718])*[.$E$1]" office:value-type="float" office:value="-7.01200500000008" calcext:value-type="float">
            <text:p>-7.01200500000008</text:p>
          </table:table-cell>
          <table:table-cell table:style-name="ce1" table:formula="of:=[.$C$2]+[.$E$1]*POWER([.A719];2)" office:value-type="float" office:value="4.98641642499999" calcext:value-type="float">
            <text:p>4.98641642499999</text:p>
          </table:table-cell>
          <table:table-cell table:number-columns-repeated="1020"/>
        </table:table-row>
        <table:table-row table:style-name="ro1">
          <table:table-cell table:style-name="ce1" table:formula="of:=[.A719]+[.$C$1]" office:value-type="float" office:value="0.716" calcext:value-type="float">
            <text:p>0.716</text:p>
          </table:table-cell>
          <table:table-cell table:style-name="ce1" table:formula="of:=[.$C$2]-(9.807*POWER([.A720];2))/2" office:value-type="float" office:value="7.486191304" calcext:value-type="float">
            <text:p>7.486191304</text:p>
          </table:table-cell>
          <table:table-cell table:style-name="ce1" table:formula="of:=[.C719]+([.A720]-[.A719])*[.$E$1]" office:value-type="float" office:value="-7.02181200000008" calcext:value-type="float">
            <text:p>-7.02181200000008</text:p>
          </table:table-cell>
          <table:table-cell table:style-name="ce1" table:formula="of:=[.$C$2]+[.$E$1]*POWER([.A720];2)" office:value-type="float" office:value="4.97238260799999" calcext:value-type="float">
            <text:p>4.97238260799999</text:p>
          </table:table-cell>
          <table:table-cell table:number-columns-repeated="1020"/>
        </table:table-row>
        <table:table-row table:style-name="ro1">
          <table:table-cell table:style-name="ce1" table:formula="of:=[.A720]+[.$C$1]" office:value-type="float" office:value="0.717000000000001" calcext:value-type="float">
            <text:p>0.717000000000001</text:p>
          </table:table-cell>
          <table:table-cell table:style-name="ce1" table:formula="of:=[.$C$2]-(9.807*POWER([.A721];2))/2" office:value-type="float" office:value="7.4791645885" calcext:value-type="float">
            <text:p>7.4791645885</text:p>
          </table:table-cell>
          <table:table-cell table:style-name="ce1" table:formula="of:=[.C720]+([.A721]-[.A720])*[.$E$1]" office:value-type="float" office:value="-7.03161900000008" calcext:value-type="float">
            <text:p>-7.03161900000008</text:p>
          </table:table-cell>
          <table:table-cell table:style-name="ce1" table:formula="of:=[.$C$2]+[.$E$1]*POWER([.A721];2)" office:value-type="float" office:value="4.95832917699999" calcext:value-type="float">
            <text:p>4.95832917699999</text:p>
          </table:table-cell>
          <table:table-cell table:number-columns-repeated="1020"/>
        </table:table-row>
        <table:table-row table:style-name="ro1">
          <table:table-cell table:style-name="ce1" table:formula="of:=[.A721]+[.$C$1]" office:value-type="float" office:value="0.718000000000001" calcext:value-type="float">
            <text:p>0.718000000000001</text:p>
          </table:table-cell>
          <table:table-cell table:style-name="ce1" table:formula="of:=[.$C$2]-(9.807*POWER([.A722];2))/2" office:value-type="float" office:value="7.472128066" calcext:value-type="float">
            <text:p>7.472128066</text:p>
          </table:table-cell>
          <table:table-cell table:style-name="ce1" table:formula="of:=[.C721]+([.A722]-[.A721])*[.$E$1]" office:value-type="float" office:value="-7.04142600000008" calcext:value-type="float">
            <text:p>-7.04142600000008</text:p>
          </table:table-cell>
          <table:table-cell table:style-name="ce1" table:formula="of:=[.$C$2]+[.$E$1]*POWER([.A722];2)" office:value-type="float" office:value="4.94425613199999" calcext:value-type="float">
            <text:p>4.94425613199999</text:p>
          </table:table-cell>
          <table:table-cell table:number-columns-repeated="1020"/>
        </table:table-row>
        <table:table-row table:style-name="ro1">
          <table:table-cell table:style-name="ce1" table:formula="of:=[.A722]+[.$C$1]" office:value-type="float" office:value="0.719000000000001" calcext:value-type="float">
            <text:p>0.719000000000001</text:p>
          </table:table-cell>
          <table:table-cell table:style-name="ce1" table:formula="of:=[.$C$2]-(9.807*POWER([.A723];2))/2" office:value-type="float" office:value="7.4650817365" calcext:value-type="float">
            <text:p>7.4650817365</text:p>
          </table:table-cell>
          <table:table-cell table:style-name="ce1" table:formula="of:=[.C722]+([.A723]-[.A722])*[.$E$1]" office:value-type="float" office:value="-7.05123300000008" calcext:value-type="float">
            <text:p>-7.05123300000008</text:p>
          </table:table-cell>
          <table:table-cell table:style-name="ce1" table:formula="of:=[.$C$2]+[.$E$1]*POWER([.A723];2)" office:value-type="float" office:value="4.93016347299999" calcext:value-type="float">
            <text:p>4.93016347299999</text:p>
          </table:table-cell>
          <table:table-cell table:number-columns-repeated="1020"/>
        </table:table-row>
        <table:table-row table:style-name="ro1">
          <table:table-cell table:style-name="ce1" table:formula="of:=[.A723]+[.$C$1]" office:value-type="float" office:value="0.72" calcext:value-type="float">
            <text:p>0.72</text:p>
          </table:table-cell>
          <table:table-cell table:style-name="ce1" table:formula="of:=[.$C$2]-(9.807*POWER([.A724];2))/2" office:value-type="float" office:value="7.4580256" calcext:value-type="float">
            <text:p>7.4580256</text:p>
          </table:table-cell>
          <table:table-cell table:style-name="ce1" table:formula="of:=[.C723]+([.A724]-[.A723])*[.$E$1]" office:value-type="float" office:value="-7.06104000000008" calcext:value-type="float">
            <text:p>-7.06104000000008</text:p>
          </table:table-cell>
          <table:table-cell table:style-name="ce1" table:formula="of:=[.$C$2]+[.$E$1]*POWER([.A724];2)" office:value-type="float" office:value="4.91605119999999" calcext:value-type="float">
            <text:p>4.91605119999999</text:p>
          </table:table-cell>
          <table:table-cell table:number-columns-repeated="1020"/>
        </table:table-row>
        <table:table-row table:style-name="ro1">
          <table:table-cell table:style-name="ce1" table:formula="of:=[.A724]+[.$C$1]" office:value-type="float" office:value="0.721000000000001" calcext:value-type="float">
            <text:p>0.721000000000001</text:p>
          </table:table-cell>
          <table:table-cell table:style-name="ce1" table:formula="of:=[.$C$2]-(9.807*POWER([.A725];2))/2" office:value-type="float" office:value="7.4509596565" calcext:value-type="float">
            <text:p>7.4509596565</text:p>
          </table:table-cell>
          <table:table-cell table:style-name="ce1" table:formula="of:=[.C724]+([.A725]-[.A724])*[.$E$1]" office:value-type="float" office:value="-7.07084700000008" calcext:value-type="float">
            <text:p>-7.07084700000008</text:p>
          </table:table-cell>
          <table:table-cell table:style-name="ce1" table:formula="of:=[.$C$2]+[.$E$1]*POWER([.A725];2)" office:value-type="float" office:value="4.90191931299999" calcext:value-type="float">
            <text:p>4.90191931299999</text:p>
          </table:table-cell>
          <table:table-cell table:number-columns-repeated="1020"/>
        </table:table-row>
        <table:table-row table:style-name="ro1">
          <table:table-cell table:style-name="ce1" table:formula="of:=[.A725]+[.$C$1]" office:value-type="float" office:value="0.722000000000001" calcext:value-type="float">
            <text:p>0.722000000000001</text:p>
          </table:table-cell>
          <table:table-cell table:style-name="ce1" table:formula="of:=[.$C$2]-(9.807*POWER([.A726];2))/2" office:value-type="float" office:value="7.443883906" calcext:value-type="float">
            <text:p>7.443883906</text:p>
          </table:table-cell>
          <table:table-cell table:style-name="ce1" table:formula="of:=[.C725]+([.A726]-[.A725])*[.$E$1]" office:value-type="float" office:value="-7.08065400000008" calcext:value-type="float">
            <text:p>-7.08065400000008</text:p>
          </table:table-cell>
          <table:table-cell table:style-name="ce1" table:formula="of:=[.$C$2]+[.$E$1]*POWER([.A726];2)" office:value-type="float" office:value="4.88776781199999" calcext:value-type="float">
            <text:p>4.88776781199999</text:p>
          </table:table-cell>
          <table:table-cell table:number-columns-repeated="1020"/>
        </table:table-row>
        <table:table-row table:style-name="ro1">
          <table:table-cell table:style-name="ce1" table:formula="of:=[.A726]+[.$C$1]" office:value-type="float" office:value="0.723000000000001" calcext:value-type="float">
            <text:p>0.723000000000001</text:p>
          </table:table-cell>
          <table:table-cell table:style-name="ce1" table:formula="of:=[.$C$2]-(9.807*POWER([.A727];2))/2" office:value-type="float" office:value="7.4367983485" calcext:value-type="float">
            <text:p>7.4367983485</text:p>
          </table:table-cell>
          <table:table-cell table:style-name="ce1" table:formula="of:=[.C726]+([.A727]-[.A726])*[.$E$1]" office:value-type="float" office:value="-7.09046100000008" calcext:value-type="float">
            <text:p>-7.09046100000008</text:p>
          </table:table-cell>
          <table:table-cell table:style-name="ce1" table:formula="of:=[.$C$2]+[.$E$1]*POWER([.A727];2)" office:value-type="float" office:value="4.87359669699999" calcext:value-type="float">
            <text:p>4.87359669699999</text:p>
          </table:table-cell>
          <table:table-cell table:number-columns-repeated="1020"/>
        </table:table-row>
        <table:table-row table:style-name="ro1">
          <table:table-cell table:style-name="ce1" table:formula="of:=[.A727]+[.$C$1]" office:value-type="float" office:value="0.724" calcext:value-type="float">
            <text:p>0.724</text:p>
          </table:table-cell>
          <table:table-cell table:style-name="ce1" table:formula="of:=[.$C$2]-(9.807*POWER([.A728];2))/2" office:value-type="float" office:value="7.429702984" calcext:value-type="float">
            <text:p>7.429702984</text:p>
          </table:table-cell>
          <table:table-cell table:style-name="ce1" table:formula="of:=[.C727]+([.A728]-[.A727])*[.$E$1]" office:value-type="float" office:value="-7.10026800000008" calcext:value-type="float">
            <text:p>-7.10026800000008</text:p>
          </table:table-cell>
          <table:table-cell table:style-name="ce1" table:formula="of:=[.$C$2]+[.$E$1]*POWER([.A728];2)" office:value-type="float" office:value="4.85940596799999" calcext:value-type="float">
            <text:p>4.85940596799999</text:p>
          </table:table-cell>
          <table:table-cell table:number-columns-repeated="1020"/>
        </table:table-row>
        <table:table-row table:style-name="ro1">
          <table:table-cell table:style-name="ce1" table:formula="of:=[.A728]+[.$C$1]" office:value-type="float" office:value="0.725000000000001" calcext:value-type="float">
            <text:p>0.725000000000001</text:p>
          </table:table-cell>
          <table:table-cell table:style-name="ce1" table:formula="of:=[.$C$2]-(9.807*POWER([.A729];2))/2" office:value-type="float" office:value="7.4225978125" calcext:value-type="float">
            <text:p>7.4225978125</text:p>
          </table:table-cell>
          <table:table-cell table:style-name="ce1" table:formula="of:=[.C728]+([.A729]-[.A728])*[.$E$1]" office:value-type="float" office:value="-7.11007500000008" calcext:value-type="float">
            <text:p>-7.11007500000008</text:p>
          </table:table-cell>
          <table:table-cell table:style-name="ce1" table:formula="of:=[.$C$2]+[.$E$1]*POWER([.A729];2)" office:value-type="float" office:value="4.84519562499999" calcext:value-type="float">
            <text:p>4.84519562499999</text:p>
          </table:table-cell>
          <table:table-cell table:number-columns-repeated="1020"/>
        </table:table-row>
        <table:table-row table:style-name="ro1">
          <table:table-cell table:style-name="ce1" table:formula="of:=[.A729]+[.$C$1]" office:value-type="float" office:value="0.726000000000001" calcext:value-type="float">
            <text:p>0.726000000000001</text:p>
          </table:table-cell>
          <table:table-cell table:style-name="ce1" table:formula="of:=[.$C$2]-(9.807*POWER([.A730];2))/2" office:value-type="float" office:value="7.415482834" calcext:value-type="float">
            <text:p>7.415482834</text:p>
          </table:table-cell>
          <table:table-cell table:style-name="ce1" table:formula="of:=[.C729]+([.A730]-[.A729])*[.$E$1]" office:value-type="float" office:value="-7.11988200000008" calcext:value-type="float">
            <text:p>-7.11988200000008</text:p>
          </table:table-cell>
          <table:table-cell table:style-name="ce1" table:formula="of:=[.$C$2]+[.$E$1]*POWER([.A730];2)" office:value-type="float" office:value="4.83096566799999" calcext:value-type="float">
            <text:p>4.83096566799999</text:p>
          </table:table-cell>
          <table:table-cell table:number-columns-repeated="1020"/>
        </table:table-row>
        <table:table-row table:style-name="ro1">
          <table:table-cell table:style-name="ce1" table:formula="of:=[.A730]+[.$C$1]" office:value-type="float" office:value="0.727000000000001" calcext:value-type="float">
            <text:p>0.727000000000001</text:p>
          </table:table-cell>
          <table:table-cell table:style-name="ce1" table:formula="of:=[.$C$2]-(9.807*POWER([.A731];2))/2" office:value-type="float" office:value="7.4083580485" calcext:value-type="float">
            <text:p>7.4083580485</text:p>
          </table:table-cell>
          <table:table-cell table:style-name="ce1" table:formula="of:=[.C730]+([.A731]-[.A730])*[.$E$1]" office:value-type="float" office:value="-7.12968900000008" calcext:value-type="float">
            <text:p>-7.12968900000008</text:p>
          </table:table-cell>
          <table:table-cell table:style-name="ce1" table:formula="of:=[.$C$2]+[.$E$1]*POWER([.A731];2)" office:value-type="float" office:value="4.81671609699999" calcext:value-type="float">
            <text:p>4.81671609699999</text:p>
          </table:table-cell>
          <table:table-cell table:number-columns-repeated="1020"/>
        </table:table-row>
        <table:table-row table:style-name="ro1">
          <table:table-cell table:style-name="ce1" table:formula="of:=[.A731]+[.$C$1]" office:value-type="float" office:value="0.728000000000001" calcext:value-type="float">
            <text:p>0.728000000000001</text:p>
          </table:table-cell>
          <table:table-cell table:style-name="ce1" table:formula="of:=[.$C$2]-(9.807*POWER([.A732];2))/2" office:value-type="float" office:value="7.401223456" calcext:value-type="float">
            <text:p>7.401223456</text:p>
          </table:table-cell>
          <table:table-cell table:style-name="ce1" table:formula="of:=[.C731]+([.A732]-[.A731])*[.$E$1]" office:value-type="float" office:value="-7.13949600000008" calcext:value-type="float">
            <text:p>-7.13949600000008</text:p>
          </table:table-cell>
          <table:table-cell table:style-name="ce1" table:formula="of:=[.$C$2]+[.$E$1]*POWER([.A732];2)" office:value-type="float" office:value="4.80244691199999" calcext:value-type="float">
            <text:p>4.80244691199999</text:p>
          </table:table-cell>
          <table:table-cell table:number-columns-repeated="1020"/>
        </table:table-row>
        <table:table-row table:style-name="ro1">
          <table:table-cell table:style-name="ce1" table:formula="of:=[.A732]+[.$C$1]" office:value-type="float" office:value="0.729000000000001" calcext:value-type="float">
            <text:p>0.729000000000001</text:p>
          </table:table-cell>
          <table:table-cell table:style-name="ce1" table:formula="of:=[.$C$2]-(9.807*POWER([.A733];2))/2" office:value-type="float" office:value="7.3940790565" calcext:value-type="float">
            <text:p>7.3940790565</text:p>
          </table:table-cell>
          <table:table-cell table:style-name="ce1" table:formula="of:=[.C732]+([.A733]-[.A732])*[.$E$1]" office:value-type="float" office:value="-7.14930300000008" calcext:value-type="float">
            <text:p>-7.14930300000008</text:p>
          </table:table-cell>
          <table:table-cell table:style-name="ce1" table:formula="of:=[.$C$2]+[.$E$1]*POWER([.A733];2)" office:value-type="float" office:value="4.78815811299999" calcext:value-type="float">
            <text:p>4.78815811299999</text:p>
          </table:table-cell>
          <table:table-cell table:number-columns-repeated="1020"/>
        </table:table-row>
        <table:table-row table:style-name="ro1">
          <table:table-cell table:style-name="ce1" table:formula="of:=[.A733]+[.$C$1]" office:value-type="float" office:value="0.730000000000001" calcext:value-type="float">
            <text:p>0.730000000000001</text:p>
          </table:table-cell>
          <table:table-cell table:style-name="ce1" table:formula="of:=[.$C$2]-(9.807*POWER([.A734];2))/2" office:value-type="float" office:value="7.38692485" calcext:value-type="float">
            <text:p>7.38692485</text:p>
          </table:table-cell>
          <table:table-cell table:style-name="ce1" table:formula="of:=[.C733]+([.A734]-[.A733])*[.$E$1]" office:value-type="float" office:value="-7.15911000000008" calcext:value-type="float">
            <text:p>-7.15911000000008</text:p>
          </table:table-cell>
          <table:table-cell table:style-name="ce1" table:formula="of:=[.$C$2]+[.$E$1]*POWER([.A734];2)" office:value-type="float" office:value="4.77384969999999" calcext:value-type="float">
            <text:p>4.77384969999999</text:p>
          </table:table-cell>
          <table:table-cell table:number-columns-repeated="1020"/>
        </table:table-row>
        <table:table-row table:style-name="ro1">
          <table:table-cell table:style-name="ce1" table:formula="of:=[.A734]+[.$C$1]" office:value-type="float" office:value="0.731000000000001" calcext:value-type="float">
            <text:p>0.731000000000001</text:p>
          </table:table-cell>
          <table:table-cell table:style-name="ce1" table:formula="of:=[.$C$2]-(9.807*POWER([.A735];2))/2" office:value-type="float" office:value="7.3797608365" calcext:value-type="float">
            <text:p>7.3797608365</text:p>
          </table:table-cell>
          <table:table-cell table:style-name="ce1" table:formula="of:=[.C734]+([.A735]-[.A734])*[.$E$1]" office:value-type="float" office:value="-7.16891700000008" calcext:value-type="float">
            <text:p>-7.16891700000008</text:p>
          </table:table-cell>
          <table:table-cell table:style-name="ce1" table:formula="of:=[.$C$2]+[.$E$1]*POWER([.A735];2)" office:value-type="float" office:value="4.75952167299999" calcext:value-type="float">
            <text:p>4.75952167299999</text:p>
          </table:table-cell>
          <table:table-cell table:number-columns-repeated="1020"/>
        </table:table-row>
        <table:table-row table:style-name="ro1">
          <table:table-cell table:style-name="ce1" table:formula="of:=[.A735]+[.$C$1]" office:value-type="float" office:value="0.732000000000001" calcext:value-type="float">
            <text:p>0.732000000000001</text:p>
          </table:table-cell>
          <table:table-cell table:style-name="ce1" table:formula="of:=[.$C$2]-(9.807*POWER([.A736];2))/2" office:value-type="float" office:value="7.372587016" calcext:value-type="float">
            <text:p>7.372587016</text:p>
          </table:table-cell>
          <table:table-cell table:style-name="ce1" table:formula="of:=[.C735]+([.A736]-[.A735])*[.$E$1]" office:value-type="float" office:value="-7.17872400000008" calcext:value-type="float">
            <text:p>-7.17872400000008</text:p>
          </table:table-cell>
          <table:table-cell table:style-name="ce1" table:formula="of:=[.$C$2]+[.$E$1]*POWER([.A736];2)" office:value-type="float" office:value="4.74517403199999" calcext:value-type="float">
            <text:p>4.74517403199999</text:p>
          </table:table-cell>
          <table:table-cell table:number-columns-repeated="1020"/>
        </table:table-row>
        <table:table-row table:style-name="ro1">
          <table:table-cell table:style-name="ce1" table:formula="of:=[.A736]+[.$C$1]" office:value-type="float" office:value="0.733000000000001" calcext:value-type="float">
            <text:p>0.733000000000001</text:p>
          </table:table-cell>
          <table:table-cell table:style-name="ce1" table:formula="of:=[.$C$2]-(9.807*POWER([.A737];2))/2" office:value-type="float" office:value="7.3654033885" calcext:value-type="float">
            <text:p>7.3654033885</text:p>
          </table:table-cell>
          <table:table-cell table:style-name="ce1" table:formula="of:=[.C736]+([.A737]-[.A736])*[.$E$1]" office:value-type="float" office:value="-7.18853100000008" calcext:value-type="float">
            <text:p>-7.18853100000008</text:p>
          </table:table-cell>
          <table:table-cell table:style-name="ce1" table:formula="of:=[.$C$2]+[.$E$1]*POWER([.A737];2)" office:value-type="float" office:value="4.73080677699999" calcext:value-type="float">
            <text:p>4.73080677699999</text:p>
          </table:table-cell>
          <table:table-cell table:number-columns-repeated="1020"/>
        </table:table-row>
        <table:table-row table:style-name="ro1">
          <table:table-cell table:style-name="ce1" table:formula="of:=[.A737]+[.$C$1]" office:value-type="float" office:value="0.734000000000001" calcext:value-type="float">
            <text:p>0.734000000000001</text:p>
          </table:table-cell>
          <table:table-cell table:style-name="ce1" table:formula="of:=[.$C$2]-(9.807*POWER([.A738];2))/2" office:value-type="float" office:value="7.358209954" calcext:value-type="float">
            <text:p>7.358209954</text:p>
          </table:table-cell>
          <table:table-cell table:style-name="ce1" table:formula="of:=[.C737]+([.A738]-[.A737])*[.$E$1]" office:value-type="float" office:value="-7.19833800000008" calcext:value-type="float">
            <text:p>-7.19833800000008</text:p>
          </table:table-cell>
          <table:table-cell table:style-name="ce1" table:formula="of:=[.$C$2]+[.$E$1]*POWER([.A738];2)" office:value-type="float" office:value="4.71641990799999" calcext:value-type="float">
            <text:p>4.71641990799999</text:p>
          </table:table-cell>
          <table:table-cell table:number-columns-repeated="1020"/>
        </table:table-row>
        <table:table-row table:style-name="ro1">
          <table:table-cell table:style-name="ce1" table:formula="of:=[.A738]+[.$C$1]" office:value-type="float" office:value="0.735000000000001" calcext:value-type="float">
            <text:p>0.735000000000001</text:p>
          </table:table-cell>
          <table:table-cell table:style-name="ce1" table:formula="of:=[.$C$2]-(9.807*POWER([.A739];2))/2" office:value-type="float" office:value="7.3510067125" calcext:value-type="float">
            <text:p>7.3510067125</text:p>
          </table:table-cell>
          <table:table-cell table:style-name="ce1" table:formula="of:=[.C738]+([.A739]-[.A738])*[.$E$1]" office:value-type="float" office:value="-7.20814500000008" calcext:value-type="float">
            <text:p>-7.20814500000008</text:p>
          </table:table-cell>
          <table:table-cell table:style-name="ce1" table:formula="of:=[.$C$2]+[.$E$1]*POWER([.A739];2)" office:value-type="float" office:value="4.70201342499999" calcext:value-type="float">
            <text:p>4.70201342499999</text:p>
          </table:table-cell>
          <table:table-cell table:number-columns-repeated="1020"/>
        </table:table-row>
        <table:table-row table:style-name="ro1">
          <table:table-cell table:style-name="ce1" table:formula="of:=[.A739]+[.$C$1]" office:value-type="float" office:value="0.736000000000001" calcext:value-type="float">
            <text:p>0.736000000000001</text:p>
          </table:table-cell>
          <table:table-cell table:style-name="ce1" table:formula="of:=[.$C$2]-(9.807*POWER([.A740];2))/2" office:value-type="float" office:value="7.343793664" calcext:value-type="float">
            <text:p>7.343793664</text:p>
          </table:table-cell>
          <table:table-cell table:style-name="ce1" table:formula="of:=[.C739]+([.A740]-[.A739])*[.$E$1]" office:value-type="float" office:value="-7.21795200000008" calcext:value-type="float">
            <text:p>-7.21795200000008</text:p>
          </table:table-cell>
          <table:table-cell table:style-name="ce1" table:formula="of:=[.$C$2]+[.$E$1]*POWER([.A740];2)" office:value-type="float" office:value="4.68758732799999" calcext:value-type="float">
            <text:p>4.68758732799999</text:p>
          </table:table-cell>
          <table:table-cell table:number-columns-repeated="1020"/>
        </table:table-row>
        <table:table-row table:style-name="ro1">
          <table:table-cell table:style-name="ce1" table:formula="of:=[.A740]+[.$C$1]" office:value-type="float" office:value="0.737000000000001" calcext:value-type="float">
            <text:p>0.737000000000001</text:p>
          </table:table-cell>
          <table:table-cell table:style-name="ce1" table:formula="of:=[.$C$2]-(9.807*POWER([.A741];2))/2" office:value-type="float" office:value="7.3365708085" calcext:value-type="float">
            <text:p>7.3365708085</text:p>
          </table:table-cell>
          <table:table-cell table:style-name="ce1" table:formula="of:=[.C740]+([.A741]-[.A740])*[.$E$1]" office:value-type="float" office:value="-7.22775900000008" calcext:value-type="float">
            <text:p>-7.22775900000008</text:p>
          </table:table-cell>
          <table:table-cell table:style-name="ce1" table:formula="of:=[.$C$2]+[.$E$1]*POWER([.A741];2)" office:value-type="float" office:value="4.67314161699999" calcext:value-type="float">
            <text:p>4.67314161699999</text:p>
          </table:table-cell>
          <table:table-cell table:number-columns-repeated="1020"/>
        </table:table-row>
        <table:table-row table:style-name="ro1">
          <table:table-cell table:style-name="ce1" table:formula="of:=[.A741]+[.$C$1]" office:value-type="float" office:value="0.738000000000001" calcext:value-type="float">
            <text:p>0.738000000000001</text:p>
          </table:table-cell>
          <table:table-cell table:style-name="ce1" table:formula="of:=[.$C$2]-(9.807*POWER([.A742];2))/2" office:value-type="float" office:value="7.329338146" calcext:value-type="float">
            <text:p>7.329338146</text:p>
          </table:table-cell>
          <table:table-cell table:style-name="ce1" table:formula="of:=[.C741]+([.A742]-[.A741])*[.$E$1]" office:value-type="float" office:value="-7.23756600000008" calcext:value-type="float">
            <text:p>-7.23756600000008</text:p>
          </table:table-cell>
          <table:table-cell table:style-name="ce1" table:formula="of:=[.$C$2]+[.$E$1]*POWER([.A742];2)" office:value-type="float" office:value="4.65867629199999" calcext:value-type="float">
            <text:p>4.65867629199999</text:p>
          </table:table-cell>
          <table:table-cell table:number-columns-repeated="1020"/>
        </table:table-row>
        <table:table-row table:style-name="ro1">
          <table:table-cell table:style-name="ce1" table:formula="of:=[.A742]+[.$C$1]" office:value-type="float" office:value="0.739000000000001" calcext:value-type="float">
            <text:p>0.739000000000001</text:p>
          </table:table-cell>
          <table:table-cell table:style-name="ce1" table:formula="of:=[.$C$2]-(9.807*POWER([.A743];2))/2" office:value-type="float" office:value="7.3220956765" calcext:value-type="float">
            <text:p>7.3220956765</text:p>
          </table:table-cell>
          <table:table-cell table:style-name="ce1" table:formula="of:=[.C742]+([.A743]-[.A742])*[.$E$1]" office:value-type="float" office:value="-7.24737300000008" calcext:value-type="float">
            <text:p>-7.24737300000008</text:p>
          </table:table-cell>
          <table:table-cell table:style-name="ce1" table:formula="of:=[.$C$2]+[.$E$1]*POWER([.A743];2)" office:value-type="float" office:value="4.64419135299999" calcext:value-type="float">
            <text:p>4.64419135299999</text:p>
          </table:table-cell>
          <table:table-cell table:number-columns-repeated="1020"/>
        </table:table-row>
        <table:table-row table:style-name="ro1">
          <table:table-cell table:style-name="ce1" table:formula="of:=[.A743]+[.$C$1]" office:value-type="float" office:value="0.740000000000001" calcext:value-type="float">
            <text:p>0.740000000000001</text:p>
          </table:table-cell>
          <table:table-cell table:style-name="ce1" table:formula="of:=[.$C$2]-(9.807*POWER([.A744];2))/2" office:value-type="float" office:value="7.3148434" calcext:value-type="float">
            <text:p>7.3148434</text:p>
          </table:table-cell>
          <table:table-cell table:style-name="ce1" table:formula="of:=[.C743]+([.A744]-[.A743])*[.$E$1]" office:value-type="float" office:value="-7.25718000000008" calcext:value-type="float">
            <text:p>-7.25718000000008</text:p>
          </table:table-cell>
          <table:table-cell table:style-name="ce1" table:formula="of:=[.$C$2]+[.$E$1]*POWER([.A744];2)" office:value-type="float" office:value="4.62968679999999" calcext:value-type="float">
            <text:p>4.62968679999999</text:p>
          </table:table-cell>
          <table:table-cell table:number-columns-repeated="1020"/>
        </table:table-row>
        <table:table-row table:style-name="ro1">
          <table:table-cell table:style-name="ce1" table:formula="of:=[.A744]+[.$C$1]" office:value-type="float" office:value="0.741000000000001" calcext:value-type="float">
            <text:p>0.741000000000001</text:p>
          </table:table-cell>
          <table:table-cell table:style-name="ce1" table:formula="of:=[.$C$2]-(9.807*POWER([.A745];2))/2" office:value-type="float" office:value="7.3075813165" calcext:value-type="float">
            <text:p>7.3075813165</text:p>
          </table:table-cell>
          <table:table-cell table:style-name="ce1" table:formula="of:=[.C744]+([.A745]-[.A744])*[.$E$1]" office:value-type="float" office:value="-7.26698700000008" calcext:value-type="float">
            <text:p>-7.26698700000008</text:p>
          </table:table-cell>
          <table:table-cell table:style-name="ce1" table:formula="of:=[.$C$2]+[.$E$1]*POWER([.A745];2)" office:value-type="float" office:value="4.61516263299999" calcext:value-type="float">
            <text:p>4.61516263299999</text:p>
          </table:table-cell>
          <table:table-cell table:number-columns-repeated="1020"/>
        </table:table-row>
        <table:table-row table:style-name="ro1">
          <table:table-cell table:style-name="ce1" table:formula="of:=[.A745]+[.$C$1]" office:value-type="float" office:value="0.742000000000001" calcext:value-type="float">
            <text:p>0.742000000000001</text:p>
          </table:table-cell>
          <table:table-cell table:style-name="ce1" table:formula="of:=[.$C$2]-(9.807*POWER([.A746];2))/2" office:value-type="float" office:value="7.300309426" calcext:value-type="float">
            <text:p>7.300309426</text:p>
          </table:table-cell>
          <table:table-cell table:style-name="ce1" table:formula="of:=[.C745]+([.A746]-[.A745])*[.$E$1]" office:value-type="float" office:value="-7.27679400000008" calcext:value-type="float">
            <text:p>-7.27679400000008</text:p>
          </table:table-cell>
          <table:table-cell table:style-name="ce1" table:formula="of:=[.$C$2]+[.$E$1]*POWER([.A746];2)" office:value-type="float" office:value="4.60061885199999" calcext:value-type="float">
            <text:p>4.60061885199999</text:p>
          </table:table-cell>
          <table:table-cell table:number-columns-repeated="1020"/>
        </table:table-row>
        <table:table-row table:style-name="ro1">
          <table:table-cell table:style-name="ce1" table:formula="of:=[.A746]+[.$C$1]" office:value-type="float" office:value="0.743000000000001" calcext:value-type="float">
            <text:p>0.743000000000001</text:p>
          </table:table-cell>
          <table:table-cell table:style-name="ce1" table:formula="of:=[.$C$2]-(9.807*POWER([.A747];2))/2" office:value-type="float" office:value="7.2930277285" calcext:value-type="float">
            <text:p>7.2930277285</text:p>
          </table:table-cell>
          <table:table-cell table:style-name="ce1" table:formula="of:=[.C746]+([.A747]-[.A746])*[.$E$1]" office:value-type="float" office:value="-7.28660100000008" calcext:value-type="float">
            <text:p>-7.28660100000008</text:p>
          </table:table-cell>
          <table:table-cell table:style-name="ce1" table:formula="of:=[.$C$2]+[.$E$1]*POWER([.A747];2)" office:value-type="float" office:value="4.58605545699999" calcext:value-type="float">
            <text:p>4.58605545699999</text:p>
          </table:table-cell>
          <table:table-cell table:number-columns-repeated="1020"/>
        </table:table-row>
        <table:table-row table:style-name="ro1">
          <table:table-cell table:style-name="ce1" table:formula="of:=[.A747]+[.$C$1]" office:value-type="float" office:value="0.744000000000001" calcext:value-type="float">
            <text:p>0.744000000000001</text:p>
          </table:table-cell>
          <table:table-cell table:style-name="ce1" table:formula="of:=[.$C$2]-(9.807*POWER([.A748];2))/2" office:value-type="float" office:value="7.285736224" calcext:value-type="float">
            <text:p>7.285736224</text:p>
          </table:table-cell>
          <table:table-cell table:style-name="ce1" table:formula="of:=[.C747]+([.A748]-[.A747])*[.$E$1]" office:value-type="float" office:value="-7.29640800000009" calcext:value-type="float">
            <text:p>-7.29640800000009</text:p>
          </table:table-cell>
          <table:table-cell table:style-name="ce1" table:formula="of:=[.$C$2]+[.$E$1]*POWER([.A748];2)" office:value-type="float" office:value="4.57147244799999" calcext:value-type="float">
            <text:p>4.57147244799999</text:p>
          </table:table-cell>
          <table:table-cell table:number-columns-repeated="1020"/>
        </table:table-row>
        <table:table-row table:style-name="ro1">
          <table:table-cell table:style-name="ce1" table:formula="of:=[.A748]+[.$C$1]" office:value-type="float" office:value="0.745000000000001" calcext:value-type="float">
            <text:p>0.745000000000001</text:p>
          </table:table-cell>
          <table:table-cell table:style-name="ce1" table:formula="of:=[.$C$2]-(9.807*POWER([.A749];2))/2" office:value-type="float" office:value="7.2784349125" calcext:value-type="float">
            <text:p>7.2784349125</text:p>
          </table:table-cell>
          <table:table-cell table:style-name="ce1" table:formula="of:=[.C748]+([.A749]-[.A748])*[.$E$1]" office:value-type="float" office:value="-7.30621500000009" calcext:value-type="float">
            <text:p>-7.30621500000009</text:p>
          </table:table-cell>
          <table:table-cell table:style-name="ce1" table:formula="of:=[.$C$2]+[.$E$1]*POWER([.A749];2)" office:value-type="float" office:value="4.55686982499999" calcext:value-type="float">
            <text:p>4.55686982499999</text:p>
          </table:table-cell>
          <table:table-cell table:number-columns-repeated="1020"/>
        </table:table-row>
        <table:table-row table:style-name="ro1">
          <table:table-cell table:style-name="ce1" table:formula="of:=[.A749]+[.$C$1]" office:value-type="float" office:value="0.746000000000001" calcext:value-type="float">
            <text:p>0.746000000000001</text:p>
          </table:table-cell>
          <table:table-cell table:style-name="ce1" table:formula="of:=[.$C$2]-(9.807*POWER([.A750];2))/2" office:value-type="float" office:value="7.271123794" calcext:value-type="float">
            <text:p>7.271123794</text:p>
          </table:table-cell>
          <table:table-cell table:style-name="ce1" table:formula="of:=[.C749]+([.A750]-[.A749])*[.$E$1]" office:value-type="float" office:value="-7.31602200000009" calcext:value-type="float">
            <text:p>-7.31602200000009</text:p>
          </table:table-cell>
          <table:table-cell table:style-name="ce1" table:formula="of:=[.$C$2]+[.$E$1]*POWER([.A750];2)" office:value-type="float" office:value="4.54224758799999" calcext:value-type="float">
            <text:p>4.54224758799999</text:p>
          </table:table-cell>
          <table:table-cell table:number-columns-repeated="1020"/>
        </table:table-row>
        <table:table-row table:style-name="ro1">
          <table:table-cell table:style-name="ce1" table:formula="of:=[.A750]+[.$C$1]" office:value-type="float" office:value="0.747000000000001" calcext:value-type="float">
            <text:p>0.747000000000001</text:p>
          </table:table-cell>
          <table:table-cell table:style-name="ce1" table:formula="of:=[.$C$2]-(9.807*POWER([.A751];2))/2" office:value-type="float" office:value="7.2638028685" calcext:value-type="float">
            <text:p>7.2638028685</text:p>
          </table:table-cell>
          <table:table-cell table:style-name="ce1" table:formula="of:=[.C750]+([.A751]-[.A750])*[.$E$1]" office:value-type="float" office:value="-7.32582900000009" calcext:value-type="float">
            <text:p>-7.32582900000009</text:p>
          </table:table-cell>
          <table:table-cell table:style-name="ce1" table:formula="of:=[.$C$2]+[.$E$1]*POWER([.A751];2)" office:value-type="float" office:value="4.52760573699999" calcext:value-type="float">
            <text:p>4.52760573699999</text:p>
          </table:table-cell>
          <table:table-cell table:number-columns-repeated="1020"/>
        </table:table-row>
        <table:table-row table:style-name="ro1">
          <table:table-cell table:style-name="ce1" table:formula="of:=[.A751]+[.$C$1]" office:value-type="float" office:value="0.748000000000001" calcext:value-type="float">
            <text:p>0.748000000000001</text:p>
          </table:table-cell>
          <table:table-cell table:style-name="ce1" table:formula="of:=[.$C$2]-(9.807*POWER([.A752];2))/2" office:value-type="float" office:value="7.256472136" calcext:value-type="float">
            <text:p>7.256472136</text:p>
          </table:table-cell>
          <table:table-cell table:style-name="ce1" table:formula="of:=[.C751]+([.A752]-[.A751])*[.$E$1]" office:value-type="float" office:value="-7.33563600000009" calcext:value-type="float">
            <text:p>-7.33563600000009</text:p>
          </table:table-cell>
          <table:table-cell table:style-name="ce1" table:formula="of:=[.$C$2]+[.$E$1]*POWER([.A752];2)" office:value-type="float" office:value="4.51294427199999" calcext:value-type="float">
            <text:p>4.51294427199999</text:p>
          </table:table-cell>
          <table:table-cell table:number-columns-repeated="1020"/>
        </table:table-row>
        <table:table-row table:style-name="ro1">
          <table:table-cell table:style-name="ce1" table:formula="of:=[.A752]+[.$C$1]" office:value-type="float" office:value="0.749000000000001" calcext:value-type="float">
            <text:p>0.749000000000001</text:p>
          </table:table-cell>
          <table:table-cell table:style-name="ce1" table:formula="of:=[.$C$2]-(9.807*POWER([.A753];2))/2" office:value-type="float" office:value="7.2491315965" calcext:value-type="float">
            <text:p>7.2491315965</text:p>
          </table:table-cell>
          <table:table-cell table:style-name="ce1" table:formula="of:=[.C752]+([.A753]-[.A752])*[.$E$1]" office:value-type="float" office:value="-7.34544300000009" calcext:value-type="float">
            <text:p>-7.34544300000009</text:p>
          </table:table-cell>
          <table:table-cell table:style-name="ce1" table:formula="of:=[.$C$2]+[.$E$1]*POWER([.A753];2)" office:value-type="float" office:value="4.49826319299999" calcext:value-type="float">
            <text:p>4.49826319299999</text:p>
          </table:table-cell>
          <table:table-cell table:number-columns-repeated="1020"/>
        </table:table-row>
        <table:table-row table:style-name="ro1">
          <table:table-cell table:style-name="ce1" table:formula="of:=[.A753]+[.$C$1]" office:value-type="float" office:value="0.750000000000001" calcext:value-type="float">
            <text:p>0.750000000000001</text:p>
          </table:table-cell>
          <table:table-cell table:style-name="ce1" table:formula="of:=[.$C$2]-(9.807*POWER([.A754];2))/2" office:value-type="float" office:value="7.24178125" calcext:value-type="float">
            <text:p>7.24178125</text:p>
          </table:table-cell>
          <table:table-cell table:style-name="ce1" table:formula="of:=[.C753]+([.A754]-[.A753])*[.$E$1]" office:value-type="float" office:value="-7.35525000000009" calcext:value-type="float">
            <text:p>-7.35525000000009</text:p>
          </table:table-cell>
          <table:table-cell table:style-name="ce1" table:formula="of:=[.$C$2]+[.$E$1]*POWER([.A754];2)" office:value-type="float" office:value="4.48356249999999" calcext:value-type="float">
            <text:p>4.48356249999999</text:p>
          </table:table-cell>
          <table:table-cell table:number-columns-repeated="1020"/>
        </table:table-row>
        <table:table-row table:style-name="ro1">
          <table:table-cell table:style-name="ce1" table:formula="of:=[.A754]+[.$C$1]" office:value-type="float" office:value="0.751000000000001" calcext:value-type="float">
            <text:p>0.751000000000001</text:p>
          </table:table-cell>
          <table:table-cell table:style-name="ce1" table:formula="of:=[.$C$2]-(9.807*POWER([.A755];2))/2" office:value-type="float" office:value="7.2344210965" calcext:value-type="float">
            <text:p>7.2344210965</text:p>
          </table:table-cell>
          <table:table-cell table:style-name="ce1" table:formula="of:=[.C754]+([.A755]-[.A754])*[.$E$1]" office:value-type="float" office:value="-7.36505700000009" calcext:value-type="float">
            <text:p>-7.36505700000009</text:p>
          </table:table-cell>
          <table:table-cell table:style-name="ce1" table:formula="of:=[.$C$2]+[.$E$1]*POWER([.A755];2)" office:value-type="float" office:value="4.46884219299999" calcext:value-type="float">
            <text:p>4.46884219299999</text:p>
          </table:table-cell>
          <table:table-cell table:number-columns-repeated="1020"/>
        </table:table-row>
        <table:table-row table:style-name="ro1">
          <table:table-cell table:style-name="ce1" table:formula="of:=[.A755]+[.$C$1]" office:value-type="float" office:value="0.752000000000001" calcext:value-type="float">
            <text:p>0.752000000000001</text:p>
          </table:table-cell>
          <table:table-cell table:style-name="ce1" table:formula="of:=[.$C$2]-(9.807*POWER([.A756];2))/2" office:value-type="float" office:value="7.227051136" calcext:value-type="float">
            <text:p>7.227051136</text:p>
          </table:table-cell>
          <table:table-cell table:style-name="ce1" table:formula="of:=[.C755]+([.A756]-[.A755])*[.$E$1]" office:value-type="float" office:value="-7.37486400000009" calcext:value-type="float">
            <text:p>-7.37486400000009</text:p>
          </table:table-cell>
          <table:table-cell table:style-name="ce1" table:formula="of:=[.$C$2]+[.$E$1]*POWER([.A756];2)" office:value-type="float" office:value="4.45410227199999" calcext:value-type="float">
            <text:p>4.45410227199999</text:p>
          </table:table-cell>
          <table:table-cell table:number-columns-repeated="1020"/>
        </table:table-row>
        <table:table-row table:style-name="ro1">
          <table:table-cell table:style-name="ce1" table:formula="of:=[.A756]+[.$C$1]" office:value-type="float" office:value="0.753000000000001" calcext:value-type="float">
            <text:p>0.753000000000001</text:p>
          </table:table-cell>
          <table:table-cell table:style-name="ce1" table:formula="of:=[.$C$2]-(9.807*POWER([.A757];2))/2" office:value-type="float" office:value="7.2196713685" calcext:value-type="float">
            <text:p>7.2196713685</text:p>
          </table:table-cell>
          <table:table-cell table:style-name="ce1" table:formula="of:=[.C756]+([.A757]-[.A756])*[.$E$1]" office:value-type="float" office:value="-7.38467100000009" calcext:value-type="float">
            <text:p>-7.38467100000009</text:p>
          </table:table-cell>
          <table:table-cell table:style-name="ce1" table:formula="of:=[.$C$2]+[.$E$1]*POWER([.A757];2)" office:value-type="float" office:value="4.43934273699999" calcext:value-type="float">
            <text:p>4.43934273699999</text:p>
          </table:table-cell>
          <table:table-cell table:number-columns-repeated="1020"/>
        </table:table-row>
        <table:table-row table:style-name="ro1">
          <table:table-cell table:style-name="ce1" table:formula="of:=[.A757]+[.$C$1]" office:value-type="float" office:value="0.754000000000001" calcext:value-type="float">
            <text:p>0.754000000000001</text:p>
          </table:table-cell>
          <table:table-cell table:style-name="ce1" table:formula="of:=[.$C$2]-(9.807*POWER([.A758];2))/2" office:value-type="float" office:value="7.212281794" calcext:value-type="float">
            <text:p>7.212281794</text:p>
          </table:table-cell>
          <table:table-cell table:style-name="ce1" table:formula="of:=[.C757]+([.A758]-[.A757])*[.$E$1]" office:value-type="float" office:value="-7.39447800000009" calcext:value-type="float">
            <text:p>-7.39447800000009</text:p>
          </table:table-cell>
          <table:table-cell table:style-name="ce1" table:formula="of:=[.$C$2]+[.$E$1]*POWER([.A758];2)" office:value-type="float" office:value="4.42456358799999" calcext:value-type="float">
            <text:p>4.42456358799999</text:p>
          </table:table-cell>
          <table:table-cell table:number-columns-repeated="1020"/>
        </table:table-row>
        <table:table-row table:style-name="ro1">
          <table:table-cell table:style-name="ce1" table:formula="of:=[.A758]+[.$C$1]" office:value-type="float" office:value="0.755000000000001" calcext:value-type="float">
            <text:p>0.755000000000001</text:p>
          </table:table-cell>
          <table:table-cell table:style-name="ce1" table:formula="of:=[.$C$2]-(9.807*POWER([.A759];2))/2" office:value-type="float" office:value="7.2048824125" calcext:value-type="float">
            <text:p>7.2048824125</text:p>
          </table:table-cell>
          <table:table-cell table:style-name="ce1" table:formula="of:=[.C758]+([.A759]-[.A758])*[.$E$1]" office:value-type="float" office:value="-7.40428500000009" calcext:value-type="float">
            <text:p>-7.40428500000009</text:p>
          </table:table-cell>
          <table:table-cell table:style-name="ce1" table:formula="of:=[.$C$2]+[.$E$1]*POWER([.A759];2)" office:value-type="float" office:value="4.40976482499999" calcext:value-type="float">
            <text:p>4.40976482499999</text:p>
          </table:table-cell>
          <table:table-cell table:number-columns-repeated="1020"/>
        </table:table-row>
        <table:table-row table:style-name="ro1">
          <table:table-cell table:style-name="ce1" table:formula="of:=[.A759]+[.$C$1]" office:value-type="float" office:value="0.756000000000001" calcext:value-type="float">
            <text:p>0.756000000000001</text:p>
          </table:table-cell>
          <table:table-cell table:style-name="ce1" table:formula="of:=[.$C$2]-(9.807*POWER([.A760];2))/2" office:value-type="float" office:value="7.197473224" calcext:value-type="float">
            <text:p>7.197473224</text:p>
          </table:table-cell>
          <table:table-cell table:style-name="ce1" table:formula="of:=[.C759]+([.A760]-[.A759])*[.$E$1]" office:value-type="float" office:value="-7.41409200000009" calcext:value-type="float">
            <text:p>-7.41409200000009</text:p>
          </table:table-cell>
          <table:table-cell table:style-name="ce1" table:formula="of:=[.$C$2]+[.$E$1]*POWER([.A760];2)" office:value-type="float" office:value="4.39494644799999" calcext:value-type="float">
            <text:p>4.39494644799999</text:p>
          </table:table-cell>
          <table:table-cell table:number-columns-repeated="1020"/>
        </table:table-row>
        <table:table-row table:style-name="ro1">
          <table:table-cell table:style-name="ce1" table:formula="of:=[.A760]+[.$C$1]" office:value-type="float" office:value="0.757000000000001" calcext:value-type="float">
            <text:p>0.757000000000001</text:p>
          </table:table-cell>
          <table:table-cell table:style-name="ce1" table:formula="of:=[.$C$2]-(9.807*POWER([.A761];2))/2" office:value-type="float" office:value="7.1900542285" calcext:value-type="float">
            <text:p>7.1900542285</text:p>
          </table:table-cell>
          <table:table-cell table:style-name="ce1" table:formula="of:=[.C760]+([.A761]-[.A760])*[.$E$1]" office:value-type="float" office:value="-7.42389900000009" calcext:value-type="float">
            <text:p>-7.42389900000009</text:p>
          </table:table-cell>
          <table:table-cell table:style-name="ce1" table:formula="of:=[.$C$2]+[.$E$1]*POWER([.A761];2)" office:value-type="float" office:value="4.38010845699999" calcext:value-type="float">
            <text:p>4.38010845699999</text:p>
          </table:table-cell>
          <table:table-cell table:number-columns-repeated="1020"/>
        </table:table-row>
        <table:table-row table:style-name="ro1">
          <table:table-cell table:style-name="ce1" table:formula="of:=[.A761]+[.$C$1]" office:value-type="float" office:value="0.758000000000001" calcext:value-type="float">
            <text:p>0.758000000000001</text:p>
          </table:table-cell>
          <table:table-cell table:style-name="ce1" table:formula="of:=[.$C$2]-(9.807*POWER([.A762];2))/2" office:value-type="float" office:value="7.182625426" calcext:value-type="float">
            <text:p>7.182625426</text:p>
          </table:table-cell>
          <table:table-cell table:style-name="ce1" table:formula="of:=[.C761]+([.A762]-[.A761])*[.$E$1]" office:value-type="float" office:value="-7.43370600000009" calcext:value-type="float">
            <text:p>-7.43370600000009</text:p>
          </table:table-cell>
          <table:table-cell table:style-name="ce1" table:formula="of:=[.$C$2]+[.$E$1]*POWER([.A762];2)" office:value-type="float" office:value="4.36525085199999" calcext:value-type="float">
            <text:p>4.36525085199999</text:p>
          </table:table-cell>
          <table:table-cell table:number-columns-repeated="1020"/>
        </table:table-row>
        <table:table-row table:style-name="ro1">
          <table:table-cell table:style-name="ce1" table:formula="of:=[.A762]+[.$C$1]" office:value-type="float" office:value="0.759000000000001" calcext:value-type="float">
            <text:p>0.759000000000001</text:p>
          </table:table-cell>
          <table:table-cell table:style-name="ce1" table:formula="of:=[.$C$2]-(9.807*POWER([.A763];2))/2" office:value-type="float" office:value="7.1751868165" calcext:value-type="float">
            <text:p>7.1751868165</text:p>
          </table:table-cell>
          <table:table-cell table:style-name="ce1" table:formula="of:=[.C762]+([.A763]-[.A762])*[.$E$1]" office:value-type="float" office:value="-7.44351300000009" calcext:value-type="float">
            <text:p>-7.44351300000009</text:p>
          </table:table-cell>
          <table:table-cell table:style-name="ce1" table:formula="of:=[.$C$2]+[.$E$1]*POWER([.A763];2)" office:value-type="float" office:value="4.35037363299999" calcext:value-type="float">
            <text:p>4.35037363299999</text:p>
          </table:table-cell>
          <table:table-cell table:number-columns-repeated="1020"/>
        </table:table-row>
        <table:table-row table:style-name="ro1">
          <table:table-cell table:style-name="ce1" table:formula="of:=[.A763]+[.$C$1]" office:value-type="float" office:value="0.760000000000001" calcext:value-type="float">
            <text:p>0.760000000000001</text:p>
          </table:table-cell>
          <table:table-cell table:style-name="ce1" table:formula="of:=[.$C$2]-(9.807*POWER([.A764];2))/2" office:value-type="float" office:value="7.1677384" calcext:value-type="float">
            <text:p>7.1677384</text:p>
          </table:table-cell>
          <table:table-cell table:style-name="ce1" table:formula="of:=[.C763]+([.A764]-[.A763])*[.$E$1]" office:value-type="float" office:value="-7.45332000000009" calcext:value-type="float">
            <text:p>-7.45332000000009</text:p>
          </table:table-cell>
          <table:table-cell table:style-name="ce1" table:formula="of:=[.$C$2]+[.$E$1]*POWER([.A764];2)" office:value-type="float" office:value="4.33547679999999" calcext:value-type="float">
            <text:p>4.33547679999999</text:p>
          </table:table-cell>
          <table:table-cell table:number-columns-repeated="1020"/>
        </table:table-row>
        <table:table-row table:style-name="ro1">
          <table:table-cell table:style-name="ce1" table:formula="of:=[.A764]+[.$C$1]" office:value-type="float" office:value="0.761000000000001" calcext:value-type="float">
            <text:p>0.761000000000001</text:p>
          </table:table-cell>
          <table:table-cell table:style-name="ce1" table:formula="of:=[.$C$2]-(9.807*POWER([.A765];2))/2" office:value-type="float" office:value="7.1602801765" calcext:value-type="float">
            <text:p>7.1602801765</text:p>
          </table:table-cell>
          <table:table-cell table:style-name="ce1" table:formula="of:=[.C764]+([.A765]-[.A764])*[.$E$1]" office:value-type="float" office:value="-7.46312700000009" calcext:value-type="float">
            <text:p>-7.46312700000009</text:p>
          </table:table-cell>
          <table:table-cell table:style-name="ce1" table:formula="of:=[.$C$2]+[.$E$1]*POWER([.A765];2)" office:value-type="float" office:value="4.32056035299999" calcext:value-type="float">
            <text:p>4.32056035299999</text:p>
          </table:table-cell>
          <table:table-cell table:number-columns-repeated="1020"/>
        </table:table-row>
        <table:table-row table:style-name="ro1">
          <table:table-cell table:style-name="ce1" table:formula="of:=[.A765]+[.$C$1]" office:value-type="float" office:value="0.762000000000001" calcext:value-type="float">
            <text:p>0.762000000000001</text:p>
          </table:table-cell>
          <table:table-cell table:style-name="ce1" table:formula="of:=[.$C$2]-(9.807*POWER([.A766];2))/2" office:value-type="float" office:value="7.152812146" calcext:value-type="float">
            <text:p>7.152812146</text:p>
          </table:table-cell>
          <table:table-cell table:style-name="ce1" table:formula="of:=[.C765]+([.A766]-[.A765])*[.$E$1]" office:value-type="float" office:value="-7.47293400000009" calcext:value-type="float">
            <text:p>-7.47293400000009</text:p>
          </table:table-cell>
          <table:table-cell table:style-name="ce1" table:formula="of:=[.$C$2]+[.$E$1]*POWER([.A766];2)" office:value-type="float" office:value="4.30562429199999" calcext:value-type="float">
            <text:p>4.30562429199999</text:p>
          </table:table-cell>
          <table:table-cell table:number-columns-repeated="1020"/>
        </table:table-row>
        <table:table-row table:style-name="ro1">
          <table:table-cell table:style-name="ce1" table:formula="of:=[.A766]+[.$C$1]" office:value-type="float" office:value="0.763000000000001" calcext:value-type="float">
            <text:p>0.763000000000001</text:p>
          </table:table-cell>
          <table:table-cell table:style-name="ce1" table:formula="of:=[.$C$2]-(9.807*POWER([.A767];2))/2" office:value-type="float" office:value="7.1453343085" calcext:value-type="float">
            <text:p>7.1453343085</text:p>
          </table:table-cell>
          <table:table-cell table:style-name="ce1" table:formula="of:=[.C766]+([.A767]-[.A766])*[.$E$1]" office:value-type="float" office:value="-7.48274100000009" calcext:value-type="float">
            <text:p>-7.48274100000009</text:p>
          </table:table-cell>
          <table:table-cell table:style-name="ce1" table:formula="of:=[.$C$2]+[.$E$1]*POWER([.A767];2)" office:value-type="float" office:value="4.29066861699999" calcext:value-type="float">
            <text:p>4.29066861699999</text:p>
          </table:table-cell>
          <table:table-cell table:number-columns-repeated="1020"/>
        </table:table-row>
        <table:table-row table:style-name="ro1">
          <table:table-cell table:style-name="ce1" table:formula="of:=[.A767]+[.$C$1]" office:value-type="float" office:value="0.764000000000001" calcext:value-type="float">
            <text:p>0.764000000000001</text:p>
          </table:table-cell>
          <table:table-cell table:style-name="ce1" table:formula="of:=[.$C$2]-(9.807*POWER([.A768];2))/2" office:value-type="float" office:value="7.137846664" calcext:value-type="float">
            <text:p>7.137846664</text:p>
          </table:table-cell>
          <table:table-cell table:style-name="ce1" table:formula="of:=[.C767]+([.A768]-[.A767])*[.$E$1]" office:value-type="float" office:value="-7.49254800000009" calcext:value-type="float">
            <text:p>-7.49254800000009</text:p>
          </table:table-cell>
          <table:table-cell table:style-name="ce1" table:formula="of:=[.$C$2]+[.$E$1]*POWER([.A768];2)" office:value-type="float" office:value="4.27569332799999" calcext:value-type="float">
            <text:p>4.27569332799999</text:p>
          </table:table-cell>
          <table:table-cell table:number-columns-repeated="1020"/>
        </table:table-row>
        <table:table-row table:style-name="ro1">
          <table:table-cell table:style-name="ce1" table:formula="of:=[.A768]+[.$C$1]" office:value-type="float" office:value="0.765000000000001" calcext:value-type="float">
            <text:p>0.765000000000001</text:p>
          </table:table-cell>
          <table:table-cell table:style-name="ce1" table:formula="of:=[.$C$2]-(9.807*POWER([.A769];2))/2" office:value-type="float" office:value="7.1303492125" calcext:value-type="float">
            <text:p>7.1303492125</text:p>
          </table:table-cell>
          <table:table-cell table:style-name="ce1" table:formula="of:=[.C768]+([.A769]-[.A768])*[.$E$1]" office:value-type="float" office:value="-7.50235500000009" calcext:value-type="float">
            <text:p>-7.50235500000009</text:p>
          </table:table-cell>
          <table:table-cell table:style-name="ce1" table:formula="of:=[.$C$2]+[.$E$1]*POWER([.A769];2)" office:value-type="float" office:value="4.26069842499999" calcext:value-type="float">
            <text:p>4.26069842499999</text:p>
          </table:table-cell>
          <table:table-cell table:number-columns-repeated="1020"/>
        </table:table-row>
        <table:table-row table:style-name="ro1">
          <table:table-cell table:style-name="ce1" table:formula="of:=[.A769]+[.$C$1]" office:value-type="float" office:value="0.766000000000001" calcext:value-type="float">
            <text:p>0.766000000000001</text:p>
          </table:table-cell>
          <table:table-cell table:style-name="ce1" table:formula="of:=[.$C$2]-(9.807*POWER([.A770];2))/2" office:value-type="float" office:value="7.122841954" calcext:value-type="float">
            <text:p>7.122841954</text:p>
          </table:table-cell>
          <table:table-cell table:style-name="ce1" table:formula="of:=[.C769]+([.A770]-[.A769])*[.$E$1]" office:value-type="float" office:value="-7.51216200000009" calcext:value-type="float">
            <text:p>-7.51216200000009</text:p>
          </table:table-cell>
          <table:table-cell table:style-name="ce1" table:formula="of:=[.$C$2]+[.$E$1]*POWER([.A770];2)" office:value-type="float" office:value="4.24568390799999" calcext:value-type="float">
            <text:p>4.24568390799999</text:p>
          </table:table-cell>
          <table:table-cell table:number-columns-repeated="1020"/>
        </table:table-row>
        <table:table-row table:style-name="ro1">
          <table:table-cell table:style-name="ce1" table:formula="of:=[.A770]+[.$C$1]" office:value-type="float" office:value="0.767000000000001" calcext:value-type="float">
            <text:p>0.767000000000001</text:p>
          </table:table-cell>
          <table:table-cell table:style-name="ce1" table:formula="of:=[.$C$2]-(9.807*POWER([.A771];2))/2" office:value-type="float" office:value="7.1153248885" calcext:value-type="float">
            <text:p>7.1153248885</text:p>
          </table:table-cell>
          <table:table-cell table:style-name="ce1" table:formula="of:=[.C770]+([.A771]-[.A770])*[.$E$1]" office:value-type="float" office:value="-7.52196900000009" calcext:value-type="float">
            <text:p>-7.52196900000009</text:p>
          </table:table-cell>
          <table:table-cell table:style-name="ce1" table:formula="of:=[.$C$2]+[.$E$1]*POWER([.A771];2)" office:value-type="float" office:value="4.23064977699999" calcext:value-type="float">
            <text:p>4.23064977699999</text:p>
          </table:table-cell>
          <table:table-cell table:number-columns-repeated="1020"/>
        </table:table-row>
        <table:table-row table:style-name="ro1">
          <table:table-cell table:style-name="ce1" table:formula="of:=[.A771]+[.$C$1]" office:value-type="float" office:value="0.768000000000001" calcext:value-type="float">
            <text:p>0.768000000000001</text:p>
          </table:table-cell>
          <table:table-cell table:style-name="ce1" table:formula="of:=[.$C$2]-(9.807*POWER([.A772];2))/2" office:value-type="float" office:value="7.107798016" calcext:value-type="float">
            <text:p>7.107798016</text:p>
          </table:table-cell>
          <table:table-cell table:style-name="ce1" table:formula="of:=[.C771]+([.A772]-[.A771])*[.$E$1]" office:value-type="float" office:value="-7.53177600000009" calcext:value-type="float">
            <text:p>-7.53177600000009</text:p>
          </table:table-cell>
          <table:table-cell table:style-name="ce1" table:formula="of:=[.$C$2]+[.$E$1]*POWER([.A772];2)" office:value-type="float" office:value="4.21559603199999" calcext:value-type="float">
            <text:p>4.21559603199999</text:p>
          </table:table-cell>
          <table:table-cell table:number-columns-repeated="1020"/>
        </table:table-row>
        <table:table-row table:style-name="ro1">
          <table:table-cell table:style-name="ce1" table:formula="of:=[.A772]+[.$C$1]" office:value-type="float" office:value="0.769000000000001" calcext:value-type="float">
            <text:p>0.769000000000001</text:p>
          </table:table-cell>
          <table:table-cell table:style-name="ce1" table:formula="of:=[.$C$2]-(9.807*POWER([.A773];2))/2" office:value-type="float" office:value="7.1002613365" calcext:value-type="float">
            <text:p>7.1002613365</text:p>
          </table:table-cell>
          <table:table-cell table:style-name="ce1" table:formula="of:=[.C772]+([.A773]-[.A772])*[.$E$1]" office:value-type="float" office:value="-7.54158300000009" calcext:value-type="float">
            <text:p>-7.54158300000009</text:p>
          </table:table-cell>
          <table:table-cell table:style-name="ce1" table:formula="of:=[.$C$2]+[.$E$1]*POWER([.A773];2)" office:value-type="float" office:value="4.20052267299999" calcext:value-type="float">
            <text:p>4.20052267299999</text:p>
          </table:table-cell>
          <table:table-cell table:number-columns-repeated="1020"/>
        </table:table-row>
        <table:table-row table:style-name="ro1">
          <table:table-cell table:style-name="ce1" table:formula="of:=[.A773]+[.$C$1]" office:value-type="float" office:value="0.770000000000001" calcext:value-type="float">
            <text:p>0.770000000000001</text:p>
          </table:table-cell>
          <table:table-cell table:style-name="ce1" table:formula="of:=[.$C$2]-(9.807*POWER([.A774];2))/2" office:value-type="float" office:value="7.09271485" calcext:value-type="float">
            <text:p>7.09271485</text:p>
          </table:table-cell>
          <table:table-cell table:style-name="ce1" table:formula="of:=[.C773]+([.A774]-[.A773])*[.$E$1]" office:value-type="float" office:value="-7.55139000000009" calcext:value-type="float">
            <text:p>-7.55139000000009</text:p>
          </table:table-cell>
          <table:table-cell table:style-name="ce1" table:formula="of:=[.$C$2]+[.$E$1]*POWER([.A774];2)" office:value-type="float" office:value="4.18542969999999" calcext:value-type="float">
            <text:p>4.18542969999999</text:p>
          </table:table-cell>
          <table:table-cell table:number-columns-repeated="1020"/>
        </table:table-row>
        <table:table-row table:style-name="ro1">
          <table:table-cell table:style-name="ce1" table:formula="of:=[.A774]+[.$C$1]" office:value-type="float" office:value="0.771000000000001" calcext:value-type="float">
            <text:p>0.771000000000001</text:p>
          </table:table-cell>
          <table:table-cell table:style-name="ce1" table:formula="of:=[.$C$2]-(9.807*POWER([.A775];2))/2" office:value-type="float" office:value="7.0851585565" calcext:value-type="float">
            <text:p>7.0851585565</text:p>
          </table:table-cell>
          <table:table-cell table:style-name="ce1" table:formula="of:=[.C774]+([.A775]-[.A774])*[.$E$1]" office:value-type="float" office:value="-7.56119700000009" calcext:value-type="float">
            <text:p>-7.56119700000009</text:p>
          </table:table-cell>
          <table:table-cell table:style-name="ce1" table:formula="of:=[.$C$2]+[.$E$1]*POWER([.A775];2)" office:value-type="float" office:value="4.17031711299999" calcext:value-type="float">
            <text:p>4.17031711299999</text:p>
          </table:table-cell>
          <table:table-cell table:number-columns-repeated="1020"/>
        </table:table-row>
        <table:table-row table:style-name="ro1">
          <table:table-cell table:style-name="ce1" table:formula="of:=[.A775]+[.$C$1]" office:value-type="float" office:value="0.772000000000001" calcext:value-type="float">
            <text:p>0.772000000000001</text:p>
          </table:table-cell>
          <table:table-cell table:style-name="ce1" table:formula="of:=[.$C$2]-(9.807*POWER([.A776];2))/2" office:value-type="float" office:value="7.077592456" calcext:value-type="float">
            <text:p>7.077592456</text:p>
          </table:table-cell>
          <table:table-cell table:style-name="ce1" table:formula="of:=[.C775]+([.A776]-[.A775])*[.$E$1]" office:value-type="float" office:value="-7.57100400000009" calcext:value-type="float">
            <text:p>-7.57100400000009</text:p>
          </table:table-cell>
          <table:table-cell table:style-name="ce1" table:formula="of:=[.$C$2]+[.$E$1]*POWER([.A776];2)" office:value-type="float" office:value="4.15518491199999" calcext:value-type="float">
            <text:p>4.15518491199999</text:p>
          </table:table-cell>
          <table:table-cell table:number-columns-repeated="1020"/>
        </table:table-row>
        <table:table-row table:style-name="ro1">
          <table:table-cell table:style-name="ce1" table:formula="of:=[.A776]+[.$C$1]" office:value-type="float" office:value="0.773000000000001" calcext:value-type="float">
            <text:p>0.773000000000001</text:p>
          </table:table-cell>
          <table:table-cell table:style-name="ce1" table:formula="of:=[.$C$2]-(9.807*POWER([.A777];2))/2" office:value-type="float" office:value="7.0700165485" calcext:value-type="float">
            <text:p>7.0700165485</text:p>
          </table:table-cell>
          <table:table-cell table:style-name="ce1" table:formula="of:=[.C776]+([.A777]-[.A776])*[.$E$1]" office:value-type="float" office:value="-7.5808110000001" calcext:value-type="float">
            <text:p>-7.5808110000001</text:p>
          </table:table-cell>
          <table:table-cell table:style-name="ce1" table:formula="of:=[.$C$2]+[.$E$1]*POWER([.A777];2)" office:value-type="float" office:value="4.14003309699999" calcext:value-type="float">
            <text:p>4.14003309699999</text:p>
          </table:table-cell>
          <table:table-cell table:number-columns-repeated="1020"/>
        </table:table-row>
        <table:table-row table:style-name="ro1">
          <table:table-cell table:style-name="ce1" table:formula="of:=[.A777]+[.$C$1]" office:value-type="float" office:value="0.774000000000001" calcext:value-type="float">
            <text:p>0.774000000000001</text:p>
          </table:table-cell>
          <table:table-cell table:style-name="ce1" table:formula="of:=[.$C$2]-(9.807*POWER([.A778];2))/2" office:value-type="float" office:value="7.062430834" calcext:value-type="float">
            <text:p>7.062430834</text:p>
          </table:table-cell>
          <table:table-cell table:style-name="ce1" table:formula="of:=[.C777]+([.A778]-[.A777])*[.$E$1]" office:value-type="float" office:value="-7.5906180000001" calcext:value-type="float">
            <text:p>-7.5906180000001</text:p>
          </table:table-cell>
          <table:table-cell table:style-name="ce1" table:formula="of:=[.$C$2]+[.$E$1]*POWER([.A778];2)" office:value-type="float" office:value="4.12486166799999" calcext:value-type="float">
            <text:p>4.12486166799999</text:p>
          </table:table-cell>
          <table:table-cell table:number-columns-repeated="1020"/>
        </table:table-row>
        <table:table-row table:style-name="ro1">
          <table:table-cell table:style-name="ce1" table:formula="of:=[.A778]+[.$C$1]" office:value-type="float" office:value="0.775000000000001" calcext:value-type="float">
            <text:p>0.775000000000001</text:p>
          </table:table-cell>
          <table:table-cell table:style-name="ce1" table:formula="of:=[.$C$2]-(9.807*POWER([.A779];2))/2" office:value-type="float" office:value="7.0548353125" calcext:value-type="float">
            <text:p>7.0548353125</text:p>
          </table:table-cell>
          <table:table-cell table:style-name="ce1" table:formula="of:=[.C778]+([.A779]-[.A778])*[.$E$1]" office:value-type="float" office:value="-7.6004250000001" calcext:value-type="float">
            <text:p>-7.6004250000001</text:p>
          </table:table-cell>
          <table:table-cell table:style-name="ce1" table:formula="of:=[.$C$2]+[.$E$1]*POWER([.A779];2)" office:value-type="float" office:value="4.10967062499999" calcext:value-type="float">
            <text:p>4.10967062499999</text:p>
          </table:table-cell>
          <table:table-cell table:number-columns-repeated="1020"/>
        </table:table-row>
        <table:table-row table:style-name="ro1">
          <table:table-cell table:style-name="ce1" table:formula="of:=[.A779]+[.$C$1]" office:value-type="float" office:value="0.776000000000001" calcext:value-type="float">
            <text:p>0.776000000000001</text:p>
          </table:table-cell>
          <table:table-cell table:style-name="ce1" table:formula="of:=[.$C$2]-(9.807*POWER([.A780];2))/2" office:value-type="float" office:value="7.047229984" calcext:value-type="float">
            <text:p>7.047229984</text:p>
          </table:table-cell>
          <table:table-cell table:style-name="ce1" table:formula="of:=[.C779]+([.A780]-[.A779])*[.$E$1]" office:value-type="float" office:value="-7.6102320000001" calcext:value-type="float">
            <text:p>-7.6102320000001</text:p>
          </table:table-cell>
          <table:table-cell table:style-name="ce1" table:formula="of:=[.$C$2]+[.$E$1]*POWER([.A780];2)" office:value-type="float" office:value="4.09445996799999" calcext:value-type="float">
            <text:p>4.09445996799999</text:p>
          </table:table-cell>
          <table:table-cell table:number-columns-repeated="1020"/>
        </table:table-row>
        <table:table-row table:style-name="ro1">
          <table:table-cell table:style-name="ce1" table:formula="of:=[.A780]+[.$C$1]" office:value-type="float" office:value="0.777000000000001" calcext:value-type="float">
            <text:p>0.777000000000001</text:p>
          </table:table-cell>
          <table:table-cell table:style-name="ce1" table:formula="of:=[.$C$2]-(9.807*POWER([.A781];2))/2" office:value-type="float" office:value="7.0396148485" calcext:value-type="float">
            <text:p>7.0396148485</text:p>
          </table:table-cell>
          <table:table-cell table:style-name="ce1" table:formula="of:=[.C780]+([.A781]-[.A780])*[.$E$1]" office:value-type="float" office:value="-7.6200390000001" calcext:value-type="float">
            <text:p>-7.6200390000001</text:p>
          </table:table-cell>
          <table:table-cell table:style-name="ce1" table:formula="of:=[.$C$2]+[.$E$1]*POWER([.A781];2)" office:value-type="float" office:value="4.07922969699999" calcext:value-type="float">
            <text:p>4.07922969699999</text:p>
          </table:table-cell>
          <table:table-cell table:number-columns-repeated="1020"/>
        </table:table-row>
        <table:table-row table:style-name="ro1">
          <table:table-cell table:style-name="ce1" table:formula="of:=[.A781]+[.$C$1]" office:value-type="float" office:value="0.778000000000001" calcext:value-type="float">
            <text:p>0.778000000000001</text:p>
          </table:table-cell>
          <table:table-cell table:style-name="ce1" table:formula="of:=[.$C$2]-(9.807*POWER([.A782];2))/2" office:value-type="float" office:value="7.031989906" calcext:value-type="float">
            <text:p>7.031989906</text:p>
          </table:table-cell>
          <table:table-cell table:style-name="ce1" table:formula="of:=[.C781]+([.A782]-[.A781])*[.$E$1]" office:value-type="float" office:value="-7.6298460000001" calcext:value-type="float">
            <text:p>-7.6298460000001</text:p>
          </table:table-cell>
          <table:table-cell table:style-name="ce1" table:formula="of:=[.$C$2]+[.$E$1]*POWER([.A782];2)" office:value-type="float" office:value="4.06397981199999" calcext:value-type="float">
            <text:p>4.06397981199999</text:p>
          </table:table-cell>
          <table:table-cell table:number-columns-repeated="1020"/>
        </table:table-row>
        <table:table-row table:style-name="ro1">
          <table:table-cell table:style-name="ce1" table:formula="of:=[.A782]+[.$C$1]" office:value-type="float" office:value="0.779000000000001" calcext:value-type="float">
            <text:p>0.779000000000001</text:p>
          </table:table-cell>
          <table:table-cell table:style-name="ce1" table:formula="of:=[.$C$2]-(9.807*POWER([.A783];2))/2" office:value-type="float" office:value="7.0243551565" calcext:value-type="float">
            <text:p>7.0243551565</text:p>
          </table:table-cell>
          <table:table-cell table:style-name="ce1" table:formula="of:=[.C782]+([.A783]-[.A782])*[.$E$1]" office:value-type="float" office:value="-7.6396530000001" calcext:value-type="float">
            <text:p>-7.6396530000001</text:p>
          </table:table-cell>
          <table:table-cell table:style-name="ce1" table:formula="of:=[.$C$2]+[.$E$1]*POWER([.A783];2)" office:value-type="float" office:value="4.04871031299999" calcext:value-type="float">
            <text:p>4.04871031299999</text:p>
          </table:table-cell>
          <table:table-cell table:number-columns-repeated="1020"/>
        </table:table-row>
        <table:table-row table:style-name="ro1">
          <table:table-cell table:style-name="ce1" table:formula="of:=[.A783]+[.$C$1]" office:value-type="float" office:value="0.780000000000001" calcext:value-type="float">
            <text:p>0.780000000000001</text:p>
          </table:table-cell>
          <table:table-cell table:style-name="ce1" table:formula="of:=[.$C$2]-(9.807*POWER([.A784];2))/2" office:value-type="float" office:value="7.0167106" calcext:value-type="float">
            <text:p>7.0167106</text:p>
          </table:table-cell>
          <table:table-cell table:style-name="ce1" table:formula="of:=[.C783]+([.A784]-[.A783])*[.$E$1]" office:value-type="float" office:value="-7.6494600000001" calcext:value-type="float">
            <text:p>-7.6494600000001</text:p>
          </table:table-cell>
          <table:table-cell table:style-name="ce1" table:formula="of:=[.$C$2]+[.$E$1]*POWER([.A784];2)" office:value-type="float" office:value="4.03342119999999" calcext:value-type="float">
            <text:p>4.03342119999999</text:p>
          </table:table-cell>
          <table:table-cell table:number-columns-repeated="1020"/>
        </table:table-row>
        <table:table-row table:style-name="ro1">
          <table:table-cell table:style-name="ce1" table:formula="of:=[.A784]+[.$C$1]" office:value-type="float" office:value="0.781000000000001" calcext:value-type="float">
            <text:p>0.781000000000001</text:p>
          </table:table-cell>
          <table:table-cell table:style-name="ce1" table:formula="of:=[.$C$2]-(9.807*POWER([.A785];2))/2" office:value-type="float" office:value="7.0090562365" calcext:value-type="float">
            <text:p>7.0090562365</text:p>
          </table:table-cell>
          <table:table-cell table:style-name="ce1" table:formula="of:=[.C784]+([.A785]-[.A784])*[.$E$1]" office:value-type="float" office:value="-7.6592670000001" calcext:value-type="float">
            <text:p>-7.6592670000001</text:p>
          </table:table-cell>
          <table:table-cell table:style-name="ce1" table:formula="of:=[.$C$2]+[.$E$1]*POWER([.A785];2)" office:value-type="float" office:value="4.01811247299999" calcext:value-type="float">
            <text:p>4.01811247299999</text:p>
          </table:table-cell>
          <table:table-cell table:number-columns-repeated="1020"/>
        </table:table-row>
        <table:table-row table:style-name="ro1">
          <table:table-cell table:style-name="ce1" table:formula="of:=[.A785]+[.$C$1]" office:value-type="float" office:value="0.782000000000001" calcext:value-type="float">
            <text:p>0.782000000000001</text:p>
          </table:table-cell>
          <table:table-cell table:style-name="ce1" table:formula="of:=[.$C$2]-(9.807*POWER([.A786];2))/2" office:value-type="float" office:value="7.001392066" calcext:value-type="float">
            <text:p>7.001392066</text:p>
          </table:table-cell>
          <table:table-cell table:style-name="ce1" table:formula="of:=[.C785]+([.A786]-[.A785])*[.$E$1]" office:value-type="float" office:value="-7.6690740000001" calcext:value-type="float">
            <text:p>-7.6690740000001</text:p>
          </table:table-cell>
          <table:table-cell table:style-name="ce1" table:formula="of:=[.$C$2]+[.$E$1]*POWER([.A786];2)" office:value-type="float" office:value="4.00278413199999" calcext:value-type="float">
            <text:p>4.00278413199999</text:p>
          </table:table-cell>
          <table:table-cell table:number-columns-repeated="1020"/>
        </table:table-row>
        <table:table-row table:style-name="ro1">
          <table:table-cell table:style-name="ce1" table:formula="of:=[.A786]+[.$C$1]" office:value-type="float" office:value="0.783000000000001" calcext:value-type="float">
            <text:p>0.783000000000001</text:p>
          </table:table-cell>
          <table:table-cell table:style-name="ce1" table:formula="of:=[.$C$2]-(9.807*POWER([.A787];2))/2" office:value-type="float" office:value="6.9937180885" calcext:value-type="float">
            <text:p>6.9937180885</text:p>
          </table:table-cell>
          <table:table-cell table:style-name="ce1" table:formula="of:=[.C786]+([.A787]-[.A786])*[.$E$1]" office:value-type="float" office:value="-7.6788810000001" calcext:value-type="float">
            <text:p>-7.6788810000001</text:p>
          </table:table-cell>
          <table:table-cell table:style-name="ce1" table:formula="of:=[.$C$2]+[.$E$1]*POWER([.A787];2)" office:value-type="float" office:value="3.98743617699999" calcext:value-type="float">
            <text:p>3.98743617699999</text:p>
          </table:table-cell>
          <table:table-cell table:number-columns-repeated="1020"/>
        </table:table-row>
        <table:table-row table:style-name="ro1">
          <table:table-cell table:style-name="ce1" table:formula="of:=[.A787]+[.$C$1]" office:value-type="float" office:value="0.784000000000001" calcext:value-type="float">
            <text:p>0.784000000000001</text:p>
          </table:table-cell>
          <table:table-cell table:style-name="ce1" table:formula="of:=[.$C$2]-(9.807*POWER([.A788];2))/2" office:value-type="float" office:value="6.986034304" calcext:value-type="float">
            <text:p>6.986034304</text:p>
          </table:table-cell>
          <table:table-cell table:style-name="ce1" table:formula="of:=[.C787]+([.A788]-[.A787])*[.$E$1]" office:value-type="float" office:value="-7.6886880000001" calcext:value-type="float">
            <text:p>-7.6886880000001</text:p>
          </table:table-cell>
          <table:table-cell table:style-name="ce1" table:formula="of:=[.$C$2]+[.$E$1]*POWER([.A788];2)" office:value-type="float" office:value="3.97206860799999" calcext:value-type="float">
            <text:p>3.97206860799999</text:p>
          </table:table-cell>
          <table:table-cell table:number-columns-repeated="1020"/>
        </table:table-row>
        <table:table-row table:style-name="ro1">
          <table:table-cell table:style-name="ce1" table:formula="of:=[.A788]+[.$C$1]" office:value-type="float" office:value="0.785000000000001" calcext:value-type="float">
            <text:p>0.785000000000001</text:p>
          </table:table-cell>
          <table:table-cell table:style-name="ce1" table:formula="of:=[.$C$2]-(9.807*POWER([.A789];2))/2" office:value-type="float" office:value="6.9783407125" calcext:value-type="float">
            <text:p>6.9783407125</text:p>
          </table:table-cell>
          <table:table-cell table:style-name="ce1" table:formula="of:=[.C788]+([.A789]-[.A788])*[.$E$1]" office:value-type="float" office:value="-7.6984950000001" calcext:value-type="float">
            <text:p>-7.6984950000001</text:p>
          </table:table-cell>
          <table:table-cell table:style-name="ce1" table:formula="of:=[.$C$2]+[.$E$1]*POWER([.A789];2)" office:value-type="float" office:value="3.95668142499999" calcext:value-type="float">
            <text:p>3.95668142499999</text:p>
          </table:table-cell>
          <table:table-cell table:number-columns-repeated="1020"/>
        </table:table-row>
        <table:table-row table:style-name="ro1">
          <table:table-cell table:style-name="ce1" table:formula="of:=[.A789]+[.$C$1]" office:value-type="float" office:value="0.786000000000001" calcext:value-type="float">
            <text:p>0.786000000000001</text:p>
          </table:table-cell>
          <table:table-cell table:style-name="ce1" table:formula="of:=[.$C$2]-(9.807*POWER([.A790];2))/2" office:value-type="float" office:value="6.970637314" calcext:value-type="float">
            <text:p>6.970637314</text:p>
          </table:table-cell>
          <table:table-cell table:style-name="ce1" table:formula="of:=[.C789]+([.A790]-[.A789])*[.$E$1]" office:value-type="float" office:value="-7.7083020000001" calcext:value-type="float">
            <text:p>-7.7083020000001</text:p>
          </table:table-cell>
          <table:table-cell table:style-name="ce1" table:formula="of:=[.$C$2]+[.$E$1]*POWER([.A790];2)" office:value-type="float" office:value="3.94127462799999" calcext:value-type="float">
            <text:p>3.94127462799999</text:p>
          </table:table-cell>
          <table:table-cell table:number-columns-repeated="1020"/>
        </table:table-row>
        <table:table-row table:style-name="ro1">
          <table:table-cell table:style-name="ce1" table:formula="of:=[.A790]+[.$C$1]" office:value-type="float" office:value="0.787000000000001" calcext:value-type="float">
            <text:p>0.787000000000001</text:p>
          </table:table-cell>
          <table:table-cell table:style-name="ce1" table:formula="of:=[.$C$2]-(9.807*POWER([.A791];2))/2" office:value-type="float" office:value="6.9629241085" calcext:value-type="float">
            <text:p>6.9629241085</text:p>
          </table:table-cell>
          <table:table-cell table:style-name="ce1" table:formula="of:=[.C790]+([.A791]-[.A790])*[.$E$1]" office:value-type="float" office:value="-7.7181090000001" calcext:value-type="float">
            <text:p>-7.7181090000001</text:p>
          </table:table-cell>
          <table:table-cell table:style-name="ce1" table:formula="of:=[.$C$2]+[.$E$1]*POWER([.A791];2)" office:value-type="float" office:value="3.92584821699999" calcext:value-type="float">
            <text:p>3.92584821699999</text:p>
          </table:table-cell>
          <table:table-cell table:number-columns-repeated="1020"/>
        </table:table-row>
        <table:table-row table:style-name="ro1">
          <table:table-cell table:style-name="ce1" table:formula="of:=[.A791]+[.$C$1]" office:value-type="float" office:value="0.788000000000001" calcext:value-type="float">
            <text:p>0.788000000000001</text:p>
          </table:table-cell>
          <table:table-cell table:style-name="ce1" table:formula="of:=[.$C$2]-(9.807*POWER([.A792];2))/2" office:value-type="float" office:value="6.955201096" calcext:value-type="float">
            <text:p>6.955201096</text:p>
          </table:table-cell>
          <table:table-cell table:style-name="ce1" table:formula="of:=[.C791]+([.A792]-[.A791])*[.$E$1]" office:value-type="float" office:value="-7.7279160000001" calcext:value-type="float">
            <text:p>-7.7279160000001</text:p>
          </table:table-cell>
          <table:table-cell table:style-name="ce1" table:formula="of:=[.$C$2]+[.$E$1]*POWER([.A792];2)" office:value-type="float" office:value="3.91040219199999" calcext:value-type="float">
            <text:p>3.91040219199999</text:p>
          </table:table-cell>
          <table:table-cell table:number-columns-repeated="1020"/>
        </table:table-row>
        <table:table-row table:style-name="ro1">
          <table:table-cell table:style-name="ce1" table:formula="of:=[.A792]+[.$C$1]" office:value-type="float" office:value="0.789000000000001" calcext:value-type="float">
            <text:p>0.789000000000001</text:p>
          </table:table-cell>
          <table:table-cell table:style-name="ce1" table:formula="of:=[.$C$2]-(9.807*POWER([.A793];2))/2" office:value-type="float" office:value="6.9474682765" calcext:value-type="float">
            <text:p>6.9474682765</text:p>
          </table:table-cell>
          <table:table-cell table:style-name="ce1" table:formula="of:=[.C792]+([.A793]-[.A792])*[.$E$1]" office:value-type="float" office:value="-7.7377230000001" calcext:value-type="float">
            <text:p>-7.7377230000001</text:p>
          </table:table-cell>
          <table:table-cell table:style-name="ce1" table:formula="of:=[.$C$2]+[.$E$1]*POWER([.A793];2)" office:value-type="float" office:value="3.89493655299999" calcext:value-type="float">
            <text:p>3.89493655299999</text:p>
          </table:table-cell>
          <table:table-cell table:number-columns-repeated="1020"/>
        </table:table-row>
        <table:table-row table:style-name="ro1">
          <table:table-cell table:style-name="ce1" table:formula="of:=[.A793]+[.$C$1]" office:value-type="float" office:value="0.790000000000001" calcext:value-type="float">
            <text:p>0.790000000000001</text:p>
          </table:table-cell>
          <table:table-cell table:style-name="ce1" table:formula="of:=[.$C$2]-(9.807*POWER([.A794];2))/2" office:value-type="float" office:value="6.93972564999999" calcext:value-type="float">
            <text:p>6.93972564999999</text:p>
          </table:table-cell>
          <table:table-cell table:style-name="ce1" table:formula="of:=[.C793]+([.A794]-[.A793])*[.$E$1]" office:value-type="float" office:value="-7.7475300000001" calcext:value-type="float">
            <text:p>-7.7475300000001</text:p>
          </table:table-cell>
          <table:table-cell table:style-name="ce1" table:formula="of:=[.$C$2]+[.$E$1]*POWER([.A794];2)" office:value-type="float" office:value="3.87945129999999" calcext:value-type="float">
            <text:p>3.87945129999999</text:p>
          </table:table-cell>
          <table:table-cell table:number-columns-repeated="1020"/>
        </table:table-row>
        <table:table-row table:style-name="ro1">
          <table:table-cell table:style-name="ce1" table:formula="of:=[.A794]+[.$C$1]" office:value-type="float" office:value="0.791000000000001" calcext:value-type="float">
            <text:p>0.791000000000001</text:p>
          </table:table-cell>
          <table:table-cell table:style-name="ce1" table:formula="of:=[.$C$2]-(9.807*POWER([.A795];2))/2" office:value-type="float" office:value="6.9319732165" calcext:value-type="float">
            <text:p>6.9319732165</text:p>
          </table:table-cell>
          <table:table-cell table:style-name="ce1" table:formula="of:=[.C794]+([.A795]-[.A794])*[.$E$1]" office:value-type="float" office:value="-7.7573370000001" calcext:value-type="float">
            <text:p>-7.7573370000001</text:p>
          </table:table-cell>
          <table:table-cell table:style-name="ce1" table:formula="of:=[.$C$2]+[.$E$1]*POWER([.A795];2)" office:value-type="float" office:value="3.86394643299999" calcext:value-type="float">
            <text:p>3.86394643299999</text:p>
          </table:table-cell>
          <table:table-cell table:number-columns-repeated="1020"/>
        </table:table-row>
        <table:table-row table:style-name="ro1">
          <table:table-cell table:style-name="ce1" table:formula="of:=[.A795]+[.$C$1]" office:value-type="float" office:value="0.792000000000001" calcext:value-type="float">
            <text:p>0.792000000000001</text:p>
          </table:table-cell>
          <table:table-cell table:style-name="ce1" table:formula="of:=[.$C$2]-(9.807*POWER([.A796];2))/2" office:value-type="float" office:value="6.924210976" calcext:value-type="float">
            <text:p>6.924210976</text:p>
          </table:table-cell>
          <table:table-cell table:style-name="ce1" table:formula="of:=[.C795]+([.A796]-[.A795])*[.$E$1]" office:value-type="float" office:value="-7.7671440000001" calcext:value-type="float">
            <text:p>-7.7671440000001</text:p>
          </table:table-cell>
          <table:table-cell table:style-name="ce1" table:formula="of:=[.$C$2]+[.$E$1]*POWER([.A796];2)" office:value-type="float" office:value="3.84842195199999" calcext:value-type="float">
            <text:p>3.84842195199999</text:p>
          </table:table-cell>
          <table:table-cell table:number-columns-repeated="1020"/>
        </table:table-row>
        <table:table-row table:style-name="ro1">
          <table:table-cell table:style-name="ce1" table:formula="of:=[.A796]+[.$C$1]" office:value-type="float" office:value="0.793000000000001" calcext:value-type="float">
            <text:p>0.793000000000001</text:p>
          </table:table-cell>
          <table:table-cell table:style-name="ce1" table:formula="of:=[.$C$2]-(9.807*POWER([.A797];2))/2" office:value-type="float" office:value="6.91643892849999" calcext:value-type="float">
            <text:p>6.91643892849999</text:p>
          </table:table-cell>
          <table:table-cell table:style-name="ce1" table:formula="of:=[.C796]+([.A797]-[.A796])*[.$E$1]" office:value-type="float" office:value="-7.7769510000001" calcext:value-type="float">
            <text:p>-7.7769510000001</text:p>
          </table:table-cell>
          <table:table-cell table:style-name="ce1" table:formula="of:=[.$C$2]+[.$E$1]*POWER([.A797];2)" office:value-type="float" office:value="3.83287785699999" calcext:value-type="float">
            <text:p>3.83287785699999</text:p>
          </table:table-cell>
          <table:table-cell table:number-columns-repeated="1020"/>
        </table:table-row>
        <table:table-row table:style-name="ro1">
          <table:table-cell table:style-name="ce1" table:formula="of:=[.A797]+[.$C$1]" office:value-type="float" office:value="0.794000000000001" calcext:value-type="float">
            <text:p>0.794000000000001</text:p>
          </table:table-cell>
          <table:table-cell table:style-name="ce1" table:formula="of:=[.$C$2]-(9.807*POWER([.A798];2))/2" office:value-type="float" office:value="6.908657074" calcext:value-type="float">
            <text:p>6.908657074</text:p>
          </table:table-cell>
          <table:table-cell table:style-name="ce1" table:formula="of:=[.C797]+([.A798]-[.A797])*[.$E$1]" office:value-type="float" office:value="-7.7867580000001" calcext:value-type="float">
            <text:p>-7.7867580000001</text:p>
          </table:table-cell>
          <table:table-cell table:style-name="ce1" table:formula="of:=[.$C$2]+[.$E$1]*POWER([.A798];2)" office:value-type="float" office:value="3.81731414799999" calcext:value-type="float">
            <text:p>3.81731414799999</text:p>
          </table:table-cell>
          <table:table-cell table:number-columns-repeated="1020"/>
        </table:table-row>
        <table:table-row table:style-name="ro1">
          <table:table-cell table:style-name="ce1" table:formula="of:=[.A798]+[.$C$1]" office:value-type="float" office:value="0.795000000000001" calcext:value-type="float">
            <text:p>0.795000000000001</text:p>
          </table:table-cell>
          <table:table-cell table:style-name="ce1" table:formula="of:=[.$C$2]-(9.807*POWER([.A799];2))/2" office:value-type="float" office:value="6.90086541249999" calcext:value-type="float">
            <text:p>6.90086541249999</text:p>
          </table:table-cell>
          <table:table-cell table:style-name="ce1" table:formula="of:=[.C798]+([.A799]-[.A798])*[.$E$1]" office:value-type="float" office:value="-7.7965650000001" calcext:value-type="float">
            <text:p>-7.7965650000001</text:p>
          </table:table-cell>
          <table:table-cell table:style-name="ce1" table:formula="of:=[.$C$2]+[.$E$1]*POWER([.A799];2)" office:value-type="float" office:value="3.80173082499999" calcext:value-type="float">
            <text:p>3.80173082499999</text:p>
          </table:table-cell>
          <table:table-cell table:number-columns-repeated="1020"/>
        </table:table-row>
        <table:table-row table:style-name="ro1">
          <table:table-cell table:style-name="ce1" table:formula="of:=[.A799]+[.$C$1]" office:value-type="float" office:value="0.796000000000001" calcext:value-type="float">
            <text:p>0.796000000000001</text:p>
          </table:table-cell>
          <table:table-cell table:style-name="ce1" table:formula="of:=[.$C$2]-(9.807*POWER([.A800];2))/2" office:value-type="float" office:value="6.893063944" calcext:value-type="float">
            <text:p>6.893063944</text:p>
          </table:table-cell>
          <table:table-cell table:style-name="ce1" table:formula="of:=[.C799]+([.A800]-[.A799])*[.$E$1]" office:value-type="float" office:value="-7.8063720000001" calcext:value-type="float">
            <text:p>-7.8063720000001</text:p>
          </table:table-cell>
          <table:table-cell table:style-name="ce1" table:formula="of:=[.$C$2]+[.$E$1]*POWER([.A800];2)" office:value-type="float" office:value="3.78612788799999" calcext:value-type="float">
            <text:p>3.78612788799999</text:p>
          </table:table-cell>
          <table:table-cell table:number-columns-repeated="1020"/>
        </table:table-row>
        <table:table-row table:style-name="ro1">
          <table:table-cell table:style-name="ce1" table:formula="of:=[.A800]+[.$C$1]" office:value-type="float" office:value="0.797000000000001" calcext:value-type="float">
            <text:p>0.797000000000001</text:p>
          </table:table-cell>
          <table:table-cell table:style-name="ce1" table:formula="of:=[.$C$2]-(9.807*POWER([.A801];2))/2" office:value-type="float" office:value="6.8852526685" calcext:value-type="float">
            <text:p>6.8852526685</text:p>
          </table:table-cell>
          <table:table-cell table:style-name="ce1" table:formula="of:=[.C800]+([.A801]-[.A800])*[.$E$1]" office:value-type="float" office:value="-7.8161790000001" calcext:value-type="float">
            <text:p>-7.8161790000001</text:p>
          </table:table-cell>
          <table:table-cell table:style-name="ce1" table:formula="of:=[.$C$2]+[.$E$1]*POWER([.A801];2)" office:value-type="float" office:value="3.77050533699999" calcext:value-type="float">
            <text:p>3.77050533699999</text:p>
          </table:table-cell>
          <table:table-cell table:number-columns-repeated="1020"/>
        </table:table-row>
        <table:table-row table:style-name="ro1">
          <table:table-cell table:style-name="ce1" table:formula="of:=[.A801]+[.$C$1]" office:value-type="float" office:value="0.798000000000001" calcext:value-type="float">
            <text:p>0.798000000000001</text:p>
          </table:table-cell>
          <table:table-cell table:style-name="ce1" table:formula="of:=[.$C$2]-(9.807*POWER([.A802];2))/2" office:value-type="float" office:value="6.877431586" calcext:value-type="float">
            <text:p>6.877431586</text:p>
          </table:table-cell>
          <table:table-cell table:style-name="ce1" table:formula="of:=[.C801]+([.A802]-[.A801])*[.$E$1]" office:value-type="float" office:value="-7.8259860000001" calcext:value-type="float">
            <text:p>-7.8259860000001</text:p>
          </table:table-cell>
          <table:table-cell table:style-name="ce1" table:formula="of:=[.$C$2]+[.$E$1]*POWER([.A802];2)" office:value-type="float" office:value="3.75486317199999" calcext:value-type="float">
            <text:p>3.75486317199999</text:p>
          </table:table-cell>
          <table:table-cell table:number-columns-repeated="1020"/>
        </table:table-row>
        <table:table-row table:style-name="ro1">
          <table:table-cell table:style-name="ce1" table:formula="of:=[.A802]+[.$C$1]" office:value-type="float" office:value="0.799000000000001" calcext:value-type="float">
            <text:p>0.799000000000001</text:p>
          </table:table-cell>
          <table:table-cell table:style-name="ce1" table:formula="of:=[.$C$2]-(9.807*POWER([.A803];2))/2" office:value-type="float" office:value="6.8696006965" calcext:value-type="float">
            <text:p>6.8696006965</text:p>
          </table:table-cell>
          <table:table-cell table:style-name="ce1" table:formula="of:=[.C802]+([.A803]-[.A802])*[.$E$1]" office:value-type="float" office:value="-7.8357930000001" calcext:value-type="float">
            <text:p>-7.8357930000001</text:p>
          </table:table-cell>
          <table:table-cell table:style-name="ce1" table:formula="of:=[.$C$2]+[.$E$1]*POWER([.A803];2)" office:value-type="float" office:value="3.73920139299999" calcext:value-type="float">
            <text:p>3.73920139299999</text:p>
          </table:table-cell>
          <table:table-cell table:number-columns-repeated="1020"/>
        </table:table-row>
        <table:table-row table:style-name="ro1">
          <table:table-cell table:style-name="ce1" table:formula="of:=[.A803]+[.$C$1]" office:value-type="float" office:value="0.800000000000001" calcext:value-type="float">
            <text:p>0.800000000000001</text:p>
          </table:table-cell>
          <table:table-cell table:style-name="ce1" table:formula="of:=[.$C$2]-(9.807*POWER([.A804];2))/2" office:value-type="float" office:value="6.86176" calcext:value-type="float">
            <text:p>6.86176</text:p>
          </table:table-cell>
          <table:table-cell table:style-name="ce1" table:formula="of:=[.C803]+([.A804]-[.A803])*[.$E$1]" office:value-type="float" office:value="-7.8456000000001" calcext:value-type="float">
            <text:p>-7.8456000000001</text:p>
          </table:table-cell>
          <table:table-cell table:style-name="ce1" table:formula="of:=[.$C$2]+[.$E$1]*POWER([.A804];2)" office:value-type="float" office:value="3.72351999999999" calcext:value-type="float">
            <text:p>3.72351999999999</text:p>
          </table:table-cell>
          <table:table-cell table:number-columns-repeated="1020"/>
        </table:table-row>
        <table:table-row table:style-name="ro1">
          <table:table-cell table:style-name="ce1" table:formula="of:=[.A804]+[.$C$1]" office:value-type="float" office:value="0.801000000000001" calcext:value-type="float">
            <text:p>0.801000000000001</text:p>
          </table:table-cell>
          <table:table-cell table:style-name="ce1" table:formula="of:=[.$C$2]-(9.807*POWER([.A805];2))/2" office:value-type="float" office:value="6.8539094965" calcext:value-type="float">
            <text:p>6.8539094965</text:p>
          </table:table-cell>
          <table:table-cell table:style-name="ce1" table:formula="of:=[.C804]+([.A805]-[.A804])*[.$E$1]" office:value-type="float" office:value="-7.8554070000001" calcext:value-type="float">
            <text:p>-7.8554070000001</text:p>
          </table:table-cell>
          <table:table-cell table:style-name="ce1" table:formula="of:=[.$C$2]+[.$E$1]*POWER([.A805];2)" office:value-type="float" office:value="3.70781899299999" calcext:value-type="float">
            <text:p>3.70781899299999</text:p>
          </table:table-cell>
          <table:table-cell table:number-columns-repeated="1020"/>
        </table:table-row>
        <table:table-row table:style-name="ro1">
          <table:table-cell table:style-name="ce1" table:formula="of:=[.A805]+[.$C$1]" office:value-type="float" office:value="0.802000000000001" calcext:value-type="float">
            <text:p>0.802000000000001</text:p>
          </table:table-cell>
          <table:table-cell table:style-name="ce1" table:formula="of:=[.$C$2]-(9.807*POWER([.A806];2))/2" office:value-type="float" office:value="6.846049186" calcext:value-type="float">
            <text:p>6.846049186</text:p>
          </table:table-cell>
          <table:table-cell table:style-name="ce1" table:formula="of:=[.C805]+([.A806]-[.A805])*[.$E$1]" office:value-type="float" office:value="-7.86521400000011" calcext:value-type="float">
            <text:p>-7.86521400000011</text:p>
          </table:table-cell>
          <table:table-cell table:style-name="ce1" table:formula="of:=[.$C$2]+[.$E$1]*POWER([.A806];2)" office:value-type="float" office:value="3.69209837199999" calcext:value-type="float">
            <text:p>3.69209837199999</text:p>
          </table:table-cell>
          <table:table-cell table:number-columns-repeated="1020"/>
        </table:table-row>
        <table:table-row table:style-name="ro1">
          <table:table-cell table:style-name="ce1" table:formula="of:=[.A806]+[.$C$1]" office:value-type="float" office:value="0.803000000000001" calcext:value-type="float">
            <text:p>0.803000000000001</text:p>
          </table:table-cell>
          <table:table-cell table:style-name="ce1" table:formula="of:=[.$C$2]-(9.807*POWER([.A807];2))/2" office:value-type="float" office:value="6.8381790685" calcext:value-type="float">
            <text:p>6.8381790685</text:p>
          </table:table-cell>
          <table:table-cell table:style-name="ce1" table:formula="of:=[.C806]+([.A807]-[.A806])*[.$E$1]" office:value-type="float" office:value="-7.87502100000011" calcext:value-type="float">
            <text:p>-7.87502100000011</text:p>
          </table:table-cell>
          <table:table-cell table:style-name="ce1" table:formula="of:=[.$C$2]+[.$E$1]*POWER([.A807];2)" office:value-type="float" office:value="3.67635813699999" calcext:value-type="float">
            <text:p>3.67635813699999</text:p>
          </table:table-cell>
          <table:table-cell table:number-columns-repeated="1020"/>
        </table:table-row>
        <table:table-row table:style-name="ro1">
          <table:table-cell table:style-name="ce1" table:formula="of:=[.A807]+[.$C$1]" office:value-type="float" office:value="0.804000000000001" calcext:value-type="float">
            <text:p>0.804000000000001</text:p>
          </table:table-cell>
          <table:table-cell table:style-name="ce1" table:formula="of:=[.$C$2]-(9.807*POWER([.A808];2))/2" office:value-type="float" office:value="6.830299144" calcext:value-type="float">
            <text:p>6.830299144</text:p>
          </table:table-cell>
          <table:table-cell table:style-name="ce1" table:formula="of:=[.C807]+([.A808]-[.A807])*[.$E$1]" office:value-type="float" office:value="-7.88482800000011" calcext:value-type="float">
            <text:p>-7.88482800000011</text:p>
          </table:table-cell>
          <table:table-cell table:style-name="ce1" table:formula="of:=[.$C$2]+[.$E$1]*POWER([.A808];2)" office:value-type="float" office:value="3.66059828799999" calcext:value-type="float">
            <text:p>3.66059828799999</text:p>
          </table:table-cell>
          <table:table-cell table:number-columns-repeated="1020"/>
        </table:table-row>
        <table:table-row table:style-name="ro1">
          <table:table-cell table:style-name="ce1" table:formula="of:=[.A808]+[.$C$1]" office:value-type="float" office:value="0.805000000000001" calcext:value-type="float">
            <text:p>0.805000000000001</text:p>
          </table:table-cell>
          <table:table-cell table:style-name="ce1" table:formula="of:=[.$C$2]-(9.807*POWER([.A809];2))/2" office:value-type="float" office:value="6.8224094125" calcext:value-type="float">
            <text:p>6.8224094125</text:p>
          </table:table-cell>
          <table:table-cell table:style-name="ce1" table:formula="of:=[.C808]+([.A809]-[.A808])*[.$E$1]" office:value-type="float" office:value="-7.89463500000011" calcext:value-type="float">
            <text:p>-7.89463500000011</text:p>
          </table:table-cell>
          <table:table-cell table:style-name="ce1" table:formula="of:=[.$C$2]+[.$E$1]*POWER([.A809];2)" office:value-type="float" office:value="3.64481882499999" calcext:value-type="float">
            <text:p>3.64481882499999</text:p>
          </table:table-cell>
          <table:table-cell table:number-columns-repeated="1020"/>
        </table:table-row>
        <table:table-row table:style-name="ro1">
          <table:table-cell table:style-name="ce1" table:formula="of:=[.A809]+[.$C$1]" office:value-type="float" office:value="0.806000000000001" calcext:value-type="float">
            <text:p>0.806000000000001</text:p>
          </table:table-cell>
          <table:table-cell table:style-name="ce1" table:formula="of:=[.$C$2]-(9.807*POWER([.A810];2))/2" office:value-type="float" office:value="6.814509874" calcext:value-type="float">
            <text:p>6.814509874</text:p>
          </table:table-cell>
          <table:table-cell table:style-name="ce1" table:formula="of:=[.C809]+([.A810]-[.A809])*[.$E$1]" office:value-type="float" office:value="-7.90444200000011" calcext:value-type="float">
            <text:p>-7.90444200000011</text:p>
          </table:table-cell>
          <table:table-cell table:style-name="ce1" table:formula="of:=[.$C$2]+[.$E$1]*POWER([.A810];2)" office:value-type="float" office:value="3.62901974799999" calcext:value-type="float">
            <text:p>3.62901974799999</text:p>
          </table:table-cell>
          <table:table-cell table:number-columns-repeated="1020"/>
        </table:table-row>
        <table:table-row table:style-name="ro1">
          <table:table-cell table:style-name="ce1" table:formula="of:=[.A810]+[.$C$1]" office:value-type="float" office:value="0.807000000000001" calcext:value-type="float">
            <text:p>0.807000000000001</text:p>
          </table:table-cell>
          <table:table-cell table:style-name="ce1" table:formula="of:=[.$C$2]-(9.807*POWER([.A811];2))/2" office:value-type="float" office:value="6.8066005285" calcext:value-type="float">
            <text:p>6.8066005285</text:p>
          </table:table-cell>
          <table:table-cell table:style-name="ce1" table:formula="of:=[.C810]+([.A811]-[.A810])*[.$E$1]" office:value-type="float" office:value="-7.91424900000011" calcext:value-type="float">
            <text:p>-7.91424900000011</text:p>
          </table:table-cell>
          <table:table-cell table:style-name="ce1" table:formula="of:=[.$C$2]+[.$E$1]*POWER([.A811];2)" office:value-type="float" office:value="3.61320105699999" calcext:value-type="float">
            <text:p>3.61320105699999</text:p>
          </table:table-cell>
          <table:table-cell table:number-columns-repeated="1020"/>
        </table:table-row>
        <table:table-row table:style-name="ro1">
          <table:table-cell table:style-name="ce1" table:formula="of:=[.A811]+[.$C$1]" office:value-type="float" office:value="0.808000000000001" calcext:value-type="float">
            <text:p>0.808000000000001</text:p>
          </table:table-cell>
          <table:table-cell table:style-name="ce1" table:formula="of:=[.$C$2]-(9.807*POWER([.A812];2))/2" office:value-type="float" office:value="6.798681376" calcext:value-type="float">
            <text:p>6.798681376</text:p>
          </table:table-cell>
          <table:table-cell table:style-name="ce1" table:formula="of:=[.C811]+([.A812]-[.A811])*[.$E$1]" office:value-type="float" office:value="-7.92405600000011" calcext:value-type="float">
            <text:p>-7.92405600000011</text:p>
          </table:table-cell>
          <table:table-cell table:style-name="ce1" table:formula="of:=[.$C$2]+[.$E$1]*POWER([.A812];2)" office:value-type="float" office:value="3.59736275199999" calcext:value-type="float">
            <text:p>3.59736275199999</text:p>
          </table:table-cell>
          <table:table-cell table:number-columns-repeated="1020"/>
        </table:table-row>
        <table:table-row table:style-name="ro1">
          <table:table-cell table:style-name="ce1" table:formula="of:=[.A812]+[.$C$1]" office:value-type="float" office:value="0.809000000000001" calcext:value-type="float">
            <text:p>0.809000000000001</text:p>
          </table:table-cell>
          <table:table-cell table:style-name="ce1" table:formula="of:=[.$C$2]-(9.807*POWER([.A813];2))/2" office:value-type="float" office:value="6.7907524165" calcext:value-type="float">
            <text:p>6.7907524165</text:p>
          </table:table-cell>
          <table:table-cell table:style-name="ce1" table:formula="of:=[.C812]+([.A813]-[.A812])*[.$E$1]" office:value-type="float" office:value="-7.93386300000011" calcext:value-type="float">
            <text:p>-7.93386300000011</text:p>
          </table:table-cell>
          <table:table-cell table:style-name="ce1" table:formula="of:=[.$C$2]+[.$E$1]*POWER([.A813];2)" office:value-type="float" office:value="3.58150483299999" calcext:value-type="float">
            <text:p>3.58150483299999</text:p>
          </table:table-cell>
          <table:table-cell table:number-columns-repeated="1020"/>
        </table:table-row>
        <table:table-row table:style-name="ro1">
          <table:table-cell table:style-name="ce1" table:formula="of:=[.A813]+[.$C$1]" office:value-type="float" office:value="0.810000000000001" calcext:value-type="float">
            <text:p>0.810000000000001</text:p>
          </table:table-cell>
          <table:table-cell table:style-name="ce1" table:formula="of:=[.$C$2]-(9.807*POWER([.A814];2))/2" office:value-type="float" office:value="6.78281364999999" calcext:value-type="float">
            <text:p>6.78281364999999</text:p>
          </table:table-cell>
          <table:table-cell table:style-name="ce1" table:formula="of:=[.C813]+([.A814]-[.A813])*[.$E$1]" office:value-type="float" office:value="-7.94367000000011" calcext:value-type="float">
            <text:p>-7.94367000000011</text:p>
          </table:table-cell>
          <table:table-cell table:style-name="ce1" table:formula="of:=[.$C$2]+[.$E$1]*POWER([.A814];2)" office:value-type="float" office:value="3.56562729999999" calcext:value-type="float">
            <text:p>3.56562729999999</text:p>
          </table:table-cell>
          <table:table-cell table:number-columns-repeated="1020"/>
        </table:table-row>
        <table:table-row table:style-name="ro1">
          <table:table-cell table:style-name="ce1" table:formula="of:=[.A814]+[.$C$1]" office:value-type="float" office:value="0.811000000000001" calcext:value-type="float">
            <text:p>0.811000000000001</text:p>
          </table:table-cell>
          <table:table-cell table:style-name="ce1" table:formula="of:=[.$C$2]-(9.807*POWER([.A815];2))/2" office:value-type="float" office:value="6.7748650765" calcext:value-type="float">
            <text:p>6.7748650765</text:p>
          </table:table-cell>
          <table:table-cell table:style-name="ce1" table:formula="of:=[.C814]+([.A815]-[.A814])*[.$E$1]" office:value-type="float" office:value="-7.95347700000011" calcext:value-type="float">
            <text:p>-7.95347700000011</text:p>
          </table:table-cell>
          <table:table-cell table:style-name="ce1" table:formula="of:=[.$C$2]+[.$E$1]*POWER([.A815];2)" office:value-type="float" office:value="3.54973015299999" calcext:value-type="float">
            <text:p>3.54973015299999</text:p>
          </table:table-cell>
          <table:table-cell table:number-columns-repeated="1020"/>
        </table:table-row>
        <table:table-row table:style-name="ro1">
          <table:table-cell table:style-name="ce1" table:formula="of:=[.A815]+[.$C$1]" office:value-type="float" office:value="0.812000000000001" calcext:value-type="float">
            <text:p>0.812000000000001</text:p>
          </table:table-cell>
          <table:table-cell table:style-name="ce1" table:formula="of:=[.$C$2]-(9.807*POWER([.A816];2))/2" office:value-type="float" office:value="6.76690669599999" calcext:value-type="float">
            <text:p>6.76690669599999</text:p>
          </table:table-cell>
          <table:table-cell table:style-name="ce1" table:formula="of:=[.C815]+([.A816]-[.A815])*[.$E$1]" office:value-type="float" office:value="-7.96328400000011" calcext:value-type="float">
            <text:p>-7.96328400000011</text:p>
          </table:table-cell>
          <table:table-cell table:style-name="ce1" table:formula="of:=[.$C$2]+[.$E$1]*POWER([.A816];2)" office:value-type="float" office:value="3.53381339199999" calcext:value-type="float">
            <text:p>3.53381339199999</text:p>
          </table:table-cell>
          <table:table-cell table:number-columns-repeated="1020"/>
        </table:table-row>
        <table:table-row table:style-name="ro1">
          <table:table-cell table:style-name="ce1" table:formula="of:=[.A816]+[.$C$1]" office:value-type="float" office:value="0.813000000000001" calcext:value-type="float">
            <text:p>0.813000000000001</text:p>
          </table:table-cell>
          <table:table-cell table:style-name="ce1" table:formula="of:=[.$C$2]-(9.807*POWER([.A817];2))/2" office:value-type="float" office:value="6.75893850849999" calcext:value-type="float">
            <text:p>6.75893850849999</text:p>
          </table:table-cell>
          <table:table-cell table:style-name="ce1" table:formula="of:=[.C816]+([.A817]-[.A816])*[.$E$1]" office:value-type="float" office:value="-7.97309100000011" calcext:value-type="float">
            <text:p>-7.97309100000011</text:p>
          </table:table-cell>
          <table:table-cell table:style-name="ce1" table:formula="of:=[.$C$2]+[.$E$1]*POWER([.A817];2)" office:value-type="float" office:value="3.51787701699999" calcext:value-type="float">
            <text:p>3.51787701699999</text:p>
          </table:table-cell>
          <table:table-cell table:number-columns-repeated="1020"/>
        </table:table-row>
        <table:table-row table:style-name="ro1">
          <table:table-cell table:style-name="ce1" table:formula="of:=[.A817]+[.$C$1]" office:value-type="float" office:value="0.814000000000001" calcext:value-type="float">
            <text:p>0.814000000000001</text:p>
          </table:table-cell>
          <table:table-cell table:style-name="ce1" table:formula="of:=[.$C$2]-(9.807*POWER([.A818];2))/2" office:value-type="float" office:value="6.750960514" calcext:value-type="float">
            <text:p>6.750960514</text:p>
          </table:table-cell>
          <table:table-cell table:style-name="ce1" table:formula="of:=[.C817]+([.A818]-[.A817])*[.$E$1]" office:value-type="float" office:value="-7.98289800000011" calcext:value-type="float">
            <text:p>-7.98289800000011</text:p>
          </table:table-cell>
          <table:table-cell table:style-name="ce1" table:formula="of:=[.$C$2]+[.$E$1]*POWER([.A818];2)" office:value-type="float" office:value="3.50192102799999" calcext:value-type="float">
            <text:p>3.50192102799999</text:p>
          </table:table-cell>
          <table:table-cell table:number-columns-repeated="1020"/>
        </table:table-row>
        <table:table-row table:style-name="ro1">
          <table:table-cell table:style-name="ce1" table:formula="of:=[.A818]+[.$C$1]" office:value-type="float" office:value="0.815000000000001" calcext:value-type="float">
            <text:p>0.815000000000001</text:p>
          </table:table-cell>
          <table:table-cell table:style-name="ce1" table:formula="of:=[.$C$2]-(9.807*POWER([.A819];2))/2" office:value-type="float" office:value="6.7429727125" calcext:value-type="float">
            <text:p>6.7429727125</text:p>
          </table:table-cell>
          <table:table-cell table:style-name="ce1" table:formula="of:=[.C818]+([.A819]-[.A818])*[.$E$1]" office:value-type="float" office:value="-7.99270500000011" calcext:value-type="float">
            <text:p>-7.99270500000011</text:p>
          </table:table-cell>
          <table:table-cell table:style-name="ce1" table:formula="of:=[.$C$2]+[.$E$1]*POWER([.A819];2)" office:value-type="float" office:value="3.48594542499999" calcext:value-type="float">
            <text:p>3.48594542499999</text:p>
          </table:table-cell>
          <table:table-cell table:number-columns-repeated="1020"/>
        </table:table-row>
        <table:table-row table:style-name="ro1">
          <table:table-cell table:style-name="ce1" table:formula="of:=[.A819]+[.$C$1]" office:value-type="float" office:value="0.816000000000001" calcext:value-type="float">
            <text:p>0.816000000000001</text:p>
          </table:table-cell>
          <table:table-cell table:style-name="ce1" table:formula="of:=[.$C$2]-(9.807*POWER([.A820];2))/2" office:value-type="float" office:value="6.734975104" calcext:value-type="float">
            <text:p>6.734975104</text:p>
          </table:table-cell>
          <table:table-cell table:style-name="ce1" table:formula="of:=[.C819]+([.A820]-[.A819])*[.$E$1]" office:value-type="float" office:value="-8.00251200000011" calcext:value-type="float">
            <text:p>-8.00251200000011</text:p>
          </table:table-cell>
          <table:table-cell table:style-name="ce1" table:formula="of:=[.$C$2]+[.$E$1]*POWER([.A820];2)" office:value-type="float" office:value="3.46995020799999" calcext:value-type="float">
            <text:p>3.46995020799999</text:p>
          </table:table-cell>
          <table:table-cell table:number-columns-repeated="1020"/>
        </table:table-row>
        <table:table-row table:style-name="ro1">
          <table:table-cell table:style-name="ce1" table:formula="of:=[.A820]+[.$C$1]" office:value-type="float" office:value="0.817000000000001" calcext:value-type="float">
            <text:p>0.817000000000001</text:p>
          </table:table-cell>
          <table:table-cell table:style-name="ce1" table:formula="of:=[.$C$2]-(9.807*POWER([.A821];2))/2" office:value-type="float" office:value="6.7269676885" calcext:value-type="float">
            <text:p>6.7269676885</text:p>
          </table:table-cell>
          <table:table-cell table:style-name="ce1" table:formula="of:=[.C820]+([.A821]-[.A820])*[.$E$1]" office:value-type="float" office:value="-8.01231900000011" calcext:value-type="float">
            <text:p>-8.01231900000011</text:p>
          </table:table-cell>
          <table:table-cell table:style-name="ce1" table:formula="of:=[.$C$2]+[.$E$1]*POWER([.A821];2)" office:value-type="float" office:value="3.45393537699999" calcext:value-type="float">
            <text:p>3.45393537699999</text:p>
          </table:table-cell>
          <table:table-cell table:number-columns-repeated="1020"/>
        </table:table-row>
        <table:table-row table:style-name="ro1">
          <table:table-cell table:style-name="ce1" table:formula="of:=[.A821]+[.$C$1]" office:value-type="float" office:value="0.818000000000001" calcext:value-type="float">
            <text:p>0.818000000000001</text:p>
          </table:table-cell>
          <table:table-cell table:style-name="ce1" table:formula="of:=[.$C$2]-(9.807*POWER([.A822];2))/2" office:value-type="float" office:value="6.71895046599999" calcext:value-type="float">
            <text:p>6.71895046599999</text:p>
          </table:table-cell>
          <table:table-cell table:style-name="ce1" table:formula="of:=[.C821]+([.A822]-[.A821])*[.$E$1]" office:value-type="float" office:value="-8.02212600000011" calcext:value-type="float">
            <text:p>-8.02212600000011</text:p>
          </table:table-cell>
          <table:table-cell table:style-name="ce1" table:formula="of:=[.$C$2]+[.$E$1]*POWER([.A822];2)" office:value-type="float" office:value="3.43790093199999" calcext:value-type="float">
            <text:p>3.43790093199999</text:p>
          </table:table-cell>
          <table:table-cell table:number-columns-repeated="1020"/>
        </table:table-row>
        <table:table-row table:style-name="ro1">
          <table:table-cell table:style-name="ce1" table:formula="of:=[.A822]+[.$C$1]" office:value-type="float" office:value="0.819000000000001" calcext:value-type="float">
            <text:p>0.819000000000001</text:p>
          </table:table-cell>
          <table:table-cell table:style-name="ce1" table:formula="of:=[.$C$2]-(9.807*POWER([.A823];2))/2" office:value-type="float" office:value="6.71092343649999" calcext:value-type="float">
            <text:p>6.71092343649999</text:p>
          </table:table-cell>
          <table:table-cell table:style-name="ce1" table:formula="of:=[.C822]+([.A823]-[.A822])*[.$E$1]" office:value-type="float" office:value="-8.03193300000011" calcext:value-type="float">
            <text:p>-8.03193300000011</text:p>
          </table:table-cell>
          <table:table-cell table:style-name="ce1" table:formula="of:=[.$C$2]+[.$E$1]*POWER([.A823];2)" office:value-type="float" office:value="3.42184687299999" calcext:value-type="float">
            <text:p>3.42184687299999</text:p>
          </table:table-cell>
          <table:table-cell table:number-columns-repeated="1020"/>
        </table:table-row>
        <table:table-row table:style-name="ro1">
          <table:table-cell table:style-name="ce1" table:formula="of:=[.A823]+[.$C$1]" office:value-type="float" office:value="0.820000000000001" calcext:value-type="float">
            <text:p>0.820000000000001</text:p>
          </table:table-cell>
          <table:table-cell table:style-name="ce1" table:formula="of:=[.$C$2]-(9.807*POWER([.A824];2))/2" office:value-type="float" office:value="6.7028866" calcext:value-type="float">
            <text:p>6.7028866</text:p>
          </table:table-cell>
          <table:table-cell table:style-name="ce1" table:formula="of:=[.C823]+([.A824]-[.A823])*[.$E$1]" office:value-type="float" office:value="-8.04174000000011" calcext:value-type="float">
            <text:p>-8.04174000000011</text:p>
          </table:table-cell>
          <table:table-cell table:style-name="ce1" table:formula="of:=[.$C$2]+[.$E$1]*POWER([.A824];2)" office:value-type="float" office:value="3.40577319999999" calcext:value-type="float">
            <text:p>3.40577319999999</text:p>
          </table:table-cell>
          <table:table-cell table:number-columns-repeated="1020"/>
        </table:table-row>
        <table:table-row table:style-name="ro1">
          <table:table-cell table:style-name="ce1" table:formula="of:=[.A824]+[.$C$1]" office:value-type="float" office:value="0.821000000000001" calcext:value-type="float">
            <text:p>0.821000000000001</text:p>
          </table:table-cell>
          <table:table-cell table:style-name="ce1" table:formula="of:=[.$C$2]-(9.807*POWER([.A825];2))/2" office:value-type="float" office:value="6.6948399565" calcext:value-type="float">
            <text:p>6.6948399565</text:p>
          </table:table-cell>
          <table:table-cell table:style-name="ce1" table:formula="of:=[.C824]+([.A825]-[.A824])*[.$E$1]" office:value-type="float" office:value="-8.05154700000011" calcext:value-type="float">
            <text:p>-8.05154700000011</text:p>
          </table:table-cell>
          <table:table-cell table:style-name="ce1" table:formula="of:=[.$C$2]+[.$E$1]*POWER([.A825];2)" office:value-type="float" office:value="3.38967991299999" calcext:value-type="float">
            <text:p>3.38967991299999</text:p>
          </table:table-cell>
          <table:table-cell table:number-columns-repeated="1020"/>
        </table:table-row>
        <table:table-row table:style-name="ro1">
          <table:table-cell table:style-name="ce1" table:formula="of:=[.A825]+[.$C$1]" office:value-type="float" office:value="0.822000000000001" calcext:value-type="float">
            <text:p>0.822000000000001</text:p>
          </table:table-cell>
          <table:table-cell table:style-name="ce1" table:formula="of:=[.$C$2]-(9.807*POWER([.A826];2))/2" office:value-type="float" office:value="6.68678350599999" calcext:value-type="float">
            <text:p>6.68678350599999</text:p>
          </table:table-cell>
          <table:table-cell table:style-name="ce1" table:formula="of:=[.C825]+([.A826]-[.A825])*[.$E$1]" office:value-type="float" office:value="-8.06135400000011" calcext:value-type="float">
            <text:p>-8.06135400000011</text:p>
          </table:table-cell>
          <table:table-cell table:style-name="ce1" table:formula="of:=[.$C$2]+[.$E$1]*POWER([.A826];2)" office:value-type="float" office:value="3.37356701199999" calcext:value-type="float">
            <text:p>3.37356701199999</text:p>
          </table:table-cell>
          <table:table-cell table:number-columns-repeated="1020"/>
        </table:table-row>
        <table:table-row table:style-name="ro1">
          <table:table-cell table:style-name="ce1" table:formula="of:=[.A826]+[.$C$1]" office:value-type="float" office:value="0.823000000000001" calcext:value-type="float">
            <text:p>0.823000000000001</text:p>
          </table:table-cell>
          <table:table-cell table:style-name="ce1" table:formula="of:=[.$C$2]-(9.807*POWER([.A827];2))/2" office:value-type="float" office:value="6.67871724849999" calcext:value-type="float">
            <text:p>6.67871724849999</text:p>
          </table:table-cell>
          <table:table-cell table:style-name="ce1" table:formula="of:=[.C826]+([.A827]-[.A826])*[.$E$1]" office:value-type="float" office:value="-8.07116100000011" calcext:value-type="float">
            <text:p>-8.07116100000011</text:p>
          </table:table-cell>
          <table:table-cell table:style-name="ce1" table:formula="of:=[.$C$2]+[.$E$1]*POWER([.A827];2)" office:value-type="float" office:value="3.35743449699999" calcext:value-type="float">
            <text:p>3.35743449699999</text:p>
          </table:table-cell>
          <table:table-cell table:number-columns-repeated="1020"/>
        </table:table-row>
        <table:table-row table:style-name="ro1">
          <table:table-cell table:style-name="ce1" table:formula="of:=[.A827]+[.$C$1]" office:value-type="float" office:value="0.824000000000001" calcext:value-type="float">
            <text:p>0.824000000000001</text:p>
          </table:table-cell>
          <table:table-cell table:style-name="ce1" table:formula="of:=[.$C$2]-(9.807*POWER([.A828];2))/2" office:value-type="float" office:value="6.670641184" calcext:value-type="float">
            <text:p>6.670641184</text:p>
          </table:table-cell>
          <table:table-cell table:style-name="ce1" table:formula="of:=[.C827]+([.A828]-[.A827])*[.$E$1]" office:value-type="float" office:value="-8.08096800000011" calcext:value-type="float">
            <text:p>-8.08096800000011</text:p>
          </table:table-cell>
          <table:table-cell table:style-name="ce1" table:formula="of:=[.$C$2]+[.$E$1]*POWER([.A828];2)" office:value-type="float" office:value="3.34128236799999" calcext:value-type="float">
            <text:p>3.34128236799999</text:p>
          </table:table-cell>
          <table:table-cell table:number-columns-repeated="1020"/>
        </table:table-row>
        <table:table-row table:style-name="ro1">
          <table:table-cell table:style-name="ce1" table:formula="of:=[.A828]+[.$C$1]" office:value-type="float" office:value="0.825000000000001" calcext:value-type="float">
            <text:p>0.825000000000001</text:p>
          </table:table-cell>
          <table:table-cell table:style-name="ce1" table:formula="of:=[.$C$2]-(9.807*POWER([.A829];2))/2" office:value-type="float" office:value="6.6625553125" calcext:value-type="float">
            <text:p>6.6625553125</text:p>
          </table:table-cell>
          <table:table-cell table:style-name="ce1" table:formula="of:=[.C828]+([.A829]-[.A828])*[.$E$1]" office:value-type="float" office:value="-8.09077500000011" calcext:value-type="float">
            <text:p>-8.09077500000011</text:p>
          </table:table-cell>
          <table:table-cell table:style-name="ce1" table:formula="of:=[.$C$2]+[.$E$1]*POWER([.A829];2)" office:value-type="float" office:value="3.32511062499999" calcext:value-type="float">
            <text:p>3.32511062499999</text:p>
          </table:table-cell>
          <table:table-cell table:number-columns-repeated="1020"/>
        </table:table-row>
        <table:table-row table:style-name="ro1">
          <table:table-cell table:style-name="ce1" table:formula="of:=[.A829]+[.$C$1]" office:value-type="float" office:value="0.826000000000001" calcext:value-type="float">
            <text:p>0.826000000000001</text:p>
          </table:table-cell>
          <table:table-cell table:style-name="ce1" table:formula="of:=[.$C$2]-(9.807*POWER([.A830];2))/2" office:value-type="float" office:value="6.654459634" calcext:value-type="float">
            <text:p>6.654459634</text:p>
          </table:table-cell>
          <table:table-cell table:style-name="ce1" table:formula="of:=[.C829]+([.A830]-[.A829])*[.$E$1]" office:value-type="float" office:value="-8.10058200000011" calcext:value-type="float">
            <text:p>-8.10058200000011</text:p>
          </table:table-cell>
          <table:table-cell table:style-name="ce1" table:formula="of:=[.$C$2]+[.$E$1]*POWER([.A830];2)" office:value-type="float" office:value="3.30891926799999" calcext:value-type="float">
            <text:p>3.30891926799999</text:p>
          </table:table-cell>
          <table:table-cell table:number-columns-repeated="1020"/>
        </table:table-row>
        <table:table-row table:style-name="ro1">
          <table:table-cell table:style-name="ce1" table:formula="of:=[.A830]+[.$C$1]" office:value-type="float" office:value="0.827000000000001" calcext:value-type="float">
            <text:p>0.827000000000001</text:p>
          </table:table-cell>
          <table:table-cell table:style-name="ce1" table:formula="of:=[.$C$2]-(9.807*POWER([.A831];2))/2" office:value-type="float" office:value="6.6463541485" calcext:value-type="float">
            <text:p>6.6463541485</text:p>
          </table:table-cell>
          <table:table-cell table:style-name="ce1" table:formula="of:=[.C830]+([.A831]-[.A830])*[.$E$1]" office:value-type="float" office:value="-8.11038900000011" calcext:value-type="float">
            <text:p>-8.11038900000011</text:p>
          </table:table-cell>
          <table:table-cell table:style-name="ce1" table:formula="of:=[.$C$2]+[.$E$1]*POWER([.A831];2)" office:value-type="float" office:value="3.29270829699999" calcext:value-type="float">
            <text:p>3.29270829699999</text:p>
          </table:table-cell>
          <table:table-cell table:number-columns-repeated="1020"/>
        </table:table-row>
        <table:table-row table:style-name="ro1">
          <table:table-cell table:style-name="ce1" table:formula="of:=[.A831]+[.$C$1]" office:value-type="float" office:value="0.828000000000001" calcext:value-type="float">
            <text:p>0.828000000000001</text:p>
          </table:table-cell>
          <table:table-cell table:style-name="ce1" table:formula="of:=[.$C$2]-(9.807*POWER([.A832];2))/2" office:value-type="float" office:value="6.638238856" calcext:value-type="float">
            <text:p>6.638238856</text:p>
          </table:table-cell>
          <table:table-cell table:style-name="ce1" table:formula="of:=[.C831]+([.A832]-[.A831])*[.$E$1]" office:value-type="float" office:value="-8.12019600000011" calcext:value-type="float">
            <text:p>-8.12019600000011</text:p>
          </table:table-cell>
          <table:table-cell table:style-name="ce1" table:formula="of:=[.$C$2]+[.$E$1]*POWER([.A832];2)" office:value-type="float" office:value="3.27647771199999" calcext:value-type="float">
            <text:p>3.27647771199999</text:p>
          </table:table-cell>
          <table:table-cell table:number-columns-repeated="1020"/>
        </table:table-row>
        <table:table-row table:style-name="ro1">
          <table:table-cell table:style-name="ce1" table:formula="of:=[.A832]+[.$C$1]" office:value-type="float" office:value="0.829000000000001" calcext:value-type="float">
            <text:p>0.829000000000001</text:p>
          </table:table-cell>
          <table:table-cell table:style-name="ce1" table:formula="of:=[.$C$2]-(9.807*POWER([.A833];2))/2" office:value-type="float" office:value="6.6301137565" calcext:value-type="float">
            <text:p>6.6301137565</text:p>
          </table:table-cell>
          <table:table-cell table:style-name="ce1" table:formula="of:=[.C832]+([.A833]-[.A832])*[.$E$1]" office:value-type="float" office:value="-8.13000300000011" calcext:value-type="float">
            <text:p>-8.13000300000011</text:p>
          </table:table-cell>
          <table:table-cell table:style-name="ce1" table:formula="of:=[.$C$2]+[.$E$1]*POWER([.A833];2)" office:value-type="float" office:value="3.26022751299999" calcext:value-type="float">
            <text:p>3.26022751299999</text:p>
          </table:table-cell>
          <table:table-cell table:number-columns-repeated="1020"/>
        </table:table-row>
        <table:table-row table:style-name="ro1">
          <table:table-cell table:style-name="ce1" table:formula="of:=[.A833]+[.$C$1]" office:value-type="float" office:value="0.830000000000001" calcext:value-type="float">
            <text:p>0.830000000000001</text:p>
          </table:table-cell>
          <table:table-cell table:style-name="ce1" table:formula="of:=[.$C$2]-(9.807*POWER([.A834];2))/2" office:value-type="float" office:value="6.62197884999999" calcext:value-type="float">
            <text:p>6.62197884999999</text:p>
          </table:table-cell>
          <table:table-cell table:style-name="ce1" table:formula="of:=[.C833]+([.A834]-[.A833])*[.$E$1]" office:value-type="float" office:value="-8.13981000000011" calcext:value-type="float">
            <text:p>-8.13981000000011</text:p>
          </table:table-cell>
          <table:table-cell table:style-name="ce1" table:formula="of:=[.$C$2]+[.$E$1]*POWER([.A834];2)" office:value-type="float" office:value="3.24395769999999" calcext:value-type="float">
            <text:p>3.24395769999999</text:p>
          </table:table-cell>
          <table:table-cell table:number-columns-repeated="1020"/>
        </table:table-row>
        <table:table-row table:style-name="ro1">
          <table:table-cell table:style-name="ce1" table:formula="of:=[.A834]+[.$C$1]" office:value-type="float" office:value="0.831000000000001" calcext:value-type="float">
            <text:p>0.831000000000001</text:p>
          </table:table-cell>
          <table:table-cell table:style-name="ce1" table:formula="of:=[.$C$2]-(9.807*POWER([.A835];2))/2" office:value-type="float" office:value="6.61383413649999" calcext:value-type="float">
            <text:p>6.61383413649999</text:p>
          </table:table-cell>
          <table:table-cell table:style-name="ce1" table:formula="of:=[.C834]+([.A835]-[.A834])*[.$E$1]" office:value-type="float" office:value="-8.14961700000012" calcext:value-type="float">
            <text:p>-8.14961700000012</text:p>
          </table:table-cell>
          <table:table-cell table:style-name="ce1" table:formula="of:=[.$C$2]+[.$E$1]*POWER([.A835];2)" office:value-type="float" office:value="3.22766827299999" calcext:value-type="float">
            <text:p>3.22766827299999</text:p>
          </table:table-cell>
          <table:table-cell table:number-columns-repeated="1020"/>
        </table:table-row>
        <table:table-row table:style-name="ro1">
          <table:table-cell table:style-name="ce1" table:formula="of:=[.A835]+[.$C$1]" office:value-type="float" office:value="0.832000000000001" calcext:value-type="float">
            <text:p>0.832000000000001</text:p>
          </table:table-cell>
          <table:table-cell table:style-name="ce1" table:formula="of:=[.$C$2]-(9.807*POWER([.A836];2))/2" office:value-type="float" office:value="6.60567961599999" calcext:value-type="float">
            <text:p>6.60567961599999</text:p>
          </table:table-cell>
          <table:table-cell table:style-name="ce1" table:formula="of:=[.C835]+([.A836]-[.A835])*[.$E$1]" office:value-type="float" office:value="-8.15942400000012" calcext:value-type="float">
            <text:p>-8.15942400000012</text:p>
          </table:table-cell>
          <table:table-cell table:style-name="ce1" table:formula="of:=[.$C$2]+[.$E$1]*POWER([.A836];2)" office:value-type="float" office:value="3.21135923199999" calcext:value-type="float">
            <text:p>3.21135923199999</text:p>
          </table:table-cell>
          <table:table-cell table:number-columns-repeated="1020"/>
        </table:table-row>
        <table:table-row table:style-name="ro1">
          <table:table-cell table:style-name="ce1" table:formula="of:=[.A836]+[.$C$1]" office:value-type="float" office:value="0.833000000000001" calcext:value-type="float">
            <text:p>0.833000000000001</text:p>
          </table:table-cell>
          <table:table-cell table:style-name="ce1" table:formula="of:=[.$C$2]-(9.807*POWER([.A837];2))/2" office:value-type="float" office:value="6.5975152885" calcext:value-type="float">
            <text:p>6.5975152885</text:p>
          </table:table-cell>
          <table:table-cell table:style-name="ce1" table:formula="of:=[.C836]+([.A837]-[.A836])*[.$E$1]" office:value-type="float" office:value="-8.16923100000012" calcext:value-type="float">
            <text:p>-8.16923100000012</text:p>
          </table:table-cell>
          <table:table-cell table:style-name="ce1" table:formula="of:=[.$C$2]+[.$E$1]*POWER([.A837];2)" office:value-type="float" office:value="3.19503057699999" calcext:value-type="float">
            <text:p>3.19503057699999</text:p>
          </table:table-cell>
          <table:table-cell table:number-columns-repeated="1020"/>
        </table:table-row>
        <table:table-row table:style-name="ro1">
          <table:table-cell table:style-name="ce1" table:formula="of:=[.A837]+[.$C$1]" office:value-type="float" office:value="0.834000000000001" calcext:value-type="float">
            <text:p>0.834000000000001</text:p>
          </table:table-cell>
          <table:table-cell table:style-name="ce1" table:formula="of:=[.$C$2]-(9.807*POWER([.A838];2))/2" office:value-type="float" office:value="6.58934115399999" calcext:value-type="float">
            <text:p>6.58934115399999</text:p>
          </table:table-cell>
          <table:table-cell table:style-name="ce1" table:formula="of:=[.C837]+([.A838]-[.A837])*[.$E$1]" office:value-type="float" office:value="-8.17903800000012" calcext:value-type="float">
            <text:p>-8.17903800000012</text:p>
          </table:table-cell>
          <table:table-cell table:style-name="ce1" table:formula="of:=[.$C$2]+[.$E$1]*POWER([.A838];2)" office:value-type="float" office:value="3.17868230799999" calcext:value-type="float">
            <text:p>3.17868230799999</text:p>
          </table:table-cell>
          <table:table-cell table:number-columns-repeated="1020"/>
        </table:table-row>
        <table:table-row table:style-name="ro1">
          <table:table-cell table:style-name="ce1" table:formula="of:=[.A838]+[.$C$1]" office:value-type="float" office:value="0.835000000000001" calcext:value-type="float">
            <text:p>0.835000000000001</text:p>
          </table:table-cell>
          <table:table-cell table:style-name="ce1" table:formula="of:=[.$C$2]-(9.807*POWER([.A839];2))/2" office:value-type="float" office:value="6.58115721249999" calcext:value-type="float">
            <text:p>6.58115721249999</text:p>
          </table:table-cell>
          <table:table-cell table:style-name="ce1" table:formula="of:=[.C838]+([.A839]-[.A838])*[.$E$1]" office:value-type="float" office:value="-8.18884500000012" calcext:value-type="float">
            <text:p>-8.18884500000012</text:p>
          </table:table-cell>
          <table:table-cell table:style-name="ce1" table:formula="of:=[.$C$2]+[.$E$1]*POWER([.A839];2)" office:value-type="float" office:value="3.16231442499999" calcext:value-type="float">
            <text:p>3.16231442499999</text:p>
          </table:table-cell>
          <table:table-cell table:number-columns-repeated="1020"/>
        </table:table-row>
        <table:table-row table:style-name="ro1">
          <table:table-cell table:style-name="ce1" table:formula="of:=[.A839]+[.$C$1]" office:value-type="float" office:value="0.836000000000001" calcext:value-type="float">
            <text:p>0.836000000000001</text:p>
          </table:table-cell>
          <table:table-cell table:style-name="ce1" table:formula="of:=[.$C$2]-(9.807*POWER([.A840];2))/2" office:value-type="float" office:value="6.57296346399999" calcext:value-type="float">
            <text:p>6.57296346399999</text:p>
          </table:table-cell>
          <table:table-cell table:style-name="ce1" table:formula="of:=[.C839]+([.A840]-[.A839])*[.$E$1]" office:value-type="float" office:value="-8.19865200000012" calcext:value-type="float">
            <text:p>-8.19865200000012</text:p>
          </table:table-cell>
          <table:table-cell table:style-name="ce1" table:formula="of:=[.$C$2]+[.$E$1]*POWER([.A840];2)" office:value-type="float" office:value="3.14592692799999" calcext:value-type="float">
            <text:p>3.14592692799999</text:p>
          </table:table-cell>
          <table:table-cell table:number-columns-repeated="1020"/>
        </table:table-row>
        <table:table-row table:style-name="ro1">
          <table:table-cell table:style-name="ce1" table:formula="of:=[.A840]+[.$C$1]" office:value-type="float" office:value="0.837000000000001" calcext:value-type="float">
            <text:p>0.837000000000001</text:p>
          </table:table-cell>
          <table:table-cell table:style-name="ce1" table:formula="of:=[.$C$2]-(9.807*POWER([.A841];2))/2" office:value-type="float" office:value="6.56475990849999" calcext:value-type="float">
            <text:p>6.56475990849999</text:p>
          </table:table-cell>
          <table:table-cell table:style-name="ce1" table:formula="of:=[.C840]+([.A841]-[.A840])*[.$E$1]" office:value-type="float" office:value="-8.20845900000012" calcext:value-type="float">
            <text:p>-8.20845900000012</text:p>
          </table:table-cell>
          <table:table-cell table:style-name="ce1" table:formula="of:=[.$C$2]+[.$E$1]*POWER([.A841];2)" office:value-type="float" office:value="3.12951981699999" calcext:value-type="float">
            <text:p>3.12951981699999</text:p>
          </table:table-cell>
          <table:table-cell table:number-columns-repeated="1020"/>
        </table:table-row>
        <table:table-row table:style-name="ro1">
          <table:table-cell table:style-name="ce1" table:formula="of:=[.A841]+[.$C$1]" office:value-type="float" office:value="0.838000000000001" calcext:value-type="float">
            <text:p>0.838000000000001</text:p>
          </table:table-cell>
          <table:table-cell table:style-name="ce1" table:formula="of:=[.$C$2]-(9.807*POWER([.A842];2))/2" office:value-type="float" office:value="6.55654654599999" calcext:value-type="float">
            <text:p>6.55654654599999</text:p>
          </table:table-cell>
          <table:table-cell table:style-name="ce1" table:formula="of:=[.C841]+([.A842]-[.A841])*[.$E$1]" office:value-type="float" office:value="-8.21826600000012" calcext:value-type="float">
            <text:p>-8.21826600000012</text:p>
          </table:table-cell>
          <table:table-cell table:style-name="ce1" table:formula="of:=[.$C$2]+[.$E$1]*POWER([.A842];2)" office:value-type="float" office:value="3.11309309199999" calcext:value-type="float">
            <text:p>3.11309309199999</text:p>
          </table:table-cell>
          <table:table-cell table:number-columns-repeated="1020"/>
        </table:table-row>
        <table:table-row table:style-name="ro1">
          <table:table-cell table:style-name="ce1" table:formula="of:=[.A842]+[.$C$1]" office:value-type="float" office:value="0.839000000000001" calcext:value-type="float">
            <text:p>0.839000000000001</text:p>
          </table:table-cell>
          <table:table-cell table:style-name="ce1" table:formula="of:=[.$C$2]-(9.807*POWER([.A843];2))/2" office:value-type="float" office:value="6.5483233765" calcext:value-type="float">
            <text:p>6.5483233765</text:p>
          </table:table-cell>
          <table:table-cell table:style-name="ce1" table:formula="of:=[.C842]+([.A843]-[.A842])*[.$E$1]" office:value-type="float" office:value="-8.22807300000012" calcext:value-type="float">
            <text:p>-8.22807300000012</text:p>
          </table:table-cell>
          <table:table-cell table:style-name="ce1" table:formula="of:=[.$C$2]+[.$E$1]*POWER([.A843];2)" office:value-type="float" office:value="3.09664675299999" calcext:value-type="float">
            <text:p>3.09664675299999</text:p>
          </table:table-cell>
          <table:table-cell table:number-columns-repeated="1020"/>
        </table:table-row>
        <table:table-row table:style-name="ro1">
          <table:table-cell table:style-name="ce1" table:formula="of:=[.A843]+[.$C$1]" office:value-type="float" office:value="0.840000000000001" calcext:value-type="float">
            <text:p>0.840000000000001</text:p>
          </table:table-cell>
          <table:table-cell table:style-name="ce1" table:formula="of:=[.$C$2]-(9.807*POWER([.A844];2))/2" office:value-type="float" office:value="6.54009039999999" calcext:value-type="float">
            <text:p>6.54009039999999</text:p>
          </table:table-cell>
          <table:table-cell table:style-name="ce1" table:formula="of:=[.C843]+([.A844]-[.A843])*[.$E$1]" office:value-type="float" office:value="-8.23788000000012" calcext:value-type="float">
            <text:p>-8.23788000000012</text:p>
          </table:table-cell>
          <table:table-cell table:style-name="ce1" table:formula="of:=[.$C$2]+[.$E$1]*POWER([.A844];2)" office:value-type="float" office:value="3.08018079999999" calcext:value-type="float">
            <text:p>3.08018079999999</text:p>
          </table:table-cell>
          <table:table-cell table:number-columns-repeated="1020"/>
        </table:table-row>
        <table:table-row table:style-name="ro1">
          <table:table-cell table:style-name="ce1" table:formula="of:=[.A844]+[.$C$1]" office:value-type="float" office:value="0.841000000000001" calcext:value-type="float">
            <text:p>0.841000000000001</text:p>
          </table:table-cell>
          <table:table-cell table:style-name="ce1" table:formula="of:=[.$C$2]-(9.807*POWER([.A845];2))/2" office:value-type="float" office:value="6.5318476165" calcext:value-type="float">
            <text:p>6.5318476165</text:p>
          </table:table-cell>
          <table:table-cell table:style-name="ce1" table:formula="of:=[.C844]+([.A845]-[.A844])*[.$E$1]" office:value-type="float" office:value="-8.24768700000012" calcext:value-type="float">
            <text:p>-8.24768700000012</text:p>
          </table:table-cell>
          <table:table-cell table:style-name="ce1" table:formula="of:=[.$C$2]+[.$E$1]*POWER([.A845];2)" office:value-type="float" office:value="3.06369523299999" calcext:value-type="float">
            <text:p>3.06369523299999</text:p>
          </table:table-cell>
          <table:table-cell table:number-columns-repeated="1020"/>
        </table:table-row>
        <table:table-row table:style-name="ro1">
          <table:table-cell table:style-name="ce1" table:formula="of:=[.A845]+[.$C$1]" office:value-type="float" office:value="0.842000000000001" calcext:value-type="float">
            <text:p>0.842000000000001</text:p>
          </table:table-cell>
          <table:table-cell table:style-name="ce1" table:formula="of:=[.$C$2]-(9.807*POWER([.A846];2))/2" office:value-type="float" office:value="6.523595026" calcext:value-type="float">
            <text:p>6.523595026</text:p>
          </table:table-cell>
          <table:table-cell table:style-name="ce1" table:formula="of:=[.C845]+([.A846]-[.A845])*[.$E$1]" office:value-type="float" office:value="-8.25749400000012" calcext:value-type="float">
            <text:p>-8.25749400000012</text:p>
          </table:table-cell>
          <table:table-cell table:style-name="ce1" table:formula="of:=[.$C$2]+[.$E$1]*POWER([.A846];2)" office:value-type="float" office:value="3.04719005199999" calcext:value-type="float">
            <text:p>3.04719005199999</text:p>
          </table:table-cell>
          <table:table-cell table:number-columns-repeated="1020"/>
        </table:table-row>
        <table:table-row table:style-name="ro1">
          <table:table-cell table:style-name="ce1" table:formula="of:=[.A846]+[.$C$1]" office:value-type="float" office:value="0.843000000000001" calcext:value-type="float">
            <text:p>0.843000000000001</text:p>
          </table:table-cell>
          <table:table-cell table:style-name="ce1" table:formula="of:=[.$C$2]-(9.807*POWER([.A847];2))/2" office:value-type="float" office:value="6.51533262849999" calcext:value-type="float">
            <text:p>6.51533262849999</text:p>
          </table:table-cell>
          <table:table-cell table:style-name="ce1" table:formula="of:=[.C846]+([.A847]-[.A846])*[.$E$1]" office:value-type="float" office:value="-8.26730100000012" calcext:value-type="float">
            <text:p>-8.26730100000012</text:p>
          </table:table-cell>
          <table:table-cell table:style-name="ce1" table:formula="of:=[.$C$2]+[.$E$1]*POWER([.A847];2)" office:value-type="float" office:value="3.03066525699999" calcext:value-type="float">
            <text:p>3.03066525699999</text:p>
          </table:table-cell>
          <table:table-cell table:number-columns-repeated="1020"/>
        </table:table-row>
        <table:table-row table:style-name="ro1">
          <table:table-cell table:style-name="ce1" table:formula="of:=[.A847]+[.$C$1]" office:value-type="float" office:value="0.844000000000001" calcext:value-type="float">
            <text:p>0.844000000000001</text:p>
          </table:table-cell>
          <table:table-cell table:style-name="ce1" table:formula="of:=[.$C$2]-(9.807*POWER([.A848];2))/2" office:value-type="float" office:value="6.507060424" calcext:value-type="float">
            <text:p>6.507060424</text:p>
          </table:table-cell>
          <table:table-cell table:style-name="ce1" table:formula="of:=[.C847]+([.A848]-[.A847])*[.$E$1]" office:value-type="float" office:value="-8.27710800000012" calcext:value-type="float">
            <text:p>-8.27710800000012</text:p>
          </table:table-cell>
          <table:table-cell table:style-name="ce1" table:formula="of:=[.$C$2]+[.$E$1]*POWER([.A848];2)" office:value-type="float" office:value="3.01412084799999" calcext:value-type="float">
            <text:p>3.01412084799999</text:p>
          </table:table-cell>
          <table:table-cell table:number-columns-repeated="1020"/>
        </table:table-row>
        <table:table-row table:style-name="ro1">
          <table:table-cell table:style-name="ce1" table:formula="of:=[.A848]+[.$C$1]" office:value-type="float" office:value="0.845000000000001" calcext:value-type="float">
            <text:p>0.845000000000001</text:p>
          </table:table-cell>
          <table:table-cell table:style-name="ce1" table:formula="of:=[.$C$2]-(9.807*POWER([.A849];2))/2" office:value-type="float" office:value="6.4987784125" calcext:value-type="float">
            <text:p>6.4987784125</text:p>
          </table:table-cell>
          <table:table-cell table:style-name="ce1" table:formula="of:=[.C848]+([.A849]-[.A848])*[.$E$1]" office:value-type="float" office:value="-8.28691500000012" calcext:value-type="float">
            <text:p>-8.28691500000012</text:p>
          </table:table-cell>
          <table:table-cell table:style-name="ce1" table:formula="of:=[.$C$2]+[.$E$1]*POWER([.A849];2)" office:value-type="float" office:value="2.99755682499999" calcext:value-type="float">
            <text:p>2.99755682499999</text:p>
          </table:table-cell>
          <table:table-cell table:number-columns-repeated="1020"/>
        </table:table-row>
        <table:table-row table:style-name="ro1">
          <table:table-cell table:style-name="ce1" table:formula="of:=[.A849]+[.$C$1]" office:value-type="float" office:value="0.846000000000001" calcext:value-type="float">
            <text:p>0.846000000000001</text:p>
          </table:table-cell>
          <table:table-cell table:style-name="ce1" table:formula="of:=[.$C$2]-(9.807*POWER([.A850];2))/2" office:value-type="float" office:value="6.490486594" calcext:value-type="float">
            <text:p>6.490486594</text:p>
          </table:table-cell>
          <table:table-cell table:style-name="ce1" table:formula="of:=[.C849]+([.A850]-[.A849])*[.$E$1]" office:value-type="float" office:value="-8.29672200000012" calcext:value-type="float">
            <text:p>-8.29672200000012</text:p>
          </table:table-cell>
          <table:table-cell table:style-name="ce1" table:formula="of:=[.$C$2]+[.$E$1]*POWER([.A850];2)" office:value-type="float" office:value="2.98097318799999" calcext:value-type="float">
            <text:p>2.98097318799999</text:p>
          </table:table-cell>
          <table:table-cell table:number-columns-repeated="1020"/>
        </table:table-row>
        <table:table-row table:style-name="ro1">
          <table:table-cell table:style-name="ce1" table:formula="of:=[.A850]+[.$C$1]" office:value-type="float" office:value="0.847000000000001" calcext:value-type="float">
            <text:p>0.847000000000001</text:p>
          </table:table-cell>
          <table:table-cell table:style-name="ce1" table:formula="of:=[.$C$2]-(9.807*POWER([.A851];2))/2" office:value-type="float" office:value="6.4821849685" calcext:value-type="float">
            <text:p>6.4821849685</text:p>
          </table:table-cell>
          <table:table-cell table:style-name="ce1" table:formula="of:=[.C850]+([.A851]-[.A850])*[.$E$1]" office:value-type="float" office:value="-8.30652900000012" calcext:value-type="float">
            <text:p>-8.30652900000012</text:p>
          </table:table-cell>
          <table:table-cell table:style-name="ce1" table:formula="of:=[.$C$2]+[.$E$1]*POWER([.A851];2)" office:value-type="float" office:value="2.96436993699999" calcext:value-type="float">
            <text:p>2.96436993699999</text:p>
          </table:table-cell>
          <table:table-cell table:number-columns-repeated="1020"/>
        </table:table-row>
        <table:table-row table:style-name="ro1">
          <table:table-cell table:style-name="ce1" table:formula="of:=[.A851]+[.$C$1]" office:value-type="float" office:value="0.848000000000001" calcext:value-type="float">
            <text:p>0.848000000000001</text:p>
          </table:table-cell>
          <table:table-cell table:style-name="ce1" table:formula="of:=[.$C$2]-(9.807*POWER([.A852];2))/2" office:value-type="float" office:value="6.47387353599999" calcext:value-type="float">
            <text:p>6.47387353599999</text:p>
          </table:table-cell>
          <table:table-cell table:style-name="ce1" table:formula="of:=[.C851]+([.A852]-[.A851])*[.$E$1]" office:value-type="float" office:value="-8.31633600000012" calcext:value-type="float">
            <text:p>-8.31633600000012</text:p>
          </table:table-cell>
          <table:table-cell table:style-name="ce1" table:formula="of:=[.$C$2]+[.$E$1]*POWER([.A852];2)" office:value-type="float" office:value="2.94774707199999" calcext:value-type="float">
            <text:p>2.94774707199999</text:p>
          </table:table-cell>
          <table:table-cell table:number-columns-repeated="1020"/>
        </table:table-row>
        <table:table-row table:style-name="ro1">
          <table:table-cell table:style-name="ce1" table:formula="of:=[.A852]+[.$C$1]" office:value-type="float" office:value="0.849000000000001" calcext:value-type="float">
            <text:p>0.849000000000001</text:p>
          </table:table-cell>
          <table:table-cell table:style-name="ce1" table:formula="of:=[.$C$2]-(9.807*POWER([.A853];2))/2" office:value-type="float" office:value="6.46555229649999" calcext:value-type="float">
            <text:p>6.46555229649999</text:p>
          </table:table-cell>
          <table:table-cell table:style-name="ce1" table:formula="of:=[.C852]+([.A853]-[.A852])*[.$E$1]" office:value-type="float" office:value="-8.32614300000012" calcext:value-type="float">
            <text:p>-8.32614300000012</text:p>
          </table:table-cell>
          <table:table-cell table:style-name="ce1" table:formula="of:=[.$C$2]+[.$E$1]*POWER([.A853];2)" office:value-type="float" office:value="2.93110459299999" calcext:value-type="float">
            <text:p>2.93110459299999</text:p>
          </table:table-cell>
          <table:table-cell table:number-columns-repeated="1020"/>
        </table:table-row>
        <table:table-row table:style-name="ro1">
          <table:table-cell table:style-name="ce1" table:formula="of:=[.A853]+[.$C$1]" office:value-type="float" office:value="0.850000000000001" calcext:value-type="float">
            <text:p>0.850000000000001</text:p>
          </table:table-cell>
          <table:table-cell table:style-name="ce1" table:formula="of:=[.$C$2]-(9.807*POWER([.A854];2))/2" office:value-type="float" office:value="6.45722124999999" calcext:value-type="float">
            <text:p>6.45722124999999</text:p>
          </table:table-cell>
          <table:table-cell table:style-name="ce1" table:formula="of:=[.C853]+([.A854]-[.A853])*[.$E$1]" office:value-type="float" office:value="-8.33595000000012" calcext:value-type="float">
            <text:p>-8.33595000000012</text:p>
          </table:table-cell>
          <table:table-cell table:style-name="ce1" table:formula="of:=[.$C$2]+[.$E$1]*POWER([.A854];2)" office:value-type="float" office:value="2.91444249999999" calcext:value-type="float">
            <text:p>2.91444249999999</text:p>
          </table:table-cell>
          <table:table-cell table:number-columns-repeated="1020"/>
        </table:table-row>
        <table:table-row table:style-name="ro1">
          <table:table-cell table:style-name="ce1" table:formula="of:=[.A854]+[.$C$1]" office:value-type="float" office:value="0.851000000000001" calcext:value-type="float">
            <text:p>0.851000000000001</text:p>
          </table:table-cell>
          <table:table-cell table:style-name="ce1" table:formula="of:=[.$C$2]-(9.807*POWER([.A855];2))/2" office:value-type="float" office:value="6.44888039649999" calcext:value-type="float">
            <text:p>6.44888039649999</text:p>
          </table:table-cell>
          <table:table-cell table:style-name="ce1" table:formula="of:=[.C854]+([.A855]-[.A854])*[.$E$1]" office:value-type="float" office:value="-8.34575700000012" calcext:value-type="float">
            <text:p>-8.34575700000012</text:p>
          </table:table-cell>
          <table:table-cell table:style-name="ce1" table:formula="of:=[.$C$2]+[.$E$1]*POWER([.A855];2)" office:value-type="float" office:value="2.89776079299999" calcext:value-type="float">
            <text:p>2.89776079299999</text:p>
          </table:table-cell>
          <table:table-cell table:number-columns-repeated="1020"/>
        </table:table-row>
        <table:table-row table:style-name="ro1">
          <table:table-cell table:style-name="ce1" table:formula="of:=[.A855]+[.$C$1]" office:value-type="float" office:value="0.852000000000001" calcext:value-type="float">
            <text:p>0.852000000000001</text:p>
          </table:table-cell>
          <table:table-cell table:style-name="ce1" table:formula="of:=[.$C$2]-(9.807*POWER([.A856];2))/2" office:value-type="float" office:value="6.440529736" calcext:value-type="float">
            <text:p>6.440529736</text:p>
          </table:table-cell>
          <table:table-cell table:style-name="ce1" table:formula="of:=[.C855]+([.A856]-[.A855])*[.$E$1]" office:value-type="float" office:value="-8.35556400000012" calcext:value-type="float">
            <text:p>-8.35556400000012</text:p>
          </table:table-cell>
          <table:table-cell table:style-name="ce1" table:formula="of:=[.$C$2]+[.$E$1]*POWER([.A856];2)" office:value-type="float" office:value="2.88105947199999" calcext:value-type="float">
            <text:p>2.88105947199999</text:p>
          </table:table-cell>
          <table:table-cell table:number-columns-repeated="1020"/>
        </table:table-row>
        <table:table-row table:style-name="ro1">
          <table:table-cell table:style-name="ce1" table:formula="of:=[.A856]+[.$C$1]" office:value-type="float" office:value="0.853000000000001" calcext:value-type="float">
            <text:p>0.853000000000001</text:p>
          </table:table-cell>
          <table:table-cell table:style-name="ce1" table:formula="of:=[.$C$2]-(9.807*POWER([.A857];2))/2" office:value-type="float" office:value="6.4321692685" calcext:value-type="float">
            <text:p>6.4321692685</text:p>
          </table:table-cell>
          <table:table-cell table:style-name="ce1" table:formula="of:=[.C856]+([.A857]-[.A856])*[.$E$1]" office:value-type="float" office:value="-8.36537100000012" calcext:value-type="float">
            <text:p>-8.36537100000012</text:p>
          </table:table-cell>
          <table:table-cell table:style-name="ce1" table:formula="of:=[.$C$2]+[.$E$1]*POWER([.A857];2)" office:value-type="float" office:value="2.86433853699999" calcext:value-type="float">
            <text:p>2.86433853699999</text:p>
          </table:table-cell>
          <table:table-cell table:number-columns-repeated="1020"/>
        </table:table-row>
        <table:table-row table:style-name="ro1">
          <table:table-cell table:style-name="ce1" table:formula="of:=[.A857]+[.$C$1]" office:value-type="float" office:value="0.854000000000001" calcext:value-type="float">
            <text:p>0.854000000000001</text:p>
          </table:table-cell>
          <table:table-cell table:style-name="ce1" table:formula="of:=[.$C$2]-(9.807*POWER([.A858];2))/2" office:value-type="float" office:value="6.423798994" calcext:value-type="float">
            <text:p>6.423798994</text:p>
          </table:table-cell>
          <table:table-cell table:style-name="ce1" table:formula="of:=[.C857]+([.A858]-[.A857])*[.$E$1]" office:value-type="float" office:value="-8.37517800000012" calcext:value-type="float">
            <text:p>-8.37517800000012</text:p>
          </table:table-cell>
          <table:table-cell table:style-name="ce1" table:formula="of:=[.$C$2]+[.$E$1]*POWER([.A858];2)" office:value-type="float" office:value="2.84759798799999" calcext:value-type="float">
            <text:p>2.84759798799999</text:p>
          </table:table-cell>
          <table:table-cell table:number-columns-repeated="1020"/>
        </table:table-row>
        <table:table-row table:style-name="ro1">
          <table:table-cell table:style-name="ce1" table:formula="of:=[.A858]+[.$C$1]" office:value-type="float" office:value="0.855000000000001" calcext:value-type="float">
            <text:p>0.855000000000001</text:p>
          </table:table-cell>
          <table:table-cell table:style-name="ce1" table:formula="of:=[.$C$2]-(9.807*POWER([.A859];2))/2" office:value-type="float" office:value="6.41541891249999" calcext:value-type="float">
            <text:p>6.41541891249999</text:p>
          </table:table-cell>
          <table:table-cell table:style-name="ce1" table:formula="of:=[.C858]+([.A859]-[.A858])*[.$E$1]" office:value-type="float" office:value="-8.38498500000012" calcext:value-type="float">
            <text:p>-8.38498500000012</text:p>
          </table:table-cell>
          <table:table-cell table:style-name="ce1" table:formula="of:=[.$C$2]+[.$E$1]*POWER([.A859];2)" office:value-type="float" office:value="2.83083782499999" calcext:value-type="float">
            <text:p>2.83083782499999</text:p>
          </table:table-cell>
          <table:table-cell table:number-columns-repeated="1020"/>
        </table:table-row>
        <table:table-row table:style-name="ro1">
          <table:table-cell table:style-name="ce1" table:formula="of:=[.A859]+[.$C$1]" office:value-type="float" office:value="0.856000000000001" calcext:value-type="float">
            <text:p>0.856000000000001</text:p>
          </table:table-cell>
          <table:table-cell table:style-name="ce1" table:formula="of:=[.$C$2]-(9.807*POWER([.A860];2))/2" office:value-type="float" office:value="6.40702902399999" calcext:value-type="float">
            <text:p>6.40702902399999</text:p>
          </table:table-cell>
          <table:table-cell table:style-name="ce1" table:formula="of:=[.C859]+([.A860]-[.A859])*[.$E$1]" office:value-type="float" office:value="-8.39479200000012" calcext:value-type="float">
            <text:p>-8.39479200000012</text:p>
          </table:table-cell>
          <table:table-cell table:style-name="ce1" table:formula="of:=[.$C$2]+[.$E$1]*POWER([.A860];2)" office:value-type="float" office:value="2.81405804799999" calcext:value-type="float">
            <text:p>2.81405804799999</text:p>
          </table:table-cell>
          <table:table-cell table:number-columns-repeated="1020"/>
        </table:table-row>
        <table:table-row table:style-name="ro1">
          <table:table-cell table:style-name="ce1" table:formula="of:=[.A860]+[.$C$1]" office:value-type="float" office:value="0.857000000000001" calcext:value-type="float">
            <text:p>0.857000000000001</text:p>
          </table:table-cell>
          <table:table-cell table:style-name="ce1" table:formula="of:=[.$C$2]-(9.807*POWER([.A861];2))/2" office:value-type="float" office:value="6.3986293285" calcext:value-type="float">
            <text:p>6.3986293285</text:p>
          </table:table-cell>
          <table:table-cell table:style-name="ce1" table:formula="of:=[.C860]+([.A861]-[.A860])*[.$E$1]" office:value-type="float" office:value="-8.40459900000012" calcext:value-type="float">
            <text:p>-8.40459900000012</text:p>
          </table:table-cell>
          <table:table-cell table:style-name="ce1" table:formula="of:=[.$C$2]+[.$E$1]*POWER([.A861];2)" office:value-type="float" office:value="2.79725865699999" calcext:value-type="float">
            <text:p>2.79725865699999</text:p>
          </table:table-cell>
          <table:table-cell table:number-columns-repeated="1020"/>
        </table:table-row>
        <table:table-row table:style-name="ro1">
          <table:table-cell table:style-name="ce1" table:formula="of:=[.A861]+[.$C$1]" office:value-type="float" office:value="0.858000000000001" calcext:value-type="float">
            <text:p>0.858000000000001</text:p>
          </table:table-cell>
          <table:table-cell table:style-name="ce1" table:formula="of:=[.$C$2]-(9.807*POWER([.A862];2))/2" office:value-type="float" office:value="6.39021982599999" calcext:value-type="float">
            <text:p>6.39021982599999</text:p>
          </table:table-cell>
          <table:table-cell table:style-name="ce1" table:formula="of:=[.C861]+([.A862]-[.A861])*[.$E$1]" office:value-type="float" office:value="-8.41440600000012" calcext:value-type="float">
            <text:p>-8.41440600000012</text:p>
          </table:table-cell>
          <table:table-cell table:style-name="ce1" table:formula="of:=[.$C$2]+[.$E$1]*POWER([.A862];2)" office:value-type="float" office:value="2.78043965199999" calcext:value-type="float">
            <text:p>2.78043965199999</text:p>
          </table:table-cell>
          <table:table-cell table:number-columns-repeated="1020"/>
        </table:table-row>
        <table:table-row table:style-name="ro1">
          <table:table-cell table:style-name="ce1" table:formula="of:=[.A862]+[.$C$1]" office:value-type="float" office:value="0.859000000000001" calcext:value-type="float">
            <text:p>0.859000000000001</text:p>
          </table:table-cell>
          <table:table-cell table:style-name="ce1" table:formula="of:=[.$C$2]-(9.807*POWER([.A863];2))/2" office:value-type="float" office:value="6.3818005165" calcext:value-type="float">
            <text:p>6.3818005165</text:p>
          </table:table-cell>
          <table:table-cell table:style-name="ce1" table:formula="of:=[.C862]+([.A863]-[.A862])*[.$E$1]" office:value-type="float" office:value="-8.42421300000012" calcext:value-type="float">
            <text:p>-8.42421300000012</text:p>
          </table:table-cell>
          <table:table-cell table:style-name="ce1" table:formula="of:=[.$C$2]+[.$E$1]*POWER([.A863];2)" office:value-type="float" office:value="2.76360103299999" calcext:value-type="float">
            <text:p>2.76360103299999</text:p>
          </table:table-cell>
          <table:table-cell table:number-columns-repeated="1020"/>
        </table:table-row>
        <table:table-row table:style-name="ro1">
          <table:table-cell table:style-name="ce1" table:formula="of:=[.A863]+[.$C$1]" office:value-type="float" office:value="0.860000000000001" calcext:value-type="float">
            <text:p>0.860000000000001</text:p>
          </table:table-cell>
          <table:table-cell table:style-name="ce1" table:formula="of:=[.$C$2]-(9.807*POWER([.A864];2))/2" office:value-type="float" office:value="6.37337139999999" calcext:value-type="float">
            <text:p>6.37337139999999</text:p>
          </table:table-cell>
          <table:table-cell table:style-name="ce1" table:formula="of:=[.C863]+([.A864]-[.A863])*[.$E$1]" office:value-type="float" office:value="-8.43402000000012" calcext:value-type="float">
            <text:p>-8.43402000000012</text:p>
          </table:table-cell>
          <table:table-cell table:style-name="ce1" table:formula="of:=[.$C$2]+[.$E$1]*POWER([.A864];2)" office:value-type="float" office:value="2.74674279999999" calcext:value-type="float">
            <text:p>2.74674279999999</text:p>
          </table:table-cell>
          <table:table-cell table:number-columns-repeated="1020"/>
        </table:table-row>
        <table:table-row table:style-name="ro1">
          <table:table-cell table:style-name="ce1" table:formula="of:=[.A864]+[.$C$1]" office:value-type="float" office:value="0.861000000000001" calcext:value-type="float">
            <text:p>0.861000000000001</text:p>
          </table:table-cell>
          <table:table-cell table:style-name="ce1" table:formula="of:=[.$C$2]-(9.807*POWER([.A865];2))/2" office:value-type="float" office:value="6.36493247649999" calcext:value-type="float">
            <text:p>6.36493247649999</text:p>
          </table:table-cell>
          <table:table-cell table:style-name="ce1" table:formula="of:=[.C864]+([.A865]-[.A864])*[.$E$1]" office:value-type="float" office:value="-8.44382700000013" calcext:value-type="float">
            <text:p>-8.44382700000013</text:p>
          </table:table-cell>
          <table:table-cell table:style-name="ce1" table:formula="of:=[.$C$2]+[.$E$1]*POWER([.A865];2)" office:value-type="float" office:value="2.72986495299999" calcext:value-type="float">
            <text:p>2.72986495299999</text:p>
          </table:table-cell>
          <table:table-cell table:number-columns-repeated="1020"/>
        </table:table-row>
        <table:table-row table:style-name="ro1">
          <table:table-cell table:style-name="ce1" table:formula="of:=[.A865]+[.$C$1]" office:value-type="float" office:value="0.862000000000001" calcext:value-type="float">
            <text:p>0.862000000000001</text:p>
          </table:table-cell>
          <table:table-cell table:style-name="ce1" table:formula="of:=[.$C$2]-(9.807*POWER([.A866];2))/2" office:value-type="float" office:value="6.35648374599999" calcext:value-type="float">
            <text:p>6.35648374599999</text:p>
          </table:table-cell>
          <table:table-cell table:style-name="ce1" table:formula="of:=[.C865]+([.A866]-[.A865])*[.$E$1]" office:value-type="float" office:value="-8.45363400000013" calcext:value-type="float">
            <text:p>-8.45363400000013</text:p>
          </table:table-cell>
          <table:table-cell table:style-name="ce1" table:formula="of:=[.$C$2]+[.$E$1]*POWER([.A866];2)" office:value-type="float" office:value="2.71296749199999" calcext:value-type="float">
            <text:p>2.71296749199999</text:p>
          </table:table-cell>
          <table:table-cell table:number-columns-repeated="1020"/>
        </table:table-row>
        <table:table-row table:style-name="ro1">
          <table:table-cell table:style-name="ce1" table:formula="of:=[.A866]+[.$C$1]" office:value-type="float" office:value="0.863000000000001" calcext:value-type="float">
            <text:p>0.863000000000001</text:p>
          </table:table-cell>
          <table:table-cell table:style-name="ce1" table:formula="of:=[.$C$2]-(9.807*POWER([.A867];2))/2" office:value-type="float" office:value="6.34802520849999" calcext:value-type="float">
            <text:p>6.34802520849999</text:p>
          </table:table-cell>
          <table:table-cell table:style-name="ce1" table:formula="of:=[.C866]+([.A867]-[.A866])*[.$E$1]" office:value-type="float" office:value="-8.46344100000013" calcext:value-type="float">
            <text:p>-8.46344100000013</text:p>
          </table:table-cell>
          <table:table-cell table:style-name="ce1" table:formula="of:=[.$C$2]+[.$E$1]*POWER([.A867];2)" office:value-type="float" office:value="2.69605041699999" calcext:value-type="float">
            <text:p>2.69605041699999</text:p>
          </table:table-cell>
          <table:table-cell table:number-columns-repeated="1020"/>
        </table:table-row>
        <table:table-row table:style-name="ro1">
          <table:table-cell table:style-name="ce1" table:formula="of:=[.A867]+[.$C$1]" office:value-type="float" office:value="0.864000000000001" calcext:value-type="float">
            <text:p>0.864000000000001</text:p>
          </table:table-cell>
          <table:table-cell table:style-name="ce1" table:formula="of:=[.$C$2]-(9.807*POWER([.A868];2))/2" office:value-type="float" office:value="6.33955686399999" calcext:value-type="float">
            <text:p>6.33955686399999</text:p>
          </table:table-cell>
          <table:table-cell table:style-name="ce1" table:formula="of:=[.C867]+([.A868]-[.A867])*[.$E$1]" office:value-type="float" office:value="-8.47324800000013" calcext:value-type="float">
            <text:p>-8.47324800000013</text:p>
          </table:table-cell>
          <table:table-cell table:style-name="ce1" table:formula="of:=[.$C$2]+[.$E$1]*POWER([.A868];2)" office:value-type="float" office:value="2.67911372799999" calcext:value-type="float">
            <text:p>2.67911372799999</text:p>
          </table:table-cell>
          <table:table-cell table:number-columns-repeated="1020"/>
        </table:table-row>
        <table:table-row table:style-name="ro1">
          <table:table-cell table:style-name="ce1" table:formula="of:=[.A868]+[.$C$1]" office:value-type="float" office:value="0.865000000000001" calcext:value-type="float">
            <text:p>0.865000000000001</text:p>
          </table:table-cell>
          <table:table-cell table:style-name="ce1" table:formula="of:=[.$C$2]-(9.807*POWER([.A869];2))/2" office:value-type="float" office:value="6.3310787125" calcext:value-type="float">
            <text:p>6.3310787125</text:p>
          </table:table-cell>
          <table:table-cell table:style-name="ce1" table:formula="of:=[.C868]+([.A869]-[.A868])*[.$E$1]" office:value-type="float" office:value="-8.48305500000013" calcext:value-type="float">
            <text:p>-8.48305500000013</text:p>
          </table:table-cell>
          <table:table-cell table:style-name="ce1" table:formula="of:=[.$C$2]+[.$E$1]*POWER([.A869];2)" office:value-type="float" office:value="2.66215742499999" calcext:value-type="float">
            <text:p>2.66215742499999</text:p>
          </table:table-cell>
          <table:table-cell table:number-columns-repeated="1020"/>
        </table:table-row>
        <table:table-row table:style-name="ro1">
          <table:table-cell table:style-name="ce1" table:formula="of:=[.A869]+[.$C$1]" office:value-type="float" office:value="0.866000000000001" calcext:value-type="float">
            <text:p>0.866000000000001</text:p>
          </table:table-cell>
          <table:table-cell table:style-name="ce1" table:formula="of:=[.$C$2]-(9.807*POWER([.A870];2))/2" office:value-type="float" office:value="6.32259075399999" calcext:value-type="float">
            <text:p>6.32259075399999</text:p>
          </table:table-cell>
          <table:table-cell table:style-name="ce1" table:formula="of:=[.C869]+([.A870]-[.A869])*[.$E$1]" office:value-type="float" office:value="-8.49286200000013" calcext:value-type="float">
            <text:p>-8.49286200000013</text:p>
          </table:table-cell>
          <table:table-cell table:style-name="ce1" table:formula="of:=[.$C$2]+[.$E$1]*POWER([.A870];2)" office:value-type="float" office:value="2.64518150799999" calcext:value-type="float">
            <text:p>2.64518150799999</text:p>
          </table:table-cell>
          <table:table-cell table:number-columns-repeated="1020"/>
        </table:table-row>
        <table:table-row table:style-name="ro1">
          <table:table-cell table:style-name="ce1" table:formula="of:=[.A870]+[.$C$1]" office:value-type="float" office:value="0.867000000000001" calcext:value-type="float">
            <text:p>0.867000000000001</text:p>
          </table:table-cell>
          <table:table-cell table:style-name="ce1" table:formula="of:=[.$C$2]-(9.807*POWER([.A871];2))/2" office:value-type="float" office:value="6.31409298849999" calcext:value-type="float">
            <text:p>6.31409298849999</text:p>
          </table:table-cell>
          <table:table-cell table:style-name="ce1" table:formula="of:=[.C870]+([.A871]-[.A870])*[.$E$1]" office:value-type="float" office:value="-8.50266900000013" calcext:value-type="float">
            <text:p>-8.50266900000013</text:p>
          </table:table-cell>
          <table:table-cell table:style-name="ce1" table:formula="of:=[.$C$2]+[.$E$1]*POWER([.A871];2)" office:value-type="float" office:value="2.62818597699999" calcext:value-type="float">
            <text:p>2.62818597699999</text:p>
          </table:table-cell>
          <table:table-cell table:number-columns-repeated="1020"/>
        </table:table-row>
        <table:table-row table:style-name="ro1">
          <table:table-cell table:style-name="ce1" table:formula="of:=[.A871]+[.$C$1]" office:value-type="float" office:value="0.868000000000001" calcext:value-type="float">
            <text:p>0.868000000000001</text:p>
          </table:table-cell>
          <table:table-cell table:style-name="ce1" table:formula="of:=[.$C$2]-(9.807*POWER([.A872];2))/2" office:value-type="float" office:value="6.30558541599999" calcext:value-type="float">
            <text:p>6.30558541599999</text:p>
          </table:table-cell>
          <table:table-cell table:style-name="ce1" table:formula="of:=[.C871]+([.A872]-[.A871])*[.$E$1]" office:value-type="float" office:value="-8.51247600000013" calcext:value-type="float">
            <text:p>-8.51247600000013</text:p>
          </table:table-cell>
          <table:table-cell table:style-name="ce1" table:formula="of:=[.$C$2]+[.$E$1]*POWER([.A872];2)" office:value-type="float" office:value="2.61117083199999" calcext:value-type="float">
            <text:p>2.61117083199999</text:p>
          </table:table-cell>
          <table:table-cell table:number-columns-repeated="1020"/>
        </table:table-row>
        <table:table-row table:style-name="ro1">
          <table:table-cell table:style-name="ce1" table:formula="of:=[.A872]+[.$C$1]" office:value-type="float" office:value="0.869000000000001" calcext:value-type="float">
            <text:p>0.869000000000001</text:p>
          </table:table-cell>
          <table:table-cell table:style-name="ce1" table:formula="of:=[.$C$2]-(9.807*POWER([.A873];2))/2" office:value-type="float" office:value="6.29706803649999" calcext:value-type="float">
            <text:p>6.29706803649999</text:p>
          </table:table-cell>
          <table:table-cell table:style-name="ce1" table:formula="of:=[.C872]+([.A873]-[.A872])*[.$E$1]" office:value-type="float" office:value="-8.52228300000013" calcext:value-type="float">
            <text:p>-8.52228300000013</text:p>
          </table:table-cell>
          <table:table-cell table:style-name="ce1" table:formula="of:=[.$C$2]+[.$E$1]*POWER([.A873];2)" office:value-type="float" office:value="2.59413607299999" calcext:value-type="float">
            <text:p>2.59413607299999</text:p>
          </table:table-cell>
          <table:table-cell table:number-columns-repeated="1020"/>
        </table:table-row>
        <table:table-row table:style-name="ro1">
          <table:table-cell table:style-name="ce1" table:formula="of:=[.A873]+[.$C$1]" office:value-type="float" office:value="0.870000000000001" calcext:value-type="float">
            <text:p>0.870000000000001</text:p>
          </table:table-cell>
          <table:table-cell table:style-name="ce1" table:formula="of:=[.$C$2]-(9.807*POWER([.A874];2))/2" office:value-type="float" office:value="6.28854084999999" calcext:value-type="float">
            <text:p>6.28854084999999</text:p>
          </table:table-cell>
          <table:table-cell table:style-name="ce1" table:formula="of:=[.C873]+([.A874]-[.A873])*[.$E$1]" office:value-type="float" office:value="-8.53209000000013" calcext:value-type="float">
            <text:p>-8.53209000000013</text:p>
          </table:table-cell>
          <table:table-cell table:style-name="ce1" table:formula="of:=[.$C$2]+[.$E$1]*POWER([.A874];2)" office:value-type="float" office:value="2.57708169999999" calcext:value-type="float">
            <text:p>2.57708169999999</text:p>
          </table:table-cell>
          <table:table-cell table:number-columns-repeated="1020"/>
        </table:table-row>
        <table:table-row table:style-name="ro1">
          <table:table-cell table:style-name="ce1" table:formula="of:=[.A874]+[.$C$1]" office:value-type="float" office:value="0.871000000000001" calcext:value-type="float">
            <text:p>0.871000000000001</text:p>
          </table:table-cell>
          <table:table-cell table:style-name="ce1" table:formula="of:=[.$C$2]-(9.807*POWER([.A875];2))/2" office:value-type="float" office:value="6.28000385649999" calcext:value-type="float">
            <text:p>6.28000385649999</text:p>
          </table:table-cell>
          <table:table-cell table:style-name="ce1" table:formula="of:=[.C874]+([.A875]-[.A874])*[.$E$1]" office:value-type="float" office:value="-8.54189700000013" calcext:value-type="float">
            <text:p>-8.54189700000013</text:p>
          </table:table-cell>
          <table:table-cell table:style-name="ce1" table:formula="of:=[.$C$2]+[.$E$1]*POWER([.A875];2)" office:value-type="float" office:value="2.56000771299999" calcext:value-type="float">
            <text:p>2.56000771299999</text:p>
          </table:table-cell>
          <table:table-cell table:number-columns-repeated="1020"/>
        </table:table-row>
        <table:table-row table:style-name="ro1">
          <table:table-cell table:style-name="ce1" table:formula="of:=[.A875]+[.$C$1]" office:value-type="float" office:value="0.872000000000001" calcext:value-type="float">
            <text:p>0.872000000000001</text:p>
          </table:table-cell>
          <table:table-cell table:style-name="ce1" table:formula="of:=[.$C$2]-(9.807*POWER([.A876];2))/2" office:value-type="float" office:value="6.27145705599999" calcext:value-type="float">
            <text:p>6.27145705599999</text:p>
          </table:table-cell>
          <table:table-cell table:style-name="ce1" table:formula="of:=[.C875]+([.A876]-[.A875])*[.$E$1]" office:value-type="float" office:value="-8.55170400000013" calcext:value-type="float">
            <text:p>-8.55170400000013</text:p>
          </table:table-cell>
          <table:table-cell table:style-name="ce1" table:formula="of:=[.$C$2]+[.$E$1]*POWER([.A876];2)" office:value-type="float" office:value="2.54291411199999" calcext:value-type="float">
            <text:p>2.54291411199999</text:p>
          </table:table-cell>
          <table:table-cell table:number-columns-repeated="1020"/>
        </table:table-row>
        <table:table-row table:style-name="ro1">
          <table:table-cell table:style-name="ce1" table:formula="of:=[.A876]+[.$C$1]" office:value-type="float" office:value="0.873000000000001" calcext:value-type="float">
            <text:p>0.873000000000001</text:p>
          </table:table-cell>
          <table:table-cell table:style-name="ce1" table:formula="of:=[.$C$2]-(9.807*POWER([.A877];2))/2" office:value-type="float" office:value="6.26290044849999" calcext:value-type="float">
            <text:p>6.26290044849999</text:p>
          </table:table-cell>
          <table:table-cell table:style-name="ce1" table:formula="of:=[.C876]+([.A877]-[.A876])*[.$E$1]" office:value-type="float" office:value="-8.56151100000013" calcext:value-type="float">
            <text:p>-8.56151100000013</text:p>
          </table:table-cell>
          <table:table-cell table:style-name="ce1" table:formula="of:=[.$C$2]+[.$E$1]*POWER([.A877];2)" office:value-type="float" office:value="2.52580089699999" calcext:value-type="float">
            <text:p>2.52580089699999</text:p>
          </table:table-cell>
          <table:table-cell table:number-columns-repeated="1020"/>
        </table:table-row>
        <table:table-row table:style-name="ro1">
          <table:table-cell table:style-name="ce1" table:formula="of:=[.A877]+[.$C$1]" office:value-type="float" office:value="0.874000000000001" calcext:value-type="float">
            <text:p>0.874000000000001</text:p>
          </table:table-cell>
          <table:table-cell table:style-name="ce1" table:formula="of:=[.$C$2]-(9.807*POWER([.A878];2))/2" office:value-type="float" office:value="6.25433403399999" calcext:value-type="float">
            <text:p>6.25433403399999</text:p>
          </table:table-cell>
          <table:table-cell table:style-name="ce1" table:formula="of:=[.C877]+([.A878]-[.A877])*[.$E$1]" office:value-type="float" office:value="-8.57131800000013" calcext:value-type="float">
            <text:p>-8.57131800000013</text:p>
          </table:table-cell>
          <table:table-cell table:style-name="ce1" table:formula="of:=[.$C$2]+[.$E$1]*POWER([.A878];2)" office:value-type="float" office:value="2.50866806799999" calcext:value-type="float">
            <text:p>2.50866806799999</text:p>
          </table:table-cell>
          <table:table-cell table:number-columns-repeated="1020"/>
        </table:table-row>
        <table:table-row table:style-name="ro1">
          <table:table-cell table:style-name="ce1" table:formula="of:=[.A878]+[.$C$1]" office:value-type="float" office:value="0.875000000000001" calcext:value-type="float">
            <text:p>0.875000000000001</text:p>
          </table:table-cell>
          <table:table-cell table:style-name="ce1" table:formula="of:=[.$C$2]-(9.807*POWER([.A879];2))/2" office:value-type="float" office:value="6.24575781249999" calcext:value-type="float">
            <text:p>6.24575781249999</text:p>
          </table:table-cell>
          <table:table-cell table:style-name="ce1" table:formula="of:=[.C878]+([.A879]-[.A878])*[.$E$1]" office:value-type="float" office:value="-8.58112500000013" calcext:value-type="float">
            <text:p>-8.58112500000013</text:p>
          </table:table-cell>
          <table:table-cell table:style-name="ce1" table:formula="of:=[.$C$2]+[.$E$1]*POWER([.A879];2)" office:value-type="float" office:value="2.49151562499999" calcext:value-type="float">
            <text:p>2.49151562499999</text:p>
          </table:table-cell>
          <table:table-cell table:number-columns-repeated="1020"/>
        </table:table-row>
        <table:table-row table:style-name="ro1">
          <table:table-cell table:style-name="ce1" table:formula="of:=[.A879]+[.$C$1]" office:value-type="float" office:value="0.876000000000001" calcext:value-type="float">
            <text:p>0.876000000000001</text:p>
          </table:table-cell>
          <table:table-cell table:style-name="ce1" table:formula="of:=[.$C$2]-(9.807*POWER([.A880];2))/2" office:value-type="float" office:value="6.23717178399999" calcext:value-type="float">
            <text:p>6.23717178399999</text:p>
          </table:table-cell>
          <table:table-cell table:style-name="ce1" table:formula="of:=[.C879]+([.A880]-[.A879])*[.$E$1]" office:value-type="float" office:value="-8.59093200000013" calcext:value-type="float">
            <text:p>-8.59093200000013</text:p>
          </table:table-cell>
          <table:table-cell table:style-name="ce1" table:formula="of:=[.$C$2]+[.$E$1]*POWER([.A880];2)" office:value-type="float" office:value="2.47434356799999" calcext:value-type="float">
            <text:p>2.47434356799999</text:p>
          </table:table-cell>
          <table:table-cell table:number-columns-repeated="1020"/>
        </table:table-row>
        <table:table-row table:style-name="ro1">
          <table:table-cell table:style-name="ce1" table:formula="of:=[.A880]+[.$C$1]" office:value-type="float" office:value="0.877000000000001" calcext:value-type="float">
            <text:p>0.877000000000001</text:p>
          </table:table-cell>
          <table:table-cell table:style-name="ce1" table:formula="of:=[.$C$2]-(9.807*POWER([.A881];2))/2" office:value-type="float" office:value="6.22857594849999" calcext:value-type="float">
            <text:p>6.22857594849999</text:p>
          </table:table-cell>
          <table:table-cell table:style-name="ce1" table:formula="of:=[.C880]+([.A881]-[.A880])*[.$E$1]" office:value-type="float" office:value="-8.60073900000013" calcext:value-type="float">
            <text:p>-8.60073900000013</text:p>
          </table:table-cell>
          <table:table-cell table:style-name="ce1" table:formula="of:=[.$C$2]+[.$E$1]*POWER([.A881];2)" office:value-type="float" office:value="2.45715189699999" calcext:value-type="float">
            <text:p>2.45715189699999</text:p>
          </table:table-cell>
          <table:table-cell table:number-columns-repeated="1020"/>
        </table:table-row>
        <table:table-row table:style-name="ro1">
          <table:table-cell table:style-name="ce1" table:formula="of:=[.A881]+[.$C$1]" office:value-type="float" office:value="0.878000000000001" calcext:value-type="float">
            <text:p>0.878000000000001</text:p>
          </table:table-cell>
          <table:table-cell table:style-name="ce1" table:formula="of:=[.$C$2]-(9.807*POWER([.A882];2))/2" office:value-type="float" office:value="6.21997030599999" calcext:value-type="float">
            <text:p>6.21997030599999</text:p>
          </table:table-cell>
          <table:table-cell table:style-name="ce1" table:formula="of:=[.C881]+([.A882]-[.A881])*[.$E$1]" office:value-type="float" office:value="-8.61054600000013" calcext:value-type="float">
            <text:p>-8.61054600000013</text:p>
          </table:table-cell>
          <table:table-cell table:style-name="ce1" table:formula="of:=[.$C$2]+[.$E$1]*POWER([.A882];2)" office:value-type="float" office:value="2.43994061199999" calcext:value-type="float">
            <text:p>2.43994061199999</text:p>
          </table:table-cell>
          <table:table-cell table:number-columns-repeated="1020"/>
        </table:table-row>
        <table:table-row table:style-name="ro1">
          <table:table-cell table:style-name="ce1" table:formula="of:=[.A882]+[.$C$1]" office:value-type="float" office:value="0.879000000000001" calcext:value-type="float">
            <text:p>0.879000000000001</text:p>
          </table:table-cell>
          <table:table-cell table:style-name="ce1" table:formula="of:=[.$C$2]-(9.807*POWER([.A883];2))/2" office:value-type="float" office:value="6.21135485649999" calcext:value-type="float">
            <text:p>6.21135485649999</text:p>
          </table:table-cell>
          <table:table-cell table:style-name="ce1" table:formula="of:=[.C882]+([.A883]-[.A882])*[.$E$1]" office:value-type="float" office:value="-8.62035300000013" calcext:value-type="float">
            <text:p>-8.62035300000013</text:p>
          </table:table-cell>
          <table:table-cell table:style-name="ce1" table:formula="of:=[.$C$2]+[.$E$1]*POWER([.A883];2)" office:value-type="float" office:value="2.42270971299999" calcext:value-type="float">
            <text:p>2.42270971299999</text:p>
          </table:table-cell>
          <table:table-cell table:number-columns-repeated="1020"/>
        </table:table-row>
        <table:table-row table:style-name="ro1">
          <table:table-cell table:style-name="ce1" table:formula="of:=[.A883]+[.$C$1]" office:value-type="float" office:value="0.880000000000001" calcext:value-type="float">
            <text:p>0.880000000000001</text:p>
          </table:table-cell>
          <table:table-cell table:style-name="ce1" table:formula="of:=[.$C$2]-(9.807*POWER([.A884];2))/2" office:value-type="float" office:value="6.20272959999999" calcext:value-type="float">
            <text:p>6.20272959999999</text:p>
          </table:table-cell>
          <table:table-cell table:style-name="ce1" table:formula="of:=[.C883]+([.A884]-[.A883])*[.$E$1]" office:value-type="float" office:value="-8.63016000000013" calcext:value-type="float">
            <text:p>-8.63016000000013</text:p>
          </table:table-cell>
          <table:table-cell table:style-name="ce1" table:formula="of:=[.$C$2]+[.$E$1]*POWER([.A884];2)" office:value-type="float" office:value="2.40545919999999" calcext:value-type="float">
            <text:p>2.40545919999999</text:p>
          </table:table-cell>
          <table:table-cell table:number-columns-repeated="1020"/>
        </table:table-row>
        <table:table-row table:style-name="ro1">
          <table:table-cell table:style-name="ce1" table:formula="of:=[.A884]+[.$C$1]" office:value-type="float" office:value="0.881000000000001" calcext:value-type="float">
            <text:p>0.881000000000001</text:p>
          </table:table-cell>
          <table:table-cell table:style-name="ce1" table:formula="of:=[.$C$2]-(9.807*POWER([.A885];2))/2" office:value-type="float" office:value="6.19409453649999" calcext:value-type="float">
            <text:p>6.19409453649999</text:p>
          </table:table-cell>
          <table:table-cell table:style-name="ce1" table:formula="of:=[.C884]+([.A885]-[.A884])*[.$E$1]" office:value-type="float" office:value="-8.63996700000013" calcext:value-type="float">
            <text:p>-8.63996700000013</text:p>
          </table:table-cell>
          <table:table-cell table:style-name="ce1" table:formula="of:=[.$C$2]+[.$E$1]*POWER([.A885];2)" office:value-type="float" office:value="2.38818907299999" calcext:value-type="float">
            <text:p>2.38818907299999</text:p>
          </table:table-cell>
          <table:table-cell table:number-columns-repeated="1020"/>
        </table:table-row>
        <table:table-row table:style-name="ro1">
          <table:table-cell table:style-name="ce1" table:formula="of:=[.A885]+[.$C$1]" office:value-type="float" office:value="0.882000000000001" calcext:value-type="float">
            <text:p>0.882000000000001</text:p>
          </table:table-cell>
          <table:table-cell table:style-name="ce1" table:formula="of:=[.$C$2]-(9.807*POWER([.A886];2))/2" office:value-type="float" office:value="6.18544966599999" calcext:value-type="float">
            <text:p>6.18544966599999</text:p>
          </table:table-cell>
          <table:table-cell table:style-name="ce1" table:formula="of:=[.C885]+([.A886]-[.A885])*[.$E$1]" office:value-type="float" office:value="-8.64977400000013" calcext:value-type="float">
            <text:p>-8.64977400000013</text:p>
          </table:table-cell>
          <table:table-cell table:style-name="ce1" table:formula="of:=[.$C$2]+[.$E$1]*POWER([.A886];2)" office:value-type="float" office:value="2.37089933199999" calcext:value-type="float">
            <text:p>2.37089933199999</text:p>
          </table:table-cell>
          <table:table-cell table:number-columns-repeated="1020"/>
        </table:table-row>
        <table:table-row table:style-name="ro1">
          <table:table-cell table:style-name="ce1" table:formula="of:=[.A886]+[.$C$1]" office:value-type="float" office:value="0.883000000000001" calcext:value-type="float">
            <text:p>0.883000000000001</text:p>
          </table:table-cell>
          <table:table-cell table:style-name="ce1" table:formula="of:=[.$C$2]-(9.807*POWER([.A887];2))/2" office:value-type="float" office:value="6.17679498849999" calcext:value-type="float">
            <text:p>6.17679498849999</text:p>
          </table:table-cell>
          <table:table-cell table:style-name="ce1" table:formula="of:=[.C886]+([.A887]-[.A886])*[.$E$1]" office:value-type="float" office:value="-8.65958100000013" calcext:value-type="float">
            <text:p>-8.65958100000013</text:p>
          </table:table-cell>
          <table:table-cell table:style-name="ce1" table:formula="of:=[.$C$2]+[.$E$1]*POWER([.A887];2)" office:value-type="float" office:value="2.35358997699999" calcext:value-type="float">
            <text:p>2.35358997699999</text:p>
          </table:table-cell>
          <table:table-cell table:number-columns-repeated="1020"/>
        </table:table-row>
        <table:table-row table:style-name="ro1">
          <table:table-cell table:style-name="ce1" table:formula="of:=[.A887]+[.$C$1]" office:value-type="float" office:value="0.884000000000001" calcext:value-type="float">
            <text:p>0.884000000000001</text:p>
          </table:table-cell>
          <table:table-cell table:style-name="ce1" table:formula="of:=[.$C$2]-(9.807*POWER([.A888];2))/2" office:value-type="float" office:value="6.16813050399999" calcext:value-type="float">
            <text:p>6.16813050399999</text:p>
          </table:table-cell>
          <table:table-cell table:style-name="ce1" table:formula="of:=[.C887]+([.A888]-[.A887])*[.$E$1]" office:value-type="float" office:value="-8.66938800000013" calcext:value-type="float">
            <text:p>-8.66938800000013</text:p>
          </table:table-cell>
          <table:table-cell table:style-name="ce1" table:formula="of:=[.$C$2]+[.$E$1]*POWER([.A888];2)" office:value-type="float" office:value="2.33626100799999" calcext:value-type="float">
            <text:p>2.33626100799999</text:p>
          </table:table-cell>
          <table:table-cell table:number-columns-repeated="1020"/>
        </table:table-row>
        <table:table-row table:style-name="ro1">
          <table:table-cell table:style-name="ce1" table:formula="of:=[.A888]+[.$C$1]" office:value-type="float" office:value="0.885000000000001" calcext:value-type="float">
            <text:p>0.885000000000001</text:p>
          </table:table-cell>
          <table:table-cell table:style-name="ce1" table:formula="of:=[.$C$2]-(9.807*POWER([.A889];2))/2" office:value-type="float" office:value="6.15945621249999" calcext:value-type="float">
            <text:p>6.15945621249999</text:p>
          </table:table-cell>
          <table:table-cell table:style-name="ce1" table:formula="of:=[.C888]+([.A889]-[.A888])*[.$E$1]" office:value-type="float" office:value="-8.67919500000013" calcext:value-type="float">
            <text:p>-8.67919500000013</text:p>
          </table:table-cell>
          <table:table-cell table:style-name="ce1" table:formula="of:=[.$C$2]+[.$E$1]*POWER([.A889];2)" office:value-type="float" office:value="2.31891242499999" calcext:value-type="float">
            <text:p>2.31891242499999</text:p>
          </table:table-cell>
          <table:table-cell table:number-columns-repeated="1020"/>
        </table:table-row>
        <table:table-row table:style-name="ro1">
          <table:table-cell table:style-name="ce1" table:formula="of:=[.A889]+[.$C$1]" office:value-type="float" office:value="0.886000000000001" calcext:value-type="float">
            <text:p>0.886000000000001</text:p>
          </table:table-cell>
          <table:table-cell table:style-name="ce1" table:formula="of:=[.$C$2]-(9.807*POWER([.A890];2))/2" office:value-type="float" office:value="6.15077211399999" calcext:value-type="float">
            <text:p>6.15077211399999</text:p>
          </table:table-cell>
          <table:table-cell table:style-name="ce1" table:formula="of:=[.C889]+([.A890]-[.A889])*[.$E$1]" office:value-type="float" office:value="-8.68900200000013" calcext:value-type="float">
            <text:p>-8.68900200000013</text:p>
          </table:table-cell>
          <table:table-cell table:style-name="ce1" table:formula="of:=[.$C$2]+[.$E$1]*POWER([.A890];2)" office:value-type="float" office:value="2.30154422799999" calcext:value-type="float">
            <text:p>2.30154422799999</text:p>
          </table:table-cell>
          <table:table-cell table:number-columns-repeated="1020"/>
        </table:table-row>
        <table:table-row table:style-name="ro1">
          <table:table-cell table:style-name="ce1" table:formula="of:=[.A890]+[.$C$1]" office:value-type="float" office:value="0.887000000000001" calcext:value-type="float">
            <text:p>0.887000000000001</text:p>
          </table:table-cell>
          <table:table-cell table:style-name="ce1" table:formula="of:=[.$C$2]-(9.807*POWER([.A891];2))/2" office:value-type="float" office:value="6.14207820849999" calcext:value-type="float">
            <text:p>6.14207820849999</text:p>
          </table:table-cell>
          <table:table-cell table:style-name="ce1" table:formula="of:=[.C890]+([.A891]-[.A890])*[.$E$1]" office:value-type="float" office:value="-8.69880900000013" calcext:value-type="float">
            <text:p>-8.69880900000013</text:p>
          </table:table-cell>
          <table:table-cell table:style-name="ce1" table:formula="of:=[.$C$2]+[.$E$1]*POWER([.A891];2)" office:value-type="float" office:value="2.28415641699999" calcext:value-type="float">
            <text:p>2.28415641699999</text:p>
          </table:table-cell>
          <table:table-cell table:number-columns-repeated="1020"/>
        </table:table-row>
        <table:table-row table:style-name="ro1">
          <table:table-cell table:style-name="ce1" table:formula="of:=[.A891]+[.$C$1]" office:value-type="float" office:value="0.888000000000001" calcext:value-type="float">
            <text:p>0.888000000000001</text:p>
          </table:table-cell>
          <table:table-cell table:style-name="ce1" table:formula="of:=[.$C$2]-(9.807*POWER([.A892];2))/2" office:value-type="float" office:value="6.13337449599999" calcext:value-type="float">
            <text:p>6.13337449599999</text:p>
          </table:table-cell>
          <table:table-cell table:style-name="ce1" table:formula="of:=[.C891]+([.A892]-[.A891])*[.$E$1]" office:value-type="float" office:value="-8.70861600000013" calcext:value-type="float">
            <text:p>-8.70861600000013</text:p>
          </table:table-cell>
          <table:table-cell table:style-name="ce1" table:formula="of:=[.$C$2]+[.$E$1]*POWER([.A892];2)" office:value-type="float" office:value="2.26674899199999" calcext:value-type="float">
            <text:p>2.26674899199999</text:p>
          </table:table-cell>
          <table:table-cell table:number-columns-repeated="1020"/>
        </table:table-row>
        <table:table-row table:style-name="ro1">
          <table:table-cell table:style-name="ce1" table:formula="of:=[.A892]+[.$C$1]" office:value-type="float" office:value="0.889000000000001" calcext:value-type="float">
            <text:p>0.889000000000001</text:p>
          </table:table-cell>
          <table:table-cell table:style-name="ce1" table:formula="of:=[.$C$2]-(9.807*POWER([.A893];2))/2" office:value-type="float" office:value="6.12466097649999" calcext:value-type="float">
            <text:p>6.12466097649999</text:p>
          </table:table-cell>
          <table:table-cell table:style-name="ce1" table:formula="of:=[.C892]+([.A893]-[.A892])*[.$E$1]" office:value-type="float" office:value="-8.71842300000013" calcext:value-type="float">
            <text:p>-8.71842300000013</text:p>
          </table:table-cell>
          <table:table-cell table:style-name="ce1" table:formula="of:=[.$C$2]+[.$E$1]*POWER([.A893];2)" office:value-type="float" office:value="2.24932195299999" calcext:value-type="float">
            <text:p>2.24932195299999</text:p>
          </table:table-cell>
          <table:table-cell table:number-columns-repeated="1020"/>
        </table:table-row>
        <table:table-row table:style-name="ro1">
          <table:table-cell table:style-name="ce1" table:formula="of:=[.A893]+[.$C$1]" office:value-type="float" office:value="0.890000000000001" calcext:value-type="float">
            <text:p>0.890000000000001</text:p>
          </table:table-cell>
          <table:table-cell table:style-name="ce1" table:formula="of:=[.$C$2]-(9.807*POWER([.A894];2))/2" office:value-type="float" office:value="6.11593764999999" calcext:value-type="float">
            <text:p>6.11593764999999</text:p>
          </table:table-cell>
          <table:table-cell table:style-name="ce1" table:formula="of:=[.C893]+([.A894]-[.A893])*[.$E$1]" office:value-type="float" office:value="-8.72823000000014" calcext:value-type="float">
            <text:p>-8.72823000000014</text:p>
          </table:table-cell>
          <table:table-cell table:style-name="ce1" table:formula="of:=[.$C$2]+[.$E$1]*POWER([.A894];2)" office:value-type="float" office:value="2.23187529999999" calcext:value-type="float">
            <text:p>2.23187529999999</text:p>
          </table:table-cell>
          <table:table-cell table:number-columns-repeated="1020"/>
        </table:table-row>
        <table:table-row table:style-name="ro1">
          <table:table-cell table:style-name="ce1" table:formula="of:=[.A894]+[.$C$1]" office:value-type="float" office:value="0.891000000000001" calcext:value-type="float">
            <text:p>0.891000000000001</text:p>
          </table:table-cell>
          <table:table-cell table:style-name="ce1" table:formula="of:=[.$C$2]-(9.807*POWER([.A895];2))/2" office:value-type="float" office:value="6.10720451649999" calcext:value-type="float">
            <text:p>6.10720451649999</text:p>
          </table:table-cell>
          <table:table-cell table:style-name="ce1" table:formula="of:=[.C894]+([.A895]-[.A894])*[.$E$1]" office:value-type="float" office:value="-8.73803700000014" calcext:value-type="float">
            <text:p>-8.73803700000014</text:p>
          </table:table-cell>
          <table:table-cell table:style-name="ce1" table:formula="of:=[.$C$2]+[.$E$1]*POWER([.A895];2)" office:value-type="float" office:value="2.21440903299999" calcext:value-type="float">
            <text:p>2.21440903299999</text:p>
          </table:table-cell>
          <table:table-cell table:number-columns-repeated="1020"/>
        </table:table-row>
        <table:table-row table:style-name="ro1">
          <table:table-cell table:style-name="ce1" table:formula="of:=[.A895]+[.$C$1]" office:value-type="float" office:value="0.892000000000001" calcext:value-type="float">
            <text:p>0.892000000000001</text:p>
          </table:table-cell>
          <table:table-cell table:style-name="ce1" table:formula="of:=[.$C$2]-(9.807*POWER([.A896];2))/2" office:value-type="float" office:value="6.09846157599999" calcext:value-type="float">
            <text:p>6.09846157599999</text:p>
          </table:table-cell>
          <table:table-cell table:style-name="ce1" table:formula="of:=[.C895]+([.A896]-[.A895])*[.$E$1]" office:value-type="float" office:value="-8.74784400000014" calcext:value-type="float">
            <text:p>-8.74784400000014</text:p>
          </table:table-cell>
          <table:table-cell table:style-name="ce1" table:formula="of:=[.$C$2]+[.$E$1]*POWER([.A896];2)" office:value-type="float" office:value="2.19692315199999" calcext:value-type="float">
            <text:p>2.19692315199999</text:p>
          </table:table-cell>
          <table:table-cell table:number-columns-repeated="1020"/>
        </table:table-row>
        <table:table-row table:style-name="ro1">
          <table:table-cell table:style-name="ce1" table:formula="of:=[.A896]+[.$C$1]" office:value-type="float" office:value="0.893000000000001" calcext:value-type="float">
            <text:p>0.893000000000001</text:p>
          </table:table-cell>
          <table:table-cell table:style-name="ce1" table:formula="of:=[.$C$2]-(9.807*POWER([.A897];2))/2" office:value-type="float" office:value="6.08970882849999" calcext:value-type="float">
            <text:p>6.08970882849999</text:p>
          </table:table-cell>
          <table:table-cell table:style-name="ce1" table:formula="of:=[.C896]+([.A897]-[.A896])*[.$E$1]" office:value-type="float" office:value="-8.75765100000014" calcext:value-type="float">
            <text:p>-8.75765100000014</text:p>
          </table:table-cell>
          <table:table-cell table:style-name="ce1" table:formula="of:=[.$C$2]+[.$E$1]*POWER([.A897];2)" office:value-type="float" office:value="2.17941765699999" calcext:value-type="float">
            <text:p>2.17941765699999</text:p>
          </table:table-cell>
          <table:table-cell table:number-columns-repeated="1020"/>
        </table:table-row>
        <table:table-row table:style-name="ro1">
          <table:table-cell table:style-name="ce1" table:formula="of:=[.A897]+[.$C$1]" office:value-type="float" office:value="0.894000000000001" calcext:value-type="float">
            <text:p>0.894000000000001</text:p>
          </table:table-cell>
          <table:table-cell table:style-name="ce1" table:formula="of:=[.$C$2]-(9.807*POWER([.A898];2))/2" office:value-type="float" office:value="6.08094627399999" calcext:value-type="float">
            <text:p>6.08094627399999</text:p>
          </table:table-cell>
          <table:table-cell table:style-name="ce1" table:formula="of:=[.C897]+([.A898]-[.A897])*[.$E$1]" office:value-type="float" office:value="-8.76745800000014" calcext:value-type="float">
            <text:p>-8.76745800000014</text:p>
          </table:table-cell>
          <table:table-cell table:style-name="ce1" table:formula="of:=[.$C$2]+[.$E$1]*POWER([.A898];2)" office:value-type="float" office:value="2.16189254799999" calcext:value-type="float">
            <text:p>2.16189254799999</text:p>
          </table:table-cell>
          <table:table-cell table:number-columns-repeated="1020"/>
        </table:table-row>
        <table:table-row table:style-name="ro1">
          <table:table-cell table:style-name="ce1" table:formula="of:=[.A898]+[.$C$1]" office:value-type="float" office:value="0.895000000000001" calcext:value-type="float">
            <text:p>0.895000000000001</text:p>
          </table:table-cell>
          <table:table-cell table:style-name="ce1" table:formula="of:=[.$C$2]-(9.807*POWER([.A899];2))/2" office:value-type="float" office:value="6.07217391249999" calcext:value-type="float">
            <text:p>6.07217391249999</text:p>
          </table:table-cell>
          <table:table-cell table:style-name="ce1" table:formula="of:=[.C898]+([.A899]-[.A898])*[.$E$1]" office:value-type="float" office:value="-8.77726500000014" calcext:value-type="float">
            <text:p>-8.77726500000014</text:p>
          </table:table-cell>
          <table:table-cell table:style-name="ce1" table:formula="of:=[.$C$2]+[.$E$1]*POWER([.A899];2)" office:value-type="float" office:value="2.14434782499999" calcext:value-type="float">
            <text:p>2.14434782499999</text:p>
          </table:table-cell>
          <table:table-cell table:number-columns-repeated="1020"/>
        </table:table-row>
        <table:table-row table:style-name="ro1">
          <table:table-cell table:style-name="ce1" table:formula="of:=[.A899]+[.$C$1]" office:value-type="float" office:value="0.896000000000001" calcext:value-type="float">
            <text:p>0.896000000000001</text:p>
          </table:table-cell>
          <table:table-cell table:style-name="ce1" table:formula="of:=[.$C$2]-(9.807*POWER([.A900];2))/2" office:value-type="float" office:value="6.06339174399999" calcext:value-type="float">
            <text:p>6.06339174399999</text:p>
          </table:table-cell>
          <table:table-cell table:style-name="ce1" table:formula="of:=[.C899]+([.A900]-[.A899])*[.$E$1]" office:value-type="float" office:value="-8.78707200000014" calcext:value-type="float">
            <text:p>-8.78707200000014</text:p>
          </table:table-cell>
          <table:table-cell table:style-name="ce1" table:formula="of:=[.$C$2]+[.$E$1]*POWER([.A900];2)" office:value-type="float" office:value="2.12678348799999" calcext:value-type="float">
            <text:p>2.12678348799999</text:p>
          </table:table-cell>
          <table:table-cell table:number-columns-repeated="1020"/>
        </table:table-row>
        <table:table-row table:style-name="ro1">
          <table:table-cell table:style-name="ce1" table:formula="of:=[.A900]+[.$C$1]" office:value-type="float" office:value="0.897000000000001" calcext:value-type="float">
            <text:p>0.897000000000001</text:p>
          </table:table-cell>
          <table:table-cell table:style-name="ce1" table:formula="of:=[.$C$2]-(9.807*POWER([.A901];2))/2" office:value-type="float" office:value="6.05459976849999" calcext:value-type="float">
            <text:p>6.05459976849999</text:p>
          </table:table-cell>
          <table:table-cell table:style-name="ce1" table:formula="of:=[.C900]+([.A901]-[.A900])*[.$E$1]" office:value-type="float" office:value="-8.79687900000014" calcext:value-type="float">
            <text:p>-8.79687900000014</text:p>
          </table:table-cell>
          <table:table-cell table:style-name="ce1" table:formula="of:=[.$C$2]+[.$E$1]*POWER([.A901];2)" office:value-type="float" office:value="2.10919953699999" calcext:value-type="float">
            <text:p>2.10919953699999</text:p>
          </table:table-cell>
          <table:table-cell table:number-columns-repeated="1020"/>
        </table:table-row>
        <table:table-row table:style-name="ro1">
          <table:table-cell table:style-name="ce1" table:formula="of:=[.A901]+[.$C$1]" office:value-type="float" office:value="0.898000000000001" calcext:value-type="float">
            <text:p>0.898000000000001</text:p>
          </table:table-cell>
          <table:table-cell table:style-name="ce1" table:formula="of:=[.$C$2]-(9.807*POWER([.A902];2))/2" office:value-type="float" office:value="6.04579798599999" calcext:value-type="float">
            <text:p>6.04579798599999</text:p>
          </table:table-cell>
          <table:table-cell table:style-name="ce1" table:formula="of:=[.C901]+([.A902]-[.A901])*[.$E$1]" office:value-type="float" office:value="-8.80668600000014" calcext:value-type="float">
            <text:p>-8.80668600000014</text:p>
          </table:table-cell>
          <table:table-cell table:style-name="ce1" table:formula="of:=[.$C$2]+[.$E$1]*POWER([.A902];2)" office:value-type="float" office:value="2.09159597199999" calcext:value-type="float">
            <text:p>2.09159597199999</text:p>
          </table:table-cell>
          <table:table-cell table:number-columns-repeated="1020"/>
        </table:table-row>
        <table:table-row table:style-name="ro1">
          <table:table-cell table:style-name="ce1" table:formula="of:=[.A902]+[.$C$1]" office:value-type="float" office:value="0.899000000000001" calcext:value-type="float">
            <text:p>0.899000000000001</text:p>
          </table:table-cell>
          <table:table-cell table:style-name="ce1" table:formula="of:=[.$C$2]-(9.807*POWER([.A903];2))/2" office:value-type="float" office:value="6.03698639649999" calcext:value-type="float">
            <text:p>6.03698639649999</text:p>
          </table:table-cell>
          <table:table-cell table:style-name="ce1" table:formula="of:=[.C902]+([.A903]-[.A902])*[.$E$1]" office:value-type="float" office:value="-8.81649300000014" calcext:value-type="float">
            <text:p>-8.81649300000014</text:p>
          </table:table-cell>
          <table:table-cell table:style-name="ce1" table:formula="of:=[.$C$2]+[.$E$1]*POWER([.A903];2)" office:value-type="float" office:value="2.07397279299999" calcext:value-type="float">
            <text:p>2.07397279299999</text:p>
          </table:table-cell>
          <table:table-cell table:number-columns-repeated="1020"/>
        </table:table-row>
        <table:table-row table:style-name="ro1">
          <table:table-cell table:style-name="ce1" table:formula="of:=[.A903]+[.$C$1]" office:value-type="float" office:value="0.900000000000001" calcext:value-type="float">
            <text:p>0.900000000000001</text:p>
          </table:table-cell>
          <table:table-cell table:style-name="ce1" table:formula="of:=[.$C$2]-(9.807*POWER([.A904];2))/2" office:value-type="float" office:value="6.02816499999999" calcext:value-type="float">
            <text:p>6.02816499999999</text:p>
          </table:table-cell>
          <table:table-cell table:style-name="ce1" table:formula="of:=[.C903]+([.A904]-[.A903])*[.$E$1]" office:value-type="float" office:value="-8.82630000000014" calcext:value-type="float">
            <text:p>-8.82630000000014</text:p>
          </table:table-cell>
          <table:table-cell table:style-name="ce1" table:formula="of:=[.$C$2]+[.$E$1]*POWER([.A904];2)" office:value-type="float" office:value="2.05632999999999" calcext:value-type="float">
            <text:p>2.05632999999999</text:p>
          </table:table-cell>
          <table:table-cell table:number-columns-repeated="1020"/>
        </table:table-row>
        <table:table-row table:style-name="ro1">
          <table:table-cell table:style-name="ce1" table:formula="of:=[.A904]+[.$C$1]" office:value-type="float" office:value="0.901000000000001" calcext:value-type="float">
            <text:p>0.901000000000001</text:p>
          </table:table-cell>
          <table:table-cell table:style-name="ce1" table:formula="of:=[.$C$2]-(9.807*POWER([.A905];2))/2" office:value-type="float" office:value="6.01933379649999" calcext:value-type="float">
            <text:p>6.01933379649999</text:p>
          </table:table-cell>
          <table:table-cell table:style-name="ce1" table:formula="of:=[.C904]+([.A905]-[.A904])*[.$E$1]" office:value-type="float" office:value="-8.83610700000014" calcext:value-type="float">
            <text:p>-8.83610700000014</text:p>
          </table:table-cell>
          <table:table-cell table:style-name="ce1" table:formula="of:=[.$C$2]+[.$E$1]*POWER([.A905];2)" office:value-type="float" office:value="2.03866759299999" calcext:value-type="float">
            <text:p>2.03866759299999</text:p>
          </table:table-cell>
          <table:table-cell table:number-columns-repeated="1020"/>
        </table:table-row>
        <table:table-row table:style-name="ro1">
          <table:table-cell table:style-name="ce1" table:formula="of:=[.A905]+[.$C$1]" office:value-type="float" office:value="0.902000000000001" calcext:value-type="float">
            <text:p>0.902000000000001</text:p>
          </table:table-cell>
          <table:table-cell table:style-name="ce1" table:formula="of:=[.$C$2]-(9.807*POWER([.A906];2))/2" office:value-type="float" office:value="6.01049278599999" calcext:value-type="float">
            <text:p>6.01049278599999</text:p>
          </table:table-cell>
          <table:table-cell table:style-name="ce1" table:formula="of:=[.C905]+([.A906]-[.A905])*[.$E$1]" office:value-type="float" office:value="-8.84591400000014" calcext:value-type="float">
            <text:p>-8.84591400000014</text:p>
          </table:table-cell>
          <table:table-cell table:style-name="ce1" table:formula="of:=[.$C$2]+[.$E$1]*POWER([.A906];2)" office:value-type="float" office:value="2.02098557199999" calcext:value-type="float">
            <text:p>2.02098557199999</text:p>
          </table:table-cell>
          <table:table-cell table:number-columns-repeated="1020"/>
        </table:table-row>
        <table:table-row table:style-name="ro1">
          <table:table-cell table:style-name="ce1" table:formula="of:=[.A906]+[.$C$1]" office:value-type="float" office:value="0.903000000000001" calcext:value-type="float">
            <text:p>0.903000000000001</text:p>
          </table:table-cell>
          <table:table-cell table:style-name="ce1" table:formula="of:=[.$C$2]-(9.807*POWER([.A907];2))/2" office:value-type="float" office:value="6.00164196849999" calcext:value-type="float">
            <text:p>6.00164196849999</text:p>
          </table:table-cell>
          <table:table-cell table:style-name="ce1" table:formula="of:=[.C906]+([.A907]-[.A906])*[.$E$1]" office:value-type="float" office:value="-8.85572100000014" calcext:value-type="float">
            <text:p>-8.85572100000014</text:p>
          </table:table-cell>
          <table:table-cell table:style-name="ce1" table:formula="of:=[.$C$2]+[.$E$1]*POWER([.A907];2)" office:value-type="float" office:value="2.00328393699999" calcext:value-type="float">
            <text:p>2.00328393699999</text:p>
          </table:table-cell>
          <table:table-cell table:number-columns-repeated="1020"/>
        </table:table-row>
        <table:table-row table:style-name="ro1">
          <table:table-cell table:style-name="ce1" table:formula="of:=[.A907]+[.$C$1]" office:value-type="float" office:value="0.904000000000001" calcext:value-type="float">
            <text:p>0.904000000000001</text:p>
          </table:table-cell>
          <table:table-cell table:style-name="ce1" table:formula="of:=[.$C$2]-(9.807*POWER([.A908];2))/2" office:value-type="float" office:value="5.99278134399999" calcext:value-type="float">
            <text:p>5.99278134399999</text:p>
          </table:table-cell>
          <table:table-cell table:style-name="ce1" table:formula="of:=[.C907]+([.A908]-[.A907])*[.$E$1]" office:value-type="float" office:value="-8.86552800000014" calcext:value-type="float">
            <text:p>-8.86552800000014</text:p>
          </table:table-cell>
          <table:table-cell table:style-name="ce1" table:formula="of:=[.$C$2]+[.$E$1]*POWER([.A908];2)" office:value-type="float" office:value="1.98556268799999" calcext:value-type="float">
            <text:p>1.98556268799999</text:p>
          </table:table-cell>
          <table:table-cell table:number-columns-repeated="1020"/>
        </table:table-row>
        <table:table-row table:style-name="ro1">
          <table:table-cell table:style-name="ce1" table:formula="of:=[.A908]+[.$C$1]" office:value-type="float" office:value="0.905000000000001" calcext:value-type="float">
            <text:p>0.905000000000001</text:p>
          </table:table-cell>
          <table:table-cell table:style-name="ce1" table:formula="of:=[.$C$2]-(9.807*POWER([.A909];2))/2" office:value-type="float" office:value="5.98391091249999" calcext:value-type="float">
            <text:p>5.98391091249999</text:p>
          </table:table-cell>
          <table:table-cell table:style-name="ce1" table:formula="of:=[.C908]+([.A909]-[.A908])*[.$E$1]" office:value-type="float" office:value="-8.87533500000014" calcext:value-type="float">
            <text:p>-8.87533500000014</text:p>
          </table:table-cell>
          <table:table-cell table:style-name="ce1" table:formula="of:=[.$C$2]+[.$E$1]*POWER([.A909];2)" office:value-type="float" office:value="1.96782182499999" calcext:value-type="float">
            <text:p>1.96782182499999</text:p>
          </table:table-cell>
          <table:table-cell table:number-columns-repeated="1020"/>
        </table:table-row>
        <table:table-row table:style-name="ro1">
          <table:table-cell table:style-name="ce1" table:formula="of:=[.A909]+[.$C$1]" office:value-type="float" office:value="0.906000000000001" calcext:value-type="float">
            <text:p>0.906000000000001</text:p>
          </table:table-cell>
          <table:table-cell table:style-name="ce1" table:formula="of:=[.$C$2]-(9.807*POWER([.A910];2))/2" office:value-type="float" office:value="5.97503067399999" calcext:value-type="float">
            <text:p>5.97503067399999</text:p>
          </table:table-cell>
          <table:table-cell table:style-name="ce1" table:formula="of:=[.C909]+([.A910]-[.A909])*[.$E$1]" office:value-type="float" office:value="-8.88514200000014" calcext:value-type="float">
            <text:p>-8.88514200000014</text:p>
          </table:table-cell>
          <table:table-cell table:style-name="ce1" table:formula="of:=[.$C$2]+[.$E$1]*POWER([.A910];2)" office:value-type="float" office:value="1.95006134799999" calcext:value-type="float">
            <text:p>1.95006134799999</text:p>
          </table:table-cell>
          <table:table-cell table:number-columns-repeated="1020"/>
        </table:table-row>
        <table:table-row table:style-name="ro1">
          <table:table-cell table:style-name="ce1" table:formula="of:=[.A910]+[.$C$1]" office:value-type="float" office:value="0.907000000000001" calcext:value-type="float">
            <text:p>0.907000000000001</text:p>
          </table:table-cell>
          <table:table-cell table:style-name="ce1" table:formula="of:=[.$C$2]-(9.807*POWER([.A911];2))/2" office:value-type="float" office:value="5.96614062849999" calcext:value-type="float">
            <text:p>5.96614062849999</text:p>
          </table:table-cell>
          <table:table-cell table:style-name="ce1" table:formula="of:=[.C910]+([.A911]-[.A910])*[.$E$1]" office:value-type="float" office:value="-8.89494900000014" calcext:value-type="float">
            <text:p>-8.89494900000014</text:p>
          </table:table-cell>
          <table:table-cell table:style-name="ce1" table:formula="of:=[.$C$2]+[.$E$1]*POWER([.A911];2)" office:value-type="float" office:value="1.93228125699999" calcext:value-type="float">
            <text:p>1.93228125699999</text:p>
          </table:table-cell>
          <table:table-cell table:number-columns-repeated="1020"/>
        </table:table-row>
        <table:table-row table:style-name="ro1">
          <table:table-cell table:style-name="ce1" table:formula="of:=[.A911]+[.$C$1]" office:value-type="float" office:value="0.908000000000001" calcext:value-type="float">
            <text:p>0.908000000000001</text:p>
          </table:table-cell>
          <table:table-cell table:style-name="ce1" table:formula="of:=[.$C$2]-(9.807*POWER([.A912];2))/2" office:value-type="float" office:value="5.95724077599999" calcext:value-type="float">
            <text:p>5.95724077599999</text:p>
          </table:table-cell>
          <table:table-cell table:style-name="ce1" table:formula="of:=[.C911]+([.A912]-[.A911])*[.$E$1]" office:value-type="float" office:value="-8.90475600000014" calcext:value-type="float">
            <text:p>-8.90475600000014</text:p>
          </table:table-cell>
          <table:table-cell table:style-name="ce1" table:formula="of:=[.$C$2]+[.$E$1]*POWER([.A912];2)" office:value-type="float" office:value="1.91448155199999" calcext:value-type="float">
            <text:p>1.91448155199999</text:p>
          </table:table-cell>
          <table:table-cell table:number-columns-repeated="1020"/>
        </table:table-row>
        <table:table-row table:style-name="ro1">
          <table:table-cell table:style-name="ce1" table:formula="of:=[.A912]+[.$C$1]" office:value-type="float" office:value="0.909000000000001" calcext:value-type="float">
            <text:p>0.909000000000001</text:p>
          </table:table-cell>
          <table:table-cell table:style-name="ce1" table:formula="of:=[.$C$2]-(9.807*POWER([.A913];2))/2" office:value-type="float" office:value="5.94833111649999" calcext:value-type="float">
            <text:p>5.94833111649999</text:p>
          </table:table-cell>
          <table:table-cell table:style-name="ce1" table:formula="of:=[.C912]+([.A913]-[.A912])*[.$E$1]" office:value-type="float" office:value="-8.91456300000014" calcext:value-type="float">
            <text:p>-8.91456300000014</text:p>
          </table:table-cell>
          <table:table-cell table:style-name="ce1" table:formula="of:=[.$C$2]+[.$E$1]*POWER([.A913];2)" office:value-type="float" office:value="1.89666223299999" calcext:value-type="float">
            <text:p>1.89666223299999</text:p>
          </table:table-cell>
          <table:table-cell table:number-columns-repeated="1020"/>
        </table:table-row>
        <table:table-row table:style-name="ro1">
          <table:table-cell table:style-name="ce1" table:formula="of:=[.A913]+[.$C$1]" office:value-type="float" office:value="0.910000000000001" calcext:value-type="float">
            <text:p>0.910000000000001</text:p>
          </table:table-cell>
          <table:table-cell table:style-name="ce1" table:formula="of:=[.$C$2]-(9.807*POWER([.A914];2))/2" office:value-type="float" office:value="5.93941164999999" calcext:value-type="float">
            <text:p>5.93941164999999</text:p>
          </table:table-cell>
          <table:table-cell table:style-name="ce1" table:formula="of:=[.C913]+([.A914]-[.A913])*[.$E$1]" office:value-type="float" office:value="-8.92437000000014" calcext:value-type="float">
            <text:p>-8.92437000000014</text:p>
          </table:table-cell>
          <table:table-cell table:style-name="ce1" table:formula="of:=[.$C$2]+[.$E$1]*POWER([.A914];2)" office:value-type="float" office:value="1.87882329999999" calcext:value-type="float">
            <text:p>1.87882329999999</text:p>
          </table:table-cell>
          <table:table-cell table:number-columns-repeated="1020"/>
        </table:table-row>
        <table:table-row table:style-name="ro1">
          <table:table-cell table:style-name="ce1" table:formula="of:=[.A914]+[.$C$1]" office:value-type="float" office:value="0.911000000000001" calcext:value-type="float">
            <text:p>0.911000000000001</text:p>
          </table:table-cell>
          <table:table-cell table:style-name="ce1" table:formula="of:=[.$C$2]-(9.807*POWER([.A915];2))/2" office:value-type="float" office:value="5.93048237649999" calcext:value-type="float">
            <text:p>5.93048237649999</text:p>
          </table:table-cell>
          <table:table-cell table:style-name="ce1" table:formula="of:=[.C914]+([.A915]-[.A914])*[.$E$1]" office:value-type="float" office:value="-8.93417700000014" calcext:value-type="float">
            <text:p>-8.93417700000014</text:p>
          </table:table-cell>
          <table:table-cell table:style-name="ce1" table:formula="of:=[.$C$2]+[.$E$1]*POWER([.A915];2)" office:value-type="float" office:value="1.86096475299999" calcext:value-type="float">
            <text:p>1.86096475299999</text:p>
          </table:table-cell>
          <table:table-cell table:number-columns-repeated="1020"/>
        </table:table-row>
        <table:table-row table:style-name="ro1">
          <table:table-cell table:style-name="ce1" table:formula="of:=[.A915]+[.$C$1]" office:value-type="float" office:value="0.912000000000001" calcext:value-type="float">
            <text:p>0.912000000000001</text:p>
          </table:table-cell>
          <table:table-cell table:style-name="ce1" table:formula="of:=[.$C$2]-(9.807*POWER([.A916];2))/2" office:value-type="float" office:value="5.92154329599999" calcext:value-type="float">
            <text:p>5.92154329599999</text:p>
          </table:table-cell>
          <table:table-cell table:style-name="ce1" table:formula="of:=[.C915]+([.A916]-[.A915])*[.$E$1]" office:value-type="float" office:value="-8.94398400000014" calcext:value-type="float">
            <text:p>-8.94398400000014</text:p>
          </table:table-cell>
          <table:table-cell table:style-name="ce1" table:formula="of:=[.$C$2]+[.$E$1]*POWER([.A916];2)" office:value-type="float" office:value="1.84308659199999" calcext:value-type="float">
            <text:p>1.84308659199999</text:p>
          </table:table-cell>
          <table:table-cell table:number-columns-repeated="1020"/>
        </table:table-row>
        <table:table-row table:style-name="ro1">
          <table:table-cell table:style-name="ce1" table:formula="of:=[.A916]+[.$C$1]" office:value-type="float" office:value="0.913000000000001" calcext:value-type="float">
            <text:p>0.913000000000001</text:p>
          </table:table-cell>
          <table:table-cell table:style-name="ce1" table:formula="of:=[.$C$2]-(9.807*POWER([.A917];2))/2" office:value-type="float" office:value="5.91259440849999" calcext:value-type="float">
            <text:p>5.91259440849999</text:p>
          </table:table-cell>
          <table:table-cell table:style-name="ce1" table:formula="of:=[.C916]+([.A917]-[.A916])*[.$E$1]" office:value-type="float" office:value="-8.95379100000014" calcext:value-type="float">
            <text:p>-8.95379100000014</text:p>
          </table:table-cell>
          <table:table-cell table:style-name="ce1" table:formula="of:=[.$C$2]+[.$E$1]*POWER([.A917];2)" office:value-type="float" office:value="1.82518881699999" calcext:value-type="float">
            <text:p>1.82518881699999</text:p>
          </table:table-cell>
          <table:table-cell table:number-columns-repeated="1020"/>
        </table:table-row>
        <table:table-row table:style-name="ro1">
          <table:table-cell table:style-name="ce1" table:formula="of:=[.A917]+[.$C$1]" office:value-type="float" office:value="0.914000000000001" calcext:value-type="float">
            <text:p>0.914000000000001</text:p>
          </table:table-cell>
          <table:table-cell table:style-name="ce1" table:formula="of:=[.$C$2]-(9.807*POWER([.A918];2))/2" office:value-type="float" office:value="5.90363571399999" calcext:value-type="float">
            <text:p>5.90363571399999</text:p>
          </table:table-cell>
          <table:table-cell table:style-name="ce1" table:formula="of:=[.C917]+([.A918]-[.A917])*[.$E$1]" office:value-type="float" office:value="-8.96359800000014" calcext:value-type="float">
            <text:p>-8.96359800000014</text:p>
          </table:table-cell>
          <table:table-cell table:style-name="ce1" table:formula="of:=[.$C$2]+[.$E$1]*POWER([.A918];2)" office:value-type="float" office:value="1.80727142799999" calcext:value-type="float">
            <text:p>1.80727142799999</text:p>
          </table:table-cell>
          <table:table-cell table:number-columns-repeated="1020"/>
        </table:table-row>
        <table:table-row table:style-name="ro1">
          <table:table-cell table:style-name="ce1" table:formula="of:=[.A918]+[.$C$1]" office:value-type="float" office:value="0.915000000000001" calcext:value-type="float">
            <text:p>0.915000000000001</text:p>
          </table:table-cell>
          <table:table-cell table:style-name="ce1" table:formula="of:=[.$C$2]-(9.807*POWER([.A919];2))/2" office:value-type="float" office:value="5.89466721249999" calcext:value-type="float">
            <text:p>5.89466721249999</text:p>
          </table:table-cell>
          <table:table-cell table:style-name="ce1" table:formula="of:=[.C918]+([.A919]-[.A918])*[.$E$1]" office:value-type="float" office:value="-8.97340500000014" calcext:value-type="float">
            <text:p>-8.97340500000014</text:p>
          </table:table-cell>
          <table:table-cell table:style-name="ce1" table:formula="of:=[.$C$2]+[.$E$1]*POWER([.A919];2)" office:value-type="float" office:value="1.78933442499999" calcext:value-type="float">
            <text:p>1.78933442499999</text:p>
          </table:table-cell>
          <table:table-cell table:number-columns-repeated="1020"/>
        </table:table-row>
        <table:table-row table:style-name="ro1">
          <table:table-cell table:style-name="ce1" table:formula="of:=[.A919]+[.$C$1]" office:value-type="float" office:value="0.916000000000001" calcext:value-type="float">
            <text:p>0.916000000000001</text:p>
          </table:table-cell>
          <table:table-cell table:style-name="ce1" table:formula="of:=[.$C$2]-(9.807*POWER([.A920];2))/2" office:value-type="float" office:value="5.88568890399999" calcext:value-type="float">
            <text:p>5.88568890399999</text:p>
          </table:table-cell>
          <table:table-cell table:style-name="ce1" table:formula="of:=[.C919]+([.A920]-[.A919])*[.$E$1]" office:value-type="float" office:value="-8.98321200000014" calcext:value-type="float">
            <text:p>-8.98321200000014</text:p>
          </table:table-cell>
          <table:table-cell table:style-name="ce1" table:formula="of:=[.$C$2]+[.$E$1]*POWER([.A920];2)" office:value-type="float" office:value="1.77137780799999" calcext:value-type="float">
            <text:p>1.77137780799999</text:p>
          </table:table-cell>
          <table:table-cell table:number-columns-repeated="1020"/>
        </table:table-row>
        <table:table-row table:style-name="ro1">
          <table:table-cell table:style-name="ce1" table:formula="of:=[.A920]+[.$C$1]" office:value-type="float" office:value="0.917000000000001" calcext:value-type="float">
            <text:p>0.917000000000001</text:p>
          </table:table-cell>
          <table:table-cell table:style-name="ce1" table:formula="of:=[.$C$2]-(9.807*POWER([.A921];2))/2" office:value-type="float" office:value="5.87670078849999" calcext:value-type="float">
            <text:p>5.87670078849999</text:p>
          </table:table-cell>
          <table:table-cell table:style-name="ce1" table:formula="of:=[.C920]+([.A921]-[.A920])*[.$E$1]" office:value-type="float" office:value="-8.99301900000014" calcext:value-type="float">
            <text:p>-8.99301900000014</text:p>
          </table:table-cell>
          <table:table-cell table:style-name="ce1" table:formula="of:=[.$C$2]+[.$E$1]*POWER([.A921];2)" office:value-type="float" office:value="1.75340157699999" calcext:value-type="float">
            <text:p>1.75340157699999</text:p>
          </table:table-cell>
          <table:table-cell table:number-columns-repeated="1020"/>
        </table:table-row>
        <table:table-row table:style-name="ro1">
          <table:table-cell table:style-name="ce1" table:formula="of:=[.A921]+[.$C$1]" office:value-type="float" office:value="0.918000000000001" calcext:value-type="float">
            <text:p>0.918000000000001</text:p>
          </table:table-cell>
          <table:table-cell table:style-name="ce1" table:formula="of:=[.$C$2]-(9.807*POWER([.A922];2))/2" office:value-type="float" office:value="5.86770286599999" calcext:value-type="float">
            <text:p>5.86770286599999</text:p>
          </table:table-cell>
          <table:table-cell table:style-name="ce1" table:formula="of:=[.C921]+([.A922]-[.A921])*[.$E$1]" office:value-type="float" office:value="-9.00282600000014" calcext:value-type="float">
            <text:p>-9.00282600000014</text:p>
          </table:table-cell>
          <table:table-cell table:style-name="ce1" table:formula="of:=[.$C$2]+[.$E$1]*POWER([.A922];2)" office:value-type="float" office:value="1.73540573199999" calcext:value-type="float">
            <text:p>1.73540573199999</text:p>
          </table:table-cell>
          <table:table-cell table:number-columns-repeated="1020"/>
        </table:table-row>
        <table:table-row table:style-name="ro1">
          <table:table-cell table:style-name="ce1" table:formula="of:=[.A922]+[.$C$1]" office:value-type="float" office:value="0.919000000000001" calcext:value-type="float">
            <text:p>0.919000000000001</text:p>
          </table:table-cell>
          <table:table-cell table:style-name="ce1" table:formula="of:=[.$C$2]-(9.807*POWER([.A923];2))/2" office:value-type="float" office:value="5.85869513649999" calcext:value-type="float">
            <text:p>5.85869513649999</text:p>
          </table:table-cell>
          <table:table-cell table:style-name="ce1" table:formula="of:=[.C922]+([.A923]-[.A922])*[.$E$1]" office:value-type="float" office:value="-9.01263300000015" calcext:value-type="float">
            <text:p>-9.01263300000015</text:p>
          </table:table-cell>
          <table:table-cell table:style-name="ce1" table:formula="of:=[.$C$2]+[.$E$1]*POWER([.A923];2)" office:value-type="float" office:value="1.71739027299999" calcext:value-type="float">
            <text:p>1.71739027299999</text:p>
          </table:table-cell>
          <table:table-cell table:number-columns-repeated="1020"/>
        </table:table-row>
        <table:table-row table:style-name="ro1">
          <table:table-cell table:style-name="ce1" table:formula="of:=[.A923]+[.$C$1]" office:value-type="float" office:value="0.920000000000001" calcext:value-type="float">
            <text:p>0.920000000000001</text:p>
          </table:table-cell>
          <table:table-cell table:style-name="ce1" table:formula="of:=[.$C$2]-(9.807*POWER([.A924];2))/2" office:value-type="float" office:value="5.84967759999999" calcext:value-type="float">
            <text:p>5.84967759999999</text:p>
          </table:table-cell>
          <table:table-cell table:style-name="ce1" table:formula="of:=[.C923]+([.A924]-[.A923])*[.$E$1]" office:value-type="float" office:value="-9.02244000000015" calcext:value-type="float">
            <text:p>-9.02244000000015</text:p>
          </table:table-cell>
          <table:table-cell table:style-name="ce1" table:formula="of:=[.$C$2]+[.$E$1]*POWER([.A924];2)" office:value-type="float" office:value="1.69935519999999" calcext:value-type="float">
            <text:p>1.69935519999999</text:p>
          </table:table-cell>
          <table:table-cell table:number-columns-repeated="1020"/>
        </table:table-row>
        <table:table-row table:style-name="ro1">
          <table:table-cell table:style-name="ce1" table:formula="of:=[.A924]+[.$C$1]" office:value-type="float" office:value="0.921000000000001" calcext:value-type="float">
            <text:p>0.921000000000001</text:p>
          </table:table-cell>
          <table:table-cell table:style-name="ce1" table:formula="of:=[.$C$2]-(9.807*POWER([.A925];2))/2" office:value-type="float" office:value="5.84065025649999" calcext:value-type="float">
            <text:p>5.84065025649999</text:p>
          </table:table-cell>
          <table:table-cell table:style-name="ce1" table:formula="of:=[.C924]+([.A925]-[.A924])*[.$E$1]" office:value-type="float" office:value="-9.03224700000015" calcext:value-type="float">
            <text:p>-9.03224700000015</text:p>
          </table:table-cell>
          <table:table-cell table:style-name="ce1" table:formula="of:=[.$C$2]+[.$E$1]*POWER([.A925];2)" office:value-type="float" office:value="1.68130051299999" calcext:value-type="float">
            <text:p>1.68130051299999</text:p>
          </table:table-cell>
          <table:table-cell table:number-columns-repeated="1020"/>
        </table:table-row>
        <table:table-row table:style-name="ro1">
          <table:table-cell table:style-name="ce1" table:formula="of:=[.A925]+[.$C$1]" office:value-type="float" office:value="0.922000000000001" calcext:value-type="float">
            <text:p>0.922000000000001</text:p>
          </table:table-cell>
          <table:table-cell table:style-name="ce1" table:formula="of:=[.$C$2]-(9.807*POWER([.A926];2))/2" office:value-type="float" office:value="5.83161310599999" calcext:value-type="float">
            <text:p>5.83161310599999</text:p>
          </table:table-cell>
          <table:table-cell table:style-name="ce1" table:formula="of:=[.C925]+([.A926]-[.A925])*[.$E$1]" office:value-type="float" office:value="-9.04205400000015" calcext:value-type="float">
            <text:p>-9.04205400000015</text:p>
          </table:table-cell>
          <table:table-cell table:style-name="ce1" table:formula="of:=[.$C$2]+[.$E$1]*POWER([.A926];2)" office:value-type="float" office:value="1.66322621199999" calcext:value-type="float">
            <text:p>1.66322621199999</text:p>
          </table:table-cell>
          <table:table-cell table:number-columns-repeated="1020"/>
        </table:table-row>
        <table:table-row table:style-name="ro1">
          <table:table-cell table:style-name="ce1" table:formula="of:=[.A926]+[.$C$1]" office:value-type="float" office:value="0.923000000000001" calcext:value-type="float">
            <text:p>0.923000000000001</text:p>
          </table:table-cell>
          <table:table-cell table:style-name="ce1" table:formula="of:=[.$C$2]-(9.807*POWER([.A927];2))/2" office:value-type="float" office:value="5.82256614849999" calcext:value-type="float">
            <text:p>5.82256614849999</text:p>
          </table:table-cell>
          <table:table-cell table:style-name="ce1" table:formula="of:=[.C926]+([.A927]-[.A926])*[.$E$1]" office:value-type="float" office:value="-9.05186100000015" calcext:value-type="float">
            <text:p>-9.05186100000015</text:p>
          </table:table-cell>
          <table:table-cell table:style-name="ce1" table:formula="of:=[.$C$2]+[.$E$1]*POWER([.A927];2)" office:value-type="float" office:value="1.64513229699999" calcext:value-type="float">
            <text:p>1.64513229699999</text:p>
          </table:table-cell>
          <table:table-cell table:number-columns-repeated="1020"/>
        </table:table-row>
        <table:table-row table:style-name="ro1">
          <table:table-cell table:style-name="ce1" table:formula="of:=[.A927]+[.$C$1]" office:value-type="float" office:value="0.924000000000001" calcext:value-type="float">
            <text:p>0.924000000000001</text:p>
          </table:table-cell>
          <table:table-cell table:style-name="ce1" table:formula="of:=[.$C$2]-(9.807*POWER([.A928];2))/2" office:value-type="float" office:value="5.81350938399999" calcext:value-type="float">
            <text:p>5.81350938399999</text:p>
          </table:table-cell>
          <table:table-cell table:style-name="ce1" table:formula="of:=[.C927]+([.A928]-[.A927])*[.$E$1]" office:value-type="float" office:value="-9.06166800000015" calcext:value-type="float">
            <text:p>-9.06166800000015</text:p>
          </table:table-cell>
          <table:table-cell table:style-name="ce1" table:formula="of:=[.$C$2]+[.$E$1]*POWER([.A928];2)" office:value-type="float" office:value="1.62701876799999" calcext:value-type="float">
            <text:p>1.62701876799999</text:p>
          </table:table-cell>
          <table:table-cell table:number-columns-repeated="1020"/>
        </table:table-row>
        <table:table-row table:style-name="ro1">
          <table:table-cell table:style-name="ce1" table:formula="of:=[.A928]+[.$C$1]" office:value-type="float" office:value="0.925000000000001" calcext:value-type="float">
            <text:p>0.925000000000001</text:p>
          </table:table-cell>
          <table:table-cell table:style-name="ce1" table:formula="of:=[.$C$2]-(9.807*POWER([.A929];2))/2" office:value-type="float" office:value="5.80444281249999" calcext:value-type="float">
            <text:p>5.80444281249999</text:p>
          </table:table-cell>
          <table:table-cell table:style-name="ce1" table:formula="of:=[.C928]+([.A929]-[.A928])*[.$E$1]" office:value-type="float" office:value="-9.07147500000015" calcext:value-type="float">
            <text:p>-9.07147500000015</text:p>
          </table:table-cell>
          <table:table-cell table:style-name="ce1" table:formula="of:=[.$C$2]+[.$E$1]*POWER([.A929];2)" office:value-type="float" office:value="1.60888562499999" calcext:value-type="float">
            <text:p>1.60888562499999</text:p>
          </table:table-cell>
          <table:table-cell table:number-columns-repeated="1020"/>
        </table:table-row>
        <table:table-row table:style-name="ro1">
          <table:table-cell table:style-name="ce1" table:formula="of:=[.A929]+[.$C$1]" office:value-type="float" office:value="0.926000000000001" calcext:value-type="float">
            <text:p>0.926000000000001</text:p>
          </table:table-cell>
          <table:table-cell table:style-name="ce1" table:formula="of:=[.$C$2]-(9.807*POWER([.A930];2))/2" office:value-type="float" office:value="5.79536643399999" calcext:value-type="float">
            <text:p>5.79536643399999</text:p>
          </table:table-cell>
          <table:table-cell table:style-name="ce1" table:formula="of:=[.C929]+([.A930]-[.A929])*[.$E$1]" office:value-type="float" office:value="-9.08128200000015" calcext:value-type="float">
            <text:p>-9.08128200000015</text:p>
          </table:table-cell>
          <table:table-cell table:style-name="ce1" table:formula="of:=[.$C$2]+[.$E$1]*POWER([.A930];2)" office:value-type="float" office:value="1.59073286799999" calcext:value-type="float">
            <text:p>1.59073286799999</text:p>
          </table:table-cell>
          <table:table-cell table:number-columns-repeated="1020"/>
        </table:table-row>
        <table:table-row table:style-name="ro1">
          <table:table-cell table:style-name="ce1" table:formula="of:=[.A930]+[.$C$1]" office:value-type="float" office:value="0.927000000000001" calcext:value-type="float">
            <text:p>0.927000000000001</text:p>
          </table:table-cell>
          <table:table-cell table:style-name="ce1" table:formula="of:=[.$C$2]-(9.807*POWER([.A931];2))/2" office:value-type="float" office:value="5.78628024849999" calcext:value-type="float">
            <text:p>5.78628024849999</text:p>
          </table:table-cell>
          <table:table-cell table:style-name="ce1" table:formula="of:=[.C930]+([.A931]-[.A930])*[.$E$1]" office:value-type="float" office:value="-9.09108900000015" calcext:value-type="float">
            <text:p>-9.09108900000015</text:p>
          </table:table-cell>
          <table:table-cell table:style-name="ce1" table:formula="of:=[.$C$2]+[.$E$1]*POWER([.A931];2)" office:value-type="float" office:value="1.57256049699999" calcext:value-type="float">
            <text:p>1.57256049699999</text:p>
          </table:table-cell>
          <table:table-cell table:number-columns-repeated="1020"/>
        </table:table-row>
        <table:table-row table:style-name="ro1">
          <table:table-cell table:style-name="ce1" table:formula="of:=[.A931]+[.$C$1]" office:value-type="float" office:value="0.928000000000001" calcext:value-type="float">
            <text:p>0.928000000000001</text:p>
          </table:table-cell>
          <table:table-cell table:style-name="ce1" table:formula="of:=[.$C$2]-(9.807*POWER([.A932];2))/2" office:value-type="float" office:value="5.77718425599999" calcext:value-type="float">
            <text:p>5.77718425599999</text:p>
          </table:table-cell>
          <table:table-cell table:style-name="ce1" table:formula="of:=[.C931]+([.A932]-[.A931])*[.$E$1]" office:value-type="float" office:value="-9.10089600000015" calcext:value-type="float">
            <text:p>-9.10089600000015</text:p>
          </table:table-cell>
          <table:table-cell table:style-name="ce1" table:formula="of:=[.$C$2]+[.$E$1]*POWER([.A932];2)" office:value-type="float" office:value="1.55436851199999" calcext:value-type="float">
            <text:p>1.55436851199999</text:p>
          </table:table-cell>
          <table:table-cell table:number-columns-repeated="1020"/>
        </table:table-row>
        <table:table-row table:style-name="ro1">
          <table:table-cell table:style-name="ce1" table:formula="of:=[.A932]+[.$C$1]" office:value-type="float" office:value="0.929000000000001" calcext:value-type="float">
            <text:p>0.929000000000001</text:p>
          </table:table-cell>
          <table:table-cell table:style-name="ce1" table:formula="of:=[.$C$2]-(9.807*POWER([.A933];2))/2" office:value-type="float" office:value="5.76807845649999" calcext:value-type="float">
            <text:p>5.76807845649999</text:p>
          </table:table-cell>
          <table:table-cell table:style-name="ce1" table:formula="of:=[.C932]+([.A933]-[.A932])*[.$E$1]" office:value-type="float" office:value="-9.11070300000015" calcext:value-type="float">
            <text:p>-9.11070300000015</text:p>
          </table:table-cell>
          <table:table-cell table:style-name="ce1" table:formula="of:=[.$C$2]+[.$E$1]*POWER([.A933];2)" office:value-type="float" office:value="1.53615691299999" calcext:value-type="float">
            <text:p>1.53615691299999</text:p>
          </table:table-cell>
          <table:table-cell table:number-columns-repeated="1020"/>
        </table:table-row>
        <table:table-row table:style-name="ro1">
          <table:table-cell table:style-name="ce1" table:formula="of:=[.A933]+[.$C$1]" office:value-type="float" office:value="0.930000000000001" calcext:value-type="float">
            <text:p>0.930000000000001</text:p>
          </table:table-cell>
          <table:table-cell table:style-name="ce1" table:formula="of:=[.$C$2]-(9.807*POWER([.A934];2))/2" office:value-type="float" office:value="5.75896284999999" calcext:value-type="float">
            <text:p>5.75896284999999</text:p>
          </table:table-cell>
          <table:table-cell table:style-name="ce1" table:formula="of:=[.C933]+([.A934]-[.A933])*[.$E$1]" office:value-type="float" office:value="-9.12051000000015" calcext:value-type="float">
            <text:p>-9.12051000000015</text:p>
          </table:table-cell>
          <table:table-cell table:style-name="ce1" table:formula="of:=[.$C$2]+[.$E$1]*POWER([.A934];2)" office:value-type="float" office:value="1.51792569999999" calcext:value-type="float">
            <text:p>1.51792569999999</text:p>
          </table:table-cell>
          <table:table-cell table:number-columns-repeated="1020"/>
        </table:table-row>
        <table:table-row table:style-name="ro1">
          <table:table-cell table:style-name="ce1" table:formula="of:=[.A934]+[.$C$1]" office:value-type="float" office:value="0.931000000000001" calcext:value-type="float">
            <text:p>0.931000000000001</text:p>
          </table:table-cell>
          <table:table-cell table:style-name="ce1" table:formula="of:=[.$C$2]-(9.807*POWER([.A935];2))/2" office:value-type="float" office:value="5.74983743649999" calcext:value-type="float">
            <text:p>5.74983743649999</text:p>
          </table:table-cell>
          <table:table-cell table:style-name="ce1" table:formula="of:=[.C934]+([.A935]-[.A934])*[.$E$1]" office:value-type="float" office:value="-9.13031700000015" calcext:value-type="float">
            <text:p>-9.13031700000015</text:p>
          </table:table-cell>
          <table:table-cell table:style-name="ce1" table:formula="of:=[.$C$2]+[.$E$1]*POWER([.A935];2)" office:value-type="float" office:value="1.49967487299999" calcext:value-type="float">
            <text:p>1.49967487299999</text:p>
          </table:table-cell>
          <table:table-cell table:number-columns-repeated="1020"/>
        </table:table-row>
        <table:table-row table:style-name="ro1">
          <table:table-cell table:style-name="ce1" table:formula="of:=[.A935]+[.$C$1]" office:value-type="float" office:value="0.932000000000001" calcext:value-type="float">
            <text:p>0.932000000000001</text:p>
          </table:table-cell>
          <table:table-cell table:style-name="ce1" table:formula="of:=[.$C$2]-(9.807*POWER([.A936];2))/2" office:value-type="float" office:value="5.74070221599999" calcext:value-type="float">
            <text:p>5.74070221599999</text:p>
          </table:table-cell>
          <table:table-cell table:style-name="ce1" table:formula="of:=[.C935]+([.A936]-[.A935])*[.$E$1]" office:value-type="float" office:value="-9.14012400000015" calcext:value-type="float">
            <text:p>-9.14012400000015</text:p>
          </table:table-cell>
          <table:table-cell table:style-name="ce1" table:formula="of:=[.$C$2]+[.$E$1]*POWER([.A936];2)" office:value-type="float" office:value="1.48140443199999" calcext:value-type="float">
            <text:p>1.48140443199999</text:p>
          </table:table-cell>
          <table:table-cell table:number-columns-repeated="1020"/>
        </table:table-row>
        <table:table-row table:style-name="ro1">
          <table:table-cell table:style-name="ce1" table:formula="of:=[.A936]+[.$C$1]" office:value-type="float" office:value="0.933000000000001" calcext:value-type="float">
            <text:p>0.933000000000001</text:p>
          </table:table-cell>
          <table:table-cell table:style-name="ce1" table:formula="of:=[.$C$2]-(9.807*POWER([.A937];2))/2" office:value-type="float" office:value="5.73155718849999" calcext:value-type="float">
            <text:p>5.73155718849999</text:p>
          </table:table-cell>
          <table:table-cell table:style-name="ce1" table:formula="of:=[.C936]+([.A937]-[.A936])*[.$E$1]" office:value-type="float" office:value="-9.14993100000015" calcext:value-type="float">
            <text:p>-9.14993100000015</text:p>
          </table:table-cell>
          <table:table-cell table:style-name="ce1" table:formula="of:=[.$C$2]+[.$E$1]*POWER([.A937];2)" office:value-type="float" office:value="1.46311437699999" calcext:value-type="float">
            <text:p>1.46311437699999</text:p>
          </table:table-cell>
          <table:table-cell table:number-columns-repeated="1020"/>
        </table:table-row>
        <table:table-row table:style-name="ro1">
          <table:table-cell table:style-name="ce1" table:formula="of:=[.A937]+[.$C$1]" office:value-type="float" office:value="0.934000000000001" calcext:value-type="float">
            <text:p>0.934000000000001</text:p>
          </table:table-cell>
          <table:table-cell table:style-name="ce1" table:formula="of:=[.$C$2]-(9.807*POWER([.A938];2))/2" office:value-type="float" office:value="5.72240235399999" calcext:value-type="float">
            <text:p>5.72240235399999</text:p>
          </table:table-cell>
          <table:table-cell table:style-name="ce1" table:formula="of:=[.C937]+([.A938]-[.A937])*[.$E$1]" office:value-type="float" office:value="-9.15973800000015" calcext:value-type="float">
            <text:p>-9.15973800000015</text:p>
          </table:table-cell>
          <table:table-cell table:style-name="ce1" table:formula="of:=[.$C$2]+[.$E$1]*POWER([.A938];2)" office:value-type="float" office:value="1.44480470799999" calcext:value-type="float">
            <text:p>1.44480470799999</text:p>
          </table:table-cell>
          <table:table-cell table:number-columns-repeated="1020"/>
        </table:table-row>
        <table:table-row table:style-name="ro1">
          <table:table-cell table:style-name="ce1" table:formula="of:=[.A938]+[.$C$1]" office:value-type="float" office:value="0.935000000000001" calcext:value-type="float">
            <text:p>0.935000000000001</text:p>
          </table:table-cell>
          <table:table-cell table:style-name="ce1" table:formula="of:=[.$C$2]-(9.807*POWER([.A939];2))/2" office:value-type="float" office:value="5.71323771249999" calcext:value-type="float">
            <text:p>5.71323771249999</text:p>
          </table:table-cell>
          <table:table-cell table:style-name="ce1" table:formula="of:=[.C938]+([.A939]-[.A938])*[.$E$1]" office:value-type="float" office:value="-9.16954500000015" calcext:value-type="float">
            <text:p>-9.16954500000015</text:p>
          </table:table-cell>
          <table:table-cell table:style-name="ce1" table:formula="of:=[.$C$2]+[.$E$1]*POWER([.A939];2)" office:value-type="float" office:value="1.42647542499999" calcext:value-type="float">
            <text:p>1.42647542499999</text:p>
          </table:table-cell>
          <table:table-cell table:number-columns-repeated="1020"/>
        </table:table-row>
        <table:table-row table:style-name="ro1">
          <table:table-cell table:style-name="ce1" table:formula="of:=[.A939]+[.$C$1]" office:value-type="float" office:value="0.936000000000001" calcext:value-type="float">
            <text:p>0.936000000000001</text:p>
          </table:table-cell>
          <table:table-cell table:style-name="ce1" table:formula="of:=[.$C$2]-(9.807*POWER([.A940];2))/2" office:value-type="float" office:value="5.70406326399999" calcext:value-type="float">
            <text:p>5.70406326399999</text:p>
          </table:table-cell>
          <table:table-cell table:style-name="ce1" table:formula="of:=[.C939]+([.A940]-[.A939])*[.$E$1]" office:value-type="float" office:value="-9.17935200000015" calcext:value-type="float">
            <text:p>-9.17935200000015</text:p>
          </table:table-cell>
          <table:table-cell table:style-name="ce1" table:formula="of:=[.$C$2]+[.$E$1]*POWER([.A940];2)" office:value-type="float" office:value="1.40812652799999" calcext:value-type="float">
            <text:p>1.40812652799999</text:p>
          </table:table-cell>
          <table:table-cell table:number-columns-repeated="1020"/>
        </table:table-row>
        <table:table-row table:style-name="ro1">
          <table:table-cell table:style-name="ce1" table:formula="of:=[.A940]+[.$C$1]" office:value-type="float" office:value="0.937000000000001" calcext:value-type="float">
            <text:p>0.937000000000001</text:p>
          </table:table-cell>
          <table:table-cell table:style-name="ce1" table:formula="of:=[.$C$2]-(9.807*POWER([.A941];2))/2" office:value-type="float" office:value="5.69487900849999" calcext:value-type="float">
            <text:p>5.69487900849999</text:p>
          </table:table-cell>
          <table:table-cell table:style-name="ce1" table:formula="of:=[.C940]+([.A941]-[.A940])*[.$E$1]" office:value-type="float" office:value="-9.18915900000015" calcext:value-type="float">
            <text:p>-9.18915900000015</text:p>
          </table:table-cell>
          <table:table-cell table:style-name="ce1" table:formula="of:=[.$C$2]+[.$E$1]*POWER([.A941];2)" office:value-type="float" office:value="1.38975801699999" calcext:value-type="float">
            <text:p>1.38975801699999</text:p>
          </table:table-cell>
          <table:table-cell table:number-columns-repeated="1020"/>
        </table:table-row>
        <table:table-row table:style-name="ro1">
          <table:table-cell table:style-name="ce1" table:formula="of:=[.A941]+[.$C$1]" office:value-type="float" office:value="0.938000000000001" calcext:value-type="float">
            <text:p>0.938000000000001</text:p>
          </table:table-cell>
          <table:table-cell table:style-name="ce1" table:formula="of:=[.$C$2]-(9.807*POWER([.A942];2))/2" office:value-type="float" office:value="5.68568494599999" calcext:value-type="float">
            <text:p>5.68568494599999</text:p>
          </table:table-cell>
          <table:table-cell table:style-name="ce1" table:formula="of:=[.C941]+([.A942]-[.A941])*[.$E$1]" office:value-type="float" office:value="-9.19896600000015" calcext:value-type="float">
            <text:p>-9.19896600000015</text:p>
          </table:table-cell>
          <table:table-cell table:style-name="ce1" table:formula="of:=[.$C$2]+[.$E$1]*POWER([.A942];2)" office:value-type="float" office:value="1.37136989199999" calcext:value-type="float">
            <text:p>1.37136989199999</text:p>
          </table:table-cell>
          <table:table-cell table:number-columns-repeated="1020"/>
        </table:table-row>
        <table:table-row table:style-name="ro1">
          <table:table-cell table:style-name="ce1" table:formula="of:=[.A942]+[.$C$1]" office:value-type="float" office:value="0.939000000000001" calcext:value-type="float">
            <text:p>0.939000000000001</text:p>
          </table:table-cell>
          <table:table-cell table:style-name="ce1" table:formula="of:=[.$C$2]-(9.807*POWER([.A943];2))/2" office:value-type="float" office:value="5.67648107649999" calcext:value-type="float">
            <text:p>5.67648107649999</text:p>
          </table:table-cell>
          <table:table-cell table:style-name="ce1" table:formula="of:=[.C942]+([.A943]-[.A942])*[.$E$1]" office:value-type="float" office:value="-9.20877300000015" calcext:value-type="float">
            <text:p>-9.20877300000015</text:p>
          </table:table-cell>
          <table:table-cell table:style-name="ce1" table:formula="of:=[.$C$2]+[.$E$1]*POWER([.A943];2)" office:value-type="float" office:value="1.35296215299999" calcext:value-type="float">
            <text:p>1.35296215299999</text:p>
          </table:table-cell>
          <table:table-cell table:number-columns-repeated="1020"/>
        </table:table-row>
        <table:table-row table:style-name="ro1">
          <table:table-cell table:style-name="ce1" table:formula="of:=[.A943]+[.$C$1]" office:value-type="float" office:value="0.940000000000001" calcext:value-type="float">
            <text:p>0.940000000000001</text:p>
          </table:table-cell>
          <table:table-cell table:style-name="ce1" table:formula="of:=[.$C$2]-(9.807*POWER([.A944];2))/2" office:value-type="float" office:value="5.66726739999999" calcext:value-type="float">
            <text:p>5.66726739999999</text:p>
          </table:table-cell>
          <table:table-cell table:style-name="ce1" table:formula="of:=[.C943]+([.A944]-[.A943])*[.$E$1]" office:value-type="float" office:value="-9.21858000000015" calcext:value-type="float">
            <text:p>-9.21858000000015</text:p>
          </table:table-cell>
          <table:table-cell table:style-name="ce1" table:formula="of:=[.$C$2]+[.$E$1]*POWER([.A944];2)" office:value-type="float" office:value="1.33453479999999" calcext:value-type="float">
            <text:p>1.33453479999999</text:p>
          </table:table-cell>
          <table:table-cell table:number-columns-repeated="1020"/>
        </table:table-row>
        <table:table-row table:style-name="ro1">
          <table:table-cell table:style-name="ce1" table:formula="of:=[.A944]+[.$C$1]" office:value-type="float" office:value="0.941000000000001" calcext:value-type="float">
            <text:p>0.941000000000001</text:p>
          </table:table-cell>
          <table:table-cell table:style-name="ce1" table:formula="of:=[.$C$2]-(9.807*POWER([.A945];2))/2" office:value-type="float" office:value="5.65804391649999" calcext:value-type="float">
            <text:p>5.65804391649999</text:p>
          </table:table-cell>
          <table:table-cell table:style-name="ce1" table:formula="of:=[.C944]+([.A945]-[.A944])*[.$E$1]" office:value-type="float" office:value="-9.22838700000015" calcext:value-type="float">
            <text:p>-9.22838700000015</text:p>
          </table:table-cell>
          <table:table-cell table:style-name="ce1" table:formula="of:=[.$C$2]+[.$E$1]*POWER([.A945];2)" office:value-type="float" office:value="1.31608783299999" calcext:value-type="float">
            <text:p>1.31608783299999</text:p>
          </table:table-cell>
          <table:table-cell table:number-columns-repeated="1020"/>
        </table:table-row>
        <table:table-row table:style-name="ro1">
          <table:table-cell table:style-name="ce1" table:formula="of:=[.A945]+[.$C$1]" office:value-type="float" office:value="0.942000000000001" calcext:value-type="float">
            <text:p>0.942000000000001</text:p>
          </table:table-cell>
          <table:table-cell table:style-name="ce1" table:formula="of:=[.$C$2]-(9.807*POWER([.A946];2))/2" office:value-type="float" office:value="5.64881062599999" calcext:value-type="float">
            <text:p>5.64881062599999</text:p>
          </table:table-cell>
          <table:table-cell table:style-name="ce1" table:formula="of:=[.C945]+([.A946]-[.A945])*[.$E$1]" office:value-type="float" office:value="-9.23819400000015" calcext:value-type="float">
            <text:p>-9.23819400000015</text:p>
          </table:table-cell>
          <table:table-cell table:style-name="ce1" table:formula="of:=[.$C$2]+[.$E$1]*POWER([.A946];2)" office:value-type="float" office:value="1.29762125199999" calcext:value-type="float">
            <text:p>1.29762125199999</text:p>
          </table:table-cell>
          <table:table-cell table:number-columns-repeated="1020"/>
        </table:table-row>
        <table:table-row table:style-name="ro1">
          <table:table-cell table:style-name="ce1" table:formula="of:=[.A946]+[.$C$1]" office:value-type="float" office:value="0.943000000000001" calcext:value-type="float">
            <text:p>0.943000000000001</text:p>
          </table:table-cell>
          <table:table-cell table:style-name="ce1" table:formula="of:=[.$C$2]-(9.807*POWER([.A947];2))/2" office:value-type="float" office:value="5.63956752849999" calcext:value-type="float">
            <text:p>5.63956752849999</text:p>
          </table:table-cell>
          <table:table-cell table:style-name="ce1" table:formula="of:=[.C946]+([.A947]-[.A946])*[.$E$1]" office:value-type="float" office:value="-9.24800100000015" calcext:value-type="float">
            <text:p>-9.24800100000015</text:p>
          </table:table-cell>
          <table:table-cell table:style-name="ce1" table:formula="of:=[.$C$2]+[.$E$1]*POWER([.A947];2)" office:value-type="float" office:value="1.27913505699999" calcext:value-type="float">
            <text:p>1.27913505699999</text:p>
          </table:table-cell>
          <table:table-cell table:number-columns-repeated="1020"/>
        </table:table-row>
        <table:table-row table:style-name="ro1">
          <table:table-cell table:style-name="ce1" table:formula="of:=[.A947]+[.$C$1]" office:value-type="float" office:value="0.944000000000001" calcext:value-type="float">
            <text:p>0.944000000000001</text:p>
          </table:table-cell>
          <table:table-cell table:style-name="ce1" table:formula="of:=[.$C$2]-(9.807*POWER([.A948];2))/2" office:value-type="float" office:value="5.63031462399999" calcext:value-type="float">
            <text:p>5.63031462399999</text:p>
          </table:table-cell>
          <table:table-cell table:style-name="ce1" table:formula="of:=[.C947]+([.A948]-[.A947])*[.$E$1]" office:value-type="float" office:value="-9.25780800000015" calcext:value-type="float">
            <text:p>-9.25780800000015</text:p>
          </table:table-cell>
          <table:table-cell table:style-name="ce1" table:formula="of:=[.$C$2]+[.$E$1]*POWER([.A948];2)" office:value-type="float" office:value="1.26062924799999" calcext:value-type="float">
            <text:p>1.26062924799999</text:p>
          </table:table-cell>
          <table:table-cell table:number-columns-repeated="1020"/>
        </table:table-row>
        <table:table-row table:style-name="ro1">
          <table:table-cell table:style-name="ce1" table:formula="of:=[.A948]+[.$C$1]" office:value-type="float" office:value="0.945000000000001" calcext:value-type="float">
            <text:p>0.945000000000001</text:p>
          </table:table-cell>
          <table:table-cell table:style-name="ce1" table:formula="of:=[.$C$2]-(9.807*POWER([.A949];2))/2" office:value-type="float" office:value="5.62105191249999" calcext:value-type="float">
            <text:p>5.62105191249999</text:p>
          </table:table-cell>
          <table:table-cell table:style-name="ce1" table:formula="of:=[.C948]+([.A949]-[.A948])*[.$E$1]" office:value-type="float" office:value="-9.26761500000015" calcext:value-type="float">
            <text:p>-9.26761500000015</text:p>
          </table:table-cell>
          <table:table-cell table:style-name="ce1" table:formula="of:=[.$C$2]+[.$E$1]*POWER([.A949];2)" office:value-type="float" office:value="1.24210382499999" calcext:value-type="float">
            <text:p>1.24210382499999</text:p>
          </table:table-cell>
          <table:table-cell table:number-columns-repeated="1020"/>
        </table:table-row>
        <table:table-row table:style-name="ro1">
          <table:table-cell table:style-name="ce1" table:formula="of:=[.A949]+[.$C$1]" office:value-type="float" office:value="0.946000000000001" calcext:value-type="float">
            <text:p>0.946000000000001</text:p>
          </table:table-cell>
          <table:table-cell table:style-name="ce1" table:formula="of:=[.$C$2]-(9.807*POWER([.A950];2))/2" office:value-type="float" office:value="5.61177939399999" calcext:value-type="float">
            <text:p>5.61177939399999</text:p>
          </table:table-cell>
          <table:table-cell table:style-name="ce1" table:formula="of:=[.C949]+([.A950]-[.A949])*[.$E$1]" office:value-type="float" office:value="-9.27742200000015" calcext:value-type="float">
            <text:p>-9.27742200000015</text:p>
          </table:table-cell>
          <table:table-cell table:style-name="ce1" table:formula="of:=[.$C$2]+[.$E$1]*POWER([.A950];2)" office:value-type="float" office:value="1.22355878799999" calcext:value-type="float">
            <text:p>1.22355878799999</text:p>
          </table:table-cell>
          <table:table-cell table:number-columns-repeated="1020"/>
        </table:table-row>
        <table:table-row table:style-name="ro1">
          <table:table-cell table:style-name="ce1" table:formula="of:=[.A950]+[.$C$1]" office:value-type="float" office:value="0.947000000000001" calcext:value-type="float">
            <text:p>0.947000000000001</text:p>
          </table:table-cell>
          <table:table-cell table:style-name="ce1" table:formula="of:=[.$C$2]-(9.807*POWER([.A951];2))/2" office:value-type="float" office:value="5.60249706849999" calcext:value-type="float">
            <text:p>5.60249706849999</text:p>
          </table:table-cell>
          <table:table-cell table:style-name="ce1" table:formula="of:=[.C950]+([.A951]-[.A950])*[.$E$1]" office:value-type="float" office:value="-9.28722900000015" calcext:value-type="float">
            <text:p>-9.28722900000015</text:p>
          </table:table-cell>
          <table:table-cell table:style-name="ce1" table:formula="of:=[.$C$2]+[.$E$1]*POWER([.A951];2)" office:value-type="float" office:value="1.20499413699999" calcext:value-type="float">
            <text:p>1.20499413699999</text:p>
          </table:table-cell>
          <table:table-cell table:number-columns-repeated="1020"/>
        </table:table-row>
        <table:table-row table:style-name="ro1">
          <table:table-cell table:style-name="ce1" table:formula="of:=[.A951]+[.$C$1]" office:value-type="float" office:value="0.948000000000001" calcext:value-type="float">
            <text:p>0.948000000000001</text:p>
          </table:table-cell>
          <table:table-cell table:style-name="ce1" table:formula="of:=[.$C$2]-(9.807*POWER([.A952];2))/2" office:value-type="float" office:value="5.59320493599999" calcext:value-type="float">
            <text:p>5.59320493599999</text:p>
          </table:table-cell>
          <table:table-cell table:style-name="ce1" table:formula="of:=[.C951]+([.A952]-[.A951])*[.$E$1]" office:value-type="float" office:value="-9.29703600000016" calcext:value-type="float">
            <text:p>-9.29703600000016</text:p>
          </table:table-cell>
          <table:table-cell table:style-name="ce1" table:formula="of:=[.$C$2]+[.$E$1]*POWER([.A952];2)" office:value-type="float" office:value="1.18640987199999" calcext:value-type="float">
            <text:p>1.18640987199999</text:p>
          </table:table-cell>
          <table:table-cell table:number-columns-repeated="1020"/>
        </table:table-row>
        <table:table-row table:style-name="ro1">
          <table:table-cell table:style-name="ce1" table:formula="of:=[.A952]+[.$C$1]" office:value-type="float" office:value="0.949000000000001" calcext:value-type="float">
            <text:p>0.949000000000001</text:p>
          </table:table-cell>
          <table:table-cell table:style-name="ce1" table:formula="of:=[.$C$2]-(9.807*POWER([.A953];2))/2" office:value-type="float" office:value="5.58390299649999" calcext:value-type="float">
            <text:p>5.58390299649999</text:p>
          </table:table-cell>
          <table:table-cell table:style-name="ce1" table:formula="of:=[.C952]+([.A953]-[.A952])*[.$E$1]" office:value-type="float" office:value="-9.30684300000016" calcext:value-type="float">
            <text:p>-9.30684300000016</text:p>
          </table:table-cell>
          <table:table-cell table:style-name="ce1" table:formula="of:=[.$C$2]+[.$E$1]*POWER([.A953];2)" office:value-type="float" office:value="1.16780599299999" calcext:value-type="float">
            <text:p>1.16780599299999</text:p>
          </table:table-cell>
          <table:table-cell table:number-columns-repeated="1020"/>
        </table:table-row>
        <table:table-row table:style-name="ro1">
          <table:table-cell table:style-name="ce1" table:formula="of:=[.A953]+[.$C$1]" office:value-type="float" office:value="0.950000000000001" calcext:value-type="float">
            <text:p>0.950000000000001</text:p>
          </table:table-cell>
          <table:table-cell table:style-name="ce1" table:formula="of:=[.$C$2]-(9.807*POWER([.A954];2))/2" office:value-type="float" office:value="5.57459124999999" calcext:value-type="float">
            <text:p>5.57459124999999</text:p>
          </table:table-cell>
          <table:table-cell table:style-name="ce1" table:formula="of:=[.C953]+([.A954]-[.A953])*[.$E$1]" office:value-type="float" office:value="-9.31665000000016" calcext:value-type="float">
            <text:p>-9.31665000000016</text:p>
          </table:table-cell>
          <table:table-cell table:style-name="ce1" table:formula="of:=[.$C$2]+[.$E$1]*POWER([.A954];2)" office:value-type="float" office:value="1.14918249999999" calcext:value-type="float">
            <text:p>1.14918249999999</text:p>
          </table:table-cell>
          <table:table-cell table:number-columns-repeated="1020"/>
        </table:table-row>
        <table:table-row table:style-name="ro1">
          <table:table-cell table:style-name="ce1" table:formula="of:=[.A954]+[.$C$1]" office:value-type="float" office:value="0.951000000000001" calcext:value-type="float">
            <text:p>0.951000000000001</text:p>
          </table:table-cell>
          <table:table-cell table:style-name="ce1" table:formula="of:=[.$C$2]-(9.807*POWER([.A955];2))/2" office:value-type="float" office:value="5.56526969649999" calcext:value-type="float">
            <text:p>5.56526969649999</text:p>
          </table:table-cell>
          <table:table-cell table:style-name="ce1" table:formula="of:=[.C954]+([.A955]-[.A954])*[.$E$1]" office:value-type="float" office:value="-9.32645700000016" calcext:value-type="float">
            <text:p>-9.32645700000016</text:p>
          </table:table-cell>
          <table:table-cell table:style-name="ce1" table:formula="of:=[.$C$2]+[.$E$1]*POWER([.A955];2)" office:value-type="float" office:value="1.13053939299999" calcext:value-type="float">
            <text:p>1.13053939299999</text:p>
          </table:table-cell>
          <table:table-cell table:number-columns-repeated="1020"/>
        </table:table-row>
        <table:table-row table:style-name="ro1">
          <table:table-cell table:style-name="ce1" table:formula="of:=[.A955]+[.$C$1]" office:value-type="float" office:value="0.952000000000001" calcext:value-type="float">
            <text:p>0.952000000000001</text:p>
          </table:table-cell>
          <table:table-cell table:style-name="ce1" table:formula="of:=[.$C$2]-(9.807*POWER([.A956];2))/2" office:value-type="float" office:value="5.55593833599999" calcext:value-type="float">
            <text:p>5.55593833599999</text:p>
          </table:table-cell>
          <table:table-cell table:style-name="ce1" table:formula="of:=[.C955]+([.A956]-[.A955])*[.$E$1]" office:value-type="float" office:value="-9.33626400000016" calcext:value-type="float">
            <text:p>-9.33626400000016</text:p>
          </table:table-cell>
          <table:table-cell table:style-name="ce1" table:formula="of:=[.$C$2]+[.$E$1]*POWER([.A956];2)" office:value-type="float" office:value="1.11187667199999" calcext:value-type="float">
            <text:p>1.11187667199999</text:p>
          </table:table-cell>
          <table:table-cell table:number-columns-repeated="1020"/>
        </table:table-row>
        <table:table-row table:style-name="ro1">
          <table:table-cell table:style-name="ce1" table:formula="of:=[.A956]+[.$C$1]" office:value-type="float" office:value="0.953000000000001" calcext:value-type="float">
            <text:p>0.953000000000001</text:p>
          </table:table-cell>
          <table:table-cell table:style-name="ce1" table:formula="of:=[.$C$2]-(9.807*POWER([.A957];2))/2" office:value-type="float" office:value="5.54659716849999" calcext:value-type="float">
            <text:p>5.54659716849999</text:p>
          </table:table-cell>
          <table:table-cell table:style-name="ce1" table:formula="of:=[.C956]+([.A957]-[.A956])*[.$E$1]" office:value-type="float" office:value="-9.34607100000016" calcext:value-type="float">
            <text:p>-9.34607100000016</text:p>
          </table:table-cell>
          <table:table-cell table:style-name="ce1" table:formula="of:=[.$C$2]+[.$E$1]*POWER([.A957];2)" office:value-type="float" office:value="1.09319433699999" calcext:value-type="float">
            <text:p>1.09319433699999</text:p>
          </table:table-cell>
          <table:table-cell table:number-columns-repeated="1020"/>
        </table:table-row>
        <table:table-row table:style-name="ro1">
          <table:table-cell table:style-name="ce1" table:formula="of:=[.A957]+[.$C$1]" office:value-type="float" office:value="0.954000000000001" calcext:value-type="float">
            <text:p>0.954000000000001</text:p>
          </table:table-cell>
          <table:table-cell table:style-name="ce1" table:formula="of:=[.$C$2]-(9.807*POWER([.A958];2))/2" office:value-type="float" office:value="5.53724619399999" calcext:value-type="float">
            <text:p>5.53724619399999</text:p>
          </table:table-cell>
          <table:table-cell table:style-name="ce1" table:formula="of:=[.C957]+([.A958]-[.A957])*[.$E$1]" office:value-type="float" office:value="-9.35587800000016" calcext:value-type="float">
            <text:p>-9.35587800000016</text:p>
          </table:table-cell>
          <table:table-cell table:style-name="ce1" table:formula="of:=[.$C$2]+[.$E$1]*POWER([.A958];2)" office:value-type="float" office:value="1.07449238799999" calcext:value-type="float">
            <text:p>1.07449238799999</text:p>
          </table:table-cell>
          <table:table-cell table:number-columns-repeated="1020"/>
        </table:table-row>
        <table:table-row table:style-name="ro1">
          <table:table-cell table:style-name="ce1" table:formula="of:=[.A958]+[.$C$1]" office:value-type="float" office:value="0.955000000000001" calcext:value-type="float">
            <text:p>0.955000000000001</text:p>
          </table:table-cell>
          <table:table-cell table:style-name="ce1" table:formula="of:=[.$C$2]-(9.807*POWER([.A959];2))/2" office:value-type="float" office:value="5.52788541249999" calcext:value-type="float">
            <text:p>5.52788541249999</text:p>
          </table:table-cell>
          <table:table-cell table:style-name="ce1" table:formula="of:=[.C958]+([.A959]-[.A958])*[.$E$1]" office:value-type="float" office:value="-9.36568500000016" calcext:value-type="float">
            <text:p>-9.36568500000016</text:p>
          </table:table-cell>
          <table:table-cell table:style-name="ce1" table:formula="of:=[.$C$2]+[.$E$1]*POWER([.A959];2)" office:value-type="float" office:value="1.05577082499999" calcext:value-type="float">
            <text:p>1.05577082499999</text:p>
          </table:table-cell>
          <table:table-cell table:number-columns-repeated="1020"/>
        </table:table-row>
        <table:table-row table:style-name="ro1">
          <table:table-cell table:style-name="ce1" table:formula="of:=[.A959]+[.$C$1]" office:value-type="float" office:value="0.956000000000001" calcext:value-type="float">
            <text:p>0.956000000000001</text:p>
          </table:table-cell>
          <table:table-cell table:style-name="ce1" table:formula="of:=[.$C$2]-(9.807*POWER([.A960];2))/2" office:value-type="float" office:value="5.51851482399999" calcext:value-type="float">
            <text:p>5.51851482399999</text:p>
          </table:table-cell>
          <table:table-cell table:style-name="ce1" table:formula="of:=[.C959]+([.A960]-[.A959])*[.$E$1]" office:value-type="float" office:value="-9.37549200000016" calcext:value-type="float">
            <text:p>-9.37549200000016</text:p>
          </table:table-cell>
          <table:table-cell table:style-name="ce1" table:formula="of:=[.$C$2]+[.$E$1]*POWER([.A960];2)" office:value-type="float" office:value="1.03702964799999" calcext:value-type="float">
            <text:p>1.03702964799999</text:p>
          </table:table-cell>
          <table:table-cell table:number-columns-repeated="1020"/>
        </table:table-row>
        <table:table-row table:style-name="ro1">
          <table:table-cell table:style-name="ce1" table:formula="of:=[.A960]+[.$C$1]" office:value-type="float" office:value="0.957000000000001" calcext:value-type="float">
            <text:p>0.957000000000001</text:p>
          </table:table-cell>
          <table:table-cell table:style-name="ce1" table:formula="of:=[.$C$2]-(9.807*POWER([.A961];2))/2" office:value-type="float" office:value="5.50913442849999" calcext:value-type="float">
            <text:p>5.50913442849999</text:p>
          </table:table-cell>
          <table:table-cell table:style-name="ce1" table:formula="of:=[.C960]+([.A961]-[.A960])*[.$E$1]" office:value-type="float" office:value="-9.38529900000016" calcext:value-type="float">
            <text:p>-9.38529900000016</text:p>
          </table:table-cell>
          <table:table-cell table:style-name="ce1" table:formula="of:=[.$C$2]+[.$E$1]*POWER([.A961];2)" office:value-type="float" office:value="1.01826885699998" calcext:value-type="float">
            <text:p>1.01826885699998</text:p>
          </table:table-cell>
          <table:table-cell table:number-columns-repeated="1020"/>
        </table:table-row>
        <table:table-row table:style-name="ro1">
          <table:table-cell table:style-name="ce1" table:formula="of:=[.A961]+[.$C$1]" office:value-type="float" office:value="0.958000000000001" calcext:value-type="float">
            <text:p>0.958000000000001</text:p>
          </table:table-cell>
          <table:table-cell table:style-name="ce1" table:formula="of:=[.$C$2]-(9.807*POWER([.A962];2))/2" office:value-type="float" office:value="5.49974422599999" calcext:value-type="float">
            <text:p>5.49974422599999</text:p>
          </table:table-cell>
          <table:table-cell table:style-name="ce1" table:formula="of:=[.C961]+([.A962]-[.A961])*[.$E$1]" office:value-type="float" office:value="-9.39510600000016" calcext:value-type="float">
            <text:p>-9.39510600000016</text:p>
          </table:table-cell>
          <table:table-cell table:style-name="ce1" table:formula="of:=[.$C$2]+[.$E$1]*POWER([.A962];2)" office:value-type="float" office:value="0.999488451999985" calcext:value-type="float">
            <text:p>0.999488451999985</text:p>
          </table:table-cell>
          <table:table-cell table:number-columns-repeated="1020"/>
        </table:table-row>
        <table:table-row table:style-name="ro1">
          <table:table-cell table:style-name="ce1" table:formula="of:=[.A962]+[.$C$1]" office:value-type="float" office:value="0.959000000000001" calcext:value-type="float">
            <text:p>0.959000000000001</text:p>
          </table:table-cell>
          <table:table-cell table:style-name="ce1" table:formula="of:=[.$C$2]-(9.807*POWER([.A963];2))/2" office:value-type="float" office:value="5.49034421649999" calcext:value-type="float">
            <text:p>5.49034421649999</text:p>
          </table:table-cell>
          <table:table-cell table:style-name="ce1" table:formula="of:=[.C962]+([.A963]-[.A962])*[.$E$1]" office:value-type="float" office:value="-9.40491300000016" calcext:value-type="float">
            <text:p>-9.40491300000016</text:p>
          </table:table-cell>
          <table:table-cell table:style-name="ce1" table:formula="of:=[.$C$2]+[.$E$1]*POWER([.A963];2)" office:value-type="float" office:value="0.980688432999985" calcext:value-type="float">
            <text:p>0.980688432999985</text:p>
          </table:table-cell>
          <table:table-cell table:number-columns-repeated="1020"/>
        </table:table-row>
        <table:table-row table:style-name="ro1">
          <table:table-cell table:style-name="ce1" table:formula="of:=[.A963]+[.$C$1]" office:value-type="float" office:value="0.960000000000001" calcext:value-type="float">
            <text:p>0.960000000000001</text:p>
          </table:table-cell>
          <table:table-cell table:style-name="ce1" table:formula="of:=[.$C$2]-(9.807*POWER([.A964];2))/2" office:value-type="float" office:value="5.48093439999999" calcext:value-type="float">
            <text:p>5.48093439999999</text:p>
          </table:table-cell>
          <table:table-cell table:style-name="ce1" table:formula="of:=[.C963]+([.A964]-[.A963])*[.$E$1]" office:value-type="float" office:value="-9.41472000000016" calcext:value-type="float">
            <text:p>-9.41472000000016</text:p>
          </table:table-cell>
          <table:table-cell table:style-name="ce1" table:formula="of:=[.$C$2]+[.$E$1]*POWER([.A964];2)" office:value-type="float" office:value="0.961868799999985" calcext:value-type="float">
            <text:p>0.961868799999985</text:p>
          </table:table-cell>
          <table:table-cell table:number-columns-repeated="1020"/>
        </table:table-row>
        <table:table-row table:style-name="ro1">
          <table:table-cell table:style-name="ce1" table:formula="of:=[.A964]+[.$C$1]" office:value-type="float" office:value="0.961000000000001" calcext:value-type="float">
            <text:p>0.961000000000001</text:p>
          </table:table-cell>
          <table:table-cell table:style-name="ce1" table:formula="of:=[.$C$2]-(9.807*POWER([.A965];2))/2" office:value-type="float" office:value="5.47151477649999" calcext:value-type="float">
            <text:p>5.47151477649999</text:p>
          </table:table-cell>
          <table:table-cell table:style-name="ce1" table:formula="of:=[.C964]+([.A965]-[.A964])*[.$E$1]" office:value-type="float" office:value="-9.42452700000016" calcext:value-type="float">
            <text:p>-9.42452700000016</text:p>
          </table:table-cell>
          <table:table-cell table:style-name="ce1" table:formula="of:=[.$C$2]+[.$E$1]*POWER([.A965];2)" office:value-type="float" office:value="0.943029552999985" calcext:value-type="float">
            <text:p>0.943029552999985</text:p>
          </table:table-cell>
          <table:table-cell table:number-columns-repeated="1020"/>
        </table:table-row>
        <table:table-row table:style-name="ro1">
          <table:table-cell table:style-name="ce1" table:formula="of:=[.A965]+[.$C$1]" office:value-type="float" office:value="0.962000000000001" calcext:value-type="float">
            <text:p>0.962000000000001</text:p>
          </table:table-cell>
          <table:table-cell table:style-name="ce1" table:formula="of:=[.$C$2]-(9.807*POWER([.A966];2))/2" office:value-type="float" office:value="5.46208534599999" calcext:value-type="float">
            <text:p>5.46208534599999</text:p>
          </table:table-cell>
          <table:table-cell table:style-name="ce1" table:formula="of:=[.C965]+([.A966]-[.A965])*[.$E$1]" office:value-type="float" office:value="-9.43433400000016" calcext:value-type="float">
            <text:p>-9.43433400000016</text:p>
          </table:table-cell>
          <table:table-cell table:style-name="ce1" table:formula="of:=[.$C$2]+[.$E$1]*POWER([.A966];2)" office:value-type="float" office:value="0.924170691999986" calcext:value-type="float">
            <text:p>0.924170691999986</text:p>
          </table:table-cell>
          <table:table-cell table:number-columns-repeated="1020"/>
        </table:table-row>
        <table:table-row table:style-name="ro1">
          <table:table-cell table:style-name="ce1" table:formula="of:=[.A966]+[.$C$1]" office:value-type="float" office:value="0.963000000000001" calcext:value-type="float">
            <text:p>0.963000000000001</text:p>
          </table:table-cell>
          <table:table-cell table:style-name="ce1" table:formula="of:=[.$C$2]-(9.807*POWER([.A967];2))/2" office:value-type="float" office:value="5.45264610849999" calcext:value-type="float">
            <text:p>5.45264610849999</text:p>
          </table:table-cell>
          <table:table-cell table:style-name="ce1" table:formula="of:=[.C966]+([.A967]-[.A966])*[.$E$1]" office:value-type="float" office:value="-9.44414100000016" calcext:value-type="float">
            <text:p>-9.44414100000016</text:p>
          </table:table-cell>
          <table:table-cell table:style-name="ce1" table:formula="of:=[.$C$2]+[.$E$1]*POWER([.A967];2)" office:value-type="float" office:value="0.905292216999985" calcext:value-type="float">
            <text:p>0.905292216999985</text:p>
          </table:table-cell>
          <table:table-cell table:number-columns-repeated="1020"/>
        </table:table-row>
        <table:table-row table:style-name="ro1">
          <table:table-cell table:style-name="ce1" table:formula="of:=[.A967]+[.$C$1]" office:value-type="float" office:value="0.964000000000001" calcext:value-type="float">
            <text:p>0.964000000000001</text:p>
          </table:table-cell>
          <table:table-cell table:style-name="ce1" table:formula="of:=[.$C$2]-(9.807*POWER([.A968];2))/2" office:value-type="float" office:value="5.44319706399999" calcext:value-type="float">
            <text:p>5.44319706399999</text:p>
          </table:table-cell>
          <table:table-cell table:style-name="ce1" table:formula="of:=[.C967]+([.A968]-[.A967])*[.$E$1]" office:value-type="float" office:value="-9.45394800000016" calcext:value-type="float">
            <text:p>-9.45394800000016</text:p>
          </table:table-cell>
          <table:table-cell table:style-name="ce1" table:formula="of:=[.$C$2]+[.$E$1]*POWER([.A968];2)" office:value-type="float" office:value="0.886394127999985" calcext:value-type="float">
            <text:p>0.886394127999985</text:p>
          </table:table-cell>
          <table:table-cell table:number-columns-repeated="1020"/>
        </table:table-row>
        <table:table-row table:style-name="ro1">
          <table:table-cell table:style-name="ce1" table:formula="of:=[.A968]+[.$C$1]" office:value-type="float" office:value="0.965000000000001" calcext:value-type="float">
            <text:p>0.965000000000001</text:p>
          </table:table-cell>
          <table:table-cell table:style-name="ce1" table:formula="of:=[.$C$2]-(9.807*POWER([.A969];2))/2" office:value-type="float" office:value="5.43373821249999" calcext:value-type="float">
            <text:p>5.43373821249999</text:p>
          </table:table-cell>
          <table:table-cell table:style-name="ce1" table:formula="of:=[.C968]+([.A969]-[.A968])*[.$E$1]" office:value-type="float" office:value="-9.46375500000016" calcext:value-type="float">
            <text:p>-9.46375500000016</text:p>
          </table:table-cell>
          <table:table-cell table:style-name="ce1" table:formula="of:=[.$C$2]+[.$E$1]*POWER([.A969];2)" office:value-type="float" office:value="0.867476424999985" calcext:value-type="float">
            <text:p>0.867476424999985</text:p>
          </table:table-cell>
          <table:table-cell table:number-columns-repeated="1020"/>
        </table:table-row>
        <table:table-row table:style-name="ro1">
          <table:table-cell table:style-name="ce1" table:formula="of:=[.A969]+[.$C$1]" office:value-type="float" office:value="0.966000000000001" calcext:value-type="float">
            <text:p>0.966000000000001</text:p>
          </table:table-cell>
          <table:table-cell table:style-name="ce1" table:formula="of:=[.$C$2]-(9.807*POWER([.A970];2))/2" office:value-type="float" office:value="5.42426955399999" calcext:value-type="float">
            <text:p>5.42426955399999</text:p>
          </table:table-cell>
          <table:table-cell table:style-name="ce1" table:formula="of:=[.C969]+([.A970]-[.A969])*[.$E$1]" office:value-type="float" office:value="-9.47356200000016" calcext:value-type="float">
            <text:p>-9.47356200000016</text:p>
          </table:table-cell>
          <table:table-cell table:style-name="ce1" table:formula="of:=[.$C$2]+[.$E$1]*POWER([.A970];2)" office:value-type="float" office:value="0.848539107999986" calcext:value-type="float">
            <text:p>0.848539107999986</text:p>
          </table:table-cell>
          <table:table-cell table:number-columns-repeated="1020"/>
        </table:table-row>
        <table:table-row table:style-name="ro1">
          <table:table-cell table:style-name="ce1" table:formula="of:=[.A970]+[.$C$1]" office:value-type="float" office:value="0.967000000000001" calcext:value-type="float">
            <text:p>0.967000000000001</text:p>
          </table:table-cell>
          <table:table-cell table:style-name="ce1" table:formula="of:=[.$C$2]-(9.807*POWER([.A971];2))/2" office:value-type="float" office:value="5.41479108849999" calcext:value-type="float">
            <text:p>5.41479108849999</text:p>
          </table:table-cell>
          <table:table-cell table:style-name="ce1" table:formula="of:=[.C970]+([.A971]-[.A970])*[.$E$1]" office:value-type="float" office:value="-9.48336900000016" calcext:value-type="float">
            <text:p>-9.48336900000016</text:p>
          </table:table-cell>
          <table:table-cell table:style-name="ce1" table:formula="of:=[.$C$2]+[.$E$1]*POWER([.A971];2)" office:value-type="float" office:value="0.829582176999987" calcext:value-type="float">
            <text:p>0.829582176999987</text:p>
          </table:table-cell>
          <table:table-cell table:number-columns-repeated="1020"/>
        </table:table-row>
        <table:table-row table:style-name="ro1">
          <table:table-cell table:style-name="ce1" table:formula="of:=[.A971]+[.$C$1]" office:value-type="float" office:value="0.968000000000001" calcext:value-type="float">
            <text:p>0.968000000000001</text:p>
          </table:table-cell>
          <table:table-cell table:style-name="ce1" table:formula="of:=[.$C$2]-(9.807*POWER([.A972];2))/2" office:value-type="float" office:value="5.40530281599999" calcext:value-type="float">
            <text:p>5.40530281599999</text:p>
          </table:table-cell>
          <table:table-cell table:style-name="ce1" table:formula="of:=[.C971]+([.A972]-[.A971])*[.$E$1]" office:value-type="float" office:value="-9.49317600000016" calcext:value-type="float">
            <text:p>-9.49317600000016</text:p>
          </table:table-cell>
          <table:table-cell table:style-name="ce1" table:formula="of:=[.$C$2]+[.$E$1]*POWER([.A972];2)" office:value-type="float" office:value="0.810605631999986" calcext:value-type="float">
            <text:p>0.810605631999986</text:p>
          </table:table-cell>
          <table:table-cell table:number-columns-repeated="1020"/>
        </table:table-row>
        <table:table-row table:style-name="ro1">
          <table:table-cell table:style-name="ce1" table:formula="of:=[.A972]+[.$C$1]" office:value-type="float" office:value="0.969000000000001" calcext:value-type="float">
            <text:p>0.969000000000001</text:p>
          </table:table-cell>
          <table:table-cell table:style-name="ce1" table:formula="of:=[.$C$2]-(9.807*POWER([.A973];2))/2" office:value-type="float" office:value="5.39580473649999" calcext:value-type="float">
            <text:p>5.39580473649999</text:p>
          </table:table-cell>
          <table:table-cell table:style-name="ce1" table:formula="of:=[.C972]+([.A973]-[.A972])*[.$E$1]" office:value-type="float" office:value="-9.50298300000016" calcext:value-type="float">
            <text:p>-9.50298300000016</text:p>
          </table:table-cell>
          <table:table-cell table:style-name="ce1" table:formula="of:=[.$C$2]+[.$E$1]*POWER([.A973];2)" office:value-type="float" office:value="0.791609472999985" calcext:value-type="float">
            <text:p>0.791609472999985</text:p>
          </table:table-cell>
          <table:table-cell table:number-columns-repeated="1020"/>
        </table:table-row>
        <table:table-row table:style-name="ro1">
          <table:table-cell table:style-name="ce1" table:formula="of:=[.A973]+[.$C$1]" office:value-type="float" office:value="0.970000000000001" calcext:value-type="float">
            <text:p>0.970000000000001</text:p>
          </table:table-cell>
          <table:table-cell table:style-name="ce1" table:formula="of:=[.$C$2]-(9.807*POWER([.A974];2))/2" office:value-type="float" office:value="5.38629684999999" calcext:value-type="float">
            <text:p>5.38629684999999</text:p>
          </table:table-cell>
          <table:table-cell table:style-name="ce1" table:formula="of:=[.C973]+([.A974]-[.A973])*[.$E$1]" office:value-type="float" office:value="-9.51279000000016" calcext:value-type="float">
            <text:p>-9.51279000000016</text:p>
          </table:table-cell>
          <table:table-cell table:style-name="ce1" table:formula="of:=[.$C$2]+[.$E$1]*POWER([.A974];2)" office:value-type="float" office:value="0.772593699999986" calcext:value-type="float">
            <text:p>0.772593699999986</text:p>
          </table:table-cell>
          <table:table-cell table:number-columns-repeated="1020"/>
        </table:table-row>
        <table:table-row table:style-name="ro1">
          <table:table-cell table:style-name="ce1" table:formula="of:=[.A974]+[.$C$1]" office:value-type="float" office:value="0.971000000000001" calcext:value-type="float">
            <text:p>0.971000000000001</text:p>
          </table:table-cell>
          <table:table-cell table:style-name="ce1" table:formula="of:=[.$C$2]-(9.807*POWER([.A975];2))/2" office:value-type="float" office:value="5.37677915649999" calcext:value-type="float">
            <text:p>5.37677915649999</text:p>
          </table:table-cell>
          <table:table-cell table:style-name="ce1" table:formula="of:=[.C974]+([.A975]-[.A974])*[.$E$1]" office:value-type="float" office:value="-9.52259700000016" calcext:value-type="float">
            <text:p>-9.52259700000016</text:p>
          </table:table-cell>
          <table:table-cell table:style-name="ce1" table:formula="of:=[.$C$2]+[.$E$1]*POWER([.A975];2)" office:value-type="float" office:value="0.753558312999985" calcext:value-type="float">
            <text:p>0.753558312999985</text:p>
          </table:table-cell>
          <table:table-cell table:number-columns-repeated="1020"/>
        </table:table-row>
        <table:table-row table:style-name="ro1">
          <table:table-cell table:style-name="ce1" table:formula="of:=[.A975]+[.$C$1]" office:value-type="float" office:value="0.972000000000001" calcext:value-type="float">
            <text:p>0.972000000000001</text:p>
          </table:table-cell>
          <table:table-cell table:style-name="ce1" table:formula="of:=[.$C$2]-(9.807*POWER([.A976];2))/2" office:value-type="float" office:value="5.36725165599999" calcext:value-type="float">
            <text:p>5.36725165599999</text:p>
          </table:table-cell>
          <table:table-cell table:style-name="ce1" table:formula="of:=[.C975]+([.A976]-[.A975])*[.$E$1]" office:value-type="float" office:value="-9.53240400000016" calcext:value-type="float">
            <text:p>-9.53240400000016</text:p>
          </table:table-cell>
          <table:table-cell table:style-name="ce1" table:formula="of:=[.$C$2]+[.$E$1]*POWER([.A976];2)" office:value-type="float" office:value="0.734503311999985" calcext:value-type="float">
            <text:p>0.734503311999985</text:p>
          </table:table-cell>
          <table:table-cell table:number-columns-repeated="1020"/>
        </table:table-row>
        <table:table-row table:style-name="ro1">
          <table:table-cell table:style-name="ce1" table:formula="of:=[.A976]+[.$C$1]" office:value-type="float" office:value="0.973000000000001" calcext:value-type="float">
            <text:p>0.973000000000001</text:p>
          </table:table-cell>
          <table:table-cell table:style-name="ce1" table:formula="of:=[.$C$2]-(9.807*POWER([.A977];2))/2" office:value-type="float" office:value="5.35771434849999" calcext:value-type="float">
            <text:p>5.35771434849999</text:p>
          </table:table-cell>
          <table:table-cell table:style-name="ce1" table:formula="of:=[.C976]+([.A977]-[.A976])*[.$E$1]" office:value-type="float" office:value="-9.54221100000016" calcext:value-type="float">
            <text:p>-9.54221100000016</text:p>
          </table:table-cell>
          <table:table-cell table:style-name="ce1" table:formula="of:=[.$C$2]+[.$E$1]*POWER([.A977];2)" office:value-type="float" office:value="0.715428696999986" calcext:value-type="float">
            <text:p>0.715428696999986</text:p>
          </table:table-cell>
          <table:table-cell table:number-columns-repeated="1020"/>
        </table:table-row>
        <table:table-row table:style-name="ro1">
          <table:table-cell table:style-name="ce1" table:formula="of:=[.A977]+[.$C$1]" office:value-type="float" office:value="0.974000000000001" calcext:value-type="float">
            <text:p>0.974000000000001</text:p>
          </table:table-cell>
          <table:table-cell table:style-name="ce1" table:formula="of:=[.$C$2]-(9.807*POWER([.A978];2))/2" office:value-type="float" office:value="5.34816723399999" calcext:value-type="float">
            <text:p>5.34816723399999</text:p>
          </table:table-cell>
          <table:table-cell table:style-name="ce1" table:formula="of:=[.C977]+([.A978]-[.A977])*[.$E$1]" office:value-type="float" office:value="-9.55201800000016" calcext:value-type="float">
            <text:p>-9.55201800000016</text:p>
          </table:table-cell>
          <table:table-cell table:style-name="ce1" table:formula="of:=[.$C$2]+[.$E$1]*POWER([.A978];2)" office:value-type="float" office:value="0.696334467999984" calcext:value-type="float">
            <text:p>0.696334467999984</text:p>
          </table:table-cell>
          <table:table-cell table:number-columns-repeated="1020"/>
        </table:table-row>
        <table:table-row table:style-name="ro1">
          <table:table-cell table:style-name="ce1" table:formula="of:=[.A978]+[.$C$1]" office:value-type="float" office:value="0.975000000000001" calcext:value-type="float">
            <text:p>0.975000000000001</text:p>
          </table:table-cell>
          <table:table-cell table:style-name="ce1" table:formula="of:=[.$C$2]-(9.807*POWER([.A979];2))/2" office:value-type="float" office:value="5.33861031249999" calcext:value-type="float">
            <text:p>5.33861031249999</text:p>
          </table:table-cell>
          <table:table-cell table:style-name="ce1" table:formula="of:=[.C978]+([.A979]-[.A978])*[.$E$1]" office:value-type="float" office:value="-9.56182500000016" calcext:value-type="float">
            <text:p>-9.56182500000016</text:p>
          </table:table-cell>
          <table:table-cell table:style-name="ce1" table:formula="of:=[.$C$2]+[.$E$1]*POWER([.A979];2)" office:value-type="float" office:value="0.677220624999984" calcext:value-type="float">
            <text:p>0.677220624999984</text:p>
          </table:table-cell>
          <table:table-cell table:number-columns-repeated="1020"/>
        </table:table-row>
        <table:table-row table:style-name="ro1">
          <table:table-cell table:style-name="ce1" table:formula="of:=[.A979]+[.$C$1]" office:value-type="float" office:value="0.976000000000001" calcext:value-type="float">
            <text:p>0.976000000000001</text:p>
          </table:table-cell>
          <table:table-cell table:style-name="ce1" table:formula="of:=[.$C$2]-(9.807*POWER([.A980];2))/2" office:value-type="float" office:value="5.32904358399999" calcext:value-type="float">
            <text:p>5.32904358399999</text:p>
          </table:table-cell>
          <table:table-cell table:style-name="ce1" table:formula="of:=[.C979]+([.A980]-[.A979])*[.$E$1]" office:value-type="float" office:value="-9.57163200000016" calcext:value-type="float">
            <text:p>-9.57163200000016</text:p>
          </table:table-cell>
          <table:table-cell table:style-name="ce1" table:formula="of:=[.$C$2]+[.$E$1]*POWER([.A980];2)" office:value-type="float" office:value="0.658087167999986" calcext:value-type="float">
            <text:p>0.658087167999986</text:p>
          </table:table-cell>
          <table:table-cell table:number-columns-repeated="1020"/>
        </table:table-row>
        <table:table-row table:style-name="ro1">
          <table:table-cell table:style-name="ce1" table:formula="of:=[.A980]+[.$C$1]" office:value-type="float" office:value="0.977000000000001" calcext:value-type="float">
            <text:p>0.977000000000001</text:p>
          </table:table-cell>
          <table:table-cell table:style-name="ce1" table:formula="of:=[.$C$2]-(9.807*POWER([.A981];2))/2" office:value-type="float" office:value="5.31946704849999" calcext:value-type="float">
            <text:p>5.31946704849999</text:p>
          </table:table-cell>
          <table:table-cell table:style-name="ce1" table:formula="of:=[.C980]+([.A981]-[.A980])*[.$E$1]" office:value-type="float" office:value="-9.58143900000017" calcext:value-type="float">
            <text:p>-9.58143900000017</text:p>
          </table:table-cell>
          <table:table-cell table:style-name="ce1" table:formula="of:=[.$C$2]+[.$E$1]*POWER([.A981];2)" office:value-type="float" office:value="0.638934096999984" calcext:value-type="float">
            <text:p>0.638934096999984</text:p>
          </table:table-cell>
          <table:table-cell table:number-columns-repeated="1020"/>
        </table:table-row>
        <table:table-row table:style-name="ro1">
          <table:table-cell table:style-name="ce1" table:formula="of:=[.A981]+[.$C$1]" office:value-type="float" office:value="0.978000000000001" calcext:value-type="float">
            <text:p>0.978000000000001</text:p>
          </table:table-cell>
          <table:table-cell table:style-name="ce1" table:formula="of:=[.$C$2]-(9.807*POWER([.A982];2))/2" office:value-type="float" office:value="5.30988070599999" calcext:value-type="float">
            <text:p>5.30988070599999</text:p>
          </table:table-cell>
          <table:table-cell table:style-name="ce1" table:formula="of:=[.C981]+([.A982]-[.A981])*[.$E$1]" office:value-type="float" office:value="-9.59124600000017" calcext:value-type="float">
            <text:p>-9.59124600000017</text:p>
          </table:table-cell>
          <table:table-cell table:style-name="ce1" table:formula="of:=[.$C$2]+[.$E$1]*POWER([.A982];2)" office:value-type="float" office:value="0.619761411999985" calcext:value-type="float">
            <text:p>0.619761411999985</text:p>
          </table:table-cell>
          <table:table-cell table:number-columns-repeated="1020"/>
        </table:table-row>
        <table:table-row table:style-name="ro1">
          <table:table-cell table:style-name="ce1" table:formula="of:=[.A982]+[.$C$1]" office:value-type="float" office:value="0.979000000000001" calcext:value-type="float">
            <text:p>0.979000000000001</text:p>
          </table:table-cell>
          <table:table-cell table:style-name="ce1" table:formula="of:=[.$C$2]-(9.807*POWER([.A983];2))/2" office:value-type="float" office:value="5.30028455649999" calcext:value-type="float">
            <text:p>5.30028455649999</text:p>
          </table:table-cell>
          <table:table-cell table:style-name="ce1" table:formula="of:=[.C982]+([.A983]-[.A982])*[.$E$1]" office:value-type="float" office:value="-9.60105300000017" calcext:value-type="float">
            <text:p>-9.60105300000017</text:p>
          </table:table-cell>
          <table:table-cell table:style-name="ce1" table:formula="of:=[.$C$2]+[.$E$1]*POWER([.A983];2)" office:value-type="float" office:value="0.600569112999986" calcext:value-type="float">
            <text:p>0.600569112999986</text:p>
          </table:table-cell>
          <table:table-cell table:number-columns-repeated="1020"/>
        </table:table-row>
        <table:table-row table:style-name="ro1">
          <table:table-cell table:style-name="ce1" table:formula="of:=[.A983]+[.$C$1]" office:value-type="float" office:value="0.980000000000001" calcext:value-type="float">
            <text:p>0.980000000000001</text:p>
          </table:table-cell>
          <table:table-cell table:style-name="ce1" table:formula="of:=[.$C$2]-(9.807*POWER([.A984];2))/2" office:value-type="float" office:value="5.29067859999999" calcext:value-type="float">
            <text:p>5.29067859999999</text:p>
          </table:table-cell>
          <table:table-cell table:style-name="ce1" table:formula="of:=[.C983]+([.A984]-[.A983])*[.$E$1]" office:value-type="float" office:value="-9.61086000000017" calcext:value-type="float">
            <text:p>-9.61086000000017</text:p>
          </table:table-cell>
          <table:table-cell table:style-name="ce1" table:formula="of:=[.$C$2]+[.$E$1]*POWER([.A984];2)" office:value-type="float" office:value="0.581357199999985" calcext:value-type="float">
            <text:p>0.581357199999985</text:p>
          </table:table-cell>
          <table:table-cell table:number-columns-repeated="1020"/>
        </table:table-row>
        <table:table-row table:style-name="ro1">
          <table:table-cell table:style-name="ce1" table:formula="of:=[.A984]+[.$C$1]" office:value-type="float" office:value="0.981000000000001" calcext:value-type="float">
            <text:p>0.981000000000001</text:p>
          </table:table-cell>
          <table:table-cell table:style-name="ce1" table:formula="of:=[.$C$2]-(9.807*POWER([.A985];2))/2" office:value-type="float" office:value="5.28106283649999" calcext:value-type="float">
            <text:p>5.28106283649999</text:p>
          </table:table-cell>
          <table:table-cell table:style-name="ce1" table:formula="of:=[.C984]+([.A985]-[.A984])*[.$E$1]" office:value-type="float" office:value="-9.62066700000017" calcext:value-type="float">
            <text:p>-9.62066700000017</text:p>
          </table:table-cell>
          <table:table-cell table:style-name="ce1" table:formula="of:=[.$C$2]+[.$E$1]*POWER([.A985];2)" office:value-type="float" office:value="0.562125672999985" calcext:value-type="float">
            <text:p>0.562125672999985</text:p>
          </table:table-cell>
          <table:table-cell table:number-columns-repeated="1020"/>
        </table:table-row>
        <table:table-row table:style-name="ro1">
          <table:table-cell table:style-name="ce1" table:formula="of:=[.A985]+[.$C$1]" office:value-type="float" office:value="0.982000000000001" calcext:value-type="float">
            <text:p>0.982000000000001</text:p>
          </table:table-cell>
          <table:table-cell table:style-name="ce1" table:formula="of:=[.$C$2]-(9.807*POWER([.A986];2))/2" office:value-type="float" office:value="5.27143726599999" calcext:value-type="float">
            <text:p>5.27143726599999</text:p>
          </table:table-cell>
          <table:table-cell table:style-name="ce1" table:formula="of:=[.C985]+([.A986]-[.A985])*[.$E$1]" office:value-type="float" office:value="-9.63047400000017" calcext:value-type="float">
            <text:p>-9.63047400000017</text:p>
          </table:table-cell>
          <table:table-cell table:style-name="ce1" table:formula="of:=[.$C$2]+[.$E$1]*POWER([.A986];2)" office:value-type="float" office:value="0.542874531999985" calcext:value-type="float">
            <text:p>0.542874531999985</text:p>
          </table:table-cell>
          <table:table-cell table:number-columns-repeated="1020"/>
        </table:table-row>
        <table:table-row table:style-name="ro1">
          <table:table-cell table:style-name="ce1" table:formula="of:=[.A986]+[.$C$1]" office:value-type="float" office:value="0.983000000000001" calcext:value-type="float">
            <text:p>0.983000000000001</text:p>
          </table:table-cell>
          <table:table-cell table:style-name="ce1" table:formula="of:=[.$C$2]-(9.807*POWER([.A987];2))/2" office:value-type="float" office:value="5.26180188849999" calcext:value-type="float">
            <text:p>5.26180188849999</text:p>
          </table:table-cell>
          <table:table-cell table:style-name="ce1" table:formula="of:=[.C986]+([.A987]-[.A986])*[.$E$1]" office:value-type="float" office:value="-9.64028100000017" calcext:value-type="float">
            <text:p>-9.64028100000017</text:p>
          </table:table-cell>
          <table:table-cell table:style-name="ce1" table:formula="of:=[.$C$2]+[.$E$1]*POWER([.A987];2)" office:value-type="float" office:value="0.523603776999986" calcext:value-type="float">
            <text:p>0.523603776999986</text:p>
          </table:table-cell>
          <table:table-cell table:number-columns-repeated="1020"/>
        </table:table-row>
        <table:table-row table:style-name="ro1">
          <table:table-cell table:style-name="ce1" table:formula="of:=[.A987]+[.$C$1]" office:value-type="float" office:value="0.984000000000001" calcext:value-type="float">
            <text:p>0.984000000000001</text:p>
          </table:table-cell>
          <table:table-cell table:style-name="ce1" table:formula="of:=[.$C$2]-(9.807*POWER([.A988];2))/2" office:value-type="float" office:value="5.25215670399999" calcext:value-type="float">
            <text:p>5.25215670399999</text:p>
          </table:table-cell>
          <table:table-cell table:style-name="ce1" table:formula="of:=[.C987]+([.A988]-[.A987])*[.$E$1]" office:value-type="float" office:value="-9.65008800000017" calcext:value-type="float">
            <text:p>-9.65008800000017</text:p>
          </table:table-cell>
          <table:table-cell table:style-name="ce1" table:formula="of:=[.$C$2]+[.$E$1]*POWER([.A988];2)" office:value-type="float" office:value="0.504313407999986" calcext:value-type="float">
            <text:p>0.504313407999986</text:p>
          </table:table-cell>
          <table:table-cell table:number-columns-repeated="1020"/>
        </table:table-row>
        <table:table-row table:style-name="ro1">
          <table:table-cell table:style-name="ce1" table:formula="of:=[.A988]+[.$C$1]" office:value-type="float" office:value="0.985000000000001" calcext:value-type="float">
            <text:p>0.985000000000001</text:p>
          </table:table-cell>
          <table:table-cell table:style-name="ce1" table:formula="of:=[.$C$2]-(9.807*POWER([.A989];2))/2" office:value-type="float" office:value="5.24250171249999" calcext:value-type="float">
            <text:p>5.24250171249999</text:p>
          </table:table-cell>
          <table:table-cell table:style-name="ce1" table:formula="of:=[.C988]+([.A989]-[.A988])*[.$E$1]" office:value-type="float" office:value="-9.65989500000017" calcext:value-type="float">
            <text:p>-9.65989500000017</text:p>
          </table:table-cell>
          <table:table-cell table:style-name="ce1" table:formula="of:=[.$C$2]+[.$E$1]*POWER([.A989];2)" office:value-type="float" office:value="0.485003424999984" calcext:value-type="float">
            <text:p>0.485003424999984</text:p>
          </table:table-cell>
          <table:table-cell table:number-columns-repeated="1020"/>
        </table:table-row>
        <table:table-row table:style-name="ro1">
          <table:table-cell table:style-name="ce1" table:formula="of:=[.A989]+[.$C$1]" office:value-type="float" office:value="0.986000000000001" calcext:value-type="float">
            <text:p>0.986000000000001</text:p>
          </table:table-cell>
          <table:table-cell table:style-name="ce1" table:formula="of:=[.$C$2]-(9.807*POWER([.A990];2))/2" office:value-type="float" office:value="5.23283691399999" calcext:value-type="float">
            <text:p>5.23283691399999</text:p>
          </table:table-cell>
          <table:table-cell table:style-name="ce1" table:formula="of:=[.C989]+([.A990]-[.A989])*[.$E$1]" office:value-type="float" office:value="-9.66970200000017" calcext:value-type="float">
            <text:p>-9.66970200000017</text:p>
          </table:table-cell>
          <table:table-cell table:style-name="ce1" table:formula="of:=[.$C$2]+[.$E$1]*POWER([.A990];2)" office:value-type="float" office:value="0.465673827999986" calcext:value-type="float">
            <text:p>0.465673827999986</text:p>
          </table:table-cell>
          <table:table-cell table:number-columns-repeated="1020"/>
        </table:table-row>
        <table:table-row table:style-name="ro1">
          <table:table-cell table:style-name="ce1" table:formula="of:=[.A990]+[.$C$1]" office:value-type="float" office:value="0.987000000000001" calcext:value-type="float">
            <text:p>0.987000000000001</text:p>
          </table:table-cell>
          <table:table-cell table:style-name="ce1" table:formula="of:=[.$C$2]-(9.807*POWER([.A991];2))/2" office:value-type="float" office:value="5.22316230849999" calcext:value-type="float">
            <text:p>5.22316230849999</text:p>
          </table:table-cell>
          <table:table-cell table:style-name="ce1" table:formula="of:=[.C990]+([.A991]-[.A990])*[.$E$1]" office:value-type="float" office:value="-9.67950900000017" calcext:value-type="float">
            <text:p>-9.67950900000017</text:p>
          </table:table-cell>
          <table:table-cell table:style-name="ce1" table:formula="of:=[.$C$2]+[.$E$1]*POWER([.A991];2)" office:value-type="float" office:value="0.446324616999984" calcext:value-type="float">
            <text:p>0.446324616999984</text:p>
          </table:table-cell>
          <table:table-cell table:number-columns-repeated="1020"/>
        </table:table-row>
        <table:table-row table:style-name="ro1">
          <table:table-cell table:style-name="ce1" table:formula="of:=[.A991]+[.$C$1]" office:value-type="float" office:value="0.988000000000001" calcext:value-type="float">
            <text:p>0.988000000000001</text:p>
          </table:table-cell>
          <table:table-cell table:style-name="ce1" table:formula="of:=[.$C$2]-(9.807*POWER([.A992];2))/2" office:value-type="float" office:value="5.21347789599999" calcext:value-type="float">
            <text:p>5.21347789599999</text:p>
          </table:table-cell>
          <table:table-cell table:style-name="ce1" table:formula="of:=[.C991]+([.A992]-[.A991])*[.$E$1]" office:value-type="float" office:value="-9.68931600000017" calcext:value-type="float">
            <text:p>-9.68931600000017</text:p>
          </table:table-cell>
          <table:table-cell table:style-name="ce1" table:formula="of:=[.$C$2]+[.$E$1]*POWER([.A992];2)" office:value-type="float" office:value="0.426955791999985" calcext:value-type="float">
            <text:p>0.426955791999985</text:p>
          </table:table-cell>
          <table:table-cell table:number-columns-repeated="1020"/>
        </table:table-row>
        <table:table-row table:style-name="ro1">
          <table:table-cell table:style-name="ce1" table:formula="of:=[.A992]+[.$C$1]" office:value-type="float" office:value="0.989000000000001" calcext:value-type="float">
            <text:p>0.989000000000001</text:p>
          </table:table-cell>
          <table:table-cell table:style-name="ce1" table:formula="of:=[.$C$2]-(9.807*POWER([.A993];2))/2" office:value-type="float" office:value="5.20378367649999" calcext:value-type="float">
            <text:p>5.20378367649999</text:p>
          </table:table-cell>
          <table:table-cell table:style-name="ce1" table:formula="of:=[.C992]+([.A993]-[.A992])*[.$E$1]" office:value-type="float" office:value="-9.69912300000017" calcext:value-type="float">
            <text:p>-9.69912300000017</text:p>
          </table:table-cell>
          <table:table-cell table:style-name="ce1" table:formula="of:=[.$C$2]+[.$E$1]*POWER([.A993];2)" office:value-type="float" office:value="0.407567352999985" calcext:value-type="float">
            <text:p>0.407567352999985</text:p>
          </table:table-cell>
          <table:table-cell table:number-columns-repeated="1020"/>
        </table:table-row>
        <table:table-row table:style-name="ro1">
          <table:table-cell table:style-name="ce1" table:formula="of:=[.A993]+[.$C$1]" office:value-type="float" office:value="0.990000000000001" calcext:value-type="float">
            <text:p>0.990000000000001</text:p>
          </table:table-cell>
          <table:table-cell table:style-name="ce1" table:formula="of:=[.$C$2]-(9.807*POWER([.A994];2))/2" office:value-type="float" office:value="5.19407964999999" calcext:value-type="float">
            <text:p>5.19407964999999</text:p>
          </table:table-cell>
          <table:table-cell table:style-name="ce1" table:formula="of:=[.C993]+([.A994]-[.A993])*[.$E$1]" office:value-type="float" office:value="-9.70893000000017" calcext:value-type="float">
            <text:p>-9.70893000000017</text:p>
          </table:table-cell>
          <table:table-cell table:style-name="ce1" table:formula="of:=[.$C$2]+[.$E$1]*POWER([.A994];2)" office:value-type="float" office:value="0.388159299999984" calcext:value-type="float">
            <text:p>0.388159299999984</text:p>
          </table:table-cell>
          <table:table-cell table:number-columns-repeated="1020"/>
        </table:table-row>
        <table:table-row table:style-name="ro1">
          <table:table-cell table:style-name="ce1" table:formula="of:=[.A994]+[.$C$1]" office:value-type="float" office:value="0.991000000000001" calcext:value-type="float">
            <text:p>0.991000000000001</text:p>
          </table:table-cell>
          <table:table-cell table:style-name="ce1" table:formula="of:=[.$C$2]-(9.807*POWER([.A995];2))/2" office:value-type="float" office:value="5.18436581649999" calcext:value-type="float">
            <text:p>5.18436581649999</text:p>
          </table:table-cell>
          <table:table-cell table:style-name="ce1" table:formula="of:=[.C994]+([.A995]-[.A994])*[.$E$1]" office:value-type="float" office:value="-9.71873700000017" calcext:value-type="float">
            <text:p>-9.71873700000017</text:p>
          </table:table-cell>
          <table:table-cell table:style-name="ce1" table:formula="of:=[.$C$2]+[.$E$1]*POWER([.A995];2)" office:value-type="float" office:value="0.368731632999985" calcext:value-type="float">
            <text:p>0.368731632999985</text:p>
          </table:table-cell>
          <table:table-cell table:number-columns-repeated="1020"/>
        </table:table-row>
        <table:table-row table:style-name="ro1">
          <table:table-cell table:style-name="ce1" table:formula="of:=[.A995]+[.$C$1]" office:value-type="float" office:value="0.992000000000001" calcext:value-type="float">
            <text:p>0.992000000000001</text:p>
          </table:table-cell>
          <table:table-cell table:style-name="ce1" table:formula="of:=[.$C$2]-(9.807*POWER([.A996];2))/2" office:value-type="float" office:value="5.17464217599999" calcext:value-type="float">
            <text:p>5.17464217599999</text:p>
          </table:table-cell>
          <table:table-cell table:style-name="ce1" table:formula="of:=[.C995]+([.A996]-[.A995])*[.$E$1]" office:value-type="float" office:value="-9.72854400000017" calcext:value-type="float">
            <text:p>-9.72854400000017</text:p>
          </table:table-cell>
          <table:table-cell table:style-name="ce1" table:formula="of:=[.$C$2]+[.$E$1]*POWER([.A996];2)" office:value-type="float" office:value="0.349284351999986" calcext:value-type="float">
            <text:p>0.349284351999986</text:p>
          </table:table-cell>
          <table:table-cell table:number-columns-repeated="1020"/>
        </table:table-row>
        <table:table-row table:style-name="ro1">
          <table:table-cell table:style-name="ce1" table:formula="of:=[.A996]+[.$C$1]" office:value-type="float" office:value="0.993000000000001" calcext:value-type="float">
            <text:p>0.993000000000001</text:p>
          </table:table-cell>
          <table:table-cell table:style-name="ce1" table:formula="of:=[.$C$2]-(9.807*POWER([.A997];2))/2" office:value-type="float" office:value="5.16490872849999" calcext:value-type="float">
            <text:p>5.16490872849999</text:p>
          </table:table-cell>
          <table:table-cell table:style-name="ce1" table:formula="of:=[.C996]+([.A997]-[.A996])*[.$E$1]" office:value-type="float" office:value="-9.73835100000017" calcext:value-type="float">
            <text:p>-9.73835100000017</text:p>
          </table:table-cell>
          <table:table-cell table:style-name="ce1" table:formula="of:=[.$C$2]+[.$E$1]*POWER([.A997];2)" office:value-type="float" office:value="0.329817456999985" calcext:value-type="float">
            <text:p>0.329817456999985</text:p>
          </table:table-cell>
          <table:table-cell table:number-columns-repeated="1020"/>
        </table:table-row>
        <table:table-row table:style-name="ro1">
          <table:table-cell table:style-name="ce1" table:formula="of:=[.A997]+[.$C$1]" office:value-type="float" office:value="0.994000000000001" calcext:value-type="float">
            <text:p>0.994000000000001</text:p>
          </table:table-cell>
          <table:table-cell table:style-name="ce1" table:formula="of:=[.$C$2]-(9.807*POWER([.A998];2))/2" office:value-type="float" office:value="5.15516547399999" calcext:value-type="float">
            <text:p>5.15516547399999</text:p>
          </table:table-cell>
          <table:table-cell table:style-name="ce1" table:formula="of:=[.C997]+([.A998]-[.A997])*[.$E$1]" office:value-type="float" office:value="-9.74815800000017" calcext:value-type="float">
            <text:p>-9.74815800000017</text:p>
          </table:table-cell>
          <table:table-cell table:style-name="ce1" table:formula="of:=[.$C$2]+[.$E$1]*POWER([.A998];2)" office:value-type="float" office:value="0.310330947999985" calcext:value-type="float">
            <text:p>0.310330947999985</text:p>
          </table:table-cell>
          <table:table-cell table:number-columns-repeated="1020"/>
        </table:table-row>
        <table:table-row table:style-name="ro1">
          <table:table-cell table:style-name="ce1" table:formula="of:=[.A998]+[.$C$1]" office:value-type="float" office:value="0.995000000000001" calcext:value-type="float">
            <text:p>0.995000000000001</text:p>
          </table:table-cell>
          <table:table-cell table:style-name="ce1" table:formula="of:=[.$C$2]-(9.807*POWER([.A999];2))/2" office:value-type="float" office:value="5.14541241249999" calcext:value-type="float">
            <text:p>5.14541241249999</text:p>
          </table:table-cell>
          <table:table-cell table:style-name="ce1" table:formula="of:=[.C998]+([.A999]-[.A998])*[.$E$1]" office:value-type="float" office:value="-9.75796500000017" calcext:value-type="float">
            <text:p>-9.75796500000017</text:p>
          </table:table-cell>
          <table:table-cell table:style-name="ce1" table:formula="of:=[.$C$2]+[.$E$1]*POWER([.A999];2)" office:value-type="float" office:value="0.290824824999985" calcext:value-type="float">
            <text:p>0.290824824999985</text:p>
          </table:table-cell>
          <table:table-cell table:number-columns-repeated="1020"/>
        </table:table-row>
        <table:table-row table:style-name="ro1">
          <table:table-cell table:style-name="ce1" table:formula="of:=[.A999]+[.$C$1]" office:value-type="float" office:value="0.996000000000001" calcext:value-type="float">
            <text:p>0.996000000000001</text:p>
          </table:table-cell>
          <table:table-cell table:style-name="ce1" table:formula="of:=[.$C$2]-(9.807*POWER([.A1000];2))/2" office:value-type="float" office:value="5.13564954399999" calcext:value-type="float">
            <text:p>5.13564954399999</text:p>
          </table:table-cell>
          <table:table-cell table:style-name="ce1" table:formula="of:=[.C999]+([.A1000]-[.A999])*[.$E$1]" office:value-type="float" office:value="-9.76777200000017" calcext:value-type="float">
            <text:p>-9.76777200000017</text:p>
          </table:table-cell>
          <table:table-cell table:style-name="ce1" table:formula="of:=[.$C$2]+[.$E$1]*POWER([.A1000];2)" office:value-type="float" office:value="0.271299087999985" calcext:value-type="float">
            <text:p>0.271299087999985</text:p>
          </table:table-cell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 3" table:style-name="ta2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Strappo</text:p>
          </table:table-cell>
          <table:table-cell table:style-name="ce2" office:value-type="string" calcext:value-type="string">
            <text:p>Tempo</text:p>
          </table:table-cell>
          <table:table-cell table:style-name="ce2" office:value-type="string" calcext:value-type="string">
            <text:p>Accelerazione</text:p>
          </table:table-cell>
          <table:table-cell table:style-name="ce2" office:value-type="string" calcext:value-type="string">
            <text:p>Velocità</text:p>
          </table:table-cell>
          <table:table-cell table:style-name="ce2" office:value-type="string" calcext:value-type="string">
            <text:p>Spazio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>
            <draw:frame table:end-cell-address="'Feuille 3'.K19" table:end-x="70.21pt" table:end-y="11.2pt" draw:z-index="2" draw:name="Chart 6" draw:style-name="gr1" draw:text-style-name="P1" svg:width="449.97pt" svg:height="278.22pt" svg:x="21pt" svg:y="0.74pt">
              <draw:object draw:notify-on-update-of-ranges="'Feuille 3'.B2:'Feuille 3'.B102 'Feuille 3'.A1:'Feuille 3'.A1 'Feuille 3'.A2:'Feuille 3'.A10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"/>
          <table:table-cell>
            <draw:frame table:end-cell-address="'Feuille 3'.Q19" table:end-x="65.71pt" table:end-y="11.2pt" draw:z-index="0" draw:name="Chart 4" draw:style-name="gr1" draw:text-style-name="P1" svg:width="449.97pt" svg:height="278.22pt" svg:x="16.5pt" svg:y="0.74pt">
              <draw:object draw:notify-on-update-of-ranges="'Feuille 3'.B2:'Feuille 3'.B102 'Feuille 3'.C1:'Feuille 3'.C1 'Feuille 3'.C2:'Feuille 3'.C10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0.01" office:value-type="float" office:value="0.01" calcext:value-type="float">
            <text:p>0.01</text:p>
          </table:table-cell>
          <table:table-cell table:style-name="ce1" table:formula="of:=[.A3]*[.B3]" office:value-type="float" office:value="0.09807" calcext:value-type="float">
            <text:p>0.09807</text:p>
          </table:table-cell>
          <table:table-cell table:style-name="ce4" table:formula="of:=[.A3]*POWER([.B3];2)*1/2" office:value-type="float" office:value="0.00049035" calcext:value-type="float">
            <text:p>0.00049035</text:p>
          </table:table-cell>
          <table:table-cell table:style-name="ce4" table:formula="of:=[.A3]*POWER([.B3];3)" office:value-type="float" office:value="0.000009807" calcext:value-type="float">
            <text:p>9.807E-06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3]+[.$B$3]" office:value-type="float" office:value="0.02" calcext:value-type="float">
            <text:p>0.02</text:p>
          </table:table-cell>
          <table:table-cell table:style-name="ce1" table:formula="of:=[.A4]*[.B4]" office:value-type="float" office:value="0.19614" calcext:value-type="float">
            <text:p>0.19614</text:p>
          </table:table-cell>
          <table:table-cell table:style-name="ce4" table:formula="of:=[.A4]*POWER([.B4];2)*1/2" office:value-type="float" office:value="0.0019614" calcext:value-type="float">
            <text:p>0.0019614</text:p>
          </table:table-cell>
          <table:table-cell table:style-name="ce4" table:formula="of:=[.A4]*POWER([.B4];3)" office:value-type="float" office:value="0.000078456" calcext:value-type="float">
            <text:p>7.8456E-05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4]+[.$B$3]" office:value-type="float" office:value="0.03" calcext:value-type="float">
            <text:p>0.03</text:p>
          </table:table-cell>
          <table:table-cell table:style-name="ce1" table:formula="of:=[.A5]*[.B5]" office:value-type="float" office:value="0.29421" calcext:value-type="float">
            <text:p>0.29421</text:p>
          </table:table-cell>
          <table:table-cell table:style-name="ce4" table:formula="of:=[.A5]*POWER([.B5];2)*1/2" office:value-type="float" office:value="0.00441315" calcext:value-type="float">
            <text:p>0.00441315</text:p>
          </table:table-cell>
          <table:table-cell table:style-name="ce4" table:formula="of:=[.A5]*POWER([.B5];3)" office:value-type="float" office:value="0.000264789" calcext:value-type="float">
            <text:p>0.000264789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5]+[.$B$3]" office:value-type="float" office:value="0.04" calcext:value-type="float">
            <text:p>0.04</text:p>
          </table:table-cell>
          <table:table-cell table:style-name="ce1" table:formula="of:=[.A6]*[.B6]" office:value-type="float" office:value="0.39228" calcext:value-type="float">
            <text:p>0.39228</text:p>
          </table:table-cell>
          <table:table-cell table:style-name="ce4" table:formula="of:=[.A6]*POWER([.B6];2)*1/2" office:value-type="float" office:value="0.0078456" calcext:value-type="float">
            <text:p>0.0078456</text:p>
          </table:table-cell>
          <table:table-cell table:style-name="ce4" table:formula="of:=[.A6]*POWER([.B6];3)" office:value-type="float" office:value="0.000627648" calcext:value-type="float">
            <text:p>0.000627648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6]+[.$B$3]" office:value-type="float" office:value="0.05" calcext:value-type="float">
            <text:p>0.05</text:p>
          </table:table-cell>
          <table:table-cell table:style-name="ce1" table:formula="of:=[.A7]*[.B7]" office:value-type="float" office:value="0.49035" calcext:value-type="float">
            <text:p>0.49035</text:p>
          </table:table-cell>
          <table:table-cell table:style-name="ce4" table:formula="of:=[.A7]*POWER([.B7];2)*1/2" office:value-type="float" office:value="0.01225875" calcext:value-type="float">
            <text:p>0.01225875</text:p>
          </table:table-cell>
          <table:table-cell table:style-name="ce4" table:formula="of:=[.A7]*POWER([.B7];3)" office:value-type="float" office:value="0.001225875" calcext:value-type="float">
            <text:p>0.001225875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7]+[.$B$3]" office:value-type="float" office:value="0.06" calcext:value-type="float">
            <text:p>0.06</text:p>
          </table:table-cell>
          <table:table-cell table:style-name="ce1" table:formula="of:=[.A8]*[.B8]" office:value-type="float" office:value="0.58842" calcext:value-type="float">
            <text:p>0.58842</text:p>
          </table:table-cell>
          <table:table-cell table:style-name="ce4" table:formula="of:=[.A8]*POWER([.B8];2)*1/2" office:value-type="float" office:value="0.0176526" calcext:value-type="float">
            <text:p>0.0176526</text:p>
          </table:table-cell>
          <table:table-cell table:style-name="ce4" table:formula="of:=[.A8]*POWER([.B8];3)" office:value-type="float" office:value="0.002118312" calcext:value-type="float">
            <text:p>0.002118312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8]+[.$B$3]" office:value-type="float" office:value="0.07" calcext:value-type="float">
            <text:p>0.07</text:p>
          </table:table-cell>
          <table:table-cell table:style-name="ce1" table:formula="of:=[.A9]*[.B9]" office:value-type="float" office:value="0.68649" calcext:value-type="float">
            <text:p>0.68649</text:p>
          </table:table-cell>
          <table:table-cell table:style-name="ce4" table:formula="of:=[.A9]*POWER([.B9];2)*1/2" office:value-type="float" office:value="0.02402715" calcext:value-type="float">
            <text:p>0.02402715</text:p>
          </table:table-cell>
          <table:table-cell table:style-name="ce4" table:formula="of:=[.A9]*POWER([.B9];3)" office:value-type="float" office:value="0.003363801" calcext:value-type="float">
            <text:p>0.0033638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9]+[.$B$3]" office:value-type="float" office:value="0.08" calcext:value-type="float">
            <text:p>0.08</text:p>
          </table:table-cell>
          <table:table-cell table:style-name="ce1" table:formula="of:=[.A10]*[.B10]" office:value-type="float" office:value="0.78456" calcext:value-type="float">
            <text:p>0.78456</text:p>
          </table:table-cell>
          <table:table-cell table:style-name="ce4" table:formula="of:=[.A10]*POWER([.B10];2)*1/2" office:value-type="float" office:value="0.0313824" calcext:value-type="float">
            <text:p>0.0313824</text:p>
          </table:table-cell>
          <table:table-cell table:style-name="ce4" table:formula="of:=[.A10]*POWER([.B10];3)" office:value-type="float" office:value="0.005021184" calcext:value-type="float">
            <text:p>0.005021184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10]+[.$B$3]" office:value-type="float" office:value="0.09" calcext:value-type="float">
            <text:p>0.09</text:p>
          </table:table-cell>
          <table:table-cell table:style-name="ce1" table:formula="of:=[.A11]*[.B11]" office:value-type="float" office:value="0.88263" calcext:value-type="float">
            <text:p>0.88263</text:p>
          </table:table-cell>
          <table:table-cell table:style-name="ce4" table:formula="of:=[.A11]*POWER([.B11];2)*1/2" office:value-type="float" office:value="0.03971835" calcext:value-type="float">
            <text:p>0.03971835</text:p>
          </table:table-cell>
          <table:table-cell table:style-name="ce4" table:formula="of:=[.A11]*POWER([.B11];3)" office:value-type="float" office:value="0.007149303" calcext:value-type="float">
            <text:p>0.007149303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11]+[.$B$3]" office:value-type="float" office:value="0.1" calcext:value-type="float">
            <text:p>0.1</text:p>
          </table:table-cell>
          <table:table-cell table:style-name="ce1" table:formula="of:=[.A12]*[.B12]" office:value-type="float" office:value="0.9807" calcext:value-type="float">
            <text:p>0.9807</text:p>
          </table:table-cell>
          <table:table-cell table:style-name="ce4" table:formula="of:=[.A12]*POWER([.B12];2)*1/2" office:value-type="float" office:value="0.049035" calcext:value-type="float">
            <text:p>0.049035</text:p>
          </table:table-cell>
          <table:table-cell table:style-name="ce4" table:formula="of:=[.A12]*POWER([.B12];3)" office:value-type="float" office:value="0.009807" calcext:value-type="float">
            <text:p>0.009807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12]+[.$B$3]" office:value-type="float" office:value="0.11" calcext:value-type="float">
            <text:p>0.11</text:p>
          </table:table-cell>
          <table:table-cell table:style-name="ce1" table:formula="of:=[.A13]*[.B13]" office:value-type="float" office:value="1.07877" calcext:value-type="float">
            <text:p>1.07877</text:p>
          </table:table-cell>
          <table:table-cell table:style-name="ce4" table:formula="of:=[.A13]*POWER([.B13];2)*1/2" office:value-type="float" office:value="0.05933235" calcext:value-type="float">
            <text:p>0.05933235</text:p>
          </table:table-cell>
          <table:table-cell table:style-name="ce4" table:formula="of:=[.A13]*POWER([.B13];3)" office:value-type="float" office:value="0.013053117" calcext:value-type="float">
            <text:p>0.013053117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13]+[.$B$3]" office:value-type="float" office:value="0.12" calcext:value-type="float">
            <text:p>0.12</text:p>
          </table:table-cell>
          <table:table-cell table:style-name="ce1" table:formula="of:=[.A14]*[.B14]" office:value-type="float" office:value="1.17684" calcext:value-type="float">
            <text:p>1.17684</text:p>
          </table:table-cell>
          <table:table-cell table:style-name="ce4" table:formula="of:=[.A14]*POWER([.B14];2)*1/2" office:value-type="float" office:value="0.0706104" calcext:value-type="float">
            <text:p>0.0706104</text:p>
          </table:table-cell>
          <table:table-cell table:style-name="ce4" table:formula="of:=[.A14]*POWER([.B14];3)" office:value-type="float" office:value="0.016946496" calcext:value-type="float">
            <text:p>0.016946496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14]+[.$B$3]" office:value-type="float" office:value="0.13" calcext:value-type="float">
            <text:p>0.13</text:p>
          </table:table-cell>
          <table:table-cell table:style-name="ce1" table:formula="of:=[.A15]*[.B15]" office:value-type="float" office:value="1.27491" calcext:value-type="float">
            <text:p>1.27491</text:p>
          </table:table-cell>
          <table:table-cell table:style-name="ce4" table:formula="of:=[.A15]*POWER([.B15];2)*1/2" office:value-type="float" office:value="0.08286915" calcext:value-type="float">
            <text:p>0.08286915</text:p>
          </table:table-cell>
          <table:table-cell table:style-name="ce4" table:formula="of:=[.A15]*POWER([.B15];3)" office:value-type="float" office:value="0.021545979" calcext:value-type="float">
            <text:p>0.021545979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15]+[.$B$3]" office:value-type="float" office:value="0.14" calcext:value-type="float">
            <text:p>0.14</text:p>
          </table:table-cell>
          <table:table-cell table:style-name="ce1" table:formula="of:=[.A16]*[.B16]" office:value-type="float" office:value="1.37298" calcext:value-type="float">
            <text:p>1.37298</text:p>
          </table:table-cell>
          <table:table-cell table:style-name="ce4" table:formula="of:=[.A16]*POWER([.B16];2)*1/2" office:value-type="float" office:value="0.0961086" calcext:value-type="float">
            <text:p>0.0961086</text:p>
          </table:table-cell>
          <table:table-cell table:style-name="ce4" table:formula="of:=[.A16]*POWER([.B16];3)" office:value-type="float" office:value="0.026910408" calcext:value-type="float">
            <text:p>0.026910408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16]+[.$B$3]" office:value-type="float" office:value="0.15" calcext:value-type="float">
            <text:p>0.15</text:p>
          </table:table-cell>
          <table:table-cell table:style-name="ce1" table:formula="of:=[.A17]*[.B17]" office:value-type="float" office:value="1.47105" calcext:value-type="float">
            <text:p>1.47105</text:p>
          </table:table-cell>
          <table:table-cell table:style-name="ce4" table:formula="of:=[.A17]*POWER([.B17];2)*1/2" office:value-type="float" office:value="0.11032875" calcext:value-type="float">
            <text:p>0.11032875</text:p>
          </table:table-cell>
          <table:table-cell table:style-name="ce4" table:formula="of:=[.A17]*POWER([.B17];3)" office:value-type="float" office:value="0.033098625" calcext:value-type="float">
            <text:p>0.033098625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17]+[.$B$3]" office:value-type="float" office:value="0.16" calcext:value-type="float">
            <text:p>0.16</text:p>
          </table:table-cell>
          <table:table-cell table:style-name="ce1" table:formula="of:=[.A18]*[.B18]" office:value-type="float" office:value="1.56912" calcext:value-type="float">
            <text:p>1.56912</text:p>
          </table:table-cell>
          <table:table-cell table:style-name="ce4" table:formula="of:=[.A18]*POWER([.B18];2)*1/2" office:value-type="float" office:value="0.1255296" calcext:value-type="float">
            <text:p>0.1255296</text:p>
          </table:table-cell>
          <table:table-cell table:style-name="ce4" table:formula="of:=[.A18]*POWER([.B18];3)" office:value-type="float" office:value="0.040169472" calcext:value-type="float">
            <text:p>0.040169472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18]+[.$B$3]" office:value-type="float" office:value="0.17" calcext:value-type="float">
            <text:p>0.17</text:p>
          </table:table-cell>
          <table:table-cell table:style-name="ce1" table:formula="of:=[.A19]*[.B19]" office:value-type="float" office:value="1.66719" calcext:value-type="float">
            <text:p>1.66719</text:p>
          </table:table-cell>
          <table:table-cell table:style-name="ce4" table:formula="of:=[.A19]*POWER([.B19];2)*1/2" office:value-type="float" office:value="0.14171115" calcext:value-type="float">
            <text:p>0.14171115</text:p>
          </table:table-cell>
          <table:table-cell table:style-name="ce4" table:formula="of:=[.A19]*POWER([.B19];3)" office:value-type="float" office:value="0.048181791" calcext:value-type="float">
            <text:p>0.048181791</text:p>
          </table:table-cell>
          <table:table-cell>
            <draw:frame table:end-cell-address="'Feuille 3'.K37" table:end-x="70.21pt" table:end-y="5.98pt" draw:z-index="1" draw:name="Chart 5" draw:style-name="gr1" draw:text-style-name="P1" svg:width="449.97pt" svg:height="278.22pt" svg:x="21pt" svg:y="11.25pt">
              <draw:object draw:notify-on-update-of-ranges="'Feuille 3'.B2:'Feuille 3'.B102 'Feuille 3'.D1:'Feuille 3'.D1 'Feuille 3'.D2:'Feuille 3'.D10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'Feuille 3'.Q37" table:end-x="65.71pt" table:end-y="5.98pt" draw:z-index="3" draw:name="Chart 7" draw:style-name="gr1" draw:text-style-name="P1" svg:width="449.97pt" svg:height="278.22pt" svg:x="16.5pt" svg:y="11.25pt">
              <draw:object draw:notify-on-update-of-ranges="'Feuille 3'.B2:'Feuille 3'.B102 'Feuille 3'.E1:'Feuille 3'.E1 'Feuille 3'.E2:'Feuille 3'.E102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19]+[.$B$3]" office:value-type="float" office:value="0.18" calcext:value-type="float">
            <text:p>0.18</text:p>
          </table:table-cell>
          <table:table-cell table:style-name="ce1" table:formula="of:=[.A20]*[.B20]" office:value-type="float" office:value="1.76526" calcext:value-type="float">
            <text:p>1.76526</text:p>
          </table:table-cell>
          <table:table-cell table:style-name="ce4" table:formula="of:=[.A20]*POWER([.B20];2)*1/2" office:value-type="float" office:value="0.1588734" calcext:value-type="float">
            <text:p>0.1588734</text:p>
          </table:table-cell>
          <table:table-cell table:style-name="ce4" table:formula="of:=[.A20]*POWER([.B20];3)" office:value-type="float" office:value="0.057194424" calcext:value-type="float">
            <text:p>0.057194424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20]+[.$B$3]" office:value-type="float" office:value="0.19" calcext:value-type="float">
            <text:p>0.19</text:p>
          </table:table-cell>
          <table:table-cell table:style-name="ce1" table:formula="of:=[.A21]*[.B21]" office:value-type="float" office:value="1.86333" calcext:value-type="float">
            <text:p>1.86333</text:p>
          </table:table-cell>
          <table:table-cell table:style-name="ce4" table:formula="of:=[.A21]*POWER([.B21];2)*1/2" office:value-type="float" office:value="0.17701635" calcext:value-type="float">
            <text:p>0.17701635</text:p>
          </table:table-cell>
          <table:table-cell table:style-name="ce4" table:formula="of:=[.A21]*POWER([.B21];3)" office:value-type="float" office:value="0.067266213" calcext:value-type="float">
            <text:p>0.067266213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21]+[.$B$3]" office:value-type="float" office:value="0.2" calcext:value-type="float">
            <text:p>0.2</text:p>
          </table:table-cell>
          <table:table-cell table:style-name="ce1" table:formula="of:=[.A22]*[.B22]" office:value-type="float" office:value="1.9614" calcext:value-type="float">
            <text:p>1.9614</text:p>
          </table:table-cell>
          <table:table-cell table:style-name="ce4" table:formula="of:=[.A22]*POWER([.B22];2)*1/2" office:value-type="float" office:value="0.19614" calcext:value-type="float">
            <text:p>0.19614</text:p>
          </table:table-cell>
          <table:table-cell table:style-name="ce4" table:formula="of:=[.A22]*POWER([.B22];3)" office:value-type="float" office:value="0.0784560000000001" calcext:value-type="float">
            <text:p>0.078456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22]+[.$B$3]" office:value-type="float" office:value="0.21" calcext:value-type="float">
            <text:p>0.21</text:p>
          </table:table-cell>
          <table:table-cell table:style-name="ce1" table:formula="of:=[.A23]*[.B23]" office:value-type="float" office:value="2.05947" calcext:value-type="float">
            <text:p>2.05947</text:p>
          </table:table-cell>
          <table:table-cell table:style-name="ce4" table:formula="of:=[.A23]*POWER([.B23];2)*1/2" office:value-type="float" office:value="0.21624435" calcext:value-type="float">
            <text:p>0.21624435</text:p>
          </table:table-cell>
          <table:table-cell table:style-name="ce4" table:formula="of:=[.A23]*POWER([.B23];3)" office:value-type="float" office:value="0.0908226270000001" calcext:value-type="float">
            <text:p>0.090822627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23]+[.$B$3]" office:value-type="float" office:value="0.22" calcext:value-type="float">
            <text:p>0.22</text:p>
          </table:table-cell>
          <table:table-cell table:style-name="ce1" table:formula="of:=[.A24]*[.B24]" office:value-type="float" office:value="2.15754" calcext:value-type="float">
            <text:p>2.15754</text:p>
          </table:table-cell>
          <table:table-cell table:style-name="ce4" table:formula="of:=[.A24]*POWER([.B24];2)*1/2" office:value-type="float" office:value="0.2373294" calcext:value-type="float">
            <text:p>0.2373294</text:p>
          </table:table-cell>
          <table:table-cell table:style-name="ce4" table:formula="of:=[.A24]*POWER([.B24];3)" office:value-type="float" office:value="0.104424936" calcext:value-type="float">
            <text:p>0.104424936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24]+[.$B$3]" office:value-type="float" office:value="0.23" calcext:value-type="float">
            <text:p>0.23</text:p>
          </table:table-cell>
          <table:table-cell table:style-name="ce1" table:formula="of:=[.A25]*[.B25]" office:value-type="float" office:value="2.25561" calcext:value-type="float">
            <text:p>2.25561</text:p>
          </table:table-cell>
          <table:table-cell table:style-name="ce4" table:formula="of:=[.A25]*POWER([.B25];2)*1/2" office:value-type="float" office:value="0.25939515" calcext:value-type="float">
            <text:p>0.25939515</text:p>
          </table:table-cell>
          <table:table-cell table:style-name="ce4" table:formula="of:=[.A25]*POWER([.B25];3)" office:value-type="float" office:value="0.119321769" calcext:value-type="float">
            <text:p>0.119321769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25]+[.$B$3]" office:value-type="float" office:value="0.24" calcext:value-type="float">
            <text:p>0.24</text:p>
          </table:table-cell>
          <table:table-cell table:style-name="ce1" table:formula="of:=[.A26]*[.B26]" office:value-type="float" office:value="2.35368" calcext:value-type="float">
            <text:p>2.35368</text:p>
          </table:table-cell>
          <table:table-cell table:style-name="ce4" table:formula="of:=[.A26]*POWER([.B26];2)*1/2" office:value-type="float" office:value="0.2824416" calcext:value-type="float">
            <text:p>0.2824416</text:p>
          </table:table-cell>
          <table:table-cell table:style-name="ce4" table:formula="of:=[.A26]*POWER([.B26];3)" office:value-type="float" office:value="0.135571968" calcext:value-type="float">
            <text:p>0.135571968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26]+[.$B$3]" office:value-type="float" office:value="0.25" calcext:value-type="float">
            <text:p>0.25</text:p>
          </table:table-cell>
          <table:table-cell table:style-name="ce1" table:formula="of:=[.A27]*[.B27]" office:value-type="float" office:value="2.45175" calcext:value-type="float">
            <text:p>2.45175</text:p>
          </table:table-cell>
          <table:table-cell table:style-name="ce4" table:formula="of:=[.A27]*POWER([.B27];2)*1/2" office:value-type="float" office:value="0.30646875" calcext:value-type="float">
            <text:p>0.30646875</text:p>
          </table:table-cell>
          <table:table-cell table:style-name="ce4" table:formula="of:=[.A27]*POWER([.B27];3)" office:value-type="float" office:value="0.153234375" calcext:value-type="float">
            <text:p>0.153234375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27]+[.$B$3]" office:value-type="float" office:value="0.26" calcext:value-type="float">
            <text:p>0.26</text:p>
          </table:table-cell>
          <table:table-cell table:style-name="ce1" table:formula="of:=[.A28]*[.B28]" office:value-type="float" office:value="2.54982" calcext:value-type="float">
            <text:p>2.54982</text:p>
          </table:table-cell>
          <table:table-cell table:style-name="ce4" table:formula="of:=[.A28]*POWER([.B28];2)*1/2" office:value-type="float" office:value="0.3314766" calcext:value-type="float">
            <text:p>0.3314766</text:p>
          </table:table-cell>
          <table:table-cell table:style-name="ce4" table:formula="of:=[.A28]*POWER([.B28];3)" office:value-type="float" office:value="0.172367832" calcext:value-type="float">
            <text:p>0.172367832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28]+[.$B$3]" office:value-type="float" office:value="0.27" calcext:value-type="float">
            <text:p>0.27</text:p>
          </table:table-cell>
          <table:table-cell table:style-name="ce1" table:formula="of:=[.A29]*[.B29]" office:value-type="float" office:value="2.64789" calcext:value-type="float">
            <text:p>2.64789</text:p>
          </table:table-cell>
          <table:table-cell table:style-name="ce4" table:formula="of:=[.A29]*POWER([.B29];2)*1/2" office:value-type="float" office:value="0.35746515" calcext:value-type="float">
            <text:p>0.35746515</text:p>
          </table:table-cell>
          <table:table-cell table:style-name="ce4" table:formula="of:=[.A29]*POWER([.B29];3)" office:value-type="float" office:value="0.193031181" calcext:value-type="float">
            <text:p>0.19303118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29]+[.$B$3]" office:value-type="float" office:value="0.28" calcext:value-type="float">
            <text:p>0.28</text:p>
          </table:table-cell>
          <table:table-cell table:style-name="ce1" table:formula="of:=[.A30]*[.B30]" office:value-type="float" office:value="2.74596" calcext:value-type="float">
            <text:p>2.74596</text:p>
          </table:table-cell>
          <table:table-cell table:style-name="ce4" table:formula="of:=[.A30]*POWER([.B30];2)*1/2" office:value-type="float" office:value="0.3844344" calcext:value-type="float">
            <text:p>0.3844344</text:p>
          </table:table-cell>
          <table:table-cell table:style-name="ce4" table:formula="of:=[.A30]*POWER([.B30];3)" office:value-type="float" office:value="0.215283264" calcext:value-type="float">
            <text:p>0.215283264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30]+[.$B$3]" office:value-type="float" office:value="0.29" calcext:value-type="float">
            <text:p>0.29</text:p>
          </table:table-cell>
          <table:table-cell table:style-name="ce1" table:formula="of:=[.A31]*[.B31]" office:value-type="float" office:value="2.84403" calcext:value-type="float">
            <text:p>2.84403</text:p>
          </table:table-cell>
          <table:table-cell table:style-name="ce4" table:formula="of:=[.A31]*POWER([.B31];2)*1/2" office:value-type="float" office:value="0.41238435" calcext:value-type="float">
            <text:p>0.41238435</text:p>
          </table:table-cell>
          <table:table-cell table:style-name="ce4" table:formula="of:=[.A31]*POWER([.B31];3)" office:value-type="float" office:value="0.239182923" calcext:value-type="float">
            <text:p>0.239182923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31]+[.$B$3]" office:value-type="float" office:value="0.3" calcext:value-type="float">
            <text:p>0.3</text:p>
          </table:table-cell>
          <table:table-cell table:style-name="ce1" table:formula="of:=[.A32]*[.B32]" office:value-type="float" office:value="2.9421" calcext:value-type="float">
            <text:p>2.9421</text:p>
          </table:table-cell>
          <table:table-cell table:style-name="ce4" table:formula="of:=[.A32]*POWER([.B32];2)*1/2" office:value-type="float" office:value="0.441315" calcext:value-type="float">
            <text:p>0.441315</text:p>
          </table:table-cell>
          <table:table-cell table:style-name="ce4" table:formula="of:=[.A32]*POWER([.B32];3)" office:value-type="float" office:value="0.264789" calcext:value-type="float">
            <text:p>0.264789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32]+[.$B$3]" office:value-type="float" office:value="0.31" calcext:value-type="float">
            <text:p>0.31</text:p>
          </table:table-cell>
          <table:table-cell table:style-name="ce1" table:formula="of:=[.A33]*[.B33]" office:value-type="float" office:value="3.04017" calcext:value-type="float">
            <text:p>3.04017</text:p>
          </table:table-cell>
          <table:table-cell table:style-name="ce4" table:formula="of:=[.A33]*POWER([.B33];2)*1/2" office:value-type="float" office:value="0.47122635" calcext:value-type="float">
            <text:p>0.47122635</text:p>
          </table:table-cell>
          <table:table-cell table:style-name="ce4" table:formula="of:=[.A33]*POWER([.B33];3)" office:value-type="float" office:value="0.292160337" calcext:value-type="float">
            <text:p>0.292160337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33]+[.$B$3]" office:value-type="float" office:value="0.32" calcext:value-type="float">
            <text:p>0.32</text:p>
          </table:table-cell>
          <table:table-cell table:style-name="ce1" table:formula="of:=[.A34]*[.B34]" office:value-type="float" office:value="3.13824" calcext:value-type="float">
            <text:p>3.13824</text:p>
          </table:table-cell>
          <table:table-cell table:style-name="ce4" table:formula="of:=[.A34]*POWER([.B34];2)*1/2" office:value-type="float" office:value="0.5021184" calcext:value-type="float">
            <text:p>0.5021184</text:p>
          </table:table-cell>
          <table:table-cell table:style-name="ce4" table:formula="of:=[.A34]*POWER([.B34];3)" office:value-type="float" office:value="0.321355776" calcext:value-type="float">
            <text:p>0.321355776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34]+[.$B$3]" office:value-type="float" office:value="0.33" calcext:value-type="float">
            <text:p>0.33</text:p>
          </table:table-cell>
          <table:table-cell table:style-name="ce1" table:formula="of:=[.A35]*[.B35]" office:value-type="float" office:value="3.23631" calcext:value-type="float">
            <text:p>3.23631</text:p>
          </table:table-cell>
          <table:table-cell table:style-name="ce4" table:formula="of:=[.A35]*POWER([.B35];2)*1/2" office:value-type="float" office:value="0.53399115" calcext:value-type="float">
            <text:p>0.53399115</text:p>
          </table:table-cell>
          <table:table-cell table:style-name="ce4" table:formula="of:=[.A35]*POWER([.B35];3)" office:value-type="float" office:value="0.352434159" calcext:value-type="float">
            <text:p>0.352434159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35]+[.$B$3]" office:value-type="float" office:value="0.34" calcext:value-type="float">
            <text:p>0.34</text:p>
          </table:table-cell>
          <table:table-cell table:style-name="ce1" table:formula="of:=[.A36]*[.B36]" office:value-type="float" office:value="3.33438" calcext:value-type="float">
            <text:p>3.33438</text:p>
          </table:table-cell>
          <table:table-cell table:style-name="ce4" table:formula="of:=[.A36]*POWER([.B36];2)*1/2" office:value-type="float" office:value="0.566844600000001" calcext:value-type="float">
            <text:p>0.566844600000001</text:p>
          </table:table-cell>
          <table:table-cell table:style-name="ce4" table:formula="of:=[.A36]*POWER([.B36];3)" office:value-type="float" office:value="0.385454328" calcext:value-type="float">
            <text:p>0.385454328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36]+[.$B$3]" office:value-type="float" office:value="0.35" calcext:value-type="float">
            <text:p>0.35</text:p>
          </table:table-cell>
          <table:table-cell table:style-name="ce1" table:formula="of:=[.A37]*[.B37]" office:value-type="float" office:value="3.43245" calcext:value-type="float">
            <text:p>3.43245</text:p>
          </table:table-cell>
          <table:table-cell table:style-name="ce4" table:formula="of:=[.A37]*POWER([.B37];2)*1/2" office:value-type="float" office:value="0.60067875" calcext:value-type="float">
            <text:p>0.60067875</text:p>
          </table:table-cell>
          <table:table-cell table:style-name="ce4" table:formula="of:=[.A37]*POWER([.B37];3)" office:value-type="float" office:value="0.420475125" calcext:value-type="float">
            <text:p>0.420475125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37]+[.$B$3]" office:value-type="float" office:value="0.36" calcext:value-type="float">
            <text:p>0.36</text:p>
          </table:table-cell>
          <table:table-cell table:style-name="ce1" table:formula="of:=[.A38]*[.B38]" office:value-type="float" office:value="3.53052" calcext:value-type="float">
            <text:p>3.53052</text:p>
          </table:table-cell>
          <table:table-cell table:style-name="ce4" table:formula="of:=[.A38]*POWER([.B38];2)*1/2" office:value-type="float" office:value="0.635493600000001" calcext:value-type="float">
            <text:p>0.635493600000001</text:p>
          </table:table-cell>
          <table:table-cell table:style-name="ce4" table:formula="of:=[.A38]*POWER([.B38];3)" office:value-type="float" office:value="0.457555392000001" calcext:value-type="float">
            <text:p>0.4575553920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38]+[.$B$3]" office:value-type="float" office:value="0.37" calcext:value-type="float">
            <text:p>0.37</text:p>
          </table:table-cell>
          <table:table-cell table:style-name="ce1" table:formula="of:=[.A39]*[.B39]" office:value-type="float" office:value="3.62859" calcext:value-type="float">
            <text:p>3.62859</text:p>
          </table:table-cell>
          <table:table-cell table:style-name="ce4" table:formula="of:=[.A39]*POWER([.B39];2)*1/2" office:value-type="float" office:value="0.671289150000001" calcext:value-type="float">
            <text:p>0.671289150000001</text:p>
          </table:table-cell>
          <table:table-cell table:style-name="ce4" table:formula="of:=[.A39]*POWER([.B39];3)" office:value-type="float" office:value="0.496753971000001" calcext:value-type="float">
            <text:p>0.4967539710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39]+[.$B$3]" office:value-type="float" office:value="0.38" calcext:value-type="float">
            <text:p>0.38</text:p>
          </table:table-cell>
          <table:table-cell table:style-name="ce1" table:formula="of:=[.A40]*[.B40]" office:value-type="float" office:value="3.72666" calcext:value-type="float">
            <text:p>3.72666</text:p>
          </table:table-cell>
          <table:table-cell table:style-name="ce4" table:formula="of:=[.A40]*POWER([.B40];2)*1/2" office:value-type="float" office:value="0.708065400000001" calcext:value-type="float">
            <text:p>0.708065400000001</text:p>
          </table:table-cell>
          <table:table-cell table:style-name="ce4" table:formula="of:=[.A40]*POWER([.B40];3)" office:value-type="float" office:value="0.538129704000001" calcext:value-type="float">
            <text:p>0.538129704000001</text:p>
          </table:table-cell>
          <table:table-cell table:number-columns-repeated="2"/>
          <table:table-cell table:style-name="ce6"/>
          <table:table-cell table:number-columns-repeated="1016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40]+[.$B$3]" office:value-type="float" office:value="0.39" calcext:value-type="float">
            <text:p>0.39</text:p>
          </table:table-cell>
          <table:table-cell table:style-name="ce1" table:formula="of:=[.A41]*[.B41]" office:value-type="float" office:value="3.82473" calcext:value-type="float">
            <text:p>3.82473</text:p>
          </table:table-cell>
          <table:table-cell table:style-name="ce4" table:formula="of:=[.A41]*POWER([.B41];2)*1/2" office:value-type="float" office:value="0.745822350000001" calcext:value-type="float">
            <text:p>0.745822350000001</text:p>
          </table:table-cell>
          <table:table-cell table:style-name="ce4" table:formula="of:=[.A41]*POWER([.B41];3)" office:value-type="float" office:value="0.581741433000001" calcext:value-type="float">
            <text:p>0.5817414330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41]+[.$B$3]" office:value-type="float" office:value="0.4" calcext:value-type="float">
            <text:p>0.4</text:p>
          </table:table-cell>
          <table:table-cell table:style-name="ce1" table:formula="of:=[.A42]*[.B42]" office:value-type="float" office:value="3.9228" calcext:value-type="float">
            <text:p>3.9228</text:p>
          </table:table-cell>
          <table:table-cell table:style-name="ce4" table:formula="of:=[.A42]*POWER([.B42];2)*1/2" office:value-type="float" office:value="0.784560000000001" calcext:value-type="float">
            <text:p>0.784560000000001</text:p>
          </table:table-cell>
          <table:table-cell table:style-name="ce4" table:formula="of:=[.A42]*POWER([.B42];3)" office:value-type="float" office:value="0.627648000000001" calcext:value-type="float">
            <text:p>0.6276480000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42]+[.$B$3]" office:value-type="float" office:value="0.41" calcext:value-type="float">
            <text:p>0.41</text:p>
          </table:table-cell>
          <table:table-cell table:style-name="ce1" table:formula="of:=[.A43]*[.B43]" office:value-type="float" office:value="4.02087" calcext:value-type="float">
            <text:p>4.02087</text:p>
          </table:table-cell>
          <table:table-cell table:style-name="ce4" table:formula="of:=[.A43]*POWER([.B43];2)*1/2" office:value-type="float" office:value="0.824278350000001" calcext:value-type="float">
            <text:p>0.824278350000001</text:p>
          </table:table-cell>
          <table:table-cell table:style-name="ce4" table:formula="of:=[.A43]*POWER([.B43];3)" office:value-type="float" office:value="0.675908247000001" calcext:value-type="float">
            <text:p>0.6759082470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43]+[.$B$3]" office:value-type="float" office:value="0.42" calcext:value-type="float">
            <text:p>0.42</text:p>
          </table:table-cell>
          <table:table-cell table:style-name="ce1" table:formula="of:=[.A44]*[.B44]" office:value-type="float" office:value="4.11894" calcext:value-type="float">
            <text:p>4.11894</text:p>
          </table:table-cell>
          <table:table-cell table:style-name="ce4" table:formula="of:=[.A44]*POWER([.B44];2)*1/2" office:value-type="float" office:value="0.864977400000001" calcext:value-type="float">
            <text:p>0.864977400000001</text:p>
          </table:table-cell>
          <table:table-cell table:style-name="ce4" table:formula="of:=[.A44]*POWER([.B44];3)" office:value-type="float" office:value="0.726581016000001" calcext:value-type="float">
            <text:p>0.7265810160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44]+[.$B$3]" office:value-type="float" office:value="0.43" calcext:value-type="float">
            <text:p>0.43</text:p>
          </table:table-cell>
          <table:table-cell table:style-name="ce1" table:formula="of:=[.A45]*[.B45]" office:value-type="float" office:value="4.21701" calcext:value-type="float">
            <text:p>4.21701</text:p>
          </table:table-cell>
          <table:table-cell table:style-name="ce4" table:formula="of:=[.A45]*POWER([.B45];2)*1/2" office:value-type="float" office:value="0.906657150000001" calcext:value-type="float">
            <text:p>0.906657150000001</text:p>
          </table:table-cell>
          <table:table-cell table:style-name="ce4" table:formula="of:=[.A45]*POWER([.B45];3)" office:value-type="float" office:value="0.779725149000001" calcext:value-type="float">
            <text:p>0.7797251490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45]+[.$B$3]" office:value-type="float" office:value="0.44" calcext:value-type="float">
            <text:p>0.44</text:p>
          </table:table-cell>
          <table:table-cell table:style-name="ce1" table:formula="of:=[.A46]*[.B46]" office:value-type="float" office:value="4.31508" calcext:value-type="float">
            <text:p>4.31508</text:p>
          </table:table-cell>
          <table:table-cell table:style-name="ce4" table:formula="of:=[.A46]*POWER([.B46];2)*1/2" office:value-type="float" office:value="0.949317600000001" calcext:value-type="float">
            <text:p>0.949317600000001</text:p>
          </table:table-cell>
          <table:table-cell table:style-name="ce4" table:formula="of:=[.A46]*POWER([.B46];3)" office:value-type="float" office:value="0.835399488000001" calcext:value-type="float">
            <text:p>0.8353994880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46]+[.$B$3]" office:value-type="float" office:value="0.45" calcext:value-type="float">
            <text:p>0.45</text:p>
          </table:table-cell>
          <table:table-cell table:style-name="ce1" table:formula="of:=[.A47]*[.B47]" office:value-type="float" office:value="4.41315" calcext:value-type="float">
            <text:p>4.41315</text:p>
          </table:table-cell>
          <table:table-cell table:style-name="ce4" table:formula="of:=[.A47]*POWER([.B47];2)*1/2" office:value-type="float" office:value="0.992958750000001" calcext:value-type="float">
            <text:p>0.992958750000001</text:p>
          </table:table-cell>
          <table:table-cell table:style-name="ce4" table:formula="of:=[.A47]*POWER([.B47];3)" office:value-type="float" office:value="0.893662875000001" calcext:value-type="float">
            <text:p>0.8936628750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47]+[.$B$3]" office:value-type="float" office:value="0.46" calcext:value-type="float">
            <text:p>0.46</text:p>
          </table:table-cell>
          <table:table-cell table:style-name="ce1" table:formula="of:=[.A48]*[.B48]" office:value-type="float" office:value="4.51122" calcext:value-type="float">
            <text:p>4.51122</text:p>
          </table:table-cell>
          <table:table-cell table:style-name="ce4" table:formula="of:=[.A48]*POWER([.B48];2)*1/2" office:value-type="float" office:value="1.0375806" calcext:value-type="float">
            <text:p>1.0375806</text:p>
          </table:table-cell>
          <table:table-cell table:style-name="ce4" table:formula="of:=[.A48]*POWER([.B48];3)" office:value-type="float" office:value="0.954574152000002" calcext:value-type="float">
            <text:p>0.954574152000002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48]+[.$B$3]" office:value-type="float" office:value="0.47" calcext:value-type="float">
            <text:p>0.47</text:p>
          </table:table-cell>
          <table:table-cell table:style-name="ce1" table:formula="of:=[.A49]*[.B49]" office:value-type="float" office:value="4.60929" calcext:value-type="float">
            <text:p>4.60929</text:p>
          </table:table-cell>
          <table:table-cell table:style-name="ce4" table:formula="of:=[.A49]*POWER([.B49];2)*1/2" office:value-type="float" office:value="1.08318315" calcext:value-type="float">
            <text:p>1.08318315</text:p>
          </table:table-cell>
          <table:table-cell table:style-name="ce4" table:formula="of:=[.A49]*POWER([.B49];3)" office:value-type="float" office:value="1.018192161" calcext:value-type="float">
            <text:p>1.01819216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49]+[.$B$3]" office:value-type="float" office:value="0.48" calcext:value-type="float">
            <text:p>0.48</text:p>
          </table:table-cell>
          <table:table-cell table:style-name="ce1" table:formula="of:=[.A50]*[.B50]" office:value-type="float" office:value="4.70736" calcext:value-type="float">
            <text:p>4.70736</text:p>
          </table:table-cell>
          <table:table-cell table:style-name="ce4" table:formula="of:=[.A50]*POWER([.B50];2)*1/2" office:value-type="float" office:value="1.1297664" calcext:value-type="float">
            <text:p>1.1297664</text:p>
          </table:table-cell>
          <table:table-cell table:style-name="ce4" table:formula="of:=[.A50]*POWER([.B50];3)" office:value-type="float" office:value="1.084575744" calcext:value-type="float">
            <text:p>1.084575744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50]+[.$B$3]" office:value-type="float" office:value="0.49" calcext:value-type="float">
            <text:p>0.49</text:p>
          </table:table-cell>
          <table:table-cell table:style-name="ce1" table:formula="of:=[.A51]*[.B51]" office:value-type="float" office:value="4.80543" calcext:value-type="float">
            <text:p>4.80543</text:p>
          </table:table-cell>
          <table:table-cell table:style-name="ce4" table:formula="of:=[.A51]*POWER([.B51];2)*1/2" office:value-type="float" office:value="1.17733035" calcext:value-type="float">
            <text:p>1.17733035</text:p>
          </table:table-cell>
          <table:table-cell table:style-name="ce4" table:formula="of:=[.A51]*POWER([.B51];3)" office:value-type="float" office:value="1.153783743" calcext:value-type="float">
            <text:p>1.153783743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51]+[.$B$3]" office:value-type="float" office:value="0.5" calcext:value-type="float">
            <text:p>0.5</text:p>
          </table:table-cell>
          <table:table-cell table:style-name="ce1" table:formula="of:=[.A52]*[.B52]" office:value-type="float" office:value="4.9035" calcext:value-type="float">
            <text:p>4.9035</text:p>
          </table:table-cell>
          <table:table-cell table:style-name="ce4" table:formula="of:=[.A52]*POWER([.B52];2)*1/2" office:value-type="float" office:value="1.225875" calcext:value-type="float">
            <text:p>1.225875</text:p>
          </table:table-cell>
          <table:table-cell table:style-name="ce4" table:formula="of:=[.A52]*POWER([.B52];3)" office:value-type="float" office:value="1.225875" calcext:value-type="float">
            <text:p>1.225875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52]+[.$B$3]" office:value-type="float" office:value="0.51" calcext:value-type="float">
            <text:p>0.51</text:p>
          </table:table-cell>
          <table:table-cell table:style-name="ce1" table:formula="of:=[.A53]*[.B53]" office:value-type="float" office:value="5.00157" calcext:value-type="float">
            <text:p>5.00157</text:p>
          </table:table-cell>
          <table:table-cell table:style-name="ce4" table:formula="of:=[.A53]*POWER([.B53];2)*1/2" office:value-type="float" office:value="1.27540035" calcext:value-type="float">
            <text:p>1.27540035</text:p>
          </table:table-cell>
          <table:table-cell table:style-name="ce4" table:formula="of:=[.A53]*POWER([.B53];3)" office:value-type="float" office:value="1.300908357" calcext:value-type="float">
            <text:p>1.300908357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53]+[.$B$3]" office:value-type="float" office:value="0.52" calcext:value-type="float">
            <text:p>0.52</text:p>
          </table:table-cell>
          <table:table-cell table:style-name="ce1" table:formula="of:=[.A54]*[.B54]" office:value-type="float" office:value="5.09964" calcext:value-type="float">
            <text:p>5.09964</text:p>
          </table:table-cell>
          <table:table-cell table:style-name="ce4" table:formula="of:=[.A54]*POWER([.B54];2)*1/2" office:value-type="float" office:value="1.3259064" calcext:value-type="float">
            <text:p>1.3259064</text:p>
          </table:table-cell>
          <table:table-cell table:style-name="ce4" table:formula="of:=[.A54]*POWER([.B54];3)" office:value-type="float" office:value="1.378942656" calcext:value-type="float">
            <text:p>1.378942656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54]+[.$B$3]" office:value-type="float" office:value="0.53" calcext:value-type="float">
            <text:p>0.53</text:p>
          </table:table-cell>
          <table:table-cell table:style-name="ce1" table:formula="of:=[.A55]*[.B55]" office:value-type="float" office:value="5.19771" calcext:value-type="float">
            <text:p>5.19771</text:p>
          </table:table-cell>
          <table:table-cell table:style-name="ce4" table:formula="of:=[.A55]*POWER([.B55];2)*1/2" office:value-type="float" office:value="1.37739315" calcext:value-type="float">
            <text:p>1.37739315</text:p>
          </table:table-cell>
          <table:table-cell table:style-name="ce4" table:formula="of:=[.A55]*POWER([.B55];3)" office:value-type="float" office:value="1.460036739" calcext:value-type="float">
            <text:p>1.460036739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55]+[.$B$3]" office:value-type="float" office:value="0.54" calcext:value-type="float">
            <text:p>0.54</text:p>
          </table:table-cell>
          <table:table-cell table:style-name="ce1" table:formula="of:=[.A56]*[.B56]" office:value-type="float" office:value="5.29578" calcext:value-type="float">
            <text:p>5.29578</text:p>
          </table:table-cell>
          <table:table-cell table:style-name="ce4" table:formula="of:=[.A56]*POWER([.B56];2)*1/2" office:value-type="float" office:value="1.4298606" calcext:value-type="float">
            <text:p>1.4298606</text:p>
          </table:table-cell>
          <table:table-cell table:style-name="ce4" table:formula="of:=[.A56]*POWER([.B56];3)" office:value-type="float" office:value="1.544249448" calcext:value-type="float">
            <text:p>1.544249448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56]+[.$B$3]" office:value-type="float" office:value="0.55" calcext:value-type="float">
            <text:p>0.55</text:p>
          </table:table-cell>
          <table:table-cell table:style-name="ce1" table:formula="of:=[.A57]*[.B57]" office:value-type="float" office:value="5.39385" calcext:value-type="float">
            <text:p>5.39385</text:p>
          </table:table-cell>
          <table:table-cell table:style-name="ce4" table:formula="of:=[.A57]*POWER([.B57];2)*1/2" office:value-type="float" office:value="1.48330875" calcext:value-type="float">
            <text:p>1.48330875</text:p>
          </table:table-cell>
          <table:table-cell table:style-name="ce4" table:formula="of:=[.A57]*POWER([.B57];3)" office:value-type="float" office:value="1.631639625" calcext:value-type="float">
            <text:p>1.631639625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57]+[.$B$3]" office:value-type="float" office:value="0.56" calcext:value-type="float">
            <text:p>0.56</text:p>
          </table:table-cell>
          <table:table-cell table:style-name="ce1" table:formula="of:=[.A58]*[.B58]" office:value-type="float" office:value="5.49192" calcext:value-type="float">
            <text:p>5.49192</text:p>
          </table:table-cell>
          <table:table-cell table:style-name="ce4" table:formula="of:=[.A58]*POWER([.B58];2)*1/2" office:value-type="float" office:value="1.5377376" calcext:value-type="float">
            <text:p>1.5377376</text:p>
          </table:table-cell>
          <table:table-cell table:style-name="ce4" table:formula="of:=[.A58]*POWER([.B58];3)" office:value-type="float" office:value="1.722266112" calcext:value-type="float">
            <text:p>1.722266112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58]+[.$B$3]" office:value-type="float" office:value="0.57" calcext:value-type="float">
            <text:p>0.57</text:p>
          </table:table-cell>
          <table:table-cell table:style-name="ce1" table:formula="of:=[.A59]*[.B59]" office:value-type="float" office:value="5.58999" calcext:value-type="float">
            <text:p>5.58999</text:p>
          </table:table-cell>
          <table:table-cell table:style-name="ce4" table:formula="of:=[.A59]*POWER([.B59];2)*1/2" office:value-type="float" office:value="1.59314715" calcext:value-type="float">
            <text:p>1.59314715</text:p>
          </table:table-cell>
          <table:table-cell table:style-name="ce4" table:formula="of:=[.A59]*POWER([.B59];3)" office:value-type="float" office:value="1.816187751" calcext:value-type="float">
            <text:p>1.81618775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59]+[.$B$3]" office:value-type="float" office:value="0.58" calcext:value-type="float">
            <text:p>0.58</text:p>
          </table:table-cell>
          <table:table-cell table:style-name="ce1" table:formula="of:=[.A60]*[.B60]" office:value-type="float" office:value="5.68806" calcext:value-type="float">
            <text:p>5.68806</text:p>
          </table:table-cell>
          <table:table-cell table:style-name="ce4" table:formula="of:=[.A60]*POWER([.B60];2)*1/2" office:value-type="float" office:value="1.6495374" calcext:value-type="float">
            <text:p>1.6495374</text:p>
          </table:table-cell>
          <table:table-cell table:style-name="ce4" table:formula="of:=[.A60]*POWER([.B60];3)" office:value-type="float" office:value="1.913463384" calcext:value-type="float">
            <text:p>1.913463384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60]+[.$B$3]" office:value-type="float" office:value="0.59" calcext:value-type="float">
            <text:p>0.59</text:p>
          </table:table-cell>
          <table:table-cell table:style-name="ce1" table:formula="of:=[.A61]*[.B61]" office:value-type="float" office:value="5.78613" calcext:value-type="float">
            <text:p>5.78613</text:p>
          </table:table-cell>
          <table:table-cell table:style-name="ce4" table:formula="of:=[.A61]*POWER([.B61];2)*1/2" office:value-type="float" office:value="1.70690835" calcext:value-type="float">
            <text:p>1.70690835</text:p>
          </table:table-cell>
          <table:table-cell table:style-name="ce4" table:formula="of:=[.A61]*POWER([.B61];3)" office:value-type="float" office:value="2.014151853" calcext:value-type="float">
            <text:p>2.014151853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61]+[.$B$3]" office:value-type="float" office:value="0.6" calcext:value-type="float">
            <text:p>0.6</text:p>
          </table:table-cell>
          <table:table-cell table:style-name="ce1" table:formula="of:=[.A62]*[.B62]" office:value-type="float" office:value="5.8842" calcext:value-type="float">
            <text:p>5.8842</text:p>
          </table:table-cell>
          <table:table-cell table:style-name="ce4" table:formula="of:=[.A62]*POWER([.B62];2)*1/2" office:value-type="float" office:value="1.76526" calcext:value-type="float">
            <text:p>1.76526</text:p>
          </table:table-cell>
          <table:table-cell table:style-name="ce4" table:formula="of:=[.A62]*POWER([.B62];3)" office:value-type="float" office:value="2.118312" calcext:value-type="float">
            <text:p>2.118312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62]+[.$B$3]" office:value-type="float" office:value="0.61" calcext:value-type="float">
            <text:p>0.61</text:p>
          </table:table-cell>
          <table:table-cell table:style-name="ce1" table:formula="of:=[.A63]*[.B63]" office:value-type="float" office:value="5.98227" calcext:value-type="float">
            <text:p>5.98227</text:p>
          </table:table-cell>
          <table:table-cell table:style-name="ce4" table:formula="of:=[.A63]*POWER([.B63];2)*1/2" office:value-type="float" office:value="1.82459235" calcext:value-type="float">
            <text:p>1.82459235</text:p>
          </table:table-cell>
          <table:table-cell table:style-name="ce4" table:formula="of:=[.A63]*POWER([.B63];3)" office:value-type="float" office:value="2.226002667" calcext:value-type="float">
            <text:p>2.226002667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63]+[.$B$3]" office:value-type="float" office:value="0.62" calcext:value-type="float">
            <text:p>0.62</text:p>
          </table:table-cell>
          <table:table-cell table:style-name="ce1" table:formula="of:=[.A64]*[.B64]" office:value-type="float" office:value="6.08034" calcext:value-type="float">
            <text:p>6.08034</text:p>
          </table:table-cell>
          <table:table-cell table:style-name="ce4" table:formula="of:=[.A64]*POWER([.B64];2)*1/2" office:value-type="float" office:value="1.8849054" calcext:value-type="float">
            <text:p>1.8849054</text:p>
          </table:table-cell>
          <table:table-cell table:style-name="ce4" table:formula="of:=[.A64]*POWER([.B64];3)" office:value-type="float" office:value="2.337282696" calcext:value-type="float">
            <text:p>2.337282696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64]+[.$B$3]" office:value-type="float" office:value="0.63" calcext:value-type="float">
            <text:p>0.63</text:p>
          </table:table-cell>
          <table:table-cell table:style-name="ce1" table:formula="of:=[.A65]*[.B65]" office:value-type="float" office:value="6.17841" calcext:value-type="float">
            <text:p>6.17841</text:p>
          </table:table-cell>
          <table:table-cell table:style-name="ce4" table:formula="of:=[.A65]*POWER([.B65];2)*1/2" office:value-type="float" office:value="1.94619915" calcext:value-type="float">
            <text:p>1.94619915</text:p>
          </table:table-cell>
          <table:table-cell table:style-name="ce4" table:formula="of:=[.A65]*POWER([.B65];3)" office:value-type="float" office:value="2.452210929" calcext:value-type="float">
            <text:p>2.452210929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65]+[.$B$3]" office:value-type="float" office:value="0.64" calcext:value-type="float">
            <text:p>0.64</text:p>
          </table:table-cell>
          <table:table-cell table:style-name="ce1" table:formula="of:=[.A66]*[.B66]" office:value-type="float" office:value="6.27648" calcext:value-type="float">
            <text:p>6.27648</text:p>
          </table:table-cell>
          <table:table-cell table:style-name="ce4" table:formula="of:=[.A66]*POWER([.B66];2)*1/2" office:value-type="float" office:value="2.0084736" calcext:value-type="float">
            <text:p>2.0084736</text:p>
          </table:table-cell>
          <table:table-cell table:style-name="ce4" table:formula="of:=[.A66]*POWER([.B66];3)" office:value-type="float" office:value="2.570846208" calcext:value-type="float">
            <text:p>2.570846208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66]+[.$B$3]" office:value-type="float" office:value="0.65" calcext:value-type="float">
            <text:p>0.65</text:p>
          </table:table-cell>
          <table:table-cell table:style-name="ce1" table:formula="of:=[.A67]*[.B67]" office:value-type="float" office:value="6.37455" calcext:value-type="float">
            <text:p>6.37455</text:p>
          </table:table-cell>
          <table:table-cell table:style-name="ce4" table:formula="of:=[.A67]*POWER([.B67];2)*1/2" office:value-type="float" office:value="2.07172875" calcext:value-type="float">
            <text:p>2.07172875</text:p>
          </table:table-cell>
          <table:table-cell table:style-name="ce4" table:formula="of:=[.A67]*POWER([.B67];3)" office:value-type="float" office:value="2.693247375" calcext:value-type="float">
            <text:p>2.693247375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67]+[.$B$3]" office:value-type="float" office:value="0.66" calcext:value-type="float">
            <text:p>0.66</text:p>
          </table:table-cell>
          <table:table-cell table:style-name="ce1" table:formula="of:=[.A68]*[.B68]" office:value-type="float" office:value="6.47262" calcext:value-type="float">
            <text:p>6.47262</text:p>
          </table:table-cell>
          <table:table-cell table:style-name="ce4" table:formula="of:=[.A68]*POWER([.B68];2)*1/2" office:value-type="float" office:value="2.1359646" calcext:value-type="float">
            <text:p>2.1359646</text:p>
          </table:table-cell>
          <table:table-cell table:style-name="ce4" table:formula="of:=[.A68]*POWER([.B68];3)" office:value-type="float" office:value="2.819473272" calcext:value-type="float">
            <text:p>2.819473272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68]+[.$B$3]" office:value-type="float" office:value="0.67" calcext:value-type="float">
            <text:p>0.67</text:p>
          </table:table-cell>
          <table:table-cell table:style-name="ce1" table:formula="of:=[.A69]*[.B69]" office:value-type="float" office:value="6.57069" calcext:value-type="float">
            <text:p>6.57069</text:p>
          </table:table-cell>
          <table:table-cell table:style-name="ce4" table:formula="of:=[.A69]*POWER([.B69];2)*1/2" office:value-type="float" office:value="2.20118115" calcext:value-type="float">
            <text:p>2.20118115</text:p>
          </table:table-cell>
          <table:table-cell table:style-name="ce4" table:formula="of:=[.A69]*POWER([.B69];3)" office:value-type="float" office:value="2.949582741" calcext:value-type="float">
            <text:p>2.94958274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69]+[.$B$3]" office:value-type="float" office:value="0.68" calcext:value-type="float">
            <text:p>0.68</text:p>
          </table:table-cell>
          <table:table-cell table:style-name="ce1" table:formula="of:=[.A70]*[.B70]" office:value-type="float" office:value="6.66876" calcext:value-type="float">
            <text:p>6.66876</text:p>
          </table:table-cell>
          <table:table-cell table:style-name="ce4" table:formula="of:=[.A70]*POWER([.B70];2)*1/2" office:value-type="float" office:value="2.2673784" calcext:value-type="float">
            <text:p>2.2673784</text:p>
          </table:table-cell>
          <table:table-cell table:style-name="ce4" table:formula="of:=[.A70]*POWER([.B70];3)" office:value-type="float" office:value="3.08363462400001" calcext:value-type="float">
            <text:p>3.083634624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70]+[.$B$3]" office:value-type="float" office:value="0.69" calcext:value-type="float">
            <text:p>0.69</text:p>
          </table:table-cell>
          <table:table-cell table:style-name="ce1" table:formula="of:=[.A71]*[.B71]" office:value-type="float" office:value="6.76683" calcext:value-type="float">
            <text:p>6.76683</text:p>
          </table:table-cell>
          <table:table-cell table:style-name="ce4" table:formula="of:=[.A71]*POWER([.B71];2)*1/2" office:value-type="float" office:value="2.33455635" calcext:value-type="float">
            <text:p>2.33455635</text:p>
          </table:table-cell>
          <table:table-cell table:style-name="ce4" table:formula="of:=[.A71]*POWER([.B71];3)" office:value-type="float" office:value="3.22168776300001" calcext:value-type="float">
            <text:p>3.221687763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71]+[.$B$3]" office:value-type="float" office:value="0.7" calcext:value-type="float">
            <text:p>0.7</text:p>
          </table:table-cell>
          <table:table-cell table:style-name="ce1" table:formula="of:=[.A72]*[.B72]" office:value-type="float" office:value="6.8649" calcext:value-type="float">
            <text:p>6.8649</text:p>
          </table:table-cell>
          <table:table-cell table:style-name="ce4" table:formula="of:=[.A72]*POWER([.B72];2)*1/2" office:value-type="float" office:value="2.402715" calcext:value-type="float">
            <text:p>2.402715</text:p>
          </table:table-cell>
          <table:table-cell table:style-name="ce4" table:formula="of:=[.A72]*POWER([.B72];3)" office:value-type="float" office:value="3.36380100000001" calcext:value-type="float">
            <text:p>3.363801000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72]+[.$B$3]" office:value-type="float" office:value="0.71" calcext:value-type="float">
            <text:p>0.71</text:p>
          </table:table-cell>
          <table:table-cell table:style-name="ce1" table:formula="of:=[.A73]*[.B73]" office:value-type="float" office:value="6.96297" calcext:value-type="float">
            <text:p>6.96297</text:p>
          </table:table-cell>
          <table:table-cell table:style-name="ce4" table:formula="of:=[.A73]*POWER([.B73];2)*1/2" office:value-type="float" office:value="2.47185435" calcext:value-type="float">
            <text:p>2.47185435</text:p>
          </table:table-cell>
          <table:table-cell table:style-name="ce4" table:formula="of:=[.A73]*POWER([.B73];3)" office:value-type="float" office:value="3.51003317700001" calcext:value-type="float">
            <text:p>3.510033177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73]+[.$B$3]" office:value-type="float" office:value="0.72" calcext:value-type="float">
            <text:p>0.72</text:p>
          </table:table-cell>
          <table:table-cell table:style-name="ce1" table:formula="of:=[.A74]*[.B74]" office:value-type="float" office:value="7.06104" calcext:value-type="float">
            <text:p>7.06104</text:p>
          </table:table-cell>
          <table:table-cell table:style-name="ce4" table:formula="of:=[.A74]*POWER([.B74];2)*1/2" office:value-type="float" office:value="2.5419744" calcext:value-type="float">
            <text:p>2.5419744</text:p>
          </table:table-cell>
          <table:table-cell table:style-name="ce4" table:formula="of:=[.A74]*POWER([.B74];3)" office:value-type="float" office:value="3.66044313600001" calcext:value-type="float">
            <text:p>3.660443136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74]+[.$B$3]" office:value-type="float" office:value="0.73" calcext:value-type="float">
            <text:p>0.73</text:p>
          </table:table-cell>
          <table:table-cell table:style-name="ce1" table:formula="of:=[.A75]*[.B75]" office:value-type="float" office:value="7.15911" calcext:value-type="float">
            <text:p>7.15911</text:p>
          </table:table-cell>
          <table:table-cell table:style-name="ce4" table:formula="of:=[.A75]*POWER([.B75];2)*1/2" office:value-type="float" office:value="2.61307515" calcext:value-type="float">
            <text:p>2.61307515</text:p>
          </table:table-cell>
          <table:table-cell table:style-name="ce4" table:formula="of:=[.A75]*POWER([.B75];3)" office:value-type="float" office:value="3.81508971900001" calcext:value-type="float">
            <text:p>3.815089719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75]+[.$B$3]" office:value-type="float" office:value="0.74" calcext:value-type="float">
            <text:p>0.74</text:p>
          </table:table-cell>
          <table:table-cell table:style-name="ce1" table:formula="of:=[.A76]*[.B76]" office:value-type="float" office:value="7.25718" calcext:value-type="float">
            <text:p>7.25718</text:p>
          </table:table-cell>
          <table:table-cell table:style-name="ce4" table:formula="of:=[.A76]*POWER([.B76];2)*1/2" office:value-type="float" office:value="2.6851566" calcext:value-type="float">
            <text:p>2.6851566</text:p>
          </table:table-cell>
          <table:table-cell table:style-name="ce4" table:formula="of:=[.A76]*POWER([.B76];3)" office:value-type="float" office:value="3.97403176800001" calcext:value-type="float">
            <text:p>3.974031768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76]+[.$B$3]" office:value-type="float" office:value="0.75" calcext:value-type="float">
            <text:p>0.75</text:p>
          </table:table-cell>
          <table:table-cell table:style-name="ce1" table:formula="of:=[.A77]*[.B77]" office:value-type="float" office:value="7.35525" calcext:value-type="float">
            <text:p>7.35525</text:p>
          </table:table-cell>
          <table:table-cell table:style-name="ce4" table:formula="of:=[.A77]*POWER([.B77];2)*1/2" office:value-type="float" office:value="2.75821875" calcext:value-type="float">
            <text:p>2.75821875</text:p>
          </table:table-cell>
          <table:table-cell table:style-name="ce4" table:formula="of:=[.A77]*POWER([.B77];3)" office:value-type="float" office:value="4.13732812500001" calcext:value-type="float">
            <text:p>4.137328125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77]+[.$B$3]" office:value-type="float" office:value="0.76" calcext:value-type="float">
            <text:p>0.76</text:p>
          </table:table-cell>
          <table:table-cell table:style-name="ce1" table:formula="of:=[.A78]*[.B78]" office:value-type="float" office:value="7.45332000000001" calcext:value-type="float">
            <text:p>7.45332000000001</text:p>
          </table:table-cell>
          <table:table-cell table:style-name="ce4" table:formula="of:=[.A78]*POWER([.B78];2)*1/2" office:value-type="float" office:value="2.8322616" calcext:value-type="float">
            <text:p>2.8322616</text:p>
          </table:table-cell>
          <table:table-cell table:style-name="ce4" table:formula="of:=[.A78]*POWER([.B78];3)" office:value-type="float" office:value="4.30503763200001" calcext:value-type="float">
            <text:p>4.305037632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78]+[.$B$3]" office:value-type="float" office:value="0.77" calcext:value-type="float">
            <text:p>0.77</text:p>
          </table:table-cell>
          <table:table-cell table:style-name="ce1" table:formula="of:=[.A79]*[.B79]" office:value-type="float" office:value="7.55139000000001" calcext:value-type="float">
            <text:p>7.55139000000001</text:p>
          </table:table-cell>
          <table:table-cell table:style-name="ce4" table:formula="of:=[.A79]*POWER([.B79];2)*1/2" office:value-type="float" office:value="2.90728515" calcext:value-type="float">
            <text:p>2.90728515</text:p>
          </table:table-cell>
          <table:table-cell table:style-name="ce4" table:formula="of:=[.A79]*POWER([.B79];3)" office:value-type="float" office:value="4.47721913100001" calcext:value-type="float">
            <text:p>4.477219131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79]+[.$B$3]" office:value-type="float" office:value="0.78" calcext:value-type="float">
            <text:p>0.78</text:p>
          </table:table-cell>
          <table:table-cell table:style-name="ce1" table:formula="of:=[.A80]*[.B80]" office:value-type="float" office:value="7.64946000000001" calcext:value-type="float">
            <text:p>7.64946000000001</text:p>
          </table:table-cell>
          <table:table-cell table:style-name="ce4" table:formula="of:=[.A80]*POWER([.B80];2)*1/2" office:value-type="float" office:value="2.9832894" calcext:value-type="float">
            <text:p>2.9832894</text:p>
          </table:table-cell>
          <table:table-cell table:style-name="ce4" table:formula="of:=[.A80]*POWER([.B80];3)" office:value-type="float" office:value="4.65393146400001" calcext:value-type="float">
            <text:p>4.653931464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80]+[.$B$3]" office:value-type="float" office:value="0.790000000000001" calcext:value-type="float">
            <text:p>0.790000000000001</text:p>
          </table:table-cell>
          <table:table-cell table:style-name="ce1" table:formula="of:=[.A81]*[.B81]" office:value-type="float" office:value="7.74753000000001" calcext:value-type="float">
            <text:p>7.74753000000001</text:p>
          </table:table-cell>
          <table:table-cell table:style-name="ce4" table:formula="of:=[.A81]*POWER([.B81];2)*1/2" office:value-type="float" office:value="3.06027435" calcext:value-type="float">
            <text:p>3.06027435</text:p>
          </table:table-cell>
          <table:table-cell table:style-name="ce4" table:formula="of:=[.A81]*POWER([.B81];3)" office:value-type="float" office:value="4.83523347300001" calcext:value-type="float">
            <text:p>4.835233473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81]+[.$B$3]" office:value-type="float" office:value="0.8" calcext:value-type="float">
            <text:p>0.8</text:p>
          </table:table-cell>
          <table:table-cell table:style-name="ce1" table:formula="of:=[.A82]*[.B82]" office:value-type="float" office:value="7.84560000000001" calcext:value-type="float">
            <text:p>7.84560000000001</text:p>
          </table:table-cell>
          <table:table-cell table:style-name="ce4" table:formula="of:=[.A82]*POWER([.B82];2)*1/2" office:value-type="float" office:value="3.13824" calcext:value-type="float">
            <text:p>3.13824</text:p>
          </table:table-cell>
          <table:table-cell table:style-name="ce4" table:formula="of:=[.A82]*POWER([.B82];3)" office:value-type="float" office:value="5.02118400000001" calcext:value-type="float">
            <text:p>5.021184000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82]+[.$B$3]" office:value-type="float" office:value="0.810000000000001" calcext:value-type="float">
            <text:p>0.810000000000001</text:p>
          </table:table-cell>
          <table:table-cell table:style-name="ce1" table:formula="of:=[.A83]*[.B83]" office:value-type="float" office:value="7.94367000000001" calcext:value-type="float">
            <text:p>7.94367000000001</text:p>
          </table:table-cell>
          <table:table-cell table:style-name="ce4" table:formula="of:=[.A83]*POWER([.B83];2)*1/2" office:value-type="float" office:value="3.21718635" calcext:value-type="float">
            <text:p>3.21718635</text:p>
          </table:table-cell>
          <table:table-cell table:style-name="ce4" table:formula="of:=[.A83]*POWER([.B83];3)" office:value-type="float" office:value="5.21184188700001" calcext:value-type="float">
            <text:p>5.211841887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83]+[.$B$3]" office:value-type="float" office:value="0.82" calcext:value-type="float">
            <text:p>0.82</text:p>
          </table:table-cell>
          <table:table-cell table:style-name="ce1" table:formula="of:=[.A84]*[.B84]" office:value-type="float" office:value="8.04174000000001" calcext:value-type="float">
            <text:p>8.04174000000001</text:p>
          </table:table-cell>
          <table:table-cell table:style-name="ce4" table:formula="of:=[.A84]*POWER([.B84];2)*1/2" office:value-type="float" office:value="3.2971134" calcext:value-type="float">
            <text:p>3.2971134</text:p>
          </table:table-cell>
          <table:table-cell table:style-name="ce4" table:formula="of:=[.A84]*POWER([.B84];3)" office:value-type="float" office:value="5.40726597600001" calcext:value-type="float">
            <text:p>5.407265976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84]+[.$B$3]" office:value-type="float" office:value="0.83" calcext:value-type="float">
            <text:p>0.83</text:p>
          </table:table-cell>
          <table:table-cell table:style-name="ce1" table:formula="of:=[.A85]*[.B85]" office:value-type="float" office:value="8.13981000000001" calcext:value-type="float">
            <text:p>8.13981000000001</text:p>
          </table:table-cell>
          <table:table-cell table:style-name="ce4" table:formula="of:=[.A85]*POWER([.B85];2)*1/2" office:value-type="float" office:value="3.37802115" calcext:value-type="float">
            <text:p>3.37802115</text:p>
          </table:table-cell>
          <table:table-cell table:style-name="ce4" table:formula="of:=[.A85]*POWER([.B85];3)" office:value-type="float" office:value="5.60751510900001" calcext:value-type="float">
            <text:p>5.607515109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85]+[.$B$3]" office:value-type="float" office:value="0.84" calcext:value-type="float">
            <text:p>0.84</text:p>
          </table:table-cell>
          <table:table-cell table:style-name="ce1" table:formula="of:=[.A86]*[.B86]" office:value-type="float" office:value="8.23788000000001" calcext:value-type="float">
            <text:p>8.23788000000001</text:p>
          </table:table-cell>
          <table:table-cell table:style-name="ce4" table:formula="of:=[.A86]*POWER([.B86];2)*1/2" office:value-type="float" office:value="3.4599096" calcext:value-type="float">
            <text:p>3.4599096</text:p>
          </table:table-cell>
          <table:table-cell table:style-name="ce4" table:formula="of:=[.A86]*POWER([.B86];3)" office:value-type="float" office:value="5.81264812800001" calcext:value-type="float">
            <text:p>5.812648128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86]+[.$B$3]" office:value-type="float" office:value="0.850000000000001" calcext:value-type="float">
            <text:p>0.850000000000001</text:p>
          </table:table-cell>
          <table:table-cell table:style-name="ce1" table:formula="of:=[.A87]*[.B87]" office:value-type="float" office:value="8.33595000000001" calcext:value-type="float">
            <text:p>8.33595000000001</text:p>
          </table:table-cell>
          <table:table-cell table:style-name="ce4" table:formula="of:=[.A87]*POWER([.B87];2)*1/2" office:value-type="float" office:value="3.54277875" calcext:value-type="float">
            <text:p>3.54277875</text:p>
          </table:table-cell>
          <table:table-cell table:style-name="ce4" table:formula="of:=[.A87]*POWER([.B87];3)" office:value-type="float" office:value="6.02272387500001" calcext:value-type="float">
            <text:p>6.022723875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87]+[.$B$3]" office:value-type="float" office:value="0.860000000000001" calcext:value-type="float">
            <text:p>0.860000000000001</text:p>
          </table:table-cell>
          <table:table-cell table:style-name="ce1" table:formula="of:=[.A88]*[.B88]" office:value-type="float" office:value="8.43402000000001" calcext:value-type="float">
            <text:p>8.43402000000001</text:p>
          </table:table-cell>
          <table:table-cell table:style-name="ce4" table:formula="of:=[.A88]*POWER([.B88];2)*1/2" office:value-type="float" office:value="3.6266286" calcext:value-type="float">
            <text:p>3.6266286</text:p>
          </table:table-cell>
          <table:table-cell table:style-name="ce4" table:formula="of:=[.A88]*POWER([.B88];3)" office:value-type="float" office:value="6.23780119200001" calcext:value-type="float">
            <text:p>6.237801192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88]+[.$B$3]" office:value-type="float" office:value="0.87" calcext:value-type="float">
            <text:p>0.87</text:p>
          </table:table-cell>
          <table:table-cell table:style-name="ce1" table:formula="of:=[.A89]*[.B89]" office:value-type="float" office:value="8.53209000000001" calcext:value-type="float">
            <text:p>8.53209000000001</text:p>
          </table:table-cell>
          <table:table-cell table:style-name="ce4" table:formula="of:=[.A89]*POWER([.B89];2)*1/2" office:value-type="float" office:value="3.71145915" calcext:value-type="float">
            <text:p>3.71145915</text:p>
          </table:table-cell>
          <table:table-cell table:style-name="ce4" table:formula="of:=[.A89]*POWER([.B89];3)" office:value-type="float" office:value="6.45793892100001" calcext:value-type="float">
            <text:p>6.457938921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89]+[.$B$3]" office:value-type="float" office:value="0.88" calcext:value-type="float">
            <text:p>0.88</text:p>
          </table:table-cell>
          <table:table-cell table:style-name="ce1" table:formula="of:=[.A90]*[.B90]" office:value-type="float" office:value="8.63016000000001" calcext:value-type="float">
            <text:p>8.63016000000001</text:p>
          </table:table-cell>
          <table:table-cell table:style-name="ce4" table:formula="of:=[.A90]*POWER([.B90];2)*1/2" office:value-type="float" office:value="3.7972704" calcext:value-type="float">
            <text:p>3.7972704</text:p>
          </table:table-cell>
          <table:table-cell table:style-name="ce4" table:formula="of:=[.A90]*POWER([.B90];3)" office:value-type="float" office:value="6.68319590400001" calcext:value-type="float">
            <text:p>6.683195904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90]+[.$B$3]" office:value-type="float" office:value="0.890000000000001" calcext:value-type="float">
            <text:p>0.890000000000001</text:p>
          </table:table-cell>
          <table:table-cell table:style-name="ce1" table:formula="of:=[.A91]*[.B91]" office:value-type="float" office:value="8.72823000000001" calcext:value-type="float">
            <text:p>8.72823000000001</text:p>
          </table:table-cell>
          <table:table-cell table:style-name="ce4" table:formula="of:=[.A91]*POWER([.B91];2)*1/2" office:value-type="float" office:value="3.88406235" calcext:value-type="float">
            <text:p>3.88406235</text:p>
          </table:table-cell>
          <table:table-cell table:style-name="ce4" table:formula="of:=[.A91]*POWER([.B91];3)" office:value-type="float" office:value="6.91363098300001" calcext:value-type="float">
            <text:p>6.913630983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91]+[.$B$3]" office:value-type="float" office:value="0.900000000000001" calcext:value-type="float">
            <text:p>0.900000000000001</text:p>
          </table:table-cell>
          <table:table-cell table:style-name="ce1" table:formula="of:=[.A92]*[.B92]" office:value-type="float" office:value="8.82630000000001" calcext:value-type="float">
            <text:p>8.82630000000001</text:p>
          </table:table-cell>
          <table:table-cell table:style-name="ce4" table:formula="of:=[.A92]*POWER([.B92];2)*1/2" office:value-type="float" office:value="3.97183500000001" calcext:value-type="float">
            <text:p>3.97183500000001</text:p>
          </table:table-cell>
          <table:table-cell table:style-name="ce4" table:formula="of:=[.A92]*POWER([.B92];3)" office:value-type="float" office:value="7.14930300000001" calcext:value-type="float">
            <text:p>7.149303000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92]+[.$B$3]" office:value-type="float" office:value="0.910000000000001" calcext:value-type="float">
            <text:p>0.910000000000001</text:p>
          </table:table-cell>
          <table:table-cell table:style-name="ce1" table:formula="of:=[.A93]*[.B93]" office:value-type="float" office:value="8.92437000000001" calcext:value-type="float">
            <text:p>8.92437000000001</text:p>
          </table:table-cell>
          <table:table-cell table:style-name="ce4" table:formula="of:=[.A93]*POWER([.B93];2)*1/2" office:value-type="float" office:value="4.06058835000001" calcext:value-type="float">
            <text:p>4.06058835000001</text:p>
          </table:table-cell>
          <table:table-cell table:style-name="ce4" table:formula="of:=[.A93]*POWER([.B93];3)" office:value-type="float" office:value="7.39027079700001" calcext:value-type="float">
            <text:p>7.39027079700001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93]+[.$B$3]" office:value-type="float" office:value="0.92" calcext:value-type="float">
            <text:p>0.92</text:p>
          </table:table-cell>
          <table:table-cell table:style-name="ce1" table:formula="of:=[.A94]*[.B94]" office:value-type="float" office:value="9.02244000000001" calcext:value-type="float">
            <text:p>9.02244000000001</text:p>
          </table:table-cell>
          <table:table-cell table:style-name="ce4" table:formula="of:=[.A94]*POWER([.B94];2)*1/2" office:value-type="float" office:value="4.15032240000001" calcext:value-type="float">
            <text:p>4.15032240000001</text:p>
          </table:table-cell>
          <table:table-cell table:style-name="ce4" table:formula="of:=[.A94]*POWER([.B94];3)" office:value-type="float" office:value="7.63659321600002" calcext:value-type="float">
            <text:p>7.63659321600002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94]+[.$B$3]" office:value-type="float" office:value="0.930000000000001" calcext:value-type="float">
            <text:p>0.930000000000001</text:p>
          </table:table-cell>
          <table:table-cell table:style-name="ce1" table:formula="of:=[.A95]*[.B95]" office:value-type="float" office:value="9.12051000000001" calcext:value-type="float">
            <text:p>9.12051000000001</text:p>
          </table:table-cell>
          <table:table-cell table:style-name="ce4" table:formula="of:=[.A95]*POWER([.B95];2)*1/2" office:value-type="float" office:value="4.24103715000001" calcext:value-type="float">
            <text:p>4.24103715000001</text:p>
          </table:table-cell>
          <table:table-cell table:style-name="ce4" table:formula="of:=[.A95]*POWER([.B95];3)" office:value-type="float" office:value="7.88832909900002" calcext:value-type="float">
            <text:p>7.88832909900002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95]+[.$B$3]" office:value-type="float" office:value="0.940000000000001" calcext:value-type="float">
            <text:p>0.940000000000001</text:p>
          </table:table-cell>
          <table:table-cell table:style-name="ce1" table:formula="of:=[.A96]*[.B96]" office:value-type="float" office:value="9.21858000000001" calcext:value-type="float">
            <text:p>9.21858000000001</text:p>
          </table:table-cell>
          <table:table-cell table:style-name="ce4" table:formula="of:=[.A96]*POWER([.B96];2)*1/2" office:value-type="float" office:value="4.33273260000001" calcext:value-type="float">
            <text:p>4.33273260000001</text:p>
          </table:table-cell>
          <table:table-cell table:style-name="ce4" table:formula="of:=[.A96]*POWER([.B96];3)" office:value-type="float" office:value="8.14553728800002" calcext:value-type="float">
            <text:p>8.14553728800002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96]+[.$B$3]" office:value-type="float" office:value="0.950000000000001" calcext:value-type="float">
            <text:p>0.950000000000001</text:p>
          </table:table-cell>
          <table:table-cell table:style-name="ce1" table:formula="of:=[.A97]*[.B97]" office:value-type="float" office:value="9.31665000000001" calcext:value-type="float">
            <text:p>9.31665000000001</text:p>
          </table:table-cell>
          <table:table-cell table:style-name="ce4" table:formula="of:=[.A97]*POWER([.B97];2)*1/2" office:value-type="float" office:value="4.42540875000001" calcext:value-type="float">
            <text:p>4.42540875000001</text:p>
          </table:table-cell>
          <table:table-cell table:style-name="ce4" table:formula="of:=[.A97]*POWER([.B97];3)" office:value-type="float" office:value="8.40827662500002" calcext:value-type="float">
            <text:p>8.40827662500002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97]+[.$B$3]" office:value-type="float" office:value="0.960000000000001" calcext:value-type="float">
            <text:p>0.960000000000001</text:p>
          </table:table-cell>
          <table:table-cell table:style-name="ce1" table:formula="of:=[.A98]*[.B98]" office:value-type="float" office:value="9.41472000000001" calcext:value-type="float">
            <text:p>9.41472000000001</text:p>
          </table:table-cell>
          <table:table-cell table:style-name="ce4" table:formula="of:=[.A98]*POWER([.B98];2)*1/2" office:value-type="float" office:value="4.51906560000001" calcext:value-type="float">
            <text:p>4.51906560000001</text:p>
          </table:table-cell>
          <table:table-cell table:style-name="ce4" table:formula="of:=[.A98]*POWER([.B98];3)" office:value-type="float" office:value="8.67660595200002" calcext:value-type="float">
            <text:p>8.67660595200002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98]+[.$B$3]" office:value-type="float" office:value="0.970000000000001" calcext:value-type="float">
            <text:p>0.970000000000001</text:p>
          </table:table-cell>
          <table:table-cell table:style-name="ce1" table:formula="of:=[.A99]*[.B99]" office:value-type="float" office:value="9.51279000000001" calcext:value-type="float">
            <text:p>9.51279000000001</text:p>
          </table:table-cell>
          <table:table-cell table:style-name="ce4" table:formula="of:=[.A99]*POWER([.B99];2)*1/2" office:value-type="float" office:value="4.61370315000001" calcext:value-type="float">
            <text:p>4.61370315000001</text:p>
          </table:table-cell>
          <table:table-cell table:style-name="ce4" table:formula="of:=[.A99]*POWER([.B99];3)" office:value-type="float" office:value="8.95058411100002" calcext:value-type="float">
            <text:p>8.95058411100002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99]+[.$B$3]" office:value-type="float" office:value="0.980000000000001" calcext:value-type="float">
            <text:p>0.980000000000001</text:p>
          </table:table-cell>
          <table:table-cell table:style-name="ce1" table:formula="of:=[.A100]*[.B100]" office:value-type="float" office:value="9.61086000000001" calcext:value-type="float">
            <text:p>9.61086000000001</text:p>
          </table:table-cell>
          <table:table-cell table:style-name="ce4" table:formula="of:=[.A100]*POWER([.B100];2)*1/2" office:value-type="float" office:value="4.70932140000001" calcext:value-type="float">
            <text:p>4.70932140000001</text:p>
          </table:table-cell>
          <table:table-cell table:style-name="ce4" table:formula="of:=[.A100]*POWER([.B100];3)" office:value-type="float" office:value="9.23026994400002" calcext:value-type="float">
            <text:p>9.23026994400002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100]+[.$B$3]" office:value-type="float" office:value="0.990000000000001" calcext:value-type="float">
            <text:p>0.990000000000001</text:p>
          </table:table-cell>
          <table:table-cell table:style-name="ce1" table:formula="of:=[.A101]*[.B101]" office:value-type="float" office:value="9.70893000000001" calcext:value-type="float">
            <text:p>9.70893000000001</text:p>
          </table:table-cell>
          <table:table-cell table:style-name="ce4" table:formula="of:=[.A101]*POWER([.B101];2)*1/2" office:value-type="float" office:value="4.80592035000001" calcext:value-type="float">
            <text:p>4.80592035000001</text:p>
          </table:table-cell>
          <table:table-cell table:style-name="ce4" table:formula="of:=[.A101]*POWER([.B101];3)" office:value-type="float" office:value="9.51572229300002" calcext:value-type="float">
            <text:p>9.51572229300002</text:p>
          </table:table-cell>
          <table:table-cell table:number-columns-repeated="1019"/>
        </table:table-row>
        <table:table-row table:style-name="ro1">
          <table:table-cell table:style-name="ce1" office:value-type="float" office:value="9.807" calcext:value-type="float">
            <text:p>9.807</text:p>
          </table:table-cell>
          <table:table-cell table:style-name="ce4" table:formula="of:=[.B101]+[.$B$3]" office:value-type="float" office:value="1" calcext:value-type="float">
            <text:p>1</text:p>
          </table:table-cell>
          <table:table-cell table:style-name="ce1" table:formula="of:=[.A102]*[.B102]" office:value-type="float" office:value="9.80700000000001" calcext:value-type="float">
            <text:p>9.80700000000001</text:p>
          </table:table-cell>
          <table:table-cell table:style-name="ce4" table:formula="of:=[.A102]*POWER([.B102];2)*1/2" office:value-type="float" office:value="4.90350000000001" calcext:value-type="float">
            <text:p>4.90350000000001</text:p>
          </table:table-cell>
          <table:table-cell table:style-name="ce4" table:formula="of:=[.A102]*POWER([.B102];3)" office:value-type="float" office:value="9.80700000000002" calcext:value-type="float">
            <text:p>9.8070000000000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table:number-columns-repeated="3"/>
          <table:table-cell table:style-name="ce2" office:value-type="string" calcext:value-type="string">
            <text:p>Vm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table:formula="of:=AVERAGE([.D2:.D102])" office:value-type="float" office:value="1.6426725" calcext:value-type="float">
            <text:p>1.6426725</text:p>
          </table:table-cell>
          <table:table-cell table:number-columns-repeated="1020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Monospace" svg:font-family="Monospace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3" style:display-name="PageStyle_Feuille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576" meta:object-count="7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684cm" svg:y="4.609cm" style:legend-expansion="high" chart:style-name="ch2"/>
        <chart:plot-area chart:style-name="ch3" table:cell-range-address="'Feuille 1'.A2:'Feuille 1'.A1000 'Feuille 1'.C1:'Feuille 1'.C1000" chart:data-source-has-labels="both" svg:x="1.377cm" svg:y="0.196cm" svg:width="11.99cm" svg:height="8.394cm">
          <chartooo:coordinate-region svg:x="2.104cm" svg:y="0.395cm" svg:width="11.263cm" svg:height="7.996cm"/>
          <chart:axis chart:dimension="x" chart:name="primary-x" chart:style-name="ch4" chartooo:axis-type="text">
            <chart:title svg:x="7.003cm" svg:y="8.787cm" chart:style-name="ch5">
              <text:p>t (s)</text:p>
            </chart:title>
            <chart:categories table:cell-range-address="'Feuille 1'.A2:'Feuille 1'.A1000"/>
          </chart:axis>
          <chart:axis chart:dimension="y" chart:name="primary-y" chart:style-name="ch6">
            <chart:title svg:x="0.451cm" svg:y="5cm" chart:style-name="ch7">
              <text:p>v (m/s)</text:p>
            </chart:title>
            <chart:grid chart:style-name="ch8" chart:class="major"/>
          </chart:axis>
          <chart:series chart:style-name="ch9" chart:values-cell-range-address="'Feuille 1'.C2:'Feuille 1'.C1000" chart:label-cell-address="'Feuille 1'.C1:'Feuille 1'.C1" chart:class="chart:line">
            <chart:data-point chart:repeated="9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1</text:p>
                <draw:g>
                  <svg:desc>'Feuille 1'.C1:'Feuille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</text:p>
                <draw:g>
                  <svg:desc>'Feuille 1'.A2:'Feuille 1'.A1000</svg:desc>
                </draw:g>
              </table:table-cell>
              <table:table-cell office:value-type="float" office:value="10">
                <text:p>10</text:p>
                <draw:g>
                  <svg:desc>'Feuille 1'.C2:'Feuille 1'.C1000</svg:desc>
                </draw:g>
              </table:table-cell>
            </table:table-row>
            <table:table-row>
              <table:table-cell office:value-type="string">
                <text:p>t (s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-0.009807">
                <text:p>-0.009807</text:p>
              </table:table-cell>
            </table:table-row>
            <table:table-row>
              <table:table-cell office:value-type="float" office:value="0.002">
                <text:p>0.002</text:p>
              </table:table-cell>
              <table:table-cell office:value-type="float" office:value="-0.019614">
                <text:p>-0.019614</text:p>
              </table:table-cell>
            </table:table-row>
            <table:table-row>
              <table:table-cell office:value-type="float" office:value="0.003">
                <text:p>0.003</text:p>
              </table:table-cell>
              <table:table-cell office:value-type="float" office:value="-0.029421">
                <text:p>-0.029421</text:p>
              </table:table-cell>
            </table:table-row>
            <table:table-row>
              <table:table-cell office:value-type="float" office:value="0.004">
                <text:p>0.004</text:p>
              </table:table-cell>
              <table:table-cell office:value-type="float" office:value="-0.039228">
                <text:p>-0.039228</text:p>
              </table:table-cell>
            </table:table-row>
            <table:table-row>
              <table:table-cell office:value-type="float" office:value="0.005">
                <text:p>0.005</text:p>
              </table:table-cell>
              <table:table-cell office:value-type="float" office:value="-0.049035">
                <text:p>-0.049035</text:p>
              </table:table-cell>
            </table:table-row>
            <table:table-row>
              <table:table-cell office:value-type="float" office:value="0.006">
                <text:p>0.006</text:p>
              </table:table-cell>
              <table:table-cell office:value-type="float" office:value="-0.058842">
                <text:p>-0.058842</text:p>
              </table:table-cell>
            </table:table-row>
            <table:table-row>
              <table:table-cell office:value-type="float" office:value="0.007">
                <text:p>0.007</text:p>
              </table:table-cell>
              <table:table-cell office:value-type="float" office:value="-0.068649">
                <text:p>-0.068649</text:p>
              </table:table-cell>
            </table:table-row>
            <table:table-row>
              <table:table-cell office:value-type="float" office:value="0.008">
                <text:p>0.008</text:p>
              </table:table-cell>
              <table:table-cell office:value-type="float" office:value="-0.078456">
                <text:p>-0.078456</text:p>
              </table:table-cell>
            </table:table-row>
            <table:table-row>
              <table:table-cell office:value-type="float" office:value="0.009">
                <text:p>0.009</text:p>
              </table:table-cell>
              <table:table-cell office:value-type="float" office:value="-0.088263">
                <text:p>-0.088263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-0.09807">
                <text:p>-0.09807</text:p>
              </table:table-cell>
            </table:table-row>
            <table:table-row>
              <table:table-cell office:value-type="float" office:value="0.011">
                <text:p>0.011</text:p>
              </table:table-cell>
              <table:table-cell office:value-type="float" office:value="-0.107877">
                <text:p>-0.107877</text:p>
              </table:table-cell>
            </table:table-row>
            <table:table-row>
              <table:table-cell office:value-type="float" office:value="0.012">
                <text:p>0.012</text:p>
              </table:table-cell>
              <table:table-cell office:value-type="float" office:value="-0.117684">
                <text:p>-0.117684</text:p>
              </table:table-cell>
            </table:table-row>
            <table:table-row>
              <table:table-cell office:value-type="float" office:value="0.013">
                <text:p>0.013</text:p>
              </table:table-cell>
              <table:table-cell office:value-type="float" office:value="-0.127491">
                <text:p>-0.127491</text:p>
              </table:table-cell>
            </table:table-row>
            <table:table-row>
              <table:table-cell office:value-type="float" office:value="0.014">
                <text:p>0.014</text:p>
              </table:table-cell>
              <table:table-cell office:value-type="float" office:value="-0.137298">
                <text:p>-0.137298</text:p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-0.147105">
                <text:p>-0.147105</text:p>
              </table:table-cell>
            </table:table-row>
            <table:table-row>
              <table:table-cell office:value-type="float" office:value="0.016">
                <text:p>0.016</text:p>
              </table:table-cell>
              <table:table-cell office:value-type="float" office:value="-0.156912">
                <text:p>-0.156912</text:p>
              </table:table-cell>
            </table:table-row>
            <table:table-row>
              <table:table-cell office:value-type="float" office:value="0.017">
                <text:p>0.017</text:p>
              </table:table-cell>
              <table:table-cell office:value-type="float" office:value="-0.166719">
                <text:p>-0.166719</text:p>
              </table:table-cell>
            </table:table-row>
            <table:table-row>
              <table:table-cell office:value-type="float" office:value="0.018">
                <text:p>0.018</text:p>
              </table:table-cell>
              <table:table-cell office:value-type="float" office:value="-0.176526">
                <text:p>-0.176526</text:p>
              </table:table-cell>
            </table:table-row>
            <table:table-row>
              <table:table-cell office:value-type="float" office:value="0.019">
                <text:p>0.019</text:p>
              </table:table-cell>
              <table:table-cell office:value-type="float" office:value="-0.186333">
                <text:p>-0.186333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-0.19614">
                <text:p>-0.19614</text:p>
              </table:table-cell>
            </table:table-row>
            <table:table-row>
              <table:table-cell office:value-type="float" office:value="0.021">
                <text:p>0.021</text:p>
              </table:table-cell>
              <table:table-cell office:value-type="float" office:value="-0.205947">
                <text:p>-0.205947</text:p>
              </table:table-cell>
            </table:table-row>
            <table:table-row>
              <table:table-cell office:value-type="float" office:value="0.022">
                <text:p>0.022</text:p>
              </table:table-cell>
              <table:table-cell office:value-type="float" office:value="-0.215754">
                <text:p>-0.215754</text:p>
              </table:table-cell>
            </table:table-row>
            <table:table-row>
              <table:table-cell office:value-type="float" office:value="0.023">
                <text:p>0.023</text:p>
              </table:table-cell>
              <table:table-cell office:value-type="float" office:value="-0.225561">
                <text:p>-0.225561</text:p>
              </table:table-cell>
            </table:table-row>
            <table:table-row>
              <table:table-cell office:value-type="float" office:value="0.024">
                <text:p>0.024</text:p>
              </table:table-cell>
              <table:table-cell office:value-type="float" office:value="-0.235368">
                <text:p>-0.235368</text:p>
              </table:table-cell>
            </table:table-row>
            <table:table-row>
              <table:table-cell office:value-type="float" office:value="0.025">
                <text:p>0.025</text:p>
              </table:table-cell>
              <table:table-cell office:value-type="float" office:value="-0.245175">
                <text:p>-0.245175</text:p>
              </table:table-cell>
            </table:table-row>
            <table:table-row>
              <table:table-cell office:value-type="float" office:value="0.026">
                <text:p>0.026</text:p>
              </table:table-cell>
              <table:table-cell office:value-type="float" office:value="-0.254982">
                <text:p>-0.254982</text:p>
              </table:table-cell>
            </table:table-row>
            <table:table-row>
              <table:table-cell office:value-type="float" office:value="0.027">
                <text:p>0.027</text:p>
              </table:table-cell>
              <table:table-cell office:value-type="float" office:value="-0.264789">
                <text:p>-0.264789</text:p>
              </table:table-cell>
            </table:table-row>
            <table:table-row>
              <table:table-cell office:value-type="float" office:value="0.028">
                <text:p>0.028</text:p>
              </table:table-cell>
              <table:table-cell office:value-type="float" office:value="-0.274596">
                <text:p>-0.274596</text:p>
              </table:table-cell>
            </table:table-row>
            <table:table-row>
              <table:table-cell office:value-type="float" office:value="0.029">
                <text:p>0.029</text:p>
              </table:table-cell>
              <table:table-cell office:value-type="float" office:value="-0.284403">
                <text:p>-0.284403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-0.29421">
                <text:p>-0.29421</text:p>
              </table:table-cell>
            </table:table-row>
            <table:table-row>
              <table:table-cell office:value-type="float" office:value="0.031">
                <text:p>0.031</text:p>
              </table:table-cell>
              <table:table-cell office:value-type="float" office:value="-0.304017">
                <text:p>-0.304017</text:p>
              </table:table-cell>
            </table:table-row>
            <table:table-row>
              <table:table-cell office:value-type="float" office:value="0.032">
                <text:p>0.032</text:p>
              </table:table-cell>
              <table:table-cell office:value-type="float" office:value="-0.313824">
                <text:p>-0.313824</text:p>
              </table:table-cell>
            </table:table-row>
            <table:table-row>
              <table:table-cell office:value-type="float" office:value="0.033">
                <text:p>0.033</text:p>
              </table:table-cell>
              <table:table-cell office:value-type="float" office:value="-0.323631">
                <text:p>-0.323631</text:p>
              </table:table-cell>
            </table:table-row>
            <table:table-row>
              <table:table-cell office:value-type="float" office:value="0.034">
                <text:p>0.034</text:p>
              </table:table-cell>
              <table:table-cell office:value-type="float" office:value="-0.333438">
                <text:p>-0.333438</text:p>
              </table:table-cell>
            </table:table-row>
            <table:table-row>
              <table:table-cell office:value-type="float" office:value="0.035">
                <text:p>0.035</text:p>
              </table:table-cell>
              <table:table-cell office:value-type="float" office:value="-0.343245">
                <text:p>-0.343245</text:p>
              </table:table-cell>
            </table:table-row>
            <table:table-row>
              <table:table-cell office:value-type="float" office:value="0.036">
                <text:p>0.036</text:p>
              </table:table-cell>
              <table:table-cell office:value-type="float" office:value="-0.353052">
                <text:p>-0.353052</text:p>
              </table:table-cell>
            </table:table-row>
            <table:table-row>
              <table:table-cell office:value-type="float" office:value="0.037">
                <text:p>0.037</text:p>
              </table:table-cell>
              <table:table-cell office:value-type="float" office:value="-0.362859">
                <text:p>-0.362859</text:p>
              </table:table-cell>
            </table:table-row>
            <table:table-row>
              <table:table-cell office:value-type="float" office:value="0.038">
                <text:p>0.038</text:p>
              </table:table-cell>
              <table:table-cell office:value-type="float" office:value="-0.372666">
                <text:p>-0.372666</text:p>
              </table:table-cell>
            </table:table-row>
            <table:table-row>
              <table:table-cell office:value-type="float" office:value="0.039">
                <text:p>0.039</text:p>
              </table:table-cell>
              <table:table-cell office:value-type="float" office:value="-0.382473">
                <text:p>-0.382473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-0.39228">
                <text:p>-0.39228</text:p>
              </table:table-cell>
            </table:table-row>
            <table:table-row>
              <table:table-cell office:value-type="float" office:value="0.041">
                <text:p>0.041</text:p>
              </table:table-cell>
              <table:table-cell office:value-type="float" office:value="-0.402087">
                <text:p>-0.402087</text:p>
              </table:table-cell>
            </table:table-row>
            <table:table-row>
              <table:table-cell office:value-type="float" office:value="0.042">
                <text:p>0.042</text:p>
              </table:table-cell>
              <table:table-cell office:value-type="float" office:value="-0.411894">
                <text:p>-0.411894</text:p>
              </table:table-cell>
            </table:table-row>
            <table:table-row>
              <table:table-cell office:value-type="float" office:value="0.043">
                <text:p>0.043</text:p>
              </table:table-cell>
              <table:table-cell office:value-type="float" office:value="-0.421701">
                <text:p>-0.421701</text:p>
              </table:table-cell>
            </table:table-row>
            <table:table-row>
              <table:table-cell office:value-type="float" office:value="0.044">
                <text:p>0.044</text:p>
              </table:table-cell>
              <table:table-cell office:value-type="float" office:value="-0.431508">
                <text:p>-0.431508</text:p>
              </table:table-cell>
            </table:table-row>
            <table:table-row>
              <table:table-cell office:value-type="float" office:value="0.045">
                <text:p>0.045</text:p>
              </table:table-cell>
              <table:table-cell office:value-type="float" office:value="-0.441315">
                <text:p>-0.441315</text:p>
              </table:table-cell>
            </table:table-row>
            <table:table-row>
              <table:table-cell office:value-type="float" office:value="0.046">
                <text:p>0.046</text:p>
              </table:table-cell>
              <table:table-cell office:value-type="float" office:value="-0.451122">
                <text:p>-0.451122</text:p>
              </table:table-cell>
            </table:table-row>
            <table:table-row>
              <table:table-cell office:value-type="float" office:value="0.047">
                <text:p>0.047</text:p>
              </table:table-cell>
              <table:table-cell office:value-type="float" office:value="-0.460929">
                <text:p>-0.460929</text:p>
              </table:table-cell>
            </table:table-row>
            <table:table-row>
              <table:table-cell office:value-type="float" office:value="0.048">
                <text:p>0.048</text:p>
              </table:table-cell>
              <table:table-cell office:value-type="float" office:value="-0.470736">
                <text:p>-0.470736</text:p>
              </table:table-cell>
            </table:table-row>
            <table:table-row>
              <table:table-cell office:value-type="float" office:value="0.049">
                <text:p>0.049</text:p>
              </table:table-cell>
              <table:table-cell office:value-type="float" office:value="-0.480543">
                <text:p>-0.480543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-0.49035">
                <text:p>-0.49035</text:p>
              </table:table-cell>
            </table:table-row>
            <table:table-row>
              <table:table-cell office:value-type="float" office:value="0.051">
                <text:p>0.051</text:p>
              </table:table-cell>
              <table:table-cell office:value-type="float" office:value="-0.500157">
                <text:p>-0.500157</text:p>
              </table:table-cell>
            </table:table-row>
            <table:table-row>
              <table:table-cell office:value-type="float" office:value="0.052">
                <text:p>0.052</text:p>
              </table:table-cell>
              <table:table-cell office:value-type="float" office:value="-0.509964">
                <text:p>-0.509964</text:p>
              </table:table-cell>
            </table:table-row>
            <table:table-row>
              <table:table-cell office:value-type="float" office:value="0.053">
                <text:p>0.053</text:p>
              </table:table-cell>
              <table:table-cell office:value-type="float" office:value="-0.519771">
                <text:p>-0.519771</text:p>
              </table:table-cell>
            </table:table-row>
            <table:table-row>
              <table:table-cell office:value-type="float" office:value="0.054">
                <text:p>0.054</text:p>
              </table:table-cell>
              <table:table-cell office:value-type="float" office:value="-0.529578">
                <text:p>-0.529578</text:p>
              </table:table-cell>
            </table:table-row>
            <table:table-row>
              <table:table-cell office:value-type="float" office:value="0.055">
                <text:p>0.055</text:p>
              </table:table-cell>
              <table:table-cell office:value-type="float" office:value="-0.539385">
                <text:p>-0.539385</text:p>
              </table:table-cell>
            </table:table-row>
            <table:table-row>
              <table:table-cell office:value-type="float" office:value="0.056">
                <text:p>0.056</text:p>
              </table:table-cell>
              <table:table-cell office:value-type="float" office:value="-0.549192">
                <text:p>-0.549192</text:p>
              </table:table-cell>
            </table:table-row>
            <table:table-row>
              <table:table-cell office:value-type="float" office:value="0.057">
                <text:p>0.057</text:p>
              </table:table-cell>
              <table:table-cell office:value-type="float" office:value="-0.558999000000001">
                <text:p>-0.558999000000001</text:p>
              </table:table-cell>
            </table:table-row>
            <table:table-row>
              <table:table-cell office:value-type="float" office:value="0.058">
                <text:p>0.058</text:p>
              </table:table-cell>
              <table:table-cell office:value-type="float" office:value="-0.568806">
                <text:p>-0.568806</text:p>
              </table:table-cell>
            </table:table-row>
            <table:table-row>
              <table:table-cell office:value-type="float" office:value="0.0590000000000001">
                <text:p>0.0590000000000001</text:p>
              </table:table-cell>
              <table:table-cell office:value-type="float" office:value="-0.578613">
                <text:p>-0.578613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-0.58842">
                <text:p>-0.58842</text:p>
              </table:table-cell>
            </table:table-row>
            <table:table-row>
              <table:table-cell office:value-type="float" office:value="0.0610000000000001">
                <text:p>0.0610000000000001</text:p>
              </table:table-cell>
              <table:table-cell office:value-type="float" office:value="-0.598227000000001">
                <text:p>-0.598227000000001</text:p>
              </table:table-cell>
            </table:table-row>
            <table:table-row>
              <table:table-cell office:value-type="float" office:value="0.062">
                <text:p>0.062</text:p>
              </table:table-cell>
              <table:table-cell office:value-type="float" office:value="-0.608034000000001">
                <text:p>-0.608034000000001</text:p>
              </table:table-cell>
            </table:table-row>
            <table:table-row>
              <table:table-cell office:value-type="float" office:value="0.063">
                <text:p>0.063</text:p>
              </table:table-cell>
              <table:table-cell office:value-type="float" office:value="-0.617841">
                <text:p>-0.617841</text:p>
              </table:table-cell>
            </table:table-row>
            <table:table-row>
              <table:table-cell office:value-type="float" office:value="0.064">
                <text:p>0.064</text:p>
              </table:table-cell>
              <table:table-cell office:value-type="float" office:value="-0.627648">
                <text:p>-0.627648</text:p>
              </table:table-cell>
            </table:table-row>
            <table:table-row>
              <table:table-cell office:value-type="float" office:value="0.065">
                <text:p>0.065</text:p>
              </table:table-cell>
              <table:table-cell office:value-type="float" office:value="-0.637455">
                <text:p>-0.637455</text:p>
              </table:table-cell>
            </table:table-row>
            <table:table-row>
              <table:table-cell office:value-type="float" office:value="0.066">
                <text:p>0.066</text:p>
              </table:table-cell>
              <table:table-cell office:value-type="float" office:value="-0.647262">
                <text:p>-0.647262</text:p>
              </table:table-cell>
            </table:table-row>
            <table:table-row>
              <table:table-cell office:value-type="float" office:value="0.067">
                <text:p>0.067</text:p>
              </table:table-cell>
              <table:table-cell office:value-type="float" office:value="-0.657069">
                <text:p>-0.657069</text:p>
              </table:table-cell>
            </table:table-row>
            <table:table-row>
              <table:table-cell office:value-type="float" office:value="0.068">
                <text:p>0.068</text:p>
              </table:table-cell>
              <table:table-cell office:value-type="float" office:value="-0.666876">
                <text:p>-0.666876</text:p>
              </table:table-cell>
            </table:table-row>
            <table:table-row>
              <table:table-cell office:value-type="float" office:value="0.0690000000000001">
                <text:p>0.0690000000000001</text:p>
              </table:table-cell>
              <table:table-cell office:value-type="float" office:value="-0.676683">
                <text:p>-0.676683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-0.686490000000001">
                <text:p>-0.686490000000001</text:p>
              </table:table-cell>
            </table:table-row>
            <table:table-row>
              <table:table-cell office:value-type="float" office:value="0.0710000000000001">
                <text:p>0.0710000000000001</text:p>
              </table:table-cell>
              <table:table-cell office:value-type="float" office:value="-0.696297000000001">
                <text:p>-0.696297000000001</text:p>
              </table:table-cell>
            </table:table-row>
            <table:table-row>
              <table:table-cell office:value-type="float" office:value="0.072">
                <text:p>0.072</text:p>
              </table:table-cell>
              <table:table-cell office:value-type="float" office:value="-0.706104">
                <text:p>-0.706104</text:p>
              </table:table-cell>
            </table:table-row>
            <table:table-row>
              <table:table-cell office:value-type="float" office:value="0.0730000000000001">
                <text:p>0.0730000000000001</text:p>
              </table:table-cell>
              <table:table-cell office:value-type="float" office:value="-0.715911">
                <text:p>-0.715911</text:p>
              </table:table-cell>
            </table:table-row>
            <table:table-row>
              <table:table-cell office:value-type="float" office:value="0.0740000000000001">
                <text:p>0.0740000000000001</text:p>
              </table:table-cell>
              <table:table-cell office:value-type="float" office:value="-0.725718000000001">
                <text:p>-0.725718000000001</text:p>
              </table:table-cell>
            </table:table-row>
            <table:table-row>
              <table:table-cell office:value-type="float" office:value="0.0750000000000001">
                <text:p>0.0750000000000001</text:p>
              </table:table-cell>
              <table:table-cell office:value-type="float" office:value="-0.735525000000001">
                <text:p>-0.735525000000001</text:p>
              </table:table-cell>
            </table:table-row>
            <table:table-row>
              <table:table-cell office:value-type="float" office:value="0.0760000000000001">
                <text:p>0.0760000000000001</text:p>
              </table:table-cell>
              <table:table-cell office:value-type="float" office:value="-0.745332000000001">
                <text:p>-0.745332000000001</text:p>
              </table:table-cell>
            </table:table-row>
            <table:table-row>
              <table:table-cell office:value-type="float" office:value="0.0770000000000001">
                <text:p>0.0770000000000001</text:p>
              </table:table-cell>
              <table:table-cell office:value-type="float" office:value="-0.755139000000001">
                <text:p>-0.755139000000001</text:p>
              </table:table-cell>
            </table:table-row>
            <table:table-row>
              <table:table-cell office:value-type="float" office:value="0.0780000000000001">
                <text:p>0.0780000000000001</text:p>
              </table:table-cell>
              <table:table-cell office:value-type="float" office:value="-0.764946000000001">
                <text:p>-0.764946000000001</text:p>
              </table:table-cell>
            </table:table-row>
            <table:table-row>
              <table:table-cell office:value-type="float" office:value="0.0790000000000001">
                <text:p>0.0790000000000001</text:p>
              </table:table-cell>
              <table:table-cell office:value-type="float" office:value="-0.774753000000001">
                <text:p>-0.774753000000001</text:p>
              </table:table-cell>
            </table:table-row>
            <table:table-row>
              <table:table-cell office:value-type="float" office:value="0.0800000000000001">
                <text:p>0.0800000000000001</text:p>
              </table:table-cell>
              <table:table-cell office:value-type="float" office:value="-0.784560000000001">
                <text:p>-0.784560000000001</text:p>
              </table:table-cell>
            </table:table-row>
            <table:table-row>
              <table:table-cell office:value-type="float" office:value="0.0810000000000001">
                <text:p>0.0810000000000001</text:p>
              </table:table-cell>
              <table:table-cell office:value-type="float" office:value="-0.794367000000001">
                <text:p>-0.794367000000001</text:p>
              </table:table-cell>
            </table:table-row>
            <table:table-row>
              <table:table-cell office:value-type="float" office:value="0.0820000000000001">
                <text:p>0.0820000000000001</text:p>
              </table:table-cell>
              <table:table-cell office:value-type="float" office:value="-0.804174000000001">
                <text:p>-0.804174000000001</text:p>
              </table:table-cell>
            </table:table-row>
            <table:table-row>
              <table:table-cell office:value-type="float" office:value="0.0830000000000001">
                <text:p>0.0830000000000001</text:p>
              </table:table-cell>
              <table:table-cell office:value-type="float" office:value="-0.813981000000001">
                <text:p>-0.813981000000001</text:p>
              </table:table-cell>
            </table:table-row>
            <table:table-row>
              <table:table-cell office:value-type="float" office:value="0.0840000000000001">
                <text:p>0.0840000000000001</text:p>
              </table:table-cell>
              <table:table-cell office:value-type="float" office:value="-0.823788000000001">
                <text:p>-0.823788000000001</text:p>
              </table:table-cell>
            </table:table-row>
            <table:table-row>
              <table:table-cell office:value-type="float" office:value="0.0850000000000001">
                <text:p>0.0850000000000001</text:p>
              </table:table-cell>
              <table:table-cell office:value-type="float" office:value="-0.833595000000001">
                <text:p>-0.833595000000001</text:p>
              </table:table-cell>
            </table:table-row>
            <table:table-row>
              <table:table-cell office:value-type="float" office:value="0.0860000000000001">
                <text:p>0.0860000000000001</text:p>
              </table:table-cell>
              <table:table-cell office:value-type="float" office:value="-0.843402000000001">
                <text:p>-0.843402000000001</text:p>
              </table:table-cell>
            </table:table-row>
            <table:table-row>
              <table:table-cell office:value-type="float" office:value="0.0870000000000001">
                <text:p>0.0870000000000001</text:p>
              </table:table-cell>
              <table:table-cell office:value-type="float" office:value="-0.853209000000001">
                <text:p>-0.853209000000001</text:p>
              </table:table-cell>
            </table:table-row>
            <table:table-row>
              <table:table-cell office:value-type="float" office:value="0.0880000000000001">
                <text:p>0.0880000000000001</text:p>
              </table:table-cell>
              <table:table-cell office:value-type="float" office:value="-0.863016000000001">
                <text:p>-0.863016000000001</text:p>
              </table:table-cell>
            </table:table-row>
            <table:table-row>
              <table:table-cell office:value-type="float" office:value="0.0890000000000001">
                <text:p>0.0890000000000001</text:p>
              </table:table-cell>
              <table:table-cell office:value-type="float" office:value="-0.872823000000001">
                <text:p>-0.872823000000001</text:p>
              </table:table-cell>
            </table:table-row>
            <table:table-row>
              <table:table-cell office:value-type="float" office:value="0.0900000000000001">
                <text:p>0.0900000000000001</text:p>
              </table:table-cell>
              <table:table-cell office:value-type="float" office:value="-0.882630000000001">
                <text:p>-0.882630000000001</text:p>
              </table:table-cell>
            </table:table-row>
            <table:table-row>
              <table:table-cell office:value-type="float" office:value="0.0910000000000001">
                <text:p>0.0910000000000001</text:p>
              </table:table-cell>
              <table:table-cell office:value-type="float" office:value="-0.892437000000001">
                <text:p>-0.892437000000001</text:p>
              </table:table-cell>
            </table:table-row>
            <table:table-row>
              <table:table-cell office:value-type="float" office:value="0.0920000000000001">
                <text:p>0.0920000000000001</text:p>
              </table:table-cell>
              <table:table-cell office:value-type="float" office:value="-0.902244000000001">
                <text:p>-0.902244000000001</text:p>
              </table:table-cell>
            </table:table-row>
            <table:table-row>
              <table:table-cell office:value-type="float" office:value="0.0930000000000001">
                <text:p>0.0930000000000001</text:p>
              </table:table-cell>
              <table:table-cell office:value-type="float" office:value="-0.912051000000001">
                <text:p>-0.912051000000001</text:p>
              </table:table-cell>
            </table:table-row>
            <table:table-row>
              <table:table-cell office:value-type="float" office:value="0.0940000000000001">
                <text:p>0.0940000000000001</text:p>
              </table:table-cell>
              <table:table-cell office:value-type="float" office:value="-0.921858000000001">
                <text:p>-0.921858000000001</text:p>
              </table:table-cell>
            </table:table-row>
            <table:table-row>
              <table:table-cell office:value-type="float" office:value="0.0950000000000001">
                <text:p>0.0950000000000001</text:p>
              </table:table-cell>
              <table:table-cell office:value-type="float" office:value="-0.931665000000001">
                <text:p>-0.931665000000001</text:p>
              </table:table-cell>
            </table:table-row>
            <table:table-row>
              <table:table-cell office:value-type="float" office:value="0.0960000000000001">
                <text:p>0.0960000000000001</text:p>
              </table:table-cell>
              <table:table-cell office:value-type="float" office:value="-0.941472000000001">
                <text:p>-0.941472000000001</text:p>
              </table:table-cell>
            </table:table-row>
            <table:table-row>
              <table:table-cell office:value-type="float" office:value="0.0970000000000001">
                <text:p>0.0970000000000001</text:p>
              </table:table-cell>
              <table:table-cell office:value-type="float" office:value="-0.951279000000001">
                <text:p>-0.951279000000001</text:p>
              </table:table-cell>
            </table:table-row>
            <table:table-row>
              <table:table-cell office:value-type="float" office:value="0.0980000000000001">
                <text:p>0.0980000000000001</text:p>
              </table:table-cell>
              <table:table-cell office:value-type="float" office:value="-0.961086000000001">
                <text:p>-0.961086000000001</text:p>
              </table:table-cell>
            </table:table-row>
            <table:table-row>
              <table:table-cell office:value-type="float" office:value="0.0990000000000001">
                <text:p>0.0990000000000001</text:p>
              </table:table-cell>
              <table:table-cell office:value-type="float" office:value="-0.970893000000001">
                <text:p>-0.97089300000000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-0.980700000000001">
                <text:p>-0.980700000000001</text:p>
              </table:table-cell>
            </table:table-row>
            <table:table-row>
              <table:table-cell office:value-type="float" office:value="0.101">
                <text:p>0.101</text:p>
              </table:table-cell>
              <table:table-cell office:value-type="float" office:value="-0.990507000000001">
                <text:p>-0.990507000000001</text:p>
              </table:table-cell>
            </table:table-row>
            <table:table-row>
              <table:table-cell office:value-type="float" office:value="0.102">
                <text:p>0.102</text:p>
              </table:table-cell>
              <table:table-cell office:value-type="float" office:value="-1.000314">
                <text:p>-1.000314</text:p>
              </table:table-cell>
            </table:table-row>
            <table:table-row>
              <table:table-cell office:value-type="float" office:value="0.103">
                <text:p>0.103</text:p>
              </table:table-cell>
              <table:table-cell office:value-type="float" office:value="-1.010121">
                <text:p>-1.010121</text:p>
              </table:table-cell>
            </table:table-row>
            <table:table-row>
              <table:table-cell office:value-type="float" office:value="0.104">
                <text:p>0.104</text:p>
              </table:table-cell>
              <table:table-cell office:value-type="float" office:value="-1.019928">
                <text:p>-1.019928</text:p>
              </table:table-cell>
            </table:table-row>
            <table:table-row>
              <table:table-cell office:value-type="float" office:value="0.105">
                <text:p>0.105</text:p>
              </table:table-cell>
              <table:table-cell office:value-type="float" office:value="-1.029735">
                <text:p>-1.029735</text:p>
              </table:table-cell>
            </table:table-row>
            <table:table-row>
              <table:table-cell office:value-type="float" office:value="0.106">
                <text:p>0.106</text:p>
              </table:table-cell>
              <table:table-cell office:value-type="float" office:value="-1.039542">
                <text:p>-1.039542</text:p>
              </table:table-cell>
            </table:table-row>
            <table:table-row>
              <table:table-cell office:value-type="float" office:value="0.107">
                <text:p>0.107</text:p>
              </table:table-cell>
              <table:table-cell office:value-type="float" office:value="-1.049349">
                <text:p>-1.049349</text:p>
              </table:table-cell>
            </table:table-row>
            <table:table-row>
              <table:table-cell office:value-type="float" office:value="0.108">
                <text:p>0.108</text:p>
              </table:table-cell>
              <table:table-cell office:value-type="float" office:value="-1.059156">
                <text:p>-1.059156</text:p>
              </table:table-cell>
            </table:table-row>
            <table:table-row>
              <table:table-cell office:value-type="float" office:value="0.109">
                <text:p>0.109</text:p>
              </table:table-cell>
              <table:table-cell office:value-type="float" office:value="-1.068963">
                <text:p>-1.068963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-1.07877">
                <text:p>-1.07877</text:p>
              </table:table-cell>
            </table:table-row>
            <table:table-row>
              <table:table-cell office:value-type="float" office:value="0.111">
                <text:p>0.111</text:p>
              </table:table-cell>
              <table:table-cell office:value-type="float" office:value="-1.088577">
                <text:p>-1.088577</text:p>
              </table:table-cell>
            </table:table-row>
            <table:table-row>
              <table:table-cell office:value-type="float" office:value="0.112">
                <text:p>0.112</text:p>
              </table:table-cell>
              <table:table-cell office:value-type="float" office:value="-1.098384">
                <text:p>-1.098384</text:p>
              </table:table-cell>
            </table:table-row>
            <table:table-row>
              <table:table-cell office:value-type="float" office:value="0.113">
                <text:p>0.113</text:p>
              </table:table-cell>
              <table:table-cell office:value-type="float" office:value="-1.108191">
                <text:p>-1.108191</text:p>
              </table:table-cell>
            </table:table-row>
            <table:table-row>
              <table:table-cell office:value-type="float" office:value="0.114">
                <text:p>0.114</text:p>
              </table:table-cell>
              <table:table-cell office:value-type="float" office:value="-1.117998">
                <text:p>-1.117998</text:p>
              </table:table-cell>
            </table:table-row>
            <table:table-row>
              <table:table-cell office:value-type="float" office:value="0.115">
                <text:p>0.115</text:p>
              </table:table-cell>
              <table:table-cell office:value-type="float" office:value="-1.127805">
                <text:p>-1.127805</text:p>
              </table:table-cell>
            </table:table-row>
            <table:table-row>
              <table:table-cell office:value-type="float" office:value="0.116">
                <text:p>0.116</text:p>
              </table:table-cell>
              <table:table-cell office:value-type="float" office:value="-1.137612">
                <text:p>-1.137612</text:p>
              </table:table-cell>
            </table:table-row>
            <table:table-row>
              <table:table-cell office:value-type="float" office:value="0.117">
                <text:p>0.117</text:p>
              </table:table-cell>
              <table:table-cell office:value-type="float" office:value="-1.147419">
                <text:p>-1.147419</text:p>
              </table:table-cell>
            </table:table-row>
            <table:table-row>
              <table:table-cell office:value-type="float" office:value="0.118">
                <text:p>0.118</text:p>
              </table:table-cell>
              <table:table-cell office:value-type="float" office:value="-1.157226">
                <text:p>-1.157226</text:p>
              </table:table-cell>
            </table:table-row>
            <table:table-row>
              <table:table-cell office:value-type="float" office:value="0.119">
                <text:p>0.119</text:p>
              </table:table-cell>
              <table:table-cell office:value-type="float" office:value="-1.167033">
                <text:p>-1.167033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-1.17684">
                <text:p>-1.17684</text:p>
              </table:table-cell>
            </table:table-row>
            <table:table-row>
              <table:table-cell office:value-type="float" office:value="0.121">
                <text:p>0.121</text:p>
              </table:table-cell>
              <table:table-cell office:value-type="float" office:value="-1.186647">
                <text:p>-1.186647</text:p>
              </table:table-cell>
            </table:table-row>
            <table:table-row>
              <table:table-cell office:value-type="float" office:value="0.122">
                <text:p>0.122</text:p>
              </table:table-cell>
              <table:table-cell office:value-type="float" office:value="-1.196454">
                <text:p>-1.196454</text:p>
              </table:table-cell>
            </table:table-row>
            <table:table-row>
              <table:table-cell office:value-type="float" office:value="0.123">
                <text:p>0.123</text:p>
              </table:table-cell>
              <table:table-cell office:value-type="float" office:value="-1.206261">
                <text:p>-1.206261</text:p>
              </table:table-cell>
            </table:table-row>
            <table:table-row>
              <table:table-cell office:value-type="float" office:value="0.124">
                <text:p>0.124</text:p>
              </table:table-cell>
              <table:table-cell office:value-type="float" office:value="-1.216068">
                <text:p>-1.216068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-1.225875">
                <text:p>-1.225875</text:p>
              </table:table-cell>
            </table:table-row>
            <table:table-row>
              <table:table-cell office:value-type="float" office:value="0.126">
                <text:p>0.126</text:p>
              </table:table-cell>
              <table:table-cell office:value-type="float" office:value="-1.235682">
                <text:p>-1.235682</text:p>
              </table:table-cell>
            </table:table-row>
            <table:table-row>
              <table:table-cell office:value-type="float" office:value="0.127">
                <text:p>0.127</text:p>
              </table:table-cell>
              <table:table-cell office:value-type="float" office:value="-1.245489">
                <text:p>-1.245489</text:p>
              </table:table-cell>
            </table:table-row>
            <table:table-row>
              <table:table-cell office:value-type="float" office:value="0.128">
                <text:p>0.128</text:p>
              </table:table-cell>
              <table:table-cell office:value-type="float" office:value="-1.255296">
                <text:p>-1.255296</text:p>
              </table:table-cell>
            </table:table-row>
            <table:table-row>
              <table:table-cell office:value-type="float" office:value="0.129">
                <text:p>0.129</text:p>
              </table:table-cell>
              <table:table-cell office:value-type="float" office:value="-1.265103">
                <text:p>-1.265103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-1.27491">
                <text:p>-1.27491</text:p>
              </table:table-cell>
            </table:table-row>
            <table:table-row>
              <table:table-cell office:value-type="float" office:value="0.131">
                <text:p>0.131</text:p>
              </table:table-cell>
              <table:table-cell office:value-type="float" office:value="-1.284717">
                <text:p>-1.284717</text:p>
              </table:table-cell>
            </table:table-row>
            <table:table-row>
              <table:table-cell office:value-type="float" office:value="0.132">
                <text:p>0.132</text:p>
              </table:table-cell>
              <table:table-cell office:value-type="float" office:value="-1.294524">
                <text:p>-1.294524</text:p>
              </table:table-cell>
            </table:table-row>
            <table:table-row>
              <table:table-cell office:value-type="float" office:value="0.133">
                <text:p>0.133</text:p>
              </table:table-cell>
              <table:table-cell office:value-type="float" office:value="-1.304331">
                <text:p>-1.304331</text:p>
              </table:table-cell>
            </table:table-row>
            <table:table-row>
              <table:table-cell office:value-type="float" office:value="0.134">
                <text:p>0.134</text:p>
              </table:table-cell>
              <table:table-cell office:value-type="float" office:value="-1.314138">
                <text:p>-1.314138</text:p>
              </table:table-cell>
            </table:table-row>
            <table:table-row>
              <table:table-cell office:value-type="float" office:value="0.135">
                <text:p>0.135</text:p>
              </table:table-cell>
              <table:table-cell office:value-type="float" office:value="-1.323945">
                <text:p>-1.323945</text:p>
              </table:table-cell>
            </table:table-row>
            <table:table-row>
              <table:table-cell office:value-type="float" office:value="0.136">
                <text:p>0.136</text:p>
              </table:table-cell>
              <table:table-cell office:value-type="float" office:value="-1.333752">
                <text:p>-1.333752</text:p>
              </table:table-cell>
            </table:table-row>
            <table:table-row>
              <table:table-cell office:value-type="float" office:value="0.137">
                <text:p>0.137</text:p>
              </table:table-cell>
              <table:table-cell office:value-type="float" office:value="-1.343559">
                <text:p>-1.343559</text:p>
              </table:table-cell>
            </table:table-row>
            <table:table-row>
              <table:table-cell office:value-type="float" office:value="0.138">
                <text:p>0.138</text:p>
              </table:table-cell>
              <table:table-cell office:value-type="float" office:value="-1.353366">
                <text:p>-1.353366</text:p>
              </table:table-cell>
            </table:table-row>
            <table:table-row>
              <table:table-cell office:value-type="float" office:value="0.139">
                <text:p>0.139</text:p>
              </table:table-cell>
              <table:table-cell office:value-type="float" office:value="-1.363173">
                <text:p>-1.363173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-1.37298">
                <text:p>-1.37298</text:p>
              </table:table-cell>
            </table:table-row>
            <table:table-row>
              <table:table-cell office:value-type="float" office:value="0.141">
                <text:p>0.141</text:p>
              </table:table-cell>
              <table:table-cell office:value-type="float" office:value="-1.382787">
                <text:p>-1.382787</text:p>
              </table:table-cell>
            </table:table-row>
            <table:table-row>
              <table:table-cell office:value-type="float" office:value="0.142">
                <text:p>0.142</text:p>
              </table:table-cell>
              <table:table-cell office:value-type="float" office:value="-1.392594">
                <text:p>-1.392594</text:p>
              </table:table-cell>
            </table:table-row>
            <table:table-row>
              <table:table-cell office:value-type="float" office:value="0.143">
                <text:p>0.143</text:p>
              </table:table-cell>
              <table:table-cell office:value-type="float" office:value="-1.402401">
                <text:p>-1.402401</text:p>
              </table:table-cell>
            </table:table-row>
            <table:table-row>
              <table:table-cell office:value-type="float" office:value="0.144">
                <text:p>0.144</text:p>
              </table:table-cell>
              <table:table-cell office:value-type="float" office:value="-1.412208">
                <text:p>-1.412208</text:p>
              </table:table-cell>
            </table:table-row>
            <table:table-row>
              <table:table-cell office:value-type="float" office:value="0.145">
                <text:p>0.145</text:p>
              </table:table-cell>
              <table:table-cell office:value-type="float" office:value="-1.422015">
                <text:p>-1.422015</text:p>
              </table:table-cell>
            </table:table-row>
            <table:table-row>
              <table:table-cell office:value-type="float" office:value="0.146">
                <text:p>0.146</text:p>
              </table:table-cell>
              <table:table-cell office:value-type="float" office:value="-1.431822">
                <text:p>-1.431822</text:p>
              </table:table-cell>
            </table:table-row>
            <table:table-row>
              <table:table-cell office:value-type="float" office:value="0.147">
                <text:p>0.147</text:p>
              </table:table-cell>
              <table:table-cell office:value-type="float" office:value="-1.441629">
                <text:p>-1.441629</text:p>
              </table:table-cell>
            </table:table-row>
            <table:table-row>
              <table:table-cell office:value-type="float" office:value="0.148">
                <text:p>0.148</text:p>
              </table:table-cell>
              <table:table-cell office:value-type="float" office:value="-1.451436">
                <text:p>-1.451436</text:p>
              </table:table-cell>
            </table:table-row>
            <table:table-row>
              <table:table-cell office:value-type="float" office:value="0.149">
                <text:p>0.149</text:p>
              </table:table-cell>
              <table:table-cell office:value-type="float" office:value="-1.461243">
                <text:p>-1.461243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-1.47105">
                <text:p>-1.47105</text:p>
              </table:table-cell>
            </table:table-row>
            <table:table-row>
              <table:table-cell office:value-type="float" office:value="0.151">
                <text:p>0.151</text:p>
              </table:table-cell>
              <table:table-cell office:value-type="float" office:value="-1.480857">
                <text:p>-1.480857</text:p>
              </table:table-cell>
            </table:table-row>
            <table:table-row>
              <table:table-cell office:value-type="float" office:value="0.152">
                <text:p>0.152</text:p>
              </table:table-cell>
              <table:table-cell office:value-type="float" office:value="-1.490664">
                <text:p>-1.490664</text:p>
              </table:table-cell>
            </table:table-row>
            <table:table-row>
              <table:table-cell office:value-type="float" office:value="0.153">
                <text:p>0.153</text:p>
              </table:table-cell>
              <table:table-cell office:value-type="float" office:value="-1.500471">
                <text:p>-1.500471</text:p>
              </table:table-cell>
            </table:table-row>
            <table:table-row>
              <table:table-cell office:value-type="float" office:value="0.154">
                <text:p>0.154</text:p>
              </table:table-cell>
              <table:table-cell office:value-type="float" office:value="-1.510278">
                <text:p>-1.510278</text:p>
              </table:table-cell>
            </table:table-row>
            <table:table-row>
              <table:table-cell office:value-type="float" office:value="0.155">
                <text:p>0.155</text:p>
              </table:table-cell>
              <table:table-cell office:value-type="float" office:value="-1.520085">
                <text:p>-1.520085</text:p>
              </table:table-cell>
            </table:table-row>
            <table:table-row>
              <table:table-cell office:value-type="float" office:value="0.156">
                <text:p>0.156</text:p>
              </table:table-cell>
              <table:table-cell office:value-type="float" office:value="-1.529892">
                <text:p>-1.529892</text:p>
              </table:table-cell>
            </table:table-row>
            <table:table-row>
              <table:table-cell office:value-type="float" office:value="0.157">
                <text:p>0.157</text:p>
              </table:table-cell>
              <table:table-cell office:value-type="float" office:value="-1.539699">
                <text:p>-1.539699</text:p>
              </table:table-cell>
            </table:table-row>
            <table:table-row>
              <table:table-cell office:value-type="float" office:value="0.158">
                <text:p>0.158</text:p>
              </table:table-cell>
              <table:table-cell office:value-type="float" office:value="-1.549506">
                <text:p>-1.549506</text:p>
              </table:table-cell>
            </table:table-row>
            <table:table-row>
              <table:table-cell office:value-type="float" office:value="0.159">
                <text:p>0.159</text:p>
              </table:table-cell>
              <table:table-cell office:value-type="float" office:value="-1.559313">
                <text:p>-1.559313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-1.56912">
                <text:p>-1.56912</text:p>
              </table:table-cell>
            </table:table-row>
            <table:table-row>
              <table:table-cell office:value-type="float" office:value="0.161">
                <text:p>0.161</text:p>
              </table:table-cell>
              <table:table-cell office:value-type="float" office:value="-1.578927">
                <text:p>-1.578927</text:p>
              </table:table-cell>
            </table:table-row>
            <table:table-row>
              <table:table-cell office:value-type="float" office:value="0.162">
                <text:p>0.162</text:p>
              </table:table-cell>
              <table:table-cell office:value-type="float" office:value="-1.58873399999999">
                <text:p>-1.58873399999999</text:p>
              </table:table-cell>
            </table:table-row>
            <table:table-row>
              <table:table-cell office:value-type="float" office:value="0.163">
                <text:p>0.163</text:p>
              </table:table-cell>
              <table:table-cell office:value-type="float" office:value="-1.59854099999999">
                <text:p>-1.59854099999999</text:p>
              </table:table-cell>
            </table:table-row>
            <table:table-row>
              <table:table-cell office:value-type="float" office:value="0.164">
                <text:p>0.164</text:p>
              </table:table-cell>
              <table:table-cell office:value-type="float" office:value="-1.60834799999999">
                <text:p>-1.60834799999999</text:p>
              </table:table-cell>
            </table:table-row>
            <table:table-row>
              <table:table-cell office:value-type="float" office:value="0.165">
                <text:p>0.165</text:p>
              </table:table-cell>
              <table:table-cell office:value-type="float" office:value="-1.61815499999999">
                <text:p>-1.61815499999999</text:p>
              </table:table-cell>
            </table:table-row>
            <table:table-row>
              <table:table-cell office:value-type="float" office:value="0.166">
                <text:p>0.166</text:p>
              </table:table-cell>
              <table:table-cell office:value-type="float" office:value="-1.62796199999999">
                <text:p>-1.62796199999999</text:p>
              </table:table-cell>
            </table:table-row>
            <table:table-row>
              <table:table-cell office:value-type="float" office:value="0.167">
                <text:p>0.167</text:p>
              </table:table-cell>
              <table:table-cell office:value-type="float" office:value="-1.63776899999999">
                <text:p>-1.63776899999999</text:p>
              </table:table-cell>
            </table:table-row>
            <table:table-row>
              <table:table-cell office:value-type="float" office:value="0.168">
                <text:p>0.168</text:p>
              </table:table-cell>
              <table:table-cell office:value-type="float" office:value="-1.64757599999999">
                <text:p>-1.64757599999999</text:p>
              </table:table-cell>
            </table:table-row>
            <table:table-row>
              <table:table-cell office:value-type="float" office:value="0.169">
                <text:p>0.169</text:p>
              </table:table-cell>
              <table:table-cell office:value-type="float" office:value="-1.65738299999999">
                <text:p>-1.65738299999999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-1.66718999999999">
                <text:p>-1.66718999999999</text:p>
              </table:table-cell>
            </table:table-row>
            <table:table-row>
              <table:table-cell office:value-type="float" office:value="0.171">
                <text:p>0.171</text:p>
              </table:table-cell>
              <table:table-cell office:value-type="float" office:value="-1.67699699999999">
                <text:p>-1.67699699999999</text:p>
              </table:table-cell>
            </table:table-row>
            <table:table-row>
              <table:table-cell office:value-type="float" office:value="0.172">
                <text:p>0.172</text:p>
              </table:table-cell>
              <table:table-cell office:value-type="float" office:value="-1.68680399999999">
                <text:p>-1.68680399999999</text:p>
              </table:table-cell>
            </table:table-row>
            <table:table-row>
              <table:table-cell office:value-type="float" office:value="0.173">
                <text:p>0.173</text:p>
              </table:table-cell>
              <table:table-cell office:value-type="float" office:value="-1.69661099999999">
                <text:p>-1.69661099999999</text:p>
              </table:table-cell>
            </table:table-row>
            <table:table-row>
              <table:table-cell office:value-type="float" office:value="0.174">
                <text:p>0.174</text:p>
              </table:table-cell>
              <table:table-cell office:value-type="float" office:value="-1.70641799999999">
                <text:p>-1.70641799999999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-1.71622499999999">
                <text:p>-1.71622499999999</text:p>
              </table:table-cell>
            </table:table-row>
            <table:table-row>
              <table:table-cell office:value-type="float" office:value="0.176">
                <text:p>0.176</text:p>
              </table:table-cell>
              <table:table-cell office:value-type="float" office:value="-1.72603199999999">
                <text:p>-1.72603199999999</text:p>
              </table:table-cell>
            </table:table-row>
            <table:table-row>
              <table:table-cell office:value-type="float" office:value="0.177">
                <text:p>0.177</text:p>
              </table:table-cell>
              <table:table-cell office:value-type="float" office:value="-1.73583899999999">
                <text:p>-1.73583899999999</text:p>
              </table:table-cell>
            </table:table-row>
            <table:table-row>
              <table:table-cell office:value-type="float" office:value="0.178">
                <text:p>0.178</text:p>
              </table:table-cell>
              <table:table-cell office:value-type="float" office:value="-1.74564599999999">
                <text:p>-1.74564599999999</text:p>
              </table:table-cell>
            </table:table-row>
            <table:table-row>
              <table:table-cell office:value-type="float" office:value="0.179">
                <text:p>0.179</text:p>
              </table:table-cell>
              <table:table-cell office:value-type="float" office:value="-1.75545299999999">
                <text:p>-1.75545299999999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-1.76525999999999">
                <text:p>-1.76525999999999</text:p>
              </table:table-cell>
            </table:table-row>
            <table:table-row>
              <table:table-cell office:value-type="float" office:value="0.181">
                <text:p>0.181</text:p>
              </table:table-cell>
              <table:table-cell office:value-type="float" office:value="-1.77506699999999">
                <text:p>-1.77506699999999</text:p>
              </table:table-cell>
            </table:table-row>
            <table:table-row>
              <table:table-cell office:value-type="float" office:value="0.182">
                <text:p>0.182</text:p>
              </table:table-cell>
              <table:table-cell office:value-type="float" office:value="-1.78487399999999">
                <text:p>-1.78487399999999</text:p>
              </table:table-cell>
            </table:table-row>
            <table:table-row>
              <table:table-cell office:value-type="float" office:value="0.183">
                <text:p>0.183</text:p>
              </table:table-cell>
              <table:table-cell office:value-type="float" office:value="-1.79468099999999">
                <text:p>-1.79468099999999</text:p>
              </table:table-cell>
            </table:table-row>
            <table:table-row>
              <table:table-cell office:value-type="float" office:value="0.184">
                <text:p>0.184</text:p>
              </table:table-cell>
              <table:table-cell office:value-type="float" office:value="-1.80448799999999">
                <text:p>-1.80448799999999</text:p>
              </table:table-cell>
            </table:table-row>
            <table:table-row>
              <table:table-cell office:value-type="float" office:value="0.185">
                <text:p>0.185</text:p>
              </table:table-cell>
              <table:table-cell office:value-type="float" office:value="-1.81429499999999">
                <text:p>-1.81429499999999</text:p>
              </table:table-cell>
            </table:table-row>
            <table:table-row>
              <table:table-cell office:value-type="float" office:value="0.186">
                <text:p>0.186</text:p>
              </table:table-cell>
              <table:table-cell office:value-type="float" office:value="-1.82410199999999">
                <text:p>-1.82410199999999</text:p>
              </table:table-cell>
            </table:table-row>
            <table:table-row>
              <table:table-cell office:value-type="float" office:value="0.187">
                <text:p>0.187</text:p>
              </table:table-cell>
              <table:table-cell office:value-type="float" office:value="-1.83390899999999">
                <text:p>-1.83390899999999</text:p>
              </table:table-cell>
            </table:table-row>
            <table:table-row>
              <table:table-cell office:value-type="float" office:value="0.188">
                <text:p>0.188</text:p>
              </table:table-cell>
              <table:table-cell office:value-type="float" office:value="-1.84371599999999">
                <text:p>-1.84371599999999</text:p>
              </table:table-cell>
            </table:table-row>
            <table:table-row>
              <table:table-cell office:value-type="float" office:value="0.189">
                <text:p>0.189</text:p>
              </table:table-cell>
              <table:table-cell office:value-type="float" office:value="-1.85352299999999">
                <text:p>-1.85352299999999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-1.86332999999999">
                <text:p>-1.86332999999999</text:p>
              </table:table-cell>
            </table:table-row>
            <table:table-row>
              <table:table-cell office:value-type="float" office:value="0.191">
                <text:p>0.191</text:p>
              </table:table-cell>
              <table:table-cell office:value-type="float" office:value="-1.87313699999999">
                <text:p>-1.87313699999999</text:p>
              </table:table-cell>
            </table:table-row>
            <table:table-row>
              <table:table-cell office:value-type="float" office:value="0.192">
                <text:p>0.192</text:p>
              </table:table-cell>
              <table:table-cell office:value-type="float" office:value="-1.88294399999999">
                <text:p>-1.88294399999999</text:p>
              </table:table-cell>
            </table:table-row>
            <table:table-row>
              <table:table-cell office:value-type="float" office:value="0.193">
                <text:p>0.193</text:p>
              </table:table-cell>
              <table:table-cell office:value-type="float" office:value="-1.89275099999999">
                <text:p>-1.89275099999999</text:p>
              </table:table-cell>
            </table:table-row>
            <table:table-row>
              <table:table-cell office:value-type="float" office:value="0.194">
                <text:p>0.194</text:p>
              </table:table-cell>
              <table:table-cell office:value-type="float" office:value="-1.90255799999999">
                <text:p>-1.90255799999999</text:p>
              </table:table-cell>
            </table:table-row>
            <table:table-row>
              <table:table-cell office:value-type="float" office:value="0.195">
                <text:p>0.195</text:p>
              </table:table-cell>
              <table:table-cell office:value-type="float" office:value="-1.91236499999999">
                <text:p>-1.91236499999999</text:p>
              </table:table-cell>
            </table:table-row>
            <table:table-row>
              <table:table-cell office:value-type="float" office:value="0.196">
                <text:p>0.196</text:p>
              </table:table-cell>
              <table:table-cell office:value-type="float" office:value="-1.92217199999999">
                <text:p>-1.92217199999999</text:p>
              </table:table-cell>
            </table:table-row>
            <table:table-row>
              <table:table-cell office:value-type="float" office:value="0.197">
                <text:p>0.197</text:p>
              </table:table-cell>
              <table:table-cell office:value-type="float" office:value="-1.93197899999999">
                <text:p>-1.93197899999999</text:p>
              </table:table-cell>
            </table:table-row>
            <table:table-row>
              <table:table-cell office:value-type="float" office:value="0.198">
                <text:p>0.198</text:p>
              </table:table-cell>
              <table:table-cell office:value-type="float" office:value="-1.94178599999999">
                <text:p>-1.94178599999999</text:p>
              </table:table-cell>
            </table:table-row>
            <table:table-row>
              <table:table-cell office:value-type="float" office:value="0.199">
                <text:p>0.199</text:p>
              </table:table-cell>
              <table:table-cell office:value-type="float" office:value="-1.95159299999999">
                <text:p>-1.9515929999999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-1.96139999999999">
                <text:p>-1.96139999999999</text:p>
              </table:table-cell>
            </table:table-row>
            <table:table-row>
              <table:table-cell office:value-type="float" office:value="0.201">
                <text:p>0.201</text:p>
              </table:table-cell>
              <table:table-cell office:value-type="float" office:value="-1.97120699999999">
                <text:p>-1.97120699999999</text:p>
              </table:table-cell>
            </table:table-row>
            <table:table-row>
              <table:table-cell office:value-type="float" office:value="0.202">
                <text:p>0.202</text:p>
              </table:table-cell>
              <table:table-cell office:value-type="float" office:value="-1.98101399999999">
                <text:p>-1.98101399999999</text:p>
              </table:table-cell>
            </table:table-row>
            <table:table-row>
              <table:table-cell office:value-type="float" office:value="0.203">
                <text:p>0.203</text:p>
              </table:table-cell>
              <table:table-cell office:value-type="float" office:value="-1.99082099999999">
                <text:p>-1.99082099999999</text:p>
              </table:table-cell>
            </table:table-row>
            <table:table-row>
              <table:table-cell office:value-type="float" office:value="0.204">
                <text:p>0.204</text:p>
              </table:table-cell>
              <table:table-cell office:value-type="float" office:value="-2.00062799999999">
                <text:p>-2.00062799999999</text:p>
              </table:table-cell>
            </table:table-row>
            <table:table-row>
              <table:table-cell office:value-type="float" office:value="0.205">
                <text:p>0.205</text:p>
              </table:table-cell>
              <table:table-cell office:value-type="float" office:value="-2.01043499999999">
                <text:p>-2.01043499999999</text:p>
              </table:table-cell>
            </table:table-row>
            <table:table-row>
              <table:table-cell office:value-type="float" office:value="0.206">
                <text:p>0.206</text:p>
              </table:table-cell>
              <table:table-cell office:value-type="float" office:value="-2.02024199999999">
                <text:p>-2.02024199999999</text:p>
              </table:table-cell>
            </table:table-row>
            <table:table-row>
              <table:table-cell office:value-type="float" office:value="0.207">
                <text:p>0.207</text:p>
              </table:table-cell>
              <table:table-cell office:value-type="float" office:value="-2.03004899999999">
                <text:p>-2.03004899999999</text:p>
              </table:table-cell>
            </table:table-row>
            <table:table-row>
              <table:table-cell office:value-type="float" office:value="0.208">
                <text:p>0.208</text:p>
              </table:table-cell>
              <table:table-cell office:value-type="float" office:value="-2.03985599999999">
                <text:p>-2.03985599999999</text:p>
              </table:table-cell>
            </table:table-row>
            <table:table-row>
              <table:table-cell office:value-type="float" office:value="0.209">
                <text:p>0.209</text:p>
              </table:table-cell>
              <table:table-cell office:value-type="float" office:value="-2.04966299999999">
                <text:p>-2.04966299999999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-2.05946999999999">
                <text:p>-2.05946999999999</text:p>
              </table:table-cell>
            </table:table-row>
            <table:table-row>
              <table:table-cell office:value-type="float" office:value="0.211">
                <text:p>0.211</text:p>
              </table:table-cell>
              <table:table-cell office:value-type="float" office:value="-2.06927699999999">
                <text:p>-2.06927699999999</text:p>
              </table:table-cell>
            </table:table-row>
            <table:table-row>
              <table:table-cell office:value-type="float" office:value="0.212">
                <text:p>0.212</text:p>
              </table:table-cell>
              <table:table-cell office:value-type="float" office:value="-2.07908399999999">
                <text:p>-2.07908399999999</text:p>
              </table:table-cell>
            </table:table-row>
            <table:table-row>
              <table:table-cell office:value-type="float" office:value="0.213">
                <text:p>0.213</text:p>
              </table:table-cell>
              <table:table-cell office:value-type="float" office:value="-2.08889099999999">
                <text:p>-2.08889099999999</text:p>
              </table:table-cell>
            </table:table-row>
            <table:table-row>
              <table:table-cell office:value-type="float" office:value="0.214">
                <text:p>0.214</text:p>
              </table:table-cell>
              <table:table-cell office:value-type="float" office:value="-2.09869799999999">
                <text:p>-2.09869799999999</text:p>
              </table:table-cell>
            </table:table-row>
            <table:table-row>
              <table:table-cell office:value-type="float" office:value="0.215">
                <text:p>0.215</text:p>
              </table:table-cell>
              <table:table-cell office:value-type="float" office:value="-2.10850499999999">
                <text:p>-2.10850499999999</text:p>
              </table:table-cell>
            </table:table-row>
            <table:table-row>
              <table:table-cell office:value-type="float" office:value="0.216">
                <text:p>0.216</text:p>
              </table:table-cell>
              <table:table-cell office:value-type="float" office:value="-2.11831199999999">
                <text:p>-2.11831199999999</text:p>
              </table:table-cell>
            </table:table-row>
            <table:table-row>
              <table:table-cell office:value-type="float" office:value="0.217">
                <text:p>0.217</text:p>
              </table:table-cell>
              <table:table-cell office:value-type="float" office:value="-2.12811899999999">
                <text:p>-2.12811899999999</text:p>
              </table:table-cell>
            </table:table-row>
            <table:table-row>
              <table:table-cell office:value-type="float" office:value="0.218">
                <text:p>0.218</text:p>
              </table:table-cell>
              <table:table-cell office:value-type="float" office:value="-2.13792599999999">
                <text:p>-2.13792599999999</text:p>
              </table:table-cell>
            </table:table-row>
            <table:table-row>
              <table:table-cell office:value-type="float" office:value="0.219">
                <text:p>0.219</text:p>
              </table:table-cell>
              <table:table-cell office:value-type="float" office:value="-2.14773299999999">
                <text:p>-2.14773299999999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-2.15753999999999">
                <text:p>-2.15753999999999</text:p>
              </table:table-cell>
            </table:table-row>
            <table:table-row>
              <table:table-cell office:value-type="float" office:value="0.221">
                <text:p>0.221</text:p>
              </table:table-cell>
              <table:table-cell office:value-type="float" office:value="-2.16734699999999">
                <text:p>-2.16734699999999</text:p>
              </table:table-cell>
            </table:table-row>
            <table:table-row>
              <table:table-cell office:value-type="float" office:value="0.222">
                <text:p>0.222</text:p>
              </table:table-cell>
              <table:table-cell office:value-type="float" office:value="-2.17715399999999">
                <text:p>-2.17715399999999</text:p>
              </table:table-cell>
            </table:table-row>
            <table:table-row>
              <table:table-cell office:value-type="float" office:value="0.223">
                <text:p>0.223</text:p>
              </table:table-cell>
              <table:table-cell office:value-type="float" office:value="-2.18696099999999">
                <text:p>-2.18696099999999</text:p>
              </table:table-cell>
            </table:table-row>
            <table:table-row>
              <table:table-cell office:value-type="float" office:value="0.224">
                <text:p>0.224</text:p>
              </table:table-cell>
              <table:table-cell office:value-type="float" office:value="-2.19676799999999">
                <text:p>-2.19676799999999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-2.20657499999999">
                <text:p>-2.20657499999999</text:p>
              </table:table-cell>
            </table:table-row>
            <table:table-row>
              <table:table-cell office:value-type="float" office:value="0.226">
                <text:p>0.226</text:p>
              </table:table-cell>
              <table:table-cell office:value-type="float" office:value="-2.21638199999999">
                <text:p>-2.21638199999999</text:p>
              </table:table-cell>
            </table:table-row>
            <table:table-row>
              <table:table-cell office:value-type="float" office:value="0.227">
                <text:p>0.227</text:p>
              </table:table-cell>
              <table:table-cell office:value-type="float" office:value="-2.22618899999999">
                <text:p>-2.22618899999999</text:p>
              </table:table-cell>
            </table:table-row>
            <table:table-row>
              <table:table-cell office:value-type="float" office:value="0.228">
                <text:p>0.228</text:p>
              </table:table-cell>
              <table:table-cell office:value-type="float" office:value="-2.23599599999999">
                <text:p>-2.23599599999999</text:p>
              </table:table-cell>
            </table:table-row>
            <table:table-row>
              <table:table-cell office:value-type="float" office:value="0.229">
                <text:p>0.229</text:p>
              </table:table-cell>
              <table:table-cell office:value-type="float" office:value="-2.24580299999999">
                <text:p>-2.24580299999999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-2.25560999999999">
                <text:p>-2.25560999999999</text:p>
              </table:table-cell>
            </table:table-row>
            <table:table-row>
              <table:table-cell office:value-type="float" office:value="0.231">
                <text:p>0.231</text:p>
              </table:table-cell>
              <table:table-cell office:value-type="float" office:value="-2.26541699999999">
                <text:p>-2.26541699999999</text:p>
              </table:table-cell>
            </table:table-row>
            <table:table-row>
              <table:table-cell office:value-type="float" office:value="0.232">
                <text:p>0.232</text:p>
              </table:table-cell>
              <table:table-cell office:value-type="float" office:value="-2.27522399999999">
                <text:p>-2.27522399999999</text:p>
              </table:table-cell>
            </table:table-row>
            <table:table-row>
              <table:table-cell office:value-type="float" office:value="0.233">
                <text:p>0.233</text:p>
              </table:table-cell>
              <table:table-cell office:value-type="float" office:value="-2.28503099999999">
                <text:p>-2.28503099999999</text:p>
              </table:table-cell>
            </table:table-row>
            <table:table-row>
              <table:table-cell office:value-type="float" office:value="0.234">
                <text:p>0.234</text:p>
              </table:table-cell>
              <table:table-cell office:value-type="float" office:value="-2.29483799999999">
                <text:p>-2.29483799999999</text:p>
              </table:table-cell>
            </table:table-row>
            <table:table-row>
              <table:table-cell office:value-type="float" office:value="0.235">
                <text:p>0.235</text:p>
              </table:table-cell>
              <table:table-cell office:value-type="float" office:value="-2.30464499999999">
                <text:p>-2.30464499999999</text:p>
              </table:table-cell>
            </table:table-row>
            <table:table-row>
              <table:table-cell office:value-type="float" office:value="0.236">
                <text:p>0.236</text:p>
              </table:table-cell>
              <table:table-cell office:value-type="float" office:value="-2.31445199999999">
                <text:p>-2.31445199999999</text:p>
              </table:table-cell>
            </table:table-row>
            <table:table-row>
              <table:table-cell office:value-type="float" office:value="0.237">
                <text:p>0.237</text:p>
              </table:table-cell>
              <table:table-cell office:value-type="float" office:value="-2.32425899999999">
                <text:p>-2.32425899999999</text:p>
              </table:table-cell>
            </table:table-row>
            <table:table-row>
              <table:table-cell office:value-type="float" office:value="0.238">
                <text:p>0.238</text:p>
              </table:table-cell>
              <table:table-cell office:value-type="float" office:value="-2.33406599999999">
                <text:p>-2.33406599999999</text:p>
              </table:table-cell>
            </table:table-row>
            <table:table-row>
              <table:table-cell office:value-type="float" office:value="0.239">
                <text:p>0.239</text:p>
              </table:table-cell>
              <table:table-cell office:value-type="float" office:value="-2.34387299999999">
                <text:p>-2.34387299999999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-2.35367999999999">
                <text:p>-2.35367999999999</text:p>
              </table:table-cell>
            </table:table-row>
            <table:table-row>
              <table:table-cell office:value-type="float" office:value="0.241">
                <text:p>0.241</text:p>
              </table:table-cell>
              <table:table-cell office:value-type="float" office:value="-2.36348699999999">
                <text:p>-2.36348699999999</text:p>
              </table:table-cell>
            </table:table-row>
            <table:table-row>
              <table:table-cell office:value-type="float" office:value="0.242">
                <text:p>0.242</text:p>
              </table:table-cell>
              <table:table-cell office:value-type="float" office:value="-2.37329399999999">
                <text:p>-2.37329399999999</text:p>
              </table:table-cell>
            </table:table-row>
            <table:table-row>
              <table:table-cell office:value-type="float" office:value="0.243">
                <text:p>0.243</text:p>
              </table:table-cell>
              <table:table-cell office:value-type="float" office:value="-2.38310099999999">
                <text:p>-2.38310099999999</text:p>
              </table:table-cell>
            </table:table-row>
            <table:table-row>
              <table:table-cell office:value-type="float" office:value="0.244">
                <text:p>0.244</text:p>
              </table:table-cell>
              <table:table-cell office:value-type="float" office:value="-2.39290799999999">
                <text:p>-2.39290799999999</text:p>
              </table:table-cell>
            </table:table-row>
            <table:table-row>
              <table:table-cell office:value-type="float" office:value="0.245">
                <text:p>0.245</text:p>
              </table:table-cell>
              <table:table-cell office:value-type="float" office:value="-2.40271499999999">
                <text:p>-2.40271499999999</text:p>
              </table:table-cell>
            </table:table-row>
            <table:table-row>
              <table:table-cell office:value-type="float" office:value="0.246">
                <text:p>0.246</text:p>
              </table:table-cell>
              <table:table-cell office:value-type="float" office:value="-2.41252199999999">
                <text:p>-2.41252199999999</text:p>
              </table:table-cell>
            </table:table-row>
            <table:table-row>
              <table:table-cell office:value-type="float" office:value="0.247">
                <text:p>0.247</text:p>
              </table:table-cell>
              <table:table-cell office:value-type="float" office:value="-2.42232899999999">
                <text:p>-2.42232899999999</text:p>
              </table:table-cell>
            </table:table-row>
            <table:table-row>
              <table:table-cell office:value-type="float" office:value="0.248">
                <text:p>0.248</text:p>
              </table:table-cell>
              <table:table-cell office:value-type="float" office:value="-2.43213599999999">
                <text:p>-2.43213599999999</text:p>
              </table:table-cell>
            </table:table-row>
            <table:table-row>
              <table:table-cell office:value-type="float" office:value="0.249">
                <text:p>0.249</text:p>
              </table:table-cell>
              <table:table-cell office:value-type="float" office:value="-2.44194299999999">
                <text:p>-2.4419429999999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-2.45174999999999">
                <text:p>-2.45174999999999</text:p>
              </table:table-cell>
            </table:table-row>
            <table:table-row>
              <table:table-cell office:value-type="float" office:value="0.251">
                <text:p>0.251</text:p>
              </table:table-cell>
              <table:table-cell office:value-type="float" office:value="-2.46155699999999">
                <text:p>-2.46155699999999</text:p>
              </table:table-cell>
            </table:table-row>
            <table:table-row>
              <table:table-cell office:value-type="float" office:value="0.252">
                <text:p>0.252</text:p>
              </table:table-cell>
              <table:table-cell office:value-type="float" office:value="-2.47136399999999">
                <text:p>-2.47136399999999</text:p>
              </table:table-cell>
            </table:table-row>
            <table:table-row>
              <table:table-cell office:value-type="float" office:value="0.253">
                <text:p>0.253</text:p>
              </table:table-cell>
              <table:table-cell office:value-type="float" office:value="-2.48117099999999">
                <text:p>-2.48117099999999</text:p>
              </table:table-cell>
            </table:table-row>
            <table:table-row>
              <table:table-cell office:value-type="float" office:value="0.254">
                <text:p>0.254</text:p>
              </table:table-cell>
              <table:table-cell office:value-type="float" office:value="-2.49097799999999">
                <text:p>-2.49097799999999</text:p>
              </table:table-cell>
            </table:table-row>
            <table:table-row>
              <table:table-cell office:value-type="float" office:value="0.255">
                <text:p>0.255</text:p>
              </table:table-cell>
              <table:table-cell office:value-type="float" office:value="-2.50078499999999">
                <text:p>-2.50078499999999</text:p>
              </table:table-cell>
            </table:table-row>
            <table:table-row>
              <table:table-cell office:value-type="float" office:value="0.256">
                <text:p>0.256</text:p>
              </table:table-cell>
              <table:table-cell office:value-type="float" office:value="-2.51059199999999">
                <text:p>-2.51059199999999</text:p>
              </table:table-cell>
            </table:table-row>
            <table:table-row>
              <table:table-cell office:value-type="float" office:value="0.257">
                <text:p>0.257</text:p>
              </table:table-cell>
              <table:table-cell office:value-type="float" office:value="-2.52039899999999">
                <text:p>-2.52039899999999</text:p>
              </table:table-cell>
            </table:table-row>
            <table:table-row>
              <table:table-cell office:value-type="float" office:value="0.258">
                <text:p>0.258</text:p>
              </table:table-cell>
              <table:table-cell office:value-type="float" office:value="-2.53020599999998">
                <text:p>-2.53020599999998</text:p>
              </table:table-cell>
            </table:table-row>
            <table:table-row>
              <table:table-cell office:value-type="float" office:value="0.259">
                <text:p>0.259</text:p>
              </table:table-cell>
              <table:table-cell office:value-type="float" office:value="-2.54001299999998">
                <text:p>-2.54001299999998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-2.54981999999998">
                <text:p>-2.54981999999998</text:p>
              </table:table-cell>
            </table:table-row>
            <table:table-row>
              <table:table-cell office:value-type="float" office:value="0.261">
                <text:p>0.261</text:p>
              </table:table-cell>
              <table:table-cell office:value-type="float" office:value="-2.55962699999998">
                <text:p>-2.55962699999998</text:p>
              </table:table-cell>
            </table:table-row>
            <table:table-row>
              <table:table-cell office:value-type="float" office:value="0.262">
                <text:p>0.262</text:p>
              </table:table-cell>
              <table:table-cell office:value-type="float" office:value="-2.56943399999998">
                <text:p>-2.56943399999998</text:p>
              </table:table-cell>
            </table:table-row>
            <table:table-row>
              <table:table-cell office:value-type="float" office:value="0.263">
                <text:p>0.263</text:p>
              </table:table-cell>
              <table:table-cell office:value-type="float" office:value="-2.57924099999998">
                <text:p>-2.57924099999998</text:p>
              </table:table-cell>
            </table:table-row>
            <table:table-row>
              <table:table-cell office:value-type="float" office:value="0.264">
                <text:p>0.264</text:p>
              </table:table-cell>
              <table:table-cell office:value-type="float" office:value="-2.58904799999998">
                <text:p>-2.58904799999998</text:p>
              </table:table-cell>
            </table:table-row>
            <table:table-row>
              <table:table-cell office:value-type="float" office:value="0.265">
                <text:p>0.265</text:p>
              </table:table-cell>
              <table:table-cell office:value-type="float" office:value="-2.59885499999998">
                <text:p>-2.59885499999998</text:p>
              </table:table-cell>
            </table:table-row>
            <table:table-row>
              <table:table-cell office:value-type="float" office:value="0.266">
                <text:p>0.266</text:p>
              </table:table-cell>
              <table:table-cell office:value-type="float" office:value="-2.60866199999998">
                <text:p>-2.60866199999998</text:p>
              </table:table-cell>
            </table:table-row>
            <table:table-row>
              <table:table-cell office:value-type="float" office:value="0.267">
                <text:p>0.267</text:p>
              </table:table-cell>
              <table:table-cell office:value-type="float" office:value="-2.61846899999998">
                <text:p>-2.61846899999998</text:p>
              </table:table-cell>
            </table:table-row>
            <table:table-row>
              <table:table-cell office:value-type="float" office:value="0.268">
                <text:p>0.268</text:p>
              </table:table-cell>
              <table:table-cell office:value-type="float" office:value="-2.62827599999998">
                <text:p>-2.62827599999998</text:p>
              </table:table-cell>
            </table:table-row>
            <table:table-row>
              <table:table-cell office:value-type="float" office:value="0.269">
                <text:p>0.269</text:p>
              </table:table-cell>
              <table:table-cell office:value-type="float" office:value="-2.63808299999998">
                <text:p>-2.63808299999998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-2.64788999999998">
                <text:p>-2.64788999999998</text:p>
              </table:table-cell>
            </table:table-row>
            <table:table-row>
              <table:table-cell office:value-type="float" office:value="0.271">
                <text:p>0.271</text:p>
              </table:table-cell>
              <table:table-cell office:value-type="float" office:value="-2.65769699999998">
                <text:p>-2.65769699999998</text:p>
              </table:table-cell>
            </table:table-row>
            <table:table-row>
              <table:table-cell office:value-type="float" office:value="0.272">
                <text:p>0.272</text:p>
              </table:table-cell>
              <table:table-cell office:value-type="float" office:value="-2.66750399999998">
                <text:p>-2.66750399999998</text:p>
              </table:table-cell>
            </table:table-row>
            <table:table-row>
              <table:table-cell office:value-type="float" office:value="0.273">
                <text:p>0.273</text:p>
              </table:table-cell>
              <table:table-cell office:value-type="float" office:value="-2.67731099999998">
                <text:p>-2.67731099999998</text:p>
              </table:table-cell>
            </table:table-row>
            <table:table-row>
              <table:table-cell office:value-type="float" office:value="0.274">
                <text:p>0.274</text:p>
              </table:table-cell>
              <table:table-cell office:value-type="float" office:value="-2.68711799999998">
                <text:p>-2.68711799999998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-2.69692499999998">
                <text:p>-2.69692499999998</text:p>
              </table:table-cell>
            </table:table-row>
            <table:table-row>
              <table:table-cell office:value-type="float" office:value="0.276">
                <text:p>0.276</text:p>
              </table:table-cell>
              <table:table-cell office:value-type="float" office:value="-2.70673199999998">
                <text:p>-2.70673199999998</text:p>
              </table:table-cell>
            </table:table-row>
            <table:table-row>
              <table:table-cell office:value-type="float" office:value="0.277">
                <text:p>0.277</text:p>
              </table:table-cell>
              <table:table-cell office:value-type="float" office:value="-2.71653899999998">
                <text:p>-2.71653899999998</text:p>
              </table:table-cell>
            </table:table-row>
            <table:table-row>
              <table:table-cell office:value-type="float" office:value="0.278">
                <text:p>0.278</text:p>
              </table:table-cell>
              <table:table-cell office:value-type="float" office:value="-2.72634599999998">
                <text:p>-2.72634599999998</text:p>
              </table:table-cell>
            </table:table-row>
            <table:table-row>
              <table:table-cell office:value-type="float" office:value="0.279">
                <text:p>0.279</text:p>
              </table:table-cell>
              <table:table-cell office:value-type="float" office:value="-2.73615299999998">
                <text:p>-2.73615299999998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-2.74595999999998">
                <text:p>-2.74595999999998</text:p>
              </table:table-cell>
            </table:table-row>
            <table:table-row>
              <table:table-cell office:value-type="float" office:value="0.281">
                <text:p>0.281</text:p>
              </table:table-cell>
              <table:table-cell office:value-type="float" office:value="-2.75576699999998">
                <text:p>-2.75576699999998</text:p>
              </table:table-cell>
            </table:table-row>
            <table:table-row>
              <table:table-cell office:value-type="float" office:value="0.282">
                <text:p>0.282</text:p>
              </table:table-cell>
              <table:table-cell office:value-type="float" office:value="-2.76557399999998">
                <text:p>-2.76557399999998</text:p>
              </table:table-cell>
            </table:table-row>
            <table:table-row>
              <table:table-cell office:value-type="float" office:value="0.283">
                <text:p>0.283</text:p>
              </table:table-cell>
              <table:table-cell office:value-type="float" office:value="-2.77538099999998">
                <text:p>-2.77538099999998</text:p>
              </table:table-cell>
            </table:table-row>
            <table:table-row>
              <table:table-cell office:value-type="float" office:value="0.284">
                <text:p>0.284</text:p>
              </table:table-cell>
              <table:table-cell office:value-type="float" office:value="-2.78518799999998">
                <text:p>-2.78518799999998</text:p>
              </table:table-cell>
            </table:table-row>
            <table:table-row>
              <table:table-cell office:value-type="float" office:value="0.285">
                <text:p>0.285</text:p>
              </table:table-cell>
              <table:table-cell office:value-type="float" office:value="-2.79499499999998">
                <text:p>-2.79499499999998</text:p>
              </table:table-cell>
            </table:table-row>
            <table:table-row>
              <table:table-cell office:value-type="float" office:value="0.286">
                <text:p>0.286</text:p>
              </table:table-cell>
              <table:table-cell office:value-type="float" office:value="-2.80480199999998">
                <text:p>-2.80480199999998</text:p>
              </table:table-cell>
            </table:table-row>
            <table:table-row>
              <table:table-cell office:value-type="float" office:value="0.287">
                <text:p>0.287</text:p>
              </table:table-cell>
              <table:table-cell office:value-type="float" office:value="-2.81460899999998">
                <text:p>-2.81460899999998</text:p>
              </table:table-cell>
            </table:table-row>
            <table:table-row>
              <table:table-cell office:value-type="float" office:value="0.288">
                <text:p>0.288</text:p>
              </table:table-cell>
              <table:table-cell office:value-type="float" office:value="-2.82441599999998">
                <text:p>-2.82441599999998</text:p>
              </table:table-cell>
            </table:table-row>
            <table:table-row>
              <table:table-cell office:value-type="float" office:value="0.289">
                <text:p>0.289</text:p>
              </table:table-cell>
              <table:table-cell office:value-type="float" office:value="-2.83422299999998">
                <text:p>-2.83422299999998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-2.84402999999998">
                <text:p>-2.84402999999998</text:p>
              </table:table-cell>
            </table:table-row>
            <table:table-row>
              <table:table-cell office:value-type="float" office:value="0.291">
                <text:p>0.291</text:p>
              </table:table-cell>
              <table:table-cell office:value-type="float" office:value="-2.85383699999998">
                <text:p>-2.85383699999998</text:p>
              </table:table-cell>
            </table:table-row>
            <table:table-row>
              <table:table-cell office:value-type="float" office:value="0.292">
                <text:p>0.292</text:p>
              </table:table-cell>
              <table:table-cell office:value-type="float" office:value="-2.86364399999998">
                <text:p>-2.86364399999998</text:p>
              </table:table-cell>
            </table:table-row>
            <table:table-row>
              <table:table-cell office:value-type="float" office:value="0.293">
                <text:p>0.293</text:p>
              </table:table-cell>
              <table:table-cell office:value-type="float" office:value="-2.87345099999998">
                <text:p>-2.87345099999998</text:p>
              </table:table-cell>
            </table:table-row>
            <table:table-row>
              <table:table-cell office:value-type="float" office:value="0.294">
                <text:p>0.294</text:p>
              </table:table-cell>
              <table:table-cell office:value-type="float" office:value="-2.88325799999998">
                <text:p>-2.88325799999998</text:p>
              </table:table-cell>
            </table:table-row>
            <table:table-row>
              <table:table-cell office:value-type="float" office:value="0.295">
                <text:p>0.295</text:p>
              </table:table-cell>
              <table:table-cell office:value-type="float" office:value="-2.89306499999998">
                <text:p>-2.89306499999998</text:p>
              </table:table-cell>
            </table:table-row>
            <table:table-row>
              <table:table-cell office:value-type="float" office:value="0.296">
                <text:p>0.296</text:p>
              </table:table-cell>
              <table:table-cell office:value-type="float" office:value="-2.90287199999998">
                <text:p>-2.90287199999998</text:p>
              </table:table-cell>
            </table:table-row>
            <table:table-row>
              <table:table-cell office:value-type="float" office:value="0.297">
                <text:p>0.297</text:p>
              </table:table-cell>
              <table:table-cell office:value-type="float" office:value="-2.91267899999998">
                <text:p>-2.91267899999998</text:p>
              </table:table-cell>
            </table:table-row>
            <table:table-row>
              <table:table-cell office:value-type="float" office:value="0.298">
                <text:p>0.298</text:p>
              </table:table-cell>
              <table:table-cell office:value-type="float" office:value="-2.92248599999998">
                <text:p>-2.92248599999998</text:p>
              </table:table-cell>
            </table:table-row>
            <table:table-row>
              <table:table-cell office:value-type="float" office:value="0.299">
                <text:p>0.299</text:p>
              </table:table-cell>
              <table:table-cell office:value-type="float" office:value="-2.93229299999998">
                <text:p>-2.9322929999999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-2.94209999999998">
                <text:p>-2.94209999999998</text:p>
              </table:table-cell>
            </table:table-row>
            <table:table-row>
              <table:table-cell office:value-type="float" office:value="0.301">
                <text:p>0.301</text:p>
              </table:table-cell>
              <table:table-cell office:value-type="float" office:value="-2.95190699999998">
                <text:p>-2.95190699999998</text:p>
              </table:table-cell>
            </table:table-row>
            <table:table-row>
              <table:table-cell office:value-type="float" office:value="0.302">
                <text:p>0.302</text:p>
              </table:table-cell>
              <table:table-cell office:value-type="float" office:value="-2.96171399999998">
                <text:p>-2.96171399999998</text:p>
              </table:table-cell>
            </table:table-row>
            <table:table-row>
              <table:table-cell office:value-type="float" office:value="0.303">
                <text:p>0.303</text:p>
              </table:table-cell>
              <table:table-cell office:value-type="float" office:value="-2.97152099999998">
                <text:p>-2.97152099999998</text:p>
              </table:table-cell>
            </table:table-row>
            <table:table-row>
              <table:table-cell office:value-type="float" office:value="0.304">
                <text:p>0.304</text:p>
              </table:table-cell>
              <table:table-cell office:value-type="float" office:value="-2.98132799999998">
                <text:p>-2.98132799999998</text:p>
              </table:table-cell>
            </table:table-row>
            <table:table-row>
              <table:table-cell office:value-type="float" office:value="0.305">
                <text:p>0.305</text:p>
              </table:table-cell>
              <table:table-cell office:value-type="float" office:value="-2.99113499999998">
                <text:p>-2.99113499999998</text:p>
              </table:table-cell>
            </table:table-row>
            <table:table-row>
              <table:table-cell office:value-type="float" office:value="0.306">
                <text:p>0.306</text:p>
              </table:table-cell>
              <table:table-cell office:value-type="float" office:value="-3.00094199999998">
                <text:p>-3.00094199999998</text:p>
              </table:table-cell>
            </table:table-row>
            <table:table-row>
              <table:table-cell office:value-type="float" office:value="0.307">
                <text:p>0.307</text:p>
              </table:table-cell>
              <table:table-cell office:value-type="float" office:value="-3.01074899999998">
                <text:p>-3.01074899999998</text:p>
              </table:table-cell>
            </table:table-row>
            <table:table-row>
              <table:table-cell office:value-type="float" office:value="0.308">
                <text:p>0.308</text:p>
              </table:table-cell>
              <table:table-cell office:value-type="float" office:value="-3.02055599999998">
                <text:p>-3.02055599999998</text:p>
              </table:table-cell>
            </table:table-row>
            <table:table-row>
              <table:table-cell office:value-type="float" office:value="0.309">
                <text:p>0.309</text:p>
              </table:table-cell>
              <table:table-cell office:value-type="float" office:value="-3.03036299999998">
                <text:p>-3.03036299999998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-3.04016999999998">
                <text:p>-3.04016999999998</text:p>
              </table:table-cell>
            </table:table-row>
            <table:table-row>
              <table:table-cell office:value-type="float" office:value="0.311">
                <text:p>0.311</text:p>
              </table:table-cell>
              <table:table-cell office:value-type="float" office:value="-3.04997699999998">
                <text:p>-3.04997699999998</text:p>
              </table:table-cell>
            </table:table-row>
            <table:table-row>
              <table:table-cell office:value-type="float" office:value="0.312">
                <text:p>0.312</text:p>
              </table:table-cell>
              <table:table-cell office:value-type="float" office:value="-3.05978399999998">
                <text:p>-3.05978399999998</text:p>
              </table:table-cell>
            </table:table-row>
            <table:table-row>
              <table:table-cell office:value-type="float" office:value="0.313">
                <text:p>0.313</text:p>
              </table:table-cell>
              <table:table-cell office:value-type="float" office:value="-3.06959099999998">
                <text:p>-3.06959099999998</text:p>
              </table:table-cell>
            </table:table-row>
            <table:table-row>
              <table:table-cell office:value-type="float" office:value="0.314">
                <text:p>0.314</text:p>
              </table:table-cell>
              <table:table-cell office:value-type="float" office:value="-3.07939799999998">
                <text:p>-3.07939799999998</text:p>
              </table:table-cell>
            </table:table-row>
            <table:table-row>
              <table:table-cell office:value-type="float" office:value="0.315">
                <text:p>0.315</text:p>
              </table:table-cell>
              <table:table-cell office:value-type="float" office:value="-3.08920499999998">
                <text:p>-3.08920499999998</text:p>
              </table:table-cell>
            </table:table-row>
            <table:table-row>
              <table:table-cell office:value-type="float" office:value="0.316">
                <text:p>0.316</text:p>
              </table:table-cell>
              <table:table-cell office:value-type="float" office:value="-3.09901199999998">
                <text:p>-3.09901199999998</text:p>
              </table:table-cell>
            </table:table-row>
            <table:table-row>
              <table:table-cell office:value-type="float" office:value="0.317">
                <text:p>0.317</text:p>
              </table:table-cell>
              <table:table-cell office:value-type="float" office:value="-3.10881899999998">
                <text:p>-3.10881899999998</text:p>
              </table:table-cell>
            </table:table-row>
            <table:table-row>
              <table:table-cell office:value-type="float" office:value="0.318">
                <text:p>0.318</text:p>
              </table:table-cell>
              <table:table-cell office:value-type="float" office:value="-3.11862599999998">
                <text:p>-3.11862599999998</text:p>
              </table:table-cell>
            </table:table-row>
            <table:table-row>
              <table:table-cell office:value-type="float" office:value="0.319">
                <text:p>0.319</text:p>
              </table:table-cell>
              <table:table-cell office:value-type="float" office:value="-3.12843299999998">
                <text:p>-3.12843299999998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-3.13823999999998">
                <text:p>-3.13823999999998</text:p>
              </table:table-cell>
            </table:table-row>
            <table:table-row>
              <table:table-cell office:value-type="float" office:value="0.321">
                <text:p>0.321</text:p>
              </table:table-cell>
              <table:table-cell office:value-type="float" office:value="-3.14804699999998">
                <text:p>-3.14804699999998</text:p>
              </table:table-cell>
            </table:table-row>
            <table:table-row>
              <table:table-cell office:value-type="float" office:value="0.322">
                <text:p>0.322</text:p>
              </table:table-cell>
              <table:table-cell office:value-type="float" office:value="-3.15785399999998">
                <text:p>-3.15785399999998</text:p>
              </table:table-cell>
            </table:table-row>
            <table:table-row>
              <table:table-cell office:value-type="float" office:value="0.323">
                <text:p>0.323</text:p>
              </table:table-cell>
              <table:table-cell office:value-type="float" office:value="-3.16766099999998">
                <text:p>-3.16766099999998</text:p>
              </table:table-cell>
            </table:table-row>
            <table:table-row>
              <table:table-cell office:value-type="float" office:value="0.324">
                <text:p>0.324</text:p>
              </table:table-cell>
              <table:table-cell office:value-type="float" office:value="-3.17746799999998">
                <text:p>-3.17746799999998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-3.18727499999998">
                <text:p>-3.18727499999998</text:p>
              </table:table-cell>
            </table:table-row>
            <table:table-row>
              <table:table-cell office:value-type="float" office:value="0.326">
                <text:p>0.326</text:p>
              </table:table-cell>
              <table:table-cell office:value-type="float" office:value="-3.19708199999998">
                <text:p>-3.19708199999998</text:p>
              </table:table-cell>
            </table:table-row>
            <table:table-row>
              <table:table-cell office:value-type="float" office:value="0.327">
                <text:p>0.327</text:p>
              </table:table-cell>
              <table:table-cell office:value-type="float" office:value="-3.20688899999998">
                <text:p>-3.20688899999998</text:p>
              </table:table-cell>
            </table:table-row>
            <table:table-row>
              <table:table-cell office:value-type="float" office:value="0.328">
                <text:p>0.328</text:p>
              </table:table-cell>
              <table:table-cell office:value-type="float" office:value="-3.21669599999998">
                <text:p>-3.21669599999998</text:p>
              </table:table-cell>
            </table:table-row>
            <table:table-row>
              <table:table-cell office:value-type="float" office:value="0.329">
                <text:p>0.329</text:p>
              </table:table-cell>
              <table:table-cell office:value-type="float" office:value="-3.22650299999998">
                <text:p>-3.22650299999998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-3.23630999999998">
                <text:p>-3.23630999999998</text:p>
              </table:table-cell>
            </table:table-row>
            <table:table-row>
              <table:table-cell office:value-type="float" office:value="0.331">
                <text:p>0.331</text:p>
              </table:table-cell>
              <table:table-cell office:value-type="float" office:value="-3.24611699999998">
                <text:p>-3.24611699999998</text:p>
              </table:table-cell>
            </table:table-row>
            <table:table-row>
              <table:table-cell office:value-type="float" office:value="0.332">
                <text:p>0.332</text:p>
              </table:table-cell>
              <table:table-cell office:value-type="float" office:value="-3.25592399999998">
                <text:p>-3.25592399999998</text:p>
              </table:table-cell>
            </table:table-row>
            <table:table-row>
              <table:table-cell office:value-type="float" office:value="0.333">
                <text:p>0.333</text:p>
              </table:table-cell>
              <table:table-cell office:value-type="float" office:value="-3.26573099999998">
                <text:p>-3.26573099999998</text:p>
              </table:table-cell>
            </table:table-row>
            <table:table-row>
              <table:table-cell office:value-type="float" office:value="0.334">
                <text:p>0.334</text:p>
              </table:table-cell>
              <table:table-cell office:value-type="float" office:value="-3.27553799999998">
                <text:p>-3.27553799999998</text:p>
              </table:table-cell>
            </table:table-row>
            <table:table-row>
              <table:table-cell office:value-type="float" office:value="0.335">
                <text:p>0.335</text:p>
              </table:table-cell>
              <table:table-cell office:value-type="float" office:value="-3.28534499999998">
                <text:p>-3.28534499999998</text:p>
              </table:table-cell>
            </table:table-row>
            <table:table-row>
              <table:table-cell office:value-type="float" office:value="0.336">
                <text:p>0.336</text:p>
              </table:table-cell>
              <table:table-cell office:value-type="float" office:value="-3.29515199999998">
                <text:p>-3.29515199999998</text:p>
              </table:table-cell>
            </table:table-row>
            <table:table-row>
              <table:table-cell office:value-type="float" office:value="0.337">
                <text:p>0.337</text:p>
              </table:table-cell>
              <table:table-cell office:value-type="float" office:value="-3.30495899999998">
                <text:p>-3.30495899999998</text:p>
              </table:table-cell>
            </table:table-row>
            <table:table-row>
              <table:table-cell office:value-type="float" office:value="0.338">
                <text:p>0.338</text:p>
              </table:table-cell>
              <table:table-cell office:value-type="float" office:value="-3.31476599999998">
                <text:p>-3.31476599999998</text:p>
              </table:table-cell>
            </table:table-row>
            <table:table-row>
              <table:table-cell office:value-type="float" office:value="0.339">
                <text:p>0.339</text:p>
              </table:table-cell>
              <table:table-cell office:value-type="float" office:value="-3.32457299999998">
                <text:p>-3.32457299999998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-3.33437999999998">
                <text:p>-3.33437999999998</text:p>
              </table:table-cell>
            </table:table-row>
            <table:table-row>
              <table:table-cell office:value-type="float" office:value="0.341">
                <text:p>0.341</text:p>
              </table:table-cell>
              <table:table-cell office:value-type="float" office:value="-3.34418699999998">
                <text:p>-3.34418699999998</text:p>
              </table:table-cell>
            </table:table-row>
            <table:table-row>
              <table:table-cell office:value-type="float" office:value="0.342">
                <text:p>0.342</text:p>
              </table:table-cell>
              <table:table-cell office:value-type="float" office:value="-3.35399399999998">
                <text:p>-3.35399399999998</text:p>
              </table:table-cell>
            </table:table-row>
            <table:table-row>
              <table:table-cell office:value-type="float" office:value="0.343">
                <text:p>0.343</text:p>
              </table:table-cell>
              <table:table-cell office:value-type="float" office:value="-3.36380099999998">
                <text:p>-3.36380099999998</text:p>
              </table:table-cell>
            </table:table-row>
            <table:table-row>
              <table:table-cell office:value-type="float" office:value="0.344">
                <text:p>0.344</text:p>
              </table:table-cell>
              <table:table-cell office:value-type="float" office:value="-3.37360799999998">
                <text:p>-3.37360799999998</text:p>
              </table:table-cell>
            </table:table-row>
            <table:table-row>
              <table:table-cell office:value-type="float" office:value="0.345">
                <text:p>0.345</text:p>
              </table:table-cell>
              <table:table-cell office:value-type="float" office:value="-3.38341499999998">
                <text:p>-3.38341499999998</text:p>
              </table:table-cell>
            </table:table-row>
            <table:table-row>
              <table:table-cell office:value-type="float" office:value="0.346">
                <text:p>0.346</text:p>
              </table:table-cell>
              <table:table-cell office:value-type="float" office:value="-3.39322199999998">
                <text:p>-3.39322199999998</text:p>
              </table:table-cell>
            </table:table-row>
            <table:table-row>
              <table:table-cell office:value-type="float" office:value="0.347">
                <text:p>0.347</text:p>
              </table:table-cell>
              <table:table-cell office:value-type="float" office:value="-3.40302899999998">
                <text:p>-3.40302899999998</text:p>
              </table:table-cell>
            </table:table-row>
            <table:table-row>
              <table:table-cell office:value-type="float" office:value="0.348">
                <text:p>0.348</text:p>
              </table:table-cell>
              <table:table-cell office:value-type="float" office:value="-3.41283599999998">
                <text:p>-3.41283599999998</text:p>
              </table:table-cell>
            </table:table-row>
            <table:table-row>
              <table:table-cell office:value-type="float" office:value="0.349">
                <text:p>0.349</text:p>
              </table:table-cell>
              <table:table-cell office:value-type="float" office:value="-3.42264299999998">
                <text:p>-3.4226429999999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-3.43244999999998">
                <text:p>-3.43244999999998</text:p>
              </table:table-cell>
            </table:table-row>
            <table:table-row>
              <table:table-cell office:value-type="float" office:value="0.351">
                <text:p>0.351</text:p>
              </table:table-cell>
              <table:table-cell office:value-type="float" office:value="-3.44225699999998">
                <text:p>-3.44225699999998</text:p>
              </table:table-cell>
            </table:table-row>
            <table:table-row>
              <table:table-cell office:value-type="float" office:value="0.352">
                <text:p>0.352</text:p>
              </table:table-cell>
              <table:table-cell office:value-type="float" office:value="-3.45206399999998">
                <text:p>-3.45206399999998</text:p>
              </table:table-cell>
            </table:table-row>
            <table:table-row>
              <table:table-cell office:value-type="float" office:value="0.353">
                <text:p>0.353</text:p>
              </table:table-cell>
              <table:table-cell office:value-type="float" office:value="-3.46187099999998">
                <text:p>-3.46187099999998</text:p>
              </table:table-cell>
            </table:table-row>
            <table:table-row>
              <table:table-cell office:value-type="float" office:value="0.354">
                <text:p>0.354</text:p>
              </table:table-cell>
              <table:table-cell office:value-type="float" office:value="-3.47167799999998">
                <text:p>-3.47167799999998</text:p>
              </table:table-cell>
            </table:table-row>
            <table:table-row>
              <table:table-cell office:value-type="float" office:value="0.355">
                <text:p>0.355</text:p>
              </table:table-cell>
              <table:table-cell office:value-type="float" office:value="-3.48148499999998">
                <text:p>-3.48148499999998</text:p>
              </table:table-cell>
            </table:table-row>
            <table:table-row>
              <table:table-cell office:value-type="float" office:value="0.356">
                <text:p>0.356</text:p>
              </table:table-cell>
              <table:table-cell office:value-type="float" office:value="-3.49129199999998">
                <text:p>-3.49129199999998</text:p>
              </table:table-cell>
            </table:table-row>
            <table:table-row>
              <table:table-cell office:value-type="float" office:value="0.357">
                <text:p>0.357</text:p>
              </table:table-cell>
              <table:table-cell office:value-type="float" office:value="-3.50109899999997">
                <text:p>-3.50109899999997</text:p>
              </table:table-cell>
            </table:table-row>
            <table:table-row>
              <table:table-cell office:value-type="float" office:value="0.358">
                <text:p>0.358</text:p>
              </table:table-cell>
              <table:table-cell office:value-type="float" office:value="-3.51090599999997">
                <text:p>-3.51090599999997</text:p>
              </table:table-cell>
            </table:table-row>
            <table:table-row>
              <table:table-cell office:value-type="float" office:value="0.359">
                <text:p>0.359</text:p>
              </table:table-cell>
              <table:table-cell office:value-type="float" office:value="-3.52071299999997">
                <text:p>-3.52071299999997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-3.53051999999997">
                <text:p>-3.53051999999997</text:p>
              </table:table-cell>
            </table:table-row>
            <table:table-row>
              <table:table-cell office:value-type="float" office:value="0.361">
                <text:p>0.361</text:p>
              </table:table-cell>
              <table:table-cell office:value-type="float" office:value="-3.54032699999997">
                <text:p>-3.54032699999997</text:p>
              </table:table-cell>
            </table:table-row>
            <table:table-row>
              <table:table-cell office:value-type="float" office:value="0.362">
                <text:p>0.362</text:p>
              </table:table-cell>
              <table:table-cell office:value-type="float" office:value="-3.55013399999997">
                <text:p>-3.55013399999997</text:p>
              </table:table-cell>
            </table:table-row>
            <table:table-row>
              <table:table-cell office:value-type="float" office:value="0.363">
                <text:p>0.363</text:p>
              </table:table-cell>
              <table:table-cell office:value-type="float" office:value="-3.55994099999997">
                <text:p>-3.55994099999997</text:p>
              </table:table-cell>
            </table:table-row>
            <table:table-row>
              <table:table-cell office:value-type="float" office:value="0.364">
                <text:p>0.364</text:p>
              </table:table-cell>
              <table:table-cell office:value-type="float" office:value="-3.56974799999997">
                <text:p>-3.56974799999997</text:p>
              </table:table-cell>
            </table:table-row>
            <table:table-row>
              <table:table-cell office:value-type="float" office:value="0.365">
                <text:p>0.365</text:p>
              </table:table-cell>
              <table:table-cell office:value-type="float" office:value="-3.57955499999997">
                <text:p>-3.57955499999997</text:p>
              </table:table-cell>
            </table:table-row>
            <table:table-row>
              <table:table-cell office:value-type="float" office:value="0.366">
                <text:p>0.366</text:p>
              </table:table-cell>
              <table:table-cell office:value-type="float" office:value="-3.58936199999997">
                <text:p>-3.58936199999997</text:p>
              </table:table-cell>
            </table:table-row>
            <table:table-row>
              <table:table-cell office:value-type="float" office:value="0.367">
                <text:p>0.367</text:p>
              </table:table-cell>
              <table:table-cell office:value-type="float" office:value="-3.59916899999997">
                <text:p>-3.59916899999997</text:p>
              </table:table-cell>
            </table:table-row>
            <table:table-row>
              <table:table-cell office:value-type="float" office:value="0.368">
                <text:p>0.368</text:p>
              </table:table-cell>
              <table:table-cell office:value-type="float" office:value="-3.60897599999997">
                <text:p>-3.60897599999997</text:p>
              </table:table-cell>
            </table:table-row>
            <table:table-row>
              <table:table-cell office:value-type="float" office:value="0.369">
                <text:p>0.369</text:p>
              </table:table-cell>
              <table:table-cell office:value-type="float" office:value="-3.61878299999997">
                <text:p>-3.61878299999997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-3.62858999999997">
                <text:p>-3.62858999999997</text:p>
              </table:table-cell>
            </table:table-row>
            <table:table-row>
              <table:table-cell office:value-type="float" office:value="0.371">
                <text:p>0.371</text:p>
              </table:table-cell>
              <table:table-cell office:value-type="float" office:value="-3.63839699999997">
                <text:p>-3.63839699999997</text:p>
              </table:table-cell>
            </table:table-row>
            <table:table-row>
              <table:table-cell office:value-type="float" office:value="0.372">
                <text:p>0.372</text:p>
              </table:table-cell>
              <table:table-cell office:value-type="float" office:value="-3.64820399999997">
                <text:p>-3.64820399999997</text:p>
              </table:table-cell>
            </table:table-row>
            <table:table-row>
              <table:table-cell office:value-type="float" office:value="0.373">
                <text:p>0.373</text:p>
              </table:table-cell>
              <table:table-cell office:value-type="float" office:value="-3.65801099999997">
                <text:p>-3.65801099999997</text:p>
              </table:table-cell>
            </table:table-row>
            <table:table-row>
              <table:table-cell office:value-type="float" office:value="0.374">
                <text:p>0.374</text:p>
              </table:table-cell>
              <table:table-cell office:value-type="float" office:value="-3.66781799999997">
                <text:p>-3.66781799999997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-3.67762499999997">
                <text:p>-3.67762499999997</text:p>
              </table:table-cell>
            </table:table-row>
            <table:table-row>
              <table:table-cell office:value-type="float" office:value="0.376">
                <text:p>0.376</text:p>
              </table:table-cell>
              <table:table-cell office:value-type="float" office:value="-3.68743199999997">
                <text:p>-3.68743199999997</text:p>
              </table:table-cell>
            </table:table-row>
            <table:table-row>
              <table:table-cell office:value-type="float" office:value="0.377">
                <text:p>0.377</text:p>
              </table:table-cell>
              <table:table-cell office:value-type="float" office:value="-3.69723899999997">
                <text:p>-3.69723899999997</text:p>
              </table:table-cell>
            </table:table-row>
            <table:table-row>
              <table:table-cell office:value-type="float" office:value="0.378">
                <text:p>0.378</text:p>
              </table:table-cell>
              <table:table-cell office:value-type="float" office:value="-3.70704599999997">
                <text:p>-3.70704599999997</text:p>
              </table:table-cell>
            </table:table-row>
            <table:table-row>
              <table:table-cell office:value-type="float" office:value="0.379">
                <text:p>0.379</text:p>
              </table:table-cell>
              <table:table-cell office:value-type="float" office:value="-3.71685299999997">
                <text:p>-3.71685299999997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-3.72665999999997">
                <text:p>-3.72665999999997</text:p>
              </table:table-cell>
            </table:table-row>
            <table:table-row>
              <table:table-cell office:value-type="float" office:value="0.381">
                <text:p>0.381</text:p>
              </table:table-cell>
              <table:table-cell office:value-type="float" office:value="-3.73646699999997">
                <text:p>-3.73646699999997</text:p>
              </table:table-cell>
            </table:table-row>
            <table:table-row>
              <table:table-cell office:value-type="float" office:value="0.382">
                <text:p>0.382</text:p>
              </table:table-cell>
              <table:table-cell office:value-type="float" office:value="-3.74627399999997">
                <text:p>-3.74627399999997</text:p>
              </table:table-cell>
            </table:table-row>
            <table:table-row>
              <table:table-cell office:value-type="float" office:value="0.383">
                <text:p>0.383</text:p>
              </table:table-cell>
              <table:table-cell office:value-type="float" office:value="-3.75608099999997">
                <text:p>-3.75608099999997</text:p>
              </table:table-cell>
            </table:table-row>
            <table:table-row>
              <table:table-cell office:value-type="float" office:value="0.384">
                <text:p>0.384</text:p>
              </table:table-cell>
              <table:table-cell office:value-type="float" office:value="-3.76588799999997">
                <text:p>-3.76588799999997</text:p>
              </table:table-cell>
            </table:table-row>
            <table:table-row>
              <table:table-cell office:value-type="float" office:value="0.385">
                <text:p>0.385</text:p>
              </table:table-cell>
              <table:table-cell office:value-type="float" office:value="-3.77569499999997">
                <text:p>-3.77569499999997</text:p>
              </table:table-cell>
            </table:table-row>
            <table:table-row>
              <table:table-cell office:value-type="float" office:value="0.386">
                <text:p>0.386</text:p>
              </table:table-cell>
              <table:table-cell office:value-type="float" office:value="-3.78550199999997">
                <text:p>-3.78550199999997</text:p>
              </table:table-cell>
            </table:table-row>
            <table:table-row>
              <table:table-cell office:value-type="float" office:value="0.387">
                <text:p>0.387</text:p>
              </table:table-cell>
              <table:table-cell office:value-type="float" office:value="-3.79530899999997">
                <text:p>-3.79530899999997</text:p>
              </table:table-cell>
            </table:table-row>
            <table:table-row>
              <table:table-cell office:value-type="float" office:value="0.388">
                <text:p>0.388</text:p>
              </table:table-cell>
              <table:table-cell office:value-type="float" office:value="-3.80511599999997">
                <text:p>-3.80511599999997</text:p>
              </table:table-cell>
            </table:table-row>
            <table:table-row>
              <table:table-cell office:value-type="float" office:value="0.389">
                <text:p>0.389</text:p>
              </table:table-cell>
              <table:table-cell office:value-type="float" office:value="-3.81492299999997">
                <text:p>-3.81492299999997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-3.82472999999997">
                <text:p>-3.82472999999997</text:p>
              </table:table-cell>
            </table:table-row>
            <table:table-row>
              <table:table-cell office:value-type="float" office:value="0.391">
                <text:p>0.391</text:p>
              </table:table-cell>
              <table:table-cell office:value-type="float" office:value="-3.83453699999997">
                <text:p>-3.83453699999997</text:p>
              </table:table-cell>
            </table:table-row>
            <table:table-row>
              <table:table-cell office:value-type="float" office:value="0.392">
                <text:p>0.392</text:p>
              </table:table-cell>
              <table:table-cell office:value-type="float" office:value="-3.84434399999997">
                <text:p>-3.84434399999997</text:p>
              </table:table-cell>
            </table:table-row>
            <table:table-row>
              <table:table-cell office:value-type="float" office:value="0.393">
                <text:p>0.393</text:p>
              </table:table-cell>
              <table:table-cell office:value-type="float" office:value="-3.85415099999997">
                <text:p>-3.85415099999997</text:p>
              </table:table-cell>
            </table:table-row>
            <table:table-row>
              <table:table-cell office:value-type="float" office:value="0.394">
                <text:p>0.394</text:p>
              </table:table-cell>
              <table:table-cell office:value-type="float" office:value="-3.86395799999997">
                <text:p>-3.86395799999997</text:p>
              </table:table-cell>
            </table:table-row>
            <table:table-row>
              <table:table-cell office:value-type="float" office:value="0.395">
                <text:p>0.395</text:p>
              </table:table-cell>
              <table:table-cell office:value-type="float" office:value="-3.87376499999997">
                <text:p>-3.87376499999997</text:p>
              </table:table-cell>
            </table:table-row>
            <table:table-row>
              <table:table-cell office:value-type="float" office:value="0.396">
                <text:p>0.396</text:p>
              </table:table-cell>
              <table:table-cell office:value-type="float" office:value="-3.88357199999997">
                <text:p>-3.88357199999997</text:p>
              </table:table-cell>
            </table:table-row>
            <table:table-row>
              <table:table-cell office:value-type="float" office:value="0.397">
                <text:p>0.397</text:p>
              </table:table-cell>
              <table:table-cell office:value-type="float" office:value="-3.89337899999997">
                <text:p>-3.89337899999997</text:p>
              </table:table-cell>
            </table:table-row>
            <table:table-row>
              <table:table-cell office:value-type="float" office:value="0.398">
                <text:p>0.398</text:p>
              </table:table-cell>
              <table:table-cell office:value-type="float" office:value="-3.90318599999997">
                <text:p>-3.90318599999997</text:p>
              </table:table-cell>
            </table:table-row>
            <table:table-row>
              <table:table-cell office:value-type="float" office:value="0.399">
                <text:p>0.399</text:p>
              </table:table-cell>
              <table:table-cell office:value-type="float" office:value="-3.91299299999997">
                <text:p>-3.9129929999999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-3.92279999999997">
                <text:p>-3.92279999999997</text:p>
              </table:table-cell>
            </table:table-row>
            <table:table-row>
              <table:table-cell office:value-type="float" office:value="0.401">
                <text:p>0.401</text:p>
              </table:table-cell>
              <table:table-cell office:value-type="float" office:value="-3.93260699999997">
                <text:p>-3.93260699999997</text:p>
              </table:table-cell>
            </table:table-row>
            <table:table-row>
              <table:table-cell office:value-type="float" office:value="0.402">
                <text:p>0.402</text:p>
              </table:table-cell>
              <table:table-cell office:value-type="float" office:value="-3.94241399999997">
                <text:p>-3.94241399999997</text:p>
              </table:table-cell>
            </table:table-row>
            <table:table-row>
              <table:table-cell office:value-type="float" office:value="0.403">
                <text:p>0.403</text:p>
              </table:table-cell>
              <table:table-cell office:value-type="float" office:value="-3.95222099999997">
                <text:p>-3.95222099999997</text:p>
              </table:table-cell>
            </table:table-row>
            <table:table-row>
              <table:table-cell office:value-type="float" office:value="0.404">
                <text:p>0.404</text:p>
              </table:table-cell>
              <table:table-cell office:value-type="float" office:value="-3.96202799999997">
                <text:p>-3.96202799999997</text:p>
              </table:table-cell>
            </table:table-row>
            <table:table-row>
              <table:table-cell office:value-type="float" office:value="0.405">
                <text:p>0.405</text:p>
              </table:table-cell>
              <table:table-cell office:value-type="float" office:value="-3.97183499999997">
                <text:p>-3.97183499999997</text:p>
              </table:table-cell>
            </table:table-row>
            <table:table-row>
              <table:table-cell office:value-type="float" office:value="0.406">
                <text:p>0.406</text:p>
              </table:table-cell>
              <table:table-cell office:value-type="float" office:value="-3.98164199999997">
                <text:p>-3.98164199999997</text:p>
              </table:table-cell>
            </table:table-row>
            <table:table-row>
              <table:table-cell office:value-type="float" office:value="0.407">
                <text:p>0.407</text:p>
              </table:table-cell>
              <table:table-cell office:value-type="float" office:value="-3.99144899999997">
                <text:p>-3.99144899999997</text:p>
              </table:table-cell>
            </table:table-row>
            <table:table-row>
              <table:table-cell office:value-type="float" office:value="0.408">
                <text:p>0.408</text:p>
              </table:table-cell>
              <table:table-cell office:value-type="float" office:value="-4.00125599999997">
                <text:p>-4.00125599999997</text:p>
              </table:table-cell>
            </table:table-row>
            <table:table-row>
              <table:table-cell office:value-type="float" office:value="0.409">
                <text:p>0.409</text:p>
              </table:table-cell>
              <table:table-cell office:value-type="float" office:value="-4.01106299999997">
                <text:p>-4.01106299999997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-4.02086999999997">
                <text:p>-4.02086999999997</text:p>
              </table:table-cell>
            </table:table-row>
            <table:table-row>
              <table:table-cell office:value-type="float" office:value="0.411">
                <text:p>0.411</text:p>
              </table:table-cell>
              <table:table-cell office:value-type="float" office:value="-4.03067699999997">
                <text:p>-4.03067699999997</text:p>
              </table:table-cell>
            </table:table-row>
            <table:table-row>
              <table:table-cell office:value-type="float" office:value="0.412">
                <text:p>0.412</text:p>
              </table:table-cell>
              <table:table-cell office:value-type="float" office:value="-4.04048399999997">
                <text:p>-4.04048399999997</text:p>
              </table:table-cell>
            </table:table-row>
            <table:table-row>
              <table:table-cell office:value-type="float" office:value="0.413">
                <text:p>0.413</text:p>
              </table:table-cell>
              <table:table-cell office:value-type="float" office:value="-4.05029099999997">
                <text:p>-4.05029099999997</text:p>
              </table:table-cell>
            </table:table-row>
            <table:table-row>
              <table:table-cell office:value-type="float" office:value="0.414">
                <text:p>0.414</text:p>
              </table:table-cell>
              <table:table-cell office:value-type="float" office:value="-4.06009799999997">
                <text:p>-4.06009799999997</text:p>
              </table:table-cell>
            </table:table-row>
            <table:table-row>
              <table:table-cell office:value-type="float" office:value="0.415">
                <text:p>0.415</text:p>
              </table:table-cell>
              <table:table-cell office:value-type="float" office:value="-4.06990499999997">
                <text:p>-4.06990499999997</text:p>
              </table:table-cell>
            </table:table-row>
            <table:table-row>
              <table:table-cell office:value-type="float" office:value="0.416">
                <text:p>0.416</text:p>
              </table:table-cell>
              <table:table-cell office:value-type="float" office:value="-4.07971199999997">
                <text:p>-4.07971199999997</text:p>
              </table:table-cell>
            </table:table-row>
            <table:table-row>
              <table:table-cell office:value-type="float" office:value="0.417">
                <text:p>0.417</text:p>
              </table:table-cell>
              <table:table-cell office:value-type="float" office:value="-4.08951899999997">
                <text:p>-4.08951899999997</text:p>
              </table:table-cell>
            </table:table-row>
            <table:table-row>
              <table:table-cell office:value-type="float" office:value="0.418">
                <text:p>0.418</text:p>
              </table:table-cell>
              <table:table-cell office:value-type="float" office:value="-4.09932599999997">
                <text:p>-4.09932599999997</text:p>
              </table:table-cell>
            </table:table-row>
            <table:table-row>
              <table:table-cell office:value-type="float" office:value="0.419">
                <text:p>0.419</text:p>
              </table:table-cell>
              <table:table-cell office:value-type="float" office:value="-4.10913299999997">
                <text:p>-4.10913299999997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-4.11893999999997">
                <text:p>-4.11893999999997</text:p>
              </table:table-cell>
            </table:table-row>
            <table:table-row>
              <table:table-cell office:value-type="float" office:value="0.421">
                <text:p>0.421</text:p>
              </table:table-cell>
              <table:table-cell office:value-type="float" office:value="-4.12874699999998">
                <text:p>-4.12874699999998</text:p>
              </table:table-cell>
            </table:table-row>
            <table:table-row>
              <table:table-cell office:value-type="float" office:value="0.422">
                <text:p>0.422</text:p>
              </table:table-cell>
              <table:table-cell office:value-type="float" office:value="-4.13855399999998">
                <text:p>-4.13855399999998</text:p>
              </table:table-cell>
            </table:table-row>
            <table:table-row>
              <table:table-cell office:value-type="float" office:value="0.423">
                <text:p>0.423</text:p>
              </table:table-cell>
              <table:table-cell office:value-type="float" office:value="-4.14836099999998">
                <text:p>-4.14836099999998</text:p>
              </table:table-cell>
            </table:table-row>
            <table:table-row>
              <table:table-cell office:value-type="float" office:value="0.424">
                <text:p>0.424</text:p>
              </table:table-cell>
              <table:table-cell office:value-type="float" office:value="-4.15816799999998">
                <text:p>-4.15816799999998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-4.16797499999998">
                <text:p>-4.16797499999998</text:p>
              </table:table-cell>
            </table:table-row>
            <table:table-row>
              <table:table-cell office:value-type="float" office:value="0.426">
                <text:p>0.426</text:p>
              </table:table-cell>
              <table:table-cell office:value-type="float" office:value="-4.17778199999998">
                <text:p>-4.17778199999998</text:p>
              </table:table-cell>
            </table:table-row>
            <table:table-row>
              <table:table-cell office:value-type="float" office:value="0.427">
                <text:p>0.427</text:p>
              </table:table-cell>
              <table:table-cell office:value-type="float" office:value="-4.18758899999998">
                <text:p>-4.18758899999998</text:p>
              </table:table-cell>
            </table:table-row>
            <table:table-row>
              <table:table-cell office:value-type="float" office:value="0.428">
                <text:p>0.428</text:p>
              </table:table-cell>
              <table:table-cell office:value-type="float" office:value="-4.19739599999998">
                <text:p>-4.19739599999998</text:p>
              </table:table-cell>
            </table:table-row>
            <table:table-row>
              <table:table-cell office:value-type="float" office:value="0.429">
                <text:p>0.429</text:p>
              </table:table-cell>
              <table:table-cell office:value-type="float" office:value="-4.20720299999998">
                <text:p>-4.20720299999998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-4.21700999999998">
                <text:p>-4.21700999999998</text:p>
              </table:table-cell>
            </table:table-row>
            <table:table-row>
              <table:table-cell office:value-type="float" office:value="0.431">
                <text:p>0.431</text:p>
              </table:table-cell>
              <table:table-cell office:value-type="float" office:value="-4.22681699999998">
                <text:p>-4.22681699999998</text:p>
              </table:table-cell>
            </table:table-row>
            <table:table-row>
              <table:table-cell office:value-type="float" office:value="0.432">
                <text:p>0.432</text:p>
              </table:table-cell>
              <table:table-cell office:value-type="float" office:value="-4.23662399999998">
                <text:p>-4.23662399999998</text:p>
              </table:table-cell>
            </table:table-row>
            <table:table-row>
              <table:table-cell office:value-type="float" office:value="0.433">
                <text:p>0.433</text:p>
              </table:table-cell>
              <table:table-cell office:value-type="float" office:value="-4.24643099999998">
                <text:p>-4.24643099999998</text:p>
              </table:table-cell>
            </table:table-row>
            <table:table-row>
              <table:table-cell office:value-type="float" office:value="0.434">
                <text:p>0.434</text:p>
              </table:table-cell>
              <table:table-cell office:value-type="float" office:value="-4.25623799999998">
                <text:p>-4.25623799999998</text:p>
              </table:table-cell>
            </table:table-row>
            <table:table-row>
              <table:table-cell office:value-type="float" office:value="0.435">
                <text:p>0.435</text:p>
              </table:table-cell>
              <table:table-cell office:value-type="float" office:value="-4.26604499999998">
                <text:p>-4.26604499999998</text:p>
              </table:table-cell>
            </table:table-row>
            <table:table-row>
              <table:table-cell office:value-type="float" office:value="0.436">
                <text:p>0.436</text:p>
              </table:table-cell>
              <table:table-cell office:value-type="float" office:value="-4.27585199999998">
                <text:p>-4.27585199999998</text:p>
              </table:table-cell>
            </table:table-row>
            <table:table-row>
              <table:table-cell office:value-type="float" office:value="0.437">
                <text:p>0.437</text:p>
              </table:table-cell>
              <table:table-cell office:value-type="float" office:value="-4.28565899999998">
                <text:p>-4.28565899999998</text:p>
              </table:table-cell>
            </table:table-row>
            <table:table-row>
              <table:table-cell office:value-type="float" office:value="0.438">
                <text:p>0.438</text:p>
              </table:table-cell>
              <table:table-cell office:value-type="float" office:value="-4.29546599999998">
                <text:p>-4.29546599999998</text:p>
              </table:table-cell>
            </table:table-row>
            <table:table-row>
              <table:table-cell office:value-type="float" office:value="0.439">
                <text:p>0.439</text:p>
              </table:table-cell>
              <table:table-cell office:value-type="float" office:value="-4.30527299999998">
                <text:p>-4.30527299999998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-4.31507999999998">
                <text:p>-4.31507999999998</text:p>
              </table:table-cell>
            </table:table-row>
            <table:table-row>
              <table:table-cell office:value-type="float" office:value="0.441">
                <text:p>0.441</text:p>
              </table:table-cell>
              <table:table-cell office:value-type="float" office:value="-4.32488699999998">
                <text:p>-4.32488699999998</text:p>
              </table:table-cell>
            </table:table-row>
            <table:table-row>
              <table:table-cell office:value-type="float" office:value="0.442">
                <text:p>0.442</text:p>
              </table:table-cell>
              <table:table-cell office:value-type="float" office:value="-4.33469399999998">
                <text:p>-4.33469399999998</text:p>
              </table:table-cell>
            </table:table-row>
            <table:table-row>
              <table:table-cell office:value-type="float" office:value="0.443">
                <text:p>0.443</text:p>
              </table:table-cell>
              <table:table-cell office:value-type="float" office:value="-4.34450099999998">
                <text:p>-4.34450099999998</text:p>
              </table:table-cell>
            </table:table-row>
            <table:table-row>
              <table:table-cell office:value-type="float" office:value="0.444">
                <text:p>0.444</text:p>
              </table:table-cell>
              <table:table-cell office:value-type="float" office:value="-4.35430799999998">
                <text:p>-4.35430799999998</text:p>
              </table:table-cell>
            </table:table-row>
            <table:table-row>
              <table:table-cell office:value-type="float" office:value="0.445">
                <text:p>0.445</text:p>
              </table:table-cell>
              <table:table-cell office:value-type="float" office:value="-4.36411499999998">
                <text:p>-4.36411499999998</text:p>
              </table:table-cell>
            </table:table-row>
            <table:table-row>
              <table:table-cell office:value-type="float" office:value="0.446">
                <text:p>0.446</text:p>
              </table:table-cell>
              <table:table-cell office:value-type="float" office:value="-4.37392199999998">
                <text:p>-4.37392199999998</text:p>
              </table:table-cell>
            </table:table-row>
            <table:table-row>
              <table:table-cell office:value-type="float" office:value="0.447">
                <text:p>0.447</text:p>
              </table:table-cell>
              <table:table-cell office:value-type="float" office:value="-4.38372899999998">
                <text:p>-4.38372899999998</text:p>
              </table:table-cell>
            </table:table-row>
            <table:table-row>
              <table:table-cell office:value-type="float" office:value="0.448">
                <text:p>0.448</text:p>
              </table:table-cell>
              <table:table-cell office:value-type="float" office:value="-4.39353599999998">
                <text:p>-4.39353599999998</text:p>
              </table:table-cell>
            </table:table-row>
            <table:table-row>
              <table:table-cell office:value-type="float" office:value="0.449">
                <text:p>0.449</text:p>
              </table:table-cell>
              <table:table-cell office:value-type="float" office:value="-4.40334299999998">
                <text:p>-4.4033429999999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-4.41314999999999">
                <text:p>-4.41314999999999</text:p>
              </table:table-cell>
            </table:table-row>
            <table:table-row>
              <table:table-cell office:value-type="float" office:value="0.451">
                <text:p>0.451</text:p>
              </table:table-cell>
              <table:table-cell office:value-type="float" office:value="-4.42295699999999">
                <text:p>-4.42295699999999</text:p>
              </table:table-cell>
            </table:table-row>
            <table:table-row>
              <table:table-cell office:value-type="float" office:value="0.452">
                <text:p>0.452</text:p>
              </table:table-cell>
              <table:table-cell office:value-type="float" office:value="-4.43276399999999">
                <text:p>-4.43276399999999</text:p>
              </table:table-cell>
            </table:table-row>
            <table:table-row>
              <table:table-cell office:value-type="float" office:value="0.453">
                <text:p>0.453</text:p>
              </table:table-cell>
              <table:table-cell office:value-type="float" office:value="-4.44257099999999">
                <text:p>-4.44257099999999</text:p>
              </table:table-cell>
            </table:table-row>
            <table:table-row>
              <table:table-cell office:value-type="float" office:value="0.454">
                <text:p>0.454</text:p>
              </table:table-cell>
              <table:table-cell office:value-type="float" office:value="-4.45237799999999">
                <text:p>-4.45237799999999</text:p>
              </table:table-cell>
            </table:table-row>
            <table:table-row>
              <table:table-cell office:value-type="float" office:value="0.455">
                <text:p>0.455</text:p>
              </table:table-cell>
              <table:table-cell office:value-type="float" office:value="-4.46218499999999">
                <text:p>-4.46218499999999</text:p>
              </table:table-cell>
            </table:table-row>
            <table:table-row>
              <table:table-cell office:value-type="float" office:value="0.456">
                <text:p>0.456</text:p>
              </table:table-cell>
              <table:table-cell office:value-type="float" office:value="-4.47199199999999">
                <text:p>-4.47199199999999</text:p>
              </table:table-cell>
            </table:table-row>
            <table:table-row>
              <table:table-cell office:value-type="float" office:value="0.457">
                <text:p>0.457</text:p>
              </table:table-cell>
              <table:table-cell office:value-type="float" office:value="-4.48179899999999">
                <text:p>-4.48179899999999</text:p>
              </table:table-cell>
            </table:table-row>
            <table:table-row>
              <table:table-cell office:value-type="float" office:value="0.458">
                <text:p>0.458</text:p>
              </table:table-cell>
              <table:table-cell office:value-type="float" office:value="-4.49160599999999">
                <text:p>-4.49160599999999</text:p>
              </table:table-cell>
            </table:table-row>
            <table:table-row>
              <table:table-cell office:value-type="float" office:value="0.459">
                <text:p>0.459</text:p>
              </table:table-cell>
              <table:table-cell office:value-type="float" office:value="-4.50141299999999">
                <text:p>-4.50141299999999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-4.51121999999999">
                <text:p>-4.51121999999999</text:p>
              </table:table-cell>
            </table:table-row>
            <table:table-row>
              <table:table-cell office:value-type="float" office:value="0.461">
                <text:p>0.461</text:p>
              </table:table-cell>
              <table:table-cell office:value-type="float" office:value="-4.52102699999999">
                <text:p>-4.52102699999999</text:p>
              </table:table-cell>
            </table:table-row>
            <table:table-row>
              <table:table-cell office:value-type="float" office:value="0.462">
                <text:p>0.462</text:p>
              </table:table-cell>
              <table:table-cell office:value-type="float" office:value="-4.53083399999999">
                <text:p>-4.53083399999999</text:p>
              </table:table-cell>
            </table:table-row>
            <table:table-row>
              <table:table-cell office:value-type="float" office:value="0.463">
                <text:p>0.463</text:p>
              </table:table-cell>
              <table:table-cell office:value-type="float" office:value="-4.54064099999999">
                <text:p>-4.54064099999999</text:p>
              </table:table-cell>
            </table:table-row>
            <table:table-row>
              <table:table-cell office:value-type="float" office:value="0.464">
                <text:p>0.464</text:p>
              </table:table-cell>
              <table:table-cell office:value-type="float" office:value="-4.55044799999999">
                <text:p>-4.55044799999999</text:p>
              </table:table-cell>
            </table:table-row>
            <table:table-row>
              <table:table-cell office:value-type="float" office:value="0.465">
                <text:p>0.465</text:p>
              </table:table-cell>
              <table:table-cell office:value-type="float" office:value="-4.56025499999999">
                <text:p>-4.56025499999999</text:p>
              </table:table-cell>
            </table:table-row>
            <table:table-row>
              <table:table-cell office:value-type="float" office:value="0.466">
                <text:p>0.466</text:p>
              </table:table-cell>
              <table:table-cell office:value-type="float" office:value="-4.57006199999999">
                <text:p>-4.57006199999999</text:p>
              </table:table-cell>
            </table:table-row>
            <table:table-row>
              <table:table-cell office:value-type="float" office:value="0.467">
                <text:p>0.467</text:p>
              </table:table-cell>
              <table:table-cell office:value-type="float" office:value="-4.57986899999999">
                <text:p>-4.57986899999999</text:p>
              </table:table-cell>
            </table:table-row>
            <table:table-row>
              <table:table-cell office:value-type="float" office:value="0.468">
                <text:p>0.468</text:p>
              </table:table-cell>
              <table:table-cell office:value-type="float" office:value="-4.58967599999999">
                <text:p>-4.58967599999999</text:p>
              </table:table-cell>
            </table:table-row>
            <table:table-row>
              <table:table-cell office:value-type="float" office:value="0.469">
                <text:p>0.469</text:p>
              </table:table-cell>
              <table:table-cell office:value-type="float" office:value="-4.59948299999999">
                <text:p>-4.59948299999999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-4.60928999999999">
                <text:p>-4.60928999999999</text:p>
              </table:table-cell>
            </table:table-row>
            <table:table-row>
              <table:table-cell office:value-type="float" office:value="0.471">
                <text:p>0.471</text:p>
              </table:table-cell>
              <table:table-cell office:value-type="float" office:value="-4.61909699999999">
                <text:p>-4.61909699999999</text:p>
              </table:table-cell>
            </table:table-row>
            <table:table-row>
              <table:table-cell office:value-type="float" office:value="0.472">
                <text:p>0.472</text:p>
              </table:table-cell>
              <table:table-cell office:value-type="float" office:value="-4.62890399999999">
                <text:p>-4.62890399999999</text:p>
              </table:table-cell>
            </table:table-row>
            <table:table-row>
              <table:table-cell office:value-type="float" office:value="0.473">
                <text:p>0.473</text:p>
              </table:table-cell>
              <table:table-cell office:value-type="float" office:value="-4.63871099999999">
                <text:p>-4.63871099999999</text:p>
              </table:table-cell>
            </table:table-row>
            <table:table-row>
              <table:table-cell office:value-type="float" office:value="0.474">
                <text:p>0.474</text:p>
              </table:table-cell>
              <table:table-cell office:value-type="float" office:value="-4.64851799999999">
                <text:p>-4.64851799999999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-4.65832499999999">
                <text:p>-4.65832499999999</text:p>
              </table:table-cell>
            </table:table-row>
            <table:table-row>
              <table:table-cell office:value-type="float" office:value="0.476">
                <text:p>0.476</text:p>
              </table:table-cell>
              <table:table-cell office:value-type="float" office:value="-4.66813199999999">
                <text:p>-4.66813199999999</text:p>
              </table:table-cell>
            </table:table-row>
            <table:table-row>
              <table:table-cell office:value-type="float" office:value="0.477">
                <text:p>0.477</text:p>
              </table:table-cell>
              <table:table-cell office:value-type="float" office:value="-4.67793899999999">
                <text:p>-4.67793899999999</text:p>
              </table:table-cell>
            </table:table-row>
            <table:table-row>
              <table:table-cell office:value-type="float" office:value="0.478">
                <text:p>0.478</text:p>
              </table:table-cell>
              <table:table-cell office:value-type="float" office:value="-4.68774599999999">
                <text:p>-4.68774599999999</text:p>
              </table:table-cell>
            </table:table-row>
            <table:table-row>
              <table:table-cell office:value-type="float" office:value="0.479">
                <text:p>0.479</text:p>
              </table:table-cell>
              <table:table-cell office:value-type="float" office:value="-4.697553">
                <text:p>-4.697553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-4.70736">
                <text:p>-4.70736</text:p>
              </table:table-cell>
            </table:table-row>
            <table:table-row>
              <table:table-cell office:value-type="float" office:value="0.481">
                <text:p>0.481</text:p>
              </table:table-cell>
              <table:table-cell office:value-type="float" office:value="-4.717167">
                <text:p>-4.717167</text:p>
              </table:table-cell>
            </table:table-row>
            <table:table-row>
              <table:table-cell office:value-type="float" office:value="0.482">
                <text:p>0.482</text:p>
              </table:table-cell>
              <table:table-cell office:value-type="float" office:value="-4.726974">
                <text:p>-4.726974</text:p>
              </table:table-cell>
            </table:table-row>
            <table:table-row>
              <table:table-cell office:value-type="float" office:value="0.483">
                <text:p>0.483</text:p>
              </table:table-cell>
              <table:table-cell office:value-type="float" office:value="-4.736781">
                <text:p>-4.736781</text:p>
              </table:table-cell>
            </table:table-row>
            <table:table-row>
              <table:table-cell office:value-type="float" office:value="0.484">
                <text:p>0.484</text:p>
              </table:table-cell>
              <table:table-cell office:value-type="float" office:value="-4.746588">
                <text:p>-4.746588</text:p>
              </table:table-cell>
            </table:table-row>
            <table:table-row>
              <table:table-cell office:value-type="float" office:value="0.485">
                <text:p>0.485</text:p>
              </table:table-cell>
              <table:table-cell office:value-type="float" office:value="-4.756395">
                <text:p>-4.756395</text:p>
              </table:table-cell>
            </table:table-row>
            <table:table-row>
              <table:table-cell office:value-type="float" office:value="0.486">
                <text:p>0.486</text:p>
              </table:table-cell>
              <table:table-cell office:value-type="float" office:value="-4.766202">
                <text:p>-4.766202</text:p>
              </table:table-cell>
            </table:table-row>
            <table:table-row>
              <table:table-cell office:value-type="float" office:value="0.487">
                <text:p>0.487</text:p>
              </table:table-cell>
              <table:table-cell office:value-type="float" office:value="-4.776009">
                <text:p>-4.776009</text:p>
              </table:table-cell>
            </table:table-row>
            <table:table-row>
              <table:table-cell office:value-type="float" office:value="0.488">
                <text:p>0.488</text:p>
              </table:table-cell>
              <table:table-cell office:value-type="float" office:value="-4.785816">
                <text:p>-4.785816</text:p>
              </table:table-cell>
            </table:table-row>
            <table:table-row>
              <table:table-cell office:value-type="float" office:value="0.489">
                <text:p>0.489</text:p>
              </table:table-cell>
              <table:table-cell office:value-type="float" office:value="-4.795623">
                <text:p>-4.795623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-4.80543">
                <text:p>-4.80543</text:p>
              </table:table-cell>
            </table:table-row>
            <table:table-row>
              <table:table-cell office:value-type="float" office:value="0.491">
                <text:p>0.491</text:p>
              </table:table-cell>
              <table:table-cell office:value-type="float" office:value="-4.815237">
                <text:p>-4.815237</text:p>
              </table:table-cell>
            </table:table-row>
            <table:table-row>
              <table:table-cell office:value-type="float" office:value="0.492">
                <text:p>0.492</text:p>
              </table:table-cell>
              <table:table-cell office:value-type="float" office:value="-4.825044">
                <text:p>-4.825044</text:p>
              </table:table-cell>
            </table:table-row>
            <table:table-row>
              <table:table-cell office:value-type="float" office:value="0.493">
                <text:p>0.493</text:p>
              </table:table-cell>
              <table:table-cell office:value-type="float" office:value="-4.834851">
                <text:p>-4.834851</text:p>
              </table:table-cell>
            </table:table-row>
            <table:table-row>
              <table:table-cell office:value-type="float" office:value="0.494">
                <text:p>0.494</text:p>
              </table:table-cell>
              <table:table-cell office:value-type="float" office:value="-4.844658">
                <text:p>-4.844658</text:p>
              </table:table-cell>
            </table:table-row>
            <table:table-row>
              <table:table-cell office:value-type="float" office:value="0.495">
                <text:p>0.495</text:p>
              </table:table-cell>
              <table:table-cell office:value-type="float" office:value="-4.854465">
                <text:p>-4.854465</text:p>
              </table:table-cell>
            </table:table-row>
            <table:table-row>
              <table:table-cell office:value-type="float" office:value="0.496">
                <text:p>0.496</text:p>
              </table:table-cell>
              <table:table-cell office:value-type="float" office:value="-4.864272">
                <text:p>-4.864272</text:p>
              </table:table-cell>
            </table:table-row>
            <table:table-row>
              <table:table-cell office:value-type="float" office:value="0.497">
                <text:p>0.497</text:p>
              </table:table-cell>
              <table:table-cell office:value-type="float" office:value="-4.874079">
                <text:p>-4.874079</text:p>
              </table:table-cell>
            </table:table-row>
            <table:table-row>
              <table:table-cell office:value-type="float" office:value="0.498">
                <text:p>0.498</text:p>
              </table:table-cell>
              <table:table-cell office:value-type="float" office:value="-4.883886">
                <text:p>-4.883886</text:p>
              </table:table-cell>
            </table:table-row>
            <table:table-row>
              <table:table-cell office:value-type="float" office:value="0.499">
                <text:p>0.499</text:p>
              </table:table-cell>
              <table:table-cell office:value-type="float" office:value="-4.893693">
                <text:p>-4.89369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-4.9035">
                <text:p>-4.9035</text:p>
              </table:table-cell>
            </table:table-row>
            <table:table-row>
              <table:table-cell office:value-type="float" office:value="0.501">
                <text:p>0.501</text:p>
              </table:table-cell>
              <table:table-cell office:value-type="float" office:value="-4.913307">
                <text:p>-4.913307</text:p>
              </table:table-cell>
            </table:table-row>
            <table:table-row>
              <table:table-cell office:value-type="float" office:value="0.502">
                <text:p>0.502</text:p>
              </table:table-cell>
              <table:table-cell office:value-type="float" office:value="-4.923114">
                <text:p>-4.923114</text:p>
              </table:table-cell>
            </table:table-row>
            <table:table-row>
              <table:table-cell office:value-type="float" office:value="0.503">
                <text:p>0.503</text:p>
              </table:table-cell>
              <table:table-cell office:value-type="float" office:value="-4.932921">
                <text:p>-4.932921</text:p>
              </table:table-cell>
            </table:table-row>
            <table:table-row>
              <table:table-cell office:value-type="float" office:value="0.504">
                <text:p>0.504</text:p>
              </table:table-cell>
              <table:table-cell office:value-type="float" office:value="-4.942728">
                <text:p>-4.942728</text:p>
              </table:table-cell>
            </table:table-row>
            <table:table-row>
              <table:table-cell office:value-type="float" office:value="0.505">
                <text:p>0.505</text:p>
              </table:table-cell>
              <table:table-cell office:value-type="float" office:value="-4.952535">
                <text:p>-4.952535</text:p>
              </table:table-cell>
            </table:table-row>
            <table:table-row>
              <table:table-cell office:value-type="float" office:value="0.506">
                <text:p>0.506</text:p>
              </table:table-cell>
              <table:table-cell office:value-type="float" office:value="-4.962342">
                <text:p>-4.962342</text:p>
              </table:table-cell>
            </table:table-row>
            <table:table-row>
              <table:table-cell office:value-type="float" office:value="0.507">
                <text:p>0.507</text:p>
              </table:table-cell>
              <table:table-cell office:value-type="float" office:value="-4.972149">
                <text:p>-4.972149</text:p>
              </table:table-cell>
            </table:table-row>
            <table:table-row>
              <table:table-cell office:value-type="float" office:value="0.508">
                <text:p>0.508</text:p>
              </table:table-cell>
              <table:table-cell office:value-type="float" office:value="-4.981956">
                <text:p>-4.981956</text:p>
              </table:table-cell>
            </table:table-row>
            <table:table-row>
              <table:table-cell office:value-type="float" office:value="0.509">
                <text:p>0.509</text:p>
              </table:table-cell>
              <table:table-cell office:value-type="float" office:value="-4.991763">
                <text:p>-4.991763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-5.00157">
                <text:p>-5.00157</text:p>
              </table:table-cell>
            </table:table-row>
            <table:table-row>
              <table:table-cell office:value-type="float" office:value="0.511">
                <text:p>0.511</text:p>
              </table:table-cell>
              <table:table-cell office:value-type="float" office:value="-5.01137700000001">
                <text:p>-5.01137700000001</text:p>
              </table:table-cell>
            </table:table-row>
            <table:table-row>
              <table:table-cell office:value-type="float" office:value="0.512">
                <text:p>0.512</text:p>
              </table:table-cell>
              <table:table-cell office:value-type="float" office:value="-5.02118400000001">
                <text:p>-5.02118400000001</text:p>
              </table:table-cell>
            </table:table-row>
            <table:table-row>
              <table:table-cell office:value-type="float" office:value="0.513">
                <text:p>0.513</text:p>
              </table:table-cell>
              <table:table-cell office:value-type="float" office:value="-5.03099100000001">
                <text:p>-5.03099100000001</text:p>
              </table:table-cell>
            </table:table-row>
            <table:table-row>
              <table:table-cell office:value-type="float" office:value="0.514">
                <text:p>0.514</text:p>
              </table:table-cell>
              <table:table-cell office:value-type="float" office:value="-5.04079800000001">
                <text:p>-5.04079800000001</text:p>
              </table:table-cell>
            </table:table-row>
            <table:table-row>
              <table:table-cell office:value-type="float" office:value="0.515">
                <text:p>0.515</text:p>
              </table:table-cell>
              <table:table-cell office:value-type="float" office:value="-5.05060500000001">
                <text:p>-5.05060500000001</text:p>
              </table:table-cell>
            </table:table-row>
            <table:table-row>
              <table:table-cell office:value-type="float" office:value="0.516">
                <text:p>0.516</text:p>
              </table:table-cell>
              <table:table-cell office:value-type="float" office:value="-5.06041200000001">
                <text:p>-5.06041200000001</text:p>
              </table:table-cell>
            </table:table-row>
            <table:table-row>
              <table:table-cell office:value-type="float" office:value="0.517">
                <text:p>0.517</text:p>
              </table:table-cell>
              <table:table-cell office:value-type="float" office:value="-5.07021900000001">
                <text:p>-5.07021900000001</text:p>
              </table:table-cell>
            </table:table-row>
            <table:table-row>
              <table:table-cell office:value-type="float" office:value="0.518">
                <text:p>0.518</text:p>
              </table:table-cell>
              <table:table-cell office:value-type="float" office:value="-5.08002600000001">
                <text:p>-5.08002600000001</text:p>
              </table:table-cell>
            </table:table-row>
            <table:table-row>
              <table:table-cell office:value-type="float" office:value="0.519">
                <text:p>0.519</text:p>
              </table:table-cell>
              <table:table-cell office:value-type="float" office:value="-5.08983300000001">
                <text:p>-5.08983300000001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-5.09964000000001">
                <text:p>-5.09964000000001</text:p>
              </table:table-cell>
            </table:table-row>
            <table:table-row>
              <table:table-cell office:value-type="float" office:value="0.521">
                <text:p>0.521</text:p>
              </table:table-cell>
              <table:table-cell office:value-type="float" office:value="-5.10944700000001">
                <text:p>-5.10944700000001</text:p>
              </table:table-cell>
            </table:table-row>
            <table:table-row>
              <table:table-cell office:value-type="float" office:value="0.522">
                <text:p>0.522</text:p>
              </table:table-cell>
              <table:table-cell office:value-type="float" office:value="-5.11925400000001">
                <text:p>-5.11925400000001</text:p>
              </table:table-cell>
            </table:table-row>
            <table:table-row>
              <table:table-cell office:value-type="float" office:value="0.523">
                <text:p>0.523</text:p>
              </table:table-cell>
              <table:table-cell office:value-type="float" office:value="-5.12906100000001">
                <text:p>-5.12906100000001</text:p>
              </table:table-cell>
            </table:table-row>
            <table:table-row>
              <table:table-cell office:value-type="float" office:value="0.524">
                <text:p>0.524</text:p>
              </table:table-cell>
              <table:table-cell office:value-type="float" office:value="-5.13886800000001">
                <text:p>-5.13886800000001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-5.14867500000001">
                <text:p>-5.14867500000001</text:p>
              </table:table-cell>
            </table:table-row>
            <table:table-row>
              <table:table-cell office:value-type="float" office:value="0.526">
                <text:p>0.526</text:p>
              </table:table-cell>
              <table:table-cell office:value-type="float" office:value="-5.15848200000001">
                <text:p>-5.15848200000001</text:p>
              </table:table-cell>
            </table:table-row>
            <table:table-row>
              <table:table-cell office:value-type="float" office:value="0.527">
                <text:p>0.527</text:p>
              </table:table-cell>
              <table:table-cell office:value-type="float" office:value="-5.16828900000001">
                <text:p>-5.16828900000001</text:p>
              </table:table-cell>
            </table:table-row>
            <table:table-row>
              <table:table-cell office:value-type="float" office:value="0.528">
                <text:p>0.528</text:p>
              </table:table-cell>
              <table:table-cell office:value-type="float" office:value="-5.17809600000001">
                <text:p>-5.17809600000001</text:p>
              </table:table-cell>
            </table:table-row>
            <table:table-row>
              <table:table-cell office:value-type="float" office:value="0.529">
                <text:p>0.529</text:p>
              </table:table-cell>
              <table:table-cell office:value-type="float" office:value="-5.18790300000001">
                <text:p>-5.18790300000001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-5.19771000000001">
                <text:p>-5.19771000000001</text:p>
              </table:table-cell>
            </table:table-row>
            <table:table-row>
              <table:table-cell office:value-type="float" office:value="0.531">
                <text:p>0.531</text:p>
              </table:table-cell>
              <table:table-cell office:value-type="float" office:value="-5.20751700000001">
                <text:p>-5.20751700000001</text:p>
              </table:table-cell>
            </table:table-row>
            <table:table-row>
              <table:table-cell office:value-type="float" office:value="0.532">
                <text:p>0.532</text:p>
              </table:table-cell>
              <table:table-cell office:value-type="float" office:value="-5.21732400000001">
                <text:p>-5.21732400000001</text:p>
              </table:table-cell>
            </table:table-row>
            <table:table-row>
              <table:table-cell office:value-type="float" office:value="0.533">
                <text:p>0.533</text:p>
              </table:table-cell>
              <table:table-cell office:value-type="float" office:value="-5.22713100000001">
                <text:p>-5.22713100000001</text:p>
              </table:table-cell>
            </table:table-row>
            <table:table-row>
              <table:table-cell office:value-type="float" office:value="0.534">
                <text:p>0.534</text:p>
              </table:table-cell>
              <table:table-cell office:value-type="float" office:value="-5.23693800000001">
                <text:p>-5.23693800000001</text:p>
              </table:table-cell>
            </table:table-row>
            <table:table-row>
              <table:table-cell office:value-type="float" office:value="0.535">
                <text:p>0.535</text:p>
              </table:table-cell>
              <table:table-cell office:value-type="float" office:value="-5.24674500000001">
                <text:p>-5.24674500000001</text:p>
              </table:table-cell>
            </table:table-row>
            <table:table-row>
              <table:table-cell office:value-type="float" office:value="0.536">
                <text:p>0.536</text:p>
              </table:table-cell>
              <table:table-cell office:value-type="float" office:value="-5.25655200000001">
                <text:p>-5.25655200000001</text:p>
              </table:table-cell>
            </table:table-row>
            <table:table-row>
              <table:table-cell office:value-type="float" office:value="0.537">
                <text:p>0.537</text:p>
              </table:table-cell>
              <table:table-cell office:value-type="float" office:value="-5.26635900000001">
                <text:p>-5.26635900000001</text:p>
              </table:table-cell>
            </table:table-row>
            <table:table-row>
              <table:table-cell office:value-type="float" office:value="0.538">
                <text:p>0.538</text:p>
              </table:table-cell>
              <table:table-cell office:value-type="float" office:value="-5.27616600000001">
                <text:p>-5.27616600000001</text:p>
              </table:table-cell>
            </table:table-row>
            <table:table-row>
              <table:table-cell office:value-type="float" office:value="0.539">
                <text:p>0.539</text:p>
              </table:table-cell>
              <table:table-cell office:value-type="float" office:value="-5.28597300000001">
                <text:p>-5.28597300000001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-5.29578000000002">
                <text:p>-5.29578000000002</text:p>
              </table:table-cell>
            </table:table-row>
            <table:table-row>
              <table:table-cell office:value-type="float" office:value="0.541">
                <text:p>0.541</text:p>
              </table:table-cell>
              <table:table-cell office:value-type="float" office:value="-5.30558700000002">
                <text:p>-5.30558700000002</text:p>
              </table:table-cell>
            </table:table-row>
            <table:table-row>
              <table:table-cell office:value-type="float" office:value="0.542">
                <text:p>0.542</text:p>
              </table:table-cell>
              <table:table-cell office:value-type="float" office:value="-5.31539400000002">
                <text:p>-5.31539400000002</text:p>
              </table:table-cell>
            </table:table-row>
            <table:table-row>
              <table:table-cell office:value-type="float" office:value="0.543">
                <text:p>0.543</text:p>
              </table:table-cell>
              <table:table-cell office:value-type="float" office:value="-5.32520100000002">
                <text:p>-5.32520100000002</text:p>
              </table:table-cell>
            </table:table-row>
            <table:table-row>
              <table:table-cell office:value-type="float" office:value="0.544">
                <text:p>0.544</text:p>
              </table:table-cell>
              <table:table-cell office:value-type="float" office:value="-5.33500800000002">
                <text:p>-5.33500800000002</text:p>
              </table:table-cell>
            </table:table-row>
            <table:table-row>
              <table:table-cell office:value-type="float" office:value="0.545">
                <text:p>0.545</text:p>
              </table:table-cell>
              <table:table-cell office:value-type="float" office:value="-5.34481500000002">
                <text:p>-5.34481500000002</text:p>
              </table:table-cell>
            </table:table-row>
            <table:table-row>
              <table:table-cell office:value-type="float" office:value="0.546">
                <text:p>0.546</text:p>
              </table:table-cell>
              <table:table-cell office:value-type="float" office:value="-5.35462200000002">
                <text:p>-5.35462200000002</text:p>
              </table:table-cell>
            </table:table-row>
            <table:table-row>
              <table:table-cell office:value-type="float" office:value="0.547">
                <text:p>0.547</text:p>
              </table:table-cell>
              <table:table-cell office:value-type="float" office:value="-5.36442900000002">
                <text:p>-5.36442900000002</text:p>
              </table:table-cell>
            </table:table-row>
            <table:table-row>
              <table:table-cell office:value-type="float" office:value="0.548">
                <text:p>0.548</text:p>
              </table:table-cell>
              <table:table-cell office:value-type="float" office:value="-5.37423600000002">
                <text:p>-5.37423600000002</text:p>
              </table:table-cell>
            </table:table-row>
            <table:table-row>
              <table:table-cell office:value-type="float" office:value="0.549">
                <text:p>0.549</text:p>
              </table:table-cell>
              <table:table-cell office:value-type="float" office:value="-5.38404300000002">
                <text:p>-5.38404300000002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-5.39385000000002">
                <text:p>-5.39385000000002</text:p>
              </table:table-cell>
            </table:table-row>
            <table:table-row>
              <table:table-cell office:value-type="float" office:value="0.551">
                <text:p>0.551</text:p>
              </table:table-cell>
              <table:table-cell office:value-type="float" office:value="-5.40365700000002">
                <text:p>-5.40365700000002</text:p>
              </table:table-cell>
            </table:table-row>
            <table:table-row>
              <table:table-cell office:value-type="float" office:value="0.552">
                <text:p>0.552</text:p>
              </table:table-cell>
              <table:table-cell office:value-type="float" office:value="-5.41346400000002">
                <text:p>-5.41346400000002</text:p>
              </table:table-cell>
            </table:table-row>
            <table:table-row>
              <table:table-cell office:value-type="float" office:value="0.553">
                <text:p>0.553</text:p>
              </table:table-cell>
              <table:table-cell office:value-type="float" office:value="-5.42327100000002">
                <text:p>-5.42327100000002</text:p>
              </table:table-cell>
            </table:table-row>
            <table:table-row>
              <table:table-cell office:value-type="float" office:value="0.554">
                <text:p>0.554</text:p>
              </table:table-cell>
              <table:table-cell office:value-type="float" office:value="-5.43307800000002">
                <text:p>-5.43307800000002</text:p>
              </table:table-cell>
            </table:table-row>
            <table:table-row>
              <table:table-cell office:value-type="float" office:value="0.555">
                <text:p>0.555</text:p>
              </table:table-cell>
              <table:table-cell office:value-type="float" office:value="-5.44288500000002">
                <text:p>-5.44288500000002</text:p>
              </table:table-cell>
            </table:table-row>
            <table:table-row>
              <table:table-cell office:value-type="float" office:value="0.556">
                <text:p>0.556</text:p>
              </table:table-cell>
              <table:table-cell office:value-type="float" office:value="-5.45269200000002">
                <text:p>-5.45269200000002</text:p>
              </table:table-cell>
            </table:table-row>
            <table:table-row>
              <table:table-cell office:value-type="float" office:value="0.557">
                <text:p>0.557</text:p>
              </table:table-cell>
              <table:table-cell office:value-type="float" office:value="-5.46249900000002">
                <text:p>-5.46249900000002</text:p>
              </table:table-cell>
            </table:table-row>
            <table:table-row>
              <table:table-cell office:value-type="float" office:value="0.558">
                <text:p>0.558</text:p>
              </table:table-cell>
              <table:table-cell office:value-type="float" office:value="-5.47230600000002">
                <text:p>-5.47230600000002</text:p>
              </table:table-cell>
            </table:table-row>
            <table:table-row>
              <table:table-cell office:value-type="float" office:value="0.559">
                <text:p>0.559</text:p>
              </table:table-cell>
              <table:table-cell office:value-type="float" office:value="-5.48211300000002">
                <text:p>-5.48211300000002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-5.49192000000002">
                <text:p>-5.49192000000002</text:p>
              </table:table-cell>
            </table:table-row>
            <table:table-row>
              <table:table-cell office:value-type="float" office:value="0.561">
                <text:p>0.561</text:p>
              </table:table-cell>
              <table:table-cell office:value-type="float" office:value="-5.50172700000002">
                <text:p>-5.50172700000002</text:p>
              </table:table-cell>
            </table:table-row>
            <table:table-row>
              <table:table-cell office:value-type="float" office:value="0.562">
                <text:p>0.562</text:p>
              </table:table-cell>
              <table:table-cell office:value-type="float" office:value="-5.51153400000002">
                <text:p>-5.51153400000002</text:p>
              </table:table-cell>
            </table:table-row>
            <table:table-row>
              <table:table-cell office:value-type="float" office:value="0.563">
                <text:p>0.563</text:p>
              </table:table-cell>
              <table:table-cell office:value-type="float" office:value="-5.52134100000002">
                <text:p>-5.52134100000002</text:p>
              </table:table-cell>
            </table:table-row>
            <table:table-row>
              <table:table-cell office:value-type="float" office:value="0.564">
                <text:p>0.564</text:p>
              </table:table-cell>
              <table:table-cell office:value-type="float" office:value="-5.53114800000002">
                <text:p>-5.53114800000002</text:p>
              </table:table-cell>
            </table:table-row>
            <table:table-row>
              <table:table-cell office:value-type="float" office:value="0.565">
                <text:p>0.565</text:p>
              </table:table-cell>
              <table:table-cell office:value-type="float" office:value="-5.54095500000002">
                <text:p>-5.54095500000002</text:p>
              </table:table-cell>
            </table:table-row>
            <table:table-row>
              <table:table-cell office:value-type="float" office:value="0.566">
                <text:p>0.566</text:p>
              </table:table-cell>
              <table:table-cell office:value-type="float" office:value="-5.55076200000002">
                <text:p>-5.55076200000002</text:p>
              </table:table-cell>
            </table:table-row>
            <table:table-row>
              <table:table-cell office:value-type="float" office:value="0.567">
                <text:p>0.567</text:p>
              </table:table-cell>
              <table:table-cell office:value-type="float" office:value="-5.56056900000002">
                <text:p>-5.56056900000002</text:p>
              </table:table-cell>
            </table:table-row>
            <table:table-row>
              <table:table-cell office:value-type="float" office:value="0.568">
                <text:p>0.568</text:p>
              </table:table-cell>
              <table:table-cell office:value-type="float" office:value="-5.57037600000002">
                <text:p>-5.57037600000002</text:p>
              </table:table-cell>
            </table:table-row>
            <table:table-row>
              <table:table-cell office:value-type="float" office:value="0.569">
                <text:p>0.569</text:p>
              </table:table-cell>
              <table:table-cell office:value-type="float" office:value="-5.58018300000003">
                <text:p>-5.58018300000003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-5.58999000000003">
                <text:p>-5.58999000000003</text:p>
              </table:table-cell>
            </table:table-row>
            <table:table-row>
              <table:table-cell office:value-type="float" office:value="0.571">
                <text:p>0.571</text:p>
              </table:table-cell>
              <table:table-cell office:value-type="float" office:value="-5.59979700000003">
                <text:p>-5.59979700000003</text:p>
              </table:table-cell>
            </table:table-row>
            <table:table-row>
              <table:table-cell office:value-type="float" office:value="0.572">
                <text:p>0.572</text:p>
              </table:table-cell>
              <table:table-cell office:value-type="float" office:value="-5.60960400000003">
                <text:p>-5.60960400000003</text:p>
              </table:table-cell>
            </table:table-row>
            <table:table-row>
              <table:table-cell office:value-type="float" office:value="0.573">
                <text:p>0.573</text:p>
              </table:table-cell>
              <table:table-cell office:value-type="float" office:value="-5.61941100000003">
                <text:p>-5.61941100000003</text:p>
              </table:table-cell>
            </table:table-row>
            <table:table-row>
              <table:table-cell office:value-type="float" office:value="0.574">
                <text:p>0.574</text:p>
              </table:table-cell>
              <table:table-cell office:value-type="float" office:value="-5.62921800000003">
                <text:p>-5.62921800000003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-5.63902500000003">
                <text:p>-5.63902500000003</text:p>
              </table:table-cell>
            </table:table-row>
            <table:table-row>
              <table:table-cell office:value-type="float" office:value="0.576">
                <text:p>0.576</text:p>
              </table:table-cell>
              <table:table-cell office:value-type="float" office:value="-5.64883200000003">
                <text:p>-5.64883200000003</text:p>
              </table:table-cell>
            </table:table-row>
            <table:table-row>
              <table:table-cell office:value-type="float" office:value="0.577">
                <text:p>0.577</text:p>
              </table:table-cell>
              <table:table-cell office:value-type="float" office:value="-5.65863900000003">
                <text:p>-5.65863900000003</text:p>
              </table:table-cell>
            </table:table-row>
            <table:table-row>
              <table:table-cell office:value-type="float" office:value="0.578">
                <text:p>0.578</text:p>
              </table:table-cell>
              <table:table-cell office:value-type="float" office:value="-5.66844600000003">
                <text:p>-5.66844600000003</text:p>
              </table:table-cell>
            </table:table-row>
            <table:table-row>
              <table:table-cell office:value-type="float" office:value="0.579">
                <text:p>0.579</text:p>
              </table:table-cell>
              <table:table-cell office:value-type="float" office:value="-5.67825300000003">
                <text:p>-5.67825300000003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-5.68806000000003">
                <text:p>-5.68806000000003</text:p>
              </table:table-cell>
            </table:table-row>
            <table:table-row>
              <table:table-cell office:value-type="float" office:value="0.581">
                <text:p>0.581</text:p>
              </table:table-cell>
              <table:table-cell office:value-type="float" office:value="-5.69786700000003">
                <text:p>-5.69786700000003</text:p>
              </table:table-cell>
            </table:table-row>
            <table:table-row>
              <table:table-cell office:value-type="float" office:value="0.582">
                <text:p>0.582</text:p>
              </table:table-cell>
              <table:table-cell office:value-type="float" office:value="-5.70767400000003">
                <text:p>-5.70767400000003</text:p>
              </table:table-cell>
            </table:table-row>
            <table:table-row>
              <table:table-cell office:value-type="float" office:value="0.583">
                <text:p>0.583</text:p>
              </table:table-cell>
              <table:table-cell office:value-type="float" office:value="-5.71748100000003">
                <text:p>-5.71748100000003</text:p>
              </table:table-cell>
            </table:table-row>
            <table:table-row>
              <table:table-cell office:value-type="float" office:value="0.584">
                <text:p>0.584</text:p>
              </table:table-cell>
              <table:table-cell office:value-type="float" office:value="-5.72728800000003">
                <text:p>-5.72728800000003</text:p>
              </table:table-cell>
            </table:table-row>
            <table:table-row>
              <table:table-cell office:value-type="float" office:value="0.585">
                <text:p>0.585</text:p>
              </table:table-cell>
              <table:table-cell office:value-type="float" office:value="-5.73709500000003">
                <text:p>-5.73709500000003</text:p>
              </table:table-cell>
            </table:table-row>
            <table:table-row>
              <table:table-cell office:value-type="float" office:value="0.586">
                <text:p>0.586</text:p>
              </table:table-cell>
              <table:table-cell office:value-type="float" office:value="-5.74690200000003">
                <text:p>-5.74690200000003</text:p>
              </table:table-cell>
            </table:table-row>
            <table:table-row>
              <table:table-cell office:value-type="float" office:value="0.587">
                <text:p>0.587</text:p>
              </table:table-cell>
              <table:table-cell office:value-type="float" office:value="-5.75670900000003">
                <text:p>-5.75670900000003</text:p>
              </table:table-cell>
            </table:table-row>
            <table:table-row>
              <table:table-cell office:value-type="float" office:value="0.588">
                <text:p>0.588</text:p>
              </table:table-cell>
              <table:table-cell office:value-type="float" office:value="-5.76651600000003">
                <text:p>-5.76651600000003</text:p>
              </table:table-cell>
            </table:table-row>
            <table:table-row>
              <table:table-cell office:value-type="float" office:value="0.589">
                <text:p>0.589</text:p>
              </table:table-cell>
              <table:table-cell office:value-type="float" office:value="-5.77632300000003">
                <text:p>-5.77632300000003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-5.78613000000003">
                <text:p>-5.78613000000003</text:p>
              </table:table-cell>
            </table:table-row>
            <table:table-row>
              <table:table-cell office:value-type="float" office:value="0.591">
                <text:p>0.591</text:p>
              </table:table-cell>
              <table:table-cell office:value-type="float" office:value="-5.79593700000003">
                <text:p>-5.79593700000003</text:p>
              </table:table-cell>
            </table:table-row>
            <table:table-row>
              <table:table-cell office:value-type="float" office:value="0.592">
                <text:p>0.592</text:p>
              </table:table-cell>
              <table:table-cell office:value-type="float" office:value="-5.80574400000003">
                <text:p>-5.80574400000003</text:p>
              </table:table-cell>
            </table:table-row>
            <table:table-row>
              <table:table-cell office:value-type="float" office:value="0.593">
                <text:p>0.593</text:p>
              </table:table-cell>
              <table:table-cell office:value-type="float" office:value="-5.81555100000003">
                <text:p>-5.81555100000003</text:p>
              </table:table-cell>
            </table:table-row>
            <table:table-row>
              <table:table-cell office:value-type="float" office:value="0.594">
                <text:p>0.594</text:p>
              </table:table-cell>
              <table:table-cell office:value-type="float" office:value="-5.82535800000003">
                <text:p>-5.82535800000003</text:p>
              </table:table-cell>
            </table:table-row>
            <table:table-row>
              <table:table-cell office:value-type="float" office:value="0.595">
                <text:p>0.595</text:p>
              </table:table-cell>
              <table:table-cell office:value-type="float" office:value="-5.83516500000003">
                <text:p>-5.83516500000003</text:p>
              </table:table-cell>
            </table:table-row>
            <table:table-row>
              <table:table-cell office:value-type="float" office:value="0.596">
                <text:p>0.596</text:p>
              </table:table-cell>
              <table:table-cell office:value-type="float" office:value="-5.84497200000003">
                <text:p>-5.84497200000003</text:p>
              </table:table-cell>
            </table:table-row>
            <table:table-row>
              <table:table-cell office:value-type="float" office:value="0.597">
                <text:p>0.597</text:p>
              </table:table-cell>
              <table:table-cell office:value-type="float" office:value="-5.85477900000003">
                <text:p>-5.85477900000003</text:p>
              </table:table-cell>
            </table:table-row>
            <table:table-row>
              <table:table-cell office:value-type="float" office:value="0.598">
                <text:p>0.598</text:p>
              </table:table-cell>
              <table:table-cell office:value-type="float" office:value="-5.86458600000004">
                <text:p>-5.86458600000004</text:p>
              </table:table-cell>
            </table:table-row>
            <table:table-row>
              <table:table-cell office:value-type="float" office:value="0.599">
                <text:p>0.599</text:p>
              </table:table-cell>
              <table:table-cell office:value-type="float" office:value="-5.87439300000004">
                <text:p>-5.8743930000000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-5.88420000000004">
                <text:p>-5.88420000000004</text:p>
              </table:table-cell>
            </table:table-row>
            <table:table-row>
              <table:table-cell office:value-type="float" office:value="0.601">
                <text:p>0.601</text:p>
              </table:table-cell>
              <table:table-cell office:value-type="float" office:value="-5.89400700000004">
                <text:p>-5.89400700000004</text:p>
              </table:table-cell>
            </table:table-row>
            <table:table-row>
              <table:table-cell office:value-type="float" office:value="0.602">
                <text:p>0.602</text:p>
              </table:table-cell>
              <table:table-cell office:value-type="float" office:value="-5.90381400000004">
                <text:p>-5.90381400000004</text:p>
              </table:table-cell>
            </table:table-row>
            <table:table-row>
              <table:table-cell office:value-type="float" office:value="0.603">
                <text:p>0.603</text:p>
              </table:table-cell>
              <table:table-cell office:value-type="float" office:value="-5.91362100000004">
                <text:p>-5.91362100000004</text:p>
              </table:table-cell>
            </table:table-row>
            <table:table-row>
              <table:table-cell office:value-type="float" office:value="0.604">
                <text:p>0.604</text:p>
              </table:table-cell>
              <table:table-cell office:value-type="float" office:value="-5.92342800000004">
                <text:p>-5.92342800000004</text:p>
              </table:table-cell>
            </table:table-row>
            <table:table-row>
              <table:table-cell office:value-type="float" office:value="0.605">
                <text:p>0.605</text:p>
              </table:table-cell>
              <table:table-cell office:value-type="float" office:value="-5.93323500000004">
                <text:p>-5.93323500000004</text:p>
              </table:table-cell>
            </table:table-row>
            <table:table-row>
              <table:table-cell office:value-type="float" office:value="0.606">
                <text:p>0.606</text:p>
              </table:table-cell>
              <table:table-cell office:value-type="float" office:value="-5.94304200000004">
                <text:p>-5.94304200000004</text:p>
              </table:table-cell>
            </table:table-row>
            <table:table-row>
              <table:table-cell office:value-type="float" office:value="0.607">
                <text:p>0.607</text:p>
              </table:table-cell>
              <table:table-cell office:value-type="float" office:value="-5.95284900000004">
                <text:p>-5.95284900000004</text:p>
              </table:table-cell>
            </table:table-row>
            <table:table-row>
              <table:table-cell office:value-type="float" office:value="0.608">
                <text:p>0.608</text:p>
              </table:table-cell>
              <table:table-cell office:value-type="float" office:value="-5.96265600000004">
                <text:p>-5.96265600000004</text:p>
              </table:table-cell>
            </table:table-row>
            <table:table-row>
              <table:table-cell office:value-type="float" office:value="0.609">
                <text:p>0.609</text:p>
              </table:table-cell>
              <table:table-cell office:value-type="float" office:value="-5.97246300000004">
                <text:p>-5.97246300000004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-5.98227000000004">
                <text:p>-5.98227000000004</text:p>
              </table:table-cell>
            </table:table-row>
            <table:table-row>
              <table:table-cell office:value-type="float" office:value="0.611">
                <text:p>0.611</text:p>
              </table:table-cell>
              <table:table-cell office:value-type="float" office:value="-5.99207700000004">
                <text:p>-5.99207700000004</text:p>
              </table:table-cell>
            </table:table-row>
            <table:table-row>
              <table:table-cell office:value-type="float" office:value="0.612">
                <text:p>0.612</text:p>
              </table:table-cell>
              <table:table-cell office:value-type="float" office:value="-6.00188400000004">
                <text:p>-6.00188400000004</text:p>
              </table:table-cell>
            </table:table-row>
            <table:table-row>
              <table:table-cell office:value-type="float" office:value="0.613">
                <text:p>0.613</text:p>
              </table:table-cell>
              <table:table-cell office:value-type="float" office:value="-6.01169100000004">
                <text:p>-6.01169100000004</text:p>
              </table:table-cell>
            </table:table-row>
            <table:table-row>
              <table:table-cell office:value-type="float" office:value="0.614">
                <text:p>0.614</text:p>
              </table:table-cell>
              <table:table-cell office:value-type="float" office:value="-6.02149800000004">
                <text:p>-6.02149800000004</text:p>
              </table:table-cell>
            </table:table-row>
            <table:table-row>
              <table:table-cell office:value-type="float" office:value="0.615">
                <text:p>0.615</text:p>
              </table:table-cell>
              <table:table-cell office:value-type="float" office:value="-6.03130500000004">
                <text:p>-6.03130500000004</text:p>
              </table:table-cell>
            </table:table-row>
            <table:table-row>
              <table:table-cell office:value-type="float" office:value="0.616">
                <text:p>0.616</text:p>
              </table:table-cell>
              <table:table-cell office:value-type="float" office:value="-6.04111200000004">
                <text:p>-6.04111200000004</text:p>
              </table:table-cell>
            </table:table-row>
            <table:table-row>
              <table:table-cell office:value-type="float" office:value="0.617">
                <text:p>0.617</text:p>
              </table:table-cell>
              <table:table-cell office:value-type="float" office:value="-6.05091900000004">
                <text:p>-6.05091900000004</text:p>
              </table:table-cell>
            </table:table-row>
            <table:table-row>
              <table:table-cell office:value-type="float" office:value="0.618">
                <text:p>0.618</text:p>
              </table:table-cell>
              <table:table-cell office:value-type="float" office:value="-6.06072600000004">
                <text:p>-6.06072600000004</text:p>
              </table:table-cell>
            </table:table-row>
            <table:table-row>
              <table:table-cell office:value-type="float" office:value="0.619">
                <text:p>0.619</text:p>
              </table:table-cell>
              <table:table-cell office:value-type="float" office:value="-6.07053300000004">
                <text:p>-6.07053300000004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-6.08034000000004">
                <text:p>-6.08034000000004</text:p>
              </table:table-cell>
            </table:table-row>
            <table:table-row>
              <table:table-cell office:value-type="float" office:value="0.621">
                <text:p>0.621</text:p>
              </table:table-cell>
              <table:table-cell office:value-type="float" office:value="-6.09014700000004">
                <text:p>-6.09014700000004</text:p>
              </table:table-cell>
            </table:table-row>
            <table:table-row>
              <table:table-cell office:value-type="float" office:value="0.622">
                <text:p>0.622</text:p>
              </table:table-cell>
              <table:table-cell office:value-type="float" office:value="-6.09995400000004">
                <text:p>-6.09995400000004</text:p>
              </table:table-cell>
            </table:table-row>
            <table:table-row>
              <table:table-cell office:value-type="float" office:value="0.623">
                <text:p>0.623</text:p>
              </table:table-cell>
              <table:table-cell office:value-type="float" office:value="-6.10976100000004">
                <text:p>-6.10976100000004</text:p>
              </table:table-cell>
            </table:table-row>
            <table:table-row>
              <table:table-cell office:value-type="float" office:value="0.624">
                <text:p>0.624</text:p>
              </table:table-cell>
              <table:table-cell office:value-type="float" office:value="-6.11956800000004">
                <text:p>-6.11956800000004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-6.12937500000004">
                <text:p>-6.12937500000004</text:p>
              </table:table-cell>
            </table:table-row>
            <table:table-row>
              <table:table-cell office:value-type="float" office:value="0.626">
                <text:p>0.626</text:p>
              </table:table-cell>
              <table:table-cell office:value-type="float" office:value="-6.13918200000004">
                <text:p>-6.13918200000004</text:p>
              </table:table-cell>
            </table:table-row>
            <table:table-row>
              <table:table-cell office:value-type="float" office:value="0.627">
                <text:p>0.627</text:p>
              </table:table-cell>
              <table:table-cell office:value-type="float" office:value="-6.14898900000004">
                <text:p>-6.14898900000004</text:p>
              </table:table-cell>
            </table:table-row>
            <table:table-row>
              <table:table-cell office:value-type="float" office:value="0.628">
                <text:p>0.628</text:p>
              </table:table-cell>
              <table:table-cell office:value-type="float" office:value="-6.15879600000005">
                <text:p>-6.15879600000005</text:p>
              </table:table-cell>
            </table:table-row>
            <table:table-row>
              <table:table-cell office:value-type="float" office:value="0.629">
                <text:p>0.629</text:p>
              </table:table-cell>
              <table:table-cell office:value-type="float" office:value="-6.16860300000005">
                <text:p>-6.16860300000005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-6.17841000000005">
                <text:p>-6.17841000000005</text:p>
              </table:table-cell>
            </table:table-row>
            <table:table-row>
              <table:table-cell office:value-type="float" office:value="0.631">
                <text:p>0.631</text:p>
              </table:table-cell>
              <table:table-cell office:value-type="float" office:value="-6.18821700000005">
                <text:p>-6.18821700000005</text:p>
              </table:table-cell>
            </table:table-row>
            <table:table-row>
              <table:table-cell office:value-type="float" office:value="0.632">
                <text:p>0.632</text:p>
              </table:table-cell>
              <table:table-cell office:value-type="float" office:value="-6.19802400000005">
                <text:p>-6.19802400000005</text:p>
              </table:table-cell>
            </table:table-row>
            <table:table-row>
              <table:table-cell office:value-type="float" office:value="0.633">
                <text:p>0.633</text:p>
              </table:table-cell>
              <table:table-cell office:value-type="float" office:value="-6.20783100000005">
                <text:p>-6.20783100000005</text:p>
              </table:table-cell>
            </table:table-row>
            <table:table-row>
              <table:table-cell office:value-type="float" office:value="0.634">
                <text:p>0.634</text:p>
              </table:table-cell>
              <table:table-cell office:value-type="float" office:value="-6.21763800000005">
                <text:p>-6.21763800000005</text:p>
              </table:table-cell>
            </table:table-row>
            <table:table-row>
              <table:table-cell office:value-type="float" office:value="0.635">
                <text:p>0.635</text:p>
              </table:table-cell>
              <table:table-cell office:value-type="float" office:value="-6.22744500000005">
                <text:p>-6.22744500000005</text:p>
              </table:table-cell>
            </table:table-row>
            <table:table-row>
              <table:table-cell office:value-type="float" office:value="0.636">
                <text:p>0.636</text:p>
              </table:table-cell>
              <table:table-cell office:value-type="float" office:value="-6.23725200000005">
                <text:p>-6.23725200000005</text:p>
              </table:table-cell>
            </table:table-row>
            <table:table-row>
              <table:table-cell office:value-type="float" office:value="0.637">
                <text:p>0.637</text:p>
              </table:table-cell>
              <table:table-cell office:value-type="float" office:value="-6.24705900000005">
                <text:p>-6.24705900000005</text:p>
              </table:table-cell>
            </table:table-row>
            <table:table-row>
              <table:table-cell office:value-type="float" office:value="0.638">
                <text:p>0.638</text:p>
              </table:table-cell>
              <table:table-cell office:value-type="float" office:value="-6.25686600000005">
                <text:p>-6.25686600000005</text:p>
              </table:table-cell>
            </table:table-row>
            <table:table-row>
              <table:table-cell office:value-type="float" office:value="0.639">
                <text:p>0.639</text:p>
              </table:table-cell>
              <table:table-cell office:value-type="float" office:value="-6.26667300000005">
                <text:p>-6.2666730000000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-6.27648000000005">
                <text:p>-6.27648000000005</text:p>
              </table:table-cell>
            </table:table-row>
            <table:table-row>
              <table:table-cell office:value-type="float" office:value="0.641">
                <text:p>0.641</text:p>
              </table:table-cell>
              <table:table-cell office:value-type="float" office:value="-6.28628700000005">
                <text:p>-6.28628700000005</text:p>
              </table:table-cell>
            </table:table-row>
            <table:table-row>
              <table:table-cell office:value-type="float" office:value="0.642">
                <text:p>0.642</text:p>
              </table:table-cell>
              <table:table-cell office:value-type="float" office:value="-6.29609400000005">
                <text:p>-6.29609400000005</text:p>
              </table:table-cell>
            </table:table-row>
            <table:table-row>
              <table:table-cell office:value-type="float" office:value="0.643">
                <text:p>0.643</text:p>
              </table:table-cell>
              <table:table-cell office:value-type="float" office:value="-6.30590100000005">
                <text:p>-6.30590100000005</text:p>
              </table:table-cell>
            </table:table-row>
            <table:table-row>
              <table:table-cell office:value-type="float" office:value="0.644">
                <text:p>0.644</text:p>
              </table:table-cell>
              <table:table-cell office:value-type="float" office:value="-6.31570800000005">
                <text:p>-6.31570800000005</text:p>
              </table:table-cell>
            </table:table-row>
            <table:table-row>
              <table:table-cell office:value-type="float" office:value="0.645">
                <text:p>0.645</text:p>
              </table:table-cell>
              <table:table-cell office:value-type="float" office:value="-6.32551500000005">
                <text:p>-6.32551500000005</text:p>
              </table:table-cell>
            </table:table-row>
            <table:table-row>
              <table:table-cell office:value-type="float" office:value="0.646">
                <text:p>0.646</text:p>
              </table:table-cell>
              <table:table-cell office:value-type="float" office:value="-6.33532200000005">
                <text:p>-6.33532200000005</text:p>
              </table:table-cell>
            </table:table-row>
            <table:table-row>
              <table:table-cell office:value-type="float" office:value="0.647">
                <text:p>0.647</text:p>
              </table:table-cell>
              <table:table-cell office:value-type="float" office:value="-6.34512900000005">
                <text:p>-6.34512900000005</text:p>
              </table:table-cell>
            </table:table-row>
            <table:table-row>
              <table:table-cell office:value-type="float" office:value="0.648">
                <text:p>0.648</text:p>
              </table:table-cell>
              <table:table-cell office:value-type="float" office:value="-6.35493600000005">
                <text:p>-6.35493600000005</text:p>
              </table:table-cell>
            </table:table-row>
            <table:table-row>
              <table:table-cell office:value-type="float" office:value="0.649">
                <text:p>0.649</text:p>
              </table:table-cell>
              <table:table-cell office:value-type="float" office:value="-6.36474300000005">
                <text:p>-6.3647430000000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-6.37455000000005">
                <text:p>-6.37455000000005</text:p>
              </table:table-cell>
            </table:table-row>
            <table:table-row>
              <table:table-cell office:value-type="float" office:value="0.651">
                <text:p>0.651</text:p>
              </table:table-cell>
              <table:table-cell office:value-type="float" office:value="-6.38435700000005">
                <text:p>-6.38435700000005</text:p>
              </table:table-cell>
            </table:table-row>
            <table:table-row>
              <table:table-cell office:value-type="float" office:value="0.652">
                <text:p>0.652</text:p>
              </table:table-cell>
              <table:table-cell office:value-type="float" office:value="-6.39416400000005">
                <text:p>-6.39416400000005</text:p>
              </table:table-cell>
            </table:table-row>
            <table:table-row>
              <table:table-cell office:value-type="float" office:value="0.653000000000001">
                <text:p>0.653000000000001</text:p>
              </table:table-cell>
              <table:table-cell office:value-type="float" office:value="-6.40397100000005">
                <text:p>-6.40397100000005</text:p>
              </table:table-cell>
            </table:table-row>
            <table:table-row>
              <table:table-cell office:value-type="float" office:value="0.654">
                <text:p>0.654</text:p>
              </table:table-cell>
              <table:table-cell office:value-type="float" office:value="-6.41377800000005">
                <text:p>-6.41377800000005</text:p>
              </table:table-cell>
            </table:table-row>
            <table:table-row>
              <table:table-cell office:value-type="float" office:value="0.655">
                <text:p>0.655</text:p>
              </table:table-cell>
              <table:table-cell office:value-type="float" office:value="-6.42358500000005">
                <text:p>-6.42358500000005</text:p>
              </table:table-cell>
            </table:table-row>
            <table:table-row>
              <table:table-cell office:value-type="float" office:value="0.656">
                <text:p>0.656</text:p>
              </table:table-cell>
              <table:table-cell office:value-type="float" office:value="-6.43339200000005">
                <text:p>-6.43339200000005</text:p>
              </table:table-cell>
            </table:table-row>
            <table:table-row>
              <table:table-cell office:value-type="float" office:value="0.657000000000001">
                <text:p>0.657000000000001</text:p>
              </table:table-cell>
              <table:table-cell office:value-type="float" office:value="-6.44319900000006">
                <text:p>-6.44319900000006</text:p>
              </table:table-cell>
            </table:table-row>
            <table:table-row>
              <table:table-cell office:value-type="float" office:value="0.658">
                <text:p>0.658</text:p>
              </table:table-cell>
              <table:table-cell office:value-type="float" office:value="-6.45300600000006">
                <text:p>-6.45300600000006</text:p>
              </table:table-cell>
            </table:table-row>
            <table:table-row>
              <table:table-cell office:value-type="float" office:value="0.659">
                <text:p>0.659</text:p>
              </table:table-cell>
              <table:table-cell office:value-type="float" office:value="-6.46281300000006">
                <text:p>-6.46281300000006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-6.47262000000006">
                <text:p>-6.47262000000006</text:p>
              </table:table-cell>
            </table:table-row>
            <table:table-row>
              <table:table-cell office:value-type="float" office:value="0.661000000000001">
                <text:p>0.661000000000001</text:p>
              </table:table-cell>
              <table:table-cell office:value-type="float" office:value="-6.48242700000006">
                <text:p>-6.48242700000006</text:p>
              </table:table-cell>
            </table:table-row>
            <table:table-row>
              <table:table-cell office:value-type="float" office:value="0.662">
                <text:p>0.662</text:p>
              </table:table-cell>
              <table:table-cell office:value-type="float" office:value="-6.49223400000006">
                <text:p>-6.49223400000006</text:p>
              </table:table-cell>
            </table:table-row>
            <table:table-row>
              <table:table-cell office:value-type="float" office:value="0.663">
                <text:p>0.663</text:p>
              </table:table-cell>
              <table:table-cell office:value-type="float" office:value="-6.50204100000006">
                <text:p>-6.50204100000006</text:p>
              </table:table-cell>
            </table:table-row>
            <table:table-row>
              <table:table-cell office:value-type="float" office:value="0.664">
                <text:p>0.664</text:p>
              </table:table-cell>
              <table:table-cell office:value-type="float" office:value="-6.51184800000006">
                <text:p>-6.51184800000006</text:p>
              </table:table-cell>
            </table:table-row>
            <table:table-row>
              <table:table-cell office:value-type="float" office:value="0.665000000000001">
                <text:p>0.665000000000001</text:p>
              </table:table-cell>
              <table:table-cell office:value-type="float" office:value="-6.52165500000006">
                <text:p>-6.52165500000006</text:p>
              </table:table-cell>
            </table:table-row>
            <table:table-row>
              <table:table-cell office:value-type="float" office:value="0.666">
                <text:p>0.666</text:p>
              </table:table-cell>
              <table:table-cell office:value-type="float" office:value="-6.53146200000006">
                <text:p>-6.53146200000006</text:p>
              </table:table-cell>
            </table:table-row>
            <table:table-row>
              <table:table-cell office:value-type="float" office:value="0.667">
                <text:p>0.667</text:p>
              </table:table-cell>
              <table:table-cell office:value-type="float" office:value="-6.54126900000006">
                <text:p>-6.54126900000006</text:p>
              </table:table-cell>
            </table:table-row>
            <table:table-row>
              <table:table-cell office:value-type="float" office:value="0.668">
                <text:p>0.668</text:p>
              </table:table-cell>
              <table:table-cell office:value-type="float" office:value="-6.55107600000006">
                <text:p>-6.55107600000006</text:p>
              </table:table-cell>
            </table:table-row>
            <table:table-row>
              <table:table-cell office:value-type="float" office:value="0.669000000000001">
                <text:p>0.669000000000001</text:p>
              </table:table-cell>
              <table:table-cell office:value-type="float" office:value="-6.56088300000006">
                <text:p>-6.56088300000006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-6.57069000000006">
                <text:p>-6.57069000000006</text:p>
              </table:table-cell>
            </table:table-row>
            <table:table-row>
              <table:table-cell office:value-type="float" office:value="0.671">
                <text:p>0.671</text:p>
              </table:table-cell>
              <table:table-cell office:value-type="float" office:value="-6.58049700000006">
                <text:p>-6.58049700000006</text:p>
              </table:table-cell>
            </table:table-row>
            <table:table-row>
              <table:table-cell office:value-type="float" office:value="0.672">
                <text:p>0.672</text:p>
              </table:table-cell>
              <table:table-cell office:value-type="float" office:value="-6.59030400000006">
                <text:p>-6.59030400000006</text:p>
              </table:table-cell>
            </table:table-row>
            <table:table-row>
              <table:table-cell office:value-type="float" office:value="0.673000000000001">
                <text:p>0.673000000000001</text:p>
              </table:table-cell>
              <table:table-cell office:value-type="float" office:value="-6.60011100000006">
                <text:p>-6.60011100000006</text:p>
              </table:table-cell>
            </table:table-row>
            <table:table-row>
              <table:table-cell office:value-type="float" office:value="0.674">
                <text:p>0.674</text:p>
              </table:table-cell>
              <table:table-cell office:value-type="float" office:value="-6.60991800000006">
                <text:p>-6.60991800000006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-6.61972500000006">
                <text:p>-6.61972500000006</text:p>
              </table:table-cell>
            </table:table-row>
            <table:table-row>
              <table:table-cell office:value-type="float" office:value="0.676">
                <text:p>0.676</text:p>
              </table:table-cell>
              <table:table-cell office:value-type="float" office:value="-6.62953200000006">
                <text:p>-6.62953200000006</text:p>
              </table:table-cell>
            </table:table-row>
            <table:table-row>
              <table:table-cell office:value-type="float" office:value="0.677000000000001">
                <text:p>0.677000000000001</text:p>
              </table:table-cell>
              <table:table-cell office:value-type="float" office:value="-6.63933900000006">
                <text:p>-6.63933900000006</text:p>
              </table:table-cell>
            </table:table-row>
            <table:table-row>
              <table:table-cell office:value-type="float" office:value="0.678000000000001">
                <text:p>0.678000000000001</text:p>
              </table:table-cell>
              <table:table-cell office:value-type="float" office:value="-6.64914600000006">
                <text:p>-6.64914600000006</text:p>
              </table:table-cell>
            </table:table-row>
            <table:table-row>
              <table:table-cell office:value-type="float" office:value="0.679">
                <text:p>0.679</text:p>
              </table:table-cell>
              <table:table-cell office:value-type="float" office:value="-6.65895300000006">
                <text:p>-6.65895300000006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-6.66876000000006">
                <text:p>-6.66876000000006</text:p>
              </table:table-cell>
            </table:table-row>
            <table:table-row>
              <table:table-cell office:value-type="float" office:value="0.681000000000001">
                <text:p>0.681000000000001</text:p>
              </table:table-cell>
              <table:table-cell office:value-type="float" office:value="-6.67856700000006">
                <text:p>-6.67856700000006</text:p>
              </table:table-cell>
            </table:table-row>
            <table:table-row>
              <table:table-cell office:value-type="float" office:value="0.682000000000001">
                <text:p>0.682000000000001</text:p>
              </table:table-cell>
              <table:table-cell office:value-type="float" office:value="-6.68837400000006">
                <text:p>-6.68837400000006</text:p>
              </table:table-cell>
            </table:table-row>
            <table:table-row>
              <table:table-cell office:value-type="float" office:value="0.683">
                <text:p>0.683</text:p>
              </table:table-cell>
              <table:table-cell office:value-type="float" office:value="-6.69818100000006">
                <text:p>-6.69818100000006</text:p>
              </table:table-cell>
            </table:table-row>
            <table:table-row>
              <table:table-cell office:value-type="float" office:value="0.684">
                <text:p>0.684</text:p>
              </table:table-cell>
              <table:table-cell office:value-type="float" office:value="-6.70798800000006">
                <text:p>-6.70798800000006</text:p>
              </table:table-cell>
            </table:table-row>
            <table:table-row>
              <table:table-cell office:value-type="float" office:value="0.685000000000001">
                <text:p>0.685000000000001</text:p>
              </table:table-cell>
              <table:table-cell office:value-type="float" office:value="-6.71779500000006">
                <text:p>-6.71779500000006</text:p>
              </table:table-cell>
            </table:table-row>
            <table:table-row>
              <table:table-cell office:value-type="float" office:value="0.686000000000001">
                <text:p>0.686000000000001</text:p>
              </table:table-cell>
              <table:table-cell office:value-type="float" office:value="-6.72760200000007">
                <text:p>-6.72760200000007</text:p>
              </table:table-cell>
            </table:table-row>
            <table:table-row>
              <table:table-cell office:value-type="float" office:value="0.687">
                <text:p>0.687</text:p>
              </table:table-cell>
              <table:table-cell office:value-type="float" office:value="-6.73740900000007">
                <text:p>-6.73740900000007</text:p>
              </table:table-cell>
            </table:table-row>
            <table:table-row>
              <table:table-cell office:value-type="float" office:value="0.688">
                <text:p>0.688</text:p>
              </table:table-cell>
              <table:table-cell office:value-type="float" office:value="-6.74721600000007">
                <text:p>-6.74721600000007</text:p>
              </table:table-cell>
            </table:table-row>
            <table:table-row>
              <table:table-cell office:value-type="float" office:value="0.689000000000001">
                <text:p>0.689000000000001</text:p>
              </table:table-cell>
              <table:table-cell office:value-type="float" office:value="-6.75702300000007">
                <text:p>-6.75702300000007</text:p>
              </table:table-cell>
            </table:table-row>
            <table:table-row>
              <table:table-cell office:value-type="float" office:value="0.690000000000001">
                <text:p>0.690000000000001</text:p>
              </table:table-cell>
              <table:table-cell office:value-type="float" office:value="-6.76683000000007">
                <text:p>-6.76683000000007</text:p>
              </table:table-cell>
            </table:table-row>
            <table:table-row>
              <table:table-cell office:value-type="float" office:value="0.691">
                <text:p>0.691</text:p>
              </table:table-cell>
              <table:table-cell office:value-type="float" office:value="-6.77663700000007">
                <text:p>-6.77663700000007</text:p>
              </table:table-cell>
            </table:table-row>
            <table:table-row>
              <table:table-cell office:value-type="float" office:value="0.692">
                <text:p>0.692</text:p>
              </table:table-cell>
              <table:table-cell office:value-type="float" office:value="-6.78644400000007">
                <text:p>-6.78644400000007</text:p>
              </table:table-cell>
            </table:table-row>
            <table:table-row>
              <table:table-cell office:value-type="float" office:value="0.693000000000001">
                <text:p>0.693000000000001</text:p>
              </table:table-cell>
              <table:table-cell office:value-type="float" office:value="-6.79625100000007">
                <text:p>-6.79625100000007</text:p>
              </table:table-cell>
            </table:table-row>
            <table:table-row>
              <table:table-cell office:value-type="float" office:value="0.694000000000001">
                <text:p>0.694000000000001</text:p>
              </table:table-cell>
              <table:table-cell office:value-type="float" office:value="-6.80605800000007">
                <text:p>-6.80605800000007</text:p>
              </table:table-cell>
            </table:table-row>
            <table:table-row>
              <table:table-cell office:value-type="float" office:value="0.695">
                <text:p>0.695</text:p>
              </table:table-cell>
              <table:table-cell office:value-type="float" office:value="-6.81586500000007">
                <text:p>-6.81586500000007</text:p>
              </table:table-cell>
            </table:table-row>
            <table:table-row>
              <table:table-cell office:value-type="float" office:value="0.696">
                <text:p>0.696</text:p>
              </table:table-cell>
              <table:table-cell office:value-type="float" office:value="-6.82567200000007">
                <text:p>-6.82567200000007</text:p>
              </table:table-cell>
            </table:table-row>
            <table:table-row>
              <table:table-cell office:value-type="float" office:value="0.697000000000001">
                <text:p>0.697000000000001</text:p>
              </table:table-cell>
              <table:table-cell office:value-type="float" office:value="-6.83547900000007">
                <text:p>-6.83547900000007</text:p>
              </table:table-cell>
            </table:table-row>
            <table:table-row>
              <table:table-cell office:value-type="float" office:value="0.698000000000001">
                <text:p>0.698000000000001</text:p>
              </table:table-cell>
              <table:table-cell office:value-type="float" office:value="-6.84528600000007">
                <text:p>-6.84528600000007</text:p>
              </table:table-cell>
            </table:table-row>
            <table:table-row>
              <table:table-cell office:value-type="float" office:value="0.699">
                <text:p>0.699</text:p>
              </table:table-cell>
              <table:table-cell office:value-type="float" office:value="-6.85509300000007">
                <text:p>-6.8550930000000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-6.86490000000007">
                <text:p>-6.86490000000007</text:p>
              </table:table-cell>
            </table:table-row>
            <table:table-row>
              <table:table-cell office:value-type="float" office:value="0.701000000000001">
                <text:p>0.701000000000001</text:p>
              </table:table-cell>
              <table:table-cell office:value-type="float" office:value="-6.87470700000007">
                <text:p>-6.87470700000007</text:p>
              </table:table-cell>
            </table:table-row>
            <table:table-row>
              <table:table-cell office:value-type="float" office:value="0.702000000000001">
                <text:p>0.702000000000001</text:p>
              </table:table-cell>
              <table:table-cell office:value-type="float" office:value="-6.88451400000007">
                <text:p>-6.88451400000007</text:p>
              </table:table-cell>
            </table:table-row>
            <table:table-row>
              <table:table-cell office:value-type="float" office:value="0.703000000000001">
                <text:p>0.703000000000001</text:p>
              </table:table-cell>
              <table:table-cell office:value-type="float" office:value="-6.89432100000007">
                <text:p>-6.89432100000007</text:p>
              </table:table-cell>
            </table:table-row>
            <table:table-row>
              <table:table-cell office:value-type="float" office:value="0.704">
                <text:p>0.704</text:p>
              </table:table-cell>
              <table:table-cell office:value-type="float" office:value="-6.90412800000007">
                <text:p>-6.90412800000007</text:p>
              </table:table-cell>
            </table:table-row>
            <table:table-row>
              <table:table-cell office:value-type="float" office:value="0.705000000000001">
                <text:p>0.705000000000001</text:p>
              </table:table-cell>
              <table:table-cell office:value-type="float" office:value="-6.91393500000007">
                <text:p>-6.91393500000007</text:p>
              </table:table-cell>
            </table:table-row>
            <table:table-row>
              <table:table-cell office:value-type="float" office:value="0.706000000000001">
                <text:p>0.706000000000001</text:p>
              </table:table-cell>
              <table:table-cell office:value-type="float" office:value="-6.92374200000007">
                <text:p>-6.92374200000007</text:p>
              </table:table-cell>
            </table:table-row>
            <table:table-row>
              <table:table-cell office:value-type="float" office:value="0.707000000000001">
                <text:p>0.707000000000001</text:p>
              </table:table-cell>
              <table:table-cell office:value-type="float" office:value="-6.93354900000007">
                <text:p>-6.93354900000007</text:p>
              </table:table-cell>
            </table:table-row>
            <table:table-row>
              <table:table-cell office:value-type="float" office:value="0.708">
                <text:p>0.708</text:p>
              </table:table-cell>
              <table:table-cell office:value-type="float" office:value="-6.94335600000007">
                <text:p>-6.94335600000007</text:p>
              </table:table-cell>
            </table:table-row>
            <table:table-row>
              <table:table-cell office:value-type="float" office:value="0.709000000000001">
                <text:p>0.709000000000001</text:p>
              </table:table-cell>
              <table:table-cell office:value-type="float" office:value="-6.95316300000007">
                <text:p>-6.95316300000007</text:p>
              </table:table-cell>
            </table:table-row>
            <table:table-row>
              <table:table-cell office:value-type="float" office:value="0.710000000000001">
                <text:p>0.710000000000001</text:p>
              </table:table-cell>
              <table:table-cell office:value-type="float" office:value="-6.96297000000007">
                <text:p>-6.96297000000007</text:p>
              </table:table-cell>
            </table:table-row>
            <table:table-row>
              <table:table-cell office:value-type="float" office:value="0.711000000000001">
                <text:p>0.711000000000001</text:p>
              </table:table-cell>
              <table:table-cell office:value-type="float" office:value="-6.97277700000007">
                <text:p>-6.97277700000007</text:p>
              </table:table-cell>
            </table:table-row>
            <table:table-row>
              <table:table-cell office:value-type="float" office:value="0.712">
                <text:p>0.712</text:p>
              </table:table-cell>
              <table:table-cell office:value-type="float" office:value="-6.98258400000007">
                <text:p>-6.98258400000007</text:p>
              </table:table-cell>
            </table:table-row>
            <table:table-row>
              <table:table-cell office:value-type="float" office:value="0.713000000000001">
                <text:p>0.713000000000001</text:p>
              </table:table-cell>
              <table:table-cell office:value-type="float" office:value="-6.99239100000007">
                <text:p>-6.99239100000007</text:p>
              </table:table-cell>
            </table:table-row>
            <table:table-row>
              <table:table-cell office:value-type="float" office:value="0.714000000000001">
                <text:p>0.714000000000001</text:p>
              </table:table-cell>
              <table:table-cell office:value-type="float" office:value="-7.00219800000007">
                <text:p>-7.00219800000007</text:p>
              </table:table-cell>
            </table:table-row>
            <table:table-row>
              <table:table-cell office:value-type="float" office:value="0.715000000000001">
                <text:p>0.715000000000001</text:p>
              </table:table-cell>
              <table:table-cell office:value-type="float" office:value="-7.01200500000008">
                <text:p>-7.01200500000008</text:p>
              </table:table-cell>
            </table:table-row>
            <table:table-row>
              <table:table-cell office:value-type="float" office:value="0.716">
                <text:p>0.716</text:p>
              </table:table-cell>
              <table:table-cell office:value-type="float" office:value="-7.02181200000008">
                <text:p>-7.02181200000008</text:p>
              </table:table-cell>
            </table:table-row>
            <table:table-row>
              <table:table-cell office:value-type="float" office:value="0.717000000000001">
                <text:p>0.717000000000001</text:p>
              </table:table-cell>
              <table:table-cell office:value-type="float" office:value="-7.03161900000008">
                <text:p>-7.03161900000008</text:p>
              </table:table-cell>
            </table:table-row>
            <table:table-row>
              <table:table-cell office:value-type="float" office:value="0.718000000000001">
                <text:p>0.718000000000001</text:p>
              </table:table-cell>
              <table:table-cell office:value-type="float" office:value="-7.04142600000008">
                <text:p>-7.04142600000008</text:p>
              </table:table-cell>
            </table:table-row>
            <table:table-row>
              <table:table-cell office:value-type="float" office:value="0.719000000000001">
                <text:p>0.719000000000001</text:p>
              </table:table-cell>
              <table:table-cell office:value-type="float" office:value="-7.05123300000008">
                <text:p>-7.0512330000000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-7.06104000000008">
                <text:p>-7.06104000000008</text:p>
              </table:table-cell>
            </table:table-row>
            <table:table-row>
              <table:table-cell office:value-type="float" office:value="0.721000000000001">
                <text:p>0.721000000000001</text:p>
              </table:table-cell>
              <table:table-cell office:value-type="float" office:value="-7.07084700000008">
                <text:p>-7.07084700000008</text:p>
              </table:table-cell>
            </table:table-row>
            <table:table-row>
              <table:table-cell office:value-type="float" office:value="0.722000000000001">
                <text:p>0.722000000000001</text:p>
              </table:table-cell>
              <table:table-cell office:value-type="float" office:value="-7.08065400000008">
                <text:p>-7.08065400000008</text:p>
              </table:table-cell>
            </table:table-row>
            <table:table-row>
              <table:table-cell office:value-type="float" office:value="0.723000000000001">
                <text:p>0.723000000000001</text:p>
              </table:table-cell>
              <table:table-cell office:value-type="float" office:value="-7.09046100000008">
                <text:p>-7.09046100000008</text:p>
              </table:table-cell>
            </table:table-row>
            <table:table-row>
              <table:table-cell office:value-type="float" office:value="0.724">
                <text:p>0.724</text:p>
              </table:table-cell>
              <table:table-cell office:value-type="float" office:value="-7.10026800000008">
                <text:p>-7.10026800000008</text:p>
              </table:table-cell>
            </table:table-row>
            <table:table-row>
              <table:table-cell office:value-type="float" office:value="0.725000000000001">
                <text:p>0.725000000000001</text:p>
              </table:table-cell>
              <table:table-cell office:value-type="float" office:value="-7.11007500000008">
                <text:p>-7.11007500000008</text:p>
              </table:table-cell>
            </table:table-row>
            <table:table-row>
              <table:table-cell office:value-type="float" office:value="0.726000000000001">
                <text:p>0.726000000000001</text:p>
              </table:table-cell>
              <table:table-cell office:value-type="float" office:value="-7.11988200000008">
                <text:p>-7.11988200000008</text:p>
              </table:table-cell>
            </table:table-row>
            <table:table-row>
              <table:table-cell office:value-type="float" office:value="0.727000000000001">
                <text:p>0.727000000000001</text:p>
              </table:table-cell>
              <table:table-cell office:value-type="float" office:value="-7.12968900000008">
                <text:p>-7.12968900000008</text:p>
              </table:table-cell>
            </table:table-row>
            <table:table-row>
              <table:table-cell office:value-type="float" office:value="0.728000000000001">
                <text:p>0.728000000000001</text:p>
              </table:table-cell>
              <table:table-cell office:value-type="float" office:value="-7.13949600000008">
                <text:p>-7.13949600000008</text:p>
              </table:table-cell>
            </table:table-row>
            <table:table-row>
              <table:table-cell office:value-type="float" office:value="0.729000000000001">
                <text:p>0.729000000000001</text:p>
              </table:table-cell>
              <table:table-cell office:value-type="float" office:value="-7.14930300000008">
                <text:p>-7.14930300000008</text:p>
              </table:table-cell>
            </table:table-row>
            <table:table-row>
              <table:table-cell office:value-type="float" office:value="0.730000000000001">
                <text:p>0.730000000000001</text:p>
              </table:table-cell>
              <table:table-cell office:value-type="float" office:value="-7.15911000000008">
                <text:p>-7.15911000000008</text:p>
              </table:table-cell>
            </table:table-row>
            <table:table-row>
              <table:table-cell office:value-type="float" office:value="0.731000000000001">
                <text:p>0.731000000000001</text:p>
              </table:table-cell>
              <table:table-cell office:value-type="float" office:value="-7.16891700000008">
                <text:p>-7.16891700000008</text:p>
              </table:table-cell>
            </table:table-row>
            <table:table-row>
              <table:table-cell office:value-type="float" office:value="0.732000000000001">
                <text:p>0.732000000000001</text:p>
              </table:table-cell>
              <table:table-cell office:value-type="float" office:value="-7.17872400000008">
                <text:p>-7.17872400000008</text:p>
              </table:table-cell>
            </table:table-row>
            <table:table-row>
              <table:table-cell office:value-type="float" office:value="0.733000000000001">
                <text:p>0.733000000000001</text:p>
              </table:table-cell>
              <table:table-cell office:value-type="float" office:value="-7.18853100000008">
                <text:p>-7.18853100000008</text:p>
              </table:table-cell>
            </table:table-row>
            <table:table-row>
              <table:table-cell office:value-type="float" office:value="0.734000000000001">
                <text:p>0.734000000000001</text:p>
              </table:table-cell>
              <table:table-cell office:value-type="float" office:value="-7.19833800000008">
                <text:p>-7.19833800000008</text:p>
              </table:table-cell>
            </table:table-row>
            <table:table-row>
              <table:table-cell office:value-type="float" office:value="0.735000000000001">
                <text:p>0.735000000000001</text:p>
              </table:table-cell>
              <table:table-cell office:value-type="float" office:value="-7.20814500000008">
                <text:p>-7.20814500000008</text:p>
              </table:table-cell>
            </table:table-row>
            <table:table-row>
              <table:table-cell office:value-type="float" office:value="0.736000000000001">
                <text:p>0.736000000000001</text:p>
              </table:table-cell>
              <table:table-cell office:value-type="float" office:value="-7.21795200000008">
                <text:p>-7.21795200000008</text:p>
              </table:table-cell>
            </table:table-row>
            <table:table-row>
              <table:table-cell office:value-type="float" office:value="0.737000000000001">
                <text:p>0.737000000000001</text:p>
              </table:table-cell>
              <table:table-cell office:value-type="float" office:value="-7.22775900000008">
                <text:p>-7.22775900000008</text:p>
              </table:table-cell>
            </table:table-row>
            <table:table-row>
              <table:table-cell office:value-type="float" office:value="0.738000000000001">
                <text:p>0.738000000000001</text:p>
              </table:table-cell>
              <table:table-cell office:value-type="float" office:value="-7.23756600000008">
                <text:p>-7.23756600000008</text:p>
              </table:table-cell>
            </table:table-row>
            <table:table-row>
              <table:table-cell office:value-type="float" office:value="0.739000000000001">
                <text:p>0.739000000000001</text:p>
              </table:table-cell>
              <table:table-cell office:value-type="float" office:value="-7.24737300000008">
                <text:p>-7.24737300000008</text:p>
              </table:table-cell>
            </table:table-row>
            <table:table-row>
              <table:table-cell office:value-type="float" office:value="0.740000000000001">
                <text:p>0.740000000000001</text:p>
              </table:table-cell>
              <table:table-cell office:value-type="float" office:value="-7.25718000000008">
                <text:p>-7.25718000000008</text:p>
              </table:table-cell>
            </table:table-row>
            <table:table-row>
              <table:table-cell office:value-type="float" office:value="0.741000000000001">
                <text:p>0.741000000000001</text:p>
              </table:table-cell>
              <table:table-cell office:value-type="float" office:value="-7.26698700000008">
                <text:p>-7.26698700000008</text:p>
              </table:table-cell>
            </table:table-row>
            <table:table-row>
              <table:table-cell office:value-type="float" office:value="0.742000000000001">
                <text:p>0.742000000000001</text:p>
              </table:table-cell>
              <table:table-cell office:value-type="float" office:value="-7.27679400000008">
                <text:p>-7.27679400000008</text:p>
              </table:table-cell>
            </table:table-row>
            <table:table-row>
              <table:table-cell office:value-type="float" office:value="0.743000000000001">
                <text:p>0.743000000000001</text:p>
              </table:table-cell>
              <table:table-cell office:value-type="float" office:value="-7.28660100000008">
                <text:p>-7.28660100000008</text:p>
              </table:table-cell>
            </table:table-row>
            <table:table-row>
              <table:table-cell office:value-type="float" office:value="0.744000000000001">
                <text:p>0.744000000000001</text:p>
              </table:table-cell>
              <table:table-cell office:value-type="float" office:value="-7.29640800000009">
                <text:p>-7.29640800000009</text:p>
              </table:table-cell>
            </table:table-row>
            <table:table-row>
              <table:table-cell office:value-type="float" office:value="0.745000000000001">
                <text:p>0.745000000000001</text:p>
              </table:table-cell>
              <table:table-cell office:value-type="float" office:value="-7.30621500000009">
                <text:p>-7.30621500000009</text:p>
              </table:table-cell>
            </table:table-row>
            <table:table-row>
              <table:table-cell office:value-type="float" office:value="0.746000000000001">
                <text:p>0.746000000000001</text:p>
              </table:table-cell>
              <table:table-cell office:value-type="float" office:value="-7.31602200000009">
                <text:p>-7.31602200000009</text:p>
              </table:table-cell>
            </table:table-row>
            <table:table-row>
              <table:table-cell office:value-type="float" office:value="0.747000000000001">
                <text:p>0.747000000000001</text:p>
              </table:table-cell>
              <table:table-cell office:value-type="float" office:value="-7.32582900000009">
                <text:p>-7.32582900000009</text:p>
              </table:table-cell>
            </table:table-row>
            <table:table-row>
              <table:table-cell office:value-type="float" office:value="0.748000000000001">
                <text:p>0.748000000000001</text:p>
              </table:table-cell>
              <table:table-cell office:value-type="float" office:value="-7.33563600000009">
                <text:p>-7.33563600000009</text:p>
              </table:table-cell>
            </table:table-row>
            <table:table-row>
              <table:table-cell office:value-type="float" office:value="0.749000000000001">
                <text:p>0.749000000000001</text:p>
              </table:table-cell>
              <table:table-cell office:value-type="float" office:value="-7.34544300000009">
                <text:p>-7.34544300000009</text:p>
              </table:table-cell>
            </table:table-row>
            <table:table-row>
              <table:table-cell office:value-type="float" office:value="0.750000000000001">
                <text:p>0.750000000000001</text:p>
              </table:table-cell>
              <table:table-cell office:value-type="float" office:value="-7.35525000000009">
                <text:p>-7.35525000000009</text:p>
              </table:table-cell>
            </table:table-row>
            <table:table-row>
              <table:table-cell office:value-type="float" office:value="0.751000000000001">
                <text:p>0.751000000000001</text:p>
              </table:table-cell>
              <table:table-cell office:value-type="float" office:value="-7.36505700000009">
                <text:p>-7.36505700000009</text:p>
              </table:table-cell>
            </table:table-row>
            <table:table-row>
              <table:table-cell office:value-type="float" office:value="0.752000000000001">
                <text:p>0.752000000000001</text:p>
              </table:table-cell>
              <table:table-cell office:value-type="float" office:value="-7.37486400000009">
                <text:p>-7.37486400000009</text:p>
              </table:table-cell>
            </table:table-row>
            <table:table-row>
              <table:table-cell office:value-type="float" office:value="0.753000000000001">
                <text:p>0.753000000000001</text:p>
              </table:table-cell>
              <table:table-cell office:value-type="float" office:value="-7.38467100000009">
                <text:p>-7.38467100000009</text:p>
              </table:table-cell>
            </table:table-row>
            <table:table-row>
              <table:table-cell office:value-type="float" office:value="0.754000000000001">
                <text:p>0.754000000000001</text:p>
              </table:table-cell>
              <table:table-cell office:value-type="float" office:value="-7.39447800000009">
                <text:p>-7.39447800000009</text:p>
              </table:table-cell>
            </table:table-row>
            <table:table-row>
              <table:table-cell office:value-type="float" office:value="0.755000000000001">
                <text:p>0.755000000000001</text:p>
              </table:table-cell>
              <table:table-cell office:value-type="float" office:value="-7.40428500000009">
                <text:p>-7.40428500000009</text:p>
              </table:table-cell>
            </table:table-row>
            <table:table-row>
              <table:table-cell office:value-type="float" office:value="0.756000000000001">
                <text:p>0.756000000000001</text:p>
              </table:table-cell>
              <table:table-cell office:value-type="float" office:value="-7.41409200000009">
                <text:p>-7.41409200000009</text:p>
              </table:table-cell>
            </table:table-row>
            <table:table-row>
              <table:table-cell office:value-type="float" office:value="0.757000000000001">
                <text:p>0.757000000000001</text:p>
              </table:table-cell>
              <table:table-cell office:value-type="float" office:value="-7.42389900000009">
                <text:p>-7.42389900000009</text:p>
              </table:table-cell>
            </table:table-row>
            <table:table-row>
              <table:table-cell office:value-type="float" office:value="0.758000000000001">
                <text:p>0.758000000000001</text:p>
              </table:table-cell>
              <table:table-cell office:value-type="float" office:value="-7.43370600000009">
                <text:p>-7.43370600000009</text:p>
              </table:table-cell>
            </table:table-row>
            <table:table-row>
              <table:table-cell office:value-type="float" office:value="0.759000000000001">
                <text:p>0.759000000000001</text:p>
              </table:table-cell>
              <table:table-cell office:value-type="float" office:value="-7.44351300000009">
                <text:p>-7.44351300000009</text:p>
              </table:table-cell>
            </table:table-row>
            <table:table-row>
              <table:table-cell office:value-type="float" office:value="0.760000000000001">
                <text:p>0.760000000000001</text:p>
              </table:table-cell>
              <table:table-cell office:value-type="float" office:value="-7.45332000000009">
                <text:p>-7.45332000000009</text:p>
              </table:table-cell>
            </table:table-row>
            <table:table-row>
              <table:table-cell office:value-type="float" office:value="0.761000000000001">
                <text:p>0.761000000000001</text:p>
              </table:table-cell>
              <table:table-cell office:value-type="float" office:value="-7.46312700000009">
                <text:p>-7.46312700000009</text:p>
              </table:table-cell>
            </table:table-row>
            <table:table-row>
              <table:table-cell office:value-type="float" office:value="0.762000000000001">
                <text:p>0.762000000000001</text:p>
              </table:table-cell>
              <table:table-cell office:value-type="float" office:value="-7.47293400000009">
                <text:p>-7.47293400000009</text:p>
              </table:table-cell>
            </table:table-row>
            <table:table-row>
              <table:table-cell office:value-type="float" office:value="0.763000000000001">
                <text:p>0.763000000000001</text:p>
              </table:table-cell>
              <table:table-cell office:value-type="float" office:value="-7.48274100000009">
                <text:p>-7.48274100000009</text:p>
              </table:table-cell>
            </table:table-row>
            <table:table-row>
              <table:table-cell office:value-type="float" office:value="0.764000000000001">
                <text:p>0.764000000000001</text:p>
              </table:table-cell>
              <table:table-cell office:value-type="float" office:value="-7.49254800000009">
                <text:p>-7.49254800000009</text:p>
              </table:table-cell>
            </table:table-row>
            <table:table-row>
              <table:table-cell office:value-type="float" office:value="0.765000000000001">
                <text:p>0.765000000000001</text:p>
              </table:table-cell>
              <table:table-cell office:value-type="float" office:value="-7.50235500000009">
                <text:p>-7.50235500000009</text:p>
              </table:table-cell>
            </table:table-row>
            <table:table-row>
              <table:table-cell office:value-type="float" office:value="0.766000000000001">
                <text:p>0.766000000000001</text:p>
              </table:table-cell>
              <table:table-cell office:value-type="float" office:value="-7.51216200000009">
                <text:p>-7.51216200000009</text:p>
              </table:table-cell>
            </table:table-row>
            <table:table-row>
              <table:table-cell office:value-type="float" office:value="0.767000000000001">
                <text:p>0.767000000000001</text:p>
              </table:table-cell>
              <table:table-cell office:value-type="float" office:value="-7.52196900000009">
                <text:p>-7.52196900000009</text:p>
              </table:table-cell>
            </table:table-row>
            <table:table-row>
              <table:table-cell office:value-type="float" office:value="0.768000000000001">
                <text:p>0.768000000000001</text:p>
              </table:table-cell>
              <table:table-cell office:value-type="float" office:value="-7.53177600000009">
                <text:p>-7.53177600000009</text:p>
              </table:table-cell>
            </table:table-row>
            <table:table-row>
              <table:table-cell office:value-type="float" office:value="0.769000000000001">
                <text:p>0.769000000000001</text:p>
              </table:table-cell>
              <table:table-cell office:value-type="float" office:value="-7.54158300000009">
                <text:p>-7.54158300000009</text:p>
              </table:table-cell>
            </table:table-row>
            <table:table-row>
              <table:table-cell office:value-type="float" office:value="0.770000000000001">
                <text:p>0.770000000000001</text:p>
              </table:table-cell>
              <table:table-cell office:value-type="float" office:value="-7.55139000000009">
                <text:p>-7.55139000000009</text:p>
              </table:table-cell>
            </table:table-row>
            <table:table-row>
              <table:table-cell office:value-type="float" office:value="0.771000000000001">
                <text:p>0.771000000000001</text:p>
              </table:table-cell>
              <table:table-cell office:value-type="float" office:value="-7.56119700000009">
                <text:p>-7.56119700000009</text:p>
              </table:table-cell>
            </table:table-row>
            <table:table-row>
              <table:table-cell office:value-type="float" office:value="0.772000000000001">
                <text:p>0.772000000000001</text:p>
              </table:table-cell>
              <table:table-cell office:value-type="float" office:value="-7.57100400000009">
                <text:p>-7.57100400000009</text:p>
              </table:table-cell>
            </table:table-row>
            <table:table-row>
              <table:table-cell office:value-type="float" office:value="0.773000000000001">
                <text:p>0.773000000000001</text:p>
              </table:table-cell>
              <table:table-cell office:value-type="float" office:value="-7.5808110000001">
                <text:p>-7.5808110000001</text:p>
              </table:table-cell>
            </table:table-row>
            <table:table-row>
              <table:table-cell office:value-type="float" office:value="0.774000000000001">
                <text:p>0.774000000000001</text:p>
              </table:table-cell>
              <table:table-cell office:value-type="float" office:value="-7.5906180000001">
                <text:p>-7.5906180000001</text:p>
              </table:table-cell>
            </table:table-row>
            <table:table-row>
              <table:table-cell office:value-type="float" office:value="0.775000000000001">
                <text:p>0.775000000000001</text:p>
              </table:table-cell>
              <table:table-cell office:value-type="float" office:value="-7.6004250000001">
                <text:p>-7.6004250000001</text:p>
              </table:table-cell>
            </table:table-row>
            <table:table-row>
              <table:table-cell office:value-type="float" office:value="0.776000000000001">
                <text:p>0.776000000000001</text:p>
              </table:table-cell>
              <table:table-cell office:value-type="float" office:value="-7.6102320000001">
                <text:p>-7.6102320000001</text:p>
              </table:table-cell>
            </table:table-row>
            <table:table-row>
              <table:table-cell office:value-type="float" office:value="0.777000000000001">
                <text:p>0.777000000000001</text:p>
              </table:table-cell>
              <table:table-cell office:value-type="float" office:value="-7.6200390000001">
                <text:p>-7.6200390000001</text:p>
              </table:table-cell>
            </table:table-row>
            <table:table-row>
              <table:table-cell office:value-type="float" office:value="0.778000000000001">
                <text:p>0.778000000000001</text:p>
              </table:table-cell>
              <table:table-cell office:value-type="float" office:value="-7.6298460000001">
                <text:p>-7.6298460000001</text:p>
              </table:table-cell>
            </table:table-row>
            <table:table-row>
              <table:table-cell office:value-type="float" office:value="0.779000000000001">
                <text:p>0.779000000000001</text:p>
              </table:table-cell>
              <table:table-cell office:value-type="float" office:value="-7.6396530000001">
                <text:p>-7.6396530000001</text:p>
              </table:table-cell>
            </table:table-row>
            <table:table-row>
              <table:table-cell office:value-type="float" office:value="0.780000000000001">
                <text:p>0.780000000000001</text:p>
              </table:table-cell>
              <table:table-cell office:value-type="float" office:value="-7.6494600000001">
                <text:p>-7.6494600000001</text:p>
              </table:table-cell>
            </table:table-row>
            <table:table-row>
              <table:table-cell office:value-type="float" office:value="0.781000000000001">
                <text:p>0.781000000000001</text:p>
              </table:table-cell>
              <table:table-cell office:value-type="float" office:value="-7.6592670000001">
                <text:p>-7.6592670000001</text:p>
              </table:table-cell>
            </table:table-row>
            <table:table-row>
              <table:table-cell office:value-type="float" office:value="0.782000000000001">
                <text:p>0.782000000000001</text:p>
              </table:table-cell>
              <table:table-cell office:value-type="float" office:value="-7.6690740000001">
                <text:p>-7.6690740000001</text:p>
              </table:table-cell>
            </table:table-row>
            <table:table-row>
              <table:table-cell office:value-type="float" office:value="0.783000000000001">
                <text:p>0.783000000000001</text:p>
              </table:table-cell>
              <table:table-cell office:value-type="float" office:value="-7.6788810000001">
                <text:p>-7.6788810000001</text:p>
              </table:table-cell>
            </table:table-row>
            <table:table-row>
              <table:table-cell office:value-type="float" office:value="0.784000000000001">
                <text:p>0.784000000000001</text:p>
              </table:table-cell>
              <table:table-cell office:value-type="float" office:value="-7.6886880000001">
                <text:p>-7.6886880000001</text:p>
              </table:table-cell>
            </table:table-row>
            <table:table-row>
              <table:table-cell office:value-type="float" office:value="0.785000000000001">
                <text:p>0.785000000000001</text:p>
              </table:table-cell>
              <table:table-cell office:value-type="float" office:value="-7.6984950000001">
                <text:p>-7.6984950000001</text:p>
              </table:table-cell>
            </table:table-row>
            <table:table-row>
              <table:table-cell office:value-type="float" office:value="0.786000000000001">
                <text:p>0.786000000000001</text:p>
              </table:table-cell>
              <table:table-cell office:value-type="float" office:value="-7.7083020000001">
                <text:p>-7.7083020000001</text:p>
              </table:table-cell>
            </table:table-row>
            <table:table-row>
              <table:table-cell office:value-type="float" office:value="0.787000000000001">
                <text:p>0.787000000000001</text:p>
              </table:table-cell>
              <table:table-cell office:value-type="float" office:value="-7.7181090000001">
                <text:p>-7.7181090000001</text:p>
              </table:table-cell>
            </table:table-row>
            <table:table-row>
              <table:table-cell office:value-type="float" office:value="0.788000000000001">
                <text:p>0.788000000000001</text:p>
              </table:table-cell>
              <table:table-cell office:value-type="float" office:value="-7.7279160000001">
                <text:p>-7.7279160000001</text:p>
              </table:table-cell>
            </table:table-row>
            <table:table-row>
              <table:table-cell office:value-type="float" office:value="0.789000000000001">
                <text:p>0.789000000000001</text:p>
              </table:table-cell>
              <table:table-cell office:value-type="float" office:value="-7.7377230000001">
                <text:p>-7.7377230000001</text:p>
              </table:table-cell>
            </table:table-row>
            <table:table-row>
              <table:table-cell office:value-type="float" office:value="0.790000000000001">
                <text:p>0.790000000000001</text:p>
              </table:table-cell>
              <table:table-cell office:value-type="float" office:value="-7.7475300000001">
                <text:p>-7.7475300000001</text:p>
              </table:table-cell>
            </table:table-row>
            <table:table-row>
              <table:table-cell office:value-type="float" office:value="0.791000000000001">
                <text:p>0.791000000000001</text:p>
              </table:table-cell>
              <table:table-cell office:value-type="float" office:value="-7.7573370000001">
                <text:p>-7.7573370000001</text:p>
              </table:table-cell>
            </table:table-row>
            <table:table-row>
              <table:table-cell office:value-type="float" office:value="0.792000000000001">
                <text:p>0.792000000000001</text:p>
              </table:table-cell>
              <table:table-cell office:value-type="float" office:value="-7.7671440000001">
                <text:p>-7.7671440000001</text:p>
              </table:table-cell>
            </table:table-row>
            <table:table-row>
              <table:table-cell office:value-type="float" office:value="0.793000000000001">
                <text:p>0.793000000000001</text:p>
              </table:table-cell>
              <table:table-cell office:value-type="float" office:value="-7.7769510000001">
                <text:p>-7.7769510000001</text:p>
              </table:table-cell>
            </table:table-row>
            <table:table-row>
              <table:table-cell office:value-type="float" office:value="0.794000000000001">
                <text:p>0.794000000000001</text:p>
              </table:table-cell>
              <table:table-cell office:value-type="float" office:value="-7.7867580000001">
                <text:p>-7.7867580000001</text:p>
              </table:table-cell>
            </table:table-row>
            <table:table-row>
              <table:table-cell office:value-type="float" office:value="0.795000000000001">
                <text:p>0.795000000000001</text:p>
              </table:table-cell>
              <table:table-cell office:value-type="float" office:value="-7.7965650000001">
                <text:p>-7.7965650000001</text:p>
              </table:table-cell>
            </table:table-row>
            <table:table-row>
              <table:table-cell office:value-type="float" office:value="0.796000000000001">
                <text:p>0.796000000000001</text:p>
              </table:table-cell>
              <table:table-cell office:value-type="float" office:value="-7.8063720000001">
                <text:p>-7.8063720000001</text:p>
              </table:table-cell>
            </table:table-row>
            <table:table-row>
              <table:table-cell office:value-type="float" office:value="0.797000000000001">
                <text:p>0.797000000000001</text:p>
              </table:table-cell>
              <table:table-cell office:value-type="float" office:value="-7.8161790000001">
                <text:p>-7.8161790000001</text:p>
              </table:table-cell>
            </table:table-row>
            <table:table-row>
              <table:table-cell office:value-type="float" office:value="0.798000000000001">
                <text:p>0.798000000000001</text:p>
              </table:table-cell>
              <table:table-cell office:value-type="float" office:value="-7.8259860000001">
                <text:p>-7.8259860000001</text:p>
              </table:table-cell>
            </table:table-row>
            <table:table-row>
              <table:table-cell office:value-type="float" office:value="0.799000000000001">
                <text:p>0.799000000000001</text:p>
              </table:table-cell>
              <table:table-cell office:value-type="float" office:value="-7.8357930000001">
                <text:p>-7.8357930000001</text:p>
              </table:table-cell>
            </table:table-row>
            <table:table-row>
              <table:table-cell office:value-type="float" office:value="0.800000000000001">
                <text:p>0.800000000000001</text:p>
              </table:table-cell>
              <table:table-cell office:value-type="float" office:value="-7.8456000000001">
                <text:p>-7.8456000000001</text:p>
              </table:table-cell>
            </table:table-row>
            <table:table-row>
              <table:table-cell office:value-type="float" office:value="0.801000000000001">
                <text:p>0.801000000000001</text:p>
              </table:table-cell>
              <table:table-cell office:value-type="float" office:value="-7.8554070000001">
                <text:p>-7.8554070000001</text:p>
              </table:table-cell>
            </table:table-row>
            <table:table-row>
              <table:table-cell office:value-type="float" office:value="0.802000000000001">
                <text:p>0.802000000000001</text:p>
              </table:table-cell>
              <table:table-cell office:value-type="float" office:value="-7.86521400000011">
                <text:p>-7.86521400000011</text:p>
              </table:table-cell>
            </table:table-row>
            <table:table-row>
              <table:table-cell office:value-type="float" office:value="0.803000000000001">
                <text:p>0.803000000000001</text:p>
              </table:table-cell>
              <table:table-cell office:value-type="float" office:value="-7.87502100000011">
                <text:p>-7.87502100000011</text:p>
              </table:table-cell>
            </table:table-row>
            <table:table-row>
              <table:table-cell office:value-type="float" office:value="0.804000000000001">
                <text:p>0.804000000000001</text:p>
              </table:table-cell>
              <table:table-cell office:value-type="float" office:value="-7.88482800000011">
                <text:p>-7.88482800000011</text:p>
              </table:table-cell>
            </table:table-row>
            <table:table-row>
              <table:table-cell office:value-type="float" office:value="0.805000000000001">
                <text:p>0.805000000000001</text:p>
              </table:table-cell>
              <table:table-cell office:value-type="float" office:value="-7.89463500000011">
                <text:p>-7.89463500000011</text:p>
              </table:table-cell>
            </table:table-row>
            <table:table-row>
              <table:table-cell office:value-type="float" office:value="0.806000000000001">
                <text:p>0.806000000000001</text:p>
              </table:table-cell>
              <table:table-cell office:value-type="float" office:value="-7.90444200000011">
                <text:p>-7.90444200000011</text:p>
              </table:table-cell>
            </table:table-row>
            <table:table-row>
              <table:table-cell office:value-type="float" office:value="0.807000000000001">
                <text:p>0.807000000000001</text:p>
              </table:table-cell>
              <table:table-cell office:value-type="float" office:value="-7.91424900000011">
                <text:p>-7.91424900000011</text:p>
              </table:table-cell>
            </table:table-row>
            <table:table-row>
              <table:table-cell office:value-type="float" office:value="0.808000000000001">
                <text:p>0.808000000000001</text:p>
              </table:table-cell>
              <table:table-cell office:value-type="float" office:value="-7.92405600000011">
                <text:p>-7.92405600000011</text:p>
              </table:table-cell>
            </table:table-row>
            <table:table-row>
              <table:table-cell office:value-type="float" office:value="0.809000000000001">
                <text:p>0.809000000000001</text:p>
              </table:table-cell>
              <table:table-cell office:value-type="float" office:value="-7.93386300000011">
                <text:p>-7.93386300000011</text:p>
              </table:table-cell>
            </table:table-row>
            <table:table-row>
              <table:table-cell office:value-type="float" office:value="0.810000000000001">
                <text:p>0.810000000000001</text:p>
              </table:table-cell>
              <table:table-cell office:value-type="float" office:value="-7.94367000000011">
                <text:p>-7.94367000000011</text:p>
              </table:table-cell>
            </table:table-row>
            <table:table-row>
              <table:table-cell office:value-type="float" office:value="0.811000000000001">
                <text:p>0.811000000000001</text:p>
              </table:table-cell>
              <table:table-cell office:value-type="float" office:value="-7.95347700000011">
                <text:p>-7.95347700000011</text:p>
              </table:table-cell>
            </table:table-row>
            <table:table-row>
              <table:table-cell office:value-type="float" office:value="0.812000000000001">
                <text:p>0.812000000000001</text:p>
              </table:table-cell>
              <table:table-cell office:value-type="float" office:value="-7.96328400000011">
                <text:p>-7.96328400000011</text:p>
              </table:table-cell>
            </table:table-row>
            <table:table-row>
              <table:table-cell office:value-type="float" office:value="0.813000000000001">
                <text:p>0.813000000000001</text:p>
              </table:table-cell>
              <table:table-cell office:value-type="float" office:value="-7.97309100000011">
                <text:p>-7.97309100000011</text:p>
              </table:table-cell>
            </table:table-row>
            <table:table-row>
              <table:table-cell office:value-type="float" office:value="0.814000000000001">
                <text:p>0.814000000000001</text:p>
              </table:table-cell>
              <table:table-cell office:value-type="float" office:value="-7.98289800000011">
                <text:p>-7.98289800000011</text:p>
              </table:table-cell>
            </table:table-row>
            <table:table-row>
              <table:table-cell office:value-type="float" office:value="0.815000000000001">
                <text:p>0.815000000000001</text:p>
              </table:table-cell>
              <table:table-cell office:value-type="float" office:value="-7.99270500000011">
                <text:p>-7.99270500000011</text:p>
              </table:table-cell>
            </table:table-row>
            <table:table-row>
              <table:table-cell office:value-type="float" office:value="0.816000000000001">
                <text:p>0.816000000000001</text:p>
              </table:table-cell>
              <table:table-cell office:value-type="float" office:value="-8.00251200000011">
                <text:p>-8.00251200000011</text:p>
              </table:table-cell>
            </table:table-row>
            <table:table-row>
              <table:table-cell office:value-type="float" office:value="0.817000000000001">
                <text:p>0.817000000000001</text:p>
              </table:table-cell>
              <table:table-cell office:value-type="float" office:value="-8.01231900000011">
                <text:p>-8.01231900000011</text:p>
              </table:table-cell>
            </table:table-row>
            <table:table-row>
              <table:table-cell office:value-type="float" office:value="0.818000000000001">
                <text:p>0.818000000000001</text:p>
              </table:table-cell>
              <table:table-cell office:value-type="float" office:value="-8.02212600000011">
                <text:p>-8.02212600000011</text:p>
              </table:table-cell>
            </table:table-row>
            <table:table-row>
              <table:table-cell office:value-type="float" office:value="0.819000000000001">
                <text:p>0.819000000000001</text:p>
              </table:table-cell>
              <table:table-cell office:value-type="float" office:value="-8.03193300000011">
                <text:p>-8.03193300000011</text:p>
              </table:table-cell>
            </table:table-row>
            <table:table-row>
              <table:table-cell office:value-type="float" office:value="0.820000000000001">
                <text:p>0.820000000000001</text:p>
              </table:table-cell>
              <table:table-cell office:value-type="float" office:value="-8.04174000000011">
                <text:p>-8.04174000000011</text:p>
              </table:table-cell>
            </table:table-row>
            <table:table-row>
              <table:table-cell office:value-type="float" office:value="0.821000000000001">
                <text:p>0.821000000000001</text:p>
              </table:table-cell>
              <table:table-cell office:value-type="float" office:value="-8.05154700000011">
                <text:p>-8.05154700000011</text:p>
              </table:table-cell>
            </table:table-row>
            <table:table-row>
              <table:table-cell office:value-type="float" office:value="0.822000000000001">
                <text:p>0.822000000000001</text:p>
              </table:table-cell>
              <table:table-cell office:value-type="float" office:value="-8.06135400000011">
                <text:p>-8.06135400000011</text:p>
              </table:table-cell>
            </table:table-row>
            <table:table-row>
              <table:table-cell office:value-type="float" office:value="0.823000000000001">
                <text:p>0.823000000000001</text:p>
              </table:table-cell>
              <table:table-cell office:value-type="float" office:value="-8.07116100000011">
                <text:p>-8.07116100000011</text:p>
              </table:table-cell>
            </table:table-row>
            <table:table-row>
              <table:table-cell office:value-type="float" office:value="0.824000000000001">
                <text:p>0.824000000000001</text:p>
              </table:table-cell>
              <table:table-cell office:value-type="float" office:value="-8.08096800000011">
                <text:p>-8.08096800000011</text:p>
              </table:table-cell>
            </table:table-row>
            <table:table-row>
              <table:table-cell office:value-type="float" office:value="0.825000000000001">
                <text:p>0.825000000000001</text:p>
              </table:table-cell>
              <table:table-cell office:value-type="float" office:value="-8.09077500000011">
                <text:p>-8.09077500000011</text:p>
              </table:table-cell>
            </table:table-row>
            <table:table-row>
              <table:table-cell office:value-type="float" office:value="0.826000000000001">
                <text:p>0.826000000000001</text:p>
              </table:table-cell>
              <table:table-cell office:value-type="float" office:value="-8.10058200000011">
                <text:p>-8.10058200000011</text:p>
              </table:table-cell>
            </table:table-row>
            <table:table-row>
              <table:table-cell office:value-type="float" office:value="0.827000000000001">
                <text:p>0.827000000000001</text:p>
              </table:table-cell>
              <table:table-cell office:value-type="float" office:value="-8.11038900000011">
                <text:p>-8.11038900000011</text:p>
              </table:table-cell>
            </table:table-row>
            <table:table-row>
              <table:table-cell office:value-type="float" office:value="0.828000000000001">
                <text:p>0.828000000000001</text:p>
              </table:table-cell>
              <table:table-cell office:value-type="float" office:value="-8.12019600000011">
                <text:p>-8.12019600000011</text:p>
              </table:table-cell>
            </table:table-row>
            <table:table-row>
              <table:table-cell office:value-type="float" office:value="0.829000000000001">
                <text:p>0.829000000000001</text:p>
              </table:table-cell>
              <table:table-cell office:value-type="float" office:value="-8.13000300000011">
                <text:p>-8.13000300000011</text:p>
              </table:table-cell>
            </table:table-row>
            <table:table-row>
              <table:table-cell office:value-type="float" office:value="0.830000000000001">
                <text:p>0.830000000000001</text:p>
              </table:table-cell>
              <table:table-cell office:value-type="float" office:value="-8.13981000000011">
                <text:p>-8.13981000000011</text:p>
              </table:table-cell>
            </table:table-row>
            <table:table-row>
              <table:table-cell office:value-type="float" office:value="0.831000000000001">
                <text:p>0.831000000000001</text:p>
              </table:table-cell>
              <table:table-cell office:value-type="float" office:value="-8.14961700000012">
                <text:p>-8.14961700000012</text:p>
              </table:table-cell>
            </table:table-row>
            <table:table-row>
              <table:table-cell office:value-type="float" office:value="0.832000000000001">
                <text:p>0.832000000000001</text:p>
              </table:table-cell>
              <table:table-cell office:value-type="float" office:value="-8.15942400000012">
                <text:p>-8.15942400000012</text:p>
              </table:table-cell>
            </table:table-row>
            <table:table-row>
              <table:table-cell office:value-type="float" office:value="0.833000000000001">
                <text:p>0.833000000000001</text:p>
              </table:table-cell>
              <table:table-cell office:value-type="float" office:value="-8.16923100000012">
                <text:p>-8.16923100000012</text:p>
              </table:table-cell>
            </table:table-row>
            <table:table-row>
              <table:table-cell office:value-type="float" office:value="0.834000000000001">
                <text:p>0.834000000000001</text:p>
              </table:table-cell>
              <table:table-cell office:value-type="float" office:value="-8.17903800000012">
                <text:p>-8.17903800000012</text:p>
              </table:table-cell>
            </table:table-row>
            <table:table-row>
              <table:table-cell office:value-type="float" office:value="0.835000000000001">
                <text:p>0.835000000000001</text:p>
              </table:table-cell>
              <table:table-cell office:value-type="float" office:value="-8.18884500000012">
                <text:p>-8.18884500000012</text:p>
              </table:table-cell>
            </table:table-row>
            <table:table-row>
              <table:table-cell office:value-type="float" office:value="0.836000000000001">
                <text:p>0.836000000000001</text:p>
              </table:table-cell>
              <table:table-cell office:value-type="float" office:value="-8.19865200000012">
                <text:p>-8.19865200000012</text:p>
              </table:table-cell>
            </table:table-row>
            <table:table-row>
              <table:table-cell office:value-type="float" office:value="0.837000000000001">
                <text:p>0.837000000000001</text:p>
              </table:table-cell>
              <table:table-cell office:value-type="float" office:value="-8.20845900000012">
                <text:p>-8.20845900000012</text:p>
              </table:table-cell>
            </table:table-row>
            <table:table-row>
              <table:table-cell office:value-type="float" office:value="0.838000000000001">
                <text:p>0.838000000000001</text:p>
              </table:table-cell>
              <table:table-cell office:value-type="float" office:value="-8.21826600000012">
                <text:p>-8.21826600000012</text:p>
              </table:table-cell>
            </table:table-row>
            <table:table-row>
              <table:table-cell office:value-type="float" office:value="0.839000000000001">
                <text:p>0.839000000000001</text:p>
              </table:table-cell>
              <table:table-cell office:value-type="float" office:value="-8.22807300000012">
                <text:p>-8.22807300000012</text:p>
              </table:table-cell>
            </table:table-row>
            <table:table-row>
              <table:table-cell office:value-type="float" office:value="0.840000000000001">
                <text:p>0.840000000000001</text:p>
              </table:table-cell>
              <table:table-cell office:value-type="float" office:value="-8.23788000000012">
                <text:p>-8.23788000000012</text:p>
              </table:table-cell>
            </table:table-row>
            <table:table-row>
              <table:table-cell office:value-type="float" office:value="0.841000000000001">
                <text:p>0.841000000000001</text:p>
              </table:table-cell>
              <table:table-cell office:value-type="float" office:value="-8.24768700000012">
                <text:p>-8.24768700000012</text:p>
              </table:table-cell>
            </table:table-row>
            <table:table-row>
              <table:table-cell office:value-type="float" office:value="0.842000000000001">
                <text:p>0.842000000000001</text:p>
              </table:table-cell>
              <table:table-cell office:value-type="float" office:value="-8.25749400000012">
                <text:p>-8.25749400000012</text:p>
              </table:table-cell>
            </table:table-row>
            <table:table-row>
              <table:table-cell office:value-type="float" office:value="0.843000000000001">
                <text:p>0.843000000000001</text:p>
              </table:table-cell>
              <table:table-cell office:value-type="float" office:value="-8.26730100000012">
                <text:p>-8.26730100000012</text:p>
              </table:table-cell>
            </table:table-row>
            <table:table-row>
              <table:table-cell office:value-type="float" office:value="0.844000000000001">
                <text:p>0.844000000000001</text:p>
              </table:table-cell>
              <table:table-cell office:value-type="float" office:value="-8.27710800000012">
                <text:p>-8.27710800000012</text:p>
              </table:table-cell>
            </table:table-row>
            <table:table-row>
              <table:table-cell office:value-type="float" office:value="0.845000000000001">
                <text:p>0.845000000000001</text:p>
              </table:table-cell>
              <table:table-cell office:value-type="float" office:value="-8.28691500000012">
                <text:p>-8.28691500000012</text:p>
              </table:table-cell>
            </table:table-row>
            <table:table-row>
              <table:table-cell office:value-type="float" office:value="0.846000000000001">
                <text:p>0.846000000000001</text:p>
              </table:table-cell>
              <table:table-cell office:value-type="float" office:value="-8.29672200000012">
                <text:p>-8.29672200000012</text:p>
              </table:table-cell>
            </table:table-row>
            <table:table-row>
              <table:table-cell office:value-type="float" office:value="0.847000000000001">
                <text:p>0.847000000000001</text:p>
              </table:table-cell>
              <table:table-cell office:value-type="float" office:value="-8.30652900000012">
                <text:p>-8.30652900000012</text:p>
              </table:table-cell>
            </table:table-row>
            <table:table-row>
              <table:table-cell office:value-type="float" office:value="0.848000000000001">
                <text:p>0.848000000000001</text:p>
              </table:table-cell>
              <table:table-cell office:value-type="float" office:value="-8.31633600000012">
                <text:p>-8.31633600000012</text:p>
              </table:table-cell>
            </table:table-row>
            <table:table-row>
              <table:table-cell office:value-type="float" office:value="0.849000000000001">
                <text:p>0.849000000000001</text:p>
              </table:table-cell>
              <table:table-cell office:value-type="float" office:value="-8.32614300000012">
                <text:p>-8.32614300000012</text:p>
              </table:table-cell>
            </table:table-row>
            <table:table-row>
              <table:table-cell office:value-type="float" office:value="0.850000000000001">
                <text:p>0.850000000000001</text:p>
              </table:table-cell>
              <table:table-cell office:value-type="float" office:value="-8.33595000000012">
                <text:p>-8.33595000000012</text:p>
              </table:table-cell>
            </table:table-row>
            <table:table-row>
              <table:table-cell office:value-type="float" office:value="0.851000000000001">
                <text:p>0.851000000000001</text:p>
              </table:table-cell>
              <table:table-cell office:value-type="float" office:value="-8.34575700000012">
                <text:p>-8.34575700000012</text:p>
              </table:table-cell>
            </table:table-row>
            <table:table-row>
              <table:table-cell office:value-type="float" office:value="0.852000000000001">
                <text:p>0.852000000000001</text:p>
              </table:table-cell>
              <table:table-cell office:value-type="float" office:value="-8.35556400000012">
                <text:p>-8.35556400000012</text:p>
              </table:table-cell>
            </table:table-row>
            <table:table-row>
              <table:table-cell office:value-type="float" office:value="0.853000000000001">
                <text:p>0.853000000000001</text:p>
              </table:table-cell>
              <table:table-cell office:value-type="float" office:value="-8.36537100000012">
                <text:p>-8.36537100000012</text:p>
              </table:table-cell>
            </table:table-row>
            <table:table-row>
              <table:table-cell office:value-type="float" office:value="0.854000000000001">
                <text:p>0.854000000000001</text:p>
              </table:table-cell>
              <table:table-cell office:value-type="float" office:value="-8.37517800000012">
                <text:p>-8.37517800000012</text:p>
              </table:table-cell>
            </table:table-row>
            <table:table-row>
              <table:table-cell office:value-type="float" office:value="0.855000000000001">
                <text:p>0.855000000000001</text:p>
              </table:table-cell>
              <table:table-cell office:value-type="float" office:value="-8.38498500000012">
                <text:p>-8.38498500000012</text:p>
              </table:table-cell>
            </table:table-row>
            <table:table-row>
              <table:table-cell office:value-type="float" office:value="0.856000000000001">
                <text:p>0.856000000000001</text:p>
              </table:table-cell>
              <table:table-cell office:value-type="float" office:value="-8.39479200000012">
                <text:p>-8.39479200000012</text:p>
              </table:table-cell>
            </table:table-row>
            <table:table-row>
              <table:table-cell office:value-type="float" office:value="0.857000000000001">
                <text:p>0.857000000000001</text:p>
              </table:table-cell>
              <table:table-cell office:value-type="float" office:value="-8.40459900000012">
                <text:p>-8.40459900000012</text:p>
              </table:table-cell>
            </table:table-row>
            <table:table-row>
              <table:table-cell office:value-type="float" office:value="0.858000000000001">
                <text:p>0.858000000000001</text:p>
              </table:table-cell>
              <table:table-cell office:value-type="float" office:value="-8.41440600000012">
                <text:p>-8.41440600000012</text:p>
              </table:table-cell>
            </table:table-row>
            <table:table-row>
              <table:table-cell office:value-type="float" office:value="0.859000000000001">
                <text:p>0.859000000000001</text:p>
              </table:table-cell>
              <table:table-cell office:value-type="float" office:value="-8.42421300000012">
                <text:p>-8.42421300000012</text:p>
              </table:table-cell>
            </table:table-row>
            <table:table-row>
              <table:table-cell office:value-type="float" office:value="0.860000000000001">
                <text:p>0.860000000000001</text:p>
              </table:table-cell>
              <table:table-cell office:value-type="float" office:value="-8.43402000000012">
                <text:p>-8.43402000000012</text:p>
              </table:table-cell>
            </table:table-row>
            <table:table-row>
              <table:table-cell office:value-type="float" office:value="0.861000000000001">
                <text:p>0.861000000000001</text:p>
              </table:table-cell>
              <table:table-cell office:value-type="float" office:value="-8.44382700000013">
                <text:p>-8.44382700000013</text:p>
              </table:table-cell>
            </table:table-row>
            <table:table-row>
              <table:table-cell office:value-type="float" office:value="0.862000000000001">
                <text:p>0.862000000000001</text:p>
              </table:table-cell>
              <table:table-cell office:value-type="float" office:value="-8.45363400000013">
                <text:p>-8.45363400000013</text:p>
              </table:table-cell>
            </table:table-row>
            <table:table-row>
              <table:table-cell office:value-type="float" office:value="0.863000000000001">
                <text:p>0.863000000000001</text:p>
              </table:table-cell>
              <table:table-cell office:value-type="float" office:value="-8.46344100000013">
                <text:p>-8.46344100000013</text:p>
              </table:table-cell>
            </table:table-row>
            <table:table-row>
              <table:table-cell office:value-type="float" office:value="0.864000000000001">
                <text:p>0.864000000000001</text:p>
              </table:table-cell>
              <table:table-cell office:value-type="float" office:value="-8.47324800000013">
                <text:p>-8.47324800000013</text:p>
              </table:table-cell>
            </table:table-row>
            <table:table-row>
              <table:table-cell office:value-type="float" office:value="0.865000000000001">
                <text:p>0.865000000000001</text:p>
              </table:table-cell>
              <table:table-cell office:value-type="float" office:value="-8.48305500000013">
                <text:p>-8.48305500000013</text:p>
              </table:table-cell>
            </table:table-row>
            <table:table-row>
              <table:table-cell office:value-type="float" office:value="0.866000000000001">
                <text:p>0.866000000000001</text:p>
              </table:table-cell>
              <table:table-cell office:value-type="float" office:value="-8.49286200000013">
                <text:p>-8.49286200000013</text:p>
              </table:table-cell>
            </table:table-row>
            <table:table-row>
              <table:table-cell office:value-type="float" office:value="0.867000000000001">
                <text:p>0.867000000000001</text:p>
              </table:table-cell>
              <table:table-cell office:value-type="float" office:value="-8.50266900000013">
                <text:p>-8.50266900000013</text:p>
              </table:table-cell>
            </table:table-row>
            <table:table-row>
              <table:table-cell office:value-type="float" office:value="0.868000000000001">
                <text:p>0.868000000000001</text:p>
              </table:table-cell>
              <table:table-cell office:value-type="float" office:value="-8.51247600000013">
                <text:p>-8.51247600000013</text:p>
              </table:table-cell>
            </table:table-row>
            <table:table-row>
              <table:table-cell office:value-type="float" office:value="0.869000000000001">
                <text:p>0.869000000000001</text:p>
              </table:table-cell>
              <table:table-cell office:value-type="float" office:value="-8.52228300000013">
                <text:p>-8.52228300000013</text:p>
              </table:table-cell>
            </table:table-row>
            <table:table-row>
              <table:table-cell office:value-type="float" office:value="0.870000000000001">
                <text:p>0.870000000000001</text:p>
              </table:table-cell>
              <table:table-cell office:value-type="float" office:value="-8.53209000000013">
                <text:p>-8.53209000000013</text:p>
              </table:table-cell>
            </table:table-row>
            <table:table-row>
              <table:table-cell office:value-type="float" office:value="0.871000000000001">
                <text:p>0.871000000000001</text:p>
              </table:table-cell>
              <table:table-cell office:value-type="float" office:value="-8.54189700000013">
                <text:p>-8.54189700000013</text:p>
              </table:table-cell>
            </table:table-row>
            <table:table-row>
              <table:table-cell office:value-type="float" office:value="0.872000000000001">
                <text:p>0.872000000000001</text:p>
              </table:table-cell>
              <table:table-cell office:value-type="float" office:value="-8.55170400000013">
                <text:p>-8.55170400000013</text:p>
              </table:table-cell>
            </table:table-row>
            <table:table-row>
              <table:table-cell office:value-type="float" office:value="0.873000000000001">
                <text:p>0.873000000000001</text:p>
              </table:table-cell>
              <table:table-cell office:value-type="float" office:value="-8.56151100000013">
                <text:p>-8.56151100000013</text:p>
              </table:table-cell>
            </table:table-row>
            <table:table-row>
              <table:table-cell office:value-type="float" office:value="0.874000000000001">
                <text:p>0.874000000000001</text:p>
              </table:table-cell>
              <table:table-cell office:value-type="float" office:value="-8.57131800000013">
                <text:p>-8.57131800000013</text:p>
              </table:table-cell>
            </table:table-row>
            <table:table-row>
              <table:table-cell office:value-type="float" office:value="0.875000000000001">
                <text:p>0.875000000000001</text:p>
              </table:table-cell>
              <table:table-cell office:value-type="float" office:value="-8.58112500000013">
                <text:p>-8.58112500000013</text:p>
              </table:table-cell>
            </table:table-row>
            <table:table-row>
              <table:table-cell office:value-type="float" office:value="0.876000000000001">
                <text:p>0.876000000000001</text:p>
              </table:table-cell>
              <table:table-cell office:value-type="float" office:value="-8.59093200000013">
                <text:p>-8.59093200000013</text:p>
              </table:table-cell>
            </table:table-row>
            <table:table-row>
              <table:table-cell office:value-type="float" office:value="0.877000000000001">
                <text:p>0.877000000000001</text:p>
              </table:table-cell>
              <table:table-cell office:value-type="float" office:value="-8.60073900000013">
                <text:p>-8.60073900000013</text:p>
              </table:table-cell>
            </table:table-row>
            <table:table-row>
              <table:table-cell office:value-type="float" office:value="0.878000000000001">
                <text:p>0.878000000000001</text:p>
              </table:table-cell>
              <table:table-cell office:value-type="float" office:value="-8.61054600000013">
                <text:p>-8.61054600000013</text:p>
              </table:table-cell>
            </table:table-row>
            <table:table-row>
              <table:table-cell office:value-type="float" office:value="0.879000000000001">
                <text:p>0.879000000000001</text:p>
              </table:table-cell>
              <table:table-cell office:value-type="float" office:value="-8.62035300000013">
                <text:p>-8.62035300000013</text:p>
              </table:table-cell>
            </table:table-row>
            <table:table-row>
              <table:table-cell office:value-type="float" office:value="0.880000000000001">
                <text:p>0.880000000000001</text:p>
              </table:table-cell>
              <table:table-cell office:value-type="float" office:value="-8.63016000000013">
                <text:p>-8.63016000000013</text:p>
              </table:table-cell>
            </table:table-row>
            <table:table-row>
              <table:table-cell office:value-type="float" office:value="0.881000000000001">
                <text:p>0.881000000000001</text:p>
              </table:table-cell>
              <table:table-cell office:value-type="float" office:value="-8.63996700000013">
                <text:p>-8.63996700000013</text:p>
              </table:table-cell>
            </table:table-row>
            <table:table-row>
              <table:table-cell office:value-type="float" office:value="0.882000000000001">
                <text:p>0.882000000000001</text:p>
              </table:table-cell>
              <table:table-cell office:value-type="float" office:value="-8.64977400000013">
                <text:p>-8.64977400000013</text:p>
              </table:table-cell>
            </table:table-row>
            <table:table-row>
              <table:table-cell office:value-type="float" office:value="0.883000000000001">
                <text:p>0.883000000000001</text:p>
              </table:table-cell>
              <table:table-cell office:value-type="float" office:value="-8.65958100000013">
                <text:p>-8.65958100000013</text:p>
              </table:table-cell>
            </table:table-row>
            <table:table-row>
              <table:table-cell office:value-type="float" office:value="0.884000000000001">
                <text:p>0.884000000000001</text:p>
              </table:table-cell>
              <table:table-cell office:value-type="float" office:value="-8.66938800000013">
                <text:p>-8.66938800000013</text:p>
              </table:table-cell>
            </table:table-row>
            <table:table-row>
              <table:table-cell office:value-type="float" office:value="0.885000000000001">
                <text:p>0.885000000000001</text:p>
              </table:table-cell>
              <table:table-cell office:value-type="float" office:value="-8.67919500000013">
                <text:p>-8.67919500000013</text:p>
              </table:table-cell>
            </table:table-row>
            <table:table-row>
              <table:table-cell office:value-type="float" office:value="0.886000000000001">
                <text:p>0.886000000000001</text:p>
              </table:table-cell>
              <table:table-cell office:value-type="float" office:value="-8.68900200000013">
                <text:p>-8.68900200000013</text:p>
              </table:table-cell>
            </table:table-row>
            <table:table-row>
              <table:table-cell office:value-type="float" office:value="0.887000000000001">
                <text:p>0.887000000000001</text:p>
              </table:table-cell>
              <table:table-cell office:value-type="float" office:value="-8.69880900000013">
                <text:p>-8.69880900000013</text:p>
              </table:table-cell>
            </table:table-row>
            <table:table-row>
              <table:table-cell office:value-type="float" office:value="0.888000000000001">
                <text:p>0.888000000000001</text:p>
              </table:table-cell>
              <table:table-cell office:value-type="float" office:value="-8.70861600000013">
                <text:p>-8.70861600000013</text:p>
              </table:table-cell>
            </table:table-row>
            <table:table-row>
              <table:table-cell office:value-type="float" office:value="0.889000000000001">
                <text:p>0.889000000000001</text:p>
              </table:table-cell>
              <table:table-cell office:value-type="float" office:value="-8.71842300000013">
                <text:p>-8.71842300000013</text:p>
              </table:table-cell>
            </table:table-row>
            <table:table-row>
              <table:table-cell office:value-type="float" office:value="0.890000000000001">
                <text:p>0.890000000000001</text:p>
              </table:table-cell>
              <table:table-cell office:value-type="float" office:value="-8.72823000000014">
                <text:p>-8.72823000000014</text:p>
              </table:table-cell>
            </table:table-row>
            <table:table-row>
              <table:table-cell office:value-type="float" office:value="0.891000000000001">
                <text:p>0.891000000000001</text:p>
              </table:table-cell>
              <table:table-cell office:value-type="float" office:value="-8.73803700000014">
                <text:p>-8.73803700000014</text:p>
              </table:table-cell>
            </table:table-row>
            <table:table-row>
              <table:table-cell office:value-type="float" office:value="0.892000000000001">
                <text:p>0.892000000000001</text:p>
              </table:table-cell>
              <table:table-cell office:value-type="float" office:value="-8.74784400000014">
                <text:p>-8.74784400000014</text:p>
              </table:table-cell>
            </table:table-row>
            <table:table-row>
              <table:table-cell office:value-type="float" office:value="0.893000000000001">
                <text:p>0.893000000000001</text:p>
              </table:table-cell>
              <table:table-cell office:value-type="float" office:value="-8.75765100000014">
                <text:p>-8.75765100000014</text:p>
              </table:table-cell>
            </table:table-row>
            <table:table-row>
              <table:table-cell office:value-type="float" office:value="0.894000000000001">
                <text:p>0.894000000000001</text:p>
              </table:table-cell>
              <table:table-cell office:value-type="float" office:value="-8.76745800000014">
                <text:p>-8.76745800000014</text:p>
              </table:table-cell>
            </table:table-row>
            <table:table-row>
              <table:table-cell office:value-type="float" office:value="0.895000000000001">
                <text:p>0.895000000000001</text:p>
              </table:table-cell>
              <table:table-cell office:value-type="float" office:value="-8.77726500000014">
                <text:p>-8.77726500000014</text:p>
              </table:table-cell>
            </table:table-row>
            <table:table-row>
              <table:table-cell office:value-type="float" office:value="0.896000000000001">
                <text:p>0.896000000000001</text:p>
              </table:table-cell>
              <table:table-cell office:value-type="float" office:value="-8.78707200000014">
                <text:p>-8.78707200000014</text:p>
              </table:table-cell>
            </table:table-row>
            <table:table-row>
              <table:table-cell office:value-type="float" office:value="0.897000000000001">
                <text:p>0.897000000000001</text:p>
              </table:table-cell>
              <table:table-cell office:value-type="float" office:value="-8.79687900000014">
                <text:p>-8.79687900000014</text:p>
              </table:table-cell>
            </table:table-row>
            <table:table-row>
              <table:table-cell office:value-type="float" office:value="0.898000000000001">
                <text:p>0.898000000000001</text:p>
              </table:table-cell>
              <table:table-cell office:value-type="float" office:value="-8.80668600000014">
                <text:p>-8.80668600000014</text:p>
              </table:table-cell>
            </table:table-row>
            <table:table-row>
              <table:table-cell office:value-type="float" office:value="0.899000000000001">
                <text:p>0.899000000000001</text:p>
              </table:table-cell>
              <table:table-cell office:value-type="float" office:value="-8.81649300000014">
                <text:p>-8.81649300000014</text:p>
              </table:table-cell>
            </table:table-row>
            <table:table-row>
              <table:table-cell office:value-type="float" office:value="0.900000000000001">
                <text:p>0.900000000000001</text:p>
              </table:table-cell>
              <table:table-cell office:value-type="float" office:value="-8.82630000000014">
                <text:p>-8.82630000000014</text:p>
              </table:table-cell>
            </table:table-row>
            <table:table-row>
              <table:table-cell office:value-type="float" office:value="0.901000000000001">
                <text:p>0.901000000000001</text:p>
              </table:table-cell>
              <table:table-cell office:value-type="float" office:value="-8.83610700000014">
                <text:p>-8.83610700000014</text:p>
              </table:table-cell>
            </table:table-row>
            <table:table-row>
              <table:table-cell office:value-type="float" office:value="0.902000000000001">
                <text:p>0.902000000000001</text:p>
              </table:table-cell>
              <table:table-cell office:value-type="float" office:value="-8.84591400000014">
                <text:p>-8.84591400000014</text:p>
              </table:table-cell>
            </table:table-row>
            <table:table-row>
              <table:table-cell office:value-type="float" office:value="0.903000000000001">
                <text:p>0.903000000000001</text:p>
              </table:table-cell>
              <table:table-cell office:value-type="float" office:value="-8.85572100000014">
                <text:p>-8.85572100000014</text:p>
              </table:table-cell>
            </table:table-row>
            <table:table-row>
              <table:table-cell office:value-type="float" office:value="0.904000000000001">
                <text:p>0.904000000000001</text:p>
              </table:table-cell>
              <table:table-cell office:value-type="float" office:value="-8.86552800000014">
                <text:p>-8.86552800000014</text:p>
              </table:table-cell>
            </table:table-row>
            <table:table-row>
              <table:table-cell office:value-type="float" office:value="0.905000000000001">
                <text:p>0.905000000000001</text:p>
              </table:table-cell>
              <table:table-cell office:value-type="float" office:value="-8.87533500000014">
                <text:p>-8.87533500000014</text:p>
              </table:table-cell>
            </table:table-row>
            <table:table-row>
              <table:table-cell office:value-type="float" office:value="0.906000000000001">
                <text:p>0.906000000000001</text:p>
              </table:table-cell>
              <table:table-cell office:value-type="float" office:value="-8.88514200000014">
                <text:p>-8.88514200000014</text:p>
              </table:table-cell>
            </table:table-row>
            <table:table-row>
              <table:table-cell office:value-type="float" office:value="0.907000000000001">
                <text:p>0.907000000000001</text:p>
              </table:table-cell>
              <table:table-cell office:value-type="float" office:value="-8.89494900000014">
                <text:p>-8.89494900000014</text:p>
              </table:table-cell>
            </table:table-row>
            <table:table-row>
              <table:table-cell office:value-type="float" office:value="0.908000000000001">
                <text:p>0.908000000000001</text:p>
              </table:table-cell>
              <table:table-cell office:value-type="float" office:value="-8.90475600000014">
                <text:p>-8.90475600000014</text:p>
              </table:table-cell>
            </table:table-row>
            <table:table-row>
              <table:table-cell office:value-type="float" office:value="0.909000000000001">
                <text:p>0.909000000000001</text:p>
              </table:table-cell>
              <table:table-cell office:value-type="float" office:value="-8.91456300000014">
                <text:p>-8.91456300000014</text:p>
              </table:table-cell>
            </table:table-row>
            <table:table-row>
              <table:table-cell office:value-type="float" office:value="0.910000000000001">
                <text:p>0.910000000000001</text:p>
              </table:table-cell>
              <table:table-cell office:value-type="float" office:value="-8.92437000000014">
                <text:p>-8.92437000000014</text:p>
              </table:table-cell>
            </table:table-row>
            <table:table-row>
              <table:table-cell office:value-type="float" office:value="0.911000000000001">
                <text:p>0.911000000000001</text:p>
              </table:table-cell>
              <table:table-cell office:value-type="float" office:value="-8.93417700000014">
                <text:p>-8.93417700000014</text:p>
              </table:table-cell>
            </table:table-row>
            <table:table-row>
              <table:table-cell office:value-type="float" office:value="0.912000000000001">
                <text:p>0.912000000000001</text:p>
              </table:table-cell>
              <table:table-cell office:value-type="float" office:value="-8.94398400000014">
                <text:p>-8.94398400000014</text:p>
              </table:table-cell>
            </table:table-row>
            <table:table-row>
              <table:table-cell office:value-type="float" office:value="0.913000000000001">
                <text:p>0.913000000000001</text:p>
              </table:table-cell>
              <table:table-cell office:value-type="float" office:value="-8.95379100000014">
                <text:p>-8.95379100000014</text:p>
              </table:table-cell>
            </table:table-row>
            <table:table-row>
              <table:table-cell office:value-type="float" office:value="0.914000000000001">
                <text:p>0.914000000000001</text:p>
              </table:table-cell>
              <table:table-cell office:value-type="float" office:value="-8.96359800000014">
                <text:p>-8.96359800000014</text:p>
              </table:table-cell>
            </table:table-row>
            <table:table-row>
              <table:table-cell office:value-type="float" office:value="0.915000000000001">
                <text:p>0.915000000000001</text:p>
              </table:table-cell>
              <table:table-cell office:value-type="float" office:value="-8.97340500000014">
                <text:p>-8.97340500000014</text:p>
              </table:table-cell>
            </table:table-row>
            <table:table-row>
              <table:table-cell office:value-type="float" office:value="0.916000000000001">
                <text:p>0.916000000000001</text:p>
              </table:table-cell>
              <table:table-cell office:value-type="float" office:value="-8.98321200000014">
                <text:p>-8.98321200000014</text:p>
              </table:table-cell>
            </table:table-row>
            <table:table-row>
              <table:table-cell office:value-type="float" office:value="0.917000000000001">
                <text:p>0.917000000000001</text:p>
              </table:table-cell>
              <table:table-cell office:value-type="float" office:value="-8.99301900000014">
                <text:p>-8.99301900000014</text:p>
              </table:table-cell>
            </table:table-row>
            <table:table-row>
              <table:table-cell office:value-type="float" office:value="0.918000000000001">
                <text:p>0.918000000000001</text:p>
              </table:table-cell>
              <table:table-cell office:value-type="float" office:value="-9.00282600000014">
                <text:p>-9.00282600000014</text:p>
              </table:table-cell>
            </table:table-row>
            <table:table-row>
              <table:table-cell office:value-type="float" office:value="0.919000000000001">
                <text:p>0.919000000000001</text:p>
              </table:table-cell>
              <table:table-cell office:value-type="float" office:value="-9.01263300000015">
                <text:p>-9.01263300000015</text:p>
              </table:table-cell>
            </table:table-row>
            <table:table-row>
              <table:table-cell office:value-type="float" office:value="0.920000000000001">
                <text:p>0.920000000000001</text:p>
              </table:table-cell>
              <table:table-cell office:value-type="float" office:value="-9.02244000000015">
                <text:p>-9.02244000000015</text:p>
              </table:table-cell>
            </table:table-row>
            <table:table-row>
              <table:table-cell office:value-type="float" office:value="0.921000000000001">
                <text:p>0.921000000000001</text:p>
              </table:table-cell>
              <table:table-cell office:value-type="float" office:value="-9.03224700000015">
                <text:p>-9.03224700000015</text:p>
              </table:table-cell>
            </table:table-row>
            <table:table-row>
              <table:table-cell office:value-type="float" office:value="0.922000000000001">
                <text:p>0.922000000000001</text:p>
              </table:table-cell>
              <table:table-cell office:value-type="float" office:value="-9.04205400000015">
                <text:p>-9.04205400000015</text:p>
              </table:table-cell>
            </table:table-row>
            <table:table-row>
              <table:table-cell office:value-type="float" office:value="0.923000000000001">
                <text:p>0.923000000000001</text:p>
              </table:table-cell>
              <table:table-cell office:value-type="float" office:value="-9.05186100000015">
                <text:p>-9.05186100000015</text:p>
              </table:table-cell>
            </table:table-row>
            <table:table-row>
              <table:table-cell office:value-type="float" office:value="0.924000000000001">
                <text:p>0.924000000000001</text:p>
              </table:table-cell>
              <table:table-cell office:value-type="float" office:value="-9.06166800000015">
                <text:p>-9.06166800000015</text:p>
              </table:table-cell>
            </table:table-row>
            <table:table-row>
              <table:table-cell office:value-type="float" office:value="0.925000000000001">
                <text:p>0.925000000000001</text:p>
              </table:table-cell>
              <table:table-cell office:value-type="float" office:value="-9.07147500000015">
                <text:p>-9.07147500000015</text:p>
              </table:table-cell>
            </table:table-row>
            <table:table-row>
              <table:table-cell office:value-type="float" office:value="0.926000000000001">
                <text:p>0.926000000000001</text:p>
              </table:table-cell>
              <table:table-cell office:value-type="float" office:value="-9.08128200000015">
                <text:p>-9.08128200000015</text:p>
              </table:table-cell>
            </table:table-row>
            <table:table-row>
              <table:table-cell office:value-type="float" office:value="0.927000000000001">
                <text:p>0.927000000000001</text:p>
              </table:table-cell>
              <table:table-cell office:value-type="float" office:value="-9.09108900000015">
                <text:p>-9.09108900000015</text:p>
              </table:table-cell>
            </table:table-row>
            <table:table-row>
              <table:table-cell office:value-type="float" office:value="0.928000000000001">
                <text:p>0.928000000000001</text:p>
              </table:table-cell>
              <table:table-cell office:value-type="float" office:value="-9.10089600000015">
                <text:p>-9.10089600000015</text:p>
              </table:table-cell>
            </table:table-row>
            <table:table-row>
              <table:table-cell office:value-type="float" office:value="0.929000000000001">
                <text:p>0.929000000000001</text:p>
              </table:table-cell>
              <table:table-cell office:value-type="float" office:value="-9.11070300000015">
                <text:p>-9.11070300000015</text:p>
              </table:table-cell>
            </table:table-row>
            <table:table-row>
              <table:table-cell office:value-type="float" office:value="0.930000000000001">
                <text:p>0.930000000000001</text:p>
              </table:table-cell>
              <table:table-cell office:value-type="float" office:value="-9.12051000000015">
                <text:p>-9.12051000000015</text:p>
              </table:table-cell>
            </table:table-row>
            <table:table-row>
              <table:table-cell office:value-type="float" office:value="0.931000000000001">
                <text:p>0.931000000000001</text:p>
              </table:table-cell>
              <table:table-cell office:value-type="float" office:value="-9.13031700000015">
                <text:p>-9.13031700000015</text:p>
              </table:table-cell>
            </table:table-row>
            <table:table-row>
              <table:table-cell office:value-type="float" office:value="0.932000000000001">
                <text:p>0.932000000000001</text:p>
              </table:table-cell>
              <table:table-cell office:value-type="float" office:value="-9.14012400000015">
                <text:p>-9.14012400000015</text:p>
              </table:table-cell>
            </table:table-row>
            <table:table-row>
              <table:table-cell office:value-type="float" office:value="0.933000000000001">
                <text:p>0.933000000000001</text:p>
              </table:table-cell>
              <table:table-cell office:value-type="float" office:value="-9.14993100000015">
                <text:p>-9.14993100000015</text:p>
              </table:table-cell>
            </table:table-row>
            <table:table-row>
              <table:table-cell office:value-type="float" office:value="0.934000000000001">
                <text:p>0.934000000000001</text:p>
              </table:table-cell>
              <table:table-cell office:value-type="float" office:value="-9.15973800000015">
                <text:p>-9.15973800000015</text:p>
              </table:table-cell>
            </table:table-row>
            <table:table-row>
              <table:table-cell office:value-type="float" office:value="0.935000000000001">
                <text:p>0.935000000000001</text:p>
              </table:table-cell>
              <table:table-cell office:value-type="float" office:value="-9.16954500000015">
                <text:p>-9.16954500000015</text:p>
              </table:table-cell>
            </table:table-row>
            <table:table-row>
              <table:table-cell office:value-type="float" office:value="0.936000000000001">
                <text:p>0.936000000000001</text:p>
              </table:table-cell>
              <table:table-cell office:value-type="float" office:value="-9.17935200000015">
                <text:p>-9.17935200000015</text:p>
              </table:table-cell>
            </table:table-row>
            <table:table-row>
              <table:table-cell office:value-type="float" office:value="0.937000000000001">
                <text:p>0.937000000000001</text:p>
              </table:table-cell>
              <table:table-cell office:value-type="float" office:value="-9.18915900000015">
                <text:p>-9.18915900000015</text:p>
              </table:table-cell>
            </table:table-row>
            <table:table-row>
              <table:table-cell office:value-type="float" office:value="0.938000000000001">
                <text:p>0.938000000000001</text:p>
              </table:table-cell>
              <table:table-cell office:value-type="float" office:value="-9.19896600000015">
                <text:p>-9.19896600000015</text:p>
              </table:table-cell>
            </table:table-row>
            <table:table-row>
              <table:table-cell office:value-type="float" office:value="0.939000000000001">
                <text:p>0.939000000000001</text:p>
              </table:table-cell>
              <table:table-cell office:value-type="float" office:value="-9.20877300000015">
                <text:p>-9.20877300000015</text:p>
              </table:table-cell>
            </table:table-row>
            <table:table-row>
              <table:table-cell office:value-type="float" office:value="0.940000000000001">
                <text:p>0.940000000000001</text:p>
              </table:table-cell>
              <table:table-cell office:value-type="float" office:value="-9.21858000000015">
                <text:p>-9.21858000000015</text:p>
              </table:table-cell>
            </table:table-row>
            <table:table-row>
              <table:table-cell office:value-type="float" office:value="0.941000000000001">
                <text:p>0.941000000000001</text:p>
              </table:table-cell>
              <table:table-cell office:value-type="float" office:value="-9.22838700000015">
                <text:p>-9.22838700000015</text:p>
              </table:table-cell>
            </table:table-row>
            <table:table-row>
              <table:table-cell office:value-type="float" office:value="0.942000000000001">
                <text:p>0.942000000000001</text:p>
              </table:table-cell>
              <table:table-cell office:value-type="float" office:value="-9.23819400000015">
                <text:p>-9.23819400000015</text:p>
              </table:table-cell>
            </table:table-row>
            <table:table-row>
              <table:table-cell office:value-type="float" office:value="0.943000000000001">
                <text:p>0.943000000000001</text:p>
              </table:table-cell>
              <table:table-cell office:value-type="float" office:value="-9.24800100000015">
                <text:p>-9.24800100000015</text:p>
              </table:table-cell>
            </table:table-row>
            <table:table-row>
              <table:table-cell office:value-type="float" office:value="0.944000000000001">
                <text:p>0.944000000000001</text:p>
              </table:table-cell>
              <table:table-cell office:value-type="float" office:value="-9.25780800000015">
                <text:p>-9.25780800000015</text:p>
              </table:table-cell>
            </table:table-row>
            <table:table-row>
              <table:table-cell office:value-type="float" office:value="0.945000000000001">
                <text:p>0.945000000000001</text:p>
              </table:table-cell>
              <table:table-cell office:value-type="float" office:value="-9.26761500000015">
                <text:p>-9.26761500000015</text:p>
              </table:table-cell>
            </table:table-row>
            <table:table-row>
              <table:table-cell office:value-type="float" office:value="0.946000000000001">
                <text:p>0.946000000000001</text:p>
              </table:table-cell>
              <table:table-cell office:value-type="float" office:value="-9.27742200000015">
                <text:p>-9.27742200000015</text:p>
              </table:table-cell>
            </table:table-row>
            <table:table-row>
              <table:table-cell office:value-type="float" office:value="0.947000000000001">
                <text:p>0.947000000000001</text:p>
              </table:table-cell>
              <table:table-cell office:value-type="float" office:value="-9.28722900000015">
                <text:p>-9.28722900000015</text:p>
              </table:table-cell>
            </table:table-row>
            <table:table-row>
              <table:table-cell office:value-type="float" office:value="0.948000000000001">
                <text:p>0.948000000000001</text:p>
              </table:table-cell>
              <table:table-cell office:value-type="float" office:value="-9.29703600000016">
                <text:p>-9.29703600000016</text:p>
              </table:table-cell>
            </table:table-row>
            <table:table-row>
              <table:table-cell office:value-type="float" office:value="0.949000000000001">
                <text:p>0.949000000000001</text:p>
              </table:table-cell>
              <table:table-cell office:value-type="float" office:value="-9.30684300000016">
                <text:p>-9.30684300000016</text:p>
              </table:table-cell>
            </table:table-row>
            <table:table-row>
              <table:table-cell office:value-type="float" office:value="0.950000000000001">
                <text:p>0.950000000000001</text:p>
              </table:table-cell>
              <table:table-cell office:value-type="float" office:value="-9.31665000000016">
                <text:p>-9.31665000000016</text:p>
              </table:table-cell>
            </table:table-row>
            <table:table-row>
              <table:table-cell office:value-type="float" office:value="0.951000000000001">
                <text:p>0.951000000000001</text:p>
              </table:table-cell>
              <table:table-cell office:value-type="float" office:value="-9.32645700000016">
                <text:p>-9.32645700000016</text:p>
              </table:table-cell>
            </table:table-row>
            <table:table-row>
              <table:table-cell office:value-type="float" office:value="0.952000000000001">
                <text:p>0.952000000000001</text:p>
              </table:table-cell>
              <table:table-cell office:value-type="float" office:value="-9.33626400000016">
                <text:p>-9.33626400000016</text:p>
              </table:table-cell>
            </table:table-row>
            <table:table-row>
              <table:table-cell office:value-type="float" office:value="0.953000000000001">
                <text:p>0.953000000000001</text:p>
              </table:table-cell>
              <table:table-cell office:value-type="float" office:value="-9.34607100000016">
                <text:p>-9.34607100000016</text:p>
              </table:table-cell>
            </table:table-row>
            <table:table-row>
              <table:table-cell office:value-type="float" office:value="0.954000000000001">
                <text:p>0.954000000000001</text:p>
              </table:table-cell>
              <table:table-cell office:value-type="float" office:value="-9.35587800000016">
                <text:p>-9.35587800000016</text:p>
              </table:table-cell>
            </table:table-row>
            <table:table-row>
              <table:table-cell office:value-type="float" office:value="0.955000000000001">
                <text:p>0.955000000000001</text:p>
              </table:table-cell>
              <table:table-cell office:value-type="float" office:value="-9.36568500000016">
                <text:p>-9.36568500000016</text:p>
              </table:table-cell>
            </table:table-row>
            <table:table-row>
              <table:table-cell office:value-type="float" office:value="0.956000000000001">
                <text:p>0.956000000000001</text:p>
              </table:table-cell>
              <table:table-cell office:value-type="float" office:value="-9.37549200000016">
                <text:p>-9.37549200000016</text:p>
              </table:table-cell>
            </table:table-row>
            <table:table-row>
              <table:table-cell office:value-type="float" office:value="0.957000000000001">
                <text:p>0.957000000000001</text:p>
              </table:table-cell>
              <table:table-cell office:value-type="float" office:value="-9.38529900000016">
                <text:p>-9.38529900000016</text:p>
              </table:table-cell>
            </table:table-row>
            <table:table-row>
              <table:table-cell office:value-type="float" office:value="0.958000000000001">
                <text:p>0.958000000000001</text:p>
              </table:table-cell>
              <table:table-cell office:value-type="float" office:value="-9.39510600000016">
                <text:p>-9.39510600000016</text:p>
              </table:table-cell>
            </table:table-row>
            <table:table-row>
              <table:table-cell office:value-type="float" office:value="0.959000000000001">
                <text:p>0.959000000000001</text:p>
              </table:table-cell>
              <table:table-cell office:value-type="float" office:value="-9.40491300000016">
                <text:p>-9.40491300000016</text:p>
              </table:table-cell>
            </table:table-row>
            <table:table-row>
              <table:table-cell office:value-type="float" office:value="0.960000000000001">
                <text:p>0.960000000000001</text:p>
              </table:table-cell>
              <table:table-cell office:value-type="float" office:value="-9.41472000000016">
                <text:p>-9.41472000000016</text:p>
              </table:table-cell>
            </table:table-row>
            <table:table-row>
              <table:table-cell office:value-type="float" office:value="0.961000000000001">
                <text:p>0.961000000000001</text:p>
              </table:table-cell>
              <table:table-cell office:value-type="float" office:value="-9.42452700000016">
                <text:p>-9.42452700000016</text:p>
              </table:table-cell>
            </table:table-row>
            <table:table-row>
              <table:table-cell office:value-type="float" office:value="0.962000000000001">
                <text:p>0.962000000000001</text:p>
              </table:table-cell>
              <table:table-cell office:value-type="float" office:value="-9.43433400000016">
                <text:p>-9.43433400000016</text:p>
              </table:table-cell>
            </table:table-row>
            <table:table-row>
              <table:table-cell office:value-type="float" office:value="0.963000000000001">
                <text:p>0.963000000000001</text:p>
              </table:table-cell>
              <table:table-cell office:value-type="float" office:value="-9.44414100000016">
                <text:p>-9.44414100000016</text:p>
              </table:table-cell>
            </table:table-row>
            <table:table-row>
              <table:table-cell office:value-type="float" office:value="0.964000000000001">
                <text:p>0.964000000000001</text:p>
              </table:table-cell>
              <table:table-cell office:value-type="float" office:value="-9.45394800000016">
                <text:p>-9.45394800000016</text:p>
              </table:table-cell>
            </table:table-row>
            <table:table-row>
              <table:table-cell office:value-type="float" office:value="0.965000000000001">
                <text:p>0.965000000000001</text:p>
              </table:table-cell>
              <table:table-cell office:value-type="float" office:value="-9.46375500000016">
                <text:p>-9.46375500000016</text:p>
              </table:table-cell>
            </table:table-row>
            <table:table-row>
              <table:table-cell office:value-type="float" office:value="0.966000000000001">
                <text:p>0.966000000000001</text:p>
              </table:table-cell>
              <table:table-cell office:value-type="float" office:value="-9.47356200000016">
                <text:p>-9.47356200000016</text:p>
              </table:table-cell>
            </table:table-row>
            <table:table-row>
              <table:table-cell office:value-type="float" office:value="0.967000000000001">
                <text:p>0.967000000000001</text:p>
              </table:table-cell>
              <table:table-cell office:value-type="float" office:value="-9.48336900000016">
                <text:p>-9.48336900000016</text:p>
              </table:table-cell>
            </table:table-row>
            <table:table-row>
              <table:table-cell office:value-type="float" office:value="0.968000000000001">
                <text:p>0.968000000000001</text:p>
              </table:table-cell>
              <table:table-cell office:value-type="float" office:value="-9.49317600000016">
                <text:p>-9.49317600000016</text:p>
              </table:table-cell>
            </table:table-row>
            <table:table-row>
              <table:table-cell office:value-type="float" office:value="0.969000000000001">
                <text:p>0.969000000000001</text:p>
              </table:table-cell>
              <table:table-cell office:value-type="float" office:value="-9.50298300000016">
                <text:p>-9.50298300000016</text:p>
              </table:table-cell>
            </table:table-row>
            <table:table-row>
              <table:table-cell office:value-type="float" office:value="0.970000000000001">
                <text:p>0.970000000000001</text:p>
              </table:table-cell>
              <table:table-cell office:value-type="float" office:value="-9.51279000000016">
                <text:p>-9.51279000000016</text:p>
              </table:table-cell>
            </table:table-row>
            <table:table-row>
              <table:table-cell office:value-type="float" office:value="0.971000000000001">
                <text:p>0.971000000000001</text:p>
              </table:table-cell>
              <table:table-cell office:value-type="float" office:value="-9.52259700000016">
                <text:p>-9.52259700000016</text:p>
              </table:table-cell>
            </table:table-row>
            <table:table-row>
              <table:table-cell office:value-type="float" office:value="0.972000000000001">
                <text:p>0.972000000000001</text:p>
              </table:table-cell>
              <table:table-cell office:value-type="float" office:value="-9.53240400000016">
                <text:p>-9.53240400000016</text:p>
              </table:table-cell>
            </table:table-row>
            <table:table-row>
              <table:table-cell office:value-type="float" office:value="0.973000000000001">
                <text:p>0.973000000000001</text:p>
              </table:table-cell>
              <table:table-cell office:value-type="float" office:value="-9.54221100000016">
                <text:p>-9.54221100000016</text:p>
              </table:table-cell>
            </table:table-row>
            <table:table-row>
              <table:table-cell office:value-type="float" office:value="0.974000000000001">
                <text:p>0.974000000000001</text:p>
              </table:table-cell>
              <table:table-cell office:value-type="float" office:value="-9.55201800000016">
                <text:p>-9.55201800000016</text:p>
              </table:table-cell>
            </table:table-row>
            <table:table-row>
              <table:table-cell office:value-type="float" office:value="0.975000000000001">
                <text:p>0.975000000000001</text:p>
              </table:table-cell>
              <table:table-cell office:value-type="float" office:value="-9.56182500000016">
                <text:p>-9.56182500000016</text:p>
              </table:table-cell>
            </table:table-row>
            <table:table-row>
              <table:table-cell office:value-type="float" office:value="0.976000000000001">
                <text:p>0.976000000000001</text:p>
              </table:table-cell>
              <table:table-cell office:value-type="float" office:value="-9.57163200000016">
                <text:p>-9.57163200000016</text:p>
              </table:table-cell>
            </table:table-row>
            <table:table-row>
              <table:table-cell office:value-type="float" office:value="0.977000000000001">
                <text:p>0.977000000000001</text:p>
              </table:table-cell>
              <table:table-cell office:value-type="float" office:value="-9.58143900000017">
                <text:p>-9.58143900000017</text:p>
              </table:table-cell>
            </table:table-row>
            <table:table-row>
              <table:table-cell office:value-type="float" office:value="0.978000000000001">
                <text:p>0.978000000000001</text:p>
              </table:table-cell>
              <table:table-cell office:value-type="float" office:value="-9.59124600000017">
                <text:p>-9.59124600000017</text:p>
              </table:table-cell>
            </table:table-row>
            <table:table-row>
              <table:table-cell office:value-type="float" office:value="0.979000000000001">
                <text:p>0.979000000000001</text:p>
              </table:table-cell>
              <table:table-cell office:value-type="float" office:value="-9.60105300000017">
                <text:p>-9.60105300000017</text:p>
              </table:table-cell>
            </table:table-row>
            <table:table-row>
              <table:table-cell office:value-type="float" office:value="0.980000000000001">
                <text:p>0.980000000000001</text:p>
              </table:table-cell>
              <table:table-cell office:value-type="float" office:value="-9.61086000000017">
                <text:p>-9.61086000000017</text:p>
              </table:table-cell>
            </table:table-row>
            <table:table-row>
              <table:table-cell office:value-type="float" office:value="0.981000000000001">
                <text:p>0.981000000000001</text:p>
              </table:table-cell>
              <table:table-cell office:value-type="float" office:value="-9.62066700000017">
                <text:p>-9.62066700000017</text:p>
              </table:table-cell>
            </table:table-row>
            <table:table-row>
              <table:table-cell office:value-type="float" office:value="0.982000000000001">
                <text:p>0.982000000000001</text:p>
              </table:table-cell>
              <table:table-cell office:value-type="float" office:value="-9.63047400000017">
                <text:p>-9.63047400000017</text:p>
              </table:table-cell>
            </table:table-row>
            <table:table-row>
              <table:table-cell office:value-type="float" office:value="0.983000000000001">
                <text:p>0.983000000000001</text:p>
              </table:table-cell>
              <table:table-cell office:value-type="float" office:value="-9.64028100000017">
                <text:p>-9.64028100000017</text:p>
              </table:table-cell>
            </table:table-row>
            <table:table-row>
              <table:table-cell office:value-type="float" office:value="0.984000000000001">
                <text:p>0.984000000000001</text:p>
              </table:table-cell>
              <table:table-cell office:value-type="float" office:value="-9.65008800000017">
                <text:p>-9.65008800000017</text:p>
              </table:table-cell>
            </table:table-row>
            <table:table-row>
              <table:table-cell office:value-type="float" office:value="0.985000000000001">
                <text:p>0.985000000000001</text:p>
              </table:table-cell>
              <table:table-cell office:value-type="float" office:value="-9.65989500000017">
                <text:p>-9.65989500000017</text:p>
              </table:table-cell>
            </table:table-row>
            <table:table-row>
              <table:table-cell office:value-type="float" office:value="0.986000000000001">
                <text:p>0.986000000000001</text:p>
              </table:table-cell>
              <table:table-cell office:value-type="float" office:value="-9.66970200000017">
                <text:p>-9.66970200000017</text:p>
              </table:table-cell>
            </table:table-row>
            <table:table-row>
              <table:table-cell office:value-type="float" office:value="0.987000000000001">
                <text:p>0.987000000000001</text:p>
              </table:table-cell>
              <table:table-cell office:value-type="float" office:value="-9.67950900000017">
                <text:p>-9.67950900000017</text:p>
              </table:table-cell>
            </table:table-row>
            <table:table-row>
              <table:table-cell office:value-type="float" office:value="0.988000000000001">
                <text:p>0.988000000000001</text:p>
              </table:table-cell>
              <table:table-cell office:value-type="float" office:value="-9.68931600000017">
                <text:p>-9.68931600000017</text:p>
              </table:table-cell>
            </table:table-row>
            <table:table-row>
              <table:table-cell office:value-type="float" office:value="0.989000000000001">
                <text:p>0.989000000000001</text:p>
              </table:table-cell>
              <table:table-cell office:value-type="float" office:value="-9.69912300000017">
                <text:p>-9.69912300000017</text:p>
              </table:table-cell>
            </table:table-row>
            <table:table-row>
              <table:table-cell office:value-type="float" office:value="0.990000000000001">
                <text:p>0.990000000000001</text:p>
              </table:table-cell>
              <table:table-cell office:value-type="float" office:value="-9.70893000000017">
                <text:p>-9.70893000000017</text:p>
              </table:table-cell>
            </table:table-row>
            <table:table-row>
              <table:table-cell office:value-type="float" office:value="0.991000000000001">
                <text:p>0.991000000000001</text:p>
              </table:table-cell>
              <table:table-cell office:value-type="float" office:value="-9.71873700000017">
                <text:p>-9.71873700000017</text:p>
              </table:table-cell>
            </table:table-row>
            <table:table-row>
              <table:table-cell office:value-type="float" office:value="0.992000000000001">
                <text:p>0.992000000000001</text:p>
              </table:table-cell>
              <table:table-cell office:value-type="float" office:value="-9.72854400000017">
                <text:p>-9.72854400000017</text:p>
              </table:table-cell>
            </table:table-row>
            <table:table-row>
              <table:table-cell office:value-type="float" office:value="0.993000000000001">
                <text:p>0.993000000000001</text:p>
              </table:table-cell>
              <table:table-cell office:value-type="float" office:value="-9.73835100000017">
                <text:p>-9.73835100000017</text:p>
              </table:table-cell>
            </table:table-row>
            <table:table-row>
              <table:table-cell office:value-type="float" office:value="0.994000000000001">
                <text:p>0.994000000000001</text:p>
              </table:table-cell>
              <table:table-cell office:value-type="float" office:value="-9.74815800000017">
                <text:p>-9.74815800000017</text:p>
              </table:table-cell>
            </table:table-row>
            <table:table-row>
              <table:table-cell office:value-type="float" office:value="0.995000000000001">
                <text:p>0.995000000000001</text:p>
              </table:table-cell>
              <table:table-cell office:value-type="float" office:value="-9.75796500000017">
                <text:p>-9.75796500000017</text:p>
              </table:table-cell>
            </table:table-row>
            <table:table-row>
              <table:table-cell office:value-type="float" office:value="0.996000000000001">
                <text:p>0.996000000000001</text:p>
              </table:table-cell>
              <table:table-cell office:value-type="float" office:value="-9.76777200000017">
                <text:p>-9.76777200000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737cm" svg:y="4.609cm" style:legend-expansion="high" chart:style-name="ch2"/>
        <chart:plot-area chart:style-name="ch3" table:cell-range-address="'Feuille 1'.A4:'Feuille 1'.A1000 'Feuille 1'.D3:'Feuille 1'.D1000" chart:data-source-has-labels="both" svg:x="1.377cm" svg:y="0.196cm" svg:width="12.043cm" svg:height="8.394cm">
          <chartooo:coordinate-region svg:x="2.107cm" svg:y="0.196cm" svg:width="11.313cm" svg:height="5.495cm"/>
          <chart:axis chart:dimension="x" chart:name="primary-x" chart:style-name="ch4" chartooo:axis-type="text">
            <chart:title svg:x="7.029cm" svg:y="8.787cm" chart:style-name="ch5">
              <text:p>t (s)</text:p>
            </chart:title>
            <chart:categories table:cell-range-address="'Feuille 1'.A4:'Feuille 1'.A1000"/>
          </chart:axis>
          <chart:axis chart:dimension="y" chart:name="primary-y" chart:style-name="ch6">
            <chart:title svg:x="0.451cm" svg:y="4.854cm" chart:style-name="ch7">
              <text:p>h (m)</text:p>
            </chart:title>
            <chart:grid chart:style-name="ch8" chart:class="major"/>
          </chart:axis>
          <chart:series chart:style-name="ch9" chart:values-cell-range-address="'Feuille 1'.D4:'Feuille 1'.D1000" chart:label-cell-address="'Feuille 1'.D3:'Feuille 1'.D3" chart:class="chart:line">
            <chart:data-point chart:repeated="9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 (m)</text:p>
                <draw:g>
                  <svg:desc>'Feuille 1'.D3:'Feuille 1'.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Feuille 1'.A4:'Feuille 1'.A1000</svg:desc>
                </draw:g>
              </table:table-cell>
              <table:table-cell office:value-type="float" office:value="10">
                <text:p>10</text:p>
                <draw:g>
                  <svg:desc>'Feuille 1'.D4:'Feuille 1'.D1000</svg:desc>
                </draw:g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9.999990193">
                <text:p>9.999990193</text:p>
              </table:table-cell>
            </table:table-row>
            <table:table-row>
              <table:table-cell office:value-type="float" office:value="0.002">
                <text:p>0.002</text:p>
              </table:table-cell>
              <table:table-cell office:value-type="float" office:value="9.999960772">
                <text:p>9.999960772</text:p>
              </table:table-cell>
            </table:table-row>
            <table:table-row>
              <table:table-cell office:value-type="float" office:value="0.003">
                <text:p>0.003</text:p>
              </table:table-cell>
              <table:table-cell office:value-type="float" office:value="9.999911737">
                <text:p>9.999911737</text:p>
              </table:table-cell>
            </table:table-row>
            <table:table-row>
              <table:table-cell office:value-type="float" office:value="0.004">
                <text:p>0.004</text:p>
              </table:table-cell>
              <table:table-cell office:value-type="float" office:value="9.999843088">
                <text:p>9.999843088</text:p>
              </table:table-cell>
            </table:table-row>
            <table:table-row>
              <table:table-cell office:value-type="float" office:value="0.005">
                <text:p>0.005</text:p>
              </table:table-cell>
              <table:table-cell office:value-type="float" office:value="9.999754825">
                <text:p>9.999754825</text:p>
              </table:table-cell>
            </table:table-row>
            <table:table-row>
              <table:table-cell office:value-type="float" office:value="0.006">
                <text:p>0.006</text:p>
              </table:table-cell>
              <table:table-cell office:value-type="float" office:value="9.999646948">
                <text:p>9.999646948</text:p>
              </table:table-cell>
            </table:table-row>
            <table:table-row>
              <table:table-cell office:value-type="float" office:value="0.007">
                <text:p>0.007</text:p>
              </table:table-cell>
              <table:table-cell office:value-type="float" office:value="9.999519457">
                <text:p>9.999519457</text:p>
              </table:table-cell>
            </table:table-row>
            <table:table-row>
              <table:table-cell office:value-type="float" office:value="0.008">
                <text:p>0.008</text:p>
              </table:table-cell>
              <table:table-cell office:value-type="float" office:value="9.999372352">
                <text:p>9.999372352</text:p>
              </table:table-cell>
            </table:table-row>
            <table:table-row>
              <table:table-cell office:value-type="float" office:value="0.009">
                <text:p>0.009</text:p>
              </table:table-cell>
              <table:table-cell office:value-type="float" office:value="9.999205633">
                <text:p>9.999205633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9.9990193">
                <text:p>9.9990193</text:p>
              </table:table-cell>
            </table:table-row>
            <table:table-row>
              <table:table-cell office:value-type="float" office:value="0.011">
                <text:p>0.011</text:p>
              </table:table-cell>
              <table:table-cell office:value-type="float" office:value="9.998813353">
                <text:p>9.998813353</text:p>
              </table:table-cell>
            </table:table-row>
            <table:table-row>
              <table:table-cell office:value-type="float" office:value="0.012">
                <text:p>0.012</text:p>
              </table:table-cell>
              <table:table-cell office:value-type="float" office:value="9.998587792">
                <text:p>9.998587792</text:p>
              </table:table-cell>
            </table:table-row>
            <table:table-row>
              <table:table-cell office:value-type="float" office:value="0.013">
                <text:p>0.013</text:p>
              </table:table-cell>
              <table:table-cell office:value-type="float" office:value="9.998342617">
                <text:p>9.998342617</text:p>
              </table:table-cell>
            </table:table-row>
            <table:table-row>
              <table:table-cell office:value-type="float" office:value="0.014">
                <text:p>0.014</text:p>
              </table:table-cell>
              <table:table-cell office:value-type="float" office:value="9.998077828">
                <text:p>9.998077828</text:p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9.997793425">
                <text:p>9.997793425</text:p>
              </table:table-cell>
            </table:table-row>
            <table:table-row>
              <table:table-cell office:value-type="float" office:value="0.016">
                <text:p>0.016</text:p>
              </table:table-cell>
              <table:table-cell office:value-type="float" office:value="9.997489408">
                <text:p>9.997489408</text:p>
              </table:table-cell>
            </table:table-row>
            <table:table-row>
              <table:table-cell office:value-type="float" office:value="0.017">
                <text:p>0.017</text:p>
              </table:table-cell>
              <table:table-cell office:value-type="float" office:value="9.997165777">
                <text:p>9.997165777</text:p>
              </table:table-cell>
            </table:table-row>
            <table:table-row>
              <table:table-cell office:value-type="float" office:value="0.018">
                <text:p>0.018</text:p>
              </table:table-cell>
              <table:table-cell office:value-type="float" office:value="9.996822532">
                <text:p>9.996822532</text:p>
              </table:table-cell>
            </table:table-row>
            <table:table-row>
              <table:table-cell office:value-type="float" office:value="0.019">
                <text:p>0.019</text:p>
              </table:table-cell>
              <table:table-cell office:value-type="float" office:value="9.996459673">
                <text:p>9.996459673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9.9960772">
                <text:p>9.9960772</text:p>
              </table:table-cell>
            </table:table-row>
            <table:table-row>
              <table:table-cell office:value-type="float" office:value="0.021">
                <text:p>0.021</text:p>
              </table:table-cell>
              <table:table-cell office:value-type="float" office:value="9.995675113">
                <text:p>9.995675113</text:p>
              </table:table-cell>
            </table:table-row>
            <table:table-row>
              <table:table-cell office:value-type="float" office:value="0.022">
                <text:p>0.022</text:p>
              </table:table-cell>
              <table:table-cell office:value-type="float" office:value="9.995253412">
                <text:p>9.995253412</text:p>
              </table:table-cell>
            </table:table-row>
            <table:table-row>
              <table:table-cell office:value-type="float" office:value="0.023">
                <text:p>0.023</text:p>
              </table:table-cell>
              <table:table-cell office:value-type="float" office:value="9.994812097">
                <text:p>9.994812097</text:p>
              </table:table-cell>
            </table:table-row>
            <table:table-row>
              <table:table-cell office:value-type="float" office:value="0.024">
                <text:p>0.024</text:p>
              </table:table-cell>
              <table:table-cell office:value-type="float" office:value="9.994351168">
                <text:p>9.994351168</text:p>
              </table:table-cell>
            </table:table-row>
            <table:table-row>
              <table:table-cell office:value-type="float" office:value="0.025">
                <text:p>0.025</text:p>
              </table:table-cell>
              <table:table-cell office:value-type="float" office:value="9.993870625">
                <text:p>9.993870625</text:p>
              </table:table-cell>
            </table:table-row>
            <table:table-row>
              <table:table-cell office:value-type="float" office:value="0.026">
                <text:p>0.026</text:p>
              </table:table-cell>
              <table:table-cell office:value-type="float" office:value="9.993370468">
                <text:p>9.993370468</text:p>
              </table:table-cell>
            </table:table-row>
            <table:table-row>
              <table:table-cell office:value-type="float" office:value="0.027">
                <text:p>0.027</text:p>
              </table:table-cell>
              <table:table-cell office:value-type="float" office:value="9.992850697">
                <text:p>9.992850697</text:p>
              </table:table-cell>
            </table:table-row>
            <table:table-row>
              <table:table-cell office:value-type="float" office:value="0.028">
                <text:p>0.028</text:p>
              </table:table-cell>
              <table:table-cell office:value-type="float" office:value="9.992311312">
                <text:p>9.992311312</text:p>
              </table:table-cell>
            </table:table-row>
            <table:table-row>
              <table:table-cell office:value-type="float" office:value="0.029">
                <text:p>0.029</text:p>
              </table:table-cell>
              <table:table-cell office:value-type="float" office:value="9.991752313">
                <text:p>9.991752313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9.9911737">
                <text:p>9.9911737</text:p>
              </table:table-cell>
            </table:table-row>
            <table:table-row>
              <table:table-cell office:value-type="float" office:value="0.031">
                <text:p>0.031</text:p>
              </table:table-cell>
              <table:table-cell office:value-type="float" office:value="9.990575473">
                <text:p>9.990575473</text:p>
              </table:table-cell>
            </table:table-row>
            <table:table-row>
              <table:table-cell office:value-type="float" office:value="0.032">
                <text:p>0.032</text:p>
              </table:table-cell>
              <table:table-cell office:value-type="float" office:value="9.989957632">
                <text:p>9.989957632</text:p>
              </table:table-cell>
            </table:table-row>
            <table:table-row>
              <table:table-cell office:value-type="float" office:value="0.033">
                <text:p>0.033</text:p>
              </table:table-cell>
              <table:table-cell office:value-type="float" office:value="9.989320177">
                <text:p>9.989320177</text:p>
              </table:table-cell>
            </table:table-row>
            <table:table-row>
              <table:table-cell office:value-type="float" office:value="0.034">
                <text:p>0.034</text:p>
              </table:table-cell>
              <table:table-cell office:value-type="float" office:value="9.988663108">
                <text:p>9.988663108</text:p>
              </table:table-cell>
            </table:table-row>
            <table:table-row>
              <table:table-cell office:value-type="float" office:value="0.035">
                <text:p>0.035</text:p>
              </table:table-cell>
              <table:table-cell office:value-type="float" office:value="9.987986425">
                <text:p>9.987986425</text:p>
              </table:table-cell>
            </table:table-row>
            <table:table-row>
              <table:table-cell office:value-type="float" office:value="0.036">
                <text:p>0.036</text:p>
              </table:table-cell>
              <table:table-cell office:value-type="float" office:value="9.987290128">
                <text:p>9.987290128</text:p>
              </table:table-cell>
            </table:table-row>
            <table:table-row>
              <table:table-cell office:value-type="float" office:value="0.037">
                <text:p>0.037</text:p>
              </table:table-cell>
              <table:table-cell office:value-type="float" office:value="9.986574217">
                <text:p>9.986574217</text:p>
              </table:table-cell>
            </table:table-row>
            <table:table-row>
              <table:table-cell office:value-type="float" office:value="0.038">
                <text:p>0.038</text:p>
              </table:table-cell>
              <table:table-cell office:value-type="float" office:value="9.985838692">
                <text:p>9.985838692</text:p>
              </table:table-cell>
            </table:table-row>
            <table:table-row>
              <table:table-cell office:value-type="float" office:value="0.039">
                <text:p>0.039</text:p>
              </table:table-cell>
              <table:table-cell office:value-type="float" office:value="9.985083553">
                <text:p>9.985083553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9.9843088">
                <text:p>9.9843088</text:p>
              </table:table-cell>
            </table:table-row>
            <table:table-row>
              <table:table-cell office:value-type="float" office:value="0.041">
                <text:p>0.041</text:p>
              </table:table-cell>
              <table:table-cell office:value-type="float" office:value="9.983514433">
                <text:p>9.983514433</text:p>
              </table:table-cell>
            </table:table-row>
            <table:table-row>
              <table:table-cell office:value-type="float" office:value="0.042">
                <text:p>0.042</text:p>
              </table:table-cell>
              <table:table-cell office:value-type="float" office:value="9.982700452">
                <text:p>9.982700452</text:p>
              </table:table-cell>
            </table:table-row>
            <table:table-row>
              <table:table-cell office:value-type="float" office:value="0.043">
                <text:p>0.043</text:p>
              </table:table-cell>
              <table:table-cell office:value-type="float" office:value="9.981866857">
                <text:p>9.981866857</text:p>
              </table:table-cell>
            </table:table-row>
            <table:table-row>
              <table:table-cell office:value-type="float" office:value="0.044">
                <text:p>0.044</text:p>
              </table:table-cell>
              <table:table-cell office:value-type="float" office:value="9.981013648">
                <text:p>9.981013648</text:p>
              </table:table-cell>
            </table:table-row>
            <table:table-row>
              <table:table-cell office:value-type="float" office:value="0.045">
                <text:p>0.045</text:p>
              </table:table-cell>
              <table:table-cell office:value-type="float" office:value="9.980140825">
                <text:p>9.980140825</text:p>
              </table:table-cell>
            </table:table-row>
            <table:table-row>
              <table:table-cell office:value-type="float" office:value="0.046">
                <text:p>0.046</text:p>
              </table:table-cell>
              <table:table-cell office:value-type="float" office:value="9.979248388">
                <text:p>9.979248388</text:p>
              </table:table-cell>
            </table:table-row>
            <table:table-row>
              <table:table-cell office:value-type="float" office:value="0.047">
                <text:p>0.047</text:p>
              </table:table-cell>
              <table:table-cell office:value-type="float" office:value="9.978336337">
                <text:p>9.978336337</text:p>
              </table:table-cell>
            </table:table-row>
            <table:table-row>
              <table:table-cell office:value-type="float" office:value="0.048">
                <text:p>0.048</text:p>
              </table:table-cell>
              <table:table-cell office:value-type="float" office:value="9.977404672">
                <text:p>9.977404672</text:p>
              </table:table-cell>
            </table:table-row>
            <table:table-row>
              <table:table-cell office:value-type="float" office:value="0.049">
                <text:p>0.049</text:p>
              </table:table-cell>
              <table:table-cell office:value-type="float" office:value="9.976453393">
                <text:p>9.976453393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9.9754825">
                <text:p>9.9754825</text:p>
              </table:table-cell>
            </table:table-row>
            <table:table-row>
              <table:table-cell office:value-type="float" office:value="0.051">
                <text:p>0.051</text:p>
              </table:table-cell>
              <table:table-cell office:value-type="float" office:value="9.974491993">
                <text:p>9.974491993</text:p>
              </table:table-cell>
            </table:table-row>
            <table:table-row>
              <table:table-cell office:value-type="float" office:value="0.052">
                <text:p>0.052</text:p>
              </table:table-cell>
              <table:table-cell office:value-type="float" office:value="9.973481872">
                <text:p>9.973481872</text:p>
              </table:table-cell>
            </table:table-row>
            <table:table-row>
              <table:table-cell office:value-type="float" office:value="0.053">
                <text:p>0.053</text:p>
              </table:table-cell>
              <table:table-cell office:value-type="float" office:value="9.972452137">
                <text:p>9.972452137</text:p>
              </table:table-cell>
            </table:table-row>
            <table:table-row>
              <table:table-cell office:value-type="float" office:value="0.054">
                <text:p>0.054</text:p>
              </table:table-cell>
              <table:table-cell office:value-type="float" office:value="9.971402788">
                <text:p>9.971402788</text:p>
              </table:table-cell>
            </table:table-row>
            <table:table-row>
              <table:table-cell office:value-type="float" office:value="0.055">
                <text:p>0.055</text:p>
              </table:table-cell>
              <table:table-cell office:value-type="float" office:value="9.970333825">
                <text:p>9.970333825</text:p>
              </table:table-cell>
            </table:table-row>
            <table:table-row>
              <table:table-cell office:value-type="float" office:value="0.056">
                <text:p>0.056</text:p>
              </table:table-cell>
              <table:table-cell office:value-type="float" office:value="9.969245248">
                <text:p>9.969245248</text:p>
              </table:table-cell>
            </table:table-row>
            <table:table-row>
              <table:table-cell office:value-type="float" office:value="0.057">
                <text:p>0.057</text:p>
              </table:table-cell>
              <table:table-cell office:value-type="float" office:value="9.968137057">
                <text:p>9.968137057</text:p>
              </table:table-cell>
            </table:table-row>
            <table:table-row>
              <table:table-cell office:value-type="float" office:value="0.058">
                <text:p>0.058</text:p>
              </table:table-cell>
              <table:table-cell office:value-type="float" office:value="9.967009252">
                <text:p>9.967009252</text:p>
              </table:table-cell>
            </table:table-row>
            <table:table-row>
              <table:table-cell office:value-type="float" office:value="0.0590000000000001">
                <text:p>0.0590000000000001</text:p>
              </table:table-cell>
              <table:table-cell office:value-type="float" office:value="9.965861833">
                <text:p>9.965861833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9.9646948">
                <text:p>9.9646948</text:p>
              </table:table-cell>
            </table:table-row>
            <table:table-row>
              <table:table-cell office:value-type="float" office:value="0.0610000000000001">
                <text:p>0.0610000000000001</text:p>
              </table:table-cell>
              <table:table-cell office:value-type="float" office:value="9.963508153">
                <text:p>9.963508153</text:p>
              </table:table-cell>
            </table:table-row>
            <table:table-row>
              <table:table-cell office:value-type="float" office:value="0.062">
                <text:p>0.062</text:p>
              </table:table-cell>
              <table:table-cell office:value-type="float" office:value="9.962301892">
                <text:p>9.962301892</text:p>
              </table:table-cell>
            </table:table-row>
            <table:table-row>
              <table:table-cell office:value-type="float" office:value="0.063">
                <text:p>0.063</text:p>
              </table:table-cell>
              <table:table-cell office:value-type="float" office:value="9.961076017">
                <text:p>9.961076017</text:p>
              </table:table-cell>
            </table:table-row>
            <table:table-row>
              <table:table-cell office:value-type="float" office:value="0.064">
                <text:p>0.064</text:p>
              </table:table-cell>
              <table:table-cell office:value-type="float" office:value="9.959830528">
                <text:p>9.959830528</text:p>
              </table:table-cell>
            </table:table-row>
            <table:table-row>
              <table:table-cell office:value-type="float" office:value="0.065">
                <text:p>0.065</text:p>
              </table:table-cell>
              <table:table-cell office:value-type="float" office:value="9.958565425">
                <text:p>9.958565425</text:p>
              </table:table-cell>
            </table:table-row>
            <table:table-row>
              <table:table-cell office:value-type="float" office:value="0.066">
                <text:p>0.066</text:p>
              </table:table-cell>
              <table:table-cell office:value-type="float" office:value="9.957280708">
                <text:p>9.957280708</text:p>
              </table:table-cell>
            </table:table-row>
            <table:table-row>
              <table:table-cell office:value-type="float" office:value="0.067">
                <text:p>0.067</text:p>
              </table:table-cell>
              <table:table-cell office:value-type="float" office:value="9.955976377">
                <text:p>9.955976377</text:p>
              </table:table-cell>
            </table:table-row>
            <table:table-row>
              <table:table-cell office:value-type="float" office:value="0.068">
                <text:p>0.068</text:p>
              </table:table-cell>
              <table:table-cell office:value-type="float" office:value="9.954652432">
                <text:p>9.954652432</text:p>
              </table:table-cell>
            </table:table-row>
            <table:table-row>
              <table:table-cell office:value-type="float" office:value="0.0690000000000001">
                <text:p>0.0690000000000001</text:p>
              </table:table-cell>
              <table:table-cell office:value-type="float" office:value="9.953308873">
                <text:p>9.953308873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9.9519457">
                <text:p>9.9519457</text:p>
              </table:table-cell>
            </table:table-row>
            <table:table-row>
              <table:table-cell office:value-type="float" office:value="0.0710000000000001">
                <text:p>0.0710000000000001</text:p>
              </table:table-cell>
              <table:table-cell office:value-type="float" office:value="9.950562913">
                <text:p>9.950562913</text:p>
              </table:table-cell>
            </table:table-row>
            <table:table-row>
              <table:table-cell office:value-type="float" office:value="0.072">
                <text:p>0.072</text:p>
              </table:table-cell>
              <table:table-cell office:value-type="float" office:value="9.949160512">
                <text:p>9.949160512</text:p>
              </table:table-cell>
            </table:table-row>
            <table:table-row>
              <table:table-cell office:value-type="float" office:value="0.0730000000000001">
                <text:p>0.0730000000000001</text:p>
              </table:table-cell>
              <table:table-cell office:value-type="float" office:value="9.947738497">
                <text:p>9.947738497</text:p>
              </table:table-cell>
            </table:table-row>
            <table:table-row>
              <table:table-cell office:value-type="float" office:value="0.0740000000000001">
                <text:p>0.0740000000000001</text:p>
              </table:table-cell>
              <table:table-cell office:value-type="float" office:value="9.946296868">
                <text:p>9.946296868</text:p>
              </table:table-cell>
            </table:table-row>
            <table:table-row>
              <table:table-cell office:value-type="float" office:value="0.0750000000000001">
                <text:p>0.0750000000000001</text:p>
              </table:table-cell>
              <table:table-cell office:value-type="float" office:value="9.944835625">
                <text:p>9.944835625</text:p>
              </table:table-cell>
            </table:table-row>
            <table:table-row>
              <table:table-cell office:value-type="float" office:value="0.0760000000000001">
                <text:p>0.0760000000000001</text:p>
              </table:table-cell>
              <table:table-cell office:value-type="float" office:value="9.943354768">
                <text:p>9.943354768</text:p>
              </table:table-cell>
            </table:table-row>
            <table:table-row>
              <table:table-cell office:value-type="float" office:value="0.0770000000000001">
                <text:p>0.0770000000000001</text:p>
              </table:table-cell>
              <table:table-cell office:value-type="float" office:value="9.941854297">
                <text:p>9.941854297</text:p>
              </table:table-cell>
            </table:table-row>
            <table:table-row>
              <table:table-cell office:value-type="float" office:value="0.0780000000000001">
                <text:p>0.0780000000000001</text:p>
              </table:table-cell>
              <table:table-cell office:value-type="float" office:value="9.940334212">
                <text:p>9.940334212</text:p>
              </table:table-cell>
            </table:table-row>
            <table:table-row>
              <table:table-cell office:value-type="float" office:value="0.0790000000000001">
                <text:p>0.0790000000000001</text:p>
              </table:table-cell>
              <table:table-cell office:value-type="float" office:value="9.938794513">
                <text:p>9.938794513</text:p>
              </table:table-cell>
            </table:table-row>
            <table:table-row>
              <table:table-cell office:value-type="float" office:value="0.0800000000000001">
                <text:p>0.0800000000000001</text:p>
              </table:table-cell>
              <table:table-cell office:value-type="float" office:value="9.9372352">
                <text:p>9.9372352</text:p>
              </table:table-cell>
            </table:table-row>
            <table:table-row>
              <table:table-cell office:value-type="float" office:value="0.0810000000000001">
                <text:p>0.0810000000000001</text:p>
              </table:table-cell>
              <table:table-cell office:value-type="float" office:value="9.935656273">
                <text:p>9.935656273</text:p>
              </table:table-cell>
            </table:table-row>
            <table:table-row>
              <table:table-cell office:value-type="float" office:value="0.0820000000000001">
                <text:p>0.0820000000000001</text:p>
              </table:table-cell>
              <table:table-cell office:value-type="float" office:value="9.934057732">
                <text:p>9.934057732</text:p>
              </table:table-cell>
            </table:table-row>
            <table:table-row>
              <table:table-cell office:value-type="float" office:value="0.0830000000000001">
                <text:p>0.0830000000000001</text:p>
              </table:table-cell>
              <table:table-cell office:value-type="float" office:value="9.932439577">
                <text:p>9.932439577</text:p>
              </table:table-cell>
            </table:table-row>
            <table:table-row>
              <table:table-cell office:value-type="float" office:value="0.0840000000000001">
                <text:p>0.0840000000000001</text:p>
              </table:table-cell>
              <table:table-cell office:value-type="float" office:value="9.930801808">
                <text:p>9.930801808</text:p>
              </table:table-cell>
            </table:table-row>
            <table:table-row>
              <table:table-cell office:value-type="float" office:value="0.0850000000000001">
                <text:p>0.0850000000000001</text:p>
              </table:table-cell>
              <table:table-cell office:value-type="float" office:value="9.929144425">
                <text:p>9.929144425</text:p>
              </table:table-cell>
            </table:table-row>
            <table:table-row>
              <table:table-cell office:value-type="float" office:value="0.0860000000000001">
                <text:p>0.0860000000000001</text:p>
              </table:table-cell>
              <table:table-cell office:value-type="float" office:value="9.927467428">
                <text:p>9.927467428</text:p>
              </table:table-cell>
            </table:table-row>
            <table:table-row>
              <table:table-cell office:value-type="float" office:value="0.0870000000000001">
                <text:p>0.0870000000000001</text:p>
              </table:table-cell>
              <table:table-cell office:value-type="float" office:value="9.925770817">
                <text:p>9.925770817</text:p>
              </table:table-cell>
            </table:table-row>
            <table:table-row>
              <table:table-cell office:value-type="float" office:value="0.0880000000000001">
                <text:p>0.0880000000000001</text:p>
              </table:table-cell>
              <table:table-cell office:value-type="float" office:value="9.924054592">
                <text:p>9.924054592</text:p>
              </table:table-cell>
            </table:table-row>
            <table:table-row>
              <table:table-cell office:value-type="float" office:value="0.0890000000000001">
                <text:p>0.0890000000000001</text:p>
              </table:table-cell>
              <table:table-cell office:value-type="float" office:value="9.922318753">
                <text:p>9.922318753</text:p>
              </table:table-cell>
            </table:table-row>
            <table:table-row>
              <table:table-cell office:value-type="float" office:value="0.0900000000000001">
                <text:p>0.0900000000000001</text:p>
              </table:table-cell>
              <table:table-cell office:value-type="float" office:value="9.9205633">
                <text:p>9.9205633</text:p>
              </table:table-cell>
            </table:table-row>
            <table:table-row>
              <table:table-cell office:value-type="float" office:value="0.0910000000000001">
                <text:p>0.0910000000000001</text:p>
              </table:table-cell>
              <table:table-cell office:value-type="float" office:value="9.918788233">
                <text:p>9.918788233</text:p>
              </table:table-cell>
            </table:table-row>
            <table:table-row>
              <table:table-cell office:value-type="float" office:value="0.0920000000000001">
                <text:p>0.0920000000000001</text:p>
              </table:table-cell>
              <table:table-cell office:value-type="float" office:value="9.916993552">
                <text:p>9.916993552</text:p>
              </table:table-cell>
            </table:table-row>
            <table:table-row>
              <table:table-cell office:value-type="float" office:value="0.0930000000000001">
                <text:p>0.0930000000000001</text:p>
              </table:table-cell>
              <table:table-cell office:value-type="float" office:value="9.915179257">
                <text:p>9.915179257</text:p>
              </table:table-cell>
            </table:table-row>
            <table:table-row>
              <table:table-cell office:value-type="float" office:value="0.0940000000000001">
                <text:p>0.0940000000000001</text:p>
              </table:table-cell>
              <table:table-cell office:value-type="float" office:value="9.913345348">
                <text:p>9.913345348</text:p>
              </table:table-cell>
            </table:table-row>
            <table:table-row>
              <table:table-cell office:value-type="float" office:value="0.0950000000000001">
                <text:p>0.0950000000000001</text:p>
              </table:table-cell>
              <table:table-cell office:value-type="float" office:value="9.911491825">
                <text:p>9.911491825</text:p>
              </table:table-cell>
            </table:table-row>
            <table:table-row>
              <table:table-cell office:value-type="float" office:value="0.0960000000000001">
                <text:p>0.0960000000000001</text:p>
              </table:table-cell>
              <table:table-cell office:value-type="float" office:value="9.909618688">
                <text:p>9.909618688</text:p>
              </table:table-cell>
            </table:table-row>
            <table:table-row>
              <table:table-cell office:value-type="float" office:value="0.0970000000000001">
                <text:p>0.0970000000000001</text:p>
              </table:table-cell>
              <table:table-cell office:value-type="float" office:value="9.907725937">
                <text:p>9.907725937</text:p>
              </table:table-cell>
            </table:table-row>
            <table:table-row>
              <table:table-cell office:value-type="float" office:value="0.0980000000000001">
                <text:p>0.0980000000000001</text:p>
              </table:table-cell>
              <table:table-cell office:value-type="float" office:value="9.905813572">
                <text:p>9.905813572</text:p>
              </table:table-cell>
            </table:table-row>
            <table:table-row>
              <table:table-cell office:value-type="float" office:value="0.0990000000000001">
                <text:p>0.0990000000000001</text:p>
              </table:table-cell>
              <table:table-cell office:value-type="float" office:value="9.903881593">
                <text:p>9.903881593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9.90193">
                <text:p>9.90193</text:p>
              </table:table-cell>
            </table:table-row>
            <table:table-row>
              <table:table-cell office:value-type="float" office:value="0.101">
                <text:p>0.101</text:p>
              </table:table-cell>
              <table:table-cell office:value-type="float" office:value="9.899958793">
                <text:p>9.899958793</text:p>
              </table:table-cell>
            </table:table-row>
            <table:table-row>
              <table:table-cell office:value-type="float" office:value="0.102">
                <text:p>0.102</text:p>
              </table:table-cell>
              <table:table-cell office:value-type="float" office:value="9.897967972">
                <text:p>9.897967972</text:p>
              </table:table-cell>
            </table:table-row>
            <table:table-row>
              <table:table-cell office:value-type="float" office:value="0.103">
                <text:p>0.103</text:p>
              </table:table-cell>
              <table:table-cell office:value-type="float" office:value="9.895957537">
                <text:p>9.895957537</text:p>
              </table:table-cell>
            </table:table-row>
            <table:table-row>
              <table:table-cell office:value-type="float" office:value="0.104">
                <text:p>0.104</text:p>
              </table:table-cell>
              <table:table-cell office:value-type="float" office:value="9.893927488">
                <text:p>9.893927488</text:p>
              </table:table-cell>
            </table:table-row>
            <table:table-row>
              <table:table-cell office:value-type="float" office:value="0.105">
                <text:p>0.105</text:p>
              </table:table-cell>
              <table:table-cell office:value-type="float" office:value="9.891877825">
                <text:p>9.891877825</text:p>
              </table:table-cell>
            </table:table-row>
            <table:table-row>
              <table:table-cell office:value-type="float" office:value="0.106">
                <text:p>0.106</text:p>
              </table:table-cell>
              <table:table-cell office:value-type="float" office:value="9.889808548">
                <text:p>9.889808548</text:p>
              </table:table-cell>
            </table:table-row>
            <table:table-row>
              <table:table-cell office:value-type="float" office:value="0.107">
                <text:p>0.107</text:p>
              </table:table-cell>
              <table:table-cell office:value-type="float" office:value="9.887719657">
                <text:p>9.887719657</text:p>
              </table:table-cell>
            </table:table-row>
            <table:table-row>
              <table:table-cell office:value-type="float" office:value="0.108">
                <text:p>0.108</text:p>
              </table:table-cell>
              <table:table-cell office:value-type="float" office:value="9.885611152">
                <text:p>9.885611152</text:p>
              </table:table-cell>
            </table:table-row>
            <table:table-row>
              <table:table-cell office:value-type="float" office:value="0.109">
                <text:p>0.109</text:p>
              </table:table-cell>
              <table:table-cell office:value-type="float" office:value="9.883483033">
                <text:p>9.883483033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9.8813353">
                <text:p>9.8813353</text:p>
              </table:table-cell>
            </table:table-row>
            <table:table-row>
              <table:table-cell office:value-type="float" office:value="0.111">
                <text:p>0.111</text:p>
              </table:table-cell>
              <table:table-cell office:value-type="float" office:value="9.879167953">
                <text:p>9.879167953</text:p>
              </table:table-cell>
            </table:table-row>
            <table:table-row>
              <table:table-cell office:value-type="float" office:value="0.112">
                <text:p>0.112</text:p>
              </table:table-cell>
              <table:table-cell office:value-type="float" office:value="9.876980992">
                <text:p>9.876980992</text:p>
              </table:table-cell>
            </table:table-row>
            <table:table-row>
              <table:table-cell office:value-type="float" office:value="0.113">
                <text:p>0.113</text:p>
              </table:table-cell>
              <table:table-cell office:value-type="float" office:value="9.874774417">
                <text:p>9.874774417</text:p>
              </table:table-cell>
            </table:table-row>
            <table:table-row>
              <table:table-cell office:value-type="float" office:value="0.114">
                <text:p>0.114</text:p>
              </table:table-cell>
              <table:table-cell office:value-type="float" office:value="9.872548228">
                <text:p>9.872548228</text:p>
              </table:table-cell>
            </table:table-row>
            <table:table-row>
              <table:table-cell office:value-type="float" office:value="0.115">
                <text:p>0.115</text:p>
              </table:table-cell>
              <table:table-cell office:value-type="float" office:value="9.870302425">
                <text:p>9.870302425</text:p>
              </table:table-cell>
            </table:table-row>
            <table:table-row>
              <table:table-cell office:value-type="float" office:value="0.116">
                <text:p>0.116</text:p>
              </table:table-cell>
              <table:table-cell office:value-type="float" office:value="9.868037008">
                <text:p>9.868037008</text:p>
              </table:table-cell>
            </table:table-row>
            <table:table-row>
              <table:table-cell office:value-type="float" office:value="0.117">
                <text:p>0.117</text:p>
              </table:table-cell>
              <table:table-cell office:value-type="float" office:value="9.865751977">
                <text:p>9.865751977</text:p>
              </table:table-cell>
            </table:table-row>
            <table:table-row>
              <table:table-cell office:value-type="float" office:value="0.118">
                <text:p>0.118</text:p>
              </table:table-cell>
              <table:table-cell office:value-type="float" office:value="9.863447332">
                <text:p>9.863447332</text:p>
              </table:table-cell>
            </table:table-row>
            <table:table-row>
              <table:table-cell office:value-type="float" office:value="0.119">
                <text:p>0.119</text:p>
              </table:table-cell>
              <table:table-cell office:value-type="float" office:value="9.861123073">
                <text:p>9.861123073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9.8587792">
                <text:p>9.8587792</text:p>
              </table:table-cell>
            </table:table-row>
            <table:table-row>
              <table:table-cell office:value-type="float" office:value="0.121">
                <text:p>0.121</text:p>
              </table:table-cell>
              <table:table-cell office:value-type="float" office:value="9.856415713">
                <text:p>9.856415713</text:p>
              </table:table-cell>
            </table:table-row>
            <table:table-row>
              <table:table-cell office:value-type="float" office:value="0.122">
                <text:p>0.122</text:p>
              </table:table-cell>
              <table:table-cell office:value-type="float" office:value="9.854032612">
                <text:p>9.854032612</text:p>
              </table:table-cell>
            </table:table-row>
            <table:table-row>
              <table:table-cell office:value-type="float" office:value="0.123">
                <text:p>0.123</text:p>
              </table:table-cell>
              <table:table-cell office:value-type="float" office:value="9.851629897">
                <text:p>9.851629897</text:p>
              </table:table-cell>
            </table:table-row>
            <table:table-row>
              <table:table-cell office:value-type="float" office:value="0.124">
                <text:p>0.124</text:p>
              </table:table-cell>
              <table:table-cell office:value-type="float" office:value="9.849207568">
                <text:p>9.849207568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9.846765625">
                <text:p>9.846765625</text:p>
              </table:table-cell>
            </table:table-row>
            <table:table-row>
              <table:table-cell office:value-type="float" office:value="0.126">
                <text:p>0.126</text:p>
              </table:table-cell>
              <table:table-cell office:value-type="float" office:value="9.844304068">
                <text:p>9.844304068</text:p>
              </table:table-cell>
            </table:table-row>
            <table:table-row>
              <table:table-cell office:value-type="float" office:value="0.127">
                <text:p>0.127</text:p>
              </table:table-cell>
              <table:table-cell office:value-type="float" office:value="9.841822897">
                <text:p>9.841822897</text:p>
              </table:table-cell>
            </table:table-row>
            <table:table-row>
              <table:table-cell office:value-type="float" office:value="0.128">
                <text:p>0.128</text:p>
              </table:table-cell>
              <table:table-cell office:value-type="float" office:value="9.839322112">
                <text:p>9.839322112</text:p>
              </table:table-cell>
            </table:table-row>
            <table:table-row>
              <table:table-cell office:value-type="float" office:value="0.129">
                <text:p>0.129</text:p>
              </table:table-cell>
              <table:table-cell office:value-type="float" office:value="9.836801713">
                <text:p>9.836801713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9.8342617">
                <text:p>9.8342617</text:p>
              </table:table-cell>
            </table:table-row>
            <table:table-row>
              <table:table-cell office:value-type="float" office:value="0.131">
                <text:p>0.131</text:p>
              </table:table-cell>
              <table:table-cell office:value-type="float" office:value="9.831702073">
                <text:p>9.831702073</text:p>
              </table:table-cell>
            </table:table-row>
            <table:table-row>
              <table:table-cell office:value-type="float" office:value="0.132">
                <text:p>0.132</text:p>
              </table:table-cell>
              <table:table-cell office:value-type="float" office:value="9.829122832">
                <text:p>9.829122832</text:p>
              </table:table-cell>
            </table:table-row>
            <table:table-row>
              <table:table-cell office:value-type="float" office:value="0.133">
                <text:p>0.133</text:p>
              </table:table-cell>
              <table:table-cell office:value-type="float" office:value="9.826523977">
                <text:p>9.826523977</text:p>
              </table:table-cell>
            </table:table-row>
            <table:table-row>
              <table:table-cell office:value-type="float" office:value="0.134">
                <text:p>0.134</text:p>
              </table:table-cell>
              <table:table-cell office:value-type="float" office:value="9.823905508">
                <text:p>9.823905508</text:p>
              </table:table-cell>
            </table:table-row>
            <table:table-row>
              <table:table-cell office:value-type="float" office:value="0.135">
                <text:p>0.135</text:p>
              </table:table-cell>
              <table:table-cell office:value-type="float" office:value="9.821267425">
                <text:p>9.821267425</text:p>
              </table:table-cell>
            </table:table-row>
            <table:table-row>
              <table:table-cell office:value-type="float" office:value="0.136">
                <text:p>0.136</text:p>
              </table:table-cell>
              <table:table-cell office:value-type="float" office:value="9.818609728">
                <text:p>9.818609728</text:p>
              </table:table-cell>
            </table:table-row>
            <table:table-row>
              <table:table-cell office:value-type="float" office:value="0.137">
                <text:p>0.137</text:p>
              </table:table-cell>
              <table:table-cell office:value-type="float" office:value="9.815932417">
                <text:p>9.815932417</text:p>
              </table:table-cell>
            </table:table-row>
            <table:table-row>
              <table:table-cell office:value-type="float" office:value="0.138">
                <text:p>0.138</text:p>
              </table:table-cell>
              <table:table-cell office:value-type="float" office:value="9.813235492">
                <text:p>9.813235492</text:p>
              </table:table-cell>
            </table:table-row>
            <table:table-row>
              <table:table-cell office:value-type="float" office:value="0.139">
                <text:p>0.139</text:p>
              </table:table-cell>
              <table:table-cell office:value-type="float" office:value="9.810518953">
                <text:p>9.810518953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9.8077828">
                <text:p>9.8077828</text:p>
              </table:table-cell>
            </table:table-row>
            <table:table-row>
              <table:table-cell office:value-type="float" office:value="0.141">
                <text:p>0.141</text:p>
              </table:table-cell>
              <table:table-cell office:value-type="float" office:value="9.805027033">
                <text:p>9.805027033</text:p>
              </table:table-cell>
            </table:table-row>
            <table:table-row>
              <table:table-cell office:value-type="float" office:value="0.142">
                <text:p>0.142</text:p>
              </table:table-cell>
              <table:table-cell office:value-type="float" office:value="9.802251652">
                <text:p>9.802251652</text:p>
              </table:table-cell>
            </table:table-row>
            <table:table-row>
              <table:table-cell office:value-type="float" office:value="0.143">
                <text:p>0.143</text:p>
              </table:table-cell>
              <table:table-cell office:value-type="float" office:value="9.799456657">
                <text:p>9.799456657</text:p>
              </table:table-cell>
            </table:table-row>
            <table:table-row>
              <table:table-cell office:value-type="float" office:value="0.144">
                <text:p>0.144</text:p>
              </table:table-cell>
              <table:table-cell office:value-type="float" office:value="9.796642048">
                <text:p>9.796642048</text:p>
              </table:table-cell>
            </table:table-row>
            <table:table-row>
              <table:table-cell office:value-type="float" office:value="0.145">
                <text:p>0.145</text:p>
              </table:table-cell>
              <table:table-cell office:value-type="float" office:value="9.793807825">
                <text:p>9.793807825</text:p>
              </table:table-cell>
            </table:table-row>
            <table:table-row>
              <table:table-cell office:value-type="float" office:value="0.146">
                <text:p>0.146</text:p>
              </table:table-cell>
              <table:table-cell office:value-type="float" office:value="9.790953988">
                <text:p>9.790953988</text:p>
              </table:table-cell>
            </table:table-row>
            <table:table-row>
              <table:table-cell office:value-type="float" office:value="0.147">
                <text:p>0.147</text:p>
              </table:table-cell>
              <table:table-cell office:value-type="float" office:value="9.788080537">
                <text:p>9.788080537</text:p>
              </table:table-cell>
            </table:table-row>
            <table:table-row>
              <table:table-cell office:value-type="float" office:value="0.148">
                <text:p>0.148</text:p>
              </table:table-cell>
              <table:table-cell office:value-type="float" office:value="9.785187472">
                <text:p>9.785187472</text:p>
              </table:table-cell>
            </table:table-row>
            <table:table-row>
              <table:table-cell office:value-type="float" office:value="0.149">
                <text:p>0.149</text:p>
              </table:table-cell>
              <table:table-cell office:value-type="float" office:value="9.782274793">
                <text:p>9.782274793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9.7793425">
                <text:p>9.7793425</text:p>
              </table:table-cell>
            </table:table-row>
            <table:table-row>
              <table:table-cell office:value-type="float" office:value="0.151">
                <text:p>0.151</text:p>
              </table:table-cell>
              <table:table-cell office:value-type="float" office:value="9.776390593">
                <text:p>9.776390593</text:p>
              </table:table-cell>
            </table:table-row>
            <table:table-row>
              <table:table-cell office:value-type="float" office:value="0.152">
                <text:p>0.152</text:p>
              </table:table-cell>
              <table:table-cell office:value-type="float" office:value="9.773419072">
                <text:p>9.773419072</text:p>
              </table:table-cell>
            </table:table-row>
            <table:table-row>
              <table:table-cell office:value-type="float" office:value="0.153">
                <text:p>0.153</text:p>
              </table:table-cell>
              <table:table-cell office:value-type="float" office:value="9.770427937">
                <text:p>9.770427937</text:p>
              </table:table-cell>
            </table:table-row>
            <table:table-row>
              <table:table-cell office:value-type="float" office:value="0.154">
                <text:p>0.154</text:p>
              </table:table-cell>
              <table:table-cell office:value-type="float" office:value="9.767417188">
                <text:p>9.767417188</text:p>
              </table:table-cell>
            </table:table-row>
            <table:table-row>
              <table:table-cell office:value-type="float" office:value="0.155">
                <text:p>0.155</text:p>
              </table:table-cell>
              <table:table-cell office:value-type="float" office:value="9.764386825">
                <text:p>9.764386825</text:p>
              </table:table-cell>
            </table:table-row>
            <table:table-row>
              <table:table-cell office:value-type="float" office:value="0.156">
                <text:p>0.156</text:p>
              </table:table-cell>
              <table:table-cell office:value-type="float" office:value="9.761336848">
                <text:p>9.761336848</text:p>
              </table:table-cell>
            </table:table-row>
            <table:table-row>
              <table:table-cell office:value-type="float" office:value="0.157">
                <text:p>0.157</text:p>
              </table:table-cell>
              <table:table-cell office:value-type="float" office:value="9.758267257">
                <text:p>9.758267257</text:p>
              </table:table-cell>
            </table:table-row>
            <table:table-row>
              <table:table-cell office:value-type="float" office:value="0.158">
                <text:p>0.158</text:p>
              </table:table-cell>
              <table:table-cell office:value-type="float" office:value="9.755178052">
                <text:p>9.755178052</text:p>
              </table:table-cell>
            </table:table-row>
            <table:table-row>
              <table:table-cell office:value-type="float" office:value="0.159">
                <text:p>0.159</text:p>
              </table:table-cell>
              <table:table-cell office:value-type="float" office:value="9.752069233">
                <text:p>9.752069233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9.7489408">
                <text:p>9.7489408</text:p>
              </table:table-cell>
            </table:table-row>
            <table:table-row>
              <table:table-cell office:value-type="float" office:value="0.161">
                <text:p>0.161</text:p>
              </table:table-cell>
              <table:table-cell office:value-type="float" office:value="9.745792753">
                <text:p>9.745792753</text:p>
              </table:table-cell>
            </table:table-row>
            <table:table-row>
              <table:table-cell office:value-type="float" office:value="0.162">
                <text:p>0.162</text:p>
              </table:table-cell>
              <table:table-cell office:value-type="float" office:value="9.742625092">
                <text:p>9.742625092</text:p>
              </table:table-cell>
            </table:table-row>
            <table:table-row>
              <table:table-cell office:value-type="float" office:value="0.163">
                <text:p>0.163</text:p>
              </table:table-cell>
              <table:table-cell office:value-type="float" office:value="9.739437817">
                <text:p>9.739437817</text:p>
              </table:table-cell>
            </table:table-row>
            <table:table-row>
              <table:table-cell office:value-type="float" office:value="0.164">
                <text:p>0.164</text:p>
              </table:table-cell>
              <table:table-cell office:value-type="float" office:value="9.736230928">
                <text:p>9.736230928</text:p>
              </table:table-cell>
            </table:table-row>
            <table:table-row>
              <table:table-cell office:value-type="float" office:value="0.165">
                <text:p>0.165</text:p>
              </table:table-cell>
              <table:table-cell office:value-type="float" office:value="9.733004425">
                <text:p>9.733004425</text:p>
              </table:table-cell>
            </table:table-row>
            <table:table-row>
              <table:table-cell office:value-type="float" office:value="0.166">
                <text:p>0.166</text:p>
              </table:table-cell>
              <table:table-cell office:value-type="float" office:value="9.729758308">
                <text:p>9.729758308</text:p>
              </table:table-cell>
            </table:table-row>
            <table:table-row>
              <table:table-cell office:value-type="float" office:value="0.167">
                <text:p>0.167</text:p>
              </table:table-cell>
              <table:table-cell office:value-type="float" office:value="9.726492577">
                <text:p>9.726492577</text:p>
              </table:table-cell>
            </table:table-row>
            <table:table-row>
              <table:table-cell office:value-type="float" office:value="0.168">
                <text:p>0.168</text:p>
              </table:table-cell>
              <table:table-cell office:value-type="float" office:value="9.723207232">
                <text:p>9.723207232</text:p>
              </table:table-cell>
            </table:table-row>
            <table:table-row>
              <table:table-cell office:value-type="float" office:value="0.169">
                <text:p>0.169</text:p>
              </table:table-cell>
              <table:table-cell office:value-type="float" office:value="9.719902273">
                <text:p>9.719902273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9.7165777">
                <text:p>9.7165777</text:p>
              </table:table-cell>
            </table:table-row>
            <table:table-row>
              <table:table-cell office:value-type="float" office:value="0.171">
                <text:p>0.171</text:p>
              </table:table-cell>
              <table:table-cell office:value-type="float" office:value="9.713233513">
                <text:p>9.713233513</text:p>
              </table:table-cell>
            </table:table-row>
            <table:table-row>
              <table:table-cell office:value-type="float" office:value="0.172">
                <text:p>0.172</text:p>
              </table:table-cell>
              <table:table-cell office:value-type="float" office:value="9.709869712">
                <text:p>9.709869712</text:p>
              </table:table-cell>
            </table:table-row>
            <table:table-row>
              <table:table-cell office:value-type="float" office:value="0.173">
                <text:p>0.173</text:p>
              </table:table-cell>
              <table:table-cell office:value-type="float" office:value="9.706486297">
                <text:p>9.706486297</text:p>
              </table:table-cell>
            </table:table-row>
            <table:table-row>
              <table:table-cell office:value-type="float" office:value="0.174">
                <text:p>0.174</text:p>
              </table:table-cell>
              <table:table-cell office:value-type="float" office:value="9.703083268">
                <text:p>9.703083268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9.699660625">
                <text:p>9.699660625</text:p>
              </table:table-cell>
            </table:table-row>
            <table:table-row>
              <table:table-cell office:value-type="float" office:value="0.176">
                <text:p>0.176</text:p>
              </table:table-cell>
              <table:table-cell office:value-type="float" office:value="9.696218368">
                <text:p>9.696218368</text:p>
              </table:table-cell>
            </table:table-row>
            <table:table-row>
              <table:table-cell office:value-type="float" office:value="0.177">
                <text:p>0.177</text:p>
              </table:table-cell>
              <table:table-cell office:value-type="float" office:value="9.692756497">
                <text:p>9.692756497</text:p>
              </table:table-cell>
            </table:table-row>
            <table:table-row>
              <table:table-cell office:value-type="float" office:value="0.178">
                <text:p>0.178</text:p>
              </table:table-cell>
              <table:table-cell office:value-type="float" office:value="9.689275012">
                <text:p>9.689275012</text:p>
              </table:table-cell>
            </table:table-row>
            <table:table-row>
              <table:table-cell office:value-type="float" office:value="0.179">
                <text:p>0.179</text:p>
              </table:table-cell>
              <table:table-cell office:value-type="float" office:value="9.685773913">
                <text:p>9.685773913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9.6822532">
                <text:p>9.6822532</text:p>
              </table:table-cell>
            </table:table-row>
            <table:table-row>
              <table:table-cell office:value-type="float" office:value="0.181">
                <text:p>0.181</text:p>
              </table:table-cell>
              <table:table-cell office:value-type="float" office:value="9.678712873">
                <text:p>9.678712873</text:p>
              </table:table-cell>
            </table:table-row>
            <table:table-row>
              <table:table-cell office:value-type="float" office:value="0.182">
                <text:p>0.182</text:p>
              </table:table-cell>
              <table:table-cell office:value-type="float" office:value="9.675152932">
                <text:p>9.675152932</text:p>
              </table:table-cell>
            </table:table-row>
            <table:table-row>
              <table:table-cell office:value-type="float" office:value="0.183">
                <text:p>0.183</text:p>
              </table:table-cell>
              <table:table-cell office:value-type="float" office:value="9.671573377">
                <text:p>9.671573377</text:p>
              </table:table-cell>
            </table:table-row>
            <table:table-row>
              <table:table-cell office:value-type="float" office:value="0.184">
                <text:p>0.184</text:p>
              </table:table-cell>
              <table:table-cell office:value-type="float" office:value="9.667974208">
                <text:p>9.667974208</text:p>
              </table:table-cell>
            </table:table-row>
            <table:table-row>
              <table:table-cell office:value-type="float" office:value="0.185">
                <text:p>0.185</text:p>
              </table:table-cell>
              <table:table-cell office:value-type="float" office:value="9.664355425">
                <text:p>9.664355425</text:p>
              </table:table-cell>
            </table:table-row>
            <table:table-row>
              <table:table-cell office:value-type="float" office:value="0.186">
                <text:p>0.186</text:p>
              </table:table-cell>
              <table:table-cell office:value-type="float" office:value="9.660717028">
                <text:p>9.660717028</text:p>
              </table:table-cell>
            </table:table-row>
            <table:table-row>
              <table:table-cell office:value-type="float" office:value="0.187">
                <text:p>0.187</text:p>
              </table:table-cell>
              <table:table-cell office:value-type="float" office:value="9.657059017">
                <text:p>9.657059017</text:p>
              </table:table-cell>
            </table:table-row>
            <table:table-row>
              <table:table-cell office:value-type="float" office:value="0.188">
                <text:p>0.188</text:p>
              </table:table-cell>
              <table:table-cell office:value-type="float" office:value="9.653381392">
                <text:p>9.653381392</text:p>
              </table:table-cell>
            </table:table-row>
            <table:table-row>
              <table:table-cell office:value-type="float" office:value="0.189">
                <text:p>0.189</text:p>
              </table:table-cell>
              <table:table-cell office:value-type="float" office:value="9.649684153">
                <text:p>9.649684153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9.6459673">
                <text:p>9.6459673</text:p>
              </table:table-cell>
            </table:table-row>
            <table:table-row>
              <table:table-cell office:value-type="float" office:value="0.191">
                <text:p>0.191</text:p>
              </table:table-cell>
              <table:table-cell office:value-type="float" office:value="9.642230833">
                <text:p>9.642230833</text:p>
              </table:table-cell>
            </table:table-row>
            <table:table-row>
              <table:table-cell office:value-type="float" office:value="0.192">
                <text:p>0.192</text:p>
              </table:table-cell>
              <table:table-cell office:value-type="float" office:value="9.638474752">
                <text:p>9.638474752</text:p>
              </table:table-cell>
            </table:table-row>
            <table:table-row>
              <table:table-cell office:value-type="float" office:value="0.193">
                <text:p>0.193</text:p>
              </table:table-cell>
              <table:table-cell office:value-type="float" office:value="9.634699057">
                <text:p>9.634699057</text:p>
              </table:table-cell>
            </table:table-row>
            <table:table-row>
              <table:table-cell office:value-type="float" office:value="0.194">
                <text:p>0.194</text:p>
              </table:table-cell>
              <table:table-cell office:value-type="float" office:value="9.630903748">
                <text:p>9.630903748</text:p>
              </table:table-cell>
            </table:table-row>
            <table:table-row>
              <table:table-cell office:value-type="float" office:value="0.195">
                <text:p>0.195</text:p>
              </table:table-cell>
              <table:table-cell office:value-type="float" office:value="9.627088825">
                <text:p>9.627088825</text:p>
              </table:table-cell>
            </table:table-row>
            <table:table-row>
              <table:table-cell office:value-type="float" office:value="0.196">
                <text:p>0.196</text:p>
              </table:table-cell>
              <table:table-cell office:value-type="float" office:value="9.623254288">
                <text:p>9.623254288</text:p>
              </table:table-cell>
            </table:table-row>
            <table:table-row>
              <table:table-cell office:value-type="float" office:value="0.197">
                <text:p>0.197</text:p>
              </table:table-cell>
              <table:table-cell office:value-type="float" office:value="9.619400137">
                <text:p>9.619400137</text:p>
              </table:table-cell>
            </table:table-row>
            <table:table-row>
              <table:table-cell office:value-type="float" office:value="0.198">
                <text:p>0.198</text:p>
              </table:table-cell>
              <table:table-cell office:value-type="float" office:value="9.615526372">
                <text:p>9.615526372</text:p>
              </table:table-cell>
            </table:table-row>
            <table:table-row>
              <table:table-cell office:value-type="float" office:value="0.199">
                <text:p>0.199</text:p>
              </table:table-cell>
              <table:table-cell office:value-type="float" office:value="9.611632993">
                <text:p>9.61163299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9.60772">
                <text:p>9.60772</text:p>
              </table:table-cell>
            </table:table-row>
            <table:table-row>
              <table:table-cell office:value-type="float" office:value="0.201">
                <text:p>0.201</text:p>
              </table:table-cell>
              <table:table-cell office:value-type="float" office:value="9.603787393">
                <text:p>9.603787393</text:p>
              </table:table-cell>
            </table:table-row>
            <table:table-row>
              <table:table-cell office:value-type="float" office:value="0.202">
                <text:p>0.202</text:p>
              </table:table-cell>
              <table:table-cell office:value-type="float" office:value="9.599835172">
                <text:p>9.599835172</text:p>
              </table:table-cell>
            </table:table-row>
            <table:table-row>
              <table:table-cell office:value-type="float" office:value="0.203">
                <text:p>0.203</text:p>
              </table:table-cell>
              <table:table-cell office:value-type="float" office:value="9.595863337">
                <text:p>9.595863337</text:p>
              </table:table-cell>
            </table:table-row>
            <table:table-row>
              <table:table-cell office:value-type="float" office:value="0.204">
                <text:p>0.204</text:p>
              </table:table-cell>
              <table:table-cell office:value-type="float" office:value="9.591871888">
                <text:p>9.591871888</text:p>
              </table:table-cell>
            </table:table-row>
            <table:table-row>
              <table:table-cell office:value-type="float" office:value="0.205">
                <text:p>0.205</text:p>
              </table:table-cell>
              <table:table-cell office:value-type="float" office:value="9.587860825">
                <text:p>9.587860825</text:p>
              </table:table-cell>
            </table:table-row>
            <table:table-row>
              <table:table-cell office:value-type="float" office:value="0.206">
                <text:p>0.206</text:p>
              </table:table-cell>
              <table:table-cell office:value-type="float" office:value="9.583830148">
                <text:p>9.583830148</text:p>
              </table:table-cell>
            </table:table-row>
            <table:table-row>
              <table:table-cell office:value-type="float" office:value="0.207">
                <text:p>0.207</text:p>
              </table:table-cell>
              <table:table-cell office:value-type="float" office:value="9.579779857">
                <text:p>9.579779857</text:p>
              </table:table-cell>
            </table:table-row>
            <table:table-row>
              <table:table-cell office:value-type="float" office:value="0.208">
                <text:p>0.208</text:p>
              </table:table-cell>
              <table:table-cell office:value-type="float" office:value="9.575709952">
                <text:p>9.575709952</text:p>
              </table:table-cell>
            </table:table-row>
            <table:table-row>
              <table:table-cell office:value-type="float" office:value="0.209">
                <text:p>0.209</text:p>
              </table:table-cell>
              <table:table-cell office:value-type="float" office:value="9.571620433">
                <text:p>9.571620433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9.5675113">
                <text:p>9.5675113</text:p>
              </table:table-cell>
            </table:table-row>
            <table:table-row>
              <table:table-cell office:value-type="float" office:value="0.211">
                <text:p>0.211</text:p>
              </table:table-cell>
              <table:table-cell office:value-type="float" office:value="9.563382553">
                <text:p>9.563382553</text:p>
              </table:table-cell>
            </table:table-row>
            <table:table-row>
              <table:table-cell office:value-type="float" office:value="0.212">
                <text:p>0.212</text:p>
              </table:table-cell>
              <table:table-cell office:value-type="float" office:value="9.559234192">
                <text:p>9.559234192</text:p>
              </table:table-cell>
            </table:table-row>
            <table:table-row>
              <table:table-cell office:value-type="float" office:value="0.213">
                <text:p>0.213</text:p>
              </table:table-cell>
              <table:table-cell office:value-type="float" office:value="9.555066217">
                <text:p>9.555066217</text:p>
              </table:table-cell>
            </table:table-row>
            <table:table-row>
              <table:table-cell office:value-type="float" office:value="0.214">
                <text:p>0.214</text:p>
              </table:table-cell>
              <table:table-cell office:value-type="float" office:value="9.550878628">
                <text:p>9.550878628</text:p>
              </table:table-cell>
            </table:table-row>
            <table:table-row>
              <table:table-cell office:value-type="float" office:value="0.215">
                <text:p>0.215</text:p>
              </table:table-cell>
              <table:table-cell office:value-type="float" office:value="9.546671425">
                <text:p>9.546671425</text:p>
              </table:table-cell>
            </table:table-row>
            <table:table-row>
              <table:table-cell office:value-type="float" office:value="0.216">
                <text:p>0.216</text:p>
              </table:table-cell>
              <table:table-cell office:value-type="float" office:value="9.542444608">
                <text:p>9.542444608</text:p>
              </table:table-cell>
            </table:table-row>
            <table:table-row>
              <table:table-cell office:value-type="float" office:value="0.217">
                <text:p>0.217</text:p>
              </table:table-cell>
              <table:table-cell office:value-type="float" office:value="9.538198177">
                <text:p>9.538198177</text:p>
              </table:table-cell>
            </table:table-row>
            <table:table-row>
              <table:table-cell office:value-type="float" office:value="0.218">
                <text:p>0.218</text:p>
              </table:table-cell>
              <table:table-cell office:value-type="float" office:value="9.533932132">
                <text:p>9.533932132</text:p>
              </table:table-cell>
            </table:table-row>
            <table:table-row>
              <table:table-cell office:value-type="float" office:value="0.219">
                <text:p>0.219</text:p>
              </table:table-cell>
              <table:table-cell office:value-type="float" office:value="9.529646473">
                <text:p>9.529646473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9.5253412">
                <text:p>9.5253412</text:p>
              </table:table-cell>
            </table:table-row>
            <table:table-row>
              <table:table-cell office:value-type="float" office:value="0.221">
                <text:p>0.221</text:p>
              </table:table-cell>
              <table:table-cell office:value-type="float" office:value="9.521016313">
                <text:p>9.521016313</text:p>
              </table:table-cell>
            </table:table-row>
            <table:table-row>
              <table:table-cell office:value-type="float" office:value="0.222">
                <text:p>0.222</text:p>
              </table:table-cell>
              <table:table-cell office:value-type="float" office:value="9.516671812">
                <text:p>9.516671812</text:p>
              </table:table-cell>
            </table:table-row>
            <table:table-row>
              <table:table-cell office:value-type="float" office:value="0.223">
                <text:p>0.223</text:p>
              </table:table-cell>
              <table:table-cell office:value-type="float" office:value="9.512307697">
                <text:p>9.512307697</text:p>
              </table:table-cell>
            </table:table-row>
            <table:table-row>
              <table:table-cell office:value-type="float" office:value="0.224">
                <text:p>0.224</text:p>
              </table:table-cell>
              <table:table-cell office:value-type="float" office:value="9.507923968">
                <text:p>9.507923968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9.503520625">
                <text:p>9.503520625</text:p>
              </table:table-cell>
            </table:table-row>
            <table:table-row>
              <table:table-cell office:value-type="float" office:value="0.226">
                <text:p>0.226</text:p>
              </table:table-cell>
              <table:table-cell office:value-type="float" office:value="9.499097668">
                <text:p>9.499097668</text:p>
              </table:table-cell>
            </table:table-row>
            <table:table-row>
              <table:table-cell office:value-type="float" office:value="0.227">
                <text:p>0.227</text:p>
              </table:table-cell>
              <table:table-cell office:value-type="float" office:value="9.494655097">
                <text:p>9.494655097</text:p>
              </table:table-cell>
            </table:table-row>
            <table:table-row>
              <table:table-cell office:value-type="float" office:value="0.228">
                <text:p>0.228</text:p>
              </table:table-cell>
              <table:table-cell office:value-type="float" office:value="9.490192912">
                <text:p>9.490192912</text:p>
              </table:table-cell>
            </table:table-row>
            <table:table-row>
              <table:table-cell office:value-type="float" office:value="0.229">
                <text:p>0.229</text:p>
              </table:table-cell>
              <table:table-cell office:value-type="float" office:value="9.485711113">
                <text:p>9.485711113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9.4812097">
                <text:p>9.4812097</text:p>
              </table:table-cell>
            </table:table-row>
            <table:table-row>
              <table:table-cell office:value-type="float" office:value="0.231">
                <text:p>0.231</text:p>
              </table:table-cell>
              <table:table-cell office:value-type="float" office:value="9.476688673">
                <text:p>9.476688673</text:p>
              </table:table-cell>
            </table:table-row>
            <table:table-row>
              <table:table-cell office:value-type="float" office:value="0.232">
                <text:p>0.232</text:p>
              </table:table-cell>
              <table:table-cell office:value-type="float" office:value="9.472148032">
                <text:p>9.472148032</text:p>
              </table:table-cell>
            </table:table-row>
            <table:table-row>
              <table:table-cell office:value-type="float" office:value="0.233">
                <text:p>0.233</text:p>
              </table:table-cell>
              <table:table-cell office:value-type="float" office:value="9.467587777">
                <text:p>9.467587777</text:p>
              </table:table-cell>
            </table:table-row>
            <table:table-row>
              <table:table-cell office:value-type="float" office:value="0.234">
                <text:p>0.234</text:p>
              </table:table-cell>
              <table:table-cell office:value-type="float" office:value="9.463007908">
                <text:p>9.463007908</text:p>
              </table:table-cell>
            </table:table-row>
            <table:table-row>
              <table:table-cell office:value-type="float" office:value="0.235">
                <text:p>0.235</text:p>
              </table:table-cell>
              <table:table-cell office:value-type="float" office:value="9.458408425">
                <text:p>9.458408425</text:p>
              </table:table-cell>
            </table:table-row>
            <table:table-row>
              <table:table-cell office:value-type="float" office:value="0.236">
                <text:p>0.236</text:p>
              </table:table-cell>
              <table:table-cell office:value-type="float" office:value="9.453789328">
                <text:p>9.453789328</text:p>
              </table:table-cell>
            </table:table-row>
            <table:table-row>
              <table:table-cell office:value-type="float" office:value="0.237">
                <text:p>0.237</text:p>
              </table:table-cell>
              <table:table-cell office:value-type="float" office:value="9.449150617">
                <text:p>9.449150617</text:p>
              </table:table-cell>
            </table:table-row>
            <table:table-row>
              <table:table-cell office:value-type="float" office:value="0.238">
                <text:p>0.238</text:p>
              </table:table-cell>
              <table:table-cell office:value-type="float" office:value="9.444492292">
                <text:p>9.444492292</text:p>
              </table:table-cell>
            </table:table-row>
            <table:table-row>
              <table:table-cell office:value-type="float" office:value="0.239">
                <text:p>0.239</text:p>
              </table:table-cell>
              <table:table-cell office:value-type="float" office:value="9.439814353">
                <text:p>9.439814353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9.4351168">
                <text:p>9.4351168</text:p>
              </table:table-cell>
            </table:table-row>
            <table:table-row>
              <table:table-cell office:value-type="float" office:value="0.241">
                <text:p>0.241</text:p>
              </table:table-cell>
              <table:table-cell office:value-type="float" office:value="9.430399633">
                <text:p>9.430399633</text:p>
              </table:table-cell>
            </table:table-row>
            <table:table-row>
              <table:table-cell office:value-type="float" office:value="0.242">
                <text:p>0.242</text:p>
              </table:table-cell>
              <table:table-cell office:value-type="float" office:value="9.425662852">
                <text:p>9.425662852</text:p>
              </table:table-cell>
            </table:table-row>
            <table:table-row>
              <table:table-cell office:value-type="float" office:value="0.243">
                <text:p>0.243</text:p>
              </table:table-cell>
              <table:table-cell office:value-type="float" office:value="9.420906457">
                <text:p>9.420906457</text:p>
              </table:table-cell>
            </table:table-row>
            <table:table-row>
              <table:table-cell office:value-type="float" office:value="0.244">
                <text:p>0.244</text:p>
              </table:table-cell>
              <table:table-cell office:value-type="float" office:value="9.416130448">
                <text:p>9.416130448</text:p>
              </table:table-cell>
            </table:table-row>
            <table:table-row>
              <table:table-cell office:value-type="float" office:value="0.245">
                <text:p>0.245</text:p>
              </table:table-cell>
              <table:table-cell office:value-type="float" office:value="9.411334825">
                <text:p>9.411334825</text:p>
              </table:table-cell>
            </table:table-row>
            <table:table-row>
              <table:table-cell office:value-type="float" office:value="0.246">
                <text:p>0.246</text:p>
              </table:table-cell>
              <table:table-cell office:value-type="float" office:value="9.406519588">
                <text:p>9.406519588</text:p>
              </table:table-cell>
            </table:table-row>
            <table:table-row>
              <table:table-cell office:value-type="float" office:value="0.247">
                <text:p>0.247</text:p>
              </table:table-cell>
              <table:table-cell office:value-type="float" office:value="9.401684737">
                <text:p>9.401684737</text:p>
              </table:table-cell>
            </table:table-row>
            <table:table-row>
              <table:table-cell office:value-type="float" office:value="0.248">
                <text:p>0.248</text:p>
              </table:table-cell>
              <table:table-cell office:value-type="float" office:value="9.396830272">
                <text:p>9.396830272</text:p>
              </table:table-cell>
            </table:table-row>
            <table:table-row>
              <table:table-cell office:value-type="float" office:value="0.249">
                <text:p>0.249</text:p>
              </table:table-cell>
              <table:table-cell office:value-type="float" office:value="9.391956193">
                <text:p>9.391956193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9.3870625">
                <text:p>9.3870625</text:p>
              </table:table-cell>
            </table:table-row>
            <table:table-row>
              <table:table-cell office:value-type="float" office:value="0.251">
                <text:p>0.251</text:p>
              </table:table-cell>
              <table:table-cell office:value-type="float" office:value="9.382149193">
                <text:p>9.382149193</text:p>
              </table:table-cell>
            </table:table-row>
            <table:table-row>
              <table:table-cell office:value-type="float" office:value="0.252">
                <text:p>0.252</text:p>
              </table:table-cell>
              <table:table-cell office:value-type="float" office:value="9.377216272">
                <text:p>9.377216272</text:p>
              </table:table-cell>
            </table:table-row>
            <table:table-row>
              <table:table-cell office:value-type="float" office:value="0.253">
                <text:p>0.253</text:p>
              </table:table-cell>
              <table:table-cell office:value-type="float" office:value="9.372263737">
                <text:p>9.372263737</text:p>
              </table:table-cell>
            </table:table-row>
            <table:table-row>
              <table:table-cell office:value-type="float" office:value="0.254">
                <text:p>0.254</text:p>
              </table:table-cell>
              <table:table-cell office:value-type="float" office:value="9.367291588">
                <text:p>9.367291588</text:p>
              </table:table-cell>
            </table:table-row>
            <table:table-row>
              <table:table-cell office:value-type="float" office:value="0.255">
                <text:p>0.255</text:p>
              </table:table-cell>
              <table:table-cell office:value-type="float" office:value="9.362299825">
                <text:p>9.362299825</text:p>
              </table:table-cell>
            </table:table-row>
            <table:table-row>
              <table:table-cell office:value-type="float" office:value="0.256">
                <text:p>0.256</text:p>
              </table:table-cell>
              <table:table-cell office:value-type="float" office:value="9.357288448">
                <text:p>9.357288448</text:p>
              </table:table-cell>
            </table:table-row>
            <table:table-row>
              <table:table-cell office:value-type="float" office:value="0.257">
                <text:p>0.257</text:p>
              </table:table-cell>
              <table:table-cell office:value-type="float" office:value="9.352257457">
                <text:p>9.352257457</text:p>
              </table:table-cell>
            </table:table-row>
            <table:table-row>
              <table:table-cell office:value-type="float" office:value="0.258">
                <text:p>0.258</text:p>
              </table:table-cell>
              <table:table-cell office:value-type="float" office:value="9.347206852">
                <text:p>9.347206852</text:p>
              </table:table-cell>
            </table:table-row>
            <table:table-row>
              <table:table-cell office:value-type="float" office:value="0.259">
                <text:p>0.259</text:p>
              </table:table-cell>
              <table:table-cell office:value-type="float" office:value="9.342136633">
                <text:p>9.342136633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9.3370468">
                <text:p>9.3370468</text:p>
              </table:table-cell>
            </table:table-row>
            <table:table-row>
              <table:table-cell office:value-type="float" office:value="0.261">
                <text:p>0.261</text:p>
              </table:table-cell>
              <table:table-cell office:value-type="float" office:value="9.331937353">
                <text:p>9.331937353</text:p>
              </table:table-cell>
            </table:table-row>
            <table:table-row>
              <table:table-cell office:value-type="float" office:value="0.262">
                <text:p>0.262</text:p>
              </table:table-cell>
              <table:table-cell office:value-type="float" office:value="9.326808292">
                <text:p>9.326808292</text:p>
              </table:table-cell>
            </table:table-row>
            <table:table-row>
              <table:table-cell office:value-type="float" office:value="0.263">
                <text:p>0.263</text:p>
              </table:table-cell>
              <table:table-cell office:value-type="float" office:value="9.321659617">
                <text:p>9.321659617</text:p>
              </table:table-cell>
            </table:table-row>
            <table:table-row>
              <table:table-cell office:value-type="float" office:value="0.264">
                <text:p>0.264</text:p>
              </table:table-cell>
              <table:table-cell office:value-type="float" office:value="9.316491328">
                <text:p>9.316491328</text:p>
              </table:table-cell>
            </table:table-row>
            <table:table-row>
              <table:table-cell office:value-type="float" office:value="0.265">
                <text:p>0.265</text:p>
              </table:table-cell>
              <table:table-cell office:value-type="float" office:value="9.311303425">
                <text:p>9.311303425</text:p>
              </table:table-cell>
            </table:table-row>
            <table:table-row>
              <table:table-cell office:value-type="float" office:value="0.266">
                <text:p>0.266</text:p>
              </table:table-cell>
              <table:table-cell office:value-type="float" office:value="9.306095908">
                <text:p>9.306095908</text:p>
              </table:table-cell>
            </table:table-row>
            <table:table-row>
              <table:table-cell office:value-type="float" office:value="0.267">
                <text:p>0.267</text:p>
              </table:table-cell>
              <table:table-cell office:value-type="float" office:value="9.300868777">
                <text:p>9.300868777</text:p>
              </table:table-cell>
            </table:table-row>
            <table:table-row>
              <table:table-cell office:value-type="float" office:value="0.268">
                <text:p>0.268</text:p>
              </table:table-cell>
              <table:table-cell office:value-type="float" office:value="9.295622032">
                <text:p>9.295622032</text:p>
              </table:table-cell>
            </table:table-row>
            <table:table-row>
              <table:table-cell office:value-type="float" office:value="0.269">
                <text:p>0.269</text:p>
              </table:table-cell>
              <table:table-cell office:value-type="float" office:value="9.290355673">
                <text:p>9.290355673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9.2850697">
                <text:p>9.2850697</text:p>
              </table:table-cell>
            </table:table-row>
            <table:table-row>
              <table:table-cell office:value-type="float" office:value="0.271">
                <text:p>0.271</text:p>
              </table:table-cell>
              <table:table-cell office:value-type="float" office:value="9.279764113">
                <text:p>9.279764113</text:p>
              </table:table-cell>
            </table:table-row>
            <table:table-row>
              <table:table-cell office:value-type="float" office:value="0.272">
                <text:p>0.272</text:p>
              </table:table-cell>
              <table:table-cell office:value-type="float" office:value="9.274438912">
                <text:p>9.274438912</text:p>
              </table:table-cell>
            </table:table-row>
            <table:table-row>
              <table:table-cell office:value-type="float" office:value="0.273">
                <text:p>0.273</text:p>
              </table:table-cell>
              <table:table-cell office:value-type="float" office:value="9.269094097">
                <text:p>9.269094097</text:p>
              </table:table-cell>
            </table:table-row>
            <table:table-row>
              <table:table-cell office:value-type="float" office:value="0.274">
                <text:p>0.274</text:p>
              </table:table-cell>
              <table:table-cell office:value-type="float" office:value="9.263729668">
                <text:p>9.263729668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9.258345625">
                <text:p>9.258345625</text:p>
              </table:table-cell>
            </table:table-row>
            <table:table-row>
              <table:table-cell office:value-type="float" office:value="0.276">
                <text:p>0.276</text:p>
              </table:table-cell>
              <table:table-cell office:value-type="float" office:value="9.252941968">
                <text:p>9.252941968</text:p>
              </table:table-cell>
            </table:table-row>
            <table:table-row>
              <table:table-cell office:value-type="float" office:value="0.277">
                <text:p>0.277</text:p>
              </table:table-cell>
              <table:table-cell office:value-type="float" office:value="9.247518697">
                <text:p>9.247518697</text:p>
              </table:table-cell>
            </table:table-row>
            <table:table-row>
              <table:table-cell office:value-type="float" office:value="0.278">
                <text:p>0.278</text:p>
              </table:table-cell>
              <table:table-cell office:value-type="float" office:value="9.242075812">
                <text:p>9.242075812</text:p>
              </table:table-cell>
            </table:table-row>
            <table:table-row>
              <table:table-cell office:value-type="float" office:value="0.279">
                <text:p>0.279</text:p>
              </table:table-cell>
              <table:table-cell office:value-type="float" office:value="9.236613313">
                <text:p>9.236613313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9.2311312">
                <text:p>9.2311312</text:p>
              </table:table-cell>
            </table:table-row>
            <table:table-row>
              <table:table-cell office:value-type="float" office:value="0.281">
                <text:p>0.281</text:p>
              </table:table-cell>
              <table:table-cell office:value-type="float" office:value="9.225629473">
                <text:p>9.225629473</text:p>
              </table:table-cell>
            </table:table-row>
            <table:table-row>
              <table:table-cell office:value-type="float" office:value="0.282">
                <text:p>0.282</text:p>
              </table:table-cell>
              <table:table-cell office:value-type="float" office:value="9.220108132">
                <text:p>9.220108132</text:p>
              </table:table-cell>
            </table:table-row>
            <table:table-row>
              <table:table-cell office:value-type="float" office:value="0.283">
                <text:p>0.283</text:p>
              </table:table-cell>
              <table:table-cell office:value-type="float" office:value="9.214567177">
                <text:p>9.214567177</text:p>
              </table:table-cell>
            </table:table-row>
            <table:table-row>
              <table:table-cell office:value-type="float" office:value="0.284">
                <text:p>0.284</text:p>
              </table:table-cell>
              <table:table-cell office:value-type="float" office:value="9.209006608">
                <text:p>9.209006608</text:p>
              </table:table-cell>
            </table:table-row>
            <table:table-row>
              <table:table-cell office:value-type="float" office:value="0.285">
                <text:p>0.285</text:p>
              </table:table-cell>
              <table:table-cell office:value-type="float" office:value="9.203426425">
                <text:p>9.203426425</text:p>
              </table:table-cell>
            </table:table-row>
            <table:table-row>
              <table:table-cell office:value-type="float" office:value="0.286">
                <text:p>0.286</text:p>
              </table:table-cell>
              <table:table-cell office:value-type="float" office:value="9.197826628">
                <text:p>9.197826628</text:p>
              </table:table-cell>
            </table:table-row>
            <table:table-row>
              <table:table-cell office:value-type="float" office:value="0.287">
                <text:p>0.287</text:p>
              </table:table-cell>
              <table:table-cell office:value-type="float" office:value="9.192207217">
                <text:p>9.192207217</text:p>
              </table:table-cell>
            </table:table-row>
            <table:table-row>
              <table:table-cell office:value-type="float" office:value="0.288">
                <text:p>0.288</text:p>
              </table:table-cell>
              <table:table-cell office:value-type="float" office:value="9.186568192">
                <text:p>9.186568192</text:p>
              </table:table-cell>
            </table:table-row>
            <table:table-row>
              <table:table-cell office:value-type="float" office:value="0.289">
                <text:p>0.289</text:p>
              </table:table-cell>
              <table:table-cell office:value-type="float" office:value="9.180909553">
                <text:p>9.180909553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9.1752313">
                <text:p>9.1752313</text:p>
              </table:table-cell>
            </table:table-row>
            <table:table-row>
              <table:table-cell office:value-type="float" office:value="0.291">
                <text:p>0.291</text:p>
              </table:table-cell>
              <table:table-cell office:value-type="float" office:value="9.169533433">
                <text:p>9.169533433</text:p>
              </table:table-cell>
            </table:table-row>
            <table:table-row>
              <table:table-cell office:value-type="float" office:value="0.292">
                <text:p>0.292</text:p>
              </table:table-cell>
              <table:table-cell office:value-type="float" office:value="9.163815952">
                <text:p>9.163815952</text:p>
              </table:table-cell>
            </table:table-row>
            <table:table-row>
              <table:table-cell office:value-type="float" office:value="0.293">
                <text:p>0.293</text:p>
              </table:table-cell>
              <table:table-cell office:value-type="float" office:value="9.158078857">
                <text:p>9.158078857</text:p>
              </table:table-cell>
            </table:table-row>
            <table:table-row>
              <table:table-cell office:value-type="float" office:value="0.294">
                <text:p>0.294</text:p>
              </table:table-cell>
              <table:table-cell office:value-type="float" office:value="9.152322148">
                <text:p>9.152322148</text:p>
              </table:table-cell>
            </table:table-row>
            <table:table-row>
              <table:table-cell office:value-type="float" office:value="0.295">
                <text:p>0.295</text:p>
              </table:table-cell>
              <table:table-cell office:value-type="float" office:value="9.146545825">
                <text:p>9.146545825</text:p>
              </table:table-cell>
            </table:table-row>
            <table:table-row>
              <table:table-cell office:value-type="float" office:value="0.296">
                <text:p>0.296</text:p>
              </table:table-cell>
              <table:table-cell office:value-type="float" office:value="9.140749888">
                <text:p>9.140749888</text:p>
              </table:table-cell>
            </table:table-row>
            <table:table-row>
              <table:table-cell office:value-type="float" office:value="0.297">
                <text:p>0.297</text:p>
              </table:table-cell>
              <table:table-cell office:value-type="float" office:value="9.134934337">
                <text:p>9.134934337</text:p>
              </table:table-cell>
            </table:table-row>
            <table:table-row>
              <table:table-cell office:value-type="float" office:value="0.298">
                <text:p>0.298</text:p>
              </table:table-cell>
              <table:table-cell office:value-type="float" office:value="9.129099172">
                <text:p>9.129099172</text:p>
              </table:table-cell>
            </table:table-row>
            <table:table-row>
              <table:table-cell office:value-type="float" office:value="0.299">
                <text:p>0.299</text:p>
              </table:table-cell>
              <table:table-cell office:value-type="float" office:value="9.123244393">
                <text:p>9.12324439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9.11737">
                <text:p>9.11737</text:p>
              </table:table-cell>
            </table:table-row>
            <table:table-row>
              <table:table-cell office:value-type="float" office:value="0.301">
                <text:p>0.301</text:p>
              </table:table-cell>
              <table:table-cell office:value-type="float" office:value="9.111475993">
                <text:p>9.111475993</text:p>
              </table:table-cell>
            </table:table-row>
            <table:table-row>
              <table:table-cell office:value-type="float" office:value="0.302">
                <text:p>0.302</text:p>
              </table:table-cell>
              <table:table-cell office:value-type="float" office:value="9.105562372">
                <text:p>9.105562372</text:p>
              </table:table-cell>
            </table:table-row>
            <table:table-row>
              <table:table-cell office:value-type="float" office:value="0.303">
                <text:p>0.303</text:p>
              </table:table-cell>
              <table:table-cell office:value-type="float" office:value="9.099629137">
                <text:p>9.099629137</text:p>
              </table:table-cell>
            </table:table-row>
            <table:table-row>
              <table:table-cell office:value-type="float" office:value="0.304">
                <text:p>0.304</text:p>
              </table:table-cell>
              <table:table-cell office:value-type="float" office:value="9.093676288">
                <text:p>9.093676288</text:p>
              </table:table-cell>
            </table:table-row>
            <table:table-row>
              <table:table-cell office:value-type="float" office:value="0.305">
                <text:p>0.305</text:p>
              </table:table-cell>
              <table:table-cell office:value-type="float" office:value="9.087703825">
                <text:p>9.087703825</text:p>
              </table:table-cell>
            </table:table-row>
            <table:table-row>
              <table:table-cell office:value-type="float" office:value="0.306">
                <text:p>0.306</text:p>
              </table:table-cell>
              <table:table-cell office:value-type="float" office:value="9.081711748">
                <text:p>9.081711748</text:p>
              </table:table-cell>
            </table:table-row>
            <table:table-row>
              <table:table-cell office:value-type="float" office:value="0.307">
                <text:p>0.307</text:p>
              </table:table-cell>
              <table:table-cell office:value-type="float" office:value="9.075700057">
                <text:p>9.075700057</text:p>
              </table:table-cell>
            </table:table-row>
            <table:table-row>
              <table:table-cell office:value-type="float" office:value="0.308">
                <text:p>0.308</text:p>
              </table:table-cell>
              <table:table-cell office:value-type="float" office:value="9.069668752">
                <text:p>9.069668752</text:p>
              </table:table-cell>
            </table:table-row>
            <table:table-row>
              <table:table-cell office:value-type="float" office:value="0.309">
                <text:p>0.309</text:p>
              </table:table-cell>
              <table:table-cell office:value-type="float" office:value="9.063617833">
                <text:p>9.063617833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9.0575473">
                <text:p>9.0575473</text:p>
              </table:table-cell>
            </table:table-row>
            <table:table-row>
              <table:table-cell office:value-type="float" office:value="0.311">
                <text:p>0.311</text:p>
              </table:table-cell>
              <table:table-cell office:value-type="float" office:value="9.051457153">
                <text:p>9.051457153</text:p>
              </table:table-cell>
            </table:table-row>
            <table:table-row>
              <table:table-cell office:value-type="float" office:value="0.312">
                <text:p>0.312</text:p>
              </table:table-cell>
              <table:table-cell office:value-type="float" office:value="9.045347392">
                <text:p>9.045347392</text:p>
              </table:table-cell>
            </table:table-row>
            <table:table-row>
              <table:table-cell office:value-type="float" office:value="0.313">
                <text:p>0.313</text:p>
              </table:table-cell>
              <table:table-cell office:value-type="float" office:value="9.039218017">
                <text:p>9.039218017</text:p>
              </table:table-cell>
            </table:table-row>
            <table:table-row>
              <table:table-cell office:value-type="float" office:value="0.314">
                <text:p>0.314</text:p>
              </table:table-cell>
              <table:table-cell office:value-type="float" office:value="9.033069028">
                <text:p>9.033069028</text:p>
              </table:table-cell>
            </table:table-row>
            <table:table-row>
              <table:table-cell office:value-type="float" office:value="0.315">
                <text:p>0.315</text:p>
              </table:table-cell>
              <table:table-cell office:value-type="float" office:value="9.026900425">
                <text:p>9.026900425</text:p>
              </table:table-cell>
            </table:table-row>
            <table:table-row>
              <table:table-cell office:value-type="float" office:value="0.316">
                <text:p>0.316</text:p>
              </table:table-cell>
              <table:table-cell office:value-type="float" office:value="9.020712208">
                <text:p>9.020712208</text:p>
              </table:table-cell>
            </table:table-row>
            <table:table-row>
              <table:table-cell office:value-type="float" office:value="0.317">
                <text:p>0.317</text:p>
              </table:table-cell>
              <table:table-cell office:value-type="float" office:value="9.014504377">
                <text:p>9.014504377</text:p>
              </table:table-cell>
            </table:table-row>
            <table:table-row>
              <table:table-cell office:value-type="float" office:value="0.318">
                <text:p>0.318</text:p>
              </table:table-cell>
              <table:table-cell office:value-type="float" office:value="9.008276932">
                <text:p>9.008276932</text:p>
              </table:table-cell>
            </table:table-row>
            <table:table-row>
              <table:table-cell office:value-type="float" office:value="0.319">
                <text:p>0.319</text:p>
              </table:table-cell>
              <table:table-cell office:value-type="float" office:value="9.002029873">
                <text:p>9.002029873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8.9957632">
                <text:p>8.9957632</text:p>
              </table:table-cell>
            </table:table-row>
            <table:table-row>
              <table:table-cell office:value-type="float" office:value="0.321">
                <text:p>0.321</text:p>
              </table:table-cell>
              <table:table-cell office:value-type="float" office:value="8.989476913">
                <text:p>8.989476913</text:p>
              </table:table-cell>
            </table:table-row>
            <table:table-row>
              <table:table-cell office:value-type="float" office:value="0.322">
                <text:p>0.322</text:p>
              </table:table-cell>
              <table:table-cell office:value-type="float" office:value="8.983171012">
                <text:p>8.983171012</text:p>
              </table:table-cell>
            </table:table-row>
            <table:table-row>
              <table:table-cell office:value-type="float" office:value="0.323">
                <text:p>0.323</text:p>
              </table:table-cell>
              <table:table-cell office:value-type="float" office:value="8.976845497">
                <text:p>8.976845497</text:p>
              </table:table-cell>
            </table:table-row>
            <table:table-row>
              <table:table-cell office:value-type="float" office:value="0.324">
                <text:p>0.324</text:p>
              </table:table-cell>
              <table:table-cell office:value-type="float" office:value="8.970500368">
                <text:p>8.970500368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8.964135625">
                <text:p>8.964135625</text:p>
              </table:table-cell>
            </table:table-row>
            <table:table-row>
              <table:table-cell office:value-type="float" office:value="0.326">
                <text:p>0.326</text:p>
              </table:table-cell>
              <table:table-cell office:value-type="float" office:value="8.957751268">
                <text:p>8.957751268</text:p>
              </table:table-cell>
            </table:table-row>
            <table:table-row>
              <table:table-cell office:value-type="float" office:value="0.327">
                <text:p>0.327</text:p>
              </table:table-cell>
              <table:table-cell office:value-type="float" office:value="8.951347297">
                <text:p>8.951347297</text:p>
              </table:table-cell>
            </table:table-row>
            <table:table-row>
              <table:table-cell office:value-type="float" office:value="0.328">
                <text:p>0.328</text:p>
              </table:table-cell>
              <table:table-cell office:value-type="float" office:value="8.944923712">
                <text:p>8.944923712</text:p>
              </table:table-cell>
            </table:table-row>
            <table:table-row>
              <table:table-cell office:value-type="float" office:value="0.329">
                <text:p>0.329</text:p>
              </table:table-cell>
              <table:table-cell office:value-type="float" office:value="8.938480513">
                <text:p>8.938480513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8.9320177">
                <text:p>8.9320177</text:p>
              </table:table-cell>
            </table:table-row>
            <table:table-row>
              <table:table-cell office:value-type="float" office:value="0.331">
                <text:p>0.331</text:p>
              </table:table-cell>
              <table:table-cell office:value-type="float" office:value="8.925535273">
                <text:p>8.925535273</text:p>
              </table:table-cell>
            </table:table-row>
            <table:table-row>
              <table:table-cell office:value-type="float" office:value="0.332">
                <text:p>0.332</text:p>
              </table:table-cell>
              <table:table-cell office:value-type="float" office:value="8.919033232">
                <text:p>8.919033232</text:p>
              </table:table-cell>
            </table:table-row>
            <table:table-row>
              <table:table-cell office:value-type="float" office:value="0.333">
                <text:p>0.333</text:p>
              </table:table-cell>
              <table:table-cell office:value-type="float" office:value="8.912511577">
                <text:p>8.912511577</text:p>
              </table:table-cell>
            </table:table-row>
            <table:table-row>
              <table:table-cell office:value-type="float" office:value="0.334">
                <text:p>0.334</text:p>
              </table:table-cell>
              <table:table-cell office:value-type="float" office:value="8.905970308">
                <text:p>8.905970308</text:p>
              </table:table-cell>
            </table:table-row>
            <table:table-row>
              <table:table-cell office:value-type="float" office:value="0.335">
                <text:p>0.335</text:p>
              </table:table-cell>
              <table:table-cell office:value-type="float" office:value="8.899409425">
                <text:p>8.899409425</text:p>
              </table:table-cell>
            </table:table-row>
            <table:table-row>
              <table:table-cell office:value-type="float" office:value="0.336">
                <text:p>0.336</text:p>
              </table:table-cell>
              <table:table-cell office:value-type="float" office:value="8.892828928">
                <text:p>8.892828928</text:p>
              </table:table-cell>
            </table:table-row>
            <table:table-row>
              <table:table-cell office:value-type="float" office:value="0.337">
                <text:p>0.337</text:p>
              </table:table-cell>
              <table:table-cell office:value-type="float" office:value="8.886228817">
                <text:p>8.886228817</text:p>
              </table:table-cell>
            </table:table-row>
            <table:table-row>
              <table:table-cell office:value-type="float" office:value="0.338">
                <text:p>0.338</text:p>
              </table:table-cell>
              <table:table-cell office:value-type="float" office:value="8.879609092">
                <text:p>8.879609092</text:p>
              </table:table-cell>
            </table:table-row>
            <table:table-row>
              <table:table-cell office:value-type="float" office:value="0.339">
                <text:p>0.339</text:p>
              </table:table-cell>
              <table:table-cell office:value-type="float" office:value="8.872969753">
                <text:p>8.872969753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8.8663108">
                <text:p>8.8663108</text:p>
              </table:table-cell>
            </table:table-row>
            <table:table-row>
              <table:table-cell office:value-type="float" office:value="0.341">
                <text:p>0.341</text:p>
              </table:table-cell>
              <table:table-cell office:value-type="float" office:value="8.859632233">
                <text:p>8.859632233</text:p>
              </table:table-cell>
            </table:table-row>
            <table:table-row>
              <table:table-cell office:value-type="float" office:value="0.342">
                <text:p>0.342</text:p>
              </table:table-cell>
              <table:table-cell office:value-type="float" office:value="8.852934052">
                <text:p>8.852934052</text:p>
              </table:table-cell>
            </table:table-row>
            <table:table-row>
              <table:table-cell office:value-type="float" office:value="0.343">
                <text:p>0.343</text:p>
              </table:table-cell>
              <table:table-cell office:value-type="float" office:value="8.846216257">
                <text:p>8.846216257</text:p>
              </table:table-cell>
            </table:table-row>
            <table:table-row>
              <table:table-cell office:value-type="float" office:value="0.344">
                <text:p>0.344</text:p>
              </table:table-cell>
              <table:table-cell office:value-type="float" office:value="8.839478848">
                <text:p>8.839478848</text:p>
              </table:table-cell>
            </table:table-row>
            <table:table-row>
              <table:table-cell office:value-type="float" office:value="0.345">
                <text:p>0.345</text:p>
              </table:table-cell>
              <table:table-cell office:value-type="float" office:value="8.832721825">
                <text:p>8.832721825</text:p>
              </table:table-cell>
            </table:table-row>
            <table:table-row>
              <table:table-cell office:value-type="float" office:value="0.346">
                <text:p>0.346</text:p>
              </table:table-cell>
              <table:table-cell office:value-type="float" office:value="8.825945188">
                <text:p>8.825945188</text:p>
              </table:table-cell>
            </table:table-row>
            <table:table-row>
              <table:table-cell office:value-type="float" office:value="0.347">
                <text:p>0.347</text:p>
              </table:table-cell>
              <table:table-cell office:value-type="float" office:value="8.819148937">
                <text:p>8.819148937</text:p>
              </table:table-cell>
            </table:table-row>
            <table:table-row>
              <table:table-cell office:value-type="float" office:value="0.348">
                <text:p>0.348</text:p>
              </table:table-cell>
              <table:table-cell office:value-type="float" office:value="8.812333072">
                <text:p>8.812333072</text:p>
              </table:table-cell>
            </table:table-row>
            <table:table-row>
              <table:table-cell office:value-type="float" office:value="0.349">
                <text:p>0.349</text:p>
              </table:table-cell>
              <table:table-cell office:value-type="float" office:value="8.805497593">
                <text:p>8.805497593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8.7986425">
                <text:p>8.7986425</text:p>
              </table:table-cell>
            </table:table-row>
            <table:table-row>
              <table:table-cell office:value-type="float" office:value="0.351">
                <text:p>0.351</text:p>
              </table:table-cell>
              <table:table-cell office:value-type="float" office:value="8.791767793">
                <text:p>8.791767793</text:p>
              </table:table-cell>
            </table:table-row>
            <table:table-row>
              <table:table-cell office:value-type="float" office:value="0.352">
                <text:p>0.352</text:p>
              </table:table-cell>
              <table:table-cell office:value-type="float" office:value="8.784873472">
                <text:p>8.784873472</text:p>
              </table:table-cell>
            </table:table-row>
            <table:table-row>
              <table:table-cell office:value-type="float" office:value="0.353">
                <text:p>0.353</text:p>
              </table:table-cell>
              <table:table-cell office:value-type="float" office:value="8.777959537">
                <text:p>8.777959537</text:p>
              </table:table-cell>
            </table:table-row>
            <table:table-row>
              <table:table-cell office:value-type="float" office:value="0.354">
                <text:p>0.354</text:p>
              </table:table-cell>
              <table:table-cell office:value-type="float" office:value="8.771025988">
                <text:p>8.771025988</text:p>
              </table:table-cell>
            </table:table-row>
            <table:table-row>
              <table:table-cell office:value-type="float" office:value="0.355">
                <text:p>0.355</text:p>
              </table:table-cell>
              <table:table-cell office:value-type="float" office:value="8.764072825">
                <text:p>8.764072825</text:p>
              </table:table-cell>
            </table:table-row>
            <table:table-row>
              <table:table-cell office:value-type="float" office:value="0.356">
                <text:p>0.356</text:p>
              </table:table-cell>
              <table:table-cell office:value-type="float" office:value="8.757100048">
                <text:p>8.757100048</text:p>
              </table:table-cell>
            </table:table-row>
            <table:table-row>
              <table:table-cell office:value-type="float" office:value="0.357">
                <text:p>0.357</text:p>
              </table:table-cell>
              <table:table-cell office:value-type="float" office:value="8.750107657">
                <text:p>8.750107657</text:p>
              </table:table-cell>
            </table:table-row>
            <table:table-row>
              <table:table-cell office:value-type="float" office:value="0.358">
                <text:p>0.358</text:p>
              </table:table-cell>
              <table:table-cell office:value-type="float" office:value="8.743095652">
                <text:p>8.743095652</text:p>
              </table:table-cell>
            </table:table-row>
            <table:table-row>
              <table:table-cell office:value-type="float" office:value="0.359">
                <text:p>0.359</text:p>
              </table:table-cell>
              <table:table-cell office:value-type="float" office:value="8.736064033">
                <text:p>8.736064033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8.7290128">
                <text:p>8.7290128</text:p>
              </table:table-cell>
            </table:table-row>
            <table:table-row>
              <table:table-cell office:value-type="float" office:value="0.361">
                <text:p>0.361</text:p>
              </table:table-cell>
              <table:table-cell office:value-type="float" office:value="8.721941953">
                <text:p>8.721941953</text:p>
              </table:table-cell>
            </table:table-row>
            <table:table-row>
              <table:table-cell office:value-type="float" office:value="0.362">
                <text:p>0.362</text:p>
              </table:table-cell>
              <table:table-cell office:value-type="float" office:value="8.714851492">
                <text:p>8.714851492</text:p>
              </table:table-cell>
            </table:table-row>
            <table:table-row>
              <table:table-cell office:value-type="float" office:value="0.363">
                <text:p>0.363</text:p>
              </table:table-cell>
              <table:table-cell office:value-type="float" office:value="8.707741417">
                <text:p>8.707741417</text:p>
              </table:table-cell>
            </table:table-row>
            <table:table-row>
              <table:table-cell office:value-type="float" office:value="0.364">
                <text:p>0.364</text:p>
              </table:table-cell>
              <table:table-cell office:value-type="float" office:value="8.700611728">
                <text:p>8.700611728</text:p>
              </table:table-cell>
            </table:table-row>
            <table:table-row>
              <table:table-cell office:value-type="float" office:value="0.365">
                <text:p>0.365</text:p>
              </table:table-cell>
              <table:table-cell office:value-type="float" office:value="8.693462425">
                <text:p>8.693462425</text:p>
              </table:table-cell>
            </table:table-row>
            <table:table-row>
              <table:table-cell office:value-type="float" office:value="0.366">
                <text:p>0.366</text:p>
              </table:table-cell>
              <table:table-cell office:value-type="float" office:value="8.686293508">
                <text:p>8.686293508</text:p>
              </table:table-cell>
            </table:table-row>
            <table:table-row>
              <table:table-cell office:value-type="float" office:value="0.367">
                <text:p>0.367</text:p>
              </table:table-cell>
              <table:table-cell office:value-type="float" office:value="8.679104977">
                <text:p>8.679104977</text:p>
              </table:table-cell>
            </table:table-row>
            <table:table-row>
              <table:table-cell office:value-type="float" office:value="0.368">
                <text:p>0.368</text:p>
              </table:table-cell>
              <table:table-cell office:value-type="float" office:value="8.671896832">
                <text:p>8.671896832</text:p>
              </table:table-cell>
            </table:table-row>
            <table:table-row>
              <table:table-cell office:value-type="float" office:value="0.369">
                <text:p>0.369</text:p>
              </table:table-cell>
              <table:table-cell office:value-type="float" office:value="8.664669073">
                <text:p>8.664669073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8.6574217">
                <text:p>8.6574217</text:p>
              </table:table-cell>
            </table:table-row>
            <table:table-row>
              <table:table-cell office:value-type="float" office:value="0.371">
                <text:p>0.371</text:p>
              </table:table-cell>
              <table:table-cell office:value-type="float" office:value="8.650154713">
                <text:p>8.650154713</text:p>
              </table:table-cell>
            </table:table-row>
            <table:table-row>
              <table:table-cell office:value-type="float" office:value="0.372">
                <text:p>0.372</text:p>
              </table:table-cell>
              <table:table-cell office:value-type="float" office:value="8.642868112">
                <text:p>8.642868112</text:p>
              </table:table-cell>
            </table:table-row>
            <table:table-row>
              <table:table-cell office:value-type="float" office:value="0.373">
                <text:p>0.373</text:p>
              </table:table-cell>
              <table:table-cell office:value-type="float" office:value="8.635561897">
                <text:p>8.635561897</text:p>
              </table:table-cell>
            </table:table-row>
            <table:table-row>
              <table:table-cell office:value-type="float" office:value="0.374">
                <text:p>0.374</text:p>
              </table:table-cell>
              <table:table-cell office:value-type="float" office:value="8.628236068">
                <text:p>8.628236068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8.620890625">
                <text:p>8.620890625</text:p>
              </table:table-cell>
            </table:table-row>
            <table:table-row>
              <table:table-cell office:value-type="float" office:value="0.376">
                <text:p>0.376</text:p>
              </table:table-cell>
              <table:table-cell office:value-type="float" office:value="8.613525568">
                <text:p>8.613525568</text:p>
              </table:table-cell>
            </table:table-row>
            <table:table-row>
              <table:table-cell office:value-type="float" office:value="0.377">
                <text:p>0.377</text:p>
              </table:table-cell>
              <table:table-cell office:value-type="float" office:value="8.606140897">
                <text:p>8.606140897</text:p>
              </table:table-cell>
            </table:table-row>
            <table:table-row>
              <table:table-cell office:value-type="float" office:value="0.378">
                <text:p>0.378</text:p>
              </table:table-cell>
              <table:table-cell office:value-type="float" office:value="8.598736612">
                <text:p>8.598736612</text:p>
              </table:table-cell>
            </table:table-row>
            <table:table-row>
              <table:table-cell office:value-type="float" office:value="0.379">
                <text:p>0.379</text:p>
              </table:table-cell>
              <table:table-cell office:value-type="float" office:value="8.591312713">
                <text:p>8.591312713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8.5838692">
                <text:p>8.5838692</text:p>
              </table:table-cell>
            </table:table-row>
            <table:table-row>
              <table:table-cell office:value-type="float" office:value="0.381">
                <text:p>0.381</text:p>
              </table:table-cell>
              <table:table-cell office:value-type="float" office:value="8.576406073">
                <text:p>8.576406073</text:p>
              </table:table-cell>
            </table:table-row>
            <table:table-row>
              <table:table-cell office:value-type="float" office:value="0.382">
                <text:p>0.382</text:p>
              </table:table-cell>
              <table:table-cell office:value-type="float" office:value="8.568923332">
                <text:p>8.568923332</text:p>
              </table:table-cell>
            </table:table-row>
            <table:table-row>
              <table:table-cell office:value-type="float" office:value="0.383">
                <text:p>0.383</text:p>
              </table:table-cell>
              <table:table-cell office:value-type="float" office:value="8.561420977">
                <text:p>8.561420977</text:p>
              </table:table-cell>
            </table:table-row>
            <table:table-row>
              <table:table-cell office:value-type="float" office:value="0.384">
                <text:p>0.384</text:p>
              </table:table-cell>
              <table:table-cell office:value-type="float" office:value="8.553899008">
                <text:p>8.553899008</text:p>
              </table:table-cell>
            </table:table-row>
            <table:table-row>
              <table:table-cell office:value-type="float" office:value="0.385">
                <text:p>0.385</text:p>
              </table:table-cell>
              <table:table-cell office:value-type="float" office:value="8.546357425">
                <text:p>8.546357425</text:p>
              </table:table-cell>
            </table:table-row>
            <table:table-row>
              <table:table-cell office:value-type="float" office:value="0.386">
                <text:p>0.386</text:p>
              </table:table-cell>
              <table:table-cell office:value-type="float" office:value="8.538796228">
                <text:p>8.538796228</text:p>
              </table:table-cell>
            </table:table-row>
            <table:table-row>
              <table:table-cell office:value-type="float" office:value="0.387">
                <text:p>0.387</text:p>
              </table:table-cell>
              <table:table-cell office:value-type="float" office:value="8.531215417">
                <text:p>8.531215417</text:p>
              </table:table-cell>
            </table:table-row>
            <table:table-row>
              <table:table-cell office:value-type="float" office:value="0.388">
                <text:p>0.388</text:p>
              </table:table-cell>
              <table:table-cell office:value-type="float" office:value="8.523614992">
                <text:p>8.523614992</text:p>
              </table:table-cell>
            </table:table-row>
            <table:table-row>
              <table:table-cell office:value-type="float" office:value="0.389">
                <text:p>0.389</text:p>
              </table:table-cell>
              <table:table-cell office:value-type="float" office:value="8.515994953">
                <text:p>8.515994953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8.5083553">
                <text:p>8.5083553</text:p>
              </table:table-cell>
            </table:table-row>
            <table:table-row>
              <table:table-cell office:value-type="float" office:value="0.391">
                <text:p>0.391</text:p>
              </table:table-cell>
              <table:table-cell office:value-type="float" office:value="8.500696033">
                <text:p>8.500696033</text:p>
              </table:table-cell>
            </table:table-row>
            <table:table-row>
              <table:table-cell office:value-type="float" office:value="0.392">
                <text:p>0.392</text:p>
              </table:table-cell>
              <table:table-cell office:value-type="float" office:value="8.493017152">
                <text:p>8.493017152</text:p>
              </table:table-cell>
            </table:table-row>
            <table:table-row>
              <table:table-cell office:value-type="float" office:value="0.393">
                <text:p>0.393</text:p>
              </table:table-cell>
              <table:table-cell office:value-type="float" office:value="8.485318657">
                <text:p>8.485318657</text:p>
              </table:table-cell>
            </table:table-row>
            <table:table-row>
              <table:table-cell office:value-type="float" office:value="0.394">
                <text:p>0.394</text:p>
              </table:table-cell>
              <table:table-cell office:value-type="float" office:value="8.477600548">
                <text:p>8.477600548</text:p>
              </table:table-cell>
            </table:table-row>
            <table:table-row>
              <table:table-cell office:value-type="float" office:value="0.395">
                <text:p>0.395</text:p>
              </table:table-cell>
              <table:table-cell office:value-type="float" office:value="8.469862825">
                <text:p>8.469862825</text:p>
              </table:table-cell>
            </table:table-row>
            <table:table-row>
              <table:table-cell office:value-type="float" office:value="0.396">
                <text:p>0.396</text:p>
              </table:table-cell>
              <table:table-cell office:value-type="float" office:value="8.462105488">
                <text:p>8.462105488</text:p>
              </table:table-cell>
            </table:table-row>
            <table:table-row>
              <table:table-cell office:value-type="float" office:value="0.397">
                <text:p>0.397</text:p>
              </table:table-cell>
              <table:table-cell office:value-type="float" office:value="8.454328537">
                <text:p>8.454328537</text:p>
              </table:table-cell>
            </table:table-row>
            <table:table-row>
              <table:table-cell office:value-type="float" office:value="0.398">
                <text:p>0.398</text:p>
              </table:table-cell>
              <table:table-cell office:value-type="float" office:value="8.446531972">
                <text:p>8.446531972</text:p>
              </table:table-cell>
            </table:table-row>
            <table:table-row>
              <table:table-cell office:value-type="float" office:value="0.399">
                <text:p>0.399</text:p>
              </table:table-cell>
              <table:table-cell office:value-type="float" office:value="8.438715793">
                <text:p>8.43871579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8.43088">
                <text:p>8.43088</text:p>
              </table:table-cell>
            </table:table-row>
            <table:table-row>
              <table:table-cell office:value-type="float" office:value="0.401">
                <text:p>0.401</text:p>
              </table:table-cell>
              <table:table-cell office:value-type="float" office:value="8.423024593">
                <text:p>8.423024593</text:p>
              </table:table-cell>
            </table:table-row>
            <table:table-row>
              <table:table-cell office:value-type="float" office:value="0.402">
                <text:p>0.402</text:p>
              </table:table-cell>
              <table:table-cell office:value-type="float" office:value="8.415149572">
                <text:p>8.415149572</text:p>
              </table:table-cell>
            </table:table-row>
            <table:table-row>
              <table:table-cell office:value-type="float" office:value="0.403">
                <text:p>0.403</text:p>
              </table:table-cell>
              <table:table-cell office:value-type="float" office:value="8.407254937">
                <text:p>8.407254937</text:p>
              </table:table-cell>
            </table:table-row>
            <table:table-row>
              <table:table-cell office:value-type="float" office:value="0.404">
                <text:p>0.404</text:p>
              </table:table-cell>
              <table:table-cell office:value-type="float" office:value="8.399340688">
                <text:p>8.399340688</text:p>
              </table:table-cell>
            </table:table-row>
            <table:table-row>
              <table:table-cell office:value-type="float" office:value="0.405">
                <text:p>0.405</text:p>
              </table:table-cell>
              <table:table-cell office:value-type="float" office:value="8.391406825">
                <text:p>8.391406825</text:p>
              </table:table-cell>
            </table:table-row>
            <table:table-row>
              <table:table-cell office:value-type="float" office:value="0.406">
                <text:p>0.406</text:p>
              </table:table-cell>
              <table:table-cell office:value-type="float" office:value="8.383453348">
                <text:p>8.383453348</text:p>
              </table:table-cell>
            </table:table-row>
            <table:table-row>
              <table:table-cell office:value-type="float" office:value="0.407">
                <text:p>0.407</text:p>
              </table:table-cell>
              <table:table-cell office:value-type="float" office:value="8.375480257">
                <text:p>8.375480257</text:p>
              </table:table-cell>
            </table:table-row>
            <table:table-row>
              <table:table-cell office:value-type="float" office:value="0.408">
                <text:p>0.408</text:p>
              </table:table-cell>
              <table:table-cell office:value-type="float" office:value="8.367487552">
                <text:p>8.367487552</text:p>
              </table:table-cell>
            </table:table-row>
            <table:table-row>
              <table:table-cell office:value-type="float" office:value="0.409">
                <text:p>0.409</text:p>
              </table:table-cell>
              <table:table-cell office:value-type="float" office:value="8.359475233">
                <text:p>8.359475233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8.3514433">
                <text:p>8.3514433</text:p>
              </table:table-cell>
            </table:table-row>
            <table:table-row>
              <table:table-cell office:value-type="float" office:value="0.411">
                <text:p>0.411</text:p>
              </table:table-cell>
              <table:table-cell office:value-type="float" office:value="8.343391753">
                <text:p>8.343391753</text:p>
              </table:table-cell>
            </table:table-row>
            <table:table-row>
              <table:table-cell office:value-type="float" office:value="0.412">
                <text:p>0.412</text:p>
              </table:table-cell>
              <table:table-cell office:value-type="float" office:value="8.335320592">
                <text:p>8.335320592</text:p>
              </table:table-cell>
            </table:table-row>
            <table:table-row>
              <table:table-cell office:value-type="float" office:value="0.413">
                <text:p>0.413</text:p>
              </table:table-cell>
              <table:table-cell office:value-type="float" office:value="8.327229817">
                <text:p>8.327229817</text:p>
              </table:table-cell>
            </table:table-row>
            <table:table-row>
              <table:table-cell office:value-type="float" office:value="0.414">
                <text:p>0.414</text:p>
              </table:table-cell>
              <table:table-cell office:value-type="float" office:value="8.319119428">
                <text:p>8.319119428</text:p>
              </table:table-cell>
            </table:table-row>
            <table:table-row>
              <table:table-cell office:value-type="float" office:value="0.415">
                <text:p>0.415</text:p>
              </table:table-cell>
              <table:table-cell office:value-type="float" office:value="8.310989425">
                <text:p>8.310989425</text:p>
              </table:table-cell>
            </table:table-row>
            <table:table-row>
              <table:table-cell office:value-type="float" office:value="0.416">
                <text:p>0.416</text:p>
              </table:table-cell>
              <table:table-cell office:value-type="float" office:value="8.302839808">
                <text:p>8.302839808</text:p>
              </table:table-cell>
            </table:table-row>
            <table:table-row>
              <table:table-cell office:value-type="float" office:value="0.417">
                <text:p>0.417</text:p>
              </table:table-cell>
              <table:table-cell office:value-type="float" office:value="8.294670577">
                <text:p>8.294670577</text:p>
              </table:table-cell>
            </table:table-row>
            <table:table-row>
              <table:table-cell office:value-type="float" office:value="0.418">
                <text:p>0.418</text:p>
              </table:table-cell>
              <table:table-cell office:value-type="float" office:value="8.286481732">
                <text:p>8.286481732</text:p>
              </table:table-cell>
            </table:table-row>
            <table:table-row>
              <table:table-cell office:value-type="float" office:value="0.419">
                <text:p>0.419</text:p>
              </table:table-cell>
              <table:table-cell office:value-type="float" office:value="8.278273273">
                <text:p>8.278273273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8.2700452">
                <text:p>8.2700452</text:p>
              </table:table-cell>
            </table:table-row>
            <table:table-row>
              <table:table-cell office:value-type="float" office:value="0.421">
                <text:p>0.421</text:p>
              </table:table-cell>
              <table:table-cell office:value-type="float" office:value="8.261797513">
                <text:p>8.261797513</text:p>
              </table:table-cell>
            </table:table-row>
            <table:table-row>
              <table:table-cell office:value-type="float" office:value="0.422">
                <text:p>0.422</text:p>
              </table:table-cell>
              <table:table-cell office:value-type="float" office:value="8.253530212">
                <text:p>8.253530212</text:p>
              </table:table-cell>
            </table:table-row>
            <table:table-row>
              <table:table-cell office:value-type="float" office:value="0.423">
                <text:p>0.423</text:p>
              </table:table-cell>
              <table:table-cell office:value-type="float" office:value="8.245243297">
                <text:p>8.245243297</text:p>
              </table:table-cell>
            </table:table-row>
            <table:table-row>
              <table:table-cell office:value-type="float" office:value="0.424">
                <text:p>0.424</text:p>
              </table:table-cell>
              <table:table-cell office:value-type="float" office:value="8.236936768">
                <text:p>8.236936768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8.228610625">
                <text:p>8.228610625</text:p>
              </table:table-cell>
            </table:table-row>
            <table:table-row>
              <table:table-cell office:value-type="float" office:value="0.426">
                <text:p>0.426</text:p>
              </table:table-cell>
              <table:table-cell office:value-type="float" office:value="8.220264868">
                <text:p>8.220264868</text:p>
              </table:table-cell>
            </table:table-row>
            <table:table-row>
              <table:table-cell office:value-type="float" office:value="0.427">
                <text:p>0.427</text:p>
              </table:table-cell>
              <table:table-cell office:value-type="float" office:value="8.211899497">
                <text:p>8.211899497</text:p>
              </table:table-cell>
            </table:table-row>
            <table:table-row>
              <table:table-cell office:value-type="float" office:value="0.428">
                <text:p>0.428</text:p>
              </table:table-cell>
              <table:table-cell office:value-type="float" office:value="8.203514512">
                <text:p>8.203514512</text:p>
              </table:table-cell>
            </table:table-row>
            <table:table-row>
              <table:table-cell office:value-type="float" office:value="0.429">
                <text:p>0.429</text:p>
              </table:table-cell>
              <table:table-cell office:value-type="float" office:value="8.195109913">
                <text:p>8.195109913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8.1866857">
                <text:p>8.1866857</text:p>
              </table:table-cell>
            </table:table-row>
            <table:table-row>
              <table:table-cell office:value-type="float" office:value="0.431">
                <text:p>0.431</text:p>
              </table:table-cell>
              <table:table-cell office:value-type="float" office:value="8.178241873">
                <text:p>8.178241873</text:p>
              </table:table-cell>
            </table:table-row>
            <table:table-row>
              <table:table-cell office:value-type="float" office:value="0.432">
                <text:p>0.432</text:p>
              </table:table-cell>
              <table:table-cell office:value-type="float" office:value="8.169778432">
                <text:p>8.169778432</text:p>
              </table:table-cell>
            </table:table-row>
            <table:table-row>
              <table:table-cell office:value-type="float" office:value="0.433">
                <text:p>0.433</text:p>
              </table:table-cell>
              <table:table-cell office:value-type="float" office:value="8.161295377">
                <text:p>8.161295377</text:p>
              </table:table-cell>
            </table:table-row>
            <table:table-row>
              <table:table-cell office:value-type="float" office:value="0.434">
                <text:p>0.434</text:p>
              </table:table-cell>
              <table:table-cell office:value-type="float" office:value="8.152792708">
                <text:p>8.152792708</text:p>
              </table:table-cell>
            </table:table-row>
            <table:table-row>
              <table:table-cell office:value-type="float" office:value="0.435">
                <text:p>0.435</text:p>
              </table:table-cell>
              <table:table-cell office:value-type="float" office:value="8.144270425">
                <text:p>8.144270425</text:p>
              </table:table-cell>
            </table:table-row>
            <table:table-row>
              <table:table-cell office:value-type="float" office:value="0.436">
                <text:p>0.436</text:p>
              </table:table-cell>
              <table:table-cell office:value-type="float" office:value="8.135728528">
                <text:p>8.135728528</text:p>
              </table:table-cell>
            </table:table-row>
            <table:table-row>
              <table:table-cell office:value-type="float" office:value="0.437">
                <text:p>0.437</text:p>
              </table:table-cell>
              <table:table-cell office:value-type="float" office:value="8.127167017">
                <text:p>8.127167017</text:p>
              </table:table-cell>
            </table:table-row>
            <table:table-row>
              <table:table-cell office:value-type="float" office:value="0.438">
                <text:p>0.438</text:p>
              </table:table-cell>
              <table:table-cell office:value-type="float" office:value="8.118585892">
                <text:p>8.118585892</text:p>
              </table:table-cell>
            </table:table-row>
            <table:table-row>
              <table:table-cell office:value-type="float" office:value="0.439">
                <text:p>0.439</text:p>
              </table:table-cell>
              <table:table-cell office:value-type="float" office:value="8.109985153">
                <text:p>8.109985153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8.1013648">
                <text:p>8.1013648</text:p>
              </table:table-cell>
            </table:table-row>
            <table:table-row>
              <table:table-cell office:value-type="float" office:value="0.441">
                <text:p>0.441</text:p>
              </table:table-cell>
              <table:table-cell office:value-type="float" office:value="8.092724833">
                <text:p>8.092724833</text:p>
              </table:table-cell>
            </table:table-row>
            <table:table-row>
              <table:table-cell office:value-type="float" office:value="0.442">
                <text:p>0.442</text:p>
              </table:table-cell>
              <table:table-cell office:value-type="float" office:value="8.084065252">
                <text:p>8.084065252</text:p>
              </table:table-cell>
            </table:table-row>
            <table:table-row>
              <table:table-cell office:value-type="float" office:value="0.443">
                <text:p>0.443</text:p>
              </table:table-cell>
              <table:table-cell office:value-type="float" office:value="8.075386057">
                <text:p>8.075386057</text:p>
              </table:table-cell>
            </table:table-row>
            <table:table-row>
              <table:table-cell office:value-type="float" office:value="0.444">
                <text:p>0.444</text:p>
              </table:table-cell>
              <table:table-cell office:value-type="float" office:value="8.066687248">
                <text:p>8.066687248</text:p>
              </table:table-cell>
            </table:table-row>
            <table:table-row>
              <table:table-cell office:value-type="float" office:value="0.445">
                <text:p>0.445</text:p>
              </table:table-cell>
              <table:table-cell office:value-type="float" office:value="8.057968825">
                <text:p>8.057968825</text:p>
              </table:table-cell>
            </table:table-row>
            <table:table-row>
              <table:table-cell office:value-type="float" office:value="0.446">
                <text:p>0.446</text:p>
              </table:table-cell>
              <table:table-cell office:value-type="float" office:value="8.049230788">
                <text:p>8.049230788</text:p>
              </table:table-cell>
            </table:table-row>
            <table:table-row>
              <table:table-cell office:value-type="float" office:value="0.447">
                <text:p>0.447</text:p>
              </table:table-cell>
              <table:table-cell office:value-type="float" office:value="8.040473137">
                <text:p>8.040473137</text:p>
              </table:table-cell>
            </table:table-row>
            <table:table-row>
              <table:table-cell office:value-type="float" office:value="0.448">
                <text:p>0.448</text:p>
              </table:table-cell>
              <table:table-cell office:value-type="float" office:value="8.031695872">
                <text:p>8.031695872</text:p>
              </table:table-cell>
            </table:table-row>
            <table:table-row>
              <table:table-cell office:value-type="float" office:value="0.449">
                <text:p>0.449</text:p>
              </table:table-cell>
              <table:table-cell office:value-type="float" office:value="8.022898993">
                <text:p>8.022898993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8.0140825">
                <text:p>8.0140825</text:p>
              </table:table-cell>
            </table:table-row>
            <table:table-row>
              <table:table-cell office:value-type="float" office:value="0.451">
                <text:p>0.451</text:p>
              </table:table-cell>
              <table:table-cell office:value-type="float" office:value="8.005246393">
                <text:p>8.005246393</text:p>
              </table:table-cell>
            </table:table-row>
            <table:table-row>
              <table:table-cell office:value-type="float" office:value="0.452">
                <text:p>0.452</text:p>
              </table:table-cell>
              <table:table-cell office:value-type="float" office:value="7.996390672">
                <text:p>7.996390672</text:p>
              </table:table-cell>
            </table:table-row>
            <table:table-row>
              <table:table-cell office:value-type="float" office:value="0.453">
                <text:p>0.453</text:p>
              </table:table-cell>
              <table:table-cell office:value-type="float" office:value="7.987515337">
                <text:p>7.987515337</text:p>
              </table:table-cell>
            </table:table-row>
            <table:table-row>
              <table:table-cell office:value-type="float" office:value="0.454">
                <text:p>0.454</text:p>
              </table:table-cell>
              <table:table-cell office:value-type="float" office:value="7.978620388">
                <text:p>7.978620388</text:p>
              </table:table-cell>
            </table:table-row>
            <table:table-row>
              <table:table-cell office:value-type="float" office:value="0.455">
                <text:p>0.455</text:p>
              </table:table-cell>
              <table:table-cell office:value-type="float" office:value="7.969705825">
                <text:p>7.969705825</text:p>
              </table:table-cell>
            </table:table-row>
            <table:table-row>
              <table:table-cell office:value-type="float" office:value="0.456">
                <text:p>0.456</text:p>
              </table:table-cell>
              <table:table-cell office:value-type="float" office:value="7.960771648">
                <text:p>7.960771648</text:p>
              </table:table-cell>
            </table:table-row>
            <table:table-row>
              <table:table-cell office:value-type="float" office:value="0.457">
                <text:p>0.457</text:p>
              </table:table-cell>
              <table:table-cell office:value-type="float" office:value="7.951817857">
                <text:p>7.951817857</text:p>
              </table:table-cell>
            </table:table-row>
            <table:table-row>
              <table:table-cell office:value-type="float" office:value="0.458">
                <text:p>0.458</text:p>
              </table:table-cell>
              <table:table-cell office:value-type="float" office:value="7.942844452">
                <text:p>7.942844452</text:p>
              </table:table-cell>
            </table:table-row>
            <table:table-row>
              <table:table-cell office:value-type="float" office:value="0.459">
                <text:p>0.459</text:p>
              </table:table-cell>
              <table:table-cell office:value-type="float" office:value="7.933851433">
                <text:p>7.933851433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7.9248388">
                <text:p>7.9248388</text:p>
              </table:table-cell>
            </table:table-row>
            <table:table-row>
              <table:table-cell office:value-type="float" office:value="0.461">
                <text:p>0.461</text:p>
              </table:table-cell>
              <table:table-cell office:value-type="float" office:value="7.915806553">
                <text:p>7.915806553</text:p>
              </table:table-cell>
            </table:table-row>
            <table:table-row>
              <table:table-cell office:value-type="float" office:value="0.462">
                <text:p>0.462</text:p>
              </table:table-cell>
              <table:table-cell office:value-type="float" office:value="7.906754692">
                <text:p>7.906754692</text:p>
              </table:table-cell>
            </table:table-row>
            <table:table-row>
              <table:table-cell office:value-type="float" office:value="0.463">
                <text:p>0.463</text:p>
              </table:table-cell>
              <table:table-cell office:value-type="float" office:value="7.897683217">
                <text:p>7.897683217</text:p>
              </table:table-cell>
            </table:table-row>
            <table:table-row>
              <table:table-cell office:value-type="float" office:value="0.464">
                <text:p>0.464</text:p>
              </table:table-cell>
              <table:table-cell office:value-type="float" office:value="7.888592128">
                <text:p>7.888592128</text:p>
              </table:table-cell>
            </table:table-row>
            <table:table-row>
              <table:table-cell office:value-type="float" office:value="0.465">
                <text:p>0.465</text:p>
              </table:table-cell>
              <table:table-cell office:value-type="float" office:value="7.879481425">
                <text:p>7.879481425</text:p>
              </table:table-cell>
            </table:table-row>
            <table:table-row>
              <table:table-cell office:value-type="float" office:value="0.466">
                <text:p>0.466</text:p>
              </table:table-cell>
              <table:table-cell office:value-type="float" office:value="7.870351108">
                <text:p>7.870351108</text:p>
              </table:table-cell>
            </table:table-row>
            <table:table-row>
              <table:table-cell office:value-type="float" office:value="0.467">
                <text:p>0.467</text:p>
              </table:table-cell>
              <table:table-cell office:value-type="float" office:value="7.861201177">
                <text:p>7.861201177</text:p>
              </table:table-cell>
            </table:table-row>
            <table:table-row>
              <table:table-cell office:value-type="float" office:value="0.468">
                <text:p>0.468</text:p>
              </table:table-cell>
              <table:table-cell office:value-type="float" office:value="7.852031632">
                <text:p>7.852031632</text:p>
              </table:table-cell>
            </table:table-row>
            <table:table-row>
              <table:table-cell office:value-type="float" office:value="0.469">
                <text:p>0.469</text:p>
              </table:table-cell>
              <table:table-cell office:value-type="float" office:value="7.842842473">
                <text:p>7.842842473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7.8336337">
                <text:p>7.8336337</text:p>
              </table:table-cell>
            </table:table-row>
            <table:table-row>
              <table:table-cell office:value-type="float" office:value="0.471">
                <text:p>0.471</text:p>
              </table:table-cell>
              <table:table-cell office:value-type="float" office:value="7.824405313">
                <text:p>7.824405313</text:p>
              </table:table-cell>
            </table:table-row>
            <table:table-row>
              <table:table-cell office:value-type="float" office:value="0.472">
                <text:p>0.472</text:p>
              </table:table-cell>
              <table:table-cell office:value-type="float" office:value="7.815157312">
                <text:p>7.815157312</text:p>
              </table:table-cell>
            </table:table-row>
            <table:table-row>
              <table:table-cell office:value-type="float" office:value="0.473">
                <text:p>0.473</text:p>
              </table:table-cell>
              <table:table-cell office:value-type="float" office:value="7.805889697">
                <text:p>7.805889697</text:p>
              </table:table-cell>
            </table:table-row>
            <table:table-row>
              <table:table-cell office:value-type="float" office:value="0.474">
                <text:p>0.474</text:p>
              </table:table-cell>
              <table:table-cell office:value-type="float" office:value="7.796602468">
                <text:p>7.796602468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7.787295625">
                <text:p>7.787295625</text:p>
              </table:table-cell>
            </table:table-row>
            <table:table-row>
              <table:table-cell office:value-type="float" office:value="0.476">
                <text:p>0.476</text:p>
              </table:table-cell>
              <table:table-cell office:value-type="float" office:value="7.777969168">
                <text:p>7.777969168</text:p>
              </table:table-cell>
            </table:table-row>
            <table:table-row>
              <table:table-cell office:value-type="float" office:value="0.477">
                <text:p>0.477</text:p>
              </table:table-cell>
              <table:table-cell office:value-type="float" office:value="7.768623097">
                <text:p>7.768623097</text:p>
              </table:table-cell>
            </table:table-row>
            <table:table-row>
              <table:table-cell office:value-type="float" office:value="0.478">
                <text:p>0.478</text:p>
              </table:table-cell>
              <table:table-cell office:value-type="float" office:value="7.759257412">
                <text:p>7.759257412</text:p>
              </table:table-cell>
            </table:table-row>
            <table:table-row>
              <table:table-cell office:value-type="float" office:value="0.479">
                <text:p>0.479</text:p>
              </table:table-cell>
              <table:table-cell office:value-type="float" office:value="7.749872113">
                <text:p>7.749872113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7.7404672">
                <text:p>7.7404672</text:p>
              </table:table-cell>
            </table:table-row>
            <table:table-row>
              <table:table-cell office:value-type="float" office:value="0.481">
                <text:p>0.481</text:p>
              </table:table-cell>
              <table:table-cell office:value-type="float" office:value="7.731042673">
                <text:p>7.731042673</text:p>
              </table:table-cell>
            </table:table-row>
            <table:table-row>
              <table:table-cell office:value-type="float" office:value="0.482">
                <text:p>0.482</text:p>
              </table:table-cell>
              <table:table-cell office:value-type="float" office:value="7.721598532">
                <text:p>7.721598532</text:p>
              </table:table-cell>
            </table:table-row>
            <table:table-row>
              <table:table-cell office:value-type="float" office:value="0.483">
                <text:p>0.483</text:p>
              </table:table-cell>
              <table:table-cell office:value-type="float" office:value="7.712134777">
                <text:p>7.712134777</text:p>
              </table:table-cell>
            </table:table-row>
            <table:table-row>
              <table:table-cell office:value-type="float" office:value="0.484">
                <text:p>0.484</text:p>
              </table:table-cell>
              <table:table-cell office:value-type="float" office:value="7.702651408">
                <text:p>7.702651408</text:p>
              </table:table-cell>
            </table:table-row>
            <table:table-row>
              <table:table-cell office:value-type="float" office:value="0.485">
                <text:p>0.485</text:p>
              </table:table-cell>
              <table:table-cell office:value-type="float" office:value="7.693148425">
                <text:p>7.693148425</text:p>
              </table:table-cell>
            </table:table-row>
            <table:table-row>
              <table:table-cell office:value-type="float" office:value="0.486">
                <text:p>0.486</text:p>
              </table:table-cell>
              <table:table-cell office:value-type="float" office:value="7.683625828">
                <text:p>7.683625828</text:p>
              </table:table-cell>
            </table:table-row>
            <table:table-row>
              <table:table-cell office:value-type="float" office:value="0.487">
                <text:p>0.487</text:p>
              </table:table-cell>
              <table:table-cell office:value-type="float" office:value="7.674083617">
                <text:p>7.674083617</text:p>
              </table:table-cell>
            </table:table-row>
            <table:table-row>
              <table:table-cell office:value-type="float" office:value="0.488">
                <text:p>0.488</text:p>
              </table:table-cell>
              <table:table-cell office:value-type="float" office:value="7.664521792">
                <text:p>7.664521792</text:p>
              </table:table-cell>
            </table:table-row>
            <table:table-row>
              <table:table-cell office:value-type="float" office:value="0.489">
                <text:p>0.489</text:p>
              </table:table-cell>
              <table:table-cell office:value-type="float" office:value="7.654940353">
                <text:p>7.654940353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7.6453393">
                <text:p>7.6453393</text:p>
              </table:table-cell>
            </table:table-row>
            <table:table-row>
              <table:table-cell office:value-type="float" office:value="0.491">
                <text:p>0.491</text:p>
              </table:table-cell>
              <table:table-cell office:value-type="float" office:value="7.635718633">
                <text:p>7.635718633</text:p>
              </table:table-cell>
            </table:table-row>
            <table:table-row>
              <table:table-cell office:value-type="float" office:value="0.492">
                <text:p>0.492</text:p>
              </table:table-cell>
              <table:table-cell office:value-type="float" office:value="7.626078352">
                <text:p>7.626078352</text:p>
              </table:table-cell>
            </table:table-row>
            <table:table-row>
              <table:table-cell office:value-type="float" office:value="0.493">
                <text:p>0.493</text:p>
              </table:table-cell>
              <table:table-cell office:value-type="float" office:value="7.616418457">
                <text:p>7.616418457</text:p>
              </table:table-cell>
            </table:table-row>
            <table:table-row>
              <table:table-cell office:value-type="float" office:value="0.494">
                <text:p>0.494</text:p>
              </table:table-cell>
              <table:table-cell office:value-type="float" office:value="7.606738948">
                <text:p>7.606738948</text:p>
              </table:table-cell>
            </table:table-row>
            <table:table-row>
              <table:table-cell office:value-type="float" office:value="0.495">
                <text:p>0.495</text:p>
              </table:table-cell>
              <table:table-cell office:value-type="float" office:value="7.597039825">
                <text:p>7.597039825</text:p>
              </table:table-cell>
            </table:table-row>
            <table:table-row>
              <table:table-cell office:value-type="float" office:value="0.496">
                <text:p>0.496</text:p>
              </table:table-cell>
              <table:table-cell office:value-type="float" office:value="7.587321088">
                <text:p>7.587321088</text:p>
              </table:table-cell>
            </table:table-row>
            <table:table-row>
              <table:table-cell office:value-type="float" office:value="0.497">
                <text:p>0.497</text:p>
              </table:table-cell>
              <table:table-cell office:value-type="float" office:value="7.577582737">
                <text:p>7.577582737</text:p>
              </table:table-cell>
            </table:table-row>
            <table:table-row>
              <table:table-cell office:value-type="float" office:value="0.498">
                <text:p>0.498</text:p>
              </table:table-cell>
              <table:table-cell office:value-type="float" office:value="7.567824772">
                <text:p>7.567824772</text:p>
              </table:table-cell>
            </table:table-row>
            <table:table-row>
              <table:table-cell office:value-type="float" office:value="0.499">
                <text:p>0.499</text:p>
              </table:table-cell>
              <table:table-cell office:value-type="float" office:value="7.558047193">
                <text:p>7.55804719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7.54825">
                <text:p>7.54825</text:p>
              </table:table-cell>
            </table:table-row>
            <table:table-row>
              <table:table-cell office:value-type="float" office:value="0.501">
                <text:p>0.501</text:p>
              </table:table-cell>
              <table:table-cell office:value-type="float" office:value="7.538433193">
                <text:p>7.538433193</text:p>
              </table:table-cell>
            </table:table-row>
            <table:table-row>
              <table:table-cell office:value-type="float" office:value="0.502">
                <text:p>0.502</text:p>
              </table:table-cell>
              <table:table-cell office:value-type="float" office:value="7.528596772">
                <text:p>7.528596772</text:p>
              </table:table-cell>
            </table:table-row>
            <table:table-row>
              <table:table-cell office:value-type="float" office:value="0.503">
                <text:p>0.503</text:p>
              </table:table-cell>
              <table:table-cell office:value-type="float" office:value="7.518740737">
                <text:p>7.518740737</text:p>
              </table:table-cell>
            </table:table-row>
            <table:table-row>
              <table:table-cell office:value-type="float" office:value="0.504">
                <text:p>0.504</text:p>
              </table:table-cell>
              <table:table-cell office:value-type="float" office:value="7.508865088">
                <text:p>7.508865088</text:p>
              </table:table-cell>
            </table:table-row>
            <table:table-row>
              <table:table-cell office:value-type="float" office:value="0.505">
                <text:p>0.505</text:p>
              </table:table-cell>
              <table:table-cell office:value-type="float" office:value="7.498969825">
                <text:p>7.498969825</text:p>
              </table:table-cell>
            </table:table-row>
            <table:table-row>
              <table:table-cell office:value-type="float" office:value="0.506">
                <text:p>0.506</text:p>
              </table:table-cell>
              <table:table-cell office:value-type="float" office:value="7.489054948">
                <text:p>7.489054948</text:p>
              </table:table-cell>
            </table:table-row>
            <table:table-row>
              <table:table-cell office:value-type="float" office:value="0.507">
                <text:p>0.507</text:p>
              </table:table-cell>
              <table:table-cell office:value-type="float" office:value="7.479120457">
                <text:p>7.479120457</text:p>
              </table:table-cell>
            </table:table-row>
            <table:table-row>
              <table:table-cell office:value-type="float" office:value="0.508">
                <text:p>0.508</text:p>
              </table:table-cell>
              <table:table-cell office:value-type="float" office:value="7.469166352">
                <text:p>7.469166352</text:p>
              </table:table-cell>
            </table:table-row>
            <table:table-row>
              <table:table-cell office:value-type="float" office:value="0.509">
                <text:p>0.509</text:p>
              </table:table-cell>
              <table:table-cell office:value-type="float" office:value="7.459192633">
                <text:p>7.459192633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7.4491993">
                <text:p>7.4491993</text:p>
              </table:table-cell>
            </table:table-row>
            <table:table-row>
              <table:table-cell office:value-type="float" office:value="0.511">
                <text:p>0.511</text:p>
              </table:table-cell>
              <table:table-cell office:value-type="float" office:value="7.439186353">
                <text:p>7.439186353</text:p>
              </table:table-cell>
            </table:table-row>
            <table:table-row>
              <table:table-cell office:value-type="float" office:value="0.512">
                <text:p>0.512</text:p>
              </table:table-cell>
              <table:table-cell office:value-type="float" office:value="7.429153792">
                <text:p>7.429153792</text:p>
              </table:table-cell>
            </table:table-row>
            <table:table-row>
              <table:table-cell office:value-type="float" office:value="0.513">
                <text:p>0.513</text:p>
              </table:table-cell>
              <table:table-cell office:value-type="float" office:value="7.419101617">
                <text:p>7.419101617</text:p>
              </table:table-cell>
            </table:table-row>
            <table:table-row>
              <table:table-cell office:value-type="float" office:value="0.514">
                <text:p>0.514</text:p>
              </table:table-cell>
              <table:table-cell office:value-type="float" office:value="7.409029828">
                <text:p>7.409029828</text:p>
              </table:table-cell>
            </table:table-row>
            <table:table-row>
              <table:table-cell office:value-type="float" office:value="0.515">
                <text:p>0.515</text:p>
              </table:table-cell>
              <table:table-cell office:value-type="float" office:value="7.398938425">
                <text:p>7.398938425</text:p>
              </table:table-cell>
            </table:table-row>
            <table:table-row>
              <table:table-cell office:value-type="float" office:value="0.516">
                <text:p>0.516</text:p>
              </table:table-cell>
              <table:table-cell office:value-type="float" office:value="7.388827408">
                <text:p>7.388827408</text:p>
              </table:table-cell>
            </table:table-row>
            <table:table-row>
              <table:table-cell office:value-type="float" office:value="0.517">
                <text:p>0.517</text:p>
              </table:table-cell>
              <table:table-cell office:value-type="float" office:value="7.378696777">
                <text:p>7.378696777</text:p>
              </table:table-cell>
            </table:table-row>
            <table:table-row>
              <table:table-cell office:value-type="float" office:value="0.518">
                <text:p>0.518</text:p>
              </table:table-cell>
              <table:table-cell office:value-type="float" office:value="7.368546532">
                <text:p>7.368546532</text:p>
              </table:table-cell>
            </table:table-row>
            <table:table-row>
              <table:table-cell office:value-type="float" office:value="0.519">
                <text:p>0.519</text:p>
              </table:table-cell>
              <table:table-cell office:value-type="float" office:value="7.358376673">
                <text:p>7.358376673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7.3481872">
                <text:p>7.3481872</text:p>
              </table:table-cell>
            </table:table-row>
            <table:table-row>
              <table:table-cell office:value-type="float" office:value="0.521">
                <text:p>0.521</text:p>
              </table:table-cell>
              <table:table-cell office:value-type="float" office:value="7.337978113">
                <text:p>7.337978113</text:p>
              </table:table-cell>
            </table:table-row>
            <table:table-row>
              <table:table-cell office:value-type="float" office:value="0.522">
                <text:p>0.522</text:p>
              </table:table-cell>
              <table:table-cell office:value-type="float" office:value="7.327749412">
                <text:p>7.327749412</text:p>
              </table:table-cell>
            </table:table-row>
            <table:table-row>
              <table:table-cell office:value-type="float" office:value="0.523">
                <text:p>0.523</text:p>
              </table:table-cell>
              <table:table-cell office:value-type="float" office:value="7.317501097">
                <text:p>7.317501097</text:p>
              </table:table-cell>
            </table:table-row>
            <table:table-row>
              <table:table-cell office:value-type="float" office:value="0.524">
                <text:p>0.524</text:p>
              </table:table-cell>
              <table:table-cell office:value-type="float" office:value="7.307233168">
                <text:p>7.307233168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7.296945625">
                <text:p>7.296945625</text:p>
              </table:table-cell>
            </table:table-row>
            <table:table-row>
              <table:table-cell office:value-type="float" office:value="0.526">
                <text:p>0.526</text:p>
              </table:table-cell>
              <table:table-cell office:value-type="float" office:value="7.286638468">
                <text:p>7.286638468</text:p>
              </table:table-cell>
            </table:table-row>
            <table:table-row>
              <table:table-cell office:value-type="float" office:value="0.527">
                <text:p>0.527</text:p>
              </table:table-cell>
              <table:table-cell office:value-type="float" office:value="7.276311697">
                <text:p>7.276311697</text:p>
              </table:table-cell>
            </table:table-row>
            <table:table-row>
              <table:table-cell office:value-type="float" office:value="0.528">
                <text:p>0.528</text:p>
              </table:table-cell>
              <table:table-cell office:value-type="float" office:value="7.265965312">
                <text:p>7.265965312</text:p>
              </table:table-cell>
            </table:table-row>
            <table:table-row>
              <table:table-cell office:value-type="float" office:value="0.529">
                <text:p>0.529</text:p>
              </table:table-cell>
              <table:table-cell office:value-type="float" office:value="7.255599313">
                <text:p>7.255599313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7.2452137">
                <text:p>7.2452137</text:p>
              </table:table-cell>
            </table:table-row>
            <table:table-row>
              <table:table-cell office:value-type="float" office:value="0.531">
                <text:p>0.531</text:p>
              </table:table-cell>
              <table:table-cell office:value-type="float" office:value="7.234808473">
                <text:p>7.234808473</text:p>
              </table:table-cell>
            </table:table-row>
            <table:table-row>
              <table:table-cell office:value-type="float" office:value="0.532">
                <text:p>0.532</text:p>
              </table:table-cell>
              <table:table-cell office:value-type="float" office:value="7.224383632">
                <text:p>7.224383632</text:p>
              </table:table-cell>
            </table:table-row>
            <table:table-row>
              <table:table-cell office:value-type="float" office:value="0.533">
                <text:p>0.533</text:p>
              </table:table-cell>
              <table:table-cell office:value-type="float" office:value="7.213939177">
                <text:p>7.213939177</text:p>
              </table:table-cell>
            </table:table-row>
            <table:table-row>
              <table:table-cell office:value-type="float" office:value="0.534">
                <text:p>0.534</text:p>
              </table:table-cell>
              <table:table-cell office:value-type="float" office:value="7.203475108">
                <text:p>7.203475108</text:p>
              </table:table-cell>
            </table:table-row>
            <table:table-row>
              <table:table-cell office:value-type="float" office:value="0.535">
                <text:p>0.535</text:p>
              </table:table-cell>
              <table:table-cell office:value-type="float" office:value="7.192991425">
                <text:p>7.192991425</text:p>
              </table:table-cell>
            </table:table-row>
            <table:table-row>
              <table:table-cell office:value-type="float" office:value="0.536">
                <text:p>0.536</text:p>
              </table:table-cell>
              <table:table-cell office:value-type="float" office:value="7.182488128">
                <text:p>7.182488128</text:p>
              </table:table-cell>
            </table:table-row>
            <table:table-row>
              <table:table-cell office:value-type="float" office:value="0.537">
                <text:p>0.537</text:p>
              </table:table-cell>
              <table:table-cell office:value-type="float" office:value="7.171965217">
                <text:p>7.171965217</text:p>
              </table:table-cell>
            </table:table-row>
            <table:table-row>
              <table:table-cell office:value-type="float" office:value="0.538">
                <text:p>0.538</text:p>
              </table:table-cell>
              <table:table-cell office:value-type="float" office:value="7.161422692">
                <text:p>7.161422692</text:p>
              </table:table-cell>
            </table:table-row>
            <table:table-row>
              <table:table-cell office:value-type="float" office:value="0.539">
                <text:p>0.539</text:p>
              </table:table-cell>
              <table:table-cell office:value-type="float" office:value="7.150860553">
                <text:p>7.150860553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7.1402788">
                <text:p>7.1402788</text:p>
              </table:table-cell>
            </table:table-row>
            <table:table-row>
              <table:table-cell office:value-type="float" office:value="0.541">
                <text:p>0.541</text:p>
              </table:table-cell>
              <table:table-cell office:value-type="float" office:value="7.129677433">
                <text:p>7.129677433</text:p>
              </table:table-cell>
            </table:table-row>
            <table:table-row>
              <table:table-cell office:value-type="float" office:value="0.542">
                <text:p>0.542</text:p>
              </table:table-cell>
              <table:table-cell office:value-type="float" office:value="7.119056452">
                <text:p>7.119056452</text:p>
              </table:table-cell>
            </table:table-row>
            <table:table-row>
              <table:table-cell office:value-type="float" office:value="0.543">
                <text:p>0.543</text:p>
              </table:table-cell>
              <table:table-cell office:value-type="float" office:value="7.108415857">
                <text:p>7.108415857</text:p>
              </table:table-cell>
            </table:table-row>
            <table:table-row>
              <table:table-cell office:value-type="float" office:value="0.544">
                <text:p>0.544</text:p>
              </table:table-cell>
              <table:table-cell office:value-type="float" office:value="7.097755648">
                <text:p>7.097755648</text:p>
              </table:table-cell>
            </table:table-row>
            <table:table-row>
              <table:table-cell office:value-type="float" office:value="0.545">
                <text:p>0.545</text:p>
              </table:table-cell>
              <table:table-cell office:value-type="float" office:value="7.087075825">
                <text:p>7.087075825</text:p>
              </table:table-cell>
            </table:table-row>
            <table:table-row>
              <table:table-cell office:value-type="float" office:value="0.546">
                <text:p>0.546</text:p>
              </table:table-cell>
              <table:table-cell office:value-type="float" office:value="7.076376388">
                <text:p>7.076376388</text:p>
              </table:table-cell>
            </table:table-row>
            <table:table-row>
              <table:table-cell office:value-type="float" office:value="0.547">
                <text:p>0.547</text:p>
              </table:table-cell>
              <table:table-cell office:value-type="float" office:value="7.065657337">
                <text:p>7.065657337</text:p>
              </table:table-cell>
            </table:table-row>
            <table:table-row>
              <table:table-cell office:value-type="float" office:value="0.548">
                <text:p>0.548</text:p>
              </table:table-cell>
              <table:table-cell office:value-type="float" office:value="7.054918672">
                <text:p>7.054918672</text:p>
              </table:table-cell>
            </table:table-row>
            <table:table-row>
              <table:table-cell office:value-type="float" office:value="0.549">
                <text:p>0.549</text:p>
              </table:table-cell>
              <table:table-cell office:value-type="float" office:value="7.044160393">
                <text:p>7.04416039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7.0333825">
                <text:p>7.0333825</text:p>
              </table:table-cell>
            </table:table-row>
            <table:table-row>
              <table:table-cell office:value-type="float" office:value="0.551">
                <text:p>0.551</text:p>
              </table:table-cell>
              <table:table-cell office:value-type="float" office:value="7.022584993">
                <text:p>7.022584993</text:p>
              </table:table-cell>
            </table:table-row>
            <table:table-row>
              <table:table-cell office:value-type="float" office:value="0.552">
                <text:p>0.552</text:p>
              </table:table-cell>
              <table:table-cell office:value-type="float" office:value="7.011767872">
                <text:p>7.011767872</text:p>
              </table:table-cell>
            </table:table-row>
            <table:table-row>
              <table:table-cell office:value-type="float" office:value="0.553">
                <text:p>0.553</text:p>
              </table:table-cell>
              <table:table-cell office:value-type="float" office:value="7.000931137">
                <text:p>7.000931137</text:p>
              </table:table-cell>
            </table:table-row>
            <table:table-row>
              <table:table-cell office:value-type="float" office:value="0.554">
                <text:p>0.554</text:p>
              </table:table-cell>
              <table:table-cell office:value-type="float" office:value="6.990074788">
                <text:p>6.990074788</text:p>
              </table:table-cell>
            </table:table-row>
            <table:table-row>
              <table:table-cell office:value-type="float" office:value="0.555">
                <text:p>0.555</text:p>
              </table:table-cell>
              <table:table-cell office:value-type="float" office:value="6.979198825">
                <text:p>6.979198825</text:p>
              </table:table-cell>
            </table:table-row>
            <table:table-row>
              <table:table-cell office:value-type="float" office:value="0.556">
                <text:p>0.556</text:p>
              </table:table-cell>
              <table:table-cell office:value-type="float" office:value="6.968303248">
                <text:p>6.968303248</text:p>
              </table:table-cell>
            </table:table-row>
            <table:table-row>
              <table:table-cell office:value-type="float" office:value="0.557">
                <text:p>0.557</text:p>
              </table:table-cell>
              <table:table-cell office:value-type="float" office:value="6.957388057">
                <text:p>6.957388057</text:p>
              </table:table-cell>
            </table:table-row>
            <table:table-row>
              <table:table-cell office:value-type="float" office:value="0.558">
                <text:p>0.558</text:p>
              </table:table-cell>
              <table:table-cell office:value-type="float" office:value="6.946453252">
                <text:p>6.946453252</text:p>
              </table:table-cell>
            </table:table-row>
            <table:table-row>
              <table:table-cell office:value-type="float" office:value="0.559">
                <text:p>0.559</text:p>
              </table:table-cell>
              <table:table-cell office:value-type="float" office:value="6.935498833">
                <text:p>6.935498833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6.9245248">
                <text:p>6.9245248</text:p>
              </table:table-cell>
            </table:table-row>
            <table:table-row>
              <table:table-cell office:value-type="float" office:value="0.561">
                <text:p>0.561</text:p>
              </table:table-cell>
              <table:table-cell office:value-type="float" office:value="6.913531153">
                <text:p>6.913531153</text:p>
              </table:table-cell>
            </table:table-row>
            <table:table-row>
              <table:table-cell office:value-type="float" office:value="0.562">
                <text:p>0.562</text:p>
              </table:table-cell>
              <table:table-cell office:value-type="float" office:value="6.902517892">
                <text:p>6.902517892</text:p>
              </table:table-cell>
            </table:table-row>
            <table:table-row>
              <table:table-cell office:value-type="float" office:value="0.563">
                <text:p>0.563</text:p>
              </table:table-cell>
              <table:table-cell office:value-type="float" office:value="6.891485017">
                <text:p>6.891485017</text:p>
              </table:table-cell>
            </table:table-row>
            <table:table-row>
              <table:table-cell office:value-type="float" office:value="0.564">
                <text:p>0.564</text:p>
              </table:table-cell>
              <table:table-cell office:value-type="float" office:value="6.880432528">
                <text:p>6.880432528</text:p>
              </table:table-cell>
            </table:table-row>
            <table:table-row>
              <table:table-cell office:value-type="float" office:value="0.565">
                <text:p>0.565</text:p>
              </table:table-cell>
              <table:table-cell office:value-type="float" office:value="6.869360425">
                <text:p>6.869360425</text:p>
              </table:table-cell>
            </table:table-row>
            <table:table-row>
              <table:table-cell office:value-type="float" office:value="0.566">
                <text:p>0.566</text:p>
              </table:table-cell>
              <table:table-cell office:value-type="float" office:value="6.858268708">
                <text:p>6.858268708</text:p>
              </table:table-cell>
            </table:table-row>
            <table:table-row>
              <table:table-cell office:value-type="float" office:value="0.567">
                <text:p>0.567</text:p>
              </table:table-cell>
              <table:table-cell office:value-type="float" office:value="6.847157377">
                <text:p>6.847157377</text:p>
              </table:table-cell>
            </table:table-row>
            <table:table-row>
              <table:table-cell office:value-type="float" office:value="0.568">
                <text:p>0.568</text:p>
              </table:table-cell>
              <table:table-cell office:value-type="float" office:value="6.836026432">
                <text:p>6.836026432</text:p>
              </table:table-cell>
            </table:table-row>
            <table:table-row>
              <table:table-cell office:value-type="float" office:value="0.569">
                <text:p>0.569</text:p>
              </table:table-cell>
              <table:table-cell office:value-type="float" office:value="6.824875873">
                <text:p>6.824875873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6.8137057">
                <text:p>6.8137057</text:p>
              </table:table-cell>
            </table:table-row>
            <table:table-row>
              <table:table-cell office:value-type="float" office:value="0.571">
                <text:p>0.571</text:p>
              </table:table-cell>
              <table:table-cell office:value-type="float" office:value="6.802515913">
                <text:p>6.802515913</text:p>
              </table:table-cell>
            </table:table-row>
            <table:table-row>
              <table:table-cell office:value-type="float" office:value="0.572">
                <text:p>0.572</text:p>
              </table:table-cell>
              <table:table-cell office:value-type="float" office:value="6.791306512">
                <text:p>6.791306512</text:p>
              </table:table-cell>
            </table:table-row>
            <table:table-row>
              <table:table-cell office:value-type="float" office:value="0.573">
                <text:p>0.573</text:p>
              </table:table-cell>
              <table:table-cell office:value-type="float" office:value="6.780077497">
                <text:p>6.780077497</text:p>
              </table:table-cell>
            </table:table-row>
            <table:table-row>
              <table:table-cell office:value-type="float" office:value="0.574">
                <text:p>0.574</text:p>
              </table:table-cell>
              <table:table-cell office:value-type="float" office:value="6.768828868">
                <text:p>6.768828868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6.757560625">
                <text:p>6.757560625</text:p>
              </table:table-cell>
            </table:table-row>
            <table:table-row>
              <table:table-cell office:value-type="float" office:value="0.576">
                <text:p>0.576</text:p>
              </table:table-cell>
              <table:table-cell office:value-type="float" office:value="6.746272768">
                <text:p>6.746272768</text:p>
              </table:table-cell>
            </table:table-row>
            <table:table-row>
              <table:table-cell office:value-type="float" office:value="0.577">
                <text:p>0.577</text:p>
              </table:table-cell>
              <table:table-cell office:value-type="float" office:value="6.734965297">
                <text:p>6.734965297</text:p>
              </table:table-cell>
            </table:table-row>
            <table:table-row>
              <table:table-cell office:value-type="float" office:value="0.578">
                <text:p>0.578</text:p>
              </table:table-cell>
              <table:table-cell office:value-type="float" office:value="6.723638212">
                <text:p>6.723638212</text:p>
              </table:table-cell>
            </table:table-row>
            <table:table-row>
              <table:table-cell office:value-type="float" office:value="0.579">
                <text:p>0.579</text:p>
              </table:table-cell>
              <table:table-cell office:value-type="float" office:value="6.712291513">
                <text:p>6.712291513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6.7009252">
                <text:p>6.7009252</text:p>
              </table:table-cell>
            </table:table-row>
            <table:table-row>
              <table:table-cell office:value-type="float" office:value="0.581">
                <text:p>0.581</text:p>
              </table:table-cell>
              <table:table-cell office:value-type="float" office:value="6.689539273">
                <text:p>6.689539273</text:p>
              </table:table-cell>
            </table:table-row>
            <table:table-row>
              <table:table-cell office:value-type="float" office:value="0.582">
                <text:p>0.582</text:p>
              </table:table-cell>
              <table:table-cell office:value-type="float" office:value="6.678133732">
                <text:p>6.678133732</text:p>
              </table:table-cell>
            </table:table-row>
            <table:table-row>
              <table:table-cell office:value-type="float" office:value="0.583">
                <text:p>0.583</text:p>
              </table:table-cell>
              <table:table-cell office:value-type="float" office:value="6.666708577">
                <text:p>6.666708577</text:p>
              </table:table-cell>
            </table:table-row>
            <table:table-row>
              <table:table-cell office:value-type="float" office:value="0.584">
                <text:p>0.584</text:p>
              </table:table-cell>
              <table:table-cell office:value-type="float" office:value="6.655263808">
                <text:p>6.655263808</text:p>
              </table:table-cell>
            </table:table-row>
            <table:table-row>
              <table:table-cell office:value-type="float" office:value="0.585">
                <text:p>0.585</text:p>
              </table:table-cell>
              <table:table-cell office:value-type="float" office:value="6.643799425">
                <text:p>6.643799425</text:p>
              </table:table-cell>
            </table:table-row>
            <table:table-row>
              <table:table-cell office:value-type="float" office:value="0.586">
                <text:p>0.586</text:p>
              </table:table-cell>
              <table:table-cell office:value-type="float" office:value="6.632315428">
                <text:p>6.632315428</text:p>
              </table:table-cell>
            </table:table-row>
            <table:table-row>
              <table:table-cell office:value-type="float" office:value="0.587">
                <text:p>0.587</text:p>
              </table:table-cell>
              <table:table-cell office:value-type="float" office:value="6.620811817">
                <text:p>6.620811817</text:p>
              </table:table-cell>
            </table:table-row>
            <table:table-row>
              <table:table-cell office:value-type="float" office:value="0.588">
                <text:p>0.588</text:p>
              </table:table-cell>
              <table:table-cell office:value-type="float" office:value="6.609288592">
                <text:p>6.609288592</text:p>
              </table:table-cell>
            </table:table-row>
            <table:table-row>
              <table:table-cell office:value-type="float" office:value="0.589">
                <text:p>0.589</text:p>
              </table:table-cell>
              <table:table-cell office:value-type="float" office:value="6.59774575299999">
                <text:p>6.59774575299999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6.5861833">
                <text:p>6.5861833</text:p>
              </table:table-cell>
            </table:table-row>
            <table:table-row>
              <table:table-cell office:value-type="float" office:value="0.591">
                <text:p>0.591</text:p>
              </table:table-cell>
              <table:table-cell office:value-type="float" office:value="6.574601233">
                <text:p>6.574601233</text:p>
              </table:table-cell>
            </table:table-row>
            <table:table-row>
              <table:table-cell office:value-type="float" office:value="0.592">
                <text:p>0.592</text:p>
              </table:table-cell>
              <table:table-cell office:value-type="float" office:value="6.562999552">
                <text:p>6.562999552</text:p>
              </table:table-cell>
            </table:table-row>
            <table:table-row>
              <table:table-cell office:value-type="float" office:value="0.593">
                <text:p>0.593</text:p>
              </table:table-cell>
              <table:table-cell office:value-type="float" office:value="6.551378257">
                <text:p>6.551378257</text:p>
              </table:table-cell>
            </table:table-row>
            <table:table-row>
              <table:table-cell office:value-type="float" office:value="0.594">
                <text:p>0.594</text:p>
              </table:table-cell>
              <table:table-cell office:value-type="float" office:value="6.539737348">
                <text:p>6.539737348</text:p>
              </table:table-cell>
            </table:table-row>
            <table:table-row>
              <table:table-cell office:value-type="float" office:value="0.595">
                <text:p>0.595</text:p>
              </table:table-cell>
              <table:table-cell office:value-type="float" office:value="6.528076825">
                <text:p>6.528076825</text:p>
              </table:table-cell>
            </table:table-row>
            <table:table-row>
              <table:table-cell office:value-type="float" office:value="0.596">
                <text:p>0.596</text:p>
              </table:table-cell>
              <table:table-cell office:value-type="float" office:value="6.516396688">
                <text:p>6.516396688</text:p>
              </table:table-cell>
            </table:table-row>
            <table:table-row>
              <table:table-cell office:value-type="float" office:value="0.597">
                <text:p>0.597</text:p>
              </table:table-cell>
              <table:table-cell office:value-type="float" office:value="6.504696937">
                <text:p>6.504696937</text:p>
              </table:table-cell>
            </table:table-row>
            <table:table-row>
              <table:table-cell office:value-type="float" office:value="0.598">
                <text:p>0.598</text:p>
              </table:table-cell>
              <table:table-cell office:value-type="float" office:value="6.492977572">
                <text:p>6.492977572</text:p>
              </table:table-cell>
            </table:table-row>
            <table:table-row>
              <table:table-cell office:value-type="float" office:value="0.599">
                <text:p>0.599</text:p>
              </table:table-cell>
              <table:table-cell office:value-type="float" office:value="6.481238593">
                <text:p>6.48123859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6.46948">
                <text:p>6.46948</text:p>
              </table:table-cell>
            </table:table-row>
            <table:table-row>
              <table:table-cell office:value-type="float" office:value="0.601">
                <text:p>0.601</text:p>
              </table:table-cell>
              <table:table-cell office:value-type="float" office:value="6.457701793">
                <text:p>6.457701793</text:p>
              </table:table-cell>
            </table:table-row>
            <table:table-row>
              <table:table-cell office:value-type="float" office:value="0.602">
                <text:p>0.602</text:p>
              </table:table-cell>
              <table:table-cell office:value-type="float" office:value="6.44590397199999">
                <text:p>6.44590397199999</text:p>
              </table:table-cell>
            </table:table-row>
            <table:table-row>
              <table:table-cell office:value-type="float" office:value="0.603">
                <text:p>0.603</text:p>
              </table:table-cell>
              <table:table-cell office:value-type="float" office:value="6.434086537">
                <text:p>6.434086537</text:p>
              </table:table-cell>
            </table:table-row>
            <table:table-row>
              <table:table-cell office:value-type="float" office:value="0.604">
                <text:p>0.604</text:p>
              </table:table-cell>
              <table:table-cell office:value-type="float" office:value="6.422249488">
                <text:p>6.422249488</text:p>
              </table:table-cell>
            </table:table-row>
            <table:table-row>
              <table:table-cell office:value-type="float" office:value="0.605">
                <text:p>0.605</text:p>
              </table:table-cell>
              <table:table-cell office:value-type="float" office:value="6.410392825">
                <text:p>6.410392825</text:p>
              </table:table-cell>
            </table:table-row>
            <table:table-row>
              <table:table-cell office:value-type="float" office:value="0.606">
                <text:p>0.606</text:p>
              </table:table-cell>
              <table:table-cell office:value-type="float" office:value="6.39851654799999">
                <text:p>6.39851654799999</text:p>
              </table:table-cell>
            </table:table-row>
            <table:table-row>
              <table:table-cell office:value-type="float" office:value="0.607">
                <text:p>0.607</text:p>
              </table:table-cell>
              <table:table-cell office:value-type="float" office:value="6.38662065699999">
                <text:p>6.38662065699999</text:p>
              </table:table-cell>
            </table:table-row>
            <table:table-row>
              <table:table-cell office:value-type="float" office:value="0.608">
                <text:p>0.608</text:p>
              </table:table-cell>
              <table:table-cell office:value-type="float" office:value="6.37470515199999">
                <text:p>6.37470515199999</text:p>
              </table:table-cell>
            </table:table-row>
            <table:table-row>
              <table:table-cell office:value-type="float" office:value="0.609">
                <text:p>0.609</text:p>
              </table:table-cell>
              <table:table-cell office:value-type="float" office:value="6.362770033">
                <text:p>6.362770033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6.35081529999999">
                <text:p>6.35081529999999</text:p>
              </table:table-cell>
            </table:table-row>
            <table:table-row>
              <table:table-cell office:value-type="float" office:value="0.611">
                <text:p>0.611</text:p>
              </table:table-cell>
              <table:table-cell office:value-type="float" office:value="6.338840953">
                <text:p>6.338840953</text:p>
              </table:table-cell>
            </table:table-row>
            <table:table-row>
              <table:table-cell office:value-type="float" office:value="0.612">
                <text:p>0.612</text:p>
              </table:table-cell>
              <table:table-cell office:value-type="float" office:value="6.326846992">
                <text:p>6.326846992</text:p>
              </table:table-cell>
            </table:table-row>
            <table:table-row>
              <table:table-cell office:value-type="float" office:value="0.613">
                <text:p>0.613</text:p>
              </table:table-cell>
              <table:table-cell office:value-type="float" office:value="6.314833417">
                <text:p>6.314833417</text:p>
              </table:table-cell>
            </table:table-row>
            <table:table-row>
              <table:table-cell office:value-type="float" office:value="0.614">
                <text:p>0.614</text:p>
              </table:table-cell>
              <table:table-cell office:value-type="float" office:value="6.30280022799999">
                <text:p>6.30280022799999</text:p>
              </table:table-cell>
            </table:table-row>
            <table:table-row>
              <table:table-cell office:value-type="float" office:value="0.615">
                <text:p>0.615</text:p>
              </table:table-cell>
              <table:table-cell office:value-type="float" office:value="6.290747425">
                <text:p>6.290747425</text:p>
              </table:table-cell>
            </table:table-row>
            <table:table-row>
              <table:table-cell office:value-type="float" office:value="0.616">
                <text:p>0.616</text:p>
              </table:table-cell>
              <table:table-cell office:value-type="float" office:value="6.278675008">
                <text:p>6.278675008</text:p>
              </table:table-cell>
            </table:table-row>
            <table:table-row>
              <table:table-cell office:value-type="float" office:value="0.617">
                <text:p>0.617</text:p>
              </table:table-cell>
              <table:table-cell office:value-type="float" office:value="6.26658297699999">
                <text:p>6.26658297699999</text:p>
              </table:table-cell>
            </table:table-row>
            <table:table-row>
              <table:table-cell office:value-type="float" office:value="0.618">
                <text:p>0.618</text:p>
              </table:table-cell>
              <table:table-cell office:value-type="float" office:value="6.25447133199999">
                <text:p>6.25447133199999</text:p>
              </table:table-cell>
            </table:table-row>
            <table:table-row>
              <table:table-cell office:value-type="float" office:value="0.619">
                <text:p>0.619</text:p>
              </table:table-cell>
              <table:table-cell office:value-type="float" office:value="6.24234007299999">
                <text:p>6.24234007299999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6.23018919999999">
                <text:p>6.23018919999999</text:p>
              </table:table-cell>
            </table:table-row>
            <table:table-row>
              <table:table-cell office:value-type="float" office:value="0.621">
                <text:p>0.621</text:p>
              </table:table-cell>
              <table:table-cell office:value-type="float" office:value="6.21801871299999">
                <text:p>6.21801871299999</text:p>
              </table:table-cell>
            </table:table-row>
            <table:table-row>
              <table:table-cell office:value-type="float" office:value="0.622">
                <text:p>0.622</text:p>
              </table:table-cell>
              <table:table-cell office:value-type="float" office:value="6.20582861199999">
                <text:p>6.20582861199999</text:p>
              </table:table-cell>
            </table:table-row>
            <table:table-row>
              <table:table-cell office:value-type="float" office:value="0.623">
                <text:p>0.623</text:p>
              </table:table-cell>
              <table:table-cell office:value-type="float" office:value="6.193618897">
                <text:p>6.193618897</text:p>
              </table:table-cell>
            </table:table-row>
            <table:table-row>
              <table:table-cell office:value-type="float" office:value="0.624">
                <text:p>0.624</text:p>
              </table:table-cell>
              <table:table-cell office:value-type="float" office:value="6.181389568">
                <text:p>6.181389568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6.16914062499999">
                <text:p>6.16914062499999</text:p>
              </table:table-cell>
            </table:table-row>
            <table:table-row>
              <table:table-cell office:value-type="float" office:value="0.626">
                <text:p>0.626</text:p>
              </table:table-cell>
              <table:table-cell office:value-type="float" office:value="6.156872068">
                <text:p>6.156872068</text:p>
              </table:table-cell>
            </table:table-row>
            <table:table-row>
              <table:table-cell office:value-type="float" office:value="0.627">
                <text:p>0.627</text:p>
              </table:table-cell>
              <table:table-cell office:value-type="float" office:value="6.14458389699999">
                <text:p>6.14458389699999</text:p>
              </table:table-cell>
            </table:table-row>
            <table:table-row>
              <table:table-cell office:value-type="float" office:value="0.628">
                <text:p>0.628</text:p>
              </table:table-cell>
              <table:table-cell office:value-type="float" office:value="6.13227611199999">
                <text:p>6.13227611199999</text:p>
              </table:table-cell>
            </table:table-row>
            <table:table-row>
              <table:table-cell office:value-type="float" office:value="0.629">
                <text:p>0.629</text:p>
              </table:table-cell>
              <table:table-cell office:value-type="float" office:value="6.11994871299999">
                <text:p>6.11994871299999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6.1076017">
                <text:p>6.1076017</text:p>
              </table:table-cell>
            </table:table-row>
            <table:table-row>
              <table:table-cell office:value-type="float" office:value="0.631">
                <text:p>0.631</text:p>
              </table:table-cell>
              <table:table-cell office:value-type="float" office:value="6.09523507299999">
                <text:p>6.09523507299999</text:p>
              </table:table-cell>
            </table:table-row>
            <table:table-row>
              <table:table-cell office:value-type="float" office:value="0.632">
                <text:p>0.632</text:p>
              </table:table-cell>
              <table:table-cell office:value-type="float" office:value="6.08284883199999">
                <text:p>6.08284883199999</text:p>
              </table:table-cell>
            </table:table-row>
            <table:table-row>
              <table:table-cell office:value-type="float" office:value="0.633">
                <text:p>0.633</text:p>
              </table:table-cell>
              <table:table-cell office:value-type="float" office:value="6.07044297699999">
                <text:p>6.07044297699999</text:p>
              </table:table-cell>
            </table:table-row>
            <table:table-row>
              <table:table-cell office:value-type="float" office:value="0.634">
                <text:p>0.634</text:p>
              </table:table-cell>
              <table:table-cell office:value-type="float" office:value="6.05801750799999">
                <text:p>6.05801750799999</text:p>
              </table:table-cell>
            </table:table-row>
            <table:table-row>
              <table:table-cell office:value-type="float" office:value="0.635">
                <text:p>0.635</text:p>
              </table:table-cell>
              <table:table-cell office:value-type="float" office:value="6.04557242499999">
                <text:p>6.04557242499999</text:p>
              </table:table-cell>
            </table:table-row>
            <table:table-row>
              <table:table-cell office:value-type="float" office:value="0.636">
                <text:p>0.636</text:p>
              </table:table-cell>
              <table:table-cell office:value-type="float" office:value="6.03310772799999">
                <text:p>6.03310772799999</text:p>
              </table:table-cell>
            </table:table-row>
            <table:table-row>
              <table:table-cell office:value-type="float" office:value="0.637">
                <text:p>0.637</text:p>
              </table:table-cell>
              <table:table-cell office:value-type="float" office:value="6.02062341699999">
                <text:p>6.02062341699999</text:p>
              </table:table-cell>
            </table:table-row>
            <table:table-row>
              <table:table-cell office:value-type="float" office:value="0.638">
                <text:p>0.638</text:p>
              </table:table-cell>
              <table:table-cell office:value-type="float" office:value="6.00811949199999">
                <text:p>6.00811949199999</text:p>
              </table:table-cell>
            </table:table-row>
            <table:table-row>
              <table:table-cell office:value-type="float" office:value="0.639">
                <text:p>0.639</text:p>
              </table:table-cell>
              <table:table-cell office:value-type="float" office:value="5.99559595299999">
                <text:p>5.99559595299999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5.98305279999999">
                <text:p>5.98305279999999</text:p>
              </table:table-cell>
            </table:table-row>
            <table:table-row>
              <table:table-cell office:value-type="float" office:value="0.641">
                <text:p>0.641</text:p>
              </table:table-cell>
              <table:table-cell office:value-type="float" office:value="5.97049003299999">
                <text:p>5.97049003299999</text:p>
              </table:table-cell>
            </table:table-row>
            <table:table-row>
              <table:table-cell office:value-type="float" office:value="0.642">
                <text:p>0.642</text:p>
              </table:table-cell>
              <table:table-cell office:value-type="float" office:value="5.95790765199999">
                <text:p>5.95790765199999</text:p>
              </table:table-cell>
            </table:table-row>
            <table:table-row>
              <table:table-cell office:value-type="float" office:value="0.643">
                <text:p>0.643</text:p>
              </table:table-cell>
              <table:table-cell office:value-type="float" office:value="5.94530565699999">
                <text:p>5.94530565699999</text:p>
              </table:table-cell>
            </table:table-row>
            <table:table-row>
              <table:table-cell office:value-type="float" office:value="0.644">
                <text:p>0.644</text:p>
              </table:table-cell>
              <table:table-cell office:value-type="float" office:value="5.93268404799999">
                <text:p>5.93268404799999</text:p>
              </table:table-cell>
            </table:table-row>
            <table:table-row>
              <table:table-cell office:value-type="float" office:value="0.645">
                <text:p>0.645</text:p>
              </table:table-cell>
              <table:table-cell office:value-type="float" office:value="5.92004282499999">
                <text:p>5.92004282499999</text:p>
              </table:table-cell>
            </table:table-row>
            <table:table-row>
              <table:table-cell office:value-type="float" office:value="0.646">
                <text:p>0.646</text:p>
              </table:table-cell>
              <table:table-cell office:value-type="float" office:value="5.90738198799999">
                <text:p>5.90738198799999</text:p>
              </table:table-cell>
            </table:table-row>
            <table:table-row>
              <table:table-cell office:value-type="float" office:value="0.647">
                <text:p>0.647</text:p>
              </table:table-cell>
              <table:table-cell office:value-type="float" office:value="5.89470153699999">
                <text:p>5.89470153699999</text:p>
              </table:table-cell>
            </table:table-row>
            <table:table-row>
              <table:table-cell office:value-type="float" office:value="0.648">
                <text:p>0.648</text:p>
              </table:table-cell>
              <table:table-cell office:value-type="float" office:value="5.88200147199999">
                <text:p>5.88200147199999</text:p>
              </table:table-cell>
            </table:table-row>
            <table:table-row>
              <table:table-cell office:value-type="float" office:value="0.649">
                <text:p>0.649</text:p>
              </table:table-cell>
              <table:table-cell office:value-type="float" office:value="5.86928179299999">
                <text:p>5.86928179299999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5.85654249999999">
                <text:p>5.85654249999999</text:p>
              </table:table-cell>
            </table:table-row>
            <table:table-row>
              <table:table-cell office:value-type="float" office:value="0.651">
                <text:p>0.651</text:p>
              </table:table-cell>
              <table:table-cell office:value-type="float" office:value="5.84378359299999">
                <text:p>5.84378359299999</text:p>
              </table:table-cell>
            </table:table-row>
            <table:table-row>
              <table:table-cell office:value-type="float" office:value="0.652">
                <text:p>0.652</text:p>
              </table:table-cell>
              <table:table-cell office:value-type="float" office:value="5.83100507199999">
                <text:p>5.83100507199999</text:p>
              </table:table-cell>
            </table:table-row>
            <table:table-row>
              <table:table-cell office:value-type="float" office:value="0.653000000000001">
                <text:p>0.653000000000001</text:p>
              </table:table-cell>
              <table:table-cell office:value-type="float" office:value="5.81820693699999">
                <text:p>5.81820693699999</text:p>
              </table:table-cell>
            </table:table-row>
            <table:table-row>
              <table:table-cell office:value-type="float" office:value="0.654">
                <text:p>0.654</text:p>
              </table:table-cell>
              <table:table-cell office:value-type="float" office:value="5.80538918799999">
                <text:p>5.80538918799999</text:p>
              </table:table-cell>
            </table:table-row>
            <table:table-row>
              <table:table-cell office:value-type="float" office:value="0.655">
                <text:p>0.655</text:p>
              </table:table-cell>
              <table:table-cell office:value-type="float" office:value="5.79255182499999">
                <text:p>5.79255182499999</text:p>
              </table:table-cell>
            </table:table-row>
            <table:table-row>
              <table:table-cell office:value-type="float" office:value="0.656">
                <text:p>0.656</text:p>
              </table:table-cell>
              <table:table-cell office:value-type="float" office:value="5.77969484799999">
                <text:p>5.77969484799999</text:p>
              </table:table-cell>
            </table:table-row>
            <table:table-row>
              <table:table-cell office:value-type="float" office:value="0.657000000000001">
                <text:p>0.657000000000001</text:p>
              </table:table-cell>
              <table:table-cell office:value-type="float" office:value="5.76681825699999">
                <text:p>5.76681825699999</text:p>
              </table:table-cell>
            </table:table-row>
            <table:table-row>
              <table:table-cell office:value-type="float" office:value="0.658">
                <text:p>0.658</text:p>
              </table:table-cell>
              <table:table-cell office:value-type="float" office:value="5.75392205199999">
                <text:p>5.75392205199999</text:p>
              </table:table-cell>
            </table:table-row>
            <table:table-row>
              <table:table-cell office:value-type="float" office:value="0.659">
                <text:p>0.659</text:p>
              </table:table-cell>
              <table:table-cell office:value-type="float" office:value="5.74100623299999">
                <text:p>5.74100623299999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5.72807079999999">
                <text:p>5.72807079999999</text:p>
              </table:table-cell>
            </table:table-row>
            <table:table-row>
              <table:table-cell office:value-type="float" office:value="0.661000000000001">
                <text:p>0.661000000000001</text:p>
              </table:table-cell>
              <table:table-cell office:value-type="float" office:value="5.71511575299999">
                <text:p>5.71511575299999</text:p>
              </table:table-cell>
            </table:table-row>
            <table:table-row>
              <table:table-cell office:value-type="float" office:value="0.662">
                <text:p>0.662</text:p>
              </table:table-cell>
              <table:table-cell office:value-type="float" office:value="5.70214109199999">
                <text:p>5.70214109199999</text:p>
              </table:table-cell>
            </table:table-row>
            <table:table-row>
              <table:table-cell office:value-type="float" office:value="0.663">
                <text:p>0.663</text:p>
              </table:table-cell>
              <table:table-cell office:value-type="float" office:value="5.68914681699999">
                <text:p>5.68914681699999</text:p>
              </table:table-cell>
            </table:table-row>
            <table:table-row>
              <table:table-cell office:value-type="float" office:value="0.664">
                <text:p>0.664</text:p>
              </table:table-cell>
              <table:table-cell office:value-type="float" office:value="5.67613292799999">
                <text:p>5.67613292799999</text:p>
              </table:table-cell>
            </table:table-row>
            <table:table-row>
              <table:table-cell office:value-type="float" office:value="0.665000000000001">
                <text:p>0.665000000000001</text:p>
              </table:table-cell>
              <table:table-cell office:value-type="float" office:value="5.66309942499999">
                <text:p>5.66309942499999</text:p>
              </table:table-cell>
            </table:table-row>
            <table:table-row>
              <table:table-cell office:value-type="float" office:value="0.666">
                <text:p>0.666</text:p>
              </table:table-cell>
              <table:table-cell office:value-type="float" office:value="5.65004630799999">
                <text:p>5.65004630799999</text:p>
              </table:table-cell>
            </table:table-row>
            <table:table-row>
              <table:table-cell office:value-type="float" office:value="0.667">
                <text:p>0.667</text:p>
              </table:table-cell>
              <table:table-cell office:value-type="float" office:value="5.63697357699999">
                <text:p>5.63697357699999</text:p>
              </table:table-cell>
            </table:table-row>
            <table:table-row>
              <table:table-cell office:value-type="float" office:value="0.668">
                <text:p>0.668</text:p>
              </table:table-cell>
              <table:table-cell office:value-type="float" office:value="5.62388123199999">
                <text:p>5.62388123199999</text:p>
              </table:table-cell>
            </table:table-row>
            <table:table-row>
              <table:table-cell office:value-type="float" office:value="0.669000000000001">
                <text:p>0.669000000000001</text:p>
              </table:table-cell>
              <table:table-cell office:value-type="float" office:value="5.61076927299999">
                <text:p>5.61076927299999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5.59763769999999">
                <text:p>5.59763769999999</text:p>
              </table:table-cell>
            </table:table-row>
            <table:table-row>
              <table:table-cell office:value-type="float" office:value="0.671">
                <text:p>0.671</text:p>
              </table:table-cell>
              <table:table-cell office:value-type="float" office:value="5.58448651299999">
                <text:p>5.58448651299999</text:p>
              </table:table-cell>
            </table:table-row>
            <table:table-row>
              <table:table-cell office:value-type="float" office:value="0.672">
                <text:p>0.672</text:p>
              </table:table-cell>
              <table:table-cell office:value-type="float" office:value="5.57131571199999">
                <text:p>5.57131571199999</text:p>
              </table:table-cell>
            </table:table-row>
            <table:table-row>
              <table:table-cell office:value-type="float" office:value="0.673000000000001">
                <text:p>0.673000000000001</text:p>
              </table:table-cell>
              <table:table-cell office:value-type="float" office:value="5.55812529699999">
                <text:p>5.55812529699999</text:p>
              </table:table-cell>
            </table:table-row>
            <table:table-row>
              <table:table-cell office:value-type="float" office:value="0.674">
                <text:p>0.674</text:p>
              </table:table-cell>
              <table:table-cell office:value-type="float" office:value="5.54491526799999">
                <text:p>5.54491526799999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5.53168562499999">
                <text:p>5.53168562499999</text:p>
              </table:table-cell>
            </table:table-row>
            <table:table-row>
              <table:table-cell office:value-type="float" office:value="0.676">
                <text:p>0.676</text:p>
              </table:table-cell>
              <table:table-cell office:value-type="float" office:value="5.51843636799999">
                <text:p>5.51843636799999</text:p>
              </table:table-cell>
            </table:table-row>
            <table:table-row>
              <table:table-cell office:value-type="float" office:value="0.677000000000001">
                <text:p>0.677000000000001</text:p>
              </table:table-cell>
              <table:table-cell office:value-type="float" office:value="5.50516749699999">
                <text:p>5.50516749699999</text:p>
              </table:table-cell>
            </table:table-row>
            <table:table-row>
              <table:table-cell office:value-type="float" office:value="0.678000000000001">
                <text:p>0.678000000000001</text:p>
              </table:table-cell>
              <table:table-cell office:value-type="float" office:value="5.49187901199999">
                <text:p>5.49187901199999</text:p>
              </table:table-cell>
            </table:table-row>
            <table:table-row>
              <table:table-cell office:value-type="float" office:value="0.679">
                <text:p>0.679</text:p>
              </table:table-cell>
              <table:table-cell office:value-type="float" office:value="5.47857091299999">
                <text:p>5.47857091299999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5.46524319999999">
                <text:p>5.46524319999999</text:p>
              </table:table-cell>
            </table:table-row>
            <table:table-row>
              <table:table-cell office:value-type="float" office:value="0.681000000000001">
                <text:p>0.681000000000001</text:p>
              </table:table-cell>
              <table:table-cell office:value-type="float" office:value="5.45189587299999">
                <text:p>5.45189587299999</text:p>
              </table:table-cell>
            </table:table-row>
            <table:table-row>
              <table:table-cell office:value-type="float" office:value="0.682000000000001">
                <text:p>0.682000000000001</text:p>
              </table:table-cell>
              <table:table-cell office:value-type="float" office:value="5.43852893199999">
                <text:p>5.43852893199999</text:p>
              </table:table-cell>
            </table:table-row>
            <table:table-row>
              <table:table-cell office:value-type="float" office:value="0.683">
                <text:p>0.683</text:p>
              </table:table-cell>
              <table:table-cell office:value-type="float" office:value="5.42514237699999">
                <text:p>5.42514237699999</text:p>
              </table:table-cell>
            </table:table-row>
            <table:table-row>
              <table:table-cell office:value-type="float" office:value="0.684">
                <text:p>0.684</text:p>
              </table:table-cell>
              <table:table-cell office:value-type="float" office:value="5.41173620799999">
                <text:p>5.41173620799999</text:p>
              </table:table-cell>
            </table:table-row>
            <table:table-row>
              <table:table-cell office:value-type="float" office:value="0.685000000000001">
                <text:p>0.685000000000001</text:p>
              </table:table-cell>
              <table:table-cell office:value-type="float" office:value="5.39831042499999">
                <text:p>5.39831042499999</text:p>
              </table:table-cell>
            </table:table-row>
            <table:table-row>
              <table:table-cell office:value-type="float" office:value="0.686000000000001">
                <text:p>0.686000000000001</text:p>
              </table:table-cell>
              <table:table-cell office:value-type="float" office:value="5.38486502799999">
                <text:p>5.38486502799999</text:p>
              </table:table-cell>
            </table:table-row>
            <table:table-row>
              <table:table-cell office:value-type="float" office:value="0.687">
                <text:p>0.687</text:p>
              </table:table-cell>
              <table:table-cell office:value-type="float" office:value="5.37140001699999">
                <text:p>5.37140001699999</text:p>
              </table:table-cell>
            </table:table-row>
            <table:table-row>
              <table:table-cell office:value-type="float" office:value="0.688">
                <text:p>0.688</text:p>
              </table:table-cell>
              <table:table-cell office:value-type="float" office:value="5.35791539199999">
                <text:p>5.35791539199999</text:p>
              </table:table-cell>
            </table:table-row>
            <table:table-row>
              <table:table-cell office:value-type="float" office:value="0.689000000000001">
                <text:p>0.689000000000001</text:p>
              </table:table-cell>
              <table:table-cell office:value-type="float" office:value="5.34441115299999">
                <text:p>5.34441115299999</text:p>
              </table:table-cell>
            </table:table-row>
            <table:table-row>
              <table:table-cell office:value-type="float" office:value="0.690000000000001">
                <text:p>0.690000000000001</text:p>
              </table:table-cell>
              <table:table-cell office:value-type="float" office:value="5.33088729999999">
                <text:p>5.33088729999999</text:p>
              </table:table-cell>
            </table:table-row>
            <table:table-row>
              <table:table-cell office:value-type="float" office:value="0.691">
                <text:p>0.691</text:p>
              </table:table-cell>
              <table:table-cell office:value-type="float" office:value="5.31734383299999">
                <text:p>5.31734383299999</text:p>
              </table:table-cell>
            </table:table-row>
            <table:table-row>
              <table:table-cell office:value-type="float" office:value="0.692">
                <text:p>0.692</text:p>
              </table:table-cell>
              <table:table-cell office:value-type="float" office:value="5.30378075199999">
                <text:p>5.30378075199999</text:p>
              </table:table-cell>
            </table:table-row>
            <table:table-row>
              <table:table-cell office:value-type="float" office:value="0.693000000000001">
                <text:p>0.693000000000001</text:p>
              </table:table-cell>
              <table:table-cell office:value-type="float" office:value="5.29019805699999">
                <text:p>5.29019805699999</text:p>
              </table:table-cell>
            </table:table-row>
            <table:table-row>
              <table:table-cell office:value-type="float" office:value="0.694000000000001">
                <text:p>0.694000000000001</text:p>
              </table:table-cell>
              <table:table-cell office:value-type="float" office:value="5.27659574799999">
                <text:p>5.27659574799999</text:p>
              </table:table-cell>
            </table:table-row>
            <table:table-row>
              <table:table-cell office:value-type="float" office:value="0.695">
                <text:p>0.695</text:p>
              </table:table-cell>
              <table:table-cell office:value-type="float" office:value="5.26297382499999">
                <text:p>5.26297382499999</text:p>
              </table:table-cell>
            </table:table-row>
            <table:table-row>
              <table:table-cell office:value-type="float" office:value="0.696">
                <text:p>0.696</text:p>
              </table:table-cell>
              <table:table-cell office:value-type="float" office:value="5.24933228799999">
                <text:p>5.24933228799999</text:p>
              </table:table-cell>
            </table:table-row>
            <table:table-row>
              <table:table-cell office:value-type="float" office:value="0.697000000000001">
                <text:p>0.697000000000001</text:p>
              </table:table-cell>
              <table:table-cell office:value-type="float" office:value="5.23567113699999">
                <text:p>5.23567113699999</text:p>
              </table:table-cell>
            </table:table-row>
            <table:table-row>
              <table:table-cell office:value-type="float" office:value="0.698000000000001">
                <text:p>0.698000000000001</text:p>
              </table:table-cell>
              <table:table-cell office:value-type="float" office:value="5.22199037199999">
                <text:p>5.22199037199999</text:p>
              </table:table-cell>
            </table:table-row>
            <table:table-row>
              <table:table-cell office:value-type="float" office:value="0.699">
                <text:p>0.699</text:p>
              </table:table-cell>
              <table:table-cell office:value-type="float" office:value="5.20828999299999">
                <text:p>5.2082899929999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5.19456999999999">
                <text:p>5.19456999999999</text:p>
              </table:table-cell>
            </table:table-row>
            <table:table-row>
              <table:table-cell office:value-type="float" office:value="0.701000000000001">
                <text:p>0.701000000000001</text:p>
              </table:table-cell>
              <table:table-cell office:value-type="float" office:value="5.18083039299999">
                <text:p>5.18083039299999</text:p>
              </table:table-cell>
            </table:table-row>
            <table:table-row>
              <table:table-cell office:value-type="float" office:value="0.702000000000001">
                <text:p>0.702000000000001</text:p>
              </table:table-cell>
              <table:table-cell office:value-type="float" office:value="5.16707117199999">
                <text:p>5.16707117199999</text:p>
              </table:table-cell>
            </table:table-row>
            <table:table-row>
              <table:table-cell office:value-type="float" office:value="0.703000000000001">
                <text:p>0.703000000000001</text:p>
              </table:table-cell>
              <table:table-cell office:value-type="float" office:value="5.15329233699999">
                <text:p>5.15329233699999</text:p>
              </table:table-cell>
            </table:table-row>
            <table:table-row>
              <table:table-cell office:value-type="float" office:value="0.704">
                <text:p>0.704</text:p>
              </table:table-cell>
              <table:table-cell office:value-type="float" office:value="5.13949388799999">
                <text:p>5.13949388799999</text:p>
              </table:table-cell>
            </table:table-row>
            <table:table-row>
              <table:table-cell office:value-type="float" office:value="0.705000000000001">
                <text:p>0.705000000000001</text:p>
              </table:table-cell>
              <table:table-cell office:value-type="float" office:value="5.12567582499999">
                <text:p>5.12567582499999</text:p>
              </table:table-cell>
            </table:table-row>
            <table:table-row>
              <table:table-cell office:value-type="float" office:value="0.706000000000001">
                <text:p>0.706000000000001</text:p>
              </table:table-cell>
              <table:table-cell office:value-type="float" office:value="5.11183814799999">
                <text:p>5.11183814799999</text:p>
              </table:table-cell>
            </table:table-row>
            <table:table-row>
              <table:table-cell office:value-type="float" office:value="0.707000000000001">
                <text:p>0.707000000000001</text:p>
              </table:table-cell>
              <table:table-cell office:value-type="float" office:value="5.09798085699999">
                <text:p>5.09798085699999</text:p>
              </table:table-cell>
            </table:table-row>
            <table:table-row>
              <table:table-cell office:value-type="float" office:value="0.708">
                <text:p>0.708</text:p>
              </table:table-cell>
              <table:table-cell office:value-type="float" office:value="5.08410395199999">
                <text:p>5.08410395199999</text:p>
              </table:table-cell>
            </table:table-row>
            <table:table-row>
              <table:table-cell office:value-type="float" office:value="0.709000000000001">
                <text:p>0.709000000000001</text:p>
              </table:table-cell>
              <table:table-cell office:value-type="float" office:value="5.07020743299999">
                <text:p>5.07020743299999</text:p>
              </table:table-cell>
            </table:table-row>
            <table:table-row>
              <table:table-cell office:value-type="float" office:value="0.710000000000001">
                <text:p>0.710000000000001</text:p>
              </table:table-cell>
              <table:table-cell office:value-type="float" office:value="5.05629129999999">
                <text:p>5.05629129999999</text:p>
              </table:table-cell>
            </table:table-row>
            <table:table-row>
              <table:table-cell office:value-type="float" office:value="0.711000000000001">
                <text:p>0.711000000000001</text:p>
              </table:table-cell>
              <table:table-cell office:value-type="float" office:value="5.04235555299999">
                <text:p>5.04235555299999</text:p>
              </table:table-cell>
            </table:table-row>
            <table:table-row>
              <table:table-cell office:value-type="float" office:value="0.712">
                <text:p>0.712</text:p>
              </table:table-cell>
              <table:table-cell office:value-type="float" office:value="5.02840019199999">
                <text:p>5.02840019199999</text:p>
              </table:table-cell>
            </table:table-row>
            <table:table-row>
              <table:table-cell office:value-type="float" office:value="0.713000000000001">
                <text:p>0.713000000000001</text:p>
              </table:table-cell>
              <table:table-cell office:value-type="float" office:value="5.01442521699999">
                <text:p>5.01442521699999</text:p>
              </table:table-cell>
            </table:table-row>
            <table:table-row>
              <table:table-cell office:value-type="float" office:value="0.714000000000001">
                <text:p>0.714000000000001</text:p>
              </table:table-cell>
              <table:table-cell office:value-type="float" office:value="5.00043062799999">
                <text:p>5.00043062799999</text:p>
              </table:table-cell>
            </table:table-row>
            <table:table-row>
              <table:table-cell office:value-type="float" office:value="0.715000000000001">
                <text:p>0.715000000000001</text:p>
              </table:table-cell>
              <table:table-cell office:value-type="float" office:value="4.98641642499999">
                <text:p>4.98641642499999</text:p>
              </table:table-cell>
            </table:table-row>
            <table:table-row>
              <table:table-cell office:value-type="float" office:value="0.716">
                <text:p>0.716</text:p>
              </table:table-cell>
              <table:table-cell office:value-type="float" office:value="4.97238260799999">
                <text:p>4.97238260799999</text:p>
              </table:table-cell>
            </table:table-row>
            <table:table-row>
              <table:table-cell office:value-type="float" office:value="0.717000000000001">
                <text:p>0.717000000000001</text:p>
              </table:table-cell>
              <table:table-cell office:value-type="float" office:value="4.95832917699999">
                <text:p>4.95832917699999</text:p>
              </table:table-cell>
            </table:table-row>
            <table:table-row>
              <table:table-cell office:value-type="float" office:value="0.718000000000001">
                <text:p>0.718000000000001</text:p>
              </table:table-cell>
              <table:table-cell office:value-type="float" office:value="4.94425613199999">
                <text:p>4.94425613199999</text:p>
              </table:table-cell>
            </table:table-row>
            <table:table-row>
              <table:table-cell office:value-type="float" office:value="0.719000000000001">
                <text:p>0.719000000000001</text:p>
              </table:table-cell>
              <table:table-cell office:value-type="float" office:value="4.93016347299999">
                <text:p>4.93016347299999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4.91605119999999">
                <text:p>4.91605119999999</text:p>
              </table:table-cell>
            </table:table-row>
            <table:table-row>
              <table:table-cell office:value-type="float" office:value="0.721000000000001">
                <text:p>0.721000000000001</text:p>
              </table:table-cell>
              <table:table-cell office:value-type="float" office:value="4.90191931299999">
                <text:p>4.90191931299999</text:p>
              </table:table-cell>
            </table:table-row>
            <table:table-row>
              <table:table-cell office:value-type="float" office:value="0.722000000000001">
                <text:p>0.722000000000001</text:p>
              </table:table-cell>
              <table:table-cell office:value-type="float" office:value="4.88776781199999">
                <text:p>4.88776781199999</text:p>
              </table:table-cell>
            </table:table-row>
            <table:table-row>
              <table:table-cell office:value-type="float" office:value="0.723000000000001">
                <text:p>0.723000000000001</text:p>
              </table:table-cell>
              <table:table-cell office:value-type="float" office:value="4.87359669699999">
                <text:p>4.87359669699999</text:p>
              </table:table-cell>
            </table:table-row>
            <table:table-row>
              <table:table-cell office:value-type="float" office:value="0.724">
                <text:p>0.724</text:p>
              </table:table-cell>
              <table:table-cell office:value-type="float" office:value="4.85940596799999">
                <text:p>4.85940596799999</text:p>
              </table:table-cell>
            </table:table-row>
            <table:table-row>
              <table:table-cell office:value-type="float" office:value="0.725000000000001">
                <text:p>0.725000000000001</text:p>
              </table:table-cell>
              <table:table-cell office:value-type="float" office:value="4.84519562499999">
                <text:p>4.84519562499999</text:p>
              </table:table-cell>
            </table:table-row>
            <table:table-row>
              <table:table-cell office:value-type="float" office:value="0.726000000000001">
                <text:p>0.726000000000001</text:p>
              </table:table-cell>
              <table:table-cell office:value-type="float" office:value="4.83096566799999">
                <text:p>4.83096566799999</text:p>
              </table:table-cell>
            </table:table-row>
            <table:table-row>
              <table:table-cell office:value-type="float" office:value="0.727000000000001">
                <text:p>0.727000000000001</text:p>
              </table:table-cell>
              <table:table-cell office:value-type="float" office:value="4.81671609699999">
                <text:p>4.81671609699999</text:p>
              </table:table-cell>
            </table:table-row>
            <table:table-row>
              <table:table-cell office:value-type="float" office:value="0.728000000000001">
                <text:p>0.728000000000001</text:p>
              </table:table-cell>
              <table:table-cell office:value-type="float" office:value="4.80244691199999">
                <text:p>4.80244691199999</text:p>
              </table:table-cell>
            </table:table-row>
            <table:table-row>
              <table:table-cell office:value-type="float" office:value="0.729000000000001">
                <text:p>0.729000000000001</text:p>
              </table:table-cell>
              <table:table-cell office:value-type="float" office:value="4.78815811299999">
                <text:p>4.78815811299999</text:p>
              </table:table-cell>
            </table:table-row>
            <table:table-row>
              <table:table-cell office:value-type="float" office:value="0.730000000000001">
                <text:p>0.730000000000001</text:p>
              </table:table-cell>
              <table:table-cell office:value-type="float" office:value="4.77384969999999">
                <text:p>4.77384969999999</text:p>
              </table:table-cell>
            </table:table-row>
            <table:table-row>
              <table:table-cell office:value-type="float" office:value="0.731000000000001">
                <text:p>0.731000000000001</text:p>
              </table:table-cell>
              <table:table-cell office:value-type="float" office:value="4.75952167299999">
                <text:p>4.75952167299999</text:p>
              </table:table-cell>
            </table:table-row>
            <table:table-row>
              <table:table-cell office:value-type="float" office:value="0.732000000000001">
                <text:p>0.732000000000001</text:p>
              </table:table-cell>
              <table:table-cell office:value-type="float" office:value="4.74517403199999">
                <text:p>4.74517403199999</text:p>
              </table:table-cell>
            </table:table-row>
            <table:table-row>
              <table:table-cell office:value-type="float" office:value="0.733000000000001">
                <text:p>0.733000000000001</text:p>
              </table:table-cell>
              <table:table-cell office:value-type="float" office:value="4.73080677699999">
                <text:p>4.73080677699999</text:p>
              </table:table-cell>
            </table:table-row>
            <table:table-row>
              <table:table-cell office:value-type="float" office:value="0.734000000000001">
                <text:p>0.734000000000001</text:p>
              </table:table-cell>
              <table:table-cell office:value-type="float" office:value="4.71641990799999">
                <text:p>4.71641990799999</text:p>
              </table:table-cell>
            </table:table-row>
            <table:table-row>
              <table:table-cell office:value-type="float" office:value="0.735000000000001">
                <text:p>0.735000000000001</text:p>
              </table:table-cell>
              <table:table-cell office:value-type="float" office:value="4.70201342499999">
                <text:p>4.70201342499999</text:p>
              </table:table-cell>
            </table:table-row>
            <table:table-row>
              <table:table-cell office:value-type="float" office:value="0.736000000000001">
                <text:p>0.736000000000001</text:p>
              </table:table-cell>
              <table:table-cell office:value-type="float" office:value="4.68758732799999">
                <text:p>4.68758732799999</text:p>
              </table:table-cell>
            </table:table-row>
            <table:table-row>
              <table:table-cell office:value-type="float" office:value="0.737000000000001">
                <text:p>0.737000000000001</text:p>
              </table:table-cell>
              <table:table-cell office:value-type="float" office:value="4.67314161699999">
                <text:p>4.67314161699999</text:p>
              </table:table-cell>
            </table:table-row>
            <table:table-row>
              <table:table-cell office:value-type="float" office:value="0.738000000000001">
                <text:p>0.738000000000001</text:p>
              </table:table-cell>
              <table:table-cell office:value-type="float" office:value="4.65867629199999">
                <text:p>4.65867629199999</text:p>
              </table:table-cell>
            </table:table-row>
            <table:table-row>
              <table:table-cell office:value-type="float" office:value="0.739000000000001">
                <text:p>0.739000000000001</text:p>
              </table:table-cell>
              <table:table-cell office:value-type="float" office:value="4.64419135299999">
                <text:p>4.64419135299999</text:p>
              </table:table-cell>
            </table:table-row>
            <table:table-row>
              <table:table-cell office:value-type="float" office:value="0.740000000000001">
                <text:p>0.740000000000001</text:p>
              </table:table-cell>
              <table:table-cell office:value-type="float" office:value="4.62968679999999">
                <text:p>4.62968679999999</text:p>
              </table:table-cell>
            </table:table-row>
            <table:table-row>
              <table:table-cell office:value-type="float" office:value="0.741000000000001">
                <text:p>0.741000000000001</text:p>
              </table:table-cell>
              <table:table-cell office:value-type="float" office:value="4.61516263299999">
                <text:p>4.61516263299999</text:p>
              </table:table-cell>
            </table:table-row>
            <table:table-row>
              <table:table-cell office:value-type="float" office:value="0.742000000000001">
                <text:p>0.742000000000001</text:p>
              </table:table-cell>
              <table:table-cell office:value-type="float" office:value="4.60061885199999">
                <text:p>4.60061885199999</text:p>
              </table:table-cell>
            </table:table-row>
            <table:table-row>
              <table:table-cell office:value-type="float" office:value="0.743000000000001">
                <text:p>0.743000000000001</text:p>
              </table:table-cell>
              <table:table-cell office:value-type="float" office:value="4.58605545699999">
                <text:p>4.58605545699999</text:p>
              </table:table-cell>
            </table:table-row>
            <table:table-row>
              <table:table-cell office:value-type="float" office:value="0.744000000000001">
                <text:p>0.744000000000001</text:p>
              </table:table-cell>
              <table:table-cell office:value-type="float" office:value="4.57147244799999">
                <text:p>4.57147244799999</text:p>
              </table:table-cell>
            </table:table-row>
            <table:table-row>
              <table:table-cell office:value-type="float" office:value="0.745000000000001">
                <text:p>0.745000000000001</text:p>
              </table:table-cell>
              <table:table-cell office:value-type="float" office:value="4.55686982499999">
                <text:p>4.55686982499999</text:p>
              </table:table-cell>
            </table:table-row>
            <table:table-row>
              <table:table-cell office:value-type="float" office:value="0.746000000000001">
                <text:p>0.746000000000001</text:p>
              </table:table-cell>
              <table:table-cell office:value-type="float" office:value="4.54224758799999">
                <text:p>4.54224758799999</text:p>
              </table:table-cell>
            </table:table-row>
            <table:table-row>
              <table:table-cell office:value-type="float" office:value="0.747000000000001">
                <text:p>0.747000000000001</text:p>
              </table:table-cell>
              <table:table-cell office:value-type="float" office:value="4.52760573699999">
                <text:p>4.52760573699999</text:p>
              </table:table-cell>
            </table:table-row>
            <table:table-row>
              <table:table-cell office:value-type="float" office:value="0.748000000000001">
                <text:p>0.748000000000001</text:p>
              </table:table-cell>
              <table:table-cell office:value-type="float" office:value="4.51294427199999">
                <text:p>4.51294427199999</text:p>
              </table:table-cell>
            </table:table-row>
            <table:table-row>
              <table:table-cell office:value-type="float" office:value="0.749000000000001">
                <text:p>0.749000000000001</text:p>
              </table:table-cell>
              <table:table-cell office:value-type="float" office:value="4.49826319299999">
                <text:p>4.49826319299999</text:p>
              </table:table-cell>
            </table:table-row>
            <table:table-row>
              <table:table-cell office:value-type="float" office:value="0.750000000000001">
                <text:p>0.750000000000001</text:p>
              </table:table-cell>
              <table:table-cell office:value-type="float" office:value="4.48356249999999">
                <text:p>4.48356249999999</text:p>
              </table:table-cell>
            </table:table-row>
            <table:table-row>
              <table:table-cell office:value-type="float" office:value="0.751000000000001">
                <text:p>0.751000000000001</text:p>
              </table:table-cell>
              <table:table-cell office:value-type="float" office:value="4.46884219299999">
                <text:p>4.46884219299999</text:p>
              </table:table-cell>
            </table:table-row>
            <table:table-row>
              <table:table-cell office:value-type="float" office:value="0.752000000000001">
                <text:p>0.752000000000001</text:p>
              </table:table-cell>
              <table:table-cell office:value-type="float" office:value="4.45410227199999">
                <text:p>4.45410227199999</text:p>
              </table:table-cell>
            </table:table-row>
            <table:table-row>
              <table:table-cell office:value-type="float" office:value="0.753000000000001">
                <text:p>0.753000000000001</text:p>
              </table:table-cell>
              <table:table-cell office:value-type="float" office:value="4.43934273699999">
                <text:p>4.43934273699999</text:p>
              </table:table-cell>
            </table:table-row>
            <table:table-row>
              <table:table-cell office:value-type="float" office:value="0.754000000000001">
                <text:p>0.754000000000001</text:p>
              </table:table-cell>
              <table:table-cell office:value-type="float" office:value="4.42456358799999">
                <text:p>4.42456358799999</text:p>
              </table:table-cell>
            </table:table-row>
            <table:table-row>
              <table:table-cell office:value-type="float" office:value="0.755000000000001">
                <text:p>0.755000000000001</text:p>
              </table:table-cell>
              <table:table-cell office:value-type="float" office:value="4.40976482499999">
                <text:p>4.40976482499999</text:p>
              </table:table-cell>
            </table:table-row>
            <table:table-row>
              <table:table-cell office:value-type="float" office:value="0.756000000000001">
                <text:p>0.756000000000001</text:p>
              </table:table-cell>
              <table:table-cell office:value-type="float" office:value="4.39494644799999">
                <text:p>4.39494644799999</text:p>
              </table:table-cell>
            </table:table-row>
            <table:table-row>
              <table:table-cell office:value-type="float" office:value="0.757000000000001">
                <text:p>0.757000000000001</text:p>
              </table:table-cell>
              <table:table-cell office:value-type="float" office:value="4.38010845699999">
                <text:p>4.38010845699999</text:p>
              </table:table-cell>
            </table:table-row>
            <table:table-row>
              <table:table-cell office:value-type="float" office:value="0.758000000000001">
                <text:p>0.758000000000001</text:p>
              </table:table-cell>
              <table:table-cell office:value-type="float" office:value="4.36525085199999">
                <text:p>4.36525085199999</text:p>
              </table:table-cell>
            </table:table-row>
            <table:table-row>
              <table:table-cell office:value-type="float" office:value="0.759000000000001">
                <text:p>0.759000000000001</text:p>
              </table:table-cell>
              <table:table-cell office:value-type="float" office:value="4.35037363299999">
                <text:p>4.35037363299999</text:p>
              </table:table-cell>
            </table:table-row>
            <table:table-row>
              <table:table-cell office:value-type="float" office:value="0.760000000000001">
                <text:p>0.760000000000001</text:p>
              </table:table-cell>
              <table:table-cell office:value-type="float" office:value="4.33547679999999">
                <text:p>4.33547679999999</text:p>
              </table:table-cell>
            </table:table-row>
            <table:table-row>
              <table:table-cell office:value-type="float" office:value="0.761000000000001">
                <text:p>0.761000000000001</text:p>
              </table:table-cell>
              <table:table-cell office:value-type="float" office:value="4.32056035299999">
                <text:p>4.32056035299999</text:p>
              </table:table-cell>
            </table:table-row>
            <table:table-row>
              <table:table-cell office:value-type="float" office:value="0.762000000000001">
                <text:p>0.762000000000001</text:p>
              </table:table-cell>
              <table:table-cell office:value-type="float" office:value="4.30562429199999">
                <text:p>4.30562429199999</text:p>
              </table:table-cell>
            </table:table-row>
            <table:table-row>
              <table:table-cell office:value-type="float" office:value="0.763000000000001">
                <text:p>0.763000000000001</text:p>
              </table:table-cell>
              <table:table-cell office:value-type="float" office:value="4.29066861699999">
                <text:p>4.29066861699999</text:p>
              </table:table-cell>
            </table:table-row>
            <table:table-row>
              <table:table-cell office:value-type="float" office:value="0.764000000000001">
                <text:p>0.764000000000001</text:p>
              </table:table-cell>
              <table:table-cell office:value-type="float" office:value="4.27569332799999">
                <text:p>4.27569332799999</text:p>
              </table:table-cell>
            </table:table-row>
            <table:table-row>
              <table:table-cell office:value-type="float" office:value="0.765000000000001">
                <text:p>0.765000000000001</text:p>
              </table:table-cell>
              <table:table-cell office:value-type="float" office:value="4.26069842499999">
                <text:p>4.26069842499999</text:p>
              </table:table-cell>
            </table:table-row>
            <table:table-row>
              <table:table-cell office:value-type="float" office:value="0.766000000000001">
                <text:p>0.766000000000001</text:p>
              </table:table-cell>
              <table:table-cell office:value-type="float" office:value="4.24568390799999">
                <text:p>4.24568390799999</text:p>
              </table:table-cell>
            </table:table-row>
            <table:table-row>
              <table:table-cell office:value-type="float" office:value="0.767000000000001">
                <text:p>0.767000000000001</text:p>
              </table:table-cell>
              <table:table-cell office:value-type="float" office:value="4.23064977699999">
                <text:p>4.23064977699999</text:p>
              </table:table-cell>
            </table:table-row>
            <table:table-row>
              <table:table-cell office:value-type="float" office:value="0.768000000000001">
                <text:p>0.768000000000001</text:p>
              </table:table-cell>
              <table:table-cell office:value-type="float" office:value="4.21559603199999">
                <text:p>4.21559603199999</text:p>
              </table:table-cell>
            </table:table-row>
            <table:table-row>
              <table:table-cell office:value-type="float" office:value="0.769000000000001">
                <text:p>0.769000000000001</text:p>
              </table:table-cell>
              <table:table-cell office:value-type="float" office:value="4.20052267299999">
                <text:p>4.20052267299999</text:p>
              </table:table-cell>
            </table:table-row>
            <table:table-row>
              <table:table-cell office:value-type="float" office:value="0.770000000000001">
                <text:p>0.770000000000001</text:p>
              </table:table-cell>
              <table:table-cell office:value-type="float" office:value="4.18542969999999">
                <text:p>4.18542969999999</text:p>
              </table:table-cell>
            </table:table-row>
            <table:table-row>
              <table:table-cell office:value-type="float" office:value="0.771000000000001">
                <text:p>0.771000000000001</text:p>
              </table:table-cell>
              <table:table-cell office:value-type="float" office:value="4.17031711299999">
                <text:p>4.17031711299999</text:p>
              </table:table-cell>
            </table:table-row>
            <table:table-row>
              <table:table-cell office:value-type="float" office:value="0.772000000000001">
                <text:p>0.772000000000001</text:p>
              </table:table-cell>
              <table:table-cell office:value-type="float" office:value="4.15518491199999">
                <text:p>4.15518491199999</text:p>
              </table:table-cell>
            </table:table-row>
            <table:table-row>
              <table:table-cell office:value-type="float" office:value="0.773000000000001">
                <text:p>0.773000000000001</text:p>
              </table:table-cell>
              <table:table-cell office:value-type="float" office:value="4.14003309699999">
                <text:p>4.14003309699999</text:p>
              </table:table-cell>
            </table:table-row>
            <table:table-row>
              <table:table-cell office:value-type="float" office:value="0.774000000000001">
                <text:p>0.774000000000001</text:p>
              </table:table-cell>
              <table:table-cell office:value-type="float" office:value="4.12486166799999">
                <text:p>4.12486166799999</text:p>
              </table:table-cell>
            </table:table-row>
            <table:table-row>
              <table:table-cell office:value-type="float" office:value="0.775000000000001">
                <text:p>0.775000000000001</text:p>
              </table:table-cell>
              <table:table-cell office:value-type="float" office:value="4.10967062499999">
                <text:p>4.10967062499999</text:p>
              </table:table-cell>
            </table:table-row>
            <table:table-row>
              <table:table-cell office:value-type="float" office:value="0.776000000000001">
                <text:p>0.776000000000001</text:p>
              </table:table-cell>
              <table:table-cell office:value-type="float" office:value="4.09445996799999">
                <text:p>4.09445996799999</text:p>
              </table:table-cell>
            </table:table-row>
            <table:table-row>
              <table:table-cell office:value-type="float" office:value="0.777000000000001">
                <text:p>0.777000000000001</text:p>
              </table:table-cell>
              <table:table-cell office:value-type="float" office:value="4.07922969699999">
                <text:p>4.07922969699999</text:p>
              </table:table-cell>
            </table:table-row>
            <table:table-row>
              <table:table-cell office:value-type="float" office:value="0.778000000000001">
                <text:p>0.778000000000001</text:p>
              </table:table-cell>
              <table:table-cell office:value-type="float" office:value="4.06397981199999">
                <text:p>4.06397981199999</text:p>
              </table:table-cell>
            </table:table-row>
            <table:table-row>
              <table:table-cell office:value-type="float" office:value="0.779000000000001">
                <text:p>0.779000000000001</text:p>
              </table:table-cell>
              <table:table-cell office:value-type="float" office:value="4.04871031299999">
                <text:p>4.04871031299999</text:p>
              </table:table-cell>
            </table:table-row>
            <table:table-row>
              <table:table-cell office:value-type="float" office:value="0.780000000000001">
                <text:p>0.780000000000001</text:p>
              </table:table-cell>
              <table:table-cell office:value-type="float" office:value="4.03342119999999">
                <text:p>4.03342119999999</text:p>
              </table:table-cell>
            </table:table-row>
            <table:table-row>
              <table:table-cell office:value-type="float" office:value="0.781000000000001">
                <text:p>0.781000000000001</text:p>
              </table:table-cell>
              <table:table-cell office:value-type="float" office:value="4.01811247299999">
                <text:p>4.01811247299999</text:p>
              </table:table-cell>
            </table:table-row>
            <table:table-row>
              <table:table-cell office:value-type="float" office:value="0.782000000000001">
                <text:p>0.782000000000001</text:p>
              </table:table-cell>
              <table:table-cell office:value-type="float" office:value="4.00278413199999">
                <text:p>4.00278413199999</text:p>
              </table:table-cell>
            </table:table-row>
            <table:table-row>
              <table:table-cell office:value-type="float" office:value="0.783000000000001">
                <text:p>0.783000000000001</text:p>
              </table:table-cell>
              <table:table-cell office:value-type="float" office:value="3.98743617699999">
                <text:p>3.98743617699999</text:p>
              </table:table-cell>
            </table:table-row>
            <table:table-row>
              <table:table-cell office:value-type="float" office:value="0.784000000000001">
                <text:p>0.784000000000001</text:p>
              </table:table-cell>
              <table:table-cell office:value-type="float" office:value="3.97206860799999">
                <text:p>3.97206860799999</text:p>
              </table:table-cell>
            </table:table-row>
            <table:table-row>
              <table:table-cell office:value-type="float" office:value="0.785000000000001">
                <text:p>0.785000000000001</text:p>
              </table:table-cell>
              <table:table-cell office:value-type="float" office:value="3.95668142499999">
                <text:p>3.95668142499999</text:p>
              </table:table-cell>
            </table:table-row>
            <table:table-row>
              <table:table-cell office:value-type="float" office:value="0.786000000000001">
                <text:p>0.786000000000001</text:p>
              </table:table-cell>
              <table:table-cell office:value-type="float" office:value="3.94127462799999">
                <text:p>3.94127462799999</text:p>
              </table:table-cell>
            </table:table-row>
            <table:table-row>
              <table:table-cell office:value-type="float" office:value="0.787000000000001">
                <text:p>0.787000000000001</text:p>
              </table:table-cell>
              <table:table-cell office:value-type="float" office:value="3.92584821699999">
                <text:p>3.92584821699999</text:p>
              </table:table-cell>
            </table:table-row>
            <table:table-row>
              <table:table-cell office:value-type="float" office:value="0.788000000000001">
                <text:p>0.788000000000001</text:p>
              </table:table-cell>
              <table:table-cell office:value-type="float" office:value="3.91040219199999">
                <text:p>3.91040219199999</text:p>
              </table:table-cell>
            </table:table-row>
            <table:table-row>
              <table:table-cell office:value-type="float" office:value="0.789000000000001">
                <text:p>0.789000000000001</text:p>
              </table:table-cell>
              <table:table-cell office:value-type="float" office:value="3.89493655299999">
                <text:p>3.89493655299999</text:p>
              </table:table-cell>
            </table:table-row>
            <table:table-row>
              <table:table-cell office:value-type="float" office:value="0.790000000000001">
                <text:p>0.790000000000001</text:p>
              </table:table-cell>
              <table:table-cell office:value-type="float" office:value="3.87945129999999">
                <text:p>3.87945129999999</text:p>
              </table:table-cell>
            </table:table-row>
            <table:table-row>
              <table:table-cell office:value-type="float" office:value="0.791000000000001">
                <text:p>0.791000000000001</text:p>
              </table:table-cell>
              <table:table-cell office:value-type="float" office:value="3.86394643299999">
                <text:p>3.86394643299999</text:p>
              </table:table-cell>
            </table:table-row>
            <table:table-row>
              <table:table-cell office:value-type="float" office:value="0.792000000000001">
                <text:p>0.792000000000001</text:p>
              </table:table-cell>
              <table:table-cell office:value-type="float" office:value="3.84842195199999">
                <text:p>3.84842195199999</text:p>
              </table:table-cell>
            </table:table-row>
            <table:table-row>
              <table:table-cell office:value-type="float" office:value="0.793000000000001">
                <text:p>0.793000000000001</text:p>
              </table:table-cell>
              <table:table-cell office:value-type="float" office:value="3.83287785699999">
                <text:p>3.83287785699999</text:p>
              </table:table-cell>
            </table:table-row>
            <table:table-row>
              <table:table-cell office:value-type="float" office:value="0.794000000000001">
                <text:p>0.794000000000001</text:p>
              </table:table-cell>
              <table:table-cell office:value-type="float" office:value="3.81731414799999">
                <text:p>3.81731414799999</text:p>
              </table:table-cell>
            </table:table-row>
            <table:table-row>
              <table:table-cell office:value-type="float" office:value="0.795000000000001">
                <text:p>0.795000000000001</text:p>
              </table:table-cell>
              <table:table-cell office:value-type="float" office:value="3.80173082499999">
                <text:p>3.80173082499999</text:p>
              </table:table-cell>
            </table:table-row>
            <table:table-row>
              <table:table-cell office:value-type="float" office:value="0.796000000000001">
                <text:p>0.796000000000001</text:p>
              </table:table-cell>
              <table:table-cell office:value-type="float" office:value="3.78612788799999">
                <text:p>3.78612788799999</text:p>
              </table:table-cell>
            </table:table-row>
            <table:table-row>
              <table:table-cell office:value-type="float" office:value="0.797000000000001">
                <text:p>0.797000000000001</text:p>
              </table:table-cell>
              <table:table-cell office:value-type="float" office:value="3.77050533699999">
                <text:p>3.77050533699999</text:p>
              </table:table-cell>
            </table:table-row>
            <table:table-row>
              <table:table-cell office:value-type="float" office:value="0.798000000000001">
                <text:p>0.798000000000001</text:p>
              </table:table-cell>
              <table:table-cell office:value-type="float" office:value="3.75486317199999">
                <text:p>3.75486317199999</text:p>
              </table:table-cell>
            </table:table-row>
            <table:table-row>
              <table:table-cell office:value-type="float" office:value="0.799000000000001">
                <text:p>0.799000000000001</text:p>
              </table:table-cell>
              <table:table-cell office:value-type="float" office:value="3.73920139299999">
                <text:p>3.73920139299999</text:p>
              </table:table-cell>
            </table:table-row>
            <table:table-row>
              <table:table-cell office:value-type="float" office:value="0.800000000000001">
                <text:p>0.800000000000001</text:p>
              </table:table-cell>
              <table:table-cell office:value-type="float" office:value="3.72351999999999">
                <text:p>3.72351999999999</text:p>
              </table:table-cell>
            </table:table-row>
            <table:table-row>
              <table:table-cell office:value-type="float" office:value="0.801000000000001">
                <text:p>0.801000000000001</text:p>
              </table:table-cell>
              <table:table-cell office:value-type="float" office:value="3.70781899299999">
                <text:p>3.70781899299999</text:p>
              </table:table-cell>
            </table:table-row>
            <table:table-row>
              <table:table-cell office:value-type="float" office:value="0.802000000000001">
                <text:p>0.802000000000001</text:p>
              </table:table-cell>
              <table:table-cell office:value-type="float" office:value="3.69209837199999">
                <text:p>3.69209837199999</text:p>
              </table:table-cell>
            </table:table-row>
            <table:table-row>
              <table:table-cell office:value-type="float" office:value="0.803000000000001">
                <text:p>0.803000000000001</text:p>
              </table:table-cell>
              <table:table-cell office:value-type="float" office:value="3.67635813699999">
                <text:p>3.67635813699999</text:p>
              </table:table-cell>
            </table:table-row>
            <table:table-row>
              <table:table-cell office:value-type="float" office:value="0.804000000000001">
                <text:p>0.804000000000001</text:p>
              </table:table-cell>
              <table:table-cell office:value-type="float" office:value="3.66059828799999">
                <text:p>3.66059828799999</text:p>
              </table:table-cell>
            </table:table-row>
            <table:table-row>
              <table:table-cell office:value-type="float" office:value="0.805000000000001">
                <text:p>0.805000000000001</text:p>
              </table:table-cell>
              <table:table-cell office:value-type="float" office:value="3.64481882499999">
                <text:p>3.64481882499999</text:p>
              </table:table-cell>
            </table:table-row>
            <table:table-row>
              <table:table-cell office:value-type="float" office:value="0.806000000000001">
                <text:p>0.806000000000001</text:p>
              </table:table-cell>
              <table:table-cell office:value-type="float" office:value="3.62901974799999">
                <text:p>3.62901974799999</text:p>
              </table:table-cell>
            </table:table-row>
            <table:table-row>
              <table:table-cell office:value-type="float" office:value="0.807000000000001">
                <text:p>0.807000000000001</text:p>
              </table:table-cell>
              <table:table-cell office:value-type="float" office:value="3.61320105699999">
                <text:p>3.61320105699999</text:p>
              </table:table-cell>
            </table:table-row>
            <table:table-row>
              <table:table-cell office:value-type="float" office:value="0.808000000000001">
                <text:p>0.808000000000001</text:p>
              </table:table-cell>
              <table:table-cell office:value-type="float" office:value="3.59736275199999">
                <text:p>3.59736275199999</text:p>
              </table:table-cell>
            </table:table-row>
            <table:table-row>
              <table:table-cell office:value-type="float" office:value="0.809000000000001">
                <text:p>0.809000000000001</text:p>
              </table:table-cell>
              <table:table-cell office:value-type="float" office:value="3.58150483299999">
                <text:p>3.58150483299999</text:p>
              </table:table-cell>
            </table:table-row>
            <table:table-row>
              <table:table-cell office:value-type="float" office:value="0.810000000000001">
                <text:p>0.810000000000001</text:p>
              </table:table-cell>
              <table:table-cell office:value-type="float" office:value="3.56562729999999">
                <text:p>3.56562729999999</text:p>
              </table:table-cell>
            </table:table-row>
            <table:table-row>
              <table:table-cell office:value-type="float" office:value="0.811000000000001">
                <text:p>0.811000000000001</text:p>
              </table:table-cell>
              <table:table-cell office:value-type="float" office:value="3.54973015299999">
                <text:p>3.54973015299999</text:p>
              </table:table-cell>
            </table:table-row>
            <table:table-row>
              <table:table-cell office:value-type="float" office:value="0.812000000000001">
                <text:p>0.812000000000001</text:p>
              </table:table-cell>
              <table:table-cell office:value-type="float" office:value="3.53381339199999">
                <text:p>3.53381339199999</text:p>
              </table:table-cell>
            </table:table-row>
            <table:table-row>
              <table:table-cell office:value-type="float" office:value="0.813000000000001">
                <text:p>0.813000000000001</text:p>
              </table:table-cell>
              <table:table-cell office:value-type="float" office:value="3.51787701699999">
                <text:p>3.51787701699999</text:p>
              </table:table-cell>
            </table:table-row>
            <table:table-row>
              <table:table-cell office:value-type="float" office:value="0.814000000000001">
                <text:p>0.814000000000001</text:p>
              </table:table-cell>
              <table:table-cell office:value-type="float" office:value="3.50192102799999">
                <text:p>3.50192102799999</text:p>
              </table:table-cell>
            </table:table-row>
            <table:table-row>
              <table:table-cell office:value-type="float" office:value="0.815000000000001">
                <text:p>0.815000000000001</text:p>
              </table:table-cell>
              <table:table-cell office:value-type="float" office:value="3.48594542499999">
                <text:p>3.48594542499999</text:p>
              </table:table-cell>
            </table:table-row>
            <table:table-row>
              <table:table-cell office:value-type="float" office:value="0.816000000000001">
                <text:p>0.816000000000001</text:p>
              </table:table-cell>
              <table:table-cell office:value-type="float" office:value="3.46995020799999">
                <text:p>3.46995020799999</text:p>
              </table:table-cell>
            </table:table-row>
            <table:table-row>
              <table:table-cell office:value-type="float" office:value="0.817000000000001">
                <text:p>0.817000000000001</text:p>
              </table:table-cell>
              <table:table-cell office:value-type="float" office:value="3.45393537699999">
                <text:p>3.45393537699999</text:p>
              </table:table-cell>
            </table:table-row>
            <table:table-row>
              <table:table-cell office:value-type="float" office:value="0.818000000000001">
                <text:p>0.818000000000001</text:p>
              </table:table-cell>
              <table:table-cell office:value-type="float" office:value="3.43790093199999">
                <text:p>3.43790093199999</text:p>
              </table:table-cell>
            </table:table-row>
            <table:table-row>
              <table:table-cell office:value-type="float" office:value="0.819000000000001">
                <text:p>0.819000000000001</text:p>
              </table:table-cell>
              <table:table-cell office:value-type="float" office:value="3.42184687299999">
                <text:p>3.42184687299999</text:p>
              </table:table-cell>
            </table:table-row>
            <table:table-row>
              <table:table-cell office:value-type="float" office:value="0.820000000000001">
                <text:p>0.820000000000001</text:p>
              </table:table-cell>
              <table:table-cell office:value-type="float" office:value="3.40577319999999">
                <text:p>3.40577319999999</text:p>
              </table:table-cell>
            </table:table-row>
            <table:table-row>
              <table:table-cell office:value-type="float" office:value="0.821000000000001">
                <text:p>0.821000000000001</text:p>
              </table:table-cell>
              <table:table-cell office:value-type="float" office:value="3.38967991299999">
                <text:p>3.38967991299999</text:p>
              </table:table-cell>
            </table:table-row>
            <table:table-row>
              <table:table-cell office:value-type="float" office:value="0.822000000000001">
                <text:p>0.822000000000001</text:p>
              </table:table-cell>
              <table:table-cell office:value-type="float" office:value="3.37356701199999">
                <text:p>3.37356701199999</text:p>
              </table:table-cell>
            </table:table-row>
            <table:table-row>
              <table:table-cell office:value-type="float" office:value="0.823000000000001">
                <text:p>0.823000000000001</text:p>
              </table:table-cell>
              <table:table-cell office:value-type="float" office:value="3.35743449699999">
                <text:p>3.35743449699999</text:p>
              </table:table-cell>
            </table:table-row>
            <table:table-row>
              <table:table-cell office:value-type="float" office:value="0.824000000000001">
                <text:p>0.824000000000001</text:p>
              </table:table-cell>
              <table:table-cell office:value-type="float" office:value="3.34128236799999">
                <text:p>3.34128236799999</text:p>
              </table:table-cell>
            </table:table-row>
            <table:table-row>
              <table:table-cell office:value-type="float" office:value="0.825000000000001">
                <text:p>0.825000000000001</text:p>
              </table:table-cell>
              <table:table-cell office:value-type="float" office:value="3.32511062499999">
                <text:p>3.32511062499999</text:p>
              </table:table-cell>
            </table:table-row>
            <table:table-row>
              <table:table-cell office:value-type="float" office:value="0.826000000000001">
                <text:p>0.826000000000001</text:p>
              </table:table-cell>
              <table:table-cell office:value-type="float" office:value="3.30891926799999">
                <text:p>3.30891926799999</text:p>
              </table:table-cell>
            </table:table-row>
            <table:table-row>
              <table:table-cell office:value-type="float" office:value="0.827000000000001">
                <text:p>0.827000000000001</text:p>
              </table:table-cell>
              <table:table-cell office:value-type="float" office:value="3.29270829699999">
                <text:p>3.29270829699999</text:p>
              </table:table-cell>
            </table:table-row>
            <table:table-row>
              <table:table-cell office:value-type="float" office:value="0.828000000000001">
                <text:p>0.828000000000001</text:p>
              </table:table-cell>
              <table:table-cell office:value-type="float" office:value="3.27647771199999">
                <text:p>3.27647771199999</text:p>
              </table:table-cell>
            </table:table-row>
            <table:table-row>
              <table:table-cell office:value-type="float" office:value="0.829000000000001">
                <text:p>0.829000000000001</text:p>
              </table:table-cell>
              <table:table-cell office:value-type="float" office:value="3.26022751299999">
                <text:p>3.26022751299999</text:p>
              </table:table-cell>
            </table:table-row>
            <table:table-row>
              <table:table-cell office:value-type="float" office:value="0.830000000000001">
                <text:p>0.830000000000001</text:p>
              </table:table-cell>
              <table:table-cell office:value-type="float" office:value="3.24395769999999">
                <text:p>3.24395769999999</text:p>
              </table:table-cell>
            </table:table-row>
            <table:table-row>
              <table:table-cell office:value-type="float" office:value="0.831000000000001">
                <text:p>0.831000000000001</text:p>
              </table:table-cell>
              <table:table-cell office:value-type="float" office:value="3.22766827299999">
                <text:p>3.22766827299999</text:p>
              </table:table-cell>
            </table:table-row>
            <table:table-row>
              <table:table-cell office:value-type="float" office:value="0.832000000000001">
                <text:p>0.832000000000001</text:p>
              </table:table-cell>
              <table:table-cell office:value-type="float" office:value="3.21135923199999">
                <text:p>3.21135923199999</text:p>
              </table:table-cell>
            </table:table-row>
            <table:table-row>
              <table:table-cell office:value-type="float" office:value="0.833000000000001">
                <text:p>0.833000000000001</text:p>
              </table:table-cell>
              <table:table-cell office:value-type="float" office:value="3.19503057699999">
                <text:p>3.19503057699999</text:p>
              </table:table-cell>
            </table:table-row>
            <table:table-row>
              <table:table-cell office:value-type="float" office:value="0.834000000000001">
                <text:p>0.834000000000001</text:p>
              </table:table-cell>
              <table:table-cell office:value-type="float" office:value="3.17868230799999">
                <text:p>3.17868230799999</text:p>
              </table:table-cell>
            </table:table-row>
            <table:table-row>
              <table:table-cell office:value-type="float" office:value="0.835000000000001">
                <text:p>0.835000000000001</text:p>
              </table:table-cell>
              <table:table-cell office:value-type="float" office:value="3.16231442499999">
                <text:p>3.16231442499999</text:p>
              </table:table-cell>
            </table:table-row>
            <table:table-row>
              <table:table-cell office:value-type="float" office:value="0.836000000000001">
                <text:p>0.836000000000001</text:p>
              </table:table-cell>
              <table:table-cell office:value-type="float" office:value="3.14592692799999">
                <text:p>3.14592692799999</text:p>
              </table:table-cell>
            </table:table-row>
            <table:table-row>
              <table:table-cell office:value-type="float" office:value="0.837000000000001">
                <text:p>0.837000000000001</text:p>
              </table:table-cell>
              <table:table-cell office:value-type="float" office:value="3.12951981699999">
                <text:p>3.12951981699999</text:p>
              </table:table-cell>
            </table:table-row>
            <table:table-row>
              <table:table-cell office:value-type="float" office:value="0.838000000000001">
                <text:p>0.838000000000001</text:p>
              </table:table-cell>
              <table:table-cell office:value-type="float" office:value="3.11309309199999">
                <text:p>3.11309309199999</text:p>
              </table:table-cell>
            </table:table-row>
            <table:table-row>
              <table:table-cell office:value-type="float" office:value="0.839000000000001">
                <text:p>0.839000000000001</text:p>
              </table:table-cell>
              <table:table-cell office:value-type="float" office:value="3.09664675299999">
                <text:p>3.09664675299999</text:p>
              </table:table-cell>
            </table:table-row>
            <table:table-row>
              <table:table-cell office:value-type="float" office:value="0.840000000000001">
                <text:p>0.840000000000001</text:p>
              </table:table-cell>
              <table:table-cell office:value-type="float" office:value="3.08018079999999">
                <text:p>3.08018079999999</text:p>
              </table:table-cell>
            </table:table-row>
            <table:table-row>
              <table:table-cell office:value-type="float" office:value="0.841000000000001">
                <text:p>0.841000000000001</text:p>
              </table:table-cell>
              <table:table-cell office:value-type="float" office:value="3.06369523299999">
                <text:p>3.06369523299999</text:p>
              </table:table-cell>
            </table:table-row>
            <table:table-row>
              <table:table-cell office:value-type="float" office:value="0.842000000000001">
                <text:p>0.842000000000001</text:p>
              </table:table-cell>
              <table:table-cell office:value-type="float" office:value="3.04719005199999">
                <text:p>3.04719005199999</text:p>
              </table:table-cell>
            </table:table-row>
            <table:table-row>
              <table:table-cell office:value-type="float" office:value="0.843000000000001">
                <text:p>0.843000000000001</text:p>
              </table:table-cell>
              <table:table-cell office:value-type="float" office:value="3.03066525699999">
                <text:p>3.03066525699999</text:p>
              </table:table-cell>
            </table:table-row>
            <table:table-row>
              <table:table-cell office:value-type="float" office:value="0.844000000000001">
                <text:p>0.844000000000001</text:p>
              </table:table-cell>
              <table:table-cell office:value-type="float" office:value="3.01412084799999">
                <text:p>3.01412084799999</text:p>
              </table:table-cell>
            </table:table-row>
            <table:table-row>
              <table:table-cell office:value-type="float" office:value="0.845000000000001">
                <text:p>0.845000000000001</text:p>
              </table:table-cell>
              <table:table-cell office:value-type="float" office:value="2.99755682499999">
                <text:p>2.99755682499999</text:p>
              </table:table-cell>
            </table:table-row>
            <table:table-row>
              <table:table-cell office:value-type="float" office:value="0.846000000000001">
                <text:p>0.846000000000001</text:p>
              </table:table-cell>
              <table:table-cell office:value-type="float" office:value="2.98097318799999">
                <text:p>2.98097318799999</text:p>
              </table:table-cell>
            </table:table-row>
            <table:table-row>
              <table:table-cell office:value-type="float" office:value="0.847000000000001">
                <text:p>0.847000000000001</text:p>
              </table:table-cell>
              <table:table-cell office:value-type="float" office:value="2.96436993699999">
                <text:p>2.96436993699999</text:p>
              </table:table-cell>
            </table:table-row>
            <table:table-row>
              <table:table-cell office:value-type="float" office:value="0.848000000000001">
                <text:p>0.848000000000001</text:p>
              </table:table-cell>
              <table:table-cell office:value-type="float" office:value="2.94774707199999">
                <text:p>2.94774707199999</text:p>
              </table:table-cell>
            </table:table-row>
            <table:table-row>
              <table:table-cell office:value-type="float" office:value="0.849000000000001">
                <text:p>0.849000000000001</text:p>
              </table:table-cell>
              <table:table-cell office:value-type="float" office:value="2.93110459299999">
                <text:p>2.93110459299999</text:p>
              </table:table-cell>
            </table:table-row>
            <table:table-row>
              <table:table-cell office:value-type="float" office:value="0.850000000000001">
                <text:p>0.850000000000001</text:p>
              </table:table-cell>
              <table:table-cell office:value-type="float" office:value="2.91444249999999">
                <text:p>2.91444249999999</text:p>
              </table:table-cell>
            </table:table-row>
            <table:table-row>
              <table:table-cell office:value-type="float" office:value="0.851000000000001">
                <text:p>0.851000000000001</text:p>
              </table:table-cell>
              <table:table-cell office:value-type="float" office:value="2.89776079299999">
                <text:p>2.89776079299999</text:p>
              </table:table-cell>
            </table:table-row>
            <table:table-row>
              <table:table-cell office:value-type="float" office:value="0.852000000000001">
                <text:p>0.852000000000001</text:p>
              </table:table-cell>
              <table:table-cell office:value-type="float" office:value="2.88105947199999">
                <text:p>2.88105947199999</text:p>
              </table:table-cell>
            </table:table-row>
            <table:table-row>
              <table:table-cell office:value-type="float" office:value="0.853000000000001">
                <text:p>0.853000000000001</text:p>
              </table:table-cell>
              <table:table-cell office:value-type="float" office:value="2.86433853699999">
                <text:p>2.86433853699999</text:p>
              </table:table-cell>
            </table:table-row>
            <table:table-row>
              <table:table-cell office:value-type="float" office:value="0.854000000000001">
                <text:p>0.854000000000001</text:p>
              </table:table-cell>
              <table:table-cell office:value-type="float" office:value="2.84759798799999">
                <text:p>2.84759798799999</text:p>
              </table:table-cell>
            </table:table-row>
            <table:table-row>
              <table:table-cell office:value-type="float" office:value="0.855000000000001">
                <text:p>0.855000000000001</text:p>
              </table:table-cell>
              <table:table-cell office:value-type="float" office:value="2.83083782499999">
                <text:p>2.83083782499999</text:p>
              </table:table-cell>
            </table:table-row>
            <table:table-row>
              <table:table-cell office:value-type="float" office:value="0.856000000000001">
                <text:p>0.856000000000001</text:p>
              </table:table-cell>
              <table:table-cell office:value-type="float" office:value="2.81405804799999">
                <text:p>2.81405804799999</text:p>
              </table:table-cell>
            </table:table-row>
            <table:table-row>
              <table:table-cell office:value-type="float" office:value="0.857000000000001">
                <text:p>0.857000000000001</text:p>
              </table:table-cell>
              <table:table-cell office:value-type="float" office:value="2.79725865699999">
                <text:p>2.79725865699999</text:p>
              </table:table-cell>
            </table:table-row>
            <table:table-row>
              <table:table-cell office:value-type="float" office:value="0.858000000000001">
                <text:p>0.858000000000001</text:p>
              </table:table-cell>
              <table:table-cell office:value-type="float" office:value="2.78043965199999">
                <text:p>2.78043965199999</text:p>
              </table:table-cell>
            </table:table-row>
            <table:table-row>
              <table:table-cell office:value-type="float" office:value="0.859000000000001">
                <text:p>0.859000000000001</text:p>
              </table:table-cell>
              <table:table-cell office:value-type="float" office:value="2.76360103299999">
                <text:p>2.76360103299999</text:p>
              </table:table-cell>
            </table:table-row>
            <table:table-row>
              <table:table-cell office:value-type="float" office:value="0.860000000000001">
                <text:p>0.860000000000001</text:p>
              </table:table-cell>
              <table:table-cell office:value-type="float" office:value="2.74674279999999">
                <text:p>2.74674279999999</text:p>
              </table:table-cell>
            </table:table-row>
            <table:table-row>
              <table:table-cell office:value-type="float" office:value="0.861000000000001">
                <text:p>0.861000000000001</text:p>
              </table:table-cell>
              <table:table-cell office:value-type="float" office:value="2.72986495299999">
                <text:p>2.72986495299999</text:p>
              </table:table-cell>
            </table:table-row>
            <table:table-row>
              <table:table-cell office:value-type="float" office:value="0.862000000000001">
                <text:p>0.862000000000001</text:p>
              </table:table-cell>
              <table:table-cell office:value-type="float" office:value="2.71296749199999">
                <text:p>2.71296749199999</text:p>
              </table:table-cell>
            </table:table-row>
            <table:table-row>
              <table:table-cell office:value-type="float" office:value="0.863000000000001">
                <text:p>0.863000000000001</text:p>
              </table:table-cell>
              <table:table-cell office:value-type="float" office:value="2.69605041699999">
                <text:p>2.69605041699999</text:p>
              </table:table-cell>
            </table:table-row>
            <table:table-row>
              <table:table-cell office:value-type="float" office:value="0.864000000000001">
                <text:p>0.864000000000001</text:p>
              </table:table-cell>
              <table:table-cell office:value-type="float" office:value="2.67911372799999">
                <text:p>2.67911372799999</text:p>
              </table:table-cell>
            </table:table-row>
            <table:table-row>
              <table:table-cell office:value-type="float" office:value="0.865000000000001">
                <text:p>0.865000000000001</text:p>
              </table:table-cell>
              <table:table-cell office:value-type="float" office:value="2.66215742499999">
                <text:p>2.66215742499999</text:p>
              </table:table-cell>
            </table:table-row>
            <table:table-row>
              <table:table-cell office:value-type="float" office:value="0.866000000000001">
                <text:p>0.866000000000001</text:p>
              </table:table-cell>
              <table:table-cell office:value-type="float" office:value="2.64518150799999">
                <text:p>2.64518150799999</text:p>
              </table:table-cell>
            </table:table-row>
            <table:table-row>
              <table:table-cell office:value-type="float" office:value="0.867000000000001">
                <text:p>0.867000000000001</text:p>
              </table:table-cell>
              <table:table-cell office:value-type="float" office:value="2.62818597699999">
                <text:p>2.62818597699999</text:p>
              </table:table-cell>
            </table:table-row>
            <table:table-row>
              <table:table-cell office:value-type="float" office:value="0.868000000000001">
                <text:p>0.868000000000001</text:p>
              </table:table-cell>
              <table:table-cell office:value-type="float" office:value="2.61117083199999">
                <text:p>2.61117083199999</text:p>
              </table:table-cell>
            </table:table-row>
            <table:table-row>
              <table:table-cell office:value-type="float" office:value="0.869000000000001">
                <text:p>0.869000000000001</text:p>
              </table:table-cell>
              <table:table-cell office:value-type="float" office:value="2.59413607299999">
                <text:p>2.59413607299999</text:p>
              </table:table-cell>
            </table:table-row>
            <table:table-row>
              <table:table-cell office:value-type="float" office:value="0.870000000000001">
                <text:p>0.870000000000001</text:p>
              </table:table-cell>
              <table:table-cell office:value-type="float" office:value="2.57708169999999">
                <text:p>2.57708169999999</text:p>
              </table:table-cell>
            </table:table-row>
            <table:table-row>
              <table:table-cell office:value-type="float" office:value="0.871000000000001">
                <text:p>0.871000000000001</text:p>
              </table:table-cell>
              <table:table-cell office:value-type="float" office:value="2.56000771299999">
                <text:p>2.56000771299999</text:p>
              </table:table-cell>
            </table:table-row>
            <table:table-row>
              <table:table-cell office:value-type="float" office:value="0.872000000000001">
                <text:p>0.872000000000001</text:p>
              </table:table-cell>
              <table:table-cell office:value-type="float" office:value="2.54291411199999">
                <text:p>2.54291411199999</text:p>
              </table:table-cell>
            </table:table-row>
            <table:table-row>
              <table:table-cell office:value-type="float" office:value="0.873000000000001">
                <text:p>0.873000000000001</text:p>
              </table:table-cell>
              <table:table-cell office:value-type="float" office:value="2.52580089699999">
                <text:p>2.52580089699999</text:p>
              </table:table-cell>
            </table:table-row>
            <table:table-row>
              <table:table-cell office:value-type="float" office:value="0.874000000000001">
                <text:p>0.874000000000001</text:p>
              </table:table-cell>
              <table:table-cell office:value-type="float" office:value="2.50866806799999">
                <text:p>2.50866806799999</text:p>
              </table:table-cell>
            </table:table-row>
            <table:table-row>
              <table:table-cell office:value-type="float" office:value="0.875000000000001">
                <text:p>0.875000000000001</text:p>
              </table:table-cell>
              <table:table-cell office:value-type="float" office:value="2.49151562499999">
                <text:p>2.49151562499999</text:p>
              </table:table-cell>
            </table:table-row>
            <table:table-row>
              <table:table-cell office:value-type="float" office:value="0.876000000000001">
                <text:p>0.876000000000001</text:p>
              </table:table-cell>
              <table:table-cell office:value-type="float" office:value="2.47434356799999">
                <text:p>2.47434356799999</text:p>
              </table:table-cell>
            </table:table-row>
            <table:table-row>
              <table:table-cell office:value-type="float" office:value="0.877000000000001">
                <text:p>0.877000000000001</text:p>
              </table:table-cell>
              <table:table-cell office:value-type="float" office:value="2.45715189699999">
                <text:p>2.45715189699999</text:p>
              </table:table-cell>
            </table:table-row>
            <table:table-row>
              <table:table-cell office:value-type="float" office:value="0.878000000000001">
                <text:p>0.878000000000001</text:p>
              </table:table-cell>
              <table:table-cell office:value-type="float" office:value="2.43994061199999">
                <text:p>2.43994061199999</text:p>
              </table:table-cell>
            </table:table-row>
            <table:table-row>
              <table:table-cell office:value-type="float" office:value="0.879000000000001">
                <text:p>0.879000000000001</text:p>
              </table:table-cell>
              <table:table-cell office:value-type="float" office:value="2.42270971299999">
                <text:p>2.42270971299999</text:p>
              </table:table-cell>
            </table:table-row>
            <table:table-row>
              <table:table-cell office:value-type="float" office:value="0.880000000000001">
                <text:p>0.880000000000001</text:p>
              </table:table-cell>
              <table:table-cell office:value-type="float" office:value="2.40545919999999">
                <text:p>2.40545919999999</text:p>
              </table:table-cell>
            </table:table-row>
            <table:table-row>
              <table:table-cell office:value-type="float" office:value="0.881000000000001">
                <text:p>0.881000000000001</text:p>
              </table:table-cell>
              <table:table-cell office:value-type="float" office:value="2.38818907299999">
                <text:p>2.38818907299999</text:p>
              </table:table-cell>
            </table:table-row>
            <table:table-row>
              <table:table-cell office:value-type="float" office:value="0.882000000000001">
                <text:p>0.882000000000001</text:p>
              </table:table-cell>
              <table:table-cell office:value-type="float" office:value="2.37089933199999">
                <text:p>2.37089933199999</text:p>
              </table:table-cell>
            </table:table-row>
            <table:table-row>
              <table:table-cell office:value-type="float" office:value="0.883000000000001">
                <text:p>0.883000000000001</text:p>
              </table:table-cell>
              <table:table-cell office:value-type="float" office:value="2.35358997699999">
                <text:p>2.35358997699999</text:p>
              </table:table-cell>
            </table:table-row>
            <table:table-row>
              <table:table-cell office:value-type="float" office:value="0.884000000000001">
                <text:p>0.884000000000001</text:p>
              </table:table-cell>
              <table:table-cell office:value-type="float" office:value="2.33626100799999">
                <text:p>2.33626100799999</text:p>
              </table:table-cell>
            </table:table-row>
            <table:table-row>
              <table:table-cell office:value-type="float" office:value="0.885000000000001">
                <text:p>0.885000000000001</text:p>
              </table:table-cell>
              <table:table-cell office:value-type="float" office:value="2.31891242499999">
                <text:p>2.31891242499999</text:p>
              </table:table-cell>
            </table:table-row>
            <table:table-row>
              <table:table-cell office:value-type="float" office:value="0.886000000000001">
                <text:p>0.886000000000001</text:p>
              </table:table-cell>
              <table:table-cell office:value-type="float" office:value="2.30154422799999">
                <text:p>2.30154422799999</text:p>
              </table:table-cell>
            </table:table-row>
            <table:table-row>
              <table:table-cell office:value-type="float" office:value="0.887000000000001">
                <text:p>0.887000000000001</text:p>
              </table:table-cell>
              <table:table-cell office:value-type="float" office:value="2.28415641699999">
                <text:p>2.28415641699999</text:p>
              </table:table-cell>
            </table:table-row>
            <table:table-row>
              <table:table-cell office:value-type="float" office:value="0.888000000000001">
                <text:p>0.888000000000001</text:p>
              </table:table-cell>
              <table:table-cell office:value-type="float" office:value="2.26674899199999">
                <text:p>2.26674899199999</text:p>
              </table:table-cell>
            </table:table-row>
            <table:table-row>
              <table:table-cell office:value-type="float" office:value="0.889000000000001">
                <text:p>0.889000000000001</text:p>
              </table:table-cell>
              <table:table-cell office:value-type="float" office:value="2.24932195299999">
                <text:p>2.24932195299999</text:p>
              </table:table-cell>
            </table:table-row>
            <table:table-row>
              <table:table-cell office:value-type="float" office:value="0.890000000000001">
                <text:p>0.890000000000001</text:p>
              </table:table-cell>
              <table:table-cell office:value-type="float" office:value="2.23187529999999">
                <text:p>2.23187529999999</text:p>
              </table:table-cell>
            </table:table-row>
            <table:table-row>
              <table:table-cell office:value-type="float" office:value="0.891000000000001">
                <text:p>0.891000000000001</text:p>
              </table:table-cell>
              <table:table-cell office:value-type="float" office:value="2.21440903299999">
                <text:p>2.21440903299999</text:p>
              </table:table-cell>
            </table:table-row>
            <table:table-row>
              <table:table-cell office:value-type="float" office:value="0.892000000000001">
                <text:p>0.892000000000001</text:p>
              </table:table-cell>
              <table:table-cell office:value-type="float" office:value="2.19692315199999">
                <text:p>2.19692315199999</text:p>
              </table:table-cell>
            </table:table-row>
            <table:table-row>
              <table:table-cell office:value-type="float" office:value="0.893000000000001">
                <text:p>0.893000000000001</text:p>
              </table:table-cell>
              <table:table-cell office:value-type="float" office:value="2.17941765699999">
                <text:p>2.17941765699999</text:p>
              </table:table-cell>
            </table:table-row>
            <table:table-row>
              <table:table-cell office:value-type="float" office:value="0.894000000000001">
                <text:p>0.894000000000001</text:p>
              </table:table-cell>
              <table:table-cell office:value-type="float" office:value="2.16189254799999">
                <text:p>2.16189254799999</text:p>
              </table:table-cell>
            </table:table-row>
            <table:table-row>
              <table:table-cell office:value-type="float" office:value="0.895000000000001">
                <text:p>0.895000000000001</text:p>
              </table:table-cell>
              <table:table-cell office:value-type="float" office:value="2.14434782499999">
                <text:p>2.14434782499999</text:p>
              </table:table-cell>
            </table:table-row>
            <table:table-row>
              <table:table-cell office:value-type="float" office:value="0.896000000000001">
                <text:p>0.896000000000001</text:p>
              </table:table-cell>
              <table:table-cell office:value-type="float" office:value="2.12678348799999">
                <text:p>2.12678348799999</text:p>
              </table:table-cell>
            </table:table-row>
            <table:table-row>
              <table:table-cell office:value-type="float" office:value="0.897000000000001">
                <text:p>0.897000000000001</text:p>
              </table:table-cell>
              <table:table-cell office:value-type="float" office:value="2.10919953699999">
                <text:p>2.10919953699999</text:p>
              </table:table-cell>
            </table:table-row>
            <table:table-row>
              <table:table-cell office:value-type="float" office:value="0.898000000000001">
                <text:p>0.898000000000001</text:p>
              </table:table-cell>
              <table:table-cell office:value-type="float" office:value="2.09159597199999">
                <text:p>2.09159597199999</text:p>
              </table:table-cell>
            </table:table-row>
            <table:table-row>
              <table:table-cell office:value-type="float" office:value="0.899000000000001">
                <text:p>0.899000000000001</text:p>
              </table:table-cell>
              <table:table-cell office:value-type="float" office:value="2.07397279299999">
                <text:p>2.07397279299999</text:p>
              </table:table-cell>
            </table:table-row>
            <table:table-row>
              <table:table-cell office:value-type="float" office:value="0.900000000000001">
                <text:p>0.900000000000001</text:p>
              </table:table-cell>
              <table:table-cell office:value-type="float" office:value="2.05632999999999">
                <text:p>2.05632999999999</text:p>
              </table:table-cell>
            </table:table-row>
            <table:table-row>
              <table:table-cell office:value-type="float" office:value="0.901000000000001">
                <text:p>0.901000000000001</text:p>
              </table:table-cell>
              <table:table-cell office:value-type="float" office:value="2.03866759299999">
                <text:p>2.03866759299999</text:p>
              </table:table-cell>
            </table:table-row>
            <table:table-row>
              <table:table-cell office:value-type="float" office:value="0.902000000000001">
                <text:p>0.902000000000001</text:p>
              </table:table-cell>
              <table:table-cell office:value-type="float" office:value="2.02098557199999">
                <text:p>2.02098557199999</text:p>
              </table:table-cell>
            </table:table-row>
            <table:table-row>
              <table:table-cell office:value-type="float" office:value="0.903000000000001">
                <text:p>0.903000000000001</text:p>
              </table:table-cell>
              <table:table-cell office:value-type="float" office:value="2.00328393699999">
                <text:p>2.00328393699999</text:p>
              </table:table-cell>
            </table:table-row>
            <table:table-row>
              <table:table-cell office:value-type="float" office:value="0.904000000000001">
                <text:p>0.904000000000001</text:p>
              </table:table-cell>
              <table:table-cell office:value-type="float" office:value="1.98556268799999">
                <text:p>1.98556268799999</text:p>
              </table:table-cell>
            </table:table-row>
            <table:table-row>
              <table:table-cell office:value-type="float" office:value="0.905000000000001">
                <text:p>0.905000000000001</text:p>
              </table:table-cell>
              <table:table-cell office:value-type="float" office:value="1.96782182499999">
                <text:p>1.96782182499999</text:p>
              </table:table-cell>
            </table:table-row>
            <table:table-row>
              <table:table-cell office:value-type="float" office:value="0.906000000000001">
                <text:p>0.906000000000001</text:p>
              </table:table-cell>
              <table:table-cell office:value-type="float" office:value="1.95006134799999">
                <text:p>1.95006134799999</text:p>
              </table:table-cell>
            </table:table-row>
            <table:table-row>
              <table:table-cell office:value-type="float" office:value="0.907000000000001">
                <text:p>0.907000000000001</text:p>
              </table:table-cell>
              <table:table-cell office:value-type="float" office:value="1.93228125699999">
                <text:p>1.93228125699999</text:p>
              </table:table-cell>
            </table:table-row>
            <table:table-row>
              <table:table-cell office:value-type="float" office:value="0.908000000000001">
                <text:p>0.908000000000001</text:p>
              </table:table-cell>
              <table:table-cell office:value-type="float" office:value="1.91448155199999">
                <text:p>1.91448155199999</text:p>
              </table:table-cell>
            </table:table-row>
            <table:table-row>
              <table:table-cell office:value-type="float" office:value="0.909000000000001">
                <text:p>0.909000000000001</text:p>
              </table:table-cell>
              <table:table-cell office:value-type="float" office:value="1.89666223299999">
                <text:p>1.89666223299999</text:p>
              </table:table-cell>
            </table:table-row>
            <table:table-row>
              <table:table-cell office:value-type="float" office:value="0.910000000000001">
                <text:p>0.910000000000001</text:p>
              </table:table-cell>
              <table:table-cell office:value-type="float" office:value="1.87882329999999">
                <text:p>1.87882329999999</text:p>
              </table:table-cell>
            </table:table-row>
            <table:table-row>
              <table:table-cell office:value-type="float" office:value="0.911000000000001">
                <text:p>0.911000000000001</text:p>
              </table:table-cell>
              <table:table-cell office:value-type="float" office:value="1.86096475299999">
                <text:p>1.86096475299999</text:p>
              </table:table-cell>
            </table:table-row>
            <table:table-row>
              <table:table-cell office:value-type="float" office:value="0.912000000000001">
                <text:p>0.912000000000001</text:p>
              </table:table-cell>
              <table:table-cell office:value-type="float" office:value="1.84308659199999">
                <text:p>1.84308659199999</text:p>
              </table:table-cell>
            </table:table-row>
            <table:table-row>
              <table:table-cell office:value-type="float" office:value="0.913000000000001">
                <text:p>0.913000000000001</text:p>
              </table:table-cell>
              <table:table-cell office:value-type="float" office:value="1.82518881699999">
                <text:p>1.82518881699999</text:p>
              </table:table-cell>
            </table:table-row>
            <table:table-row>
              <table:table-cell office:value-type="float" office:value="0.914000000000001">
                <text:p>0.914000000000001</text:p>
              </table:table-cell>
              <table:table-cell office:value-type="float" office:value="1.80727142799999">
                <text:p>1.80727142799999</text:p>
              </table:table-cell>
            </table:table-row>
            <table:table-row>
              <table:table-cell office:value-type="float" office:value="0.915000000000001">
                <text:p>0.915000000000001</text:p>
              </table:table-cell>
              <table:table-cell office:value-type="float" office:value="1.78933442499999">
                <text:p>1.78933442499999</text:p>
              </table:table-cell>
            </table:table-row>
            <table:table-row>
              <table:table-cell office:value-type="float" office:value="0.916000000000001">
                <text:p>0.916000000000001</text:p>
              </table:table-cell>
              <table:table-cell office:value-type="float" office:value="1.77137780799999">
                <text:p>1.77137780799999</text:p>
              </table:table-cell>
            </table:table-row>
            <table:table-row>
              <table:table-cell office:value-type="float" office:value="0.917000000000001">
                <text:p>0.917000000000001</text:p>
              </table:table-cell>
              <table:table-cell office:value-type="float" office:value="1.75340157699999">
                <text:p>1.75340157699999</text:p>
              </table:table-cell>
            </table:table-row>
            <table:table-row>
              <table:table-cell office:value-type="float" office:value="0.918000000000001">
                <text:p>0.918000000000001</text:p>
              </table:table-cell>
              <table:table-cell office:value-type="float" office:value="1.73540573199999">
                <text:p>1.73540573199999</text:p>
              </table:table-cell>
            </table:table-row>
            <table:table-row>
              <table:table-cell office:value-type="float" office:value="0.919000000000001">
                <text:p>0.919000000000001</text:p>
              </table:table-cell>
              <table:table-cell office:value-type="float" office:value="1.71739027299999">
                <text:p>1.71739027299999</text:p>
              </table:table-cell>
            </table:table-row>
            <table:table-row>
              <table:table-cell office:value-type="float" office:value="0.920000000000001">
                <text:p>0.920000000000001</text:p>
              </table:table-cell>
              <table:table-cell office:value-type="float" office:value="1.69935519999999">
                <text:p>1.69935519999999</text:p>
              </table:table-cell>
            </table:table-row>
            <table:table-row>
              <table:table-cell office:value-type="float" office:value="0.921000000000001">
                <text:p>0.921000000000001</text:p>
              </table:table-cell>
              <table:table-cell office:value-type="float" office:value="1.68130051299999">
                <text:p>1.68130051299999</text:p>
              </table:table-cell>
            </table:table-row>
            <table:table-row>
              <table:table-cell office:value-type="float" office:value="0.922000000000001">
                <text:p>0.922000000000001</text:p>
              </table:table-cell>
              <table:table-cell office:value-type="float" office:value="1.66322621199999">
                <text:p>1.66322621199999</text:p>
              </table:table-cell>
            </table:table-row>
            <table:table-row>
              <table:table-cell office:value-type="float" office:value="0.923000000000001">
                <text:p>0.923000000000001</text:p>
              </table:table-cell>
              <table:table-cell office:value-type="float" office:value="1.64513229699999">
                <text:p>1.64513229699999</text:p>
              </table:table-cell>
            </table:table-row>
            <table:table-row>
              <table:table-cell office:value-type="float" office:value="0.924000000000001">
                <text:p>0.924000000000001</text:p>
              </table:table-cell>
              <table:table-cell office:value-type="float" office:value="1.62701876799999">
                <text:p>1.62701876799999</text:p>
              </table:table-cell>
            </table:table-row>
            <table:table-row>
              <table:table-cell office:value-type="float" office:value="0.925000000000001">
                <text:p>0.925000000000001</text:p>
              </table:table-cell>
              <table:table-cell office:value-type="float" office:value="1.60888562499999">
                <text:p>1.60888562499999</text:p>
              </table:table-cell>
            </table:table-row>
            <table:table-row>
              <table:table-cell office:value-type="float" office:value="0.926000000000001">
                <text:p>0.926000000000001</text:p>
              </table:table-cell>
              <table:table-cell office:value-type="float" office:value="1.59073286799999">
                <text:p>1.59073286799999</text:p>
              </table:table-cell>
            </table:table-row>
            <table:table-row>
              <table:table-cell office:value-type="float" office:value="0.927000000000001">
                <text:p>0.927000000000001</text:p>
              </table:table-cell>
              <table:table-cell office:value-type="float" office:value="1.57256049699999">
                <text:p>1.57256049699999</text:p>
              </table:table-cell>
            </table:table-row>
            <table:table-row>
              <table:table-cell office:value-type="float" office:value="0.928000000000001">
                <text:p>0.928000000000001</text:p>
              </table:table-cell>
              <table:table-cell office:value-type="float" office:value="1.55436851199999">
                <text:p>1.55436851199999</text:p>
              </table:table-cell>
            </table:table-row>
            <table:table-row>
              <table:table-cell office:value-type="float" office:value="0.929000000000001">
                <text:p>0.929000000000001</text:p>
              </table:table-cell>
              <table:table-cell office:value-type="float" office:value="1.53615691299999">
                <text:p>1.53615691299999</text:p>
              </table:table-cell>
            </table:table-row>
            <table:table-row>
              <table:table-cell office:value-type="float" office:value="0.930000000000001">
                <text:p>0.930000000000001</text:p>
              </table:table-cell>
              <table:table-cell office:value-type="float" office:value="1.51792569999999">
                <text:p>1.51792569999999</text:p>
              </table:table-cell>
            </table:table-row>
            <table:table-row>
              <table:table-cell office:value-type="float" office:value="0.931000000000001">
                <text:p>0.931000000000001</text:p>
              </table:table-cell>
              <table:table-cell office:value-type="float" office:value="1.49967487299999">
                <text:p>1.49967487299999</text:p>
              </table:table-cell>
            </table:table-row>
            <table:table-row>
              <table:table-cell office:value-type="float" office:value="0.932000000000001">
                <text:p>0.932000000000001</text:p>
              </table:table-cell>
              <table:table-cell office:value-type="float" office:value="1.48140443199999">
                <text:p>1.48140443199999</text:p>
              </table:table-cell>
            </table:table-row>
            <table:table-row>
              <table:table-cell office:value-type="float" office:value="0.933000000000001">
                <text:p>0.933000000000001</text:p>
              </table:table-cell>
              <table:table-cell office:value-type="float" office:value="1.46311437699999">
                <text:p>1.46311437699999</text:p>
              </table:table-cell>
            </table:table-row>
            <table:table-row>
              <table:table-cell office:value-type="float" office:value="0.934000000000001">
                <text:p>0.934000000000001</text:p>
              </table:table-cell>
              <table:table-cell office:value-type="float" office:value="1.44480470799999">
                <text:p>1.44480470799999</text:p>
              </table:table-cell>
            </table:table-row>
            <table:table-row>
              <table:table-cell office:value-type="float" office:value="0.935000000000001">
                <text:p>0.935000000000001</text:p>
              </table:table-cell>
              <table:table-cell office:value-type="float" office:value="1.42647542499999">
                <text:p>1.42647542499999</text:p>
              </table:table-cell>
            </table:table-row>
            <table:table-row>
              <table:table-cell office:value-type="float" office:value="0.936000000000001">
                <text:p>0.936000000000001</text:p>
              </table:table-cell>
              <table:table-cell office:value-type="float" office:value="1.40812652799999">
                <text:p>1.40812652799999</text:p>
              </table:table-cell>
            </table:table-row>
            <table:table-row>
              <table:table-cell office:value-type="float" office:value="0.937000000000001">
                <text:p>0.937000000000001</text:p>
              </table:table-cell>
              <table:table-cell office:value-type="float" office:value="1.38975801699999">
                <text:p>1.38975801699999</text:p>
              </table:table-cell>
            </table:table-row>
            <table:table-row>
              <table:table-cell office:value-type="float" office:value="0.938000000000001">
                <text:p>0.938000000000001</text:p>
              </table:table-cell>
              <table:table-cell office:value-type="float" office:value="1.37136989199999">
                <text:p>1.37136989199999</text:p>
              </table:table-cell>
            </table:table-row>
            <table:table-row>
              <table:table-cell office:value-type="float" office:value="0.939000000000001">
                <text:p>0.939000000000001</text:p>
              </table:table-cell>
              <table:table-cell office:value-type="float" office:value="1.35296215299999">
                <text:p>1.35296215299999</text:p>
              </table:table-cell>
            </table:table-row>
            <table:table-row>
              <table:table-cell office:value-type="float" office:value="0.940000000000001">
                <text:p>0.940000000000001</text:p>
              </table:table-cell>
              <table:table-cell office:value-type="float" office:value="1.33453479999999">
                <text:p>1.33453479999999</text:p>
              </table:table-cell>
            </table:table-row>
            <table:table-row>
              <table:table-cell office:value-type="float" office:value="0.941000000000001">
                <text:p>0.941000000000001</text:p>
              </table:table-cell>
              <table:table-cell office:value-type="float" office:value="1.31608783299999">
                <text:p>1.31608783299999</text:p>
              </table:table-cell>
            </table:table-row>
            <table:table-row>
              <table:table-cell office:value-type="float" office:value="0.942000000000001">
                <text:p>0.942000000000001</text:p>
              </table:table-cell>
              <table:table-cell office:value-type="float" office:value="1.29762125199999">
                <text:p>1.29762125199999</text:p>
              </table:table-cell>
            </table:table-row>
            <table:table-row>
              <table:table-cell office:value-type="float" office:value="0.943000000000001">
                <text:p>0.943000000000001</text:p>
              </table:table-cell>
              <table:table-cell office:value-type="float" office:value="1.27913505699999">
                <text:p>1.27913505699999</text:p>
              </table:table-cell>
            </table:table-row>
            <table:table-row>
              <table:table-cell office:value-type="float" office:value="0.944000000000001">
                <text:p>0.944000000000001</text:p>
              </table:table-cell>
              <table:table-cell office:value-type="float" office:value="1.26062924799999">
                <text:p>1.26062924799999</text:p>
              </table:table-cell>
            </table:table-row>
            <table:table-row>
              <table:table-cell office:value-type="float" office:value="0.945000000000001">
                <text:p>0.945000000000001</text:p>
              </table:table-cell>
              <table:table-cell office:value-type="float" office:value="1.24210382499999">
                <text:p>1.24210382499999</text:p>
              </table:table-cell>
            </table:table-row>
            <table:table-row>
              <table:table-cell office:value-type="float" office:value="0.946000000000001">
                <text:p>0.946000000000001</text:p>
              </table:table-cell>
              <table:table-cell office:value-type="float" office:value="1.22355878799999">
                <text:p>1.22355878799999</text:p>
              </table:table-cell>
            </table:table-row>
            <table:table-row>
              <table:table-cell office:value-type="float" office:value="0.947000000000001">
                <text:p>0.947000000000001</text:p>
              </table:table-cell>
              <table:table-cell office:value-type="float" office:value="1.20499413699999">
                <text:p>1.20499413699999</text:p>
              </table:table-cell>
            </table:table-row>
            <table:table-row>
              <table:table-cell office:value-type="float" office:value="0.948000000000001">
                <text:p>0.948000000000001</text:p>
              </table:table-cell>
              <table:table-cell office:value-type="float" office:value="1.18640987199999">
                <text:p>1.18640987199999</text:p>
              </table:table-cell>
            </table:table-row>
            <table:table-row>
              <table:table-cell office:value-type="float" office:value="0.949000000000001">
                <text:p>0.949000000000001</text:p>
              </table:table-cell>
              <table:table-cell office:value-type="float" office:value="1.16780599299999">
                <text:p>1.16780599299999</text:p>
              </table:table-cell>
            </table:table-row>
            <table:table-row>
              <table:table-cell office:value-type="float" office:value="0.950000000000001">
                <text:p>0.950000000000001</text:p>
              </table:table-cell>
              <table:table-cell office:value-type="float" office:value="1.14918249999999">
                <text:p>1.14918249999999</text:p>
              </table:table-cell>
            </table:table-row>
            <table:table-row>
              <table:table-cell office:value-type="float" office:value="0.951000000000001">
                <text:p>0.951000000000001</text:p>
              </table:table-cell>
              <table:table-cell office:value-type="float" office:value="1.13053939299999">
                <text:p>1.13053939299999</text:p>
              </table:table-cell>
            </table:table-row>
            <table:table-row>
              <table:table-cell office:value-type="float" office:value="0.952000000000001">
                <text:p>0.952000000000001</text:p>
              </table:table-cell>
              <table:table-cell office:value-type="float" office:value="1.11187667199999">
                <text:p>1.11187667199999</text:p>
              </table:table-cell>
            </table:table-row>
            <table:table-row>
              <table:table-cell office:value-type="float" office:value="0.953000000000001">
                <text:p>0.953000000000001</text:p>
              </table:table-cell>
              <table:table-cell office:value-type="float" office:value="1.09319433699999">
                <text:p>1.09319433699999</text:p>
              </table:table-cell>
            </table:table-row>
            <table:table-row>
              <table:table-cell office:value-type="float" office:value="0.954000000000001">
                <text:p>0.954000000000001</text:p>
              </table:table-cell>
              <table:table-cell office:value-type="float" office:value="1.07449238799999">
                <text:p>1.07449238799999</text:p>
              </table:table-cell>
            </table:table-row>
            <table:table-row>
              <table:table-cell office:value-type="float" office:value="0.955000000000001">
                <text:p>0.955000000000001</text:p>
              </table:table-cell>
              <table:table-cell office:value-type="float" office:value="1.05577082499999">
                <text:p>1.05577082499999</text:p>
              </table:table-cell>
            </table:table-row>
            <table:table-row>
              <table:table-cell office:value-type="float" office:value="0.956000000000001">
                <text:p>0.956000000000001</text:p>
              </table:table-cell>
              <table:table-cell office:value-type="float" office:value="1.03702964799999">
                <text:p>1.03702964799999</text:p>
              </table:table-cell>
            </table:table-row>
            <table:table-row>
              <table:table-cell office:value-type="float" office:value="0.957000000000001">
                <text:p>0.957000000000001</text:p>
              </table:table-cell>
              <table:table-cell office:value-type="float" office:value="1.01826885699998">
                <text:p>1.01826885699998</text:p>
              </table:table-cell>
            </table:table-row>
            <table:table-row>
              <table:table-cell office:value-type="float" office:value="0.958000000000001">
                <text:p>0.958000000000001</text:p>
              </table:table-cell>
              <table:table-cell office:value-type="float" office:value="0.999488451999985">
                <text:p>0.999488451999985</text:p>
              </table:table-cell>
            </table:table-row>
            <table:table-row>
              <table:table-cell office:value-type="float" office:value="0.959000000000001">
                <text:p>0.959000000000001</text:p>
              </table:table-cell>
              <table:table-cell office:value-type="float" office:value="0.980688432999985">
                <text:p>0.980688432999985</text:p>
              </table:table-cell>
            </table:table-row>
            <table:table-row>
              <table:table-cell office:value-type="float" office:value="0.960000000000001">
                <text:p>0.960000000000001</text:p>
              </table:table-cell>
              <table:table-cell office:value-type="float" office:value="0.961868799999985">
                <text:p>0.961868799999985</text:p>
              </table:table-cell>
            </table:table-row>
            <table:table-row>
              <table:table-cell office:value-type="float" office:value="0.961000000000001">
                <text:p>0.961000000000001</text:p>
              </table:table-cell>
              <table:table-cell office:value-type="float" office:value="0.943029552999985">
                <text:p>0.943029552999985</text:p>
              </table:table-cell>
            </table:table-row>
            <table:table-row>
              <table:table-cell office:value-type="float" office:value="0.962000000000001">
                <text:p>0.962000000000001</text:p>
              </table:table-cell>
              <table:table-cell office:value-type="float" office:value="0.924170691999986">
                <text:p>0.924170691999986</text:p>
              </table:table-cell>
            </table:table-row>
            <table:table-row>
              <table:table-cell office:value-type="float" office:value="0.963000000000001">
                <text:p>0.963000000000001</text:p>
              </table:table-cell>
              <table:table-cell office:value-type="float" office:value="0.905292216999985">
                <text:p>0.905292216999985</text:p>
              </table:table-cell>
            </table:table-row>
            <table:table-row>
              <table:table-cell office:value-type="float" office:value="0.964000000000001">
                <text:p>0.964000000000001</text:p>
              </table:table-cell>
              <table:table-cell office:value-type="float" office:value="0.886394127999985">
                <text:p>0.886394127999985</text:p>
              </table:table-cell>
            </table:table-row>
            <table:table-row>
              <table:table-cell office:value-type="float" office:value="0.965000000000001">
                <text:p>0.965000000000001</text:p>
              </table:table-cell>
              <table:table-cell office:value-type="float" office:value="0.867476424999985">
                <text:p>0.867476424999985</text:p>
              </table:table-cell>
            </table:table-row>
            <table:table-row>
              <table:table-cell office:value-type="float" office:value="0.966000000000001">
                <text:p>0.966000000000001</text:p>
              </table:table-cell>
              <table:table-cell office:value-type="float" office:value="0.848539107999986">
                <text:p>0.848539107999986</text:p>
              </table:table-cell>
            </table:table-row>
            <table:table-row>
              <table:table-cell office:value-type="float" office:value="0.967000000000001">
                <text:p>0.967000000000001</text:p>
              </table:table-cell>
              <table:table-cell office:value-type="float" office:value="0.829582176999987">
                <text:p>0.829582176999987</text:p>
              </table:table-cell>
            </table:table-row>
            <table:table-row>
              <table:table-cell office:value-type="float" office:value="0.968000000000001">
                <text:p>0.968000000000001</text:p>
              </table:table-cell>
              <table:table-cell office:value-type="float" office:value="0.810605631999986">
                <text:p>0.810605631999986</text:p>
              </table:table-cell>
            </table:table-row>
            <table:table-row>
              <table:table-cell office:value-type="float" office:value="0.969000000000001">
                <text:p>0.969000000000001</text:p>
              </table:table-cell>
              <table:table-cell office:value-type="float" office:value="0.791609472999985">
                <text:p>0.791609472999985</text:p>
              </table:table-cell>
            </table:table-row>
            <table:table-row>
              <table:table-cell office:value-type="float" office:value="0.970000000000001">
                <text:p>0.970000000000001</text:p>
              </table:table-cell>
              <table:table-cell office:value-type="float" office:value="0.772593699999986">
                <text:p>0.772593699999986</text:p>
              </table:table-cell>
            </table:table-row>
            <table:table-row>
              <table:table-cell office:value-type="float" office:value="0.971000000000001">
                <text:p>0.971000000000001</text:p>
              </table:table-cell>
              <table:table-cell office:value-type="float" office:value="0.753558312999985">
                <text:p>0.753558312999985</text:p>
              </table:table-cell>
            </table:table-row>
            <table:table-row>
              <table:table-cell office:value-type="float" office:value="0.972000000000001">
                <text:p>0.972000000000001</text:p>
              </table:table-cell>
              <table:table-cell office:value-type="float" office:value="0.734503311999985">
                <text:p>0.734503311999985</text:p>
              </table:table-cell>
            </table:table-row>
            <table:table-row>
              <table:table-cell office:value-type="float" office:value="0.973000000000001">
                <text:p>0.973000000000001</text:p>
              </table:table-cell>
              <table:table-cell office:value-type="float" office:value="0.715428696999986">
                <text:p>0.715428696999986</text:p>
              </table:table-cell>
            </table:table-row>
            <table:table-row>
              <table:table-cell office:value-type="float" office:value="0.974000000000001">
                <text:p>0.974000000000001</text:p>
              </table:table-cell>
              <table:table-cell office:value-type="float" office:value="0.696334467999984">
                <text:p>0.696334467999984</text:p>
              </table:table-cell>
            </table:table-row>
            <table:table-row>
              <table:table-cell office:value-type="float" office:value="0.975000000000001">
                <text:p>0.975000000000001</text:p>
              </table:table-cell>
              <table:table-cell office:value-type="float" office:value="0.677220624999984">
                <text:p>0.677220624999984</text:p>
              </table:table-cell>
            </table:table-row>
            <table:table-row>
              <table:table-cell office:value-type="float" office:value="0.976000000000001">
                <text:p>0.976000000000001</text:p>
              </table:table-cell>
              <table:table-cell office:value-type="float" office:value="0.658087167999986">
                <text:p>0.658087167999986</text:p>
              </table:table-cell>
            </table:table-row>
            <table:table-row>
              <table:table-cell office:value-type="float" office:value="0.977000000000001">
                <text:p>0.977000000000001</text:p>
              </table:table-cell>
              <table:table-cell office:value-type="float" office:value="0.638934096999984">
                <text:p>0.638934096999984</text:p>
              </table:table-cell>
            </table:table-row>
            <table:table-row>
              <table:table-cell office:value-type="float" office:value="0.978000000000001">
                <text:p>0.978000000000001</text:p>
              </table:table-cell>
              <table:table-cell office:value-type="float" office:value="0.619761411999985">
                <text:p>0.619761411999985</text:p>
              </table:table-cell>
            </table:table-row>
            <table:table-row>
              <table:table-cell office:value-type="float" office:value="0.979000000000001">
                <text:p>0.979000000000001</text:p>
              </table:table-cell>
              <table:table-cell office:value-type="float" office:value="0.600569112999986">
                <text:p>0.600569112999986</text:p>
              </table:table-cell>
            </table:table-row>
            <table:table-row>
              <table:table-cell office:value-type="float" office:value="0.980000000000001">
                <text:p>0.980000000000001</text:p>
              </table:table-cell>
              <table:table-cell office:value-type="float" office:value="0.581357199999985">
                <text:p>0.581357199999985</text:p>
              </table:table-cell>
            </table:table-row>
            <table:table-row>
              <table:table-cell office:value-type="float" office:value="0.981000000000001">
                <text:p>0.981000000000001</text:p>
              </table:table-cell>
              <table:table-cell office:value-type="float" office:value="0.562125672999985">
                <text:p>0.562125672999985</text:p>
              </table:table-cell>
            </table:table-row>
            <table:table-row>
              <table:table-cell office:value-type="float" office:value="0.982000000000001">
                <text:p>0.982000000000001</text:p>
              </table:table-cell>
              <table:table-cell office:value-type="float" office:value="0.542874531999985">
                <text:p>0.542874531999985</text:p>
              </table:table-cell>
            </table:table-row>
            <table:table-row>
              <table:table-cell office:value-type="float" office:value="0.983000000000001">
                <text:p>0.983000000000001</text:p>
              </table:table-cell>
              <table:table-cell office:value-type="float" office:value="0.523603776999986">
                <text:p>0.523603776999986</text:p>
              </table:table-cell>
            </table:table-row>
            <table:table-row>
              <table:table-cell office:value-type="float" office:value="0.984000000000001">
                <text:p>0.984000000000001</text:p>
              </table:table-cell>
              <table:table-cell office:value-type="float" office:value="0.504313407999986">
                <text:p>0.504313407999986</text:p>
              </table:table-cell>
            </table:table-row>
            <table:table-row>
              <table:table-cell office:value-type="float" office:value="0.985000000000001">
                <text:p>0.985000000000001</text:p>
              </table:table-cell>
              <table:table-cell office:value-type="float" office:value="0.485003424999984">
                <text:p>0.485003424999984</text:p>
              </table:table-cell>
            </table:table-row>
            <table:table-row>
              <table:table-cell office:value-type="float" office:value="0.986000000000001">
                <text:p>0.986000000000001</text:p>
              </table:table-cell>
              <table:table-cell office:value-type="float" office:value="0.465673827999986">
                <text:p>0.465673827999986</text:p>
              </table:table-cell>
            </table:table-row>
            <table:table-row>
              <table:table-cell office:value-type="float" office:value="0.987000000000001">
                <text:p>0.987000000000001</text:p>
              </table:table-cell>
              <table:table-cell office:value-type="float" office:value="0.446324616999984">
                <text:p>0.446324616999984</text:p>
              </table:table-cell>
            </table:table-row>
            <table:table-row>
              <table:table-cell office:value-type="float" office:value="0.988000000000001">
                <text:p>0.988000000000001</text:p>
              </table:table-cell>
              <table:table-cell office:value-type="float" office:value="0.426955791999985">
                <text:p>0.426955791999985</text:p>
              </table:table-cell>
            </table:table-row>
            <table:table-row>
              <table:table-cell office:value-type="float" office:value="0.989000000000001">
                <text:p>0.989000000000001</text:p>
              </table:table-cell>
              <table:table-cell office:value-type="float" office:value="0.407567352999985">
                <text:p>0.407567352999985</text:p>
              </table:table-cell>
            </table:table-row>
            <table:table-row>
              <table:table-cell office:value-type="float" office:value="0.990000000000001">
                <text:p>0.990000000000001</text:p>
              </table:table-cell>
              <table:table-cell office:value-type="float" office:value="0.388159299999984">
                <text:p>0.388159299999984</text:p>
              </table:table-cell>
            </table:table-row>
            <table:table-row>
              <table:table-cell office:value-type="float" office:value="0.991000000000001">
                <text:p>0.991000000000001</text:p>
              </table:table-cell>
              <table:table-cell office:value-type="float" office:value="0.368731632999985">
                <text:p>0.368731632999985</text:p>
              </table:table-cell>
            </table:table-row>
            <table:table-row>
              <table:table-cell office:value-type="float" office:value="0.992000000000001">
                <text:p>0.992000000000001</text:p>
              </table:table-cell>
              <table:table-cell office:value-type="float" office:value="0.349284351999986">
                <text:p>0.349284351999986</text:p>
              </table:table-cell>
            </table:table-row>
            <table:table-row>
              <table:table-cell office:value-type="float" office:value="0.993000000000001">
                <text:p>0.993000000000001</text:p>
              </table:table-cell>
              <table:table-cell office:value-type="float" office:value="0.329817456999985">
                <text:p>0.329817456999985</text:p>
              </table:table-cell>
            </table:table-row>
            <table:table-row>
              <table:table-cell office:value-type="float" office:value="0.994000000000001">
                <text:p>0.994000000000001</text:p>
              </table:table-cell>
              <table:table-cell office:value-type="float" office:value="0.310330947999985">
                <text:p>0.310330947999985</text:p>
              </table:table-cell>
            </table:table-row>
            <table:table-row>
              <table:table-cell office:value-type="float" office:value="0.995000000000001">
                <text:p>0.995000000000001</text:p>
              </table:table-cell>
              <table:table-cell office:value-type="float" office:value="0.290824824999985">
                <text:p>0.290824824999985</text:p>
              </table:table-cell>
            </table:table-row>
            <table:table-row>
              <table:table-cell office:value-type="float" office:value="0.996000000000001">
                <text:p>0.996000000000001</text:p>
              </table:table-cell>
              <table:table-cell office:value-type="float" office:value="0.271299087999985">
                <text:p>0.2712990879999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737cm" svg:y="4.609cm" style:legend-expansion="high" chart:style-name="ch2"/>
        <chart:plot-area chart:style-name="ch3" table:cell-range-address="'Feuille 1'.A3:'Feuille 1'.B1000" chart:data-source-has-labels="both" svg:x="1.377cm" svg:y="0.196cm" svg:width="12.043cm" svg:height="8.394cm">
          <chartooo:coordinate-region svg:x="2.107cm" svg:y="0.196cm" svg:width="11.313cm" svg:height="5.495cm"/>
          <chart:axis chart:dimension="x" chart:name="primary-x" chart:style-name="ch4" chartooo:axis-type="text">
            <chart:title svg:x="7.029cm" svg:y="8.787cm" chart:style-name="ch5">
              <text:p>t (s)</text:p>
            </chart:title>
            <chart:categories table:cell-range-address="'Feuille 1'.A4:'Feuille 1'.A1000"/>
          </chart:axis>
          <chart:axis chart:dimension="y" chart:name="primary-y" chart:style-name="ch6">
            <chart:title svg:x="0.451cm" svg:y="4.854cm" chart:style-name="ch7">
              <text:p>h (m)</text:p>
            </chart:title>
            <chart:grid chart:style-name="ch8" chart:class="major"/>
          </chart:axis>
          <chart:series chart:style-name="ch9" chart:values-cell-range-address="'Feuille 1'.B4:'Feuille 1'.B1000" chart:label-cell-address="'Feuille 1'.B3:'Feuille 1'.B3" chart:class="chart:line">
            <chart:data-point chart:repeated="9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 (m)</text:p>
                <draw:g>
                  <svg:desc>'Feuille 1'.B3:'Feuille 1'.B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Feuille 1'.A4:'Feuille 1'.A1000</svg:desc>
                </draw:g>
              </table:table-cell>
              <table:table-cell office:value-type="float" office:value="10">
                <text:p>10</text:p>
                <draw:g>
                  <svg:desc>'Feuille 1'.B4:'Feuille 1'.B1000</svg:desc>
                </draw:g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9.9999950965">
                <text:p>9.9999950965</text:p>
              </table:table-cell>
            </table:table-row>
            <table:table-row>
              <table:table-cell office:value-type="float" office:value="0.002">
                <text:p>0.002</text:p>
              </table:table-cell>
              <table:table-cell office:value-type="float" office:value="9.999980386">
                <text:p>9.999980386</text:p>
              </table:table-cell>
            </table:table-row>
            <table:table-row>
              <table:table-cell office:value-type="float" office:value="0.003">
                <text:p>0.003</text:p>
              </table:table-cell>
              <table:table-cell office:value-type="float" office:value="9.9999558685">
                <text:p>9.9999558685</text:p>
              </table:table-cell>
            </table:table-row>
            <table:table-row>
              <table:table-cell office:value-type="float" office:value="0.004">
                <text:p>0.004</text:p>
              </table:table-cell>
              <table:table-cell office:value-type="float" office:value="9.999921544">
                <text:p>9.999921544</text:p>
              </table:table-cell>
            </table:table-row>
            <table:table-row>
              <table:table-cell office:value-type="float" office:value="0.005">
                <text:p>0.005</text:p>
              </table:table-cell>
              <table:table-cell office:value-type="float" office:value="9.9998774125">
                <text:p>9.9998774125</text:p>
              </table:table-cell>
            </table:table-row>
            <table:table-row>
              <table:table-cell office:value-type="float" office:value="0.006">
                <text:p>0.006</text:p>
              </table:table-cell>
              <table:table-cell office:value-type="float" office:value="9.999823474">
                <text:p>9.999823474</text:p>
              </table:table-cell>
            </table:table-row>
            <table:table-row>
              <table:table-cell office:value-type="float" office:value="0.007">
                <text:p>0.007</text:p>
              </table:table-cell>
              <table:table-cell office:value-type="float" office:value="9.9997597285">
                <text:p>9.9997597285</text:p>
              </table:table-cell>
            </table:table-row>
            <table:table-row>
              <table:table-cell office:value-type="float" office:value="0.008">
                <text:p>0.008</text:p>
              </table:table-cell>
              <table:table-cell office:value-type="float" office:value="9.999686176">
                <text:p>9.999686176</text:p>
              </table:table-cell>
            </table:table-row>
            <table:table-row>
              <table:table-cell office:value-type="float" office:value="0.009">
                <text:p>0.009</text:p>
              </table:table-cell>
              <table:table-cell office:value-type="float" office:value="9.9996028165">
                <text:p>9.9996028165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9.99950965">
                <text:p>9.99950965</text:p>
              </table:table-cell>
            </table:table-row>
            <table:table-row>
              <table:table-cell office:value-type="float" office:value="0.011">
                <text:p>0.011</text:p>
              </table:table-cell>
              <table:table-cell office:value-type="float" office:value="9.9994066765">
                <text:p>9.9994066765</text:p>
              </table:table-cell>
            </table:table-row>
            <table:table-row>
              <table:table-cell office:value-type="float" office:value="0.012">
                <text:p>0.012</text:p>
              </table:table-cell>
              <table:table-cell office:value-type="float" office:value="9.999293896">
                <text:p>9.999293896</text:p>
              </table:table-cell>
            </table:table-row>
            <table:table-row>
              <table:table-cell office:value-type="float" office:value="0.013">
                <text:p>0.013</text:p>
              </table:table-cell>
              <table:table-cell office:value-type="float" office:value="9.9991713085">
                <text:p>9.9991713085</text:p>
              </table:table-cell>
            </table:table-row>
            <table:table-row>
              <table:table-cell office:value-type="float" office:value="0.014">
                <text:p>0.014</text:p>
              </table:table-cell>
              <table:table-cell office:value-type="float" office:value="9.999038914">
                <text:p>9.999038914</text:p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9.9988967125">
                <text:p>9.9988967125</text:p>
              </table:table-cell>
            </table:table-row>
            <table:table-row>
              <table:table-cell office:value-type="float" office:value="0.016">
                <text:p>0.016</text:p>
              </table:table-cell>
              <table:table-cell office:value-type="float" office:value="9.998744704">
                <text:p>9.998744704</text:p>
              </table:table-cell>
            </table:table-row>
            <table:table-row>
              <table:table-cell office:value-type="float" office:value="0.017">
                <text:p>0.017</text:p>
              </table:table-cell>
              <table:table-cell office:value-type="float" office:value="9.9985828885">
                <text:p>9.9985828885</text:p>
              </table:table-cell>
            </table:table-row>
            <table:table-row>
              <table:table-cell office:value-type="float" office:value="0.018">
                <text:p>0.018</text:p>
              </table:table-cell>
              <table:table-cell office:value-type="float" office:value="9.998411266">
                <text:p>9.998411266</text:p>
              </table:table-cell>
            </table:table-row>
            <table:table-row>
              <table:table-cell office:value-type="float" office:value="0.019">
                <text:p>0.019</text:p>
              </table:table-cell>
              <table:table-cell office:value-type="float" office:value="9.9982298365">
                <text:p>9.9982298365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9.9980386">
                <text:p>9.9980386</text:p>
              </table:table-cell>
            </table:table-row>
            <table:table-row>
              <table:table-cell office:value-type="float" office:value="0.021">
                <text:p>0.021</text:p>
              </table:table-cell>
              <table:table-cell office:value-type="float" office:value="9.9978375565">
                <text:p>9.9978375565</text:p>
              </table:table-cell>
            </table:table-row>
            <table:table-row>
              <table:table-cell office:value-type="float" office:value="0.022">
                <text:p>0.022</text:p>
              </table:table-cell>
              <table:table-cell office:value-type="float" office:value="9.997626706">
                <text:p>9.997626706</text:p>
              </table:table-cell>
            </table:table-row>
            <table:table-row>
              <table:table-cell office:value-type="float" office:value="0.023">
                <text:p>0.023</text:p>
              </table:table-cell>
              <table:table-cell office:value-type="float" office:value="9.9974060485">
                <text:p>9.9974060485</text:p>
              </table:table-cell>
            </table:table-row>
            <table:table-row>
              <table:table-cell office:value-type="float" office:value="0.024">
                <text:p>0.024</text:p>
              </table:table-cell>
              <table:table-cell office:value-type="float" office:value="9.997175584">
                <text:p>9.997175584</text:p>
              </table:table-cell>
            </table:table-row>
            <table:table-row>
              <table:table-cell office:value-type="float" office:value="0.025">
                <text:p>0.025</text:p>
              </table:table-cell>
              <table:table-cell office:value-type="float" office:value="9.9969353125">
                <text:p>9.9969353125</text:p>
              </table:table-cell>
            </table:table-row>
            <table:table-row>
              <table:table-cell office:value-type="float" office:value="0.026">
                <text:p>0.026</text:p>
              </table:table-cell>
              <table:table-cell office:value-type="float" office:value="9.996685234">
                <text:p>9.996685234</text:p>
              </table:table-cell>
            </table:table-row>
            <table:table-row>
              <table:table-cell office:value-type="float" office:value="0.027">
                <text:p>0.027</text:p>
              </table:table-cell>
              <table:table-cell office:value-type="float" office:value="9.9964253485">
                <text:p>9.9964253485</text:p>
              </table:table-cell>
            </table:table-row>
            <table:table-row>
              <table:table-cell office:value-type="float" office:value="0.028">
                <text:p>0.028</text:p>
              </table:table-cell>
              <table:table-cell office:value-type="float" office:value="9.996155656">
                <text:p>9.996155656</text:p>
              </table:table-cell>
            </table:table-row>
            <table:table-row>
              <table:table-cell office:value-type="float" office:value="0.029">
                <text:p>0.029</text:p>
              </table:table-cell>
              <table:table-cell office:value-type="float" office:value="9.9958761565">
                <text:p>9.9958761565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9.99558685">
                <text:p>9.99558685</text:p>
              </table:table-cell>
            </table:table-row>
            <table:table-row>
              <table:table-cell office:value-type="float" office:value="0.031">
                <text:p>0.031</text:p>
              </table:table-cell>
              <table:table-cell office:value-type="float" office:value="9.9952877365">
                <text:p>9.9952877365</text:p>
              </table:table-cell>
            </table:table-row>
            <table:table-row>
              <table:table-cell office:value-type="float" office:value="0.032">
                <text:p>0.032</text:p>
              </table:table-cell>
              <table:table-cell office:value-type="float" office:value="9.994978816">
                <text:p>9.994978816</text:p>
              </table:table-cell>
            </table:table-row>
            <table:table-row>
              <table:table-cell office:value-type="float" office:value="0.033">
                <text:p>0.033</text:p>
              </table:table-cell>
              <table:table-cell office:value-type="float" office:value="9.9946600885">
                <text:p>9.9946600885</text:p>
              </table:table-cell>
            </table:table-row>
            <table:table-row>
              <table:table-cell office:value-type="float" office:value="0.034">
                <text:p>0.034</text:p>
              </table:table-cell>
              <table:table-cell office:value-type="float" office:value="9.994331554">
                <text:p>9.994331554</text:p>
              </table:table-cell>
            </table:table-row>
            <table:table-row>
              <table:table-cell office:value-type="float" office:value="0.035">
                <text:p>0.035</text:p>
              </table:table-cell>
              <table:table-cell office:value-type="float" office:value="9.9939932125">
                <text:p>9.9939932125</text:p>
              </table:table-cell>
            </table:table-row>
            <table:table-row>
              <table:table-cell office:value-type="float" office:value="0.036">
                <text:p>0.036</text:p>
              </table:table-cell>
              <table:table-cell office:value-type="float" office:value="9.993645064">
                <text:p>9.993645064</text:p>
              </table:table-cell>
            </table:table-row>
            <table:table-row>
              <table:table-cell office:value-type="float" office:value="0.037">
                <text:p>0.037</text:p>
              </table:table-cell>
              <table:table-cell office:value-type="float" office:value="9.9932871085">
                <text:p>9.9932871085</text:p>
              </table:table-cell>
            </table:table-row>
            <table:table-row>
              <table:table-cell office:value-type="float" office:value="0.038">
                <text:p>0.038</text:p>
              </table:table-cell>
              <table:table-cell office:value-type="float" office:value="9.992919346">
                <text:p>9.992919346</text:p>
              </table:table-cell>
            </table:table-row>
            <table:table-row>
              <table:table-cell office:value-type="float" office:value="0.039">
                <text:p>0.039</text:p>
              </table:table-cell>
              <table:table-cell office:value-type="float" office:value="9.9925417765">
                <text:p>9.9925417765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9.9921544">
                <text:p>9.9921544</text:p>
              </table:table-cell>
            </table:table-row>
            <table:table-row>
              <table:table-cell office:value-type="float" office:value="0.041">
                <text:p>0.041</text:p>
              </table:table-cell>
              <table:table-cell office:value-type="float" office:value="9.9917572165">
                <text:p>9.9917572165</text:p>
              </table:table-cell>
            </table:table-row>
            <table:table-row>
              <table:table-cell office:value-type="float" office:value="0.042">
                <text:p>0.042</text:p>
              </table:table-cell>
              <table:table-cell office:value-type="float" office:value="9.991350226">
                <text:p>9.991350226</text:p>
              </table:table-cell>
            </table:table-row>
            <table:table-row>
              <table:table-cell office:value-type="float" office:value="0.043">
                <text:p>0.043</text:p>
              </table:table-cell>
              <table:table-cell office:value-type="float" office:value="9.9909334285">
                <text:p>9.9909334285</text:p>
              </table:table-cell>
            </table:table-row>
            <table:table-row>
              <table:table-cell office:value-type="float" office:value="0.044">
                <text:p>0.044</text:p>
              </table:table-cell>
              <table:table-cell office:value-type="float" office:value="9.990506824">
                <text:p>9.990506824</text:p>
              </table:table-cell>
            </table:table-row>
            <table:table-row>
              <table:table-cell office:value-type="float" office:value="0.045">
                <text:p>0.045</text:p>
              </table:table-cell>
              <table:table-cell office:value-type="float" office:value="9.9900704125">
                <text:p>9.9900704125</text:p>
              </table:table-cell>
            </table:table-row>
            <table:table-row>
              <table:table-cell office:value-type="float" office:value="0.046">
                <text:p>0.046</text:p>
              </table:table-cell>
              <table:table-cell office:value-type="float" office:value="9.989624194">
                <text:p>9.989624194</text:p>
              </table:table-cell>
            </table:table-row>
            <table:table-row>
              <table:table-cell office:value-type="float" office:value="0.047">
                <text:p>0.047</text:p>
              </table:table-cell>
              <table:table-cell office:value-type="float" office:value="9.9891681685">
                <text:p>9.9891681685</text:p>
              </table:table-cell>
            </table:table-row>
            <table:table-row>
              <table:table-cell office:value-type="float" office:value="0.048">
                <text:p>0.048</text:p>
              </table:table-cell>
              <table:table-cell office:value-type="float" office:value="9.988702336">
                <text:p>9.988702336</text:p>
              </table:table-cell>
            </table:table-row>
            <table:table-row>
              <table:table-cell office:value-type="float" office:value="0.049">
                <text:p>0.049</text:p>
              </table:table-cell>
              <table:table-cell office:value-type="float" office:value="9.9882266965">
                <text:p>9.9882266965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9.98774125">
                <text:p>9.98774125</text:p>
              </table:table-cell>
            </table:table-row>
            <table:table-row>
              <table:table-cell office:value-type="float" office:value="0.051">
                <text:p>0.051</text:p>
              </table:table-cell>
              <table:table-cell office:value-type="float" office:value="9.9872459965">
                <text:p>9.9872459965</text:p>
              </table:table-cell>
            </table:table-row>
            <table:table-row>
              <table:table-cell office:value-type="float" office:value="0.052">
                <text:p>0.052</text:p>
              </table:table-cell>
              <table:table-cell office:value-type="float" office:value="9.986740936">
                <text:p>9.986740936</text:p>
              </table:table-cell>
            </table:table-row>
            <table:table-row>
              <table:table-cell office:value-type="float" office:value="0.053">
                <text:p>0.053</text:p>
              </table:table-cell>
              <table:table-cell office:value-type="float" office:value="9.9862260685">
                <text:p>9.9862260685</text:p>
              </table:table-cell>
            </table:table-row>
            <table:table-row>
              <table:table-cell office:value-type="float" office:value="0.054">
                <text:p>0.054</text:p>
              </table:table-cell>
              <table:table-cell office:value-type="float" office:value="9.985701394">
                <text:p>9.985701394</text:p>
              </table:table-cell>
            </table:table-row>
            <table:table-row>
              <table:table-cell office:value-type="float" office:value="0.055">
                <text:p>0.055</text:p>
              </table:table-cell>
              <table:table-cell office:value-type="float" office:value="9.9851669125">
                <text:p>9.9851669125</text:p>
              </table:table-cell>
            </table:table-row>
            <table:table-row>
              <table:table-cell office:value-type="float" office:value="0.056">
                <text:p>0.056</text:p>
              </table:table-cell>
              <table:table-cell office:value-type="float" office:value="9.984622624">
                <text:p>9.984622624</text:p>
              </table:table-cell>
            </table:table-row>
            <table:table-row>
              <table:table-cell office:value-type="float" office:value="0.057">
                <text:p>0.057</text:p>
              </table:table-cell>
              <table:table-cell office:value-type="float" office:value="9.9840685285">
                <text:p>9.9840685285</text:p>
              </table:table-cell>
            </table:table-row>
            <table:table-row>
              <table:table-cell office:value-type="float" office:value="0.058">
                <text:p>0.058</text:p>
              </table:table-cell>
              <table:table-cell office:value-type="float" office:value="9.983504626">
                <text:p>9.983504626</text:p>
              </table:table-cell>
            </table:table-row>
            <table:table-row>
              <table:table-cell office:value-type="float" office:value="0.0590000000000001">
                <text:p>0.0590000000000001</text:p>
              </table:table-cell>
              <table:table-cell office:value-type="float" office:value="9.9829309165">
                <text:p>9.982930916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9.9823474">
                <text:p>9.9823474</text:p>
              </table:table-cell>
            </table:table-row>
            <table:table-row>
              <table:table-cell office:value-type="float" office:value="0.0610000000000001">
                <text:p>0.0610000000000001</text:p>
              </table:table-cell>
              <table:table-cell office:value-type="float" office:value="9.9817540765">
                <text:p>9.9817540765</text:p>
              </table:table-cell>
            </table:table-row>
            <table:table-row>
              <table:table-cell office:value-type="float" office:value="0.062">
                <text:p>0.062</text:p>
              </table:table-cell>
              <table:table-cell office:value-type="float" office:value="9.981150946">
                <text:p>9.981150946</text:p>
              </table:table-cell>
            </table:table-row>
            <table:table-row>
              <table:table-cell office:value-type="float" office:value="0.063">
                <text:p>0.063</text:p>
              </table:table-cell>
              <table:table-cell office:value-type="float" office:value="9.9805380085">
                <text:p>9.9805380085</text:p>
              </table:table-cell>
            </table:table-row>
            <table:table-row>
              <table:table-cell office:value-type="float" office:value="0.064">
                <text:p>0.064</text:p>
              </table:table-cell>
              <table:table-cell office:value-type="float" office:value="9.979915264">
                <text:p>9.979915264</text:p>
              </table:table-cell>
            </table:table-row>
            <table:table-row>
              <table:table-cell office:value-type="float" office:value="0.065">
                <text:p>0.065</text:p>
              </table:table-cell>
              <table:table-cell office:value-type="float" office:value="9.9792827125">
                <text:p>9.9792827125</text:p>
              </table:table-cell>
            </table:table-row>
            <table:table-row>
              <table:table-cell office:value-type="float" office:value="0.066">
                <text:p>0.066</text:p>
              </table:table-cell>
              <table:table-cell office:value-type="float" office:value="9.978640354">
                <text:p>9.978640354</text:p>
              </table:table-cell>
            </table:table-row>
            <table:table-row>
              <table:table-cell office:value-type="float" office:value="0.067">
                <text:p>0.067</text:p>
              </table:table-cell>
              <table:table-cell office:value-type="float" office:value="9.9779881885">
                <text:p>9.9779881885</text:p>
              </table:table-cell>
            </table:table-row>
            <table:table-row>
              <table:table-cell office:value-type="float" office:value="0.068">
                <text:p>0.068</text:p>
              </table:table-cell>
              <table:table-cell office:value-type="float" office:value="9.977326216">
                <text:p>9.977326216</text:p>
              </table:table-cell>
            </table:table-row>
            <table:table-row>
              <table:table-cell office:value-type="float" office:value="0.0690000000000001">
                <text:p>0.0690000000000001</text:p>
              </table:table-cell>
              <table:table-cell office:value-type="float" office:value="9.9766544365">
                <text:p>9.9766544365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9.97597285">
                <text:p>9.97597285</text:p>
              </table:table-cell>
            </table:table-row>
            <table:table-row>
              <table:table-cell office:value-type="float" office:value="0.0710000000000001">
                <text:p>0.0710000000000001</text:p>
              </table:table-cell>
              <table:table-cell office:value-type="float" office:value="9.9752814565">
                <text:p>9.9752814565</text:p>
              </table:table-cell>
            </table:table-row>
            <table:table-row>
              <table:table-cell office:value-type="float" office:value="0.072">
                <text:p>0.072</text:p>
              </table:table-cell>
              <table:table-cell office:value-type="float" office:value="9.974580256">
                <text:p>9.974580256</text:p>
              </table:table-cell>
            </table:table-row>
            <table:table-row>
              <table:table-cell office:value-type="float" office:value="0.0730000000000001">
                <text:p>0.0730000000000001</text:p>
              </table:table-cell>
              <table:table-cell office:value-type="float" office:value="9.9738692485">
                <text:p>9.9738692485</text:p>
              </table:table-cell>
            </table:table-row>
            <table:table-row>
              <table:table-cell office:value-type="float" office:value="0.0740000000000001">
                <text:p>0.0740000000000001</text:p>
              </table:table-cell>
              <table:table-cell office:value-type="float" office:value="9.973148434">
                <text:p>9.973148434</text:p>
              </table:table-cell>
            </table:table-row>
            <table:table-row>
              <table:table-cell office:value-type="float" office:value="0.0750000000000001">
                <text:p>0.0750000000000001</text:p>
              </table:table-cell>
              <table:table-cell office:value-type="float" office:value="9.9724178125">
                <text:p>9.9724178125</text:p>
              </table:table-cell>
            </table:table-row>
            <table:table-row>
              <table:table-cell office:value-type="float" office:value="0.0760000000000001">
                <text:p>0.0760000000000001</text:p>
              </table:table-cell>
              <table:table-cell office:value-type="float" office:value="9.971677384">
                <text:p>9.971677384</text:p>
              </table:table-cell>
            </table:table-row>
            <table:table-row>
              <table:table-cell office:value-type="float" office:value="0.0770000000000001">
                <text:p>0.0770000000000001</text:p>
              </table:table-cell>
              <table:table-cell office:value-type="float" office:value="9.9709271485">
                <text:p>9.9709271485</text:p>
              </table:table-cell>
            </table:table-row>
            <table:table-row>
              <table:table-cell office:value-type="float" office:value="0.0780000000000001">
                <text:p>0.0780000000000001</text:p>
              </table:table-cell>
              <table:table-cell office:value-type="float" office:value="9.970167106">
                <text:p>9.970167106</text:p>
              </table:table-cell>
            </table:table-row>
            <table:table-row>
              <table:table-cell office:value-type="float" office:value="0.0790000000000001">
                <text:p>0.0790000000000001</text:p>
              </table:table-cell>
              <table:table-cell office:value-type="float" office:value="9.9693972565">
                <text:p>9.9693972565</text:p>
              </table:table-cell>
            </table:table-row>
            <table:table-row>
              <table:table-cell office:value-type="float" office:value="0.0800000000000001">
                <text:p>0.0800000000000001</text:p>
              </table:table-cell>
              <table:table-cell office:value-type="float" office:value="9.9686176">
                <text:p>9.9686176</text:p>
              </table:table-cell>
            </table:table-row>
            <table:table-row>
              <table:table-cell office:value-type="float" office:value="0.0810000000000001">
                <text:p>0.0810000000000001</text:p>
              </table:table-cell>
              <table:table-cell office:value-type="float" office:value="9.9678281365">
                <text:p>9.9678281365</text:p>
              </table:table-cell>
            </table:table-row>
            <table:table-row>
              <table:table-cell office:value-type="float" office:value="0.0820000000000001">
                <text:p>0.0820000000000001</text:p>
              </table:table-cell>
              <table:table-cell office:value-type="float" office:value="9.967028866">
                <text:p>9.967028866</text:p>
              </table:table-cell>
            </table:table-row>
            <table:table-row>
              <table:table-cell office:value-type="float" office:value="0.0830000000000001">
                <text:p>0.0830000000000001</text:p>
              </table:table-cell>
              <table:table-cell office:value-type="float" office:value="9.9662197885">
                <text:p>9.9662197885</text:p>
              </table:table-cell>
            </table:table-row>
            <table:table-row>
              <table:table-cell office:value-type="float" office:value="0.0840000000000001">
                <text:p>0.0840000000000001</text:p>
              </table:table-cell>
              <table:table-cell office:value-type="float" office:value="9.965400904">
                <text:p>9.965400904</text:p>
              </table:table-cell>
            </table:table-row>
            <table:table-row>
              <table:table-cell office:value-type="float" office:value="0.0850000000000001">
                <text:p>0.0850000000000001</text:p>
              </table:table-cell>
              <table:table-cell office:value-type="float" office:value="9.9645722125">
                <text:p>9.9645722125</text:p>
              </table:table-cell>
            </table:table-row>
            <table:table-row>
              <table:table-cell office:value-type="float" office:value="0.0860000000000001">
                <text:p>0.0860000000000001</text:p>
              </table:table-cell>
              <table:table-cell office:value-type="float" office:value="9.963733714">
                <text:p>9.963733714</text:p>
              </table:table-cell>
            </table:table-row>
            <table:table-row>
              <table:table-cell office:value-type="float" office:value="0.0870000000000001">
                <text:p>0.0870000000000001</text:p>
              </table:table-cell>
              <table:table-cell office:value-type="float" office:value="9.9628854085">
                <text:p>9.9628854085</text:p>
              </table:table-cell>
            </table:table-row>
            <table:table-row>
              <table:table-cell office:value-type="float" office:value="0.0880000000000001">
                <text:p>0.0880000000000001</text:p>
              </table:table-cell>
              <table:table-cell office:value-type="float" office:value="9.962027296">
                <text:p>9.962027296</text:p>
              </table:table-cell>
            </table:table-row>
            <table:table-row>
              <table:table-cell office:value-type="float" office:value="0.0890000000000001">
                <text:p>0.0890000000000001</text:p>
              </table:table-cell>
              <table:table-cell office:value-type="float" office:value="9.9611593765">
                <text:p>9.9611593765</text:p>
              </table:table-cell>
            </table:table-row>
            <table:table-row>
              <table:table-cell office:value-type="float" office:value="0.0900000000000001">
                <text:p>0.0900000000000001</text:p>
              </table:table-cell>
              <table:table-cell office:value-type="float" office:value="9.96028165">
                <text:p>9.96028165</text:p>
              </table:table-cell>
            </table:table-row>
            <table:table-row>
              <table:table-cell office:value-type="float" office:value="0.0910000000000001">
                <text:p>0.0910000000000001</text:p>
              </table:table-cell>
              <table:table-cell office:value-type="float" office:value="9.9593941165">
                <text:p>9.9593941165</text:p>
              </table:table-cell>
            </table:table-row>
            <table:table-row>
              <table:table-cell office:value-type="float" office:value="0.0920000000000001">
                <text:p>0.0920000000000001</text:p>
              </table:table-cell>
              <table:table-cell office:value-type="float" office:value="9.958496776">
                <text:p>9.958496776</text:p>
              </table:table-cell>
            </table:table-row>
            <table:table-row>
              <table:table-cell office:value-type="float" office:value="0.0930000000000001">
                <text:p>0.0930000000000001</text:p>
              </table:table-cell>
              <table:table-cell office:value-type="float" office:value="9.9575896285">
                <text:p>9.9575896285</text:p>
              </table:table-cell>
            </table:table-row>
            <table:table-row>
              <table:table-cell office:value-type="float" office:value="0.0940000000000001">
                <text:p>0.0940000000000001</text:p>
              </table:table-cell>
              <table:table-cell office:value-type="float" office:value="9.956672674">
                <text:p>9.956672674</text:p>
              </table:table-cell>
            </table:table-row>
            <table:table-row>
              <table:table-cell office:value-type="float" office:value="0.0950000000000001">
                <text:p>0.0950000000000001</text:p>
              </table:table-cell>
              <table:table-cell office:value-type="float" office:value="9.9557459125">
                <text:p>9.9557459125</text:p>
              </table:table-cell>
            </table:table-row>
            <table:table-row>
              <table:table-cell office:value-type="float" office:value="0.0960000000000001">
                <text:p>0.0960000000000001</text:p>
              </table:table-cell>
              <table:table-cell office:value-type="float" office:value="9.954809344">
                <text:p>9.954809344</text:p>
              </table:table-cell>
            </table:table-row>
            <table:table-row>
              <table:table-cell office:value-type="float" office:value="0.0970000000000001">
                <text:p>0.0970000000000001</text:p>
              </table:table-cell>
              <table:table-cell office:value-type="float" office:value="9.9538629685">
                <text:p>9.9538629685</text:p>
              </table:table-cell>
            </table:table-row>
            <table:table-row>
              <table:table-cell office:value-type="float" office:value="0.0980000000000001">
                <text:p>0.0980000000000001</text:p>
              </table:table-cell>
              <table:table-cell office:value-type="float" office:value="9.952906786">
                <text:p>9.952906786</text:p>
              </table:table-cell>
            </table:table-row>
            <table:table-row>
              <table:table-cell office:value-type="float" office:value="0.0990000000000001">
                <text:p>0.0990000000000001</text:p>
              </table:table-cell>
              <table:table-cell office:value-type="float" office:value="9.9519407965">
                <text:p>9.951940796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9.950965">
                <text:p>9.950965</text:p>
              </table:table-cell>
            </table:table-row>
            <table:table-row>
              <table:table-cell office:value-type="float" office:value="0.101">
                <text:p>0.101</text:p>
              </table:table-cell>
              <table:table-cell office:value-type="float" office:value="9.9499793965">
                <text:p>9.9499793965</text:p>
              </table:table-cell>
            </table:table-row>
            <table:table-row>
              <table:table-cell office:value-type="float" office:value="0.102">
                <text:p>0.102</text:p>
              </table:table-cell>
              <table:table-cell office:value-type="float" office:value="9.948983986">
                <text:p>9.948983986</text:p>
              </table:table-cell>
            </table:table-row>
            <table:table-row>
              <table:table-cell office:value-type="float" office:value="0.103">
                <text:p>0.103</text:p>
              </table:table-cell>
              <table:table-cell office:value-type="float" office:value="9.9479787685">
                <text:p>9.9479787685</text:p>
              </table:table-cell>
            </table:table-row>
            <table:table-row>
              <table:table-cell office:value-type="float" office:value="0.104">
                <text:p>0.104</text:p>
              </table:table-cell>
              <table:table-cell office:value-type="float" office:value="9.946963744">
                <text:p>9.946963744</text:p>
              </table:table-cell>
            </table:table-row>
            <table:table-row>
              <table:table-cell office:value-type="float" office:value="0.105">
                <text:p>0.105</text:p>
              </table:table-cell>
              <table:table-cell office:value-type="float" office:value="9.9459389125">
                <text:p>9.9459389125</text:p>
              </table:table-cell>
            </table:table-row>
            <table:table-row>
              <table:table-cell office:value-type="float" office:value="0.106">
                <text:p>0.106</text:p>
              </table:table-cell>
              <table:table-cell office:value-type="float" office:value="9.944904274">
                <text:p>9.944904274</text:p>
              </table:table-cell>
            </table:table-row>
            <table:table-row>
              <table:table-cell office:value-type="float" office:value="0.107">
                <text:p>0.107</text:p>
              </table:table-cell>
              <table:table-cell office:value-type="float" office:value="9.9438598285">
                <text:p>9.9438598285</text:p>
              </table:table-cell>
            </table:table-row>
            <table:table-row>
              <table:table-cell office:value-type="float" office:value="0.108">
                <text:p>0.108</text:p>
              </table:table-cell>
              <table:table-cell office:value-type="float" office:value="9.942805576">
                <text:p>9.942805576</text:p>
              </table:table-cell>
            </table:table-row>
            <table:table-row>
              <table:table-cell office:value-type="float" office:value="0.109">
                <text:p>0.109</text:p>
              </table:table-cell>
              <table:table-cell office:value-type="float" office:value="9.9417415165">
                <text:p>9.9417415165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9.94066765">
                <text:p>9.94066765</text:p>
              </table:table-cell>
            </table:table-row>
            <table:table-row>
              <table:table-cell office:value-type="float" office:value="0.111">
                <text:p>0.111</text:p>
              </table:table-cell>
              <table:table-cell office:value-type="float" office:value="9.9395839765">
                <text:p>9.9395839765</text:p>
              </table:table-cell>
            </table:table-row>
            <table:table-row>
              <table:table-cell office:value-type="float" office:value="0.112">
                <text:p>0.112</text:p>
              </table:table-cell>
              <table:table-cell office:value-type="float" office:value="9.938490496">
                <text:p>9.938490496</text:p>
              </table:table-cell>
            </table:table-row>
            <table:table-row>
              <table:table-cell office:value-type="float" office:value="0.113">
                <text:p>0.113</text:p>
              </table:table-cell>
              <table:table-cell office:value-type="float" office:value="9.9373872085">
                <text:p>9.9373872085</text:p>
              </table:table-cell>
            </table:table-row>
            <table:table-row>
              <table:table-cell office:value-type="float" office:value="0.114">
                <text:p>0.114</text:p>
              </table:table-cell>
              <table:table-cell office:value-type="float" office:value="9.936274114">
                <text:p>9.936274114</text:p>
              </table:table-cell>
            </table:table-row>
            <table:table-row>
              <table:table-cell office:value-type="float" office:value="0.115">
                <text:p>0.115</text:p>
              </table:table-cell>
              <table:table-cell office:value-type="float" office:value="9.9351512125">
                <text:p>9.9351512125</text:p>
              </table:table-cell>
            </table:table-row>
            <table:table-row>
              <table:table-cell office:value-type="float" office:value="0.116">
                <text:p>0.116</text:p>
              </table:table-cell>
              <table:table-cell office:value-type="float" office:value="9.934018504">
                <text:p>9.934018504</text:p>
              </table:table-cell>
            </table:table-row>
            <table:table-row>
              <table:table-cell office:value-type="float" office:value="0.117">
                <text:p>0.117</text:p>
              </table:table-cell>
              <table:table-cell office:value-type="float" office:value="9.9328759885">
                <text:p>9.9328759885</text:p>
              </table:table-cell>
            </table:table-row>
            <table:table-row>
              <table:table-cell office:value-type="float" office:value="0.118">
                <text:p>0.118</text:p>
              </table:table-cell>
              <table:table-cell office:value-type="float" office:value="9.931723666">
                <text:p>9.931723666</text:p>
              </table:table-cell>
            </table:table-row>
            <table:table-row>
              <table:table-cell office:value-type="float" office:value="0.119">
                <text:p>0.119</text:p>
              </table:table-cell>
              <table:table-cell office:value-type="float" office:value="9.9305615365">
                <text:p>9.9305615365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9.9293896">
                <text:p>9.9293896</text:p>
              </table:table-cell>
            </table:table-row>
            <table:table-row>
              <table:table-cell office:value-type="float" office:value="0.121">
                <text:p>0.121</text:p>
              </table:table-cell>
              <table:table-cell office:value-type="float" office:value="9.9282078565">
                <text:p>9.9282078565</text:p>
              </table:table-cell>
            </table:table-row>
            <table:table-row>
              <table:table-cell office:value-type="float" office:value="0.122">
                <text:p>0.122</text:p>
              </table:table-cell>
              <table:table-cell office:value-type="float" office:value="9.927016306">
                <text:p>9.927016306</text:p>
              </table:table-cell>
            </table:table-row>
            <table:table-row>
              <table:table-cell office:value-type="float" office:value="0.123">
                <text:p>0.123</text:p>
              </table:table-cell>
              <table:table-cell office:value-type="float" office:value="9.9258149485">
                <text:p>9.9258149485</text:p>
              </table:table-cell>
            </table:table-row>
            <table:table-row>
              <table:table-cell office:value-type="float" office:value="0.124">
                <text:p>0.124</text:p>
              </table:table-cell>
              <table:table-cell office:value-type="float" office:value="9.924603784">
                <text:p>9.924603784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9.9233828125">
                <text:p>9.9233828125</text:p>
              </table:table-cell>
            </table:table-row>
            <table:table-row>
              <table:table-cell office:value-type="float" office:value="0.126">
                <text:p>0.126</text:p>
              </table:table-cell>
              <table:table-cell office:value-type="float" office:value="9.922152034">
                <text:p>9.922152034</text:p>
              </table:table-cell>
            </table:table-row>
            <table:table-row>
              <table:table-cell office:value-type="float" office:value="0.127">
                <text:p>0.127</text:p>
              </table:table-cell>
              <table:table-cell office:value-type="float" office:value="9.9209114485">
                <text:p>9.9209114485</text:p>
              </table:table-cell>
            </table:table-row>
            <table:table-row>
              <table:table-cell office:value-type="float" office:value="0.128">
                <text:p>0.128</text:p>
              </table:table-cell>
              <table:table-cell office:value-type="float" office:value="9.919661056">
                <text:p>9.919661056</text:p>
              </table:table-cell>
            </table:table-row>
            <table:table-row>
              <table:table-cell office:value-type="float" office:value="0.129">
                <text:p>0.129</text:p>
              </table:table-cell>
              <table:table-cell office:value-type="float" office:value="9.9184008565">
                <text:p>9.9184008565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9.91713085">
                <text:p>9.91713085</text:p>
              </table:table-cell>
            </table:table-row>
            <table:table-row>
              <table:table-cell office:value-type="float" office:value="0.131">
                <text:p>0.131</text:p>
              </table:table-cell>
              <table:table-cell office:value-type="float" office:value="9.9158510365">
                <text:p>9.9158510365</text:p>
              </table:table-cell>
            </table:table-row>
            <table:table-row>
              <table:table-cell office:value-type="float" office:value="0.132">
                <text:p>0.132</text:p>
              </table:table-cell>
              <table:table-cell office:value-type="float" office:value="9.914561416">
                <text:p>9.914561416</text:p>
              </table:table-cell>
            </table:table-row>
            <table:table-row>
              <table:table-cell office:value-type="float" office:value="0.133">
                <text:p>0.133</text:p>
              </table:table-cell>
              <table:table-cell office:value-type="float" office:value="9.9132619885">
                <text:p>9.9132619885</text:p>
              </table:table-cell>
            </table:table-row>
            <table:table-row>
              <table:table-cell office:value-type="float" office:value="0.134">
                <text:p>0.134</text:p>
              </table:table-cell>
              <table:table-cell office:value-type="float" office:value="9.911952754">
                <text:p>9.911952754</text:p>
              </table:table-cell>
            </table:table-row>
            <table:table-row>
              <table:table-cell office:value-type="float" office:value="0.135">
                <text:p>0.135</text:p>
              </table:table-cell>
              <table:table-cell office:value-type="float" office:value="9.9106337125">
                <text:p>9.9106337125</text:p>
              </table:table-cell>
            </table:table-row>
            <table:table-row>
              <table:table-cell office:value-type="float" office:value="0.136">
                <text:p>0.136</text:p>
              </table:table-cell>
              <table:table-cell office:value-type="float" office:value="9.909304864">
                <text:p>9.909304864</text:p>
              </table:table-cell>
            </table:table-row>
            <table:table-row>
              <table:table-cell office:value-type="float" office:value="0.137">
                <text:p>0.137</text:p>
              </table:table-cell>
              <table:table-cell office:value-type="float" office:value="9.9079662085">
                <text:p>9.9079662085</text:p>
              </table:table-cell>
            </table:table-row>
            <table:table-row>
              <table:table-cell office:value-type="float" office:value="0.138">
                <text:p>0.138</text:p>
              </table:table-cell>
              <table:table-cell office:value-type="float" office:value="9.906617746">
                <text:p>9.906617746</text:p>
              </table:table-cell>
            </table:table-row>
            <table:table-row>
              <table:table-cell office:value-type="float" office:value="0.139">
                <text:p>0.139</text:p>
              </table:table-cell>
              <table:table-cell office:value-type="float" office:value="9.9052594765">
                <text:p>9.9052594765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9.9038914">
                <text:p>9.9038914</text:p>
              </table:table-cell>
            </table:table-row>
            <table:table-row>
              <table:table-cell office:value-type="float" office:value="0.141">
                <text:p>0.141</text:p>
              </table:table-cell>
              <table:table-cell office:value-type="float" office:value="9.9025135165">
                <text:p>9.9025135165</text:p>
              </table:table-cell>
            </table:table-row>
            <table:table-row>
              <table:table-cell office:value-type="float" office:value="0.142">
                <text:p>0.142</text:p>
              </table:table-cell>
              <table:table-cell office:value-type="float" office:value="9.901125826">
                <text:p>9.901125826</text:p>
              </table:table-cell>
            </table:table-row>
            <table:table-row>
              <table:table-cell office:value-type="float" office:value="0.143">
                <text:p>0.143</text:p>
              </table:table-cell>
              <table:table-cell office:value-type="float" office:value="9.8997283285">
                <text:p>9.8997283285</text:p>
              </table:table-cell>
            </table:table-row>
            <table:table-row>
              <table:table-cell office:value-type="float" office:value="0.144">
                <text:p>0.144</text:p>
              </table:table-cell>
              <table:table-cell office:value-type="float" office:value="9.898321024">
                <text:p>9.898321024</text:p>
              </table:table-cell>
            </table:table-row>
            <table:table-row>
              <table:table-cell office:value-type="float" office:value="0.145">
                <text:p>0.145</text:p>
              </table:table-cell>
              <table:table-cell office:value-type="float" office:value="9.8969039125">
                <text:p>9.8969039125</text:p>
              </table:table-cell>
            </table:table-row>
            <table:table-row>
              <table:table-cell office:value-type="float" office:value="0.146">
                <text:p>0.146</text:p>
              </table:table-cell>
              <table:table-cell office:value-type="float" office:value="9.895476994">
                <text:p>9.895476994</text:p>
              </table:table-cell>
            </table:table-row>
            <table:table-row>
              <table:table-cell office:value-type="float" office:value="0.147">
                <text:p>0.147</text:p>
              </table:table-cell>
              <table:table-cell office:value-type="float" office:value="9.8940402685">
                <text:p>9.8940402685</text:p>
              </table:table-cell>
            </table:table-row>
            <table:table-row>
              <table:table-cell office:value-type="float" office:value="0.148">
                <text:p>0.148</text:p>
              </table:table-cell>
              <table:table-cell office:value-type="float" office:value="9.892593736">
                <text:p>9.892593736</text:p>
              </table:table-cell>
            </table:table-row>
            <table:table-row>
              <table:table-cell office:value-type="float" office:value="0.149">
                <text:p>0.149</text:p>
              </table:table-cell>
              <table:table-cell office:value-type="float" office:value="9.8911373965">
                <text:p>9.891137396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9.88967125">
                <text:p>9.88967125</text:p>
              </table:table-cell>
            </table:table-row>
            <table:table-row>
              <table:table-cell office:value-type="float" office:value="0.151">
                <text:p>0.151</text:p>
              </table:table-cell>
              <table:table-cell office:value-type="float" office:value="9.8881952965">
                <text:p>9.8881952965</text:p>
              </table:table-cell>
            </table:table-row>
            <table:table-row>
              <table:table-cell office:value-type="float" office:value="0.152">
                <text:p>0.152</text:p>
              </table:table-cell>
              <table:table-cell office:value-type="float" office:value="9.886709536">
                <text:p>9.886709536</text:p>
              </table:table-cell>
            </table:table-row>
            <table:table-row>
              <table:table-cell office:value-type="float" office:value="0.153">
                <text:p>0.153</text:p>
              </table:table-cell>
              <table:table-cell office:value-type="float" office:value="9.8852139685">
                <text:p>9.8852139685</text:p>
              </table:table-cell>
            </table:table-row>
            <table:table-row>
              <table:table-cell office:value-type="float" office:value="0.154">
                <text:p>0.154</text:p>
              </table:table-cell>
              <table:table-cell office:value-type="float" office:value="9.883708594">
                <text:p>9.883708594</text:p>
              </table:table-cell>
            </table:table-row>
            <table:table-row>
              <table:table-cell office:value-type="float" office:value="0.155">
                <text:p>0.155</text:p>
              </table:table-cell>
              <table:table-cell office:value-type="float" office:value="9.8821934125">
                <text:p>9.8821934125</text:p>
              </table:table-cell>
            </table:table-row>
            <table:table-row>
              <table:table-cell office:value-type="float" office:value="0.156">
                <text:p>0.156</text:p>
              </table:table-cell>
              <table:table-cell office:value-type="float" office:value="9.880668424">
                <text:p>9.880668424</text:p>
              </table:table-cell>
            </table:table-row>
            <table:table-row>
              <table:table-cell office:value-type="float" office:value="0.157">
                <text:p>0.157</text:p>
              </table:table-cell>
              <table:table-cell office:value-type="float" office:value="9.8791336285">
                <text:p>9.8791336285</text:p>
              </table:table-cell>
            </table:table-row>
            <table:table-row>
              <table:table-cell office:value-type="float" office:value="0.158">
                <text:p>0.158</text:p>
              </table:table-cell>
              <table:table-cell office:value-type="float" office:value="9.877589026">
                <text:p>9.877589026</text:p>
              </table:table-cell>
            </table:table-row>
            <table:table-row>
              <table:table-cell office:value-type="float" office:value="0.159">
                <text:p>0.159</text:p>
              </table:table-cell>
              <table:table-cell office:value-type="float" office:value="9.8760346165">
                <text:p>9.876034616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9.8744704">
                <text:p>9.8744704</text:p>
              </table:table-cell>
            </table:table-row>
            <table:table-row>
              <table:table-cell office:value-type="float" office:value="0.161">
                <text:p>0.161</text:p>
              </table:table-cell>
              <table:table-cell office:value-type="float" office:value="9.8728963765">
                <text:p>9.8728963765</text:p>
              </table:table-cell>
            </table:table-row>
            <table:table-row>
              <table:table-cell office:value-type="float" office:value="0.162">
                <text:p>0.162</text:p>
              </table:table-cell>
              <table:table-cell office:value-type="float" office:value="9.871312546">
                <text:p>9.871312546</text:p>
              </table:table-cell>
            </table:table-row>
            <table:table-row>
              <table:table-cell office:value-type="float" office:value="0.163">
                <text:p>0.163</text:p>
              </table:table-cell>
              <table:table-cell office:value-type="float" office:value="9.8697189085">
                <text:p>9.8697189085</text:p>
              </table:table-cell>
            </table:table-row>
            <table:table-row>
              <table:table-cell office:value-type="float" office:value="0.164">
                <text:p>0.164</text:p>
              </table:table-cell>
              <table:table-cell office:value-type="float" office:value="9.868115464">
                <text:p>9.868115464</text:p>
              </table:table-cell>
            </table:table-row>
            <table:table-row>
              <table:table-cell office:value-type="float" office:value="0.165">
                <text:p>0.165</text:p>
              </table:table-cell>
              <table:table-cell office:value-type="float" office:value="9.8665022125">
                <text:p>9.8665022125</text:p>
              </table:table-cell>
            </table:table-row>
            <table:table-row>
              <table:table-cell office:value-type="float" office:value="0.166">
                <text:p>0.166</text:p>
              </table:table-cell>
              <table:table-cell office:value-type="float" office:value="9.864879154">
                <text:p>9.864879154</text:p>
              </table:table-cell>
            </table:table-row>
            <table:table-row>
              <table:table-cell office:value-type="float" office:value="0.167">
                <text:p>0.167</text:p>
              </table:table-cell>
              <table:table-cell office:value-type="float" office:value="9.8632462885">
                <text:p>9.8632462885</text:p>
              </table:table-cell>
            </table:table-row>
            <table:table-row>
              <table:table-cell office:value-type="float" office:value="0.168">
                <text:p>0.168</text:p>
              </table:table-cell>
              <table:table-cell office:value-type="float" office:value="9.861603616">
                <text:p>9.861603616</text:p>
              </table:table-cell>
            </table:table-row>
            <table:table-row>
              <table:table-cell office:value-type="float" office:value="0.169">
                <text:p>0.169</text:p>
              </table:table-cell>
              <table:table-cell office:value-type="float" office:value="9.8599511365">
                <text:p>9.8599511365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9.85828885">
                <text:p>9.85828885</text:p>
              </table:table-cell>
            </table:table-row>
            <table:table-row>
              <table:table-cell office:value-type="float" office:value="0.171">
                <text:p>0.171</text:p>
              </table:table-cell>
              <table:table-cell office:value-type="float" office:value="9.8566167565">
                <text:p>9.8566167565</text:p>
              </table:table-cell>
            </table:table-row>
            <table:table-row>
              <table:table-cell office:value-type="float" office:value="0.172">
                <text:p>0.172</text:p>
              </table:table-cell>
              <table:table-cell office:value-type="float" office:value="9.854934856">
                <text:p>9.854934856</text:p>
              </table:table-cell>
            </table:table-row>
            <table:table-row>
              <table:table-cell office:value-type="float" office:value="0.173">
                <text:p>0.173</text:p>
              </table:table-cell>
              <table:table-cell office:value-type="float" office:value="9.8532431485">
                <text:p>9.8532431485</text:p>
              </table:table-cell>
            </table:table-row>
            <table:table-row>
              <table:table-cell office:value-type="float" office:value="0.174">
                <text:p>0.174</text:p>
              </table:table-cell>
              <table:table-cell office:value-type="float" office:value="9.851541634">
                <text:p>9.851541634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9.8498303125">
                <text:p>9.8498303125</text:p>
              </table:table-cell>
            </table:table-row>
            <table:table-row>
              <table:table-cell office:value-type="float" office:value="0.176">
                <text:p>0.176</text:p>
              </table:table-cell>
              <table:table-cell office:value-type="float" office:value="9.848109184">
                <text:p>9.848109184</text:p>
              </table:table-cell>
            </table:table-row>
            <table:table-row>
              <table:table-cell office:value-type="float" office:value="0.177">
                <text:p>0.177</text:p>
              </table:table-cell>
              <table:table-cell office:value-type="float" office:value="9.8463782485">
                <text:p>9.8463782485</text:p>
              </table:table-cell>
            </table:table-row>
            <table:table-row>
              <table:table-cell office:value-type="float" office:value="0.178">
                <text:p>0.178</text:p>
              </table:table-cell>
              <table:table-cell office:value-type="float" office:value="9.844637506">
                <text:p>9.844637506</text:p>
              </table:table-cell>
            </table:table-row>
            <table:table-row>
              <table:table-cell office:value-type="float" office:value="0.179">
                <text:p>0.179</text:p>
              </table:table-cell>
              <table:table-cell office:value-type="float" office:value="9.8428869565">
                <text:p>9.8428869565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9.8411266">
                <text:p>9.8411266</text:p>
              </table:table-cell>
            </table:table-row>
            <table:table-row>
              <table:table-cell office:value-type="float" office:value="0.181">
                <text:p>0.181</text:p>
              </table:table-cell>
              <table:table-cell office:value-type="float" office:value="9.8393564365">
                <text:p>9.8393564365</text:p>
              </table:table-cell>
            </table:table-row>
            <table:table-row>
              <table:table-cell office:value-type="float" office:value="0.182">
                <text:p>0.182</text:p>
              </table:table-cell>
              <table:table-cell office:value-type="float" office:value="9.837576466">
                <text:p>9.837576466</text:p>
              </table:table-cell>
            </table:table-row>
            <table:table-row>
              <table:table-cell office:value-type="float" office:value="0.183">
                <text:p>0.183</text:p>
              </table:table-cell>
              <table:table-cell office:value-type="float" office:value="9.8357866885">
                <text:p>9.8357866885</text:p>
              </table:table-cell>
            </table:table-row>
            <table:table-row>
              <table:table-cell office:value-type="float" office:value="0.184">
                <text:p>0.184</text:p>
              </table:table-cell>
              <table:table-cell office:value-type="float" office:value="9.833987104">
                <text:p>9.833987104</text:p>
              </table:table-cell>
            </table:table-row>
            <table:table-row>
              <table:table-cell office:value-type="float" office:value="0.185">
                <text:p>0.185</text:p>
              </table:table-cell>
              <table:table-cell office:value-type="float" office:value="9.8321777125">
                <text:p>9.8321777125</text:p>
              </table:table-cell>
            </table:table-row>
            <table:table-row>
              <table:table-cell office:value-type="float" office:value="0.186">
                <text:p>0.186</text:p>
              </table:table-cell>
              <table:table-cell office:value-type="float" office:value="9.830358514">
                <text:p>9.830358514</text:p>
              </table:table-cell>
            </table:table-row>
            <table:table-row>
              <table:table-cell office:value-type="float" office:value="0.187">
                <text:p>0.187</text:p>
              </table:table-cell>
              <table:table-cell office:value-type="float" office:value="9.8285295085">
                <text:p>9.8285295085</text:p>
              </table:table-cell>
            </table:table-row>
            <table:table-row>
              <table:table-cell office:value-type="float" office:value="0.188">
                <text:p>0.188</text:p>
              </table:table-cell>
              <table:table-cell office:value-type="float" office:value="9.826690696">
                <text:p>9.826690696</text:p>
              </table:table-cell>
            </table:table-row>
            <table:table-row>
              <table:table-cell office:value-type="float" office:value="0.189">
                <text:p>0.189</text:p>
              </table:table-cell>
              <table:table-cell office:value-type="float" office:value="9.8248420765">
                <text:p>9.8248420765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9.82298365">
                <text:p>9.82298365</text:p>
              </table:table-cell>
            </table:table-row>
            <table:table-row>
              <table:table-cell office:value-type="float" office:value="0.191">
                <text:p>0.191</text:p>
              </table:table-cell>
              <table:table-cell office:value-type="float" office:value="9.8211154165">
                <text:p>9.8211154165</text:p>
              </table:table-cell>
            </table:table-row>
            <table:table-row>
              <table:table-cell office:value-type="float" office:value="0.192">
                <text:p>0.192</text:p>
              </table:table-cell>
              <table:table-cell office:value-type="float" office:value="9.819237376">
                <text:p>9.819237376</text:p>
              </table:table-cell>
            </table:table-row>
            <table:table-row>
              <table:table-cell office:value-type="float" office:value="0.193">
                <text:p>0.193</text:p>
              </table:table-cell>
              <table:table-cell office:value-type="float" office:value="9.8173495285">
                <text:p>9.8173495285</text:p>
              </table:table-cell>
            </table:table-row>
            <table:table-row>
              <table:table-cell office:value-type="float" office:value="0.194">
                <text:p>0.194</text:p>
              </table:table-cell>
              <table:table-cell office:value-type="float" office:value="9.815451874">
                <text:p>9.815451874</text:p>
              </table:table-cell>
            </table:table-row>
            <table:table-row>
              <table:table-cell office:value-type="float" office:value="0.195">
                <text:p>0.195</text:p>
              </table:table-cell>
              <table:table-cell office:value-type="float" office:value="9.8135444125">
                <text:p>9.8135444125</text:p>
              </table:table-cell>
            </table:table-row>
            <table:table-row>
              <table:table-cell office:value-type="float" office:value="0.196">
                <text:p>0.196</text:p>
              </table:table-cell>
              <table:table-cell office:value-type="float" office:value="9.811627144">
                <text:p>9.811627144</text:p>
              </table:table-cell>
            </table:table-row>
            <table:table-row>
              <table:table-cell office:value-type="float" office:value="0.197">
                <text:p>0.197</text:p>
              </table:table-cell>
              <table:table-cell office:value-type="float" office:value="9.8097000685">
                <text:p>9.8097000685</text:p>
              </table:table-cell>
            </table:table-row>
            <table:table-row>
              <table:table-cell office:value-type="float" office:value="0.198">
                <text:p>0.198</text:p>
              </table:table-cell>
              <table:table-cell office:value-type="float" office:value="9.807763186">
                <text:p>9.807763186</text:p>
              </table:table-cell>
            </table:table-row>
            <table:table-row>
              <table:table-cell office:value-type="float" office:value="0.199">
                <text:p>0.199</text:p>
              </table:table-cell>
              <table:table-cell office:value-type="float" office:value="9.8058164965">
                <text:p>9.805816496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9.80386">
                <text:p>9.80386</text:p>
              </table:table-cell>
            </table:table-row>
            <table:table-row>
              <table:table-cell office:value-type="float" office:value="0.201">
                <text:p>0.201</text:p>
              </table:table-cell>
              <table:table-cell office:value-type="float" office:value="9.8018936965">
                <text:p>9.8018936965</text:p>
              </table:table-cell>
            </table:table-row>
            <table:table-row>
              <table:table-cell office:value-type="float" office:value="0.202">
                <text:p>0.202</text:p>
              </table:table-cell>
              <table:table-cell office:value-type="float" office:value="9.799917586">
                <text:p>9.799917586</text:p>
              </table:table-cell>
            </table:table-row>
            <table:table-row>
              <table:table-cell office:value-type="float" office:value="0.203">
                <text:p>0.203</text:p>
              </table:table-cell>
              <table:table-cell office:value-type="float" office:value="9.7979316685">
                <text:p>9.7979316685</text:p>
              </table:table-cell>
            </table:table-row>
            <table:table-row>
              <table:table-cell office:value-type="float" office:value="0.204">
                <text:p>0.204</text:p>
              </table:table-cell>
              <table:table-cell office:value-type="float" office:value="9.795935944">
                <text:p>9.795935944</text:p>
              </table:table-cell>
            </table:table-row>
            <table:table-row>
              <table:table-cell office:value-type="float" office:value="0.205">
                <text:p>0.205</text:p>
              </table:table-cell>
              <table:table-cell office:value-type="float" office:value="9.7939304125">
                <text:p>9.7939304125</text:p>
              </table:table-cell>
            </table:table-row>
            <table:table-row>
              <table:table-cell office:value-type="float" office:value="0.206">
                <text:p>0.206</text:p>
              </table:table-cell>
              <table:table-cell office:value-type="float" office:value="9.791915074">
                <text:p>9.791915074</text:p>
              </table:table-cell>
            </table:table-row>
            <table:table-row>
              <table:table-cell office:value-type="float" office:value="0.207">
                <text:p>0.207</text:p>
              </table:table-cell>
              <table:table-cell office:value-type="float" office:value="9.7898899285">
                <text:p>9.7898899285</text:p>
              </table:table-cell>
            </table:table-row>
            <table:table-row>
              <table:table-cell office:value-type="float" office:value="0.208">
                <text:p>0.208</text:p>
              </table:table-cell>
              <table:table-cell office:value-type="float" office:value="9.787854976">
                <text:p>9.787854976</text:p>
              </table:table-cell>
            </table:table-row>
            <table:table-row>
              <table:table-cell office:value-type="float" office:value="0.209">
                <text:p>0.209</text:p>
              </table:table-cell>
              <table:table-cell office:value-type="float" office:value="9.7858102165">
                <text:p>9.7858102165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9.78375565">
                <text:p>9.78375565</text:p>
              </table:table-cell>
            </table:table-row>
            <table:table-row>
              <table:table-cell office:value-type="float" office:value="0.211">
                <text:p>0.211</text:p>
              </table:table-cell>
              <table:table-cell office:value-type="float" office:value="9.7816912765">
                <text:p>9.7816912765</text:p>
              </table:table-cell>
            </table:table-row>
            <table:table-row>
              <table:table-cell office:value-type="float" office:value="0.212">
                <text:p>0.212</text:p>
              </table:table-cell>
              <table:table-cell office:value-type="float" office:value="9.779617096">
                <text:p>9.779617096</text:p>
              </table:table-cell>
            </table:table-row>
            <table:table-row>
              <table:table-cell office:value-type="float" office:value="0.213">
                <text:p>0.213</text:p>
              </table:table-cell>
              <table:table-cell office:value-type="float" office:value="9.7775331085">
                <text:p>9.7775331085</text:p>
              </table:table-cell>
            </table:table-row>
            <table:table-row>
              <table:table-cell office:value-type="float" office:value="0.214">
                <text:p>0.214</text:p>
              </table:table-cell>
              <table:table-cell office:value-type="float" office:value="9.775439314">
                <text:p>9.775439314</text:p>
              </table:table-cell>
            </table:table-row>
            <table:table-row>
              <table:table-cell office:value-type="float" office:value="0.215">
                <text:p>0.215</text:p>
              </table:table-cell>
              <table:table-cell office:value-type="float" office:value="9.7733357125">
                <text:p>9.7733357125</text:p>
              </table:table-cell>
            </table:table-row>
            <table:table-row>
              <table:table-cell office:value-type="float" office:value="0.216">
                <text:p>0.216</text:p>
              </table:table-cell>
              <table:table-cell office:value-type="float" office:value="9.771222304">
                <text:p>9.771222304</text:p>
              </table:table-cell>
            </table:table-row>
            <table:table-row>
              <table:table-cell office:value-type="float" office:value="0.217">
                <text:p>0.217</text:p>
              </table:table-cell>
              <table:table-cell office:value-type="float" office:value="9.7690990885">
                <text:p>9.7690990885</text:p>
              </table:table-cell>
            </table:table-row>
            <table:table-row>
              <table:table-cell office:value-type="float" office:value="0.218">
                <text:p>0.218</text:p>
              </table:table-cell>
              <table:table-cell office:value-type="float" office:value="9.766966066">
                <text:p>9.766966066</text:p>
              </table:table-cell>
            </table:table-row>
            <table:table-row>
              <table:table-cell office:value-type="float" office:value="0.219">
                <text:p>0.219</text:p>
              </table:table-cell>
              <table:table-cell office:value-type="float" office:value="9.7648232365">
                <text:p>9.7648232365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9.7626706">
                <text:p>9.7626706</text:p>
              </table:table-cell>
            </table:table-row>
            <table:table-row>
              <table:table-cell office:value-type="float" office:value="0.221">
                <text:p>0.221</text:p>
              </table:table-cell>
              <table:table-cell office:value-type="float" office:value="9.7605081565">
                <text:p>9.7605081565</text:p>
              </table:table-cell>
            </table:table-row>
            <table:table-row>
              <table:table-cell office:value-type="float" office:value="0.222">
                <text:p>0.222</text:p>
              </table:table-cell>
              <table:table-cell office:value-type="float" office:value="9.758335906">
                <text:p>9.758335906</text:p>
              </table:table-cell>
            </table:table-row>
            <table:table-row>
              <table:table-cell office:value-type="float" office:value="0.223">
                <text:p>0.223</text:p>
              </table:table-cell>
              <table:table-cell office:value-type="float" office:value="9.7561538485">
                <text:p>9.7561538485</text:p>
              </table:table-cell>
            </table:table-row>
            <table:table-row>
              <table:table-cell office:value-type="float" office:value="0.224">
                <text:p>0.224</text:p>
              </table:table-cell>
              <table:table-cell office:value-type="float" office:value="9.753961984">
                <text:p>9.753961984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9.7517603125">
                <text:p>9.7517603125</text:p>
              </table:table-cell>
            </table:table-row>
            <table:table-row>
              <table:table-cell office:value-type="float" office:value="0.226">
                <text:p>0.226</text:p>
              </table:table-cell>
              <table:table-cell office:value-type="float" office:value="9.749548834">
                <text:p>9.749548834</text:p>
              </table:table-cell>
            </table:table-row>
            <table:table-row>
              <table:table-cell office:value-type="float" office:value="0.227">
                <text:p>0.227</text:p>
              </table:table-cell>
              <table:table-cell office:value-type="float" office:value="9.7473275485">
                <text:p>9.7473275485</text:p>
              </table:table-cell>
            </table:table-row>
            <table:table-row>
              <table:table-cell office:value-type="float" office:value="0.228">
                <text:p>0.228</text:p>
              </table:table-cell>
              <table:table-cell office:value-type="float" office:value="9.745096456">
                <text:p>9.745096456</text:p>
              </table:table-cell>
            </table:table-row>
            <table:table-row>
              <table:table-cell office:value-type="float" office:value="0.229">
                <text:p>0.229</text:p>
              </table:table-cell>
              <table:table-cell office:value-type="float" office:value="9.7428555565">
                <text:p>9.7428555565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9.74060485">
                <text:p>9.74060485</text:p>
              </table:table-cell>
            </table:table-row>
            <table:table-row>
              <table:table-cell office:value-type="float" office:value="0.231">
                <text:p>0.231</text:p>
              </table:table-cell>
              <table:table-cell office:value-type="float" office:value="9.7383443365">
                <text:p>9.7383443365</text:p>
              </table:table-cell>
            </table:table-row>
            <table:table-row>
              <table:table-cell office:value-type="float" office:value="0.232">
                <text:p>0.232</text:p>
              </table:table-cell>
              <table:table-cell office:value-type="float" office:value="9.736074016">
                <text:p>9.736074016</text:p>
              </table:table-cell>
            </table:table-row>
            <table:table-row>
              <table:table-cell office:value-type="float" office:value="0.233">
                <text:p>0.233</text:p>
              </table:table-cell>
              <table:table-cell office:value-type="float" office:value="9.7337938885">
                <text:p>9.7337938885</text:p>
              </table:table-cell>
            </table:table-row>
            <table:table-row>
              <table:table-cell office:value-type="float" office:value="0.234">
                <text:p>0.234</text:p>
              </table:table-cell>
              <table:table-cell office:value-type="float" office:value="9.731503954">
                <text:p>9.731503954</text:p>
              </table:table-cell>
            </table:table-row>
            <table:table-row>
              <table:table-cell office:value-type="float" office:value="0.235">
                <text:p>0.235</text:p>
              </table:table-cell>
              <table:table-cell office:value-type="float" office:value="9.7292042125">
                <text:p>9.7292042125</text:p>
              </table:table-cell>
            </table:table-row>
            <table:table-row>
              <table:table-cell office:value-type="float" office:value="0.236">
                <text:p>0.236</text:p>
              </table:table-cell>
              <table:table-cell office:value-type="float" office:value="9.726894664">
                <text:p>9.726894664</text:p>
              </table:table-cell>
            </table:table-row>
            <table:table-row>
              <table:table-cell office:value-type="float" office:value="0.237">
                <text:p>0.237</text:p>
              </table:table-cell>
              <table:table-cell office:value-type="float" office:value="9.7245753085">
                <text:p>9.7245753085</text:p>
              </table:table-cell>
            </table:table-row>
            <table:table-row>
              <table:table-cell office:value-type="float" office:value="0.238">
                <text:p>0.238</text:p>
              </table:table-cell>
              <table:table-cell office:value-type="float" office:value="9.722246146">
                <text:p>9.722246146</text:p>
              </table:table-cell>
            </table:table-row>
            <table:table-row>
              <table:table-cell office:value-type="float" office:value="0.239">
                <text:p>0.239</text:p>
              </table:table-cell>
              <table:table-cell office:value-type="float" office:value="9.7199071765">
                <text:p>9.719907176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9.7175584">
                <text:p>9.7175584</text:p>
              </table:table-cell>
            </table:table-row>
            <table:table-row>
              <table:table-cell office:value-type="float" office:value="0.241">
                <text:p>0.241</text:p>
              </table:table-cell>
              <table:table-cell office:value-type="float" office:value="9.7151998165">
                <text:p>9.7151998165</text:p>
              </table:table-cell>
            </table:table-row>
            <table:table-row>
              <table:table-cell office:value-type="float" office:value="0.242">
                <text:p>0.242</text:p>
              </table:table-cell>
              <table:table-cell office:value-type="float" office:value="9.712831426">
                <text:p>9.712831426</text:p>
              </table:table-cell>
            </table:table-row>
            <table:table-row>
              <table:table-cell office:value-type="float" office:value="0.243">
                <text:p>0.243</text:p>
              </table:table-cell>
              <table:table-cell office:value-type="float" office:value="9.7104532285">
                <text:p>9.7104532285</text:p>
              </table:table-cell>
            </table:table-row>
            <table:table-row>
              <table:table-cell office:value-type="float" office:value="0.244">
                <text:p>0.244</text:p>
              </table:table-cell>
              <table:table-cell office:value-type="float" office:value="9.708065224">
                <text:p>9.708065224</text:p>
              </table:table-cell>
            </table:table-row>
            <table:table-row>
              <table:table-cell office:value-type="float" office:value="0.245">
                <text:p>0.245</text:p>
              </table:table-cell>
              <table:table-cell office:value-type="float" office:value="9.7056674125">
                <text:p>9.7056674125</text:p>
              </table:table-cell>
            </table:table-row>
            <table:table-row>
              <table:table-cell office:value-type="float" office:value="0.246">
                <text:p>0.246</text:p>
              </table:table-cell>
              <table:table-cell office:value-type="float" office:value="9.703259794">
                <text:p>9.703259794</text:p>
              </table:table-cell>
            </table:table-row>
            <table:table-row>
              <table:table-cell office:value-type="float" office:value="0.247">
                <text:p>0.247</text:p>
              </table:table-cell>
              <table:table-cell office:value-type="float" office:value="9.7008423685">
                <text:p>9.7008423685</text:p>
              </table:table-cell>
            </table:table-row>
            <table:table-row>
              <table:table-cell office:value-type="float" office:value="0.248">
                <text:p>0.248</text:p>
              </table:table-cell>
              <table:table-cell office:value-type="float" office:value="9.698415136">
                <text:p>9.698415136</text:p>
              </table:table-cell>
            </table:table-row>
            <table:table-row>
              <table:table-cell office:value-type="float" office:value="0.249">
                <text:p>0.249</text:p>
              </table:table-cell>
              <table:table-cell office:value-type="float" office:value="9.6959780965">
                <text:p>9.6959780965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9.69353125">
                <text:p>9.69353125</text:p>
              </table:table-cell>
            </table:table-row>
            <table:table-row>
              <table:table-cell office:value-type="float" office:value="0.251">
                <text:p>0.251</text:p>
              </table:table-cell>
              <table:table-cell office:value-type="float" office:value="9.6910745965">
                <text:p>9.6910745965</text:p>
              </table:table-cell>
            </table:table-row>
            <table:table-row>
              <table:table-cell office:value-type="float" office:value="0.252">
                <text:p>0.252</text:p>
              </table:table-cell>
              <table:table-cell office:value-type="float" office:value="9.688608136">
                <text:p>9.688608136</text:p>
              </table:table-cell>
            </table:table-row>
            <table:table-row>
              <table:table-cell office:value-type="float" office:value="0.253">
                <text:p>0.253</text:p>
              </table:table-cell>
              <table:table-cell office:value-type="float" office:value="9.6861318685">
                <text:p>9.6861318685</text:p>
              </table:table-cell>
            </table:table-row>
            <table:table-row>
              <table:table-cell office:value-type="float" office:value="0.254">
                <text:p>0.254</text:p>
              </table:table-cell>
              <table:table-cell office:value-type="float" office:value="9.683645794">
                <text:p>9.683645794</text:p>
              </table:table-cell>
            </table:table-row>
            <table:table-row>
              <table:table-cell office:value-type="float" office:value="0.255">
                <text:p>0.255</text:p>
              </table:table-cell>
              <table:table-cell office:value-type="float" office:value="9.6811499125">
                <text:p>9.6811499125</text:p>
              </table:table-cell>
            </table:table-row>
            <table:table-row>
              <table:table-cell office:value-type="float" office:value="0.256">
                <text:p>0.256</text:p>
              </table:table-cell>
              <table:table-cell office:value-type="float" office:value="9.678644224">
                <text:p>9.678644224</text:p>
              </table:table-cell>
            </table:table-row>
            <table:table-row>
              <table:table-cell office:value-type="float" office:value="0.257">
                <text:p>0.257</text:p>
              </table:table-cell>
              <table:table-cell office:value-type="float" office:value="9.6761287285">
                <text:p>9.6761287285</text:p>
              </table:table-cell>
            </table:table-row>
            <table:table-row>
              <table:table-cell office:value-type="float" office:value="0.258">
                <text:p>0.258</text:p>
              </table:table-cell>
              <table:table-cell office:value-type="float" office:value="9.673603426">
                <text:p>9.673603426</text:p>
              </table:table-cell>
            </table:table-row>
            <table:table-row>
              <table:table-cell office:value-type="float" office:value="0.259">
                <text:p>0.259</text:p>
              </table:table-cell>
              <table:table-cell office:value-type="float" office:value="9.6710683165">
                <text:p>9.671068316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9.6685234">
                <text:p>9.6685234</text:p>
              </table:table-cell>
            </table:table-row>
            <table:table-row>
              <table:table-cell office:value-type="float" office:value="0.261">
                <text:p>0.261</text:p>
              </table:table-cell>
              <table:table-cell office:value-type="float" office:value="9.6659686765">
                <text:p>9.6659686765</text:p>
              </table:table-cell>
            </table:table-row>
            <table:table-row>
              <table:table-cell office:value-type="float" office:value="0.262">
                <text:p>0.262</text:p>
              </table:table-cell>
              <table:table-cell office:value-type="float" office:value="9.663404146">
                <text:p>9.663404146</text:p>
              </table:table-cell>
            </table:table-row>
            <table:table-row>
              <table:table-cell office:value-type="float" office:value="0.263">
                <text:p>0.263</text:p>
              </table:table-cell>
              <table:table-cell office:value-type="float" office:value="9.6608298085">
                <text:p>9.6608298085</text:p>
              </table:table-cell>
            </table:table-row>
            <table:table-row>
              <table:table-cell office:value-type="float" office:value="0.264">
                <text:p>0.264</text:p>
              </table:table-cell>
              <table:table-cell office:value-type="float" office:value="9.658245664">
                <text:p>9.658245664</text:p>
              </table:table-cell>
            </table:table-row>
            <table:table-row>
              <table:table-cell office:value-type="float" office:value="0.265">
                <text:p>0.265</text:p>
              </table:table-cell>
              <table:table-cell office:value-type="float" office:value="9.6556517125">
                <text:p>9.6556517125</text:p>
              </table:table-cell>
            </table:table-row>
            <table:table-row>
              <table:table-cell office:value-type="float" office:value="0.266">
                <text:p>0.266</text:p>
              </table:table-cell>
              <table:table-cell office:value-type="float" office:value="9.653047954">
                <text:p>9.653047954</text:p>
              </table:table-cell>
            </table:table-row>
            <table:table-row>
              <table:table-cell office:value-type="float" office:value="0.267">
                <text:p>0.267</text:p>
              </table:table-cell>
              <table:table-cell office:value-type="float" office:value="9.6504343885">
                <text:p>9.6504343885</text:p>
              </table:table-cell>
            </table:table-row>
            <table:table-row>
              <table:table-cell office:value-type="float" office:value="0.268">
                <text:p>0.268</text:p>
              </table:table-cell>
              <table:table-cell office:value-type="float" office:value="9.647811016">
                <text:p>9.647811016</text:p>
              </table:table-cell>
            </table:table-row>
            <table:table-row>
              <table:table-cell office:value-type="float" office:value="0.269">
                <text:p>0.269</text:p>
              </table:table-cell>
              <table:table-cell office:value-type="float" office:value="9.6451778365">
                <text:p>9.6451778365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9.64253485">
                <text:p>9.64253485</text:p>
              </table:table-cell>
            </table:table-row>
            <table:table-row>
              <table:table-cell office:value-type="float" office:value="0.271">
                <text:p>0.271</text:p>
              </table:table-cell>
              <table:table-cell office:value-type="float" office:value="9.6398820565">
                <text:p>9.6398820565</text:p>
              </table:table-cell>
            </table:table-row>
            <table:table-row>
              <table:table-cell office:value-type="float" office:value="0.272">
                <text:p>0.272</text:p>
              </table:table-cell>
              <table:table-cell office:value-type="float" office:value="9.637219456">
                <text:p>9.637219456</text:p>
              </table:table-cell>
            </table:table-row>
            <table:table-row>
              <table:table-cell office:value-type="float" office:value="0.273">
                <text:p>0.273</text:p>
              </table:table-cell>
              <table:table-cell office:value-type="float" office:value="9.6345470485">
                <text:p>9.6345470485</text:p>
              </table:table-cell>
            </table:table-row>
            <table:table-row>
              <table:table-cell office:value-type="float" office:value="0.274">
                <text:p>0.274</text:p>
              </table:table-cell>
              <table:table-cell office:value-type="float" office:value="9.631864834">
                <text:p>9.631864834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9.6291728125">
                <text:p>9.6291728125</text:p>
              </table:table-cell>
            </table:table-row>
            <table:table-row>
              <table:table-cell office:value-type="float" office:value="0.276">
                <text:p>0.276</text:p>
              </table:table-cell>
              <table:table-cell office:value-type="float" office:value="9.626470984">
                <text:p>9.626470984</text:p>
              </table:table-cell>
            </table:table-row>
            <table:table-row>
              <table:table-cell office:value-type="float" office:value="0.277">
                <text:p>0.277</text:p>
              </table:table-cell>
              <table:table-cell office:value-type="float" office:value="9.6237593485">
                <text:p>9.6237593485</text:p>
              </table:table-cell>
            </table:table-row>
            <table:table-row>
              <table:table-cell office:value-type="float" office:value="0.278">
                <text:p>0.278</text:p>
              </table:table-cell>
              <table:table-cell office:value-type="float" office:value="9.621037906">
                <text:p>9.621037906</text:p>
              </table:table-cell>
            </table:table-row>
            <table:table-row>
              <table:table-cell office:value-type="float" office:value="0.279">
                <text:p>0.279</text:p>
              </table:table-cell>
              <table:table-cell office:value-type="float" office:value="9.6183066565">
                <text:p>9.6183066565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9.6155656">
                <text:p>9.6155656</text:p>
              </table:table-cell>
            </table:table-row>
            <table:table-row>
              <table:table-cell office:value-type="float" office:value="0.281">
                <text:p>0.281</text:p>
              </table:table-cell>
              <table:table-cell office:value-type="float" office:value="9.6128147365">
                <text:p>9.6128147365</text:p>
              </table:table-cell>
            </table:table-row>
            <table:table-row>
              <table:table-cell office:value-type="float" office:value="0.282">
                <text:p>0.282</text:p>
              </table:table-cell>
              <table:table-cell office:value-type="float" office:value="9.610054066">
                <text:p>9.610054066</text:p>
              </table:table-cell>
            </table:table-row>
            <table:table-row>
              <table:table-cell office:value-type="float" office:value="0.283">
                <text:p>0.283</text:p>
              </table:table-cell>
              <table:table-cell office:value-type="float" office:value="9.6072835885">
                <text:p>9.6072835885</text:p>
              </table:table-cell>
            </table:table-row>
            <table:table-row>
              <table:table-cell office:value-type="float" office:value="0.284">
                <text:p>0.284</text:p>
              </table:table-cell>
              <table:table-cell office:value-type="float" office:value="9.604503304">
                <text:p>9.604503304</text:p>
              </table:table-cell>
            </table:table-row>
            <table:table-row>
              <table:table-cell office:value-type="float" office:value="0.285">
                <text:p>0.285</text:p>
              </table:table-cell>
              <table:table-cell office:value-type="float" office:value="9.6017132125">
                <text:p>9.6017132125</text:p>
              </table:table-cell>
            </table:table-row>
            <table:table-row>
              <table:table-cell office:value-type="float" office:value="0.286">
                <text:p>0.286</text:p>
              </table:table-cell>
              <table:table-cell office:value-type="float" office:value="9.598913314">
                <text:p>9.598913314</text:p>
              </table:table-cell>
            </table:table-row>
            <table:table-row>
              <table:table-cell office:value-type="float" office:value="0.287">
                <text:p>0.287</text:p>
              </table:table-cell>
              <table:table-cell office:value-type="float" office:value="9.5961036085">
                <text:p>9.5961036085</text:p>
              </table:table-cell>
            </table:table-row>
            <table:table-row>
              <table:table-cell office:value-type="float" office:value="0.288">
                <text:p>0.288</text:p>
              </table:table-cell>
              <table:table-cell office:value-type="float" office:value="9.593284096">
                <text:p>9.593284096</text:p>
              </table:table-cell>
            </table:table-row>
            <table:table-row>
              <table:table-cell office:value-type="float" office:value="0.289">
                <text:p>0.289</text:p>
              </table:table-cell>
              <table:table-cell office:value-type="float" office:value="9.5904547765">
                <text:p>9.5904547765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9.58761565">
                <text:p>9.58761565</text:p>
              </table:table-cell>
            </table:table-row>
            <table:table-row>
              <table:table-cell office:value-type="float" office:value="0.291">
                <text:p>0.291</text:p>
              </table:table-cell>
              <table:table-cell office:value-type="float" office:value="9.5847667165">
                <text:p>9.5847667165</text:p>
              </table:table-cell>
            </table:table-row>
            <table:table-row>
              <table:table-cell office:value-type="float" office:value="0.292">
                <text:p>0.292</text:p>
              </table:table-cell>
              <table:table-cell office:value-type="float" office:value="9.581907976">
                <text:p>9.581907976</text:p>
              </table:table-cell>
            </table:table-row>
            <table:table-row>
              <table:table-cell office:value-type="float" office:value="0.293">
                <text:p>0.293</text:p>
              </table:table-cell>
              <table:table-cell office:value-type="float" office:value="9.5790394285">
                <text:p>9.5790394285</text:p>
              </table:table-cell>
            </table:table-row>
            <table:table-row>
              <table:table-cell office:value-type="float" office:value="0.294">
                <text:p>0.294</text:p>
              </table:table-cell>
              <table:table-cell office:value-type="float" office:value="9.576161074">
                <text:p>9.576161074</text:p>
              </table:table-cell>
            </table:table-row>
            <table:table-row>
              <table:table-cell office:value-type="float" office:value="0.295">
                <text:p>0.295</text:p>
              </table:table-cell>
              <table:table-cell office:value-type="float" office:value="9.5732729125">
                <text:p>9.5732729125</text:p>
              </table:table-cell>
            </table:table-row>
            <table:table-row>
              <table:table-cell office:value-type="float" office:value="0.296">
                <text:p>0.296</text:p>
              </table:table-cell>
              <table:table-cell office:value-type="float" office:value="9.570374944">
                <text:p>9.570374944</text:p>
              </table:table-cell>
            </table:table-row>
            <table:table-row>
              <table:table-cell office:value-type="float" office:value="0.297">
                <text:p>0.297</text:p>
              </table:table-cell>
              <table:table-cell office:value-type="float" office:value="9.5674671685">
                <text:p>9.5674671685</text:p>
              </table:table-cell>
            </table:table-row>
            <table:table-row>
              <table:table-cell office:value-type="float" office:value="0.298">
                <text:p>0.298</text:p>
              </table:table-cell>
              <table:table-cell office:value-type="float" office:value="9.564549586">
                <text:p>9.564549586</text:p>
              </table:table-cell>
            </table:table-row>
            <table:table-row>
              <table:table-cell office:value-type="float" office:value="0.299">
                <text:p>0.299</text:p>
              </table:table-cell>
              <table:table-cell office:value-type="float" office:value="9.5616221965">
                <text:p>9.561622196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9.558685">
                <text:p>9.558685</text:p>
              </table:table-cell>
            </table:table-row>
            <table:table-row>
              <table:table-cell office:value-type="float" office:value="0.301">
                <text:p>0.301</text:p>
              </table:table-cell>
              <table:table-cell office:value-type="float" office:value="9.5557379965">
                <text:p>9.5557379965</text:p>
              </table:table-cell>
            </table:table-row>
            <table:table-row>
              <table:table-cell office:value-type="float" office:value="0.302">
                <text:p>0.302</text:p>
              </table:table-cell>
              <table:table-cell office:value-type="float" office:value="9.552781186">
                <text:p>9.552781186</text:p>
              </table:table-cell>
            </table:table-row>
            <table:table-row>
              <table:table-cell office:value-type="float" office:value="0.303">
                <text:p>0.303</text:p>
              </table:table-cell>
              <table:table-cell office:value-type="float" office:value="9.5498145685">
                <text:p>9.5498145685</text:p>
              </table:table-cell>
            </table:table-row>
            <table:table-row>
              <table:table-cell office:value-type="float" office:value="0.304">
                <text:p>0.304</text:p>
              </table:table-cell>
              <table:table-cell office:value-type="float" office:value="9.546838144">
                <text:p>9.546838144</text:p>
              </table:table-cell>
            </table:table-row>
            <table:table-row>
              <table:table-cell office:value-type="float" office:value="0.305">
                <text:p>0.305</text:p>
              </table:table-cell>
              <table:table-cell office:value-type="float" office:value="9.5438519125">
                <text:p>9.5438519125</text:p>
              </table:table-cell>
            </table:table-row>
            <table:table-row>
              <table:table-cell office:value-type="float" office:value="0.306">
                <text:p>0.306</text:p>
              </table:table-cell>
              <table:table-cell office:value-type="float" office:value="9.540855874">
                <text:p>9.540855874</text:p>
              </table:table-cell>
            </table:table-row>
            <table:table-row>
              <table:table-cell office:value-type="float" office:value="0.307">
                <text:p>0.307</text:p>
              </table:table-cell>
              <table:table-cell office:value-type="float" office:value="9.5378500285">
                <text:p>9.5378500285</text:p>
              </table:table-cell>
            </table:table-row>
            <table:table-row>
              <table:table-cell office:value-type="float" office:value="0.308">
                <text:p>0.308</text:p>
              </table:table-cell>
              <table:table-cell office:value-type="float" office:value="9.534834376">
                <text:p>9.534834376</text:p>
              </table:table-cell>
            </table:table-row>
            <table:table-row>
              <table:table-cell office:value-type="float" office:value="0.309">
                <text:p>0.309</text:p>
              </table:table-cell>
              <table:table-cell office:value-type="float" office:value="9.5318089165">
                <text:p>9.5318089165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9.52877365">
                <text:p>9.52877365</text:p>
              </table:table-cell>
            </table:table-row>
            <table:table-row>
              <table:table-cell office:value-type="float" office:value="0.311">
                <text:p>0.311</text:p>
              </table:table-cell>
              <table:table-cell office:value-type="float" office:value="9.5257285765">
                <text:p>9.5257285765</text:p>
              </table:table-cell>
            </table:table-row>
            <table:table-row>
              <table:table-cell office:value-type="float" office:value="0.312">
                <text:p>0.312</text:p>
              </table:table-cell>
              <table:table-cell office:value-type="float" office:value="9.522673696">
                <text:p>9.522673696</text:p>
              </table:table-cell>
            </table:table-row>
            <table:table-row>
              <table:table-cell office:value-type="float" office:value="0.313">
                <text:p>0.313</text:p>
              </table:table-cell>
              <table:table-cell office:value-type="float" office:value="9.5196090085">
                <text:p>9.5196090085</text:p>
              </table:table-cell>
            </table:table-row>
            <table:table-row>
              <table:table-cell office:value-type="float" office:value="0.314">
                <text:p>0.314</text:p>
              </table:table-cell>
              <table:table-cell office:value-type="float" office:value="9.516534514">
                <text:p>9.516534514</text:p>
              </table:table-cell>
            </table:table-row>
            <table:table-row>
              <table:table-cell office:value-type="float" office:value="0.315">
                <text:p>0.315</text:p>
              </table:table-cell>
              <table:table-cell office:value-type="float" office:value="9.5134502125">
                <text:p>9.5134502125</text:p>
              </table:table-cell>
            </table:table-row>
            <table:table-row>
              <table:table-cell office:value-type="float" office:value="0.316">
                <text:p>0.316</text:p>
              </table:table-cell>
              <table:table-cell office:value-type="float" office:value="9.510356104">
                <text:p>9.510356104</text:p>
              </table:table-cell>
            </table:table-row>
            <table:table-row>
              <table:table-cell office:value-type="float" office:value="0.317">
                <text:p>0.317</text:p>
              </table:table-cell>
              <table:table-cell office:value-type="float" office:value="9.5072521885">
                <text:p>9.5072521885</text:p>
              </table:table-cell>
            </table:table-row>
            <table:table-row>
              <table:table-cell office:value-type="float" office:value="0.318">
                <text:p>0.318</text:p>
              </table:table-cell>
              <table:table-cell office:value-type="float" office:value="9.504138466">
                <text:p>9.504138466</text:p>
              </table:table-cell>
            </table:table-row>
            <table:table-row>
              <table:table-cell office:value-type="float" office:value="0.319">
                <text:p>0.319</text:p>
              </table:table-cell>
              <table:table-cell office:value-type="float" office:value="9.5010149365">
                <text:p>9.5010149365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9.4978816">
                <text:p>9.4978816</text:p>
              </table:table-cell>
            </table:table-row>
            <table:table-row>
              <table:table-cell office:value-type="float" office:value="0.321">
                <text:p>0.321</text:p>
              </table:table-cell>
              <table:table-cell office:value-type="float" office:value="9.4947384565">
                <text:p>9.4947384565</text:p>
              </table:table-cell>
            </table:table-row>
            <table:table-row>
              <table:table-cell office:value-type="float" office:value="0.322">
                <text:p>0.322</text:p>
              </table:table-cell>
              <table:table-cell office:value-type="float" office:value="9.491585506">
                <text:p>9.491585506</text:p>
              </table:table-cell>
            </table:table-row>
            <table:table-row>
              <table:table-cell office:value-type="float" office:value="0.323">
                <text:p>0.323</text:p>
              </table:table-cell>
              <table:table-cell office:value-type="float" office:value="9.4884227485">
                <text:p>9.4884227485</text:p>
              </table:table-cell>
            </table:table-row>
            <table:table-row>
              <table:table-cell office:value-type="float" office:value="0.324">
                <text:p>0.324</text:p>
              </table:table-cell>
              <table:table-cell office:value-type="float" office:value="9.485250184">
                <text:p>9.485250184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9.4820678125">
                <text:p>9.4820678125</text:p>
              </table:table-cell>
            </table:table-row>
            <table:table-row>
              <table:table-cell office:value-type="float" office:value="0.326">
                <text:p>0.326</text:p>
              </table:table-cell>
              <table:table-cell office:value-type="float" office:value="9.478875634">
                <text:p>9.478875634</text:p>
              </table:table-cell>
            </table:table-row>
            <table:table-row>
              <table:table-cell office:value-type="float" office:value="0.327">
                <text:p>0.327</text:p>
              </table:table-cell>
              <table:table-cell office:value-type="float" office:value="9.4756736485">
                <text:p>9.4756736485</text:p>
              </table:table-cell>
            </table:table-row>
            <table:table-row>
              <table:table-cell office:value-type="float" office:value="0.328">
                <text:p>0.328</text:p>
              </table:table-cell>
              <table:table-cell office:value-type="float" office:value="9.472461856">
                <text:p>9.472461856</text:p>
              </table:table-cell>
            </table:table-row>
            <table:table-row>
              <table:table-cell office:value-type="float" office:value="0.329">
                <text:p>0.329</text:p>
              </table:table-cell>
              <table:table-cell office:value-type="float" office:value="9.4692402565">
                <text:p>9.4692402565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9.46600885">
                <text:p>9.46600885</text:p>
              </table:table-cell>
            </table:table-row>
            <table:table-row>
              <table:table-cell office:value-type="float" office:value="0.331">
                <text:p>0.331</text:p>
              </table:table-cell>
              <table:table-cell office:value-type="float" office:value="9.4627676365">
                <text:p>9.4627676365</text:p>
              </table:table-cell>
            </table:table-row>
            <table:table-row>
              <table:table-cell office:value-type="float" office:value="0.332">
                <text:p>0.332</text:p>
              </table:table-cell>
              <table:table-cell office:value-type="float" office:value="9.459516616">
                <text:p>9.459516616</text:p>
              </table:table-cell>
            </table:table-row>
            <table:table-row>
              <table:table-cell office:value-type="float" office:value="0.333">
                <text:p>0.333</text:p>
              </table:table-cell>
              <table:table-cell office:value-type="float" office:value="9.4562557885">
                <text:p>9.4562557885</text:p>
              </table:table-cell>
            </table:table-row>
            <table:table-row>
              <table:table-cell office:value-type="float" office:value="0.334">
                <text:p>0.334</text:p>
              </table:table-cell>
              <table:table-cell office:value-type="float" office:value="9.452985154">
                <text:p>9.452985154</text:p>
              </table:table-cell>
            </table:table-row>
            <table:table-row>
              <table:table-cell office:value-type="float" office:value="0.335">
                <text:p>0.335</text:p>
              </table:table-cell>
              <table:table-cell office:value-type="float" office:value="9.4497047125">
                <text:p>9.4497047125</text:p>
              </table:table-cell>
            </table:table-row>
            <table:table-row>
              <table:table-cell office:value-type="float" office:value="0.336">
                <text:p>0.336</text:p>
              </table:table-cell>
              <table:table-cell office:value-type="float" office:value="9.446414464">
                <text:p>9.446414464</text:p>
              </table:table-cell>
            </table:table-row>
            <table:table-row>
              <table:table-cell office:value-type="float" office:value="0.337">
                <text:p>0.337</text:p>
              </table:table-cell>
              <table:table-cell office:value-type="float" office:value="9.4431144085">
                <text:p>9.4431144085</text:p>
              </table:table-cell>
            </table:table-row>
            <table:table-row>
              <table:table-cell office:value-type="float" office:value="0.338">
                <text:p>0.338</text:p>
              </table:table-cell>
              <table:table-cell office:value-type="float" office:value="9.439804546">
                <text:p>9.439804546</text:p>
              </table:table-cell>
            </table:table-row>
            <table:table-row>
              <table:table-cell office:value-type="float" office:value="0.339">
                <text:p>0.339</text:p>
              </table:table-cell>
              <table:table-cell office:value-type="float" office:value="9.4364848765">
                <text:p>9.436484876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9.4331554">
                <text:p>9.4331554</text:p>
              </table:table-cell>
            </table:table-row>
            <table:table-row>
              <table:table-cell office:value-type="float" office:value="0.341">
                <text:p>0.341</text:p>
              </table:table-cell>
              <table:table-cell office:value-type="float" office:value="9.4298161165">
                <text:p>9.4298161165</text:p>
              </table:table-cell>
            </table:table-row>
            <table:table-row>
              <table:table-cell office:value-type="float" office:value="0.342">
                <text:p>0.342</text:p>
              </table:table-cell>
              <table:table-cell office:value-type="float" office:value="9.426467026">
                <text:p>9.426467026</text:p>
              </table:table-cell>
            </table:table-row>
            <table:table-row>
              <table:table-cell office:value-type="float" office:value="0.343">
                <text:p>0.343</text:p>
              </table:table-cell>
              <table:table-cell office:value-type="float" office:value="9.4231081285">
                <text:p>9.4231081285</text:p>
              </table:table-cell>
            </table:table-row>
            <table:table-row>
              <table:table-cell office:value-type="float" office:value="0.344">
                <text:p>0.344</text:p>
              </table:table-cell>
              <table:table-cell office:value-type="float" office:value="9.419739424">
                <text:p>9.419739424</text:p>
              </table:table-cell>
            </table:table-row>
            <table:table-row>
              <table:table-cell office:value-type="float" office:value="0.345">
                <text:p>0.345</text:p>
              </table:table-cell>
              <table:table-cell office:value-type="float" office:value="9.4163609125">
                <text:p>9.4163609125</text:p>
              </table:table-cell>
            </table:table-row>
            <table:table-row>
              <table:table-cell office:value-type="float" office:value="0.346">
                <text:p>0.346</text:p>
              </table:table-cell>
              <table:table-cell office:value-type="float" office:value="9.412972594">
                <text:p>9.412972594</text:p>
              </table:table-cell>
            </table:table-row>
            <table:table-row>
              <table:table-cell office:value-type="float" office:value="0.347">
                <text:p>0.347</text:p>
              </table:table-cell>
              <table:table-cell office:value-type="float" office:value="9.4095744685">
                <text:p>9.4095744685</text:p>
              </table:table-cell>
            </table:table-row>
            <table:table-row>
              <table:table-cell office:value-type="float" office:value="0.348">
                <text:p>0.348</text:p>
              </table:table-cell>
              <table:table-cell office:value-type="float" office:value="9.406166536">
                <text:p>9.406166536</text:p>
              </table:table-cell>
            </table:table-row>
            <table:table-row>
              <table:table-cell office:value-type="float" office:value="0.349">
                <text:p>0.349</text:p>
              </table:table-cell>
              <table:table-cell office:value-type="float" office:value="9.4027487965">
                <text:p>9.402748796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9.39932125">
                <text:p>9.39932125</text:p>
              </table:table-cell>
            </table:table-row>
            <table:table-row>
              <table:table-cell office:value-type="float" office:value="0.351">
                <text:p>0.351</text:p>
              </table:table-cell>
              <table:table-cell office:value-type="float" office:value="9.3958838965">
                <text:p>9.3958838965</text:p>
              </table:table-cell>
            </table:table-row>
            <table:table-row>
              <table:table-cell office:value-type="float" office:value="0.352">
                <text:p>0.352</text:p>
              </table:table-cell>
              <table:table-cell office:value-type="float" office:value="9.392436736">
                <text:p>9.392436736</text:p>
              </table:table-cell>
            </table:table-row>
            <table:table-row>
              <table:table-cell office:value-type="float" office:value="0.353">
                <text:p>0.353</text:p>
              </table:table-cell>
              <table:table-cell office:value-type="float" office:value="9.3889797685">
                <text:p>9.3889797685</text:p>
              </table:table-cell>
            </table:table-row>
            <table:table-row>
              <table:table-cell office:value-type="float" office:value="0.354">
                <text:p>0.354</text:p>
              </table:table-cell>
              <table:table-cell office:value-type="float" office:value="9.385512994">
                <text:p>9.385512994</text:p>
              </table:table-cell>
            </table:table-row>
            <table:table-row>
              <table:table-cell office:value-type="float" office:value="0.355">
                <text:p>0.355</text:p>
              </table:table-cell>
              <table:table-cell office:value-type="float" office:value="9.3820364125">
                <text:p>9.3820364125</text:p>
              </table:table-cell>
            </table:table-row>
            <table:table-row>
              <table:table-cell office:value-type="float" office:value="0.356">
                <text:p>0.356</text:p>
              </table:table-cell>
              <table:table-cell office:value-type="float" office:value="9.378550024">
                <text:p>9.378550024</text:p>
              </table:table-cell>
            </table:table-row>
            <table:table-row>
              <table:table-cell office:value-type="float" office:value="0.357">
                <text:p>0.357</text:p>
              </table:table-cell>
              <table:table-cell office:value-type="float" office:value="9.3750538285">
                <text:p>9.3750538285</text:p>
              </table:table-cell>
            </table:table-row>
            <table:table-row>
              <table:table-cell office:value-type="float" office:value="0.358">
                <text:p>0.358</text:p>
              </table:table-cell>
              <table:table-cell office:value-type="float" office:value="9.371547826">
                <text:p>9.371547826</text:p>
              </table:table-cell>
            </table:table-row>
            <table:table-row>
              <table:table-cell office:value-type="float" office:value="0.359">
                <text:p>0.359</text:p>
              </table:table-cell>
              <table:table-cell office:value-type="float" office:value="9.3680320165">
                <text:p>9.3680320165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9.3645064">
                <text:p>9.3645064</text:p>
              </table:table-cell>
            </table:table-row>
            <table:table-row>
              <table:table-cell office:value-type="float" office:value="0.361">
                <text:p>0.361</text:p>
              </table:table-cell>
              <table:table-cell office:value-type="float" office:value="9.3609709765">
                <text:p>9.3609709765</text:p>
              </table:table-cell>
            </table:table-row>
            <table:table-row>
              <table:table-cell office:value-type="float" office:value="0.362">
                <text:p>0.362</text:p>
              </table:table-cell>
              <table:table-cell office:value-type="float" office:value="9.357425746">
                <text:p>9.357425746</text:p>
              </table:table-cell>
            </table:table-row>
            <table:table-row>
              <table:table-cell office:value-type="float" office:value="0.363">
                <text:p>0.363</text:p>
              </table:table-cell>
              <table:table-cell office:value-type="float" office:value="9.3538707085">
                <text:p>9.3538707085</text:p>
              </table:table-cell>
            </table:table-row>
            <table:table-row>
              <table:table-cell office:value-type="float" office:value="0.364">
                <text:p>0.364</text:p>
              </table:table-cell>
              <table:table-cell office:value-type="float" office:value="9.350305864">
                <text:p>9.350305864</text:p>
              </table:table-cell>
            </table:table-row>
            <table:table-row>
              <table:table-cell office:value-type="float" office:value="0.365">
                <text:p>0.365</text:p>
              </table:table-cell>
              <table:table-cell office:value-type="float" office:value="9.3467312125">
                <text:p>9.3467312125</text:p>
              </table:table-cell>
            </table:table-row>
            <table:table-row>
              <table:table-cell office:value-type="float" office:value="0.366">
                <text:p>0.366</text:p>
              </table:table-cell>
              <table:table-cell office:value-type="float" office:value="9.343146754">
                <text:p>9.343146754</text:p>
              </table:table-cell>
            </table:table-row>
            <table:table-row>
              <table:table-cell office:value-type="float" office:value="0.367">
                <text:p>0.367</text:p>
              </table:table-cell>
              <table:table-cell office:value-type="float" office:value="9.3395524885">
                <text:p>9.3395524885</text:p>
              </table:table-cell>
            </table:table-row>
            <table:table-row>
              <table:table-cell office:value-type="float" office:value="0.368">
                <text:p>0.368</text:p>
              </table:table-cell>
              <table:table-cell office:value-type="float" office:value="9.335948416">
                <text:p>9.335948416</text:p>
              </table:table-cell>
            </table:table-row>
            <table:table-row>
              <table:table-cell office:value-type="float" office:value="0.369">
                <text:p>0.369</text:p>
              </table:table-cell>
              <table:table-cell office:value-type="float" office:value="9.3323345365">
                <text:p>9.3323345365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9.32871085">
                <text:p>9.32871085</text:p>
              </table:table-cell>
            </table:table-row>
            <table:table-row>
              <table:table-cell office:value-type="float" office:value="0.371">
                <text:p>0.371</text:p>
              </table:table-cell>
              <table:table-cell office:value-type="float" office:value="9.3250773565">
                <text:p>9.3250773565</text:p>
              </table:table-cell>
            </table:table-row>
            <table:table-row>
              <table:table-cell office:value-type="float" office:value="0.372">
                <text:p>0.372</text:p>
              </table:table-cell>
              <table:table-cell office:value-type="float" office:value="9.321434056">
                <text:p>9.321434056</text:p>
              </table:table-cell>
            </table:table-row>
            <table:table-row>
              <table:table-cell office:value-type="float" office:value="0.373">
                <text:p>0.373</text:p>
              </table:table-cell>
              <table:table-cell office:value-type="float" office:value="9.3177809485">
                <text:p>9.3177809485</text:p>
              </table:table-cell>
            </table:table-row>
            <table:table-row>
              <table:table-cell office:value-type="float" office:value="0.374">
                <text:p>0.374</text:p>
              </table:table-cell>
              <table:table-cell office:value-type="float" office:value="9.314118034">
                <text:p>9.314118034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9.3104453125">
                <text:p>9.3104453125</text:p>
              </table:table-cell>
            </table:table-row>
            <table:table-row>
              <table:table-cell office:value-type="float" office:value="0.376">
                <text:p>0.376</text:p>
              </table:table-cell>
              <table:table-cell office:value-type="float" office:value="9.306762784">
                <text:p>9.306762784</text:p>
              </table:table-cell>
            </table:table-row>
            <table:table-row>
              <table:table-cell office:value-type="float" office:value="0.377">
                <text:p>0.377</text:p>
              </table:table-cell>
              <table:table-cell office:value-type="float" office:value="9.3030704485">
                <text:p>9.3030704485</text:p>
              </table:table-cell>
            </table:table-row>
            <table:table-row>
              <table:table-cell office:value-type="float" office:value="0.378">
                <text:p>0.378</text:p>
              </table:table-cell>
              <table:table-cell office:value-type="float" office:value="9.299368306">
                <text:p>9.299368306</text:p>
              </table:table-cell>
            </table:table-row>
            <table:table-row>
              <table:table-cell office:value-type="float" office:value="0.379">
                <text:p>0.379</text:p>
              </table:table-cell>
              <table:table-cell office:value-type="float" office:value="9.2956563565">
                <text:p>9.2956563565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9.2919346">
                <text:p>9.2919346</text:p>
              </table:table-cell>
            </table:table-row>
            <table:table-row>
              <table:table-cell office:value-type="float" office:value="0.381">
                <text:p>0.381</text:p>
              </table:table-cell>
              <table:table-cell office:value-type="float" office:value="9.2882030365">
                <text:p>9.2882030365</text:p>
              </table:table-cell>
            </table:table-row>
            <table:table-row>
              <table:table-cell office:value-type="float" office:value="0.382">
                <text:p>0.382</text:p>
              </table:table-cell>
              <table:table-cell office:value-type="float" office:value="9.284461666">
                <text:p>9.284461666</text:p>
              </table:table-cell>
            </table:table-row>
            <table:table-row>
              <table:table-cell office:value-type="float" office:value="0.383">
                <text:p>0.383</text:p>
              </table:table-cell>
              <table:table-cell office:value-type="float" office:value="9.2807104885">
                <text:p>9.2807104885</text:p>
              </table:table-cell>
            </table:table-row>
            <table:table-row>
              <table:table-cell office:value-type="float" office:value="0.384">
                <text:p>0.384</text:p>
              </table:table-cell>
              <table:table-cell office:value-type="float" office:value="9.276949504">
                <text:p>9.276949504</text:p>
              </table:table-cell>
            </table:table-row>
            <table:table-row>
              <table:table-cell office:value-type="float" office:value="0.385">
                <text:p>0.385</text:p>
              </table:table-cell>
              <table:table-cell office:value-type="float" office:value="9.2731787125">
                <text:p>9.2731787125</text:p>
              </table:table-cell>
            </table:table-row>
            <table:table-row>
              <table:table-cell office:value-type="float" office:value="0.386">
                <text:p>0.386</text:p>
              </table:table-cell>
              <table:table-cell office:value-type="float" office:value="9.269398114">
                <text:p>9.269398114</text:p>
              </table:table-cell>
            </table:table-row>
            <table:table-row>
              <table:table-cell office:value-type="float" office:value="0.387">
                <text:p>0.387</text:p>
              </table:table-cell>
              <table:table-cell office:value-type="float" office:value="9.2656077085">
                <text:p>9.2656077085</text:p>
              </table:table-cell>
            </table:table-row>
            <table:table-row>
              <table:table-cell office:value-type="float" office:value="0.388">
                <text:p>0.388</text:p>
              </table:table-cell>
              <table:table-cell office:value-type="float" office:value="9.261807496">
                <text:p>9.261807496</text:p>
              </table:table-cell>
            </table:table-row>
            <table:table-row>
              <table:table-cell office:value-type="float" office:value="0.389">
                <text:p>0.389</text:p>
              </table:table-cell>
              <table:table-cell office:value-type="float" office:value="9.2579974765">
                <text:p>9.2579974765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9.25417765">
                <text:p>9.25417765</text:p>
              </table:table-cell>
            </table:table-row>
            <table:table-row>
              <table:table-cell office:value-type="float" office:value="0.391">
                <text:p>0.391</text:p>
              </table:table-cell>
              <table:table-cell office:value-type="float" office:value="9.2503480165">
                <text:p>9.2503480165</text:p>
              </table:table-cell>
            </table:table-row>
            <table:table-row>
              <table:table-cell office:value-type="float" office:value="0.392">
                <text:p>0.392</text:p>
              </table:table-cell>
              <table:table-cell office:value-type="float" office:value="9.246508576">
                <text:p>9.246508576</text:p>
              </table:table-cell>
            </table:table-row>
            <table:table-row>
              <table:table-cell office:value-type="float" office:value="0.393">
                <text:p>0.393</text:p>
              </table:table-cell>
              <table:table-cell office:value-type="float" office:value="9.2426593285">
                <text:p>9.2426593285</text:p>
              </table:table-cell>
            </table:table-row>
            <table:table-row>
              <table:table-cell office:value-type="float" office:value="0.394">
                <text:p>0.394</text:p>
              </table:table-cell>
              <table:table-cell office:value-type="float" office:value="9.238800274">
                <text:p>9.238800274</text:p>
              </table:table-cell>
            </table:table-row>
            <table:table-row>
              <table:table-cell office:value-type="float" office:value="0.395">
                <text:p>0.395</text:p>
              </table:table-cell>
              <table:table-cell office:value-type="float" office:value="9.2349314125">
                <text:p>9.2349314125</text:p>
              </table:table-cell>
            </table:table-row>
            <table:table-row>
              <table:table-cell office:value-type="float" office:value="0.396">
                <text:p>0.396</text:p>
              </table:table-cell>
              <table:table-cell office:value-type="float" office:value="9.231052744">
                <text:p>9.231052744</text:p>
              </table:table-cell>
            </table:table-row>
            <table:table-row>
              <table:table-cell office:value-type="float" office:value="0.397">
                <text:p>0.397</text:p>
              </table:table-cell>
              <table:table-cell office:value-type="float" office:value="9.2271642685">
                <text:p>9.2271642685</text:p>
              </table:table-cell>
            </table:table-row>
            <table:table-row>
              <table:table-cell office:value-type="float" office:value="0.398">
                <text:p>0.398</text:p>
              </table:table-cell>
              <table:table-cell office:value-type="float" office:value="9.223265986">
                <text:p>9.223265986</text:p>
              </table:table-cell>
            </table:table-row>
            <table:table-row>
              <table:table-cell office:value-type="float" office:value="0.399">
                <text:p>0.399</text:p>
              </table:table-cell>
              <table:table-cell office:value-type="float" office:value="9.2193578965">
                <text:p>9.219357896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9.21544">
                <text:p>9.21544</text:p>
              </table:table-cell>
            </table:table-row>
            <table:table-row>
              <table:table-cell office:value-type="float" office:value="0.401">
                <text:p>0.401</text:p>
              </table:table-cell>
              <table:table-cell office:value-type="float" office:value="9.2115122965">
                <text:p>9.2115122965</text:p>
              </table:table-cell>
            </table:table-row>
            <table:table-row>
              <table:table-cell office:value-type="float" office:value="0.402">
                <text:p>0.402</text:p>
              </table:table-cell>
              <table:table-cell office:value-type="float" office:value="9.207574786">
                <text:p>9.207574786</text:p>
              </table:table-cell>
            </table:table-row>
            <table:table-row>
              <table:table-cell office:value-type="float" office:value="0.403">
                <text:p>0.403</text:p>
              </table:table-cell>
              <table:table-cell office:value-type="float" office:value="9.2036274685">
                <text:p>9.2036274685</text:p>
              </table:table-cell>
            </table:table-row>
            <table:table-row>
              <table:table-cell office:value-type="float" office:value="0.404">
                <text:p>0.404</text:p>
              </table:table-cell>
              <table:table-cell office:value-type="float" office:value="9.199670344">
                <text:p>9.199670344</text:p>
              </table:table-cell>
            </table:table-row>
            <table:table-row>
              <table:table-cell office:value-type="float" office:value="0.405">
                <text:p>0.405</text:p>
              </table:table-cell>
              <table:table-cell office:value-type="float" office:value="9.1957034125">
                <text:p>9.1957034125</text:p>
              </table:table-cell>
            </table:table-row>
            <table:table-row>
              <table:table-cell office:value-type="float" office:value="0.406">
                <text:p>0.406</text:p>
              </table:table-cell>
              <table:table-cell office:value-type="float" office:value="9.191726674">
                <text:p>9.191726674</text:p>
              </table:table-cell>
            </table:table-row>
            <table:table-row>
              <table:table-cell office:value-type="float" office:value="0.407">
                <text:p>0.407</text:p>
              </table:table-cell>
              <table:table-cell office:value-type="float" office:value="9.1877401285">
                <text:p>9.1877401285</text:p>
              </table:table-cell>
            </table:table-row>
            <table:table-row>
              <table:table-cell office:value-type="float" office:value="0.408">
                <text:p>0.408</text:p>
              </table:table-cell>
              <table:table-cell office:value-type="float" office:value="9.183743776">
                <text:p>9.183743776</text:p>
              </table:table-cell>
            </table:table-row>
            <table:table-row>
              <table:table-cell office:value-type="float" office:value="0.409">
                <text:p>0.409</text:p>
              </table:table-cell>
              <table:table-cell office:value-type="float" office:value="9.1797376165">
                <text:p>9.1797376165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9.17572165">
                <text:p>9.17572165</text:p>
              </table:table-cell>
            </table:table-row>
            <table:table-row>
              <table:table-cell office:value-type="float" office:value="0.411">
                <text:p>0.411</text:p>
              </table:table-cell>
              <table:table-cell office:value-type="float" office:value="9.1716958765">
                <text:p>9.1716958765</text:p>
              </table:table-cell>
            </table:table-row>
            <table:table-row>
              <table:table-cell office:value-type="float" office:value="0.412">
                <text:p>0.412</text:p>
              </table:table-cell>
              <table:table-cell office:value-type="float" office:value="9.167660296">
                <text:p>9.167660296</text:p>
              </table:table-cell>
            </table:table-row>
            <table:table-row>
              <table:table-cell office:value-type="float" office:value="0.413">
                <text:p>0.413</text:p>
              </table:table-cell>
              <table:table-cell office:value-type="float" office:value="9.1636149085">
                <text:p>9.1636149085</text:p>
              </table:table-cell>
            </table:table-row>
            <table:table-row>
              <table:table-cell office:value-type="float" office:value="0.414">
                <text:p>0.414</text:p>
              </table:table-cell>
              <table:table-cell office:value-type="float" office:value="9.159559714">
                <text:p>9.159559714</text:p>
              </table:table-cell>
            </table:table-row>
            <table:table-row>
              <table:table-cell office:value-type="float" office:value="0.415">
                <text:p>0.415</text:p>
              </table:table-cell>
              <table:table-cell office:value-type="float" office:value="9.1554947125">
                <text:p>9.1554947125</text:p>
              </table:table-cell>
            </table:table-row>
            <table:table-row>
              <table:table-cell office:value-type="float" office:value="0.416">
                <text:p>0.416</text:p>
              </table:table-cell>
              <table:table-cell office:value-type="float" office:value="9.151419904">
                <text:p>9.151419904</text:p>
              </table:table-cell>
            </table:table-row>
            <table:table-row>
              <table:table-cell office:value-type="float" office:value="0.417">
                <text:p>0.417</text:p>
              </table:table-cell>
              <table:table-cell office:value-type="float" office:value="9.1473352885">
                <text:p>9.1473352885</text:p>
              </table:table-cell>
            </table:table-row>
            <table:table-row>
              <table:table-cell office:value-type="float" office:value="0.418">
                <text:p>0.418</text:p>
              </table:table-cell>
              <table:table-cell office:value-type="float" office:value="9.143240866">
                <text:p>9.143240866</text:p>
              </table:table-cell>
            </table:table-row>
            <table:table-row>
              <table:table-cell office:value-type="float" office:value="0.419">
                <text:p>0.419</text:p>
              </table:table-cell>
              <table:table-cell office:value-type="float" office:value="9.1391366365">
                <text:p>9.1391366365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9.1350226">
                <text:p>9.1350226</text:p>
              </table:table-cell>
            </table:table-row>
            <table:table-row>
              <table:table-cell office:value-type="float" office:value="0.421">
                <text:p>0.421</text:p>
              </table:table-cell>
              <table:table-cell office:value-type="float" office:value="9.1308987565">
                <text:p>9.1308987565</text:p>
              </table:table-cell>
            </table:table-row>
            <table:table-row>
              <table:table-cell office:value-type="float" office:value="0.422">
                <text:p>0.422</text:p>
              </table:table-cell>
              <table:table-cell office:value-type="float" office:value="9.126765106">
                <text:p>9.126765106</text:p>
              </table:table-cell>
            </table:table-row>
            <table:table-row>
              <table:table-cell office:value-type="float" office:value="0.423">
                <text:p>0.423</text:p>
              </table:table-cell>
              <table:table-cell office:value-type="float" office:value="9.1226216485">
                <text:p>9.1226216485</text:p>
              </table:table-cell>
            </table:table-row>
            <table:table-row>
              <table:table-cell office:value-type="float" office:value="0.424">
                <text:p>0.424</text:p>
              </table:table-cell>
              <table:table-cell office:value-type="float" office:value="9.118468384">
                <text:p>9.118468384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9.1143053125">
                <text:p>9.1143053125</text:p>
              </table:table-cell>
            </table:table-row>
            <table:table-row>
              <table:table-cell office:value-type="float" office:value="0.426">
                <text:p>0.426</text:p>
              </table:table-cell>
              <table:table-cell office:value-type="float" office:value="9.110132434">
                <text:p>9.110132434</text:p>
              </table:table-cell>
            </table:table-row>
            <table:table-row>
              <table:table-cell office:value-type="float" office:value="0.427">
                <text:p>0.427</text:p>
              </table:table-cell>
              <table:table-cell office:value-type="float" office:value="9.1059497485">
                <text:p>9.1059497485</text:p>
              </table:table-cell>
            </table:table-row>
            <table:table-row>
              <table:table-cell office:value-type="float" office:value="0.428">
                <text:p>0.428</text:p>
              </table:table-cell>
              <table:table-cell office:value-type="float" office:value="9.101757256">
                <text:p>9.101757256</text:p>
              </table:table-cell>
            </table:table-row>
            <table:table-row>
              <table:table-cell office:value-type="float" office:value="0.429">
                <text:p>0.429</text:p>
              </table:table-cell>
              <table:table-cell office:value-type="float" office:value="9.0975549565">
                <text:p>9.0975549565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9.09334285">
                <text:p>9.09334285</text:p>
              </table:table-cell>
            </table:table-row>
            <table:table-row>
              <table:table-cell office:value-type="float" office:value="0.431">
                <text:p>0.431</text:p>
              </table:table-cell>
              <table:table-cell office:value-type="float" office:value="9.0891209365">
                <text:p>9.0891209365</text:p>
              </table:table-cell>
            </table:table-row>
            <table:table-row>
              <table:table-cell office:value-type="float" office:value="0.432">
                <text:p>0.432</text:p>
              </table:table-cell>
              <table:table-cell office:value-type="float" office:value="9.084889216">
                <text:p>9.084889216</text:p>
              </table:table-cell>
            </table:table-row>
            <table:table-row>
              <table:table-cell office:value-type="float" office:value="0.433">
                <text:p>0.433</text:p>
              </table:table-cell>
              <table:table-cell office:value-type="float" office:value="9.0806476885">
                <text:p>9.0806476885</text:p>
              </table:table-cell>
            </table:table-row>
            <table:table-row>
              <table:table-cell office:value-type="float" office:value="0.434">
                <text:p>0.434</text:p>
              </table:table-cell>
              <table:table-cell office:value-type="float" office:value="9.076396354">
                <text:p>9.076396354</text:p>
              </table:table-cell>
            </table:table-row>
            <table:table-row>
              <table:table-cell office:value-type="float" office:value="0.435">
                <text:p>0.435</text:p>
              </table:table-cell>
              <table:table-cell office:value-type="float" office:value="9.0721352125">
                <text:p>9.0721352125</text:p>
              </table:table-cell>
            </table:table-row>
            <table:table-row>
              <table:table-cell office:value-type="float" office:value="0.436">
                <text:p>0.436</text:p>
              </table:table-cell>
              <table:table-cell office:value-type="float" office:value="9.067864264">
                <text:p>9.067864264</text:p>
              </table:table-cell>
            </table:table-row>
            <table:table-row>
              <table:table-cell office:value-type="float" office:value="0.437">
                <text:p>0.437</text:p>
              </table:table-cell>
              <table:table-cell office:value-type="float" office:value="9.0635835085">
                <text:p>9.0635835085</text:p>
              </table:table-cell>
            </table:table-row>
            <table:table-row>
              <table:table-cell office:value-type="float" office:value="0.438">
                <text:p>0.438</text:p>
              </table:table-cell>
              <table:table-cell office:value-type="float" office:value="9.059292946">
                <text:p>9.059292946</text:p>
              </table:table-cell>
            </table:table-row>
            <table:table-row>
              <table:table-cell office:value-type="float" office:value="0.439">
                <text:p>0.439</text:p>
              </table:table-cell>
              <table:table-cell office:value-type="float" office:value="9.0549925765">
                <text:p>9.0549925765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9.0506824">
                <text:p>9.0506824</text:p>
              </table:table-cell>
            </table:table-row>
            <table:table-row>
              <table:table-cell office:value-type="float" office:value="0.441">
                <text:p>0.441</text:p>
              </table:table-cell>
              <table:table-cell office:value-type="float" office:value="9.0463624165">
                <text:p>9.0463624165</text:p>
              </table:table-cell>
            </table:table-row>
            <table:table-row>
              <table:table-cell office:value-type="float" office:value="0.442">
                <text:p>0.442</text:p>
              </table:table-cell>
              <table:table-cell office:value-type="float" office:value="9.042032626">
                <text:p>9.042032626</text:p>
              </table:table-cell>
            </table:table-row>
            <table:table-row>
              <table:table-cell office:value-type="float" office:value="0.443">
                <text:p>0.443</text:p>
              </table:table-cell>
              <table:table-cell office:value-type="float" office:value="9.0376930285">
                <text:p>9.0376930285</text:p>
              </table:table-cell>
            </table:table-row>
            <table:table-row>
              <table:table-cell office:value-type="float" office:value="0.444">
                <text:p>0.444</text:p>
              </table:table-cell>
              <table:table-cell office:value-type="float" office:value="9.033343624">
                <text:p>9.033343624</text:p>
              </table:table-cell>
            </table:table-row>
            <table:table-row>
              <table:table-cell office:value-type="float" office:value="0.445">
                <text:p>0.445</text:p>
              </table:table-cell>
              <table:table-cell office:value-type="float" office:value="9.0289844125">
                <text:p>9.0289844125</text:p>
              </table:table-cell>
            </table:table-row>
            <table:table-row>
              <table:table-cell office:value-type="float" office:value="0.446">
                <text:p>0.446</text:p>
              </table:table-cell>
              <table:table-cell office:value-type="float" office:value="9.024615394">
                <text:p>9.024615394</text:p>
              </table:table-cell>
            </table:table-row>
            <table:table-row>
              <table:table-cell office:value-type="float" office:value="0.447">
                <text:p>0.447</text:p>
              </table:table-cell>
              <table:table-cell office:value-type="float" office:value="9.0202365685">
                <text:p>9.0202365685</text:p>
              </table:table-cell>
            </table:table-row>
            <table:table-row>
              <table:table-cell office:value-type="float" office:value="0.448">
                <text:p>0.448</text:p>
              </table:table-cell>
              <table:table-cell office:value-type="float" office:value="9.015847936">
                <text:p>9.015847936</text:p>
              </table:table-cell>
            </table:table-row>
            <table:table-row>
              <table:table-cell office:value-type="float" office:value="0.449">
                <text:p>0.449</text:p>
              </table:table-cell>
              <table:table-cell office:value-type="float" office:value="9.0114494965">
                <text:p>9.011449496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9.00704125">
                <text:p>9.00704125</text:p>
              </table:table-cell>
            </table:table-row>
            <table:table-row>
              <table:table-cell office:value-type="float" office:value="0.451">
                <text:p>0.451</text:p>
              </table:table-cell>
              <table:table-cell office:value-type="float" office:value="9.0026231965">
                <text:p>9.0026231965</text:p>
              </table:table-cell>
            </table:table-row>
            <table:table-row>
              <table:table-cell office:value-type="float" office:value="0.452">
                <text:p>0.452</text:p>
              </table:table-cell>
              <table:table-cell office:value-type="float" office:value="8.998195336">
                <text:p>8.998195336</text:p>
              </table:table-cell>
            </table:table-row>
            <table:table-row>
              <table:table-cell office:value-type="float" office:value="0.453">
                <text:p>0.453</text:p>
              </table:table-cell>
              <table:table-cell office:value-type="float" office:value="8.9937576685">
                <text:p>8.9937576685</text:p>
              </table:table-cell>
            </table:table-row>
            <table:table-row>
              <table:table-cell office:value-type="float" office:value="0.454">
                <text:p>0.454</text:p>
              </table:table-cell>
              <table:table-cell office:value-type="float" office:value="8.989310194">
                <text:p>8.989310194</text:p>
              </table:table-cell>
            </table:table-row>
            <table:table-row>
              <table:table-cell office:value-type="float" office:value="0.455">
                <text:p>0.455</text:p>
              </table:table-cell>
              <table:table-cell office:value-type="float" office:value="8.9848529125">
                <text:p>8.9848529125</text:p>
              </table:table-cell>
            </table:table-row>
            <table:table-row>
              <table:table-cell office:value-type="float" office:value="0.456">
                <text:p>0.456</text:p>
              </table:table-cell>
              <table:table-cell office:value-type="float" office:value="8.980385824">
                <text:p>8.980385824</text:p>
              </table:table-cell>
            </table:table-row>
            <table:table-row>
              <table:table-cell office:value-type="float" office:value="0.457">
                <text:p>0.457</text:p>
              </table:table-cell>
              <table:table-cell office:value-type="float" office:value="8.9759089285">
                <text:p>8.9759089285</text:p>
              </table:table-cell>
            </table:table-row>
            <table:table-row>
              <table:table-cell office:value-type="float" office:value="0.458">
                <text:p>0.458</text:p>
              </table:table-cell>
              <table:table-cell office:value-type="float" office:value="8.971422226">
                <text:p>8.971422226</text:p>
              </table:table-cell>
            </table:table-row>
            <table:table-row>
              <table:table-cell office:value-type="float" office:value="0.459">
                <text:p>0.459</text:p>
              </table:table-cell>
              <table:table-cell office:value-type="float" office:value="8.9669257165">
                <text:p>8.966925716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8.9624194">
                <text:p>8.9624194</text:p>
              </table:table-cell>
            </table:table-row>
            <table:table-row>
              <table:table-cell office:value-type="float" office:value="0.461">
                <text:p>0.461</text:p>
              </table:table-cell>
              <table:table-cell office:value-type="float" office:value="8.9579032765">
                <text:p>8.9579032765</text:p>
              </table:table-cell>
            </table:table-row>
            <table:table-row>
              <table:table-cell office:value-type="float" office:value="0.462">
                <text:p>0.462</text:p>
              </table:table-cell>
              <table:table-cell office:value-type="float" office:value="8.953377346">
                <text:p>8.953377346</text:p>
              </table:table-cell>
            </table:table-row>
            <table:table-row>
              <table:table-cell office:value-type="float" office:value="0.463">
                <text:p>0.463</text:p>
              </table:table-cell>
              <table:table-cell office:value-type="float" office:value="8.9488416085">
                <text:p>8.9488416085</text:p>
              </table:table-cell>
            </table:table-row>
            <table:table-row>
              <table:table-cell office:value-type="float" office:value="0.464">
                <text:p>0.464</text:p>
              </table:table-cell>
              <table:table-cell office:value-type="float" office:value="8.944296064">
                <text:p>8.944296064</text:p>
              </table:table-cell>
            </table:table-row>
            <table:table-row>
              <table:table-cell office:value-type="float" office:value="0.465">
                <text:p>0.465</text:p>
              </table:table-cell>
              <table:table-cell office:value-type="float" office:value="8.9397407125">
                <text:p>8.9397407125</text:p>
              </table:table-cell>
            </table:table-row>
            <table:table-row>
              <table:table-cell office:value-type="float" office:value="0.466">
                <text:p>0.466</text:p>
              </table:table-cell>
              <table:table-cell office:value-type="float" office:value="8.935175554">
                <text:p>8.935175554</text:p>
              </table:table-cell>
            </table:table-row>
            <table:table-row>
              <table:table-cell office:value-type="float" office:value="0.467">
                <text:p>0.467</text:p>
              </table:table-cell>
              <table:table-cell office:value-type="float" office:value="8.9306005885">
                <text:p>8.9306005885</text:p>
              </table:table-cell>
            </table:table-row>
            <table:table-row>
              <table:table-cell office:value-type="float" office:value="0.468">
                <text:p>0.468</text:p>
              </table:table-cell>
              <table:table-cell office:value-type="float" office:value="8.926015816">
                <text:p>8.926015816</text:p>
              </table:table-cell>
            </table:table-row>
            <table:table-row>
              <table:table-cell office:value-type="float" office:value="0.469">
                <text:p>0.469</text:p>
              </table:table-cell>
              <table:table-cell office:value-type="float" office:value="8.9214212365">
                <text:p>8.9214212365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8.91681685">
                <text:p>8.91681685</text:p>
              </table:table-cell>
            </table:table-row>
            <table:table-row>
              <table:table-cell office:value-type="float" office:value="0.471">
                <text:p>0.471</text:p>
              </table:table-cell>
              <table:table-cell office:value-type="float" office:value="8.9122026565">
                <text:p>8.9122026565</text:p>
              </table:table-cell>
            </table:table-row>
            <table:table-row>
              <table:table-cell office:value-type="float" office:value="0.472">
                <text:p>0.472</text:p>
              </table:table-cell>
              <table:table-cell office:value-type="float" office:value="8.907578656">
                <text:p>8.907578656</text:p>
              </table:table-cell>
            </table:table-row>
            <table:table-row>
              <table:table-cell office:value-type="float" office:value="0.473">
                <text:p>0.473</text:p>
              </table:table-cell>
              <table:table-cell office:value-type="float" office:value="8.9029448485">
                <text:p>8.9029448485</text:p>
              </table:table-cell>
            </table:table-row>
            <table:table-row>
              <table:table-cell office:value-type="float" office:value="0.474">
                <text:p>0.474</text:p>
              </table:table-cell>
              <table:table-cell office:value-type="float" office:value="8.898301234">
                <text:p>8.898301234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8.8936478125">
                <text:p>8.8936478125</text:p>
              </table:table-cell>
            </table:table-row>
            <table:table-row>
              <table:table-cell office:value-type="float" office:value="0.476">
                <text:p>0.476</text:p>
              </table:table-cell>
              <table:table-cell office:value-type="float" office:value="8.888984584">
                <text:p>8.888984584</text:p>
              </table:table-cell>
            </table:table-row>
            <table:table-row>
              <table:table-cell office:value-type="float" office:value="0.477">
                <text:p>0.477</text:p>
              </table:table-cell>
              <table:table-cell office:value-type="float" office:value="8.8843115485">
                <text:p>8.8843115485</text:p>
              </table:table-cell>
            </table:table-row>
            <table:table-row>
              <table:table-cell office:value-type="float" office:value="0.478">
                <text:p>0.478</text:p>
              </table:table-cell>
              <table:table-cell office:value-type="float" office:value="8.879628706">
                <text:p>8.879628706</text:p>
              </table:table-cell>
            </table:table-row>
            <table:table-row>
              <table:table-cell office:value-type="float" office:value="0.479">
                <text:p>0.479</text:p>
              </table:table-cell>
              <table:table-cell office:value-type="float" office:value="8.8749360565">
                <text:p>8.874936056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8.8702336">
                <text:p>8.8702336</text:p>
              </table:table-cell>
            </table:table-row>
            <table:table-row>
              <table:table-cell office:value-type="float" office:value="0.481">
                <text:p>0.481</text:p>
              </table:table-cell>
              <table:table-cell office:value-type="float" office:value="8.8655213365">
                <text:p>8.8655213365</text:p>
              </table:table-cell>
            </table:table-row>
            <table:table-row>
              <table:table-cell office:value-type="float" office:value="0.482">
                <text:p>0.482</text:p>
              </table:table-cell>
              <table:table-cell office:value-type="float" office:value="8.860799266">
                <text:p>8.860799266</text:p>
              </table:table-cell>
            </table:table-row>
            <table:table-row>
              <table:table-cell office:value-type="float" office:value="0.483">
                <text:p>0.483</text:p>
              </table:table-cell>
              <table:table-cell office:value-type="float" office:value="8.8560673885">
                <text:p>8.8560673885</text:p>
              </table:table-cell>
            </table:table-row>
            <table:table-row>
              <table:table-cell office:value-type="float" office:value="0.484">
                <text:p>0.484</text:p>
              </table:table-cell>
              <table:table-cell office:value-type="float" office:value="8.851325704">
                <text:p>8.851325704</text:p>
              </table:table-cell>
            </table:table-row>
            <table:table-row>
              <table:table-cell office:value-type="float" office:value="0.485">
                <text:p>0.485</text:p>
              </table:table-cell>
              <table:table-cell office:value-type="float" office:value="8.8465742125">
                <text:p>8.8465742125</text:p>
              </table:table-cell>
            </table:table-row>
            <table:table-row>
              <table:table-cell office:value-type="float" office:value="0.486">
                <text:p>0.486</text:p>
              </table:table-cell>
              <table:table-cell office:value-type="float" office:value="8.841812914">
                <text:p>8.841812914</text:p>
              </table:table-cell>
            </table:table-row>
            <table:table-row>
              <table:table-cell office:value-type="float" office:value="0.487">
                <text:p>0.487</text:p>
              </table:table-cell>
              <table:table-cell office:value-type="float" office:value="8.8370418085">
                <text:p>8.8370418085</text:p>
              </table:table-cell>
            </table:table-row>
            <table:table-row>
              <table:table-cell office:value-type="float" office:value="0.488">
                <text:p>0.488</text:p>
              </table:table-cell>
              <table:table-cell office:value-type="float" office:value="8.832260896">
                <text:p>8.832260896</text:p>
              </table:table-cell>
            </table:table-row>
            <table:table-row>
              <table:table-cell office:value-type="float" office:value="0.489">
                <text:p>0.489</text:p>
              </table:table-cell>
              <table:table-cell office:value-type="float" office:value="8.8274701765">
                <text:p>8.8274701765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8.82266965">
                <text:p>8.82266965</text:p>
              </table:table-cell>
            </table:table-row>
            <table:table-row>
              <table:table-cell office:value-type="float" office:value="0.491">
                <text:p>0.491</text:p>
              </table:table-cell>
              <table:table-cell office:value-type="float" office:value="8.8178593165">
                <text:p>8.8178593165</text:p>
              </table:table-cell>
            </table:table-row>
            <table:table-row>
              <table:table-cell office:value-type="float" office:value="0.492">
                <text:p>0.492</text:p>
              </table:table-cell>
              <table:table-cell office:value-type="float" office:value="8.813039176">
                <text:p>8.813039176</text:p>
              </table:table-cell>
            </table:table-row>
            <table:table-row>
              <table:table-cell office:value-type="float" office:value="0.493">
                <text:p>0.493</text:p>
              </table:table-cell>
              <table:table-cell office:value-type="float" office:value="8.8082092285">
                <text:p>8.8082092285</text:p>
              </table:table-cell>
            </table:table-row>
            <table:table-row>
              <table:table-cell office:value-type="float" office:value="0.494">
                <text:p>0.494</text:p>
              </table:table-cell>
              <table:table-cell office:value-type="float" office:value="8.803369474">
                <text:p>8.803369474</text:p>
              </table:table-cell>
            </table:table-row>
            <table:table-row>
              <table:table-cell office:value-type="float" office:value="0.495">
                <text:p>0.495</text:p>
              </table:table-cell>
              <table:table-cell office:value-type="float" office:value="8.7985199125">
                <text:p>8.7985199125</text:p>
              </table:table-cell>
            </table:table-row>
            <table:table-row>
              <table:table-cell office:value-type="float" office:value="0.496">
                <text:p>0.496</text:p>
              </table:table-cell>
              <table:table-cell office:value-type="float" office:value="8.793660544">
                <text:p>8.793660544</text:p>
              </table:table-cell>
            </table:table-row>
            <table:table-row>
              <table:table-cell office:value-type="float" office:value="0.497">
                <text:p>0.497</text:p>
              </table:table-cell>
              <table:table-cell office:value-type="float" office:value="8.7887913685">
                <text:p>8.7887913685</text:p>
              </table:table-cell>
            </table:table-row>
            <table:table-row>
              <table:table-cell office:value-type="float" office:value="0.498">
                <text:p>0.498</text:p>
              </table:table-cell>
              <table:table-cell office:value-type="float" office:value="8.783912386">
                <text:p>8.783912386</text:p>
              </table:table-cell>
            </table:table-row>
            <table:table-row>
              <table:table-cell office:value-type="float" office:value="0.499">
                <text:p>0.499</text:p>
              </table:table-cell>
              <table:table-cell office:value-type="float" office:value="8.7790235965">
                <text:p>8.779023596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8.774125">
                <text:p>8.774125</text:p>
              </table:table-cell>
            </table:table-row>
            <table:table-row>
              <table:table-cell office:value-type="float" office:value="0.501">
                <text:p>0.501</text:p>
              </table:table-cell>
              <table:table-cell office:value-type="float" office:value="8.7692165965">
                <text:p>8.7692165965</text:p>
              </table:table-cell>
            </table:table-row>
            <table:table-row>
              <table:table-cell office:value-type="float" office:value="0.502">
                <text:p>0.502</text:p>
              </table:table-cell>
              <table:table-cell office:value-type="float" office:value="8.764298386">
                <text:p>8.764298386</text:p>
              </table:table-cell>
            </table:table-row>
            <table:table-row>
              <table:table-cell office:value-type="float" office:value="0.503">
                <text:p>0.503</text:p>
              </table:table-cell>
              <table:table-cell office:value-type="float" office:value="8.7593703685">
                <text:p>8.7593703685</text:p>
              </table:table-cell>
            </table:table-row>
            <table:table-row>
              <table:table-cell office:value-type="float" office:value="0.504">
                <text:p>0.504</text:p>
              </table:table-cell>
              <table:table-cell office:value-type="float" office:value="8.754432544">
                <text:p>8.754432544</text:p>
              </table:table-cell>
            </table:table-row>
            <table:table-row>
              <table:table-cell office:value-type="float" office:value="0.505">
                <text:p>0.505</text:p>
              </table:table-cell>
              <table:table-cell office:value-type="float" office:value="8.7494849125">
                <text:p>8.7494849125</text:p>
              </table:table-cell>
            </table:table-row>
            <table:table-row>
              <table:table-cell office:value-type="float" office:value="0.506">
                <text:p>0.506</text:p>
              </table:table-cell>
              <table:table-cell office:value-type="float" office:value="8.744527474">
                <text:p>8.744527474</text:p>
              </table:table-cell>
            </table:table-row>
            <table:table-row>
              <table:table-cell office:value-type="float" office:value="0.507">
                <text:p>0.507</text:p>
              </table:table-cell>
              <table:table-cell office:value-type="float" office:value="8.7395602285">
                <text:p>8.7395602285</text:p>
              </table:table-cell>
            </table:table-row>
            <table:table-row>
              <table:table-cell office:value-type="float" office:value="0.508">
                <text:p>0.508</text:p>
              </table:table-cell>
              <table:table-cell office:value-type="float" office:value="8.734583176">
                <text:p>8.734583176</text:p>
              </table:table-cell>
            </table:table-row>
            <table:table-row>
              <table:table-cell office:value-type="float" office:value="0.509">
                <text:p>0.509</text:p>
              </table:table-cell>
              <table:table-cell office:value-type="float" office:value="8.7295963165">
                <text:p>8.7295963165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8.72459965">
                <text:p>8.72459965</text:p>
              </table:table-cell>
            </table:table-row>
            <table:table-row>
              <table:table-cell office:value-type="float" office:value="0.511">
                <text:p>0.511</text:p>
              </table:table-cell>
              <table:table-cell office:value-type="float" office:value="8.7195931765">
                <text:p>8.7195931765</text:p>
              </table:table-cell>
            </table:table-row>
            <table:table-row>
              <table:table-cell office:value-type="float" office:value="0.512">
                <text:p>0.512</text:p>
              </table:table-cell>
              <table:table-cell office:value-type="float" office:value="8.714576896">
                <text:p>8.714576896</text:p>
              </table:table-cell>
            </table:table-row>
            <table:table-row>
              <table:table-cell office:value-type="float" office:value="0.513">
                <text:p>0.513</text:p>
              </table:table-cell>
              <table:table-cell office:value-type="float" office:value="8.7095508085">
                <text:p>8.7095508085</text:p>
              </table:table-cell>
            </table:table-row>
            <table:table-row>
              <table:table-cell office:value-type="float" office:value="0.514">
                <text:p>0.514</text:p>
              </table:table-cell>
              <table:table-cell office:value-type="float" office:value="8.704514914">
                <text:p>8.704514914</text:p>
              </table:table-cell>
            </table:table-row>
            <table:table-row>
              <table:table-cell office:value-type="float" office:value="0.515">
                <text:p>0.515</text:p>
              </table:table-cell>
              <table:table-cell office:value-type="float" office:value="8.6994692125">
                <text:p>8.6994692125</text:p>
              </table:table-cell>
            </table:table-row>
            <table:table-row>
              <table:table-cell office:value-type="float" office:value="0.516">
                <text:p>0.516</text:p>
              </table:table-cell>
              <table:table-cell office:value-type="float" office:value="8.694413704">
                <text:p>8.694413704</text:p>
              </table:table-cell>
            </table:table-row>
            <table:table-row>
              <table:table-cell office:value-type="float" office:value="0.517">
                <text:p>0.517</text:p>
              </table:table-cell>
              <table:table-cell office:value-type="float" office:value="8.6893483885">
                <text:p>8.6893483885</text:p>
              </table:table-cell>
            </table:table-row>
            <table:table-row>
              <table:table-cell office:value-type="float" office:value="0.518">
                <text:p>0.518</text:p>
              </table:table-cell>
              <table:table-cell office:value-type="float" office:value="8.684273266">
                <text:p>8.684273266</text:p>
              </table:table-cell>
            </table:table-row>
            <table:table-row>
              <table:table-cell office:value-type="float" office:value="0.519">
                <text:p>0.519</text:p>
              </table:table-cell>
              <table:table-cell office:value-type="float" office:value="8.6791883365">
                <text:p>8.679188336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8.6740936">
                <text:p>8.6740936</text:p>
              </table:table-cell>
            </table:table-row>
            <table:table-row>
              <table:table-cell office:value-type="float" office:value="0.521">
                <text:p>0.521</text:p>
              </table:table-cell>
              <table:table-cell office:value-type="float" office:value="8.6689890565">
                <text:p>8.6689890565</text:p>
              </table:table-cell>
            </table:table-row>
            <table:table-row>
              <table:table-cell office:value-type="float" office:value="0.522">
                <text:p>0.522</text:p>
              </table:table-cell>
              <table:table-cell office:value-type="float" office:value="8.663874706">
                <text:p>8.663874706</text:p>
              </table:table-cell>
            </table:table-row>
            <table:table-row>
              <table:table-cell office:value-type="float" office:value="0.523">
                <text:p>0.523</text:p>
              </table:table-cell>
              <table:table-cell office:value-type="float" office:value="8.6587505485">
                <text:p>8.6587505485</text:p>
              </table:table-cell>
            </table:table-row>
            <table:table-row>
              <table:table-cell office:value-type="float" office:value="0.524">
                <text:p>0.524</text:p>
              </table:table-cell>
              <table:table-cell office:value-type="float" office:value="8.653616584">
                <text:p>8.653616584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8.6484728125">
                <text:p>8.6484728125</text:p>
              </table:table-cell>
            </table:table-row>
            <table:table-row>
              <table:table-cell office:value-type="float" office:value="0.526">
                <text:p>0.526</text:p>
              </table:table-cell>
              <table:table-cell office:value-type="float" office:value="8.643319234">
                <text:p>8.643319234</text:p>
              </table:table-cell>
            </table:table-row>
            <table:table-row>
              <table:table-cell office:value-type="float" office:value="0.527">
                <text:p>0.527</text:p>
              </table:table-cell>
              <table:table-cell office:value-type="float" office:value="8.6381558485">
                <text:p>8.6381558485</text:p>
              </table:table-cell>
            </table:table-row>
            <table:table-row>
              <table:table-cell office:value-type="float" office:value="0.528">
                <text:p>0.528</text:p>
              </table:table-cell>
              <table:table-cell office:value-type="float" office:value="8.632982656">
                <text:p>8.632982656</text:p>
              </table:table-cell>
            </table:table-row>
            <table:table-row>
              <table:table-cell office:value-type="float" office:value="0.529">
                <text:p>0.529</text:p>
              </table:table-cell>
              <table:table-cell office:value-type="float" office:value="8.6277996565">
                <text:p>8.6277996565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8.62260685">
                <text:p>8.62260685</text:p>
              </table:table-cell>
            </table:table-row>
            <table:table-row>
              <table:table-cell office:value-type="float" office:value="0.531">
                <text:p>0.531</text:p>
              </table:table-cell>
              <table:table-cell office:value-type="float" office:value="8.6174042365">
                <text:p>8.6174042365</text:p>
              </table:table-cell>
            </table:table-row>
            <table:table-row>
              <table:table-cell office:value-type="float" office:value="0.532">
                <text:p>0.532</text:p>
              </table:table-cell>
              <table:table-cell office:value-type="float" office:value="8.612191816">
                <text:p>8.612191816</text:p>
              </table:table-cell>
            </table:table-row>
            <table:table-row>
              <table:table-cell office:value-type="float" office:value="0.533">
                <text:p>0.533</text:p>
              </table:table-cell>
              <table:table-cell office:value-type="float" office:value="8.6069695885">
                <text:p>8.6069695885</text:p>
              </table:table-cell>
            </table:table-row>
            <table:table-row>
              <table:table-cell office:value-type="float" office:value="0.534">
                <text:p>0.534</text:p>
              </table:table-cell>
              <table:table-cell office:value-type="float" office:value="8.601737554">
                <text:p>8.601737554</text:p>
              </table:table-cell>
            </table:table-row>
            <table:table-row>
              <table:table-cell office:value-type="float" office:value="0.535">
                <text:p>0.535</text:p>
              </table:table-cell>
              <table:table-cell office:value-type="float" office:value="8.5964957125">
                <text:p>8.5964957125</text:p>
              </table:table-cell>
            </table:table-row>
            <table:table-row>
              <table:table-cell office:value-type="float" office:value="0.536">
                <text:p>0.536</text:p>
              </table:table-cell>
              <table:table-cell office:value-type="float" office:value="8.591244064">
                <text:p>8.591244064</text:p>
              </table:table-cell>
            </table:table-row>
            <table:table-row>
              <table:table-cell office:value-type="float" office:value="0.537">
                <text:p>0.537</text:p>
              </table:table-cell>
              <table:table-cell office:value-type="float" office:value="8.5859826085">
                <text:p>8.5859826085</text:p>
              </table:table-cell>
            </table:table-row>
            <table:table-row>
              <table:table-cell office:value-type="float" office:value="0.538">
                <text:p>0.538</text:p>
              </table:table-cell>
              <table:table-cell office:value-type="float" office:value="8.580711346">
                <text:p>8.580711346</text:p>
              </table:table-cell>
            </table:table-row>
            <table:table-row>
              <table:table-cell office:value-type="float" office:value="0.539">
                <text:p>0.539</text:p>
              </table:table-cell>
              <table:table-cell office:value-type="float" office:value="8.5754302765">
                <text:p>8.5754302765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8.5701394">
                <text:p>8.5701394</text:p>
              </table:table-cell>
            </table:table-row>
            <table:table-row>
              <table:table-cell office:value-type="float" office:value="0.541">
                <text:p>0.541</text:p>
              </table:table-cell>
              <table:table-cell office:value-type="float" office:value="8.5648387165">
                <text:p>8.5648387165</text:p>
              </table:table-cell>
            </table:table-row>
            <table:table-row>
              <table:table-cell office:value-type="float" office:value="0.542">
                <text:p>0.542</text:p>
              </table:table-cell>
              <table:table-cell office:value-type="float" office:value="8.559528226">
                <text:p>8.559528226</text:p>
              </table:table-cell>
            </table:table-row>
            <table:table-row>
              <table:table-cell office:value-type="float" office:value="0.543">
                <text:p>0.543</text:p>
              </table:table-cell>
              <table:table-cell office:value-type="float" office:value="8.5542079285">
                <text:p>8.5542079285</text:p>
              </table:table-cell>
            </table:table-row>
            <table:table-row>
              <table:table-cell office:value-type="float" office:value="0.544">
                <text:p>0.544</text:p>
              </table:table-cell>
              <table:table-cell office:value-type="float" office:value="8.548877824">
                <text:p>8.548877824</text:p>
              </table:table-cell>
            </table:table-row>
            <table:table-row>
              <table:table-cell office:value-type="float" office:value="0.545">
                <text:p>0.545</text:p>
              </table:table-cell>
              <table:table-cell office:value-type="float" office:value="8.5435379125">
                <text:p>8.5435379125</text:p>
              </table:table-cell>
            </table:table-row>
            <table:table-row>
              <table:table-cell office:value-type="float" office:value="0.546">
                <text:p>0.546</text:p>
              </table:table-cell>
              <table:table-cell office:value-type="float" office:value="8.538188194">
                <text:p>8.538188194</text:p>
              </table:table-cell>
            </table:table-row>
            <table:table-row>
              <table:table-cell office:value-type="float" office:value="0.547">
                <text:p>0.547</text:p>
              </table:table-cell>
              <table:table-cell office:value-type="float" office:value="8.5328286685">
                <text:p>8.5328286685</text:p>
              </table:table-cell>
            </table:table-row>
            <table:table-row>
              <table:table-cell office:value-type="float" office:value="0.548">
                <text:p>0.548</text:p>
              </table:table-cell>
              <table:table-cell office:value-type="float" office:value="8.527459336">
                <text:p>8.527459336</text:p>
              </table:table-cell>
            </table:table-row>
            <table:table-row>
              <table:table-cell office:value-type="float" office:value="0.549">
                <text:p>0.549</text:p>
              </table:table-cell>
              <table:table-cell office:value-type="float" office:value="8.5220801965">
                <text:p>8.522080196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8.51669125">
                <text:p>8.51669125</text:p>
              </table:table-cell>
            </table:table-row>
            <table:table-row>
              <table:table-cell office:value-type="float" office:value="0.551">
                <text:p>0.551</text:p>
              </table:table-cell>
              <table:table-cell office:value-type="float" office:value="8.5112924965">
                <text:p>8.5112924965</text:p>
              </table:table-cell>
            </table:table-row>
            <table:table-row>
              <table:table-cell office:value-type="float" office:value="0.552">
                <text:p>0.552</text:p>
              </table:table-cell>
              <table:table-cell office:value-type="float" office:value="8.505883936">
                <text:p>8.505883936</text:p>
              </table:table-cell>
            </table:table-row>
            <table:table-row>
              <table:table-cell office:value-type="float" office:value="0.553">
                <text:p>0.553</text:p>
              </table:table-cell>
              <table:table-cell office:value-type="float" office:value="8.5004655685">
                <text:p>8.5004655685</text:p>
              </table:table-cell>
            </table:table-row>
            <table:table-row>
              <table:table-cell office:value-type="float" office:value="0.554">
                <text:p>0.554</text:p>
              </table:table-cell>
              <table:table-cell office:value-type="float" office:value="8.495037394">
                <text:p>8.495037394</text:p>
              </table:table-cell>
            </table:table-row>
            <table:table-row>
              <table:table-cell office:value-type="float" office:value="0.555">
                <text:p>0.555</text:p>
              </table:table-cell>
              <table:table-cell office:value-type="float" office:value="8.4895994125">
                <text:p>8.4895994125</text:p>
              </table:table-cell>
            </table:table-row>
            <table:table-row>
              <table:table-cell office:value-type="float" office:value="0.556">
                <text:p>0.556</text:p>
              </table:table-cell>
              <table:table-cell office:value-type="float" office:value="8.484151624">
                <text:p>8.484151624</text:p>
              </table:table-cell>
            </table:table-row>
            <table:table-row>
              <table:table-cell office:value-type="float" office:value="0.557">
                <text:p>0.557</text:p>
              </table:table-cell>
              <table:table-cell office:value-type="float" office:value="8.4786940285">
                <text:p>8.4786940285</text:p>
              </table:table-cell>
            </table:table-row>
            <table:table-row>
              <table:table-cell office:value-type="float" office:value="0.558">
                <text:p>0.558</text:p>
              </table:table-cell>
              <table:table-cell office:value-type="float" office:value="8.473226626">
                <text:p>8.473226626</text:p>
              </table:table-cell>
            </table:table-row>
            <table:table-row>
              <table:table-cell office:value-type="float" office:value="0.559">
                <text:p>0.559</text:p>
              </table:table-cell>
              <table:table-cell office:value-type="float" office:value="8.4677494165">
                <text:p>8.4677494165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8.4622624">
                <text:p>8.4622624</text:p>
              </table:table-cell>
            </table:table-row>
            <table:table-row>
              <table:table-cell office:value-type="float" office:value="0.561">
                <text:p>0.561</text:p>
              </table:table-cell>
              <table:table-cell office:value-type="float" office:value="8.4567655765">
                <text:p>8.4567655765</text:p>
              </table:table-cell>
            </table:table-row>
            <table:table-row>
              <table:table-cell office:value-type="float" office:value="0.562">
                <text:p>0.562</text:p>
              </table:table-cell>
              <table:table-cell office:value-type="float" office:value="8.451258946">
                <text:p>8.451258946</text:p>
              </table:table-cell>
            </table:table-row>
            <table:table-row>
              <table:table-cell office:value-type="float" office:value="0.563">
                <text:p>0.563</text:p>
              </table:table-cell>
              <table:table-cell office:value-type="float" office:value="8.4457425085">
                <text:p>8.4457425085</text:p>
              </table:table-cell>
            </table:table-row>
            <table:table-row>
              <table:table-cell office:value-type="float" office:value="0.564">
                <text:p>0.564</text:p>
              </table:table-cell>
              <table:table-cell office:value-type="float" office:value="8.440216264">
                <text:p>8.440216264</text:p>
              </table:table-cell>
            </table:table-row>
            <table:table-row>
              <table:table-cell office:value-type="float" office:value="0.565">
                <text:p>0.565</text:p>
              </table:table-cell>
              <table:table-cell office:value-type="float" office:value="8.4346802125">
                <text:p>8.4346802125</text:p>
              </table:table-cell>
            </table:table-row>
            <table:table-row>
              <table:table-cell office:value-type="float" office:value="0.566">
                <text:p>0.566</text:p>
              </table:table-cell>
              <table:table-cell office:value-type="float" office:value="8.429134354">
                <text:p>8.429134354</text:p>
              </table:table-cell>
            </table:table-row>
            <table:table-row>
              <table:table-cell office:value-type="float" office:value="0.567">
                <text:p>0.567</text:p>
              </table:table-cell>
              <table:table-cell office:value-type="float" office:value="8.4235786885">
                <text:p>8.4235786885</text:p>
              </table:table-cell>
            </table:table-row>
            <table:table-row>
              <table:table-cell office:value-type="float" office:value="0.568">
                <text:p>0.568</text:p>
              </table:table-cell>
              <table:table-cell office:value-type="float" office:value="8.418013216">
                <text:p>8.418013216</text:p>
              </table:table-cell>
            </table:table-row>
            <table:table-row>
              <table:table-cell office:value-type="float" office:value="0.569">
                <text:p>0.569</text:p>
              </table:table-cell>
              <table:table-cell office:value-type="float" office:value="8.4124379365">
                <text:p>8.4124379365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8.40685285">
                <text:p>8.40685285</text:p>
              </table:table-cell>
            </table:table-row>
            <table:table-row>
              <table:table-cell office:value-type="float" office:value="0.571">
                <text:p>0.571</text:p>
              </table:table-cell>
              <table:table-cell office:value-type="float" office:value="8.4012579565">
                <text:p>8.4012579565</text:p>
              </table:table-cell>
            </table:table-row>
            <table:table-row>
              <table:table-cell office:value-type="float" office:value="0.572">
                <text:p>0.572</text:p>
              </table:table-cell>
              <table:table-cell office:value-type="float" office:value="8.395653256">
                <text:p>8.395653256</text:p>
              </table:table-cell>
            </table:table-row>
            <table:table-row>
              <table:table-cell office:value-type="float" office:value="0.573">
                <text:p>0.573</text:p>
              </table:table-cell>
              <table:table-cell office:value-type="float" office:value="8.3900387485">
                <text:p>8.3900387485</text:p>
              </table:table-cell>
            </table:table-row>
            <table:table-row>
              <table:table-cell office:value-type="float" office:value="0.574">
                <text:p>0.574</text:p>
              </table:table-cell>
              <table:table-cell office:value-type="float" office:value="8.384414434">
                <text:p>8.384414434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8.3787803125">
                <text:p>8.3787803125</text:p>
              </table:table-cell>
            </table:table-row>
            <table:table-row>
              <table:table-cell office:value-type="float" office:value="0.576">
                <text:p>0.576</text:p>
              </table:table-cell>
              <table:table-cell office:value-type="float" office:value="8.373136384">
                <text:p>8.373136384</text:p>
              </table:table-cell>
            </table:table-row>
            <table:table-row>
              <table:table-cell office:value-type="float" office:value="0.577">
                <text:p>0.577</text:p>
              </table:table-cell>
              <table:table-cell office:value-type="float" office:value="8.3674826485">
                <text:p>8.3674826485</text:p>
              </table:table-cell>
            </table:table-row>
            <table:table-row>
              <table:table-cell office:value-type="float" office:value="0.578">
                <text:p>0.578</text:p>
              </table:table-cell>
              <table:table-cell office:value-type="float" office:value="8.361819106">
                <text:p>8.361819106</text:p>
              </table:table-cell>
            </table:table-row>
            <table:table-row>
              <table:table-cell office:value-type="float" office:value="0.579">
                <text:p>0.579</text:p>
              </table:table-cell>
              <table:table-cell office:value-type="float" office:value="8.3561457565">
                <text:p>8.3561457565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8.3504626">
                <text:p>8.3504626</text:p>
              </table:table-cell>
            </table:table-row>
            <table:table-row>
              <table:table-cell office:value-type="float" office:value="0.581">
                <text:p>0.581</text:p>
              </table:table-cell>
              <table:table-cell office:value-type="float" office:value="8.3447696365">
                <text:p>8.3447696365</text:p>
              </table:table-cell>
            </table:table-row>
            <table:table-row>
              <table:table-cell office:value-type="float" office:value="0.582">
                <text:p>0.582</text:p>
              </table:table-cell>
              <table:table-cell office:value-type="float" office:value="8.339066866">
                <text:p>8.339066866</text:p>
              </table:table-cell>
            </table:table-row>
            <table:table-row>
              <table:table-cell office:value-type="float" office:value="0.583">
                <text:p>0.583</text:p>
              </table:table-cell>
              <table:table-cell office:value-type="float" office:value="8.3333542885">
                <text:p>8.3333542885</text:p>
              </table:table-cell>
            </table:table-row>
            <table:table-row>
              <table:table-cell office:value-type="float" office:value="0.584">
                <text:p>0.584</text:p>
              </table:table-cell>
              <table:table-cell office:value-type="float" office:value="8.327631904">
                <text:p>8.327631904</text:p>
              </table:table-cell>
            </table:table-row>
            <table:table-row>
              <table:table-cell office:value-type="float" office:value="0.585">
                <text:p>0.585</text:p>
              </table:table-cell>
              <table:table-cell office:value-type="float" office:value="8.3218997125">
                <text:p>8.3218997125</text:p>
              </table:table-cell>
            </table:table-row>
            <table:table-row>
              <table:table-cell office:value-type="float" office:value="0.586">
                <text:p>0.586</text:p>
              </table:table-cell>
              <table:table-cell office:value-type="float" office:value="8.316157714">
                <text:p>8.316157714</text:p>
              </table:table-cell>
            </table:table-row>
            <table:table-row>
              <table:table-cell office:value-type="float" office:value="0.587">
                <text:p>0.587</text:p>
              </table:table-cell>
              <table:table-cell office:value-type="float" office:value="8.3104059085">
                <text:p>8.3104059085</text:p>
              </table:table-cell>
            </table:table-row>
            <table:table-row>
              <table:table-cell office:value-type="float" office:value="0.588">
                <text:p>0.588</text:p>
              </table:table-cell>
              <table:table-cell office:value-type="float" office:value="8.304644296">
                <text:p>8.304644296</text:p>
              </table:table-cell>
            </table:table-row>
            <table:table-row>
              <table:table-cell office:value-type="float" office:value="0.589">
                <text:p>0.589</text:p>
              </table:table-cell>
              <table:table-cell office:value-type="float" office:value="8.2988728765">
                <text:p>8.2988728765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8.29309165">
                <text:p>8.29309165</text:p>
              </table:table-cell>
            </table:table-row>
            <table:table-row>
              <table:table-cell office:value-type="float" office:value="0.591">
                <text:p>0.591</text:p>
              </table:table-cell>
              <table:table-cell office:value-type="float" office:value="8.2873006165">
                <text:p>8.2873006165</text:p>
              </table:table-cell>
            </table:table-row>
            <table:table-row>
              <table:table-cell office:value-type="float" office:value="0.592">
                <text:p>0.592</text:p>
              </table:table-cell>
              <table:table-cell office:value-type="float" office:value="8.281499776">
                <text:p>8.281499776</text:p>
              </table:table-cell>
            </table:table-row>
            <table:table-row>
              <table:table-cell office:value-type="float" office:value="0.593">
                <text:p>0.593</text:p>
              </table:table-cell>
              <table:table-cell office:value-type="float" office:value="8.2756891285">
                <text:p>8.2756891285</text:p>
              </table:table-cell>
            </table:table-row>
            <table:table-row>
              <table:table-cell office:value-type="float" office:value="0.594">
                <text:p>0.594</text:p>
              </table:table-cell>
              <table:table-cell office:value-type="float" office:value="8.269868674">
                <text:p>8.269868674</text:p>
              </table:table-cell>
            </table:table-row>
            <table:table-row>
              <table:table-cell office:value-type="float" office:value="0.595">
                <text:p>0.595</text:p>
              </table:table-cell>
              <table:table-cell office:value-type="float" office:value="8.2640384125">
                <text:p>8.2640384125</text:p>
              </table:table-cell>
            </table:table-row>
            <table:table-row>
              <table:table-cell office:value-type="float" office:value="0.596">
                <text:p>0.596</text:p>
              </table:table-cell>
              <table:table-cell office:value-type="float" office:value="8.258198344">
                <text:p>8.258198344</text:p>
              </table:table-cell>
            </table:table-row>
            <table:table-row>
              <table:table-cell office:value-type="float" office:value="0.597">
                <text:p>0.597</text:p>
              </table:table-cell>
              <table:table-cell office:value-type="float" office:value="8.2523484685">
                <text:p>8.2523484685</text:p>
              </table:table-cell>
            </table:table-row>
            <table:table-row>
              <table:table-cell office:value-type="float" office:value="0.598">
                <text:p>0.598</text:p>
              </table:table-cell>
              <table:table-cell office:value-type="float" office:value="8.246488786">
                <text:p>8.246488786</text:p>
              </table:table-cell>
            </table:table-row>
            <table:table-row>
              <table:table-cell office:value-type="float" office:value="0.599">
                <text:p>0.599</text:p>
              </table:table-cell>
              <table:table-cell office:value-type="float" office:value="8.2406192965">
                <text:p>8.240619296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8.23474">
                <text:p>8.23474</text:p>
              </table:table-cell>
            </table:table-row>
            <table:table-row>
              <table:table-cell office:value-type="float" office:value="0.601">
                <text:p>0.601</text:p>
              </table:table-cell>
              <table:table-cell office:value-type="float" office:value="8.2288508965">
                <text:p>8.2288508965</text:p>
              </table:table-cell>
            </table:table-row>
            <table:table-row>
              <table:table-cell office:value-type="float" office:value="0.602">
                <text:p>0.602</text:p>
              </table:table-cell>
              <table:table-cell office:value-type="float" office:value="8.222951986">
                <text:p>8.222951986</text:p>
              </table:table-cell>
            </table:table-row>
            <table:table-row>
              <table:table-cell office:value-type="float" office:value="0.603">
                <text:p>0.603</text:p>
              </table:table-cell>
              <table:table-cell office:value-type="float" office:value="8.2170432685">
                <text:p>8.2170432685</text:p>
              </table:table-cell>
            </table:table-row>
            <table:table-row>
              <table:table-cell office:value-type="float" office:value="0.604">
                <text:p>0.604</text:p>
              </table:table-cell>
              <table:table-cell office:value-type="float" office:value="8.211124744">
                <text:p>8.211124744</text:p>
              </table:table-cell>
            </table:table-row>
            <table:table-row>
              <table:table-cell office:value-type="float" office:value="0.605">
                <text:p>0.605</text:p>
              </table:table-cell>
              <table:table-cell office:value-type="float" office:value="8.2051964125">
                <text:p>8.2051964125</text:p>
              </table:table-cell>
            </table:table-row>
            <table:table-row>
              <table:table-cell office:value-type="float" office:value="0.606">
                <text:p>0.606</text:p>
              </table:table-cell>
              <table:table-cell office:value-type="float" office:value="8.199258274">
                <text:p>8.199258274</text:p>
              </table:table-cell>
            </table:table-row>
            <table:table-row>
              <table:table-cell office:value-type="float" office:value="0.607">
                <text:p>0.607</text:p>
              </table:table-cell>
              <table:table-cell office:value-type="float" office:value="8.1933103285">
                <text:p>8.1933103285</text:p>
              </table:table-cell>
            </table:table-row>
            <table:table-row>
              <table:table-cell office:value-type="float" office:value="0.608">
                <text:p>0.608</text:p>
              </table:table-cell>
              <table:table-cell office:value-type="float" office:value="8.187352576">
                <text:p>8.187352576</text:p>
              </table:table-cell>
            </table:table-row>
            <table:table-row>
              <table:table-cell office:value-type="float" office:value="0.609">
                <text:p>0.609</text:p>
              </table:table-cell>
              <table:table-cell office:value-type="float" office:value="8.1813850165">
                <text:p>8.1813850165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8.17540765">
                <text:p>8.17540765</text:p>
              </table:table-cell>
            </table:table-row>
            <table:table-row>
              <table:table-cell office:value-type="float" office:value="0.611">
                <text:p>0.611</text:p>
              </table:table-cell>
              <table:table-cell office:value-type="float" office:value="8.1694204765">
                <text:p>8.1694204765</text:p>
              </table:table-cell>
            </table:table-row>
            <table:table-row>
              <table:table-cell office:value-type="float" office:value="0.612">
                <text:p>0.612</text:p>
              </table:table-cell>
              <table:table-cell office:value-type="float" office:value="8.163423496">
                <text:p>8.163423496</text:p>
              </table:table-cell>
            </table:table-row>
            <table:table-row>
              <table:table-cell office:value-type="float" office:value="0.613">
                <text:p>0.613</text:p>
              </table:table-cell>
              <table:table-cell office:value-type="float" office:value="8.1574167085">
                <text:p>8.1574167085</text:p>
              </table:table-cell>
            </table:table-row>
            <table:table-row>
              <table:table-cell office:value-type="float" office:value="0.614">
                <text:p>0.614</text:p>
              </table:table-cell>
              <table:table-cell office:value-type="float" office:value="8.151400114">
                <text:p>8.151400114</text:p>
              </table:table-cell>
            </table:table-row>
            <table:table-row>
              <table:table-cell office:value-type="float" office:value="0.615">
                <text:p>0.615</text:p>
              </table:table-cell>
              <table:table-cell office:value-type="float" office:value="8.1453737125">
                <text:p>8.1453737125</text:p>
              </table:table-cell>
            </table:table-row>
            <table:table-row>
              <table:table-cell office:value-type="float" office:value="0.616">
                <text:p>0.616</text:p>
              </table:table-cell>
              <table:table-cell office:value-type="float" office:value="8.139337504">
                <text:p>8.139337504</text:p>
              </table:table-cell>
            </table:table-row>
            <table:table-row>
              <table:table-cell office:value-type="float" office:value="0.617">
                <text:p>0.617</text:p>
              </table:table-cell>
              <table:table-cell office:value-type="float" office:value="8.1332914885">
                <text:p>8.1332914885</text:p>
              </table:table-cell>
            </table:table-row>
            <table:table-row>
              <table:table-cell office:value-type="float" office:value="0.618">
                <text:p>0.618</text:p>
              </table:table-cell>
              <table:table-cell office:value-type="float" office:value="8.127235666">
                <text:p>8.127235666</text:p>
              </table:table-cell>
            </table:table-row>
            <table:table-row>
              <table:table-cell office:value-type="float" office:value="0.619">
                <text:p>0.619</text:p>
              </table:table-cell>
              <table:table-cell office:value-type="float" office:value="8.1211700365">
                <text:p>8.1211700365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8.1150946">
                <text:p>8.1150946</text:p>
              </table:table-cell>
            </table:table-row>
            <table:table-row>
              <table:table-cell office:value-type="float" office:value="0.621">
                <text:p>0.621</text:p>
              </table:table-cell>
              <table:table-cell office:value-type="float" office:value="8.1090093565">
                <text:p>8.1090093565</text:p>
              </table:table-cell>
            </table:table-row>
            <table:table-row>
              <table:table-cell office:value-type="float" office:value="0.622">
                <text:p>0.622</text:p>
              </table:table-cell>
              <table:table-cell office:value-type="float" office:value="8.102914306">
                <text:p>8.102914306</text:p>
              </table:table-cell>
            </table:table-row>
            <table:table-row>
              <table:table-cell office:value-type="float" office:value="0.623">
                <text:p>0.623</text:p>
              </table:table-cell>
              <table:table-cell office:value-type="float" office:value="8.0968094485">
                <text:p>8.0968094485</text:p>
              </table:table-cell>
            </table:table-row>
            <table:table-row>
              <table:table-cell office:value-type="float" office:value="0.624">
                <text:p>0.624</text:p>
              </table:table-cell>
              <table:table-cell office:value-type="float" office:value="8.090694784">
                <text:p>8.090694784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8.0845703125">
                <text:p>8.0845703125</text:p>
              </table:table-cell>
            </table:table-row>
            <table:table-row>
              <table:table-cell office:value-type="float" office:value="0.626">
                <text:p>0.626</text:p>
              </table:table-cell>
              <table:table-cell office:value-type="float" office:value="8.078436034">
                <text:p>8.078436034</text:p>
              </table:table-cell>
            </table:table-row>
            <table:table-row>
              <table:table-cell office:value-type="float" office:value="0.627">
                <text:p>0.627</text:p>
              </table:table-cell>
              <table:table-cell office:value-type="float" office:value="8.0722919485">
                <text:p>8.0722919485</text:p>
              </table:table-cell>
            </table:table-row>
            <table:table-row>
              <table:table-cell office:value-type="float" office:value="0.628">
                <text:p>0.628</text:p>
              </table:table-cell>
              <table:table-cell office:value-type="float" office:value="8.066138056">
                <text:p>8.066138056</text:p>
              </table:table-cell>
            </table:table-row>
            <table:table-row>
              <table:table-cell office:value-type="float" office:value="0.629">
                <text:p>0.629</text:p>
              </table:table-cell>
              <table:table-cell office:value-type="float" office:value="8.0599743565">
                <text:p>8.0599743565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8.05380085">
                <text:p>8.05380085</text:p>
              </table:table-cell>
            </table:table-row>
            <table:table-row>
              <table:table-cell office:value-type="float" office:value="0.631">
                <text:p>0.631</text:p>
              </table:table-cell>
              <table:table-cell office:value-type="float" office:value="8.0476175365">
                <text:p>8.0476175365</text:p>
              </table:table-cell>
            </table:table-row>
            <table:table-row>
              <table:table-cell office:value-type="float" office:value="0.632">
                <text:p>0.632</text:p>
              </table:table-cell>
              <table:table-cell office:value-type="float" office:value="8.041424416">
                <text:p>8.041424416</text:p>
              </table:table-cell>
            </table:table-row>
            <table:table-row>
              <table:table-cell office:value-type="float" office:value="0.633">
                <text:p>0.633</text:p>
              </table:table-cell>
              <table:table-cell office:value-type="float" office:value="8.0352214885">
                <text:p>8.0352214885</text:p>
              </table:table-cell>
            </table:table-row>
            <table:table-row>
              <table:table-cell office:value-type="float" office:value="0.634">
                <text:p>0.634</text:p>
              </table:table-cell>
              <table:table-cell office:value-type="float" office:value="8.029008754">
                <text:p>8.029008754</text:p>
              </table:table-cell>
            </table:table-row>
            <table:table-row>
              <table:table-cell office:value-type="float" office:value="0.635">
                <text:p>0.635</text:p>
              </table:table-cell>
              <table:table-cell office:value-type="float" office:value="8.0227862125">
                <text:p>8.0227862125</text:p>
              </table:table-cell>
            </table:table-row>
            <table:table-row>
              <table:table-cell office:value-type="float" office:value="0.636">
                <text:p>0.636</text:p>
              </table:table-cell>
              <table:table-cell office:value-type="float" office:value="8.016553864">
                <text:p>8.016553864</text:p>
              </table:table-cell>
            </table:table-row>
            <table:table-row>
              <table:table-cell office:value-type="float" office:value="0.637">
                <text:p>0.637</text:p>
              </table:table-cell>
              <table:table-cell office:value-type="float" office:value="8.0103117085">
                <text:p>8.0103117085</text:p>
              </table:table-cell>
            </table:table-row>
            <table:table-row>
              <table:table-cell office:value-type="float" office:value="0.638">
                <text:p>0.638</text:p>
              </table:table-cell>
              <table:table-cell office:value-type="float" office:value="8.004059746">
                <text:p>8.004059746</text:p>
              </table:table-cell>
            </table:table-row>
            <table:table-row>
              <table:table-cell office:value-type="float" office:value="0.639">
                <text:p>0.639</text:p>
              </table:table-cell>
              <table:table-cell office:value-type="float" office:value="7.9977979765">
                <text:p>7.997797976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7.9915264">
                <text:p>7.9915264</text:p>
              </table:table-cell>
            </table:table-row>
            <table:table-row>
              <table:table-cell office:value-type="float" office:value="0.641">
                <text:p>0.641</text:p>
              </table:table-cell>
              <table:table-cell office:value-type="float" office:value="7.9852450165">
                <text:p>7.9852450165</text:p>
              </table:table-cell>
            </table:table-row>
            <table:table-row>
              <table:table-cell office:value-type="float" office:value="0.642">
                <text:p>0.642</text:p>
              </table:table-cell>
              <table:table-cell office:value-type="float" office:value="7.978953826">
                <text:p>7.978953826</text:p>
              </table:table-cell>
            </table:table-row>
            <table:table-row>
              <table:table-cell office:value-type="float" office:value="0.643">
                <text:p>0.643</text:p>
              </table:table-cell>
              <table:table-cell office:value-type="float" office:value="7.9726528285">
                <text:p>7.9726528285</text:p>
              </table:table-cell>
            </table:table-row>
            <table:table-row>
              <table:table-cell office:value-type="float" office:value="0.644">
                <text:p>0.644</text:p>
              </table:table-cell>
              <table:table-cell office:value-type="float" office:value="7.966342024">
                <text:p>7.966342024</text:p>
              </table:table-cell>
            </table:table-row>
            <table:table-row>
              <table:table-cell office:value-type="float" office:value="0.645">
                <text:p>0.645</text:p>
              </table:table-cell>
              <table:table-cell office:value-type="float" office:value="7.9600214125">
                <text:p>7.9600214125</text:p>
              </table:table-cell>
            </table:table-row>
            <table:table-row>
              <table:table-cell office:value-type="float" office:value="0.646">
                <text:p>0.646</text:p>
              </table:table-cell>
              <table:table-cell office:value-type="float" office:value="7.953690994">
                <text:p>7.953690994</text:p>
              </table:table-cell>
            </table:table-row>
            <table:table-row>
              <table:table-cell office:value-type="float" office:value="0.647">
                <text:p>0.647</text:p>
              </table:table-cell>
              <table:table-cell office:value-type="float" office:value="7.9473507685">
                <text:p>7.9473507685</text:p>
              </table:table-cell>
            </table:table-row>
            <table:table-row>
              <table:table-cell office:value-type="float" office:value="0.648">
                <text:p>0.648</text:p>
              </table:table-cell>
              <table:table-cell office:value-type="float" office:value="7.941000736">
                <text:p>7.941000736</text:p>
              </table:table-cell>
            </table:table-row>
            <table:table-row>
              <table:table-cell office:value-type="float" office:value="0.649">
                <text:p>0.649</text:p>
              </table:table-cell>
              <table:table-cell office:value-type="float" office:value="7.9346408965">
                <text:p>7.934640896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7.92827125">
                <text:p>7.92827125</text:p>
              </table:table-cell>
            </table:table-row>
            <table:table-row>
              <table:table-cell office:value-type="float" office:value="0.651">
                <text:p>0.651</text:p>
              </table:table-cell>
              <table:table-cell office:value-type="float" office:value="7.9218917965">
                <text:p>7.9218917965</text:p>
              </table:table-cell>
            </table:table-row>
            <table:table-row>
              <table:table-cell office:value-type="float" office:value="0.652">
                <text:p>0.652</text:p>
              </table:table-cell>
              <table:table-cell office:value-type="float" office:value="7.915502536">
                <text:p>7.915502536</text:p>
              </table:table-cell>
            </table:table-row>
            <table:table-row>
              <table:table-cell office:value-type="float" office:value="0.653000000000001">
                <text:p>0.653000000000001</text:p>
              </table:table-cell>
              <table:table-cell office:value-type="float" office:value="7.9091034685">
                <text:p>7.9091034685</text:p>
              </table:table-cell>
            </table:table-row>
            <table:table-row>
              <table:table-cell office:value-type="float" office:value="0.654">
                <text:p>0.654</text:p>
              </table:table-cell>
              <table:table-cell office:value-type="float" office:value="7.902694594">
                <text:p>7.902694594</text:p>
              </table:table-cell>
            </table:table-row>
            <table:table-row>
              <table:table-cell office:value-type="float" office:value="0.655">
                <text:p>0.655</text:p>
              </table:table-cell>
              <table:table-cell office:value-type="float" office:value="7.8962759125">
                <text:p>7.8962759125</text:p>
              </table:table-cell>
            </table:table-row>
            <table:table-row>
              <table:table-cell office:value-type="float" office:value="0.656">
                <text:p>0.656</text:p>
              </table:table-cell>
              <table:table-cell office:value-type="float" office:value="7.889847424">
                <text:p>7.889847424</text:p>
              </table:table-cell>
            </table:table-row>
            <table:table-row>
              <table:table-cell office:value-type="float" office:value="0.657000000000001">
                <text:p>0.657000000000001</text:p>
              </table:table-cell>
              <table:table-cell office:value-type="float" office:value="7.8834091285">
                <text:p>7.8834091285</text:p>
              </table:table-cell>
            </table:table-row>
            <table:table-row>
              <table:table-cell office:value-type="float" office:value="0.658">
                <text:p>0.658</text:p>
              </table:table-cell>
              <table:table-cell office:value-type="float" office:value="7.876961026">
                <text:p>7.876961026</text:p>
              </table:table-cell>
            </table:table-row>
            <table:table-row>
              <table:table-cell office:value-type="float" office:value="0.659">
                <text:p>0.659</text:p>
              </table:table-cell>
              <table:table-cell office:value-type="float" office:value="7.8705031165">
                <text:p>7.870503116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7.8640354">
                <text:p>7.8640354</text:p>
              </table:table-cell>
            </table:table-row>
            <table:table-row>
              <table:table-cell office:value-type="float" office:value="0.661000000000001">
                <text:p>0.661000000000001</text:p>
              </table:table-cell>
              <table:table-cell office:value-type="float" office:value="7.8575578765">
                <text:p>7.8575578765</text:p>
              </table:table-cell>
            </table:table-row>
            <table:table-row>
              <table:table-cell office:value-type="float" office:value="0.662">
                <text:p>0.662</text:p>
              </table:table-cell>
              <table:table-cell office:value-type="float" office:value="7.851070546">
                <text:p>7.851070546</text:p>
              </table:table-cell>
            </table:table-row>
            <table:table-row>
              <table:table-cell office:value-type="float" office:value="0.663">
                <text:p>0.663</text:p>
              </table:table-cell>
              <table:table-cell office:value-type="float" office:value="7.8445734085">
                <text:p>7.8445734085</text:p>
              </table:table-cell>
            </table:table-row>
            <table:table-row>
              <table:table-cell office:value-type="float" office:value="0.664">
                <text:p>0.664</text:p>
              </table:table-cell>
              <table:table-cell office:value-type="float" office:value="7.838066464">
                <text:p>7.838066464</text:p>
              </table:table-cell>
            </table:table-row>
            <table:table-row>
              <table:table-cell office:value-type="float" office:value="0.665000000000001">
                <text:p>0.665000000000001</text:p>
              </table:table-cell>
              <table:table-cell office:value-type="float" office:value="7.8315497125">
                <text:p>7.8315497125</text:p>
              </table:table-cell>
            </table:table-row>
            <table:table-row>
              <table:table-cell office:value-type="float" office:value="0.666">
                <text:p>0.666</text:p>
              </table:table-cell>
              <table:table-cell office:value-type="float" office:value="7.825023154">
                <text:p>7.825023154</text:p>
              </table:table-cell>
            </table:table-row>
            <table:table-row>
              <table:table-cell office:value-type="float" office:value="0.667">
                <text:p>0.667</text:p>
              </table:table-cell>
              <table:table-cell office:value-type="float" office:value="7.8184867885">
                <text:p>7.8184867885</text:p>
              </table:table-cell>
            </table:table-row>
            <table:table-row>
              <table:table-cell office:value-type="float" office:value="0.668">
                <text:p>0.668</text:p>
              </table:table-cell>
              <table:table-cell office:value-type="float" office:value="7.811940616">
                <text:p>7.811940616</text:p>
              </table:table-cell>
            </table:table-row>
            <table:table-row>
              <table:table-cell office:value-type="float" office:value="0.669000000000001">
                <text:p>0.669000000000001</text:p>
              </table:table-cell>
              <table:table-cell office:value-type="float" office:value="7.8053846365">
                <text:p>7.8053846365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7.79881885">
                <text:p>7.79881885</text:p>
              </table:table-cell>
            </table:table-row>
            <table:table-row>
              <table:table-cell office:value-type="float" office:value="0.671">
                <text:p>0.671</text:p>
              </table:table-cell>
              <table:table-cell office:value-type="float" office:value="7.7922432565">
                <text:p>7.7922432565</text:p>
              </table:table-cell>
            </table:table-row>
            <table:table-row>
              <table:table-cell office:value-type="float" office:value="0.672">
                <text:p>0.672</text:p>
              </table:table-cell>
              <table:table-cell office:value-type="float" office:value="7.785657856">
                <text:p>7.785657856</text:p>
              </table:table-cell>
            </table:table-row>
            <table:table-row>
              <table:table-cell office:value-type="float" office:value="0.673000000000001">
                <text:p>0.673000000000001</text:p>
              </table:table-cell>
              <table:table-cell office:value-type="float" office:value="7.7790626485">
                <text:p>7.7790626485</text:p>
              </table:table-cell>
            </table:table-row>
            <table:table-row>
              <table:table-cell office:value-type="float" office:value="0.674">
                <text:p>0.674</text:p>
              </table:table-cell>
              <table:table-cell office:value-type="float" office:value="7.772457634">
                <text:p>7.772457634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7.7658428125">
                <text:p>7.7658428125</text:p>
              </table:table-cell>
            </table:table-row>
            <table:table-row>
              <table:table-cell office:value-type="float" office:value="0.676">
                <text:p>0.676</text:p>
              </table:table-cell>
              <table:table-cell office:value-type="float" office:value="7.759218184">
                <text:p>7.759218184</text:p>
              </table:table-cell>
            </table:table-row>
            <table:table-row>
              <table:table-cell office:value-type="float" office:value="0.677000000000001">
                <text:p>0.677000000000001</text:p>
              </table:table-cell>
              <table:table-cell office:value-type="float" office:value="7.7525837485">
                <text:p>7.7525837485</text:p>
              </table:table-cell>
            </table:table-row>
            <table:table-row>
              <table:table-cell office:value-type="float" office:value="0.678000000000001">
                <text:p>0.678000000000001</text:p>
              </table:table-cell>
              <table:table-cell office:value-type="float" office:value="7.745939506">
                <text:p>7.745939506</text:p>
              </table:table-cell>
            </table:table-row>
            <table:table-row>
              <table:table-cell office:value-type="float" office:value="0.679">
                <text:p>0.679</text:p>
              </table:table-cell>
              <table:table-cell office:value-type="float" office:value="7.7392854565">
                <text:p>7.739285456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7.7326216">
                <text:p>7.7326216</text:p>
              </table:table-cell>
            </table:table-row>
            <table:table-row>
              <table:table-cell office:value-type="float" office:value="0.681000000000001">
                <text:p>0.681000000000001</text:p>
              </table:table-cell>
              <table:table-cell office:value-type="float" office:value="7.7259479365">
                <text:p>7.7259479365</text:p>
              </table:table-cell>
            </table:table-row>
            <table:table-row>
              <table:table-cell office:value-type="float" office:value="0.682000000000001">
                <text:p>0.682000000000001</text:p>
              </table:table-cell>
              <table:table-cell office:value-type="float" office:value="7.719264466">
                <text:p>7.719264466</text:p>
              </table:table-cell>
            </table:table-row>
            <table:table-row>
              <table:table-cell office:value-type="float" office:value="0.683">
                <text:p>0.683</text:p>
              </table:table-cell>
              <table:table-cell office:value-type="float" office:value="7.7125711885">
                <text:p>7.7125711885</text:p>
              </table:table-cell>
            </table:table-row>
            <table:table-row>
              <table:table-cell office:value-type="float" office:value="0.684">
                <text:p>0.684</text:p>
              </table:table-cell>
              <table:table-cell office:value-type="float" office:value="7.705868104">
                <text:p>7.705868104</text:p>
              </table:table-cell>
            </table:table-row>
            <table:table-row>
              <table:table-cell office:value-type="float" office:value="0.685000000000001">
                <text:p>0.685000000000001</text:p>
              </table:table-cell>
              <table:table-cell office:value-type="float" office:value="7.6991552125">
                <text:p>7.6991552125</text:p>
              </table:table-cell>
            </table:table-row>
            <table:table-row>
              <table:table-cell office:value-type="float" office:value="0.686000000000001">
                <text:p>0.686000000000001</text:p>
              </table:table-cell>
              <table:table-cell office:value-type="float" office:value="7.692432514">
                <text:p>7.692432514</text:p>
              </table:table-cell>
            </table:table-row>
            <table:table-row>
              <table:table-cell office:value-type="float" office:value="0.687">
                <text:p>0.687</text:p>
              </table:table-cell>
              <table:table-cell office:value-type="float" office:value="7.6857000085">
                <text:p>7.6857000085</text:p>
              </table:table-cell>
            </table:table-row>
            <table:table-row>
              <table:table-cell office:value-type="float" office:value="0.688">
                <text:p>0.688</text:p>
              </table:table-cell>
              <table:table-cell office:value-type="float" office:value="7.678957696">
                <text:p>7.678957696</text:p>
              </table:table-cell>
            </table:table-row>
            <table:table-row>
              <table:table-cell office:value-type="float" office:value="0.689000000000001">
                <text:p>0.689000000000001</text:p>
              </table:table-cell>
              <table:table-cell office:value-type="float" office:value="7.6722055765">
                <text:p>7.6722055765</text:p>
              </table:table-cell>
            </table:table-row>
            <table:table-row>
              <table:table-cell office:value-type="float" office:value="0.690000000000001">
                <text:p>0.690000000000001</text:p>
              </table:table-cell>
              <table:table-cell office:value-type="float" office:value="7.66544365">
                <text:p>7.66544365</text:p>
              </table:table-cell>
            </table:table-row>
            <table:table-row>
              <table:table-cell office:value-type="float" office:value="0.691">
                <text:p>0.691</text:p>
              </table:table-cell>
              <table:table-cell office:value-type="float" office:value="7.6586719165">
                <text:p>7.6586719165</text:p>
              </table:table-cell>
            </table:table-row>
            <table:table-row>
              <table:table-cell office:value-type="float" office:value="0.692">
                <text:p>0.692</text:p>
              </table:table-cell>
              <table:table-cell office:value-type="float" office:value="7.651890376">
                <text:p>7.651890376</text:p>
              </table:table-cell>
            </table:table-row>
            <table:table-row>
              <table:table-cell office:value-type="float" office:value="0.693000000000001">
                <text:p>0.693000000000001</text:p>
              </table:table-cell>
              <table:table-cell office:value-type="float" office:value="7.6450990285">
                <text:p>7.6450990285</text:p>
              </table:table-cell>
            </table:table-row>
            <table:table-row>
              <table:table-cell office:value-type="float" office:value="0.694000000000001">
                <text:p>0.694000000000001</text:p>
              </table:table-cell>
              <table:table-cell office:value-type="float" office:value="7.638297874">
                <text:p>7.638297874</text:p>
              </table:table-cell>
            </table:table-row>
            <table:table-row>
              <table:table-cell office:value-type="float" office:value="0.695">
                <text:p>0.695</text:p>
              </table:table-cell>
              <table:table-cell office:value-type="float" office:value="7.6314869125">
                <text:p>7.6314869125</text:p>
              </table:table-cell>
            </table:table-row>
            <table:table-row>
              <table:table-cell office:value-type="float" office:value="0.696">
                <text:p>0.696</text:p>
              </table:table-cell>
              <table:table-cell office:value-type="float" office:value="7.624666144">
                <text:p>7.624666144</text:p>
              </table:table-cell>
            </table:table-row>
            <table:table-row>
              <table:table-cell office:value-type="float" office:value="0.697000000000001">
                <text:p>0.697000000000001</text:p>
              </table:table-cell>
              <table:table-cell office:value-type="float" office:value="7.6178355685">
                <text:p>7.6178355685</text:p>
              </table:table-cell>
            </table:table-row>
            <table:table-row>
              <table:table-cell office:value-type="float" office:value="0.698000000000001">
                <text:p>0.698000000000001</text:p>
              </table:table-cell>
              <table:table-cell office:value-type="float" office:value="7.610995186">
                <text:p>7.610995186</text:p>
              </table:table-cell>
            </table:table-row>
            <table:table-row>
              <table:table-cell office:value-type="float" office:value="0.699">
                <text:p>0.699</text:p>
              </table:table-cell>
              <table:table-cell office:value-type="float" office:value="7.6041449965">
                <text:p>7.604144996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7.597285">
                <text:p>7.597285</text:p>
              </table:table-cell>
            </table:table-row>
            <table:table-row>
              <table:table-cell office:value-type="float" office:value="0.701000000000001">
                <text:p>0.701000000000001</text:p>
              </table:table-cell>
              <table:table-cell office:value-type="float" office:value="7.5904151965">
                <text:p>7.5904151965</text:p>
              </table:table-cell>
            </table:table-row>
            <table:table-row>
              <table:table-cell office:value-type="float" office:value="0.702000000000001">
                <text:p>0.702000000000001</text:p>
              </table:table-cell>
              <table:table-cell office:value-type="float" office:value="7.583535586">
                <text:p>7.583535586</text:p>
              </table:table-cell>
            </table:table-row>
            <table:table-row>
              <table:table-cell office:value-type="float" office:value="0.703000000000001">
                <text:p>0.703000000000001</text:p>
              </table:table-cell>
              <table:table-cell office:value-type="float" office:value="7.5766461685">
                <text:p>7.5766461685</text:p>
              </table:table-cell>
            </table:table-row>
            <table:table-row>
              <table:table-cell office:value-type="float" office:value="0.704">
                <text:p>0.704</text:p>
              </table:table-cell>
              <table:table-cell office:value-type="float" office:value="7.569746944">
                <text:p>7.569746944</text:p>
              </table:table-cell>
            </table:table-row>
            <table:table-row>
              <table:table-cell office:value-type="float" office:value="0.705000000000001">
                <text:p>0.705000000000001</text:p>
              </table:table-cell>
              <table:table-cell office:value-type="float" office:value="7.5628379125">
                <text:p>7.5628379125</text:p>
              </table:table-cell>
            </table:table-row>
            <table:table-row>
              <table:table-cell office:value-type="float" office:value="0.706000000000001">
                <text:p>0.706000000000001</text:p>
              </table:table-cell>
              <table:table-cell office:value-type="float" office:value="7.555919074">
                <text:p>7.555919074</text:p>
              </table:table-cell>
            </table:table-row>
            <table:table-row>
              <table:table-cell office:value-type="float" office:value="0.707000000000001">
                <text:p>0.707000000000001</text:p>
              </table:table-cell>
              <table:table-cell office:value-type="float" office:value="7.5489904285">
                <text:p>7.5489904285</text:p>
              </table:table-cell>
            </table:table-row>
            <table:table-row>
              <table:table-cell office:value-type="float" office:value="0.708">
                <text:p>0.708</text:p>
              </table:table-cell>
              <table:table-cell office:value-type="float" office:value="7.542051976">
                <text:p>7.542051976</text:p>
              </table:table-cell>
            </table:table-row>
            <table:table-row>
              <table:table-cell office:value-type="float" office:value="0.709000000000001">
                <text:p>0.709000000000001</text:p>
              </table:table-cell>
              <table:table-cell office:value-type="float" office:value="7.5351037165">
                <text:p>7.5351037165</text:p>
              </table:table-cell>
            </table:table-row>
            <table:table-row>
              <table:table-cell office:value-type="float" office:value="0.710000000000001">
                <text:p>0.710000000000001</text:p>
              </table:table-cell>
              <table:table-cell office:value-type="float" office:value="7.52814565">
                <text:p>7.52814565</text:p>
              </table:table-cell>
            </table:table-row>
            <table:table-row>
              <table:table-cell office:value-type="float" office:value="0.711000000000001">
                <text:p>0.711000000000001</text:p>
              </table:table-cell>
              <table:table-cell office:value-type="float" office:value="7.5211777765">
                <text:p>7.5211777765</text:p>
              </table:table-cell>
            </table:table-row>
            <table:table-row>
              <table:table-cell office:value-type="float" office:value="0.712">
                <text:p>0.712</text:p>
              </table:table-cell>
              <table:table-cell office:value-type="float" office:value="7.514200096">
                <text:p>7.514200096</text:p>
              </table:table-cell>
            </table:table-row>
            <table:table-row>
              <table:table-cell office:value-type="float" office:value="0.713000000000001">
                <text:p>0.713000000000001</text:p>
              </table:table-cell>
              <table:table-cell office:value-type="float" office:value="7.5072126085">
                <text:p>7.5072126085</text:p>
              </table:table-cell>
            </table:table-row>
            <table:table-row>
              <table:table-cell office:value-type="float" office:value="0.714000000000001">
                <text:p>0.714000000000001</text:p>
              </table:table-cell>
              <table:table-cell office:value-type="float" office:value="7.500215314">
                <text:p>7.500215314</text:p>
              </table:table-cell>
            </table:table-row>
            <table:table-row>
              <table:table-cell office:value-type="float" office:value="0.715000000000001">
                <text:p>0.715000000000001</text:p>
              </table:table-cell>
              <table:table-cell office:value-type="float" office:value="7.4932082125">
                <text:p>7.4932082125</text:p>
              </table:table-cell>
            </table:table-row>
            <table:table-row>
              <table:table-cell office:value-type="float" office:value="0.716">
                <text:p>0.716</text:p>
              </table:table-cell>
              <table:table-cell office:value-type="float" office:value="7.486191304">
                <text:p>7.486191304</text:p>
              </table:table-cell>
            </table:table-row>
            <table:table-row>
              <table:table-cell office:value-type="float" office:value="0.717000000000001">
                <text:p>0.717000000000001</text:p>
              </table:table-cell>
              <table:table-cell office:value-type="float" office:value="7.4791645885">
                <text:p>7.4791645885</text:p>
              </table:table-cell>
            </table:table-row>
            <table:table-row>
              <table:table-cell office:value-type="float" office:value="0.718000000000001">
                <text:p>0.718000000000001</text:p>
              </table:table-cell>
              <table:table-cell office:value-type="float" office:value="7.472128066">
                <text:p>7.472128066</text:p>
              </table:table-cell>
            </table:table-row>
            <table:table-row>
              <table:table-cell office:value-type="float" office:value="0.719000000000001">
                <text:p>0.719000000000001</text:p>
              </table:table-cell>
              <table:table-cell office:value-type="float" office:value="7.4650817365">
                <text:p>7.465081736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7.4580256">
                <text:p>7.4580256</text:p>
              </table:table-cell>
            </table:table-row>
            <table:table-row>
              <table:table-cell office:value-type="float" office:value="0.721000000000001">
                <text:p>0.721000000000001</text:p>
              </table:table-cell>
              <table:table-cell office:value-type="float" office:value="7.4509596565">
                <text:p>7.4509596565</text:p>
              </table:table-cell>
            </table:table-row>
            <table:table-row>
              <table:table-cell office:value-type="float" office:value="0.722000000000001">
                <text:p>0.722000000000001</text:p>
              </table:table-cell>
              <table:table-cell office:value-type="float" office:value="7.443883906">
                <text:p>7.443883906</text:p>
              </table:table-cell>
            </table:table-row>
            <table:table-row>
              <table:table-cell office:value-type="float" office:value="0.723000000000001">
                <text:p>0.723000000000001</text:p>
              </table:table-cell>
              <table:table-cell office:value-type="float" office:value="7.4367983485">
                <text:p>7.4367983485</text:p>
              </table:table-cell>
            </table:table-row>
            <table:table-row>
              <table:table-cell office:value-type="float" office:value="0.724">
                <text:p>0.724</text:p>
              </table:table-cell>
              <table:table-cell office:value-type="float" office:value="7.429702984">
                <text:p>7.429702984</text:p>
              </table:table-cell>
            </table:table-row>
            <table:table-row>
              <table:table-cell office:value-type="float" office:value="0.725000000000001">
                <text:p>0.725000000000001</text:p>
              </table:table-cell>
              <table:table-cell office:value-type="float" office:value="7.4225978125">
                <text:p>7.4225978125</text:p>
              </table:table-cell>
            </table:table-row>
            <table:table-row>
              <table:table-cell office:value-type="float" office:value="0.726000000000001">
                <text:p>0.726000000000001</text:p>
              </table:table-cell>
              <table:table-cell office:value-type="float" office:value="7.415482834">
                <text:p>7.415482834</text:p>
              </table:table-cell>
            </table:table-row>
            <table:table-row>
              <table:table-cell office:value-type="float" office:value="0.727000000000001">
                <text:p>0.727000000000001</text:p>
              </table:table-cell>
              <table:table-cell office:value-type="float" office:value="7.4083580485">
                <text:p>7.4083580485</text:p>
              </table:table-cell>
            </table:table-row>
            <table:table-row>
              <table:table-cell office:value-type="float" office:value="0.728000000000001">
                <text:p>0.728000000000001</text:p>
              </table:table-cell>
              <table:table-cell office:value-type="float" office:value="7.401223456">
                <text:p>7.401223456</text:p>
              </table:table-cell>
            </table:table-row>
            <table:table-row>
              <table:table-cell office:value-type="float" office:value="0.729000000000001">
                <text:p>0.729000000000001</text:p>
              </table:table-cell>
              <table:table-cell office:value-type="float" office:value="7.3940790565">
                <text:p>7.3940790565</text:p>
              </table:table-cell>
            </table:table-row>
            <table:table-row>
              <table:table-cell office:value-type="float" office:value="0.730000000000001">
                <text:p>0.730000000000001</text:p>
              </table:table-cell>
              <table:table-cell office:value-type="float" office:value="7.38692485">
                <text:p>7.38692485</text:p>
              </table:table-cell>
            </table:table-row>
            <table:table-row>
              <table:table-cell office:value-type="float" office:value="0.731000000000001">
                <text:p>0.731000000000001</text:p>
              </table:table-cell>
              <table:table-cell office:value-type="float" office:value="7.3797608365">
                <text:p>7.3797608365</text:p>
              </table:table-cell>
            </table:table-row>
            <table:table-row>
              <table:table-cell office:value-type="float" office:value="0.732000000000001">
                <text:p>0.732000000000001</text:p>
              </table:table-cell>
              <table:table-cell office:value-type="float" office:value="7.372587016">
                <text:p>7.372587016</text:p>
              </table:table-cell>
            </table:table-row>
            <table:table-row>
              <table:table-cell office:value-type="float" office:value="0.733000000000001">
                <text:p>0.733000000000001</text:p>
              </table:table-cell>
              <table:table-cell office:value-type="float" office:value="7.3654033885">
                <text:p>7.3654033885</text:p>
              </table:table-cell>
            </table:table-row>
            <table:table-row>
              <table:table-cell office:value-type="float" office:value="0.734000000000001">
                <text:p>0.734000000000001</text:p>
              </table:table-cell>
              <table:table-cell office:value-type="float" office:value="7.358209954">
                <text:p>7.358209954</text:p>
              </table:table-cell>
            </table:table-row>
            <table:table-row>
              <table:table-cell office:value-type="float" office:value="0.735000000000001">
                <text:p>0.735000000000001</text:p>
              </table:table-cell>
              <table:table-cell office:value-type="float" office:value="7.3510067125">
                <text:p>7.3510067125</text:p>
              </table:table-cell>
            </table:table-row>
            <table:table-row>
              <table:table-cell office:value-type="float" office:value="0.736000000000001">
                <text:p>0.736000000000001</text:p>
              </table:table-cell>
              <table:table-cell office:value-type="float" office:value="7.343793664">
                <text:p>7.343793664</text:p>
              </table:table-cell>
            </table:table-row>
            <table:table-row>
              <table:table-cell office:value-type="float" office:value="0.737000000000001">
                <text:p>0.737000000000001</text:p>
              </table:table-cell>
              <table:table-cell office:value-type="float" office:value="7.3365708085">
                <text:p>7.3365708085</text:p>
              </table:table-cell>
            </table:table-row>
            <table:table-row>
              <table:table-cell office:value-type="float" office:value="0.738000000000001">
                <text:p>0.738000000000001</text:p>
              </table:table-cell>
              <table:table-cell office:value-type="float" office:value="7.329338146">
                <text:p>7.329338146</text:p>
              </table:table-cell>
            </table:table-row>
            <table:table-row>
              <table:table-cell office:value-type="float" office:value="0.739000000000001">
                <text:p>0.739000000000001</text:p>
              </table:table-cell>
              <table:table-cell office:value-type="float" office:value="7.3220956765">
                <text:p>7.3220956765</text:p>
              </table:table-cell>
            </table:table-row>
            <table:table-row>
              <table:table-cell office:value-type="float" office:value="0.740000000000001">
                <text:p>0.740000000000001</text:p>
              </table:table-cell>
              <table:table-cell office:value-type="float" office:value="7.3148434">
                <text:p>7.3148434</text:p>
              </table:table-cell>
            </table:table-row>
            <table:table-row>
              <table:table-cell office:value-type="float" office:value="0.741000000000001">
                <text:p>0.741000000000001</text:p>
              </table:table-cell>
              <table:table-cell office:value-type="float" office:value="7.3075813165">
                <text:p>7.3075813165</text:p>
              </table:table-cell>
            </table:table-row>
            <table:table-row>
              <table:table-cell office:value-type="float" office:value="0.742000000000001">
                <text:p>0.742000000000001</text:p>
              </table:table-cell>
              <table:table-cell office:value-type="float" office:value="7.300309426">
                <text:p>7.300309426</text:p>
              </table:table-cell>
            </table:table-row>
            <table:table-row>
              <table:table-cell office:value-type="float" office:value="0.743000000000001">
                <text:p>0.743000000000001</text:p>
              </table:table-cell>
              <table:table-cell office:value-type="float" office:value="7.2930277285">
                <text:p>7.2930277285</text:p>
              </table:table-cell>
            </table:table-row>
            <table:table-row>
              <table:table-cell office:value-type="float" office:value="0.744000000000001">
                <text:p>0.744000000000001</text:p>
              </table:table-cell>
              <table:table-cell office:value-type="float" office:value="7.285736224">
                <text:p>7.285736224</text:p>
              </table:table-cell>
            </table:table-row>
            <table:table-row>
              <table:table-cell office:value-type="float" office:value="0.745000000000001">
                <text:p>0.745000000000001</text:p>
              </table:table-cell>
              <table:table-cell office:value-type="float" office:value="7.2784349125">
                <text:p>7.2784349125</text:p>
              </table:table-cell>
            </table:table-row>
            <table:table-row>
              <table:table-cell office:value-type="float" office:value="0.746000000000001">
                <text:p>0.746000000000001</text:p>
              </table:table-cell>
              <table:table-cell office:value-type="float" office:value="7.271123794">
                <text:p>7.271123794</text:p>
              </table:table-cell>
            </table:table-row>
            <table:table-row>
              <table:table-cell office:value-type="float" office:value="0.747000000000001">
                <text:p>0.747000000000001</text:p>
              </table:table-cell>
              <table:table-cell office:value-type="float" office:value="7.2638028685">
                <text:p>7.2638028685</text:p>
              </table:table-cell>
            </table:table-row>
            <table:table-row>
              <table:table-cell office:value-type="float" office:value="0.748000000000001">
                <text:p>0.748000000000001</text:p>
              </table:table-cell>
              <table:table-cell office:value-type="float" office:value="7.256472136">
                <text:p>7.256472136</text:p>
              </table:table-cell>
            </table:table-row>
            <table:table-row>
              <table:table-cell office:value-type="float" office:value="0.749000000000001">
                <text:p>0.749000000000001</text:p>
              </table:table-cell>
              <table:table-cell office:value-type="float" office:value="7.2491315965">
                <text:p>7.2491315965</text:p>
              </table:table-cell>
            </table:table-row>
            <table:table-row>
              <table:table-cell office:value-type="float" office:value="0.750000000000001">
                <text:p>0.750000000000001</text:p>
              </table:table-cell>
              <table:table-cell office:value-type="float" office:value="7.24178125">
                <text:p>7.24178125</text:p>
              </table:table-cell>
            </table:table-row>
            <table:table-row>
              <table:table-cell office:value-type="float" office:value="0.751000000000001">
                <text:p>0.751000000000001</text:p>
              </table:table-cell>
              <table:table-cell office:value-type="float" office:value="7.2344210965">
                <text:p>7.2344210965</text:p>
              </table:table-cell>
            </table:table-row>
            <table:table-row>
              <table:table-cell office:value-type="float" office:value="0.752000000000001">
                <text:p>0.752000000000001</text:p>
              </table:table-cell>
              <table:table-cell office:value-type="float" office:value="7.227051136">
                <text:p>7.227051136</text:p>
              </table:table-cell>
            </table:table-row>
            <table:table-row>
              <table:table-cell office:value-type="float" office:value="0.753000000000001">
                <text:p>0.753000000000001</text:p>
              </table:table-cell>
              <table:table-cell office:value-type="float" office:value="7.2196713685">
                <text:p>7.2196713685</text:p>
              </table:table-cell>
            </table:table-row>
            <table:table-row>
              <table:table-cell office:value-type="float" office:value="0.754000000000001">
                <text:p>0.754000000000001</text:p>
              </table:table-cell>
              <table:table-cell office:value-type="float" office:value="7.212281794">
                <text:p>7.212281794</text:p>
              </table:table-cell>
            </table:table-row>
            <table:table-row>
              <table:table-cell office:value-type="float" office:value="0.755000000000001">
                <text:p>0.755000000000001</text:p>
              </table:table-cell>
              <table:table-cell office:value-type="float" office:value="7.2048824125">
                <text:p>7.2048824125</text:p>
              </table:table-cell>
            </table:table-row>
            <table:table-row>
              <table:table-cell office:value-type="float" office:value="0.756000000000001">
                <text:p>0.756000000000001</text:p>
              </table:table-cell>
              <table:table-cell office:value-type="float" office:value="7.197473224">
                <text:p>7.197473224</text:p>
              </table:table-cell>
            </table:table-row>
            <table:table-row>
              <table:table-cell office:value-type="float" office:value="0.757000000000001">
                <text:p>0.757000000000001</text:p>
              </table:table-cell>
              <table:table-cell office:value-type="float" office:value="7.1900542285">
                <text:p>7.1900542285</text:p>
              </table:table-cell>
            </table:table-row>
            <table:table-row>
              <table:table-cell office:value-type="float" office:value="0.758000000000001">
                <text:p>0.758000000000001</text:p>
              </table:table-cell>
              <table:table-cell office:value-type="float" office:value="7.182625426">
                <text:p>7.182625426</text:p>
              </table:table-cell>
            </table:table-row>
            <table:table-row>
              <table:table-cell office:value-type="float" office:value="0.759000000000001">
                <text:p>0.759000000000001</text:p>
              </table:table-cell>
              <table:table-cell office:value-type="float" office:value="7.1751868165">
                <text:p>7.1751868165</text:p>
              </table:table-cell>
            </table:table-row>
            <table:table-row>
              <table:table-cell office:value-type="float" office:value="0.760000000000001">
                <text:p>0.760000000000001</text:p>
              </table:table-cell>
              <table:table-cell office:value-type="float" office:value="7.1677384">
                <text:p>7.1677384</text:p>
              </table:table-cell>
            </table:table-row>
            <table:table-row>
              <table:table-cell office:value-type="float" office:value="0.761000000000001">
                <text:p>0.761000000000001</text:p>
              </table:table-cell>
              <table:table-cell office:value-type="float" office:value="7.1602801765">
                <text:p>7.1602801765</text:p>
              </table:table-cell>
            </table:table-row>
            <table:table-row>
              <table:table-cell office:value-type="float" office:value="0.762000000000001">
                <text:p>0.762000000000001</text:p>
              </table:table-cell>
              <table:table-cell office:value-type="float" office:value="7.152812146">
                <text:p>7.152812146</text:p>
              </table:table-cell>
            </table:table-row>
            <table:table-row>
              <table:table-cell office:value-type="float" office:value="0.763000000000001">
                <text:p>0.763000000000001</text:p>
              </table:table-cell>
              <table:table-cell office:value-type="float" office:value="7.1453343085">
                <text:p>7.1453343085</text:p>
              </table:table-cell>
            </table:table-row>
            <table:table-row>
              <table:table-cell office:value-type="float" office:value="0.764000000000001">
                <text:p>0.764000000000001</text:p>
              </table:table-cell>
              <table:table-cell office:value-type="float" office:value="7.137846664">
                <text:p>7.137846664</text:p>
              </table:table-cell>
            </table:table-row>
            <table:table-row>
              <table:table-cell office:value-type="float" office:value="0.765000000000001">
                <text:p>0.765000000000001</text:p>
              </table:table-cell>
              <table:table-cell office:value-type="float" office:value="7.1303492125">
                <text:p>7.1303492125</text:p>
              </table:table-cell>
            </table:table-row>
            <table:table-row>
              <table:table-cell office:value-type="float" office:value="0.766000000000001">
                <text:p>0.766000000000001</text:p>
              </table:table-cell>
              <table:table-cell office:value-type="float" office:value="7.122841954">
                <text:p>7.122841954</text:p>
              </table:table-cell>
            </table:table-row>
            <table:table-row>
              <table:table-cell office:value-type="float" office:value="0.767000000000001">
                <text:p>0.767000000000001</text:p>
              </table:table-cell>
              <table:table-cell office:value-type="float" office:value="7.1153248885">
                <text:p>7.1153248885</text:p>
              </table:table-cell>
            </table:table-row>
            <table:table-row>
              <table:table-cell office:value-type="float" office:value="0.768000000000001">
                <text:p>0.768000000000001</text:p>
              </table:table-cell>
              <table:table-cell office:value-type="float" office:value="7.107798016">
                <text:p>7.107798016</text:p>
              </table:table-cell>
            </table:table-row>
            <table:table-row>
              <table:table-cell office:value-type="float" office:value="0.769000000000001">
                <text:p>0.769000000000001</text:p>
              </table:table-cell>
              <table:table-cell office:value-type="float" office:value="7.1002613365">
                <text:p>7.1002613365</text:p>
              </table:table-cell>
            </table:table-row>
            <table:table-row>
              <table:table-cell office:value-type="float" office:value="0.770000000000001">
                <text:p>0.770000000000001</text:p>
              </table:table-cell>
              <table:table-cell office:value-type="float" office:value="7.09271485">
                <text:p>7.09271485</text:p>
              </table:table-cell>
            </table:table-row>
            <table:table-row>
              <table:table-cell office:value-type="float" office:value="0.771000000000001">
                <text:p>0.771000000000001</text:p>
              </table:table-cell>
              <table:table-cell office:value-type="float" office:value="7.0851585565">
                <text:p>7.0851585565</text:p>
              </table:table-cell>
            </table:table-row>
            <table:table-row>
              <table:table-cell office:value-type="float" office:value="0.772000000000001">
                <text:p>0.772000000000001</text:p>
              </table:table-cell>
              <table:table-cell office:value-type="float" office:value="7.077592456">
                <text:p>7.077592456</text:p>
              </table:table-cell>
            </table:table-row>
            <table:table-row>
              <table:table-cell office:value-type="float" office:value="0.773000000000001">
                <text:p>0.773000000000001</text:p>
              </table:table-cell>
              <table:table-cell office:value-type="float" office:value="7.0700165485">
                <text:p>7.0700165485</text:p>
              </table:table-cell>
            </table:table-row>
            <table:table-row>
              <table:table-cell office:value-type="float" office:value="0.774000000000001">
                <text:p>0.774000000000001</text:p>
              </table:table-cell>
              <table:table-cell office:value-type="float" office:value="7.062430834">
                <text:p>7.062430834</text:p>
              </table:table-cell>
            </table:table-row>
            <table:table-row>
              <table:table-cell office:value-type="float" office:value="0.775000000000001">
                <text:p>0.775000000000001</text:p>
              </table:table-cell>
              <table:table-cell office:value-type="float" office:value="7.0548353125">
                <text:p>7.0548353125</text:p>
              </table:table-cell>
            </table:table-row>
            <table:table-row>
              <table:table-cell office:value-type="float" office:value="0.776000000000001">
                <text:p>0.776000000000001</text:p>
              </table:table-cell>
              <table:table-cell office:value-type="float" office:value="7.047229984">
                <text:p>7.047229984</text:p>
              </table:table-cell>
            </table:table-row>
            <table:table-row>
              <table:table-cell office:value-type="float" office:value="0.777000000000001">
                <text:p>0.777000000000001</text:p>
              </table:table-cell>
              <table:table-cell office:value-type="float" office:value="7.0396148485">
                <text:p>7.0396148485</text:p>
              </table:table-cell>
            </table:table-row>
            <table:table-row>
              <table:table-cell office:value-type="float" office:value="0.778000000000001">
                <text:p>0.778000000000001</text:p>
              </table:table-cell>
              <table:table-cell office:value-type="float" office:value="7.031989906">
                <text:p>7.031989906</text:p>
              </table:table-cell>
            </table:table-row>
            <table:table-row>
              <table:table-cell office:value-type="float" office:value="0.779000000000001">
                <text:p>0.779000000000001</text:p>
              </table:table-cell>
              <table:table-cell office:value-type="float" office:value="7.0243551565">
                <text:p>7.0243551565</text:p>
              </table:table-cell>
            </table:table-row>
            <table:table-row>
              <table:table-cell office:value-type="float" office:value="0.780000000000001">
                <text:p>0.780000000000001</text:p>
              </table:table-cell>
              <table:table-cell office:value-type="float" office:value="7.0167106">
                <text:p>7.0167106</text:p>
              </table:table-cell>
            </table:table-row>
            <table:table-row>
              <table:table-cell office:value-type="float" office:value="0.781000000000001">
                <text:p>0.781000000000001</text:p>
              </table:table-cell>
              <table:table-cell office:value-type="float" office:value="7.0090562365">
                <text:p>7.0090562365</text:p>
              </table:table-cell>
            </table:table-row>
            <table:table-row>
              <table:table-cell office:value-type="float" office:value="0.782000000000001">
                <text:p>0.782000000000001</text:p>
              </table:table-cell>
              <table:table-cell office:value-type="float" office:value="7.001392066">
                <text:p>7.001392066</text:p>
              </table:table-cell>
            </table:table-row>
            <table:table-row>
              <table:table-cell office:value-type="float" office:value="0.783000000000001">
                <text:p>0.783000000000001</text:p>
              </table:table-cell>
              <table:table-cell office:value-type="float" office:value="6.9937180885">
                <text:p>6.9937180885</text:p>
              </table:table-cell>
            </table:table-row>
            <table:table-row>
              <table:table-cell office:value-type="float" office:value="0.784000000000001">
                <text:p>0.784000000000001</text:p>
              </table:table-cell>
              <table:table-cell office:value-type="float" office:value="6.986034304">
                <text:p>6.986034304</text:p>
              </table:table-cell>
            </table:table-row>
            <table:table-row>
              <table:table-cell office:value-type="float" office:value="0.785000000000001">
                <text:p>0.785000000000001</text:p>
              </table:table-cell>
              <table:table-cell office:value-type="float" office:value="6.9783407125">
                <text:p>6.9783407125</text:p>
              </table:table-cell>
            </table:table-row>
            <table:table-row>
              <table:table-cell office:value-type="float" office:value="0.786000000000001">
                <text:p>0.786000000000001</text:p>
              </table:table-cell>
              <table:table-cell office:value-type="float" office:value="6.970637314">
                <text:p>6.970637314</text:p>
              </table:table-cell>
            </table:table-row>
            <table:table-row>
              <table:table-cell office:value-type="float" office:value="0.787000000000001">
                <text:p>0.787000000000001</text:p>
              </table:table-cell>
              <table:table-cell office:value-type="float" office:value="6.9629241085">
                <text:p>6.9629241085</text:p>
              </table:table-cell>
            </table:table-row>
            <table:table-row>
              <table:table-cell office:value-type="float" office:value="0.788000000000001">
                <text:p>0.788000000000001</text:p>
              </table:table-cell>
              <table:table-cell office:value-type="float" office:value="6.955201096">
                <text:p>6.955201096</text:p>
              </table:table-cell>
            </table:table-row>
            <table:table-row>
              <table:table-cell office:value-type="float" office:value="0.789000000000001">
                <text:p>0.789000000000001</text:p>
              </table:table-cell>
              <table:table-cell office:value-type="float" office:value="6.9474682765">
                <text:p>6.9474682765</text:p>
              </table:table-cell>
            </table:table-row>
            <table:table-row>
              <table:table-cell office:value-type="float" office:value="0.790000000000001">
                <text:p>0.790000000000001</text:p>
              </table:table-cell>
              <table:table-cell office:value-type="float" office:value="6.93972564999999">
                <text:p>6.93972564999999</text:p>
              </table:table-cell>
            </table:table-row>
            <table:table-row>
              <table:table-cell office:value-type="float" office:value="0.791000000000001">
                <text:p>0.791000000000001</text:p>
              </table:table-cell>
              <table:table-cell office:value-type="float" office:value="6.9319732165">
                <text:p>6.9319732165</text:p>
              </table:table-cell>
            </table:table-row>
            <table:table-row>
              <table:table-cell office:value-type="float" office:value="0.792000000000001">
                <text:p>0.792000000000001</text:p>
              </table:table-cell>
              <table:table-cell office:value-type="float" office:value="6.924210976">
                <text:p>6.924210976</text:p>
              </table:table-cell>
            </table:table-row>
            <table:table-row>
              <table:table-cell office:value-type="float" office:value="0.793000000000001">
                <text:p>0.793000000000001</text:p>
              </table:table-cell>
              <table:table-cell office:value-type="float" office:value="6.91643892849999">
                <text:p>6.91643892849999</text:p>
              </table:table-cell>
            </table:table-row>
            <table:table-row>
              <table:table-cell office:value-type="float" office:value="0.794000000000001">
                <text:p>0.794000000000001</text:p>
              </table:table-cell>
              <table:table-cell office:value-type="float" office:value="6.908657074">
                <text:p>6.908657074</text:p>
              </table:table-cell>
            </table:table-row>
            <table:table-row>
              <table:table-cell office:value-type="float" office:value="0.795000000000001">
                <text:p>0.795000000000001</text:p>
              </table:table-cell>
              <table:table-cell office:value-type="float" office:value="6.90086541249999">
                <text:p>6.90086541249999</text:p>
              </table:table-cell>
            </table:table-row>
            <table:table-row>
              <table:table-cell office:value-type="float" office:value="0.796000000000001">
                <text:p>0.796000000000001</text:p>
              </table:table-cell>
              <table:table-cell office:value-type="float" office:value="6.893063944">
                <text:p>6.893063944</text:p>
              </table:table-cell>
            </table:table-row>
            <table:table-row>
              <table:table-cell office:value-type="float" office:value="0.797000000000001">
                <text:p>0.797000000000001</text:p>
              </table:table-cell>
              <table:table-cell office:value-type="float" office:value="6.8852526685">
                <text:p>6.8852526685</text:p>
              </table:table-cell>
            </table:table-row>
            <table:table-row>
              <table:table-cell office:value-type="float" office:value="0.798000000000001">
                <text:p>0.798000000000001</text:p>
              </table:table-cell>
              <table:table-cell office:value-type="float" office:value="6.877431586">
                <text:p>6.877431586</text:p>
              </table:table-cell>
            </table:table-row>
            <table:table-row>
              <table:table-cell office:value-type="float" office:value="0.799000000000001">
                <text:p>0.799000000000001</text:p>
              </table:table-cell>
              <table:table-cell office:value-type="float" office:value="6.8696006965">
                <text:p>6.8696006965</text:p>
              </table:table-cell>
            </table:table-row>
            <table:table-row>
              <table:table-cell office:value-type="float" office:value="0.800000000000001">
                <text:p>0.800000000000001</text:p>
              </table:table-cell>
              <table:table-cell office:value-type="float" office:value="6.86176">
                <text:p>6.86176</text:p>
              </table:table-cell>
            </table:table-row>
            <table:table-row>
              <table:table-cell office:value-type="float" office:value="0.801000000000001">
                <text:p>0.801000000000001</text:p>
              </table:table-cell>
              <table:table-cell office:value-type="float" office:value="6.8539094965">
                <text:p>6.8539094965</text:p>
              </table:table-cell>
            </table:table-row>
            <table:table-row>
              <table:table-cell office:value-type="float" office:value="0.802000000000001">
                <text:p>0.802000000000001</text:p>
              </table:table-cell>
              <table:table-cell office:value-type="float" office:value="6.846049186">
                <text:p>6.846049186</text:p>
              </table:table-cell>
            </table:table-row>
            <table:table-row>
              <table:table-cell office:value-type="float" office:value="0.803000000000001">
                <text:p>0.803000000000001</text:p>
              </table:table-cell>
              <table:table-cell office:value-type="float" office:value="6.8381790685">
                <text:p>6.8381790685</text:p>
              </table:table-cell>
            </table:table-row>
            <table:table-row>
              <table:table-cell office:value-type="float" office:value="0.804000000000001">
                <text:p>0.804000000000001</text:p>
              </table:table-cell>
              <table:table-cell office:value-type="float" office:value="6.830299144">
                <text:p>6.830299144</text:p>
              </table:table-cell>
            </table:table-row>
            <table:table-row>
              <table:table-cell office:value-type="float" office:value="0.805000000000001">
                <text:p>0.805000000000001</text:p>
              </table:table-cell>
              <table:table-cell office:value-type="float" office:value="6.8224094125">
                <text:p>6.8224094125</text:p>
              </table:table-cell>
            </table:table-row>
            <table:table-row>
              <table:table-cell office:value-type="float" office:value="0.806000000000001">
                <text:p>0.806000000000001</text:p>
              </table:table-cell>
              <table:table-cell office:value-type="float" office:value="6.814509874">
                <text:p>6.814509874</text:p>
              </table:table-cell>
            </table:table-row>
            <table:table-row>
              <table:table-cell office:value-type="float" office:value="0.807000000000001">
                <text:p>0.807000000000001</text:p>
              </table:table-cell>
              <table:table-cell office:value-type="float" office:value="6.8066005285">
                <text:p>6.8066005285</text:p>
              </table:table-cell>
            </table:table-row>
            <table:table-row>
              <table:table-cell office:value-type="float" office:value="0.808000000000001">
                <text:p>0.808000000000001</text:p>
              </table:table-cell>
              <table:table-cell office:value-type="float" office:value="6.798681376">
                <text:p>6.798681376</text:p>
              </table:table-cell>
            </table:table-row>
            <table:table-row>
              <table:table-cell office:value-type="float" office:value="0.809000000000001">
                <text:p>0.809000000000001</text:p>
              </table:table-cell>
              <table:table-cell office:value-type="float" office:value="6.7907524165">
                <text:p>6.7907524165</text:p>
              </table:table-cell>
            </table:table-row>
            <table:table-row>
              <table:table-cell office:value-type="float" office:value="0.810000000000001">
                <text:p>0.810000000000001</text:p>
              </table:table-cell>
              <table:table-cell office:value-type="float" office:value="6.78281364999999">
                <text:p>6.78281364999999</text:p>
              </table:table-cell>
            </table:table-row>
            <table:table-row>
              <table:table-cell office:value-type="float" office:value="0.811000000000001">
                <text:p>0.811000000000001</text:p>
              </table:table-cell>
              <table:table-cell office:value-type="float" office:value="6.7748650765">
                <text:p>6.7748650765</text:p>
              </table:table-cell>
            </table:table-row>
            <table:table-row>
              <table:table-cell office:value-type="float" office:value="0.812000000000001">
                <text:p>0.812000000000001</text:p>
              </table:table-cell>
              <table:table-cell office:value-type="float" office:value="6.76690669599999">
                <text:p>6.76690669599999</text:p>
              </table:table-cell>
            </table:table-row>
            <table:table-row>
              <table:table-cell office:value-type="float" office:value="0.813000000000001">
                <text:p>0.813000000000001</text:p>
              </table:table-cell>
              <table:table-cell office:value-type="float" office:value="6.75893850849999">
                <text:p>6.75893850849999</text:p>
              </table:table-cell>
            </table:table-row>
            <table:table-row>
              <table:table-cell office:value-type="float" office:value="0.814000000000001">
                <text:p>0.814000000000001</text:p>
              </table:table-cell>
              <table:table-cell office:value-type="float" office:value="6.750960514">
                <text:p>6.750960514</text:p>
              </table:table-cell>
            </table:table-row>
            <table:table-row>
              <table:table-cell office:value-type="float" office:value="0.815000000000001">
                <text:p>0.815000000000001</text:p>
              </table:table-cell>
              <table:table-cell office:value-type="float" office:value="6.7429727125">
                <text:p>6.7429727125</text:p>
              </table:table-cell>
            </table:table-row>
            <table:table-row>
              <table:table-cell office:value-type="float" office:value="0.816000000000001">
                <text:p>0.816000000000001</text:p>
              </table:table-cell>
              <table:table-cell office:value-type="float" office:value="6.734975104">
                <text:p>6.734975104</text:p>
              </table:table-cell>
            </table:table-row>
            <table:table-row>
              <table:table-cell office:value-type="float" office:value="0.817000000000001">
                <text:p>0.817000000000001</text:p>
              </table:table-cell>
              <table:table-cell office:value-type="float" office:value="6.7269676885">
                <text:p>6.7269676885</text:p>
              </table:table-cell>
            </table:table-row>
            <table:table-row>
              <table:table-cell office:value-type="float" office:value="0.818000000000001">
                <text:p>0.818000000000001</text:p>
              </table:table-cell>
              <table:table-cell office:value-type="float" office:value="6.71895046599999">
                <text:p>6.71895046599999</text:p>
              </table:table-cell>
            </table:table-row>
            <table:table-row>
              <table:table-cell office:value-type="float" office:value="0.819000000000001">
                <text:p>0.819000000000001</text:p>
              </table:table-cell>
              <table:table-cell office:value-type="float" office:value="6.71092343649999">
                <text:p>6.71092343649999</text:p>
              </table:table-cell>
            </table:table-row>
            <table:table-row>
              <table:table-cell office:value-type="float" office:value="0.820000000000001">
                <text:p>0.820000000000001</text:p>
              </table:table-cell>
              <table:table-cell office:value-type="float" office:value="6.7028866">
                <text:p>6.7028866</text:p>
              </table:table-cell>
            </table:table-row>
            <table:table-row>
              <table:table-cell office:value-type="float" office:value="0.821000000000001">
                <text:p>0.821000000000001</text:p>
              </table:table-cell>
              <table:table-cell office:value-type="float" office:value="6.6948399565">
                <text:p>6.6948399565</text:p>
              </table:table-cell>
            </table:table-row>
            <table:table-row>
              <table:table-cell office:value-type="float" office:value="0.822000000000001">
                <text:p>0.822000000000001</text:p>
              </table:table-cell>
              <table:table-cell office:value-type="float" office:value="6.68678350599999">
                <text:p>6.68678350599999</text:p>
              </table:table-cell>
            </table:table-row>
            <table:table-row>
              <table:table-cell office:value-type="float" office:value="0.823000000000001">
                <text:p>0.823000000000001</text:p>
              </table:table-cell>
              <table:table-cell office:value-type="float" office:value="6.67871724849999">
                <text:p>6.67871724849999</text:p>
              </table:table-cell>
            </table:table-row>
            <table:table-row>
              <table:table-cell office:value-type="float" office:value="0.824000000000001">
                <text:p>0.824000000000001</text:p>
              </table:table-cell>
              <table:table-cell office:value-type="float" office:value="6.670641184">
                <text:p>6.670641184</text:p>
              </table:table-cell>
            </table:table-row>
            <table:table-row>
              <table:table-cell office:value-type="float" office:value="0.825000000000001">
                <text:p>0.825000000000001</text:p>
              </table:table-cell>
              <table:table-cell office:value-type="float" office:value="6.6625553125">
                <text:p>6.6625553125</text:p>
              </table:table-cell>
            </table:table-row>
            <table:table-row>
              <table:table-cell office:value-type="float" office:value="0.826000000000001">
                <text:p>0.826000000000001</text:p>
              </table:table-cell>
              <table:table-cell office:value-type="float" office:value="6.654459634">
                <text:p>6.654459634</text:p>
              </table:table-cell>
            </table:table-row>
            <table:table-row>
              <table:table-cell office:value-type="float" office:value="0.827000000000001">
                <text:p>0.827000000000001</text:p>
              </table:table-cell>
              <table:table-cell office:value-type="float" office:value="6.6463541485">
                <text:p>6.6463541485</text:p>
              </table:table-cell>
            </table:table-row>
            <table:table-row>
              <table:table-cell office:value-type="float" office:value="0.828000000000001">
                <text:p>0.828000000000001</text:p>
              </table:table-cell>
              <table:table-cell office:value-type="float" office:value="6.638238856">
                <text:p>6.638238856</text:p>
              </table:table-cell>
            </table:table-row>
            <table:table-row>
              <table:table-cell office:value-type="float" office:value="0.829000000000001">
                <text:p>0.829000000000001</text:p>
              </table:table-cell>
              <table:table-cell office:value-type="float" office:value="6.6301137565">
                <text:p>6.6301137565</text:p>
              </table:table-cell>
            </table:table-row>
            <table:table-row>
              <table:table-cell office:value-type="float" office:value="0.830000000000001">
                <text:p>0.830000000000001</text:p>
              </table:table-cell>
              <table:table-cell office:value-type="float" office:value="6.62197884999999">
                <text:p>6.62197884999999</text:p>
              </table:table-cell>
            </table:table-row>
            <table:table-row>
              <table:table-cell office:value-type="float" office:value="0.831000000000001">
                <text:p>0.831000000000001</text:p>
              </table:table-cell>
              <table:table-cell office:value-type="float" office:value="6.61383413649999">
                <text:p>6.61383413649999</text:p>
              </table:table-cell>
            </table:table-row>
            <table:table-row>
              <table:table-cell office:value-type="float" office:value="0.832000000000001">
                <text:p>0.832000000000001</text:p>
              </table:table-cell>
              <table:table-cell office:value-type="float" office:value="6.60567961599999">
                <text:p>6.60567961599999</text:p>
              </table:table-cell>
            </table:table-row>
            <table:table-row>
              <table:table-cell office:value-type="float" office:value="0.833000000000001">
                <text:p>0.833000000000001</text:p>
              </table:table-cell>
              <table:table-cell office:value-type="float" office:value="6.5975152885">
                <text:p>6.5975152885</text:p>
              </table:table-cell>
            </table:table-row>
            <table:table-row>
              <table:table-cell office:value-type="float" office:value="0.834000000000001">
                <text:p>0.834000000000001</text:p>
              </table:table-cell>
              <table:table-cell office:value-type="float" office:value="6.58934115399999">
                <text:p>6.58934115399999</text:p>
              </table:table-cell>
            </table:table-row>
            <table:table-row>
              <table:table-cell office:value-type="float" office:value="0.835000000000001">
                <text:p>0.835000000000001</text:p>
              </table:table-cell>
              <table:table-cell office:value-type="float" office:value="6.58115721249999">
                <text:p>6.58115721249999</text:p>
              </table:table-cell>
            </table:table-row>
            <table:table-row>
              <table:table-cell office:value-type="float" office:value="0.836000000000001">
                <text:p>0.836000000000001</text:p>
              </table:table-cell>
              <table:table-cell office:value-type="float" office:value="6.57296346399999">
                <text:p>6.57296346399999</text:p>
              </table:table-cell>
            </table:table-row>
            <table:table-row>
              <table:table-cell office:value-type="float" office:value="0.837000000000001">
                <text:p>0.837000000000001</text:p>
              </table:table-cell>
              <table:table-cell office:value-type="float" office:value="6.56475990849999">
                <text:p>6.56475990849999</text:p>
              </table:table-cell>
            </table:table-row>
            <table:table-row>
              <table:table-cell office:value-type="float" office:value="0.838000000000001">
                <text:p>0.838000000000001</text:p>
              </table:table-cell>
              <table:table-cell office:value-type="float" office:value="6.55654654599999">
                <text:p>6.55654654599999</text:p>
              </table:table-cell>
            </table:table-row>
            <table:table-row>
              <table:table-cell office:value-type="float" office:value="0.839000000000001">
                <text:p>0.839000000000001</text:p>
              </table:table-cell>
              <table:table-cell office:value-type="float" office:value="6.5483233765">
                <text:p>6.5483233765</text:p>
              </table:table-cell>
            </table:table-row>
            <table:table-row>
              <table:table-cell office:value-type="float" office:value="0.840000000000001">
                <text:p>0.840000000000001</text:p>
              </table:table-cell>
              <table:table-cell office:value-type="float" office:value="6.54009039999999">
                <text:p>6.54009039999999</text:p>
              </table:table-cell>
            </table:table-row>
            <table:table-row>
              <table:table-cell office:value-type="float" office:value="0.841000000000001">
                <text:p>0.841000000000001</text:p>
              </table:table-cell>
              <table:table-cell office:value-type="float" office:value="6.5318476165">
                <text:p>6.5318476165</text:p>
              </table:table-cell>
            </table:table-row>
            <table:table-row>
              <table:table-cell office:value-type="float" office:value="0.842000000000001">
                <text:p>0.842000000000001</text:p>
              </table:table-cell>
              <table:table-cell office:value-type="float" office:value="6.523595026">
                <text:p>6.523595026</text:p>
              </table:table-cell>
            </table:table-row>
            <table:table-row>
              <table:table-cell office:value-type="float" office:value="0.843000000000001">
                <text:p>0.843000000000001</text:p>
              </table:table-cell>
              <table:table-cell office:value-type="float" office:value="6.51533262849999">
                <text:p>6.51533262849999</text:p>
              </table:table-cell>
            </table:table-row>
            <table:table-row>
              <table:table-cell office:value-type="float" office:value="0.844000000000001">
                <text:p>0.844000000000001</text:p>
              </table:table-cell>
              <table:table-cell office:value-type="float" office:value="6.507060424">
                <text:p>6.507060424</text:p>
              </table:table-cell>
            </table:table-row>
            <table:table-row>
              <table:table-cell office:value-type="float" office:value="0.845000000000001">
                <text:p>0.845000000000001</text:p>
              </table:table-cell>
              <table:table-cell office:value-type="float" office:value="6.4987784125">
                <text:p>6.4987784125</text:p>
              </table:table-cell>
            </table:table-row>
            <table:table-row>
              <table:table-cell office:value-type="float" office:value="0.846000000000001">
                <text:p>0.846000000000001</text:p>
              </table:table-cell>
              <table:table-cell office:value-type="float" office:value="6.490486594">
                <text:p>6.490486594</text:p>
              </table:table-cell>
            </table:table-row>
            <table:table-row>
              <table:table-cell office:value-type="float" office:value="0.847000000000001">
                <text:p>0.847000000000001</text:p>
              </table:table-cell>
              <table:table-cell office:value-type="float" office:value="6.4821849685">
                <text:p>6.4821849685</text:p>
              </table:table-cell>
            </table:table-row>
            <table:table-row>
              <table:table-cell office:value-type="float" office:value="0.848000000000001">
                <text:p>0.848000000000001</text:p>
              </table:table-cell>
              <table:table-cell office:value-type="float" office:value="6.47387353599999">
                <text:p>6.47387353599999</text:p>
              </table:table-cell>
            </table:table-row>
            <table:table-row>
              <table:table-cell office:value-type="float" office:value="0.849000000000001">
                <text:p>0.849000000000001</text:p>
              </table:table-cell>
              <table:table-cell office:value-type="float" office:value="6.46555229649999">
                <text:p>6.46555229649999</text:p>
              </table:table-cell>
            </table:table-row>
            <table:table-row>
              <table:table-cell office:value-type="float" office:value="0.850000000000001">
                <text:p>0.850000000000001</text:p>
              </table:table-cell>
              <table:table-cell office:value-type="float" office:value="6.45722124999999">
                <text:p>6.45722124999999</text:p>
              </table:table-cell>
            </table:table-row>
            <table:table-row>
              <table:table-cell office:value-type="float" office:value="0.851000000000001">
                <text:p>0.851000000000001</text:p>
              </table:table-cell>
              <table:table-cell office:value-type="float" office:value="6.44888039649999">
                <text:p>6.44888039649999</text:p>
              </table:table-cell>
            </table:table-row>
            <table:table-row>
              <table:table-cell office:value-type="float" office:value="0.852000000000001">
                <text:p>0.852000000000001</text:p>
              </table:table-cell>
              <table:table-cell office:value-type="float" office:value="6.440529736">
                <text:p>6.440529736</text:p>
              </table:table-cell>
            </table:table-row>
            <table:table-row>
              <table:table-cell office:value-type="float" office:value="0.853000000000001">
                <text:p>0.853000000000001</text:p>
              </table:table-cell>
              <table:table-cell office:value-type="float" office:value="6.4321692685">
                <text:p>6.4321692685</text:p>
              </table:table-cell>
            </table:table-row>
            <table:table-row>
              <table:table-cell office:value-type="float" office:value="0.854000000000001">
                <text:p>0.854000000000001</text:p>
              </table:table-cell>
              <table:table-cell office:value-type="float" office:value="6.423798994">
                <text:p>6.423798994</text:p>
              </table:table-cell>
            </table:table-row>
            <table:table-row>
              <table:table-cell office:value-type="float" office:value="0.855000000000001">
                <text:p>0.855000000000001</text:p>
              </table:table-cell>
              <table:table-cell office:value-type="float" office:value="6.41541891249999">
                <text:p>6.41541891249999</text:p>
              </table:table-cell>
            </table:table-row>
            <table:table-row>
              <table:table-cell office:value-type="float" office:value="0.856000000000001">
                <text:p>0.856000000000001</text:p>
              </table:table-cell>
              <table:table-cell office:value-type="float" office:value="6.40702902399999">
                <text:p>6.40702902399999</text:p>
              </table:table-cell>
            </table:table-row>
            <table:table-row>
              <table:table-cell office:value-type="float" office:value="0.857000000000001">
                <text:p>0.857000000000001</text:p>
              </table:table-cell>
              <table:table-cell office:value-type="float" office:value="6.3986293285">
                <text:p>6.3986293285</text:p>
              </table:table-cell>
            </table:table-row>
            <table:table-row>
              <table:table-cell office:value-type="float" office:value="0.858000000000001">
                <text:p>0.858000000000001</text:p>
              </table:table-cell>
              <table:table-cell office:value-type="float" office:value="6.39021982599999">
                <text:p>6.39021982599999</text:p>
              </table:table-cell>
            </table:table-row>
            <table:table-row>
              <table:table-cell office:value-type="float" office:value="0.859000000000001">
                <text:p>0.859000000000001</text:p>
              </table:table-cell>
              <table:table-cell office:value-type="float" office:value="6.3818005165">
                <text:p>6.3818005165</text:p>
              </table:table-cell>
            </table:table-row>
            <table:table-row>
              <table:table-cell office:value-type="float" office:value="0.860000000000001">
                <text:p>0.860000000000001</text:p>
              </table:table-cell>
              <table:table-cell office:value-type="float" office:value="6.37337139999999">
                <text:p>6.37337139999999</text:p>
              </table:table-cell>
            </table:table-row>
            <table:table-row>
              <table:table-cell office:value-type="float" office:value="0.861000000000001">
                <text:p>0.861000000000001</text:p>
              </table:table-cell>
              <table:table-cell office:value-type="float" office:value="6.36493247649999">
                <text:p>6.36493247649999</text:p>
              </table:table-cell>
            </table:table-row>
            <table:table-row>
              <table:table-cell office:value-type="float" office:value="0.862000000000001">
                <text:p>0.862000000000001</text:p>
              </table:table-cell>
              <table:table-cell office:value-type="float" office:value="6.35648374599999">
                <text:p>6.35648374599999</text:p>
              </table:table-cell>
            </table:table-row>
            <table:table-row>
              <table:table-cell office:value-type="float" office:value="0.863000000000001">
                <text:p>0.863000000000001</text:p>
              </table:table-cell>
              <table:table-cell office:value-type="float" office:value="6.34802520849999">
                <text:p>6.34802520849999</text:p>
              </table:table-cell>
            </table:table-row>
            <table:table-row>
              <table:table-cell office:value-type="float" office:value="0.864000000000001">
                <text:p>0.864000000000001</text:p>
              </table:table-cell>
              <table:table-cell office:value-type="float" office:value="6.33955686399999">
                <text:p>6.33955686399999</text:p>
              </table:table-cell>
            </table:table-row>
            <table:table-row>
              <table:table-cell office:value-type="float" office:value="0.865000000000001">
                <text:p>0.865000000000001</text:p>
              </table:table-cell>
              <table:table-cell office:value-type="float" office:value="6.3310787125">
                <text:p>6.3310787125</text:p>
              </table:table-cell>
            </table:table-row>
            <table:table-row>
              <table:table-cell office:value-type="float" office:value="0.866000000000001">
                <text:p>0.866000000000001</text:p>
              </table:table-cell>
              <table:table-cell office:value-type="float" office:value="6.32259075399999">
                <text:p>6.32259075399999</text:p>
              </table:table-cell>
            </table:table-row>
            <table:table-row>
              <table:table-cell office:value-type="float" office:value="0.867000000000001">
                <text:p>0.867000000000001</text:p>
              </table:table-cell>
              <table:table-cell office:value-type="float" office:value="6.31409298849999">
                <text:p>6.31409298849999</text:p>
              </table:table-cell>
            </table:table-row>
            <table:table-row>
              <table:table-cell office:value-type="float" office:value="0.868000000000001">
                <text:p>0.868000000000001</text:p>
              </table:table-cell>
              <table:table-cell office:value-type="float" office:value="6.30558541599999">
                <text:p>6.30558541599999</text:p>
              </table:table-cell>
            </table:table-row>
            <table:table-row>
              <table:table-cell office:value-type="float" office:value="0.869000000000001">
                <text:p>0.869000000000001</text:p>
              </table:table-cell>
              <table:table-cell office:value-type="float" office:value="6.29706803649999">
                <text:p>6.29706803649999</text:p>
              </table:table-cell>
            </table:table-row>
            <table:table-row>
              <table:table-cell office:value-type="float" office:value="0.870000000000001">
                <text:p>0.870000000000001</text:p>
              </table:table-cell>
              <table:table-cell office:value-type="float" office:value="6.28854084999999">
                <text:p>6.28854084999999</text:p>
              </table:table-cell>
            </table:table-row>
            <table:table-row>
              <table:table-cell office:value-type="float" office:value="0.871000000000001">
                <text:p>0.871000000000001</text:p>
              </table:table-cell>
              <table:table-cell office:value-type="float" office:value="6.28000385649999">
                <text:p>6.28000385649999</text:p>
              </table:table-cell>
            </table:table-row>
            <table:table-row>
              <table:table-cell office:value-type="float" office:value="0.872000000000001">
                <text:p>0.872000000000001</text:p>
              </table:table-cell>
              <table:table-cell office:value-type="float" office:value="6.27145705599999">
                <text:p>6.27145705599999</text:p>
              </table:table-cell>
            </table:table-row>
            <table:table-row>
              <table:table-cell office:value-type="float" office:value="0.873000000000001">
                <text:p>0.873000000000001</text:p>
              </table:table-cell>
              <table:table-cell office:value-type="float" office:value="6.26290044849999">
                <text:p>6.26290044849999</text:p>
              </table:table-cell>
            </table:table-row>
            <table:table-row>
              <table:table-cell office:value-type="float" office:value="0.874000000000001">
                <text:p>0.874000000000001</text:p>
              </table:table-cell>
              <table:table-cell office:value-type="float" office:value="6.25433403399999">
                <text:p>6.25433403399999</text:p>
              </table:table-cell>
            </table:table-row>
            <table:table-row>
              <table:table-cell office:value-type="float" office:value="0.875000000000001">
                <text:p>0.875000000000001</text:p>
              </table:table-cell>
              <table:table-cell office:value-type="float" office:value="6.24575781249999">
                <text:p>6.24575781249999</text:p>
              </table:table-cell>
            </table:table-row>
            <table:table-row>
              <table:table-cell office:value-type="float" office:value="0.876000000000001">
                <text:p>0.876000000000001</text:p>
              </table:table-cell>
              <table:table-cell office:value-type="float" office:value="6.23717178399999">
                <text:p>6.23717178399999</text:p>
              </table:table-cell>
            </table:table-row>
            <table:table-row>
              <table:table-cell office:value-type="float" office:value="0.877000000000001">
                <text:p>0.877000000000001</text:p>
              </table:table-cell>
              <table:table-cell office:value-type="float" office:value="6.22857594849999">
                <text:p>6.22857594849999</text:p>
              </table:table-cell>
            </table:table-row>
            <table:table-row>
              <table:table-cell office:value-type="float" office:value="0.878000000000001">
                <text:p>0.878000000000001</text:p>
              </table:table-cell>
              <table:table-cell office:value-type="float" office:value="6.21997030599999">
                <text:p>6.21997030599999</text:p>
              </table:table-cell>
            </table:table-row>
            <table:table-row>
              <table:table-cell office:value-type="float" office:value="0.879000000000001">
                <text:p>0.879000000000001</text:p>
              </table:table-cell>
              <table:table-cell office:value-type="float" office:value="6.21135485649999">
                <text:p>6.21135485649999</text:p>
              </table:table-cell>
            </table:table-row>
            <table:table-row>
              <table:table-cell office:value-type="float" office:value="0.880000000000001">
                <text:p>0.880000000000001</text:p>
              </table:table-cell>
              <table:table-cell office:value-type="float" office:value="6.20272959999999">
                <text:p>6.20272959999999</text:p>
              </table:table-cell>
            </table:table-row>
            <table:table-row>
              <table:table-cell office:value-type="float" office:value="0.881000000000001">
                <text:p>0.881000000000001</text:p>
              </table:table-cell>
              <table:table-cell office:value-type="float" office:value="6.19409453649999">
                <text:p>6.19409453649999</text:p>
              </table:table-cell>
            </table:table-row>
            <table:table-row>
              <table:table-cell office:value-type="float" office:value="0.882000000000001">
                <text:p>0.882000000000001</text:p>
              </table:table-cell>
              <table:table-cell office:value-type="float" office:value="6.18544966599999">
                <text:p>6.18544966599999</text:p>
              </table:table-cell>
            </table:table-row>
            <table:table-row>
              <table:table-cell office:value-type="float" office:value="0.883000000000001">
                <text:p>0.883000000000001</text:p>
              </table:table-cell>
              <table:table-cell office:value-type="float" office:value="6.17679498849999">
                <text:p>6.17679498849999</text:p>
              </table:table-cell>
            </table:table-row>
            <table:table-row>
              <table:table-cell office:value-type="float" office:value="0.884000000000001">
                <text:p>0.884000000000001</text:p>
              </table:table-cell>
              <table:table-cell office:value-type="float" office:value="6.16813050399999">
                <text:p>6.16813050399999</text:p>
              </table:table-cell>
            </table:table-row>
            <table:table-row>
              <table:table-cell office:value-type="float" office:value="0.885000000000001">
                <text:p>0.885000000000001</text:p>
              </table:table-cell>
              <table:table-cell office:value-type="float" office:value="6.15945621249999">
                <text:p>6.15945621249999</text:p>
              </table:table-cell>
            </table:table-row>
            <table:table-row>
              <table:table-cell office:value-type="float" office:value="0.886000000000001">
                <text:p>0.886000000000001</text:p>
              </table:table-cell>
              <table:table-cell office:value-type="float" office:value="6.15077211399999">
                <text:p>6.15077211399999</text:p>
              </table:table-cell>
            </table:table-row>
            <table:table-row>
              <table:table-cell office:value-type="float" office:value="0.887000000000001">
                <text:p>0.887000000000001</text:p>
              </table:table-cell>
              <table:table-cell office:value-type="float" office:value="6.14207820849999">
                <text:p>6.14207820849999</text:p>
              </table:table-cell>
            </table:table-row>
            <table:table-row>
              <table:table-cell office:value-type="float" office:value="0.888000000000001">
                <text:p>0.888000000000001</text:p>
              </table:table-cell>
              <table:table-cell office:value-type="float" office:value="6.13337449599999">
                <text:p>6.13337449599999</text:p>
              </table:table-cell>
            </table:table-row>
            <table:table-row>
              <table:table-cell office:value-type="float" office:value="0.889000000000001">
                <text:p>0.889000000000001</text:p>
              </table:table-cell>
              <table:table-cell office:value-type="float" office:value="6.12466097649999">
                <text:p>6.12466097649999</text:p>
              </table:table-cell>
            </table:table-row>
            <table:table-row>
              <table:table-cell office:value-type="float" office:value="0.890000000000001">
                <text:p>0.890000000000001</text:p>
              </table:table-cell>
              <table:table-cell office:value-type="float" office:value="6.11593764999999">
                <text:p>6.11593764999999</text:p>
              </table:table-cell>
            </table:table-row>
            <table:table-row>
              <table:table-cell office:value-type="float" office:value="0.891000000000001">
                <text:p>0.891000000000001</text:p>
              </table:table-cell>
              <table:table-cell office:value-type="float" office:value="6.10720451649999">
                <text:p>6.10720451649999</text:p>
              </table:table-cell>
            </table:table-row>
            <table:table-row>
              <table:table-cell office:value-type="float" office:value="0.892000000000001">
                <text:p>0.892000000000001</text:p>
              </table:table-cell>
              <table:table-cell office:value-type="float" office:value="6.09846157599999">
                <text:p>6.09846157599999</text:p>
              </table:table-cell>
            </table:table-row>
            <table:table-row>
              <table:table-cell office:value-type="float" office:value="0.893000000000001">
                <text:p>0.893000000000001</text:p>
              </table:table-cell>
              <table:table-cell office:value-type="float" office:value="6.08970882849999">
                <text:p>6.08970882849999</text:p>
              </table:table-cell>
            </table:table-row>
            <table:table-row>
              <table:table-cell office:value-type="float" office:value="0.894000000000001">
                <text:p>0.894000000000001</text:p>
              </table:table-cell>
              <table:table-cell office:value-type="float" office:value="6.08094627399999">
                <text:p>6.08094627399999</text:p>
              </table:table-cell>
            </table:table-row>
            <table:table-row>
              <table:table-cell office:value-type="float" office:value="0.895000000000001">
                <text:p>0.895000000000001</text:p>
              </table:table-cell>
              <table:table-cell office:value-type="float" office:value="6.07217391249999">
                <text:p>6.07217391249999</text:p>
              </table:table-cell>
            </table:table-row>
            <table:table-row>
              <table:table-cell office:value-type="float" office:value="0.896000000000001">
                <text:p>0.896000000000001</text:p>
              </table:table-cell>
              <table:table-cell office:value-type="float" office:value="6.06339174399999">
                <text:p>6.06339174399999</text:p>
              </table:table-cell>
            </table:table-row>
            <table:table-row>
              <table:table-cell office:value-type="float" office:value="0.897000000000001">
                <text:p>0.897000000000001</text:p>
              </table:table-cell>
              <table:table-cell office:value-type="float" office:value="6.05459976849999">
                <text:p>6.05459976849999</text:p>
              </table:table-cell>
            </table:table-row>
            <table:table-row>
              <table:table-cell office:value-type="float" office:value="0.898000000000001">
                <text:p>0.898000000000001</text:p>
              </table:table-cell>
              <table:table-cell office:value-type="float" office:value="6.04579798599999">
                <text:p>6.04579798599999</text:p>
              </table:table-cell>
            </table:table-row>
            <table:table-row>
              <table:table-cell office:value-type="float" office:value="0.899000000000001">
                <text:p>0.899000000000001</text:p>
              </table:table-cell>
              <table:table-cell office:value-type="float" office:value="6.03698639649999">
                <text:p>6.03698639649999</text:p>
              </table:table-cell>
            </table:table-row>
            <table:table-row>
              <table:table-cell office:value-type="float" office:value="0.900000000000001">
                <text:p>0.900000000000001</text:p>
              </table:table-cell>
              <table:table-cell office:value-type="float" office:value="6.02816499999999">
                <text:p>6.02816499999999</text:p>
              </table:table-cell>
            </table:table-row>
            <table:table-row>
              <table:table-cell office:value-type="float" office:value="0.901000000000001">
                <text:p>0.901000000000001</text:p>
              </table:table-cell>
              <table:table-cell office:value-type="float" office:value="6.01933379649999">
                <text:p>6.01933379649999</text:p>
              </table:table-cell>
            </table:table-row>
            <table:table-row>
              <table:table-cell office:value-type="float" office:value="0.902000000000001">
                <text:p>0.902000000000001</text:p>
              </table:table-cell>
              <table:table-cell office:value-type="float" office:value="6.01049278599999">
                <text:p>6.01049278599999</text:p>
              </table:table-cell>
            </table:table-row>
            <table:table-row>
              <table:table-cell office:value-type="float" office:value="0.903000000000001">
                <text:p>0.903000000000001</text:p>
              </table:table-cell>
              <table:table-cell office:value-type="float" office:value="6.00164196849999">
                <text:p>6.00164196849999</text:p>
              </table:table-cell>
            </table:table-row>
            <table:table-row>
              <table:table-cell office:value-type="float" office:value="0.904000000000001">
                <text:p>0.904000000000001</text:p>
              </table:table-cell>
              <table:table-cell office:value-type="float" office:value="5.99278134399999">
                <text:p>5.99278134399999</text:p>
              </table:table-cell>
            </table:table-row>
            <table:table-row>
              <table:table-cell office:value-type="float" office:value="0.905000000000001">
                <text:p>0.905000000000001</text:p>
              </table:table-cell>
              <table:table-cell office:value-type="float" office:value="5.98391091249999">
                <text:p>5.98391091249999</text:p>
              </table:table-cell>
            </table:table-row>
            <table:table-row>
              <table:table-cell office:value-type="float" office:value="0.906000000000001">
                <text:p>0.906000000000001</text:p>
              </table:table-cell>
              <table:table-cell office:value-type="float" office:value="5.97503067399999">
                <text:p>5.97503067399999</text:p>
              </table:table-cell>
            </table:table-row>
            <table:table-row>
              <table:table-cell office:value-type="float" office:value="0.907000000000001">
                <text:p>0.907000000000001</text:p>
              </table:table-cell>
              <table:table-cell office:value-type="float" office:value="5.96614062849999">
                <text:p>5.96614062849999</text:p>
              </table:table-cell>
            </table:table-row>
            <table:table-row>
              <table:table-cell office:value-type="float" office:value="0.908000000000001">
                <text:p>0.908000000000001</text:p>
              </table:table-cell>
              <table:table-cell office:value-type="float" office:value="5.95724077599999">
                <text:p>5.95724077599999</text:p>
              </table:table-cell>
            </table:table-row>
            <table:table-row>
              <table:table-cell office:value-type="float" office:value="0.909000000000001">
                <text:p>0.909000000000001</text:p>
              </table:table-cell>
              <table:table-cell office:value-type="float" office:value="5.94833111649999">
                <text:p>5.94833111649999</text:p>
              </table:table-cell>
            </table:table-row>
            <table:table-row>
              <table:table-cell office:value-type="float" office:value="0.910000000000001">
                <text:p>0.910000000000001</text:p>
              </table:table-cell>
              <table:table-cell office:value-type="float" office:value="5.93941164999999">
                <text:p>5.93941164999999</text:p>
              </table:table-cell>
            </table:table-row>
            <table:table-row>
              <table:table-cell office:value-type="float" office:value="0.911000000000001">
                <text:p>0.911000000000001</text:p>
              </table:table-cell>
              <table:table-cell office:value-type="float" office:value="5.93048237649999">
                <text:p>5.93048237649999</text:p>
              </table:table-cell>
            </table:table-row>
            <table:table-row>
              <table:table-cell office:value-type="float" office:value="0.912000000000001">
                <text:p>0.912000000000001</text:p>
              </table:table-cell>
              <table:table-cell office:value-type="float" office:value="5.92154329599999">
                <text:p>5.92154329599999</text:p>
              </table:table-cell>
            </table:table-row>
            <table:table-row>
              <table:table-cell office:value-type="float" office:value="0.913000000000001">
                <text:p>0.913000000000001</text:p>
              </table:table-cell>
              <table:table-cell office:value-type="float" office:value="5.91259440849999">
                <text:p>5.91259440849999</text:p>
              </table:table-cell>
            </table:table-row>
            <table:table-row>
              <table:table-cell office:value-type="float" office:value="0.914000000000001">
                <text:p>0.914000000000001</text:p>
              </table:table-cell>
              <table:table-cell office:value-type="float" office:value="5.90363571399999">
                <text:p>5.90363571399999</text:p>
              </table:table-cell>
            </table:table-row>
            <table:table-row>
              <table:table-cell office:value-type="float" office:value="0.915000000000001">
                <text:p>0.915000000000001</text:p>
              </table:table-cell>
              <table:table-cell office:value-type="float" office:value="5.89466721249999">
                <text:p>5.89466721249999</text:p>
              </table:table-cell>
            </table:table-row>
            <table:table-row>
              <table:table-cell office:value-type="float" office:value="0.916000000000001">
                <text:p>0.916000000000001</text:p>
              </table:table-cell>
              <table:table-cell office:value-type="float" office:value="5.88568890399999">
                <text:p>5.88568890399999</text:p>
              </table:table-cell>
            </table:table-row>
            <table:table-row>
              <table:table-cell office:value-type="float" office:value="0.917000000000001">
                <text:p>0.917000000000001</text:p>
              </table:table-cell>
              <table:table-cell office:value-type="float" office:value="5.87670078849999">
                <text:p>5.87670078849999</text:p>
              </table:table-cell>
            </table:table-row>
            <table:table-row>
              <table:table-cell office:value-type="float" office:value="0.918000000000001">
                <text:p>0.918000000000001</text:p>
              </table:table-cell>
              <table:table-cell office:value-type="float" office:value="5.86770286599999">
                <text:p>5.86770286599999</text:p>
              </table:table-cell>
            </table:table-row>
            <table:table-row>
              <table:table-cell office:value-type="float" office:value="0.919000000000001">
                <text:p>0.919000000000001</text:p>
              </table:table-cell>
              <table:table-cell office:value-type="float" office:value="5.85869513649999">
                <text:p>5.85869513649999</text:p>
              </table:table-cell>
            </table:table-row>
            <table:table-row>
              <table:table-cell office:value-type="float" office:value="0.920000000000001">
                <text:p>0.920000000000001</text:p>
              </table:table-cell>
              <table:table-cell office:value-type="float" office:value="5.84967759999999">
                <text:p>5.84967759999999</text:p>
              </table:table-cell>
            </table:table-row>
            <table:table-row>
              <table:table-cell office:value-type="float" office:value="0.921000000000001">
                <text:p>0.921000000000001</text:p>
              </table:table-cell>
              <table:table-cell office:value-type="float" office:value="5.84065025649999">
                <text:p>5.84065025649999</text:p>
              </table:table-cell>
            </table:table-row>
            <table:table-row>
              <table:table-cell office:value-type="float" office:value="0.922000000000001">
                <text:p>0.922000000000001</text:p>
              </table:table-cell>
              <table:table-cell office:value-type="float" office:value="5.83161310599999">
                <text:p>5.83161310599999</text:p>
              </table:table-cell>
            </table:table-row>
            <table:table-row>
              <table:table-cell office:value-type="float" office:value="0.923000000000001">
                <text:p>0.923000000000001</text:p>
              </table:table-cell>
              <table:table-cell office:value-type="float" office:value="5.82256614849999">
                <text:p>5.82256614849999</text:p>
              </table:table-cell>
            </table:table-row>
            <table:table-row>
              <table:table-cell office:value-type="float" office:value="0.924000000000001">
                <text:p>0.924000000000001</text:p>
              </table:table-cell>
              <table:table-cell office:value-type="float" office:value="5.81350938399999">
                <text:p>5.81350938399999</text:p>
              </table:table-cell>
            </table:table-row>
            <table:table-row>
              <table:table-cell office:value-type="float" office:value="0.925000000000001">
                <text:p>0.925000000000001</text:p>
              </table:table-cell>
              <table:table-cell office:value-type="float" office:value="5.80444281249999">
                <text:p>5.80444281249999</text:p>
              </table:table-cell>
            </table:table-row>
            <table:table-row>
              <table:table-cell office:value-type="float" office:value="0.926000000000001">
                <text:p>0.926000000000001</text:p>
              </table:table-cell>
              <table:table-cell office:value-type="float" office:value="5.79536643399999">
                <text:p>5.79536643399999</text:p>
              </table:table-cell>
            </table:table-row>
            <table:table-row>
              <table:table-cell office:value-type="float" office:value="0.927000000000001">
                <text:p>0.927000000000001</text:p>
              </table:table-cell>
              <table:table-cell office:value-type="float" office:value="5.78628024849999">
                <text:p>5.78628024849999</text:p>
              </table:table-cell>
            </table:table-row>
            <table:table-row>
              <table:table-cell office:value-type="float" office:value="0.928000000000001">
                <text:p>0.928000000000001</text:p>
              </table:table-cell>
              <table:table-cell office:value-type="float" office:value="5.77718425599999">
                <text:p>5.77718425599999</text:p>
              </table:table-cell>
            </table:table-row>
            <table:table-row>
              <table:table-cell office:value-type="float" office:value="0.929000000000001">
                <text:p>0.929000000000001</text:p>
              </table:table-cell>
              <table:table-cell office:value-type="float" office:value="5.76807845649999">
                <text:p>5.76807845649999</text:p>
              </table:table-cell>
            </table:table-row>
            <table:table-row>
              <table:table-cell office:value-type="float" office:value="0.930000000000001">
                <text:p>0.930000000000001</text:p>
              </table:table-cell>
              <table:table-cell office:value-type="float" office:value="5.75896284999999">
                <text:p>5.75896284999999</text:p>
              </table:table-cell>
            </table:table-row>
            <table:table-row>
              <table:table-cell office:value-type="float" office:value="0.931000000000001">
                <text:p>0.931000000000001</text:p>
              </table:table-cell>
              <table:table-cell office:value-type="float" office:value="5.74983743649999">
                <text:p>5.74983743649999</text:p>
              </table:table-cell>
            </table:table-row>
            <table:table-row>
              <table:table-cell office:value-type="float" office:value="0.932000000000001">
                <text:p>0.932000000000001</text:p>
              </table:table-cell>
              <table:table-cell office:value-type="float" office:value="5.74070221599999">
                <text:p>5.74070221599999</text:p>
              </table:table-cell>
            </table:table-row>
            <table:table-row>
              <table:table-cell office:value-type="float" office:value="0.933000000000001">
                <text:p>0.933000000000001</text:p>
              </table:table-cell>
              <table:table-cell office:value-type="float" office:value="5.73155718849999">
                <text:p>5.73155718849999</text:p>
              </table:table-cell>
            </table:table-row>
            <table:table-row>
              <table:table-cell office:value-type="float" office:value="0.934000000000001">
                <text:p>0.934000000000001</text:p>
              </table:table-cell>
              <table:table-cell office:value-type="float" office:value="5.72240235399999">
                <text:p>5.72240235399999</text:p>
              </table:table-cell>
            </table:table-row>
            <table:table-row>
              <table:table-cell office:value-type="float" office:value="0.935000000000001">
                <text:p>0.935000000000001</text:p>
              </table:table-cell>
              <table:table-cell office:value-type="float" office:value="5.71323771249999">
                <text:p>5.71323771249999</text:p>
              </table:table-cell>
            </table:table-row>
            <table:table-row>
              <table:table-cell office:value-type="float" office:value="0.936000000000001">
                <text:p>0.936000000000001</text:p>
              </table:table-cell>
              <table:table-cell office:value-type="float" office:value="5.70406326399999">
                <text:p>5.70406326399999</text:p>
              </table:table-cell>
            </table:table-row>
            <table:table-row>
              <table:table-cell office:value-type="float" office:value="0.937000000000001">
                <text:p>0.937000000000001</text:p>
              </table:table-cell>
              <table:table-cell office:value-type="float" office:value="5.69487900849999">
                <text:p>5.69487900849999</text:p>
              </table:table-cell>
            </table:table-row>
            <table:table-row>
              <table:table-cell office:value-type="float" office:value="0.938000000000001">
                <text:p>0.938000000000001</text:p>
              </table:table-cell>
              <table:table-cell office:value-type="float" office:value="5.68568494599999">
                <text:p>5.68568494599999</text:p>
              </table:table-cell>
            </table:table-row>
            <table:table-row>
              <table:table-cell office:value-type="float" office:value="0.939000000000001">
                <text:p>0.939000000000001</text:p>
              </table:table-cell>
              <table:table-cell office:value-type="float" office:value="5.67648107649999">
                <text:p>5.67648107649999</text:p>
              </table:table-cell>
            </table:table-row>
            <table:table-row>
              <table:table-cell office:value-type="float" office:value="0.940000000000001">
                <text:p>0.940000000000001</text:p>
              </table:table-cell>
              <table:table-cell office:value-type="float" office:value="5.66726739999999">
                <text:p>5.66726739999999</text:p>
              </table:table-cell>
            </table:table-row>
            <table:table-row>
              <table:table-cell office:value-type="float" office:value="0.941000000000001">
                <text:p>0.941000000000001</text:p>
              </table:table-cell>
              <table:table-cell office:value-type="float" office:value="5.65804391649999">
                <text:p>5.65804391649999</text:p>
              </table:table-cell>
            </table:table-row>
            <table:table-row>
              <table:table-cell office:value-type="float" office:value="0.942000000000001">
                <text:p>0.942000000000001</text:p>
              </table:table-cell>
              <table:table-cell office:value-type="float" office:value="5.64881062599999">
                <text:p>5.64881062599999</text:p>
              </table:table-cell>
            </table:table-row>
            <table:table-row>
              <table:table-cell office:value-type="float" office:value="0.943000000000001">
                <text:p>0.943000000000001</text:p>
              </table:table-cell>
              <table:table-cell office:value-type="float" office:value="5.63956752849999">
                <text:p>5.63956752849999</text:p>
              </table:table-cell>
            </table:table-row>
            <table:table-row>
              <table:table-cell office:value-type="float" office:value="0.944000000000001">
                <text:p>0.944000000000001</text:p>
              </table:table-cell>
              <table:table-cell office:value-type="float" office:value="5.63031462399999">
                <text:p>5.63031462399999</text:p>
              </table:table-cell>
            </table:table-row>
            <table:table-row>
              <table:table-cell office:value-type="float" office:value="0.945000000000001">
                <text:p>0.945000000000001</text:p>
              </table:table-cell>
              <table:table-cell office:value-type="float" office:value="5.62105191249999">
                <text:p>5.62105191249999</text:p>
              </table:table-cell>
            </table:table-row>
            <table:table-row>
              <table:table-cell office:value-type="float" office:value="0.946000000000001">
                <text:p>0.946000000000001</text:p>
              </table:table-cell>
              <table:table-cell office:value-type="float" office:value="5.61177939399999">
                <text:p>5.61177939399999</text:p>
              </table:table-cell>
            </table:table-row>
            <table:table-row>
              <table:table-cell office:value-type="float" office:value="0.947000000000001">
                <text:p>0.947000000000001</text:p>
              </table:table-cell>
              <table:table-cell office:value-type="float" office:value="5.60249706849999">
                <text:p>5.60249706849999</text:p>
              </table:table-cell>
            </table:table-row>
            <table:table-row>
              <table:table-cell office:value-type="float" office:value="0.948000000000001">
                <text:p>0.948000000000001</text:p>
              </table:table-cell>
              <table:table-cell office:value-type="float" office:value="5.59320493599999">
                <text:p>5.59320493599999</text:p>
              </table:table-cell>
            </table:table-row>
            <table:table-row>
              <table:table-cell office:value-type="float" office:value="0.949000000000001">
                <text:p>0.949000000000001</text:p>
              </table:table-cell>
              <table:table-cell office:value-type="float" office:value="5.58390299649999">
                <text:p>5.58390299649999</text:p>
              </table:table-cell>
            </table:table-row>
            <table:table-row>
              <table:table-cell office:value-type="float" office:value="0.950000000000001">
                <text:p>0.950000000000001</text:p>
              </table:table-cell>
              <table:table-cell office:value-type="float" office:value="5.57459124999999">
                <text:p>5.57459124999999</text:p>
              </table:table-cell>
            </table:table-row>
            <table:table-row>
              <table:table-cell office:value-type="float" office:value="0.951000000000001">
                <text:p>0.951000000000001</text:p>
              </table:table-cell>
              <table:table-cell office:value-type="float" office:value="5.56526969649999">
                <text:p>5.56526969649999</text:p>
              </table:table-cell>
            </table:table-row>
            <table:table-row>
              <table:table-cell office:value-type="float" office:value="0.952000000000001">
                <text:p>0.952000000000001</text:p>
              </table:table-cell>
              <table:table-cell office:value-type="float" office:value="5.55593833599999">
                <text:p>5.55593833599999</text:p>
              </table:table-cell>
            </table:table-row>
            <table:table-row>
              <table:table-cell office:value-type="float" office:value="0.953000000000001">
                <text:p>0.953000000000001</text:p>
              </table:table-cell>
              <table:table-cell office:value-type="float" office:value="5.54659716849999">
                <text:p>5.54659716849999</text:p>
              </table:table-cell>
            </table:table-row>
            <table:table-row>
              <table:table-cell office:value-type="float" office:value="0.954000000000001">
                <text:p>0.954000000000001</text:p>
              </table:table-cell>
              <table:table-cell office:value-type="float" office:value="5.53724619399999">
                <text:p>5.53724619399999</text:p>
              </table:table-cell>
            </table:table-row>
            <table:table-row>
              <table:table-cell office:value-type="float" office:value="0.955000000000001">
                <text:p>0.955000000000001</text:p>
              </table:table-cell>
              <table:table-cell office:value-type="float" office:value="5.52788541249999">
                <text:p>5.52788541249999</text:p>
              </table:table-cell>
            </table:table-row>
            <table:table-row>
              <table:table-cell office:value-type="float" office:value="0.956000000000001">
                <text:p>0.956000000000001</text:p>
              </table:table-cell>
              <table:table-cell office:value-type="float" office:value="5.51851482399999">
                <text:p>5.51851482399999</text:p>
              </table:table-cell>
            </table:table-row>
            <table:table-row>
              <table:table-cell office:value-type="float" office:value="0.957000000000001">
                <text:p>0.957000000000001</text:p>
              </table:table-cell>
              <table:table-cell office:value-type="float" office:value="5.50913442849999">
                <text:p>5.50913442849999</text:p>
              </table:table-cell>
            </table:table-row>
            <table:table-row>
              <table:table-cell office:value-type="float" office:value="0.958000000000001">
                <text:p>0.958000000000001</text:p>
              </table:table-cell>
              <table:table-cell office:value-type="float" office:value="5.49974422599999">
                <text:p>5.49974422599999</text:p>
              </table:table-cell>
            </table:table-row>
            <table:table-row>
              <table:table-cell office:value-type="float" office:value="0.959000000000001">
                <text:p>0.959000000000001</text:p>
              </table:table-cell>
              <table:table-cell office:value-type="float" office:value="5.49034421649999">
                <text:p>5.49034421649999</text:p>
              </table:table-cell>
            </table:table-row>
            <table:table-row>
              <table:table-cell office:value-type="float" office:value="0.960000000000001">
                <text:p>0.960000000000001</text:p>
              </table:table-cell>
              <table:table-cell office:value-type="float" office:value="5.48093439999999">
                <text:p>5.48093439999999</text:p>
              </table:table-cell>
            </table:table-row>
            <table:table-row>
              <table:table-cell office:value-type="float" office:value="0.961000000000001">
                <text:p>0.961000000000001</text:p>
              </table:table-cell>
              <table:table-cell office:value-type="float" office:value="5.47151477649999">
                <text:p>5.47151477649999</text:p>
              </table:table-cell>
            </table:table-row>
            <table:table-row>
              <table:table-cell office:value-type="float" office:value="0.962000000000001">
                <text:p>0.962000000000001</text:p>
              </table:table-cell>
              <table:table-cell office:value-type="float" office:value="5.46208534599999">
                <text:p>5.46208534599999</text:p>
              </table:table-cell>
            </table:table-row>
            <table:table-row>
              <table:table-cell office:value-type="float" office:value="0.963000000000001">
                <text:p>0.963000000000001</text:p>
              </table:table-cell>
              <table:table-cell office:value-type="float" office:value="5.45264610849999">
                <text:p>5.45264610849999</text:p>
              </table:table-cell>
            </table:table-row>
            <table:table-row>
              <table:table-cell office:value-type="float" office:value="0.964000000000001">
                <text:p>0.964000000000001</text:p>
              </table:table-cell>
              <table:table-cell office:value-type="float" office:value="5.44319706399999">
                <text:p>5.44319706399999</text:p>
              </table:table-cell>
            </table:table-row>
            <table:table-row>
              <table:table-cell office:value-type="float" office:value="0.965000000000001">
                <text:p>0.965000000000001</text:p>
              </table:table-cell>
              <table:table-cell office:value-type="float" office:value="5.43373821249999">
                <text:p>5.43373821249999</text:p>
              </table:table-cell>
            </table:table-row>
            <table:table-row>
              <table:table-cell office:value-type="float" office:value="0.966000000000001">
                <text:p>0.966000000000001</text:p>
              </table:table-cell>
              <table:table-cell office:value-type="float" office:value="5.42426955399999">
                <text:p>5.42426955399999</text:p>
              </table:table-cell>
            </table:table-row>
            <table:table-row>
              <table:table-cell office:value-type="float" office:value="0.967000000000001">
                <text:p>0.967000000000001</text:p>
              </table:table-cell>
              <table:table-cell office:value-type="float" office:value="5.41479108849999">
                <text:p>5.41479108849999</text:p>
              </table:table-cell>
            </table:table-row>
            <table:table-row>
              <table:table-cell office:value-type="float" office:value="0.968000000000001">
                <text:p>0.968000000000001</text:p>
              </table:table-cell>
              <table:table-cell office:value-type="float" office:value="5.40530281599999">
                <text:p>5.40530281599999</text:p>
              </table:table-cell>
            </table:table-row>
            <table:table-row>
              <table:table-cell office:value-type="float" office:value="0.969000000000001">
                <text:p>0.969000000000001</text:p>
              </table:table-cell>
              <table:table-cell office:value-type="float" office:value="5.39580473649999">
                <text:p>5.39580473649999</text:p>
              </table:table-cell>
            </table:table-row>
            <table:table-row>
              <table:table-cell office:value-type="float" office:value="0.970000000000001">
                <text:p>0.970000000000001</text:p>
              </table:table-cell>
              <table:table-cell office:value-type="float" office:value="5.38629684999999">
                <text:p>5.38629684999999</text:p>
              </table:table-cell>
            </table:table-row>
            <table:table-row>
              <table:table-cell office:value-type="float" office:value="0.971000000000001">
                <text:p>0.971000000000001</text:p>
              </table:table-cell>
              <table:table-cell office:value-type="float" office:value="5.37677915649999">
                <text:p>5.37677915649999</text:p>
              </table:table-cell>
            </table:table-row>
            <table:table-row>
              <table:table-cell office:value-type="float" office:value="0.972000000000001">
                <text:p>0.972000000000001</text:p>
              </table:table-cell>
              <table:table-cell office:value-type="float" office:value="5.36725165599999">
                <text:p>5.36725165599999</text:p>
              </table:table-cell>
            </table:table-row>
            <table:table-row>
              <table:table-cell office:value-type="float" office:value="0.973000000000001">
                <text:p>0.973000000000001</text:p>
              </table:table-cell>
              <table:table-cell office:value-type="float" office:value="5.35771434849999">
                <text:p>5.35771434849999</text:p>
              </table:table-cell>
            </table:table-row>
            <table:table-row>
              <table:table-cell office:value-type="float" office:value="0.974000000000001">
                <text:p>0.974000000000001</text:p>
              </table:table-cell>
              <table:table-cell office:value-type="float" office:value="5.34816723399999">
                <text:p>5.34816723399999</text:p>
              </table:table-cell>
            </table:table-row>
            <table:table-row>
              <table:table-cell office:value-type="float" office:value="0.975000000000001">
                <text:p>0.975000000000001</text:p>
              </table:table-cell>
              <table:table-cell office:value-type="float" office:value="5.33861031249999">
                <text:p>5.33861031249999</text:p>
              </table:table-cell>
            </table:table-row>
            <table:table-row>
              <table:table-cell office:value-type="float" office:value="0.976000000000001">
                <text:p>0.976000000000001</text:p>
              </table:table-cell>
              <table:table-cell office:value-type="float" office:value="5.32904358399999">
                <text:p>5.32904358399999</text:p>
              </table:table-cell>
            </table:table-row>
            <table:table-row>
              <table:table-cell office:value-type="float" office:value="0.977000000000001">
                <text:p>0.977000000000001</text:p>
              </table:table-cell>
              <table:table-cell office:value-type="float" office:value="5.31946704849999">
                <text:p>5.31946704849999</text:p>
              </table:table-cell>
            </table:table-row>
            <table:table-row>
              <table:table-cell office:value-type="float" office:value="0.978000000000001">
                <text:p>0.978000000000001</text:p>
              </table:table-cell>
              <table:table-cell office:value-type="float" office:value="5.30988070599999">
                <text:p>5.30988070599999</text:p>
              </table:table-cell>
            </table:table-row>
            <table:table-row>
              <table:table-cell office:value-type="float" office:value="0.979000000000001">
                <text:p>0.979000000000001</text:p>
              </table:table-cell>
              <table:table-cell office:value-type="float" office:value="5.30028455649999">
                <text:p>5.30028455649999</text:p>
              </table:table-cell>
            </table:table-row>
            <table:table-row>
              <table:table-cell office:value-type="float" office:value="0.980000000000001">
                <text:p>0.980000000000001</text:p>
              </table:table-cell>
              <table:table-cell office:value-type="float" office:value="5.29067859999999">
                <text:p>5.29067859999999</text:p>
              </table:table-cell>
            </table:table-row>
            <table:table-row>
              <table:table-cell office:value-type="float" office:value="0.981000000000001">
                <text:p>0.981000000000001</text:p>
              </table:table-cell>
              <table:table-cell office:value-type="float" office:value="5.28106283649999">
                <text:p>5.28106283649999</text:p>
              </table:table-cell>
            </table:table-row>
            <table:table-row>
              <table:table-cell office:value-type="float" office:value="0.982000000000001">
                <text:p>0.982000000000001</text:p>
              </table:table-cell>
              <table:table-cell office:value-type="float" office:value="5.27143726599999">
                <text:p>5.27143726599999</text:p>
              </table:table-cell>
            </table:table-row>
            <table:table-row>
              <table:table-cell office:value-type="float" office:value="0.983000000000001">
                <text:p>0.983000000000001</text:p>
              </table:table-cell>
              <table:table-cell office:value-type="float" office:value="5.26180188849999">
                <text:p>5.26180188849999</text:p>
              </table:table-cell>
            </table:table-row>
            <table:table-row>
              <table:table-cell office:value-type="float" office:value="0.984000000000001">
                <text:p>0.984000000000001</text:p>
              </table:table-cell>
              <table:table-cell office:value-type="float" office:value="5.25215670399999">
                <text:p>5.25215670399999</text:p>
              </table:table-cell>
            </table:table-row>
            <table:table-row>
              <table:table-cell office:value-type="float" office:value="0.985000000000001">
                <text:p>0.985000000000001</text:p>
              </table:table-cell>
              <table:table-cell office:value-type="float" office:value="5.24250171249999">
                <text:p>5.24250171249999</text:p>
              </table:table-cell>
            </table:table-row>
            <table:table-row>
              <table:table-cell office:value-type="float" office:value="0.986000000000001">
                <text:p>0.986000000000001</text:p>
              </table:table-cell>
              <table:table-cell office:value-type="float" office:value="5.23283691399999">
                <text:p>5.23283691399999</text:p>
              </table:table-cell>
            </table:table-row>
            <table:table-row>
              <table:table-cell office:value-type="float" office:value="0.987000000000001">
                <text:p>0.987000000000001</text:p>
              </table:table-cell>
              <table:table-cell office:value-type="float" office:value="5.22316230849999">
                <text:p>5.22316230849999</text:p>
              </table:table-cell>
            </table:table-row>
            <table:table-row>
              <table:table-cell office:value-type="float" office:value="0.988000000000001">
                <text:p>0.988000000000001</text:p>
              </table:table-cell>
              <table:table-cell office:value-type="float" office:value="5.21347789599999">
                <text:p>5.21347789599999</text:p>
              </table:table-cell>
            </table:table-row>
            <table:table-row>
              <table:table-cell office:value-type="float" office:value="0.989000000000001">
                <text:p>0.989000000000001</text:p>
              </table:table-cell>
              <table:table-cell office:value-type="float" office:value="5.20378367649999">
                <text:p>5.20378367649999</text:p>
              </table:table-cell>
            </table:table-row>
            <table:table-row>
              <table:table-cell office:value-type="float" office:value="0.990000000000001">
                <text:p>0.990000000000001</text:p>
              </table:table-cell>
              <table:table-cell office:value-type="float" office:value="5.19407964999999">
                <text:p>5.19407964999999</text:p>
              </table:table-cell>
            </table:table-row>
            <table:table-row>
              <table:table-cell office:value-type="float" office:value="0.991000000000001">
                <text:p>0.991000000000001</text:p>
              </table:table-cell>
              <table:table-cell office:value-type="float" office:value="5.18436581649999">
                <text:p>5.18436581649999</text:p>
              </table:table-cell>
            </table:table-row>
            <table:table-row>
              <table:table-cell office:value-type="float" office:value="0.992000000000001">
                <text:p>0.992000000000001</text:p>
              </table:table-cell>
              <table:table-cell office:value-type="float" office:value="5.17464217599999">
                <text:p>5.17464217599999</text:p>
              </table:table-cell>
            </table:table-row>
            <table:table-row>
              <table:table-cell office:value-type="float" office:value="0.993000000000001">
                <text:p>0.993000000000001</text:p>
              </table:table-cell>
              <table:table-cell office:value-type="float" office:value="5.16490872849999">
                <text:p>5.16490872849999</text:p>
              </table:table-cell>
            </table:table-row>
            <table:table-row>
              <table:table-cell office:value-type="float" office:value="0.994000000000001">
                <text:p>0.994000000000001</text:p>
              </table:table-cell>
              <table:table-cell office:value-type="float" office:value="5.15516547399999">
                <text:p>5.15516547399999</text:p>
              </table:table-cell>
            </table:table-row>
            <table:table-row>
              <table:table-cell office:value-type="float" office:value="0.995000000000001">
                <text:p>0.995000000000001</text:p>
              </table:table-cell>
              <table:table-cell office:value-type="float" office:value="5.14541241249999">
                <text:p>5.14541241249999</text:p>
              </table:table-cell>
            </table:table-row>
            <table:table-row>
              <table:table-cell office:value-type="float" office:value="0.996000000000001">
                <text:p>0.996000000000001</text:p>
              </table:table-cell>
              <table:table-cell office:value-type="float" office:value="5.13564954399999">
                <text:p>5.13564954399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361cm" svg:y="4.609cm" style:legend-expansion="high" chart:style-name="ch2"/>
        <chart:plot-area chart:style-name="ch3" table:cell-range-address="'Feuille 3'.B1:'Feuille 3'.C102" chart:data-source-has-labels="both" svg:x="1.377cm" svg:y="0.196cm" svg:width="10.667cm" svg:height="8.394cm">
          <chartooo:coordinate-region svg:x="1.998cm" svg:y="0.196cm" svg:width="10.046cm" svg:height="5.495cm"/>
          <chart:axis chart:dimension="x" chart:name="primary-x" chart:style-name="ch4" chartooo:axis-type="text">
            <chart:title svg:x="6.394cm" svg:y="8.787cm" chart:style-name="ch5">
              <text:p>t(s)</text:p>
            </chart:title>
            <chart:categories table:cell-range-address="'Feuille 3'.B2:'Feuille 3'.B102"/>
          </chart:axis>
          <chart:axis chart:dimension="y" chart:name="primary-y" chart:style-name="ch6">
            <chart:title svg:x="0.451cm" svg:y="5.066cm" chart:style-name="ch7">
              <text:p>a(ms^2)</text:p>
            </chart:title>
            <chart:grid chart:style-name="ch8" chart:class="major"/>
          </chart:axis>
          <chart:series chart:style-name="ch9" chart:values-cell-range-address="'Feuille 3'.C2:'Feuille 3'.C102" chart:label-cell-address="'Feuille 3'.C1:'Feuille 3'.C1" chart:class="chart:line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zione</text:p>
                <draw:g>
                  <svg:desc>'Feuille 3'.C1:'Feuille 3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Feuille 3'.B2:'Feuille 3'.B102</svg:desc>
                </draw:g>
              </table:table-cell>
              <table:table-cell office:value-type="float" office:value="0">
                <text:p>0</text:p>
                <draw:g>
                  <svg:desc>'Feuille 3'.C2:'Feuille 3'.C102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09807">
                <text:p>0.09807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19614">
                <text:p>0.19614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29421">
                <text:p>0.29421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39228">
                <text:p>0.39228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49035">
                <text:p>0.4903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58842">
                <text:p>0.58842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68649">
                <text:p>0.68649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78456">
                <text:p>0.78456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88263">
                <text:p>0.88263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9807">
                <text:p>0.9807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.07877">
                <text:p>1.07877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.17684">
                <text:p>1.17684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.27491">
                <text:p>1.27491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.37298">
                <text:p>1.37298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.47105">
                <text:p>1.4710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.56912">
                <text:p>1.56912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.66719">
                <text:p>1.66719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.76526">
                <text:p>1.76526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.86333">
                <text:p>1.8633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9614">
                <text:p>1.9614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2.05947">
                <text:p>2.05947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2.15754">
                <text:p>2.15754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2.25561">
                <text:p>2.25561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2.35368">
                <text:p>2.3536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2.45175">
                <text:p>2.4517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2.54982">
                <text:p>2.54982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2.64789">
                <text:p>2.64789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2.74596">
                <text:p>2.74596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2.84403">
                <text:p>2.8440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.9421">
                <text:p>2.9421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3.04017">
                <text:p>3.04017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3.13824">
                <text:p>3.13824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3.23631">
                <text:p>3.23631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3.33438">
                <text:p>3.3343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3.43245">
                <text:p>3.43245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3.53052">
                <text:p>3.53052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3.62859">
                <text:p>3.62859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3.72666">
                <text:p>3.72666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3.82473">
                <text:p>3.8247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3.9228">
                <text:p>3.9228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4.02087">
                <text:p>4.02087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4.11894">
                <text:p>4.11894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4.21701">
                <text:p>4.21701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4.31508">
                <text:p>4.3150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4.41315">
                <text:p>4.4131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4.51122">
                <text:p>4.51122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4.60929">
                <text:p>4.60929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4.70736">
                <text:p>4.70736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4.80543">
                <text:p>4.8054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4.9035">
                <text:p>4.9035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5.00157">
                <text:p>5.00157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5.09964">
                <text:p>5.09964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5.19771">
                <text:p>5.19771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5.29578">
                <text:p>5.29578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5.39385">
                <text:p>5.39385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5.49192">
                <text:p>5.49192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5.58999">
                <text:p>5.58999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5.68806">
                <text:p>5.68806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5.78613">
                <text:p>5.7861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5.8842">
                <text:p>5.8842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5.98227">
                <text:p>5.98227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6.08034">
                <text:p>6.08034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6.17841">
                <text:p>6.17841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6.27648">
                <text:p>6.27648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6.37455">
                <text:p>6.3745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6.47262">
                <text:p>6.47262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6.57069">
                <text:p>6.57069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6.66876">
                <text:p>6.66876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6.76683">
                <text:p>6.7668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6.8649">
                <text:p>6.8649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6.96297">
                <text:p>6.96297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7.06104">
                <text:p>7.06104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7.15911">
                <text:p>7.15911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7.25718">
                <text:p>7.2571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7.35525">
                <text:p>7.3552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7.45332000000001">
                <text:p>7.45332000000001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7.55139000000001">
                <text:p>7.55139000000001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7.64946000000001">
                <text:p>7.64946000000001</text:p>
              </table:table-cell>
            </table:table-row>
            <table:table-row>
              <table:table-cell office:value-type="float" office:value="0.790000000000001">
                <text:p>0.790000000000001</text:p>
              </table:table-cell>
              <table:table-cell office:value-type="float" office:value="7.74753000000001">
                <text:p>7.7475300000000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7.84560000000001">
                <text:p>7.84560000000001</text:p>
              </table:table-cell>
            </table:table-row>
            <table:table-row>
              <table:table-cell office:value-type="float" office:value="0.810000000000001">
                <text:p>0.810000000000001</text:p>
              </table:table-cell>
              <table:table-cell office:value-type="float" office:value="7.94367000000001">
                <text:p>7.94367000000001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8.04174000000001">
                <text:p>8.0417400000000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8.13981000000001">
                <text:p>8.13981000000001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8.23788000000001">
                <text:p>8.23788000000001</text:p>
              </table:table-cell>
            </table:table-row>
            <table:table-row>
              <table:table-cell office:value-type="float" office:value="0.850000000000001">
                <text:p>0.850000000000001</text:p>
              </table:table-cell>
              <table:table-cell office:value-type="float" office:value="8.33595000000001">
                <text:p>8.33595000000001</text:p>
              </table:table-cell>
            </table:table-row>
            <table:table-row>
              <table:table-cell office:value-type="float" office:value="0.860000000000001">
                <text:p>0.860000000000001</text:p>
              </table:table-cell>
              <table:table-cell office:value-type="float" office:value="8.43402000000001">
                <text:p>8.43402000000001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8.53209000000001">
                <text:p>8.53209000000001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8.63016000000001">
                <text:p>8.63016000000001</text:p>
              </table:table-cell>
            </table:table-row>
            <table:table-row>
              <table:table-cell office:value-type="float" office:value="0.890000000000001">
                <text:p>0.890000000000001</text:p>
              </table:table-cell>
              <table:table-cell office:value-type="float" office:value="8.72823000000001">
                <text:p>8.72823000000001</text:p>
              </table:table-cell>
            </table:table-row>
            <table:table-row>
              <table:table-cell office:value-type="float" office:value="0.900000000000001">
                <text:p>0.900000000000001</text:p>
              </table:table-cell>
              <table:table-cell office:value-type="float" office:value="8.82630000000001">
                <text:p>8.82630000000001</text:p>
              </table:table-cell>
            </table:table-row>
            <table:table-row>
              <table:table-cell office:value-type="float" office:value="0.910000000000001">
                <text:p>0.910000000000001</text:p>
              </table:table-cell>
              <table:table-cell office:value-type="float" office:value="8.92437000000001">
                <text:p>8.92437000000001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9.02244000000001">
                <text:p>9.02244000000001</text:p>
              </table:table-cell>
            </table:table-row>
            <table:table-row>
              <table:table-cell office:value-type="float" office:value="0.930000000000001">
                <text:p>0.930000000000001</text:p>
              </table:table-cell>
              <table:table-cell office:value-type="float" office:value="9.12051000000001">
                <text:p>9.12051000000001</text:p>
              </table:table-cell>
            </table:table-row>
            <table:table-row>
              <table:table-cell office:value-type="float" office:value="0.940000000000001">
                <text:p>0.940000000000001</text:p>
              </table:table-cell>
              <table:table-cell office:value-type="float" office:value="9.21858000000001">
                <text:p>9.21858000000001</text:p>
              </table:table-cell>
            </table:table-row>
            <table:table-row>
              <table:table-cell office:value-type="float" office:value="0.950000000000001">
                <text:p>0.950000000000001</text:p>
              </table:table-cell>
              <table:table-cell office:value-type="float" office:value="9.31665000000001">
                <text:p>9.31665000000001</text:p>
              </table:table-cell>
            </table:table-row>
            <table:table-row>
              <table:table-cell office:value-type="float" office:value="0.960000000000001">
                <text:p>0.960000000000001</text:p>
              </table:table-cell>
              <table:table-cell office:value-type="float" office:value="9.41472000000001">
                <text:p>9.41472000000001</text:p>
              </table:table-cell>
            </table:table-row>
            <table:table-row>
              <table:table-cell office:value-type="float" office:value="0.970000000000001">
                <text:p>0.970000000000001</text:p>
              </table:table-cell>
              <table:table-cell office:value-type="float" office:value="9.51279000000001">
                <text:p>9.51279000000001</text:p>
              </table:table-cell>
            </table:table-row>
            <table:table-row>
              <table:table-cell office:value-type="float" office:value="0.980000000000001">
                <text:p>0.980000000000001</text:p>
              </table:table-cell>
              <table:table-cell office:value-type="float" office:value="9.61086000000001">
                <text:p>9.61086000000001</text:p>
              </table:table-cell>
            </table:table-row>
            <table:table-row>
              <table:table-cell office:value-type="float" office:value="0.990000000000001">
                <text:p>0.990000000000001</text:p>
              </table:table-cell>
              <table:table-cell office:value-type="float" office:value="9.70893000000001">
                <text:p>9.7089300000000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.80700000000001">
                <text:p>9.80700000000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287cm" svg:y="4.609cm" style:legend-expansion="high" chart:style-name="ch2"/>
        <chart:plot-area chart:style-name="ch3" table:cell-range-address="'Feuille 3'.B2:'Feuille 3'.B102 'Feuille 3'.D1:'Feuille 3'.D105" chart:data-source-has-labels="both" svg:x="1.377cm" svg:y="0.196cm" svg:width="11.593cm" svg:height="8.394cm">
          <chartooo:coordinate-region svg:x="1.813cm" svg:y="0.196cm" svg:width="11.157cm" svg:height="5.495cm"/>
          <chart:axis chart:dimension="x" chart:name="primary-x" chart:style-name="ch4" chartooo:axis-type="text">
            <chart:title svg:x="6.857cm" svg:y="8.787cm" chart:style-name="ch5">
              <text:p>t(s)</text:p>
            </chart:title>
            <chart:categories table:cell-range-address="'Feuille 3'.B2:'Feuille 3'.B102"/>
          </chart:axis>
          <chart:axis chart:dimension="y" chart:name="primary-y" chart:style-name="ch6">
            <chart:title svg:x="0.451cm" svg:y="4.947cm" chart:style-name="ch7">
              <text:p>v(m/s)</text:p>
            </chart:title>
            <chart:grid chart:style-name="ch8" chart:class="major"/>
          </chart:axis>
          <chart:series chart:style-name="ch9" chart:values-cell-range-address="'Feuille 3'.D2:'Feuille 3'.D105" chart:label-cell-address="'Feuille 3'.D1:'Feuille 3'.D1" chart:class="chart:line">
            <chart:data-point chart:repeated="10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tà</text:p>
                <draw:g>
                  <svg:desc>'Feuille 3'.D1:'Feuille 3'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Feuille 3'.B2:'Feuille 3'.B102</svg:desc>
                </draw:g>
              </table:table-cell>
              <table:table-cell office:value-type="float" office:value="0">
                <text:p>0</text:p>
                <draw:g>
                  <svg:desc>'Feuille 3'.D2:'Feuille 3'.D105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00049035">
                <text:p>0.00049035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0019614">
                <text:p>0.0019614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00441315">
                <text:p>0.00441315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0078456">
                <text:p>0.0078456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1225875">
                <text:p>0.0122587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0176526">
                <text:p>0.0176526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02402715">
                <text:p>0.02402715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0313824">
                <text:p>0.0313824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03971835">
                <text:p>0.0397183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49035">
                <text:p>0.049035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.05933235">
                <text:p>0.05933235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0706104">
                <text:p>0.0706104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08286915">
                <text:p>0.08286915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0961086">
                <text:p>0.0961086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11032875">
                <text:p>0.1103287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1255296">
                <text:p>0.1255296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0.14171115">
                <text:p>0.14171115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1588734">
                <text:p>0.1588734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0.17701635">
                <text:p>0.1770163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19614">
                <text:p>0.19614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.21624435">
                <text:p>0.21624435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2373294">
                <text:p>0.2373294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.25939515">
                <text:p>0.2593951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2824416">
                <text:p>0.282441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30646875">
                <text:p>0.3064687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3314766">
                <text:p>0.3314766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35746515">
                <text:p>0.35746515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3844344">
                <text:p>0.3844344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.41238435">
                <text:p>0.4123843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441315">
                <text:p>0.441315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0.47122635">
                <text:p>0.47122635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5021184">
                <text:p>0.5021184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0.53399115">
                <text:p>0.5339911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566844600000001">
                <text:p>0.566844600000001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60067875">
                <text:p>0.60067875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635493600000001">
                <text:p>0.635493600000001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0.671289150000001">
                <text:p>0.671289150000001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708065400000001">
                <text:p>0.708065400000001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0.745822350000001">
                <text:p>0.74582235000000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784560000000001">
                <text:p>0.784560000000001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0.824278350000001">
                <text:p>0.824278350000001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864977400000001">
                <text:p>0.864977400000001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.906657150000001">
                <text:p>0.906657150000001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.949317600000001">
                <text:p>0.94931760000000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992958750000001">
                <text:p>0.992958750000001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1.0375806">
                <text:p>1.0375806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1.08318315">
                <text:p>1.0831831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.1297664">
                <text:p>1.1297664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1.17733035">
                <text:p>1.1773303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225875">
                <text:p>1.225875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1.27540035">
                <text:p>1.2754003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1.3259064">
                <text:p>1.3259064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1.37739315">
                <text:p>1.37739315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1.4298606">
                <text:p>1.4298606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.48330875">
                <text:p>1.48330875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1.5377376">
                <text:p>1.5377376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1.59314715">
                <text:p>1.59314715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1.6495374">
                <text:p>1.6495374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1.70690835">
                <text:p>1.7069083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76526">
                <text:p>1.76526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1.82459235">
                <text:p>1.82459235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1.8849054">
                <text:p>1.8849054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1.94619915">
                <text:p>1.9461991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.0084736">
                <text:p>2.0084736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2.07172875">
                <text:p>2.0717287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2.1359646">
                <text:p>2.1359646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2.20118115">
                <text:p>2.2011811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2.2673784">
                <text:p>2.2673784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2.33455635">
                <text:p>2.3345563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.402715">
                <text:p>2.402715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2.47185435">
                <text:p>2.4718543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.5419744">
                <text:p>2.5419744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2.61307515">
                <text:p>2.6130751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2.6851566">
                <text:p>2.685156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.75821875">
                <text:p>2.7582187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2.8322616">
                <text:p>2.8322616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2.90728515">
                <text:p>2.9072851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2.9832894">
                <text:p>2.9832894</text:p>
              </table:table-cell>
            </table:table-row>
            <table:table-row>
              <table:table-cell office:value-type="float" office:value="0.790000000000001">
                <text:p>0.790000000000001</text:p>
              </table:table-cell>
              <table:table-cell office:value-type="float" office:value="3.06027435">
                <text:p>3.0602743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3.13824">
                <text:p>3.13824</text:p>
              </table:table-cell>
            </table:table-row>
            <table:table-row>
              <table:table-cell office:value-type="float" office:value="0.810000000000001">
                <text:p>0.810000000000001</text:p>
              </table:table-cell>
              <table:table-cell office:value-type="float" office:value="3.21718635">
                <text:p>3.2171863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3.2971134">
                <text:p>3.2971134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3.37802115">
                <text:p>3.3780211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3.4599096">
                <text:p>3.4599096</text:p>
              </table:table-cell>
            </table:table-row>
            <table:table-row>
              <table:table-cell office:value-type="float" office:value="0.850000000000001">
                <text:p>0.850000000000001</text:p>
              </table:table-cell>
              <table:table-cell office:value-type="float" office:value="3.54277875">
                <text:p>3.54277875</text:p>
              </table:table-cell>
            </table:table-row>
            <table:table-row>
              <table:table-cell office:value-type="float" office:value="0.860000000000001">
                <text:p>0.860000000000001</text:p>
              </table:table-cell>
              <table:table-cell office:value-type="float" office:value="3.6266286">
                <text:p>3.6266286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3.71145915">
                <text:p>3.7114591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3.7972704">
                <text:p>3.7972704</text:p>
              </table:table-cell>
            </table:table-row>
            <table:table-row>
              <table:table-cell office:value-type="float" office:value="0.890000000000001">
                <text:p>0.890000000000001</text:p>
              </table:table-cell>
              <table:table-cell office:value-type="float" office:value="3.88406235">
                <text:p>3.88406235</text:p>
              </table:table-cell>
            </table:table-row>
            <table:table-row>
              <table:table-cell office:value-type="float" office:value="0.900000000000001">
                <text:p>0.900000000000001</text:p>
              </table:table-cell>
              <table:table-cell office:value-type="float" office:value="3.97183500000001">
                <text:p>3.97183500000001</text:p>
              </table:table-cell>
            </table:table-row>
            <table:table-row>
              <table:table-cell office:value-type="float" office:value="0.910000000000001">
                <text:p>0.910000000000001</text:p>
              </table:table-cell>
              <table:table-cell office:value-type="float" office:value="4.06058835000001">
                <text:p>4.06058835000001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4.15032240000001">
                <text:p>4.15032240000001</text:p>
              </table:table-cell>
            </table:table-row>
            <table:table-row>
              <table:table-cell office:value-type="float" office:value="0.930000000000001">
                <text:p>0.930000000000001</text:p>
              </table:table-cell>
              <table:table-cell office:value-type="float" office:value="4.24103715000001">
                <text:p>4.24103715000001</text:p>
              </table:table-cell>
            </table:table-row>
            <table:table-row>
              <table:table-cell office:value-type="float" office:value="0.940000000000001">
                <text:p>0.940000000000001</text:p>
              </table:table-cell>
              <table:table-cell office:value-type="float" office:value="4.33273260000001">
                <text:p>4.33273260000001</text:p>
              </table:table-cell>
            </table:table-row>
            <table:table-row>
              <table:table-cell office:value-type="float" office:value="0.950000000000001">
                <text:p>0.950000000000001</text:p>
              </table:table-cell>
              <table:table-cell office:value-type="float" office:value="4.42540875000001">
                <text:p>4.42540875000001</text:p>
              </table:table-cell>
            </table:table-row>
            <table:table-row>
              <table:table-cell office:value-type="float" office:value="0.960000000000001">
                <text:p>0.960000000000001</text:p>
              </table:table-cell>
              <table:table-cell office:value-type="float" office:value="4.51906560000001">
                <text:p>4.51906560000001</text:p>
              </table:table-cell>
            </table:table-row>
            <table:table-row>
              <table:table-cell office:value-type="float" office:value="0.970000000000001">
                <text:p>0.970000000000001</text:p>
              </table:table-cell>
              <table:table-cell office:value-type="float" office:value="4.61370315000001">
                <text:p>4.61370315000001</text:p>
              </table:table-cell>
            </table:table-row>
            <table:table-row>
              <table:table-cell office:value-type="float" office:value="0.980000000000001">
                <text:p>0.980000000000001</text:p>
              </table:table-cell>
              <table:table-cell office:value-type="float" office:value="4.70932140000001">
                <text:p>4.70932140000001</text:p>
              </table:table-cell>
            </table:table-row>
            <table:table-row>
              <table:table-cell office:value-type="float" office:value="0.990000000000001">
                <text:p>0.990000000000001</text:p>
              </table:table-cell>
              <table:table-cell office:value-type="float" office:value="4.80592035000001">
                <text:p>4.8059203500000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.90350000000001">
                <text:p>4.90350000000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426725">
                <text:p>1.64267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34cm" svg:y="4.609cm" style:legend-expansion="high" chart:style-name="ch2"/>
        <chart:plot-area chart:style-name="ch3" table:cell-range-address="'Feuille 3'.A2:'Feuille 3'.B102 'Feuille 3'.A1:'Feuille 3'.A1" chart:data-source-has-labels="both" svg:x="1.377cm" svg:y="0.196cm" svg:width="11.646cm" svg:height="8.394cm">
          <chartooo:coordinate-region svg:x="1.998cm" svg:y="0.196cm" svg:width="11.025cm" svg:height="5.495cm"/>
          <chart:axis chart:dimension="x" chart:name="primary-x" chart:style-name="ch4" chartooo:axis-type="text">
            <chart:title svg:x="6.884cm" svg:y="8.787cm" chart:style-name="ch5">
              <text:p>t(s)</text:p>
            </chart:title>
            <chart:categories table:cell-range-address="'Feuille 3'.B2:'Feuille 3'.B102"/>
          </chart:axis>
          <chart:axis chart:dimension="y" chart:name="primary-y" chart:style-name="ch6">
            <chart:title svg:x="0.451cm" svg:y="5.066cm" chart:style-name="ch7">
              <text:p>j(m/s^3)</text:p>
            </chart:title>
            <chart:grid chart:style-name="ch8" chart:class="major"/>
          </chart:axis>
          <chart:series chart:style-name="ch9" chart:values-cell-range-address="'Feuille 3'.A2:'Feuille 3'.A102" chart:label-cell-address="'Feuille 3'.A1:'Feuille 3'.A1" chart:class="chart:line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appo</text:p>
                <draw:g>
                  <svg:desc>'Feuille 3'.A1:'Feuille 3'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Feuille 3'.B2:'Feuille 3'.B102</svg:desc>
                </draw:g>
              </table:table-cell>
              <table:table-cell office:value-type="float" office:value="9.807">
                <text:p>9.807</text:p>
                <draw:g>
                  <svg:desc>'Feuille 3'.A2:'Feuille 3'.A102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790000000000001">
                <text:p>0.790000000000001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810000000000001">
                <text:p>0.810000000000001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850000000000001">
                <text:p>0.850000000000001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860000000000001">
                <text:p>0.860000000000001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890000000000001">
                <text:p>0.890000000000001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900000000000001">
                <text:p>0.900000000000001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910000000000001">
                <text:p>0.910000000000001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930000000000001">
                <text:p>0.930000000000001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940000000000001">
                <text:p>0.940000000000001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950000000000001">
                <text:p>0.950000000000001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960000000000001">
                <text:p>0.960000000000001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970000000000001">
                <text:p>0.970000000000001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980000000000001">
                <text:p>0.980000000000001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0.990000000000001">
                <text:p>0.990000000000001</text:p>
              </table:table-cell>
              <table:table-cell office:value-type="float" office:value="9.807">
                <text:p>9.80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.807">
                <text:p>9.8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473cm" svg:y="4.609cm" style:legend-expansion="high" chart:style-name="ch2"/>
        <chart:plot-area chart:style-name="ch3" table:cell-range-address="'Feuille 3'.B2:'Feuille 3'.B102 'Feuille 3'.E1:'Feuille 3'.E102" chart:data-source-has-labels="both" svg:x="1.377cm" svg:y="0.196cm" svg:width="11.779cm" svg:height="8.394cm">
          <chartooo:coordinate-region svg:x="1.998cm" svg:y="0.196cm" svg:width="11.158cm" svg:height="5.495cm"/>
          <chart:axis chart:dimension="x" chart:name="primary-x" chart:style-name="ch4" chartooo:axis-type="text">
            <chart:title svg:x="6.95cm" svg:y="8.787cm" chart:style-name="ch5">
              <text:p>t(s)</text:p>
            </chart:title>
            <chart:categories table:cell-range-address="'Feuille 3'.B2:'Feuille 3'.B102"/>
          </chart:axis>
          <chart:axis chart:dimension="y" chart:name="primary-y" chart:style-name="ch6">
            <chart:title svg:x="0.451cm" svg:y="4.801cm" chart:style-name="ch7">
              <text:p>s(m)</text:p>
            </chart:title>
            <chart:grid chart:style-name="ch8" chart:class="major"/>
          </chart:axis>
          <chart:series chart:style-name="ch9" chart:values-cell-range-address="'Feuille 3'.E2:'Feuille 3'.E102" chart:label-cell-address="'Feuille 3'.E1:'Feuille 3'.E1" chart:class="chart:line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zio</text:p>
                <draw:g>
                  <svg:desc>'Feuille 3'.E1:'Feuille 3'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Feuille 3'.B2:'Feuille 3'.B102</svg:desc>
                </draw:g>
              </table:table-cell>
              <table:table-cell office:value-type="float" office:value="0">
                <text:p>0</text:p>
                <draw:g>
                  <svg:desc>'Feuille 3'.E2:'Feuille 3'.E102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000009807">
                <text:p>0.000009807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000078456">
                <text:p>0.000078456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000264789">
                <text:p>0.000264789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000627648">
                <text:p>0.000627648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01225875">
                <text:p>0.00122587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002118312">
                <text:p>0.002118312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003363801">
                <text:p>0.003363801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005021184">
                <text:p>0.005021184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007149303">
                <text:p>0.007149303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09807">
                <text:p>0.009807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.013053117">
                <text:p>0.013053117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016946496">
                <text:p>0.016946496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021545979">
                <text:p>0.021545979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026910408">
                <text:p>0.026910408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033098625">
                <text:p>0.03309862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040169472">
                <text:p>0.040169472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0.048181791">
                <text:p>0.048181791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057194424">
                <text:p>0.057194424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0.067266213">
                <text:p>0.06726621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784560000000001">
                <text:p>0.0784560000000001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.0908226270000001">
                <text:p>0.0908226270000001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104424936">
                <text:p>0.104424936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.119321769">
                <text:p>0.119321769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135571968">
                <text:p>0.13557196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153234375">
                <text:p>0.15323437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172367832">
                <text:p>0.172367832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193031181">
                <text:p>0.193031181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215283264">
                <text:p>0.215283264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.239182923">
                <text:p>0.23918292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264789">
                <text:p>0.264789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0.292160337">
                <text:p>0.292160337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321355776">
                <text:p>0.321355776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0.352434159">
                <text:p>0.352434159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385454328">
                <text:p>0.38545432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420475125">
                <text:p>0.420475125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457555392000001">
                <text:p>0.457555392000001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0.496753971000001">
                <text:p>0.496753971000001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538129704000001">
                <text:p>0.538129704000001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0.581741433000001">
                <text:p>0.58174143300000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627648000000001">
                <text:p>0.627648000000001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0.675908247000001">
                <text:p>0.675908247000001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726581016000001">
                <text:p>0.726581016000001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.779725149000001">
                <text:p>0.779725149000001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.835399488000001">
                <text:p>0.83539948800000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893662875000001">
                <text:p>0.893662875000001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954574152000002">
                <text:p>0.954574152000002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1.018192161">
                <text:p>1.018192161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.084575744">
                <text:p>1.084575744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1.153783743">
                <text:p>1.15378374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225875">
                <text:p>1.225875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1.300908357">
                <text:p>1.300908357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1.378942656">
                <text:p>1.378942656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1.460036739">
                <text:p>1.460036739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1.544249448">
                <text:p>1.544249448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.631639625">
                <text:p>1.631639625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1.722266112">
                <text:p>1.722266112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1.816187751">
                <text:p>1.816187751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1.913463384">
                <text:p>1.913463384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2.014151853">
                <text:p>2.01415185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.118312">
                <text:p>2.118312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2.226002667">
                <text:p>2.226002667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2.337282696">
                <text:p>2.337282696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2.452210929">
                <text:p>2.452210929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.570846208">
                <text:p>2.570846208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2.693247375">
                <text:p>2.69324737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2.819473272">
                <text:p>2.819473272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2.949582741">
                <text:p>2.949582741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3.08363462400001">
                <text:p>3.08363462400001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3.22168776300001">
                <text:p>3.2216877630000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3.36380100000001">
                <text:p>3.36380100000001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3.51003317700001">
                <text:p>3.51003317700001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3.66044313600001">
                <text:p>3.66044313600001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3.81508971900001">
                <text:p>3.81508971900001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3.97403176800001">
                <text:p>3.9740317680000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4.13732812500001">
                <text:p>4.13732812500001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4.30503763200001">
                <text:p>4.30503763200001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4.47721913100001">
                <text:p>4.47721913100001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4.65393146400001">
                <text:p>4.65393146400001</text:p>
              </table:table-cell>
            </table:table-row>
            <table:table-row>
              <table:table-cell office:value-type="float" office:value="0.790000000000001">
                <text:p>0.790000000000001</text:p>
              </table:table-cell>
              <table:table-cell office:value-type="float" office:value="4.83523347300001">
                <text:p>4.8352334730000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5.02118400000001">
                <text:p>5.02118400000001</text:p>
              </table:table-cell>
            </table:table-row>
            <table:table-row>
              <table:table-cell office:value-type="float" office:value="0.810000000000001">
                <text:p>0.810000000000001</text:p>
              </table:table-cell>
              <table:table-cell office:value-type="float" office:value="5.21184188700001">
                <text:p>5.21184188700001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5.40726597600001">
                <text:p>5.4072659760000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5.60751510900001">
                <text:p>5.60751510900001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5.81264812800001">
                <text:p>5.81264812800001</text:p>
              </table:table-cell>
            </table:table-row>
            <table:table-row>
              <table:table-cell office:value-type="float" office:value="0.850000000000001">
                <text:p>0.850000000000001</text:p>
              </table:table-cell>
              <table:table-cell office:value-type="float" office:value="6.02272387500001">
                <text:p>6.02272387500001</text:p>
              </table:table-cell>
            </table:table-row>
            <table:table-row>
              <table:table-cell office:value-type="float" office:value="0.860000000000001">
                <text:p>0.860000000000001</text:p>
              </table:table-cell>
              <table:table-cell office:value-type="float" office:value="6.23780119200001">
                <text:p>6.23780119200001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6.45793892100001">
                <text:p>6.45793892100001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6.68319590400001">
                <text:p>6.68319590400001</text:p>
              </table:table-cell>
            </table:table-row>
            <table:table-row>
              <table:table-cell office:value-type="float" office:value="0.890000000000001">
                <text:p>0.890000000000001</text:p>
              </table:table-cell>
              <table:table-cell office:value-type="float" office:value="6.91363098300001">
                <text:p>6.91363098300001</text:p>
              </table:table-cell>
            </table:table-row>
            <table:table-row>
              <table:table-cell office:value-type="float" office:value="0.900000000000001">
                <text:p>0.900000000000001</text:p>
              </table:table-cell>
              <table:table-cell office:value-type="float" office:value="7.14930300000001">
                <text:p>7.14930300000001</text:p>
              </table:table-cell>
            </table:table-row>
            <table:table-row>
              <table:table-cell office:value-type="float" office:value="0.910000000000001">
                <text:p>0.910000000000001</text:p>
              </table:table-cell>
              <table:table-cell office:value-type="float" office:value="7.39027079700001">
                <text:p>7.39027079700001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7.63659321600002">
                <text:p>7.63659321600002</text:p>
              </table:table-cell>
            </table:table-row>
            <table:table-row>
              <table:table-cell office:value-type="float" office:value="0.930000000000001">
                <text:p>0.930000000000001</text:p>
              </table:table-cell>
              <table:table-cell office:value-type="float" office:value="7.88832909900002">
                <text:p>7.88832909900002</text:p>
              </table:table-cell>
            </table:table-row>
            <table:table-row>
              <table:table-cell office:value-type="float" office:value="0.940000000000001">
                <text:p>0.940000000000001</text:p>
              </table:table-cell>
              <table:table-cell office:value-type="float" office:value="8.14553728800002">
                <text:p>8.14553728800002</text:p>
              </table:table-cell>
            </table:table-row>
            <table:table-row>
              <table:table-cell office:value-type="float" office:value="0.950000000000001">
                <text:p>0.950000000000001</text:p>
              </table:table-cell>
              <table:table-cell office:value-type="float" office:value="8.40827662500002">
                <text:p>8.40827662500002</text:p>
              </table:table-cell>
            </table:table-row>
            <table:table-row>
              <table:table-cell office:value-type="float" office:value="0.960000000000001">
                <text:p>0.960000000000001</text:p>
              </table:table-cell>
              <table:table-cell office:value-type="float" office:value="8.67660595200002">
                <text:p>8.67660595200002</text:p>
              </table:table-cell>
            </table:table-row>
            <table:table-row>
              <table:table-cell office:value-type="float" office:value="0.970000000000001">
                <text:p>0.970000000000001</text:p>
              </table:table-cell>
              <table:table-cell office:value-type="float" office:value="8.95058411100002">
                <text:p>8.95058411100002</text:p>
              </table:table-cell>
            </table:table-row>
            <table:table-row>
              <table:table-cell office:value-type="float" office:value="0.980000000000001">
                <text:p>0.980000000000001</text:p>
              </table:table-cell>
              <table:table-cell office:value-type="float" office:value="9.23026994400002">
                <text:p>9.23026994400002</text:p>
              </table:table-cell>
            </table:table-row>
            <table:table-row>
              <table:table-cell office:value-type="float" office:value="0.990000000000001">
                <text:p>0.990000000000001</text:p>
              </table:table-cell>
              <table:table-cell office:value-type="float" office:value="9.51572229300002">
                <text:p>9.5157222930000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.80700000000002">
                <text:p>9.807000000000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